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</office:automatic-styles>
  <office:body>
    <office:spreadsheet>
      <table:table table:name="All Data" table:style-name="ta1" table:print="false">
        <office:forms form:automatic-focus="false" form:apply-design-mode="false"/>
        <table:table-column table:style-name="co1" table:number-columns-repeated="16" table:default-cell-style-name="Default"/>
        <table:table-row table:style-name="ro1">
          <table:table-cell office:value-type="string">
            <text:p>Object Name</text:p>
          </table:table-cell>
          <table:table-cell office:value-type="string" table:number-columns-spanned="3" table:number-rows-spanned="1">
            <text:p>Asymptotic magnitudes and color</text:p>
          </table:table-cell>
          <table:covered-table-cell table:number-columns-repeated="2"/>
          <table:table-cell office:value-type="string" table:number-columns-spanned="3" table:number-rows-spanned="1">
            <text:p>D25 magnitudes and color</text:p>
          </table:table-cell>
          <table:covered-table-cell table:number-columns-repeated="2"/>
          <table:table-cell office:value-type="string" table:number-columns-spanned="2" table:number-rows-spanned="1">
            <text:p>log L</text:p>
          </table:table-cell>
          <table:covered-table-cell/>
          <table:table-cell office:value-type="string" table:number-columns-spanned="2" table:number-rows-spanned="1">
            <text:p>Effective Radii</text:p>
          </table:table-cell>
          <table:covered-table-cell/>
          <table:table-cell office:value-type="string" table:number-columns-spanned="2" table:number-rows-spanned="1">
            <text:p>C31</text:p>
          </table:table-cell>
          <table:covered-table-cell/>
          <table:table-cell office:value-type="string" table:number-columns-spanned="2" table:number-rows-spanned="1">
            <text:p>C42</text:p>
          </table:table-cell>
          <table:covered-table-cell/>
          <table:table-cell office:value-type="string">
            <text:p>UV</text:p>
          </table:table-cell>
        </table:table-row>
        <table:table-row table:style-name="ro1">
          <table:table-cell office:value-type="string">
            <text:p> </text:p>
          </table:table-cell>
          <table:table-cell office:value-type="string">
            <text:p>FUV</text:p>
          </table:table-cell>
          <table:table-cell office:value-type="string">
            <text:p>NUV</text:p>
          </table:table-cell>
          <table:table-cell office:value-type="string">
            <text:p>FUV-NUV</text:p>
          </table:table-cell>
          <table:table-cell office:value-type="string">
            <text:p>FUV</text:p>
          </table:table-cell>
          <table:table-cell office:value-type="string">
            <text:p>NUV</text:p>
          </table:table-cell>
          <table:table-cell office:value-type="string">
            <text:p>FUV-NUV</text:p>
          </table:table-cell>
          <table:table-cell office:value-type="string">
            <text:p>FUV</text:p>
          </table:table-cell>
          <table:table-cell office:value-type="string">
            <text:p>NUV</text:p>
          </table:table-cell>
          <table:table-cell office:value-type="string">
            <text:p>FUV</text:p>
          </table:table-cell>
          <table:table-cell office:value-type="string">
            <text:p>NUV</text:p>
          </table:table-cell>
          <table:table-cell office:value-type="string">
            <text:p>FUV</text:p>
          </table:table-cell>
          <table:table-cell office:value-type="string">
            <text:p>NUV</text:p>
          </table:table-cell>
          <table:table-cell office:value-type="string">
            <text:p>FUV</text:p>
          </table:table-cell>
          <table:table-cell office:value-type="string">
            <text:p>NUV</text:p>
          </table:table-cell>
          <table:table-cell office:value-type="string">
            <text:p>profile</text:p>
          </table:table-cell>
        </table:table-row>
        <table:table-row table:style-name="ro2">
          <table:table-cell office:value-type="string">
            <text:p> </text:p>
          </table:table-cell>
          <table:table-cell table:number-columns-repeated="6" office:value-type="string">
            <text:p>(mag)</text:p>
          </table:table-cell>
          <table:table-cell table:number-columns-repeated="2" office:value-type="string">
            <text:p>(W)</text:p>
          </table:table-cell>
          <table:table-cell office:value-type="string">
            <text:p>(arcsec)</text:p>
          </table:table-cell>
          <table:table-cell office:value-type="string">
            <text:p>(arcsec)</text:p>
          </table:table-cell>
          <table:table-cell table:number-columns-repeated="5" office:value-type="string">
            <text:p> 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-5">
            <text:p>-5</text:p>
          </table:table-cell>
          <table:table-cell office:value-type="float" office:value="-6">
            <text:p>-6</text:p>
          </table:table-cell>
          <table:table-cell office:value-type="float" office:value="-7">
            <text:p>-7</text:p>
          </table:table-cell>
          <table:table-cell office:value-type="float" office:value="-8">
            <text:p>-8</text:p>
          </table:table-cell>
          <table:table-cell office:value-type="float" office:value="-9">
            <text:p>-9</text:p>
          </table:table-cell>
          <table:table-cell office:value-type="float" office:value="-10">
            <text:p>-10</text:p>
          </table:table-cell>
          <table:table-cell office:value-type="float" office:value="-11">
            <text:p>-11</text:p>
          </table:table-cell>
          <table:table-cell office:value-type="float" office:value="-12">
            <text:p>-12</text:p>
          </table:table-cell>
          <table:table-cell office:value-type="float" office:value="-13">
            <text:p>-13</text:p>
          </table:table-cell>
          <table:table-cell office:value-type="float" office:value="-14">
            <text:p>-14</text:p>
          </table:table-cell>
          <table:table-cell office:value-type="float" office:value="-15">
            <text:p>-15</text:p>
          </table:table-cell>
          <table:table-cell office:value-type="float" office:value="-16">
            <text:p>-16</text:p>
          </table:table-cell>
        </table:table-row>
        <table:table-row table:style-name="ro1">
          <table:table-cell office:value-type="string">
            <text:p>WLM</text:p>
          </table:table-cell>
          <table:table-cell office:value-type="string">
            <text:p>12.47±0.01</text:p>
          </table:table-cell>
          <table:table-cell office:value-type="string">
            <text:p>12.34±0.01</text:p>
          </table:table-cell>
          <table:table-cell office:value-type="string">
            <text:p>0.13±0.01</text:p>
          </table:table-cell>
          <table:table-cell office:value-type="string">
            <text:p>12.54±0.01</text:p>
          </table:table-cell>
          <table:table-cell office:value-type="string">
            <text:p>12.42±0.01</text:p>
          </table:table-cell>
          <table:table-cell office:value-type="string">
            <text:p>0.12±0.01</text:p>
          </table:table-cell>
          <table:table-cell office:value-type="float" office:value="33.93">
            <text:p>33.93</text:p>
          </table:table-cell>
          <table:table-cell office:value-type="float" office:value="33.8">
            <text:p>33.8</text:p>
          </table:table-cell>
          <table:table-cell office:value-type="float" office:value="90.89">
            <text:p>90.89</text:p>
          </table:table-cell>
          <table:table-cell office:value-type="float" office:value="92.77">
            <text:p>92.77</text:p>
          </table:table-cell>
          <table:table-cell office:value-type="float" office:value="2.11">
            <text:p>2.11</text:p>
          </table:table-cell>
          <table:table-cell office:value-type="float" office:value="2.15">
            <text:p>2.15</text:p>
          </table:table-cell>
          <table:table-cell office:value-type="float" office:value="1.97">
            <text:p>1.97</text:p>
          </table:table-cell>
          <table:table-cell office:value-type="float" office:value="2.08">
            <text:p>2.08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7808</text:p>
          </table:table-cell>
          <table:table-cell office:value-type="string">
            <text:p>17.49±0.03</text:p>
          </table:table-cell>
          <table:table-cell office:value-type="string">
            <text:p>16.77±0.03</text:p>
          </table:table-cell>
          <table:table-cell office:value-type="string">
            <text:p>0.72±0.04</text:p>
          </table:table-cell>
          <table:table-cell office:value-type="string">
            <text:p>17.52±0.05</text:p>
          </table:table-cell>
          <table:table-cell office:value-type="string">
            <text:p>16.88±0.02</text:p>
          </table:table-cell>
          <table:table-cell office:value-type="string">
            <text:p>0.64±0.05</text:p>
          </table:table-cell>
          <table:table-cell office:value-type="float" office:value="36.13">
            <text:p>36.13</text:p>
          </table:table-cell>
          <table:table-cell office:value-type="float" office:value="36.24">
            <text:p>36.24</text:p>
          </table:table-cell>
          <table:table-cell table:number-columns-repeated="6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UGC 00017</text:p>
          </table:table-cell>
          <table:table-cell office:value-type="string">
            <text:p>16.86±0.03</text:p>
          </table:table-cell>
          <table:table-cell office:value-type="string">
            <text:p>16.47±0.01</text:p>
          </table:table-cell>
          <table:table-cell office:value-type="string">
            <text:p>0.39±0.03</text:p>
          </table:table-cell>
          <table:table-cell office:value-type="string">
            <text:p>17.01±0.02</text:p>
          </table:table-cell>
          <table:table-cell office:value-type="string">
            <text:p>16.65±0.01</text:p>
          </table:table-cell>
          <table:table-cell office:value-type="string">
            <text:p>0.35±0.03</text:p>
          </table:table-cell>
          <table:table-cell office:value-type="float" office:value="34.44">
            <text:p>34.44</text:p>
          </table:table-cell>
          <table:table-cell office:value-type="float" office:value="34.42">
            <text:p>34.42</text:p>
          </table:table-cell>
          <table:table-cell office:value-type="float" office:value="31.81">
            <text:p>31.81</text:p>
          </table:table-cell>
          <table:table-cell office:value-type="float" office:value="32.48">
            <text:p>32.48</text:p>
          </table:table-cell>
          <table:table-cell office:value-type="float" office:value="2.32">
            <text:p>2.32</text:p>
          </table:table-cell>
          <table:table-cell office:value-type="float" office:value="2.52">
            <text:p>2.52</text:p>
          </table:table-cell>
          <table:table-cell office:value-type="float" office:value="2.37">
            <text:p>2.37</text:p>
          </table:table-cell>
          <table:table-cell office:value-type="float" office:value="2.61">
            <text:p>2.61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PGC 00282</text:p>
          </table:table-cell>
          <table:table-cell office:value-type="string">
            <text:p>16.29±0.04</text:p>
          </table:table-cell>
          <table:table-cell office:value-type="string">
            <text:p>16.03±0.02</text:p>
          </table:table-cell>
          <table:table-cell office:value-type="string">
            <text:p>0.26±0.04</text:p>
          </table:table-cell>
          <table:table-cell office:value-type="string">
            <text:p>16.36±0.02</text:p>
          </table:table-cell>
          <table:table-cell office:value-type="string">
            <text:p>16.11±0.01</text:p>
          </table:table-cell>
          <table:table-cell office:value-type="string">
            <text:p>0.25±0.03</text:p>
          </table:table-cell>
          <table:table-cell office:value-type="float" office:value="36.83">
            <text:p>36.83</text:p>
          </table:table-cell>
          <table:table-cell office:value-type="float" office:value="36.76">
            <text:p>36.76</text:p>
          </table:table-cell>
          <table:table-cell office:value-type="float" office:value="14.55">
            <text:p>14.55</text:p>
          </table:table-cell>
          <table:table-cell office:value-type="float" office:value="14.43">
            <text:p>14.43</text:p>
          </table:table-cell>
          <table:table-cell table:number-columns-repeated="4" office:value-type="string">
            <text:p>...</text:p>
          </table:table-cell>
          <table:table-cell office:value-type="string">
            <text:p>ED</text:p>
          </table:table-cell>
        </table:table-row>
        <table:table-row table:style-name="ro2">
          <table:table-cell office:value-type="string">
            <text:p>NGC 0024</text:p>
          </table:table-cell>
          <table:table-cell office:value-type="string">
            <text:p>14.04±0.01</text:p>
          </table:table-cell>
          <table:table-cell office:value-type="string">
            <text:p>13.75±0.01</text:p>
          </table:table-cell>
          <table:table-cell office:value-type="string">
            <text:p>0.29±0.01</text:p>
          </table:table-cell>
          <table:table-cell office:value-type="string">
            <text:p>14.16±0.01</text:p>
          </table:table-cell>
          <table:table-cell office:value-type="string">
            <text:p>13.87±0.01</text:p>
          </table:table-cell>
          <table:table-cell office:value-type="string">
            <text:p>0.29±0.01</text:p>
          </table:table-cell>
          <table:table-cell office:value-type="float" office:value="35.15">
            <text:p>35.15</text:p>
          </table:table-cell>
          <table:table-cell office:value-type="float" office:value="35.09">
            <text:p>35.09</text:p>
          </table:table-cell>
          <table:table-cell office:value-type="float" office:value="35.98">
            <text:p>35.98</text:p>
          </table:table-cell>
          <table:table-cell office:value-type="float" office:value="36.16">
            <text:p>36.16</text:p>
          </table:table-cell>
          <table:table-cell office:value-type="float" office:value="2.74">
            <text:p>2.74</text:p>
          </table:table-cell>
          <table:table-cell office:value-type="float" office:value="2.73">
            <text:p>2.73</text:p>
          </table:table-cell>
          <table:table-cell table:number-columns-repeated="2" office:value-type="float" office:value="2.71">
            <text:p>2.71</text:p>
          </table:table-cell>
          <table:table-cell office:value-type="string">
            <text:p>Ef</text:p>
          </table:table-cell>
        </table:table-row>
        <table:table-row table:style-name="ro2">
          <table:table-cell office:value-type="string">
            <text:p>UGC 00128</text:p>
          </table:table-cell>
          <table:table-cell office:value-type="string">
            <text:p>16.51±0.04</text:p>
          </table:table-cell>
          <table:table-cell office:value-type="string">
            <text:p>16.33±0.02</text:p>
          </table:table-cell>
          <table:table-cell office:value-type="string">
            <text:p>0.18±0.04</text:p>
          </table:table-cell>
          <table:table-cell office:value-type="string">
            <text:p>16.65±0.03</text:p>
          </table:table-cell>
          <table:table-cell office:value-type="string">
            <text:p>16.53±0.02</text:p>
          </table:table-cell>
          <table:table-cell office:value-type="string">
            <text:p>0.12±0.03</text:p>
          </table:table-cell>
          <table:table-cell office:value-type="float" office:value="35.98">
            <text:p>35.98</text:p>
          </table:table-cell>
          <table:table-cell office:value-type="float" office:value="35.88">
            <text:p>35.88</text:p>
          </table:table-cell>
          <table:table-cell office:value-type="float" office:value="32.48">
            <text:p>32.48</text:p>
          </table:table-cell>
          <table:table-cell office:value-type="float" office:value="32.78">
            <text:p>32.78</text:p>
          </table:table-cell>
          <table:table-cell office:value-type="float" office:value="2.29">
            <text:p>2.29</text:p>
          </table:table-cell>
          <table:table-cell office:value-type="float" office:value="2.4">
            <text:p>2.4</text:p>
          </table:table-cell>
          <table:table-cell office:value-type="float" office:value="2.27">
            <text:p>2.27</text:p>
          </table:table-cell>
          <table:table-cell office:value-type="float" office:value="2.41">
            <text:p>2.41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NGC 0055</text:p>
          </table:table-cell>
          <table:table-cell office:value-type="string">
            <text:p>10.20±0.01</text:p>
          </table:table-cell>
          <table:table-cell office:value-type="string">
            <text:p>9.91±0.01</text:p>
          </table:table-cell>
          <table:table-cell office:value-type="string">
            <text:p>0.29±0.01</text:p>
          </table:table-cell>
          <table:table-cell office:value-type="string">
            <text:p>10.26±0.01</text:p>
          </table:table-cell>
          <table:table-cell office:value-type="string">
            <text:p>9.97±0.01</text:p>
          </table:table-cell>
          <table:table-cell office:value-type="string">
            <text:p>0.29±0.01</text:p>
          </table:table-cell>
          <table:table-cell office:value-type="float" office:value="35.46">
            <text:p>35.46</text:p>
          </table:table-cell>
          <table:table-cell office:value-type="float" office:value="35.4">
            <text:p>35.4</text:p>
          </table:table-cell>
          <table:table-cell office:value-type="float" office:value="155.54">
            <text:p>155.54</text:p>
          </table:table-cell>
          <table:table-cell office:value-type="float" office:value="149.95">
            <text:p>149.95</text:p>
          </table:table-cell>
          <table:table-cell office:value-type="float" office:value="2.8">
            <text:p>2.8</text:p>
          </table:table-cell>
          <table:table-cell office:value-type="float" office:value="2.87">
            <text:p>2.87</text:p>
          </table:table-cell>
          <table:table-cell table:number-columns-repeated="2" office:value-type="float" office:value="2.79">
            <text:p>2.79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ARP 256 NED02</text:p>
          </table:table-cell>
          <table:table-cell office:value-type="string">
            <text:p>15.83±0.01</text:p>
          </table:table-cell>
          <table:table-cell office:value-type="string">
            <text:p>15.39±0.01</text:p>
          </table:table-cell>
          <table:table-cell office:value-type="string">
            <text:p>0.44±0.02</text:p>
          </table:table-cell>
          <table:table-cell office:value-type="string">
            <text:p>16.09±0.01</text:p>
          </table:table-cell>
          <table:table-cell office:value-type="string">
            <text:p>15.63±0.01</text:p>
          </table:table-cell>
          <table:table-cell office:value-type="string">
            <text:p>0.46±0.02</text:p>
          </table:table-cell>
          <table:table-cell table:number-columns-repeated="2" office:value-type="float" office:value="36.73">
            <text:p>36.73</text:p>
          </table:table-cell>
          <table:table-cell office:value-type="float" office:value="11.48">
            <text:p>11.48</text:p>
          </table:table-cell>
          <table:table-cell office:value-type="float" office:value="11.36">
            <text:p>11.36</text:p>
          </table:table-cell>
          <table:table-cell table:number-columns-repeated="4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ARP 256 NED01</text:p>
          </table:table-cell>
          <table:table-cell office:value-type="string">
            <text:p>15.85±0.03</text:p>
          </table:table-cell>
          <table:table-cell office:value-type="string">
            <text:p>15.43±0.04</text:p>
          </table:table-cell>
          <table:table-cell office:value-type="string">
            <text:p>0.43±0.05</text:p>
          </table:table-cell>
          <table:table-cell office:value-type="string">
            <text:p>15.94±0.01</text:p>
          </table:table-cell>
          <table:table-cell office:value-type="string">
            <text:p>15.54±0.01</text:p>
          </table:table-cell>
          <table:table-cell office:value-type="string">
            <text:p>0.40±0.02</text:p>
          </table:table-cell>
          <table:table-cell office:value-type="float" office:value="36.72">
            <text:p>36.72</text:p>
          </table:table-cell>
          <table:table-cell office:value-type="float" office:value="36.71">
            <text:p>36.71</text:p>
          </table:table-cell>
          <table:table-cell table:number-columns-repeated="6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UGC 00226</text:p>
          </table:table-cell>
          <table:table-cell office:value-type="string">
            <text:p>16.65±0.02</text:p>
          </table:table-cell>
          <table:table-cell office:value-type="string">
            <text:p>16.32±0.01</text:p>
          </table:table-cell>
          <table:table-cell office:value-type="string">
            <text:p>0.33±0.03</text:p>
          </table:table-cell>
          <table:table-cell office:value-type="string">
            <text:p>16.74±0.02</text:p>
          </table:table-cell>
          <table:table-cell office:value-type="string">
            <text:p>16.41±0.01</text:p>
          </table:table-cell>
          <table:table-cell office:value-type="string">
            <text:p>0.33±0.02</text:p>
          </table:table-cell>
          <table:table-cell office:value-type="float" office:value="36.05">
            <text:p>36.05</text:p>
          </table:table-cell>
          <table:table-cell office:value-type="float" office:value="36">
            <text:p>36</text:p>
          </table:table-cell>
          <table:table-cell table:number-columns-repeated="7" office:value-type="string">
            <text:p>...</text:p>
          </table:table-cell>
        </table:table-row>
        <table:table-row table:style-name="ro1">
          <table:table-cell office:value-type="string">
            <text:p>NGC 0099</text:p>
          </table:table-cell>
          <table:table-cell office:value-type="string">
            <text:p>15.13±0.01</text:p>
          </table:table-cell>
          <table:table-cell office:value-type="string">
            <text:p>14.90±0.01</text:p>
          </table:table-cell>
          <table:table-cell office:value-type="string">
            <text:p>0.23±0.01</text:p>
          </table:table-cell>
          <table:table-cell office:value-type="string">
            <text:p>15.22±0.01</text:p>
          </table:table-cell>
          <table:table-cell office:value-type="string">
            <text:p>14.98±0.01</text:p>
          </table:table-cell>
          <table:table-cell office:value-type="string">
            <text:p>0.24±0.01</text:p>
          </table:table-cell>
          <table:table-cell office:value-type="float" office:value="36.65">
            <text:p>36.65</text:p>
          </table:table-cell>
          <table:table-cell office:value-type="float" office:value="36.57">
            <text:p>36.57</text:p>
          </table:table-cell>
          <table:table-cell office:value-type="float" office:value="17.6">
            <text:p>17.6</text:p>
          </table:table-cell>
          <table:table-cell office:value-type="float" office:value="16.7">
            <text:p>16.7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00247</text:p>
          </table:table-cell>
          <table:table-cell office:value-type="string">
            <text:p>18.23±0.01</text:p>
          </table:table-cell>
          <table:table-cell office:value-type="string">
            <text:p>17.63±0.02</text:p>
          </table:table-cell>
          <table:table-cell office:value-type="string">
            <text:p>0.61±0.02</text:p>
          </table:table-cell>
          <table:table-cell office:value-type="string">
            <text:p>18.54±0.03</text:p>
          </table:table-cell>
          <table:table-cell office:value-type="string">
            <text:p>18.01±0.01</text:p>
          </table:table-cell>
          <table:table-cell office:value-type="string">
            <text:p>0.53±0.03</text:p>
          </table:table-cell>
          <table:table-cell office:value-type="float" office:value="36.05">
            <text:p>36.05</text:p>
          </table:table-cell>
          <table:table-cell office:value-type="float" office:value="36.12">
            <text:p>36.12</text:p>
          </table:table-cell>
          <table:table-cell office:value-type="float" office:value="8.03">
            <text:p>8.03</text:p>
          </table:table-cell>
          <table:table-cell office:value-type="float" office:value="8.8">
            <text:p>8.8</text:p>
          </table:table-cell>
          <table:table-cell table:number-columns-repeated="4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2">
          <table:table-cell office:value-type="string">
            <text:p>UGC 00249</text:p>
          </table:table-cell>
          <table:table-cell office:value-type="string">
            <text:p>16.30±0.02</text:p>
          </table:table-cell>
          <table:table-cell office:value-type="string">
            <text:p>15.85±0.01</text:p>
          </table:table-cell>
          <table:table-cell office:value-type="string">
            <text:p>0.45±0.02</text:p>
          </table:table-cell>
          <table:table-cell office:value-type="string">
            <text:p>16.39±0.02</text:p>
          </table:table-cell>
          <table:table-cell office:value-type="string">
            <text:p>15.96±0.01</text:p>
          </table:table-cell>
          <table:table-cell office:value-type="string">
            <text:p>0.43±0.02</text:p>
          </table:table-cell>
          <table:table-cell office:value-type="float" office:value="36.17">
            <text:p>36.17</text:p>
          </table:table-cell>
          <table:table-cell office:value-type="float" office:value="36.18">
            <text:p>36.18</text:p>
          </table:table-cell>
          <table:table-cell office:value-type="float" office:value="14.45">
            <text:p>14.45</text:p>
          </table:table-cell>
          <table:table-cell office:value-type="float" office:value="14.02">
            <text:p>14.02</text:p>
          </table:table-cell>
          <table:table-cell table:number-columns-repeated="4" office:value-type="string">
            <text:p>...</text:p>
          </table:table-cell>
          <table:table-cell office:value-type="string">
            <text:p>Vfn</text:p>
          </table:table-cell>
        </table:table-row>
        <table:table-row table:style-name="ro1">
          <table:table-cell office:value-type="string">
            <text:p>NGC 0115</text:p>
          </table:table-cell>
          <table:table-cell office:value-type="string">
            <text:p>15.24±0.01</text:p>
          </table:table-cell>
          <table:table-cell office:value-type="string">
            <text:p>14.93±0.01</text:p>
          </table:table-cell>
          <table:table-cell office:value-type="string">
            <text:p>0.31±0.01</text:p>
          </table:table-cell>
          <table:table-cell office:value-type="string">
            <text:p>15.36±0.01</text:p>
          </table:table-cell>
          <table:table-cell office:value-type="string">
            <text:p>15.05±0.01</text:p>
          </table:table-cell>
          <table:table-cell office:value-type="string">
            <text:p>0.31±0.01</text:p>
          </table:table-cell>
          <table:table-cell office:value-type="float" office:value="35.58">
            <text:p>35.58</text:p>
          </table:table-cell>
          <table:table-cell office:value-type="float" office:value="35.53">
            <text:p>35.53</text:p>
          </table:table-cell>
          <table:table-cell office:value-type="float" office:value="19.09">
            <text:p>19.09</text:p>
          </table:table-cell>
          <table:table-cell office:value-type="float" office:value="19.12">
            <text:p>19.12</text:p>
          </table:table-cell>
          <table:table-cell office:value-type="float" office:value="2.47">
            <text:p>2.47</text:p>
          </table:table-cell>
          <table:table-cell office:value-type="float" office:value="2.53">
            <text:p>2.53</text:p>
          </table:table-cell>
          <table:table-cell office:value-type="float" office:value="2.44">
            <text:p>2.44</text:p>
          </table:table-cell>
          <table:table-cell office:value-type="float" office:value="2.52">
            <text:p>2.52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0131</text:p>
          </table:table-cell>
          <table:table-cell office:value-type="string">
            <text:p>15.94±0.03</text:p>
          </table:table-cell>
          <table:table-cell office:value-type="string">
            <text:p>15.50±0.01</text:p>
          </table:table-cell>
          <table:table-cell office:value-type="string">
            <text:p>0.44±0.03</text:p>
          </table:table-cell>
          <table:table-cell office:value-type="string">
            <text:p>16.10±0.01</text:p>
          </table:table-cell>
          <table:table-cell office:value-type="string">
            <text:p>15.63±0.01</text:p>
          </table:table-cell>
          <table:table-cell office:value-type="string">
            <text:p>0.47±0.02</text:p>
          </table:table-cell>
          <table:table-cell table:number-columns-repeated="2" office:value-type="float" office:value="35.05">
            <text:p>35.05</text:p>
          </table:table-cell>
          <table:table-cell office:value-type="float" office:value="13.62">
            <text:p>13.62</text:p>
          </table:table-cell>
          <table:table-cell office:value-type="float" office:value="13.61">
            <text:p>13.61</text:p>
          </table:table-cell>
          <table:table-cell office:value-type="float" office:value="2.26">
            <text:p>2.26</text:p>
          </table:table-cell>
          <table:table-cell office:value-type="float" office:value="2.31">
            <text:p>2.31</text:p>
          </table:table-cell>
          <table:table-cell office:value-type="float" office:value="2.33">
            <text:p>2.33</text:p>
          </table:table-cell>
          <table:table-cell office:value-type="float" office:value="2.38">
            <text:p>2.38</text:p>
          </table:table-cell>
          <table:table-cell office:value-type="string">
            <text:p>VF</text:p>
          </table:table-cell>
        </table:table-row>
        <table:table-row table:style-name="ro1">
          <table:table-cell office:value-type="string">
            <text:p>PGC 01862</text:p>
          </table:table-cell>
          <table:table-cell office:value-type="string">
            <text:p>16.85±0.02</text:p>
          </table:table-cell>
          <table:table-cell office:value-type="string">
            <text:p>16.26±0.01</text:p>
          </table:table-cell>
          <table:table-cell office:value-type="string">
            <text:p>0.59±0.02</text:p>
          </table:table-cell>
          <table:table-cell office:value-type="string">
            <text:p>16.94±0.02</text:p>
          </table:table-cell>
          <table:table-cell office:value-type="string">
            <text:p>16.45±0.01</text:p>
          </table:table-cell>
          <table:table-cell office:value-type="string">
            <text:p>0.49±0.02</text:p>
          </table:table-cell>
          <table:table-cell office:value-type="float" office:value="35.96">
            <text:p>35.96</text:p>
          </table:table-cell>
          <table:table-cell office:value-type="float" office:value="36.02">
            <text:p>36.02</text:p>
          </table:table-cell>
          <table:table-cell office:value-type="float" office:value="10.21">
            <text:p>10.21</text:p>
          </table:table-cell>
          <table:table-cell office:value-type="float" office:value="11.32">
            <text:p>11.32</text:p>
          </table:table-cell>
          <table:table-cell table:number-columns-repeated="4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UGC 00316</text:p>
          </table:table-cell>
          <table:table-cell office:value-type="string">
            <text:p>18.91±0.07</text:p>
          </table:table-cell>
          <table:table-cell office:value-type="string">
            <text:p>18.25±0.04</text:p>
          </table:table-cell>
          <table:table-cell office:value-type="string">
            <text:p>0.66±0.08</text:p>
          </table:table-cell>
          <table:table-cell office:value-type="string">
            <text:p>19.28±0.05</text:p>
          </table:table-cell>
          <table:table-cell office:value-type="string">
            <text:p>18.69±0.02</text:p>
          </table:table-cell>
          <table:table-cell office:value-type="string">
            <text:p>0.59±0.05</text:p>
          </table:table-cell>
          <table:table-cell office:value-type="float" office:value="35.8">
            <text:p>35.8</text:p>
          </table:table-cell>
          <table:table-cell office:value-type="float" office:value="35.89">
            <text:p>35.89</text:p>
          </table:table-cell>
          <table:table-cell office:value-type="float" office:value="10.01">
            <text:p>10.01</text:p>
          </table:table-cell>
          <table:table-cell office:value-type="float" office:value="10.81">
            <text:p>10.81</text:p>
          </table:table-cell>
          <table:table-cell office:value-type="float" office:value="2.67">
            <text:p>2.67</text:p>
          </table:table-cell>
          <table:table-cell office:value-type="float" office:value="2.52">
            <text:p>2.52</text:p>
          </table:table-cell>
          <table:table-cell office:value-type="string">
            <text:p>...</text:p>
          </table:table-cell>
          <table:table-cell office:value-type="float" office:value="2.56">
            <text:p>2.56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ESO 473-G025</text:p>
          </table:table-cell>
          <table:table-cell office:value-type="string">
            <text:p>20.00±0.21</text:p>
          </table:table-cell>
          <table:table-cell office:value-type="string">
            <text:p>18.29±0.02</text:p>
          </table:table-cell>
          <table:table-cell office:value-type="string">
            <text:p>1.71±0.21</text:p>
          </table:table-cell>
          <table:table-cell office:value-type="string">
            <text:p>20.15±0.10</text:p>
          </table:table-cell>
          <table:table-cell office:value-type="string">
            <text:p>18.65±0.03</text:p>
          </table:table-cell>
          <table:table-cell office:value-type="string">
            <text:p>1.50±0.10</text:p>
          </table:table-cell>
          <table:table-cell office:value-type="float" office:value="34.93">
            <text:p>34.93</text:p>
          </table:table-cell>
          <table:table-cell office:value-type="float" office:value="35.44">
            <text:p>35.44</text:p>
          </table:table-cell>
          <table:table-cell office:value-type="float" office:value="15.21">
            <text:p>15.21</text:p>
          </table:table-cell>
          <table:table-cell office:value-type="float" office:value="18.2">
            <text:p>18.2</text:p>
          </table:table-cell>
          <table:table-cell office:value-type="float" office:value="2.08">
            <text:p>2.08</text:p>
          </table:table-cell>
          <table:table-cell office:value-type="float" office:value="2.32">
            <text:p>2.32</text:p>
          </table:table-cell>
          <table:table-cell office:value-type="float" office:value="1.89">
            <text:p>1.89</text:p>
          </table:table-cell>
          <table:table-cell office:value-type="float" office:value="2.31">
            <text:p>2.31</text:p>
          </table:table-cell>
          <table:table-cell office:value-type="string">
            <text:p>...</text:p>
          </table:table-cell>
        </table:table-row>
        <table:table-row table:style-name="ro1">
          <table:table-cell office:value-type="string">
            <text:p>IC 1554</text:p>
          </table:table-cell>
          <table:table-cell office:value-type="string">
            <text:p>16.27±0.01</text:p>
          </table:table-cell>
          <table:table-cell office:value-type="string">
            <text:p>15.72±0.01</text:p>
          </table:table-cell>
          <table:table-cell office:value-type="string">
            <text:p>0.55±0.01</text:p>
          </table:table-cell>
          <table:table-cell office:value-type="string">
            <text:p>16.36±0.02</text:p>
          </table:table-cell>
          <table:table-cell office:value-type="string">
            <text:p>15.82±0.01</text:p>
          </table:table-cell>
          <table:table-cell office:value-type="string">
            <text:p>0.54±0.02</text:p>
          </table:table-cell>
          <table:table-cell office:value-type="float" office:value="35.12">
            <text:p>35.12</text:p>
          </table:table-cell>
          <table:table-cell office:value-type="float" office:value="35.16">
            <text:p>35.16</text:p>
          </table:table-cell>
          <table:table-cell table:number-columns-repeated="6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UGC 00330</text:p>
          </table:table-cell>
          <table:table-cell office:value-type="string">
            <text:p>20.15±0.10</text:p>
          </table:table-cell>
          <table:table-cell office:value-type="string">
            <text:p>18.87±0.06</text:p>
          </table:table-cell>
          <table:table-cell office:value-type="string">
            <text:p>1.28±0.11</text:p>
          </table:table-cell>
          <table:table-cell office:value-type="string">
            <text:p>...</text:p>
          </table:table-cell>
          <table:table-cell office:value-type="string">
            <text:p>18.89±0.06</text:p>
          </table:table-cell>
          <table:table-cell office:value-type="string">
            <text:p>...</text:p>
          </table:table-cell>
          <table:table-cell office:value-type="float" office:value="34.74">
            <text:p>34.74</text:p>
          </table:table-cell>
          <table:table-cell office:value-type="float" office:value="35.08">
            <text:p>35.08</text:p>
          </table:table-cell>
          <table:table-cell office:value-type="float" office:value="7.4">
            <text:p>7.4</text:p>
          </table:table-cell>
          <table:table-cell office:value-type="float" office:value="7.37">
            <text:p>7.37</text:p>
          </table:table-cell>
          <table:table-cell table:number-columns-repeated="5" office:value-type="string">
            <text:p>...</text:p>
          </table:table-cell>
        </table:table-row>
        <table:table-row table:style-name="ro1">
          <table:table-cell office:value-type="string">
            <text:p>NGC 0151</text:p>
          </table:table-cell>
          <table:table-cell office:value-type="string">
            <text:p>14.56±0.01</text:p>
          </table:table-cell>
          <table:table-cell office:value-type="string">
            <text:p>14.21±0.01</text:p>
          </table:table-cell>
          <table:table-cell office:value-type="string">
            <text:p>0.35±0.01</text:p>
          </table:table-cell>
          <table:table-cell office:value-type="string">
            <text:p>14.61±0.01</text:p>
          </table:table-cell>
          <table:table-cell office:value-type="string">
            <text:p>14.26±0.01</text:p>
          </table:table-cell>
          <table:table-cell office:value-type="string">
            <text:p>0.35±0.01</text:p>
          </table:table-cell>
          <table:table-cell office:value-type="float" office:value="36.55">
            <text:p>36.55</text:p>
          </table:table-cell>
          <table:table-cell office:value-type="float" office:value="36.51">
            <text:p>36.51</text:p>
          </table:table-cell>
          <table:table-cell office:value-type="float" office:value="41.25">
            <text:p>41.25</text:p>
          </table:table-cell>
          <table:table-cell office:value-type="float" office:value="39.66">
            <text:p>39.66</text:p>
          </table:table-cell>
          <table:table-cell office:value-type="float" office:value="1.85">
            <text:p>1.85</text:p>
          </table:table-cell>
          <table:table-cell office:value-type="float" office:value="1.92">
            <text:p>1.92</text:p>
          </table:table-cell>
          <table:table-cell office:value-type="float" office:value="1.63">
            <text:p>1.63</text:p>
          </table:table-cell>
          <table:table-cell office:value-type="float" office:value="1.74">
            <text:p>1.74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0155</text:p>
          </table:table-cell>
          <table:table-cell office:value-type="string">
            <text:p>18.49±0.27</text:p>
          </table:table-cell>
          <table:table-cell office:value-type="string">
            <text:p>17.59±0.10</text:p>
          </table:table-cell>
          <table:table-cell office:value-type="string">
            <text:p>0.90±0.29</text:p>
          </table:table-cell>
          <table:table-cell office:value-type="string">
            <text:p>19.08±0.11</text:p>
          </table:table-cell>
          <table:table-cell office:value-type="string">
            <text:p>17.99±0.03</text:p>
          </table:table-cell>
          <table:table-cell office:value-type="string">
            <text:p>1.09±0.11</text:p>
          </table:table-cell>
          <table:table-cell office:value-type="float" office:value="35.42">
            <text:p>35.42</text:p>
          </table:table-cell>
          <table:table-cell office:value-type="float" office:value="35.61">
            <text:p>35.61</text:p>
          </table:table-cell>
          <table:table-cell office:value-type="float" office:value="30.71">
            <text:p>30.71</text:p>
          </table:table-cell>
          <table:table-cell office:value-type="float" office:value="22.44">
            <text:p>22.44</text:p>
          </table:table-cell>
          <table:table-cell office:value-type="float" office:value="4.31">
            <text:p>4.31</text:p>
          </table:table-cell>
          <table:table-cell table:number-columns-repeated="4" office:value-type="string">
            <text:p>...</text:p>
          </table:table-cell>
        </table:table-row>
        <table:table-row table:style-name="ro1">
          <table:table-cell office:value-type="string">
            <text:p>UGC 00344</text:p>
          </table:table-cell>
          <table:table-cell office:value-type="string">
            <text:p>16.71±0.01</text:p>
          </table:table-cell>
          <table:table-cell office:value-type="string">
            <text:p>16.33±0.01</text:p>
          </table:table-cell>
          <table:table-cell office:value-type="string">
            <text:p>0.38±0.02</text:p>
          </table:table-cell>
          <table:table-cell office:value-type="string">
            <text:p>16.87±0.02</text:p>
          </table:table-cell>
          <table:table-cell office:value-type="string">
            <text:p>16.51±0.01</text:p>
          </table:table-cell>
          <table:table-cell office:value-type="string">
            <text:p>0.36±0.02</text:p>
          </table:table-cell>
          <table:table-cell office:value-type="float" office:value="36.11">
            <text:p>36.11</text:p>
          </table:table-cell>
          <table:table-cell office:value-type="float" office:value="36.08">
            <text:p>36.08</text:p>
          </table:table-cell>
          <table:table-cell office:value-type="float" office:value="13.44">
            <text:p>13.44</text:p>
          </table:table-cell>
          <table:table-cell office:value-type="float" office:value="13.46">
            <text:p>13.46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0163</text:p>
          </table:table-cell>
          <table:table-cell office:value-type="string">
            <text:p>19.12±0.16</text:p>
          </table:table-cell>
          <table:table-cell office:value-type="string">
            <text:p>17.63±0.10</text:p>
          </table:table-cell>
          <table:table-cell office:value-type="string">
            <text:p>1.49±0.19</text:p>
          </table:table-cell>
          <table:table-cell office:value-type="string">
            <text:p>19.34±0.10</text:p>
          </table:table-cell>
          <table:table-cell office:value-type="string">
            <text:p>18.19±0.03</text:p>
          </table:table-cell>
          <table:table-cell office:value-type="string">
            <text:p>1.15±0.10</text:p>
          </table:table-cell>
          <table:table-cell office:value-type="float" office:value="35.14">
            <text:p>35.14</text:p>
          </table:table-cell>
          <table:table-cell office:value-type="float" office:value="35.56">
            <text:p>35.56</text:p>
          </table:table-cell>
          <table:table-cell office:value-type="float" office:value="12.36">
            <text:p>12.36</text:p>
          </table:table-cell>
          <table:table-cell office:value-type="float" office:value="26.49">
            <text:p>26.49</text:p>
          </table:table-cell>
          <table:table-cell table:number-columns-repeated="5" office:value-type="string">
            <text:p>...</text:p>
          </table:table-cell>
        </table:table-row>
        <table:table-row table:style-name="ro1">
          <table:table-cell office:value-type="string">
            <text:p>VV 548</text:p>
          </table:table-cell>
          <table:table-cell office:value-type="string">
            <text:p>15.67±0.01</text:p>
          </table:table-cell>
          <table:table-cell office:value-type="string">
            <text:p>15.41±0.01</text:p>
          </table:table-cell>
          <table:table-cell office:value-type="string">
            <text:p>0.27±0.02</text:p>
          </table:table-cell>
          <table:table-cell office:value-type="string">
            <text:p>15.75±0.01</text:p>
          </table:table-cell>
          <table:table-cell office:value-type="string">
            <text:p>15.48±0.01</text:p>
          </table:table-cell>
          <table:table-cell office:value-type="string">
            <text:p>0.27±0.02</text:p>
          </table:table-cell>
          <table:table-cell office:value-type="float" office:value="36.35">
            <text:p>36.35</text:p>
          </table:table-cell>
          <table:table-cell office:value-type="float" office:value="36.28">
            <text:p>36.28</text:p>
          </table:table-cell>
          <table:table-cell office:value-type="float" office:value="14.97">
            <text:p>14.97</text:p>
          </table:table-cell>
          <table:table-cell office:value-type="float" office:value="14.7">
            <text:p>14.7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0165</text:p>
          </table:table-cell>
          <table:table-cell office:value-type="string">
            <text:p>16.60±0.01</text:p>
          </table:table-cell>
          <table:table-cell office:value-type="string">
            <text:p>16.04±0.01</text:p>
          </table:table-cell>
          <table:table-cell office:value-type="string">
            <text:p>0.56±0.01</text:p>
          </table:table-cell>
          <table:table-cell office:value-type="string">
            <text:p>16.71±0.02</text:p>
          </table:table-cell>
          <table:table-cell office:value-type="string">
            <text:p>16.17±0.01</text:p>
          </table:table-cell>
          <table:table-cell office:value-type="string">
            <text:p>0.54±0.02</text:p>
          </table:table-cell>
          <table:table-cell office:value-type="float" office:value="36.13">
            <text:p>36.13</text:p>
          </table:table-cell>
          <table:table-cell office:value-type="float" office:value="36.18">
            <text:p>36.18</text:p>
          </table:table-cell>
          <table:table-cell office:value-type="float" office:value="19.99">
            <text:p>19.99</text:p>
          </table:table-cell>
          <table:table-cell office:value-type="float" office:value="19.24">
            <text:p>19.24</text:p>
          </table:table-cell>
          <table:table-cell office:value-type="float" office:value="2.21">
            <text:p>2.21</text:p>
          </table:table-cell>
          <table:table-cell table:number-columns-repeated="3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00372</text:p>
          </table:table-cell>
          <table:table-cell office:value-type="string">
            <text:p>16.95±0.04</text:p>
          </table:table-cell>
          <table:table-cell office:value-type="string">
            <text:p>16.73±0.01</text:p>
          </table:table-cell>
          <table:table-cell office:value-type="string">
            <text:p>0.22±0.04</text:p>
          </table:table-cell>
          <table:table-cell office:value-type="string">
            <text:p>17.01±0.03</text:p>
          </table:table-cell>
          <table:table-cell office:value-type="string">
            <text:p>16.80±0.02</text:p>
          </table:table-cell>
          <table:table-cell office:value-type="string">
            <text:p>0.22±0.03</text:p>
          </table:table-cell>
          <table:table-cell office:value-type="float" office:value="35.96">
            <text:p>35.96</text:p>
          </table:table-cell>
          <table:table-cell office:value-type="float" office:value="35.87">
            <text:p>35.87</text:p>
          </table:table-cell>
          <table:table-cell office:value-type="float" office:value="16.93">
            <text:p>16.93</text:p>
          </table:table-cell>
          <table:table-cell office:value-type="float" office:value="16.86">
            <text:p>16.86</text:p>
          </table:table-cell>
          <table:table-cell table:number-columns-repeated="4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2">
          <table:table-cell office:value-type="string">
            <text:p>Cartwheel</text:p>
          </table:table-cell>
          <table:table-cell office:value-type="string">
            <text:p>14.92±0.01</text:p>
          </table:table-cell>
          <table:table-cell office:value-type="string">
            <text:p>14.73±0.01</text:p>
          </table:table-cell>
          <table:table-cell office:value-type="string">
            <text:p>0.19±0.01</text:p>
          </table:table-cell>
          <table:table-cell office:value-type="string">
            <text:p>15.90±0.02</text:p>
          </table:table-cell>
          <table:table-cell office:value-type="string">
            <text:p>15.57±0.01</text:p>
          </table:table-cell>
          <table:table-cell office:value-type="string">
            <text:p>0.33±0.02</text:p>
          </table:table-cell>
          <table:table-cell office:value-type="float" office:value="37.16">
            <text:p>37.16</text:p>
          </table:table-cell>
          <table:table-cell office:value-type="float" office:value="37.06">
            <text:p>37.06</text:p>
          </table:table-cell>
          <table:table-cell office:value-type="float" office:value="28.65">
            <text:p>28.65</text:p>
          </table:table-cell>
          <table:table-cell office:value-type="float" office:value="27.88">
            <text:p>27.88</text:p>
          </table:table-cell>
          <table:table-cell office:value-type="float" office:value="1.26">
            <text:p>1.26</text:p>
          </table:table-cell>
          <table:table-cell office:value-type="float" office:value="1.32">
            <text:p>1.32</text:p>
          </table:table-cell>
          <table:table-cell office:value-type="float" office:value="0.62">
            <text:p>0.62</text:p>
          </table:table-cell>
          <table:table-cell office:value-type="float" office:value="0.75">
            <text:p>0.75</text:p>
          </table:table-cell>
          <table:table-cell office:value-type="string">
            <text:p>ERh</text:p>
          </table:table-cell>
        </table:table-row>
        <table:table-row table:style-name="ro1">
          <table:table-cell office:value-type="string">
            <text:p>PGC 02269</text:p>
          </table:table-cell>
          <table:table-cell office:value-type="string">
            <text:p>15.64±0.02</text:p>
          </table:table-cell>
          <table:table-cell office:value-type="string">
            <text:p>15.28±0.01</text:p>
          </table:table-cell>
          <table:table-cell office:value-type="string">
            <text:p>0.36±0.02</text:p>
          </table:table-cell>
          <table:table-cell office:value-type="string">
            <text:p>15.74±0.01</text:p>
          </table:table-cell>
          <table:table-cell office:value-type="string">
            <text:p>15.38±0.01</text:p>
          </table:table-cell>
          <table:table-cell office:value-type="string">
            <text:p>0.37±0.01</text:p>
          </table:table-cell>
          <table:table-cell office:value-type="float" office:value="36.42">
            <text:p>36.42</text:p>
          </table:table-cell>
          <table:table-cell office:value-type="float" office:value="36.39">
            <text:p>36.39</text:p>
          </table:table-cell>
          <table:table-cell office:value-type="float" office:value="18.56">
            <text:p>18.56</text:p>
          </table:table-cell>
          <table:table-cell office:value-type="float" office:value="17.79">
            <text:p>17.79</text:p>
          </table:table-cell>
          <table:table-cell office:value-type="float" office:value="2.35">
            <text:p>2.35</text:p>
          </table:table-cell>
          <table:table-cell table:number-columns-repeated="3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00394</text:p>
          </table:table-cell>
          <table:table-cell office:value-type="string">
            <text:p>16.74±0.03</text:p>
          </table:table-cell>
          <table:table-cell office:value-type="string">
            <text:p>16.47±0.03</text:p>
          </table:table-cell>
          <table:table-cell office:value-type="string">
            <text:p>0.27±0.04</text:p>
          </table:table-cell>
          <table:table-cell office:value-type="string">
            <text:p>16.80±0.02</text:p>
          </table:table-cell>
          <table:table-cell office:value-type="string">
            <text:p>16.56±0.01</text:p>
          </table:table-cell>
          <table:table-cell office:value-type="string">
            <text:p>0.24±0.03</text:p>
          </table:table-cell>
          <table:table-cell office:value-type="float" office:value="36.07">
            <text:p>36.07</text:p>
          </table:table-cell>
          <table:table-cell office:value-type="float" office:value="36">
            <text:p>36</text:p>
          </table:table-cell>
          <table:table-cell office:value-type="float" office:value="17.31">
            <text:p>17.31</text:p>
          </table:table-cell>
          <table:table-cell office:value-type="float" office:value="17.03">
            <text:p>17.03</text:p>
          </table:table-cell>
          <table:table-cell office:value-type="float" office:value="2.34">
            <text:p>2.34</text:p>
          </table:table-cell>
          <table:table-cell office:value-type="float" office:value="2.4">
            <text:p>2.4</text:p>
          </table:table-cell>
          <table:table-cell office:value-type="float" office:value="2.33">
            <text:p>2.33</text:p>
          </table:table-cell>
          <table:table-cell office:value-type="float" office:value="2.43">
            <text:p>2.43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0195</text:p>
          </table:table-cell>
          <table:table-cell office:value-type="string">
            <text:p>17.64±0.07</text:p>
          </table:table-cell>
          <table:table-cell office:value-type="string">
            <text:p>16.85±0.02</text:p>
          </table:table-cell>
          <table:table-cell office:value-type="string">
            <text:p>0.79±0.08</text:p>
          </table:table-cell>
          <table:table-cell office:value-type="string">
            <text:p>17.86±0.03</text:p>
          </table:table-cell>
          <table:table-cell office:value-type="string">
            <text:p>17.08±0.01</text:p>
          </table:table-cell>
          <table:table-cell office:value-type="string">
            <text:p>0.78±0.04</text:p>
          </table:table-cell>
          <table:table-cell office:value-type="float" office:value="35.55">
            <text:p>35.55</text:p>
          </table:table-cell>
          <table:table-cell office:value-type="float" office:value="35.69">
            <text:p>35.69</text:p>
          </table:table-cell>
          <table:table-cell office:value-type="float" office:value="10.44">
            <text:p>10.44</text:p>
          </table:table-cell>
          <table:table-cell table:number-columns-repeated="5" office:value-type="string">
            <text:p>...</text:p>
          </table:table-cell>
          <table:table-cell office:value-type="string">
            <text:p>?R</text:p>
          </table:table-cell>
        </table:table-row>
        <table:table-row table:style-name="ro1">
          <table:table-cell office:value-type="string">
            <text:p>NGC 0205</text:p>
          </table:table-cell>
          <table:table-cell office:value-type="string">
            <text:p>14.05±0.01</text:p>
          </table:table-cell>
          <table:table-cell office:value-type="string">
            <text:p>11.97±0.01</text:p>
          </table:table-cell>
          <table:table-cell office:value-type="string">
            <text:p>2.08±0.01</text:p>
          </table:table-cell>
          <table:table-cell office:value-type="string">
            <text:p>...</text:p>
          </table:table-cell>
          <table:table-cell office:value-type="string">
            <text:p>12.00±0.01</text:p>
          </table:table-cell>
          <table:table-cell office:value-type="string">
            <text:p>...</text:p>
          </table:table-cell>
          <table:table-cell office:value-type="float" office:value="33.13">
            <text:p>33.13</text:p>
          </table:table-cell>
          <table:table-cell office:value-type="float" office:value="33.79">
            <text:p>33.79</text:p>
          </table:table-cell>
          <table:table-cell office:value-type="float" office:value="57.74">
            <text:p>57.74</text:p>
          </table:table-cell>
          <table:table-cell office:value-type="float" office:value="141.86">
            <text:p>141.86</text:p>
          </table:table-cell>
          <table:table-cell office:value-type="float" office:value="9.5">
            <text:p>9.5</text:p>
          </table:table-cell>
          <table:table-cell office:value-type="float" office:value="4.07">
            <text:p>4.07</text:p>
          </table:table-cell>
          <table:table-cell office:value-type="float" office:value="5.64">
            <text:p>5.64</text:p>
          </table:table-cell>
          <table:table-cell office:value-type="float" office:value="3.98">
            <text:p>3.98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NGC 0213</text:p>
          </table:table-cell>
          <table:table-cell office:value-type="string">
            <text:p>16.33±0.03</text:p>
          </table:table-cell>
          <table:table-cell office:value-type="string">
            <text:p>16.17±0.01</text:p>
          </table:table-cell>
          <table:table-cell office:value-type="string">
            <text:p>0.17±0.04</text:p>
          </table:table-cell>
          <table:table-cell office:value-type="string">
            <text:p>16.44±0.02</text:p>
          </table:table-cell>
          <table:table-cell office:value-type="string">
            <text:p>16.24±0.01</text:p>
          </table:table-cell>
          <table:table-cell office:value-type="string">
            <text:p>0.21±0.02</text:p>
          </table:table-cell>
          <table:table-cell office:value-type="float" office:value="36.19">
            <text:p>36.19</text:p>
          </table:table-cell>
          <table:table-cell office:value-type="float" office:value="36.08">
            <text:p>36.08</text:p>
          </table:table-cell>
          <table:table-cell office:value-type="float" office:value="25.36">
            <text:p>25.36</text:p>
          </table:table-cell>
          <table:table-cell office:value-type="float" office:value="22.98">
            <text:p>22.98</text:p>
          </table:table-cell>
          <table:table-cell office:value-type="float" office:value="2.07">
            <text:p>2.07</text:p>
          </table:table-cell>
          <table:table-cell office:value-type="float" office:value="2.31">
            <text:p>2.31</text:p>
          </table:table-cell>
          <table:table-cell office:value-type="float" office:value="2.07">
            <text:p>2.07</text:p>
          </table:table-cell>
          <table:table-cell office:value-type="float" office:value="2.32">
            <text:p>2.32</text:p>
          </table:table-cell>
          <table:table-cell office:value-type="string">
            <text:p>?F</text:p>
          </table:table-cell>
        </table:table-row>
        <table:table-row table:style-name="ro2">
          <table:table-cell office:value-type="string">
            <text:p>NGC 0223</text:p>
          </table:table-cell>
          <table:table-cell office:value-type="string">
            <text:p>17.43±0.02</text:p>
          </table:table-cell>
          <table:table-cell office:value-type="string">
            <text:p>16.79±0.01</text:p>
          </table:table-cell>
          <table:table-cell office:value-type="string">
            <text:p>0.64±0.02</text:p>
          </table:table-cell>
          <table:table-cell office:value-type="string">
            <text:p>17.56±0.03</text:p>
          </table:table-cell>
          <table:table-cell office:value-type="string">
            <text:p>16.92±0.01</text:p>
          </table:table-cell>
          <table:table-cell office:value-type="string">
            <text:p>0.64±0.03</text:p>
          </table:table-cell>
          <table:table-cell office:value-type="float" office:value="35.72">
            <text:p>35.72</text:p>
          </table:table-cell>
          <table:table-cell office:value-type="float" office:value="35.8">
            <text:p>35.8</text:p>
          </table:table-cell>
          <table:table-cell table:number-columns-repeated="6" office:value-type="string">
            <text:p>...</text:p>
          </table:table-cell>
          <table:table-cell office:value-type="string">
            <text:p>ERh</text:p>
          </table:table-cell>
        </table:table-row>
        <table:table-row table:style-name="ro1">
          <table:table-cell office:value-type="string">
            <text:p>MESSIER 032</text:p>
          </table:table-cell>
          <table:table-cell office:value-type="string">
            <text:p>15.35±0.03</text:p>
          </table:table-cell>
          <table:table-cell office:value-type="string">
            <text:p>13.36±0.01</text:p>
          </table:table-cell>
          <table:table-cell office:value-type="string">
            <text:p>1.99±0.03</text:p>
          </table:table-cell>
          <table:table-cell table:number-columns-repeated="3" office:value-type="string">
            <text:p>...</text:p>
          </table:table-cell>
          <table:table-cell office:value-type="float" office:value="32.58">
            <text:p>32.58</text:p>
          </table:table-cell>
          <table:table-cell office:value-type="float" office:value="33.2">
            <text:p>33.2</text:p>
          </table:table-cell>
          <table:table-cell office:value-type="float" office:value="32.83">
            <text:p>32.83</text:p>
          </table:table-cell>
          <table:table-cell office:value-type="float" office:value="29.17">
            <text:p>29.17</text:p>
          </table:table-cell>
          <table:table-cell office:value-type="float" office:value="4.81">
            <text:p>4.81</text:p>
          </table:table-cell>
          <table:table-cell office:value-type="float" office:value="5.43">
            <text:p>5.43</text:p>
          </table:table-cell>
          <table:table-cell table:number-columns-repeated="2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2">
          <table:table-cell office:value-type="string">
            <text:p>MESSIER 031</text:p>
          </table:table-cell>
          <table:table-cell office:value-type="string">
            <text:p>8.34±0.01</text:p>
          </table:table-cell>
          <table:table-cell office:value-type="string">
            <text:p>7.50±0.01</text:p>
          </table:table-cell>
          <table:table-cell office:value-type="string">
            <text:p>0.85±0.01</text:p>
          </table:table-cell>
          <table:table-cell table:number-columns-repeated="3" office:value-type="string">
            <text:p>...</text:p>
          </table:table-cell>
          <table:table-cell office:value-type="float" office:value="35.38">
            <text:p>35.38</text:p>
          </table:table-cell>
          <table:table-cell office:value-type="float" office:value="35.54">
            <text:p>35.54</text:p>
          </table:table-cell>
          <table:table-cell office:value-type="float" office:value="1462.2">
            <text:p>1462.2</text:p>
          </table:table-cell>
          <table:table-cell office:value-type="float" office:value="1430.04">
            <text:p>1430.04</text:p>
          </table:table-cell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15">
            <text:p>2.15</text:p>
          </table:table-cell>
          <table:table-cell office:value-type="string">
            <text:p>EFn</text:p>
          </table:table-cell>
        </table:table-row>
        <table:table-row table:style-name="ro2">
          <table:table-cell office:value-type="string">
            <text:p>UGC 00484</text:p>
          </table:table-cell>
          <table:table-cell office:value-type="string">
            <text:p>15.87±0.03</text:p>
          </table:table-cell>
          <table:table-cell office:value-type="string">
            <text:p>15.52±0.01</text:p>
          </table:table-cell>
          <table:table-cell office:value-type="string">
            <text:p>0.35±0.03</text:p>
          </table:table-cell>
          <table:table-cell office:value-type="string">
            <text:p>16.09±0.02</text:p>
          </table:table-cell>
          <table:table-cell office:value-type="string">
            <text:p>15.71±0.01</text:p>
          </table:table-cell>
          <table:table-cell office:value-type="string">
            <text:p>0.38±0.02</text:p>
          </table:table-cell>
          <table:table-cell office:value-type="float" office:value="36.3">
            <text:p>36.3</text:p>
          </table:table-cell>
          <table:table-cell office:value-type="float" office:value="36.27">
            <text:p>36.27</text:p>
          </table:table-cell>
          <table:table-cell office:value-type="float" office:value="29.37">
            <text:p>29.37</text:p>
          </table:table-cell>
          <table:table-cell office:value-type="float" office:value="27.15">
            <text:p>27.15</text:p>
          </table:table-cell>
          <table:table-cell office:value-type="float" office:value="2.03">
            <text:p>2.03</text:p>
          </table:table-cell>
          <table:table-cell office:value-type="float" office:value="2.27">
            <text:p>2.27</text:p>
          </table:table-cell>
          <table:table-cell office:value-type="float" office:value="1.97">
            <text:p>1.97</text:p>
          </table:table-cell>
          <table:table-cell office:value-type="float" office:value="2.3">
            <text:p>2.3</text:p>
          </table:table-cell>
          <table:table-cell office:value-type="string">
            <text:p>EFn</text:p>
          </table:table-cell>
        </table:table-row>
        <table:table-row table:style-name="ro2">
          <table:table-cell office:value-type="string">
            <text:p>NGC 0247</text:p>
          </table:table-cell>
          <table:table-cell office:value-type="string">
            <text:p>11.42±0.01</text:p>
          </table:table-cell>
          <table:table-cell office:value-type="string">
            <text:p>11.20±0.01</text:p>
          </table:table-cell>
          <table:table-cell office:value-type="string">
            <text:p>0.22±0.01</text:p>
          </table:table-cell>
          <table:table-cell office:value-type="string">
            <text:p>11.48±0.01</text:p>
          </table:table-cell>
          <table:table-cell office:value-type="string">
            <text:p>11.25±0.01</text:p>
          </table:table-cell>
          <table:table-cell office:value-type="string">
            <text:p>0.22±0.01</text:p>
          </table:table-cell>
          <table:table-cell office:value-type="float" office:value="35.35">
            <text:p>35.35</text:p>
          </table:table-cell>
          <table:table-cell office:value-type="float" office:value="35.26">
            <text:p>35.26</text:p>
          </table:table-cell>
          <table:table-cell office:value-type="float" office:value="187.88">
            <text:p>187.88</text:p>
          </table:table-cell>
          <table:table-cell office:value-type="float" office:value="180.84">
            <text:p>180.84</text:p>
          </table:table-cell>
          <table:table-cell office:value-type="float" office:value="2.1">
            <text:p>2.1</text:p>
          </table:table-cell>
          <table:table-cell office:value-type="float" office:value="2.15">
            <text:p>2.15</text:p>
          </table:table-cell>
          <table:table-cell office:value-type="float" office:value="1.98">
            <text:p>1.98</text:p>
          </table:table-cell>
          <table:table-cell office:value-type="float" office:value="2.04">
            <text:p>2.04</text:p>
          </table:table-cell>
          <table:table-cell office:value-type="string">
            <text:p>EFn</text:p>
          </table:table-cell>
        </table:table-row>
        <table:table-row table:style-name="ro2">
          <table:table-cell office:value-type="string">
            <text:p>NGC 0253</text:p>
          </table:table-cell>
          <table:table-cell office:value-type="string">
            <text:p>11.32±0.01</text:p>
          </table:table-cell>
          <table:table-cell office:value-type="string">
            <text:p>10.79±0.01</text:p>
          </table:table-cell>
          <table:table-cell office:value-type="string">
            <text:p>0.54±0.01</text:p>
          </table:table-cell>
          <table:table-cell office:value-type="string">
            <text:p>11.38±0.01</text:p>
          </table:table-cell>
          <table:table-cell office:value-type="string">
            <text:p>10.83±0.01</text:p>
          </table:table-cell>
          <table:table-cell office:value-type="string">
            <text:p>0.55±0.01</text:p>
          </table:table-cell>
          <table:table-cell office:value-type="float" office:value="35.6">
            <text:p>35.6</text:p>
          </table:table-cell>
          <table:table-cell office:value-type="float" office:value="35.63">
            <text:p>35.63</text:p>
          </table:table-cell>
          <table:table-cell office:value-type="float" office:value="203.48">
            <text:p>203.48</text:p>
          </table:table-cell>
          <table:table-cell office:value-type="float" office:value="196.21">
            <text:p>196.21</text:p>
          </table:table-cell>
          <table:table-cell office:value-type="float" office:value="1.74">
            <text:p>1.74</text:p>
          </table:table-cell>
          <table:table-cell office:value-type="float" office:value="1.84">
            <text:p>1.84</text:p>
          </table:table-cell>
          <table:table-cell office:value-type="float" office:value="1.55">
            <text:p>1.55</text:p>
          </table:table-cell>
          <table:table-cell office:value-type="float" office:value="1.76">
            <text:p>1.76</text:p>
          </table:table-cell>
          <table:table-cell office:value-type="string">
            <text:p>VFh</text:p>
          </table:table-cell>
        </table:table-row>
        <table:table-row table:style-name="ro1">
          <table:table-cell office:value-type="string">
            <text:p>NGC 0247B</text:p>
          </table:table-cell>
          <table:table-cell office:value-type="string">
            <text:p>16.09±0.01</text:p>
          </table:table-cell>
          <table:table-cell office:value-type="string">
            <text:p>15.71±0.01</text:p>
          </table:table-cell>
          <table:table-cell office:value-type="string">
            <text:p>0.38±0.01</text:p>
          </table:table-cell>
          <table:table-cell office:value-type="string">
            <text:p>16.24±0.01</text:p>
          </table:table-cell>
          <table:table-cell office:value-type="string">
            <text:p>15.88±0.01</text:p>
          </table:table-cell>
          <table:table-cell office:value-type="string">
            <text:p>0.36±0.02</text:p>
          </table:table-cell>
          <table:table-cell office:value-type="float" office:value="36.36">
            <text:p>36.36</text:p>
          </table:table-cell>
          <table:table-cell office:value-type="float" office:value="36.34">
            <text:p>36.34</text:p>
          </table:table-cell>
          <table:table-cell table:number-columns-repeated="6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ESO 540-G025</text:p>
          </table:table-cell>
          <table:table-cell office:value-type="string">
            <text:p>15.91±0.02</text:p>
          </table:table-cell>
          <table:table-cell office:value-type="string">
            <text:p>15.65±0.02</text:p>
          </table:table-cell>
          <table:table-cell office:value-type="string">
            <text:p>0.26±0.03</text:p>
          </table:table-cell>
          <table:table-cell office:value-type="string">
            <text:p>16.03±0.01</text:p>
          </table:table-cell>
          <table:table-cell office:value-type="string">
            <text:p>15.79±0.01</text:p>
          </table:table-cell>
          <table:table-cell office:value-type="string">
            <text:p>0.23±0.02</text:p>
          </table:table-cell>
          <table:table-cell office:value-type="float" office:value="36.47">
            <text:p>36.47</text:p>
          </table:table-cell>
          <table:table-cell office:value-type="float" office:value="36.4">
            <text:p>36.4</text:p>
          </table:table-cell>
          <table:table-cell table:number-columns-repeated="6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2">
          <table:table-cell office:value-type="string">
            <text:p>NGC 0262</text:p>
          </table:table-cell>
          <table:table-cell office:value-type="string">
            <text:p>16.17±0.01</text:p>
          </table:table-cell>
          <table:table-cell office:value-type="string">
            <text:p>15.63±0.01</text:p>
          </table:table-cell>
          <table:table-cell office:value-type="string">
            <text:p>0.54±0.02</text:p>
          </table:table-cell>
          <table:table-cell office:value-type="string">
            <text:p>17.12±0.03</text:p>
          </table:table-cell>
          <table:table-cell office:value-type="string">
            <text:p>16.63±0.01</text:p>
          </table:table-cell>
          <table:table-cell office:value-type="string">
            <text:p>0.49±0.03</text:p>
          </table:table-cell>
          <table:table-cell office:value-type="float" office:value="36.11">
            <text:p>36.11</text:p>
          </table:table-cell>
          <table:table-cell office:value-type="float" office:value="36.15">
            <text:p>36.15</text:p>
          </table:table-cell>
          <table:table-cell office:value-type="float" office:value="41.04">
            <text:p>41.04</text:p>
          </table:table-cell>
          <table:table-cell office:value-type="float" office:value="43.25">
            <text:p>43.25</text:p>
          </table:table-cell>
          <table:table-cell table:number-columns-repeated="4" office:value-type="string">
            <text:p>...</text:p>
          </table:table-cell>
          <table:table-cell office:value-type="string">
            <text:p>xEr</text:p>
          </table:table-cell>
        </table:table-row>
        <table:table-row table:style-name="ro1">
          <table:table-cell office:value-type="string">
            <text:p>UGC 00507</text:p>
          </table:table-cell>
          <table:table-cell office:value-type="string">
            <text:p>17.64±0.02</text:p>
          </table:table-cell>
          <table:table-cell office:value-type="string">
            <text:p>17.16±0.01</text:p>
          </table:table-cell>
          <table:table-cell office:value-type="string">
            <text:p>0.48±0.02</text:p>
          </table:table-cell>
          <table:table-cell office:value-type="string">
            <text:p>17.92±0.02</text:p>
          </table:table-cell>
          <table:table-cell office:value-type="string">
            <text:p>17.56±0.01</text:p>
          </table:table-cell>
          <table:table-cell office:value-type="string">
            <text:p>0.36±0.02</text:p>
          </table:table-cell>
          <table:table-cell office:value-type="float" office:value="35.62">
            <text:p>35.62</text:p>
          </table:table-cell>
          <table:table-cell office:value-type="float" office:value="35.64">
            <text:p>35.64</text:p>
          </table:table-cell>
          <table:table-cell office:value-type="float" office:value="10.41">
            <text:p>10.41</text:p>
          </table:table-cell>
          <table:table-cell office:value-type="float" office:value="12.48">
            <text:p>12.48</text:p>
          </table:table-cell>
          <table:table-cell office:value-type="float" office:value="3.09">
            <text:p>3.09</text:p>
          </table:table-cell>
          <table:table-cell office:value-type="float" office:value="2.8">
            <text:p>2.8</text:p>
          </table:table-cell>
          <table:table-cell office:value-type="float" office:value="3.06">
            <text:p>3.06</text:p>
          </table:table-cell>
          <table:table-cell office:value-type="float" office:value="2.86">
            <text:p>2.86</text:p>
          </table:table-cell>
          <table:table-cell office:value-type="string">
            <text:p>EE</text:p>
          </table:table-cell>
        </table:table-row>
        <table:table-row table:style-name="ro2">
          <table:table-cell office:value-type="string">
            <text:p>NGC 0266</text:p>
          </table:table-cell>
          <table:table-cell office:value-type="string">
            <text:p>15.73±0.01</text:p>
          </table:table-cell>
          <table:table-cell office:value-type="string">
            <text:p>15.11±0.01</text:p>
          </table:table-cell>
          <table:table-cell office:value-type="string">
            <text:p>0.62±0.01</text:p>
          </table:table-cell>
          <table:table-cell office:value-type="string">
            <text:p>15.76±0.01</text:p>
          </table:table-cell>
          <table:table-cell office:value-type="string">
            <text:p>15.17±0.01</text:p>
          </table:table-cell>
          <table:table-cell office:value-type="string">
            <text:p>0.59±0.02</text:p>
          </table:table-cell>
          <table:table-cell office:value-type="float" office:value="36.31">
            <text:p>36.31</text:p>
          </table:table-cell>
          <table:table-cell office:value-type="float" office:value="36.38">
            <text:p>36.38</text:p>
          </table:table-cell>
          <table:table-cell office:value-type="float" office:value="45.71">
            <text:p>45.71</text:p>
          </table:table-cell>
          <table:table-cell office:value-type="float" office:value="44.9">
            <text:p>44.9</text:p>
          </table:table-cell>
          <table:table-cell office:value-type="float" office:value="1.86">
            <text:p>1.86</text:p>
          </table:table-cell>
          <table:table-cell office:value-type="float" office:value="1.92">
            <text:p>1.92</text:p>
          </table:table-cell>
          <table:table-cell office:value-type="float" office:value="1.59">
            <text:p>1.59</text:p>
          </table:table-cell>
          <table:table-cell office:value-type="float" office:value="1.69">
            <text:p>1.69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NGC 0270</text:p>
          </table:table-cell>
          <table:table-cell office:value-type="string">
            <text:p>17.74±0.07</text:p>
          </table:table-cell>
          <table:table-cell office:value-type="string">
            <text:p>16.87±0.03</text:p>
          </table:table-cell>
          <table:table-cell office:value-type="string">
            <text:p>0.86±0.07</text:p>
          </table:table-cell>
          <table:table-cell office:value-type="string">
            <text:p>18.05±0.05</text:p>
          </table:table-cell>
          <table:table-cell office:value-type="string">
            <text:p>17.08±0.02</text:p>
          </table:table-cell>
          <table:table-cell office:value-type="string">
            <text:p>0.97±0.05</text:p>
          </table:table-cell>
          <table:table-cell office:value-type="float" office:value="35.28">
            <text:p>35.28</text:p>
          </table:table-cell>
          <table:table-cell office:value-type="float" office:value="35.46">
            <text:p>35.46</text:p>
          </table:table-cell>
          <table:table-cell office:value-type="float" office:value="13.16">
            <text:p>13.16</text:p>
          </table:table-cell>
          <table:table-cell office:value-type="float" office:value="14.21">
            <text:p>14.21</text:p>
          </table:table-cell>
          <table:table-cell table:number-columns-repeated="4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ESO 351-G011</text:p>
          </table:table-cell>
          <table:table-cell office:value-type="string">
            <text:p>18.06±0.12</text:p>
          </table:table-cell>
          <table:table-cell office:value-type="string">
            <text:p>17.58±0.06</text:p>
          </table:table-cell>
          <table:table-cell office:value-type="string">
            <text:p>0.48±0.13</text:p>
          </table:table-cell>
          <table:table-cell office:value-type="string">
            <text:p>18.40±0.06</text:p>
          </table:table-cell>
          <table:table-cell office:value-type="string">
            <text:p>17.82±0.03</text:p>
          </table:table-cell>
          <table:table-cell office:value-type="string">
            <text:p>0.58±0.07</text:p>
          </table:table-cell>
          <table:table-cell office:value-type="float" office:value="35.98">
            <text:p>35.98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10.82">
            <text:p>10.82</text:p>
          </table:table-cell>
          <table:table-cell office:value-type="float" office:value="2.55">
            <text:p>2.55</text:p>
          </table:table-cell>
          <table:table-cell table:number-columns-repeated="3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0277</text:p>
          </table:table-cell>
          <table:table-cell office:value-type="string">
            <text:p>...</text:p>
          </table:table-cell>
          <table:table-cell office:value-type="string">
            <text:p>17.58±0.08</text:p>
          </table:table-cell>
          <table:table-cell table:number-columns-repeated="2" office:value-type="string">
            <text:p>...</text:p>
          </table:table-cell>
          <table:table-cell office:value-type="string">
            <text:p>18.06±0.04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28">
            <text:p>35.28</text:p>
          </table:table-cell>
          <table:table-cell office:value-type="string">
            <text:p>...</text:p>
          </table:table-cell>
          <table:table-cell office:value-type="float" office:value="25.88">
            <text:p>25.88</text:p>
          </table:table-cell>
          <table:table-cell table:number-columns-repeated="4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2">
          <table:table-cell office:value-type="string">
            <text:p>PGC 03004</text:p>
          </table:table-cell>
          <table:table-cell office:value-type="string">
            <text:p>17.24±0.01</text:p>
          </table:table-cell>
          <table:table-cell office:value-type="string">
            <text:p>16.98±0.01</text:p>
          </table:table-cell>
          <table:table-cell office:value-type="string">
            <text:p>0.26±0.01</text:p>
          </table:table-cell>
          <table:table-cell office:value-type="string">
            <text:p>17.34±0.03</text:p>
          </table:table-cell>
          <table:table-cell office:value-type="string">
            <text:p>17.06±0.01</text:p>
          </table:table-cell>
          <table:table-cell office:value-type="string">
            <text:p>0.28±0.03</text:p>
          </table:table-cell>
          <table:table-cell office:value-type="float" office:value="35.58">
            <text:p>35.58</text:p>
          </table:table-cell>
          <table:table-cell office:value-type="float" office:value="35.51">
            <text:p>35.51</text:p>
          </table:table-cell>
          <table:table-cell office:value-type="float" office:value="12.17">
            <text:p>12.17</text:p>
          </table:table-cell>
          <table:table-cell office:value-type="float" office:value="11.73">
            <text:p>11.73</text:p>
          </table:table-cell>
          <table:table-cell table:number-columns-repeated="4" office:value-type="string">
            <text:p>...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UGC 00533</text:p>
          </table:table-cell>
          <table:table-cell office:value-type="string">
            <text:p>17.48±0.11</text:p>
          </table:table-cell>
          <table:table-cell office:value-type="string">
            <text:p>17.05±0.02</text:p>
          </table:table-cell>
          <table:table-cell office:value-type="string">
            <text:p>0.42±0.11</text:p>
          </table:table-cell>
          <table:table-cell office:value-type="string">
            <text:p>17.54±0.03</text:p>
          </table:table-cell>
          <table:table-cell office:value-type="string">
            <text:p>17.16±0.02</text:p>
          </table:table-cell>
          <table:table-cell office:value-type="string">
            <text:p>0.38±0.03</text:p>
          </table:table-cell>
          <table:table-cell table:number-columns-repeated="2" office:value-type="float" office:value="35.73">
            <text:p>35.73</text:p>
          </table:table-cell>
          <table:table-cell office:value-type="float" office:value="11.76">
            <text:p>11.76</text:p>
          </table:table-cell>
          <table:table-cell office:value-type="float" office:value="12.81">
            <text:p>12.81</text:p>
          </table:table-cell>
          <table:table-cell office:value-type="string">
            <text:p>...</text:p>
          </table:table-cell>
          <table:table-cell office:value-type="float" office:value="2.35">
            <text:p>2.35</text:p>
          </table:table-cell>
          <table:table-cell table:number-columns-repeated="2" office:value-type="string">
            <text:p>...</text:p>
          </table:table-cell>
          <table:table-cell office:value-type="string">
            <text:p>VF</text:p>
          </table:table-cell>
        </table:table-row>
        <table:table-row table:style-name="ro1">
          <table:table-cell office:value-type="string">
            <text:p>NGC 0291</text:p>
          </table:table-cell>
          <table:table-cell office:value-type="string">
            <text:p>17.39±0.07</text:p>
          </table:table-cell>
          <table:table-cell office:value-type="string">
            <text:p>16.78±0.11</text:p>
          </table:table-cell>
          <table:table-cell office:value-type="string">
            <text:p>0.61±0.13</text:p>
          </table:table-cell>
          <table:table-cell office:value-type="string">
            <text:p>17.67±0.03</text:p>
          </table:table-cell>
          <table:table-cell office:value-type="string">
            <text:p>17.06±0.01</text:p>
          </table:table-cell>
          <table:table-cell office:value-type="string">
            <text:p>0.61±0.03</text:p>
          </table:table-cell>
          <table:table-cell office:value-type="float" office:value="35.79">
            <text:p>35.79</text:p>
          </table:table-cell>
          <table:table-cell office:value-type="float" office:value="35.86">
            <text:p>35.86</text:p>
          </table:table-cell>
          <table:table-cell table:number-columns-repeated="6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NGC 0300</text:p>
          </table:table-cell>
          <table:table-cell office:value-type="string">
            <text:p>10.21±0.01</text:p>
          </table:table-cell>
          <table:table-cell office:value-type="string">
            <text:p>10.04±0.01</text:p>
          </table:table-cell>
          <table:table-cell office:value-type="string">
            <text:p>0.17±0.01</text:p>
          </table:table-cell>
          <table:table-cell office:value-type="string">
            <text:p>10.34±0.01</text:p>
          </table:table-cell>
          <table:table-cell office:value-type="string">
            <text:p>10.18±0.01</text:p>
          </table:table-cell>
          <table:table-cell office:value-type="string">
            <text:p>0.16±0.01</text:p>
          </table:table-cell>
          <table:table-cell office:value-type="float" office:value="35.45">
            <text:p>35.45</text:p>
          </table:table-cell>
          <table:table-cell office:value-type="float" office:value="35.34">
            <text:p>35.34</text:p>
          </table:table-cell>
          <table:table-cell office:value-type="float" office:value="293.4">
            <text:p>293.4</text:p>
          </table:table-cell>
          <table:table-cell office:value-type="float" office:value="289.7">
            <text:p>289.7</text:p>
          </table:table-cell>
          <table:table-cell office:value-type="float" office:value="2.39">
            <text:p>2.39</text:p>
          </table:table-cell>
          <table:table-cell office:value-type="float" office:value="2.43">
            <text:p>2.43</text:p>
          </table:table-cell>
          <table:table-cell office:value-type="float" office:value="2.26">
            <text:p>2.26</text:p>
          </table:table-cell>
          <table:table-cell office:value-type="float" office:value="2.31">
            <text:p>2.31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00590</text:p>
          </table:table-cell>
          <table:table-cell office:value-type="string">
            <text:p>18.07±0.07</text:p>
          </table:table-cell>
          <table:table-cell office:value-type="string">
            <text:p>17.67±0.01</text:p>
          </table:table-cell>
          <table:table-cell office:value-type="string">
            <text:p>0.40±0.07</text:p>
          </table:table-cell>
          <table:table-cell office:value-type="string">
            <text:p>18.13±0.07</text:p>
          </table:table-cell>
          <table:table-cell office:value-type="string">
            <text:p>17.74±0.03</text:p>
          </table:table-cell>
          <table:table-cell office:value-type="string">
            <text:p>0.40±0.08</text:p>
          </table:table-cell>
          <table:table-cell office:value-type="float" office:value="36.36">
            <text:p>36.36</text:p>
          </table:table-cell>
          <table:table-cell office:value-type="float" office:value="36.35">
            <text:p>36.35</text:p>
          </table:table-cell>
          <table:table-cell table:number-columns-repeated="6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0311</text:p>
          </table:table-cell>
          <table:table-cell office:value-type="string">
            <text:p>...</text:p>
          </table:table-cell>
          <table:table-cell office:value-type="string">
            <text:p>18.39±0.07</text:p>
          </table:table-cell>
          <table:table-cell table:number-columns-repeated="4"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14">
            <text:p>35.14</text:p>
          </table:table-cell>
          <table:table-cell table:number-columns-repeated="7" office:value-type="string">
            <text:p>...</text:p>
          </table:table-cell>
        </table:table-row>
        <table:table-row table:style-name="ro1">
          <table:table-cell office:value-type="string">
            <text:p>NGC 0315</text:p>
          </table:table-cell>
          <table:table-cell office:value-type="string">
            <text:p>17.47±0.12</text:p>
          </table:table-cell>
          <table:table-cell office:value-type="string">
            <text:p>16.32±0.04</text:p>
          </table:table-cell>
          <table:table-cell office:value-type="string">
            <text:p>1.14±0.13</text:p>
          </table:table-cell>
          <table:table-cell office:value-type="string">
            <text:p>17.55±0.13</text:p>
          </table:table-cell>
          <table:table-cell office:value-type="string">
            <text:p>16.56±0.05</text:p>
          </table:table-cell>
          <table:table-cell office:value-type="string">
            <text:p>0.99±0.14</text:p>
          </table:table-cell>
          <table:table-cell office:value-type="float" office:value="35.66">
            <text:p>35.66</text:p>
          </table:table-cell>
          <table:table-cell office:value-type="float" office:value="35.95">
            <text:p>35.95</text:p>
          </table:table-cell>
          <table:table-cell office:value-type="float" office:value="18.07">
            <text:p>18.07</text:p>
          </table:table-cell>
          <table:table-cell office:value-type="float" office:value="29.65">
            <text:p>29.65</text:p>
          </table:table-cell>
          <table:table-cell office:value-type="string">
            <text:p>...</text:p>
          </table:table-cell>
          <table:table-cell office:value-type="float" office:value="6.57">
            <text:p>6.57</text:p>
          </table:table-cell>
          <table:table-cell table:number-columns-repeated="2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2">
          <table:table-cell office:value-type="string">
            <text:p>ESO 351-G028</text:p>
          </table:table-cell>
          <table:table-cell office:value-type="string">
            <text:p>15.89±0.01</text:p>
          </table:table-cell>
          <table:table-cell office:value-type="string">
            <text:p>15.62±0.01</text:p>
          </table:table-cell>
          <table:table-cell office:value-type="string">
            <text:p>0.28±0.01</text:p>
          </table:table-cell>
          <table:table-cell office:value-type="string">
            <text:p>15.98±0.01</text:p>
          </table:table-cell>
          <table:table-cell office:value-type="string">
            <text:p>15.70±0.01</text:p>
          </table:table-cell>
          <table:table-cell office:value-type="string">
            <text:p>0.28±0.02</text:p>
          </table:table-cell>
          <table:table-cell office:value-type="float" office:value="35.92">
            <text:p>35.92</text:p>
          </table:table-cell>
          <table:table-cell office:value-type="float" office:value="35.85">
            <text:p>35.85</text:p>
          </table:table-cell>
          <table:table-cell office:value-type="float" office:value="11.44">
            <text:p>11.44</text:p>
          </table:table-cell>
          <table:table-cell office:value-type="float" office:value="11.36">
            <text:p>11.36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2">
          <table:table-cell office:value-type="string">
            <text:p>UGC 00619</text:p>
          </table:table-cell>
          <table:table-cell office:value-type="string">
            <text:p>18.50±0.12</text:p>
          </table:table-cell>
          <table:table-cell office:value-type="string">
            <text:p>18.30±0.05</text:p>
          </table:table-cell>
          <table:table-cell office:value-type="string">
            <text:p>0.20±0.13</text:p>
          </table:table-cell>
          <table:table-cell office:value-type="string">
            <text:p>19.48±0.06</text:p>
          </table:table-cell>
          <table:table-cell office:value-type="string">
            <text:p>19.26±0.03</text:p>
          </table:table-cell>
          <table:table-cell office:value-type="string">
            <text:p>0.23±0.06</text:p>
          </table:table-cell>
          <table:table-cell office:value-type="float" office:value="36.02">
            <text:p>36.02</text:p>
          </table:table-cell>
          <table:table-cell office:value-type="float" office:value="35.92">
            <text:p>35.92</text:p>
          </table:table-cell>
          <table:table-cell office:value-type="float" office:value="11.24">
            <text:p>11.24</text:p>
          </table:table-cell>
          <table:table-cell office:value-type="float" office:value="10.88">
            <text:p>10.88</text:p>
          </table:table-cell>
          <table:table-cell table:number-columns-repeated="4" office:value-type="string">
            <text:p>...</text:p>
          </table:table-cell>
          <table:table-cell office:value-type="string">
            <text:p>Er,Ef</text:p>
          </table:table-cell>
        </table:table-row>
        <table:table-row table:style-name="ro2">
          <table:table-cell office:value-type="string">
            <text:p>NGC 0337</text:p>
          </table:table-cell>
          <table:table-cell office:value-type="string">
            <text:p>13.85±0.01</text:p>
          </table:table-cell>
          <table:table-cell office:value-type="string">
            <text:p>13.22±0.01</text:p>
          </table:table-cell>
          <table:table-cell office:value-type="string">
            <text:p>0.63±0.01</text:p>
          </table:table-cell>
          <table:table-cell office:value-type="string">
            <text:p>13.88±0.01</text:p>
          </table:table-cell>
          <table:table-cell office:value-type="string">
            <text:p>13.25±0.01</text:p>
          </table:table-cell>
          <table:table-cell office:value-type="string">
            <text:p>0.63±0.01</text:p>
          </table:table-cell>
          <table:table-cell office:value-type="float" office:value="36.18">
            <text:p>36.18</text:p>
          </table:table-cell>
          <table:table-cell office:value-type="float" office:value="36.26">
            <text:p>36.26</text:p>
          </table:table-cell>
          <table:table-cell office:value-type="float" office:value="26.68">
            <text:p>26.68</text:p>
          </table:table-cell>
          <table:table-cell office:value-type="float" office:value="26.18">
            <text:p>26.18</text:p>
          </table:table-cell>
          <table:table-cell office:value-type="float" office:value="2.16">
            <text:p>2.16</text:p>
          </table:table-cell>
          <table:table-cell office:value-type="float" office:value="2.24">
            <text:p>2.24</text:p>
          </table:table-cell>
          <table:table-cell office:value-type="float" office:value="2.19">
            <text:p>2.19</text:p>
          </table:table-cell>
          <table:table-cell office:value-type="float" office:value="2.32">
            <text:p>2.32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PGC 03613</text:p>
          </table:table-cell>
          <table:table-cell office:value-type="string">
            <text:p>17.24±0.07</text:p>
          </table:table-cell>
          <table:table-cell office:value-type="string">
            <text:p>16.32±0.05</text:p>
          </table:table-cell>
          <table:table-cell office:value-type="string">
            <text:p>0.91±0.08</text:p>
          </table:table-cell>
          <table:table-cell office:value-type="string">
            <text:p>17.34±0.07</text:p>
          </table:table-cell>
          <table:table-cell office:value-type="string">
            <text:p>16.47±0.03</text:p>
          </table:table-cell>
          <table:table-cell office:value-type="string">
            <text:p>0.87±0.07</text:p>
          </table:table-cell>
          <table:table-cell office:value-type="float" office:value="35.87">
            <text:p>35.87</text:p>
          </table:table-cell>
          <table:table-cell office:value-type="float" office:value="36.06">
            <text:p>36.06</text:p>
          </table:table-cell>
          <table:table-cell office:value-type="float" office:value="20.05">
            <text:p>20.05</text:p>
          </table:table-cell>
          <table:table-cell office:value-type="float" office:value="19.72">
            <text:p>19.72</text:p>
          </table:table-cell>
          <table:table-cell office:value-type="float" office:value="1.94">
            <text:p>1.94</text:p>
          </table:table-cell>
          <table:table-cell office:value-type="float" office:value="2.17">
            <text:p>2.17</text:p>
          </table:table-cell>
          <table:table-cell table:number-columns-repeated="3" office:value-type="string">
            <text:p>...</text:p>
          </table:table-cell>
        </table:table-row>
        <table:table-row table:style-name="ro1">
          <table:table-cell office:value-type="string">
            <text:p>UGC 00627</text:p>
          </table:table-cell>
          <table:table-cell office:value-type="string">
            <text:p>17.95±0.07</text:p>
          </table:table-cell>
          <table:table-cell office:value-type="string">
            <text:p>17.45±0.01</text:p>
          </table:table-cell>
          <table:table-cell office:value-type="string">
            <text:p>0.50±0.07</text:p>
          </table:table-cell>
          <table:table-cell office:value-type="string">
            <text:p>18.01±0.05</text:p>
          </table:table-cell>
          <table:table-cell office:value-type="string">
            <text:p>17.58±0.02</text:p>
          </table:table-cell>
          <table:table-cell office:value-type="string">
            <text:p>0.44±0.05</text:p>
          </table:table-cell>
          <table:table-cell office:value-type="float" office:value="36.21">
            <text:p>36.21</text:p>
          </table:table-cell>
          <table:table-cell office:value-type="float" office:value="36.24">
            <text:p>36.24</text:p>
          </table:table-cell>
          <table:table-cell table:number-columns-repeated="6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0337A</text:p>
          </table:table-cell>
          <table:table-cell office:value-type="string">
            <text:p>14.12±0.04</text:p>
          </table:table-cell>
          <table:table-cell office:value-type="string">
            <text:p>13.62±0.03</text:p>
          </table:table-cell>
          <table:table-cell office:value-type="string">
            <text:p>0.50±0.05</text:p>
          </table:table-cell>
          <table:table-cell office:value-type="string">
            <text:p>14.39±0.01</text:p>
          </table:table-cell>
          <table:table-cell office:value-type="string">
            <text:p>13.84±0.01</text:p>
          </table:table-cell>
          <table:table-cell office:value-type="string">
            <text:p>0.54±0.02</text:p>
          </table:table-cell>
          <table:table-cell office:value-type="float" office:value="35.59">
            <text:p>35.59</text:p>
          </table:table-cell>
          <table:table-cell office:value-type="float" office:value="35.62">
            <text:p>35.62</text:p>
          </table:table-cell>
          <table:table-cell office:value-type="float" office:value="107.84">
            <text:p>107.84</text:p>
          </table:table-cell>
          <table:table-cell office:value-type="float" office:value="100.61">
            <text:p>100.61</text:p>
          </table:table-cell>
          <table:table-cell office:value-type="float" office:value="2.25">
            <text:p>2.25</text:p>
          </table:table-cell>
          <table:table-cell office:value-type="float" office:value="2.39">
            <text:p>2.39</text:p>
          </table:table-cell>
          <table:table-cell office:value-type="float" office:value="2.27">
            <text:p>2.27</text:p>
          </table:table-cell>
          <table:table-cell office:value-type="float" office:value="2.36">
            <text:p>2.36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UGC 00652</text:p>
          </table:table-cell>
          <table:table-cell office:value-type="string">
            <text:p>17.19±0.02</text:p>
          </table:table-cell>
          <table:table-cell office:value-type="string">
            <text:p>17.06±0.01</text:p>
          </table:table-cell>
          <table:table-cell office:value-type="string">
            <text:p>0.13±0.02</text:p>
          </table:table-cell>
          <table:table-cell office:value-type="string">
            <text:p>17.45±0.03</text:p>
          </table:table-cell>
          <table:table-cell office:value-type="string">
            <text:p>17.31±0.02</text:p>
          </table:table-cell>
          <table:table-cell office:value-type="string">
            <text:p>0.14±0.04</text:p>
          </table:table-cell>
          <table:table-cell office:value-type="float" office:value="35.89">
            <text:p>35.89</text:p>
          </table:table-cell>
          <table:table-cell office:value-type="float" office:value="35.76">
            <text:p>35.76</text:p>
          </table:table-cell>
          <table:table-cell office:value-type="float" office:value="16.34">
            <text:p>16.34</text:p>
          </table:table-cell>
          <table:table-cell office:value-type="float" office:value="15.2">
            <text:p>15.2</text:p>
          </table:table-cell>
          <table:table-cell table:number-columns-repeated="5" office:value-type="string">
            <text:p>...</text:p>
          </table:table-cell>
        </table:table-row>
        <table:table-row table:style-name="ro1">
          <table:table-cell office:value-type="string">
            <text:p>ESO 352-G002</text:p>
          </table:table-cell>
          <table:table-cell office:value-type="string">
            <text:p>16.65±0.01</text:p>
          </table:table-cell>
          <table:table-cell office:value-type="string">
            <text:p>16.19±0.01</text:p>
          </table:table-cell>
          <table:table-cell office:value-type="string">
            <text:p>0.47±0.01</text:p>
          </table:table-cell>
          <table:table-cell office:value-type="string">
            <text:p>16.71±0.02</text:p>
          </table:table-cell>
          <table:table-cell office:value-type="string">
            <text:p>16.26±0.01</text:p>
          </table:table-cell>
          <table:table-cell office:value-type="string">
            <text:p>0.45±0.02</text:p>
          </table:table-cell>
          <table:table-cell office:value-type="float" office:value="36.57">
            <text:p>36.57</text:p>
          </table:table-cell>
          <table:table-cell office:value-type="float" office:value="36.58">
            <text:p>36.58</text:p>
          </table:table-cell>
          <table:table-cell office:value-type="float" office:value="9.24">
            <text:p>9.24</text:p>
          </table:table-cell>
          <table:table-cell office:value-type="float" office:value="8.79">
            <text:p>8.79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IC 1613</text:p>
          </table:table-cell>
          <table:table-cell office:value-type="string">
            <text:p>11.46±0.01</text:p>
          </table:table-cell>
          <table:table-cell office:value-type="string">
            <text:p>11.38±0.01</text:p>
          </table:table-cell>
          <table:table-cell office:value-type="string">
            <text:p>0.08±0.01</text:p>
          </table:table-cell>
          <table:table-cell office:value-type="string">
            <text:p>11.51±0.01</text:p>
          </table:table-cell>
          <table:table-cell office:value-type="string">
            <text:p>11.45±0.01</text:p>
          </table:table-cell>
          <table:table-cell office:value-type="string">
            <text:p>0.06±0.01</text:p>
          </table:table-cell>
          <table:table-cell office:value-type="float" office:value="34.17">
            <text:p>34.17</text:p>
          </table:table-cell>
          <table:table-cell office:value-type="float" office:value="34.02">
            <text:p>34.02</text:p>
          </table:table-cell>
          <table:table-cell office:value-type="float" office:value="234.2">
            <text:p>234.2</text:p>
          </table:table-cell>
          <table:table-cell office:value-type="float" office:value="236.21">
            <text:p>236.21</text:p>
          </table:table-cell>
          <table:table-cell office:value-type="float" office:value="1.77">
            <text:p>1.77</text:p>
          </table:table-cell>
          <table:table-cell office:value-type="float" office:value="1.87">
            <text:p>1.87</text:p>
          </table:table-cell>
          <table:table-cell office:value-type="float" office:value="1.67">
            <text:p>1.67</text:p>
          </table:table-cell>
          <table:table-cell office:value-type="float" office:value="1.82">
            <text:p>1.82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IC 1616</text:p>
          </table:table-cell>
          <table:table-cell office:value-type="string">
            <text:p>15.85±0.01</text:p>
          </table:table-cell>
          <table:table-cell office:value-type="string">
            <text:p>15.41±0.01</text:p>
          </table:table-cell>
          <table:table-cell office:value-type="string">
            <text:p>0.45±0.01</text:p>
          </table:table-cell>
          <table:table-cell office:value-type="string">
            <text:p>15.94±0.01</text:p>
          </table:table-cell>
          <table:table-cell office:value-type="string">
            <text:p>15.49±0.01</text:p>
          </table:table-cell>
          <table:table-cell office:value-type="string">
            <text:p>0.45±0.01</text:p>
          </table:table-cell>
          <table:table-cell table:number-columns-repeated="2" office:value-type="float" office:value="36.38">
            <text:p>36.38</text:p>
          </table:table-cell>
          <table:table-cell office:value-type="float" office:value="24.62">
            <text:p>24.62</text:p>
          </table:table-cell>
          <table:table-cell office:value-type="float" office:value="23.17">
            <text:p>23.17</text:p>
          </table:table-cell>
          <table:table-cell office:value-type="float" office:value="2.1">
            <text:p>2.1</text:p>
          </table:table-cell>
          <table:table-cell office:value-type="float" office:value="2.25">
            <text:p>2.25</text:p>
          </table:table-cell>
          <table:table-cell office:value-type="float" office:value="1.95">
            <text:p>1.95</text:p>
          </table:table-cell>
          <table:table-cell office:value-type="float" office:value="2.16">
            <text:p>2.16</text:p>
          </table:table-cell>
          <table:table-cell office:value-type="string">
            <text:p>EFh</text:p>
          </table:table-cell>
        </table:table-row>
        <table:table-row table:style-name="ro1">
          <table:table-cell office:value-type="string">
            <text:p>ESO 352-G007</text:p>
          </table:table-cell>
          <table:table-cell office:value-type="string">
            <text:p>17.36±0.01</text:p>
          </table:table-cell>
          <table:table-cell office:value-type="string">
            <text:p>16.84±0.01</text:p>
          </table:table-cell>
          <table:table-cell office:value-type="string">
            <text:p>0.52±0.01</text:p>
          </table:table-cell>
          <table:table-cell office:value-type="string">
            <text:p>17.50±0.02</text:p>
          </table:table-cell>
          <table:table-cell office:value-type="string">
            <text:p>16.98±0.01</text:p>
          </table:table-cell>
          <table:table-cell office:value-type="string">
            <text:p>0.52±0.03</text:p>
          </table:table-cell>
          <table:table-cell office:value-type="float" office:value="36.29">
            <text:p>36.29</text:p>
          </table:table-cell>
          <table:table-cell office:value-type="float" office:value="36.32">
            <text:p>36.32</text:p>
          </table:table-cell>
          <table:table-cell office:value-type="float" office:value="17.14">
            <text:p>17.14</text:p>
          </table:table-cell>
          <table:table-cell office:value-type="float" office:value="16.13">
            <text:p>16.13</text:p>
          </table:table-cell>
          <table:table-cell office:value-type="float" office:value="2.7">
            <text:p>2.7</text:p>
          </table:table-cell>
          <table:table-cell table:number-columns-repeated="3" office:value-type="string">
            <text:p>...</text:p>
          </table:table-cell>
          <table:table-cell office:value-type="string">
            <text:p>?Fn</text:p>
          </table:table-cell>
        </table:table-row>
        <table:table-row table:style-name="ro1">
          <table:table-cell office:value-type="string">
            <text:p>NGC 0392</text:p>
          </table:table-cell>
          <table:table-cell office:value-type="string">
            <text:p>19.27±0.16</text:p>
          </table:table-cell>
          <table:table-cell office:value-type="string">
            <text:p>17.53±0.04</text:p>
          </table:table-cell>
          <table:table-cell office:value-type="string">
            <text:p>1.74±0.16</text:p>
          </table:table-cell>
          <table:table-cell office:value-type="string">
            <text:p>19.02±0.13</text:p>
          </table:table-cell>
          <table:table-cell office:value-type="string">
            <text:p>17.98±0.04</text:p>
          </table:table-cell>
          <table:table-cell office:value-type="string">
            <text:p>1.04±0.14</text:p>
          </table:table-cell>
          <table:table-cell office:value-type="float" office:value="34.9">
            <text:p>34.9</text:p>
          </table:table-cell>
          <table:table-cell office:value-type="float" office:value="35.42">
            <text:p>35.42</text:p>
          </table:table-cell>
          <table:table-cell office:value-type="string">
            <text:p>...</text:p>
          </table:table-cell>
          <table:table-cell office:value-type="float" office:value="15.08">
            <text:p>15.08</text:p>
          </table:table-cell>
          <table:table-cell table:number-columns-repeated="5" office:value-type="string">
            <text:p>...</text:p>
          </table:table-cell>
        </table:table-row>
        <table:table-row table:style-name="ro1">
          <table:table-cell office:value-type="string">
            <text:p>ESO 243-G041</text:p>
          </table:table-cell>
          <table:table-cell office:value-type="string">
            <text:p>19.91±0.28</text:p>
          </table:table-cell>
          <table:table-cell office:value-type="string">
            <text:p>18.89±0.04</text:p>
          </table:table-cell>
          <table:table-cell office:value-type="string">
            <text:p>1.03±0.28</text:p>
          </table:table-cell>
          <table:table-cell office:value-type="string">
            <text:p>20.27±0.06</text:p>
          </table:table-cell>
          <table:table-cell office:value-type="string">
            <text:p>19.22±0.02</text:p>
          </table:table-cell>
          <table:table-cell office:value-type="string">
            <text:p>1.05±0.06</text:p>
          </table:table-cell>
          <table:table-cell office:value-type="float" office:value="34.97">
            <text:p>34.97</text:p>
          </table:table-cell>
          <table:table-cell office:value-type="float" office:value="35.2">
            <text:p>35.2</text:p>
          </table:table-cell>
          <table:table-cell office:value-type="float" office:value="8.12">
            <text:p>8.12</text:p>
          </table:table-cell>
          <table:table-cell office:value-type="float" office:value="8.02">
            <text:p>8.02</text:p>
          </table:table-cell>
          <table:table-cell table:number-columns-repeated="4" office:value-type="string">
            <text:p>...</text:p>
          </table:table-cell>
          <table:table-cell office:value-type="string">
            <text:p>?R</text:p>
          </table:table-cell>
        </table:table-row>
        <table:table-row table:style-name="ro1">
          <table:table-cell office:value-type="string">
            <text:p>ESO 296-G002</text:p>
          </table:table-cell>
          <table:table-cell office:value-type="string">
            <text:p>16.79±0.02</text:p>
          </table:table-cell>
          <table:table-cell office:value-type="string">
            <text:p>16.32±0.02</text:p>
          </table:table-cell>
          <table:table-cell office:value-type="string">
            <text:p>0.47±0.03</text:p>
          </table:table-cell>
          <table:table-cell office:value-type="string">
            <text:p>16.94±0.02</text:p>
          </table:table-cell>
          <table:table-cell office:value-type="string">
            <text:p>16.46±0.01</text:p>
          </table:table-cell>
          <table:table-cell office:value-type="string">
            <text:p>0.49±0.02</text:p>
          </table:table-cell>
          <table:table-cell office:value-type="float" office:value="36.14">
            <text:p>36.14</text:p>
          </table:table-cell>
          <table:table-cell office:value-type="float" office:value="36.15">
            <text:p>36.15</text:p>
          </table:table-cell>
          <table:table-cell office:value-type="float" office:value="14.44">
            <text:p>14.44</text:p>
          </table:table-cell>
          <table:table-cell office:value-type="float" office:value="13.25">
            <text:p>13.25</text:p>
          </table:table-cell>
          <table:table-cell table:number-columns-repeated="5" office:value-type="string">
            <text:p>...</text:p>
          </table:table-cell>
        </table:table-row>
        <table:table-row table:style-name="ro1">
          <table:table-cell office:value-type="string">
            <text:p>ESO 243-G045</text:p>
          </table:table-cell>
          <table:table-cell office:value-type="string">
            <text:p>18.82±0.19</text:p>
          </table:table-cell>
          <table:table-cell office:value-type="string">
            <text:p>17.75±0.02</text:p>
          </table:table-cell>
          <table:table-cell office:value-type="string">
            <text:p>1.07±0.19</text:p>
          </table:table-cell>
          <table:table-cell office:value-type="string">
            <text:p>19.21±0.06</text:p>
          </table:table-cell>
          <table:table-cell office:value-type="string">
            <text:p>18.28±0.02</text:p>
          </table:table-cell>
          <table:table-cell office:value-type="string">
            <text:p>0.92±0.06</text:p>
          </table:table-cell>
          <table:table-cell office:value-type="float" office:value="35.47">
            <text:p>35.47</text:p>
          </table:table-cell>
          <table:table-cell office:value-type="float" office:value="35.72">
            <text:p>35.72</text:p>
          </table:table-cell>
          <table:table-cell office:value-type="float" office:value="16.35">
            <text:p>16.35</text:p>
          </table:table-cell>
          <table:table-cell office:value-type="float" office:value="26">
            <text:p>26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0403</text:p>
          </table:table-cell>
          <table:table-cell office:value-type="string">
            <text:p>19.00±0.16</text:p>
          </table:table-cell>
          <table:table-cell office:value-type="string">
            <text:p>17.74±0.04</text:p>
          </table:table-cell>
          <table:table-cell office:value-type="string">
            <text:p>1.26±0.16</text:p>
          </table:table-cell>
          <table:table-cell office:value-type="string">
            <text:p>19.21±0.12</text:p>
          </table:table-cell>
          <table:table-cell office:value-type="string">
            <text:p>17.96±0.04</text:p>
          </table:table-cell>
          <table:table-cell office:value-type="string">
            <text:p>1.25±0.13</text:p>
          </table:table-cell>
          <table:table-cell office:value-type="float" office:value="35.08">
            <text:p>35.08</text:p>
          </table:table-cell>
          <table:table-cell office:value-type="float" office:value="35.41">
            <text:p>35.41</text:p>
          </table:table-cell>
          <table:table-cell office:value-type="float" office:value="11.93">
            <text:p>11.93</text:p>
          </table:table-cell>
          <table:table-cell office:value-type="float" office:value="14.53">
            <text:p>14.53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IC 1633</text:p>
          </table:table-cell>
          <table:table-cell office:value-type="string">
            <text:p>17.51±0.03</text:p>
          </table:table-cell>
          <table:table-cell office:value-type="string">
            <text:p>16.44±0.03</text:p>
          </table:table-cell>
          <table:table-cell office:value-type="string">
            <text:p>1.07±0.04</text:p>
          </table:table-cell>
          <table:table-cell office:value-type="string">
            <text:p>17.74±0.03</text:p>
          </table:table-cell>
          <table:table-cell office:value-type="string">
            <text:p>16.88±0.01</text:p>
          </table:table-cell>
          <table:table-cell office:value-type="string">
            <text:p>0.86±0.03</text:p>
          </table:table-cell>
          <table:table-cell office:value-type="float" office:value="35.93">
            <text:p>35.93</text:p>
          </table:table-cell>
          <table:table-cell office:value-type="float" office:value="36.19">
            <text:p>36.19</text:p>
          </table:table-cell>
          <table:table-cell office:value-type="float" office:value="22.35">
            <text:p>22.35</text:p>
          </table:table-cell>
          <table:table-cell office:value-type="float" office:value="45.51">
            <text:p>45.51</text:p>
          </table:table-cell>
          <table:table-cell office:value-type="string">
            <text:p>...</text:p>
          </table:table-cell>
          <table:table-cell office:value-type="float" office:value="6.71">
            <text:p>6.71</text:p>
          </table:table-cell>
          <table:table-cell table:number-columns-repeated="2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UGC 00726</text:p>
          </table:table-cell>
          <table:table-cell office:value-type="string">
            <text:p>16.92±0.02</text:p>
          </table:table-cell>
          <table:table-cell office:value-type="string">
            <text:p>16.26±0.01</text:p>
          </table:table-cell>
          <table:table-cell office:value-type="string">
            <text:p>0.67±0.02</text:p>
          </table:table-cell>
          <table:table-cell office:value-type="string">
            <text:p>16.98±0.02</text:p>
          </table:table-cell>
          <table:table-cell office:value-type="string">
            <text:p>16.34±0.01</text:p>
          </table:table-cell>
          <table:table-cell office:value-type="string">
            <text:p>0.65±0.02</text:p>
          </table:table-cell>
          <table:table-cell office:value-type="float" office:value="35.64">
            <text:p>35.64</text:p>
          </table:table-cell>
          <table:table-cell office:value-type="float" office:value="35.73">
            <text:p>35.73</text:p>
          </table:table-cell>
          <table:table-cell office:value-type="float" office:value="18.85">
            <text:p>18.85</text:p>
          </table:table-cell>
          <table:table-cell office:value-type="float" office:value="19.33">
            <text:p>19.33</text:p>
          </table:table-cell>
          <table:table-cell office:value-type="float" office:value="2.05">
            <text:p>2.05</text:p>
          </table:table-cell>
          <table:table-cell office:value-type="float" office:value="2.13">
            <text:p>2.13</text:p>
          </table:table-cell>
          <table:table-cell office:value-type="float" office:value="1.99">
            <text:p>1.99</text:p>
          </table:table-cell>
          <table:table-cell office:value-type="float" office:value="2.1">
            <text:p>2.1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NGC 0407</text:p>
          </table:table-cell>
          <table:table-cell office:value-type="string">
            <text:p>19.46±0.12</text:p>
          </table:table-cell>
          <table:table-cell office:value-type="string">
            <text:p>18.06±0.06</text:p>
          </table:table-cell>
          <table:table-cell office:value-type="string">
            <text:p>1.40±0.14</text:p>
          </table:table-cell>
          <table:table-cell office:value-type="string">
            <text:p>19.38±0.11</text:p>
          </table:table-cell>
          <table:table-cell office:value-type="string">
            <text:p>18.32±0.04</text:p>
          </table:table-cell>
          <table:table-cell office:value-type="string">
            <text:p>1.06±0.12</text:p>
          </table:table-cell>
          <table:table-cell office:value-type="float" office:value="34.97">
            <text:p>34.97</text:p>
          </table:table-cell>
          <table:table-cell office:value-type="float" office:value="35.35">
            <text:p>35.35</text:p>
          </table:table-cell>
          <table:table-cell office:value-type="float" office:value="8.21">
            <text:p>8.21</text:p>
          </table:table-cell>
          <table:table-cell office:value-type="float" office:value="11.98">
            <text:p>11.98</text:p>
          </table:table-cell>
          <table:table-cell office:value-type="string">
            <text:p>...</text:p>
          </table:table-cell>
          <table:table-cell office:value-type="float" office:value="3.31">
            <text:p>3.31</text:p>
          </table:table-cell>
          <table:table-cell table:number-columns-repeated="3" office:value-type="string">
            <text:p>...</text:p>
          </table:table-cell>
        </table:table-row>
        <table:table-row table:style-name="ro1">
          <table:table-cell office:value-type="string">
            <text:p>UGC 00732</text:p>
          </table:table-cell>
          <table:table-cell office:value-type="string">
            <text:p>16.90±0.03</text:p>
          </table:table-cell>
          <table:table-cell office:value-type="string">
            <text:p>16.45±0.01</text:p>
          </table:table-cell>
          <table:table-cell office:value-type="string">
            <text:p>0.44±0.04</text:p>
          </table:table-cell>
          <table:table-cell office:value-type="string">
            <text:p>17.34±0.03</text:p>
          </table:table-cell>
          <table:table-cell office:value-type="string">
            <text:p>16.89±0.01</text:p>
          </table:table-cell>
          <table:table-cell office:value-type="string">
            <text:p>0.45±0.04</text:p>
          </table:table-cell>
          <table:table-cell office:value-type="float" office:value="35.97">
            <text:p>35.97</text:p>
          </table:table-cell>
          <table:table-cell office:value-type="float" office:value="35.98">
            <text:p>35.98</text:p>
          </table:table-cell>
          <table:table-cell office:value-type="float" office:value="16.83">
            <text:p>16.83</text:p>
          </table:table-cell>
          <table:table-cell office:value-type="float" office:value="16.16">
            <text:p>16.16</text:p>
          </table:table-cell>
          <table:table-cell office:value-type="float" office:value="2.31">
            <text:p>2.31</text:p>
          </table:table-cell>
          <table:table-cell table:number-columns-repeated="3" office:value-type="string">
            <text:p>...</text:p>
          </table:table-cell>
          <table:table-cell office:value-type="string">
            <text:p>?Fn</text:p>
          </table:table-cell>
        </table:table-row>
        <table:table-row table:style-name="ro1">
          <table:table-cell office:value-type="string">
            <text:p>UGC 00736</text:p>
          </table:table-cell>
          <table:table-cell office:value-type="string">
            <text:p>16.94±0.03</text:p>
          </table:table-cell>
          <table:table-cell office:value-type="string">
            <text:p>16.52±0.02</text:p>
          </table:table-cell>
          <table:table-cell office:value-type="string">
            <text:p>0.42±0.03</text:p>
          </table:table-cell>
          <table:table-cell office:value-type="string">
            <text:p>16.97±0.02</text:p>
          </table:table-cell>
          <table:table-cell office:value-type="string">
            <text:p>16.58±0.01</text:p>
          </table:table-cell>
          <table:table-cell office:value-type="string">
            <text:p>0.40±0.03</text:p>
          </table:table-cell>
          <table:table-cell table:number-columns-repeated="2" office:value-type="float" office:value="35.87">
            <text:p>35.87</text:p>
          </table:table-cell>
          <table:table-cell office:value-type="float" office:value="15.11">
            <text:p>15.11</text:p>
          </table:table-cell>
          <table:table-cell office:value-type="float" office:value="14.46">
            <text:p>14.46</text:p>
          </table:table-cell>
          <table:table-cell table:number-columns-repeated="4" office:value-type="string">
            <text:p>...</text:p>
          </table:table-cell>
          <table:table-cell office:value-type="string">
            <text:p>?Fn</text:p>
          </table:table-cell>
        </table:table-row>
        <table:table-row table:style-name="ro1">
          <table:table-cell office:value-type="string">
            <text:p>NGC 0410</text:p>
          </table:table-cell>
          <table:table-cell office:value-type="string">
            <text:p>17.93±0.22</text:p>
          </table:table-cell>
          <table:table-cell office:value-type="string">
            <text:p>16.87±0.06</text:p>
          </table:table-cell>
          <table:table-cell office:value-type="string">
            <text:p>1.06±0.23</text:p>
          </table:table-cell>
          <table:table-cell office:value-type="string">
            <text:p>...</text:p>
          </table:table-cell>
          <table:table-cell office:value-type="string">
            <text:p>17.11±0.03</text:p>
          </table:table-cell>
          <table:table-cell office:value-type="string">
            <text:p>...</text:p>
          </table:table-cell>
          <table:table-cell office:value-type="float" office:value="35.54">
            <text:p>35.54</text:p>
          </table:table-cell>
          <table:table-cell office:value-type="float" office:value="35.79">
            <text:p>35.79</text:p>
          </table:table-cell>
          <table:table-cell office:value-type="float" office:value="10.25">
            <text:p>10.25</text:p>
          </table:table-cell>
          <table:table-cell office:value-type="float" office:value="21.95">
            <text:p>21.95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ESO 243-G051</text:p>
          </table:table-cell>
          <table:table-cell office:value-type="string">
            <text:p>17.68±0.03</text:p>
          </table:table-cell>
          <table:table-cell office:value-type="string">
            <text:p>16.85±0.01</text:p>
          </table:table-cell>
          <table:table-cell office:value-type="string">
            <text:p>0.82±0.03</text:p>
          </table:table-cell>
          <table:table-cell office:value-type="string">
            <text:p>17.73±0.03</text:p>
          </table:table-cell>
          <table:table-cell office:value-type="string">
            <text:p>16.95±0.01</text:p>
          </table:table-cell>
          <table:table-cell office:value-type="string">
            <text:p>0.78±0.03</text:p>
          </table:table-cell>
          <table:table-cell office:value-type="float" office:value="35.76">
            <text:p>35.76</text:p>
          </table:table-cell>
          <table:table-cell office:value-type="float" office:value="35.92">
            <text:p>35.92</text:p>
          </table:table-cell>
          <table:table-cell table:number-columns-repeated="6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ESO 243-G052</text:p>
          </table:table-cell>
          <table:table-cell office:value-type="string">
            <text:p>20.08±0.04</text:p>
          </table:table-cell>
          <table:table-cell office:value-type="string">
            <text:p>18.26±0.01</text:p>
          </table:table-cell>
          <table:table-cell office:value-type="string">
            <text:p>1.83±0.04</text:p>
          </table:table-cell>
          <table:table-cell office:value-type="string">
            <text:p>20.29±0.05</text:p>
          </table:table-cell>
          <table:table-cell office:value-type="string">
            <text:p>18.75±0.01</text:p>
          </table:table-cell>
          <table:table-cell office:value-type="string">
            <text:p>1.53±0.05</text:p>
          </table:table-cell>
          <table:table-cell office:value-type="float" office:value="35.01">
            <text:p>35.01</text:p>
          </table:table-cell>
          <table:table-cell office:value-type="float" office:value="35.56">
            <text:p>35.56</text:p>
          </table:table-cell>
          <table:table-cell office:value-type="float" office:value="7.09">
            <text:p>7.09</text:p>
          </table:table-cell>
          <table:table-cell office:value-type="float" office:value="10.75">
            <text:p>10.75</text:p>
          </table:table-cell>
          <table:table-cell office:value-type="string">
            <text:p>...</text:p>
          </table:table-cell>
          <table:table-cell office:value-type="float" office:value="3.04">
            <text:p>3.04</text:p>
          </table:table-cell>
          <table:table-cell office:value-type="string">
            <text:p>...</text:p>
          </table:table-cell>
          <table:table-cell office:value-type="float" office:value="3.05">
            <text:p>3.05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PGC 04663</text:p>
          </table:table-cell>
          <table:table-cell office:value-type="string">
            <text:p>17.34±0.02</text:p>
          </table:table-cell>
          <table:table-cell office:value-type="string">
            <text:p>16.91±0.01</text:p>
          </table:table-cell>
          <table:table-cell office:value-type="string">
            <text:p>0.42±0.02</text:p>
          </table:table-cell>
          <table:table-cell office:value-type="string">
            <text:p>17.40±0.03</text:p>
          </table:table-cell>
          <table:table-cell office:value-type="string">
            <text:p>17.02±0.01</text:p>
          </table:table-cell>
          <table:table-cell office:value-type="string">
            <text:p>0.38±0.03</text:p>
          </table:table-cell>
          <table:table-cell table:number-columns-repeated="2" office:value-type="float" office:value="35.51">
            <text:p>35.51</text:p>
          </table:table-cell>
          <table:table-cell office:value-type="float" office:value="19.46">
            <text:p>19.46</text:p>
          </table:table-cell>
          <table:table-cell office:value-type="float" office:value="19.81">
            <text:p>19.81</text:p>
          </table:table-cell>
          <table:table-cell office:value-type="float" office:value="2.15">
            <text:p>2.15</text:p>
          </table:table-cell>
          <table:table-cell office:value-type="float" office:value="2.31">
            <text:p>2.31</text:p>
          </table:table-cell>
          <table:table-cell office:value-type="float" office:value="2.12">
            <text:p>2.12</text:p>
          </table:table-cell>
          <table:table-cell office:value-type="float" office:value="2.33">
            <text:p>2.33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0467</text:p>
          </table:table-cell>
          <table:table-cell office:value-type="string">
            <text:p>19.24±0.13</text:p>
          </table:table-cell>
          <table:table-cell office:value-type="string">
            <text:p>17.15±0.02</text:p>
          </table:table-cell>
          <table:table-cell office:value-type="string">
            <text:p>2.09±0.13</text:p>
          </table:table-cell>
          <table:table-cell office:value-type="string">
            <text:p>...</text:p>
          </table:table-cell>
          <table:table-cell office:value-type="string">
            <text:p>17.43±0.02</text:p>
          </table:table-cell>
          <table:table-cell office:value-type="string">
            <text:p>...</text:p>
          </table:table-cell>
          <table:table-cell office:value-type="float" office:value="35.02">
            <text:p>35.02</text:p>
          </table:table-cell>
          <table:table-cell office:value-type="float" office:value="35.68">
            <text:p>35.68</text:p>
          </table:table-cell>
          <table:table-cell office:value-type="string">
            <text:p>...</text:p>
          </table:table-cell>
          <table:table-cell office:value-type="float" office:value="23.76">
            <text:p>23.76</text:p>
          </table:table-cell>
          <table:table-cell table:number-columns-repeated="4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NGC 0470</text:p>
          </table:table-cell>
          <table:table-cell office:value-type="string">
            <text:p>14.66±0.01</text:p>
          </table:table-cell>
          <table:table-cell office:value-type="string">
            <text:p>14.27±0.01</text:p>
          </table:table-cell>
          <table:table-cell office:value-type="string">
            <text:p>0.39±0.01</text:p>
          </table:table-cell>
          <table:table-cell office:value-type="string">
            <text:p>14.71±0.01</text:p>
          </table:table-cell>
          <table:table-cell office:value-type="string">
            <text:p>14.32±0.01</text:p>
          </table:table-cell>
          <table:table-cell office:value-type="string">
            <text:p>0.39±0.01</text:p>
          </table:table-cell>
          <table:table-cell office:value-type="float" office:value="36.12">
            <text:p>36.12</text:p>
          </table:table-cell>
          <table:table-cell office:value-type="float" office:value="36.1">
            <text:p>36.1</text:p>
          </table:table-cell>
          <table:table-cell office:value-type="float" office:value="31.81">
            <text:p>31.81</text:p>
          </table:table-cell>
          <table:table-cell office:value-type="float" office:value="30.32">
            <text:p>30.32</text:p>
          </table:table-cell>
          <table:table-cell office:value-type="float" office:value="1.67">
            <text:p>1.67</text:p>
          </table:table-cell>
          <table:table-cell office:value-type="float" office:value="1.75">
            <text:p>1.75</text:p>
          </table:table-cell>
          <table:table-cell office:value-type="float" office:value="1.41">
            <text:p>1.41</text:p>
          </table:table-cell>
          <table:table-cell office:value-type="float" office:value="1.56">
            <text:p>1.56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NGC 0474</text:p>
          </table:table-cell>
          <table:table-cell office:value-type="string">
            <text:p>17.00±0.11</text:p>
          </table:table-cell>
          <table:table-cell office:value-type="string">
            <text:p>15.65±0.04</text:p>
          </table:table-cell>
          <table:table-cell office:value-type="string">
            <text:p>1.36±0.12</text:p>
          </table:table-cell>
          <table:table-cell office:value-type="string">
            <text:p>17.50±0.07</text:p>
          </table:table-cell>
          <table:table-cell office:value-type="string">
            <text:p>15.88±0.02</text:p>
          </table:table-cell>
          <table:table-cell office:value-type="string">
            <text:p>1.62±0.07</text:p>
          </table:table-cell>
          <table:table-cell office:value-type="float" office:value="35.18">
            <text:p>35.18</text:p>
          </table:table-cell>
          <table:table-cell office:value-type="float" office:value="35.54">
            <text:p>35.54</text:p>
          </table:table-cell>
          <table:table-cell office:value-type="float" office:value="140.9">
            <text:p>140.9</text:p>
          </table:table-cell>
          <table:table-cell office:value-type="float" office:value="80.49">
            <text:p>80.49</text:p>
          </table:table-cell>
          <table:table-cell office:value-type="float" office:value="4.8">
            <text:p>4.8</text:p>
          </table:table-cell>
          <table:table-cell office:value-type="float" office:value="6.23">
            <text:p>6.23</text:p>
          </table:table-cell>
          <table:table-cell office:value-type="float" office:value="4.24">
            <text:p>4.24</text:p>
          </table:table-cell>
          <table:table-cell office:value-type="float" office:value="4.76">
            <text:p>4.76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ESO 352-G047</text:p>
          </table:table-cell>
          <table:table-cell office:value-type="string">
            <text:p>16.85±0.04</text:p>
          </table:table-cell>
          <table:table-cell office:value-type="string">
            <text:p>16.50±0.02</text:p>
          </table:table-cell>
          <table:table-cell office:value-type="string">
            <text:p>0.36±0.05</text:p>
          </table:table-cell>
          <table:table-cell office:value-type="string">
            <text:p>16.97±0.02</text:p>
          </table:table-cell>
          <table:table-cell office:value-type="string">
            <text:p>16.66±0.01</text:p>
          </table:table-cell>
          <table:table-cell office:value-type="string">
            <text:p>0.30±0.02</text:p>
          </table:table-cell>
          <table:table-cell office:value-type="float" office:value="35.62">
            <text:p>35.62</text:p>
          </table:table-cell>
          <table:table-cell office:value-type="float" office:value="35.59">
            <text:p>35.59</text:p>
          </table:table-cell>
          <table:table-cell office:value-type="float" office:value="13.69">
            <text:p>13.69</text:p>
          </table:table-cell>
          <table:table-cell office:value-type="float" office:value="14.18">
            <text:p>14.18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UGC 00885</text:p>
          </table:table-cell>
          <table:table-cell office:value-type="string">
            <text:p>18.36±0.01</text:p>
          </table:table-cell>
          <table:table-cell office:value-type="string">
            <text:p>17.83±0.02</text:p>
          </table:table-cell>
          <table:table-cell office:value-type="string">
            <text:p>0.53±0.02</text:p>
          </table:table-cell>
          <table:table-cell office:value-type="string">
            <text:p>18.45±0.04</text:p>
          </table:table-cell>
          <table:table-cell office:value-type="string">
            <text:p>17.99±0.02</text:p>
          </table:table-cell>
          <table:table-cell office:value-type="string">
            <text:p>0.47±0.04</text:p>
          </table:table-cell>
          <table:table-cell office:value-type="float" office:value="35.35">
            <text:p>35.35</text:p>
          </table:table-cell>
          <table:table-cell office:value-type="float" office:value="35.39">
            <text:p>35.39</text:p>
          </table:table-cell>
          <table:table-cell office:value-type="string">
            <text:p>...</text:p>
          </table:table-cell>
          <table:table-cell office:value-type="float" office:value="8.16">
            <text:p>8.16</text:p>
          </table:table-cell>
          <table:table-cell table:number-columns-repeated="5" office:value-type="string">
            <text:p>...</text:p>
          </table:table-cell>
        </table:table-row>
        <table:table-row table:style-name="ro1">
          <table:table-cell office:value-type="string">
            <text:p>ESO 352-G050</text:p>
          </table:table-cell>
          <table:table-cell office:value-type="string">
            <text:p>17.45±0.01</text:p>
          </table:table-cell>
          <table:table-cell office:value-type="string">
            <text:p>16.97±0.01</text:p>
          </table:table-cell>
          <table:table-cell office:value-type="string">
            <text:p>0.48±0.01</text:p>
          </table:table-cell>
          <table:table-cell office:value-type="string">
            <text:p>17.68±0.02</text:p>
          </table:table-cell>
          <table:table-cell office:value-type="string">
            <text:p>17.23±0.01</text:p>
          </table:table-cell>
          <table:table-cell office:value-type="string">
            <text:p>0.45±0.02</text:p>
          </table:table-cell>
          <table:table-cell office:value-type="float" office:value="35.78">
            <text:p>35.78</text:p>
          </table:table-cell>
          <table:table-cell office:value-type="float" office:value="35.79">
            <text:p>35.79</text:p>
          </table:table-cell>
          <table:table-cell office:value-type="float" office:value="12.08">
            <text:p>12.08</text:p>
          </table:table-cell>
          <table:table-cell office:value-type="float" office:value="12.29">
            <text:p>12.29</text:p>
          </table:table-cell>
          <table:table-cell office:value-type="float" office:value="2.42">
            <text:p>2.42</text:p>
          </table:table-cell>
          <table:table-cell office:value-type="float" office:value="2.57">
            <text:p>2.57</text:p>
          </table:table-cell>
          <table:table-cell office:value-type="float" office:value="2.41">
            <text:p>2.41</text:p>
          </table:table-cell>
          <table:table-cell office:value-type="float" office:value="2.61">
            <text:p>2.61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0479</text:p>
          </table:table-cell>
          <table:table-cell office:value-type="string">
            <text:p>16.49±0.03</text:p>
          </table:table-cell>
          <table:table-cell office:value-type="string">
            <text:p>16.07±0.02</text:p>
          </table:table-cell>
          <table:table-cell office:value-type="string">
            <text:p>0.42±0.03</text:p>
          </table:table-cell>
          <table:table-cell office:value-type="string">
            <text:p>16.85±0.02</text:p>
          </table:table-cell>
          <table:table-cell office:value-type="string">
            <text:p>16.41±0.01</text:p>
          </table:table-cell>
          <table:table-cell office:value-type="string">
            <text:p>0.44±0.03</text:p>
          </table:table-cell>
          <table:table-cell office:value-type="float" office:value="36.08">
            <text:p>36.08</text:p>
          </table:table-cell>
          <table:table-cell office:value-type="float" office:value="36.07">
            <text:p>36.07</text:p>
          </table:table-cell>
          <table:table-cell office:value-type="float" office:value="15.76">
            <text:p>15.76</text:p>
          </table:table-cell>
          <table:table-cell office:value-type="float" office:value="15.43">
            <text:p>15.43</text:p>
          </table:table-cell>
          <table:table-cell table:number-columns-repeated="4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NGC 0491</text:p>
          </table:table-cell>
          <table:table-cell office:value-type="string">
            <text:p>15.78±0.01</text:p>
          </table:table-cell>
          <table:table-cell office:value-type="string">
            <text:p>15.07±0.01</text:p>
          </table:table-cell>
          <table:table-cell office:value-type="string">
            <text:p>0.71±0.01</text:p>
          </table:table-cell>
          <table:table-cell office:value-type="string">
            <text:p>15.82±0.01</text:p>
          </table:table-cell>
          <table:table-cell office:value-type="string">
            <text:p>15.12±0.01</text:p>
          </table:table-cell>
          <table:table-cell office:value-type="string">
            <text:p>0.70±0.02</text:p>
          </table:table-cell>
          <table:table-cell office:value-type="float" office:value="36.06">
            <text:p>36.06</text:p>
          </table:table-cell>
          <table:table-cell office:value-type="float" office:value="36.17">
            <text:p>36.17</text:p>
          </table:table-cell>
          <table:table-cell office:value-type="float" office:value="12.65">
            <text:p>12.65</text:p>
          </table:table-cell>
          <table:table-cell office:value-type="float" office:value="11.52">
            <text:p>11.52</text:p>
          </table:table-cell>
          <table:table-cell table:number-columns-repeated="4" office:value-type="string">
            <text:p>...</text:p>
          </table:table-cell>
          <table:table-cell office:value-type="string">
            <text:p>VF</text:p>
          </table:table-cell>
        </table:table-row>
        <table:table-row table:style-name="ro1">
          <table:table-cell office:value-type="string">
            <text:p>UGC 00910</text:p>
          </table:table-cell>
          <table:table-cell office:value-type="string">
            <text:p>16.34±0.02</text:p>
          </table:table-cell>
          <table:table-cell office:value-type="string">
            <text:p>15.95±0.01</text:p>
          </table:table-cell>
          <table:table-cell office:value-type="string">
            <text:p>0.40±0.03</text:p>
          </table:table-cell>
          <table:table-cell office:value-type="string">
            <text:p>16.47±0.02</text:p>
          </table:table-cell>
          <table:table-cell office:value-type="string">
            <text:p>16.10±0.01</text:p>
          </table:table-cell>
          <table:table-cell office:value-type="string">
            <text:p>0.37±0.03</text:p>
          </table:table-cell>
          <table:table-cell office:value-type="float" office:value="36.32">
            <text:p>36.32</text:p>
          </table:table-cell>
          <table:table-cell office:value-type="float" office:value="36.3">
            <text:p>36.3</text:p>
          </table:table-cell>
          <table:table-cell office:value-type="float" office:value="14.87">
            <text:p>14.87</text:p>
          </table:table-cell>
          <table:table-cell office:value-type="float" office:value="14.38">
            <text:p>14.38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ESO 352-G057</text:p>
          </table:table-cell>
          <table:table-cell office:value-type="string">
            <text:p>20.53±0.36</text:p>
          </table:table-cell>
          <table:table-cell office:value-type="string">
            <text:p>18.61±0.08</text:p>
          </table:table-cell>
          <table:table-cell office:value-type="string">
            <text:p>1.92±0.37</text:p>
          </table:table-cell>
          <table:table-cell office:value-type="string">
            <text:p>...</text:p>
          </table:table-cell>
          <table:table-cell office:value-type="string">
            <text:p>18.86±0.03</text:p>
          </table:table-cell>
          <table:table-cell office:value-type="string">
            <text:p>...</text:p>
          </table:table-cell>
          <table:table-cell office:value-type="float" office:value="34.49">
            <text:p>34.49</text:p>
          </table:table-cell>
          <table:table-cell office:value-type="float" office:value="35.08">
            <text:p>35.08</text:p>
          </table:table-cell>
          <table:table-cell office:value-type="float" office:value="7.41">
            <text:p>7.41</text:p>
          </table:table-cell>
          <table:table-cell office:value-type="float" office:value="9.18">
            <text:p>9.18</text:p>
          </table:table-cell>
          <table:table-cell table:number-columns-repeated="4" office:value-type="string">
            <text:p>...</text:p>
          </table:table-cell>
          <table:table-cell office:value-type="string">
            <text:p>?R</text:p>
          </table:table-cell>
        </table:table-row>
        <table:table-row table:style-name="ro1">
          <table:table-cell office:value-type="string">
            <text:p>ESO 352-G062</text:p>
          </table:table-cell>
          <table:table-cell office:value-type="string">
            <text:p>18.31±0.01</text:p>
          </table:table-cell>
          <table:table-cell office:value-type="string">
            <text:p>17.87±0.03</text:p>
          </table:table-cell>
          <table:table-cell office:value-type="string">
            <text:p>0.44±0.03</text:p>
          </table:table-cell>
          <table:table-cell office:value-type="string">
            <text:p>18.67±0.03</text:p>
          </table:table-cell>
          <table:table-cell office:value-type="string">
            <text:p>18.34±0.02</text:p>
          </table:table-cell>
          <table:table-cell office:value-type="string">
            <text:p>0.33±0.03</text:p>
          </table:table-cell>
          <table:table-cell table:number-columns-repeated="2" office:value-type="float" office:value="35.86">
            <text:p>35.86</text:p>
          </table:table-cell>
          <table:table-cell office:value-type="float" office:value="12">
            <text:p>12</text:p>
          </table:table-cell>
          <table:table-cell office:value-type="float" office:value="12.56">
            <text:p>12.56</text:p>
          </table:table-cell>
          <table:table-cell office:value-type="float" office:value="2.01">
            <text:p>2.01</text:p>
          </table:table-cell>
          <table:table-cell office:value-type="float" office:value="2.47">
            <text:p>2.47</text:p>
          </table:table-cell>
          <table:table-cell office:value-type="float" office:value="1.92">
            <text:p>1.92</text:p>
          </table:table-cell>
          <table:table-cell office:value-type="float" office:value="2.5">
            <text:p>2.5</text:p>
          </table:table-cell>
          <table:table-cell office:value-type="string">
            <text:p>EDn,EF</text:p>
          </table:table-cell>
        </table:table-row>
        <table:table-row table:style-name="ro1">
          <table:table-cell office:value-type="string">
            <text:p>ESO 352-G064</text:p>
          </table:table-cell>
          <table:table-cell office:value-type="string">
            <text:p>20.82±0.06</text:p>
          </table:table-cell>
          <table:table-cell office:value-type="string">
            <text:p>18.45±0.02</text:p>
          </table:table-cell>
          <table:table-cell office:value-type="string">
            <text:p>2.38±0.06</text:p>
          </table:table-cell>
          <table:table-cell office:value-type="string">
            <text:p>...</text:p>
          </table:table-cell>
          <table:table-cell office:value-type="string">
            <text:p>18.58±0.02</text:p>
          </table:table-cell>
          <table:table-cell office:value-type="string">
            <text:p>...</text:p>
          </table:table-cell>
          <table:table-cell office:value-type="float" office:value="34.45">
            <text:p>34.45</text:p>
          </table:table-cell>
          <table:table-cell office:value-type="float" office:value="35.22">
            <text:p>35.22</text:p>
          </table:table-cell>
          <table:table-cell office:value-type="string">
            <text:p>...</text:p>
          </table:table-cell>
          <table:table-cell office:value-type="float" office:value="6.51">
            <text:p>6.51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0527</text:p>
          </table:table-cell>
          <table:table-cell office:value-type="string">
            <text:p>19.67±0.05</text:p>
          </table:table-cell>
          <table:table-cell office:value-type="string">
            <text:p>18.04±0.19</text:p>
          </table:table-cell>
          <table:table-cell office:value-type="string">
            <text:p>1.64±0.19</text:p>
          </table:table-cell>
          <table:table-cell office:value-type="string">
            <text:p>19.69±0.07</text:p>
          </table:table-cell>
          <table:table-cell office:value-type="string">
            <text:p>18.23±0.02</text:p>
          </table:table-cell>
          <table:table-cell office:value-type="string">
            <text:p>1.45±0.08</text:p>
          </table:table-cell>
          <table:table-cell office:value-type="float" office:value="34.87">
            <text:p>34.87</text:p>
          </table:table-cell>
          <table:table-cell office:value-type="float" office:value="35.35">
            <text:p>35.35</text:p>
          </table:table-cell>
          <table:table-cell office:value-type="float" office:value="8.38">
            <text:p>8.38</text:p>
          </table:table-cell>
          <table:table-cell office:value-type="float" office:value="11.15">
            <text:p>11.15</text:p>
          </table:table-cell>
          <table:table-cell office:value-type="string">
            <text:p>...</text:p>
          </table:table-cell>
          <table:table-cell office:value-type="float" office:value="3.11">
            <text:p>3.11</text:p>
          </table:table-cell>
          <table:table-cell table:number-columns-repeated="2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NGC 0514</text:p>
          </table:table-cell>
          <table:table-cell office:value-type="string">
            <text:p>14.59±0.01</text:p>
          </table:table-cell>
          <table:table-cell office:value-type="string">
            <text:p>14.21±0.01</text:p>
          </table:table-cell>
          <table:table-cell office:value-type="string">
            <text:p>0.38±0.01</text:p>
          </table:table-cell>
          <table:table-cell office:value-type="string">
            <text:p>14.64±0.01</text:p>
          </table:table-cell>
          <table:table-cell office:value-type="string">
            <text:p>14.26±0.01</text:p>
          </table:table-cell>
          <table:table-cell office:value-type="string">
            <text:p>0.38±0.01</text:p>
          </table:table-cell>
          <table:table-cell office:value-type="float" office:value="36.2">
            <text:p>36.2</text:p>
          </table:table-cell>
          <table:table-cell office:value-type="float" office:value="36.18">
            <text:p>36.18</text:p>
          </table:table-cell>
          <table:table-cell office:value-type="float" office:value="42.16">
            <text:p>42.16</text:p>
          </table:table-cell>
          <table:table-cell office:value-type="float" office:value="40.69">
            <text:p>40.69</text:p>
          </table:table-cell>
          <table:table-cell office:value-type="float" office:value="2.43">
            <text:p>2.43</text:p>
          </table:table-cell>
          <table:table-cell office:value-type="float" office:value="2.47">
            <text:p>2.47</text:p>
          </table:table-cell>
          <table:table-cell office:value-type="float" office:value="2.34">
            <text:p>2.34</text:p>
          </table:table-cell>
          <table:table-cell office:value-type="float" office:value="2.42">
            <text:p>2.42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ESO 352-G069</text:p>
          </table:table-cell>
          <table:table-cell office:value-type="string">
            <text:p>16.34±0.01</text:p>
          </table:table-cell>
          <table:table-cell office:value-type="string">
            <text:p>15.89±0.01</text:p>
          </table:table-cell>
          <table:table-cell office:value-type="string">
            <text:p>0.46±0.01</text:p>
          </table:table-cell>
          <table:table-cell office:value-type="string">
            <text:p>16.54±0.02</text:p>
          </table:table-cell>
          <table:table-cell office:value-type="string">
            <text:p>16.03±0.01</text:p>
          </table:table-cell>
          <table:table-cell office:value-type="string">
            <text:p>0.50±0.02</text:p>
          </table:table-cell>
          <table:table-cell office:value-type="float" office:value="36.24">
            <text:p>36.24</text:p>
          </table:table-cell>
          <table:table-cell office:value-type="float" office:value="36.25">
            <text:p>36.25</text:p>
          </table:table-cell>
          <table:table-cell office:value-type="float" office:value="19.55">
            <text:p>19.55</text:p>
          </table:table-cell>
          <table:table-cell office:value-type="float" office:value="15.66">
            <text:p>15.66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00957</text:p>
          </table:table-cell>
          <table:table-cell office:value-type="string">
            <text:p>19.18±0.10</text:p>
          </table:table-cell>
          <table:table-cell office:value-type="string">
            <text:p>18.56±0.05</text:p>
          </table:table-cell>
          <table:table-cell office:value-type="string">
            <text:p>0.62±0.11</text:p>
          </table:table-cell>
          <table:table-cell office:value-type="string">
            <text:p>19.26±0.09</text:p>
          </table:table-cell>
          <table:table-cell office:value-type="string">
            <text:p>18.70±0.04</text:p>
          </table:table-cell>
          <table:table-cell office:value-type="string">
            <text:p>0.56±0.10</text:p>
          </table:table-cell>
          <table:table-cell office:value-type="float" office:value="34.23">
            <text:p>34.23</text:p>
          </table:table-cell>
          <table:table-cell office:value-type="float" office:value="34.3">
            <text:p>34.3</text:p>
          </table:table-cell>
          <table:table-cell office:value-type="float" office:value="13.62">
            <text:p>13.62</text:p>
          </table:table-cell>
          <table:table-cell office:value-type="float" office:value="14.88">
            <text:p>14.88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0520</text:p>
          </table:table-cell>
          <table:table-cell office:value-type="string">
            <text:p>16.04±0.01</text:p>
          </table:table-cell>
          <table:table-cell office:value-type="string">
            <text:p>15.03±0.02</text:p>
          </table:table-cell>
          <table:table-cell office:value-type="string">
            <text:p>1.01±0.02</text:p>
          </table:table-cell>
          <table:table-cell office:value-type="string">
            <text:p>16.19±0.01</text:p>
          </table:table-cell>
          <table:table-cell office:value-type="string">
            <text:p>15.21±0.01</text:p>
          </table:table-cell>
          <table:table-cell office:value-type="string">
            <text:p>0.97±0.02</text:p>
          </table:table-cell>
          <table:table-cell office:value-type="float" office:value="35.51">
            <text:p>35.51</text:p>
          </table:table-cell>
          <table:table-cell office:value-type="float" office:value="35.74">
            <text:p>35.74</text:p>
          </table:table-cell>
          <table:table-cell office:value-type="float" office:value="29.29">
            <text:p>29.29</text:p>
          </table:table-cell>
          <table:table-cell office:value-type="float" office:value="31.43">
            <text:p>31.43</text:p>
          </table:table-cell>
          <table:table-cell office:value-type="float" office:value="2.93">
            <text:p>2.93</text:p>
          </table:table-cell>
          <table:table-cell office:value-type="float" office:value="3.12">
            <text:p>3.12</text:p>
          </table:table-cell>
          <table:table-cell office:value-type="float" office:value="3.05">
            <text:p>3.05</text:p>
          </table:table-cell>
          <table:table-cell office:value-type="float" office:value="3.21">
            <text:p>3.21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0530</text:p>
          </table:table-cell>
          <table:table-cell office:value-type="string">
            <text:p>19.89±0.11</text:p>
          </table:table-cell>
          <table:table-cell office:value-type="string">
            <text:p>18.27±0.02</text:p>
          </table:table-cell>
          <table:table-cell office:value-type="string">
            <text:p>1.62±0.12</text:p>
          </table:table-cell>
          <table:table-cell office:value-type="string">
            <text:p>...</text:p>
          </table:table-cell>
          <table:table-cell office:value-type="string">
            <text:p>18.38±0.02</text:p>
          </table:table-cell>
          <table:table-cell office:value-type="string">
            <text:p>...</text:p>
          </table:table-cell>
          <table:table-cell office:value-type="float" office:value="34.68">
            <text:p>34.68</text:p>
          </table:table-cell>
          <table:table-cell office:value-type="float" office:value="35.15">
            <text:p>35.15</text:p>
          </table:table-cell>
          <table:table-cell office:value-type="string">
            <text:p>...</text:p>
          </table:table-cell>
          <table:table-cell office:value-type="float" office:value="8.4">
            <text:p>8.4</text:p>
          </table:table-cell>
          <table:table-cell table:number-columns-repeated="4" office:value-type="string">
            <text:p>...</text:p>
          </table:table-cell>
          <table:table-cell office:value-type="string">
            <text:p>VF</text:p>
          </table:table-cell>
        </table:table-row>
        <table:table-row table:style-name="ro1">
          <table:table-cell office:value-type="string">
            <text:p>IC 0107</text:p>
          </table:table-cell>
          <table:table-cell office:value-type="string">
            <text:p>16.94±0.01</text:p>
          </table:table-cell>
          <table:table-cell office:value-type="string">
            <text:p>16.59±0.01</text:p>
          </table:table-cell>
          <table:table-cell office:value-type="string">
            <text:p>0.36±0.02</text:p>
          </table:table-cell>
          <table:table-cell office:value-type="string">
            <text:p>16.99±0.03</text:p>
          </table:table-cell>
          <table:table-cell office:value-type="string">
            <text:p>16.66±0.01</text:p>
          </table:table-cell>
          <table:table-cell office:value-type="string">
            <text:p>0.33±0.03</text:p>
          </table:table-cell>
          <table:table-cell office:value-type="float" office:value="36.08">
            <text:p>36.08</text:p>
          </table:table-cell>
          <table:table-cell office:value-type="float" office:value="36.04">
            <text:p>36.04</text:p>
          </table:table-cell>
          <table:table-cell office:value-type="float" office:value="12.28">
            <text:p>12.28</text:p>
          </table:table-cell>
          <table:table-cell office:value-type="float" office:value="12.52">
            <text:p>12.52</text:p>
          </table:table-cell>
          <table:table-cell table:number-columns-repeated="4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UGC 00984</text:p>
          </table:table-cell>
          <table:table-cell office:value-type="string">
            <text:p>21.01±0.34</text:p>
          </table:table-cell>
          <table:table-cell office:value-type="string">
            <text:p>18.94±0.04</text:p>
          </table:table-cell>
          <table:table-cell office:value-type="string">
            <text:p>2.07±0.34</text:p>
          </table:table-cell>
          <table:table-cell office:value-type="string">
            <text:p>...</text:p>
          </table:table-cell>
          <table:table-cell office:value-type="string">
            <text:p>19.03±0.04</text:p>
          </table:table-cell>
          <table:table-cell office:value-type="string">
            <text:p>...</text:p>
          </table:table-cell>
          <table:table-cell office:value-type="float" office:value="34.2">
            <text:p>34.2</text:p>
          </table:table-cell>
          <table:table-cell office:value-type="float" office:value="34.85">
            <text:p>34.85</text:p>
          </table:table-cell>
          <table:table-cell table:number-columns-repeated="7" office:value-type="string">
            <text:p>...</text:p>
          </table:table-cell>
        </table:table-row>
        <table:table-row table:style-name="ro1">
          <table:table-cell office:value-type="string">
            <text:p>IC 1698</text:p>
          </table:table-cell>
          <table:table-cell office:value-type="string">
            <text:p>17.70±0.06</text:p>
          </table:table-cell>
          <table:table-cell office:value-type="string">
            <text:p>17.19±0.02</text:p>
          </table:table-cell>
          <table:table-cell office:value-type="string">
            <text:p>0.50±0.07</text:p>
          </table:table-cell>
          <table:table-cell office:value-type="string">
            <text:p>17.78±0.03</text:p>
          </table:table-cell>
          <table:table-cell office:value-type="string">
            <text:p>17.40±0.02</text:p>
          </table:table-cell>
          <table:table-cell office:value-type="string">
            <text:p>0.38±0.04</text:p>
          </table:table-cell>
          <table:table-cell office:value-type="float" office:value="35.79">
            <text:p>35.79</text:p>
          </table:table-cell>
          <table:table-cell office:value-type="float" office:value="35.82">
            <text:p>35.82</text:p>
          </table:table-cell>
          <table:table-cell office:value-type="float" office:value="13.55">
            <text:p>13.55</text:p>
          </table:table-cell>
          <table:table-cell office:value-type="float" office:value="14.16">
            <text:p>14.16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UGC 00985</text:p>
          </table:table-cell>
          <table:table-cell office:value-type="string">
            <text:p>17.89±0.04</text:p>
          </table:table-cell>
          <table:table-cell office:value-type="string">
            <text:p>17.44±0.03</text:p>
          </table:table-cell>
          <table:table-cell office:value-type="string">
            <text:p>0.45±0.05</text:p>
          </table:table-cell>
          <table:table-cell office:value-type="string">
            <text:p>18.21±0.03</text:p>
          </table:table-cell>
          <table:table-cell office:value-type="string">
            <text:p>17.68±0.02</text:p>
          </table:table-cell>
          <table:table-cell office:value-type="string">
            <text:p>0.54±0.04</text:p>
          </table:table-cell>
          <table:table-cell table:number-columns-repeated="2" office:value-type="float" office:value="36.18">
            <text:p>36.18</text:p>
          </table:table-cell>
          <table:table-cell office:value-type="float" office:value="14.38">
            <text:p>14.38</text:p>
          </table:table-cell>
          <table:table-cell office:value-type="float" office:value="13.58">
            <text:p>13.58</text:p>
          </table:table-cell>
          <table:table-cell office:value-type="float" office:value="2.29">
            <text:p>2.29</text:p>
          </table:table-cell>
          <table:table-cell office:value-type="float" office:value="2.31">
            <text:p>2.31</text:p>
          </table:table-cell>
          <table:table-cell office:value-type="float" office:value="2.35">
            <text:p>2.35</text:p>
          </table:table-cell>
          <table:table-cell office:value-type="float" office:value="2.33">
            <text:p>2.33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IC 1700</text:p>
          </table:table-cell>
          <table:table-cell office:value-type="string">
            <text:p>19.94±0.09</text:p>
          </table:table-cell>
          <table:table-cell office:value-type="string">
            <text:p>17.86±0.04</text:p>
          </table:table-cell>
          <table:table-cell office:value-type="string">
            <text:p>2.08±0.10</text:p>
          </table:table-cell>
          <table:table-cell office:value-type="string">
            <text:p>19.93±0.22</text:p>
          </table:table-cell>
          <table:table-cell office:value-type="string">
            <text:p>18.16±0.04</text:p>
          </table:table-cell>
          <table:table-cell office:value-type="string">
            <text:p>1.77±0.22</text:p>
          </table:table-cell>
          <table:table-cell office:value-type="float" office:value="34.88">
            <text:p>34.88</text:p>
          </table:table-cell>
          <table:table-cell office:value-type="float" office:value="35.53">
            <text:p>35.53</text:p>
          </table:table-cell>
          <table:table-cell office:value-type="string">
            <text:p>...</text:p>
          </table:table-cell>
          <table:table-cell office:value-type="float" office:value="16.7">
            <text:p>16.7</text:p>
          </table:table-cell>
          <table:table-cell table:number-columns-repeated="5" office:value-type="string">
            <text:p>...</text:p>
          </table:table-cell>
        </table:table-row>
        <table:table-row table:style-name="ro1">
          <table:table-cell office:value-type="string">
            <text:p>NGC 0538</text:p>
          </table:table-cell>
          <table:table-cell office:value-type="string">
            <text:p>19.77±0.01</text:p>
          </table:table-cell>
          <table:table-cell office:value-type="string">
            <text:p>18.74±0.08</text:p>
          </table:table-cell>
          <table:table-cell office:value-type="string">
            <text:p>1.03±0.09</text:p>
          </table:table-cell>
          <table:table-cell office:value-type="string">
            <text:p>...</text:p>
          </table:table-cell>
          <table:table-cell office:value-type="string">
            <text:p>18.97±0.05</text:p>
          </table:table-cell>
          <table:table-cell office:value-type="string">
            <text:p>...</text:p>
          </table:table-cell>
          <table:table-cell office:value-type="float" office:value="34.8">
            <text:p>34.8</text:p>
          </table:table-cell>
          <table:table-cell office:value-type="float" office:value="35.04">
            <text:p>35.04</text:p>
          </table:table-cell>
          <table:table-cell table:number-columns-repeated="7" office:value-type="string">
            <text:p>...</text:p>
          </table:table-cell>
        </table:table-row>
        <table:table-row table:style-name="ro1">
          <table:table-cell office:value-type="string">
            <text:p>NGC 0535</text:p>
          </table:table-cell>
          <table:table-cell office:value-type="string">
            <text:p>20.10±0.05</text:p>
          </table:table-cell>
          <table:table-cell office:value-type="string">
            <text:p>18.66±0.03</text:p>
          </table:table-cell>
          <table:table-cell office:value-type="string">
            <text:p>1.44±0.06</text:p>
          </table:table-cell>
          <table:table-cell office:value-type="string">
            <text:p>...</text:p>
          </table:table-cell>
          <table:table-cell office:value-type="string">
            <text:p>18.85±0.03</text:p>
          </table:table-cell>
          <table:table-cell office:value-type="string">
            <text:p>...</text:p>
          </table:table-cell>
          <table:table-cell office:value-type="float" office:value="34.58">
            <text:p>34.58</text:p>
          </table:table-cell>
          <table:table-cell office:value-type="float" office:value="34.98">
            <text:p>34.98</text:p>
          </table:table-cell>
          <table:table-cell office:value-type="string">
            <text:p>...</text:p>
          </table:table-cell>
          <table:table-cell office:value-type="float" office:value="7.36">
            <text:p>7.36</text:p>
          </table:table-cell>
          <table:table-cell table:number-columns-repeated="5" office:value-type="string">
            <text:p>...</text:p>
          </table:table-cell>
        </table:table-row>
        <table:table-row table:style-name="ro1">
          <table:table-cell office:value-type="string">
            <text:p>UGC 00999</text:p>
          </table:table-cell>
          <table:table-cell office:value-type="string">
            <text:p>18.36±0.01</text:p>
          </table:table-cell>
          <table:table-cell office:value-type="string">
            <text:p>17.85±0.01</text:p>
          </table:table-cell>
          <table:table-cell office:value-type="string">
            <text:p>0.51±0.02</text:p>
          </table:table-cell>
          <table:table-cell office:value-type="string">
            <text:p>18.53±0.05</text:p>
          </table:table-cell>
          <table:table-cell office:value-type="string">
            <text:p>18.04±0.02</text:p>
          </table:table-cell>
          <table:table-cell office:value-type="string">
            <text:p>0.49±0.05</text:p>
          </table:table-cell>
          <table:table-cell office:value-type="float" office:value="36.3">
            <text:p>36.3</text:p>
          </table:table-cell>
          <table:table-cell office:value-type="float" office:value="36.32">
            <text:p>36.32</text:p>
          </table:table-cell>
          <table:table-cell office:value-type="float" office:value="7.89">
            <text:p>7.89</text:p>
          </table:table-cell>
          <table:table-cell office:value-type="float" office:value="8.33">
            <text:p>8.33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01003</text:p>
          </table:table-cell>
          <table:table-cell office:value-type="string">
            <text:p>20.98±0.10</text:p>
          </table:table-cell>
          <table:table-cell office:value-type="string">
            <text:p>19.30±0.01</text:p>
          </table:table-cell>
          <table:table-cell office:value-type="string">
            <text:p>1.68±0.10</text:p>
          </table:table-cell>
          <table:table-cell office:value-type="string">
            <text:p>...</text:p>
          </table:table-cell>
          <table:table-cell office:value-type="string">
            <text:p>19.43±0.05</text:p>
          </table:table-cell>
          <table:table-cell office:value-type="string">
            <text:p>...</text:p>
          </table:table-cell>
          <table:table-cell office:value-type="float" office:value="34.28">
            <text:p>34.28</text:p>
          </table:table-cell>
          <table:table-cell office:value-type="float" office:value="34.78">
            <text:p>34.78</text:p>
          </table:table-cell>
          <table:table-cell table:number-columns-repeated="7" office:value-type="string">
            <text:p>...</text:p>
          </table:table-cell>
        </table:table-row>
        <table:table-row table:style-name="ro1">
          <table:table-cell office:value-type="string">
            <text:p>NGC 0541</text:p>
          </table:table-cell>
          <table:table-cell office:value-type="string">
            <text:p>18.74±0.07</text:p>
          </table:table-cell>
          <table:table-cell office:value-type="string">
            <text:p>17.44±0.05</text:p>
          </table:table-cell>
          <table:table-cell office:value-type="string">
            <text:p>1.31±0.09</text:p>
          </table:table-cell>
          <table:table-cell office:value-type="string">
            <text:p>...</text:p>
          </table:table-cell>
          <table:table-cell office:value-type="string">
            <text:p>17.74±0.04</text:p>
          </table:table-cell>
          <table:table-cell office:value-type="string">
            <text:p>...</text:p>
          </table:table-cell>
          <table:table-cell office:value-type="float" office:value="35.2">
            <text:p>35.2</text:p>
          </table:table-cell>
          <table:table-cell office:value-type="float" office:value="35.55">
            <text:p>35.55</text:p>
          </table:table-cell>
          <table:table-cell office:value-type="string">
            <text:p>...</text:p>
          </table:table-cell>
          <table:table-cell office:value-type="float" office:value="22.11">
            <text:p>22.11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0545</text:p>
          </table:table-cell>
          <table:table-cell office:value-type="string">
            <text:p>18.65±0.10</text:p>
          </table:table-cell>
          <table:table-cell office:value-type="string">
            <text:p>16.95±0.04</text:p>
          </table:table-cell>
          <table:table-cell office:value-type="string">
            <text:p>1.70±0.10</text:p>
          </table:table-cell>
          <table:table-cell office:value-type="string">
            <text:p>18.67±0.11</text:p>
          </table:table-cell>
          <table:table-cell office:value-type="string">
            <text:p>17.31±0.03</text:p>
          </table:table-cell>
          <table:table-cell office:value-type="string">
            <text:p>1.35±0.12</text:p>
          </table:table-cell>
          <table:table-cell office:value-type="float" office:value="35.23">
            <text:p>35.23</text:p>
          </table:table-cell>
          <table:table-cell office:value-type="float" office:value="35.74">
            <text:p>35.74</text:p>
          </table:table-cell>
          <table:table-cell office:value-type="float" office:value="9.85">
            <text:p>9.85</text:p>
          </table:table-cell>
          <table:table-cell office:value-type="float" office:value="30.41">
            <text:p>30.41</text:p>
          </table:table-cell>
          <table:table-cell office:value-type="string">
            <text:p>...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0547</text:p>
          </table:table-cell>
          <table:table-cell office:value-type="string">
            <text:p>18.56±0.11</text:p>
          </table:table-cell>
          <table:table-cell office:value-type="string">
            <text:p>16.61±0.22</text:p>
          </table:table-cell>
          <table:table-cell office:value-type="string">
            <text:p>1.95±0.25</text:p>
          </table:table-cell>
          <table:table-cell office:value-type="string">
            <text:p>18.87±0.08</text:p>
          </table:table-cell>
          <table:table-cell office:value-type="string">
            <text:p>17.69±0.03</text:p>
          </table:table-cell>
          <table:table-cell office:value-type="string">
            <text:p>1.18±0.09</text:p>
          </table:table-cell>
          <table:table-cell office:value-type="float" office:value="35.29">
            <text:p>35.29</text:p>
          </table:table-cell>
          <table:table-cell office:value-type="float" office:value="35.89">
            <text:p>35.89</text:p>
          </table:table-cell>
          <table:table-cell table:number-columns-repeated="6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NGC 0557</text:p>
          </table:table-cell>
          <table:table-cell office:value-type="string">
            <text:p>19.03±0.16</text:p>
          </table:table-cell>
          <table:table-cell office:value-type="string">
            <text:p>17.92±0.02</text:p>
          </table:table-cell>
          <table:table-cell office:value-type="string">
            <text:p>1.11±0.16</text:p>
          </table:table-cell>
          <table:table-cell office:value-type="string">
            <text:p>...</text:p>
          </table:table-cell>
          <table:table-cell office:value-type="string">
            <text:p>18.07±0.03</text:p>
          </table:table-cell>
          <table:table-cell office:value-type="string">
            <text:p>...</text:p>
          </table:table-cell>
          <table:table-cell office:value-type="float" office:value="35.11">
            <text:p>35.11</text:p>
          </table:table-cell>
          <table:table-cell office:value-type="float" office:value="35.38">
            <text:p>35.38</text:p>
          </table:table-cell>
          <table:table-cell office:value-type="float" office:value="13.78">
            <text:p>13.78</text:p>
          </table:table-cell>
          <table:table-cell office:value-type="float" office:value="12.83">
            <text:p>12.83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ESO 353-G002</text:p>
          </table:table-cell>
          <table:table-cell office:value-type="string">
            <text:p>16.63±0.01</text:p>
          </table:table-cell>
          <table:table-cell office:value-type="string">
            <text:p>16.25±0.01</text:p>
          </table:table-cell>
          <table:table-cell office:value-type="string">
            <text:p>0.38±0.01</text:p>
          </table:table-cell>
          <table:table-cell office:value-type="string">
            <text:p>16.89±0.02</text:p>
          </table:table-cell>
          <table:table-cell office:value-type="string">
            <text:p>16.54±0.01</text:p>
          </table:table-cell>
          <table:table-cell office:value-type="string">
            <text:p>0.36±0.02</text:p>
          </table:table-cell>
          <table:table-cell office:value-type="float" office:value="36.12">
            <text:p>36.12</text:p>
          </table:table-cell>
          <table:table-cell office:value-type="float" office:value="36.1">
            <text:p>36.1</text:p>
          </table:table-cell>
          <table:table-cell office:value-type="float" office:value="10.83">
            <text:p>10.83</text:p>
          </table:table-cell>
          <table:table-cell office:value-type="float" office:value="11.42">
            <text:p>11.42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UGC 01026</text:p>
          </table:table-cell>
          <table:table-cell office:value-type="string">
            <text:p>17.75±0.03</text:p>
          </table:table-cell>
          <table:table-cell office:value-type="string">
            <text:p>17.47±0.01</text:p>
          </table:table-cell>
          <table:table-cell office:value-type="string">
            <text:p>0.27±0.03</text:p>
          </table:table-cell>
          <table:table-cell office:value-type="string">
            <text:p>17.77±0.04</text:p>
          </table:table-cell>
          <table:table-cell office:value-type="string">
            <text:p>17.50±0.02</text:p>
          </table:table-cell>
          <table:table-cell office:value-type="string">
            <text:p>0.27±0.04</text:p>
          </table:table-cell>
          <table:table-cell office:value-type="float" office:value="35.46">
            <text:p>35.46</text:p>
          </table:table-cell>
          <table:table-cell office:value-type="float" office:value="35.39">
            <text:p>35.39</text:p>
          </table:table-cell>
          <table:table-cell office:value-type="float" office:value="19.06">
            <text:p>19.06</text:p>
          </table:table-cell>
          <table:table-cell office:value-type="float" office:value="19.39">
            <text:p>19.39</text:p>
          </table:table-cell>
          <table:table-cell office:value-type="float" office:value="2.22">
            <text:p>2.22</text:p>
          </table:table-cell>
          <table:table-cell office:value-type="float" office:value="2.25">
            <text:p>2.25</text:p>
          </table:table-cell>
          <table:table-cell table:number-columns-repeated="2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UGC 01040</text:p>
          </table:table-cell>
          <table:table-cell office:value-type="string">
            <text:p>20.78±0.18</text:p>
          </table:table-cell>
          <table:table-cell office:value-type="string">
            <text:p>18.78±0.02</text:p>
          </table:table-cell>
          <table:table-cell office:value-type="string">
            <text:p>2.00±0.18</text:p>
          </table:table-cell>
          <table:table-cell office:value-type="string">
            <text:p>20.89±0.13</text:p>
          </table:table-cell>
          <table:table-cell office:value-type="string">
            <text:p>19.01±0.03</text:p>
          </table:table-cell>
          <table:table-cell office:value-type="string">
            <text:p>1.88±0.13</text:p>
          </table:table-cell>
          <table:table-cell office:value-type="float" office:value="34.23">
            <text:p>34.23</text:p>
          </table:table-cell>
          <table:table-cell office:value-type="float" office:value="34.85">
            <text:p>34.85</text:p>
          </table:table-cell>
          <table:table-cell office:value-type="float" office:value="5.44">
            <text:p>5.44</text:p>
          </table:table-cell>
          <table:table-cell office:value-type="float" office:value="7.29">
            <text:p>7.29</text:p>
          </table:table-cell>
          <table:table-cell table:number-columns-repeated="4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0568</text:p>
          </table:table-cell>
          <table:table-cell office:value-type="string">
            <text:p>19.11±0.17</text:p>
          </table:table-cell>
          <table:table-cell office:value-type="string">
            <text:p>17.57±0.04</text:p>
          </table:table-cell>
          <table:table-cell office:value-type="string">
            <text:p>1.54±0.17</text:p>
          </table:table-cell>
          <table:table-cell office:value-type="string">
            <text:p>19.15±0.08</text:p>
          </table:table-cell>
          <table:table-cell office:value-type="string">
            <text:p>17.93±0.03</text:p>
          </table:table-cell>
          <table:table-cell office:value-type="string">
            <text:p>1.23±0.09</text:p>
          </table:table-cell>
          <table:table-cell office:value-type="float" office:value="35.08">
            <text:p>35.08</text:p>
          </table:table-cell>
          <table:table-cell office:value-type="float" office:value="35.52">
            <text:p>35.52</text:p>
          </table:table-cell>
          <table:table-cell office:value-type="float" office:value="11.84">
            <text:p>11.84</text:p>
          </table:table-cell>
          <table:table-cell office:value-type="float" office:value="24.37">
            <text:p>24.37</text:p>
          </table:table-cell>
          <table:table-cell table:number-columns-repeated="4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UGC 01057</text:p>
          </table:table-cell>
          <table:table-cell office:value-type="string">
            <text:p>16.62±0.02</text:p>
          </table:table-cell>
          <table:table-cell office:value-type="string">
            <text:p>16.32±0.01</text:p>
          </table:table-cell>
          <table:table-cell office:value-type="string">
            <text:p>0.29±0.02</text:p>
          </table:table-cell>
          <table:table-cell office:value-type="string">
            <text:p>16.74±0.02</text:p>
          </table:table-cell>
          <table:table-cell office:value-type="string">
            <text:p>16.42±0.01</text:p>
          </table:table-cell>
          <table:table-cell office:value-type="string">
            <text:p>0.32±0.02</text:p>
          </table:table-cell>
          <table:table-cell office:value-type="float" office:value="36.2">
            <text:p>36.2</text:p>
          </table:table-cell>
          <table:table-cell office:value-type="float" office:value="36.15">
            <text:p>36.15</text:p>
          </table:table-cell>
          <table:table-cell office:value-type="float" office:value="13.25">
            <text:p>13.25</text:p>
          </table:table-cell>
          <table:table-cell office:value-type="float" office:value="12.64">
            <text:p>12.64</text:p>
          </table:table-cell>
          <table:table-cell office:value-type="float" office:value="2.16">
            <text:p>2.16</text:p>
          </table:table-cell>
          <table:table-cell office:value-type="float" office:value="2.26">
            <text:p>2.26</text:p>
          </table:table-cell>
          <table:table-cell office:value-type="float" office:value="2.12">
            <text:p>2.12</text:p>
          </table:table-cell>
          <table:table-cell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0574</text:p>
          </table:table-cell>
          <table:table-cell office:value-type="string">
            <text:p>16.15±0.01</text:p>
          </table:table-cell>
          <table:table-cell office:value-type="string">
            <text:p>15.52±0.01</text:p>
          </table:table-cell>
          <table:table-cell office:value-type="string">
            <text:p>0.63±0.02</text:p>
          </table:table-cell>
          <table:table-cell office:value-type="string">
            <text:p>16.29±0.01</text:p>
          </table:table-cell>
          <table:table-cell office:value-type="string">
            <text:p>15.64±0.01</text:p>
          </table:table-cell>
          <table:table-cell office:value-type="string">
            <text:p>0.64±0.02</text:p>
          </table:table-cell>
          <table:table-cell office:value-type="float" office:value="36.27">
            <text:p>36.27</text:p>
          </table:table-cell>
          <table:table-cell office:value-type="float" office:value="36.34">
            <text:p>36.34</text:p>
          </table:table-cell>
          <table:table-cell office:value-type="float" office:value="10.55">
            <text:p>10.55</text:p>
          </table:table-cell>
          <table:table-cell table:number-columns-repeated="5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IC 0127</text:p>
          </table:table-cell>
          <table:table-cell office:value-type="string">
            <text:p>19.05±0.06</text:p>
          </table:table-cell>
          <table:table-cell office:value-type="string">
            <text:p>17.76±0.16</text:p>
          </table:table-cell>
          <table:table-cell office:value-type="string">
            <text:p>1.29±0.17</text:p>
          </table:table-cell>
          <table:table-cell office:value-type="string">
            <text:p>19.18±0.07</text:p>
          </table:table-cell>
          <table:table-cell office:value-type="string">
            <text:p>17.98±0.02</text:p>
          </table:table-cell>
          <table:table-cell office:value-type="string">
            <text:p>1.19±0.07</text:p>
          </table:table-cell>
          <table:table-cell office:value-type="float" office:value="34.19">
            <text:p>34.19</text:p>
          </table:table-cell>
          <table:table-cell office:value-type="float" office:value="34.53">
            <text:p>34.53</text:p>
          </table:table-cell>
          <table:table-cell office:value-type="float" office:value="11.32">
            <text:p>11.32</text:p>
          </table:table-cell>
          <table:table-cell office:value-type="float" office:value="13.62">
            <text:p>13.62</text:p>
          </table:table-cell>
          <table:table-cell office:value-type="string">
            <text:p>...</text:p>
          </table:table-cell>
          <table:table-cell office:value-type="float" office:value="2.93">
            <text:p>2.93</text:p>
          </table:table-cell>
          <table:table-cell table:number-columns-repeated="2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0584</text:p>
          </table:table-cell>
          <table:table-cell office:value-type="string">
            <text:p>17.47±0.04</text:p>
          </table:table-cell>
          <table:table-cell office:value-type="string">
            <text:p>15.65±0.01</text:p>
          </table:table-cell>
          <table:table-cell office:value-type="string">
            <text:p>1.82±0.04</text:p>
          </table:table-cell>
          <table:table-cell office:value-type="string">
            <text:p>17.65±0.04</text:p>
          </table:table-cell>
          <table:table-cell office:value-type="string">
            <text:p>15.80±0.01</text:p>
          </table:table-cell>
          <table:table-cell office:value-type="string">
            <text:p>1.86±0.04</text:p>
          </table:table-cell>
          <table:table-cell office:value-type="float" office:value="34.83">
            <text:p>34.83</text:p>
          </table:table-cell>
          <table:table-cell office:value-type="float" office:value="35.38">
            <text:p>35.38</text:p>
          </table:table-cell>
          <table:table-cell office:value-type="float" office:value="28.82">
            <text:p>28.82</text:p>
          </table:table-cell>
          <table:table-cell office:value-type="float" office:value="27.02">
            <text:p>27.02</text:p>
          </table:table-cell>
          <table:table-cell office:value-type="float" office:value="7.04">
            <text:p>7.04</text:p>
          </table:table-cell>
          <table:table-cell office:value-type="float" office:value="5.72">
            <text:p>5.72</text:p>
          </table:table-cell>
          <table:table-cell table:number-columns-repeated="2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0586</text:p>
          </table:table-cell>
          <table:table-cell office:value-type="string">
            <text:p>18.31±0.04</text:p>
          </table:table-cell>
          <table:table-cell office:value-type="string">
            <text:p>17.27±0.02</text:p>
          </table:table-cell>
          <table:table-cell office:value-type="string">
            <text:p>1.03±0.05</text:p>
          </table:table-cell>
          <table:table-cell office:value-type="string">
            <text:p>18.33±0.05</text:p>
          </table:table-cell>
          <table:table-cell office:value-type="string">
            <text:p>17.37±0.02</text:p>
          </table:table-cell>
          <table:table-cell office:value-type="string">
            <text:p>0.96±0.05</text:p>
          </table:table-cell>
          <table:table-cell office:value-type="float" office:value="34.48">
            <text:p>34.48</text:p>
          </table:table-cell>
          <table:table-cell office:value-type="float" office:value="34.72">
            <text:p>34.72</text:p>
          </table:table-cell>
          <table:table-cell office:value-type="float" office:value="9.01">
            <text:p>9.01</text:p>
          </table:table-cell>
          <table:table-cell office:value-type="float" office:value="10.63">
            <text:p>10.63</text:p>
          </table:table-cell>
          <table:table-cell table:number-columns-repeated="5" office:value-type="string">
            <text:p>...</text:p>
          </table:table-cell>
        </table:table-row>
        <table:table-row table:style-name="ro1">
          <table:table-cell office:value-type="string">
            <text:p>MESSIER 033</text:p>
          </table:table-cell>
          <table:table-cell office:value-type="string">
            <text:p>7.99±0.01</text:p>
          </table:table-cell>
          <table:table-cell office:value-type="string">
            <text:p>7.78±0.02</text:p>
          </table:table-cell>
          <table:table-cell office:value-type="string">
            <text:p>0.21±0.02</text:p>
          </table:table-cell>
          <table:table-cell office:value-type="string">
            <text:p>7.98±0.01</text:p>
          </table:table-cell>
          <table:table-cell table:number-columns-repeated="2" office:value-type="string">
            <text:p>...</text:p>
          </table:table-cell>
          <table:table-cell office:value-type="float" office:value="35.59">
            <text:p>35.59</text:p>
          </table:table-cell>
          <table:table-cell office:value-type="float" office:value="35.5">
            <text:p>35.5</text:p>
          </table:table-cell>
          <table:table-cell office:value-type="float" office:value="623.82">
            <text:p>623.82</text:p>
          </table:table-cell>
          <table:table-cell office:value-type="float" office:value="577.54">
            <text:p>577.54</text:p>
          </table:table-cell>
          <table:table-cell office:value-type="float" office:value="2.44">
            <text:p>2.44</text:p>
          </table:table-cell>
          <table:table-cell office:value-type="float" office:value="2.38">
            <text:p>2.38</text:p>
          </table:table-cell>
          <table:table-cell office:value-type="float" office:value="2.36">
            <text:p>2.36</text:p>
          </table:table-cell>
          <table:table-cell office:value-type="float" office:value="2.3">
            <text:p>2.3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NGC 0628</text:p>
          </table:table-cell>
          <table:table-cell office:value-type="string">
            <text:p>11.70±0.01</text:p>
          </table:table-cell>
          <table:table-cell office:value-type="string">
            <text:p>11.41±0.01</text:p>
          </table:table-cell>
          <table:table-cell office:value-type="string">
            <text:p>0.29±0.01</text:p>
          </table:table-cell>
          <table:table-cell office:value-type="string">
            <text:p>11.81±0.01</text:p>
          </table:table-cell>
          <table:table-cell office:value-type="string">
            <text:p>11.50±0.01</text:p>
          </table:table-cell>
          <table:table-cell office:value-type="string">
            <text:p>0.31±0.01</text:p>
          </table:table-cell>
          <table:table-cell office:value-type="float" office:value="36.35">
            <text:p>36.35</text:p>
          </table:table-cell>
          <table:table-cell office:value-type="float" office:value="36.29">
            <text:p>36.29</text:p>
          </table:table-cell>
          <table:table-cell office:value-type="float" office:value="150">
            <text:p>150</text:p>
          </table:table-cell>
          <table:table-cell office:value-type="float" office:value="141.7">
            <text:p>141.7</text:p>
          </table:table-cell>
          <table:table-cell office:value-type="float" office:value="2.24">
            <text:p>2.24</text:p>
          </table:table-cell>
          <table:table-cell office:value-type="float" office:value="2.31">
            <text:p>2.31</text:p>
          </table:table-cell>
          <table:table-cell office:value-type="float" office:value="2.17">
            <text:p>2.17</text:p>
          </table:table-cell>
          <table:table-cell office:value-type="float" office:value="2.3">
            <text:p>2.3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UGC 01181</text:p>
          </table:table-cell>
          <table:table-cell office:value-type="string">
            <text:p>18.94±0.05</text:p>
          </table:table-cell>
          <table:table-cell office:value-type="string">
            <text:p>18.22±0.02</text:p>
          </table:table-cell>
          <table:table-cell office:value-type="string">
            <text:p>0.71±0.05</text:p>
          </table:table-cell>
          <table:table-cell office:value-type="string">
            <text:p>19.07±0.05</text:p>
          </table:table-cell>
          <table:table-cell office:value-type="string">
            <text:p>18.41±0.02</text:p>
          </table:table-cell>
          <table:table-cell office:value-type="string">
            <text:p>0.66±0.05</text:p>
          </table:table-cell>
          <table:table-cell office:value-type="float" office:value="35.49">
            <text:p>35.49</text:p>
          </table:table-cell>
          <table:table-cell office:value-type="float" office:value="35.6">
            <text:p>35.6</text:p>
          </table:table-cell>
          <table:table-cell office:value-type="float" office:value="5.94">
            <text:p>5.94</text:p>
          </table:table-cell>
          <table:table-cell office:value-type="float" office:value="6.68">
            <text:p>6.68</text:p>
          </table:table-cell>
          <table:table-cell table:number-columns-repeated="5" office:value-type="string">
            <text:p>...</text:p>
          </table:table-cell>
        </table:table-row>
        <table:table-row table:style-name="ro1">
          <table:table-cell office:value-type="string">
            <text:p>IC 0148</text:p>
          </table:table-cell>
          <table:table-cell office:value-type="string">
            <text:p>14.98±0.01</text:p>
          </table:table-cell>
          <table:table-cell office:value-type="string">
            <text:p>14.66±0.01</text:p>
          </table:table-cell>
          <table:table-cell office:value-type="string">
            <text:p>0.32±0.01</text:p>
          </table:table-cell>
          <table:table-cell office:value-type="string">
            <text:p>15.03±0.01</text:p>
          </table:table-cell>
          <table:table-cell office:value-type="string">
            <text:p>14.71±0.01</text:p>
          </table:table-cell>
          <table:table-cell office:value-type="string">
            <text:p>0.32±0.01</text:p>
          </table:table-cell>
          <table:table-cell office:value-type="float" office:value="35.05">
            <text:p>35.05</text:p>
          </table:table-cell>
          <table:table-cell office:value-type="float" office:value="35">
            <text:p>35</text:p>
          </table:table-cell>
          <table:table-cell office:value-type="float" office:value="20.69">
            <text:p>20.69</text:p>
          </table:table-cell>
          <table:table-cell office:value-type="float" office:value="19.98">
            <text:p>19.98</text:p>
          </table:table-cell>
          <table:table-cell office:value-type="float" office:value="3.23">
            <text:p>3.23</text:p>
          </table:table-cell>
          <table:table-cell office:value-type="float" office:value="3.3">
            <text:p>3.3</text:p>
          </table:table-cell>
          <table:table-cell office:value-type="float" office:value="3.14">
            <text:p>3.14</text:p>
          </table:table-cell>
          <table:table-cell office:value-type="float" office:value="3.18">
            <text:p>3.18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UGC 01200</text:p>
          </table:table-cell>
          <table:table-cell office:value-type="string">
            <text:p>15.51±0.01</text:p>
          </table:table-cell>
          <table:table-cell office:value-type="string">
            <text:p>15.20±0.01</text:p>
          </table:table-cell>
          <table:table-cell office:value-type="string">
            <text:p>0.32±0.01</text:p>
          </table:table-cell>
          <table:table-cell office:value-type="string">
            <text:p>15.55±0.01</text:p>
          </table:table-cell>
          <table:table-cell office:value-type="string">
            <text:p>15.23±0.01</text:p>
          </table:table-cell>
          <table:table-cell office:value-type="string">
            <text:p>0.32±0.01</text:p>
          </table:table-cell>
          <table:table-cell office:value-type="float" office:value="34.87">
            <text:p>34.87</text:p>
          </table:table-cell>
          <table:table-cell office:value-type="float" office:value="34.82">
            <text:p>34.82</text:p>
          </table:table-cell>
          <table:table-cell office:value-type="float" office:value="12.99">
            <text:p>12.99</text:p>
          </table:table-cell>
          <table:table-cell office:value-type="float" office:value="13.21">
            <text:p>13.21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0660</text:p>
          </table:table-cell>
          <table:table-cell office:value-type="string">
            <text:p>14.69±0.01</text:p>
          </table:table-cell>
          <table:table-cell office:value-type="string">
            <text:p>14.28±0.01</text:p>
          </table:table-cell>
          <table:table-cell office:value-type="string">
            <text:p>0.41±0.01</text:p>
          </table:table-cell>
          <table:table-cell office:value-type="string">
            <text:p>14.81±0.01</text:p>
          </table:table-cell>
          <table:table-cell office:value-type="string">
            <text:p>14.38±0.01</text:p>
          </table:table-cell>
          <table:table-cell office:value-type="string">
            <text:p>0.43±0.01</text:p>
          </table:table-cell>
          <table:table-cell office:value-type="float" office:value="35.24">
            <text:p>35.24</text:p>
          </table:table-cell>
          <table:table-cell office:value-type="float" office:value="35.23">
            <text:p>35.23</text:p>
          </table:table-cell>
          <table:table-cell office:value-type="float" office:value="86.35">
            <text:p>86.35</text:p>
          </table:table-cell>
          <table:table-cell office:value-type="float" office:value="82.8">
            <text:p>82.8</text:p>
          </table:table-cell>
          <table:table-cell office:value-type="float" office:value="2.2">
            <text:p>2.2</text:p>
          </table:table-cell>
          <table:table-cell office:value-type="float" office:value="2.26">
            <text:p>2.26</text:p>
          </table:table-cell>
          <table:table-cell office:value-type="float" office:value="2.16">
            <text:p>2.16</text:p>
          </table:table-cell>
          <table:table-cell office:value-type="float" office:value="2.24">
            <text:p>2.24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UGC 01211</text:p>
          </table:table-cell>
          <table:table-cell office:value-type="string">
            <text:p>17.37±0.05</text:p>
          </table:table-cell>
          <table:table-cell office:value-type="string">
            <text:p>17.03±0.01</text:p>
          </table:table-cell>
          <table:table-cell office:value-type="string">
            <text:p>0.34±0.05</text:p>
          </table:table-cell>
          <table:table-cell office:value-type="string">
            <text:p>...</text:p>
          </table:table-cell>
          <table:table-cell office:value-type="string">
            <text:p>17.05±0.02</text:p>
          </table:table-cell>
          <table:table-cell office:value-type="string">
            <text:p>...</text:p>
          </table:table-cell>
          <table:table-cell office:value-type="float" office:value="35.06">
            <text:p>35.06</text:p>
          </table:table-cell>
          <table:table-cell office:value-type="float" office:value="35.02">
            <text:p>35.02</text:p>
          </table:table-cell>
          <table:table-cell office:value-type="float" office:value="23.79">
            <text:p>23.79</text:p>
          </table:table-cell>
          <table:table-cell office:value-type="float" office:value="22.35">
            <text:p>22.35</text:p>
          </table:table-cell>
          <table:table-cell office:value-type="float" office:value="2.48">
            <text:p>2.48</text:p>
          </table:table-cell>
          <table:table-cell office:value-type="float" office:value="2.64">
            <text:p>2.64</text:p>
          </table:table-cell>
          <table:table-cell table:number-columns-repeated="3" office:value-type="string">
            <text:p>...</text:p>
          </table:table-cell>
        </table:table-row>
        <table:table-row table:style-name="ro1">
          <table:table-cell office:value-type="string">
            <text:p>IC 0159</text:p>
          </table:table-cell>
          <table:table-cell office:value-type="string">
            <text:p>15.72±0.01</text:p>
          </table:table-cell>
          <table:table-cell office:value-type="string">
            <text:p>15.30±0.01</text:p>
          </table:table-cell>
          <table:table-cell office:value-type="string">
            <text:p>0.42±0.01</text:p>
          </table:table-cell>
          <table:table-cell office:value-type="string">
            <text:p>15.77±0.01</text:p>
          </table:table-cell>
          <table:table-cell office:value-type="string">
            <text:p>15.38±0.01</text:p>
          </table:table-cell>
          <table:table-cell office:value-type="string">
            <text:p>0.39±0.01</text:p>
          </table:table-cell>
          <table:table-cell office:value-type="float" office:value="36.12">
            <text:p>36.12</text:p>
          </table:table-cell>
          <table:table-cell office:value-type="float" office:value="36.11">
            <text:p>36.11</text:p>
          </table:table-cell>
          <table:table-cell office:value-type="float" office:value="12.62">
            <text:p>12.62</text:p>
          </table:table-cell>
          <table:table-cell office:value-type="float" office:value="12.89">
            <text:p>12.89</text:p>
          </table:table-cell>
          <table:table-cell table:number-columns-repeated="4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PGC 06504</text:p>
          </table:table-cell>
          <table:table-cell office:value-type="string">
            <text:p>17.27±0.03</text:p>
          </table:table-cell>
          <table:table-cell office:value-type="string">
            <text:p>17.05±0.03</text:p>
          </table:table-cell>
          <table:table-cell office:value-type="string">
            <text:p>0.22±0.04</text:p>
          </table:table-cell>
          <table:table-cell office:value-type="string">
            <text:p>17.35±0.03</text:p>
          </table:table-cell>
          <table:table-cell office:value-type="string">
            <text:p>17.21±0.02</text:p>
          </table:table-cell>
          <table:table-cell office:value-type="string">
            <text:p>0.14±0.03</text:p>
          </table:table-cell>
          <table:table-cell office:value-type="float" office:value="35.5">
            <text:p>35.5</text:p>
          </table:table-cell>
          <table:table-cell office:value-type="float" office:value="35.41">
            <text:p>35.41</text:p>
          </table:table-cell>
          <table:table-cell office:value-type="string">
            <text:p>...</text:p>
          </table:table-cell>
          <table:table-cell office:value-type="float" office:value="10.56">
            <text:p>10.56</text:p>
          </table:table-cell>
          <table:table-cell table:number-columns-repeated="5" office:value-type="string">
            <text:p>...</text:p>
          </table:table-cell>
        </table:table-row>
        <table:table-row table:style-name="ro1">
          <table:table-cell office:value-type="string">
            <text:p>NGC 0671</text:p>
          </table:table-cell>
          <table:table-cell office:value-type="string">
            <text:p>17.05±0.01</text:p>
          </table:table-cell>
          <table:table-cell office:value-type="string">
            <text:p>16.44±0.01</text:p>
          </table:table-cell>
          <table:table-cell office:value-type="string">
            <text:p>0.60±0.01</text:p>
          </table:table-cell>
          <table:table-cell office:value-type="string">
            <text:p>17.10±0.02</text:p>
          </table:table-cell>
          <table:table-cell office:value-type="string">
            <text:p>16.52±0.01</text:p>
          </table:table-cell>
          <table:table-cell office:value-type="string">
            <text:p>0.58±0.03</text:p>
          </table:table-cell>
          <table:table-cell office:value-type="float" office:value="35.91">
            <text:p>35.91</text:p>
          </table:table-cell>
          <table:table-cell office:value-type="float" office:value="35.98">
            <text:p>35.98</text:p>
          </table:table-cell>
          <table:table-cell office:value-type="float" office:value="9.7">
            <text:p>9.7</text:p>
          </table:table-cell>
          <table:table-cell office:value-type="float" office:value="9.66">
            <text:p>9.66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UGC 01261</text:p>
          </table:table-cell>
          <table:table-cell office:value-type="string">
            <text:p>19.21±0.04</text:p>
          </table:table-cell>
          <table:table-cell office:value-type="string">
            <text:p>18.45±0.01</text:p>
          </table:table-cell>
          <table:table-cell office:value-type="string">
            <text:p>0.77±0.04</text:p>
          </table:table-cell>
          <table:table-cell office:value-type="string">
            <text:p>19.44±0.09</text:p>
          </table:table-cell>
          <table:table-cell office:value-type="string">
            <text:p>18.73±0.04</text:p>
          </table:table-cell>
          <table:table-cell office:value-type="string">
            <text:p>0.71±0.09</text:p>
          </table:table-cell>
          <table:table-cell office:value-type="float" office:value="34.96">
            <text:p>34.96</text:p>
          </table:table-cell>
          <table:table-cell office:value-type="float" office:value="35.09">
            <text:p>35.09</text:p>
          </table:table-cell>
          <table:table-cell office:value-type="float" office:value="10.51">
            <text:p>10.51</text:p>
          </table:table-cell>
          <table:table-cell office:value-type="float" office:value="11.15">
            <text:p>11.15</text:p>
          </table:table-cell>
          <table:table-cell office:value-type="float" office:value="2.38">
            <text:p>2.38</text:p>
          </table:table-cell>
          <table:table-cell office:value-type="float" office:value="2.57">
            <text:p>2.57</text:p>
          </table:table-cell>
          <table:table-cell office:value-type="float" office:value="2.46">
            <text:p>2.46</text:p>
          </table:table-cell>
          <table:table-cell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01262</text:p>
          </table:table-cell>
          <table:table-cell office:value-type="string">
            <text:p>17.37±0.01</text:p>
          </table:table-cell>
          <table:table-cell office:value-type="string">
            <text:p>17.16±0.01</text:p>
          </table:table-cell>
          <table:table-cell office:value-type="string">
            <text:p>0.21±0.01</text:p>
          </table:table-cell>
          <table:table-cell office:value-type="string">
            <text:p>17.42±0.04</text:p>
          </table:table-cell>
          <table:table-cell office:value-type="string">
            <text:p>17.21±0.02</text:p>
          </table:table-cell>
          <table:table-cell office:value-type="string">
            <text:p>0.21±0.04</text:p>
          </table:table-cell>
          <table:table-cell office:value-type="float" office:value="35.71">
            <text:p>35.71</text:p>
          </table:table-cell>
          <table:table-cell office:value-type="float" office:value="35.62">
            <text:p>35.62</text:p>
          </table:table-cell>
          <table:table-cell office:value-type="float" office:value="9.07">
            <text:p>9.07</text:p>
          </table:table-cell>
          <table:table-cell office:value-type="float" office:value="9.73">
            <text:p>9.73</text:p>
          </table:table-cell>
          <table:table-cell table:number-columns-repeated="4" office:value-type="string">
            <text:p>...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UGC 01264</text:p>
          </table:table-cell>
          <table:table-cell office:value-type="string">
            <text:p>18.76±0.04</text:p>
          </table:table-cell>
          <table:table-cell office:value-type="string">
            <text:p>18.19±0.02</text:p>
          </table:table-cell>
          <table:table-cell office:value-type="string">
            <text:p>0.57±0.04</text:p>
          </table:table-cell>
          <table:table-cell office:value-type="string">
            <text:p>18.90±0.05</text:p>
          </table:table-cell>
          <table:table-cell office:value-type="string">
            <text:p>18.32±0.02</text:p>
          </table:table-cell>
          <table:table-cell office:value-type="string">
            <text:p>0.58±0.06</text:p>
          </table:table-cell>
          <table:table-cell office:value-type="float" office:value="35.1">
            <text:p>35.1</text:p>
          </table:table-cell>
          <table:table-cell office:value-type="float" office:value="35.16">
            <text:p>35.16</text:p>
          </table:table-cell>
          <table:table-cell office:value-type="float" office:value="7.07">
            <text:p>7.07</text:p>
          </table:table-cell>
          <table:table-cell office:value-type="float" office:value="7.41">
            <text:p>7.41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0676</text:p>
          </table:table-cell>
          <table:table-cell office:value-type="string">
            <text:p>16.77±0.01</text:p>
          </table:table-cell>
          <table:table-cell office:value-type="string">
            <text:p>15.19±0.01</text:p>
          </table:table-cell>
          <table:table-cell office:value-type="string">
            <text:p>1.58±0.02</text:p>
          </table:table-cell>
          <table:table-cell office:value-type="string">
            <text:p>16.82±0.02</text:p>
          </table:table-cell>
          <table:table-cell office:value-type="string">
            <text:p>15.23±0.01</text:p>
          </table:table-cell>
          <table:table-cell office:value-type="string">
            <text:p>1.59±0.02</text:p>
          </table:table-cell>
          <table:table-cell office:value-type="float" office:value="34.88">
            <text:p>34.88</text:p>
          </table:table-cell>
          <table:table-cell office:value-type="float" office:value="35.33">
            <text:p>35.33</text:p>
          </table:table-cell>
          <table:table-cell office:value-type="float" office:value="24.09">
            <text:p>24.09</text:p>
          </table:table-cell>
          <table:table-cell office:value-type="float" office:value="10.14">
            <text:p>10.14</text:p>
          </table:table-cell>
          <table:table-cell office:value-type="float" office:value="2.12">
            <text:p>2.12</text:p>
          </table:table-cell>
          <table:table-cell office:value-type="string">
            <text:p>...</text:p>
          </table:table-cell>
          <table:table-cell office:value-type="float" office:value="2.12">
            <text:p>2.12</text:p>
          </table:table-cell>
          <table:table-cell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01271</text:p>
          </table:table-cell>
          <table:table-cell office:value-type="string">
            <text:p>20.08±0.33</text:p>
          </table:table-cell>
          <table:table-cell office:value-type="string">
            <text:p>18.87±0.05</text:p>
          </table:table-cell>
          <table:table-cell office:value-type="string">
            <text:p>1.21±0.33</text:p>
          </table:table-cell>
          <table:table-cell table:number-columns-repeated="3" office:value-type="string">
            <text:p>...</text:p>
          </table:table-cell>
          <table:table-cell office:value-type="float" office:value="34.63">
            <text:p>34.63</text:p>
          </table:table-cell>
          <table:table-cell office:value-type="float" office:value="34.93">
            <text:p>34.93</text:p>
          </table:table-cell>
          <table:table-cell office:value-type="float" office:value="12.21">
            <text:p>12.21</text:p>
          </table:table-cell>
          <table:table-cell table:number-columns-repeated="5" office:value-type="string">
            <text:p>...</text:p>
          </table:table-cell>
          <table:table-cell office:value-type="string">
            <text:p>?Fn,?Rn</text:p>
          </table:table-cell>
        </table:table-row>
        <table:table-row table:style-name="ro1">
          <table:table-cell office:value-type="string">
            <text:p>UGC 01274</text:p>
          </table:table-cell>
          <table:table-cell office:value-type="string">
            <text:p>...</text:p>
          </table:table-cell>
          <table:table-cell office:value-type="string">
            <text:p>19.30±0.17</text:p>
          </table:table-cell>
          <table:table-cell table:number-columns-repeated="2" office:value-type="string">
            <text:p>...</text:p>
          </table:table-cell>
          <table:table-cell office:value-type="string">
            <text:p>19.35±0.08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14">
            <text:p>35.14</text:p>
          </table:table-cell>
          <table:table-cell office:value-type="string">
            <text:p>...</text:p>
          </table:table-cell>
          <table:table-cell office:value-type="float" office:value="8.01">
            <text:p>8.01</text:p>
          </table:table-cell>
          <table:table-cell table:number-columns-repeated="5" office:value-type="string">
            <text:p>...</text:p>
          </table:table-cell>
        </table:table-row>
        <table:table-row table:style-name="ro1">
          <table:table-cell office:value-type="string">
            <text:p>UGC 01278</text:p>
          </table:table-cell>
          <table:table-cell office:value-type="string">
            <text:p>17.85±0.10</text:p>
          </table:table-cell>
          <table:table-cell office:value-type="string">
            <text:p>17.45±0.03</text:p>
          </table:table-cell>
          <table:table-cell office:value-type="string">
            <text:p>0.40±0.11</text:p>
          </table:table-cell>
          <table:table-cell office:value-type="string">
            <text:p>18.01±0.04</text:p>
          </table:table-cell>
          <table:table-cell office:value-type="string">
            <text:p>17.51±0.02</text:p>
          </table:table-cell>
          <table:table-cell office:value-type="string">
            <text:p>0.50±0.05</text:p>
          </table:table-cell>
          <table:table-cell office:value-type="float" office:value="36.11">
            <text:p>36.11</text:p>
          </table:table-cell>
          <table:table-cell office:value-type="float" office:value="36.09">
            <text:p>36.09</text:p>
          </table:table-cell>
          <table:table-cell office:value-type="float" office:value="10.08">
            <text:p>10.08</text:p>
          </table:table-cell>
          <table:table-cell office:value-type="float" office:value="9.22">
            <text:p>9.22</text:p>
          </table:table-cell>
          <table:table-cell table:number-columns-repeated="4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0693</text:p>
          </table:table-cell>
          <table:table-cell office:value-type="string">
            <text:p>16.30±0.01</text:p>
          </table:table-cell>
          <table:table-cell office:value-type="string">
            <text:p>15.72±0.01</text:p>
          </table:table-cell>
          <table:table-cell office:value-type="string">
            <text:p>0.58±0.02</text:p>
          </table:table-cell>
          <table:table-cell office:value-type="string">
            <text:p>16.40±0.02</text:p>
          </table:table-cell>
          <table:table-cell office:value-type="string">
            <text:p>15.83±0.01</text:p>
          </table:table-cell>
          <table:table-cell office:value-type="string">
            <text:p>0.57±0.02</text:p>
          </table:table-cell>
          <table:table-cell office:value-type="float" office:value="35.1">
            <text:p>35.1</text:p>
          </table:table-cell>
          <table:table-cell office:value-type="float" office:value="35.15">
            <text:p>35.15</text:p>
          </table:table-cell>
          <table:table-cell office:value-type="float" office:value="10.82">
            <text:p>10.82</text:p>
          </table:table-cell>
          <table:table-cell office:value-type="float" office:value="11.78">
            <text:p>11.78</text:p>
          </table:table-cell>
          <table:table-cell table:number-columns-repeated="4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UGC 01312</text:p>
          </table:table-cell>
          <table:table-cell office:value-type="string">
            <text:p>17.32±0.12</text:p>
          </table:table-cell>
          <table:table-cell office:value-type="string">
            <text:p>16.76±0.03</text:p>
          </table:table-cell>
          <table:table-cell office:value-type="string">
            <text:p>0.56±0.12</text:p>
          </table:table-cell>
          <table:table-cell office:value-type="string">
            <text:p>17.44±0.03</text:p>
          </table:table-cell>
          <table:table-cell office:value-type="string">
            <text:p>16.94±0.01</text:p>
          </table:table-cell>
          <table:table-cell office:value-type="string">
            <text:p>0.51±0.03</text:p>
          </table:table-cell>
          <table:table-cell office:value-type="float" office:value="35.75">
            <text:p>35.75</text:p>
          </table:table-cell>
          <table:table-cell office:value-type="float" office:value="35.79">
            <text:p>35.79</text:p>
          </table:table-cell>
          <table:table-cell office:value-type="float" office:value="9.49">
            <text:p>9.49</text:p>
          </table:table-cell>
          <table:table-cell office:value-type="float" office:value="10.2">
            <text:p>10.2</text:p>
          </table:table-cell>
          <table:table-cell table:number-columns-repeated="4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ESO 245-G007</text:p>
          </table:table-cell>
          <table:table-cell office:value-type="string">
            <text:p>16.22±0.01</text:p>
          </table:table-cell>
          <table:table-cell office:value-type="string">
            <text:p>15.43±0.02</text:p>
          </table:table-cell>
          <table:table-cell office:value-type="string">
            <text:p>0.79±0.02</text:p>
          </table:table-cell>
          <table:table-cell office:value-type="string">
            <text:p>16.24±0.02</text:p>
          </table:table-cell>
          <table:table-cell office:value-type="string">
            <text:p>15.57±0.01</text:p>
          </table:table-cell>
          <table:table-cell office:value-type="string">
            <text:p>0.67±0.02</text:p>
          </table:table-cell>
          <table:table-cell office:value-type="float" office:value="31.65">
            <text:p>31.65</text:p>
          </table:table-cell>
          <table:table-cell office:value-type="float" office:value="31.79">
            <text:p>31.79</text:p>
          </table:table-cell>
          <table:table-cell office:value-type="float" office:value="48.29">
            <text:p>48.29</text:p>
          </table:table-cell>
          <table:table-cell office:value-type="float" office:value="58.65">
            <text:p>58.65</text:p>
          </table:table-cell>
          <table:table-cell office:value-type="float" office:value="2.03">
            <text:p>2.03</text:p>
          </table:table-cell>
          <table:table-cell office:value-type="float" office:value="2.45">
            <text:p>2.45</text:p>
          </table:table-cell>
          <table:table-cell office:value-type="float" office:value="1.9">
            <text:p>1.9</text:p>
          </table:table-cell>
          <table:table-cell office:value-type="float" office:value="2.51">
            <text:p>2.51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NGC 0707</text:p>
          </table:table-cell>
          <table:table-cell office:value-type="string">
            <text:p>19.17±0.09</text:p>
          </table:table-cell>
          <table:table-cell office:value-type="string">
            <text:p>18.07±0.06</text:p>
          </table:table-cell>
          <table:table-cell office:value-type="string">
            <text:p>1.10±0.11</text:p>
          </table:table-cell>
          <table:table-cell office:value-type="string">
            <text:p>19.30±0.07</text:p>
          </table:table-cell>
          <table:table-cell office:value-type="string">
            <text:p>18.22±0.03</text:p>
          </table:table-cell>
          <table:table-cell office:value-type="string">
            <text:p>1.08±0.08</text:p>
          </table:table-cell>
          <table:table-cell office:value-type="float" office:value="35.04">
            <text:p>35.04</text:p>
          </table:table-cell>
          <table:table-cell office:value-type="float" office:value="35.3">
            <text:p>35.3</text:p>
          </table:table-cell>
          <table:table-cell office:value-type="float" office:value="13.54">
            <text:p>13.54</text:p>
          </table:table-cell>
          <table:table-cell office:value-type="float" office:value="12.86">
            <text:p>12.86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0706</text:p>
          </table:table-cell>
          <table:table-cell office:value-type="string">
            <text:p>15.52±0.01</text:p>
          </table:table-cell>
          <table:table-cell office:value-type="string">
            <text:p>14.93±0.01</text:p>
          </table:table-cell>
          <table:table-cell office:value-type="string">
            <text:p>0.60±0.01</text:p>
          </table:table-cell>
          <table:table-cell office:value-type="string">
            <text:p>15.54±0.01</text:p>
          </table:table-cell>
          <table:table-cell office:value-type="string">
            <text:p>14.95±0.01</text:p>
          </table:table-cell>
          <table:table-cell office:value-type="string">
            <text:p>0.59±0.01</text:p>
          </table:table-cell>
          <table:table-cell office:value-type="float" office:value="36.43">
            <text:p>36.43</text:p>
          </table:table-cell>
          <table:table-cell office:value-type="float" office:value="36.49">
            <text:p>36.49</text:p>
          </table:table-cell>
          <table:table-cell office:value-type="float" office:value="15.6">
            <text:p>15.6</text:p>
          </table:table-cell>
          <table:table-cell office:value-type="float" office:value="15.1">
            <text:p>15.1</text:p>
          </table:table-cell>
          <table:table-cell office:value-type="float" office:value="1.98">
            <text:p>1.98</text:p>
          </table:table-cell>
          <table:table-cell table:number-columns-repeated="3" office:value-type="string">
            <text:p>...</text:p>
          </table:table-cell>
          <table:table-cell office:value-type="string">
            <text:p>VF</text:p>
          </table:table-cell>
        </table:table-row>
        <table:table-row table:style-name="ro1">
          <table:table-cell office:value-type="string">
            <text:p>UGC 01364</text:p>
          </table:table-cell>
          <table:table-cell office:value-type="string">
            <text:p>17.28±0.02</text:p>
          </table:table-cell>
          <table:table-cell office:value-type="string">
            <text:p>17.01±0.01</text:p>
          </table:table-cell>
          <table:table-cell office:value-type="string">
            <text:p>0.27±0.03</text:p>
          </table:table-cell>
          <table:table-cell office:value-type="string">
            <text:p>17.47±0.03</text:p>
          </table:table-cell>
          <table:table-cell office:value-type="string">
            <text:p>17.24±0.02</text:p>
          </table:table-cell>
          <table:table-cell office:value-type="string">
            <text:p>0.24±0.03</text:p>
          </table:table-cell>
          <table:table-cell office:value-type="float" office:value="35.75">
            <text:p>35.75</text:p>
          </table:table-cell>
          <table:table-cell office:value-type="float" office:value="35.68">
            <text:p>35.68</text:p>
          </table:table-cell>
          <table:table-cell office:value-type="float" office:value="15.93">
            <text:p>15.93</text:p>
          </table:table-cell>
          <table:table-cell office:value-type="float" office:value="16.08">
            <text:p>16.08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PGC 07064</text:p>
          </table:table-cell>
          <table:table-cell office:value-type="string">
            <text:p>20.21±0.11</text:p>
          </table:table-cell>
          <table:table-cell office:value-type="string">
            <text:p>18.56±0.08</text:p>
          </table:table-cell>
          <table:table-cell office:value-type="string">
            <text:p>1.65±0.13</text:p>
          </table:table-cell>
          <table:table-cell office:value-type="string">
            <text:p>...</text:p>
          </table:table-cell>
          <table:table-cell office:value-type="string">
            <text:p>18.88±0.06</text:p>
          </table:table-cell>
          <table:table-cell office:value-type="string">
            <text:p>...</text:p>
          </table:table-cell>
          <table:table-cell office:value-type="float" office:value="35.54">
            <text:p>35.54</text:p>
          </table:table-cell>
          <table:table-cell office:value-type="float" office:value="36.03">
            <text:p>36.03</text:p>
          </table:table-cell>
          <table:table-cell office:value-type="string">
            <text:p>...</text:p>
          </table:table-cell>
          <table:table-cell office:value-type="float" office:value="21.12">
            <text:p>21.12</text:p>
          </table:table-cell>
          <table:table-cell table:number-columns-repeated="5" office:value-type="string">
            <text:p>...</text:p>
          </table:table-cell>
        </table:table-row>
        <table:table-row table:style-name="ro1">
          <table:table-cell office:value-type="string">
            <text:p>PGC 07210</text:p>
          </table:table-cell>
          <table:table-cell office:value-type="string">
            <text:p>15.83±0.05</text:p>
          </table:table-cell>
          <table:table-cell office:value-type="string">
            <text:p>15.58±0.03</text:p>
          </table:table-cell>
          <table:table-cell office:value-type="string">
            <text:p>0.25±0.06</text:p>
          </table:table-cell>
          <table:table-cell office:value-type="string">
            <text:p>16.06±0.01</text:p>
          </table:table-cell>
          <table:table-cell office:value-type="string">
            <text:p>15.79±0.01</text:p>
          </table:table-cell>
          <table:table-cell office:value-type="string">
            <text:p>0.27±0.02</text:p>
          </table:table-cell>
          <table:table-cell office:value-type="float" office:value="36.72">
            <text:p>36.72</text:p>
          </table:table-cell>
          <table:table-cell office:value-type="float" office:value="36.64">
            <text:p>36.64</text:p>
          </table:table-cell>
          <table:table-cell office:value-type="float" office:value="15.48">
            <text:p>15.48</text:p>
          </table:table-cell>
          <table:table-cell office:value-type="float" office:value="14.91">
            <text:p>14.91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UGC 01408</text:p>
          </table:table-cell>
          <table:table-cell office:value-type="string">
            <text:p>17.96±0.05</text:p>
          </table:table-cell>
          <table:table-cell office:value-type="string">
            <text:p>17.57±0.03</text:p>
          </table:table-cell>
          <table:table-cell office:value-type="string">
            <text:p>0.39±0.06</text:p>
          </table:table-cell>
          <table:table-cell office:value-type="string">
            <text:p>18.12±0.04</text:p>
          </table:table-cell>
          <table:table-cell office:value-type="string">
            <text:p>17.71±0.02</text:p>
          </table:table-cell>
          <table:table-cell office:value-type="string">
            <text:p>0.41±0.05</text:p>
          </table:table-cell>
          <table:table-cell office:value-type="float" office:value="35.83">
            <text:p>35.83</text:p>
          </table:table-cell>
          <table:table-cell office:value-type="float" office:value="35.81">
            <text:p>35.81</text:p>
          </table:table-cell>
          <table:table-cell office:value-type="float" office:value="11.02">
            <text:p>11.02</text:p>
          </table:table-cell>
          <table:table-cell office:value-type="float" office:value="10.46">
            <text:p>10.46</text:p>
          </table:table-cell>
          <table:table-cell table:number-columns-repeated="4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IC 1755</text:p>
          </table:table-cell>
          <table:table-cell office:value-type="string">
            <text:p>18.61±0.02</text:p>
          </table:table-cell>
          <table:table-cell office:value-type="string">
            <text:p>18.07±0.02</text:p>
          </table:table-cell>
          <table:table-cell office:value-type="string">
            <text:p>0.54±0.03</text:p>
          </table:table-cell>
          <table:table-cell office:value-type="string">
            <text:p>18.90±0.04</text:p>
          </table:table-cell>
          <table:table-cell office:value-type="string">
            <text:p>18.28±0.02</text:p>
          </table:table-cell>
          <table:table-cell office:value-type="string">
            <text:p>0.62±0.05</text:p>
          </table:table-cell>
          <table:table-cell office:value-type="float" office:value="35.6">
            <text:p>35.6</text:p>
          </table:table-cell>
          <table:table-cell office:value-type="float" office:value="35.64">
            <text:p>35.64</text:p>
          </table:table-cell>
          <table:table-cell office:value-type="float" office:value="13.47">
            <text:p>13.47</text:p>
          </table:table-cell>
          <table:table-cell office:value-type="float" office:value="11.95">
            <text:p>11.95</text:p>
          </table:table-cell>
          <table:table-cell office:value-type="float" office:value="1.86">
            <text:p>1.86</text:p>
          </table:table-cell>
          <table:table-cell office:value-type="float" office:value="2.1">
            <text:p>2.1</text:p>
          </table:table-cell>
          <table:table-cell office:value-type="float" office:value="1.69">
            <text:p>1.69</text:p>
          </table:table-cell>
          <table:table-cell office:value-type="float" office:value="2.05">
            <text:p>2.05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UGC 01448</text:p>
          </table:table-cell>
          <table:table-cell office:value-type="string">
            <text:p>17.79±0.01</text:p>
          </table:table-cell>
          <table:table-cell office:value-type="string">
            <text:p>17.14±0.02</text:p>
          </table:table-cell>
          <table:table-cell office:value-type="string">
            <text:p>0.65±0.03</text:p>
          </table:table-cell>
          <table:table-cell office:value-type="string">
            <text:p>17.89±0.03</text:p>
          </table:table-cell>
          <table:table-cell office:value-type="string">
            <text:p>17.33±0.01</text:p>
          </table:table-cell>
          <table:table-cell office:value-type="string">
            <text:p>0.55±0.04</text:p>
          </table:table-cell>
          <table:table-cell office:value-type="float" office:value="35.72">
            <text:p>35.72</text:p>
          </table:table-cell>
          <table:table-cell office:value-type="float" office:value="35.8">
            <text:p>35.8</text:p>
          </table:table-cell>
          <table:table-cell office:value-type="float" office:value="10.11">
            <text:p>10.11</text:p>
          </table:table-cell>
          <table:table-cell office:value-type="float" office:value="10.82">
            <text:p>10.82</text:p>
          </table:table-cell>
          <table:table-cell office:value-type="float" office:value="1.98">
            <text:p>1.98</text:p>
          </table:table-cell>
          <table:table-cell office:value-type="float" office:value="2.05">
            <text:p>2.05</text:p>
          </table:table-cell>
          <table:table-cell office:value-type="float" office:value="1.88">
            <text:p>1.88</text:p>
          </table:table-cell>
          <table:table-cell office:value-type="float" office:value="2.01">
            <text:p>2.01</text:p>
          </table:table-cell>
          <table:table-cell office:value-type="string">
            <text:p>?D</text:p>
          </table:table-cell>
        </table:table-row>
        <table:table-row table:style-name="ro1">
          <table:table-cell office:value-type="string">
            <text:p>KUG 0156-084</text:p>
          </table:table-cell>
          <table:table-cell office:value-type="string">
            <text:p>15.78±0.02</text:p>
          </table:table-cell>
          <table:table-cell office:value-type="string">
            <text:p>15.45±0.01</text:p>
          </table:table-cell>
          <table:table-cell office:value-type="string">
            <text:p>0.33±0.02</text:p>
          </table:table-cell>
          <table:table-cell office:value-type="string">
            <text:p>15.84±0.02</text:p>
          </table:table-cell>
          <table:table-cell office:value-type="string">
            <text:p>15.52±0.01</text:p>
          </table:table-cell>
          <table:table-cell office:value-type="string">
            <text:p>0.32±0.02</text:p>
          </table:table-cell>
          <table:table-cell office:value-type="float" office:value="36.27">
            <text:p>36.27</text:p>
          </table:table-cell>
          <table:table-cell office:value-type="float" office:value="36.22">
            <text:p>36.22</text:p>
          </table:table-cell>
          <table:table-cell office:value-type="float" office:value="16.21">
            <text:p>16.21</text:p>
          </table:table-cell>
          <table:table-cell office:value-type="float" office:value="15.99">
            <text:p>15.99</text:p>
          </table:table-cell>
          <table:table-cell office:value-type="float" office:value="1.97">
            <text:p>1.97</text:p>
          </table:table-cell>
          <table:table-cell table:number-columns-repeated="3" office:value-type="string">
            <text:p>...</text:p>
          </table:table-cell>
          <table:table-cell office:value-type="string">
            <text:p>?D</text:p>
          </table:table-cell>
        </table:table-row>
        <table:table-row table:style-name="ro1">
          <table:table-cell office:value-type="string">
            <text:p>NGC 0770</text:p>
          </table:table-cell>
          <table:table-cell office:value-type="string">
            <text:p>20.15±0.68</text:p>
          </table:table-cell>
          <table:table-cell office:value-type="string">
            <text:p>18.36±0.06</text:p>
          </table:table-cell>
          <table:table-cell office:value-type="string">
            <text:p>1.79±0.68</text:p>
          </table:table-cell>
          <table:table-cell office:value-type="string">
            <text:p>...</text:p>
          </table:table-cell>
          <table:table-cell office:value-type="string">
            <text:p>18.48±0.06</text:p>
          </table:table-cell>
          <table:table-cell office:value-type="string">
            <text:p>...</text:p>
          </table:table-cell>
          <table:table-cell office:value-type="float" office:value="33.98">
            <text:p>33.98</text:p>
          </table:table-cell>
          <table:table-cell office:value-type="float" office:value="34.52">
            <text:p>34.52</text:p>
          </table:table-cell>
          <table:table-cell table:number-columns-repeated="7" office:value-type="string">
            <text:p>...</text:p>
          </table:table-cell>
        </table:table-row>
        <table:table-row table:style-name="ro1">
          <table:table-cell office:value-type="string">
            <text:p>NGC 0772</text:p>
          </table:table-cell>
          <table:table-cell office:value-type="string">
            <text:p>14.00±0.02</text:p>
          </table:table-cell>
          <table:table-cell office:value-type="string">
            <text:p>13.54±0.01</text:p>
          </table:table-cell>
          <table:table-cell office:value-type="string">
            <text:p>0.46±0.02</text:p>
          </table:table-cell>
          <table:table-cell office:value-type="string">
            <text:p>14.09±0.01</text:p>
          </table:table-cell>
          <table:table-cell office:value-type="string">
            <text:p>13.63±0.01</text:p>
          </table:table-cell>
          <table:table-cell office:value-type="string">
            <text:p>0.45±0.01</text:p>
          </table:table-cell>
          <table:table-cell office:value-type="float" office:value="36.44">
            <text:p>36.44</text:p>
          </table:table-cell>
          <table:table-cell office:value-type="float" office:value="36.45">
            <text:p>36.45</text:p>
          </table:table-cell>
          <table:table-cell office:value-type="float" office:value="69.69">
            <text:p>69.69</text:p>
          </table:table-cell>
          <table:table-cell office:value-type="float" office:value="64.57">
            <text:p>64.57</text:p>
          </table:table-cell>
          <table:table-cell office:value-type="float" office:value="2.76">
            <text:p>2.76</text:p>
          </table:table-cell>
          <table:table-cell office:value-type="float" office:value="3.08">
            <text:p>3.08</text:p>
          </table:table-cell>
          <table:table-cell office:value-type="float" office:value="2.94">
            <text:p>2.94</text:p>
          </table:table-cell>
          <table:table-cell office:value-type="float" office:value="3.15">
            <text:p>3.15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UGC 01468</text:p>
          </table:table-cell>
          <table:table-cell office:value-type="string">
            <text:p>17.54±0.05</text:p>
          </table:table-cell>
          <table:table-cell office:value-type="string">
            <text:p>17.15±0.02</text:p>
          </table:table-cell>
          <table:table-cell office:value-type="string">
            <text:p>0.39±0.05</text:p>
          </table:table-cell>
          <table:table-cell office:value-type="string">
            <text:p>17.60±0.03</text:p>
          </table:table-cell>
          <table:table-cell office:value-type="string">
            <text:p>17.27±0.02</text:p>
          </table:table-cell>
          <table:table-cell office:value-type="string">
            <text:p>0.33±0.04</text:p>
          </table:table-cell>
          <table:table-cell office:value-type="float" office:value="35.56">
            <text:p>35.56</text:p>
          </table:table-cell>
          <table:table-cell office:value-type="float" office:value="35.54">
            <text:p>35.54</text:p>
          </table:table-cell>
          <table:table-cell office:value-type="float" office:value="14.22">
            <text:p>14.22</text:p>
          </table:table-cell>
          <table:table-cell office:value-type="float" office:value="14.56">
            <text:p>14.56</text:p>
          </table:table-cell>
          <table:table-cell table:number-columns-repeated="5" office:value-type="string">
            <text:p>...</text:p>
          </table:table-cell>
        </table:table-row>
        <table:table-row table:style-name="ro1">
          <table:table-cell office:value-type="string">
            <text:p>NGC 0774</text:p>
          </table:table-cell>
          <table:table-cell office:value-type="string">
            <text:p>18.72±0.09</text:p>
          </table:table-cell>
          <table:table-cell office:value-type="string">
            <text:p>17.89±0.09</text:p>
          </table:table-cell>
          <table:table-cell office:value-type="string">
            <text:p>0.83±0.13</text:p>
          </table:table-cell>
          <table:table-cell office:value-type="string">
            <text:p>18.71±0.11</text:p>
          </table:table-cell>
          <table:table-cell office:value-type="string">
            <text:p>17.92±0.04</text:p>
          </table:table-cell>
          <table:table-cell office:value-type="string">
            <text:p>0.79±0.11</text:p>
          </table:table-cell>
          <table:table-cell office:value-type="float" office:value="35.08">
            <text:p>35.08</text:p>
          </table:table-cell>
          <table:table-cell office:value-type="float" office:value="35.24">
            <text:p>35.24</text:p>
          </table:table-cell>
          <table:table-cell table:number-columns-repeated="7" office:value-type="string">
            <text:p>...</text:p>
          </table:table-cell>
        </table:table-row>
        <table:table-row table:style-name="ro1">
          <table:table-cell office:value-type="string">
            <text:p>NGC 0777</text:p>
          </table:table-cell>
          <table:table-cell office:value-type="string">
            <text:p>17.70±0.02</text:p>
          </table:table-cell>
          <table:table-cell office:value-type="string">
            <text:p>16.81±0.05</text:p>
          </table:table-cell>
          <table:table-cell office:value-type="string">
            <text:p>0.89±0.06</text:p>
          </table:table-cell>
          <table:table-cell office:value-type="string">
            <text:p>17.71±0.04</text:p>
          </table:table-cell>
          <table:table-cell office:value-type="string">
            <text:p>17.10±0.02</text:p>
          </table:table-cell>
          <table:table-cell office:value-type="string">
            <text:p>0.61±0.05</text:p>
          </table:table-cell>
          <table:table-cell office:value-type="float" office:value="35.58">
            <text:p>35.58</text:p>
          </table:table-cell>
          <table:table-cell office:value-type="float" office:value="35.76">
            <text:p>35.76</text:p>
          </table:table-cell>
          <table:table-cell office:value-type="string">
            <text:p>...</text:p>
          </table:table-cell>
          <table:table-cell office:value-type="float" office:value="21.23">
            <text:p>21.23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0778</text:p>
          </table:table-cell>
          <table:table-cell office:value-type="string">
            <text:p>18.21±0.03</text:p>
          </table:table-cell>
          <table:table-cell office:value-type="string">
            <text:p>17.39±0.01</text:p>
          </table:table-cell>
          <table:table-cell office:value-type="string">
            <text:p>0.83±0.03</text:p>
          </table:table-cell>
          <table:table-cell office:value-type="string">
            <text:p>18.24±0.04</text:p>
          </table:table-cell>
          <table:table-cell office:value-type="string">
            <text:p>17.48±0.02</text:p>
          </table:table-cell>
          <table:table-cell office:value-type="string">
            <text:p>0.76±0.04</text:p>
          </table:table-cell>
          <table:table-cell office:value-type="float" office:value="35.45">
            <text:p>35.45</text:p>
          </table:table-cell>
          <table:table-cell office:value-type="float" office:value="35.6">
            <text:p>35.6</text:p>
          </table:table-cell>
          <table:table-cell office:value-type="string">
            <text:p>...</text:p>
          </table:table-cell>
          <table:table-cell office:value-type="float" office:value="9.26">
            <text:p>9.26</text:p>
          </table:table-cell>
          <table:table-cell table:number-columns-repeated="4" office:value-type="string">
            <text:p>...</text:p>
          </table:table-cell>
          <table:table-cell office:value-type="string">
            <text:p>?d</text:p>
          </table:table-cell>
        </table:table-row>
        <table:table-row table:style-name="ro1">
          <table:table-cell office:value-type="string">
            <text:p>NGC 0787</text:p>
          </table:table-cell>
          <table:table-cell office:value-type="string">
            <text:p>16.65±0.01</text:p>
          </table:table-cell>
          <table:table-cell office:value-type="string">
            <text:p>16.12±0.01</text:p>
          </table:table-cell>
          <table:table-cell office:value-type="string">
            <text:p>0.53±0.01</text:p>
          </table:table-cell>
          <table:table-cell office:value-type="string">
            <text:p>16.67±0.02</text:p>
          </table:table-cell>
          <table:table-cell office:value-type="string">
            <text:p>16.17±0.01</text:p>
          </table:table-cell>
          <table:table-cell office:value-type="string">
            <text:p>0.50±0.02</text:p>
          </table:table-cell>
          <table:table-cell office:value-type="float" office:value="35.92">
            <text:p>35.92</text:p>
          </table:table-cell>
          <table:table-cell office:value-type="float" office:value="35.96">
            <text:p>35.96</text:p>
          </table:table-cell>
          <table:table-cell office:value-type="float" office:value="19.53">
            <text:p>19.53</text:p>
          </table:table-cell>
          <table:table-cell office:value-type="float" office:value="19.66">
            <text:p>19.66</text:p>
          </table:table-cell>
          <table:table-cell office:value-type="float" office:value="2.02">
            <text:p>2.02</text:p>
          </table:table-cell>
          <table:table-cell office:value-type="float" office:value="2.39">
            <text:p>2.39</text:p>
          </table:table-cell>
          <table:table-cell office:value-type="float" office:value="2.12">
            <text:p>2.12</text:p>
          </table:table-cell>
          <table:table-cell office:value-type="string">
            <text:p>...</text:p>
          </table:table-cell>
          <table:table-cell office:value-type="string">
            <text:p>Vfn</text:p>
          </table:table-cell>
        </table:table-row>
        <table:table-row table:style-name="ro1">
          <table:table-cell office:value-type="string">
            <text:p>PGC 07654</text:p>
          </table:table-cell>
          <table:table-cell office:value-type="string">
            <text:p>16.45±0.01</text:p>
          </table:table-cell>
          <table:table-cell office:value-type="string">
            <text:p>16.16±0.03</text:p>
          </table:table-cell>
          <table:table-cell office:value-type="string">
            <text:p>0.28±0.03</text:p>
          </table:table-cell>
          <table:table-cell office:value-type="string">
            <text:p>16.62±0.02</text:p>
          </table:table-cell>
          <table:table-cell office:value-type="string">
            <text:p>16.34±0.01</text:p>
          </table:table-cell>
          <table:table-cell office:value-type="string">
            <text:p>0.29±0.03</text:p>
          </table:table-cell>
          <table:table-cell office:value-type="float" office:value="35.02">
            <text:p>35.02</text:p>
          </table:table-cell>
          <table:table-cell office:value-type="float" office:value="34.96">
            <text:p>34.96</text:p>
          </table:table-cell>
          <table:table-cell office:value-type="float" office:value="18.02">
            <text:p>18.02</text:p>
          </table:table-cell>
          <table:table-cell office:value-type="float" office:value="18.2">
            <text:p>18.2</text:p>
          </table:table-cell>
          <table:table-cell office:value-type="float" office:value="2.78">
            <text:p>2.78</text:p>
          </table:table-cell>
          <table:table-cell office:value-type="float" office:value="2.76">
            <text:p>2.76</text:p>
          </table:table-cell>
          <table:table-cell table:number-columns-repeated="2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0783</text:p>
          </table:table-cell>
          <table:table-cell office:value-type="string">
            <text:p>15.25±0.01</text:p>
          </table:table-cell>
          <table:table-cell office:value-type="string">
            <text:p>14.80±0.01</text:p>
          </table:table-cell>
          <table:table-cell office:value-type="string">
            <text:p>0.46±0.01</text:p>
          </table:table-cell>
          <table:table-cell office:value-type="string">
            <text:p>15.33±0.01</text:p>
          </table:table-cell>
          <table:table-cell office:value-type="string">
            <text:p>14.87±0.01</text:p>
          </table:table-cell>
          <table:table-cell office:value-type="string">
            <text:p>0.46±0.01</text:p>
          </table:table-cell>
          <table:table-cell office:value-type="float" office:value="36.59">
            <text:p>36.59</text:p>
          </table:table-cell>
          <table:table-cell office:value-type="float" office:value="36.6">
            <text:p>36.6</text:p>
          </table:table-cell>
          <table:table-cell office:value-type="float" office:value="20.89">
            <text:p>20.89</text:p>
          </table:table-cell>
          <table:table-cell office:value-type="float" office:value="20.05">
            <text:p>20.05</text:p>
          </table:table-cell>
          <table:table-cell office:value-type="float" office:value="2.05">
            <text:p>2.05</text:p>
          </table:table-cell>
          <table:table-cell office:value-type="float" office:value="2.34">
            <text:p>2.34</text:p>
          </table:table-cell>
          <table:table-cell office:value-type="float" office:value="2.11">
            <text:p>2.11</text:p>
          </table:table-cell>
          <table:table-cell office:value-type="string">
            <text:p>...</text:p>
          </table:table-cell>
          <table:table-cell office:value-type="string">
            <text:p>EDn</text:p>
          </table:table-cell>
        </table:table-row>
        <table:table-row table:style-name="ro1">
          <table:table-cell office:value-type="string">
            <text:p>UGCA 023</text:p>
          </table:table-cell>
          <table:table-cell office:value-type="string">
            <text:p>16.99±0.03</text:p>
          </table:table-cell>
          <table:table-cell office:value-type="string">
            <text:p>16.24±0.02</text:p>
          </table:table-cell>
          <table:table-cell office:value-type="string">
            <text:p>0.75±0.04</text:p>
          </table:table-cell>
          <table:table-cell office:value-type="string">
            <text:p>17.35±0.01</text:p>
          </table:table-cell>
          <table:table-cell office:value-type="string">
            <text:p>16.71±0.01</text:p>
          </table:table-cell>
          <table:table-cell office:value-type="string">
            <text:p>0.65±0.01</text:p>
          </table:table-cell>
          <table:table-cell office:value-type="float" office:value="35.6">
            <text:p>35.6</text:p>
          </table:table-cell>
          <table:table-cell office:value-type="float" office:value="35.72">
            <text:p>35.72</text:p>
          </table:table-cell>
          <table:table-cell office:value-type="float" office:value="15.53">
            <text:p>15.53</text:p>
          </table:table-cell>
          <table:table-cell office:value-type="float" office:value="17.13">
            <text:p>17.13</text:p>
          </table:table-cell>
          <table:table-cell office:value-type="float" office:value="2.54">
            <text:p>2.54</text:p>
          </table:table-cell>
          <table:table-cell office:value-type="float" office:value="2.48">
            <text:p>2.48</text:p>
          </table:table-cell>
          <table:table-cell office:value-type="float" office:value="2.55">
            <text:p>2.55</text:p>
          </table:table-cell>
          <table:table-cell office:value-type="float" office:value="2.51">
            <text:p>2.51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0809</text:p>
          </table:table-cell>
          <table:table-cell office:value-type="string">
            <text:p>19.74±1.01</text:p>
          </table:table-cell>
          <table:table-cell office:value-type="string">
            <text:p>18.03±0.09</text:p>
          </table:table-cell>
          <table:table-cell office:value-type="string">
            <text:p>1.71±1.01</text:p>
          </table:table-cell>
          <table:table-cell office:value-type="string">
            <text:p>...</text:p>
          </table:table-cell>
          <table:table-cell office:value-type="string">
            <text:p>18.22±0.03</text:p>
          </table:table-cell>
          <table:table-cell office:value-type="string">
            <text:p>...</text:p>
          </table:table-cell>
          <table:table-cell office:value-type="float" office:value="34.79">
            <text:p>34.79</text:p>
          </table:table-cell>
          <table:table-cell office:value-type="float" office:value="35.3">
            <text:p>35.3</text:p>
          </table:table-cell>
          <table:table-cell office:value-type="float" office:value="15.28">
            <text:p>15.28</text:p>
          </table:table-cell>
          <table:table-cell office:value-type="float" office:value="17.49">
            <text:p>17.49</text:p>
          </table:table-cell>
          <table:table-cell table:number-columns-repeated="5" office:value-type="string">
            <text:p>...</text:p>
          </table:table-cell>
        </table:table-row>
        <table:table-row table:style-name="ro1">
          <table:table-cell office:value-type="string">
            <text:p>UGC 01584</text:p>
          </table:table-cell>
          <table:table-cell office:value-type="string">
            <text:p>17.38±0.04</text:p>
          </table:table-cell>
          <table:table-cell office:value-type="string">
            <text:p>17.02±0.02</text:p>
          </table:table-cell>
          <table:table-cell office:value-type="string">
            <text:p>0.36±0.05</text:p>
          </table:table-cell>
          <table:table-cell office:value-type="string">
            <text:p>17.51±0.04</text:p>
          </table:table-cell>
          <table:table-cell office:value-type="string">
            <text:p>17.14±0.02</text:p>
          </table:table-cell>
          <table:table-cell office:value-type="string">
            <text:p>0.37±0.04</text:p>
          </table:table-cell>
          <table:table-cell office:value-type="float" office:value="36.05">
            <text:p>36.05</text:p>
          </table:table-cell>
          <table:table-cell office:value-type="float" office:value="36.01">
            <text:p>36.01</text:p>
          </table:table-cell>
          <table:table-cell office:value-type="float" office:value="13.32">
            <text:p>13.32</text:p>
          </table:table-cell>
          <table:table-cell office:value-type="float" office:value="13.38">
            <text:p>13.38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0810</text:p>
          </table:table-cell>
          <table:table-cell office:value-type="string">
            <text:p>19.05±0.32</text:p>
          </table:table-cell>
          <table:table-cell office:value-type="string">
            <text:p>17.76±0.11</text:p>
          </table:table-cell>
          <table:table-cell office:value-type="string">
            <text:p>1.29±0.34</text:p>
          </table:table-cell>
          <table:table-cell office:value-type="string">
            <text:p>19.14±0.19</text:p>
          </table:table-cell>
          <table:table-cell office:value-type="string">
            <text:p>18.12±0.06</text:p>
          </table:table-cell>
          <table:table-cell office:value-type="string">
            <text:p>1.02±0.20</text:p>
          </table:table-cell>
          <table:table-cell office:value-type="float" office:value="35.39">
            <text:p>35.39</text:p>
          </table:table-cell>
          <table:table-cell office:value-type="float" office:value="35.73">
            <text:p>35.73</text:p>
          </table:table-cell>
          <table:table-cell office:value-type="float" office:value="13.45">
            <text:p>13.45</text:p>
          </table:table-cell>
          <table:table-cell office:value-type="float" office:value="21.45">
            <text:p>21.45</text:p>
          </table:table-cell>
          <table:table-cell table:number-columns-repeated="5" office:value-type="string">
            <text:p>...</text:p>
          </table:table-cell>
        </table:table-row>
        <table:table-row table:style-name="ro1">
          <table:table-cell office:value-type="string">
            <text:p>UGC 01593</text:p>
          </table:table-cell>
          <table:table-cell office:value-type="string">
            <text:p>16.49±0.01</text:p>
          </table:table-cell>
          <table:table-cell office:value-type="string">
            <text:p>16.33±0.01</text:p>
          </table:table-cell>
          <table:table-cell office:value-type="string">
            <text:p>0.17±0.01</text:p>
          </table:table-cell>
          <table:table-cell office:value-type="string">
            <text:p>16.97±0.03</text:p>
          </table:table-cell>
          <table:table-cell office:value-type="string">
            <text:p>16.73±0.02</text:p>
          </table:table-cell>
          <table:table-cell office:value-type="string">
            <text:p>0.23±0.03</text:p>
          </table:table-cell>
          <table:table-cell office:value-type="float" office:value="36.39">
            <text:p>36.39</text:p>
          </table:table-cell>
          <table:table-cell office:value-type="float" office:value="36.28">
            <text:p>36.28</text:p>
          </table:table-cell>
          <table:table-cell office:value-type="float" office:value="16.32">
            <text:p>16.32</text:p>
          </table:table-cell>
          <table:table-cell office:value-type="float" office:value="14.75">
            <text:p>14.75</text:p>
          </table:table-cell>
          <table:table-cell table:number-columns-repeated="4" office:value-type="string">
            <text:p>...</text:p>
          </table:table-cell>
          <table:table-cell office:value-type="string">
            <text:p>?R</text:p>
          </table:table-cell>
        </table:table-row>
        <table:table-row table:style-name="ro1">
          <table:table-cell office:value-type="string">
            <text:p>UGC 01603</text:p>
          </table:table-cell>
          <table:table-cell office:value-type="string">
            <text:p>16.76±0.05</text:p>
          </table:table-cell>
          <table:table-cell office:value-type="string">
            <text:p>16.42±0.05</text:p>
          </table:table-cell>
          <table:table-cell office:value-type="string">
            <text:p>0.35±0.07</text:p>
          </table:table-cell>
          <table:table-cell office:value-type="string">
            <text:p>17.04±0.02</text:p>
          </table:table-cell>
          <table:table-cell office:value-type="string">
            <text:p>16.71±0.01</text:p>
          </table:table-cell>
          <table:table-cell office:value-type="string">
            <text:p>0.34±0.03</text:p>
          </table:table-cell>
          <table:table-cell office:value-type="float" office:value="36.08">
            <text:p>36.08</text:p>
          </table:table-cell>
          <table:table-cell office:value-type="float" office:value="36.04">
            <text:p>36.04</text:p>
          </table:table-cell>
          <table:table-cell office:value-type="float" office:value="17.29">
            <text:p>17.29</text:p>
          </table:table-cell>
          <table:table-cell office:value-type="float" office:value="17">
            <text:p>17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0830</text:p>
          </table:table-cell>
          <table:table-cell office:value-type="string">
            <text:p>19.47±0.10</text:p>
          </table:table-cell>
          <table:table-cell office:value-type="string">
            <text:p>17.86±0.04</text:p>
          </table:table-cell>
          <table:table-cell office:value-type="string">
            <text:p>1.60±0.11</text:p>
          </table:table-cell>
          <table:table-cell office:value-type="string">
            <text:p>19.85±0.11</text:p>
          </table:table-cell>
          <table:table-cell office:value-type="string">
            <text:p>18.11±0.03</text:p>
          </table:table-cell>
          <table:table-cell office:value-type="string">
            <text:p>1.74±0.12</text:p>
          </table:table-cell>
          <table:table-cell office:value-type="float" office:value="34.61">
            <text:p>34.61</text:p>
          </table:table-cell>
          <table:table-cell office:value-type="float" office:value="35.07">
            <text:p>35.07</text:p>
          </table:table-cell>
          <table:table-cell office:value-type="float" office:value="15.59">
            <text:p>15.59</text:p>
          </table:table-cell>
          <table:table-cell office:value-type="float" office:value="13.14">
            <text:p>13.14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0842</text:p>
          </table:table-cell>
          <table:table-cell office:value-type="string">
            <text:p>19.76±0.51</text:p>
          </table:table-cell>
          <table:table-cell office:value-type="string">
            <text:p>17.78±0.03</text:p>
          </table:table-cell>
          <table:table-cell office:value-type="string">
            <text:p>1.99±0.51</text:p>
          </table:table-cell>
          <table:table-cell office:value-type="string">
            <text:p>19.71±0.10</text:p>
          </table:table-cell>
          <table:table-cell office:value-type="string">
            <text:p>18.07±0.02</text:p>
          </table:table-cell>
          <table:table-cell office:value-type="string">
            <text:p>1.64±0.10</text:p>
          </table:table-cell>
          <table:table-cell office:value-type="float" office:value="34.49">
            <text:p>34.49</text:p>
          </table:table-cell>
          <table:table-cell office:value-type="float" office:value="35.11">
            <text:p>35.11</text:p>
          </table:table-cell>
          <table:table-cell office:value-type="string">
            <text:p>...</text:p>
          </table:table-cell>
          <table:table-cell office:value-type="float" office:value="11.5">
            <text:p>11.5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0814</text:p>
          </table:table-cell>
          <table:table-cell office:value-type="string">
            <text:p>...</text:p>
          </table:table-cell>
          <table:table-cell office:value-type="string">
            <text:p>16.65±0.01</text:p>
          </table:table-cell>
          <table:table-cell table:number-columns-repeated="2" office:value-type="string">
            <text:p>...</text:p>
          </table:table-cell>
          <table:table-cell office:value-type="string">
            <text:p>16.80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4.75">
            <text:p>34.75</text:p>
          </table:table-cell>
          <table:table-cell table:number-columns-repeated="6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KUG 0210-078</text:p>
          </table:table-cell>
          <table:table-cell office:value-type="string">
            <text:p>16.21±0.01</text:p>
          </table:table-cell>
          <table:table-cell office:value-type="string">
            <text:p>15.90±0.01</text:p>
          </table:table-cell>
          <table:table-cell office:value-type="string">
            <text:p>0.30±0.02</text:p>
          </table:table-cell>
          <table:table-cell office:value-type="string">
            <text:p>16.38±0.02</text:p>
          </table:table-cell>
          <table:table-cell office:value-type="string">
            <text:p>16.07±0.01</text:p>
          </table:table-cell>
          <table:table-cell office:value-type="string">
            <text:p>0.31±0.02</text:p>
          </table:table-cell>
          <table:table-cell office:value-type="float" office:value="36.1">
            <text:p>36.1</text:p>
          </table:table-cell>
          <table:table-cell office:value-type="float" office:value="36.05">
            <text:p>36.05</text:p>
          </table:table-cell>
          <table:table-cell office:value-type="float" office:value="30.43">
            <text:p>30.43</text:p>
          </table:table-cell>
          <table:table-cell office:value-type="float" office:value="28.54">
            <text:p>28.54</text:p>
          </table:table-cell>
          <table:table-cell office:value-type="float" office:value="1.98">
            <text:p>1.98</text:p>
          </table:table-cell>
          <table:table-cell office:value-type="float" office:value="2.4">
            <text:p>2.4</text:p>
          </table:table-cell>
          <table:table-cell office:value-type="float" office:value="2.11">
            <text:p>2.11</text:p>
          </table:table-cell>
          <table:table-cell office:value-type="float" office:value="2.41">
            <text:p>2.41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0855</text:p>
          </table:table-cell>
          <table:table-cell office:value-type="string">
            <text:p>15.75±0.01</text:p>
          </table:table-cell>
          <table:table-cell office:value-type="string">
            <text:p>15.11±0.01</text:p>
          </table:table-cell>
          <table:table-cell office:value-type="string">
            <text:p>0.64±0.01</text:p>
          </table:table-cell>
          <table:table-cell office:value-type="string">
            <text:p>15.79±0.01</text:p>
          </table:table-cell>
          <table:table-cell office:value-type="string">
            <text:p>15.22±0.01</text:p>
          </table:table-cell>
          <table:table-cell office:value-type="string">
            <text:p>0.57±0.02</text:p>
          </table:table-cell>
          <table:table-cell office:value-type="float" office:value="34.61">
            <text:p>34.61</text:p>
          </table:table-cell>
          <table:table-cell office:value-type="float" office:value="34.69">
            <text:p>34.69</text:p>
          </table:table-cell>
          <table:table-cell office:value-type="string">
            <text:p>...</text:p>
          </table:table-cell>
          <table:table-cell office:value-type="float" office:value="8.64">
            <text:p>8.64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ESO 415-G011</text:p>
          </table:table-cell>
          <table:table-cell office:value-type="string">
            <text:p>18.02±0.01</text:p>
          </table:table-cell>
          <table:table-cell office:value-type="string">
            <text:p>17.44±0.01</text:p>
          </table:table-cell>
          <table:table-cell office:value-type="string">
            <text:p>0.58±0.01</text:p>
          </table:table-cell>
          <table:table-cell office:value-type="string">
            <text:p>18.14±0.03</text:p>
          </table:table-cell>
          <table:table-cell office:value-type="string">
            <text:p>17.64±0.01</text:p>
          </table:table-cell>
          <table:table-cell office:value-type="string">
            <text:p>0.51±0.03</text:p>
          </table:table-cell>
          <table:table-cell office:value-type="float" office:value="35.07">
            <text:p>35.07</text:p>
          </table:table-cell>
          <table:table-cell office:value-type="float" office:value="35.13">
            <text:p>35.13</text:p>
          </table:table-cell>
          <table:table-cell office:value-type="float" office:value="8.15">
            <text:p>8.15</text:p>
          </table:table-cell>
          <table:table-cell office:value-type="float" office:value="8.37">
            <text:p>8.37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KUG 0211-075</text:p>
          </table:table-cell>
          <table:table-cell office:value-type="string">
            <text:p>16.44±0.04</text:p>
          </table:table-cell>
          <table:table-cell office:value-type="string">
            <text:p>16.18±0.02</text:p>
          </table:table-cell>
          <table:table-cell office:value-type="string">
            <text:p>0.25±0.05</text:p>
          </table:table-cell>
          <table:table-cell office:value-type="string">
            <text:p>16.73±0.02</text:p>
          </table:table-cell>
          <table:table-cell office:value-type="string">
            <text:p>16.45±0.01</text:p>
          </table:table-cell>
          <table:table-cell office:value-type="string">
            <text:p>0.27±0.02</text:p>
          </table:table-cell>
          <table:table-cell office:value-type="float" office:value="36.04">
            <text:p>36.04</text:p>
          </table:table-cell>
          <table:table-cell office:value-type="float" office:value="35.97">
            <text:p>35.97</text:p>
          </table:table-cell>
          <table:table-cell office:value-type="float" office:value="13.33">
            <text:p>13.33</text:p>
          </table:table-cell>
          <table:table-cell office:value-type="float" office:value="14.38">
            <text:p>14.38</text:p>
          </table:table-cell>
          <table:table-cell office:value-type="float" office:value="3.86">
            <text:p>3.86</text:p>
          </table:table-cell>
          <table:table-cell office:value-type="float" office:value="3.36">
            <text:p>3.36</text:p>
          </table:table-cell>
          <table:table-cell office:value-type="float" office:value="3.71">
            <text:p>3.71</text:p>
          </table:table-cell>
          <table:table-cell office:value-type="float" office:value="3.27">
            <text:p>3.27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NGC 0871</text:p>
          </table:table-cell>
          <table:table-cell office:value-type="string">
            <text:p>15.29±0.02</text:p>
          </table:table-cell>
          <table:table-cell office:value-type="string">
            <text:p>14.74±0.01</text:p>
          </table:table-cell>
          <table:table-cell office:value-type="string">
            <text:p>0.55±0.02</text:p>
          </table:table-cell>
          <table:table-cell office:value-type="string">
            <text:p>15.37±0.01</text:p>
          </table:table-cell>
          <table:table-cell office:value-type="string">
            <text:p>14.85±0.01</text:p>
          </table:table-cell>
          <table:table-cell office:value-type="string">
            <text:p>0.52±0.02</text:p>
          </table:table-cell>
          <table:table-cell office:value-type="float" office:value="36.28">
            <text:p>36.28</text:p>
          </table:table-cell>
          <table:table-cell office:value-type="float" office:value="36.32">
            <text:p>36.32</text:p>
          </table:table-cell>
          <table:table-cell office:value-type="float" office:value="9.05">
            <text:p>9.05</text:p>
          </table:table-cell>
          <table:table-cell office:value-type="float" office:value="8.96">
            <text:p>8.96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KUG 0214-057</text:p>
          </table:table-cell>
          <table:table-cell office:value-type="string">
            <text:p>16.60±0.01</text:p>
          </table:table-cell>
          <table:table-cell office:value-type="string">
            <text:p>16.23±0.01</text:p>
          </table:table-cell>
          <table:table-cell office:value-type="string">
            <text:p>0.37±0.02</text:p>
          </table:table-cell>
          <table:table-cell office:value-type="string">
            <text:p>16.76±0.01</text:p>
          </table:table-cell>
          <table:table-cell office:value-type="string">
            <text:p>16.41±0.01</text:p>
          </table:table-cell>
          <table:table-cell office:value-type="string">
            <text:p>0.35±0.01</text:p>
          </table:table-cell>
          <table:table-cell office:value-type="float" office:value="36.05">
            <text:p>36.05</text:p>
          </table:table-cell>
          <table:table-cell office:value-type="float" office:value="36.02">
            <text:p>36.02</text:p>
          </table:table-cell>
          <table:table-cell office:value-type="float" office:value="15.75">
            <text:p>15.75</text:p>
          </table:table-cell>
          <table:table-cell office:value-type="float" office:value="15.77">
            <text:p>15.77</text:p>
          </table:table-cell>
          <table:table-cell office:value-type="float" office:value="2.33">
            <text:p>2.33</text:p>
          </table:table-cell>
          <table:table-cell office:value-type="float" office:value="2.45">
            <text:p>2.45</text:p>
          </table:table-cell>
          <table:table-cell table:number-columns-repeated="2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01761</text:p>
          </table:table-cell>
          <table:table-cell office:value-type="string">
            <text:p>16.40±0.02</text:p>
          </table:table-cell>
          <table:table-cell office:value-type="string">
            <text:p>16.16±0.01</text:p>
          </table:table-cell>
          <table:table-cell office:value-type="string">
            <text:p>0.24±0.02</text:p>
          </table:table-cell>
          <table:table-cell office:value-type="string">
            <text:p>16.45±0.02</text:p>
          </table:table-cell>
          <table:table-cell office:value-type="string">
            <text:p>16.24±0.01</text:p>
          </table:table-cell>
          <table:table-cell office:value-type="string">
            <text:p>0.22±0.03</text:p>
          </table:table-cell>
          <table:table-cell office:value-type="float" office:value="35.89">
            <text:p>35.89</text:p>
          </table:table-cell>
          <table:table-cell office:value-type="float" office:value="35.81">
            <text:p>35.81</text:p>
          </table:table-cell>
          <table:table-cell office:value-type="float" office:value="16.69">
            <text:p>16.69</text:p>
          </table:table-cell>
          <table:table-cell office:value-type="float" office:value="16.96">
            <text:p>16.96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0881</text:p>
          </table:table-cell>
          <table:table-cell office:value-type="string">
            <text:p>16.44±0.01</text:p>
          </table:table-cell>
          <table:table-cell office:value-type="string">
            <text:p>15.70±0.01</text:p>
          </table:table-cell>
          <table:table-cell office:value-type="string">
            <text:p>0.74±0.01</text:p>
          </table:table-cell>
          <table:table-cell office:value-type="string">
            <text:p>16.49±0.01</text:p>
          </table:table-cell>
          <table:table-cell office:value-type="string">
            <text:p>15.76±0.01</text:p>
          </table:table-cell>
          <table:table-cell office:value-type="string">
            <text:p>0.73±0.01</text:p>
          </table:table-cell>
          <table:table-cell office:value-type="float" office:value="36.09">
            <text:p>36.09</text:p>
          </table:table-cell>
          <table:table-cell office:value-type="float" office:value="36.21">
            <text:p>36.21</text:p>
          </table:table-cell>
          <table:table-cell office:value-type="float" office:value="24.07">
            <text:p>24.07</text:p>
          </table:table-cell>
          <table:table-cell office:value-type="float" office:value="21.7">
            <text:p>21.7</text:p>
          </table:table-cell>
          <table:table-cell office:value-type="float" office:value="2.57">
            <text:p>2.57</text:p>
          </table:table-cell>
          <table:table-cell office:value-type="float" office:value="2.82">
            <text:p>2.82</text:p>
          </table:table-cell>
          <table:table-cell office:value-type="float" office:value="2.56">
            <text:p>2.56</text:p>
          </table:table-cell>
          <table:table-cell office:value-type="float" office:value="2.88">
            <text:p>2.88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0895</text:p>
          </table:table-cell>
          <table:table-cell office:value-type="string">
            <text:p>14.11±0.01</text:p>
          </table:table-cell>
          <table:table-cell office:value-type="string">
            <text:p>13.79±0.01</text:p>
          </table:table-cell>
          <table:table-cell office:value-type="string">
            <text:p>0.32±0.01</text:p>
          </table:table-cell>
          <table:table-cell office:value-type="string">
            <text:p>14.18±0.01</text:p>
          </table:table-cell>
          <table:table-cell office:value-type="string">
            <text:p>13.86±0.01</text:p>
          </table:table-cell>
          <table:table-cell office:value-type="string">
            <text:p>0.33±0.01</text:p>
          </table:table-cell>
          <table:table-cell office:value-type="float" office:value="36.28">
            <text:p>36.28</text:p>
          </table:table-cell>
          <table:table-cell office:value-type="float" office:value="36.24">
            <text:p>36.24</text:p>
          </table:table-cell>
          <table:table-cell office:value-type="float" office:value="49.41">
            <text:p>49.41</text:p>
          </table:table-cell>
          <table:table-cell office:value-type="float" office:value="47.06">
            <text:p>47.06</text:p>
          </table:table-cell>
          <table:table-cell office:value-type="float" office:value="2.12">
            <text:p>2.12</text:p>
          </table:table-cell>
          <table:table-cell office:value-type="float" office:value="2.25">
            <text:p>2.25</text:p>
          </table:table-cell>
          <table:table-cell office:value-type="float" office:value="2.14">
            <text:p>2.14</text:p>
          </table:table-cell>
          <table:table-cell office:value-type="float" office:value="2.3">
            <text:p>2.3</text:p>
          </table:table-cell>
          <table:table-cell office:value-type="string">
            <text:p>VF</text:p>
          </table:table-cell>
        </table:table-row>
        <table:table-row table:style-name="ro1">
          <table:table-cell office:value-type="string">
            <text:p>NGC 0891</text:p>
          </table:table-cell>
          <table:table-cell office:value-type="string">
            <text:p>14.74±0.01</text:p>
          </table:table-cell>
          <table:table-cell office:value-type="string">
            <text:p>13.83±0.01</text:p>
          </table:table-cell>
          <table:table-cell office:value-type="string">
            <text:p>0.90±0.01</text:p>
          </table:table-cell>
          <table:table-cell office:value-type="string">
            <text:p>14.87±0.01</text:p>
          </table:table-cell>
          <table:table-cell office:value-type="string">
            <text:p>14.02±0.01</text:p>
          </table:table-cell>
          <table:table-cell office:value-type="string">
            <text:p>0.85±0.02</text:p>
          </table:table-cell>
          <table:table-cell office:value-type="float" office:value="35">
            <text:p>35</text:p>
          </table:table-cell>
          <table:table-cell office:value-type="float" office:value="35.19">
            <text:p>35.19</text:p>
          </table:table-cell>
          <table:table-cell office:value-type="float" office:value="87.24">
            <text:p>87.24</text:p>
          </table:table-cell>
          <table:table-cell office:value-type="float" office:value="94.74">
            <text:p>94.74</text:p>
          </table:table-cell>
          <table:table-cell table:number-columns-repeated="2" office:value-type="float" office:value="2.51">
            <text:p>2.51</text:p>
          </table:table-cell>
          <table:table-cell office:value-type="float" office:value="2.47">
            <text:p>2.47</text:p>
          </table:table-cell>
          <table:table-cell office:value-type="float" office:value="2.48">
            <text:p>2.48</text:p>
          </table:table-cell>
          <table:table-cell office:value-type="string">
            <text:p>EFh</text:p>
          </table:table-cell>
        </table:table-row>
        <table:table-row table:style-name="ro1">
          <table:table-cell office:value-type="string">
            <text:p>NGC 0898</text:p>
          </table:table-cell>
          <table:table-cell office:value-type="string">
            <text:p>19.04±0.17</text:p>
          </table:table-cell>
          <table:table-cell office:value-type="string">
            <text:p>17.72±0.03</text:p>
          </table:table-cell>
          <table:table-cell office:value-type="string">
            <text:p>1.32±0.17</text:p>
          </table:table-cell>
          <table:table-cell office:value-type="string">
            <text:p>...</text:p>
          </table:table-cell>
          <table:table-cell office:value-type="string">
            <text:p>17.87±0.03</text:p>
          </table:table-cell>
          <table:table-cell office:value-type="string">
            <text:p>...</text:p>
          </table:table-cell>
          <table:table-cell office:value-type="float" office:value="35.13">
            <text:p>35.13</text:p>
          </table:table-cell>
          <table:table-cell office:value-type="float" office:value="35.48">
            <text:p>35.48</text:p>
          </table:table-cell>
          <table:table-cell office:value-type="float" office:value="11.31">
            <text:p>11.31</text:p>
          </table:table-cell>
          <table:table-cell office:value-type="float" office:value="11.89">
            <text:p>11.89</text:p>
          </table:table-cell>
          <table:table-cell office:value-type="float" office:value="2.43">
            <text:p>2.43</text:p>
          </table:table-cell>
          <table:table-cell office:value-type="float" office:value="2.95">
            <text:p>2.95</text:p>
          </table:table-cell>
          <table:table-cell table:number-columns-repeated="2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UGC 01859</text:p>
          </table:table-cell>
          <table:table-cell office:value-type="string">
            <text:p>19.89±0.12</text:p>
          </table:table-cell>
          <table:table-cell office:value-type="string">
            <text:p>18.45±0.06</text:p>
          </table:table-cell>
          <table:table-cell office:value-type="string">
            <text:p>1.44±0.14</text:p>
          </table:table-cell>
          <table:table-cell office:value-type="string">
            <text:p>19.65±0.17</text:p>
          </table:table-cell>
          <table:table-cell table:number-columns-repeated="2" office:value-type="string">
            <text:p>...</text:p>
          </table:table-cell>
          <table:table-cell office:value-type="float" office:value="34.85">
            <text:p>34.85</text:p>
          </table:table-cell>
          <table:table-cell office:value-type="float" office:value="35.25">
            <text:p>35.25</text:p>
          </table:table-cell>
          <table:table-cell table:number-columns-repeated="7" office:value-type="string">
            <text:p>...</text:p>
          </table:table-cell>
        </table:table-row>
        <table:table-row table:style-name="ro1">
          <table:table-cell office:value-type="string">
            <text:p>NGC 0906</text:p>
          </table:table-cell>
          <table:table-cell office:value-type="string">
            <text:p>16.68±0.01</text:p>
          </table:table-cell>
          <table:table-cell office:value-type="string">
            <text:p>16.05±0.01</text:p>
          </table:table-cell>
          <table:table-cell office:value-type="string">
            <text:p>0.63±0.02</text:p>
          </table:table-cell>
          <table:table-cell office:value-type="string">
            <text:p>16.78±0.03</text:p>
          </table:table-cell>
          <table:table-cell office:value-type="string">
            <text:p>16.13±0.01</text:p>
          </table:table-cell>
          <table:table-cell office:value-type="string">
            <text:p>0.65±0.03</text:p>
          </table:table-cell>
          <table:table-cell office:value-type="float" office:value="35.94">
            <text:p>35.94</text:p>
          </table:table-cell>
          <table:table-cell office:value-type="float" office:value="36.01">
            <text:p>36.01</text:p>
          </table:table-cell>
          <table:table-cell office:value-type="float" office:value="25.82">
            <text:p>25.82</text:p>
          </table:table-cell>
          <table:table-cell office:value-type="float" office:value="24.52">
            <text:p>24.52</text:p>
          </table:table-cell>
          <table:table-cell office:value-type="float" office:value="2.12">
            <text:p>2.12</text:p>
          </table:table-cell>
          <table:table-cell office:value-type="float" office:value="2.26">
            <text:p>2.26</text:p>
          </table:table-cell>
          <table:table-cell office:value-type="float" office:value="2.02">
            <text:p>2.02</text:p>
          </table:table-cell>
          <table:table-cell office:value-type="float" office:value="2.27">
            <text:p>2.27</text:p>
          </table:table-cell>
          <table:table-cell office:value-type="string">
            <text:p>?Fn</text:p>
          </table:table-cell>
        </table:table-row>
        <table:table-row table:style-name="ro1">
          <table:table-cell office:value-type="string">
            <text:p>NGC 0925</text:p>
          </table:table-cell>
          <table:table-cell office:value-type="string">
            <text:p>12.13±0.01</text:p>
          </table:table-cell>
          <table:table-cell office:value-type="string">
            <text:p>11.91±0.01</text:p>
          </table:table-cell>
          <table:table-cell office:value-type="string">
            <text:p>0.23±0.01</text:p>
          </table:table-cell>
          <table:table-cell office:value-type="string">
            <text:p>12.19±0.01</text:p>
          </table:table-cell>
          <table:table-cell office:value-type="string">
            <text:p>11.96±0.01</text:p>
          </table:table-cell>
          <table:table-cell office:value-type="string">
            <text:p>0.23±0.01</text:p>
          </table:table-cell>
          <table:table-cell office:value-type="float" office:value="36.02">
            <text:p>36.02</text:p>
          </table:table-cell>
          <table:table-cell office:value-type="float" office:value="35.93">
            <text:p>35.93</text:p>
          </table:table-cell>
          <table:table-cell office:value-type="float" office:value="113.72">
            <text:p>113.72</text:p>
          </table:table-cell>
          <table:table-cell office:value-type="float" office:value="110.82">
            <text:p>110.82</text:p>
          </table:table-cell>
          <table:table-cell office:value-type="float" office:value="2.47">
            <text:p>2.47</text:p>
          </table:table-cell>
          <table:table-cell table:number-columns-repeated="2" office:value-type="float" office:value="2.57">
            <text:p>2.57</text:p>
          </table:table-cell>
          <table:table-cell office:value-type="float" office:value="2.66">
            <text:p>2.66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PGC 09333</text:p>
          </table:table-cell>
          <table:table-cell office:value-type="string">
            <text:p>17.72±0.02</text:p>
          </table:table-cell>
          <table:table-cell office:value-type="string">
            <text:p>17.39±0.01</text:p>
          </table:table-cell>
          <table:table-cell office:value-type="string">
            <text:p>0.33±0.03</text:p>
          </table:table-cell>
          <table:table-cell office:value-type="string">
            <text:p>17.83±0.02</text:p>
          </table:table-cell>
          <table:table-cell office:value-type="string">
            <text:p>17.49±0.01</text:p>
          </table:table-cell>
          <table:table-cell office:value-type="string">
            <text:p>0.33±0.03</text:p>
          </table:table-cell>
          <table:table-cell office:value-type="float" office:value="36.38">
            <text:p>36.38</text:p>
          </table:table-cell>
          <table:table-cell office:value-type="float" office:value="36.34">
            <text:p>36.34</text:p>
          </table:table-cell>
          <table:table-cell table:number-columns-repeated="6" office:value-type="string">
            <text:p>...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NGC 0934</text:p>
          </table:table-cell>
          <table:table-cell office:value-type="string">
            <text:p>18.27±0.02</text:p>
          </table:table-cell>
          <table:table-cell office:value-type="string">
            <text:p>17.57±0.01</text:p>
          </table:table-cell>
          <table:table-cell office:value-type="string">
            <text:p>0.70±0.03</text:p>
          </table:table-cell>
          <table:table-cell office:value-type="string">
            <text:p>19.47±0.04</text:p>
          </table:table-cell>
          <table:table-cell office:value-type="string">
            <text:p>18.51±0.02</text:p>
          </table:table-cell>
          <table:table-cell office:value-type="string">
            <text:p>0.96±0.04</text:p>
          </table:table-cell>
          <table:table-cell office:value-type="float" office:value="35.53">
            <text:p>35.53</text:p>
          </table:table-cell>
          <table:table-cell office:value-type="float" office:value="35.64">
            <text:p>35.64</text:p>
          </table:table-cell>
          <table:table-cell office:value-type="float" office:value="36.19">
            <text:p>36.19</text:p>
          </table:table-cell>
          <table:table-cell office:value-type="float" office:value="34.06">
            <text:p>34.06</text:p>
          </table:table-cell>
          <table:table-cell office:value-type="float" office:value="1.82">
            <text:p>1.82</text:p>
          </table:table-cell>
          <table:table-cell office:value-type="float" office:value="3.38">
            <text:p>3.38</text:p>
          </table:table-cell>
          <table:table-cell office:value-type="float" office:value="1.84">
            <text:p>1.84</text:p>
          </table:table-cell>
          <table:table-cell office:value-type="string">
            <text:p>...</text:p>
          </table:table-cell>
          <table:table-cell office:value-type="string">
            <text:p>EDn</text:p>
          </table:table-cell>
        </table:table-row>
        <table:table-row table:style-name="ro1">
          <table:table-cell office:value-type="string">
            <text:p>UGC 01949</text:p>
          </table:table-cell>
          <table:table-cell office:value-type="string">
            <text:p>18.42±0.03</text:p>
          </table:table-cell>
          <table:table-cell office:value-type="string">
            <text:p>18.18±0.01</text:p>
          </table:table-cell>
          <table:table-cell office:value-type="string">
            <text:p>0.24±0.03</text:p>
          </table:table-cell>
          <table:table-cell office:value-type="string">
            <text:p>18.44±0.04</text:p>
          </table:table-cell>
          <table:table-cell office:value-type="string">
            <text:p>18.23±0.02</text:p>
          </table:table-cell>
          <table:table-cell office:value-type="string">
            <text:p>0.21±0.04</text:p>
          </table:table-cell>
          <table:table-cell office:value-type="float" office:value="34.17">
            <text:p>34.17</text:p>
          </table:table-cell>
          <table:table-cell office:value-type="float" office:value="34.09">
            <text:p>34.09</text:p>
          </table:table-cell>
          <table:table-cell office:value-type="float" office:value="13.81">
            <text:p>13.81</text:p>
          </table:table-cell>
          <table:table-cell office:value-type="float" office:value="13.44">
            <text:p>13.44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01976</text:p>
          </table:table-cell>
          <table:table-cell office:value-type="string">
            <text:p>17.31±0.09</text:p>
          </table:table-cell>
          <table:table-cell office:value-type="string">
            <text:p>16.82±0.02</text:p>
          </table:table-cell>
          <table:table-cell office:value-type="string">
            <text:p>0.49±0.09</text:p>
          </table:table-cell>
          <table:table-cell office:value-type="string">
            <text:p>17.39±0.03</text:p>
          </table:table-cell>
          <table:table-cell office:value-type="string">
            <text:p>16.93±0.02</text:p>
          </table:table-cell>
          <table:table-cell office:value-type="string">
            <text:p>0.47±0.04</text:p>
          </table:table-cell>
          <table:table-cell office:value-type="float" office:value="36.25">
            <text:p>36.25</text:p>
          </table:table-cell>
          <table:table-cell office:value-type="float" office:value="36.27">
            <text:p>36.27</text:p>
          </table:table-cell>
          <table:table-cell office:value-type="float" office:value="17.44">
            <text:p>17.44</text:p>
          </table:table-cell>
          <table:table-cell office:value-type="float" office:value="17.24">
            <text:p>17.24</text:p>
          </table:table-cell>
          <table:table-cell office:value-type="float" office:value="2.12">
            <text:p>2.12</text:p>
          </table:table-cell>
          <table:table-cell office:value-type="float" office:value="2.38">
            <text:p>2.38</text:p>
          </table:table-cell>
          <table:table-cell office:value-type="float" office:value="2.07">
            <text:p>2.07</text:p>
          </table:table-cell>
          <table:table-cell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0955</text:p>
          </table:table-cell>
          <table:table-cell office:value-type="string">
            <text:p>16.84±0.01</text:p>
          </table:table-cell>
          <table:table-cell office:value-type="string">
            <text:p>16.09±0.01</text:p>
          </table:table-cell>
          <table:table-cell office:value-type="string">
            <text:p>0.75±0.02</text:p>
          </table:table-cell>
          <table:table-cell office:value-type="string">
            <text:p>17.03±0.02</text:p>
          </table:table-cell>
          <table:table-cell office:value-type="string">
            <text:p>16.27±0.01</text:p>
          </table:table-cell>
          <table:table-cell office:value-type="string">
            <text:p>0.76±0.02</text:p>
          </table:table-cell>
          <table:table-cell office:value-type="float" office:value="34.81">
            <text:p>34.81</text:p>
          </table:table-cell>
          <table:table-cell office:value-type="float" office:value="34.93">
            <text:p>34.93</text:p>
          </table:table-cell>
          <table:table-cell office:value-type="float" office:value="22.36">
            <text:p>22.36</text:p>
          </table:table-cell>
          <table:table-cell office:value-type="float" office:value="19.59">
            <text:p>19.59</text:p>
          </table:table-cell>
          <table:table-cell office:value-type="float" office:value="2.74">
            <text:p>2.74</text:p>
          </table:table-cell>
          <table:table-cell office:value-type="float" office:value="3.27">
            <text:p>3.27</text:p>
          </table:table-cell>
          <table:table-cell office:value-type="float" office:value="2.67">
            <text:p>2.67</text:p>
          </table:table-cell>
          <table:table-cell office:value-type="float" office:value="3.16">
            <text:p>3.16</text:p>
          </table:table-cell>
          <table:table-cell office:value-type="string">
            <text:p>EE,ER</text:p>
          </table:table-cell>
        </table:table-row>
        <table:table-row table:style-name="ro1">
          <table:table-cell office:value-type="string">
            <text:p>UGC 02010</text:p>
          </table:table-cell>
          <table:table-cell office:value-type="string">
            <text:p>16.89±0.05</text:p>
          </table:table-cell>
          <table:table-cell office:value-type="string">
            <text:p>16.46±0.02</text:p>
          </table:table-cell>
          <table:table-cell office:value-type="string">
            <text:p>0.42±0.05</text:p>
          </table:table-cell>
          <table:table-cell office:value-type="string">
            <text:p>17.11±0.02</text:p>
          </table:table-cell>
          <table:table-cell office:value-type="string">
            <text:p>16.67±0.01</text:p>
          </table:table-cell>
          <table:table-cell office:value-type="string">
            <text:p>0.44±0.03</text:p>
          </table:table-cell>
          <table:table-cell office:value-type="float" office:value="36.59">
            <text:p>36.59</text:p>
          </table:table-cell>
          <table:table-cell office:value-type="float" office:value="36.58">
            <text:p>36.58</text:p>
          </table:table-cell>
          <table:table-cell office:value-type="float" office:value="17.26">
            <text:p>17.26</text:p>
          </table:table-cell>
          <table:table-cell office:value-type="float" office:value="16.81">
            <text:p>16.81</text:p>
          </table:table-cell>
          <table:table-cell office:value-type="float" office:value="2.34">
            <text:p>2.34</text:p>
          </table:table-cell>
          <table:table-cell office:value-type="float" office:value="2.43">
            <text:p>2.43</text:p>
          </table:table-cell>
          <table:table-cell table:number-columns-repeated="2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0959</text:p>
          </table:table-cell>
          <table:table-cell office:value-type="string">
            <text:p>14.57±0.01</text:p>
          </table:table-cell>
          <table:table-cell office:value-type="string">
            <text:p>14.19±0.01</text:p>
          </table:table-cell>
          <table:table-cell office:value-type="string">
            <text:p>0.37±0.01</text:p>
          </table:table-cell>
          <table:table-cell office:value-type="string">
            <text:p>14.60±0.01</text:p>
          </table:table-cell>
          <table:table-cell office:value-type="string">
            <text:p>14.23±0.01</text:p>
          </table:table-cell>
          <table:table-cell office:value-type="string">
            <text:p>0.37±0.01</text:p>
          </table:table-cell>
          <table:table-cell office:value-type="float" office:value="35.22">
            <text:p>35.22</text:p>
          </table:table-cell>
          <table:table-cell office:value-type="float" office:value="35.2">
            <text:p>35.2</text:p>
          </table:table-cell>
          <table:table-cell office:value-type="float" office:value="19.21">
            <text:p>19.21</text:p>
          </table:table-cell>
          <table:table-cell office:value-type="float" office:value="19.83">
            <text:p>19.83</text:p>
          </table:table-cell>
          <table:table-cell office:value-type="float" office:value="2.16">
            <text:p>2.16</text:p>
          </table:table-cell>
          <table:table-cell office:value-type="float" office:value="2.15">
            <text:p>2.15</text:p>
          </table:table-cell>
          <table:table-cell office:value-type="float" office:value="2.11">
            <text:p>2.11</text:p>
          </table:table-cell>
          <table:table-cell office:value-type="float" office:value="2.14">
            <text:p>2.14</text:p>
          </table:table-cell>
          <table:table-cell office:value-type="string">
            <text:p>VF</text:p>
          </table:table-cell>
        </table:table-row>
        <table:table-row table:style-name="ro1">
          <table:table-cell office:value-type="string">
            <text:p>NGC 0986A</text:p>
          </table:table-cell>
          <table:table-cell office:value-type="string">
            <text:p>16.28±0.01</text:p>
          </table:table-cell>
          <table:table-cell office:value-type="string">
            <text:p>16.02±0.01</text:p>
          </table:table-cell>
          <table:table-cell office:value-type="string">
            <text:p>0.26±0.02</text:p>
          </table:table-cell>
          <table:table-cell office:value-type="string">
            <text:p>16.34±0.02</text:p>
          </table:table-cell>
          <table:table-cell office:value-type="string">
            <text:p>16.11±0.01</text:p>
          </table:table-cell>
          <table:table-cell office:value-type="string">
            <text:p>0.23±0.02</text:p>
          </table:table-cell>
          <table:table-cell office:value-type="float" office:value="34.87">
            <text:p>34.87</text:p>
          </table:table-cell>
          <table:table-cell office:value-type="float" office:value="34.8">
            <text:p>34.8</text:p>
          </table:table-cell>
          <table:table-cell office:value-type="float" office:value="12.08">
            <text:p>12.08</text:p>
          </table:table-cell>
          <table:table-cell office:value-type="float" office:value="13.43">
            <text:p>13.43</text:p>
          </table:table-cell>
          <table:table-cell table:number-columns-repeated="4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0986</text:p>
          </table:table-cell>
          <table:table-cell office:value-type="string">
            <text:p>14.81±0.01</text:p>
          </table:table-cell>
          <table:table-cell office:value-type="string">
            <text:p>14.02±0.01</text:p>
          </table:table-cell>
          <table:table-cell office:value-type="string">
            <text:p>0.79±0.01</text:p>
          </table:table-cell>
          <table:table-cell office:value-type="string">
            <text:p>14.85±0.01</text:p>
          </table:table-cell>
          <table:table-cell office:value-type="string">
            <text:p>14.06±0.01</text:p>
          </table:table-cell>
          <table:table-cell office:value-type="string">
            <text:p>0.79±0.01</text:p>
          </table:table-cell>
          <table:table-cell office:value-type="float" office:value="35.8">
            <text:p>35.8</text:p>
          </table:table-cell>
          <table:table-cell office:value-type="float" office:value="35.94">
            <text:p>35.94</text:p>
          </table:table-cell>
          <table:table-cell office:value-type="float" office:value="52.89">
            <text:p>52.89</text:p>
          </table:table-cell>
          <table:table-cell office:value-type="float" office:value="44.41">
            <text:p>44.41</text:p>
          </table:table-cell>
          <table:table-cell office:value-type="float" office:value="1.89">
            <text:p>1.89</text:p>
          </table:table-cell>
          <table:table-cell office:value-type="float" office:value="3.86">
            <text:p>3.86</text:p>
          </table:table-cell>
          <table:table-cell office:value-type="float" office:value="1.84">
            <text:p>1.84</text:p>
          </table:table-cell>
          <table:table-cell office:value-type="string">
            <text:p>...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KUG 0232-079</text:p>
          </table:table-cell>
          <table:table-cell office:value-type="string">
            <text:p>15.72±0.01</text:p>
          </table:table-cell>
          <table:table-cell office:value-type="string">
            <text:p>15.25±0.01</text:p>
          </table:table-cell>
          <table:table-cell office:value-type="string">
            <text:p>0.47±0.01</text:p>
          </table:table-cell>
          <table:table-cell office:value-type="string">
            <text:p>15.90±0.01</text:p>
          </table:table-cell>
          <table:table-cell office:value-type="string">
            <text:p>15.41±0.01</text:p>
          </table:table-cell>
          <table:table-cell office:value-type="string">
            <text:p>0.49±0.02</text:p>
          </table:table-cell>
          <table:table-cell office:value-type="float" office:value="36.58">
            <text:p>36.58</text:p>
          </table:table-cell>
          <table:table-cell office:value-type="float" office:value="36.59">
            <text:p>36.59</text:p>
          </table:table-cell>
          <table:table-cell office:value-type="float" office:value="16.01">
            <text:p>16.01</text:p>
          </table:table-cell>
          <table:table-cell office:value-type="float" office:value="14.27">
            <text:p>14.27</text:p>
          </table:table-cell>
          <table:table-cell table:number-columns-repeated="4" office:value-type="string">
            <text:p>...</text:p>
          </table:table-cell>
          <table:table-cell office:value-type="string">
            <text:p>VFn</text:p>
          </table:table-cell>
        </table:table-row>
        <table:table-row table:style-name="ro1">
          <table:table-cell office:value-type="string">
            <text:p>NGC 0991</text:p>
          </table:table-cell>
          <table:table-cell office:value-type="string">
            <text:p>14.35±0.01</text:p>
          </table:table-cell>
          <table:table-cell office:value-type="string">
            <text:p>14.05±0.01</text:p>
          </table:table-cell>
          <table:table-cell office:value-type="string">
            <text:p>0.30±0.01</text:p>
          </table:table-cell>
          <table:table-cell office:value-type="string">
            <text:p>14.43±0.01</text:p>
          </table:table-cell>
          <table:table-cell office:value-type="string">
            <text:p>14.12±0.01</text:p>
          </table:table-cell>
          <table:table-cell office:value-type="string">
            <text:p>0.30±0.01</text:p>
          </table:table-cell>
          <table:table-cell office:value-type="float" office:value="35.82">
            <text:p>35.82</text:p>
          </table:table-cell>
          <table:table-cell office:value-type="float" office:value="35.76">
            <text:p>35.76</text:p>
          </table:table-cell>
          <table:table-cell office:value-type="float" office:value="41.89">
            <text:p>41.89</text:p>
          </table:table-cell>
          <table:table-cell office:value-type="float" office:value="40.63">
            <text:p>40.63</text:p>
          </table:table-cell>
          <table:table-cell office:value-type="float" office:value="1.98">
            <text:p>1.98</text:p>
          </table:table-cell>
          <table:table-cell office:value-type="float" office:value="2.03">
            <text:p>2.03</text:p>
          </table:table-cell>
          <table:table-cell office:value-type="float" office:value="1.81">
            <text:p>1.81</text:p>
          </table:table-cell>
          <table:table-cell office:value-type="float" office:value="1.9">
            <text:p>1.9</text:p>
          </table:table-cell>
          <table:table-cell office:value-type="string">
            <text:p>VF</text:p>
          </table:table-cell>
        </table:table-row>
        <table:table-row table:style-name="ro1">
          <table:table-cell office:value-type="string">
            <text:p>IC 0243</text:p>
          </table:table-cell>
          <table:table-cell office:value-type="string">
            <text:p>18.24±0.01</text:p>
          </table:table-cell>
          <table:table-cell office:value-type="string">
            <text:p>17.48±0.04</text:p>
          </table:table-cell>
          <table:table-cell office:value-type="string">
            <text:p>0.77±0.04</text:p>
          </table:table-cell>
          <table:table-cell office:value-type="string">
            <text:p>18.31±0.03</text:p>
          </table:table-cell>
          <table:table-cell office:value-type="string">
            <text:p>17.65±0.02</text:p>
          </table:table-cell>
          <table:table-cell office:value-type="string">
            <text:p>0.66±0.04</text:p>
          </table:table-cell>
          <table:table-cell office:value-type="float" office:value="35.65">
            <text:p>35.65</text:p>
          </table:table-cell>
          <table:table-cell office:value-type="float" office:value="35.78">
            <text:p>35.78</text:p>
          </table:table-cell>
          <table:table-cell office:value-type="float" office:value="11.59">
            <text:p>11.59</text:p>
          </table:table-cell>
          <table:table-cell office:value-type="float" office:value="12.48">
            <text:p>12.48</text:p>
          </table:table-cell>
          <table:table-cell table:number-columns-repeated="5" office:value-type="string">
            <text:p>...</text:p>
          </table:table-cell>
        </table:table-row>
        <table:table-row table:style-name="ro1">
          <table:table-cell office:value-type="string">
            <text:p>NGC 1022</text:p>
          </table:table-cell>
          <table:table-cell office:value-type="string">
            <text:p>16.91±0.01</text:p>
          </table:table-cell>
          <table:table-cell office:value-type="string">
            <text:p>15.35±0.01</text:p>
          </table:table-cell>
          <table:table-cell office:value-type="string">
            <text:p>1.56±0.01</text:p>
          </table:table-cell>
          <table:table-cell office:value-type="string">
            <text:p>17.01±0.02</text:p>
          </table:table-cell>
          <table:table-cell office:value-type="string">
            <text:p>15.51±0.01</text:p>
          </table:table-cell>
          <table:table-cell office:value-type="string">
            <text:p>1.50±0.02</text:p>
          </table:table-cell>
          <table:table-cell office:value-type="float" office:value="34.74">
            <text:p>34.74</text:p>
          </table:table-cell>
          <table:table-cell office:value-type="float" office:value="35.19">
            <text:p>35.19</text:p>
          </table:table-cell>
          <table:table-cell office:value-type="string">
            <text:p>...</text:p>
          </table:table-cell>
          <table:table-cell office:value-type="float" office:value="18.42">
            <text:p>18.42</text:p>
          </table:table-cell>
          <table:table-cell table:number-columns-repeated="4" office:value-type="string">
            <text:p>...</text:p>
          </table:table-cell>
          <table:table-cell office:value-type="string">
            <text:p>EV</text:p>
          </table:table-cell>
        </table:table-row>
        <table:table-row table:style-name="ro1">
          <table:table-cell office:value-type="string">
            <text:p>NGC 1035</text:p>
          </table:table-cell>
          <table:table-cell office:value-type="string">
            <text:p>15.90±0.01</text:p>
          </table:table-cell>
          <table:table-cell office:value-type="string">
            <text:p>15.24±0.01</text:p>
          </table:table-cell>
          <table:table-cell office:value-type="string">
            <text:p>0.67±0.02</text:p>
          </table:table-cell>
          <table:table-cell office:value-type="string">
            <text:p>16.00±0.01</text:p>
          </table:table-cell>
          <table:table-cell office:value-type="string">
            <text:p>15.35±0.01</text:p>
          </table:table-cell>
          <table:table-cell office:value-type="string">
            <text:p>0.65±0.01</text:p>
          </table:table-cell>
          <table:table-cell office:value-type="float" office:value="34.99">
            <text:p>34.99</text:p>
          </table:table-cell>
          <table:table-cell office:value-type="float" office:value="35.08">
            <text:p>35.08</text:p>
          </table:table-cell>
          <table:table-cell office:value-type="float" office:value="16.87">
            <text:p>16.87</text:p>
          </table:table-cell>
          <table:table-cell office:value-type="float" office:value="17.34">
            <text:p>17.34</text:p>
          </table:table-cell>
          <table:table-cell office:value-type="float" office:value="2.02">
            <text:p>2.02</text:p>
          </table:table-cell>
          <table:table-cell office:value-type="float" office:value="2.19">
            <text:p>2.19</text:p>
          </table:table-cell>
          <table:table-cell office:value-type="float" office:value="2.03">
            <text:p>2.03</text:p>
          </table:table-cell>
          <table:table-cell office:value-type="float" office:value="2.21">
            <text:p>2.21</text:p>
          </table:table-cell>
          <table:table-cell office:value-type="string">
            <text:p>?Fn</text:p>
          </table:table-cell>
        </table:table-row>
        <table:table-row table:style-name="ro1">
          <table:table-cell office:value-type="string">
            <text:p>NGC 1033</text:p>
          </table:table-cell>
          <table:table-cell office:value-type="string">
            <text:p>16.86±0.03</text:p>
          </table:table-cell>
          <table:table-cell office:value-type="string">
            <text:p>16.44±0.01</text:p>
          </table:table-cell>
          <table:table-cell office:value-type="string">
            <text:p>0.42±0.03</text:p>
          </table:table-cell>
          <table:table-cell office:value-type="string">
            <text:p>16.93±0.02</text:p>
          </table:table-cell>
          <table:table-cell office:value-type="string">
            <text:p>16.53±0.01</text:p>
          </table:table-cell>
          <table:table-cell office:value-type="string">
            <text:p>0.40±0.02</text:p>
          </table:table-cell>
          <table:table-cell table:number-columns-repeated="2" office:value-type="float" office:value="36.21">
            <text:p>36.21</text:p>
          </table:table-cell>
          <table:table-cell office:value-type="float" office:value="17.26">
            <text:p>17.26</text:p>
          </table:table-cell>
          <table:table-cell office:value-type="float" office:value="16.74">
            <text:p>16.74</text:p>
          </table:table-cell>
          <table:table-cell table:number-columns-repeated="4" office:value-type="string">
            <text:p>...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NGC 1042</text:p>
          </table:table-cell>
          <table:table-cell office:value-type="string">
            <text:p>13.46±0.01</text:p>
          </table:table-cell>
          <table:table-cell office:value-type="string">
            <text:p>13.19±0.01</text:p>
          </table:table-cell>
          <table:table-cell office:value-type="string">
            <text:p>0.27±0.01</text:p>
          </table:table-cell>
          <table:table-cell office:value-type="string">
            <text:p>13.66±0.01</text:p>
          </table:table-cell>
          <table:table-cell office:value-type="string">
            <text:p>13.37±0.01</text:p>
          </table:table-cell>
          <table:table-cell office:value-type="string">
            <text:p>0.29±0.01</text:p>
          </table:table-cell>
          <table:table-cell office:value-type="float" office:value="36.06">
            <text:p>36.06</text:p>
          </table:table-cell>
          <table:table-cell office:value-type="float" office:value="36">
            <text:p>36</text:p>
          </table:table-cell>
          <table:table-cell office:value-type="float" office:value="73.44">
            <text:p>73.44</text:p>
          </table:table-cell>
          <table:table-cell office:value-type="float" office:value="72.23">
            <text:p>72.23</text:p>
          </table:table-cell>
          <table:table-cell office:value-type="float" office:value="2.02">
            <text:p>2.02</text:p>
          </table:table-cell>
          <table:table-cell office:value-type="float" office:value="2.08">
            <text:p>2.08</text:p>
          </table:table-cell>
          <table:table-cell office:value-type="float" office:value="2.04">
            <text:p>2.04</text:p>
          </table:table-cell>
          <table:table-cell office:value-type="float" office:value="2.09">
            <text:p>2.09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NGC 1023</text:p>
          </table:table-cell>
          <table:table-cell office:value-type="string">
            <text:p>16.11±0.04</text:p>
          </table:table-cell>
          <table:table-cell office:value-type="string">
            <text:p>14.50±0.01</text:p>
          </table:table-cell>
          <table:table-cell office:value-type="string">
            <text:p>1.61±0.05</text:p>
          </table:table-cell>
          <table:table-cell office:value-type="string">
            <text:p>16.08±0.05</text:p>
          </table:table-cell>
          <table:table-cell office:value-type="string">
            <text:p>14.68±0.01</text:p>
          </table:table-cell>
          <table:table-cell office:value-type="string">
            <text:p>1.40±0.05</text:p>
          </table:table-cell>
          <table:table-cell office:value-type="float" office:value="34.61">
            <text:p>34.61</text:p>
          </table:table-cell>
          <table:table-cell office:value-type="float" office:value="35.07">
            <text:p>35.07</text:p>
          </table:table-cell>
          <table:table-cell office:value-type="float" office:value="32.44">
            <text:p>32.44</text:p>
          </table:table-cell>
          <table:table-cell office:value-type="float" office:value="48.46">
            <text:p>48.46</text:p>
          </table:table-cell>
          <table:table-cell office:value-type="float" office:value="5.28">
            <text:p>5.28</text:p>
          </table:table-cell>
          <table:table-cell office:value-type="float" office:value="5.85">
            <text:p>5.85</text:p>
          </table:table-cell>
          <table:table-cell office:value-type="float" office:value="4.48">
            <text:p>4.48</text:p>
          </table:table-cell>
          <table:table-cell office:value-type="float" office:value="4.74">
            <text:p>4.74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1047</text:p>
          </table:table-cell>
          <table:table-cell office:value-type="string">
            <text:p>19.68±0.33</text:p>
          </table:table-cell>
          <table:table-cell office:value-type="string">
            <text:p>17.33±0.11</text:p>
          </table:table-cell>
          <table:table-cell office:value-type="string">
            <text:p>2.34±0.35</text:p>
          </table:table-cell>
          <table:table-cell office:value-type="string">
            <text:p>19.84±0.09</text:p>
          </table:table-cell>
          <table:table-cell office:value-type="string">
            <text:p>17.98±0.02</text:p>
          </table:table-cell>
          <table:table-cell office:value-type="string">
            <text:p>1.86±0.09</text:p>
          </table:table-cell>
          <table:table-cell office:value-type="float" office:value="33.55">
            <text:p>33.55</text:p>
          </table:table-cell>
          <table:table-cell office:value-type="float" office:value="34.32">
            <text:p>34.32</text:p>
          </table:table-cell>
          <table:table-cell office:value-type="string">
            <text:p>...</text:p>
          </table:table-cell>
          <table:table-cell office:value-type="float" office:value="20.17">
            <text:p>20.17</text:p>
          </table:table-cell>
          <table:table-cell table:number-columns-repeated="5" office:value-type="string">
            <text:p>...</text:p>
          </table:table-cell>
        </table:table-row>
        <table:table-row table:style-name="ro1">
          <table:table-cell office:value-type="string">
            <text:p>NGC 1023A</text:p>
          </table:table-cell>
          <table:table-cell office:value-type="string">
            <text:p>17.44±0.09</text:p>
          </table:table-cell>
          <table:table-cell office:value-type="string">
            <text:p>16.32±0.02</text:p>
          </table:table-cell>
          <table:table-cell office:value-type="string">
            <text:p>1.12±0.10</text:p>
          </table:table-cell>
          <table:table-cell office:value-type="string">
            <text:p>18.09±0.06</text:p>
          </table:table-cell>
          <table:table-cell office:value-type="string">
            <text:p>17.17±0.02</text:p>
          </table:table-cell>
          <table:table-cell office:value-type="string">
            <text:p>0.92±0.06</text:p>
          </table:table-cell>
          <table:table-cell office:value-type="float" office:value="34.14">
            <text:p>34.14</text:p>
          </table:table-cell>
          <table:table-cell office:value-type="float" office:value="34.42">
            <text:p>34.42</text:p>
          </table:table-cell>
          <table:table-cell office:value-type="float" office:value="22.76">
            <text:p>22.76</text:p>
          </table:table-cell>
          <table:table-cell office:value-type="float" office:value="26.5">
            <text:p>26.5</text:p>
          </table:table-cell>
          <table:table-cell office:value-type="float" office:value="2.69">
            <text:p>2.69</text:p>
          </table:table-cell>
          <table:table-cell table:number-columns-repeated="3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0961</text:p>
          </table:table-cell>
          <table:table-cell office:value-type="string">
            <text:p>14.96±0.01</text:p>
          </table:table-cell>
          <table:table-cell office:value-type="string">
            <text:p>14.69±0.01</text:p>
          </table:table-cell>
          <table:table-cell office:value-type="string">
            <text:p>0.27±0.01</text:p>
          </table:table-cell>
          <table:table-cell office:value-type="string">
            <text:p>15.16±0.01</text:p>
          </table:table-cell>
          <table:table-cell office:value-type="string">
            <text:p>14.88±0.01</text:p>
          </table:table-cell>
          <table:table-cell office:value-type="string">
            <text:p>0.28±0.01</text:p>
          </table:table-cell>
          <table:table-cell office:value-type="float" office:value="35.42">
            <text:p>35.42</text:p>
          </table:table-cell>
          <table:table-cell office:value-type="float" office:value="35.35">
            <text:p>35.35</text:p>
          </table:table-cell>
          <table:table-cell office:value-type="float" office:value="25.55">
            <text:p>25.55</text:p>
          </table:table-cell>
          <table:table-cell office:value-type="float" office:value="25.27">
            <text:p>25.27</text:p>
          </table:table-cell>
          <table:table-cell office:value-type="float" office:value="2.71">
            <text:p>2.71</text:p>
          </table:table-cell>
          <table:table-cell office:value-type="float" office:value="2.76">
            <text:p>2.76</text:p>
          </table:table-cell>
          <table:table-cell office:value-type="float" office:value="2.66">
            <text:p>2.66</text:p>
          </table:table-cell>
          <table:table-cell office:value-type="float" office:value="2.71">
            <text:p>2.71</text:p>
          </table:table-cell>
          <table:table-cell office:value-type="string">
            <text:p>Ed</text:p>
          </table:table-cell>
        </table:table-row>
        <table:table-row table:style-name="ro1">
          <table:table-cell office:value-type="string">
            <text:p>NGC 1052</text:p>
          </table:table-cell>
          <table:table-cell office:value-type="string">
            <text:p>16.80±0.02</text:p>
          </table:table-cell>
          <table:table-cell office:value-type="string">
            <text:p>15.65±0.02</text:p>
          </table:table-cell>
          <table:table-cell office:value-type="string">
            <text:p>1.15±0.03</text:p>
          </table:table-cell>
          <table:table-cell office:value-type="string">
            <text:p>17.01±0.02</text:p>
          </table:table-cell>
          <table:table-cell office:value-type="string">
            <text:p>15.98±0.01</text:p>
          </table:table-cell>
          <table:table-cell office:value-type="string">
            <text:p>1.03±0.02</text:p>
          </table:table-cell>
          <table:table-cell office:value-type="float" office:value="34.79">
            <text:p>34.79</text:p>
          </table:table-cell>
          <table:table-cell office:value-type="float" office:value="35.08">
            <text:p>35.08</text:p>
          </table:table-cell>
          <table:table-cell office:value-type="float" office:value="19.1">
            <text:p>19.1</text:p>
          </table:table-cell>
          <table:table-cell office:value-type="float" office:value="31.32">
            <text:p>31.32</text:p>
          </table:table-cell>
          <table:table-cell office:value-type="string">
            <text:p>...</text:p>
          </table:table-cell>
          <table:table-cell office:value-type="float" office:value="7.32">
            <text:p>7.32</text:p>
          </table:table-cell>
          <table:table-cell table:number-columns-repeated="2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1055</text:p>
          </table:table-cell>
          <table:table-cell office:value-type="string">
            <text:p>14.68±0.03</text:p>
          </table:table-cell>
          <table:table-cell office:value-type="string">
            <text:p>14.30±0.01</text:p>
          </table:table-cell>
          <table:table-cell office:value-type="string">
            <text:p>0.38±0.03</text:p>
          </table:table-cell>
          <table:table-cell office:value-type="string">
            <text:p>14.94±0.01</text:p>
          </table:table-cell>
          <table:table-cell office:value-type="string">
            <text:p>14.45±0.01</text:p>
          </table:table-cell>
          <table:table-cell office:value-type="string">
            <text:p>0.49±0.02</text:p>
          </table:table-cell>
          <table:table-cell office:value-type="float" office:value="35.31">
            <text:p>35.31</text:p>
          </table:table-cell>
          <table:table-cell office:value-type="float" office:value="35.28">
            <text:p>35.28</text:p>
          </table:table-cell>
          <table:table-cell office:value-type="float" office:value="68.31">
            <text:p>68.31</text:p>
          </table:table-cell>
          <table:table-cell office:value-type="float" office:value="60.96">
            <text:p>60.96</text:p>
          </table:table-cell>
          <table:table-cell office:value-type="float" office:value="3.02">
            <text:p>3.02</text:p>
          </table:table-cell>
          <table:table-cell office:value-type="float" office:value="2.79">
            <text:p>2.79</text:p>
          </table:table-cell>
          <table:table-cell office:value-type="float" office:value="2.96">
            <text:p>2.96</text:p>
          </table:table-cell>
          <table:table-cell office:value-type="float" office:value="2.77">
            <text:p>2.77</text:p>
          </table:table-cell>
          <table:table-cell office:value-type="string">
            <text:p>Ed,Ef</text:p>
          </table:table-cell>
        </table:table-row>
        <table:table-row table:style-name="ro1">
          <table:table-cell office:value-type="string">
            <text:p>PGC 10213</text:p>
          </table:table-cell>
          <table:table-cell office:value-type="string">
            <text:p>17.36±0.01</text:p>
          </table:table-cell>
          <table:table-cell office:value-type="string">
            <text:p>16.90±0.03</text:p>
          </table:table-cell>
          <table:table-cell office:value-type="string">
            <text:p>0.46±0.03</text:p>
          </table:table-cell>
          <table:table-cell office:value-type="string">
            <text:p>17.44±0.03</text:p>
          </table:table-cell>
          <table:table-cell office:value-type="string">
            <text:p>17.04±0.01</text:p>
          </table:table-cell>
          <table:table-cell office:value-type="string">
            <text:p>0.40±0.03</text:p>
          </table:table-cell>
          <table:table-cell office:value-type="float" office:value="34.5">
            <text:p>34.5</text:p>
          </table:table-cell>
          <table:table-cell office:value-type="float" office:value="34.51">
            <text:p>34.51</text:p>
          </table:table-cell>
          <table:table-cell office:value-type="float" office:value="17.03">
            <text:p>17.03</text:p>
          </table:table-cell>
          <table:table-cell office:value-type="float" office:value="17.76">
            <text:p>17.76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02174</text:p>
          </table:table-cell>
          <table:table-cell office:value-type="string">
            <text:p>15.84±0.03</text:p>
          </table:table-cell>
          <table:table-cell office:value-type="string">
            <text:p>15.53±0.02</text:p>
          </table:table-cell>
          <table:table-cell office:value-type="string">
            <text:p>0.31±0.04</text:p>
          </table:table-cell>
          <table:table-cell office:value-type="string">
            <text:p>15.93±0.03</text:p>
          </table:table-cell>
          <table:table-cell office:value-type="string">
            <text:p>15.62±0.02</text:p>
          </table:table-cell>
          <table:table-cell office:value-type="string">
            <text:p>0.30±0.03</text:p>
          </table:table-cell>
          <table:table-cell office:value-type="float" office:value="36.34">
            <text:p>36.34</text:p>
          </table:table-cell>
          <table:table-cell office:value-type="float" office:value="36.29">
            <text:p>36.29</text:p>
          </table:table-cell>
          <table:table-cell office:value-type="float" office:value="34.59">
            <text:p>34.59</text:p>
          </table:table-cell>
          <table:table-cell office:value-type="float" office:value="34.88">
            <text:p>34.88</text:p>
          </table:table-cell>
          <table:table-cell office:value-type="float" office:value="2.16">
            <text:p>2.16</text:p>
          </table:table-cell>
          <table:table-cell office:value-type="float" office:value="2.19">
            <text:p>2.19</text:p>
          </table:table-cell>
          <table:table-cell office:value-type="float" office:value="2.11">
            <text:p>2.11</text:p>
          </table:table-cell>
          <table:table-cell office:value-type="float" office:value="2.16">
            <text:p>2.16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1068</text:p>
          </table:table-cell>
          <table:table-cell office:value-type="string">
            <text:p>12.52±0.01</text:p>
          </table:table-cell>
          <table:table-cell office:value-type="string">
            <text:p>11.95±0.01</text:p>
          </table:table-cell>
          <table:table-cell office:value-type="string">
            <text:p>0.57±0.01</text:p>
          </table:table-cell>
          <table:table-cell office:value-type="string">
            <text:p>12.52±0.01</text:p>
          </table:table-cell>
          <table:table-cell office:value-type="string">
            <text:p>11.94±0.01</text:p>
          </table:table-cell>
          <table:table-cell office:value-type="string">
            <text:p>0.57±0.01</text:p>
          </table:table-cell>
          <table:table-cell office:value-type="float" office:value="36.24">
            <text:p>36.24</text:p>
          </table:table-cell>
          <table:table-cell office:value-type="float" office:value="36.3">
            <text:p>36.3</text:p>
          </table:table-cell>
          <table:table-cell office:value-type="float" office:value="17.24">
            <text:p>17.24</text:p>
          </table:table-cell>
          <table:table-cell office:value-type="float" office:value="18.93">
            <text:p>18.93</text:p>
          </table:table-cell>
          <table:table-cell table:number-columns-repeated="4" office:value-type="string">
            <text:p>...</text:p>
          </table:table-cell>
          <table:table-cell office:value-type="string">
            <text:p>ERn</text:p>
          </table:table-cell>
        </table:table-row>
        <table:table-row table:style-name="ro1">
          <table:table-cell office:value-type="string">
            <text:p>UGC 02182</text:p>
          </table:table-cell>
          <table:table-cell office:value-type="string">
            <text:p>17.64±0.13</text:p>
          </table:table-cell>
          <table:table-cell office:value-type="string">
            <text:p>17.51±0.05</text:p>
          </table:table-cell>
          <table:table-cell office:value-type="string">
            <text:p>0.13±0.14</text:p>
          </table:table-cell>
          <table:table-cell office:value-type="string">
            <text:p>17.91±0.06</text:p>
          </table:table-cell>
          <table:table-cell office:value-type="string">
            <text:p>17.73±0.04</text:p>
          </table:table-cell>
          <table:table-cell office:value-type="string">
            <text:p>0.18±0.08</text:p>
          </table:table-cell>
          <table:table-cell office:value-type="float" office:value="35.65">
            <text:p>35.65</text:p>
          </table:table-cell>
          <table:table-cell office:value-type="float" office:value="35.52">
            <text:p>35.52</text:p>
          </table:table-cell>
          <table:table-cell office:value-type="float" office:value="11.4">
            <text:p>11.4</text:p>
          </table:table-cell>
          <table:table-cell office:value-type="float" office:value="11.16">
            <text:p>11.16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1069</text:p>
          </table:table-cell>
          <table:table-cell office:value-type="string">
            <text:p>16.38±0.01</text:p>
          </table:table-cell>
          <table:table-cell office:value-type="string">
            <text:p>15.89±0.01</text:p>
          </table:table-cell>
          <table:table-cell office:value-type="string">
            <text:p>0.49±0.02</text:p>
          </table:table-cell>
          <table:table-cell office:value-type="string">
            <text:p>16.52±0.01</text:p>
          </table:table-cell>
          <table:table-cell office:value-type="string">
            <text:p>16.04±0.01</text:p>
          </table:table-cell>
          <table:table-cell office:value-type="string">
            <text:p>0.49±0.02</text:p>
          </table:table-cell>
          <table:table-cell office:value-type="float" office:value="36.64">
            <text:p>36.64</text:p>
          </table:table-cell>
          <table:table-cell office:value-type="float" office:value="36.66">
            <text:p>36.66</text:p>
          </table:table-cell>
          <table:table-cell office:value-type="float" office:value="17.18">
            <text:p>17.18</text:p>
          </table:table-cell>
          <table:table-cell office:value-type="float" office:value="16.21">
            <text:p>16.21</text:p>
          </table:table-cell>
          <table:table-cell office:value-type="float" office:value="2.38">
            <text:p>2.38</text:p>
          </table:table-cell>
          <table:table-cell table:number-columns-repeated="3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1060</text:p>
          </table:table-cell>
          <table:table-cell office:value-type="string">
            <text:p>18.04±0.17</text:p>
          </table:table-cell>
          <table:table-cell office:value-type="string">
            <text:p>16.33±0.07</text:p>
          </table:table-cell>
          <table:table-cell office:value-type="string">
            <text:p>1.72±0.18</text:p>
          </table:table-cell>
          <table:table-cell office:value-type="string">
            <text:p>...</text:p>
          </table:table-cell>
          <table:table-cell office:value-type="string">
            <text:p>16.66±0.06</text:p>
          </table:table-cell>
          <table:table-cell office:value-type="string">
            <text:p>...</text:p>
          </table:table-cell>
          <table:table-cell office:value-type="float" office:value="35.47">
            <text:p>35.47</text:p>
          </table:table-cell>
          <table:table-cell office:value-type="float" office:value="35.98">
            <text:p>35.98</text:p>
          </table:table-cell>
          <table:table-cell office:value-type="string">
            <text:p>...</text:p>
          </table:table-cell>
          <table:table-cell office:value-type="float" office:value="28.77">
            <text:p>28.77</text:p>
          </table:table-cell>
          <table:table-cell table:number-columns-repeated="5" office:value-type="string">
            <text:p>...</text:p>
          </table:table-cell>
        </table:table-row>
        <table:table-row table:style-name="ro1">
          <table:table-cell office:value-type="string">
            <text:p>NGC 1072</text:p>
          </table:table-cell>
          <table:table-cell office:value-type="string">
            <text:p>16.88±0.04</text:p>
          </table:table-cell>
          <table:table-cell office:value-type="string">
            <text:p>16.12±0.09</text:p>
          </table:table-cell>
          <table:table-cell office:value-type="string">
            <text:p>0.76±0.10</text:p>
          </table:table-cell>
          <table:table-cell office:value-type="string">
            <text:p>17.12±0.02</text:p>
          </table:table-cell>
          <table:table-cell office:value-type="string">
            <text:p>16.63±0.01</text:p>
          </table:table-cell>
          <table:table-cell office:value-type="string">
            <text:p>0.49±0.03</text:p>
          </table:table-cell>
          <table:table-cell office:value-type="float" office:value="36.29">
            <text:p>36.29</text:p>
          </table:table-cell>
          <table:table-cell office:value-type="float" office:value="36.42">
            <text:p>36.42</text:p>
          </table:table-cell>
          <table:table-cell office:value-type="float" office:value="15.54">
            <text:p>15.54</text:p>
          </table:table-cell>
          <table:table-cell office:value-type="float" office:value="18.22">
            <text:p>18.22</text:p>
          </table:table-cell>
          <table:table-cell office:value-type="float" office:value="2.23">
            <text:p>2.23</text:p>
          </table:table-cell>
          <table:table-cell office:value-type="string">
            <text:p>...</text:p>
          </table:table-cell>
          <table:table-cell office:value-type="float" office:value="2.26">
            <text:p>2.26</text:p>
          </table:table-cell>
          <table:table-cell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PGC 10334</text:p>
          </table:table-cell>
          <table:table-cell office:value-type="string">
            <text:p>16.49±0.02</text:p>
          </table:table-cell>
          <table:table-cell office:value-type="string">
            <text:p>16.19±0.03</text:p>
          </table:table-cell>
          <table:table-cell office:value-type="string">
            <text:p>0.31±0.03</text:p>
          </table:table-cell>
          <table:table-cell office:value-type="string">
            <text:p>16.77±0.02</text:p>
          </table:table-cell>
          <table:table-cell office:value-type="string">
            <text:p>16.49±0.01</text:p>
          </table:table-cell>
          <table:table-cell office:value-type="string">
            <text:p>0.28±0.02</text:p>
          </table:table-cell>
          <table:table-cell office:value-type="float" office:value="34.88">
            <text:p>34.88</text:p>
          </table:table-cell>
          <table:table-cell office:value-type="float" office:value="34.83">
            <text:p>34.83</text:p>
          </table:table-cell>
          <table:table-cell office:value-type="float" office:value="19.17">
            <text:p>19.17</text:p>
          </table:table-cell>
          <table:table-cell office:value-type="float" office:value="20.04">
            <text:p>20.04</text:p>
          </table:table-cell>
          <table:table-cell office:value-type="float" office:value="2.42">
            <text:p>2.42</text:p>
          </table:table-cell>
          <table:table-cell table:number-columns-repeated="2" office:value-type="float" office:value="2.53">
            <text:p>2.53</text:p>
          </table:table-cell>
          <table:table-cell office:value-type="float" office:value="2.6">
            <text:p>2.6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UGC 02201</text:p>
          </table:table-cell>
          <table:table-cell office:value-type="string">
            <text:p>17.52±0.06</text:p>
          </table:table-cell>
          <table:table-cell office:value-type="string">
            <text:p>17.21±0.05</text:p>
          </table:table-cell>
          <table:table-cell office:value-type="string">
            <text:p>0.30±0.07</text:p>
          </table:table-cell>
          <table:table-cell office:value-type="string">
            <text:p>17.88±0.08</text:p>
          </table:table-cell>
          <table:table-cell office:value-type="string">
            <text:p>17.61±0.04</text:p>
          </table:table-cell>
          <table:table-cell office:value-type="string">
            <text:p>0.27±0.09</text:p>
          </table:table-cell>
          <table:table-cell office:value-type="float" office:value="35.49">
            <text:p>35.49</text:p>
          </table:table-cell>
          <table:table-cell office:value-type="float" office:value="35.44">
            <text:p>35.44</text:p>
          </table:table-cell>
          <table:table-cell office:value-type="float" office:value="13.3">
            <text:p>13.3</text:p>
          </table:table-cell>
          <table:table-cell office:value-type="float" office:value="13.2">
            <text:p>13.2</text:p>
          </table:table-cell>
          <table:table-cell office:value-type="float" office:value="2.08">
            <text:p>2.08</text:p>
          </table:table-cell>
          <table:table-cell office:value-type="float" office:value="2.41">
            <text:p>2.41</text:p>
          </table:table-cell>
          <table:table-cell office:value-type="float" office:value="2.05">
            <text:p>2.05</text:p>
          </table:table-cell>
          <table:table-cell office:value-type="float" office:value="2.35">
            <text:p>2.35</text:p>
          </table:table-cell>
          <table:table-cell office:value-type="string">
            <text:p>?d,?f</text:p>
          </table:table-cell>
        </table:table-row>
        <table:table-row table:style-name="ro1">
          <table:table-cell office:value-type="string">
            <text:p>NGC 1066</text:p>
          </table:table-cell>
          <table:table-cell office:value-type="string">
            <text:p>16.89±0.56</text:p>
          </table:table-cell>
          <table:table-cell office:value-type="string">
            <text:p>16.76±0.37</text:p>
          </table:table-cell>
          <table:table-cell office:value-type="string">
            <text:p>0.13±0.67</text:p>
          </table:table-cell>
          <table:table-cell office:value-type="string">
            <text:p>17.73±0.17</text:p>
          </table:table-cell>
          <table:table-cell office:value-type="string">
            <text:p>17.25±0.09</text:p>
          </table:table-cell>
          <table:table-cell office:value-type="string">
            <text:p>0.48±0.19</text:p>
          </table:table-cell>
          <table:table-cell office:value-type="float" office:value="35.78">
            <text:p>35.78</text:p>
          </table:table-cell>
          <table:table-cell office:value-type="float" office:value="35.66">
            <text:p>35.66</text:p>
          </table:table-cell>
          <table:table-cell office:value-type="float" office:value="49.53">
            <text:p>49.53</text:p>
          </table:table-cell>
          <table:table-cell office:value-type="float" office:value="33.96">
            <text:p>33.96</text:p>
          </table:table-cell>
          <table:table-cell office:value-type="float" office:value="2.48">
            <text:p>2.48</text:p>
          </table:table-cell>
          <table:table-cell office:value-type="float" office:value="4.25">
            <text:p>4.25</text:p>
          </table:table-cell>
          <table:table-cell table:number-columns-repeated="2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NGC 1067</text:p>
          </table:table-cell>
          <table:table-cell office:value-type="string">
            <text:p>16.14±0.03</text:p>
          </table:table-cell>
          <table:table-cell office:value-type="string">
            <text:p>15.68±0.02</text:p>
          </table:table-cell>
          <table:table-cell office:value-type="string">
            <text:p>0.47±0.04</text:p>
          </table:table-cell>
          <table:table-cell office:value-type="string">
            <text:p>16.33±0.03</text:p>
          </table:table-cell>
          <table:table-cell office:value-type="string">
            <text:p>15.86±0.02</text:p>
          </table:table-cell>
          <table:table-cell office:value-type="string">
            <text:p>0.46±0.04</text:p>
          </table:table-cell>
          <table:table-cell office:value-type="float" office:value="36.12">
            <text:p>36.12</text:p>
          </table:table-cell>
          <table:table-cell office:value-type="float" office:value="36.13">
            <text:p>36.13</text:p>
          </table:table-cell>
          <table:table-cell office:value-type="float" office:value="17.11">
            <text:p>17.11</text:p>
          </table:table-cell>
          <table:table-cell office:value-type="float" office:value="16.54">
            <text:p>16.54</text:p>
          </table:table-cell>
          <table:table-cell table:number-columns-repeated="5" office:value-type="string">
            <text:p>...</text:p>
          </table:table-cell>
        </table:table-row>
        <table:table-row table:style-name="ro1">
          <table:table-cell office:value-type="string">
            <text:p>NGC 1084</text:p>
          </table:table-cell>
          <table:table-cell office:value-type="string">
            <text:p>13.50±0.01</text:p>
          </table:table-cell>
          <table:table-cell office:value-type="string">
            <text:p>12.97±0.01</text:p>
          </table:table-cell>
          <table:table-cell office:value-type="string">
            <text:p>0.53±0.01</text:p>
          </table:table-cell>
          <table:table-cell office:value-type="string">
            <text:p>13.56±0.01</text:p>
          </table:table-cell>
          <table:table-cell office:value-type="string">
            <text:p>13.01±0.01</text:p>
          </table:table-cell>
          <table:table-cell office:value-type="string">
            <text:p>0.55±0.01</text:p>
          </table:table-cell>
          <table:table-cell office:value-type="float" office:value="36.07">
            <text:p>36.07</text:p>
          </table:table-cell>
          <table:table-cell office:value-type="float" office:value="36.11">
            <text:p>36.11</text:p>
          </table:table-cell>
          <table:table-cell office:value-type="float" office:value="27.29">
            <text:p>27.29</text:p>
          </table:table-cell>
          <table:table-cell office:value-type="float" office:value="25.57">
            <text:p>25.57</text:p>
          </table:table-cell>
          <table:table-cell office:value-type="float" office:value="1.97">
            <text:p>1.97</text:p>
          </table:table-cell>
          <table:table-cell office:value-type="float" office:value="2.01">
            <text:p>2.01</text:p>
          </table:table-cell>
          <table:table-cell office:value-type="float" office:value="1.92">
            <text:p>1.92</text:p>
          </table:table-cell>
          <table:table-cell office:value-type="float" office:value="1.98">
            <text:p>1.98</text:p>
          </table:table-cell>
          <table:table-cell office:value-type="string">
            <text:p>VF</text:p>
          </table:table-cell>
        </table:table-row>
        <table:table-row table:style-name="ro1">
          <table:table-cell office:value-type="string">
            <text:p>NGC 1097</text:p>
          </table:table-cell>
          <table:table-cell office:value-type="string">
            <text:p>12.50±0.04</text:p>
          </table:table-cell>
          <table:table-cell office:value-type="string">
            <text:p>12.13±0.03</text:p>
          </table:table-cell>
          <table:table-cell office:value-type="string">
            <text:p>0.37±0.05</text:p>
          </table:table-cell>
          <table:table-cell office:value-type="string">
            <text:p>12.60±0.01</text:p>
          </table:table-cell>
          <table:table-cell office:value-type="string">
            <text:p>12.21±0.01</text:p>
          </table:table-cell>
          <table:table-cell office:value-type="string">
            <text:p>0.39±0.01</text:p>
          </table:table-cell>
          <table:table-cell office:value-type="float" office:value="36.3">
            <text:p>36.3</text:p>
          </table:table-cell>
          <table:table-cell office:value-type="float" office:value="36.27">
            <text:p>36.27</text:p>
          </table:table-cell>
          <table:table-cell office:value-type="float" office:value="129.37">
            <text:p>129.37</text:p>
          </table:table-cell>
          <table:table-cell office:value-type="float" office:value="102.9">
            <text:p>102.9</text:p>
          </table:table-cell>
          <table:table-cell office:value-type="float" office:value="2.73">
            <text:p>2.73</text:p>
          </table:table-cell>
          <table:table-cell office:value-type="float" office:value="3.89">
            <text:p>3.89</text:p>
          </table:table-cell>
          <table:table-cell office:value-type="float" office:value="2.74">
            <text:p>2.74</text:p>
          </table:table-cell>
          <table:table-cell office:value-type="float" office:value="4.01">
            <text:p>4.01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PGC 10766</text:p>
          </table:table-cell>
          <table:table-cell office:value-type="string">
            <text:p>18.43±0.08</text:p>
          </table:table-cell>
          <table:table-cell office:value-type="string">
            <text:p>17.88±0.02</text:p>
          </table:table-cell>
          <table:table-cell office:value-type="string">
            <text:p>0.56±0.08</text:p>
          </table:table-cell>
          <table:table-cell office:value-type="string">
            <text:p>18.80±0.05</text:p>
          </table:table-cell>
          <table:table-cell office:value-type="string">
            <text:p>18.16±0.02</text:p>
          </table:table-cell>
          <table:table-cell office:value-type="string">
            <text:p>0.65±0.05</text:p>
          </table:table-cell>
          <table:table-cell office:value-type="float" office:value="35.31">
            <text:p>35.31</text:p>
          </table:table-cell>
          <table:table-cell office:value-type="float" office:value="35.35">
            <text:p>35.35</text:p>
          </table:table-cell>
          <table:table-cell office:value-type="float" office:value="15.35">
            <text:p>15.35</text:p>
          </table:table-cell>
          <table:table-cell office:value-type="float" office:value="14.43">
            <text:p>14.43</text:p>
          </table:table-cell>
          <table:table-cell office:value-type="float" office:value="2.77">
            <text:p>2.77</text:p>
          </table:table-cell>
          <table:table-cell office:value-type="float" office:value="2.57">
            <text:p>2.57</text:p>
          </table:table-cell>
          <table:table-cell office:value-type="float" office:value="2.69">
            <text:p>2.69</text:p>
          </table:table-cell>
          <table:table-cell office:value-type="float" office:value="2.53">
            <text:p>2.53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PGC 10794</text:p>
          </table:table-cell>
          <table:table-cell office:value-type="string">
            <text:p>16.41±0.01</text:p>
          </table:table-cell>
          <table:table-cell office:value-type="string">
            <text:p>15.95±0.01</text:p>
          </table:table-cell>
          <table:table-cell office:value-type="string">
            <text:p>0.46±0.01</text:p>
          </table:table-cell>
          <table:table-cell office:value-type="string">
            <text:p>16.45±0.01</text:p>
          </table:table-cell>
          <table:table-cell office:value-type="string">
            <text:p>16.01±0.01</text:p>
          </table:table-cell>
          <table:table-cell office:value-type="string">
            <text:p>0.44±0.02</text:p>
          </table:table-cell>
          <table:table-cell office:value-type="float" office:value="36.36">
            <text:p>36.36</text:p>
          </table:table-cell>
          <table:table-cell office:value-type="float" office:value="36.37">
            <text:p>36.37</text:p>
          </table:table-cell>
          <table:table-cell office:value-type="float" office:value="9.3">
            <text:p>9.3</text:p>
          </table:table-cell>
          <table:table-cell office:value-type="float" office:value="9.66">
            <text:p>9.66</text:p>
          </table:table-cell>
          <table:table-cell table:number-columns-repeated="4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PGC 10875</text:p>
          </table:table-cell>
          <table:table-cell office:value-type="string">
            <text:p>19.02±0.02</text:p>
          </table:table-cell>
          <table:table-cell office:value-type="string">
            <text:p>18.15±0.03</text:p>
          </table:table-cell>
          <table:table-cell office:value-type="string">
            <text:p>0.87±0.03</text:p>
          </table:table-cell>
          <table:table-cell office:value-type="string">
            <text:p>19.37±0.05</text:p>
          </table:table-cell>
          <table:table-cell office:value-type="string">
            <text:p>18.64±0.02</text:p>
          </table:table-cell>
          <table:table-cell office:value-type="string">
            <text:p>0.73±0.06</text:p>
          </table:table-cell>
          <table:table-cell office:value-type="float" office:value="35.02">
            <text:p>35.02</text:p>
          </table:table-cell>
          <table:table-cell office:value-type="float" office:value="35.19">
            <text:p>35.19</text:p>
          </table:table-cell>
          <table:table-cell office:value-type="float" office:value="10.38">
            <text:p>10.38</text:p>
          </table:table-cell>
          <table:table-cell office:value-type="float" office:value="11.73">
            <text:p>11.73</text:p>
          </table:table-cell>
          <table:table-cell office:value-type="float" office:value="2.44">
            <text:p>2.44</text:p>
          </table:table-cell>
          <table:table-cell office:value-type="float" office:value="2.69">
            <text:p>2.69</text:p>
          </table:table-cell>
          <table:table-cell office:value-type="float" office:value="2.46">
            <text:p>2.46</text:p>
          </table:table-cell>
          <table:table-cell office:value-type="float" office:value="2.7">
            <text:p>2.7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1140</text:p>
          </table:table-cell>
          <table:table-cell office:value-type="string">
            <text:p>13.73±0.01</text:p>
          </table:table-cell>
          <table:table-cell office:value-type="string">
            <text:p>13.54±0.01</text:p>
          </table:table-cell>
          <table:table-cell office:value-type="string">
            <text:p>0.19±0.01</text:p>
          </table:table-cell>
          <table:table-cell office:value-type="string">
            <text:p>13.86±0.01</text:p>
          </table:table-cell>
          <table:table-cell office:value-type="string">
            <text:p>13.65±0.01</text:p>
          </table:table-cell>
          <table:table-cell office:value-type="string">
            <text:p>0.21±0.01</text:p>
          </table:table-cell>
          <table:table-cell office:value-type="float" office:value="35.96">
            <text:p>35.96</text:p>
          </table:table-cell>
          <table:table-cell office:value-type="float" office:value="35.86">
            <text:p>35.86</text:p>
          </table:table-cell>
          <table:table-cell table:number-columns-repeated="6" office:value-type="string">
            <text:p>...</text:p>
          </table:table-cell>
          <table:table-cell office:value-type="string">
            <text:p>VFn</text:p>
          </table:table-cell>
        </table:table-row>
        <table:table-row table:style-name="ro1">
          <table:table-cell office:value-type="string">
            <text:p>NGC 1148</text:p>
          </table:table-cell>
          <table:table-cell office:value-type="string">
            <text:p>16.20±0.02</text:p>
          </table:table-cell>
          <table:table-cell office:value-type="string">
            <text:p>15.82±0.01</text:p>
          </table:table-cell>
          <table:table-cell office:value-type="string">
            <text:p>0.38±0.02</text:p>
          </table:table-cell>
          <table:table-cell office:value-type="string">
            <text:p>16.35±0.02</text:p>
          </table:table-cell>
          <table:table-cell office:value-type="string">
            <text:p>15.97±0.01</text:p>
          </table:table-cell>
          <table:table-cell office:value-type="string">
            <text:p>0.38±0.02</text:p>
          </table:table-cell>
          <table:table-cell office:value-type="float" office:value="36.18">
            <text:p>36.18</text:p>
          </table:table-cell>
          <table:table-cell office:value-type="float" office:value="36.15">
            <text:p>36.15</text:p>
          </table:table-cell>
          <table:table-cell office:value-type="float" office:value="15.83">
            <text:p>15.83</text:p>
          </table:table-cell>
          <table:table-cell office:value-type="float" office:value="15.71">
            <text:p>15.71</text:p>
          </table:table-cell>
          <table:table-cell office:value-type="float" office:value="1.93">
            <text:p>1.93</text:p>
          </table:table-cell>
          <table:table-cell office:value-type="float" office:value="1.98">
            <text:p>1.98</text:p>
          </table:table-cell>
          <table:table-cell office:value-type="float" office:value="1.84">
            <text:p>1.84</text:p>
          </table:table-cell>
          <table:table-cell office:value-type="float" office:value="1.91">
            <text:p>1.91</text:p>
          </table:table-cell>
          <table:table-cell office:value-type="string">
            <text:p>ED</text:p>
          </table:table-cell>
        </table:table-row>
        <table:table-row table:style-name="ro1">
          <table:table-cell office:value-type="string">
            <text:p>UGC 02442</text:p>
          </table:table-cell>
          <table:table-cell office:value-type="string">
            <text:p>16.77±0.07</text:p>
          </table:table-cell>
          <table:table-cell office:value-type="string">
            <text:p>16.33±0.06</text:p>
          </table:table-cell>
          <table:table-cell office:value-type="string">
            <text:p>0.44±0.10</text:p>
          </table:table-cell>
          <table:table-cell office:value-type="string">
            <text:p>17.09±0.05</text:p>
          </table:table-cell>
          <table:table-cell office:value-type="string">
            <text:p>16.65±0.02</text:p>
          </table:table-cell>
          <table:table-cell office:value-type="string">
            <text:p>0.44±0.06</text:p>
          </table:table-cell>
          <table:table-cell table:number-columns-repeated="2" office:value-type="float" office:value="36.58">
            <text:p>36.58</text:p>
          </table:table-cell>
          <table:table-cell office:value-type="float" office:value="18.35">
            <text:p>18.35</text:p>
          </table:table-cell>
          <table:table-cell office:value-type="float" office:value="18.05">
            <text:p>18.05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1156</text:p>
          </table:table-cell>
          <table:table-cell office:value-type="string">
            <text:p>12.69±0.01</text:p>
          </table:table-cell>
          <table:table-cell office:value-type="string">
            <text:p>12.48±0.01</text:p>
          </table:table-cell>
          <table:table-cell office:value-type="string">
            <text:p>0.21±0.01</text:p>
          </table:table-cell>
          <table:table-cell office:value-type="string">
            <text:p>12.73±0.01</text:p>
          </table:table-cell>
          <table:table-cell office:value-type="string">
            <text:p>12.50±0.01</text:p>
          </table:table-cell>
          <table:table-cell office:value-type="string">
            <text:p>0.23±0.01</text:p>
          </table:table-cell>
          <table:table-cell office:value-type="float" office:value="35.64">
            <text:p>35.64</text:p>
          </table:table-cell>
          <table:table-cell office:value-type="float" office:value="35.55">
            <text:p>35.55</text:p>
          </table:table-cell>
          <table:table-cell office:value-type="float" office:value="25">
            <text:p>25</text:p>
          </table:table-cell>
          <table:table-cell office:value-type="float" office:value="25.51">
            <text:p>25.51</text:p>
          </table:table-cell>
          <table:table-cell office:value-type="float" office:value="3.35">
            <text:p>3.35</text:p>
          </table:table-cell>
          <table:table-cell office:value-type="float" office:value="3.21">
            <text:p>3.21</text:p>
          </table:table-cell>
          <table:table-cell office:value-type="float" office:value="3.34">
            <text:p>3.34</text:p>
          </table:table-cell>
          <table:table-cell office:value-type="float" office:value="3.19">
            <text:p>3.19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PGC 11767</text:p>
          </table:table-cell>
          <table:table-cell office:value-type="string">
            <text:p>17.04±0.04</text:p>
          </table:table-cell>
          <table:table-cell office:value-type="string">
            <text:p>16.55±0.02</text:p>
          </table:table-cell>
          <table:table-cell office:value-type="string">
            <text:p>0.49±0.04</text:p>
          </table:table-cell>
          <table:table-cell office:value-type="string">
            <text:p>17.34±0.02</text:p>
          </table:table-cell>
          <table:table-cell office:value-type="string">
            <text:p>16.83±0.01</text:p>
          </table:table-cell>
          <table:table-cell office:value-type="string">
            <text:p>0.51±0.03</text:p>
          </table:table-cell>
          <table:table-cell office:value-type="float" office:value="36.3">
            <text:p>36.3</text:p>
          </table:table-cell>
          <table:table-cell office:value-type="float" office:value="36.32">
            <text:p>36.32</text:p>
          </table:table-cell>
          <table:table-cell office:value-type="float" office:value="13.94">
            <text:p>13.94</text:p>
          </table:table-cell>
          <table:table-cell office:value-type="float" office:value="13.88">
            <text:p>13.88</text:p>
          </table:table-cell>
          <table:table-cell office:value-type="float" office:value="2.14">
            <text:p>2.14</text:p>
          </table:table-cell>
          <table:table-cell office:value-type="float" office:value="2.18">
            <text:p>2.18</text:p>
          </table:table-cell>
          <table:table-cell office:value-type="float" office:value="2.12">
            <text:p>2.12</text:p>
          </table:table-cell>
          <table:table-cell office:value-type="float" office:value="2.16">
            <text:p>2.16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02519</text:p>
          </table:table-cell>
          <table:table-cell office:value-type="string">
            <text:p>15.70±0.02</text:p>
          </table:table-cell>
          <table:table-cell office:value-type="string">
            <text:p>14.96±0.01</text:p>
          </table:table-cell>
          <table:table-cell office:value-type="string">
            <text:p>0.73±0.02</text:p>
          </table:table-cell>
          <table:table-cell office:value-type="string">
            <text:p>15.81±0.03</text:p>
          </table:table-cell>
          <table:table-cell office:value-type="string">
            <text:p>15.09±0.01</text:p>
          </table:table-cell>
          <table:table-cell office:value-type="string">
            <text:p>0.73±0.04</text:p>
          </table:table-cell>
          <table:table-cell office:value-type="float" office:value="35.81">
            <text:p>35.81</text:p>
          </table:table-cell>
          <table:table-cell office:value-type="float" office:value="35.93">
            <text:p>35.93</text:p>
          </table:table-cell>
          <table:table-cell office:value-type="float" office:value="14.03">
            <text:p>14.03</text:p>
          </table:table-cell>
          <table:table-cell office:value-type="float" office:value="13.53">
            <text:p>13.53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1241</text:p>
          </table:table-cell>
          <table:table-cell office:value-type="string">
            <text:p>14.68±0.01</text:p>
          </table:table-cell>
          <table:table-cell office:value-type="string">
            <text:p>14.44±0.01</text:p>
          </table:table-cell>
          <table:table-cell office:value-type="string">
            <text:p>0.24±0.02</text:p>
          </table:table-cell>
          <table:table-cell office:value-type="string">
            <text:p>14.88±0.01</text:p>
          </table:table-cell>
          <table:table-cell office:value-type="string">
            <text:p>14.56±0.01</text:p>
          </table:table-cell>
          <table:table-cell office:value-type="string">
            <text:p>0.32±0.01</text:p>
          </table:table-cell>
          <table:table-cell office:value-type="float" office:value="36.56">
            <text:p>36.56</text:p>
          </table:table-cell>
          <table:table-cell office:value-type="float" office:value="36.48">
            <text:p>36.48</text:p>
          </table:table-cell>
          <table:table-cell office:value-type="float" office:value="31.88">
            <text:p>31.88</text:p>
          </table:table-cell>
          <table:table-cell office:value-type="float" office:value="27.89">
            <text:p>27.89</text:p>
          </table:table-cell>
          <table:table-cell office:value-type="float" office:value="2.43">
            <text:p>2.43</text:p>
          </table:table-cell>
          <table:table-cell office:value-type="float" office:value="2.29">
            <text:p>2.29</text:p>
          </table:table-cell>
          <table:table-cell office:value-type="float" office:value="2.39">
            <text:p>2.39</text:p>
          </table:table-cell>
          <table:table-cell office:value-type="float" office:value="2.2">
            <text:p>2.2</text:p>
          </table:table-cell>
          <table:table-cell office:value-type="string">
            <text:p>Edn</text:p>
          </table:table-cell>
        </table:table-row>
        <table:table-row table:style-name="ro1">
          <table:table-cell office:value-type="string">
            <text:p>NGC 1242</text:p>
          </table:table-cell>
          <table:table-cell office:value-type="string">
            <text:p>15.87±0.01</text:p>
          </table:table-cell>
          <table:table-cell office:value-type="string">
            <text:p>15.52±0.03</text:p>
          </table:table-cell>
          <table:table-cell office:value-type="string">
            <text:p>0.34±0.03</text:p>
          </table:table-cell>
          <table:table-cell office:value-type="string">
            <text:p>15.92±0.02</text:p>
          </table:table-cell>
          <table:table-cell office:value-type="string">
            <text:p>15.62±0.01</text:p>
          </table:table-cell>
          <table:table-cell office:value-type="string">
            <text:p>0.30±0.02</text:p>
          </table:table-cell>
          <table:table-cell office:value-type="float" office:value="36.07">
            <text:p>36.07</text:p>
          </table:table-cell>
          <table:table-cell office:value-type="float" office:value="36.03">
            <text:p>36.03</text:p>
          </table:table-cell>
          <table:table-cell table:number-columns-repeated="6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1266</text:p>
          </table:table-cell>
          <table:table-cell office:value-type="string">
            <text:p>19.67±0.01</text:p>
          </table:table-cell>
          <table:table-cell office:value-type="string">
            <text:p>17.74±0.03</text:p>
          </table:table-cell>
          <table:table-cell office:value-type="string">
            <text:p>1.93±0.03</text:p>
          </table:table-cell>
          <table:table-cell office:value-type="string">
            <text:p>...</text:p>
          </table:table-cell>
          <table:table-cell office:value-type="string">
            <text:p>17.82±0.04</text:p>
          </table:table-cell>
          <table:table-cell office:value-type="string">
            <text:p>...</text:p>
          </table:table-cell>
          <table:table-cell office:value-type="float" office:value="34.06">
            <text:p>34.06</text:p>
          </table:table-cell>
          <table:table-cell office:value-type="float" office:value="34.65">
            <text:p>34.65</text:p>
          </table:table-cell>
          <table:table-cell office:value-type="float" office:value="10.51">
            <text:p>10.51</text:p>
          </table:table-cell>
          <table:table-cell office:value-type="float" office:value="13.32">
            <text:p>13.32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1291</text:p>
          </table:table-cell>
          <table:table-cell office:value-type="string">
            <text:p>14.23±0.01</text:p>
          </table:table-cell>
          <table:table-cell office:value-type="string">
            <text:p>13.37±0.01</text:p>
          </table:table-cell>
          <table:table-cell office:value-type="string">
            <text:p>0.86±0.01</text:p>
          </table:table-cell>
          <table:table-cell office:value-type="string">
            <text:p>14.83±0.01</text:p>
          </table:table-cell>
          <table:table-cell office:value-type="string">
            <text:p>13.81±0.01</text:p>
          </table:table-cell>
          <table:table-cell office:value-type="string">
            <text:p>1.03±0.01</text:p>
          </table:table-cell>
          <table:table-cell office:value-type="float" office:value="35.22">
            <text:p>35.22</text:p>
          </table:table-cell>
          <table:table-cell office:value-type="float" office:value="35.38">
            <text:p>35.38</text:p>
          </table:table-cell>
          <table:table-cell office:value-type="float" office:value="252.51">
            <text:p>252.51</text:p>
          </table:table-cell>
          <table:table-cell office:value-type="float" office:value="211.55">
            <text:p>211.55</text:p>
          </table:table-cell>
          <table:table-cell office:value-type="float" office:value="1.92">
            <text:p>1.92</text:p>
          </table:table-cell>
          <table:table-cell office:value-type="float" office:value="4.14">
            <text:p>4.14</text:p>
          </table:table-cell>
          <table:table-cell office:value-type="float" office:value="2.62">
            <text:p>2.62</text:p>
          </table:table-cell>
          <table:table-cell office:value-type="float" office:value="3.91">
            <text:p>3.91</text:p>
          </table:table-cell>
          <table:table-cell office:value-type="string">
            <text:p>EDn</text:p>
          </table:table-cell>
        </table:table-row>
        <table:table-row table:style-name="ro1">
          <table:table-cell office:value-type="string">
            <text:p>NGC 1285</text:p>
          </table:table-cell>
          <table:table-cell office:value-type="string">
            <text:p>15.02±0.01</text:p>
          </table:table-cell>
          <table:table-cell office:value-type="string">
            <text:p>14.59±0.01</text:p>
          </table:table-cell>
          <table:table-cell office:value-type="string">
            <text:p>0.43±0.01</text:p>
          </table:table-cell>
          <table:table-cell office:value-type="string">
            <text:p>15.12±0.01</text:p>
          </table:table-cell>
          <table:table-cell office:value-type="string">
            <text:p>14.69±0.01</text:p>
          </table:table-cell>
          <table:table-cell office:value-type="string">
            <text:p>0.43±0.01</text:p>
          </table:table-cell>
          <table:table-cell office:value-type="float" office:value="36.66">
            <text:p>36.66</text:p>
          </table:table-cell>
          <table:table-cell office:value-type="float" office:value="36.65">
            <text:p>36.65</text:p>
          </table:table-cell>
          <table:table-cell office:value-type="float" office:value="16.99">
            <text:p>16.99</text:p>
          </table:table-cell>
          <table:table-cell office:value-type="float" office:value="16.27">
            <text:p>16.27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1299</text:p>
          </table:table-cell>
          <table:table-cell office:value-type="string">
            <text:p>15.52±0.02</text:p>
          </table:table-cell>
          <table:table-cell office:value-type="string">
            <text:p>15.07±0.01</text:p>
          </table:table-cell>
          <table:table-cell office:value-type="string">
            <text:p>0.45±0.02</text:p>
          </table:table-cell>
          <table:table-cell office:value-type="string">
            <text:p>15.62±0.01</text:p>
          </table:table-cell>
          <table:table-cell office:value-type="string">
            <text:p>15.20±0.01</text:p>
          </table:table-cell>
          <table:table-cell office:value-type="string">
            <text:p>0.42±0.02</text:p>
          </table:table-cell>
          <table:table-cell table:number-columns-repeated="2" office:value-type="float" office:value="35.73">
            <text:p>35.73</text:p>
          </table:table-cell>
          <table:table-cell office:value-type="float" office:value="10.11">
            <text:p>10.11</text:p>
          </table:table-cell>
          <table:table-cell office:value-type="float" office:value="10.04">
            <text:p>10.04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1310</text:p>
          </table:table-cell>
          <table:table-cell office:value-type="string">
            <text:p>15.07±0.01</text:p>
          </table:table-cell>
          <table:table-cell office:value-type="string">
            <text:p>14.64±0.01</text:p>
          </table:table-cell>
          <table:table-cell office:value-type="string">
            <text:p>0.43±0.01</text:p>
          </table:table-cell>
          <table:table-cell office:value-type="string">
            <text:p>15.12±0.01</text:p>
          </table:table-cell>
          <table:table-cell office:value-type="string">
            <text:p>14.70±0.01</text:p>
          </table:table-cell>
          <table:table-cell office:value-type="string">
            <text:p>0.42±0.01</text:p>
          </table:table-cell>
          <table:table-cell table:number-columns-repeated="2" office:value-type="float" office:value="35.61">
            <text:p>35.61</text:p>
          </table:table-cell>
          <table:table-cell office:value-type="float" office:value="20.67">
            <text:p>20.67</text:p>
          </table:table-cell>
          <table:table-cell office:value-type="float" office:value="20.69">
            <text:p>20.69</text:p>
          </table:table-cell>
          <table:table-cell office:value-type="float" office:value="2.37">
            <text:p>2.37</text:p>
          </table:table-cell>
          <table:table-cell office:value-type="float" office:value="2.42">
            <text:p>2.42</text:p>
          </table:table-cell>
          <table:table-cell office:value-type="float" office:value="2.36">
            <text:p>2.36</text:p>
          </table:table-cell>
          <table:table-cell office:value-type="float" office:value="2.44">
            <text:p>2.44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KUG 0319-072</text:p>
          </table:table-cell>
          <table:table-cell office:value-type="string">
            <text:p>15.61±0.01</text:p>
          </table:table-cell>
          <table:table-cell office:value-type="string">
            <text:p>15.29±0.01</text:p>
          </table:table-cell>
          <table:table-cell office:value-type="string">
            <text:p>0.31±0.01</text:p>
          </table:table-cell>
          <table:table-cell office:value-type="string">
            <text:p>15.74±0.01</text:p>
          </table:table-cell>
          <table:table-cell office:value-type="string">
            <text:p>15.43±0.01</text:p>
          </table:table-cell>
          <table:table-cell office:value-type="string">
            <text:p>0.31±0.01</text:p>
          </table:table-cell>
          <table:table-cell office:value-type="float" office:value="35.83">
            <text:p>35.83</text:p>
          </table:table-cell>
          <table:table-cell office:value-type="float" office:value="35.79">
            <text:p>35.79</text:p>
          </table:table-cell>
          <table:table-cell office:value-type="float" office:value="15.84">
            <text:p>15.84</text:p>
          </table:table-cell>
          <table:table-cell office:value-type="float" office:value="15.78">
            <text:p>15.78</text:p>
          </table:table-cell>
          <table:table-cell table:number-columns-repeated="4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1316</text:p>
          </table:table-cell>
          <table:table-cell office:value-type="string">
            <text:p>15.16±0.02</text:p>
          </table:table-cell>
          <table:table-cell office:value-type="string">
            <text:p>13.35±0.01</text:p>
          </table:table-cell>
          <table:table-cell office:value-type="string">
            <text:p>1.81±0.02</text:p>
          </table:table-cell>
          <table:table-cell office:value-type="string">
            <text:p>15.30±0.01</text:p>
          </table:table-cell>
          <table:table-cell office:value-type="string">
            <text:p>13.53±0.01</text:p>
          </table:table-cell>
          <table:table-cell office:value-type="string">
            <text:p>1.77±0.02</text:p>
          </table:table-cell>
          <table:table-cell office:value-type="float" office:value="35.41">
            <text:p>35.41</text:p>
          </table:table-cell>
          <table:table-cell office:value-type="float" office:value="35.96">
            <text:p>35.96</text:p>
          </table:table-cell>
          <table:table-cell office:value-type="float" office:value="89.24">
            <text:p>89.24</text:p>
          </table:table-cell>
          <table:table-cell office:value-type="float" office:value="107.26">
            <text:p>107.26</text:p>
          </table:table-cell>
          <table:table-cell office:value-type="float" office:value="5.81">
            <text:p>5.81</text:p>
          </table:table-cell>
          <table:table-cell office:value-type="float" office:value="5.26">
            <text:p>5.26</text:p>
          </table:table-cell>
          <table:table-cell office:value-type="float" office:value="4.74">
            <text:p>4.74</text:p>
          </table:table-cell>
          <table:table-cell office:value-type="float" office:value="4.47">
            <text:p>4.47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1317</text:p>
          </table:table-cell>
          <table:table-cell office:value-type="string">
            <text:p>15.38±0.01</text:p>
          </table:table-cell>
          <table:table-cell office:value-type="string">
            <text:p>14.78±0.01</text:p>
          </table:table-cell>
          <table:table-cell office:value-type="string">
            <text:p>0.59±0.02</text:p>
          </table:table-cell>
          <table:table-cell office:value-type="string">
            <text:p>15.39±0.01</text:p>
          </table:table-cell>
          <table:table-cell office:value-type="string">
            <text:p>14.86±0.01</text:p>
          </table:table-cell>
          <table:table-cell office:value-type="string">
            <text:p>0.53±0.02</text:p>
          </table:table-cell>
          <table:table-cell office:value-type="float" office:value="35.32">
            <text:p>35.32</text:p>
          </table:table-cell>
          <table:table-cell office:value-type="float" office:value="35.39">
            <text:p>35.39</text:p>
          </table:table-cell>
          <table:table-cell table:number-columns-repeated="6" office:value-type="string">
            <text:p>...</text:p>
          </table:table-cell>
          <table:table-cell office:value-type="string">
            <text:p>?Rh</text:p>
          </table:table-cell>
        </table:table-row>
        <table:table-row table:style-name="ro1">
          <table:table-cell office:value-type="string">
            <text:p>ESO 357-G025</text:p>
          </table:table-cell>
          <table:table-cell office:value-type="string">
            <text:p>17.34±0.01</text:p>
          </table:table-cell>
          <table:table-cell office:value-type="string">
            <text:p>16.75±0.03</text:p>
          </table:table-cell>
          <table:table-cell office:value-type="string">
            <text:p>0.59±0.03</text:p>
          </table:table-cell>
          <table:table-cell office:value-type="string">
            <text:p>17.35±0.02</text:p>
          </table:table-cell>
          <table:table-cell office:value-type="string">
            <text:p>16.89±0.01</text:p>
          </table:table-cell>
          <table:table-cell office:value-type="string">
            <text:p>0.47±0.02</text:p>
          </table:table-cell>
          <table:table-cell office:value-type="float" office:value="34.71">
            <text:p>34.71</text:p>
          </table:table-cell>
          <table:table-cell office:value-type="float" office:value="34.77">
            <text:p>34.77</text:p>
          </table:table-cell>
          <table:table-cell table:number-columns-repeated="7" office:value-type="string">
            <text:p>...</text:p>
          </table:table-cell>
        </table:table-row>
        <table:table-row table:style-name="ro1">
          <table:table-cell office:value-type="string">
            <text:p>PGC 12706</text:p>
          </table:table-cell>
          <table:table-cell office:value-type="string">
            <text:p>16.14±0.01</text:p>
          </table:table-cell>
          <table:table-cell office:value-type="string">
            <text:p>15.68±0.01</text:p>
          </table:table-cell>
          <table:table-cell office:value-type="string">
            <text:p>0.46±0.01</text:p>
          </table:table-cell>
          <table:table-cell office:value-type="string">
            <text:p>16.17±0.02</text:p>
          </table:table-cell>
          <table:table-cell office:value-type="string">
            <text:p>15.78±0.01</text:p>
          </table:table-cell>
          <table:table-cell office:value-type="string">
            <text:p>0.39±0.02</text:p>
          </table:table-cell>
          <table:table-cell table:number-columns-repeated="2" office:value-type="float" office:value="34.93">
            <text:p>34.93</text:p>
          </table:table-cell>
          <table:table-cell office:value-type="float" office:value="14.92">
            <text:p>14.92</text:p>
          </table:table-cell>
          <table:table-cell office:value-type="float" office:value="15.76">
            <text:p>15.76</text:p>
          </table:table-cell>
          <table:table-cell table:number-columns-repeated="4" office:value-type="string">
            <text:p>...</text:p>
          </table:table-cell>
          <table:table-cell office:value-type="string">
            <text:p>?Fh</text:p>
          </table:table-cell>
        </table:table-row>
        <table:table-row table:style-name="ro1">
          <table:table-cell office:value-type="string">
            <text:p>NGC 1326</text:p>
          </table:table-cell>
          <table:table-cell office:value-type="string">
            <text:p>14.60±0.07</text:p>
          </table:table-cell>
          <table:table-cell office:value-type="string">
            <text:p>14.02±0.04</text:p>
          </table:table-cell>
          <table:table-cell office:value-type="string">
            <text:p>0.58±0.08</text:p>
          </table:table-cell>
          <table:table-cell office:value-type="string">
            <text:p>14.67±0.01</text:p>
          </table:table-cell>
          <table:table-cell office:value-type="string">
            <text:p>14.15±0.01</text:p>
          </table:table-cell>
          <table:table-cell office:value-type="string">
            <text:p>0.52±0.01</text:p>
          </table:table-cell>
          <table:table-cell office:value-type="float" office:value="35.51">
            <text:p>35.51</text:p>
          </table:table-cell>
          <table:table-cell office:value-type="float" office:value="35.57">
            <text:p>35.57</text:p>
          </table:table-cell>
          <table:table-cell office:value-type="string">
            <text:p>...</text:p>
          </table:table-cell>
          <table:table-cell office:value-type="float" office:value="11.7">
            <text:p>11.7</text:p>
          </table:table-cell>
          <table:table-cell table:number-columns-repeated="4" office:value-type="string">
            <text:p>...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PGC 13005</text:p>
          </table:table-cell>
          <table:table-cell office:value-type="string">
            <text:p>19.99±0.23</text:p>
          </table:table-cell>
          <table:table-cell office:value-type="string">
            <text:p>18.56±0.04</text:p>
          </table:table-cell>
          <table:table-cell office:value-type="string">
            <text:p>1.43±0.23</text:p>
          </table:table-cell>
          <table:table-cell office:value-type="string">
            <text:p>...</text:p>
          </table:table-cell>
          <table:table-cell office:value-type="string">
            <text:p>18.92±0.04</text:p>
          </table:table-cell>
          <table:table-cell office:value-type="string">
            <text:p>...</text:p>
          </table:table-cell>
          <table:table-cell office:value-type="float" office:value="34.47">
            <text:p>34.47</text:p>
          </table:table-cell>
          <table:table-cell office:value-type="float" office:value="34.86">
            <text:p>34.86</text:p>
          </table:table-cell>
          <table:table-cell office:value-type="float" office:value="8.52">
            <text:p>8.52</text:p>
          </table:table-cell>
          <table:table-cell office:value-type="float" office:value="11.09">
            <text:p>11.09</text:p>
          </table:table-cell>
          <table:table-cell office:value-type="string">
            <text:p>...</text:p>
          </table:table-cell>
          <table:table-cell office:value-type="float" office:value="2.84">
            <text:p>2.84</text:p>
          </table:table-cell>
          <table:table-cell table:number-columns-repeated="2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1346</text:p>
          </table:table-cell>
          <table:table-cell office:value-type="string">
            <text:p>16.60±0.03</text:p>
          </table:table-cell>
          <table:table-cell office:value-type="string">
            <text:p>15.90±0.01</text:p>
          </table:table-cell>
          <table:table-cell office:value-type="string">
            <text:p>0.69±0.03</text:p>
          </table:table-cell>
          <table:table-cell office:value-type="string">
            <text:p>16.69±0.02</text:p>
          </table:table-cell>
          <table:table-cell office:value-type="string">
            <text:p>16.03±0.01</text:p>
          </table:table-cell>
          <table:table-cell office:value-type="string">
            <text:p>0.67±0.03</text:p>
          </table:table-cell>
          <table:table-cell office:value-type="float" office:value="35.79">
            <text:p>35.79</text:p>
          </table:table-cell>
          <table:table-cell office:value-type="float" office:value="35.89">
            <text:p>35.89</text:p>
          </table:table-cell>
          <table:table-cell table:number-columns-repeated="6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PGC 13058</text:p>
          </table:table-cell>
          <table:table-cell office:value-type="string">
            <text:p>...</text:p>
          </table:table-cell>
          <table:table-cell office:value-type="string">
            <text:p>16.70±0.03</text:p>
          </table:table-cell>
          <table:table-cell table:number-columns-repeated="2" office:value-type="string">
            <text:p>...</text:p>
          </table:table-cell>
          <table:table-cell office:value-type="string">
            <text:p>16.85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4.79">
            <text:p>34.79</text:p>
          </table:table-cell>
          <table:table-cell table:number-columns-repeated="6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ESO 418-G008</text:p>
          </table:table-cell>
          <table:table-cell office:value-type="string">
            <text:p>15.18±0.01</text:p>
          </table:table-cell>
          <table:table-cell office:value-type="string">
            <text:p>15.00±0.01</text:p>
          </table:table-cell>
          <table:table-cell office:value-type="string">
            <text:p>0.18±0.02</text:p>
          </table:table-cell>
          <table:table-cell office:value-type="string">
            <text:p>15.27±0.01</text:p>
          </table:table-cell>
          <table:table-cell office:value-type="string">
            <text:p>15.11±0.01</text:p>
          </table:table-cell>
          <table:table-cell office:value-type="string">
            <text:p>0.16±0.01</text:p>
          </table:table-cell>
          <table:table-cell office:value-type="float" office:value="35.16">
            <text:p>35.16</text:p>
          </table:table-cell>
          <table:table-cell office:value-type="float" office:value="35.06">
            <text:p>35.06</text:p>
          </table:table-cell>
          <table:table-cell office:value-type="float" office:value="13.2">
            <text:p>13.2</text:p>
          </table:table-cell>
          <table:table-cell office:value-type="float" office:value="13.29">
            <text:p>13.29</text:p>
          </table:table-cell>
          <table:table-cell table:number-columns-repeated="4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1365</text:p>
          </table:table-cell>
          <table:table-cell office:value-type="string">
            <text:p>...</text:p>
          </table:table-cell>
          <table:table-cell office:value-type="string">
            <text:p>11.83±0.01</text:p>
          </table:table-cell>
          <table:table-cell table:number-columns-repeated="2" office:value-type="string">
            <text:p>...</text:p>
          </table:table-cell>
          <table:table-cell office:value-type="string">
            <text:p>11.90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6.63">
            <text:p>36.63</text:p>
          </table:table-cell>
          <table:table-cell office:value-type="string">
            <text:p>...</text:p>
          </table:table-cell>
          <table:table-cell office:value-type="float" office:value="129.82">
            <text:p>129.82</text:p>
          </table:table-cell>
          <table:table-cell office:value-type="string">
            <text:p>...</text:p>
          </table:table-cell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office:value-type="float" office:value="2.07">
            <text:p>2.07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PGC 13186</text:p>
          </table:table-cell>
          <table:table-cell office:value-type="string">
            <text:p>...</text:p>
          </table:table-cell>
          <table:table-cell office:value-type="string">
            <text:p>19.73±0.31</text:p>
          </table:table-cell>
          <table:table-cell table:number-columns-repeated="2" office:value-type="string">
            <text:p>...</text:p>
          </table:table-cell>
          <table:table-cell office:value-type="string">
            <text:p>19.85±0.12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3.41">
            <text:p>33.41</text:p>
          </table:table-cell>
          <table:table-cell office:value-type="string">
            <text:p>...</text:p>
          </table:table-cell>
          <table:table-cell office:value-type="float" office:value="15.44">
            <text:p>15.44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1361</text:p>
          </table:table-cell>
          <table:table-cell office:value-type="string">
            <text:p>19.39±0.25</text:p>
          </table:table-cell>
          <table:table-cell office:value-type="string">
            <text:p>18.14±0.07</text:p>
          </table:table-cell>
          <table:table-cell office:value-type="string">
            <text:p>1.25±0.26</text:p>
          </table:table-cell>
          <table:table-cell office:value-type="string">
            <text:p>19.45±0.15</text:p>
          </table:table-cell>
          <table:table-cell office:value-type="string">
            <text:p>18.31±0.05</text:p>
          </table:table-cell>
          <table:table-cell office:value-type="string">
            <text:p>1.15±0.15</text:p>
          </table:table-cell>
          <table:table-cell office:value-type="float" office:value="34.91">
            <text:p>34.91</text:p>
          </table:table-cell>
          <table:table-cell office:value-type="float" office:value="35.24">
            <text:p>35.24</text:p>
          </table:table-cell>
          <table:table-cell office:value-type="string">
            <text:p>...</text:p>
          </table:table-cell>
          <table:table-cell office:value-type="float" office:value="15.7">
            <text:p>15.7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PGC 13230</text:p>
          </table:table-cell>
          <table:table-cell office:value-type="string">
            <text:p>21.48±0.23</text:p>
          </table:table-cell>
          <table:table-cell office:value-type="string">
            <text:p>18.53±0.04</text:p>
          </table:table-cell>
          <table:table-cell office:value-type="string">
            <text:p>2.95±0.24</text:p>
          </table:table-cell>
          <table:table-cell office:value-type="string">
            <text:p>21.38±0.32</text:p>
          </table:table-cell>
          <table:table-cell office:value-type="string">
            <text:p>18.87±0.02</text:p>
          </table:table-cell>
          <table:table-cell office:value-type="string">
            <text:p>2.51±0.32</text:p>
          </table:table-cell>
          <table:table-cell office:value-type="float" office:value="32.63">
            <text:p>32.63</text:p>
          </table:table-cell>
          <table:table-cell office:value-type="float" office:value="33.64">
            <text:p>33.64</text:p>
          </table:table-cell>
          <table:table-cell office:value-type="float" office:value="10.82">
            <text:p>10.82</text:p>
          </table:table-cell>
          <table:table-cell office:value-type="float" office:value="17.99">
            <text:p>17.99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1373</text:p>
          </table:table-cell>
          <table:table-cell office:value-type="string">
            <text:p>19.84±0.09</text:p>
          </table:table-cell>
          <table:table-cell office:value-type="string">
            <text:p>17.94±0.03</text:p>
          </table:table-cell>
          <table:table-cell office:value-type="string">
            <text:p>1.90±0.10</text:p>
          </table:table-cell>
          <table:table-cell office:value-type="string">
            <text:p>20.08±0.10</text:p>
          </table:table-cell>
          <table:table-cell office:value-type="string">
            <text:p>18.25±0.02</text:p>
          </table:table-cell>
          <table:table-cell office:value-type="string">
            <text:p>1.84±0.10</text:p>
          </table:table-cell>
          <table:table-cell office:value-type="float" office:value="33.4">
            <text:p>33.4</text:p>
          </table:table-cell>
          <table:table-cell office:value-type="float" office:value="33.98">
            <text:p>33.98</text:p>
          </table:table-cell>
          <table:table-cell office:value-type="float" office:value="12.46">
            <text:p>12.46</text:p>
          </table:table-cell>
          <table:table-cell office:value-type="float" office:value="12.91">
            <text:p>12.91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1374</text:p>
          </table:table-cell>
          <table:table-cell office:value-type="string">
            <text:p>17.54±0.02</text:p>
          </table:table-cell>
          <table:table-cell office:value-type="string">
            <text:p>16.02±0.02</text:p>
          </table:table-cell>
          <table:table-cell office:value-type="string">
            <text:p>1.52±0.03</text:p>
          </table:table-cell>
          <table:table-cell office:value-type="string">
            <text:p>17.77±0.02</text:p>
          </table:table-cell>
          <table:table-cell office:value-type="string">
            <text:p>16.33±0.01</text:p>
          </table:table-cell>
          <table:table-cell office:value-type="string">
            <text:p>1.44±0.02</text:p>
          </table:table-cell>
          <table:table-cell office:value-type="float" office:value="34.28">
            <text:p>34.28</text:p>
          </table:table-cell>
          <table:table-cell office:value-type="float" office:value="34.72">
            <text:p>34.72</text:p>
          </table:table-cell>
          <table:table-cell office:value-type="float" office:value="24.19">
            <text:p>24.19</text:p>
          </table:table-cell>
          <table:table-cell office:value-type="float" office:value="31.15">
            <text:p>31.15</text:p>
          </table:table-cell>
          <table:table-cell office:value-type="string">
            <text:p>...</text:p>
          </table:table-cell>
          <table:table-cell office:value-type="float" office:value="5.9">
            <text:p>5.9</text:p>
          </table:table-cell>
          <table:table-cell table:number-columns-repeated="2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1375</text:p>
          </table:table-cell>
          <table:table-cell office:value-type="string">
            <text:p>18.34±0.04</text:p>
          </table:table-cell>
          <table:table-cell office:value-type="string">
            <text:p>16.63±0.02</text:p>
          </table:table-cell>
          <table:table-cell office:value-type="string">
            <text:p>1.71±0.05</text:p>
          </table:table-cell>
          <table:table-cell office:value-type="string">
            <text:p>18.51±0.03</text:p>
          </table:table-cell>
          <table:table-cell office:value-type="string">
            <text:p>16.92±0.01</text:p>
          </table:table-cell>
          <table:table-cell office:value-type="string">
            <text:p>1.59±0.03</text:p>
          </table:table-cell>
          <table:table-cell office:value-type="float" office:value="33.33">
            <text:p>33.33</text:p>
          </table:table-cell>
          <table:table-cell office:value-type="float" office:value="33.83">
            <text:p>33.83</text:p>
          </table:table-cell>
          <table:table-cell office:value-type="string">
            <text:p>...</text:p>
          </table:table-cell>
          <table:table-cell office:value-type="float" office:value="15.77">
            <text:p>15.77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1379</text:p>
          </table:table-cell>
          <table:table-cell office:value-type="string">
            <text:p>17.89±0.02</text:p>
          </table:table-cell>
          <table:table-cell office:value-type="string">
            <text:p>16.25±0.01</text:p>
          </table:table-cell>
          <table:table-cell office:value-type="string">
            <text:p>1.64±0.03</text:p>
          </table:table-cell>
          <table:table-cell office:value-type="string">
            <text:p>18.05±0.02</text:p>
          </table:table-cell>
          <table:table-cell office:value-type="string">
            <text:p>16.44±0.01</text:p>
          </table:table-cell>
          <table:table-cell office:value-type="string">
            <text:p>1.62±0.03</text:p>
          </table:table-cell>
          <table:table-cell office:value-type="float" office:value="34.17">
            <text:p>34.17</text:p>
          </table:table-cell>
          <table:table-cell office:value-type="float" office:value="34.65">
            <text:p>34.65</text:p>
          </table:table-cell>
          <table:table-cell office:value-type="float" office:value="23.49">
            <text:p>23.49</text:p>
          </table:table-cell>
          <table:table-cell office:value-type="float" office:value="26.95">
            <text:p>26.95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UGCA 080</text:p>
          </table:table-cell>
          <table:table-cell office:value-type="string">
            <text:p>16.24±0.02</text:p>
          </table:table-cell>
          <table:table-cell office:value-type="string">
            <text:p>16.05±0.01</text:p>
          </table:table-cell>
          <table:table-cell office:value-type="string">
            <text:p>0.19±0.02</text:p>
          </table:table-cell>
          <table:table-cell office:value-type="string">
            <text:p>16.44±0.02</text:p>
          </table:table-cell>
          <table:table-cell office:value-type="string">
            <text:p>16.27±0.01</text:p>
          </table:table-cell>
          <table:table-cell office:value-type="string">
            <text:p>0.17±0.02</text:p>
          </table:table-cell>
          <table:table-cell office:value-type="float" office:value="35.69">
            <text:p>35.69</text:p>
          </table:table-cell>
          <table:table-cell office:value-type="float" office:value="35.59">
            <text:p>35.59</text:p>
          </table:table-cell>
          <table:table-cell office:value-type="float" office:value="24.58">
            <text:p>24.58</text:p>
          </table:table-cell>
          <table:table-cell office:value-type="float" office:value="23.59">
            <text:p>23.59</text:p>
          </table:table-cell>
          <table:table-cell office:value-type="float" office:value="2.79">
            <text:p>2.79</text:p>
          </table:table-cell>
          <table:table-cell office:value-type="float" office:value="2.94">
            <text:p>2.94</text:p>
          </table:table-cell>
          <table:table-cell table:number-columns-repeated="2" office:value-type="string">
            <text:p>...</text:p>
          </table:table-cell>
          <table:table-cell office:value-type="string">
            <text:p>?Fn</text:p>
          </table:table-cell>
        </table:table-row>
        <table:table-row table:style-name="ro1">
          <table:table-cell office:value-type="string">
            <text:p>NGC 1380</text:p>
          </table:table-cell>
          <table:table-cell office:value-type="string">
            <text:p>16.81±0.02</text:p>
          </table:table-cell>
          <table:table-cell office:value-type="string">
            <text:p>15.20±0.01</text:p>
          </table:table-cell>
          <table:table-cell office:value-type="string">
            <text:p>1.62±0.02</text:p>
          </table:table-cell>
          <table:table-cell office:value-type="string">
            <text:p>16.93±0.02</text:p>
          </table:table-cell>
          <table:table-cell office:value-type="string">
            <text:p>15.38±0.01</text:p>
          </table:table-cell>
          <table:table-cell office:value-type="string">
            <text:p>1.55±0.03</text:p>
          </table:table-cell>
          <table:table-cell office:value-type="float" office:value="34.96">
            <text:p>34.96</text:p>
          </table:table-cell>
          <table:table-cell office:value-type="float" office:value="35.42">
            <text:p>35.42</text:p>
          </table:table-cell>
          <table:table-cell office:value-type="float" office:value="27.71">
            <text:p>27.71</text:p>
          </table:table-cell>
          <table:table-cell office:value-type="float" office:value="35.87">
            <text:p>35.87</text:p>
          </table:table-cell>
          <table:table-cell office:value-type="float" office:value="5.97">
            <text:p>5.97</text:p>
          </table:table-cell>
          <table:table-cell office:value-type="float" office:value="4.97">
            <text:p>4.97</text:p>
          </table:table-cell>
          <table:table-cell office:value-type="string">
            <text:p>...</text:p>
          </table:table-cell>
          <table:table-cell office:value-type="float" office:value="4.32">
            <text:p>4.32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1381</text:p>
          </table:table-cell>
          <table:table-cell office:value-type="string">
            <text:p>17.83±0.05</text:p>
          </table:table-cell>
          <table:table-cell office:value-type="string">
            <text:p>16.38±0.01</text:p>
          </table:table-cell>
          <table:table-cell office:value-type="string">
            <text:p>1.45±0.05</text:p>
          </table:table-cell>
          <table:table-cell office:value-type="string">
            <text:p>18.04±0.03</text:p>
          </table:table-cell>
          <table:table-cell office:value-type="string">
            <text:p>16.54±0.01</text:p>
          </table:table-cell>
          <table:table-cell office:value-type="string">
            <text:p>1.50±0.03</text:p>
          </table:table-cell>
          <table:table-cell office:value-type="float" office:value="34.34">
            <text:p>34.34</text:p>
          </table:table-cell>
          <table:table-cell office:value-type="float" office:value="34.75">
            <text:p>34.75</text:p>
          </table:table-cell>
          <table:table-cell office:value-type="float" office:value="14.66">
            <text:p>14.66</text:p>
          </table:table-cell>
          <table:table-cell office:value-type="float" office:value="14.3">
            <text:p>14.3</text:p>
          </table:table-cell>
          <table:table-cell office:value-type="float" office:value="4.7">
            <text:p>4.7</text:p>
          </table:table-cell>
          <table:table-cell office:value-type="float" office:value="3.97">
            <text:p>3.97</text:p>
          </table:table-cell>
          <table:table-cell table:number-columns-repeated="2" office:value-type="string">
            <text:p>...</text:p>
          </table:table-cell>
          <table:table-cell office:value-type="string">
            <text:p>?R</text:p>
          </table:table-cell>
        </table:table-row>
        <table:table-row table:style-name="ro1">
          <table:table-cell office:value-type="string">
            <text:p>NGC 1386</text:p>
          </table:table-cell>
          <table:table-cell office:value-type="string">
            <text:p>16.62±0.01</text:p>
          </table:table-cell>
          <table:table-cell office:value-type="string">
            <text:p>15.46±0.01</text:p>
          </table:table-cell>
          <table:table-cell office:value-type="string">
            <text:p>1.16±0.01</text:p>
          </table:table-cell>
          <table:table-cell office:value-type="string">
            <text:p>16.67±0.01</text:p>
          </table:table-cell>
          <table:table-cell office:value-type="string">
            <text:p>15.51±0.01</text:p>
          </table:table-cell>
          <table:table-cell office:value-type="string">
            <text:p>1.15±0.01</text:p>
          </table:table-cell>
          <table:table-cell office:value-type="float" office:value="34.21">
            <text:p>34.21</text:p>
          </table:table-cell>
          <table:table-cell office:value-type="float" office:value="34.49">
            <text:p>34.49</text:p>
          </table:table-cell>
          <table:table-cell office:value-type="float" office:value="9.78">
            <text:p>9.78</text:p>
          </table:table-cell>
          <table:table-cell office:value-type="float" office:value="13.44">
            <text:p>13.44</text:p>
          </table:table-cell>
          <table:table-cell table:number-columns-repeated="4" office:value-type="string">
            <text:p>...</text:p>
          </table:table-cell>
          <table:table-cell office:value-type="string">
            <text:p>VF,ER</text:p>
          </table:table-cell>
        </table:table-row>
        <table:table-row table:style-name="ro1">
          <table:table-cell office:value-type="string">
            <text:p>NGC 1380A</text:p>
          </table:table-cell>
          <table:table-cell office:value-type="string">
            <text:p>19.24±0.08</text:p>
          </table:table-cell>
          <table:table-cell office:value-type="string">
            <text:p>17.09±0.01</text:p>
          </table:table-cell>
          <table:table-cell office:value-type="string">
            <text:p>2.15±0.08</text:p>
          </table:table-cell>
          <table:table-cell office:value-type="string">
            <text:p>...</text:p>
          </table:table-cell>
          <table:table-cell office:value-type="string">
            <text:p>17.30±0.01</text:p>
          </table:table-cell>
          <table:table-cell office:value-type="string">
            <text:p>...</text:p>
          </table:table-cell>
          <table:table-cell office:value-type="float" office:value="33.8">
            <text:p>33.8</text:p>
          </table:table-cell>
          <table:table-cell office:value-type="float" office:value="34.48">
            <text:p>34.48</text:p>
          </table:table-cell>
          <table:table-cell office:value-type="float" office:value="9.93">
            <text:p>9.93</text:p>
          </table:table-cell>
          <table:table-cell office:value-type="float" office:value="16.76">
            <text:p>16.76</text:p>
          </table:table-cell>
          <table:table-cell office:value-type="string">
            <text:p>...</text:p>
          </table:table-cell>
          <table:table-cell office:value-type="float" office:value="3.71">
            <text:p>3.71</text:p>
          </table:table-cell>
          <table:table-cell office:value-type="string">
            <text:p>...</text:p>
          </table:table-cell>
          <table:table-cell office:value-type="float" office:value="3.6">
            <text:p>3.6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PGC 13343</text:p>
          </table:table-cell>
          <table:table-cell office:value-type="string">
            <text:p>...</text:p>
          </table:table-cell>
          <table:table-cell office:value-type="string">
            <text:p>18.57±0.10</text:p>
          </table:table-cell>
          <table:table-cell table:number-columns-repeated="2" office:value-type="string">
            <text:p>...</text:p>
          </table:table-cell>
          <table:table-cell office:value-type="string">
            <text:p>18.82±0.04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3.95">
            <text:p>33.95</text:p>
          </table:table-cell>
          <table:table-cell office:value-type="string">
            <text:p>...</text:p>
          </table:table-cell>
          <table:table-cell office:value-type="float" office:value="12.91">
            <text:p>12.91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1387</text:p>
          </table:table-cell>
          <table:table-cell office:value-type="string">
            <text:p>16.48±0.01</text:p>
          </table:table-cell>
          <table:table-cell office:value-type="string">
            <text:p>15.48±0.01</text:p>
          </table:table-cell>
          <table:table-cell office:value-type="string">
            <text:p>1.00±0.02</text:p>
          </table:table-cell>
          <table:table-cell office:value-type="string">
            <text:p>16.56±0.02</text:p>
          </table:table-cell>
          <table:table-cell office:value-type="string">
            <text:p>15.61±0.01</text:p>
          </table:table-cell>
          <table:table-cell office:value-type="string">
            <text:p>0.96±0.02</text:p>
          </table:table-cell>
          <table:table-cell office:value-type="float" office:value="34.88">
            <text:p>34.88</text:p>
          </table:table-cell>
          <table:table-cell office:value-type="float" office:value="35.11">
            <text:p>35.11</text:p>
          </table:table-cell>
          <table:table-cell table:number-columns-repeated="6" office:value-type="string">
            <text:p>...</text:p>
          </table:table-cell>
          <table:table-cell office:value-type="string">
            <text:p>EV</text:p>
          </table:table-cell>
        </table:table-row>
        <table:table-row table:style-name="ro1">
          <table:table-cell office:value-type="string">
            <text:p>NGC 1380B</text:p>
          </table:table-cell>
          <table:table-cell office:value-type="string">
            <text:p>18.85±0.10</text:p>
          </table:table-cell>
          <table:table-cell office:value-type="string">
            <text:p>17.53±0.01</text:p>
          </table:table-cell>
          <table:table-cell office:value-type="string">
            <text:p>1.32±0.10</text:p>
          </table:table-cell>
          <table:table-cell office:value-type="string">
            <text:p>19.27±0.08</text:p>
          </table:table-cell>
          <table:table-cell office:value-type="string">
            <text:p>17.74±0.02</text:p>
          </table:table-cell>
          <table:table-cell office:value-type="string">
            <text:p>1.53±0.08</text:p>
          </table:table-cell>
          <table:table-cell office:value-type="float" office:value="34.06">
            <text:p>34.06</text:p>
          </table:table-cell>
          <table:table-cell office:value-type="float" office:value="34.42">
            <text:p>34.42</text:p>
          </table:table-cell>
          <table:table-cell office:value-type="float" office:value="20.53">
            <text:p>20.53</text:p>
          </table:table-cell>
          <table:table-cell office:value-type="float" office:value="16.51">
            <text:p>16.51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1389</text:p>
          </table:table-cell>
          <table:table-cell office:value-type="string">
            <text:p>18.53±0.09</text:p>
          </table:table-cell>
          <table:table-cell office:value-type="string">
            <text:p>16.66±0.01</text:p>
          </table:table-cell>
          <table:table-cell office:value-type="string">
            <text:p>1.87±0.09</text:p>
          </table:table-cell>
          <table:table-cell office:value-type="string">
            <text:p>18.71±0.06</text:p>
          </table:table-cell>
          <table:table-cell office:value-type="string">
            <text:p>16.78±0.01</text:p>
          </table:table-cell>
          <table:table-cell office:value-type="string">
            <text:p>1.92±0.06</text:p>
          </table:table-cell>
          <table:table-cell office:value-type="float" office:value="34.06">
            <text:p>34.06</text:p>
          </table:table-cell>
          <table:table-cell office:value-type="float" office:value="34.63">
            <text:p>34.63</text:p>
          </table:table-cell>
          <table:table-cell office:value-type="float" office:value="14.97">
            <text:p>14.97</text:p>
          </table:table-cell>
          <table:table-cell office:value-type="float" office:value="13.55">
            <text:p>13.55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1385</text:p>
          </table:table-cell>
          <table:table-cell office:value-type="string">
            <text:p>13.23±0.01</text:p>
          </table:table-cell>
          <table:table-cell office:value-type="string">
            <text:p>12.87±0.01</text:p>
          </table:table-cell>
          <table:table-cell office:value-type="string">
            <text:p>0.36±0.01</text:p>
          </table:table-cell>
          <table:table-cell office:value-type="string">
            <text:p>13.25±0.01</text:p>
          </table:table-cell>
          <table:table-cell office:value-type="string">
            <text:p>12.89±0.01</text:p>
          </table:table-cell>
          <table:table-cell office:value-type="string">
            <text:p>0.35±0.01</text:p>
          </table:table-cell>
          <table:table-cell office:value-type="float" office:value="36.19">
            <text:p>36.19</text:p>
          </table:table-cell>
          <table:table-cell office:value-type="float" office:value="36.15">
            <text:p>36.15</text:p>
          </table:table-cell>
          <table:table-cell office:value-type="float" office:value="25.94">
            <text:p>25.94</text:p>
          </table:table-cell>
          <table:table-cell office:value-type="float" office:value="25.33">
            <text:p>25.33</text:p>
          </table:table-cell>
          <table:table-cell office:value-type="float" office:value="3.12">
            <text:p>3.12</text:p>
          </table:table-cell>
          <table:table-cell office:value-type="float" office:value="3.2">
            <text:p>3.2</text:p>
          </table:table-cell>
          <table:table-cell office:value-type="float" office:value="2.94">
            <text:p>2.94</text:p>
          </table:table-cell>
          <table:table-cell office:value-type="float" office:value="3.03">
            <text:p>3.03</text:p>
          </table:table-cell>
          <table:table-cell office:value-type="string">
            <text:p>VFn</text:p>
          </table:table-cell>
        </table:table-row>
        <table:table-row table:style-name="ro1">
          <table:table-cell office:value-type="string">
            <text:p>NGC 1383</text:p>
          </table:table-cell>
          <table:table-cell office:value-type="string">
            <text:p>18.26±0.94</text:p>
          </table:table-cell>
          <table:table-cell office:value-type="string">
            <text:p>17.60±0.05</text:p>
          </table:table-cell>
          <table:table-cell office:value-type="string">
            <text:p>0.66±0.94</text:p>
          </table:table-cell>
          <table:table-cell office:value-type="string">
            <text:p>19.24±0.13</text:p>
          </table:table-cell>
          <table:table-cell office:value-type="string">
            <text:p>17.72±0.03</text:p>
          </table:table-cell>
          <table:table-cell office:value-type="string">
            <text:p>1.52±0.13</text:p>
          </table:table-cell>
          <table:table-cell office:value-type="float" office:value="34.44">
            <text:p>34.44</text:p>
          </table:table-cell>
          <table:table-cell office:value-type="float" office:value="34.53">
            <text:p>34.53</text:p>
          </table:table-cell>
          <table:table-cell office:value-type="string">
            <text:p>...</text:p>
          </table:table-cell>
          <table:table-cell office:value-type="float" office:value="11.3">
            <text:p>11.3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1396</text:p>
          </table:table-cell>
          <table:table-cell office:value-type="string">
            <text:p>...</text:p>
          </table:table-cell>
          <table:table-cell office:value-type="string">
            <text:p>18.29±0.19</text:p>
          </table:table-cell>
          <table:table-cell table:number-columns-repeated="2" office:value-type="string">
            <text:p>...</text:p>
          </table:table-cell>
          <table:table-cell office:value-type="string">
            <text:p>18.98±0.05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3.28">
            <text:p>33.28</text:p>
          </table:table-cell>
          <table:table-cell office:value-type="string">
            <text:p>...</text:p>
          </table:table-cell>
          <table:table-cell office:value-type="float" office:value="22.99">
            <text:p>22.99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ESO 358-G042</text:p>
          </table:table-cell>
          <table:table-cell office:value-type="string">
            <text:p>...</text:p>
          </table:table-cell>
          <table:table-cell office:value-type="string">
            <text:p>18.97±0.05</text:p>
          </table:table-cell>
          <table:table-cell table:number-columns-repeated="2" office:value-type="string">
            <text:p>...</text:p>
          </table:table-cell>
          <table:table-cell office:value-type="string">
            <text:p>19.36±0.04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3.4">
            <text:p>33.4</text:p>
          </table:table-cell>
          <table:table-cell office:value-type="string">
            <text:p>...</text:p>
          </table:table-cell>
          <table:table-cell office:value-type="float" office:value="14.15">
            <text:p>14.15</text:p>
          </table:table-cell>
          <table:table-cell table:number-columns-repeated="5" office:value-type="string">
            <text:p>...</text:p>
          </table:table-cell>
        </table:table-row>
        <table:table-row table:style-name="ro1">
          <table:table-cell office:value-type="string">
            <text:p>NGC 1399</text:p>
          </table:table-cell>
          <table:table-cell office:value-type="string">
            <text:p>15.01±0.01</text:p>
          </table:table-cell>
          <table:table-cell office:value-type="string">
            <text:p>14.34±0.02</text:p>
          </table:table-cell>
          <table:table-cell office:value-type="string">
            <text:p>0.67±0.02</text:p>
          </table:table-cell>
          <table:table-cell office:value-type="string">
            <text:p>14.96±0.01</text:p>
          </table:table-cell>
          <table:table-cell office:value-type="string">
            <text:p>14.38±0.01</text:p>
          </table:table-cell>
          <table:table-cell office:value-type="string">
            <text:p>0.58±0.01</text:p>
          </table:table-cell>
          <table:table-cell office:value-type="float" office:value="35.47">
            <text:p>35.47</text:p>
          </table:table-cell>
          <table:table-cell office:value-type="float" office:value="35.56">
            <text:p>35.56</text:p>
          </table:table-cell>
          <table:table-cell office:value-type="float" office:value="17.71">
            <text:p>17.71</text:p>
          </table:table-cell>
          <table:table-cell office:value-type="float" office:value="42.94">
            <text:p>42.94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1393</text:p>
          </table:table-cell>
          <table:table-cell office:value-type="string">
            <text:p>18.53±0.10</text:p>
          </table:table-cell>
          <table:table-cell office:value-type="string">
            <text:p>17.27±0.05</text:p>
          </table:table-cell>
          <table:table-cell office:value-type="string">
            <text:p>1.26±0.11</text:p>
          </table:table-cell>
          <table:table-cell office:value-type="string">
            <text:p>18.61±0.09</text:p>
          </table:table-cell>
          <table:table-cell office:value-type="string">
            <text:p>17.41±0.03</text:p>
          </table:table-cell>
          <table:table-cell office:value-type="string">
            <text:p>1.20±0.10</text:p>
          </table:table-cell>
          <table:table-cell office:value-type="float" office:value="34.42">
            <text:p>34.42</text:p>
          </table:table-cell>
          <table:table-cell office:value-type="float" office:value="34.75">
            <text:p>34.75</text:p>
          </table:table-cell>
          <table:table-cell office:value-type="float" office:value="12.77">
            <text:p>12.77</text:p>
          </table:table-cell>
          <table:table-cell office:value-type="float" office:value="14.26">
            <text:p>14.26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1404</text:p>
          </table:table-cell>
          <table:table-cell office:value-type="string">
            <text:p>16.44±0.01</text:p>
          </table:table-cell>
          <table:table-cell office:value-type="string">
            <text:p>15.30±0.01</text:p>
          </table:table-cell>
          <table:table-cell office:value-type="string">
            <text:p>1.14±0.02</text:p>
          </table:table-cell>
          <table:table-cell office:value-type="string">
            <text:p>16.50±0.02</text:p>
          </table:table-cell>
          <table:table-cell office:value-type="string">
            <text:p>15.42±0.01</text:p>
          </table:table-cell>
          <table:table-cell office:value-type="string">
            <text:p>1.07±0.02</text:p>
          </table:table-cell>
          <table:table-cell office:value-type="float" office:value="34.9">
            <text:p>34.9</text:p>
          </table:table-cell>
          <table:table-cell office:value-type="float" office:value="35.18">
            <text:p>35.18</text:p>
          </table:table-cell>
          <table:table-cell office:value-type="string">
            <text:p>...</text:p>
          </table:table-cell>
          <table:table-cell office:value-type="float" office:value="22.58">
            <text:p>22.58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1391</text:p>
          </table:table-cell>
          <table:table-cell office:value-type="string">
            <text:p>19.74±0.07</text:p>
          </table:table-cell>
          <table:table-cell office:value-type="string">
            <text:p>18.41±0.05</text:p>
          </table:table-cell>
          <table:table-cell office:value-type="string">
            <text:p>1.33±0.09</text:p>
          </table:table-cell>
          <table:table-cell office:value-type="string">
            <text:p>...</text:p>
          </table:table-cell>
          <table:table-cell office:value-type="string">
            <text:p>18.56±0.04</text:p>
          </table:table-cell>
          <table:table-cell office:value-type="string">
            <text:p>...</text:p>
          </table:table-cell>
          <table:table-cell office:value-type="float" office:value="34.59">
            <text:p>34.59</text:p>
          </table:table-cell>
          <table:table-cell office:value-type="float" office:value="34.94">
            <text:p>34.94</text:p>
          </table:table-cell>
          <table:table-cell table:number-columns-repeated="6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1394</text:p>
          </table:table-cell>
          <table:table-cell office:value-type="string">
            <text:p>18.91±0.08</text:p>
          </table:table-cell>
          <table:table-cell office:value-type="string">
            <text:p>17.54±0.07</text:p>
          </table:table-cell>
          <table:table-cell office:value-type="string">
            <text:p>1.37±0.11</text:p>
          </table:table-cell>
          <table:table-cell office:value-type="string">
            <text:p>...</text:p>
          </table:table-cell>
          <table:table-cell office:value-type="string">
            <text:p>17.75±0.02</text:p>
          </table:table-cell>
          <table:table-cell office:value-type="string">
            <text:p>...</text:p>
          </table:table-cell>
          <table:table-cell office:value-type="float" office:value="34.9">
            <text:p>34.9</text:p>
          </table:table-cell>
          <table:table-cell office:value-type="float" office:value="35.27">
            <text:p>35.27</text:p>
          </table:table-cell>
          <table:table-cell office:value-type="string">
            <text:p>...</text:p>
          </table:table-cell>
          <table:table-cell office:value-type="float" office:value="7.14">
            <text:p>7.14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AM 0337-355</text:p>
          </table:table-cell>
          <table:table-cell office:value-type="string">
            <text:p>21.16±0.82</text:p>
          </table:table-cell>
          <table:table-cell office:value-type="string">
            <text:p>19.21±0.16</text:p>
          </table:table-cell>
          <table:table-cell office:value-type="string">
            <text:p>1.95±0.84</text:p>
          </table:table-cell>
          <table:table-cell office:value-type="string">
            <text:p>21.29±0.47</text:p>
          </table:table-cell>
          <table:table-cell office:value-type="string">
            <text:p>19.59±0.08</text:p>
          </table:table-cell>
          <table:table-cell office:value-type="string">
            <text:p>1.70±0.47</text:p>
          </table:table-cell>
          <table:table-cell office:value-type="float" office:value="32.44">
            <text:p>32.44</text:p>
          </table:table-cell>
          <table:table-cell office:value-type="float" office:value="33.04">
            <text:p>33.04</text:p>
          </table:table-cell>
          <table:table-cell office:value-type="float" office:value="13.83">
            <text:p>13.83</text:p>
          </table:table-cell>
          <table:table-cell office:value-type="float" office:value="17.9">
            <text:p>17.9</text:p>
          </table:table-cell>
          <table:table-cell table:number-columns-repeated="5" office:value-type="string">
            <text:p>...</text:p>
          </table:table-cell>
        </table:table-row>
        <table:table-row table:style-name="ro1">
          <table:table-cell office:value-type="string">
            <text:p>NGC 1400</text:p>
          </table:table-cell>
          <table:table-cell office:value-type="string">
            <text:p>16.64±0.03</text:p>
          </table:table-cell>
          <table:table-cell office:value-type="string">
            <text:p>15.71±0.02</text:p>
          </table:table-cell>
          <table:table-cell office:value-type="string">
            <text:p>0.93±0.03</text:p>
          </table:table-cell>
          <table:table-cell office:value-type="string">
            <text:p>16.77±0.03</text:p>
          </table:table-cell>
          <table:table-cell office:value-type="string">
            <text:p>15.91±0.01</text:p>
          </table:table-cell>
          <table:table-cell office:value-type="string">
            <text:p>0.86±0.03</text:p>
          </table:table-cell>
          <table:table-cell office:value-type="float" office:value="35.09">
            <text:p>35.09</text:p>
          </table:table-cell>
          <table:table-cell office:value-type="float" office:value="35.28">
            <text:p>35.28</text:p>
          </table:table-cell>
          <table:table-cell office:value-type="string">
            <text:p>...</text:p>
          </table:table-cell>
          <table:table-cell office:value-type="float" office:value="13.74">
            <text:p>13.74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IC 0343</text:p>
          </table:table-cell>
          <table:table-cell office:value-type="string">
            <text:p>...</text:p>
          </table:table-cell>
          <table:table-cell office:value-type="string">
            <text:p>17.83±0.13</text:p>
          </table:table-cell>
          <table:table-cell table:number-columns-repeated="2" office:value-type="string">
            <text:p>...</text:p>
          </table:table-cell>
          <table:table-cell office:value-type="string">
            <text:p>18.20±0.04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4.38">
            <text:p>34.38</text:p>
          </table:table-cell>
          <table:table-cell office:value-type="string">
            <text:p>...</text:p>
          </table:table-cell>
          <table:table-cell office:value-type="float" office:value="16.06">
            <text:p>16.06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1427A</text:p>
          </table:table-cell>
          <table:table-cell office:value-type="string">
            <text:p>15.08±0.01</text:p>
          </table:table-cell>
          <table:table-cell office:value-type="string">
            <text:p>14.78±0.01</text:p>
          </table:table-cell>
          <table:table-cell office:value-type="string">
            <text:p>0.30±0.01</text:p>
          </table:table-cell>
          <table:table-cell office:value-type="string">
            <text:p>15.19±0.01</text:p>
          </table:table-cell>
          <table:table-cell office:value-type="string">
            <text:p>14.91±0.01</text:p>
          </table:table-cell>
          <table:table-cell office:value-type="string">
            <text:p>0.28±0.01</text:p>
          </table:table-cell>
          <table:table-cell office:value-type="float" office:value="35.44">
            <text:p>35.44</text:p>
          </table:table-cell>
          <table:table-cell office:value-type="float" office:value="35.39">
            <text:p>35.39</text:p>
          </table:table-cell>
          <table:table-cell office:value-type="float" office:value="29.89">
            <text:p>29.89</text:p>
          </table:table-cell>
          <table:table-cell office:value-type="float" office:value="30.12">
            <text:p>30.12</text:p>
          </table:table-cell>
          <table:table-cell office:value-type="float" office:value="1.85">
            <text:p>1.85</text:p>
          </table:table-cell>
          <table:table-cell office:value-type="float" office:value="1.98">
            <text:p>1.98</text:p>
          </table:table-cell>
          <table:table-cell office:value-type="float" office:value="1.71">
            <text:p>1.71</text:p>
          </table:table-cell>
          <table:table-cell office:value-type="float" office:value="1.9">
            <text:p>1.9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1407</text:p>
          </table:table-cell>
          <table:table-cell office:value-type="string">
            <text:p>15.41±0.03</text:p>
          </table:table-cell>
          <table:table-cell office:value-type="string">
            <text:p>14.69±0.02</text:p>
          </table:table-cell>
          <table:table-cell office:value-type="string">
            <text:p>0.72±0.03</text:p>
          </table:table-cell>
          <table:table-cell office:value-type="string">
            <text:p>15.76±0.30</text:p>
          </table:table-cell>
          <table:table-cell office:value-type="string">
            <text:p>15.04±0.11</text:p>
          </table:table-cell>
          <table:table-cell office:value-type="string">
            <text:p>0.71±0.32</text:p>
          </table:table-cell>
          <table:table-cell office:value-type="float" office:value="35.26">
            <text:p>35.26</text:p>
          </table:table-cell>
          <table:table-cell office:value-type="float" office:value="35.37">
            <text:p>35.37</text:p>
          </table:table-cell>
          <table:table-cell office:value-type="float" office:value="58.42">
            <text:p>58.42</text:p>
          </table:table-cell>
          <table:table-cell office:value-type="float" office:value="70.68">
            <text:p>70.68</text:p>
          </table:table-cell>
          <table:table-cell office:value-type="float" office:value="9.22">
            <text:p>9.22</text:p>
          </table:table-cell>
          <table:table-cell office:value-type="float" office:value="5.83">
            <text:p>5.83</text:p>
          </table:table-cell>
          <table:table-cell office:value-type="string">
            <text:p>...</text:p>
          </table:table-cell>
          <table:table-cell office:value-type="float" office:value="4.82">
            <text:p>4.82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ESO 548-G068</text:p>
          </table:table-cell>
          <table:table-cell office:value-type="string">
            <text:p>19.46±0.76</text:p>
          </table:table-cell>
          <table:table-cell office:value-type="string">
            <text:p>17.77±0.03</text:p>
          </table:table-cell>
          <table:table-cell office:value-type="string">
            <text:p>1.68±0.76</text:p>
          </table:table-cell>
          <table:table-cell office:value-type="string">
            <text:p>19.82±0.21</text:p>
          </table:table-cell>
          <table:table-cell office:value-type="string">
            <text:p>18.10±0.04</text:p>
          </table:table-cell>
          <table:table-cell office:value-type="string">
            <text:p>1.73±0.22</text:p>
          </table:table-cell>
          <table:table-cell office:value-type="float" office:value="33.83">
            <text:p>33.83</text:p>
          </table:table-cell>
          <table:table-cell office:value-type="float" office:value="34.33">
            <text:p>34.33</text:p>
          </table:table-cell>
          <table:table-cell office:value-type="float" office:value="20.1">
            <text:p>20.1</text:p>
          </table:table-cell>
          <table:table-cell office:value-type="float" office:value="14.94">
            <text:p>14.94</text:p>
          </table:table-cell>
          <table:table-cell office:value-type="float" office:value="3.31">
            <text:p>3.31</text:p>
          </table:table-cell>
          <table:table-cell table:number-columns-repeated="3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PGC 13515</text:p>
          </table:table-cell>
          <table:table-cell office:value-type="string">
            <text:p>...</text:p>
          </table:table-cell>
          <table:table-cell office:value-type="string">
            <text:p>19.80±0.42</text:p>
          </table:table-cell>
          <table:table-cell table:number-columns-repeated="2" office:value-type="string">
            <text:p>...</text:p>
          </table:table-cell>
          <table:table-cell office:value-type="string">
            <text:p>20.05±0.13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3.67">
            <text:p>33.67</text:p>
          </table:table-cell>
          <table:table-cell office:value-type="string">
            <text:p>...</text:p>
          </table:table-cell>
          <table:table-cell office:value-type="float" office:value="16.32">
            <text:p>16.32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PGC 13535</text:p>
          </table:table-cell>
          <table:table-cell office:value-type="string">
            <text:p>15.88±0.03</text:p>
          </table:table-cell>
          <table:table-cell office:value-type="string">
            <text:p>15.67±0.01</text:p>
          </table:table-cell>
          <table:table-cell office:value-type="string">
            <text:p>0.21±0.03</text:p>
          </table:table-cell>
          <table:table-cell office:value-type="string">
            <text:p>15.97±0.02</text:p>
          </table:table-cell>
          <table:table-cell office:value-type="string">
            <text:p>15.76±0.01</text:p>
          </table:table-cell>
          <table:table-cell office:value-type="string">
            <text:p>0.20±0.02</text:p>
          </table:table-cell>
          <table:table-cell office:value-type="float" office:value="36.31">
            <text:p>36.31</text:p>
          </table:table-cell>
          <table:table-cell office:value-type="float" office:value="36.22">
            <text:p>36.22</text:p>
          </table:table-cell>
          <table:table-cell office:value-type="float" office:value="25.27">
            <text:p>25.27</text:p>
          </table:table-cell>
          <table:table-cell office:value-type="float" office:value="24.88">
            <text:p>24.88</text:p>
          </table:table-cell>
          <table:table-cell office:value-type="float" office:value="2.23">
            <text:p>2.23</text:p>
          </table:table-cell>
          <table:table-cell office:value-type="float" office:value="2.39">
            <text:p>2.39</text:p>
          </table:table-cell>
          <table:table-cell office:value-type="float" office:value="2.26">
            <text:p>2.26</text:p>
          </table:table-cell>
          <table:table-cell office:value-type="float" office:value="2.45">
            <text:p>2.45</text:p>
          </table:table-cell>
          <table:table-cell office:value-type="string">
            <text:p>?Fn</text:p>
          </table:table-cell>
        </table:table-row>
        <table:table-row table:style-name="ro1">
          <table:table-cell office:value-type="string">
            <text:p>PGC 13600</text:p>
          </table:table-cell>
          <table:table-cell office:value-type="string">
            <text:p>17.49±0.32</text:p>
          </table:table-cell>
          <table:table-cell office:value-type="string">
            <text:p>16.92±0.07</text:p>
          </table:table-cell>
          <table:table-cell office:value-type="string">
            <text:p>0.57±0.33</text:p>
          </table:table-cell>
          <table:table-cell office:value-type="string">
            <text:p>17.62±0.05</text:p>
          </table:table-cell>
          <table:table-cell office:value-type="string">
            <text:p>17.16±0.03</text:p>
          </table:table-cell>
          <table:table-cell office:value-type="string">
            <text:p>0.46±0.06</text:p>
          </table:table-cell>
          <table:table-cell office:value-type="float" office:value="35.66">
            <text:p>35.66</text:p>
          </table:table-cell>
          <table:table-cell office:value-type="float" office:value="35.71">
            <text:p>35.71</text:p>
          </table:table-cell>
          <table:table-cell office:value-type="float" office:value="20.02">
            <text:p>20.02</text:p>
          </table:table-cell>
          <table:table-cell office:value-type="float" office:value="21.71">
            <text:p>21.71</text:p>
          </table:table-cell>
          <table:table-cell office:value-type="float" office:value="2.42">
            <text:p>2.42</text:p>
          </table:table-cell>
          <table:table-cell office:value-type="float" office:value="3.06">
            <text:p>3.06</text:p>
          </table:table-cell>
          <table:table-cell office:value-type="float" office:value="2.59">
            <text:p>2.59</text:p>
          </table:table-cell>
          <table:table-cell office:value-type="float" office:value="3.07">
            <text:p>3.07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IC 0334</text:p>
          </table:table-cell>
          <table:table-cell office:value-type="string">
            <text:p>...</text:p>
          </table:table-cell>
          <table:table-cell office:value-type="string">
            <text:p>15.34±0.10</text:p>
          </table:table-cell>
          <table:table-cell table:number-columns-repeated="2" office:value-type="string">
            <text:p>...</text:p>
          </table:table-cell>
          <table:table-cell office:value-type="string">
            <text:p>15.94±0.04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82">
            <text:p>35.82</text:p>
          </table:table-cell>
          <table:table-cell office:value-type="string">
            <text:p>...</text:p>
          </table:table-cell>
          <table:table-cell office:value-type="float" office:value="53.46">
            <text:p>53.46</text:p>
          </table:table-cell>
          <table:table-cell office:value-type="string">
            <text:p>...</text:p>
          </table:table-cell>
          <table:table-cell office:value-type="float" office:value="3.26">
            <text:p>3.26</text:p>
          </table:table-cell>
          <table:table-cell office:value-type="string">
            <text:p>...</text:p>
          </table:table-cell>
          <table:table-cell office:value-type="float" office:value="3.14">
            <text:p>3.14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PGC 13820</text:p>
          </table:table-cell>
          <table:table-cell office:value-type="string">
            <text:p>16.73±0.09</text:p>
          </table:table-cell>
          <table:table-cell office:value-type="string">
            <text:p>16.37±0.04</text:p>
          </table:table-cell>
          <table:table-cell office:value-type="string">
            <text:p>0.36±0.10</text:p>
          </table:table-cell>
          <table:table-cell office:value-type="string">
            <text:p>17.85±0.03</text:p>
          </table:table-cell>
          <table:table-cell office:value-type="string">
            <text:p>17.19±0.01</text:p>
          </table:table-cell>
          <table:table-cell office:value-type="string">
            <text:p>0.67±0.03</text:p>
          </table:table-cell>
          <table:table-cell office:value-type="float" office:value="35.69">
            <text:p>35.69</text:p>
          </table:table-cell>
          <table:table-cell office:value-type="float" office:value="35.65">
            <text:p>35.65</text:p>
          </table:table-cell>
          <table:table-cell office:value-type="float" office:value="31.28">
            <text:p>31.28</text:p>
          </table:table-cell>
          <table:table-cell office:value-type="float" office:value="25.03">
            <text:p>25.03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1481</text:p>
          </table:table-cell>
          <table:table-cell office:value-type="string">
            <text:p>16.61±0.01</text:p>
          </table:table-cell>
          <table:table-cell office:value-type="string">
            <text:p>16.05±0.02</text:p>
          </table:table-cell>
          <table:table-cell office:value-type="string">
            <text:p>0.55±0.02</text:p>
          </table:table-cell>
          <table:table-cell office:value-type="string">
            <text:p>16.65±0.02</text:p>
          </table:table-cell>
          <table:table-cell office:value-type="string">
            <text:p>16.19±0.01</text:p>
          </table:table-cell>
          <table:table-cell office:value-type="string">
            <text:p>0.46±0.02</text:p>
          </table:table-cell>
          <table:table-cell office:value-type="float" office:value="34.99">
            <text:p>34.99</text:p>
          </table:table-cell>
          <table:table-cell office:value-type="float" office:value="35.03">
            <text:p>35.03</text:p>
          </table:table-cell>
          <table:table-cell table:number-columns-repeated="6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NGC 1482</text:p>
          </table:table-cell>
          <table:table-cell office:value-type="string">
            <text:p>17.38±0.08</text:p>
          </table:table-cell>
          <table:table-cell office:value-type="string">
            <text:p>16.01±0.05</text:p>
          </table:table-cell>
          <table:table-cell office:value-type="string">
            <text:p>1.37±0.10</text:p>
          </table:table-cell>
          <table:table-cell office:value-type="string">
            <text:p>17.46±0.03</text:p>
          </table:table-cell>
          <table:table-cell office:value-type="string">
            <text:p>16.42±0.01</text:p>
          </table:table-cell>
          <table:table-cell office:value-type="string">
            <text:p>1.04±0.04</text:p>
          </table:table-cell>
          <table:table-cell office:value-type="float" office:value="34.77">
            <text:p>34.77</text:p>
          </table:table-cell>
          <table:table-cell office:value-type="float" office:value="35.15">
            <text:p>35.15</text:p>
          </table:table-cell>
          <table:table-cell office:value-type="float" office:value="18.98">
            <text:p>18.98</text:p>
          </table:table-cell>
          <table:table-cell office:value-type="float" office:value="30.34">
            <text:p>30.34</text:p>
          </table:table-cell>
          <table:table-cell office:value-type="string">
            <text:p>...</text:p>
          </table:table-cell>
          <table:table-cell office:value-type="float" office:value="5.1">
            <text:p>5.1</text:p>
          </table:table-cell>
          <table:table-cell office:value-type="string">
            <text:p>...</text:p>
          </table:table-cell>
          <table:table-cell office:value-type="float" office:value="4.35">
            <text:p>4.35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PGC 14100</text:p>
          </table:table-cell>
          <table:table-cell office:value-type="string">
            <text:p>15.99±0.04</text:p>
          </table:table-cell>
          <table:table-cell office:value-type="string">
            <text:p>15.91±0.03</text:p>
          </table:table-cell>
          <table:table-cell office:value-type="string">
            <text:p>0.07±0.05</text:p>
          </table:table-cell>
          <table:table-cell office:value-type="string">
            <text:p>16.28±0.02</text:p>
          </table:table-cell>
          <table:table-cell office:value-type="string">
            <text:p>16.15±0.01</text:p>
          </table:table-cell>
          <table:table-cell office:value-type="string">
            <text:p>0.13±0.03</text:p>
          </table:table-cell>
          <table:table-cell office:value-type="float" office:value="36.21">
            <text:p>36.21</text:p>
          </table:table-cell>
          <table:table-cell office:value-type="float" office:value="36.07">
            <text:p>36.07</text:p>
          </table:table-cell>
          <table:table-cell office:value-type="float" office:value="19.39">
            <text:p>19.39</text:p>
          </table:table-cell>
          <table:table-cell office:value-type="float" office:value="17.61">
            <text:p>17.61</text:p>
          </table:table-cell>
          <table:table-cell office:value-type="float" office:value="2.76">
            <text:p>2.76</text:p>
          </table:table-cell>
          <table:table-cell table:number-columns-repeated="3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1510</text:p>
          </table:table-cell>
          <table:table-cell office:value-type="string">
            <text:p>14.98±0.01</text:p>
          </table:table-cell>
          <table:table-cell office:value-type="string">
            <text:p>14.71±0.01</text:p>
          </table:table-cell>
          <table:table-cell office:value-type="string">
            <text:p>0.27±0.01</text:p>
          </table:table-cell>
          <table:table-cell office:value-type="string">
            <text:p>15.09±0.01</text:p>
          </table:table-cell>
          <table:table-cell office:value-type="string">
            <text:p>14.85±0.01</text:p>
          </table:table-cell>
          <table:table-cell office:value-type="string">
            <text:p>0.24±0.01</text:p>
          </table:table-cell>
          <table:table-cell office:value-type="float" office:value="34.98">
            <text:p>34.98</text:p>
          </table:table-cell>
          <table:table-cell office:value-type="float" office:value="34.91">
            <text:p>34.91</text:p>
          </table:table-cell>
          <table:table-cell table:number-columns-repeated="6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1512</text:p>
          </table:table-cell>
          <table:table-cell office:value-type="string">
            <text:p>13.46±0.02</text:p>
          </table:table-cell>
          <table:table-cell office:value-type="string">
            <text:p>13.15±0.02</text:p>
          </table:table-cell>
          <table:table-cell office:value-type="string">
            <text:p>0.31±0.03</text:p>
          </table:table-cell>
          <table:table-cell office:value-type="string">
            <text:p>13.89±0.01</text:p>
          </table:table-cell>
          <table:table-cell office:value-type="string">
            <text:p>13.58±0.01</text:p>
          </table:table-cell>
          <table:table-cell office:value-type="string">
            <text:p>0.32±0.01</text:p>
          </table:table-cell>
          <table:table-cell office:value-type="float" office:value="35.58">
            <text:p>35.58</text:p>
          </table:table-cell>
          <table:table-cell office:value-type="float" office:value="35.53">
            <text:p>35.53</text:p>
          </table:table-cell>
          <table:table-cell office:value-type="float" office:value="136.35">
            <text:p>136.35</text:p>
          </table:table-cell>
          <table:table-cell office:value-type="float" office:value="118.18">
            <text:p>118.18</text:p>
          </table:table-cell>
          <table:table-cell office:value-type="float" office:value="3.97">
            <text:p>3.97</text:p>
          </table:table-cell>
          <table:table-cell office:value-type="float" office:value="4.36">
            <text:p>4.36</text:p>
          </table:table-cell>
          <table:table-cell office:value-type="float" office:value="3.55">
            <text:p>3.55</text:p>
          </table:table-cell>
          <table:table-cell office:value-type="float" office:value="3.82">
            <text:p>3.82</text:p>
          </table:table-cell>
          <table:table-cell office:value-type="string">
            <text:p>xErn</text:p>
          </table:table-cell>
        </table:table-row>
        <table:table-row table:style-name="ro1">
          <table:table-cell office:value-type="string">
            <text:p>UGC 02955</text:p>
          </table:table-cell>
          <table:table-cell office:value-type="string">
            <text:p>16.91±0.62</text:p>
          </table:table-cell>
          <table:table-cell office:value-type="string">
            <text:p>16.50±0.08</text:p>
          </table:table-cell>
          <table:table-cell office:value-type="string">
            <text:p>0.41±0.63</text:p>
          </table:table-cell>
          <table:table-cell office:value-type="string">
            <text:p>17.71±0.33</text:p>
          </table:table-cell>
          <table:table-cell office:value-type="string">
            <text:p>16.82±0.07</text:p>
          </table:table-cell>
          <table:table-cell office:value-type="string">
            <text:p>0.89±0.34</text:p>
          </table:table-cell>
          <table:table-cell office:value-type="float" office:value="34.67">
            <text:p>34.67</text:p>
          </table:table-cell>
          <table:table-cell office:value-type="float" office:value="34.66">
            <text:p>34.66</text:p>
          </table:table-cell>
          <table:table-cell office:value-type="float" office:value="19.71">
            <text:p>19.71</text:p>
          </table:table-cell>
          <table:table-cell office:value-type="float" office:value="11.88">
            <text:p>11.88</text:p>
          </table:table-cell>
          <table:table-cell table:number-columns-repeated="5" office:value-type="string">
            <text:p>...</text:p>
          </table:table-cell>
        </table:table-row>
        <table:table-row table:style-name="ro1">
          <table:table-cell office:value-type="string">
            <text:p>NGC 1546</text:p>
          </table:table-cell>
          <table:table-cell office:value-type="string">
            <text:p>17.07±0.01</text:p>
          </table:table-cell>
          <table:table-cell office:value-type="string">
            <text:p>15.75±0.02</text:p>
          </table:table-cell>
          <table:table-cell office:value-type="string">
            <text:p>1.32±0.02</text:p>
          </table:table-cell>
          <table:table-cell office:value-type="string">
            <text:p>17.17±0.02</text:p>
          </table:table-cell>
          <table:table-cell office:value-type="string">
            <text:p>15.99±0.01</text:p>
          </table:table-cell>
          <table:table-cell office:value-type="string">
            <text:p>1.18±0.02</text:p>
          </table:table-cell>
          <table:table-cell office:value-type="float" office:value="34.58">
            <text:p>34.58</text:p>
          </table:table-cell>
          <table:table-cell office:value-type="float" office:value="34.93">
            <text:p>34.93</text:p>
          </table:table-cell>
          <table:table-cell office:value-type="float" office:value="17.97">
            <text:p>17.97</text:p>
          </table:table-cell>
          <table:table-cell office:value-type="float" office:value="23.57">
            <text:p>23.57</text:p>
          </table:table-cell>
          <table:table-cell office:value-type="string">
            <text:p>...</text:p>
          </table:table-cell>
          <table:table-cell office:value-type="float" office:value="5.95">
            <text:p>5.95</text:p>
          </table:table-cell>
          <table:table-cell table:number-columns-repeated="2" office:value-type="string">
            <text:p>...</text:p>
          </table:table-cell>
          <table:table-cell office:value-type="string">
            <text:p>VV,EV</text:p>
          </table:table-cell>
        </table:table-row>
        <table:table-row table:style-name="ro1">
          <table:table-cell office:value-type="string">
            <text:p>NGC 1549</text:p>
          </table:table-cell>
          <table:table-cell office:value-type="string">
            <text:p>16.65±0.01</text:p>
          </table:table-cell>
          <table:table-cell office:value-type="string">
            <text:p>14.89±0.01</text:p>
          </table:table-cell>
          <table:table-cell office:value-type="string">
            <text:p>1.76±0.02</text:p>
          </table:table-cell>
          <table:table-cell office:value-type="string">
            <text:p>16.70±0.03</text:p>
          </table:table-cell>
          <table:table-cell office:value-type="string">
            <text:p>15.04±0.01</text:p>
          </table:table-cell>
          <table:table-cell office:value-type="string">
            <text:p>1.66±0.03</text:p>
          </table:table-cell>
          <table:table-cell office:value-type="float" office:value="34.75">
            <text:p>34.75</text:p>
          </table:table-cell>
          <table:table-cell office:value-type="float" office:value="35.27">
            <text:p>35.27</text:p>
          </table:table-cell>
          <table:table-cell office:value-type="float" office:value="31">
            <text:p>31</text:p>
          </table:table-cell>
          <table:table-cell office:value-type="float" office:value="44.76">
            <text:p>44.76</text:p>
          </table:table-cell>
          <table:table-cell office:value-type="string">
            <text:p>...</text:p>
          </table:table-cell>
          <table:table-cell office:value-type="float" office:value="5.22">
            <text:p>5.22</text:p>
          </table:table-cell>
          <table:table-cell office:value-type="string">
            <text:p>...</text:p>
          </table:table-cell>
          <table:table-cell office:value-type="float" office:value="4.51">
            <text:p>4.51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1553</text:p>
          </table:table-cell>
          <table:table-cell office:value-type="string">
            <text:p>16.21±0.02</text:p>
          </table:table-cell>
          <table:table-cell office:value-type="string">
            <text:p>14.45±0.01</text:p>
          </table:table-cell>
          <table:table-cell office:value-type="string">
            <text:p>1.76±0.02</text:p>
          </table:table-cell>
          <table:table-cell office:value-type="string">
            <text:p>16.42±0.02</text:p>
          </table:table-cell>
          <table:table-cell office:value-type="string">
            <text:p>14.76±0.01</text:p>
          </table:table-cell>
          <table:table-cell office:value-type="string">
            <text:p>1.66±0.02</text:p>
          </table:table-cell>
          <table:table-cell office:value-type="float" office:value="34.92">
            <text:p>34.92</text:p>
          </table:table-cell>
          <table:table-cell office:value-type="float" office:value="35.45">
            <text:p>35.45</text:p>
          </table:table-cell>
          <table:table-cell office:value-type="float" office:value="37.44">
            <text:p>37.44</text:p>
          </table:table-cell>
          <table:table-cell office:value-type="float" office:value="50.04">
            <text:p>50.04</text:p>
          </table:table-cell>
          <table:table-cell office:value-type="float" office:value="5.97">
            <text:p>5.97</text:p>
          </table:table-cell>
          <table:table-cell office:value-type="float" office:value="4.76">
            <text:p>4.76</text:p>
          </table:table-cell>
          <table:table-cell office:value-type="float" office:value="4.78">
            <text:p>4.78</text:p>
          </table:table-cell>
          <table:table-cell office:value-type="float" office:value="4.18">
            <text:p>4.18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IC 2058</text:p>
          </table:table-cell>
          <table:table-cell office:value-type="string">
            <text:p>16.11±0.02</text:p>
          </table:table-cell>
          <table:table-cell office:value-type="string">
            <text:p>15.63±0.01</text:p>
          </table:table-cell>
          <table:table-cell office:value-type="string">
            <text:p>0.48±0.02</text:p>
          </table:table-cell>
          <table:table-cell office:value-type="string">
            <text:p>16.25±0.01</text:p>
          </table:table-cell>
          <table:table-cell office:value-type="string">
            <text:p>15.84±0.01</text:p>
          </table:table-cell>
          <table:table-cell office:value-type="string">
            <text:p>0.41±0.01</text:p>
          </table:table-cell>
          <table:table-cell office:value-type="float" office:value="34.87">
            <text:p>34.87</text:p>
          </table:table-cell>
          <table:table-cell office:value-type="float" office:value="34.88">
            <text:p>34.88</text:p>
          </table:table-cell>
          <table:table-cell office:value-type="float" office:value="13.46">
            <text:p>13.46</text:p>
          </table:table-cell>
          <table:table-cell office:value-type="float" office:value="15.8">
            <text:p>15.8</text:p>
          </table:table-cell>
          <table:table-cell office:value-type="float" office:value="3.19">
            <text:p>3.19</text:p>
          </table:table-cell>
          <table:table-cell office:value-type="float" office:value="3.18">
            <text:p>3.18</text:p>
          </table:table-cell>
          <table:table-cell office:value-type="float" office:value="3.15">
            <text:p>3.15</text:p>
          </table:table-cell>
          <table:table-cell office:value-type="float" office:value="3.11">
            <text:p>3.11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1566</text:p>
          </table:table-cell>
          <table:table-cell office:value-type="string">
            <text:p>12.06±0.02</text:p>
          </table:table-cell>
          <table:table-cell office:value-type="string">
            <text:p>11.86±0.01</text:p>
          </table:table-cell>
          <table:table-cell office:value-type="string">
            <text:p>0.20±0.02</text:p>
          </table:table-cell>
          <table:table-cell office:value-type="string">
            <text:p>12.18±0.01</text:p>
          </table:table-cell>
          <table:table-cell office:value-type="string">
            <text:p>11.96±0.01</text:p>
          </table:table-cell>
          <table:table-cell office:value-type="string">
            <text:p>0.22±0.01</text:p>
          </table:table-cell>
          <table:table-cell office:value-type="float" office:value="36.6">
            <text:p>36.6</text:p>
          </table:table-cell>
          <table:table-cell office:value-type="float" office:value="36.5">
            <text:p>36.5</text:p>
          </table:table-cell>
          <table:table-cell office:value-type="float" office:value="84.26">
            <text:p>84.26</text:p>
          </table:table-cell>
          <table:table-cell office:value-type="float" office:value="77.95">
            <text:p>77.95</text:p>
          </table:table-cell>
          <table:table-cell office:value-type="float" office:value="3.2">
            <text:p>3.2</text:p>
          </table:table-cell>
          <table:table-cell office:value-type="float" office:value="3.21">
            <text:p>3.21</text:p>
          </table:table-cell>
          <table:table-cell office:value-type="float" office:value="3.22">
            <text:p>3.22</text:p>
          </table:table-cell>
          <table:table-cell office:value-type="float" office:value="3.29">
            <text:p>3.29</text:p>
          </table:table-cell>
          <table:table-cell office:value-type="string">
            <text:p>Ern</text:p>
          </table:table-cell>
        </table:table-row>
        <table:table-row table:style-name="ro1">
          <table:table-cell office:value-type="string">
            <text:p>NGC 1569</text:p>
          </table:table-cell>
          <table:table-cell office:value-type="string">
            <text:p>9.85±0.01</text:p>
          </table:table-cell>
          <table:table-cell office:value-type="string">
            <text:p>9.22±0.01</text:p>
          </table:table-cell>
          <table:table-cell office:value-type="string">
            <text:p>0.63±0.01</text:p>
          </table:table-cell>
          <table:table-cell office:value-type="string">
            <text:p>9.93±0.01</text:p>
          </table:table-cell>
          <table:table-cell office:value-type="string">
            <text:p>9.28±0.01</text:p>
          </table:table-cell>
          <table:table-cell office:value-type="string">
            <text:p>0.65±0.01</text:p>
          </table:table-cell>
          <table:table-cell office:value-type="float" office:value="35.57">
            <text:p>35.57</text:p>
          </table:table-cell>
          <table:table-cell office:value-type="float" office:value="35.65">
            <text:p>35.65</text:p>
          </table:table-cell>
          <table:table-cell office:value-type="float" office:value="9.35">
            <text:p>9.35</text:p>
          </table:table-cell>
          <table:table-cell office:value-type="float" office:value="11.11">
            <text:p>11.11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1672</text:p>
          </table:table-cell>
          <table:table-cell office:value-type="string">
            <text:p>...</text:p>
          </table:table-cell>
          <table:table-cell office:value-type="string">
            <text:p>11.98±0.01</text:p>
          </table:table-cell>
          <table:table-cell table:number-columns-repeated="2" office:value-type="string">
            <text:p>...</text:p>
          </table:table-cell>
          <table:table-cell office:value-type="string">
            <text:p>12.11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6.33">
            <text:p>36.33</text:p>
          </table:table-cell>
          <table:table-cell office:value-type="string">
            <text:p>...</text:p>
          </table:table-cell>
          <table:table-cell office:value-type="float" office:value="81.2">
            <text:p>81.2</text:p>
          </table:table-cell>
          <table:table-cell office:value-type="string">
            <text:p>...</text:p>
          </table:table-cell>
          <table:table-cell office:value-type="float" office:value="2.89">
            <text:p>2.89</text:p>
          </table:table-cell>
          <table:table-cell office:value-type="string">
            <text:p>...</text:p>
          </table:table-cell>
          <table:table-cell office:value-type="float" office:value="3.04">
            <text:p>3.04</text:p>
          </table:table-cell>
          <table:table-cell office:value-type="string">
            <text:p>Ern</text:p>
          </table:table-cell>
        </table:table-row>
        <table:table-row table:style-name="ro1">
          <table:table-cell office:value-type="string">
            <text:p>NGC 1705</text:p>
          </table:table-cell>
          <table:table-cell office:value-type="string">
            <text:p>...</text:p>
          </table:table-cell>
          <table:table-cell office:value-type="string">
            <text:p>13.34±0.01</text:p>
          </table:table-cell>
          <table:table-cell table:number-columns-repeated="2" office:value-type="string">
            <text:p>...</text:p>
          </table:table-cell>
          <table:table-cell office:value-type="string">
            <text:p>13.37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4.84">
            <text:p>34.84</text:p>
          </table:table-cell>
          <table:table-cell table:number-columns-repeated="6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ESO 422-G027</text:p>
          </table:table-cell>
          <table:table-cell office:value-type="string">
            <text:p>16.04±0.01</text:p>
          </table:table-cell>
          <table:table-cell office:value-type="string">
            <text:p>15.67±0.01</text:p>
          </table:table-cell>
          <table:table-cell office:value-type="string">
            <text:p>0.37±0.01</text:p>
          </table:table-cell>
          <table:table-cell office:value-type="string">
            <text:p>16.20±0.01</text:p>
          </table:table-cell>
          <table:table-cell office:value-type="string">
            <text:p>15.84±0.01</text:p>
          </table:table-cell>
          <table:table-cell office:value-type="string">
            <text:p>0.36±0.02</text:p>
          </table:table-cell>
          <table:table-cell office:value-type="float" office:value="35.97">
            <text:p>35.97</text:p>
          </table:table-cell>
          <table:table-cell office:value-type="float" office:value="35.94">
            <text:p>35.94</text:p>
          </table:table-cell>
          <table:table-cell office:value-type="float" office:value="17.91">
            <text:p>17.91</text:p>
          </table:table-cell>
          <table:table-cell office:value-type="float" office:value="17.98">
            <text:p>17.98</text:p>
          </table:table-cell>
          <table:table-cell office:value-type="float" office:value="2.21">
            <text:p>2.21</text:p>
          </table:table-cell>
          <table:table-cell office:value-type="float" office:value="2.34">
            <text:p>2.34</text:p>
          </table:table-cell>
          <table:table-cell table:number-columns-repeated="2" office:value-type="string">
            <text:p>...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NGC 1800</text:p>
          </table:table-cell>
          <table:table-cell office:value-type="string">
            <text:p>14.86±0.01</text:p>
          </table:table-cell>
          <table:table-cell office:value-type="string">
            <text:p>14.65±0.01</text:p>
          </table:table-cell>
          <table:table-cell office:value-type="string">
            <text:p>0.22±0.01</text:p>
          </table:table-cell>
          <table:table-cell office:value-type="string">
            <text:p>14.90±0.01</text:p>
          </table:table-cell>
          <table:table-cell office:value-type="string">
            <text:p>14.69±0.01</text:p>
          </table:table-cell>
          <table:table-cell office:value-type="string">
            <text:p>0.20±0.01</text:p>
          </table:table-cell>
          <table:table-cell office:value-type="float" office:value="34.83">
            <text:p>34.83</text:p>
          </table:table-cell>
          <table:table-cell office:value-type="float" office:value="34.73">
            <text:p>34.73</text:p>
          </table:table-cell>
          <table:table-cell office:value-type="string">
            <text:p>...</text:p>
          </table:table-cell>
          <table:table-cell office:value-type="float" office:value="9.17">
            <text:p>9.17</text:p>
          </table:table-cell>
          <table:table-cell table:number-columns-repeated="4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NGC 1808</text:p>
          </table:table-cell>
          <table:table-cell office:value-type="string">
            <text:p>...</text:p>
          </table:table-cell>
          <table:table-cell office:value-type="string">
            <text:p>13.51±0.02</text:p>
          </table:table-cell>
          <table:table-cell table:number-columns-repeated="2" office:value-type="string">
            <text:p>...</text:p>
          </table:table-cell>
          <table:table-cell office:value-type="string">
            <text:p>13.60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43">
            <text:p>35.43</text:p>
          </table:table-cell>
          <table:table-cell office:value-type="string">
            <text:p>...</text:p>
          </table:table-cell>
          <table:table-cell office:value-type="float" office:value="52.79">
            <text:p>52.79</text:p>
          </table:table-cell>
          <table:table-cell office:value-type="string">
            <text:p>...</text:p>
          </table:table-cell>
          <table:table-cell office:value-type="float" office:value="2.23">
            <text:p>2.23</text:p>
          </table:table-cell>
          <table:table-cell office:value-type="string">
            <text:p>...</text:p>
          </table:table-cell>
          <table:table-cell office:value-type="float" office:value="2.41">
            <text:p>2.41</text:p>
          </table:table-cell>
          <table:table-cell office:value-type="string">
            <text:p>ERn</text:p>
          </table:table-cell>
        </table:table-row>
        <table:table-row table:style-name="ro1">
          <table:table-cell office:value-type="string">
            <text:p>IC 0411</text:p>
          </table:table-cell>
          <table:table-cell office:value-type="string">
            <text:p>19.94±1.17</text:p>
          </table:table-cell>
          <table:table-cell office:value-type="string">
            <text:p>18.27±0.08</text:p>
          </table:table-cell>
          <table:table-cell office:value-type="string">
            <text:p>1.67±1.17</text:p>
          </table:table-cell>
          <table:table-cell office:value-type="string">
            <text:p>19.86±0.18</text:p>
          </table:table-cell>
          <table:table-cell office:value-type="string">
            <text:p>18.73±0.04</text:p>
          </table:table-cell>
          <table:table-cell office:value-type="string">
            <text:p>1.13±0.19</text:p>
          </table:table-cell>
          <table:table-cell office:value-type="float" office:value="35.21">
            <text:p>35.21</text:p>
          </table:table-cell>
          <table:table-cell office:value-type="float" office:value="35.7">
            <text:p>35.7</text:p>
          </table:table-cell>
          <table:table-cell office:value-type="string">
            <text:p>...</text:p>
          </table:table-cell>
          <table:table-cell office:value-type="float" office:value="18.13">
            <text:p>18.13</text:p>
          </table:table-cell>
          <table:table-cell table:number-columns-repeated="5" office:value-type="string">
            <text:p>...</text:p>
          </table:table-cell>
        </table:table-row>
        <table:table-row table:style-name="ro1">
          <table:table-cell office:value-type="string">
            <text:p>ESO 204-G006</text:p>
          </table:table-cell>
          <table:table-cell office:value-type="string">
            <text:p>18.86±0.04</text:p>
          </table:table-cell>
          <table:table-cell office:value-type="string">
            <text:p>18.18±0.02</text:p>
          </table:table-cell>
          <table:table-cell office:value-type="string">
            <text:p>0.68±0.04</text:p>
          </table:table-cell>
          <table:table-cell office:value-type="string">
            <text:p>18.90±0.04</text:p>
          </table:table-cell>
          <table:table-cell office:value-type="string">
            <text:p>18.31±0.02</text:p>
          </table:table-cell>
          <table:table-cell office:value-type="string">
            <text:p>0.59±0.05</text:p>
          </table:table-cell>
          <table:table-cell office:value-type="float" office:value="35.95">
            <text:p>35.95</text:p>
          </table:table-cell>
          <table:table-cell office:value-type="float" office:value="36.05">
            <text:p>36.05</text:p>
          </table:table-cell>
          <table:table-cell office:value-type="float" office:value="10.95">
            <text:p>10.95</text:p>
          </table:table-cell>
          <table:table-cell office:value-type="float" office:value="11.3">
            <text:p>11.3</text:p>
          </table:table-cell>
          <table:table-cell table:number-columns-repeated="4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ESO 204-G007</text:p>
          </table:table-cell>
          <table:table-cell office:value-type="string">
            <text:p>19.13±0.05</text:p>
          </table:table-cell>
          <table:table-cell office:value-type="string">
            <text:p>18.30±0.02</text:p>
          </table:table-cell>
          <table:table-cell office:value-type="string">
            <text:p>0.83±0.05</text:p>
          </table:table-cell>
          <table:table-cell office:value-type="string">
            <text:p>19.45±0.03</text:p>
          </table:table-cell>
          <table:table-cell office:value-type="string">
            <text:p>18.74±0.01</text:p>
          </table:table-cell>
          <table:table-cell office:value-type="string">
            <text:p>0.71±0.03</text:p>
          </table:table-cell>
          <table:table-cell office:value-type="float" office:value="35.3">
            <text:p>35.3</text:p>
          </table:table-cell>
          <table:table-cell office:value-type="float" office:value="35.45">
            <text:p>35.45</text:p>
          </table:table-cell>
          <table:table-cell office:value-type="float" office:value="10.16">
            <text:p>10.16</text:p>
          </table:table-cell>
          <table:table-cell office:value-type="float" office:value="11.1">
            <text:p>11.1</text:p>
          </table:table-cell>
          <table:table-cell office:value-type="float" office:value="2.23">
            <text:p>2.23</text:p>
          </table:table-cell>
          <table:table-cell office:value-type="float" office:value="2.35">
            <text:p>2.35</text:p>
          </table:table-cell>
          <table:table-cell office:value-type="float" office:value="2.24">
            <text:p>2.24</text:p>
          </table:table-cell>
          <table:table-cell office:value-type="float" office:value="2.33">
            <text:p>2.33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ESO 033-G022</text:p>
          </table:table-cell>
          <table:table-cell office:value-type="string">
            <text:p>18.08±0.02</text:p>
          </table:table-cell>
          <table:table-cell office:value-type="string">
            <text:p>17.51±0.06</text:p>
          </table:table-cell>
          <table:table-cell office:value-type="string">
            <text:p>0.58±0.06</text:p>
          </table:table-cell>
          <table:table-cell office:value-type="string">
            <text:p>18.88±0.03</text:p>
          </table:table-cell>
          <table:table-cell office:value-type="string">
            <text:p>18.55±0.02</text:p>
          </table:table-cell>
          <table:table-cell office:value-type="string">
            <text:p>0.33±0.03</text:p>
          </table:table-cell>
          <table:table-cell office:value-type="float" office:value="35.23">
            <text:p>35.23</text:p>
          </table:table-cell>
          <table:table-cell office:value-type="float" office:value="35.29">
            <text:p>35.29</text:p>
          </table:table-cell>
          <table:table-cell office:value-type="float" office:value="13.14">
            <text:p>13.14</text:p>
          </table:table-cell>
          <table:table-cell office:value-type="float" office:value="15.8">
            <text:p>15.8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1964</text:p>
          </table:table-cell>
          <table:table-cell office:value-type="string">
            <text:p>...</text:p>
          </table:table-cell>
          <table:table-cell office:value-type="string">
            <text:p>13.50±0.01</text:p>
          </table:table-cell>
          <table:table-cell table:number-columns-repeated="2" office:value-type="string">
            <text:p>...</text:p>
          </table:table-cell>
          <table:table-cell office:value-type="string">
            <text:p>13.68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6.01">
            <text:p>36.01</text:p>
          </table:table-cell>
          <table:table-cell office:value-type="string">
            <text:p>...</text:p>
          </table:table-cell>
          <table:table-cell office:value-type="float" office:value="51.98">
            <text:p>51.98</text:p>
          </table:table-cell>
          <table:table-cell office:value-type="string">
            <text:p>...</text:p>
          </table:table-cell>
          <table:table-cell office:value-type="float" office:value="2.19">
            <text:p>2.19</text:p>
          </table:table-cell>
          <table:table-cell office:value-type="string">
            <text:p>...</text:p>
          </table:table-cell>
          <table:table-cell office:value-type="float" office:value="2.54">
            <text:p>2.54</text:p>
          </table:table-cell>
          <table:table-cell office:value-type="string">
            <text:p>EEn</text:p>
          </table:table-cell>
        </table:table-row>
        <table:table-row table:style-name="ro1">
          <table:table-cell office:value-type="string">
            <text:p>NGC 1961</text:p>
          </table:table-cell>
          <table:table-cell office:value-type="string">
            <text:p>14.27±0.01</text:p>
          </table:table-cell>
          <table:table-cell office:value-type="string">
            <text:p>13.68±0.01</text:p>
          </table:table-cell>
          <table:table-cell office:value-type="string">
            <text:p>0.59±0.01</text:p>
          </table:table-cell>
          <table:table-cell office:value-type="string">
            <text:p>14.35±0.01</text:p>
          </table:table-cell>
          <table:table-cell office:value-type="string">
            <text:p>13.78±0.01</text:p>
          </table:table-cell>
          <table:table-cell office:value-type="string">
            <text:p>0.57±0.01</text:p>
          </table:table-cell>
          <table:table-cell office:value-type="float" office:value="36.78">
            <text:p>36.78</text:p>
          </table:table-cell>
          <table:table-cell office:value-type="float" office:value="36.84">
            <text:p>36.84</text:p>
          </table:table-cell>
          <table:table-cell office:value-type="float" office:value="59.28">
            <text:p>59.28</text:p>
          </table:table-cell>
          <table:table-cell office:value-type="float" office:value="58.19">
            <text:p>58.19</text:p>
          </table:table-cell>
          <table:table-cell office:value-type="float" office:value="2.21">
            <text:p>2.21</text:p>
          </table:table-cell>
          <table:table-cell office:value-type="float" office:value="2.38">
            <text:p>2.38</text:p>
          </table:table-cell>
          <table:table-cell office:value-type="float" office:value="2.12">
            <text:p>2.12</text:p>
          </table:table-cell>
          <table:table-cell office:value-type="float" office:value="2.31">
            <text:p>2.31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03342</text:p>
          </table:table-cell>
          <table:table-cell office:value-type="string">
            <text:p>17.32±0.05</text:p>
          </table:table-cell>
          <table:table-cell office:value-type="string">
            <text:p>16.80±0.01</text:p>
          </table:table-cell>
          <table:table-cell office:value-type="string">
            <text:p>0.51±0.05</text:p>
          </table:table-cell>
          <table:table-cell office:value-type="string">
            <text:p>17.52±0.03</text:p>
          </table:table-cell>
          <table:table-cell office:value-type="string">
            <text:p>16.97±0.02</text:p>
          </table:table-cell>
          <table:table-cell office:value-type="string">
            <text:p>0.55±0.04</text:p>
          </table:table-cell>
          <table:table-cell office:value-type="float" office:value="35.56">
            <text:p>35.56</text:p>
          </table:table-cell>
          <table:table-cell office:value-type="float" office:value="35.6">
            <text:p>35.6</text:p>
          </table:table-cell>
          <table:table-cell office:value-type="float" office:value="14.42">
            <text:p>14.42</text:p>
          </table:table-cell>
          <table:table-cell office:value-type="float" office:value="14.22">
            <text:p>14.22</text:p>
          </table:table-cell>
          <table:table-cell office:value-type="float" office:value="2.19">
            <text:p>2.19</text:p>
          </table:table-cell>
          <table:table-cell office:value-type="float" office:value="2.17">
            <text:p>2.17</text:p>
          </table:table-cell>
          <table:table-cell office:value-type="float" office:value="2.13">
            <text:p>2.13</text:p>
          </table:table-cell>
          <table:table-cell office:value-type="float" office:value="2.12">
            <text:p>2.12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UGC 03344</text:p>
          </table:table-cell>
          <table:table-cell office:value-type="string">
            <text:p>15.54±0.02</text:p>
          </table:table-cell>
          <table:table-cell office:value-type="string">
            <text:p>15.09±0.02</text:p>
          </table:table-cell>
          <table:table-cell office:value-type="string">
            <text:p>0.45±0.03</text:p>
          </table:table-cell>
          <table:table-cell office:value-type="string">
            <text:p>15.81±0.02</text:p>
          </table:table-cell>
          <table:table-cell office:value-type="string">
            <text:p>15.32±0.01</text:p>
          </table:table-cell>
          <table:table-cell office:value-type="string">
            <text:p>0.48±0.02</text:p>
          </table:table-cell>
          <table:table-cell table:number-columns-repeated="2" office:value-type="float" office:value="36.34">
            <text:p>36.34</text:p>
          </table:table-cell>
          <table:table-cell office:value-type="float" office:value="31.59">
            <text:p>31.59</text:p>
          </table:table-cell>
          <table:table-cell office:value-type="float" office:value="27.75">
            <text:p>27.75</text:p>
          </table:table-cell>
          <table:table-cell office:value-type="float" office:value="3.18">
            <text:p>3.18</text:p>
          </table:table-cell>
          <table:table-cell office:value-type="float" office:value="3.57">
            <text:p>3.57</text:p>
          </table:table-cell>
          <table:table-cell office:value-type="float" office:value="3.1">
            <text:p>3.1</text:p>
          </table:table-cell>
          <table:table-cell office:value-type="float" office:value="3.28">
            <text:p>3.28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2090</text:p>
          </table:table-cell>
          <table:table-cell office:value-type="string">
            <text:p>13.45±0.01</text:p>
          </table:table-cell>
          <table:table-cell office:value-type="string">
            <text:p>13.08±0.01</text:p>
          </table:table-cell>
          <table:table-cell office:value-type="string">
            <text:p>0.37±0.01</text:p>
          </table:table-cell>
          <table:table-cell office:value-type="string">
            <text:p>14.05±0.01</text:p>
          </table:table-cell>
          <table:table-cell office:value-type="string">
            <text:p>13.63±0.01</text:p>
          </table:table-cell>
          <table:table-cell office:value-type="string">
            <text:p>0.42±0.01</text:p>
          </table:table-cell>
          <table:table-cell office:value-type="float" office:value="35.66">
            <text:p>35.66</text:p>
          </table:table-cell>
          <table:table-cell office:value-type="float" office:value="35.63">
            <text:p>35.63</text:p>
          </table:table-cell>
          <table:table-cell office:value-type="float" office:value="89.98">
            <text:p>89.98</text:p>
          </table:table-cell>
          <table:table-cell office:value-type="float" office:value="84.26">
            <text:p>84.26</text:p>
          </table:table-cell>
          <table:table-cell office:value-type="float" office:value="2.71">
            <text:p>2.71</text:p>
          </table:table-cell>
          <table:table-cell office:value-type="float" office:value="3.59">
            <text:p>3.59</text:p>
          </table:table-cell>
          <table:table-cell office:value-type="float" office:value="2.97">
            <text:p>2.97</text:p>
          </table:table-cell>
          <table:table-cell office:value-type="float" office:value="3.54">
            <text:p>3.54</text:p>
          </table:table-cell>
          <table:table-cell office:value-type="string">
            <text:p>xErh</text:p>
          </table:table-cell>
        </table:table-row>
        <table:table-row table:style-name="ro1">
          <table:table-cell office:value-type="string">
            <text:p>UGC 03403</text:p>
          </table:table-cell>
          <table:table-cell office:value-type="string">
            <text:p>...</text:p>
          </table:table-cell>
          <table:table-cell office:value-type="string">
            <text:p>16.27±0.05</text:p>
          </table:table-cell>
          <table:table-cell table:number-columns-repeated="2" office:value-type="string">
            <text:p>...</text:p>
          </table:table-cell>
          <table:table-cell office:value-type="string">
            <text:p>16.50±0.03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4.92">
            <text:p>34.92</text:p>
          </table:table-cell>
          <table:table-cell office:value-type="string">
            <text:p>...</text:p>
          </table:table-cell>
          <table:table-cell office:value-type="float" office:value="23.18">
            <text:p>23.18</text:p>
          </table:table-cell>
          <table:table-cell office:value-type="string">
            <text:p>...</text:p>
          </table:table-cell>
          <table:table-cell office:value-type="float" office:value="2.38">
            <text:p>2.38</text:p>
          </table:table-cell>
          <table:table-cell office:value-type="string">
            <text:p>...</text:p>
          </table:table-cell>
          <table:table-cell office:value-type="float" office:value="2.39">
            <text:p>2.39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UGC 03422</text:p>
          </table:table-cell>
          <table:table-cell office:value-type="string">
            <text:p>...</text:p>
          </table:table-cell>
          <table:table-cell office:value-type="string">
            <text:p>15.07±0.07</text:p>
          </table:table-cell>
          <table:table-cell table:number-columns-repeated="2" office:value-type="string">
            <text:p>...</text:p>
          </table:table-cell>
          <table:table-cell office:value-type="string">
            <text:p>15.44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6.31">
            <text:p>36.31</text:p>
          </table:table-cell>
          <table:table-cell office:value-type="string">
            <text:p>...</text:p>
          </table:table-cell>
          <table:table-cell office:value-type="float" office:value="38.5">
            <text:p>38.5</text:p>
          </table:table-cell>
          <table:table-cell office:value-type="string">
            <text:p>...</text:p>
          </table:table-cell>
          <table:table-cell office:value-type="float" office:value="1.95">
            <text:p>1.95</text:p>
          </table:table-cell>
          <table:table-cell office:value-type="string">
            <text:p>...</text:p>
          </table:table-cell>
          <table:table-cell office:value-type="float" office:value="1.95">
            <text:p>1.95</text:p>
          </table:table-cell>
          <table:table-cell office:value-type="string">
            <text:p>?D</text:p>
          </table:table-cell>
        </table:table-row>
        <table:table-row table:style-name="ro1">
          <table:table-cell office:value-type="string">
            <text:p>Mrk 3</text:p>
          </table:table-cell>
          <table:table-cell office:value-type="string">
            <text:p>...</text:p>
          </table:table-cell>
          <table:table-cell office:value-type="string">
            <text:p>15.99±0.06</text:p>
          </table:table-cell>
          <table:table-cell table:number-columns-repeated="2" office:value-type="string">
            <text:p>...</text:p>
          </table:table-cell>
          <table:table-cell office:value-type="string">
            <text:p>16.19±0.02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93">
            <text:p>35.93</text:p>
          </table:table-cell>
          <table:table-cell table:number-columns-repeated="6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2207</text:p>
          </table:table-cell>
          <table:table-cell office:value-type="string">
            <text:p>...</text:p>
          </table:table-cell>
          <table:table-cell office:value-type="string">
            <text:p>12.66±0.02</text:p>
          </table:table-cell>
          <table:table-cell table:number-columns-repeated="2" office:value-type="string">
            <text:p>...</text:p>
          </table:table-cell>
          <table:table-cell office:value-type="string">
            <text:p>12.73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6.82">
            <text:p>36.82</text:p>
          </table:table-cell>
          <table:table-cell office:value-type="string">
            <text:p>...</text:p>
          </table:table-cell>
          <table:table-cell office:value-type="float" office:value="52.88">
            <text:p>52.88</text:p>
          </table:table-cell>
          <table:table-cell office:value-type="string">
            <text:p>...</text:p>
          </table:table-cell>
          <table:table-cell office:value-type="float" office:value="2.09">
            <text:p>2.09</text:p>
          </table:table-cell>
          <table:table-cell office:value-type="string">
            <text:p>...</text:p>
          </table:table-cell>
          <table:table-cell office:value-type="float" office:value="2.08">
            <text:p>2.08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IC 2163</text:p>
          </table:table-cell>
          <table:table-cell office:value-type="string">
            <text:p>...</text:p>
          </table:table-cell>
          <table:table-cell office:value-type="string">
            <text:p>13.89±0.03</text:p>
          </table:table-cell>
          <table:table-cell table:number-columns-repeated="2" office:value-type="string">
            <text:p>...</text:p>
          </table:table-cell>
          <table:table-cell office:value-type="string">
            <text:p>14.07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6.32">
            <text:p>36.32</text:p>
          </table:table-cell>
          <table:table-cell office:value-type="string">
            <text:p>...</text:p>
          </table:table-cell>
          <table:table-cell office:value-type="float" office:value="27.02">
            <text:p>27.02</text:p>
          </table:table-cell>
          <table:table-cell office:value-type="string">
            <text:p>...</text:p>
          </table:table-cell>
          <table:table-cell office:value-type="float" office:value="2.39">
            <text:p>2.39</text:p>
          </table:table-cell>
          <table:table-cell office:value-type="string">
            <text:p>...</text:p>
          </table:table-cell>
          <table:table-cell office:value-type="float" office:value="2.48">
            <text:p>2.48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UGC 03423</text:p>
          </table:table-cell>
          <table:table-cell office:value-type="string">
            <text:p>17.11±0.06</text:p>
          </table:table-cell>
          <table:table-cell office:value-type="string">
            <text:p>16.76±0.03</text:p>
          </table:table-cell>
          <table:table-cell office:value-type="string">
            <text:p>0.35±0.06</text:p>
          </table:table-cell>
          <table:table-cell office:value-type="string">
            <text:p>17.64±0.03</text:p>
          </table:table-cell>
          <table:table-cell office:value-type="string">
            <text:p>17.26±0.01</text:p>
          </table:table-cell>
          <table:table-cell office:value-type="string">
            <text:p>0.38±0.04</text:p>
          </table:table-cell>
          <table:table-cell office:value-type="float" office:value="35.71">
            <text:p>35.71</text:p>
          </table:table-cell>
          <table:table-cell office:value-type="float" office:value="35.68">
            <text:p>35.68</text:p>
          </table:table-cell>
          <table:table-cell office:value-type="float" office:value="10.21">
            <text:p>10.21</text:p>
          </table:table-cell>
          <table:table-cell office:value-type="float" office:value="10.2">
            <text:p>10.2</text:p>
          </table:table-cell>
          <table:table-cell office:value-type="float" office:value="2.82">
            <text:p>2.82</text:p>
          </table:table-cell>
          <table:table-cell office:value-type="float" office:value="2.61">
            <text:p>2.61</text:p>
          </table:table-cell>
          <table:table-cell table:number-columns-repeated="2" office:value-type="string">
            <text:p>...</text:p>
          </table:table-cell>
          <table:table-cell office:value-type="string">
            <text:p>EE,Ef</text:p>
          </table:table-cell>
        </table:table-row>
        <table:table-row table:style-name="ro1">
          <table:table-cell office:value-type="string">
            <text:p>ESO 556-G012</text:p>
          </table:table-cell>
          <table:table-cell office:value-type="string">
            <text:p>...</text:p>
          </table:table-cell>
          <table:table-cell office:value-type="string">
            <text:p>15.65±0.09</text:p>
          </table:table-cell>
          <table:table-cell table:number-columns-repeated="2" office:value-type="string">
            <text:p>...</text:p>
          </table:table-cell>
          <table:table-cell office:value-type="string">
            <text:p>16.28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57">
            <text:p>35.57</text:p>
          </table:table-cell>
          <table:table-cell office:value-type="string">
            <text:p>...</text:p>
          </table:table-cell>
          <table:table-cell office:value-type="float" office:value="29.45">
            <text:p>29.45</text:p>
          </table:table-cell>
          <table:table-cell office:value-type="string">
            <text:p>...</text:p>
          </table:table-cell>
          <table:table-cell office:value-type="float" office:value="3.16">
            <text:p>3.16</text:p>
          </table:table-cell>
          <table:table-cell table:number-columns-repeated="2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2146</text:p>
          </table:table-cell>
          <table:table-cell office:value-type="string">
            <text:p>14.82±0.01</text:p>
          </table:table-cell>
          <table:table-cell office:value-type="string">
            <text:p>13.95±0.01</text:p>
          </table:table-cell>
          <table:table-cell office:value-type="string">
            <text:p>0.87±0.01</text:p>
          </table:table-cell>
          <table:table-cell office:value-type="string">
            <text:p>14.93±0.01</text:p>
          </table:table-cell>
          <table:table-cell office:value-type="string">
            <text:p>14.04±0.01</text:p>
          </table:table-cell>
          <table:table-cell office:value-type="string">
            <text:p>0.89±0.02</text:p>
          </table:table-cell>
          <table:table-cell office:value-type="float" office:value="35.44">
            <text:p>35.44</text:p>
          </table:table-cell>
          <table:table-cell office:value-type="float" office:value="35.61">
            <text:p>35.61</text:p>
          </table:table-cell>
          <table:table-cell office:value-type="float" office:value="70.51">
            <text:p>70.51</text:p>
          </table:table-cell>
          <table:table-cell office:value-type="float" office:value="66.39">
            <text:p>66.39</text:p>
          </table:table-cell>
          <table:table-cell office:value-type="float" office:value="2.48">
            <text:p>2.48</text:p>
          </table:table-cell>
          <table:table-cell office:value-type="float" office:value="2.56">
            <text:p>2.56</text:p>
          </table:table-cell>
          <table:table-cell office:value-type="float" office:value="2.57">
            <text:p>2.57</text:p>
          </table:table-cell>
          <table:table-cell office:value-type="float" office:value="2.59">
            <text:p>2.59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2146A</text:p>
          </table:table-cell>
          <table:table-cell office:value-type="string">
            <text:p>15.24±0.02</text:p>
          </table:table-cell>
          <table:table-cell office:value-type="string">
            <text:p>14.84±0.01</text:p>
          </table:table-cell>
          <table:table-cell office:value-type="string">
            <text:p>0.40±0.02</text:p>
          </table:table-cell>
          <table:table-cell office:value-type="string">
            <text:p>15.39±0.01</text:p>
          </table:table-cell>
          <table:table-cell office:value-type="string">
            <text:p>15.01±0.01</text:p>
          </table:table-cell>
          <table:table-cell office:value-type="string">
            <text:p>0.38±0.02</text:p>
          </table:table-cell>
          <table:table-cell office:value-type="float" office:value="35.64">
            <text:p>35.64</text:p>
          </table:table-cell>
          <table:table-cell office:value-type="float" office:value="35.62">
            <text:p>35.62</text:p>
          </table:table-cell>
          <table:table-cell office:value-type="float" office:value="30.71">
            <text:p>30.71</text:p>
          </table:table-cell>
          <table:table-cell office:value-type="float" office:value="30.72">
            <text:p>30.72</text:p>
          </table:table-cell>
          <table:table-cell office:value-type="float" office:value="2.24">
            <text:p>2.24</text:p>
          </table:table-cell>
          <table:table-cell office:value-type="float" office:value="2.4">
            <text:p>2.4</text:p>
          </table:table-cell>
          <table:table-cell office:value-type="float" office:value="2.37">
            <text:p>2.37</text:p>
          </table:table-cell>
          <table:table-cell office:value-type="float" office:value="2.48">
            <text:p>2.48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AM 0644-741</text:p>
          </table:table-cell>
          <table:table-cell office:value-type="string">
            <text:p>15.04±0.01</text:p>
          </table:table-cell>
          <table:table-cell office:value-type="string">
            <text:p>14.69±0.01</text:p>
          </table:table-cell>
          <table:table-cell office:value-type="string">
            <text:p>0.35±0.01</text:p>
          </table:table-cell>
          <table:table-cell office:value-type="string">
            <text:p>15.60±0.02</text:p>
          </table:table-cell>
          <table:table-cell office:value-type="string">
            <text:p>15.23±0.01</text:p>
          </table:table-cell>
          <table:table-cell office:value-type="string">
            <text:p>0.37±0.02</text:p>
          </table:table-cell>
          <table:table-cell office:value-type="float" office:value="36.87">
            <text:p>36.87</text:p>
          </table:table-cell>
          <table:table-cell office:value-type="float" office:value="36.83">
            <text:p>36.83</text:p>
          </table:table-cell>
          <table:table-cell office:value-type="float" office:value="31.62">
            <text:p>31.62</text:p>
          </table:table-cell>
          <table:table-cell office:value-type="float" office:value="31.31">
            <text:p>31.31</text:p>
          </table:table-cell>
          <table:table-cell office:value-type="float" office:value="1.27">
            <text:p>1.27</text:p>
          </table:table-cell>
          <table:table-cell office:value-type="float" office:value="1.31">
            <text:p>1.31</text:p>
          </table:table-cell>
          <table:table-cell office:value-type="float" office:value="0.67">
            <text:p>0.67</text:p>
          </table:table-cell>
          <table:table-cell office:value-type="float" office:value="0.75">
            <text:p>0.75</text:p>
          </table:table-cell>
          <table:table-cell office:value-type="string">
            <text:p>ED</text:p>
          </table:table-cell>
        </table:table-row>
        <table:table-row table:style-name="ro1">
          <table:table-cell office:value-type="string">
            <text:p>PGC 19480</text:p>
          </table:table-cell>
          <table:table-cell office:value-type="string">
            <text:p>...</text:p>
          </table:table-cell>
          <table:table-cell office:value-type="string">
            <text:p>19.34±0.28</text:p>
          </table:table-cell>
          <table:table-cell table:number-columns-repeated="4"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4.91">
            <text:p>34.91</text:p>
          </table:table-cell>
          <table:table-cell table:number-columns-repeated="7" office:value-type="string">
            <text:p>...</text:p>
          </table:table-cell>
        </table:table-row>
        <table:table-row table:style-name="ro1">
          <table:table-cell office:value-type="string">
            <text:p>PGC 19481</text:p>
          </table:table-cell>
          <table:table-cell office:value-type="string">
            <text:p>17.44±0.29</text:p>
          </table:table-cell>
          <table:table-cell office:value-type="string">
            <text:p>16.41±0.06</text:p>
          </table:table-cell>
          <table:table-cell office:value-type="string">
            <text:p>1.02±0.29</text:p>
          </table:table-cell>
          <table:table-cell office:value-type="string">
            <text:p>17.92±0.22</text:p>
          </table:table-cell>
          <table:table-cell office:value-type="string">
            <text:p>17.08±0.08</text:p>
          </table:table-cell>
          <table:table-cell office:value-type="string">
            <text:p>0.84±0.24</text:p>
          </table:table-cell>
          <table:table-cell office:value-type="float" office:value="35.85">
            <text:p>35.85</text:p>
          </table:table-cell>
          <table:table-cell office:value-type="float" office:value="36.09">
            <text:p>36.09</text:p>
          </table:table-cell>
          <table:table-cell office:value-type="float" office:value="28.12">
            <text:p>28.12</text:p>
          </table:table-cell>
          <table:table-cell office:value-type="float" office:value="30.64">
            <text:p>30.64</text:p>
          </table:table-cell>
          <table:table-cell office:value-type="float" office:value="2.16">
            <text:p>2.16</text:p>
          </table:table-cell>
          <table:table-cell office:value-type="float" office:value="2.65">
            <text:p>2.65</text:p>
          </table:table-cell>
          <table:table-cell office:value-type="float" office:value="2.27">
            <text:p>2.27</text:p>
          </table:table-cell>
          <table:table-cell office:value-type="float" office:value="2.68">
            <text:p>2.68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ESO 034-G013</text:p>
          </table:table-cell>
          <table:table-cell office:value-type="string">
            <text:p>15.75±0.02</text:p>
          </table:table-cell>
          <table:table-cell office:value-type="string">
            <text:p>15.34±0.01</text:p>
          </table:table-cell>
          <table:table-cell office:value-type="string">
            <text:p>0.41±0.02</text:p>
          </table:table-cell>
          <table:table-cell office:value-type="string">
            <text:p>16.03±0.02</text:p>
          </table:table-cell>
          <table:table-cell office:value-type="string">
            <text:p>15.60±0.01</text:p>
          </table:table-cell>
          <table:table-cell office:value-type="string">
            <text:p>0.43±0.02</text:p>
          </table:table-cell>
          <table:table-cell office:value-type="float" office:value="36.51">
            <text:p>36.51</text:p>
          </table:table-cell>
          <table:table-cell office:value-type="float" office:value="36.49">
            <text:p>36.49</text:p>
          </table:table-cell>
          <table:table-cell office:value-type="float" office:value="13.95">
            <text:p>13.95</text:p>
          </table:table-cell>
          <table:table-cell office:value-type="float" office:value="13.67">
            <text:p>13.67</text:p>
          </table:table-cell>
          <table:table-cell office:value-type="float" office:value="2.5">
            <text:p>2.5</text:p>
          </table:table-cell>
          <table:table-cell office:value-type="float" office:value="2.73">
            <text:p>2.73</text:p>
          </table:table-cell>
          <table:table-cell table:number-columns-repeated="2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2310</text:p>
          </table:table-cell>
          <table:table-cell office:value-type="string">
            <text:p>...</text:p>
          </table:table-cell>
          <table:table-cell office:value-type="string">
            <text:p>16.25±0.19</text:p>
          </table:table-cell>
          <table:table-cell table:number-columns-repeated="2" office:value-type="string">
            <text:p>...</text:p>
          </table:table-cell>
          <table:table-cell office:value-type="string">
            <text:p>16.30±0.05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4.49">
            <text:p>34.49</text:p>
          </table:table-cell>
          <table:table-cell office:value-type="string">
            <text:p>...</text:p>
          </table:table-cell>
          <table:table-cell office:value-type="float" office:value="19.78">
            <text:p>19.78</text:p>
          </table:table-cell>
          <table:table-cell office:value-type="string">
            <text:p>...</text:p>
          </table:table-cell>
          <table:table-cell office:value-type="float" office:value="2.87">
            <text:p>2.87</text:p>
          </table:table-cell>
          <table:table-cell office:value-type="string">
            <text:p>...</text:p>
          </table:table-cell>
          <table:table-cell office:value-type="float" office:value="2.89">
            <text:p>2.89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NGC 2366</text:p>
          </table:table-cell>
          <table:table-cell office:value-type="string">
            <text:p>12.50±0.04</text:p>
          </table:table-cell>
          <table:table-cell office:value-type="string">
            <text:p>12.42±0.03</text:p>
          </table:table-cell>
          <table:table-cell office:value-type="string">
            <text:p>0.08±0.05</text:p>
          </table:table-cell>
          <table:table-cell office:value-type="string">
            <text:p>12.67±0.01</text:p>
          </table:table-cell>
          <table:table-cell office:value-type="string">
            <text:p>12.61±0.01</text:p>
          </table:table-cell>
          <table:table-cell office:value-type="string">
            <text:p>0.06±0.01</text:p>
          </table:table-cell>
          <table:table-cell office:value-type="float" office:value="35.01">
            <text:p>35.01</text:p>
          </table:table-cell>
          <table:table-cell office:value-type="float" office:value="34.86">
            <text:p>34.86</text:p>
          </table:table-cell>
          <table:table-cell office:value-type="float" office:value="75.14">
            <text:p>75.14</text:p>
          </table:table-cell>
          <table:table-cell office:value-type="float" office:value="75.36">
            <text:p>75.36</text:p>
          </table:table-cell>
          <table:table-cell office:value-type="float" office:value="2.32">
            <text:p>2.32</text:p>
          </table:table-cell>
          <table:table-cell office:value-type="float" office:value="2.37">
            <text:p>2.37</text:p>
          </table:table-cell>
          <table:table-cell office:value-type="float" office:value="2.45">
            <text:p>2.45</text:p>
          </table:table-cell>
          <table:table-cell office:value-type="float" office:value="2.48">
            <text:p>2.48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Mrk 8</text:p>
          </table:table-cell>
          <table:table-cell office:value-type="string">
            <text:p>15.55±0.01</text:p>
          </table:table-cell>
          <table:table-cell office:value-type="string">
            <text:p>15.20±0.01</text:p>
          </table:table-cell>
          <table:table-cell office:value-type="string">
            <text:p>0.35±0.01</text:p>
          </table:table-cell>
          <table:table-cell office:value-type="string">
            <text:p>15.77±0.02</text:p>
          </table:table-cell>
          <table:table-cell office:value-type="string">
            <text:p>15.43±0.01</text:p>
          </table:table-cell>
          <table:table-cell office:value-type="string">
            <text:p>0.33±0.02</text:p>
          </table:table-cell>
          <table:table-cell office:value-type="float" office:value="36.19">
            <text:p>36.19</text:p>
          </table:table-cell>
          <table:table-cell office:value-type="float" office:value="36.16">
            <text:p>36.16</text:p>
          </table:table-cell>
          <table:table-cell table:number-columns-repeated="6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UGC 03864</text:p>
          </table:table-cell>
          <table:table-cell office:value-type="string">
            <text:p>15.82±0.01</text:p>
          </table:table-cell>
          <table:table-cell office:value-type="string">
            <text:p>15.55±0.01</text:p>
          </table:table-cell>
          <table:table-cell office:value-type="string">
            <text:p>0.27±0.02</text:p>
          </table:table-cell>
          <table:table-cell office:value-type="string">
            <text:p>16.10±0.01</text:p>
          </table:table-cell>
          <table:table-cell office:value-type="string">
            <text:p>15.82±0.01</text:p>
          </table:table-cell>
          <table:table-cell office:value-type="string">
            <text:p>0.28±0.02</text:p>
          </table:table-cell>
          <table:table-cell office:value-type="float" office:value="35.82">
            <text:p>35.82</text:p>
          </table:table-cell>
          <table:table-cell office:value-type="float" office:value="35.75">
            <text:p>35.75</text:p>
          </table:table-cell>
          <table:table-cell office:value-type="float" office:value="18.41">
            <text:p>18.41</text:p>
          </table:table-cell>
          <table:table-cell office:value-type="float" office:value="18.01">
            <text:p>18.01</text:p>
          </table:table-cell>
          <table:table-cell office:value-type="float" office:value="2.54">
            <text:p>2.54</text:p>
          </table:table-cell>
          <table:table-cell office:value-type="float" office:value="2.62">
            <text:p>2.62</text:p>
          </table:table-cell>
          <table:table-cell table:number-columns-repeated="2" office:value-type="string">
            <text:p>...</text:p>
          </table:table-cell>
          <table:table-cell office:value-type="string">
            <text:p>?Fn</text:p>
          </table:table-cell>
        </table:table-row>
        <table:table-row table:style-name="ro1">
          <table:table-cell office:value-type="string">
            <text:p>ESO 059-G006</text:p>
          </table:table-cell>
          <table:table-cell office:value-type="string">
            <text:p>16.97±0.04</text:p>
          </table:table-cell>
          <table:table-cell office:value-type="string">
            <text:p>16.50±0.08</text:p>
          </table:table-cell>
          <table:table-cell office:value-type="string">
            <text:p>0.48±0.09</text:p>
          </table:table-cell>
          <table:table-cell office:value-type="string">
            <text:p>17.08±0.10</text:p>
          </table:table-cell>
          <table:table-cell office:value-type="string">
            <text:p>16.67±0.05</text:p>
          </table:table-cell>
          <table:table-cell office:value-type="string">
            <text:p>0.40±0.12</text:p>
          </table:table-cell>
          <table:table-cell office:value-type="float" office:value="34.5">
            <text:p>34.5</text:p>
          </table:table-cell>
          <table:table-cell office:value-type="float" office:value="34.52">
            <text:p>34.52</text:p>
          </table:table-cell>
          <table:table-cell office:value-type="float" office:value="11.3">
            <text:p>11.3</text:p>
          </table:table-cell>
          <table:table-cell office:value-type="float" office:value="12.8">
            <text:p>12.8</text:p>
          </table:table-cell>
          <table:table-cell table:number-columns-repeated="5" office:value-type="string">
            <text:p>...</text:p>
          </table:table-cell>
        </table:table-row>
        <table:table-row table:style-name="ro1">
          <table:table-cell office:value-type="string">
            <text:p>NGC 2434</text:p>
          </table:table-cell>
          <table:table-cell office:value-type="string">
            <text:p>16.84±0.19</text:p>
          </table:table-cell>
          <table:table-cell office:value-type="string">
            <text:p>14.84±0.07</text:p>
          </table:table-cell>
          <table:table-cell office:value-type="string">
            <text:p>2.01±0.20</text:p>
          </table:table-cell>
          <table:table-cell office:value-type="string">
            <text:p>16.80±0.24</text:p>
          </table:table-cell>
          <table:table-cell office:value-type="string">
            <text:p>15.24±0.04</text:p>
          </table:table-cell>
          <table:table-cell office:value-type="string">
            <text:p>1.56±0.24</text:p>
          </table:table-cell>
          <table:table-cell office:value-type="float" office:value="34.59">
            <text:p>34.59</text:p>
          </table:table-cell>
          <table:table-cell office:value-type="float" office:value="35.22">
            <text:p>35.22</text:p>
          </table:table-cell>
          <table:table-cell office:value-type="float" office:value="21.98">
            <text:p>21.98</text:p>
          </table:table-cell>
          <table:table-cell office:value-type="float" office:value="44.6">
            <text:p>44.6</text:p>
          </table:table-cell>
          <table:table-cell office:value-type="string">
            <text:p>...</text:p>
          </table:table-cell>
          <table:table-cell office:value-type="float" office:value="4.65">
            <text:p>4.65</text:p>
          </table:table-cell>
          <table:table-cell office:value-type="string">
            <text:p>...</text:p>
          </table:table-cell>
          <table:table-cell office:value-type="float" office:value="4.08">
            <text:p>4.08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ESO 059-G007</text:p>
          </table:table-cell>
          <table:table-cell office:value-type="string">
            <text:p>18.20±1.08</text:p>
          </table:table-cell>
          <table:table-cell office:value-type="string">
            <text:p>18.39±0.27</text:p>
          </table:table-cell>
          <table:table-cell office:value-type="string">
            <text:p>-0.19±1.11</text:p>
          </table:table-cell>
          <table:table-cell office:value-type="string">
            <text:p>...</text:p>
          </table:table-cell>
          <table:table-cell office:value-type="string">
            <text:p>18.49±0.21</text:p>
          </table:table-cell>
          <table:table-cell office:value-type="string">
            <text:p>...</text:p>
          </table:table-cell>
          <table:table-cell office:value-type="float" office:value="33.95">
            <text:p>33.95</text:p>
          </table:table-cell>
          <table:table-cell office:value-type="float" office:value="33.69">
            <text:p>33.69</text:p>
          </table:table-cell>
          <table:table-cell office:value-type="float" office:value="15.68">
            <text:p>15.68</text:p>
          </table:table-cell>
          <table:table-cell office:value-type="float" office:value="10.89">
            <text:p>10.89</text:p>
          </table:table-cell>
          <table:table-cell table:number-columns-repeated="5" office:value-type="string">
            <text:p>...</text:p>
          </table:table-cell>
        </table:table-row>
        <table:table-row table:style-name="ro1">
          <table:table-cell office:value-type="string">
            <text:p>NGC 2442</text:p>
          </table:table-cell>
          <table:table-cell office:value-type="string">
            <text:p>12.59±0.02</text:p>
          </table:table-cell>
          <table:table-cell office:value-type="string">
            <text:p>12.24±0.01</text:p>
          </table:table-cell>
          <table:table-cell office:value-type="string">
            <text:p>0.36±0.02</text:p>
          </table:table-cell>
          <table:table-cell office:value-type="string">
            <text:p>12.74±0.01</text:p>
          </table:table-cell>
          <table:table-cell office:value-type="string">
            <text:p>12.36±0.01</text:p>
          </table:table-cell>
          <table:table-cell office:value-type="string">
            <text:p>0.38±0.01</text:p>
          </table:table-cell>
          <table:table-cell office:value-type="float" office:value="36.19">
            <text:p>36.19</text:p>
          </table:table-cell>
          <table:table-cell office:value-type="float" office:value="36.15">
            <text:p>36.15</text:p>
          </table:table-cell>
          <table:table-cell office:value-type="float" office:value="81.38">
            <text:p>81.38</text:p>
          </table:table-cell>
          <table:table-cell office:value-type="float" office:value="80.91">
            <text:p>80.91</text:p>
          </table:table-cell>
          <table:table-cell office:value-type="float" office:value="2.1">
            <text:p>2.1</text:p>
          </table:table-cell>
          <table:table-cell office:value-type="float" office:value="2.13">
            <text:p>2.13</text:p>
          </table:table-cell>
          <table:table-cell office:value-type="float" office:value="2.08">
            <text:p>2.08</text:p>
          </table:table-cell>
          <table:table-cell office:value-type="float" office:value="2.12">
            <text:p>2.12</text:p>
          </table:table-cell>
          <table:table-cell office:value-type="string">
            <text:p>?Fh</text:p>
          </table:table-cell>
        </table:table-row>
        <table:table-row table:style-name="ro1">
          <table:table-cell office:value-type="string">
            <text:p>NGC 2403</text:p>
          </table:table-cell>
          <table:table-cell office:value-type="string">
            <text:p>10.37±0.01</text:p>
          </table:table-cell>
          <table:table-cell office:value-type="string">
            <text:p>10.18±0.01</text:p>
          </table:table-cell>
          <table:table-cell office:value-type="string">
            <text:p>0.19±0.01</text:p>
          </table:table-cell>
          <table:table-cell office:value-type="string">
            <text:p>10.37±0.01</text:p>
          </table:table-cell>
          <table:table-cell office:value-type="string">
            <text:p>10.18±0.01</text:p>
          </table:table-cell>
          <table:table-cell office:value-type="string">
            <text:p>0.20±0.01</text:p>
          </table:table-cell>
          <table:table-cell office:value-type="float" office:value="35.79">
            <text:p>35.79</text:p>
          </table:table-cell>
          <table:table-cell office:value-type="float" office:value="35.69">
            <text:p>35.69</text:p>
          </table:table-cell>
          <table:table-cell office:value-type="float" office:value="161.07">
            <text:p>161.07</text:p>
          </table:table-cell>
          <table:table-cell office:value-type="float" office:value="152.57">
            <text:p>152.57</text:p>
          </table:table-cell>
          <table:table-cell office:value-type="float" office:value="2.67">
            <text:p>2.67</text:p>
          </table:table-cell>
          <table:table-cell office:value-type="float" office:value="2.69">
            <text:p>2.69</text:p>
          </table:table-cell>
          <table:table-cell office:value-type="float" office:value="2.68">
            <text:p>2.68</text:p>
          </table:table-cell>
          <table:table-cell office:value-type="float" office:value="2.71">
            <text:p>2.71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ESO 059-G010</text:p>
          </table:table-cell>
          <table:table-cell office:value-type="string">
            <text:p>16.72±0.08</text:p>
          </table:table-cell>
          <table:table-cell office:value-type="string">
            <text:p>16.74±0.08</text:p>
          </table:table-cell>
          <table:table-cell office:value-type="string">
            <text:p>-0.02±0.11</text:p>
          </table:table-cell>
          <table:table-cell office:value-type="string">
            <text:p>17.25±0.09</text:p>
          </table:table-cell>
          <table:table-cell office:value-type="string">
            <text:p>17.06±0.05</text:p>
          </table:table-cell>
          <table:table-cell office:value-type="string">
            <text:p>0.19±0.10</text:p>
          </table:table-cell>
          <table:table-cell office:value-type="float" office:value="34.54">
            <text:p>34.54</text:p>
          </table:table-cell>
          <table:table-cell office:value-type="float" office:value="34.35">
            <text:p>34.35</text:p>
          </table:table-cell>
          <table:table-cell office:value-type="float" office:value="15.22">
            <text:p>15.22</text:p>
          </table:table-cell>
          <table:table-cell office:value-type="float" office:value="12.94">
            <text:p>12.94</text:p>
          </table:table-cell>
          <table:table-cell office:value-type="float" office:value="2.54">
            <text:p>2.54</text:p>
          </table:table-cell>
          <table:table-cell table:number-columns-repeated="3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UGC 03942</text:p>
          </table:table-cell>
          <table:table-cell office:value-type="string">
            <text:p>...</text:p>
          </table:table-cell>
          <table:table-cell office:value-type="string">
            <text:p>18.60±0.06</text:p>
          </table:table-cell>
          <table:table-cell table:number-columns-repeated="2" office:value-type="string">
            <text:p>...</text:p>
          </table:table-cell>
          <table:table-cell office:value-type="string">
            <text:p>18.99±0.03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44">
            <text:p>35.44</text:p>
          </table:table-cell>
          <table:table-cell office:value-type="string">
            <text:p>...</text:p>
          </table:table-cell>
          <table:table-cell office:value-type="float" office:value="9.1">
            <text:p>9.1</text:p>
          </table:table-cell>
          <table:table-cell table:number-columns-repeated="4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ESO 059-G011</text:p>
          </table:table-cell>
          <table:table-cell office:value-type="string">
            <text:p>...</text:p>
          </table:table-cell>
          <table:table-cell office:value-type="string">
            <text:p>16.98±0.15</text:p>
          </table:table-cell>
          <table:table-cell table:number-columns-repeated="2" office:value-type="string">
            <text:p>...</text:p>
          </table:table-cell>
          <table:table-cell office:value-type="string">
            <text:p>17.06±0.09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4.46">
            <text:p>34.46</text:p>
          </table:table-cell>
          <table:table-cell office:value-type="string">
            <text:p>...</text:p>
          </table:table-cell>
          <table:table-cell office:value-type="float" office:value="13.53">
            <text:p>13.53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UGC 03995</text:p>
          </table:table-cell>
          <table:table-cell office:value-type="string">
            <text:p>16.09±0.01</text:p>
          </table:table-cell>
          <table:table-cell office:value-type="string">
            <text:p>15.58±0.01</text:p>
          </table:table-cell>
          <table:table-cell office:value-type="string">
            <text:p>0.51±0.01</text:p>
          </table:table-cell>
          <table:table-cell office:value-type="string">
            <text:p>16.17±0.01</text:p>
          </table:table-cell>
          <table:table-cell office:value-type="string">
            <text:p>15.66±0.01</text:p>
          </table:table-cell>
          <table:table-cell office:value-type="string">
            <text:p>0.51±0.02</text:p>
          </table:table-cell>
          <table:table-cell office:value-type="float" office:value="36.18">
            <text:p>36.18</text:p>
          </table:table-cell>
          <table:table-cell office:value-type="float" office:value="36.2">
            <text:p>36.2</text:p>
          </table:table-cell>
          <table:table-cell office:value-type="float" office:value="28.05">
            <text:p>28.05</text:p>
          </table:table-cell>
          <table:table-cell office:value-type="float" office:value="27.69">
            <text:p>27.69</text:p>
          </table:table-cell>
          <table:table-cell office:value-type="float" office:value="2.06">
            <text:p>2.06</text:p>
          </table:table-cell>
          <table:table-cell office:value-type="float" office:value="2.09">
            <text:p>2.09</text:p>
          </table:table-cell>
          <table:table-cell office:value-type="float" office:value="2">
            <text:p>2</text:p>
          </table:table-cell>
          <table:table-cell office:value-type="float" office:value="2.03">
            <text:p>2.03</text:p>
          </table:table-cell>
          <table:table-cell office:value-type="string">
            <text:p>?Fn</text:p>
          </table:table-cell>
        </table:table-row>
        <table:table-row table:style-name="ro1">
          <table:table-cell office:value-type="string">
            <text:p>UGC 03997</text:p>
          </table:table-cell>
          <table:table-cell office:value-type="string">
            <text:p>16.74±0.01</text:p>
          </table:table-cell>
          <table:table-cell office:value-type="string">
            <text:p>16.55±0.02</text:p>
          </table:table-cell>
          <table:table-cell office:value-type="string">
            <text:p>0.19±0.02</text:p>
          </table:table-cell>
          <table:table-cell office:value-type="string">
            <text:p>16.87±0.02</text:p>
          </table:table-cell>
          <table:table-cell office:value-type="string">
            <text:p>16.69±0.01</text:p>
          </table:table-cell>
          <table:table-cell office:value-type="string">
            <text:p>0.19±0.02</text:p>
          </table:table-cell>
          <table:table-cell office:value-type="float" office:value="36.11">
            <text:p>36.11</text:p>
          </table:table-cell>
          <table:table-cell office:value-type="float" office:value="36.01">
            <text:p>36.01</text:p>
          </table:table-cell>
          <table:table-cell office:value-type="float" office:value="18.55">
            <text:p>18.55</text:p>
          </table:table-cell>
          <table:table-cell office:value-type="float" office:value="18.35">
            <text:p>18.35</text:p>
          </table:table-cell>
          <table:table-cell table:number-columns-repeated="4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UGC 04056</text:p>
          </table:table-cell>
          <table:table-cell office:value-type="string">
            <text:p>16.86±0.09</text:p>
          </table:table-cell>
          <table:table-cell office:value-type="string">
            <text:p>16.53±0.02</text:p>
          </table:table-cell>
          <table:table-cell office:value-type="string">
            <text:p>0.33±0.09</text:p>
          </table:table-cell>
          <table:table-cell office:value-type="string">
            <text:p>17.05±0.05</text:p>
          </table:table-cell>
          <table:table-cell office:value-type="string">
            <text:p>16.69±0.01</text:p>
          </table:table-cell>
          <table:table-cell office:value-type="string">
            <text:p>0.36±0.05</text:p>
          </table:table-cell>
          <table:table-cell office:value-type="float" office:value="36.48">
            <text:p>36.48</text:p>
          </table:table-cell>
          <table:table-cell office:value-type="float" office:value="36.44">
            <text:p>36.44</text:p>
          </table:table-cell>
          <table:table-cell office:value-type="float" office:value="15.59">
            <text:p>15.59</text:p>
          </table:table-cell>
          <table:table-cell office:value-type="float" office:value="14.42">
            <text:p>14.42</text:p>
          </table:table-cell>
          <table:table-cell table:number-columns-repeated="4" office:value-type="string">
            <text:p>...</text:p>
          </table:table-cell>
          <table:table-cell office:value-type="string">
            <text:p>?Fn</text:p>
          </table:table-cell>
        </table:table-row>
        <table:table-row table:style-name="ro1">
          <table:table-cell office:value-type="string">
            <text:p>UGC 04136</text:p>
          </table:table-cell>
          <table:table-cell office:value-type="string">
            <text:p>19.88±0.11</text:p>
          </table:table-cell>
          <table:table-cell office:value-type="string">
            <text:p>18.74±0.05</text:p>
          </table:table-cell>
          <table:table-cell office:value-type="string">
            <text:p>1.14±0.11</text:p>
          </table:table-cell>
          <table:table-cell office:value-type="string">
            <text:p>19.89±0.10</text:p>
          </table:table-cell>
          <table:table-cell office:value-type="string">
            <text:p>18.94±0.03</text:p>
          </table:table-cell>
          <table:table-cell office:value-type="string">
            <text:p>0.95±0.10</text:p>
          </table:table-cell>
          <table:table-cell office:value-type="float" office:value="34.97">
            <text:p>34.97</text:p>
          </table:table-cell>
          <table:table-cell office:value-type="float" office:value="35.24">
            <text:p>35.24</text:p>
          </table:table-cell>
          <table:table-cell office:value-type="float" office:value="7.67">
            <text:p>7.67</text:p>
          </table:table-cell>
          <table:table-cell office:value-type="float" office:value="10.16">
            <text:p>10.16</text:p>
          </table:table-cell>
          <table:table-cell office:value-type="string">
            <text:p>...</text:p>
          </table:table-cell>
          <table:table-cell office:value-type="float" office:value="2.62">
            <text:p>2.62</text:p>
          </table:table-cell>
          <table:table-cell table:number-columns-repeated="2" office:value-type="string">
            <text:p>...</text:p>
          </table:table-cell>
          <table:table-cell office:value-type="string">
            <text:p>?Fn</text:p>
          </table:table-cell>
        </table:table-row>
        <table:table-row table:style-name="ro1">
          <table:table-cell office:value-type="string">
            <text:p>UGC 04148</text:p>
          </table:table-cell>
          <table:table-cell office:value-type="string">
            <text:p>16.19±0.01</text:p>
          </table:table-cell>
          <table:table-cell office:value-type="string">
            <text:p>15.99±0.02</text:p>
          </table:table-cell>
          <table:table-cell office:value-type="string">
            <text:p>0.20±0.02</text:p>
          </table:table-cell>
          <table:table-cell office:value-type="string">
            <text:p>16.41±0.01</text:p>
          </table:table-cell>
          <table:table-cell office:value-type="string">
            <text:p>16.26±0.01</text:p>
          </table:table-cell>
          <table:table-cell office:value-type="string">
            <text:p>0.15±0.02</text:p>
          </table:table-cell>
          <table:table-cell office:value-type="float" office:value="34.66">
            <text:p>34.66</text:p>
          </table:table-cell>
          <table:table-cell office:value-type="float" office:value="34.56">
            <text:p>34.56</text:p>
          </table:table-cell>
          <table:table-cell office:value-type="float" office:value="15.65">
            <text:p>15.65</text:p>
          </table:table-cell>
          <table:table-cell office:value-type="float" office:value="16.36">
            <text:p>16.36</text:p>
          </table:table-cell>
          <table:table-cell office:value-type="float" office:value="2.19">
            <text:p>2.19</text:p>
          </table:table-cell>
          <table:table-cell office:value-type="float" office:value="2.34">
            <text:p>2.34</text:p>
          </table:table-cell>
          <table:table-cell office:value-type="float" office:value="2.17">
            <text:p>2.17</text:p>
          </table:table-cell>
          <table:table-cell office:value-type="float" office:value="2.36">
            <text:p>2.36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2500</text:p>
          </table:table-cell>
          <table:table-cell office:value-type="string">
            <text:p>13.52±0.01</text:p>
          </table:table-cell>
          <table:table-cell office:value-type="string">
            <text:p>13.39±0.01</text:p>
          </table:table-cell>
          <table:table-cell office:value-type="string">
            <text:p>0.12±0.01</text:p>
          </table:table-cell>
          <table:table-cell office:value-type="string">
            <text:p>13.59±0.01</text:p>
          </table:table-cell>
          <table:table-cell office:value-type="string">
            <text:p>13.46±0.01</text:p>
          </table:table-cell>
          <table:table-cell office:value-type="string">
            <text:p>0.12±0.01</text:p>
          </table:table-cell>
          <table:table-cell office:value-type="float" office:value="35.52">
            <text:p>35.52</text:p>
          </table:table-cell>
          <table:table-cell office:value-type="float" office:value="35.39">
            <text:p>35.39</text:p>
          </table:table-cell>
          <table:table-cell office:value-type="float" office:value="43.57">
            <text:p>43.57</text:p>
          </table:table-cell>
          <table:table-cell office:value-type="float" office:value="42.8">
            <text:p>42.8</text:p>
          </table:table-cell>
          <table:table-cell office:value-type="float" office:value="2.09">
            <text:p>2.09</text:p>
          </table:table-cell>
          <table:table-cell office:value-type="float" office:value="2.12">
            <text:p>2.12</text:p>
          </table:table-cell>
          <table:table-cell office:value-type="float" office:value="1.87">
            <text:p>1.87</text:p>
          </table:table-cell>
          <table:table-cell office:value-type="float" office:value="1.93">
            <text:p>1.93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UGC 04176</text:p>
          </table:table-cell>
          <table:table-cell office:value-type="string">
            <text:p>16.26±0.01</text:p>
          </table:table-cell>
          <table:table-cell office:value-type="string">
            <text:p>15.96±0.01</text:p>
          </table:table-cell>
          <table:table-cell office:value-type="string">
            <text:p>0.30±0.01</text:p>
          </table:table-cell>
          <table:table-cell office:value-type="string">
            <text:p>16.41±0.01</text:p>
          </table:table-cell>
          <table:table-cell office:value-type="string">
            <text:p>16.12±0.01</text:p>
          </table:table-cell>
          <table:table-cell office:value-type="string">
            <text:p>0.29±0.02</text:p>
          </table:table-cell>
          <table:table-cell office:value-type="float" office:value="35.76">
            <text:p>35.76</text:p>
          </table:table-cell>
          <table:table-cell office:value-type="float" office:value="35.7">
            <text:p>35.7</text:p>
          </table:table-cell>
          <table:table-cell office:value-type="float" office:value="16.16">
            <text:p>16.16</text:p>
          </table:table-cell>
          <table:table-cell office:value-type="float" office:value="16.48">
            <text:p>16.48</text:p>
          </table:table-cell>
          <table:table-cell office:value-type="float" office:value="2.05">
            <text:p>2.05</text:p>
          </table:table-cell>
          <table:table-cell office:value-type="float" office:value="2.1">
            <text:p>2.1</text:p>
          </table:table-cell>
          <table:table-cell office:value-type="float" office:value="2.03">
            <text:p>2.03</text:p>
          </table:table-cell>
          <table:table-cell office:value-type="float" office:value="2.1">
            <text:p>2.1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UGC 04188</text:p>
          </table:table-cell>
          <table:table-cell office:value-type="string">
            <text:p>19.48±0.07</text:p>
          </table:table-cell>
          <table:table-cell office:value-type="string">
            <text:p>18.58±0.04</text:p>
          </table:table-cell>
          <table:table-cell office:value-type="string">
            <text:p>0.90±0.08</text:p>
          </table:table-cell>
          <table:table-cell office:value-type="string">
            <text:p>19.80±0.12</text:p>
          </table:table-cell>
          <table:table-cell office:value-type="string">
            <text:p>18.75±0.05</text:p>
          </table:table-cell>
          <table:table-cell office:value-type="string">
            <text:p>1.04±0.13</text:p>
          </table:table-cell>
          <table:table-cell office:value-type="float" office:value="35.44">
            <text:p>35.44</text:p>
          </table:table-cell>
          <table:table-cell office:value-type="float" office:value="35.62">
            <text:p>35.62</text:p>
          </table:table-cell>
          <table:table-cell office:value-type="float" office:value="14.95">
            <text:p>14.95</text:p>
          </table:table-cell>
          <table:table-cell office:value-type="float" office:value="12.41">
            <text:p>12.41</text:p>
          </table:table-cell>
          <table:table-cell office:value-type="float" office:value="2.96">
            <text:p>2.96</text:p>
          </table:table-cell>
          <table:table-cell table:number-columns-repeated="4" office:value-type="string">
            <text:p>...</text:p>
          </table:table-cell>
        </table:table-row>
        <table:table-row table:style-name="ro1">
          <table:table-cell office:value-type="string">
            <text:p>NGC 2538</text:p>
          </table:table-cell>
          <table:table-cell office:value-type="string">
            <text:p>...</text:p>
          </table:table-cell>
          <table:table-cell office:value-type="string">
            <text:p>16.37±0.01</text:p>
          </table:table-cell>
          <table:table-cell table:number-columns-repeated="2" office:value-type="string">
            <text:p>...</text:p>
          </table:table-cell>
          <table:table-cell office:value-type="string">
            <text:p>16.43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71">
            <text:p>35.71</text:p>
          </table:table-cell>
          <table:table-cell office:value-type="string">
            <text:p>...</text:p>
          </table:table-cell>
          <table:table-cell office:value-type="float" office:value="12.32">
            <text:p>12.32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2543</text:p>
          </table:table-cell>
          <table:table-cell office:value-type="string">
            <text:p>15.12±0.01</text:p>
          </table:table-cell>
          <table:table-cell office:value-type="string">
            <text:p>14.67±0.01</text:p>
          </table:table-cell>
          <table:table-cell office:value-type="string">
            <text:p>0.45±0.01</text:p>
          </table:table-cell>
          <table:table-cell office:value-type="string">
            <text:p>15.25±0.01</text:p>
          </table:table-cell>
          <table:table-cell office:value-type="string">
            <text:p>14.79±0.01</text:p>
          </table:table-cell>
          <table:table-cell office:value-type="string">
            <text:p>0.46±0.01</text:p>
          </table:table-cell>
          <table:table-cell office:value-type="float" office:value="36.02">
            <text:p>36.02</text:p>
          </table:table-cell>
          <table:table-cell office:value-type="float" office:value="36.03">
            <text:p>36.03</text:p>
          </table:table-cell>
          <table:table-cell office:value-type="float" office:value="30.59">
            <text:p>30.59</text:p>
          </table:table-cell>
          <table:table-cell office:value-type="float" office:value="29.57">
            <text:p>29.57</text:p>
          </table:table-cell>
          <table:table-cell office:value-type="float" office:value="1.63">
            <text:p>1.63</text:p>
          </table:table-cell>
          <table:table-cell office:value-type="float" office:value="1.73">
            <text:p>1.73</text:p>
          </table:table-cell>
          <table:table-cell office:value-type="float" office:value="1.37">
            <text:p>1.37</text:p>
          </table:table-cell>
          <table:table-cell office:value-type="float" office:value="1.54">
            <text:p>1.54</text:p>
          </table:table-cell>
          <table:table-cell office:value-type="string">
            <text:p>EDn</text:p>
          </table:table-cell>
        </table:table-row>
        <table:table-row table:style-name="ro1">
          <table:table-cell office:value-type="string">
            <text:p>NGC 2537</text:p>
          </table:table-cell>
          <table:table-cell office:value-type="string">
            <text:p>13.89±0.01</text:p>
          </table:table-cell>
          <table:table-cell office:value-type="string">
            <text:p>13.73±0.01</text:p>
          </table:table-cell>
          <table:table-cell office:value-type="string">
            <text:p>0.17±0.01</text:p>
          </table:table-cell>
          <table:table-cell office:value-type="string">
            <text:p>13.97±0.01</text:p>
          </table:table-cell>
          <table:table-cell office:value-type="string">
            <text:p>13.79±0.01</text:p>
          </table:table-cell>
          <table:table-cell office:value-type="string">
            <text:p>0.18±0.01</text:p>
          </table:table-cell>
          <table:table-cell office:value-type="float" office:value="35.06">
            <text:p>35.06</text:p>
          </table:table-cell>
          <table:table-cell office:value-type="float" office:value="34.94">
            <text:p>34.94</text:p>
          </table:table-cell>
          <table:table-cell office:value-type="float" office:value="19.05">
            <text:p>19.05</text:p>
          </table:table-cell>
          <table:table-cell office:value-type="float" office:value="19.21">
            <text:p>19.21</text:p>
          </table:table-cell>
          <table:table-cell office:value-type="float" office:value="1.72">
            <text:p>1.72</text:p>
          </table:table-cell>
          <table:table-cell office:value-type="float" office:value="1.83">
            <text:p>1.83</text:p>
          </table:table-cell>
          <table:table-cell office:value-type="float" office:value="1.6">
            <text:p>1.6</text:p>
          </table:table-cell>
          <table:table-cell office:value-type="float" office:value="1.75">
            <text:p>1.75</text:p>
          </table:table-cell>
          <table:table-cell office:value-type="string">
            <text:p>ERn</text:p>
          </table:table-cell>
        </table:table-row>
        <table:table-row table:style-name="ro1">
          <table:table-cell office:value-type="string">
            <text:p>UGC4278</text:p>
          </table:table-cell>
          <table:table-cell office:value-type="string">
            <text:p>14.87±0.01</text:p>
          </table:table-cell>
          <table:table-cell office:value-type="string">
            <text:p>14.50±0.01</text:p>
          </table:table-cell>
          <table:table-cell office:value-type="string">
            <text:p>0.38±0.01</text:p>
          </table:table-cell>
          <table:table-cell office:value-type="string">
            <text:p>15.02±0.01</text:p>
          </table:table-cell>
          <table:table-cell office:value-type="string">
            <text:p>14.67±0.01</text:p>
          </table:table-cell>
          <table:table-cell office:value-type="string">
            <text:p>0.35±0.01</text:p>
          </table:table-cell>
          <table:table-cell office:value-type="float" office:value="35.27">
            <text:p>35.27</text:p>
          </table:table-cell>
          <table:table-cell office:value-type="float" office:value="35.25">
            <text:p>35.25</text:p>
          </table:table-cell>
          <table:table-cell office:value-type="float" office:value="22.62">
            <text:p>22.62</text:p>
          </table:table-cell>
          <table:table-cell office:value-type="float" office:value="23.43">
            <text:p>23.43</text:p>
          </table:table-cell>
          <table:table-cell office:value-type="float" office:value="2.86">
            <text:p>2.86</text:p>
          </table:table-cell>
          <table:table-cell office:value-type="float" office:value="2.72">
            <text:p>2.72</text:p>
          </table:table-cell>
          <table:table-cell office:value-type="float" office:value="2.78">
            <text:p>2.78</text:p>
          </table:table-cell>
          <table:table-cell office:value-type="float" office:value="2.71">
            <text:p>2.71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2541</text:p>
          </table:table-cell>
          <table:table-cell office:value-type="string">
            <text:p>13.41±0.01</text:p>
          </table:table-cell>
          <table:table-cell office:value-type="string">
            <text:p>13.32±0.01</text:p>
          </table:table-cell>
          <table:table-cell office:value-type="string">
            <text:p>0.10±0.01</text:p>
          </table:table-cell>
          <table:table-cell office:value-type="string">
            <text:p>13.50±0.01</text:p>
          </table:table-cell>
          <table:table-cell office:value-type="string">
            <text:p>13.39±0.01</text:p>
          </table:table-cell>
          <table:table-cell office:value-type="string">
            <text:p>0.11±0.01</text:p>
          </table:table-cell>
          <table:table-cell office:value-type="float" office:value="35.6">
            <text:p>35.6</text:p>
          </table:table-cell>
          <table:table-cell office:value-type="float" office:value="35.46">
            <text:p>35.46</text:p>
          </table:table-cell>
          <table:table-cell office:value-type="float" office:value="67.7">
            <text:p>67.7</text:p>
          </table:table-cell>
          <table:table-cell office:value-type="float" office:value="65.1">
            <text:p>65.1</text:p>
          </table:table-cell>
          <table:table-cell office:value-type="float" office:value="2.14">
            <text:p>2.14</text:p>
          </table:table-cell>
          <table:table-cell office:value-type="float" office:value="2.22">
            <text:p>2.22</text:p>
          </table:table-cell>
          <table:table-cell office:value-type="float" office:value="2.13">
            <text:p>2.13</text:p>
          </table:table-cell>
          <table:table-cell office:value-type="float" office:value="2.21">
            <text:p>2.21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NGC 2523C</text:p>
          </table:table-cell>
          <table:table-cell office:value-type="string">
            <text:p>20.68±0.39</text:p>
          </table:table-cell>
          <table:table-cell office:value-type="string">
            <text:p>18.16±0.04</text:p>
          </table:table-cell>
          <table:table-cell office:value-type="string">
            <text:p>2.52±0.40</text:p>
          </table:table-cell>
          <table:table-cell office:value-type="string">
            <text:p>...</text:p>
          </table:table-cell>
          <table:table-cell office:value-type="string">
            <text:p>18.34±0.03</text:p>
          </table:table-cell>
          <table:table-cell office:value-type="string">
            <text:p>...</text:p>
          </table:table-cell>
          <table:table-cell office:value-type="float" office:value="34.15">
            <text:p>34.15</text:p>
          </table:table-cell>
          <table:table-cell office:value-type="float" office:value="34.98">
            <text:p>34.98</text:p>
          </table:table-cell>
          <table:table-cell office:value-type="string">
            <text:p>...</text:p>
          </table:table-cell>
          <table:table-cell office:value-type="float" office:value="13.64">
            <text:p>13.64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UGC 04311</text:p>
          </table:table-cell>
          <table:table-cell office:value-type="string">
            <text:p>18.38±0.04</text:p>
          </table:table-cell>
          <table:table-cell office:value-type="string">
            <text:p>17.77±0.04</text:p>
          </table:table-cell>
          <table:table-cell office:value-type="string">
            <text:p>0.61±0.05</text:p>
          </table:table-cell>
          <table:table-cell office:value-type="string">
            <text:p>18.72±0.04</text:p>
          </table:table-cell>
          <table:table-cell office:value-type="string">
            <text:p>18.18±0.02</text:p>
          </table:table-cell>
          <table:table-cell office:value-type="string">
            <text:p>0.54±0.04</text:p>
          </table:table-cell>
          <table:table-cell office:value-type="float" office:value="36.1">
            <text:p>36.1</text:p>
          </table:table-cell>
          <table:table-cell office:value-type="float" office:value="36.16">
            <text:p>36.16</text:p>
          </table:table-cell>
          <table:table-cell office:value-type="float" office:value="9.09">
            <text:p>9.09</text:p>
          </table:table-cell>
          <table:table-cell office:value-type="float" office:value="9.15">
            <text:p>9.15</text:p>
          </table:table-cell>
          <table:table-cell office:value-type="float" office:value="2.13">
            <text:p>2.13</text:p>
          </table:table-cell>
          <table:table-cell office:value-type="float" office:value="2.34">
            <text:p>2.34</text:p>
          </table:table-cell>
          <table:table-cell table:number-columns-repeated="2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Holmberg II</text:p>
          </table:table-cell>
          <table:table-cell office:value-type="string">
            <text:p>12.20±0.01</text:p>
          </table:table-cell>
          <table:table-cell office:value-type="string">
            <text:p>12.19±0.01</text:p>
          </table:table-cell>
          <table:table-cell office:value-type="string">
            <text:p>0.01±0.01</text:p>
          </table:table-cell>
          <table:table-cell office:value-type="string">
            <text:p>12.29±0.01</text:p>
          </table:table-cell>
          <table:table-cell office:value-type="string">
            <text:p>12.28±0.01</text:p>
          </table:table-cell>
          <table:table-cell office:value-type="string">
            <text:p>0.02±0.01</text:p>
          </table:table-cell>
          <table:table-cell office:value-type="float" office:value="35.11">
            <text:p>35.11</text:p>
          </table:table-cell>
          <table:table-cell office:value-type="float" office:value="34.94">
            <text:p>34.94</text:p>
          </table:table-cell>
          <table:table-cell office:value-type="float" office:value="119.43">
            <text:p>119.43</text:p>
          </table:table-cell>
          <table:table-cell office:value-type="float" office:value="114.52">
            <text:p>114.52</text:p>
          </table:table-cell>
          <table:table-cell office:value-type="float" office:value="2.47">
            <text:p>2.47</text:p>
          </table:table-cell>
          <table:table-cell office:value-type="float" office:value="2.48">
            <text:p>2.48</text:p>
          </table:table-cell>
          <table:table-cell office:value-type="float" office:value="2.5">
            <text:p>2.5</text:p>
          </table:table-cell>
          <table:table-cell office:value-type="float" office:value="2.48">
            <text:p>2.48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2552</text:p>
          </table:table-cell>
          <table:table-cell office:value-type="string">
            <text:p>...</text:p>
          </table:table-cell>
          <table:table-cell office:value-type="string">
            <text:p>14.03±0.01</text:p>
          </table:table-cell>
          <table:table-cell table:number-columns-repeated="2" office:value-type="string">
            <text:p>...</text:p>
          </table:table-cell>
          <table:table-cell office:value-type="string">
            <text:p>14.10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15">
            <text:p>35.15</text:p>
          </table:table-cell>
          <table:table-cell office:value-type="string">
            <text:p>...</text:p>
          </table:table-cell>
          <table:table-cell office:value-type="float" office:value="41.54">
            <text:p>41.54</text:p>
          </table:table-cell>
          <table:table-cell office:value-type="string">
            <text:p>...</text:p>
          </table:table-cell>
          <table:table-cell office:value-type="float" office:value="2.03">
            <text:p>2.03</text:p>
          </table:table-cell>
          <table:table-cell office:value-type="string">
            <text:p>...</text:p>
          </table:table-cell>
          <table:table-cell office:value-type="float" office:value="1.97">
            <text:p>1.97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04387</text:p>
          </table:table-cell>
          <table:table-cell office:value-type="string">
            <text:p>...</text:p>
          </table:table-cell>
          <table:table-cell office:value-type="string">
            <text:p>19.03±0.08</text:p>
          </table:table-cell>
          <table:table-cell table:number-columns-repeated="2" office:value-type="string">
            <text:p>...</text:p>
          </table:table-cell>
          <table:table-cell office:value-type="string">
            <text:p>19.55±0.04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63">
            <text:p>35.63</text:p>
          </table:table-cell>
          <table:table-cell office:value-type="string">
            <text:p>...</text:p>
          </table:table-cell>
          <table:table-cell office:value-type="float" office:value="11.64">
            <text:p>11.64</text:p>
          </table:table-cell>
          <table:table-cell office:value-type="string">
            <text:p>...</text:p>
          </table:table-cell>
          <table:table-cell office:value-type="float" office:value="2.44">
            <text:p>2.44</text:p>
          </table:table-cell>
          <table:table-cell office:value-type="string">
            <text:p>...</text:p>
          </table:table-cell>
          <table:table-cell office:value-type="float" office:value="2.42">
            <text:p>2.42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2551</text:p>
          </table:table-cell>
          <table:table-cell office:value-type="string">
            <text:p>15.96±0.01</text:p>
          </table:table-cell>
          <table:table-cell office:value-type="string">
            <text:p>15.69±0.01</text:p>
          </table:table-cell>
          <table:table-cell office:value-type="string">
            <text:p>0.28±0.01</text:p>
          </table:table-cell>
          <table:table-cell office:value-type="string">
            <text:p>16.07±0.01</text:p>
          </table:table-cell>
          <table:table-cell office:value-type="string">
            <text:p>15.81±0.01</text:p>
          </table:table-cell>
          <table:table-cell office:value-type="string">
            <text:p>0.25±0.01</text:p>
          </table:table-cell>
          <table:table-cell office:value-type="float" office:value="35.69">
            <text:p>35.69</text:p>
          </table:table-cell>
          <table:table-cell office:value-type="float" office:value="35.62">
            <text:p>35.62</text:p>
          </table:table-cell>
          <table:table-cell office:value-type="float" office:value="21.59">
            <text:p>21.59</text:p>
          </table:table-cell>
          <table:table-cell office:value-type="float" office:value="21.3">
            <text:p>21.3</text:p>
          </table:table-cell>
          <table:table-cell office:value-type="float" office:value="1.83">
            <text:p>1.83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1.92">
            <text:p>1.92</text:p>
          </table:table-cell>
          <table:table-cell office:value-type="string">
            <text:p>EFh,EFn</text:p>
          </table:table-cell>
        </table:table-row>
        <table:table-row table:style-name="ro1">
          <table:table-cell office:value-type="string">
            <text:p>HS 0822+3542</text:p>
          </table:table-cell>
          <table:table-cell office:value-type="string">
            <text:p>18.26±0.13</text:p>
          </table:table-cell>
          <table:table-cell office:value-type="string">
            <text:p>18.15±0.09</text:p>
          </table:table-cell>
          <table:table-cell office:value-type="string">
            <text:p>0.11±0.16</text:p>
          </table:table-cell>
          <table:table-cell table:number-columns-repeated="3" office:value-type="string">
            <text:p>...</text:p>
          </table:table-cell>
          <table:table-cell office:value-type="float" office:value="33.64">
            <text:p>33.64</text:p>
          </table:table-cell>
          <table:table-cell office:value-type="float" office:value="33.51">
            <text:p>33.51</text:p>
          </table:table-cell>
          <table:table-cell table:number-columns-repeated="7" office:value-type="string">
            <text:p>...</text:p>
          </table:table-cell>
        </table:table-row>
        <table:table-row table:style-name="ro1">
          <table:table-cell office:value-type="string">
            <text:p>UGC 04393</text:p>
          </table:table-cell>
          <table:table-cell office:value-type="string">
            <text:p>...</text:p>
          </table:table-cell>
          <table:table-cell office:value-type="string">
            <text:p>14.86±0.02</text:p>
          </table:table-cell>
          <table:table-cell table:number-columns-repeated="2" office:value-type="string">
            <text:p>...</text:p>
          </table:table-cell>
          <table:table-cell office:value-type="string">
            <text:p>14.95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84">
            <text:p>35.84</text:p>
          </table:table-cell>
          <table:table-cell office:value-type="string">
            <text:p>...</text:p>
          </table:table-cell>
          <table:table-cell office:value-type="float" office:value="18.62">
            <text:p>18.62</text:p>
          </table:table-cell>
          <table:table-cell table:number-columns-repeated="4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UGC 04401</text:p>
          </table:table-cell>
          <table:table-cell office:value-type="string">
            <text:p>...</text:p>
          </table:table-cell>
          <table:table-cell office:value-type="string">
            <text:p>16.74±0.02</text:p>
          </table:table-cell>
          <table:table-cell table:number-columns-repeated="2" office:value-type="string">
            <text:p>...</text:p>
          </table:table-cell>
          <table:table-cell office:value-type="string">
            <text:p>16.98±0.02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4">
            <text:p>35.4</text:p>
          </table:table-cell>
          <table:table-cell office:value-type="string">
            <text:p>...</text:p>
          </table:table-cell>
          <table:table-cell office:value-type="float" office:value="21.92">
            <text:p>21.92</text:p>
          </table:table-cell>
          <table:table-cell office:value-type="string">
            <text:p>...</text:p>
          </table:table-cell>
          <table:table-cell office:value-type="float" office:value="2.65">
            <text:p>2.65</text:p>
          </table:table-cell>
          <table:table-cell table:number-columns-repeated="2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UGC 04390</text:p>
          </table:table-cell>
          <table:table-cell office:value-type="string">
            <text:p>15.67±0.01</text:p>
          </table:table-cell>
          <table:table-cell office:value-type="string">
            <text:p>15.43±0.01</text:p>
          </table:table-cell>
          <table:table-cell office:value-type="string">
            <text:p>0.25±0.01</text:p>
          </table:table-cell>
          <table:table-cell office:value-type="string">
            <text:p>16.11±0.01</text:p>
          </table:table-cell>
          <table:table-cell office:value-type="string">
            <text:p>15.82±0.01</text:p>
          </table:table-cell>
          <table:table-cell office:value-type="string">
            <text:p>0.29±0.02</text:p>
          </table:table-cell>
          <table:table-cell office:value-type="float" office:value="35.75">
            <text:p>35.75</text:p>
          </table:table-cell>
          <table:table-cell office:value-type="float" office:value="35.67">
            <text:p>35.67</text:p>
          </table:table-cell>
          <table:table-cell office:value-type="float" office:value="37.28">
            <text:p>37.28</text:p>
          </table:table-cell>
          <table:table-cell office:value-type="float" office:value="35.45">
            <text:p>35.45</text:p>
          </table:table-cell>
          <table:table-cell office:value-type="float" office:value="2.49">
            <text:p>2.49</text:p>
          </table:table-cell>
          <table:table-cell office:value-type="float" office:value="2.58">
            <text:p>2.58</text:p>
          </table:table-cell>
          <table:table-cell office:value-type="float" office:value="2.47">
            <text:p>2.47</text:p>
          </table:table-cell>
          <table:table-cell office:value-type="float" office:value="2.59">
            <text:p>2.59</text:p>
          </table:table-cell>
          <table:table-cell office:value-type="string">
            <text:p>?Fn</text:p>
          </table:table-cell>
        </table:table-row>
        <table:table-row table:style-name="ro1">
          <table:table-cell office:value-type="string">
            <text:p>NGC 2550A</text:p>
          </table:table-cell>
          <table:table-cell office:value-type="string">
            <text:p>15.29±0.01</text:p>
          </table:table-cell>
          <table:table-cell office:value-type="string">
            <text:p>14.94±0.01</text:p>
          </table:table-cell>
          <table:table-cell office:value-type="string">
            <text:p>0.35±0.01</text:p>
          </table:table-cell>
          <table:table-cell office:value-type="string">
            <text:p>15.34±0.01</text:p>
          </table:table-cell>
          <table:table-cell office:value-type="string">
            <text:p>14.99±0.01</text:p>
          </table:table-cell>
          <table:table-cell office:value-type="string">
            <text:p>0.36±0.01</text:p>
          </table:table-cell>
          <table:table-cell office:value-type="float" office:value="36.31">
            <text:p>36.31</text:p>
          </table:table-cell>
          <table:table-cell office:value-type="float" office:value="36.27">
            <text:p>36.27</text:p>
          </table:table-cell>
          <table:table-cell office:value-type="float" office:value="20.5">
            <text:p>20.5</text:p>
          </table:table-cell>
          <table:table-cell office:value-type="float" office:value="19.68">
            <text:p>19.68</text:p>
          </table:table-cell>
          <table:table-cell office:value-type="float" office:value="2.21">
            <text:p>2.21</text:p>
          </table:table-cell>
          <table:table-cell office:value-type="float" office:value="2.34">
            <text:p>2.34</text:p>
          </table:table-cell>
          <table:table-cell table:number-columns-repeated="2" office:value-type="string">
            <text:p>...</text:p>
          </table:table-cell>
          <table:table-cell office:value-type="string">
            <text:p>?Fh</text:p>
          </table:table-cell>
        </table:table-row>
        <table:table-row table:style-name="ro1">
          <table:table-cell office:value-type="string">
            <text:p>UGC 04436</text:p>
          </table:table-cell>
          <table:table-cell office:value-type="string">
            <text:p>...</text:p>
          </table:table-cell>
          <table:table-cell office:value-type="string">
            <text:p>17.12±0.02</text:p>
          </table:table-cell>
          <table:table-cell table:number-columns-repeated="2" office:value-type="string">
            <text:p>...</text:p>
          </table:table-cell>
          <table:table-cell office:value-type="string">
            <text:p>17.35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96">
            <text:p>35.96</text:p>
          </table:table-cell>
          <table:table-cell office:value-type="string">
            <text:p>...</text:p>
          </table:table-cell>
          <table:table-cell office:value-type="float" office:value="10.74">
            <text:p>10.74</text:p>
          </table:table-cell>
          <table:table-cell office:value-type="string">
            <text:p>...</text:p>
          </table:table-cell>
          <table:table-cell office:value-type="float" office:value="2.54">
            <text:p>2.54</text:p>
          </table:table-cell>
          <table:table-cell table:number-columns-repeated="2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UGC 04461</text:p>
          </table:table-cell>
          <table:table-cell office:value-type="string">
            <text:p>16.25±0.03</text:p>
          </table:table-cell>
          <table:table-cell office:value-type="string">
            <text:p>15.81±0.02</text:p>
          </table:table-cell>
          <table:table-cell office:value-type="string">
            <text:p>0.44±0.03</text:p>
          </table:table-cell>
          <table:table-cell office:value-type="string">
            <text:p>16.38±0.01</text:p>
          </table:table-cell>
          <table:table-cell office:value-type="string">
            <text:p>15.96±0.01</text:p>
          </table:table-cell>
          <table:table-cell office:value-type="string">
            <text:p>0.42±0.02</text:p>
          </table:table-cell>
          <table:table-cell table:number-columns-repeated="2" office:value-type="float" office:value="36.17">
            <text:p>36.17</text:p>
          </table:table-cell>
          <table:table-cell office:value-type="float" office:value="14.66">
            <text:p>14.66</text:p>
          </table:table-cell>
          <table:table-cell office:value-type="float" office:value="14.49">
            <text:p>14.49</text:p>
          </table:table-cell>
          <table:table-cell office:value-type="float" office:value="2.22">
            <text:p>2.22</text:p>
          </table:table-cell>
          <table:table-cell office:value-type="float" office:value="2.31">
            <text:p>2.31</text:p>
          </table:table-cell>
          <table:table-cell office:value-type="float" office:value="2.18">
            <text:p>2.18</text:p>
          </table:table-cell>
          <table:table-cell office:value-type="float" office:value="2.3">
            <text:p>2.3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DDO 053</text:p>
          </table:table-cell>
          <table:table-cell office:value-type="string">
            <text:p>15.35±0.01</text:p>
          </table:table-cell>
          <table:table-cell office:value-type="string">
            <text:p>15.38±0.01</text:p>
          </table:table-cell>
          <table:table-cell office:value-type="string">
            <text:p>-0.03±0.01</text:p>
          </table:table-cell>
          <table:table-cell office:value-type="string">
            <text:p>15.56±0.01</text:p>
          </table:table-cell>
          <table:table-cell office:value-type="string">
            <text:p>15.65±0.01</text:p>
          </table:table-cell>
          <table:table-cell office:value-type="string">
            <text:p>-0.09±0.01</text:p>
          </table:table-cell>
          <table:table-cell office:value-type="float" office:value="33.9">
            <text:p>33.9</text:p>
          </table:table-cell>
          <table:table-cell office:value-type="float" office:value="33.71">
            <text:p>33.71</text:p>
          </table:table-cell>
          <table:table-cell office:value-type="float" office:value="22.9">
            <text:p>22.9</text:p>
          </table:table-cell>
          <table:table-cell office:value-type="float" office:value="24.64">
            <text:p>24.64</text:p>
          </table:table-cell>
          <table:table-cell table:number-columns-repeated="4" office:value-type="string">
            <text:p>...</text:p>
          </table:table-cell>
          <table:table-cell office:value-type="string">
            <text:p>?Fn</text:p>
          </table:table-cell>
        </table:table-row>
        <table:table-row table:style-name="ro1">
          <table:table-cell office:value-type="string">
            <text:p>NGC 2600</text:p>
          </table:table-cell>
          <table:table-cell office:value-type="string">
            <text:p>17.46±0.02</text:p>
          </table:table-cell>
          <table:table-cell office:value-type="string">
            <text:p>17.01±0.01</text:p>
          </table:table-cell>
          <table:table-cell office:value-type="string">
            <text:p>0.44±0.02</text:p>
          </table:table-cell>
          <table:table-cell office:value-type="string">
            <text:p>17.68±0.03</text:p>
          </table:table-cell>
          <table:table-cell office:value-type="string">
            <text:p>17.20±0.01</text:p>
          </table:table-cell>
          <table:table-cell office:value-type="string">
            <text:p>0.49±0.03</text:p>
          </table:table-cell>
          <table:table-cell office:value-type="float" office:value="36.53">
            <text:p>36.53</text:p>
          </table:table-cell>
          <table:table-cell office:value-type="float" office:value="36.54">
            <text:p>36.54</text:p>
          </table:table-cell>
          <table:table-cell office:value-type="float" office:value="12.02">
            <text:p>12.02</text:p>
          </table:table-cell>
          <table:table-cell office:value-type="float" office:value="11.51">
            <text:p>11.51</text:p>
          </table:table-cell>
          <table:table-cell office:value-type="float" office:value="2.24">
            <text:p>2.24</text:p>
          </table:table-cell>
          <table:table-cell office:value-type="float" office:value="2.3">
            <text:p>2.3</text:p>
          </table:table-cell>
          <table:table-cell table:number-columns-repeated="2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04499</text:p>
          </table:table-cell>
          <table:table-cell office:value-type="string">
            <text:p>...</text:p>
          </table:table-cell>
          <table:table-cell office:value-type="string">
            <text:p>14.48±0.01</text:p>
          </table:table-cell>
          <table:table-cell table:number-columns-repeated="2" office:value-type="string">
            <text:p>...</text:p>
          </table:table-cell>
          <table:table-cell office:value-type="string">
            <text:p>14.63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17">
            <text:p>35.17</text:p>
          </table:table-cell>
          <table:table-cell office:value-type="string">
            <text:p>...</text:p>
          </table:table-cell>
          <table:table-cell office:value-type="float" office:value="35.03">
            <text:p>35.03</text:p>
          </table:table-cell>
          <table:table-cell office:value-type="string">
            <text:p>...</text:p>
          </table:table-cell>
          <table:table-cell office:value-type="float" office:value="2.43">
            <text:p>2.43</text:p>
          </table:table-cell>
          <table:table-cell office:value-type="string">
            <text:p>...</text:p>
          </table:table-cell>
          <table:table-cell office:value-type="float" office:value="2.57">
            <text:p>2.57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2623</text:p>
          </table:table-cell>
          <table:table-cell office:value-type="string">
            <text:p>...</text:p>
          </table:table-cell>
          <table:table-cell office:value-type="string">
            <text:p>15.77±0.01</text:p>
          </table:table-cell>
          <table:table-cell table:number-columns-repeated="2" office:value-type="string">
            <text:p>...</text:p>
          </table:table-cell>
          <table:table-cell office:value-type="string">
            <text:p>15.83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6.26">
            <text:p>36.26</text:p>
          </table:table-cell>
          <table:table-cell office:value-type="string">
            <text:p>...</text:p>
          </table:table-cell>
          <table:table-cell office:value-type="float" office:value="16.12">
            <text:p>16.12</text:p>
          </table:table-cell>
          <table:table-cell office:value-type="string">
            <text:p>...</text:p>
          </table:table-cell>
          <table:table-cell office:value-type="float" office:value="3.09">
            <text:p>3.09</text:p>
          </table:table-cell>
          <table:table-cell table:number-columns-repeated="2" office:value-type="string">
            <text:p>...</text:p>
          </table:table-cell>
          <table:table-cell office:value-type="string">
            <text:p>VF</text:p>
          </table:table-cell>
        </table:table-row>
        <table:table-row table:style-name="ro1">
          <table:table-cell office:value-type="string">
            <text:p>UGC 04514</text:p>
          </table:table-cell>
          <table:table-cell office:value-type="string">
            <text:p>15.38±0.02</text:p>
          </table:table-cell>
          <table:table-cell office:value-type="string">
            <text:p>15.19±0.01</text:p>
          </table:table-cell>
          <table:table-cell office:value-type="string">
            <text:p>0.19±0.03</text:p>
          </table:table-cell>
          <table:table-cell office:value-type="string">
            <text:p>15.79±0.01</text:p>
          </table:table-cell>
          <table:table-cell office:value-type="string">
            <text:p>15.54±0.01</text:p>
          </table:table-cell>
          <table:table-cell office:value-type="string">
            <text:p>0.25±0.02</text:p>
          </table:table-cell>
          <table:table-cell office:value-type="float" office:value="34.99">
            <text:p>34.99</text:p>
          </table:table-cell>
          <table:table-cell office:value-type="float" office:value="34.89">
            <text:p>34.89</text:p>
          </table:table-cell>
          <table:table-cell office:value-type="float" office:value="25.35">
            <text:p>25.35</text:p>
          </table:table-cell>
          <table:table-cell office:value-type="float" office:value="23.49">
            <text:p>23.49</text:p>
          </table:table-cell>
          <table:table-cell office:value-type="float" office:value="3.55">
            <text:p>3.55</text:p>
          </table:table-cell>
          <table:table-cell office:value-type="float" office:value="3.46">
            <text:p>3.46</text:p>
          </table:table-cell>
          <table:table-cell office:value-type="float" office:value="3.51">
            <text:p>3.51</text:p>
          </table:table-cell>
          <table:table-cell office:value-type="float" office:value="3.4">
            <text:p>3.4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UGC 04515</text:p>
          </table:table-cell>
          <table:table-cell office:value-type="string">
            <text:p>...</text:p>
          </table:table-cell>
          <table:table-cell office:value-type="string">
            <text:p>16.64±0.02</text:p>
          </table:table-cell>
          <table:table-cell table:number-columns-repeated="2" office:value-type="string">
            <text:p>...</text:p>
          </table:table-cell>
          <table:table-cell office:value-type="string">
            <text:p>16.94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84">
            <text:p>35.84</text:p>
          </table:table-cell>
          <table:table-cell office:value-type="string">
            <text:p>...</text:p>
          </table:table-cell>
          <table:table-cell office:value-type="float" office:value="16.83">
            <text:p>16.83</text:p>
          </table:table-cell>
          <table:table-cell office:value-type="string">
            <text:p>...</text:p>
          </table:table-cell>
          <table:table-cell office:value-type="float" office:value="2.39">
            <text:p>2.39</text:p>
          </table:table-cell>
          <table:table-cell office:value-type="string">
            <text:p>...</text:p>
          </table:table-cell>
          <table:table-cell office:value-type="float" office:value="2.28">
            <text:p>2.28</text:p>
          </table:table-cell>
          <table:table-cell office:value-type="string">
            <text:p>Ed</text:p>
          </table:table-cell>
        </table:table-row>
        <table:table-row table:style-name="ro1">
          <table:table-cell office:value-type="string">
            <text:p>UGC 04525</text:p>
          </table:table-cell>
          <table:table-cell office:value-type="string">
            <text:p>...</text:p>
          </table:table-cell>
          <table:table-cell office:value-type="string">
            <text:p>16.17±0.03</text:p>
          </table:table-cell>
          <table:table-cell table:number-columns-repeated="2" office:value-type="string">
            <text:p>...</text:p>
          </table:table-cell>
          <table:table-cell office:value-type="string">
            <text:p>16.51±0.03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6.05">
            <text:p>36.05</text:p>
          </table:table-cell>
          <table:table-cell office:value-type="string">
            <text:p>...</text:p>
          </table:table-cell>
          <table:table-cell office:value-type="float" office:value="15.39">
            <text:p>15.39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04529</text:p>
          </table:table-cell>
          <table:table-cell office:value-type="string">
            <text:p>18.65±0.04</text:p>
          </table:table-cell>
          <table:table-cell office:value-type="string">
            <text:p>18.27±0.02</text:p>
          </table:table-cell>
          <table:table-cell office:value-type="string">
            <text:p>0.38±0.04</text:p>
          </table:table-cell>
          <table:table-cell office:value-type="string">
            <text:p>19.03±0.03</text:p>
          </table:table-cell>
          <table:table-cell office:value-type="string">
            <text:p>18.69±0.02</text:p>
          </table:table-cell>
          <table:table-cell office:value-type="string">
            <text:p>0.33±0.04</text:p>
          </table:table-cell>
          <table:table-cell office:value-type="float" office:value="35.89">
            <text:p>35.89</text:p>
          </table:table-cell>
          <table:table-cell office:value-type="float" office:value="35.87">
            <text:p>35.87</text:p>
          </table:table-cell>
          <table:table-cell office:value-type="float" office:value="9.7">
            <text:p>9.7</text:p>
          </table:table-cell>
          <table:table-cell office:value-type="float" office:value="9.69">
            <text:p>9.69</text:p>
          </table:table-cell>
          <table:table-cell office:value-type="float" office:value="2.25">
            <text:p>2.25</text:p>
          </table:table-cell>
          <table:table-cell office:value-type="float" office:value="2.56">
            <text:p>2.56</text:p>
          </table:table-cell>
          <table:table-cell office:value-type="float" office:value="2.29">
            <text:p>2.29</text:p>
          </table:table-cell>
          <table:table-cell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2639</text:p>
          </table:table-cell>
          <table:table-cell office:value-type="string">
            <text:p>16.95±0.02</text:p>
          </table:table-cell>
          <table:table-cell office:value-type="string">
            <text:p>15.87±0.01</text:p>
          </table:table-cell>
          <table:table-cell office:value-type="string">
            <text:p>1.08±0.02</text:p>
          </table:table-cell>
          <table:table-cell office:value-type="string">
            <text:p>17.01±0.02</text:p>
          </table:table-cell>
          <table:table-cell office:value-type="string">
            <text:p>16.01±0.01</text:p>
          </table:table-cell>
          <table:table-cell office:value-type="string">
            <text:p>1.00±0.02</text:p>
          </table:table-cell>
          <table:table-cell office:value-type="float" office:value="35.56">
            <text:p>35.56</text:p>
          </table:table-cell>
          <table:table-cell office:value-type="float" office:value="35.81">
            <text:p>35.81</text:p>
          </table:table-cell>
          <table:table-cell office:value-type="float" office:value="13.4">
            <text:p>13.4</text:p>
          </table:table-cell>
          <table:table-cell office:value-type="float" office:value="13.76">
            <text:p>13.76</text:p>
          </table:table-cell>
          <table:table-cell table:number-columns-repeated="4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UGC 04546</text:p>
          </table:table-cell>
          <table:table-cell office:value-type="string">
            <text:p>19.62±0.01</text:p>
          </table:table-cell>
          <table:table-cell office:value-type="string">
            <text:p>18.51±0.02</text:p>
          </table:table-cell>
          <table:table-cell office:value-type="string">
            <text:p>1.11±0.02</text:p>
          </table:table-cell>
          <table:table-cell office:value-type="string">
            <text:p>19.83±0.05</text:p>
          </table:table-cell>
          <table:table-cell office:value-type="string">
            <text:p>18.86±0.02</text:p>
          </table:table-cell>
          <table:table-cell office:value-type="string">
            <text:p>0.97±0.05</text:p>
          </table:table-cell>
          <table:table-cell office:value-type="float" office:value="34.86">
            <text:p>34.86</text:p>
          </table:table-cell>
          <table:table-cell office:value-type="float" office:value="35.13">
            <text:p>35.13</text:p>
          </table:table-cell>
          <table:table-cell office:value-type="float" office:value="9.09">
            <text:p>9.09</text:p>
          </table:table-cell>
          <table:table-cell office:value-type="float" office:value="9.33">
            <text:p>9.33</text:p>
          </table:table-cell>
          <table:table-cell office:value-type="float" office:value="2.21">
            <text:p>2.21</text:p>
          </table:table-cell>
          <table:table-cell office:value-type="float" office:value="2.78">
            <text:p>2.78</text:p>
          </table:table-cell>
          <table:table-cell office:value-type="float" office:value="2.23">
            <text:p>2.23</text:p>
          </table:table-cell>
          <table:table-cell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04551</text:p>
          </table:table-cell>
          <table:table-cell office:value-type="string">
            <text:p>18.78±0.05</text:p>
          </table:table-cell>
          <table:table-cell office:value-type="string">
            <text:p>17.51±0.02</text:p>
          </table:table-cell>
          <table:table-cell office:value-type="string">
            <text:p>1.27±0.06</text:p>
          </table:table-cell>
          <table:table-cell office:value-type="string">
            <text:p>18.94±0.05</text:p>
          </table:table-cell>
          <table:table-cell office:value-type="string">
            <text:p>17.62±0.01</text:p>
          </table:table-cell>
          <table:table-cell office:value-type="string">
            <text:p>1.32±0.05</text:p>
          </table:table-cell>
          <table:table-cell office:value-type="float" office:value="34.3">
            <text:p>34.3</text:p>
          </table:table-cell>
          <table:table-cell office:value-type="float" office:value="34.64">
            <text:p>34.64</text:p>
          </table:table-cell>
          <table:table-cell office:value-type="float" office:value="9.65">
            <text:p>9.65</text:p>
          </table:table-cell>
          <table:table-cell office:value-type="float" office:value="9.17">
            <text:p>9.17</text:p>
          </table:table-cell>
          <table:table-cell table:number-columns-repeated="4" office:value-type="string">
            <text:p>...</text:p>
          </table:table-cell>
          <table:table-cell office:value-type="string">
            <text:p>EV</text:p>
          </table:table-cell>
        </table:table-row>
        <table:table-row table:style-name="ro1">
          <table:table-cell office:value-type="string">
            <text:p>UGC 04562</text:p>
          </table:table-cell>
          <table:table-cell office:value-type="string">
            <text:p>...</text:p>
          </table:table-cell>
          <table:table-cell office:value-type="string">
            <text:p>16.63±0.03</text:p>
          </table:table-cell>
          <table:table-cell table:number-columns-repeated="2" office:value-type="string">
            <text:p>...</text:p>
          </table:table-cell>
          <table:table-cell office:value-type="string">
            <text:p>16.71±0.03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6.31">
            <text:p>36.31</text:p>
          </table:table-cell>
          <table:table-cell office:value-type="string">
            <text:p>...</text:p>
          </table:table-cell>
          <table:table-cell office:value-type="float" office:value="13.22">
            <text:p>13.22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04560</text:p>
          </table:table-cell>
          <table:table-cell office:value-type="string">
            <text:p>19.22±0.06</text:p>
          </table:table-cell>
          <table:table-cell office:value-type="string">
            <text:p>18.46±0.03</text:p>
          </table:table-cell>
          <table:table-cell office:value-type="string">
            <text:p>0.76±0.07</text:p>
          </table:table-cell>
          <table:table-cell office:value-type="string">
            <text:p>19.38±0.05</text:p>
          </table:table-cell>
          <table:table-cell office:value-type="string">
            <text:p>18.67±0.02</text:p>
          </table:table-cell>
          <table:table-cell office:value-type="string">
            <text:p>0.70±0.05</text:p>
          </table:table-cell>
          <table:table-cell office:value-type="float" office:value="35.74">
            <text:p>35.74</text:p>
          </table:table-cell>
          <table:table-cell office:value-type="float" office:value="35.87">
            <text:p>35.87</text:p>
          </table:table-cell>
          <table:table-cell office:value-type="float" office:value="10.03">
            <text:p>10.03</text:p>
          </table:table-cell>
          <table:table-cell office:value-type="float" office:value="10.19">
            <text:p>10.19</text:p>
          </table:table-cell>
          <table:table-cell office:value-type="float" office:value="2.06">
            <text:p>2.06</text:p>
          </table:table-cell>
          <table:table-cell office:value-type="float" office:value="2.37">
            <text:p>2.37</text:p>
          </table:table-cell>
          <table:table-cell table:number-columns-repeated="2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VV 703</text:p>
          </table:table-cell>
          <table:table-cell office:value-type="string">
            <text:p>20.26±0.24</text:p>
          </table:table-cell>
          <table:table-cell office:value-type="string">
            <text:p>18.56±0.16</text:p>
          </table:table-cell>
          <table:table-cell office:value-type="string">
            <text:p>1.70±0.29</text:p>
          </table:table-cell>
          <table:table-cell office:value-type="string">
            <text:p>...</text:p>
          </table:table-cell>
          <table:table-cell office:value-type="string">
            <text:p>18.70±0.04</text:p>
          </table:table-cell>
          <table:table-cell office:value-type="string">
            <text:p>...</text:p>
          </table:table-cell>
          <table:table-cell office:value-type="float" office:value="35.42">
            <text:p>35.42</text:p>
          </table:table-cell>
          <table:table-cell office:value-type="float" office:value="35.92">
            <text:p>35.92</text:p>
          </table:table-cell>
          <table:table-cell table:number-columns-repeated="7" office:value-type="string">
            <text:p>...</text:p>
          </table:table-cell>
        </table:table-row>
        <table:table-row table:style-name="ro1">
          <table:table-cell office:value-type="string">
            <text:p>UGC 04628</text:p>
          </table:table-cell>
          <table:table-cell office:value-type="string">
            <text:p>17.16±0.02</text:p>
          </table:table-cell>
          <table:table-cell office:value-type="string">
            <text:p>16.63±0.03</text:p>
          </table:table-cell>
          <table:table-cell office:value-type="string">
            <text:p>0.53±0.04</text:p>
          </table:table-cell>
          <table:table-cell office:value-type="string">
            <text:p>17.30±0.02</text:p>
          </table:table-cell>
          <table:table-cell office:value-type="string">
            <text:p>16.91±0.01</text:p>
          </table:table-cell>
          <table:table-cell office:value-type="string">
            <text:p>0.39±0.02</text:p>
          </table:table-cell>
          <table:table-cell office:value-type="float" office:value="34.36">
            <text:p>34.36</text:p>
          </table:table-cell>
          <table:table-cell office:value-type="float" office:value="34.4">
            <text:p>34.4</text:p>
          </table:table-cell>
          <table:table-cell office:value-type="float" office:value="9.62">
            <text:p>9.62</text:p>
          </table:table-cell>
          <table:table-cell office:value-type="float" office:value="11.99">
            <text:p>11.99</text:p>
          </table:table-cell>
          <table:table-cell office:value-type="float" office:value="2.69">
            <text:p>2.69</text:p>
          </table:table-cell>
          <table:table-cell office:value-type="float" office:value="2.76">
            <text:p>2.76</text:p>
          </table:table-cell>
          <table:table-cell office:value-type="string">
            <text:p>...</text:p>
          </table:table-cell>
          <table:table-cell office:value-type="float" office:value="2.77">
            <text:p>2.77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2675</text:p>
          </table:table-cell>
          <table:table-cell office:value-type="string">
            <text:p>20.16±0.15</text:p>
          </table:table-cell>
          <table:table-cell office:value-type="string">
            <text:p>18.35±0.09</text:p>
          </table:table-cell>
          <table:table-cell office:value-type="string">
            <text:p>1.81±0.18</text:p>
          </table:table-cell>
          <table:table-cell office:value-type="string">
            <text:p>20.25±0.18</text:p>
          </table:table-cell>
          <table:table-cell office:value-type="string">
            <text:p>18.75±0.05</text:p>
          </table:table-cell>
          <table:table-cell office:value-type="string">
            <text:p>1.51±0.19</text:p>
          </table:table-cell>
          <table:table-cell office:value-type="float" office:value="35.13">
            <text:p>35.13</text:p>
          </table:table-cell>
          <table:table-cell office:value-type="float" office:value="35.68">
            <text:p>35.68</text:p>
          </table:table-cell>
          <table:table-cell office:value-type="float" office:value="12.95">
            <text:p>12.95</text:p>
          </table:table-cell>
          <table:table-cell office:value-type="float" office:value="20.81">
            <text:p>20.81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2681</text:p>
          </table:table-cell>
          <table:table-cell office:value-type="string">
            <text:p>16.54±0.01</text:p>
          </table:table-cell>
          <table:table-cell office:value-type="string">
            <text:p>14.89±0.01</text:p>
          </table:table-cell>
          <table:table-cell office:value-type="string">
            <text:p>1.65±0.01</text:p>
          </table:table-cell>
          <table:table-cell office:value-type="string">
            <text:p>16.58±0.02</text:p>
          </table:table-cell>
          <table:table-cell office:value-type="string">
            <text:p>14.99±0.01</text:p>
          </table:table-cell>
          <table:table-cell office:value-type="string">
            <text:p>1.59±0.02</text:p>
          </table:table-cell>
          <table:table-cell office:value-type="float" office:value="34.52">
            <text:p>34.52</text:p>
          </table:table-cell>
          <table:table-cell office:value-type="float" office:value="35">
            <text:p>35</text:p>
          </table:table-cell>
          <table:table-cell office:value-type="float" office:value="13.19">
            <text:p>13.19</text:p>
          </table:table-cell>
          <table:table-cell office:value-type="float" office:value="22.07">
            <text:p>22.07</text:p>
          </table:table-cell>
          <table:table-cell table:number-columns-repeated="4" office:value-type="string">
            <text:p>...</text:p>
          </table:table-cell>
          <table:table-cell office:value-type="string">
            <text:p>EV</text:p>
          </table:table-cell>
        </table:table-row>
        <table:table-row table:style-name="ro1">
          <table:table-cell office:value-type="string">
            <text:p>IC 0522</text:p>
          </table:table-cell>
          <table:table-cell office:value-type="string">
            <text:p>18.27±0.05</text:p>
          </table:table-cell>
          <table:table-cell office:value-type="string">
            <text:p>17.54±0.01</text:p>
          </table:table-cell>
          <table:table-cell office:value-type="string">
            <text:p>0.73±0.05</text:p>
          </table:table-cell>
          <table:table-cell office:value-type="string">
            <text:p>18.58±0.05</text:p>
          </table:table-cell>
          <table:table-cell office:value-type="string">
            <text:p>17.81±0.02</text:p>
          </table:table-cell>
          <table:table-cell office:value-type="string">
            <text:p>0.77±0.06</text:p>
          </table:table-cell>
          <table:table-cell office:value-type="float" office:value="35.38">
            <text:p>35.38</text:p>
          </table:table-cell>
          <table:table-cell office:value-type="float" office:value="35.5">
            <text:p>35.5</text:p>
          </table:table-cell>
          <table:table-cell office:value-type="float" office:value="17.71">
            <text:p>17.71</text:p>
          </table:table-cell>
          <table:table-cell office:value-type="float" office:value="15.67">
            <text:p>15.67</text:p>
          </table:table-cell>
          <table:table-cell office:value-type="float" office:value="1.83">
            <text:p>1.83</text:p>
          </table:table-cell>
          <table:table-cell office:value-type="string">
            <text:p>...</text:p>
          </table:table-cell>
          <table:table-cell office:value-type="float" office:value="1.66">
            <text:p>1.66</text:p>
          </table:table-cell>
          <table:table-cell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VV 761</text:p>
          </table:table-cell>
          <table:table-cell office:value-type="string">
            <text:p>19.65±0.44</text:p>
          </table:table-cell>
          <table:table-cell office:value-type="string">
            <text:p>18.74±0.02</text:p>
          </table:table-cell>
          <table:table-cell office:value-type="string">
            <text:p>0.91±0.44</text:p>
          </table:table-cell>
          <table:table-cell office:value-type="string">
            <text:p>20.11±0.08</text:p>
          </table:table-cell>
          <table:table-cell office:value-type="string">
            <text:p>19.22±0.03</text:p>
          </table:table-cell>
          <table:table-cell office:value-type="string">
            <text:p>0.89±0.09</text:p>
          </table:table-cell>
          <table:table-cell office:value-type="float" office:value="35.55">
            <text:p>35.55</text:p>
          </table:table-cell>
          <table:table-cell office:value-type="float" office:value="35.74">
            <text:p>35.74</text:p>
          </table:table-cell>
          <table:table-cell office:value-type="float" office:value="8.2">
            <text:p>8.2</text:p>
          </table:table-cell>
          <table:table-cell office:value-type="float" office:value="8.58">
            <text:p>8.58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UGC 04668</text:p>
          </table:table-cell>
          <table:table-cell office:value-type="string">
            <text:p>18.99±0.07</text:p>
          </table:table-cell>
          <table:table-cell office:value-type="string">
            <text:p>18.11±0.04</text:p>
          </table:table-cell>
          <table:table-cell office:value-type="string">
            <text:p>0.89±0.08</text:p>
          </table:table-cell>
          <table:table-cell office:value-type="string">
            <text:p>19.25±0.05</text:p>
          </table:table-cell>
          <table:table-cell office:value-type="string">
            <text:p>18.62±0.02</text:p>
          </table:table-cell>
          <table:table-cell office:value-type="string">
            <text:p>0.63±0.05</text:p>
          </table:table-cell>
          <table:table-cell office:value-type="float" office:value="34.95">
            <text:p>34.95</text:p>
          </table:table-cell>
          <table:table-cell office:value-type="float" office:value="35.12">
            <text:p>35.12</text:p>
          </table:table-cell>
          <table:table-cell office:value-type="float" office:value="8.66">
            <text:p>8.66</text:p>
          </table:table-cell>
          <table:table-cell office:value-type="float" office:value="10.57">
            <text:p>10.57</text:p>
          </table:table-cell>
          <table:table-cell office:value-type="float" office:value="2.29">
            <text:p>2.29</text:p>
          </table:table-cell>
          <table:table-cell office:value-type="float" office:value="2.59">
            <text:p>2.59</text:p>
          </table:table-cell>
          <table:table-cell table:number-columns-repeated="2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UGC 04684</text:p>
          </table:table-cell>
          <table:table-cell office:value-type="string">
            <text:p>15.63±0.01</text:p>
          </table:table-cell>
          <table:table-cell office:value-type="string">
            <text:p>15.31±0.01</text:p>
          </table:table-cell>
          <table:table-cell office:value-type="string">
            <text:p>0.33±0.01</text:p>
          </table:table-cell>
          <table:table-cell office:value-type="string">
            <text:p>15.75±0.01</text:p>
          </table:table-cell>
          <table:table-cell office:value-type="string">
            <text:p>15.43±0.01</text:p>
          </table:table-cell>
          <table:table-cell office:value-type="string">
            <text:p>0.31±0.01</text:p>
          </table:table-cell>
          <table:table-cell office:value-type="float" office:value="35.78">
            <text:p>35.78</text:p>
          </table:table-cell>
          <table:table-cell office:value-type="float" office:value="35.73">
            <text:p>35.73</text:p>
          </table:table-cell>
          <table:table-cell office:value-type="float" office:value="18.72">
            <text:p>18.72</text:p>
          </table:table-cell>
          <table:table-cell office:value-type="float" office:value="18.05">
            <text:p>18.05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04671</text:p>
          </table:table-cell>
          <table:table-cell office:value-type="string">
            <text:p>15.93±0.02</text:p>
          </table:table-cell>
          <table:table-cell office:value-type="string">
            <text:p>15.38±0.01</text:p>
          </table:table-cell>
          <table:table-cell office:value-type="string">
            <text:p>0.54±0.02</text:p>
          </table:table-cell>
          <table:table-cell office:value-type="string">
            <text:p>16.04±0.01</text:p>
          </table:table-cell>
          <table:table-cell office:value-type="string">
            <text:p>15.50±0.01</text:p>
          </table:table-cell>
          <table:table-cell office:value-type="string">
            <text:p>0.55±0.02</text:p>
          </table:table-cell>
          <table:table-cell office:value-type="float" office:value="36.13">
            <text:p>36.13</text:p>
          </table:table-cell>
          <table:table-cell office:value-type="float" office:value="36.17">
            <text:p>36.17</text:p>
          </table:table-cell>
          <table:table-cell office:value-type="float" office:value="12.48">
            <text:p>12.48</text:p>
          </table:table-cell>
          <table:table-cell table:number-columns-repeated="5" office:value-type="string">
            <text:p>...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NGC 2692</text:p>
          </table:table-cell>
          <table:table-cell office:value-type="string">
            <text:p>19.51±0.17</text:p>
          </table:table-cell>
          <table:table-cell office:value-type="string">
            <text:p>18.03±0.10</text:p>
          </table:table-cell>
          <table:table-cell office:value-type="string">
            <text:p>1.48±0.20</text:p>
          </table:table-cell>
          <table:table-cell office:value-type="string">
            <text:p>19.59±0.08</text:p>
          </table:table-cell>
          <table:table-cell office:value-type="string">
            <text:p>18.28±0.02</text:p>
          </table:table-cell>
          <table:table-cell office:value-type="string">
            <text:p>1.30±0.08</text:p>
          </table:table-cell>
          <table:table-cell office:value-type="float" office:value="34.69">
            <text:p>34.69</text:p>
          </table:table-cell>
          <table:table-cell office:value-type="float" office:value="35.11">
            <text:p>35.11</text:p>
          </table:table-cell>
          <table:table-cell office:value-type="string">
            <text:p>...</text:p>
          </table:table-cell>
          <table:table-cell office:value-type="float" office:value="10.94">
            <text:p>10.94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2693</text:p>
          </table:table-cell>
          <table:table-cell office:value-type="string">
            <text:p>17.95±0.05</text:p>
          </table:table-cell>
          <table:table-cell office:value-type="string">
            <text:p>16.93±0.05</text:p>
          </table:table-cell>
          <table:table-cell office:value-type="string">
            <text:p>1.02±0.07</text:p>
          </table:table-cell>
          <table:table-cell office:value-type="string">
            <text:p>18.06±0.04</text:p>
          </table:table-cell>
          <table:table-cell office:value-type="string">
            <text:p>17.12±0.02</text:p>
          </table:table-cell>
          <table:table-cell office:value-type="string">
            <text:p>0.93±0.05</text:p>
          </table:table-cell>
          <table:table-cell office:value-type="float" office:value="35.49">
            <text:p>35.49</text:p>
          </table:table-cell>
          <table:table-cell office:value-type="float" office:value="35.72">
            <text:p>35.72</text:p>
          </table:table-cell>
          <table:table-cell office:value-type="string">
            <text:p>...</text:p>
          </table:table-cell>
          <table:table-cell office:value-type="float" office:value="19.46">
            <text:p>19.46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UGC 04676</text:p>
          </table:table-cell>
          <table:table-cell office:value-type="string">
            <text:p>17.37±0.06</text:p>
          </table:table-cell>
          <table:table-cell office:value-type="string">
            <text:p>17.03±0.04</text:p>
          </table:table-cell>
          <table:table-cell office:value-type="string">
            <text:p>0.34±0.07</text:p>
          </table:table-cell>
          <table:table-cell office:value-type="string">
            <text:p>17.77±0.02</text:p>
          </table:table-cell>
          <table:table-cell office:value-type="string">
            <text:p>17.42±0.01</text:p>
          </table:table-cell>
          <table:table-cell office:value-type="string">
            <text:p>0.35±0.03</text:p>
          </table:table-cell>
          <table:table-cell office:value-type="float" office:value="35.76">
            <text:p>35.76</text:p>
          </table:table-cell>
          <table:table-cell office:value-type="float" office:value="35.72">
            <text:p>35.72</text:p>
          </table:table-cell>
          <table:table-cell office:value-type="float" office:value="12.92">
            <text:p>12.92</text:p>
          </table:table-cell>
          <table:table-cell office:value-type="float" office:value="12.62">
            <text:p>12.62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UGC 04679</text:p>
          </table:table-cell>
          <table:table-cell office:value-type="string">
            <text:p>20.53±0.14</text:p>
          </table:table-cell>
          <table:table-cell office:value-type="string">
            <text:p>19.61±0.08</text:p>
          </table:table-cell>
          <table:table-cell office:value-type="string">
            <text:p>0.92±0.16</text:p>
          </table:table-cell>
          <table:table-cell office:value-type="string">
            <text:p>20.74±0.09</text:p>
          </table:table-cell>
          <table:table-cell office:value-type="string">
            <text:p>20.00±0.05</text:p>
          </table:table-cell>
          <table:table-cell office:value-type="string">
            <text:p>0.74±0.10</text:p>
          </table:table-cell>
          <table:table-cell office:value-type="float" office:value="34.41">
            <text:p>34.41</text:p>
          </table:table-cell>
          <table:table-cell office:value-type="float" office:value="34.6">
            <text:p>34.6</text:p>
          </table:table-cell>
          <table:table-cell office:value-type="float" office:value="8.55">
            <text:p>8.55</text:p>
          </table:table-cell>
          <table:table-cell office:value-type="float" office:value="10.76">
            <text:p>10.76</text:p>
          </table:table-cell>
          <table:table-cell office:value-type="float" office:value="2.41">
            <text:p>2.41</text:p>
          </table:table-cell>
          <table:table-cell office:value-type="float" office:value="2.34">
            <text:p>2.34</text:p>
          </table:table-cell>
          <table:table-cell office:value-type="string">
            <text:p>...</text:p>
          </table:table-cell>
          <table:table-cell office:value-type="float" office:value="2.35">
            <text:p>2.35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04690</text:p>
          </table:table-cell>
          <table:table-cell office:value-type="string">
            <text:p>19.05±0.37</text:p>
          </table:table-cell>
          <table:table-cell office:value-type="string">
            <text:p>18.47±0.07</text:p>
          </table:table-cell>
          <table:table-cell office:value-type="string">
            <text:p>0.58±0.38</text:p>
          </table:table-cell>
          <table:table-cell office:value-type="string">
            <text:p>...</text:p>
          </table:table-cell>
          <table:table-cell office:value-type="string">
            <text:p>18.64±0.03</text:p>
          </table:table-cell>
          <table:table-cell office:value-type="string">
            <text:p>...</text:p>
          </table:table-cell>
          <table:table-cell office:value-type="float" office:value="35.59">
            <text:p>35.59</text:p>
          </table:table-cell>
          <table:table-cell office:value-type="float" office:value="35.65">
            <text:p>35.65</text:p>
          </table:table-cell>
          <table:table-cell office:value-type="float" office:value="15.97">
            <text:p>15.97</text:p>
          </table:table-cell>
          <table:table-cell office:value-type="float" office:value="10.89">
            <text:p>10.89</text:p>
          </table:table-cell>
          <table:table-cell table:number-columns-repeated="5" office:value-type="string">
            <text:p>...</text:p>
          </table:table-cell>
        </table:table-row>
        <table:table-row table:style-name="ro1">
          <table:table-cell office:value-type="string">
            <text:p>UGC 04702</text:p>
          </table:table-cell>
          <table:table-cell office:value-type="string">
            <text:p>...</text:p>
          </table:table-cell>
          <table:table-cell office:value-type="string">
            <text:p>18.32±0.15</text:p>
          </table:table-cell>
          <table:table-cell table:number-columns-repeated="2" office:value-type="string">
            <text:p>...</text:p>
          </table:table-cell>
          <table:table-cell office:value-type="string">
            <text:p>18.73±0.07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61">
            <text:p>35.61</text:p>
          </table:table-cell>
          <table:table-cell office:value-type="string">
            <text:p>...</text:p>
          </table:table-cell>
          <table:table-cell office:value-type="float" office:value="26.63">
            <text:p>26.63</text:p>
          </table:table-cell>
          <table:table-cell table:number-columns-repeated="4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UGC 04704</text:p>
          </table:table-cell>
          <table:table-cell office:value-type="string">
            <text:p>...</text:p>
          </table:table-cell>
          <table:table-cell office:value-type="string">
            <text:p>15.15±0.01</text:p>
          </table:table-cell>
          <table:table-cell table:number-columns-repeated="2" office:value-type="string">
            <text:p>...</text:p>
          </table:table-cell>
          <table:table-cell office:value-type="string">
            <text:p>15.43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4.74">
            <text:p>34.74</text:p>
          </table:table-cell>
          <table:table-cell office:value-type="string">
            <text:p>...</text:p>
          </table:table-cell>
          <table:table-cell office:value-type="float" office:value="19.72">
            <text:p>19.72</text:p>
          </table:table-cell>
          <table:table-cell office:value-type="string">
            <text:p>...</text:p>
          </table:table-cell>
          <table:table-cell office:value-type="float" office:value="3.22">
            <text:p>3.22</text:p>
          </table:table-cell>
          <table:table-cell office:value-type="string">
            <text:p>...</text:p>
          </table:table-cell>
          <table:table-cell office:value-type="float" office:value="3.22">
            <text:p>3.22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2710</text:p>
          </table:table-cell>
          <table:table-cell office:value-type="string">
            <text:p>15.69±0.04</text:p>
          </table:table-cell>
          <table:table-cell office:value-type="string">
            <text:p>15.29±0.03</text:p>
          </table:table-cell>
          <table:table-cell office:value-type="string">
            <text:p>0.41±0.04</text:p>
          </table:table-cell>
          <table:table-cell office:value-type="string">
            <text:p>15.86±0.01</text:p>
          </table:table-cell>
          <table:table-cell office:value-type="string">
            <text:p>15.45±0.01</text:p>
          </table:table-cell>
          <table:table-cell office:value-type="string">
            <text:p>0.42±0.01</text:p>
          </table:table-cell>
          <table:table-cell office:value-type="float" office:value="35.84">
            <text:p>35.84</text:p>
          </table:table-cell>
          <table:table-cell office:value-type="float" office:value="35.83">
            <text:p>35.83</text:p>
          </table:table-cell>
          <table:table-cell office:value-type="float" office:value="19.8">
            <text:p>19.8</text:p>
          </table:table-cell>
          <table:table-cell office:value-type="float" office:value="19.42">
            <text:p>19.42</text:p>
          </table:table-cell>
          <table:table-cell office:value-type="float" office:value="2.65">
            <text:p>2.65</text:p>
          </table:table-cell>
          <table:table-cell table:number-columns-repeated="2" office:value-type="float" office:value="2.73">
            <text:p>2.73</text:p>
          </table:table-cell>
          <table:table-cell office:value-type="float" office:value="2.81">
            <text:p>2.81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UGC 04800</text:p>
          </table:table-cell>
          <table:table-cell office:value-type="string">
            <text:p>16.61±0.02</text:p>
          </table:table-cell>
          <table:table-cell office:value-type="string">
            <text:p>16.33±0.01</text:p>
          </table:table-cell>
          <table:table-cell office:value-type="string">
            <text:p>0.29±0.02</text:p>
          </table:table-cell>
          <table:table-cell office:value-type="string">
            <text:p>16.81±0.02</text:p>
          </table:table-cell>
          <table:table-cell office:value-type="string">
            <text:p>16.53±0.01</text:p>
          </table:table-cell>
          <table:table-cell office:value-type="string">
            <text:p>0.28±0.02</text:p>
          </table:table-cell>
          <table:table-cell office:value-type="float" office:value="35.45">
            <text:p>35.45</text:p>
          </table:table-cell>
          <table:table-cell office:value-type="float" office:value="35.38">
            <text:p>35.38</text:p>
          </table:table-cell>
          <table:table-cell office:value-type="float" office:value="15.81">
            <text:p>15.81</text:p>
          </table:table-cell>
          <table:table-cell office:value-type="float" office:value="15.47">
            <text:p>15.47</text:p>
          </table:table-cell>
          <table:table-cell office:value-type="float" office:value="2.28">
            <text:p>2.28</text:p>
          </table:table-cell>
          <table:table-cell office:value-type="float" office:value="2.31">
            <text:p>2.31</text:p>
          </table:table-cell>
          <table:table-cell office:value-type="float" office:value="2.2">
            <text:p>2.2</text:p>
          </table:table-cell>
          <table:table-cell office:value-type="float" office:value="2.26">
            <text:p>2.26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UGC 04807</text:p>
          </table:table-cell>
          <table:table-cell office:value-type="string">
            <text:p>16.24±0.01</text:p>
          </table:table-cell>
          <table:table-cell office:value-type="string">
            <text:p>15.97±0.01</text:p>
          </table:table-cell>
          <table:table-cell office:value-type="string">
            <text:p>0.26±0.01</text:p>
          </table:table-cell>
          <table:table-cell office:value-type="string">
            <text:p>16.40±0.02</text:p>
          </table:table-cell>
          <table:table-cell office:value-type="string">
            <text:p>16.14±0.01</text:p>
          </table:table-cell>
          <table:table-cell office:value-type="string">
            <text:p>0.26±0.02</text:p>
          </table:table-cell>
          <table:table-cell office:value-type="float" office:value="35.99">
            <text:p>35.99</text:p>
          </table:table-cell>
          <table:table-cell office:value-type="float" office:value="35.92">
            <text:p>35.92</text:p>
          </table:table-cell>
          <table:table-cell office:value-type="float" office:value="15.3">
            <text:p>15.3</text:p>
          </table:table-cell>
          <table:table-cell office:value-type="float" office:value="14.98">
            <text:p>14.98</text:p>
          </table:table-cell>
          <table:table-cell table:number-columns-repeated="5" office:value-type="string">
            <text:p>...</text:p>
          </table:table-cell>
        </table:table-row>
        <table:table-row table:style-name="ro1">
          <table:table-cell office:value-type="string">
            <text:p>NGC 2768</text:p>
          </table:table-cell>
          <table:table-cell office:value-type="string">
            <text:p>17.26±0.07</text:p>
          </table:table-cell>
          <table:table-cell office:value-type="string">
            <text:p>15.24±0.03</text:p>
          </table:table-cell>
          <table:table-cell office:value-type="string">
            <text:p>2.02±0.08</text:p>
          </table:table-cell>
          <table:table-cell office:value-type="string">
            <text:p>...</text:p>
          </table:table-cell>
          <table:table-cell office:value-type="string">
            <text:p>15.41±0.03</text:p>
          </table:table-cell>
          <table:table-cell office:value-type="string">
            <text:p>...</text:p>
          </table:table-cell>
          <table:table-cell office:value-type="float" office:value="34.75">
            <text:p>34.75</text:p>
          </table:table-cell>
          <table:table-cell office:value-type="float" office:value="35.38">
            <text:p>35.38</text:p>
          </table:table-cell>
          <table:table-cell office:value-type="float" office:value="35.02">
            <text:p>35.02</text:p>
          </table:table-cell>
          <table:table-cell office:value-type="float" office:value="65.33">
            <text:p>65.33</text:p>
          </table:table-cell>
          <table:table-cell office:value-type="float" office:value="4.61">
            <text:p>4.61</text:p>
          </table:table-cell>
          <table:table-cell office:value-type="float" office:value="4.92">
            <text:p>4.92</text:p>
          </table:table-cell>
          <table:table-cell office:value-type="float" office:value="4.03">
            <text:p>4.03</text:p>
          </table:table-cell>
          <table:table-cell office:value-type="float" office:value="4.28">
            <text:p>4.28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2784</text:p>
          </table:table-cell>
          <table:table-cell office:value-type="string">
            <text:p>16.57±0.16</text:p>
          </table:table-cell>
          <table:table-cell office:value-type="string">
            <text:p>14.75±0.03</text:p>
          </table:table-cell>
          <table:table-cell office:value-type="string">
            <text:p>1.82±0.17</text:p>
          </table:table-cell>
          <table:table-cell office:value-type="string">
            <text:p>16.33±0.10</text:p>
          </table:table-cell>
          <table:table-cell office:value-type="string">
            <text:p>14.94±0.02</text:p>
          </table:table-cell>
          <table:table-cell office:value-type="string">
            <text:p>1.39±0.11</text:p>
          </table:table-cell>
          <table:table-cell office:value-type="float" office:value="34.08">
            <text:p>34.08</text:p>
          </table:table-cell>
          <table:table-cell office:value-type="float" office:value="34.63">
            <text:p>34.63</text:p>
          </table:table-cell>
          <table:table-cell office:value-type="float" office:value="22.76">
            <text:p>22.76</text:p>
          </table:table-cell>
          <table:table-cell office:value-type="float" office:value="34.03">
            <text:p>34.03</text:p>
          </table:table-cell>
          <table:table-cell office:value-type="string">
            <text:p>...</text:p>
          </table:table-cell>
          <table:table-cell office:value-type="float" office:value="6.17">
            <text:p>6.17</text:p>
          </table:table-cell>
          <table:table-cell office:value-type="string">
            <text:p>...</text:p>
          </table:table-cell>
          <table:table-cell office:value-type="float" office:value="4.76">
            <text:p>4.76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UGC 04844</text:p>
          </table:table-cell>
          <table:table-cell office:value-type="string">
            <text:p>...</text:p>
          </table:table-cell>
          <table:table-cell office:value-type="string">
            <text:p>15.19±0.01</text:p>
          </table:table-cell>
          <table:table-cell table:number-columns-repeated="2" office:value-type="string">
            <text:p>...</text:p>
          </table:table-cell>
          <table:table-cell office:value-type="string">
            <text:p>15.42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6.24">
            <text:p>36.24</text:p>
          </table:table-cell>
          <table:table-cell office:value-type="string">
            <text:p>...</text:p>
          </table:table-cell>
          <table:table-cell office:value-type="float" office:value="15.59">
            <text:p>15.59</text:p>
          </table:table-cell>
          <table:table-cell table:number-columns-repeated="4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UGC 04851</text:p>
          </table:table-cell>
          <table:table-cell office:value-type="string">
            <text:p>19.19±0.12</text:p>
          </table:table-cell>
          <table:table-cell office:value-type="string">
            <text:p>18.29±0.03</text:p>
          </table:table-cell>
          <table:table-cell office:value-type="string">
            <text:p>0.90±0.12</text:p>
          </table:table-cell>
          <table:table-cell office:value-type="string">
            <text:p>19.32±0.09</text:p>
          </table:table-cell>
          <table:table-cell office:value-type="string">
            <text:p>18.49±0.03</text:p>
          </table:table-cell>
          <table:table-cell office:value-type="string">
            <text:p>0.83±0.10</text:p>
          </table:table-cell>
          <table:table-cell office:value-type="float" office:value="35.35">
            <text:p>35.35</text:p>
          </table:table-cell>
          <table:table-cell office:value-type="float" office:value="35.54">
            <text:p>35.54</text:p>
          </table:table-cell>
          <table:table-cell office:value-type="float" office:value="12.64">
            <text:p>12.64</text:p>
          </table:table-cell>
          <table:table-cell office:value-type="float" office:value="12.04">
            <text:p>12.04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2782</text:p>
          </table:table-cell>
          <table:table-cell office:value-type="string">
            <text:p>14.69±0.01</text:p>
          </table:table-cell>
          <table:table-cell office:value-type="string">
            <text:p>14.25±0.01</text:p>
          </table:table-cell>
          <table:table-cell office:value-type="string">
            <text:p>0.44±0.01</text:p>
          </table:table-cell>
          <table:table-cell office:value-type="string">
            <text:p>14.73±0.01</text:p>
          </table:table-cell>
          <table:table-cell office:value-type="string">
            <text:p>14.29±0.01</text:p>
          </table:table-cell>
          <table:table-cell office:value-type="string">
            <text:p>0.44±0.01</text:p>
          </table:table-cell>
          <table:table-cell table:number-columns-repeated="2" office:value-type="float" office:value="36.24">
            <text:p>36.24</text:p>
          </table:table-cell>
          <table:table-cell office:value-type="float" office:value="11.54">
            <text:p>11.54</text:p>
          </table:table-cell>
          <table:table-cell office:value-type="float" office:value="14.78">
            <text:p>14.78</text:p>
          </table:table-cell>
          <table:table-cell table:number-columns-repeated="4" office:value-type="string">
            <text:p>...</text:p>
          </table:table-cell>
          <table:table-cell office:value-type="string">
            <text:p>Ern</text:p>
          </table:table-cell>
        </table:table-row>
        <table:table-row table:style-name="ro1">
          <table:table-cell office:value-type="string">
            <text:p>UGC 04872</text:p>
          </table:table-cell>
          <table:table-cell office:value-type="string">
            <text:p>17.59±0.04</text:p>
          </table:table-cell>
          <table:table-cell office:value-type="string">
            <text:p>17.16±0.02</text:p>
          </table:table-cell>
          <table:table-cell office:value-type="string">
            <text:p>0.43±0.04</text:p>
          </table:table-cell>
          <table:table-cell office:value-type="string">
            <text:p>18.16±0.03</text:p>
          </table:table-cell>
          <table:table-cell office:value-type="string">
            <text:p>17.76±0.02</text:p>
          </table:table-cell>
          <table:table-cell office:value-type="string">
            <text:p>0.40±0.04</text:p>
          </table:table-cell>
          <table:table-cell table:number-columns-repeated="2" office:value-type="float" office:value="36.05">
            <text:p>36.05</text:p>
          </table:table-cell>
          <table:table-cell office:value-type="float" office:value="15.51">
            <text:p>15.51</text:p>
          </table:table-cell>
          <table:table-cell office:value-type="float" office:value="15.76">
            <text:p>15.76</text:p>
          </table:table-cell>
          <table:table-cell office:value-type="float" office:value="2.13">
            <text:p>2.13</text:p>
          </table:table-cell>
          <table:table-cell office:value-type="float" office:value="2.24">
            <text:p>2.24</text:p>
          </table:table-cell>
          <table:table-cell office:value-type="float" office:value="2.07">
            <text:p>2.07</text:p>
          </table:table-cell>
          <table:table-cell office:value-type="float" office:value="2.24">
            <text:p>2.24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2798</text:p>
          </table:table-cell>
          <table:table-cell office:value-type="string">
            <text:p>16.28±0.01</text:p>
          </table:table-cell>
          <table:table-cell office:value-type="string">
            <text:p>15.48±0.01</text:p>
          </table:table-cell>
          <table:table-cell office:value-type="string">
            <text:p>0.80±0.01</text:p>
          </table:table-cell>
          <table:table-cell office:value-type="string">
            <text:p>16.33±0.01</text:p>
          </table:table-cell>
          <table:table-cell office:value-type="string">
            <text:p>15.54±0.01</text:p>
          </table:table-cell>
          <table:table-cell office:value-type="string">
            <text:p>0.80±0.02</text:p>
          </table:table-cell>
          <table:table-cell office:value-type="float" office:value="35.28">
            <text:p>35.28</text:p>
          </table:table-cell>
          <table:table-cell office:value-type="float" office:value="35.43">
            <text:p>35.43</text:p>
          </table:table-cell>
          <table:table-cell office:value-type="float" office:value="7.8">
            <text:p>7.8</text:p>
          </table:table-cell>
          <table:table-cell office:value-type="float" office:value="7.65">
            <text:p>7.65</text:p>
          </table:table-cell>
          <table:table-cell table:number-columns-repeated="4" office:value-type="string">
            <text:p>...</text:p>
          </table:table-cell>
          <table:table-cell office:value-type="string">
            <text:p>EV</text:p>
          </table:table-cell>
        </table:table-row>
        <table:table-row table:style-name="ro1">
          <table:table-cell office:value-type="string">
            <text:p>UGC 04915</text:p>
          </table:table-cell>
          <table:table-cell office:value-type="string">
            <text:p>17.64±0.02</text:p>
          </table:table-cell>
          <table:table-cell office:value-type="string">
            <text:p>17.04±0.01</text:p>
          </table:table-cell>
          <table:table-cell office:value-type="string">
            <text:p>0.60±0.02</text:p>
          </table:table-cell>
          <table:table-cell office:value-type="string">
            <text:p>17.93±0.02</text:p>
          </table:table-cell>
          <table:table-cell office:value-type="string">
            <text:p>17.40±0.01</text:p>
          </table:table-cell>
          <table:table-cell office:value-type="string">
            <text:p>0.53±0.02</text:p>
          </table:table-cell>
          <table:table-cell office:value-type="float" office:value="35.57">
            <text:p>35.57</text:p>
          </table:table-cell>
          <table:table-cell office:value-type="float" office:value="35.63">
            <text:p>35.63</text:p>
          </table:table-cell>
          <table:table-cell office:value-type="float" office:value="7.9">
            <text:p>7.9</text:p>
          </table:table-cell>
          <table:table-cell office:value-type="float" office:value="8.5">
            <text:p>8.5</text:p>
          </table:table-cell>
          <table:table-cell table:number-columns-repeated="4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2799</text:p>
          </table:table-cell>
          <table:table-cell office:value-type="string">
            <text:p>16.33±0.02</text:p>
          </table:table-cell>
          <table:table-cell office:value-type="string">
            <text:p>15.91±0.02</text:p>
          </table:table-cell>
          <table:table-cell office:value-type="string">
            <text:p>0.41±0.02</text:p>
          </table:table-cell>
          <table:table-cell office:value-type="string">
            <text:p>16.49±0.01</text:p>
          </table:table-cell>
          <table:table-cell office:value-type="string">
            <text:p>16.14±0.01</text:p>
          </table:table-cell>
          <table:table-cell office:value-type="string">
            <text:p>0.35±0.02</text:p>
          </table:table-cell>
          <table:table-cell office:value-type="float" office:value="35.24">
            <text:p>35.24</text:p>
          </table:table-cell>
          <table:table-cell office:value-type="float" office:value="35.23">
            <text:p>35.23</text:p>
          </table:table-cell>
          <table:table-cell office:value-type="float" office:value="7.78">
            <text:p>7.78</text:p>
          </table:table-cell>
          <table:table-cell office:value-type="float" office:value="9.59">
            <text:p>9.59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IC 0531</text:p>
          </table:table-cell>
          <table:table-cell office:value-type="string">
            <text:p>17.59±0.03</text:p>
          </table:table-cell>
          <table:table-cell office:value-type="string">
            <text:p>16.92±0.01</text:p>
          </table:table-cell>
          <table:table-cell office:value-type="string">
            <text:p>0.67±0.04</text:p>
          </table:table-cell>
          <table:table-cell office:value-type="string">
            <text:p>17.66±0.03</text:p>
          </table:table-cell>
          <table:table-cell office:value-type="string">
            <text:p>17.05±0.01</text:p>
          </table:table-cell>
          <table:table-cell office:value-type="string">
            <text:p>0.61±0.03</text:p>
          </table:table-cell>
          <table:table-cell office:value-type="float" office:value="35.64">
            <text:p>35.64</text:p>
          </table:table-cell>
          <table:table-cell office:value-type="float" office:value="35.73">
            <text:p>35.73</text:p>
          </table:table-cell>
          <table:table-cell office:value-type="float" office:value="13.29">
            <text:p>13.29</text:p>
          </table:table-cell>
          <table:table-cell office:value-type="float" office:value="13.31">
            <text:p>13.31</text:p>
          </table:table-cell>
          <table:table-cell office:value-type="float" office:value="2.7">
            <text:p>2.7</text:p>
          </table:table-cell>
          <table:table-cell office:value-type="float" office:value="2.71">
            <text:p>2.71</text:p>
          </table:table-cell>
          <table:table-cell table:number-columns-repeated="2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UGC 04921</text:p>
          </table:table-cell>
          <table:table-cell office:value-type="string">
            <text:p>...</text:p>
          </table:table-cell>
          <table:table-cell office:value-type="string">
            <text:p>17.62±0.01</text:p>
          </table:table-cell>
          <table:table-cell table:number-columns-repeated="2" office:value-type="string">
            <text:p>...</text:p>
          </table:table-cell>
          <table:table-cell office:value-type="string">
            <text:p>17.88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42">
            <text:p>35.42</text:p>
          </table:table-cell>
          <table:table-cell office:value-type="string">
            <text:p>...</text:p>
          </table:table-cell>
          <table:table-cell office:value-type="float" office:value="8.05">
            <text:p>8.05</text:p>
          </table:table-cell>
          <table:table-cell table:number-columns-repeated="4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2841</text:p>
          </table:table-cell>
          <table:table-cell office:value-type="string">
            <text:p>13.61±0.01</text:p>
          </table:table-cell>
          <table:table-cell office:value-type="string">
            <text:p>13.11±0.01</text:p>
          </table:table-cell>
          <table:table-cell office:value-type="string">
            <text:p>0.50±0.01</text:p>
          </table:table-cell>
          <table:table-cell office:value-type="string">
            <text:p>13.73±0.01</text:p>
          </table:table-cell>
          <table:table-cell office:value-type="string">
            <text:p>13.20±0.01</text:p>
          </table:table-cell>
          <table:table-cell office:value-type="string">
            <text:p>0.53±0.01</text:p>
          </table:table-cell>
          <table:table-cell office:value-type="float" office:value="35.79">
            <text:p>35.79</text:p>
          </table:table-cell>
          <table:table-cell office:value-type="float" office:value="35.81">
            <text:p>35.81</text:p>
          </table:table-cell>
          <table:table-cell office:value-type="float" office:value="74.19">
            <text:p>74.19</text:p>
          </table:table-cell>
          <table:table-cell office:value-type="float" office:value="68.81">
            <text:p>68.81</text:p>
          </table:table-cell>
          <table:table-cell office:value-type="float" office:value="2.08">
            <text:p>2.08</text:p>
          </table:table-cell>
          <table:table-cell office:value-type="float" office:value="2.21">
            <text:p>2.21</text:p>
          </table:table-cell>
          <table:table-cell office:value-type="float" office:value="2.12">
            <text:p>2.12</text:p>
          </table:table-cell>
          <table:table-cell office:value-type="float" office:value="2.24">
            <text:p>2.24</text:p>
          </table:table-cell>
          <table:table-cell office:value-type="string">
            <text:p>ERn</text:p>
          </table:table-cell>
        </table:table-row>
        <table:table-row table:style-name="ro1">
          <table:table-cell office:value-type="string">
            <text:p>NGC 2854</text:p>
          </table:table-cell>
          <table:table-cell office:value-type="string">
            <text:p>...</text:p>
          </table:table-cell>
          <table:table-cell office:value-type="string">
            <text:p>15.67±0.01</text:p>
          </table:table-cell>
          <table:table-cell table:number-columns-repeated="2" office:value-type="string">
            <text:p>...</text:p>
          </table:table-cell>
          <table:table-cell office:value-type="string">
            <text:p>15.77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74">
            <text:p>35.74</text:p>
          </table:table-cell>
          <table:table-cell office:value-type="string">
            <text:p>...</text:p>
          </table:table-cell>
          <table:table-cell office:value-type="float" office:value="15.02">
            <text:p>15.02</text:p>
          </table:table-cell>
          <table:table-cell office:value-type="string">
            <text:p>...</text:p>
          </table:table-cell>
          <table:table-cell office:value-type="float" office:value="2.29">
            <text:p>2.29</text:p>
          </table:table-cell>
          <table:table-cell office:value-type="string">
            <text:p>...</text:p>
          </table:table-cell>
          <table:table-cell office:value-type="float" office:value="2.3">
            <text:p>2.3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2856</text:p>
          </table:table-cell>
          <table:table-cell office:value-type="string">
            <text:p>...</text:p>
          </table:table-cell>
          <table:table-cell office:value-type="string">
            <text:p>16.36±0.01</text:p>
          </table:table-cell>
          <table:table-cell table:number-columns-repeated="2" office:value-type="string">
            <text:p>...</text:p>
          </table:table-cell>
          <table:table-cell office:value-type="string">
            <text:p>16.52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43">
            <text:p>35.43</text:p>
          </table:table-cell>
          <table:table-cell office:value-type="string">
            <text:p>...</text:p>
          </table:table-cell>
          <table:table-cell office:value-type="float" office:value="9.15">
            <text:p>9.15</text:p>
          </table:table-cell>
          <table:table-cell table:number-columns-repeated="4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2857</text:p>
          </table:table-cell>
          <table:table-cell office:value-type="string">
            <text:p>...</text:p>
          </table:table-cell>
          <table:table-cell office:value-type="string">
            <text:p>14.95±0.02</text:p>
          </table:table-cell>
          <table:table-cell table:number-columns-repeated="2" office:value-type="string">
            <text:p>...</text:p>
          </table:table-cell>
          <table:table-cell office:value-type="string">
            <text:p>15.10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6.5">
            <text:p>36.5</text:p>
          </table:table-cell>
          <table:table-cell office:value-type="string">
            <text:p>...</text:p>
          </table:table-cell>
          <table:table-cell office:value-type="float" office:value="33.69">
            <text:p>33.69</text:p>
          </table:table-cell>
          <table:table-cell office:value-type="string">
            <text:p>...</text:p>
          </table:table-cell>
          <table:table-cell office:value-type="float" office:value="2.2">
            <text:p>2.2</text:p>
          </table:table-cell>
          <table:table-cell office:value-type="string">
            <text:p>...</text:p>
          </table:table-cell>
          <table:table-cell office:value-type="float" office:value="2.12">
            <text:p>2.12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2915</text:p>
          </table:table-cell>
          <table:table-cell office:value-type="string">
            <text:p>13.38±0.01</text:p>
          </table:table-cell>
          <table:table-cell office:value-type="string">
            <text:p>13.36±0.01</text:p>
          </table:table-cell>
          <table:table-cell office:value-type="string">
            <text:p>0.02±0.01</text:p>
          </table:table-cell>
          <table:table-cell office:value-type="string">
            <text:p>13.41±0.01</text:p>
          </table:table-cell>
          <table:table-cell office:value-type="string">
            <text:p>13.42±0.01</text:p>
          </table:table-cell>
          <table:table-cell office:value-type="string">
            <text:p>0.00±0.01</text:p>
          </table:table-cell>
          <table:table-cell office:value-type="float" office:value="34.74">
            <text:p>34.74</text:p>
          </table:table-cell>
          <table:table-cell office:value-type="float" office:value="34.57">
            <text:p>34.57</text:p>
          </table:table-cell>
          <table:table-cell table:number-columns-repeated="6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UGC 05013</text:p>
          </table:table-cell>
          <table:table-cell office:value-type="string">
            <text:p>17.28±0.05</text:p>
          </table:table-cell>
          <table:table-cell office:value-type="string">
            <text:p>16.93±0.01</text:p>
          </table:table-cell>
          <table:table-cell office:value-type="string">
            <text:p>0.35±0.06</text:p>
          </table:table-cell>
          <table:table-cell office:value-type="string">
            <text:p>17.42±0.03</text:p>
          </table:table-cell>
          <table:table-cell office:value-type="string">
            <text:p>17.06±0.01</text:p>
          </table:table-cell>
          <table:table-cell office:value-type="string">
            <text:p>0.37±0.03</text:p>
          </table:table-cell>
          <table:table-cell office:value-type="float" office:value="36.45">
            <text:p>36.45</text:p>
          </table:table-cell>
          <table:table-cell office:value-type="float" office:value="36.42">
            <text:p>36.42</text:p>
          </table:table-cell>
          <table:table-cell office:value-type="float" office:value="19.45">
            <text:p>19.45</text:p>
          </table:table-cell>
          <table:table-cell office:value-type="float" office:value="19.24">
            <text:p>19.24</text:p>
          </table:table-cell>
          <table:table-cell office:value-type="float" office:value="2.31">
            <text:p>2.31</text:p>
          </table:table-cell>
          <table:table-cell office:value-type="float" office:value="2.46">
            <text:p>2.46</text:p>
          </table:table-cell>
          <table:table-cell office:value-type="float" office:value="2.2">
            <text:p>2.2</text:p>
          </table:table-cell>
          <table:table-cell office:value-type="float" office:value="2.49">
            <text:p>2.49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UGC 05027</text:p>
          </table:table-cell>
          <table:table-cell office:value-type="string">
            <text:p>...</text:p>
          </table:table-cell>
          <table:table-cell office:value-type="string">
            <text:p>16.99±0.03</text:p>
          </table:table-cell>
          <table:table-cell table:number-columns-repeated="2" office:value-type="string">
            <text:p>...</text:p>
          </table:table-cell>
          <table:table-cell office:value-type="string">
            <text:p>17.35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51">
            <text:p>35.51</text:p>
          </table:table-cell>
          <table:table-cell office:value-type="string">
            <text:p>...</text:p>
          </table:table-cell>
          <table:table-cell office:value-type="float" office:value="7.71">
            <text:p>7.71</text:p>
          </table:table-cell>
          <table:table-cell table:number-columns-repeated="4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2870</text:p>
          </table:table-cell>
          <table:table-cell office:value-type="string">
            <text:p>16.55±0.02</text:p>
          </table:table-cell>
          <table:table-cell office:value-type="string">
            <text:p>15.99±0.01</text:p>
          </table:table-cell>
          <table:table-cell office:value-type="string">
            <text:p>0.56±0.02</text:p>
          </table:table-cell>
          <table:table-cell office:value-type="string">
            <text:p>16.70±0.02</text:p>
          </table:table-cell>
          <table:table-cell office:value-type="string">
            <text:p>16.15±0.01</text:p>
          </table:table-cell>
          <table:table-cell office:value-type="string">
            <text:p>0.55±0.02</text:p>
          </table:table-cell>
          <table:table-cell office:value-type="float" office:value="35.7">
            <text:p>35.7</text:p>
          </table:table-cell>
          <table:table-cell office:value-type="float" office:value="35.74">
            <text:p>35.74</text:p>
          </table:table-cell>
          <table:table-cell office:value-type="float" office:value="21.58">
            <text:p>21.58</text:p>
          </table:table-cell>
          <table:table-cell office:value-type="float" office:value="21.08">
            <text:p>21.08</text:p>
          </table:table-cell>
          <table:table-cell office:value-type="float" office:value="2.03">
            <text:p>2.03</text:p>
          </table:table-cell>
          <table:table-cell office:value-type="float" office:value="2.22">
            <text:p>2.22</text:p>
          </table:table-cell>
          <table:table-cell office:value-type="float" office:value="2.02">
            <text:p>2.02</text:p>
          </table:table-cell>
          <table:table-cell office:value-type="float" office:value="2.24">
            <text:p>2.24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05053</text:p>
          </table:table-cell>
          <table:table-cell office:value-type="string">
            <text:p>17.94±0.04</text:p>
          </table:table-cell>
          <table:table-cell office:value-type="string">
            <text:p>17.81±0.02</text:p>
          </table:table-cell>
          <table:table-cell office:value-type="string">
            <text:p>0.13±0.05</text:p>
          </table:table-cell>
          <table:table-cell office:value-type="string">
            <text:p>18.13±0.04</text:p>
          </table:table-cell>
          <table:table-cell office:value-type="string">
            <text:p>18.04±0.02</text:p>
          </table:table-cell>
          <table:table-cell office:value-type="string">
            <text:p>0.10±0.04</text:p>
          </table:table-cell>
          <table:table-cell office:value-type="float" office:value="35.14">
            <text:p>35.14</text:p>
          </table:table-cell>
          <table:table-cell office:value-type="float" office:value="35.02">
            <text:p>35.02</text:p>
          </table:table-cell>
          <table:table-cell office:value-type="float" office:value="10.94">
            <text:p>10.94</text:p>
          </table:table-cell>
          <table:table-cell office:value-type="float" office:value="10.8">
            <text:p>10.8</text:p>
          </table:table-cell>
          <table:table-cell table:number-columns-repeated="4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2903</text:p>
          </table:table-cell>
          <table:table-cell office:value-type="string">
            <text:p>12.12±0.01</text:p>
          </table:table-cell>
          <table:table-cell office:value-type="string">
            <text:p>11.69±0.01</text:p>
          </table:table-cell>
          <table:table-cell office:value-type="string">
            <text:p>0.43±0.01</text:p>
          </table:table-cell>
          <table:table-cell office:value-type="string">
            <text:p>12.19±0.01</text:p>
          </table:table-cell>
          <table:table-cell office:value-type="string">
            <text:p>11.73±0.01</text:p>
          </table:table-cell>
          <table:table-cell office:value-type="string">
            <text:p>0.46±0.01</text:p>
          </table:table-cell>
          <table:table-cell office:value-type="float" office:value="35.99">
            <text:p>35.99</text:p>
          </table:table-cell>
          <table:table-cell office:value-type="float" office:value="35.98">
            <text:p>35.98</text:p>
          </table:table-cell>
          <table:table-cell office:value-type="float" office:value="83.14">
            <text:p>83.14</text:p>
          </table:table-cell>
          <table:table-cell office:value-type="float" office:value="71.73">
            <text:p>71.73</text:p>
          </table:table-cell>
          <table:table-cell office:value-type="float" office:value="2.79">
            <text:p>2.79</text:p>
          </table:table-cell>
          <table:table-cell office:value-type="float" office:value="2.86">
            <text:p>2.86</text:p>
          </table:table-cell>
          <table:table-cell office:value-type="float" office:value="2.97">
            <text:p>2.97</text:p>
          </table:table-cell>
          <table:table-cell office:value-type="float" office:value="3.12">
            <text:p>3.12</text:p>
          </table:table-cell>
          <table:table-cell office:value-type="string">
            <text:p>Ern</text:p>
          </table:table-cell>
        </table:table-row>
        <table:table-row table:style-name="ro1">
          <table:table-cell office:value-type="string">
            <text:p>UGC 05077</text:p>
          </table:table-cell>
          <table:table-cell office:value-type="string">
            <text:p>...</text:p>
          </table:table-cell>
          <table:table-cell office:value-type="string">
            <text:p>17.14±0.01</text:p>
          </table:table-cell>
          <table:table-cell table:number-columns-repeated="2" office:value-type="string">
            <text:p>...</text:p>
          </table:table-cell>
          <table:table-cell office:value-type="string">
            <text:p>17.29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6.39">
            <text:p>36.39</text:p>
          </table:table-cell>
          <table:table-cell office:value-type="string">
            <text:p>...</text:p>
          </table:table-cell>
          <table:table-cell office:value-type="float" office:value="13.61">
            <text:p>13.61</text:p>
          </table:table-cell>
          <table:table-cell table:number-columns-repeated="4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I Zw 18</text:p>
          </table:table-cell>
          <table:table-cell office:value-type="string">
            <text:p>15.82±0.01</text:p>
          </table:table-cell>
          <table:table-cell office:value-type="string">
            <text:p>15.86±0.01</text:p>
          </table:table-cell>
          <table:table-cell office:value-type="string">
            <text:p>-0.05±0.01</text:p>
          </table:table-cell>
          <table:table-cell office:value-type="string">
            <text:p>15.82±0.01</text:p>
          </table:table-cell>
          <table:table-cell office:value-type="string">
            <text:p>15.87±0.01</text:p>
          </table:table-cell>
          <table:table-cell office:value-type="string">
            <text:p>-0.05±0.02</text:p>
          </table:table-cell>
          <table:table-cell office:value-type="float" office:value="34.81">
            <text:p>34.81</text:p>
          </table:table-cell>
          <table:table-cell office:value-type="float" office:value="34.62">
            <text:p>34.62</text:p>
          </table:table-cell>
          <table:table-cell table:number-columns-repeated="6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2916</text:p>
          </table:table-cell>
          <table:table-cell office:value-type="string">
            <text:p>15.07±0.01</text:p>
          </table:table-cell>
          <table:table-cell office:value-type="string">
            <text:p>14.66±0.01</text:p>
          </table:table-cell>
          <table:table-cell office:value-type="string">
            <text:p>0.41±0.01</text:p>
          </table:table-cell>
          <table:table-cell office:value-type="string">
            <text:p>15.12±0.01</text:p>
          </table:table-cell>
          <table:table-cell office:value-type="string">
            <text:p>14.71±0.01</text:p>
          </table:table-cell>
          <table:table-cell office:value-type="string">
            <text:p>0.41±0.02</text:p>
          </table:table-cell>
          <table:table-cell office:value-type="float" office:value="36.38">
            <text:p>36.38</text:p>
          </table:table-cell>
          <table:table-cell office:value-type="float" office:value="36.36">
            <text:p>36.36</text:p>
          </table:table-cell>
          <table:table-cell office:value-type="float" office:value="27.76">
            <text:p>27.76</text:p>
          </table:table-cell>
          <table:table-cell office:value-type="float" office:value="27.04">
            <text:p>27.04</text:p>
          </table:table-cell>
          <table:table-cell office:value-type="float" office:value="1.74">
            <text:p>1.74</text:p>
          </table:table-cell>
          <table:table-cell office:value-type="float" office:value="1.86">
            <text:p>1.86</text:p>
          </table:table-cell>
          <table:table-cell office:value-type="float" office:value="1.58">
            <text:p>1.58</text:p>
          </table:table-cell>
          <table:table-cell office:value-type="float" office:value="1.75">
            <text:p>1.75</text:p>
          </table:table-cell>
          <table:table-cell office:value-type="string">
            <text:p>EFh</text:p>
          </table:table-cell>
        </table:table-row>
        <table:table-row table:style-name="ro1">
          <table:table-cell office:value-type="string">
            <text:p>UGC 05107</text:p>
          </table:table-cell>
          <table:table-cell office:value-type="string">
            <text:p>...</text:p>
          </table:table-cell>
          <table:table-cell office:value-type="string">
            <text:p>16.42±0.01</text:p>
          </table:table-cell>
          <table:table-cell table:number-columns-repeated="2" office:value-type="string">
            <text:p>...</text:p>
          </table:table-cell>
          <table:table-cell office:value-type="string">
            <text:p>16.62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1">
            <text:p>35.1</text:p>
          </table:table-cell>
          <table:table-cell office:value-type="string">
            <text:p>...</text:p>
          </table:table-cell>
          <table:table-cell office:value-type="float" office:value="15.59">
            <text:p>15.59</text:p>
          </table:table-cell>
          <table:table-cell office:value-type="string">
            <text:p>...</text:p>
          </table:table-cell>
          <table:table-cell office:value-type="float" office:value="2.55">
            <text:p>2.55</text:p>
          </table:table-cell>
          <table:table-cell office:value-type="string">
            <text:p>...</text:p>
          </table:table-cell>
          <table:table-cell office:value-type="float" office:value="2.54">
            <text:p>2.54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UGC 05101</text:p>
          </table:table-cell>
          <table:table-cell office:value-type="string">
            <text:p>19.10±0.04</text:p>
          </table:table-cell>
          <table:table-cell office:value-type="string">
            <text:p>17.78±0.04</text:p>
          </table:table-cell>
          <table:table-cell office:value-type="string">
            <text:p>1.32±0.06</text:p>
          </table:table-cell>
          <table:table-cell office:value-type="string">
            <text:p>19.30±0.09</text:p>
          </table:table-cell>
          <table:table-cell office:value-type="string">
            <text:p>18.13±0.03</text:p>
          </table:table-cell>
          <table:table-cell office:value-type="string">
            <text:p>1.17±0.09</text:p>
          </table:table-cell>
          <table:table-cell office:value-type="float" office:value="35.77">
            <text:p>35.77</text:p>
          </table:table-cell>
          <table:table-cell office:value-type="float" office:value="36.12">
            <text:p>36.12</text:p>
          </table:table-cell>
          <table:table-cell office:value-type="float" office:value="10.11">
            <text:p>10.11</text:p>
          </table:table-cell>
          <table:table-cell office:value-type="float" office:value="11.89">
            <text:p>11.89</text:p>
          </table:table-cell>
          <table:table-cell table:number-columns-repeated="4" office:value-type="string">
            <text:p>...</text:p>
          </table:table-cell>
          <table:table-cell office:value-type="string">
            <text:p>?R</text:p>
          </table:table-cell>
        </table:table-row>
        <table:table-row table:style-name="ro1">
          <table:table-cell office:value-type="string">
            <text:p>NGC 2936</text:p>
          </table:table-cell>
          <table:table-cell office:value-type="string">
            <text:p>16.13±0.01</text:p>
          </table:table-cell>
          <table:table-cell office:value-type="string">
            <text:p>15.60±0.01</text:p>
          </table:table-cell>
          <table:table-cell office:value-type="string">
            <text:p>0.53±0.01</text:p>
          </table:table-cell>
          <table:table-cell office:value-type="string">
            <text:p>16.40±0.03</text:p>
          </table:table-cell>
          <table:table-cell office:value-type="string">
            <text:p>15.87±0.01</text:p>
          </table:table-cell>
          <table:table-cell office:value-type="string">
            <text:p>0.54±0.03</text:p>
          </table:table-cell>
          <table:table-cell office:value-type="float" office:value="36.49">
            <text:p>36.49</text:p>
          </table:table-cell>
          <table:table-cell office:value-type="float" office:value="36.52">
            <text:p>36.52</text:p>
          </table:table-cell>
          <table:table-cell office:value-type="float" office:value="20.67">
            <text:p>20.67</text:p>
          </table:table-cell>
          <table:table-cell office:value-type="float" office:value="19.47">
            <text:p>19.47</text:p>
          </table:table-cell>
          <table:table-cell table:number-columns-repeated="4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NGC 2937</text:p>
          </table:table-cell>
          <table:table-cell office:value-type="string">
            <text:p>19.28±0.10</text:p>
          </table:table-cell>
          <table:table-cell office:value-type="string">
            <text:p>17.99±0.42</text:p>
          </table:table-cell>
          <table:table-cell office:value-type="string">
            <text:p>1.29±0.43</text:p>
          </table:table-cell>
          <table:table-cell office:value-type="string">
            <text:p>19.24±0.15</text:p>
          </table:table-cell>
          <table:table-cell office:value-type="string">
            <text:p>18.23±0.06</text:p>
          </table:table-cell>
          <table:table-cell office:value-type="string">
            <text:p>1.01±0.16</text:p>
          </table:table-cell>
          <table:table-cell office:value-type="float" office:value="35.2">
            <text:p>35.2</text:p>
          </table:table-cell>
          <table:table-cell office:value-type="float" office:value="35.54">
            <text:p>35.54</text:p>
          </table:table-cell>
          <table:table-cell office:value-type="float" office:value="8.57">
            <text:p>8.57</text:p>
          </table:table-cell>
          <table:table-cell office:value-type="float" office:value="15.43">
            <text:p>15.43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UGC 05147</text:p>
          </table:table-cell>
          <table:table-cell office:value-type="string">
            <text:p>...</text:p>
          </table:table-cell>
          <table:table-cell office:value-type="string">
            <text:p>17.22±0.02</text:p>
          </table:table-cell>
          <table:table-cell table:number-columns-repeated="2" office:value-type="string">
            <text:p>...</text:p>
          </table:table-cell>
          <table:table-cell office:value-type="string">
            <text:p>18.35±0.02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74">
            <text:p>35.74</text:p>
          </table:table-cell>
          <table:table-cell office:value-type="string">
            <text:p>...</text:p>
          </table:table-cell>
          <table:table-cell office:value-type="float" office:value="12.04">
            <text:p>12.04</text:p>
          </table:table-cell>
          <table:table-cell office:value-type="string">
            <text:p>...</text:p>
          </table:table-cell>
          <table:table-cell office:value-type="float" office:value="2.71">
            <text:p>2.71</text:p>
          </table:table-cell>
          <table:table-cell office:value-type="string">
            <text:p>...</text:p>
          </table:table-cell>
          <table:table-cell office:value-type="float" office:value="2.66">
            <text:p>2.66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UGC 05114</text:p>
          </table:table-cell>
          <table:table-cell office:value-type="string">
            <text:p>15.95±0.01</text:p>
          </table:table-cell>
          <table:table-cell office:value-type="string">
            <text:p>15.70±0.01</text:p>
          </table:table-cell>
          <table:table-cell office:value-type="string">
            <text:p>0.25±0.01</text:p>
          </table:table-cell>
          <table:table-cell office:value-type="string">
            <text:p>16.00±0.01</text:p>
          </table:table-cell>
          <table:table-cell office:value-type="string">
            <text:p>15.77±0.01</text:p>
          </table:table-cell>
          <table:table-cell office:value-type="string">
            <text:p>0.23±0.02</text:p>
          </table:table-cell>
          <table:table-cell office:value-type="float" office:value="35.41">
            <text:p>35.41</text:p>
          </table:table-cell>
          <table:table-cell office:value-type="float" office:value="35.34">
            <text:p>35.34</text:p>
          </table:table-cell>
          <table:table-cell office:value-type="float" office:value="12.83">
            <text:p>12.83</text:p>
          </table:table-cell>
          <table:table-cell office:value-type="float" office:value="13.22">
            <text:p>13.22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Holmberg I</text:p>
          </table:table-cell>
          <table:table-cell office:value-type="string">
            <text:p>14.61±0.01</text:p>
          </table:table-cell>
          <table:table-cell office:value-type="string">
            <text:p>14.55±0.01</text:p>
          </table:table-cell>
          <table:table-cell office:value-type="string">
            <text:p>0.06±0.02</text:p>
          </table:table-cell>
          <table:table-cell office:value-type="string">
            <text:p>14.84±0.01</text:p>
          </table:table-cell>
          <table:table-cell office:value-type="string">
            <text:p>14.86±0.01</text:p>
          </table:table-cell>
          <table:table-cell office:value-type="string">
            <text:p>-0.02±0.01</text:p>
          </table:table-cell>
          <table:table-cell office:value-type="float" office:value="34.26">
            <text:p>34.26</text:p>
          </table:table-cell>
          <table:table-cell office:value-type="float" office:value="34.11">
            <text:p>34.11</text:p>
          </table:table-cell>
          <table:table-cell office:value-type="float" office:value="59.87">
            <text:p>59.87</text:p>
          </table:table-cell>
          <table:table-cell office:value-type="float" office:value="64.79">
            <text:p>64.79</text:p>
          </table:table-cell>
          <table:table-cell office:value-type="float" office:value="1.93">
            <text:p>1.93</text:p>
          </table:table-cell>
          <table:table-cell office:value-type="float" office:value="2.11">
            <text:p>2.11</text:p>
          </table:table-cell>
          <table:table-cell office:value-type="float" office:value="1.84">
            <text:p>1.84</text:p>
          </table:table-cell>
          <table:table-cell office:value-type="float" office:value="2.03">
            <text:p>2.03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05201</text:p>
          </table:table-cell>
          <table:table-cell office:value-type="string">
            <text:p>...</text:p>
          </table:table-cell>
          <table:table-cell office:value-type="string">
            <text:p>16.66±0.01</text:p>
          </table:table-cell>
          <table:table-cell table:number-columns-repeated="2" office:value-type="string">
            <text:p>...</text:p>
          </table:table-cell>
          <table:table-cell office:value-type="string">
            <text:p>16.71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6.19">
            <text:p>36.19</text:p>
          </table:table-cell>
          <table:table-cell office:value-type="string">
            <text:p>...</text:p>
          </table:table-cell>
          <table:table-cell office:value-type="float" office:value="18.63">
            <text:p>18.63</text:p>
          </table:table-cell>
          <table:table-cell office:value-type="string">
            <text:p>...</text:p>
          </table:table-cell>
          <table:table-cell office:value-type="float" office:value="2.27">
            <text:p>2.27</text:p>
          </table:table-cell>
          <table:table-cell table:number-columns-repeated="2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2992</text:p>
          </table:table-cell>
          <table:table-cell office:value-type="string">
            <text:p>16.00±0.05</text:p>
          </table:table-cell>
          <table:table-cell office:value-type="string">
            <text:p>15.39±0.05</text:p>
          </table:table-cell>
          <table:table-cell office:value-type="string">
            <text:p>0.61±0.06</text:p>
          </table:table-cell>
          <table:table-cell office:value-type="string">
            <text:p>16.22±0.02</text:p>
          </table:table-cell>
          <table:table-cell office:value-type="string">
            <text:p>15.67±0.01</text:p>
          </table:table-cell>
          <table:table-cell office:value-type="string">
            <text:p>0.55±0.02</text:p>
          </table:table-cell>
          <table:table-cell office:value-type="float" office:value="35.54">
            <text:p>35.54</text:p>
          </table:table-cell>
          <table:table-cell office:value-type="float" office:value="35.6">
            <text:p>35.6</text:p>
          </table:table-cell>
          <table:table-cell office:value-type="float" office:value="22.59">
            <text:p>22.59</text:p>
          </table:table-cell>
          <table:table-cell office:value-type="float" office:value="25.6">
            <text:p>25.6</text:p>
          </table:table-cell>
          <table:table-cell office:value-type="float" office:value="3.63">
            <text:p>3.63</text:p>
          </table:table-cell>
          <table:table-cell office:value-type="float" office:value="4.04">
            <text:p>4.04</text:p>
          </table:table-cell>
          <table:table-cell office:value-type="float" office:value="3.55">
            <text:p>3.55</text:p>
          </table:table-cell>
          <table:table-cell office:value-type="float" office:value="3.7">
            <text:p>3.7</text:p>
          </table:table-cell>
          <table:table-cell office:value-type="string">
            <text:p>VF</text:p>
          </table:table-cell>
        </table:table-row>
        <table:table-row table:style-name="ro1">
          <table:table-cell office:value-type="string">
            <text:p>NGC 2993</text:p>
          </table:table-cell>
          <table:table-cell office:value-type="string">
            <text:p>14.16±0.01</text:p>
          </table:table-cell>
          <table:table-cell office:value-type="string">
            <text:p>13.75±0.01</text:p>
          </table:table-cell>
          <table:table-cell office:value-type="string">
            <text:p>0.41±0.01</text:p>
          </table:table-cell>
          <table:table-cell office:value-type="string">
            <text:p>14.25±0.01</text:p>
          </table:table-cell>
          <table:table-cell office:value-type="string">
            <text:p>13.86±0.01</text:p>
          </table:table-cell>
          <table:table-cell office:value-type="string">
            <text:p>0.38±0.01</text:p>
          </table:table-cell>
          <table:table-cell office:value-type="float" office:value="36.27">
            <text:p>36.27</text:p>
          </table:table-cell>
          <table:table-cell office:value-type="float" office:value="36.26">
            <text:p>36.26</text:p>
          </table:table-cell>
          <table:table-cell table:number-columns-repeated="6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2976</text:p>
          </table:table-cell>
          <table:table-cell office:value-type="string">
            <text:p>...</text:p>
          </table:table-cell>
          <table:table-cell office:value-type="string">
            <text:p>12.77±0.01</text:p>
          </table:table-cell>
          <table:table-cell table:number-columns-repeated="2" office:value-type="string">
            <text:p>...</text:p>
          </table:table-cell>
          <table:table-cell office:value-type="string">
            <text:p>12.80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4.75">
            <text:p>34.75</text:p>
          </table:table-cell>
          <table:table-cell office:value-type="string">
            <text:p>...</text:p>
          </table:table-cell>
          <table:table-cell office:value-type="float" office:value="44.86">
            <text:p>44.86</text:p>
          </table:table-cell>
          <table:table-cell office:value-type="string">
            <text:p>...</text:p>
          </table:table-cell>
          <table:table-cell office:value-type="float" office:value="1.95">
            <text:p>1.95</text:p>
          </table:table-cell>
          <table:table-cell office:value-type="string">
            <text:p>...</text:p>
          </table:table-cell>
          <table:table-cell office:value-type="float" office:value="1.9">
            <text:p>1.9</text:p>
          </table:table-cell>
          <table:table-cell office:value-type="string">
            <text:p>VF</text:p>
          </table:table-cell>
        </table:table-row>
        <table:table-row table:style-name="ro1">
          <table:table-cell office:value-type="string">
            <text:p>UGC 05237</text:p>
          </table:table-cell>
          <table:table-cell office:value-type="string">
            <text:p>...</text:p>
          </table:table-cell>
          <table:table-cell office:value-type="string">
            <text:p>16.32±0.01</text:p>
          </table:table-cell>
          <table:table-cell table:number-columns-repeated="2" office:value-type="string">
            <text:p>...</text:p>
          </table:table-cell>
          <table:table-cell office:value-type="string">
            <text:p>16.43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92">
            <text:p>35.92</text:p>
          </table:table-cell>
          <table:table-cell office:value-type="string">
            <text:p>...</text:p>
          </table:table-cell>
          <table:table-cell office:value-type="float" office:value="15.61">
            <text:p>15.61</text:p>
          </table:table-cell>
          <table:table-cell office:value-type="string">
            <text:p>...</text:p>
          </table:table-cell>
          <table:table-cell office:value-type="float" office:value="2.56">
            <text:p>2.56</text:p>
          </table:table-cell>
          <table:table-cell table:number-columns-repeated="2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3018</text:p>
          </table:table-cell>
          <table:table-cell office:value-type="string">
            <text:p>15.39±0.02</text:p>
          </table:table-cell>
          <table:table-cell office:value-type="string">
            <text:p>14.94±0.01</text:p>
          </table:table-cell>
          <table:table-cell office:value-type="string">
            <text:p>0.45±0.02</text:p>
          </table:table-cell>
          <table:table-cell office:value-type="string">
            <text:p>15.52±0.01</text:p>
          </table:table-cell>
          <table:table-cell office:value-type="string">
            <text:p>15.08±0.01</text:p>
          </table:table-cell>
          <table:table-cell office:value-type="string">
            <text:p>0.44±0.02</text:p>
          </table:table-cell>
          <table:table-cell table:number-columns-repeated="2" office:value-type="float" office:value="35.62">
            <text:p>35.62</text:p>
          </table:table-cell>
          <table:table-cell table:number-columns-repeated="6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NGC 3023</text:p>
          </table:table-cell>
          <table:table-cell office:value-type="string">
            <text:p>14.27±0.01</text:p>
          </table:table-cell>
          <table:table-cell office:value-type="string">
            <text:p>13.93±0.01</text:p>
          </table:table-cell>
          <table:table-cell office:value-type="string">
            <text:p>0.34±0.01</text:p>
          </table:table-cell>
          <table:table-cell office:value-type="string">
            <text:p>14.31±0.01</text:p>
          </table:table-cell>
          <table:table-cell office:value-type="string">
            <text:p>13.97±0.01</text:p>
          </table:table-cell>
          <table:table-cell office:value-type="string">
            <text:p>0.34±0.01</text:p>
          </table:table-cell>
          <table:table-cell office:value-type="float" office:value="36.07">
            <text:p>36.07</text:p>
          </table:table-cell>
          <table:table-cell office:value-type="float" office:value="36.03">
            <text:p>36.03</text:p>
          </table:table-cell>
          <table:table-cell office:value-type="float" office:value="23.09">
            <text:p>23.09</text:p>
          </table:table-cell>
          <table:table-cell office:value-type="float" office:value="23">
            <text:p>23</text:p>
          </table:table-cell>
          <table:table-cell office:value-type="float" office:value="2.44">
            <text:p>2.44</text:p>
          </table:table-cell>
          <table:table-cell office:value-type="float" office:value="2.56">
            <text:p>2.56</text:p>
          </table:table-cell>
          <table:table-cell office:value-type="float" office:value="2.55">
            <text:p>2.55</text:p>
          </table:table-cell>
          <table:table-cell office:value-type="float" office:value="2.64">
            <text:p>2.64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05268</text:p>
          </table:table-cell>
          <table:table-cell office:value-type="string">
            <text:p>...</text:p>
          </table:table-cell>
          <table:table-cell office:value-type="string">
            <text:p>16.83±0.01</text:p>
          </table:table-cell>
          <table:table-cell table:number-columns-repeated="2" office:value-type="string">
            <text:p>...</text:p>
          </table:table-cell>
          <table:table-cell office:value-type="string">
            <text:p>17.07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6.1">
            <text:p>36.1</text:p>
          </table:table-cell>
          <table:table-cell office:value-type="string">
            <text:p>...</text:p>
          </table:table-cell>
          <table:table-cell office:value-type="float" office:value="12.47">
            <text:p>12.47</text:p>
          </table:table-cell>
          <table:table-cell office:value-type="string">
            <text:p>...</text:p>
          </table:table-cell>
          <table:table-cell office:value-type="float" office:value="2.58">
            <text:p>2.58</text:p>
          </table:table-cell>
          <table:table-cell table:number-columns-repeated="2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UGC 05314</text:p>
          </table:table-cell>
          <table:table-cell office:value-type="string">
            <text:p>...</text:p>
          </table:table-cell>
          <table:table-cell office:value-type="string">
            <text:p>17.68±0.01</text:p>
          </table:table-cell>
          <table:table-cell table:number-columns-repeated="2" office:value-type="string">
            <text:p>...</text:p>
          </table:table-cell>
          <table:table-cell office:value-type="string">
            <text:p>18.82±0.02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61">
            <text:p>35.61</text:p>
          </table:table-cell>
          <table:table-cell office:value-type="string">
            <text:p>...</text:p>
          </table:table-cell>
          <table:table-cell office:value-type="float" office:value="11.37">
            <text:p>11.37</text:p>
          </table:table-cell>
          <table:table-cell office:value-type="string">
            <text:p>...</text:p>
          </table:table-cell>
          <table:table-cell office:value-type="float" office:value="2.52">
            <text:p>2.52</text:p>
          </table:table-cell>
          <table:table-cell office:value-type="string">
            <text:p>...</text:p>
          </table:table-cell>
          <table:table-cell office:value-type="float" office:value="2.57">
            <text:p>2.57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3049</text:p>
          </table:table-cell>
          <table:table-cell office:value-type="string">
            <text:p>...</text:p>
          </table:table-cell>
          <table:table-cell office:value-type="string">
            <text:p>14.77±0.01</text:p>
          </table:table-cell>
          <table:table-cell table:number-columns-repeated="2" office:value-type="string">
            <text:p>...</text:p>
          </table:table-cell>
          <table:table-cell office:value-type="string">
            <text:p>14.85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52">
            <text:p>35.52</text:p>
          </table:table-cell>
          <table:table-cell office:value-type="string">
            <text:p>...</text:p>
          </table:table-cell>
          <table:table-cell office:value-type="float" office:value="12.28">
            <text:p>12.28</text:p>
          </table:table-cell>
          <table:table-cell table:number-columns-repeated="4" office:value-type="string">
            <text:p>...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MESSIER 081</text:p>
          </table:table-cell>
          <table:table-cell office:value-type="string">
            <text:p>10.77±0.01</text:p>
          </table:table-cell>
          <table:table-cell office:value-type="string">
            <text:p>10.38±0.01</text:p>
          </table:table-cell>
          <table:table-cell office:value-type="string">
            <text:p>0.39±0.01</text:p>
          </table:table-cell>
          <table:table-cell office:value-type="string">
            <text:p>10.79±0.01</text:p>
          </table:table-cell>
          <table:table-cell office:value-type="string">
            <text:p>10.40±0.01</text:p>
          </table:table-cell>
          <table:table-cell office:value-type="string">
            <text:p>0.39±0.01</text:p>
          </table:table-cell>
          <table:table-cell office:value-type="float" office:value="35.75">
            <text:p>35.75</text:p>
          </table:table-cell>
          <table:table-cell office:value-type="float" office:value="35.73">
            <text:p>35.73</text:p>
          </table:table-cell>
          <table:table-cell office:value-type="float" office:value="323.94">
            <text:p>323.94</text:p>
          </table:table-cell>
          <table:table-cell office:value-type="float" office:value="301.19">
            <text:p>301.19</text:p>
          </table:table-cell>
          <table:table-cell office:value-type="float" office:value="1.6">
            <text:p>1.6</text:p>
          </table:table-cell>
          <table:table-cell office:value-type="float" office:value="1.78">
            <text:p>1.78</text:p>
          </table:table-cell>
          <table:table-cell office:value-type="float" office:value="1.29">
            <text:p>1.29</text:p>
          </table:table-cell>
          <table:table-cell office:value-type="float" office:value="1.55">
            <text:p>1.55</text:p>
          </table:table-cell>
          <table:table-cell office:value-type="string">
            <text:p>VFn</text:p>
          </table:table-cell>
        </table:table-row>
        <table:table-row table:style-name="ro1">
          <table:table-cell office:value-type="string">
            <text:p>MESSIER 082</text:p>
          </table:table-cell>
          <table:table-cell office:value-type="string">
            <text:p>12.13±0.01</text:p>
          </table:table-cell>
          <table:table-cell office:value-type="string">
            <text:p>11.32±0.01</text:p>
          </table:table-cell>
          <table:table-cell office:value-type="string">
            <text:p>0.81±0.02</text:p>
          </table:table-cell>
          <table:table-cell office:value-type="string">
            <text:p>12.66±0.01</text:p>
          </table:table-cell>
          <table:table-cell office:value-type="string">
            <text:p>11.53±0.01</text:p>
          </table:table-cell>
          <table:table-cell office:value-type="string">
            <text:p>1.13±0.01</text:p>
          </table:table-cell>
          <table:table-cell office:value-type="float" office:value="35.26">
            <text:p>35.26</text:p>
          </table:table-cell>
          <table:table-cell office:value-type="float" office:value="35.41">
            <text:p>35.41</text:p>
          </table:table-cell>
          <table:table-cell office:value-type="float" office:value="159.44">
            <text:p>159.44</text:p>
          </table:table-cell>
          <table:table-cell office:value-type="float" office:value="91.95">
            <text:p>91.95</text:p>
          </table:table-cell>
          <table:table-cell office:value-type="float" office:value="3.63">
            <text:p>3.63</text:p>
          </table:table-cell>
          <table:table-cell office:value-type="float" office:value="3.27">
            <text:p>3.27</text:p>
          </table:table-cell>
          <table:table-cell office:value-type="float" office:value="3.36">
            <text:p>3.36</text:p>
          </table:table-cell>
          <table:table-cell office:value-type="float" office:value="3.18">
            <text:p>3.18</text:p>
          </table:table-cell>
          <table:table-cell office:value-type="string">
            <text:p>...</text:p>
          </table:table-cell>
        </table:table-row>
        <table:table-row table:style-name="ro1">
          <table:table-cell office:value-type="string">
            <text:p>Holmberg IX</text:p>
          </table:table-cell>
          <table:table-cell office:value-type="string">
            <text:p>14.89±0.01</text:p>
          </table:table-cell>
          <table:table-cell office:value-type="string">
            <text:p>14.65±0.01</text:p>
          </table:table-cell>
          <table:table-cell office:value-type="string">
            <text:p>0.25±0.01</text:p>
          </table:table-cell>
          <table:table-cell office:value-type="string">
            <text:p>15.35±0.01</text:p>
          </table:table-cell>
          <table:table-cell office:value-type="string">
            <text:p>15.12±0.01</text:p>
          </table:table-cell>
          <table:table-cell office:value-type="string">
            <text:p>0.23±0.01</text:p>
          </table:table-cell>
          <table:table-cell office:value-type="float" office:value="34.1">
            <text:p>34.1</text:p>
          </table:table-cell>
          <table:table-cell office:value-type="float" office:value="34.02">
            <text:p>34.02</text:p>
          </table:table-cell>
          <table:table-cell office:value-type="float" office:value="47.84">
            <text:p>47.84</text:p>
          </table:table-cell>
          <table:table-cell office:value-type="float" office:value="48.71">
            <text:p>48.71</text:p>
          </table:table-cell>
          <table:table-cell office:value-type="float" office:value="2.88">
            <text:p>2.88</text:p>
          </table:table-cell>
          <table:table-cell table:number-columns-repeated="2" office:value-type="float" office:value="2.85">
            <text:p>2.85</text:p>
          </table:table-cell>
          <table:table-cell office:value-type="float" office:value="2.79">
            <text:p>2.79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ESO 435-G014</text:p>
          </table:table-cell>
          <table:table-cell office:value-type="string">
            <text:p>16.14±0.05</text:p>
          </table:table-cell>
          <table:table-cell office:value-type="string">
            <text:p>15.49±0.02</text:p>
          </table:table-cell>
          <table:table-cell office:value-type="string">
            <text:p>0.65±0.05</text:p>
          </table:table-cell>
          <table:table-cell office:value-type="string">
            <text:p>16.72±0.02</text:p>
          </table:table-cell>
          <table:table-cell office:value-type="string">
            <text:p>15.96±0.01</text:p>
          </table:table-cell>
          <table:table-cell office:value-type="string">
            <text:p>0.77±0.02</text:p>
          </table:table-cell>
          <table:table-cell office:value-type="float" office:value="35.59">
            <text:p>35.59</text:p>
          </table:table-cell>
          <table:table-cell office:value-type="float" office:value="35.67">
            <text:p>35.67</text:p>
          </table:table-cell>
          <table:table-cell office:value-type="float" office:value="23.23">
            <text:p>23.23</text:p>
          </table:table-cell>
          <table:table-cell office:value-type="float" office:value="21.2">
            <text:p>21.2</text:p>
          </table:table-cell>
          <table:table-cell office:value-type="float" office:value="1.92">
            <text:p>1.92</text:p>
          </table:table-cell>
          <table:table-cell office:value-type="float" office:value="2.05">
            <text:p>2.05</text:p>
          </table:table-cell>
          <table:table-cell office:value-type="float" office:value="1.79">
            <text:p>1.79</text:p>
          </table:table-cell>
          <table:table-cell office:value-type="float" office:value="1.98">
            <text:p>1.98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ESO 435-G016</text:p>
          </table:table-cell>
          <table:table-cell office:value-type="string">
            <text:p>15.48±0.01</text:p>
          </table:table-cell>
          <table:table-cell office:value-type="string">
            <text:p>14.84±0.01</text:p>
          </table:table-cell>
          <table:table-cell office:value-type="string">
            <text:p>0.64±0.01</text:p>
          </table:table-cell>
          <table:table-cell office:value-type="string">
            <text:p>15.58±0.02</text:p>
          </table:table-cell>
          <table:table-cell office:value-type="string">
            <text:p>14.98±0.01</text:p>
          </table:table-cell>
          <table:table-cell office:value-type="string">
            <text:p>0.61±0.02</text:p>
          </table:table-cell>
          <table:table-cell office:value-type="float" office:value="34.88">
            <text:p>34.88</text:p>
          </table:table-cell>
          <table:table-cell office:value-type="float" office:value="34.96">
            <text:p>34.96</text:p>
          </table:table-cell>
          <table:table-cell office:value-type="float" office:value="18.92">
            <text:p>18.92</text:p>
          </table:table-cell>
          <table:table-cell office:value-type="float" office:value="18.38">
            <text:p>18.38</text:p>
          </table:table-cell>
          <table:table-cell table:number-columns-repeated="4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Tol 2</text:p>
          </table:table-cell>
          <table:table-cell office:value-type="string">
            <text:p>14.93±0.01</text:p>
          </table:table-cell>
          <table:table-cell office:value-type="string">
            <text:p>14.59±0.01</text:p>
          </table:table-cell>
          <table:table-cell office:value-type="string">
            <text:p>0.34±0.01</text:p>
          </table:table-cell>
          <table:table-cell office:value-type="string">
            <text:p>14.99±0.01</text:p>
          </table:table-cell>
          <table:table-cell office:value-type="string">
            <text:p>14.69±0.01</text:p>
          </table:table-cell>
          <table:table-cell office:value-type="string">
            <text:p>0.31±0.02</text:p>
          </table:table-cell>
          <table:table-cell office:value-type="float" office:value="34.67">
            <text:p>34.67</text:p>
          </table:table-cell>
          <table:table-cell office:value-type="float" office:value="34.62">
            <text:p>34.62</text:p>
          </table:table-cell>
          <table:table-cell table:number-columns-repeated="6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NGC 3089</text:p>
          </table:table-cell>
          <table:table-cell office:value-type="string">
            <text:p>15.45±0.01</text:p>
          </table:table-cell>
          <table:table-cell office:value-type="string">
            <text:p>14.77±0.01</text:p>
          </table:table-cell>
          <table:table-cell office:value-type="string">
            <text:p>0.68±0.01</text:p>
          </table:table-cell>
          <table:table-cell office:value-type="string">
            <text:p>15.48±0.02</text:p>
          </table:table-cell>
          <table:table-cell office:value-type="string">
            <text:p>14.82±0.01</text:p>
          </table:table-cell>
          <table:table-cell office:value-type="string">
            <text:p>0.66±0.02</text:p>
          </table:table-cell>
          <table:table-cell office:value-type="float" office:value="35.88">
            <text:p>35.88</text:p>
          </table:table-cell>
          <table:table-cell office:value-type="float" office:value="35.97">
            <text:p>35.97</text:p>
          </table:table-cell>
          <table:table-cell office:value-type="float" office:value="17.37">
            <text:p>17.37</text:p>
          </table:table-cell>
          <table:table-cell office:value-type="float" office:value="17.06">
            <text:p>17.06</text:p>
          </table:table-cell>
          <table:table-cell office:value-type="float" office:value="1.95">
            <text:p>1.95</text:p>
          </table:table-cell>
          <table:table-cell office:value-type="float" office:value="2.23">
            <text:p>2.23</text:p>
          </table:table-cell>
          <table:table-cell office:value-type="float" office:value="1.95">
            <text:p>1.95</text:p>
          </table:table-cell>
          <table:table-cell office:value-type="string">
            <text:p>...</text:p>
          </table:table-cell>
          <table:table-cell office:value-type="string">
            <text:p>?Fn</text:p>
          </table:table-cell>
        </table:table-row>
        <table:table-row table:style-name="ro1">
          <table:table-cell office:value-type="string">
            <text:p>NGC 3073</text:p>
          </table:table-cell>
          <table:table-cell office:value-type="string">
            <text:p>17.51±0.01</text:p>
          </table:table-cell>
          <table:table-cell office:value-type="string">
            <text:p>16.61±0.02</text:p>
          </table:table-cell>
          <table:table-cell office:value-type="string">
            <text:p>0.89±0.02</text:p>
          </table:table-cell>
          <table:table-cell office:value-type="string">
            <text:p>17.54±0.02</text:p>
          </table:table-cell>
          <table:table-cell office:value-type="string">
            <text:p>16.77±0.01</text:p>
          </table:table-cell>
          <table:table-cell office:value-type="string">
            <text:p>0.77±0.03</text:p>
          </table:table-cell>
          <table:table-cell office:value-type="float" office:value="34.52">
            <text:p>34.52</text:p>
          </table:table-cell>
          <table:table-cell office:value-type="float" office:value="34.7">
            <text:p>34.7</text:p>
          </table:table-cell>
          <table:table-cell table:number-columns-repeated="6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3079</text:p>
          </table:table-cell>
          <table:table-cell office:value-type="string">
            <text:p>13.93±0.01</text:p>
          </table:table-cell>
          <table:table-cell office:value-type="string">
            <text:p>13.50±0.01</text:p>
          </table:table-cell>
          <table:table-cell office:value-type="string">
            <text:p>0.42±0.02</text:p>
          </table:table-cell>
          <table:table-cell office:value-type="string">
            <text:p>14.09±0.01</text:p>
          </table:table-cell>
          <table:table-cell office:value-type="string">
            <text:p>13.65±0.01</text:p>
          </table:table-cell>
          <table:table-cell office:value-type="string">
            <text:p>0.44±0.01</text:p>
          </table:table-cell>
          <table:table-cell table:number-columns-repeated="2" office:value-type="float" office:value="35.92">
            <text:p>35.92</text:p>
          </table:table-cell>
          <table:table-cell office:value-type="float" office:value="52.78">
            <text:p>52.78</text:p>
          </table:table-cell>
          <table:table-cell office:value-type="float" office:value="51.44">
            <text:p>51.44</text:p>
          </table:table-cell>
          <table:table-cell office:value-type="float" office:value="2.25">
            <text:p>2.25</text:p>
          </table:table-cell>
          <table:table-cell office:value-type="float" office:value="2.24">
            <text:p>2.24</text:p>
          </table:table-cell>
          <table:table-cell office:value-type="float" office:value="2.13">
            <text:p>2.13</text:p>
          </table:table-cell>
          <table:table-cell office:value-type="float" office:value="2.23">
            <text:p>2.23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3109</text:p>
          </table:table-cell>
          <table:table-cell office:value-type="string">
            <text:p>11.42±0.01</text:p>
          </table:table-cell>
          <table:table-cell office:value-type="string">
            <text:p>11.18±0.01</text:p>
          </table:table-cell>
          <table:table-cell office:value-type="string">
            <text:p>0.23±0.01</text:p>
          </table:table-cell>
          <table:table-cell office:value-type="string">
            <text:p>11.51±0.01</text:p>
          </table:table-cell>
          <table:table-cell office:value-type="string">
            <text:p>11.28±0.01</text:p>
          </table:table-cell>
          <table:table-cell office:value-type="string">
            <text:p>0.23±0.01</text:p>
          </table:table-cell>
          <table:table-cell office:value-type="float" office:value="34.45">
            <text:p>34.45</text:p>
          </table:table-cell>
          <table:table-cell office:value-type="float" office:value="34.37">
            <text:p>34.37</text:p>
          </table:table-cell>
          <table:table-cell office:value-type="float" office:value="107.93">
            <text:p>107.93</text:p>
          </table:table-cell>
          <table:table-cell office:value-type="float" office:value="108.47">
            <text:p>108.47</text:p>
          </table:table-cell>
          <table:table-cell office:value-type="float" office:value="2.33">
            <text:p>2.33</text:p>
          </table:table-cell>
          <table:table-cell office:value-type="float" office:value="2.36">
            <text:p>2.36</text:p>
          </table:table-cell>
          <table:table-cell office:value-type="float" office:value="2.4">
            <text:p>2.4</text:p>
          </table:table-cell>
          <table:table-cell office:value-type="float" office:value="2.41">
            <text:p>2.41</text:p>
          </table:table-cell>
          <table:table-cell office:value-type="string">
            <text:p>EEh</text:p>
          </table:table-cell>
        </table:table-row>
        <table:table-row table:style-name="ro1">
          <table:table-cell office:value-type="string">
            <text:p>UGCA 196</text:p>
          </table:table-cell>
          <table:table-cell office:value-type="string">
            <text:p>14.49±0.02</text:p>
          </table:table-cell>
          <table:table-cell office:value-type="string">
            <text:p>14.06±0.02</text:p>
          </table:table-cell>
          <table:table-cell office:value-type="string">
            <text:p>0.42±0.03</text:p>
          </table:table-cell>
          <table:table-cell office:value-type="string">
            <text:p>14.83±0.01</text:p>
          </table:table-cell>
          <table:table-cell office:value-type="string">
            <text:p>14.39±0.01</text:p>
          </table:table-cell>
          <table:table-cell office:value-type="string">
            <text:p>0.44±0.01</text:p>
          </table:table-cell>
          <table:table-cell table:number-columns-repeated="2" office:value-type="float" office:value="35.26">
            <text:p>35.26</text:p>
          </table:table-cell>
          <table:table-cell office:value-type="float" office:value="38.2">
            <text:p>38.2</text:p>
          </table:table-cell>
          <table:table-cell office:value-type="float" office:value="37.83">
            <text:p>37.83</text:p>
          </table:table-cell>
          <table:table-cell office:value-type="float" office:value="2.28">
            <text:p>2.28</text:p>
          </table:table-cell>
          <table:table-cell office:value-type="float" office:value="2.36">
            <text:p>2.36</text:p>
          </table:table-cell>
          <table:table-cell office:value-type="float" office:value="2.3">
            <text:p>2.3</text:p>
          </table:table-cell>
          <table:table-cell office:value-type="float" office:value="2.44">
            <text:p>2.44</text:p>
          </table:table-cell>
          <table:table-cell office:value-type="string">
            <text:p>EEn</text:p>
          </table:table-cell>
        </table:table-row>
        <table:table-row table:style-name="ro1">
          <table:table-cell office:value-type="string">
            <text:p>IC 2537</text:p>
          </table:table-cell>
          <table:table-cell office:value-type="string">
            <text:p>14.84±0.01</text:p>
          </table:table-cell>
          <table:table-cell office:value-type="string">
            <text:p>14.30±0.01</text:p>
          </table:table-cell>
          <table:table-cell office:value-type="string">
            <text:p>0.54±0.01</text:p>
          </table:table-cell>
          <table:table-cell office:value-type="string">
            <text:p>14.92±0.01</text:p>
          </table:table-cell>
          <table:table-cell office:value-type="string">
            <text:p>14.37±0.01</text:p>
          </table:table-cell>
          <table:table-cell office:value-type="string">
            <text:p>0.55±0.01</text:p>
          </table:table-cell>
          <table:table-cell office:value-type="float" office:value="36.15">
            <text:p>36.15</text:p>
          </table:table-cell>
          <table:table-cell office:value-type="float" office:value="36.19">
            <text:p>36.19</text:p>
          </table:table-cell>
          <table:table-cell office:value-type="float" office:value="36.7">
            <text:p>36.7</text:p>
          </table:table-cell>
          <table:table-cell office:value-type="float" office:value="34.26">
            <text:p>34.26</text:p>
          </table:table-cell>
          <table:table-cell office:value-type="float" office:value="2">
            <text:p>2</text:p>
          </table:table-cell>
          <table:table-cell office:value-type="float" office:value="2.16">
            <text:p>2.16</text:p>
          </table:table-cell>
          <table:table-cell office:value-type="float" office:value="1.89">
            <text:p>1.89</text:p>
          </table:table-cell>
          <table:table-cell office:value-type="float" office:value="2.12">
            <text:p>2.12</text:p>
          </table:table-cell>
          <table:table-cell office:value-type="string">
            <text:p>?Fn</text:p>
          </table:table-cell>
        </table:table-row>
        <table:table-row table:style-name="ro1">
          <table:table-cell office:value-type="string">
            <text:p>UGC 05406</text:p>
          </table:table-cell>
          <table:table-cell office:value-type="string">
            <text:p>18.27±0.06</text:p>
          </table:table-cell>
          <table:table-cell office:value-type="string">
            <text:p>18.08±0.03</text:p>
          </table:table-cell>
          <table:table-cell office:value-type="string">
            <text:p>0.19±0.06</text:p>
          </table:table-cell>
          <table:table-cell office:value-type="string">
            <text:p>18.53±0.04</text:p>
          </table:table-cell>
          <table:table-cell office:value-type="string">
            <text:p>18.27±0.02</text:p>
          </table:table-cell>
          <table:table-cell office:value-type="string">
            <text:p>0.26±0.05</text:p>
          </table:table-cell>
          <table:table-cell office:value-type="float" office:value="35.67">
            <text:p>35.67</text:p>
          </table:table-cell>
          <table:table-cell office:value-type="float" office:value="35.57">
            <text:p>35.57</text:p>
          </table:table-cell>
          <table:table-cell office:value-type="float" office:value="10.11">
            <text:p>10.11</text:p>
          </table:table-cell>
          <table:table-cell office:value-type="float" office:value="9.1">
            <text:p>9.1</text:p>
          </table:table-cell>
          <table:table-cell table:number-columns-repeated="4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Antlia Dwarf</text:p>
          </table:table-cell>
          <table:table-cell office:value-type="string">
            <text:p>17.57±0.04</text:p>
          </table:table-cell>
          <table:table-cell office:value-type="string">
            <text:p>16.89±0.02</text:p>
          </table:table-cell>
          <table:table-cell office:value-type="string">
            <text:p>0.68±0.05</text:p>
          </table:table-cell>
          <table:table-cell office:value-type="string">
            <text:p>17.76±0.04</text:p>
          </table:table-cell>
          <table:table-cell office:value-type="string">
            <text:p>17.13±0.02</text:p>
          </table:table-cell>
          <table:table-cell office:value-type="string">
            <text:p>0.63±0.05</text:p>
          </table:table-cell>
          <table:table-cell office:value-type="float" office:value="31.99">
            <text:p>31.99</text:p>
          </table:table-cell>
          <table:table-cell office:value-type="float" office:value="32.09">
            <text:p>32.09</text:p>
          </table:table-cell>
          <table:table-cell office:value-type="float" office:value="29.93">
            <text:p>29.93</text:p>
          </table:table-cell>
          <table:table-cell office:value-type="float" office:value="30.71">
            <text:p>30.71</text:p>
          </table:table-cell>
          <table:table-cell office:value-type="float" office:value="2.24">
            <text:p>2.24</text:p>
          </table:table-cell>
          <table:table-cell office:value-type="float" office:value="2.33">
            <text:p>2.33</text:p>
          </table:table-cell>
          <table:table-cell office:value-type="float" office:value="2.21">
            <text:p>2.21</text:p>
          </table:table-cell>
          <table:table-cell office:value-type="float" office:value="2.33">
            <text:p>2.33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M81 Dwarf B</text:p>
          </table:table-cell>
          <table:table-cell office:value-type="string">
            <text:p>16.73±0.01</text:p>
          </table:table-cell>
          <table:table-cell office:value-type="string">
            <text:p>16.50±0.02</text:p>
          </table:table-cell>
          <table:table-cell office:value-type="string">
            <text:p>0.22±0.02</text:p>
          </table:table-cell>
          <table:table-cell office:value-type="string">
            <text:p>16.82±0.02</text:p>
          </table:table-cell>
          <table:table-cell office:value-type="string">
            <text:p>16.73±0.01</text:p>
          </table:table-cell>
          <table:table-cell office:value-type="string">
            <text:p>0.10±0.03</text:p>
          </table:table-cell>
          <table:table-cell office:value-type="float" office:value="33.69">
            <text:p>33.69</text:p>
          </table:table-cell>
          <table:table-cell office:value-type="float" office:value="33.61">
            <text:p>33.61</text:p>
          </table:table-cell>
          <table:table-cell office:value-type="string">
            <text:p>...</text:p>
          </table:table-cell>
          <table:table-cell office:value-type="float" office:value="10.36">
            <text:p>10.36</text:p>
          </table:table-cell>
          <table:table-cell table:number-columns-repeated="4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NGC 3125</text:p>
          </table:table-cell>
          <table:table-cell office:value-type="string">
            <text:p>14.46±0.01</text:p>
          </table:table-cell>
          <table:table-cell office:value-type="string">
            <text:p>14.10±0.01</text:p>
          </table:table-cell>
          <table:table-cell office:value-type="string">
            <text:p>0.36±0.01</text:p>
          </table:table-cell>
          <table:table-cell office:value-type="string">
            <text:p>14.55±0.01</text:p>
          </table:table-cell>
          <table:table-cell office:value-type="string">
            <text:p>14.20±0.01</text:p>
          </table:table-cell>
          <table:table-cell office:value-type="string">
            <text:p>0.35±0.01</text:p>
          </table:table-cell>
          <table:table-cell office:value-type="float" office:value="35.09">
            <text:p>35.09</text:p>
          </table:table-cell>
          <table:table-cell office:value-type="float" office:value="35.06">
            <text:p>35.06</text:p>
          </table:table-cell>
          <table:table-cell table:number-columns-repeated="6" office:value-type="string">
            <text:p>...</text:p>
          </table:table-cell>
          <table:table-cell office:value-type="string">
            <text:p>VV,ER</text:p>
          </table:table-cell>
        </table:table-row>
        <table:table-row table:style-name="ro1">
          <table:table-cell office:value-type="string">
            <text:p>UGC 05455</text:p>
          </table:table-cell>
          <table:table-cell office:value-type="string">
            <text:p>16.99±0.20</text:p>
          </table:table-cell>
          <table:table-cell office:value-type="string">
            <text:p>16.71±0.14</text:p>
          </table:table-cell>
          <table:table-cell office:value-type="string">
            <text:p>0.28±0.24</text:p>
          </table:table-cell>
          <table:table-cell office:value-type="string">
            <text:p>17.10±0.05</text:p>
          </table:table-cell>
          <table:table-cell office:value-type="string">
            <text:p>16.93±0.03</text:p>
          </table:table-cell>
          <table:table-cell office:value-type="string">
            <text:p>0.17±0.06</text:p>
          </table:table-cell>
          <table:table-cell office:value-type="float" office:value="34.83">
            <text:p>34.83</text:p>
          </table:table-cell>
          <table:table-cell office:value-type="float" office:value="34.77">
            <text:p>34.77</text:p>
          </table:table-cell>
          <table:table-cell office:value-type="float" office:value="19.6">
            <text:p>19.6</text:p>
          </table:table-cell>
          <table:table-cell office:value-type="float" office:value="23.19">
            <text:p>23.19</text:p>
          </table:table-cell>
          <table:table-cell table:number-columns-repeated="4" office:value-type="string">
            <text:p>...</text:p>
          </table:table-cell>
          <table:table-cell office:value-type="string">
            <text:p>?R</text:p>
          </table:table-cell>
        </table:table-row>
        <table:table-row table:style-name="ro1">
          <table:table-cell office:value-type="string">
            <text:p>Sextans A</text:p>
          </table:table-cell>
          <table:table-cell office:value-type="string">
            <text:p>12.58±0.01</text:p>
          </table:table-cell>
          <table:table-cell office:value-type="string">
            <text:p>12.54±0.01</text:p>
          </table:table-cell>
          <table:table-cell office:value-type="string">
            <text:p>0.04±0.01</text:p>
          </table:table-cell>
          <table:table-cell office:value-type="string">
            <text:p>12.63±0.01</text:p>
          </table:table-cell>
          <table:table-cell office:value-type="string">
            <text:p>12.59±0.01</text:p>
          </table:table-cell>
          <table:table-cell office:value-type="string">
            <text:p>0.04±0.01</text:p>
          </table:table-cell>
          <table:table-cell office:value-type="float" office:value="34.21">
            <text:p>34.21</text:p>
          </table:table-cell>
          <table:table-cell office:value-type="float" office:value="34.05">
            <text:p>34.05</text:p>
          </table:table-cell>
          <table:table-cell office:value-type="float" office:value="91.35">
            <text:p>91.35</text:p>
          </table:table-cell>
          <table:table-cell office:value-type="float" office:value="90.29">
            <text:p>90.29</text:p>
          </table:table-cell>
          <table:table-cell office:value-type="float" office:value="1.63">
            <text:p>1.63</text:p>
          </table:table-cell>
          <table:table-cell office:value-type="float" office:value="1.66">
            <text:p>1.66</text:p>
          </table:table-cell>
          <table:table-cell office:value-type="float" office:value="1.36">
            <text:p>1.36</text:p>
          </table:table-cell>
          <table:table-cell office:value-type="float" office:value="1.42">
            <text:p>1.42</text:p>
          </table:table-cell>
          <table:table-cell office:value-type="string">
            <text:p>ED</text:p>
          </table:table-cell>
        </table:table-row>
        <table:table-row table:style-name="ro1">
          <table:table-cell office:value-type="string">
            <text:p>UGC 05493</text:p>
          </table:table-cell>
          <table:table-cell office:value-type="string">
            <text:p>15.95±0.01</text:p>
          </table:table-cell>
          <table:table-cell office:value-type="string">
            <text:p>15.68±0.01</text:p>
          </table:table-cell>
          <table:table-cell office:value-type="string">
            <text:p>0.27±0.01</text:p>
          </table:table-cell>
          <table:table-cell office:value-type="string">
            <text:p>15.99±0.01</text:p>
          </table:table-cell>
          <table:table-cell office:value-type="string">
            <text:p>15.73±0.01</text:p>
          </table:table-cell>
          <table:table-cell office:value-type="string">
            <text:p>0.27±0.02</text:p>
          </table:table-cell>
          <table:table-cell office:value-type="float" office:value="35.98">
            <text:p>35.98</text:p>
          </table:table-cell>
          <table:table-cell office:value-type="float" office:value="35.91">
            <text:p>35.91</text:p>
          </table:table-cell>
          <table:table-cell office:value-type="float" office:value="20.06">
            <text:p>20.06</text:p>
          </table:table-cell>
          <table:table-cell office:value-type="float" office:value="19.49">
            <text:p>19.49</text:p>
          </table:table-cell>
          <table:table-cell office:value-type="float" office:value="2.35">
            <text:p>2.35</text:p>
          </table:table-cell>
          <table:table-cell office:value-type="float" office:value="2.5">
            <text:p>2.5</text:p>
          </table:table-cell>
          <table:table-cell table:number-columns-repeated="2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UGC 05515</text:p>
          </table:table-cell>
          <table:table-cell office:value-type="string">
            <text:p>20.25±0.42</text:p>
          </table:table-cell>
          <table:table-cell office:value-type="string">
            <text:p>17.97±0.24</text:p>
          </table:table-cell>
          <table:table-cell office:value-type="string">
            <text:p>2.28±0.49</text:p>
          </table:table-cell>
          <table:table-cell office:value-type="string">
            <text:p>...</text:p>
          </table:table-cell>
          <table:table-cell office:value-type="string">
            <text:p>18.46±0.09</text:p>
          </table:table-cell>
          <table:table-cell office:value-type="string">
            <text:p>...</text:p>
          </table:table-cell>
          <table:table-cell office:value-type="float" office:value="35.39">
            <text:p>35.39</text:p>
          </table:table-cell>
          <table:table-cell office:value-type="float" office:value="36.13">
            <text:p>36.13</text:p>
          </table:table-cell>
          <table:table-cell office:value-type="string">
            <text:p>...</text:p>
          </table:table-cell>
          <table:table-cell office:value-type="float" office:value="26.95">
            <text:p>26.95</text:p>
          </table:table-cell>
          <table:table-cell table:number-columns-repeated="5" office:value-type="string">
            <text:p>...</text:p>
          </table:table-cell>
        </table:table-row>
        <table:table-row table:style-name="ro1">
          <table:table-cell office:value-type="string">
            <text:p>UGC 05528</text:p>
          </table:table-cell>
          <table:table-cell office:value-type="string">
            <text:p>18.63±0.08</text:p>
          </table:table-cell>
          <table:table-cell office:value-type="string">
            <text:p>17.83±0.01</text:p>
          </table:table-cell>
          <table:table-cell office:value-type="string">
            <text:p>0.81±0.08</text:p>
          </table:table-cell>
          <table:table-cell office:value-type="string">
            <text:p>...</text:p>
          </table:table-cell>
          <table:table-cell office:value-type="string">
            <text:p>17.89±0.04</text:p>
          </table:table-cell>
          <table:table-cell office:value-type="string">
            <text:p>...</text:p>
          </table:table-cell>
          <table:table-cell office:value-type="float" office:value="36.13">
            <text:p>36.13</text:p>
          </table:table-cell>
          <table:table-cell office:value-type="float" office:value="36.27">
            <text:p>36.27</text:p>
          </table:table-cell>
          <table:table-cell office:value-type="string">
            <text:p>...</text:p>
          </table:table-cell>
          <table:table-cell office:value-type="float" office:value="11.96">
            <text:p>11.96</text:p>
          </table:table-cell>
          <table:table-cell table:number-columns-repeated="4" office:value-type="string">
            <text:p>...</text:p>
          </table:table-cell>
          <table:table-cell office:value-type="string">
            <text:p>?D</text:p>
          </table:table-cell>
        </table:table-row>
        <table:table-row table:style-name="ro1">
          <table:table-cell office:value-type="string">
            <text:p>NGC 3147</text:p>
          </table:table-cell>
          <table:table-cell office:value-type="string">
            <text:p>14.14±0.01</text:p>
          </table:table-cell>
          <table:table-cell office:value-type="string">
            <text:p>13.62±0.01</text:p>
          </table:table-cell>
          <table:table-cell office:value-type="string">
            <text:p>0.52±0.01</text:p>
          </table:table-cell>
          <table:table-cell office:value-type="string">
            <text:p>14.21±0.01</text:p>
          </table:table-cell>
          <table:table-cell office:value-type="string">
            <text:p>13.67±0.01</text:p>
          </table:table-cell>
          <table:table-cell office:value-type="string">
            <text:p>0.54±0.01</text:p>
          </table:table-cell>
          <table:table-cell office:value-type="float" office:value="36.57">
            <text:p>36.57</text:p>
          </table:table-cell>
          <table:table-cell office:value-type="float" office:value="36.6">
            <text:p>36.6</text:p>
          </table:table-cell>
          <table:table-cell office:value-type="float" office:value="44.75">
            <text:p>44.75</text:p>
          </table:table-cell>
          <table:table-cell office:value-type="float" office:value="39.63">
            <text:p>39.63</text:p>
          </table:table-cell>
          <table:table-cell office:value-type="float" office:value="2.53">
            <text:p>2.53</text:p>
          </table:table-cell>
          <table:table-cell office:value-type="float" office:value="2.81">
            <text:p>2.81</text:p>
          </table:table-cell>
          <table:table-cell office:value-type="float" office:value="2.61">
            <text:p>2.61</text:p>
          </table:table-cell>
          <table:table-cell office:value-type="float" office:value="2.79">
            <text:p>2.79</text:p>
          </table:table-cell>
          <table:table-cell office:value-type="string">
            <text:p>EEh</text:p>
          </table:table-cell>
        </table:table-row>
        <table:table-row table:style-name="ro1">
          <table:table-cell office:value-type="string">
            <text:p>NGC 3185</text:p>
          </table:table-cell>
          <table:table-cell office:value-type="string">
            <text:p>16.12±0.03</text:p>
          </table:table-cell>
          <table:table-cell office:value-type="string">
            <text:p>15.60±0.01</text:p>
          </table:table-cell>
          <table:table-cell office:value-type="string">
            <text:p>0.52±0.03</text:p>
          </table:table-cell>
          <table:table-cell office:value-type="string">
            <text:p>16.23±0.01</text:p>
          </table:table-cell>
          <table:table-cell office:value-type="string">
            <text:p>15.68±0.01</text:p>
          </table:table-cell>
          <table:table-cell office:value-type="string">
            <text:p>0.54±0.02</text:p>
          </table:table-cell>
          <table:table-cell office:value-type="float" office:value="34.97">
            <text:p>34.97</text:p>
          </table:table-cell>
          <table:table-cell office:value-type="float" office:value="35">
            <text:p>35</text:p>
          </table:table-cell>
          <table:table-cell office:value-type="float" office:value="28.19">
            <text:p>28.19</text:p>
          </table:table-cell>
          <table:table-cell office:value-type="float" office:value="26.94">
            <text:p>26.94</text:p>
          </table:table-cell>
          <table:table-cell office:value-type="float" office:value="1.56">
            <text:p>1.56</text:p>
          </table:table-cell>
          <table:table-cell office:value-type="float" office:value="1.73">
            <text:p>1.73</text:p>
          </table:table-cell>
          <table:table-cell office:value-type="float" office:value="1.31">
            <text:p>1.31</text:p>
          </table:table-cell>
          <table:table-cell office:value-type="float" office:value="1.62">
            <text:p>1.62</text:p>
          </table:table-cell>
          <table:table-cell office:value-type="string">
            <text:p>?Rn</text:p>
          </table:table-cell>
        </table:table-row>
        <table:table-row table:style-name="ro1">
          <table:table-cell office:value-type="string">
            <text:p>NGC 3187</text:p>
          </table:table-cell>
          <table:table-cell office:value-type="string">
            <text:p>14.84±0.01</text:p>
          </table:table-cell>
          <table:table-cell office:value-type="string">
            <text:p>14.57±0.01</text:p>
          </table:table-cell>
          <table:table-cell office:value-type="string">
            <text:p>0.27±0.01</text:p>
          </table:table-cell>
          <table:table-cell office:value-type="string">
            <text:p>14.97±0.01</text:p>
          </table:table-cell>
          <table:table-cell office:value-type="string">
            <text:p>14.71±0.01</text:p>
          </table:table-cell>
          <table:table-cell office:value-type="string">
            <text:p>0.26±0.01</text:p>
          </table:table-cell>
          <table:table-cell office:value-type="float" office:value="35.48">
            <text:p>35.48</text:p>
          </table:table-cell>
          <table:table-cell office:value-type="float" office:value="35.41">
            <text:p>35.41</text:p>
          </table:table-cell>
          <table:table-cell office:value-type="float" office:value="30.82">
            <text:p>30.82</text:p>
          </table:table-cell>
          <table:table-cell office:value-type="float" office:value="30.77">
            <text:p>30.77</text:p>
          </table:table-cell>
          <table:table-cell office:value-type="float" office:value="2.86">
            <text:p>2.86</text:p>
          </table:table-cell>
          <table:table-cell office:value-type="float" office:value="2.83">
            <text:p>2.83</text:p>
          </table:table-cell>
          <table:table-cell office:value-type="float" office:value="2.9">
            <text:p>2.9</text:p>
          </table:table-cell>
          <table:table-cell office:value-type="float" office:value="2.84">
            <text:p>2.84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3190</text:p>
          </table:table-cell>
          <table:table-cell office:value-type="string">
            <text:p>17.39±0.02</text:p>
          </table:table-cell>
          <table:table-cell office:value-type="string">
            <text:p>15.76±0.01</text:p>
          </table:table-cell>
          <table:table-cell office:value-type="string">
            <text:p>1.63±0.02</text:p>
          </table:table-cell>
          <table:table-cell office:value-type="string">
            <text:p>17.45±0.03</text:p>
          </table:table-cell>
          <table:table-cell office:value-type="string">
            <text:p>15.86±0.01</text:p>
          </table:table-cell>
          <table:table-cell office:value-type="string">
            <text:p>1.60±0.03</text:p>
          </table:table-cell>
          <table:table-cell office:value-type="float" office:value="34.46">
            <text:p>34.46</text:p>
          </table:table-cell>
          <table:table-cell office:value-type="float" office:value="34.94">
            <text:p>34.94</text:p>
          </table:table-cell>
          <table:table-cell office:value-type="float" office:value="29.21">
            <text:p>29.21</text:p>
          </table:table-cell>
          <table:table-cell office:value-type="float" office:value="28.38">
            <text:p>28.38</text:p>
          </table:table-cell>
          <table:table-cell office:value-type="float" office:value="3.51">
            <text:p>3.51</text:p>
          </table:table-cell>
          <table:table-cell office:value-type="float" office:value="3.86">
            <text:p>3.86</text:p>
          </table:table-cell>
          <table:table-cell office:value-type="float" office:value="3.33">
            <text:p>3.33</text:p>
          </table:table-cell>
          <table:table-cell office:value-type="float" office:value="3.64">
            <text:p>3.64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UGC 05558</text:p>
          </table:table-cell>
          <table:table-cell office:value-type="string">
            <text:p>18.96±0.07</text:p>
          </table:table-cell>
          <table:table-cell office:value-type="string">
            <text:p>18.01±0.04</text:p>
          </table:table-cell>
          <table:table-cell office:value-type="string">
            <text:p>0.95±0.08</text:p>
          </table:table-cell>
          <table:table-cell office:value-type="string">
            <text:p>19.32±0.06</text:p>
          </table:table-cell>
          <table:table-cell office:value-type="string">
            <text:p>18.57±0.02</text:p>
          </table:table-cell>
          <table:table-cell office:value-type="string">
            <text:p>0.75±0.06</text:p>
          </table:table-cell>
          <table:table-cell office:value-type="float" office:value="35.44">
            <text:p>35.44</text:p>
          </table:table-cell>
          <table:table-cell office:value-type="float" office:value="35.64">
            <text:p>35.64</text:p>
          </table:table-cell>
          <table:table-cell office:value-type="float" office:value="9.56">
            <text:p>9.56</text:p>
          </table:table-cell>
          <table:table-cell office:value-type="float" office:value="10.81">
            <text:p>10.81</text:p>
          </table:table-cell>
          <table:table-cell office:value-type="float" office:value="2.36">
            <text:p>2.36</text:p>
          </table:table-cell>
          <table:table-cell office:value-type="float" office:value="2.75">
            <text:p>2.75</text:p>
          </table:table-cell>
          <table:table-cell office:value-type="string">
            <text:p>...</text:p>
          </table:table-cell>
          <table:table-cell office:value-type="float" office:value="2.84">
            <text:p>2.84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3193</text:p>
          </table:table-cell>
          <table:table-cell office:value-type="string">
            <text:p>17.43±0.05</text:p>
          </table:table-cell>
          <table:table-cell office:value-type="string">
            <text:p>15.93±0.02</text:p>
          </table:table-cell>
          <table:table-cell office:value-type="string">
            <text:p>1.50±0.05</text:p>
          </table:table-cell>
          <table:table-cell office:value-type="string">
            <text:p>17.65±0.04</text:p>
          </table:table-cell>
          <table:table-cell office:value-type="string">
            <text:p>16.17±0.01</text:p>
          </table:table-cell>
          <table:table-cell office:value-type="string">
            <text:p>1.47±0.04</text:p>
          </table:table-cell>
          <table:table-cell office:value-type="float" office:value="34.44">
            <text:p>34.44</text:p>
          </table:table-cell>
          <table:table-cell office:value-type="float" office:value="34.87">
            <text:p>34.87</text:p>
          </table:table-cell>
          <table:table-cell office:value-type="float" office:value="25.1">
            <text:p>25.1</text:p>
          </table:table-cell>
          <table:table-cell office:value-type="float" office:value="30.76">
            <text:p>30.76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3198</text:p>
          </table:table-cell>
          <table:table-cell office:value-type="string">
            <text:p>12.97±0.01</text:p>
          </table:table-cell>
          <table:table-cell office:value-type="string">
            <text:p>12.77±0.01</text:p>
          </table:table-cell>
          <table:table-cell office:value-type="string">
            <text:p>0.19±0.02</text:p>
          </table:table-cell>
          <table:table-cell office:value-type="string">
            <text:p>13.13±0.01</text:p>
          </table:table-cell>
          <table:table-cell office:value-type="string">
            <text:p>12.91±0.01</text:p>
          </table:table-cell>
          <table:table-cell office:value-type="string">
            <text:p>0.22±0.01</text:p>
          </table:table-cell>
          <table:table-cell office:value-type="float" office:value="36.19">
            <text:p>36.19</text:p>
          </table:table-cell>
          <table:table-cell office:value-type="float" office:value="36.09">
            <text:p>36.09</text:p>
          </table:table-cell>
          <table:table-cell office:value-type="float" office:value="83.55">
            <text:p>83.55</text:p>
          </table:table-cell>
          <table:table-cell office:value-type="float" office:value="77.93">
            <text:p>77.93</text:p>
          </table:table-cell>
          <table:table-cell office:value-type="float" office:value="2.18">
            <text:p>2.18</text:p>
          </table:table-cell>
          <table:table-cell table:number-columns-repeated="2" office:value-type="float" office:value="2.2">
            <text:p>2.2</text:p>
          </table:table-cell>
          <table:table-cell office:value-type="float" office:value="2.15">
            <text:p>2.15</text:p>
          </table:table-cell>
          <table:table-cell office:value-type="string">
            <text:p>ERh</text:p>
          </table:table-cell>
        </table:table-row>
        <table:table-row table:style-name="ro1">
          <table:table-cell office:value-type="string">
            <text:p>UGC 05570</text:p>
          </table:table-cell>
          <table:table-cell office:value-type="string">
            <text:p>17.95±0.06</text:p>
          </table:table-cell>
          <table:table-cell office:value-type="string">
            <text:p>17.20±0.12</text:p>
          </table:table-cell>
          <table:table-cell office:value-type="string">
            <text:p>0.75±0.13</text:p>
          </table:table-cell>
          <table:table-cell office:value-type="string">
            <text:p>19.24±0.04</text:p>
          </table:table-cell>
          <table:table-cell office:value-type="string">
            <text:p>18.62±0.02</text:p>
          </table:table-cell>
          <table:table-cell office:value-type="string">
            <text:p>0.62±0.04</text:p>
          </table:table-cell>
          <table:table-cell office:value-type="float" office:value="35.02">
            <text:p>35.02</text:p>
          </table:table-cell>
          <table:table-cell office:value-type="float" office:value="35.14">
            <text:p>35.14</text:p>
          </table:table-cell>
          <table:table-cell office:value-type="float" office:value="13.13">
            <text:p>13.13</text:p>
          </table:table-cell>
          <table:table-cell table:number-columns-repeated="5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3183</text:p>
          </table:table-cell>
          <table:table-cell office:value-type="string">
            <text:p>15.16±0.01</text:p>
          </table:table-cell>
          <table:table-cell office:value-type="string">
            <text:p>14.79±0.01</text:p>
          </table:table-cell>
          <table:table-cell office:value-type="string">
            <text:p>0.37±0.01</text:p>
          </table:table-cell>
          <table:table-cell office:value-type="string">
            <text:p>15.27±0.01</text:p>
          </table:table-cell>
          <table:table-cell office:value-type="string">
            <text:p>14.88±0.01</text:p>
          </table:table-cell>
          <table:table-cell office:value-type="string">
            <text:p>0.39±0.01</text:p>
          </table:table-cell>
          <table:table-cell office:value-type="float" office:value="36.23">
            <text:p>36.23</text:p>
          </table:table-cell>
          <table:table-cell office:value-type="float" office:value="36.2">
            <text:p>36.2</text:p>
          </table:table-cell>
          <table:table-cell office:value-type="float" office:value="32.06">
            <text:p>32.06</text:p>
          </table:table-cell>
          <table:table-cell office:value-type="float" office:value="28.94">
            <text:p>28.94</text:p>
          </table:table-cell>
          <table:table-cell office:value-type="float" office:value="2.3">
            <text:p>2.3</text:p>
          </table:table-cell>
          <table:table-cell office:value-type="float" office:value="2.49">
            <text:p>2.49</text:p>
          </table:table-cell>
          <table:table-cell office:value-type="float" office:value="2.25">
            <text:p>2.25</text:p>
          </table:table-cell>
          <table:table-cell office:value-type="float" office:value="2.46">
            <text:p>2.46</text:p>
          </table:table-cell>
          <table:table-cell office:value-type="string">
            <text:p>?Fh</text:p>
          </table:table-cell>
        </table:table-row>
        <table:table-row table:style-name="ro1">
          <table:table-cell office:value-type="string">
            <text:p>ESO 317-G019</text:p>
          </table:table-cell>
          <table:table-cell office:value-type="string">
            <text:p>16.92±0.03</text:p>
          </table:table-cell>
          <table:table-cell office:value-type="string">
            <text:p>16.09±0.02</text:p>
          </table:table-cell>
          <table:table-cell office:value-type="string">
            <text:p>0.83±0.03</text:p>
          </table:table-cell>
          <table:table-cell office:value-type="string">
            <text:p>17.04±0.03</text:p>
          </table:table-cell>
          <table:table-cell office:value-type="string">
            <text:p>16.29±0.01</text:p>
          </table:table-cell>
          <table:table-cell office:value-type="string">
            <text:p>0.75±0.03</text:p>
          </table:table-cell>
          <table:table-cell office:value-type="float" office:value="35.32">
            <text:p>35.32</text:p>
          </table:table-cell>
          <table:table-cell office:value-type="float" office:value="35.48">
            <text:p>35.48</text:p>
          </table:table-cell>
          <table:table-cell table:number-columns-repeated="6" office:value-type="string">
            <text:p>...</text:p>
          </table:table-cell>
          <table:table-cell office:value-type="string">
            <text:p>?Fn</text:p>
          </table:table-cell>
        </table:table-row>
        <table:table-row table:style-name="ro1">
          <table:table-cell office:value-type="string">
            <text:p>ESO 317-G023</text:p>
          </table:table-cell>
          <table:table-cell office:value-type="string">
            <text:p>17.60±0.02</text:p>
          </table:table-cell>
          <table:table-cell office:value-type="string">
            <text:p>16.65±0.01</text:p>
          </table:table-cell>
          <table:table-cell office:value-type="string">
            <text:p>0.95±0.02</text:p>
          </table:table-cell>
          <table:table-cell office:value-type="string">
            <text:p>17.68±0.04</text:p>
          </table:table-cell>
          <table:table-cell office:value-type="string">
            <text:p>16.77±0.01</text:p>
          </table:table-cell>
          <table:table-cell office:value-type="string">
            <text:p>0.91±0.04</text:p>
          </table:table-cell>
          <table:table-cell office:value-type="float" office:value="35.05">
            <text:p>35.05</text:p>
          </table:table-cell>
          <table:table-cell office:value-type="float" office:value="35.26">
            <text:p>35.26</text:p>
          </table:table-cell>
          <table:table-cell office:value-type="float" office:value="12.89">
            <text:p>12.89</text:p>
          </table:table-cell>
          <table:table-cell office:value-type="float" office:value="14.11">
            <text:p>14.11</text:p>
          </table:table-cell>
          <table:table-cell office:value-type="float" office:value="2.69">
            <text:p>2.69</text:p>
          </table:table-cell>
          <table:table-cell office:value-type="float" office:value="3.04">
            <text:p>3.04</text:p>
          </table:table-cell>
          <table:table-cell table:number-columns-repeated="2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ESO 263-G033</text:p>
          </table:table-cell>
          <table:table-cell office:value-type="string">
            <text:p>...</text:p>
          </table:table-cell>
          <table:table-cell office:value-type="string">
            <text:p>17.40±0.04</text:p>
          </table:table-cell>
          <table:table-cell table:number-columns-repeated="2" office:value-type="string">
            <text:p>...</text:p>
          </table:table-cell>
          <table:table-cell office:value-type="string">
            <text:p>17.72±0.06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4.96">
            <text:p>34.96</text:p>
          </table:table-cell>
          <table:table-cell office:value-type="string">
            <text:p>...</text:p>
          </table:table-cell>
          <table:table-cell office:value-type="float" office:value="16.35">
            <text:p>16.35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3225</text:p>
          </table:table-cell>
          <table:table-cell office:value-type="string">
            <text:p>...</text:p>
          </table:table-cell>
          <table:table-cell office:value-type="string">
            <text:p>15.01±0.01</text:p>
          </table:table-cell>
          <table:table-cell table:number-columns-repeated="2" office:value-type="string">
            <text:p>...</text:p>
          </table:table-cell>
          <table:table-cell office:value-type="string">
            <text:p>15.15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81">
            <text:p>35.81</text:p>
          </table:table-cell>
          <table:table-cell office:value-type="string">
            <text:p>...</text:p>
          </table:table-cell>
          <table:table-cell office:value-type="float" office:value="20.4">
            <text:p>20.4</text:p>
          </table:table-cell>
          <table:table-cell office:value-type="string">
            <text:p>...</text:p>
          </table:table-cell>
          <table:table-cell office:value-type="float" office:value="2.64">
            <text:p>2.64</text:p>
          </table:table-cell>
          <table:table-cell office:value-type="string">
            <text:p>...</text:p>
          </table:table-cell>
          <table:table-cell office:value-type="float" office:value="2.58">
            <text:p>2.58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3244</text:p>
          </table:table-cell>
          <table:table-cell office:value-type="string">
            <text:p>14.58±0.02</text:p>
          </table:table-cell>
          <table:table-cell office:value-type="string">
            <text:p>14.23±0.01</text:p>
          </table:table-cell>
          <table:table-cell office:value-type="string">
            <text:p>0.35±0.02</text:p>
          </table:table-cell>
          <table:table-cell office:value-type="string">
            <text:p>14.91±0.01</text:p>
          </table:table-cell>
          <table:table-cell office:value-type="string">
            <text:p>14.43±0.01</text:p>
          </table:table-cell>
          <table:table-cell office:value-type="string">
            <text:p>0.48±0.01</text:p>
          </table:table-cell>
          <table:table-cell office:value-type="float" office:value="36.23">
            <text:p>36.23</text:p>
          </table:table-cell>
          <table:table-cell office:value-type="float" office:value="36.19">
            <text:p>36.19</text:p>
          </table:table-cell>
          <table:table-cell office:value-type="float" office:value="30.34">
            <text:p>30.34</text:p>
          </table:table-cell>
          <table:table-cell office:value-type="float" office:value="26.48">
            <text:p>26.48</text:p>
          </table:table-cell>
          <table:table-cell office:value-type="float" office:value="2.85">
            <text:p>2.85</text:p>
          </table:table-cell>
          <table:table-cell office:value-type="float" office:value="2.79">
            <text:p>2.79</text:p>
          </table:table-cell>
          <table:table-cell office:value-type="float" office:value="2.84">
            <text:p>2.84</text:p>
          </table:table-cell>
          <table:table-cell office:value-type="float" office:value="2.76">
            <text:p>2.76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3256A</text:p>
          </table:table-cell>
          <table:table-cell office:value-type="string">
            <text:p>...</text:p>
          </table:table-cell>
          <table:table-cell office:value-type="string">
            <text:p>16.48±0.01</text:p>
          </table:table-cell>
          <table:table-cell table:number-columns-repeated="2" office:value-type="string">
            <text:p>...</text:p>
          </table:table-cell>
          <table:table-cell office:value-type="string">
            <text:p>16.62±0.02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32">
            <text:p>35.32</text:p>
          </table:table-cell>
          <table:table-cell office:value-type="string">
            <text:p>...</text:p>
          </table:table-cell>
          <table:table-cell office:value-type="float" office:value="14.95">
            <text:p>14.95</text:p>
          </table:table-cell>
          <table:table-cell office:value-type="string">
            <text:p>...</text:p>
          </table:table-cell>
          <table:table-cell office:value-type="float" office:value="2.17">
            <text:p>2.17</text:p>
          </table:table-cell>
          <table:table-cell table:number-columns-repeated="2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3238</text:p>
          </table:table-cell>
          <table:table-cell office:value-type="string">
            <text:p>19.99±0.04</text:p>
          </table:table-cell>
          <table:table-cell office:value-type="string">
            <text:p>18.17±0.02</text:p>
          </table:table-cell>
          <table:table-cell office:value-type="string">
            <text:p>1.82±0.04</text:p>
          </table:table-cell>
          <table:table-cell office:value-type="string">
            <text:p>...</text:p>
          </table:table-cell>
          <table:table-cell office:value-type="string">
            <text:p>18.43±0.02</text:p>
          </table:table-cell>
          <table:table-cell office:value-type="string">
            <text:p>...</text:p>
          </table:table-cell>
          <table:table-cell office:value-type="float" office:value="35.01">
            <text:p>35.01</text:p>
          </table:table-cell>
          <table:table-cell office:value-type="float" office:value="35.56">
            <text:p>35.56</text:p>
          </table:table-cell>
          <table:table-cell office:value-type="string">
            <text:p>...</text:p>
          </table:table-cell>
          <table:table-cell office:value-type="float" office:value="15.9">
            <text:p>15.9</text:p>
          </table:table-cell>
          <table:table-cell table:number-columns-repeated="4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IC 2574</text:p>
          </table:table-cell>
          <table:table-cell office:value-type="string">
            <text:p>12.23±0.01</text:p>
          </table:table-cell>
          <table:table-cell office:value-type="string">
            <text:p>12.19±0.01</text:p>
          </table:table-cell>
          <table:table-cell office:value-type="string">
            <text:p>0.04±0.01</text:p>
          </table:table-cell>
          <table:table-cell office:value-type="string">
            <text:p>12.38±0.01</text:p>
          </table:table-cell>
          <table:table-cell office:value-type="string">
            <text:p>12.34±0.01</text:p>
          </table:table-cell>
          <table:table-cell office:value-type="string">
            <text:p>0.04±0.01</text:p>
          </table:table-cell>
          <table:table-cell office:value-type="float" office:value="35.25">
            <text:p>35.25</text:p>
          </table:table-cell>
          <table:table-cell office:value-type="float" office:value="35.09">
            <text:p>35.09</text:p>
          </table:table-cell>
          <table:table-cell office:value-type="float" office:value="188.28">
            <text:p>188.28</text:p>
          </table:table-cell>
          <table:table-cell office:value-type="float" office:value="181.08">
            <text:p>181.08</text:p>
          </table:table-cell>
          <table:table-cell office:value-type="float" office:value="1.77">
            <text:p>1.77</text:p>
          </table:table-cell>
          <table:table-cell office:value-type="float" office:value="1.9">
            <text:p>1.9</text:p>
          </table:table-cell>
          <table:table-cell office:value-type="float" office:value="1.59">
            <text:p>1.59</text:p>
          </table:table-cell>
          <table:table-cell office:value-type="float" office:value="1.84">
            <text:p>1.84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3265</text:p>
          </table:table-cell>
          <table:table-cell office:value-type="string">
            <text:p>17.02±0.01</text:p>
          </table:table-cell>
          <table:table-cell office:value-type="string">
            <text:p>16.44±0.01</text:p>
          </table:table-cell>
          <table:table-cell office:value-type="string">
            <text:p>0.59±0.01</text:p>
          </table:table-cell>
          <table:table-cell office:value-type="string">
            <text:p>17.03±0.02</text:p>
          </table:table-cell>
          <table:table-cell office:value-type="string">
            <text:p>16.47±0.01</text:p>
          </table:table-cell>
          <table:table-cell office:value-type="string">
            <text:p>0.56±0.02</text:p>
          </table:table-cell>
          <table:table-cell office:value-type="float" office:value="34.73">
            <text:p>34.73</text:p>
          </table:table-cell>
          <table:table-cell office:value-type="float" office:value="34.78">
            <text:p>34.78</text:p>
          </table:table-cell>
          <table:table-cell table:number-columns-repeated="6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UGC 05715</text:p>
          </table:table-cell>
          <table:table-cell office:value-type="string">
            <text:p>16.76±0.03</text:p>
          </table:table-cell>
          <table:table-cell office:value-type="string">
            <text:p>16.16±0.01</text:p>
          </table:table-cell>
          <table:table-cell office:value-type="string">
            <text:p>0.61±0.03</text:p>
          </table:table-cell>
          <table:table-cell office:value-type="string">
            <text:p>16.88±0.02</text:p>
          </table:table-cell>
          <table:table-cell office:value-type="string">
            <text:p>16.27±0.01</text:p>
          </table:table-cell>
          <table:table-cell office:value-type="string">
            <text:p>0.61±0.03</text:p>
          </table:table-cell>
          <table:table-cell office:value-type="float" office:value="36.4">
            <text:p>36.4</text:p>
          </table:table-cell>
          <table:table-cell office:value-type="float" office:value="36.47">
            <text:p>36.47</text:p>
          </table:table-cell>
          <table:table-cell office:value-type="float" office:value="14.15">
            <text:p>14.15</text:p>
          </table:table-cell>
          <table:table-cell office:value-type="float" office:value="13.77">
            <text:p>13.77</text:p>
          </table:table-cell>
          <table:table-cell table:number-columns-repeated="4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UGC 05720</text:p>
          </table:table-cell>
          <table:table-cell office:value-type="string">
            <text:p>14.86±0.01</text:p>
          </table:table-cell>
          <table:table-cell office:value-type="string">
            <text:p>14.61±0.01</text:p>
          </table:table-cell>
          <table:table-cell office:value-type="string">
            <text:p>0.25±0.01</text:p>
          </table:table-cell>
          <table:table-cell office:value-type="string">
            <text:p>14.92±0.01</text:p>
          </table:table-cell>
          <table:table-cell office:value-type="string">
            <text:p>14.68±0.01</text:p>
          </table:table-cell>
          <table:table-cell office:value-type="string">
            <text:p>0.24±0.01</text:p>
          </table:table-cell>
          <table:table-cell office:value-type="float" office:value="35.74">
            <text:p>35.74</text:p>
          </table:table-cell>
          <table:table-cell office:value-type="float" office:value="35.66">
            <text:p>35.66</text:p>
          </table:table-cell>
          <table:table-cell table:number-columns-repeated="6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3277</text:p>
          </table:table-cell>
          <table:table-cell office:value-type="string">
            <text:p>15.78±0.01</text:p>
          </table:table-cell>
          <table:table-cell office:value-type="string">
            <text:p>15.15±0.01</text:p>
          </table:table-cell>
          <table:table-cell office:value-type="string">
            <text:p>0.63±0.02</text:p>
          </table:table-cell>
          <table:table-cell office:value-type="string">
            <text:p>15.83±0.01</text:p>
          </table:table-cell>
          <table:table-cell office:value-type="string">
            <text:p>15.27±0.01</text:p>
          </table:table-cell>
          <table:table-cell office:value-type="string">
            <text:p>0.56±0.02</text:p>
          </table:table-cell>
          <table:table-cell office:value-type="float" office:value="35.3">
            <text:p>35.3</text:p>
          </table:table-cell>
          <table:table-cell office:value-type="float" office:value="35.38">
            <text:p>35.38</text:p>
          </table:table-cell>
          <table:table-cell office:value-type="float" office:value="16.61">
            <text:p>16.61</text:p>
          </table:table-cell>
          <table:table-cell office:value-type="float" office:value="16.76">
            <text:p>16.76</text:p>
          </table:table-cell>
          <table:table-cell table:number-columns-repeated="4" office:value-type="string">
            <text:p>...</text:p>
          </table:table-cell>
          <table:table-cell office:value-type="string">
            <text:p>VFn</text:p>
          </table:table-cell>
        </table:table-row>
        <table:table-row table:style-name="ro1">
          <table:table-cell office:value-type="string">
            <text:p>NGC 3288</text:p>
          </table:table-cell>
          <table:table-cell office:value-type="string">
            <text:p>17.61±0.01</text:p>
          </table:table-cell>
          <table:table-cell office:value-type="string">
            <text:p>17.10±0.01</text:p>
          </table:table-cell>
          <table:table-cell office:value-type="string">
            <text:p>0.51±0.01</text:p>
          </table:table-cell>
          <table:table-cell office:value-type="string">
            <text:p>17.67±0.02</text:p>
          </table:table-cell>
          <table:table-cell office:value-type="string">
            <text:p>17.17±0.01</text:p>
          </table:table-cell>
          <table:table-cell office:value-type="string">
            <text:p>0.49±0.03</text:p>
          </table:table-cell>
          <table:table-cell office:value-type="float" office:value="36.05">
            <text:p>36.05</text:p>
          </table:table-cell>
          <table:table-cell office:value-type="float" office:value="36.07">
            <text:p>36.07</text:p>
          </table:table-cell>
          <table:table-cell office:value-type="float" office:value="11.26">
            <text:p>11.26</text:p>
          </table:table-cell>
          <table:table-cell office:value-type="float" office:value="11.09">
            <text:p>11.09</text:p>
          </table:table-cell>
          <table:table-cell table:number-columns-repeated="4" office:value-type="string">
            <text:p>...</text:p>
          </table:table-cell>
          <table:table-cell office:value-type="string">
            <text:p>?D</text:p>
          </table:table-cell>
        </table:table-row>
        <table:table-row table:style-name="ro1">
          <table:table-cell office:value-type="string">
            <text:p>UGC 05772</text:p>
          </table:table-cell>
          <table:table-cell office:value-type="string">
            <text:p>17.16±0.04</text:p>
          </table:table-cell>
          <table:table-cell office:value-type="string">
            <text:p>16.59±0.02</text:p>
          </table:table-cell>
          <table:table-cell office:value-type="string">
            <text:p>0.57±0.04</text:p>
          </table:table-cell>
          <table:table-cell office:value-type="string">
            <text:p>17.36±0.04</text:p>
          </table:table-cell>
          <table:table-cell office:value-type="string">
            <text:p>16.76±0.01</text:p>
          </table:table-cell>
          <table:table-cell office:value-type="string">
            <text:p>0.60±0.04</text:p>
          </table:table-cell>
          <table:table-cell office:value-type="float" office:value="36.27">
            <text:p>36.27</text:p>
          </table:table-cell>
          <table:table-cell office:value-type="float" office:value="36.32">
            <text:p>36.32</text:p>
          </table:table-cell>
          <table:table-cell office:value-type="float" office:value="12.81">
            <text:p>12.81</text:p>
          </table:table-cell>
          <table:table-cell office:value-type="float" office:value="12.03">
            <text:p>12.03</text:p>
          </table:table-cell>
          <table:table-cell table:number-columns-repeated="4" office:value-type="string">
            <text:p>...</text:p>
          </table:table-cell>
          <table:table-cell office:value-type="string">
            <text:p>?D</text:p>
          </table:table-cell>
        </table:table-row>
        <table:table-row table:style-name="ro1">
          <table:table-cell office:value-type="string">
            <text:p>NGC 3319</text:p>
          </table:table-cell>
          <table:table-cell office:value-type="string">
            <text:p>13.50±0.01</text:p>
          </table:table-cell>
          <table:table-cell office:value-type="string">
            <text:p>13.32±0.01</text:p>
          </table:table-cell>
          <table:table-cell office:value-type="string">
            <text:p>0.18±0.01</text:p>
          </table:table-cell>
          <table:table-cell office:value-type="string">
            <text:p>13.58±0.01</text:p>
          </table:table-cell>
          <table:table-cell office:value-type="string">
            <text:p>13.40±0.01</text:p>
          </table:table-cell>
          <table:table-cell office:value-type="string">
            <text:p>0.18±0.01</text:p>
          </table:table-cell>
          <table:table-cell office:value-type="float" office:value="35.87">
            <text:p>35.87</text:p>
          </table:table-cell>
          <table:table-cell office:value-type="float" office:value="35.76">
            <text:p>35.76</text:p>
          </table:table-cell>
          <table:table-cell office:value-type="float" office:value="86.15">
            <text:p>86.15</text:p>
          </table:table-cell>
          <table:table-cell office:value-type="float" office:value="84.5">
            <text:p>84.5</text:p>
          </table:table-cell>
          <table:table-cell office:value-type="float" office:value="1.78">
            <text:p>1.78</text:p>
          </table:table-cell>
          <table:table-cell office:value-type="float" office:value="1.88">
            <text:p>1.88</text:p>
          </table:table-cell>
          <table:table-cell office:value-type="float" office:value="1.63">
            <text:p>1.63</text:p>
          </table:table-cell>
          <table:table-cell office:value-type="float" office:value="1.8">
            <text:p>1.8</text:p>
          </table:table-cell>
          <table:table-cell office:value-type="string">
            <text:p>?Fn</text:p>
          </table:table-cell>
        </table:table-row>
        <table:table-row table:style-name="ro1">
          <table:table-cell office:value-type="string">
            <text:p>UGC 05818</text:p>
          </table:table-cell>
          <table:table-cell office:value-type="string">
            <text:p>...</text:p>
          </table:table-cell>
          <table:table-cell office:value-type="string">
            <text:p>16.33±0.05</text:p>
          </table:table-cell>
          <table:table-cell table:number-columns-repeated="2" office:value-type="string">
            <text:p>...</text:p>
          </table:table-cell>
          <table:table-cell office:value-type="string">
            <text:p>16.67±0.03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6.13">
            <text:p>36.13</text:p>
          </table:table-cell>
          <table:table-cell office:value-type="string">
            <text:p>...</text:p>
          </table:table-cell>
          <table:table-cell office:value-type="float" office:value="18.15">
            <text:p>18.15</text:p>
          </table:table-cell>
          <table:table-cell office:value-type="string">
            <text:p>...</text:p>
          </table:table-cell>
          <table:table-cell office:value-type="float" office:value="2.5">
            <text:p>2.5</text:p>
          </table:table-cell>
          <table:table-cell table:number-columns-repeated="2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UGC 05823</text:p>
          </table:table-cell>
          <table:table-cell office:value-type="string">
            <text:p>16.55±0.02</text:p>
          </table:table-cell>
          <table:table-cell office:value-type="string">
            <text:p>16.16±0.01</text:p>
          </table:table-cell>
          <table:table-cell office:value-type="string">
            <text:p>0.39±0.02</text:p>
          </table:table-cell>
          <table:table-cell office:value-type="string">
            <text:p>16.70±0.02</text:p>
          </table:table-cell>
          <table:table-cell office:value-type="string">
            <text:p>16.32±0.01</text:p>
          </table:table-cell>
          <table:table-cell office:value-type="string">
            <text:p>0.37±0.03</text:p>
          </table:table-cell>
          <table:table-cell office:value-type="float" office:value="36.12">
            <text:p>36.12</text:p>
          </table:table-cell>
          <table:table-cell office:value-type="float" office:value="36.1">
            <text:p>36.1</text:p>
          </table:table-cell>
          <table:table-cell office:value-type="float" office:value="12.68">
            <text:p>12.68</text:p>
          </table:table-cell>
          <table:table-cell office:value-type="float" office:value="12.87">
            <text:p>12.87</text:p>
          </table:table-cell>
          <table:table-cell table:number-columns-repeated="4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3344</text:p>
          </table:table-cell>
          <table:table-cell office:value-type="string">
            <text:p>12.43±0.01</text:p>
          </table:table-cell>
          <table:table-cell office:value-type="string">
            <text:p>12.12±0.01</text:p>
          </table:table-cell>
          <table:table-cell office:value-type="string">
            <text:p>0.31±0.02</text:p>
          </table:table-cell>
          <table:table-cell office:value-type="string">
            <text:p>12.55±0.01</text:p>
          </table:table-cell>
          <table:table-cell office:value-type="string">
            <text:p>12.21±0.01</text:p>
          </table:table-cell>
          <table:table-cell office:value-type="string">
            <text:p>0.34±0.01</text:p>
          </table:table-cell>
          <table:table-cell office:value-type="float" office:value="35.64">
            <text:p>35.64</text:p>
          </table:table-cell>
          <table:table-cell office:value-type="float" office:value="35.59">
            <text:p>35.59</text:p>
          </table:table-cell>
          <table:table-cell office:value-type="float" office:value="92.57">
            <text:p>92.57</text:p>
          </table:table-cell>
          <table:table-cell office:value-type="float" office:value="84.86">
            <text:p>84.86</text:p>
          </table:table-cell>
          <table:table-cell office:value-type="float" office:value="2.5">
            <text:p>2.5</text:p>
          </table:table-cell>
          <table:table-cell office:value-type="float" office:value="2.46">
            <text:p>2.46</text:p>
          </table:table-cell>
          <table:table-cell office:value-type="float" office:value="2.51">
            <text:p>2.51</text:p>
          </table:table-cell>
          <table:table-cell office:value-type="float" office:value="2.54">
            <text:p>2.54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MESSIER 095</text:p>
          </table:table-cell>
          <table:table-cell office:value-type="string">
            <text:p>13.28±0.01</text:p>
          </table:table-cell>
          <table:table-cell office:value-type="string">
            <text:p>12.75±0.01</text:p>
          </table:table-cell>
          <table:table-cell office:value-type="string">
            <text:p>0.53±0.01</text:p>
          </table:table-cell>
          <table:table-cell office:value-type="string">
            <text:p>13.36±0.01</text:p>
          </table:table-cell>
          <table:table-cell office:value-type="string">
            <text:p>12.82±0.01</text:p>
          </table:table-cell>
          <table:table-cell office:value-type="string">
            <text:p>0.54±0.01</text:p>
          </table:table-cell>
          <table:table-cell office:value-type="float" office:value="35.77">
            <text:p>35.77</text:p>
          </table:table-cell>
          <table:table-cell office:value-type="float" office:value="35.8">
            <text:p>35.8</text:p>
          </table:table-cell>
          <table:table-cell office:value-type="float" office:value="84.54">
            <text:p>84.54</text:p>
          </table:table-cell>
          <table:table-cell office:value-type="float" office:value="72.26">
            <text:p>72.26</text:p>
          </table:table-cell>
          <table:table-cell office:value-type="float" office:value="2.46">
            <text:p>2.46</text:p>
          </table:table-cell>
          <table:table-cell office:value-type="float" office:value="4.41">
            <text:p>4.41</text:p>
          </table:table-cell>
          <table:table-cell office:value-type="float" office:value="2.46">
            <text:p>2.46</text:p>
          </table:table-cell>
          <table:table-cell office:value-type="string">
            <text:p>...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UGC 05848</text:p>
          </table:table-cell>
          <table:table-cell office:value-type="string">
            <text:p>16.23±0.01</text:p>
          </table:table-cell>
          <table:table-cell office:value-type="string">
            <text:p>15.95±0.01</text:p>
          </table:table-cell>
          <table:table-cell office:value-type="string">
            <text:p>0.28±0.01</text:p>
          </table:table-cell>
          <table:table-cell office:value-type="string">
            <text:p>16.45±0.01</text:p>
          </table:table-cell>
          <table:table-cell office:value-type="string">
            <text:p>16.18±0.01</text:p>
          </table:table-cell>
          <table:table-cell office:value-type="string">
            <text:p>0.27±0.01</text:p>
          </table:table-cell>
          <table:table-cell office:value-type="float" office:value="34.8">
            <text:p>34.8</text:p>
          </table:table-cell>
          <table:table-cell office:value-type="float" office:value="34.73">
            <text:p>34.73</text:p>
          </table:table-cell>
          <table:table-cell office:value-type="float" office:value="24.11">
            <text:p>24.11</text:p>
          </table:table-cell>
          <table:table-cell office:value-type="float" office:value="24.37">
            <text:p>24.37</text:p>
          </table:table-cell>
          <table:table-cell office:value-type="float" office:value="2.47">
            <text:p>2.47</text:p>
          </table:table-cell>
          <table:table-cell office:value-type="float" office:value="2.51">
            <text:p>2.51</text:p>
          </table:table-cell>
          <table:table-cell office:value-type="float" office:value="2.52">
            <text:p>2.52</text:p>
          </table:table-cell>
          <table:table-cell office:value-type="float" office:value="2.58">
            <text:p>2.58</text:p>
          </table:table-cell>
          <table:table-cell office:value-type="string">
            <text:p>?Fn</text:p>
          </table:table-cell>
        </table:table-row>
        <table:table-row table:style-name="ro1">
          <table:table-cell office:value-type="string">
            <text:p>UGC 05853</text:p>
          </table:table-cell>
          <table:table-cell office:value-type="string">
            <text:p>18.44±0.01</text:p>
          </table:table-cell>
          <table:table-cell office:value-type="string">
            <text:p>17.88±0.01</text:p>
          </table:table-cell>
          <table:table-cell office:value-type="string">
            <text:p>0.56±0.01</text:p>
          </table:table-cell>
          <table:table-cell office:value-type="string">
            <text:p>18.53±0.02</text:p>
          </table:table-cell>
          <table:table-cell office:value-type="string">
            <text:p>18.01±0.01</text:p>
          </table:table-cell>
          <table:table-cell office:value-type="string">
            <text:p>0.51±0.02</text:p>
          </table:table-cell>
          <table:table-cell office:value-type="float" office:value="35.84">
            <text:p>35.84</text:p>
          </table:table-cell>
          <table:table-cell office:value-type="float" office:value="35.88">
            <text:p>35.88</text:p>
          </table:table-cell>
          <table:table-cell office:value-type="float" office:value="9.57">
            <text:p>9.57</text:p>
          </table:table-cell>
          <table:table-cell office:value-type="float" office:value="9.78">
            <text:p>9.78</text:p>
          </table:table-cell>
          <table:table-cell table:number-columns-repeated="4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3353</text:p>
          </table:table-cell>
          <table:table-cell office:value-type="string">
            <text:p>14.69±0.01</text:p>
          </table:table-cell>
          <table:table-cell office:value-type="string">
            <text:p>14.44±0.01</text:p>
          </table:table-cell>
          <table:table-cell office:value-type="string">
            <text:p>0.24±0.01</text:p>
          </table:table-cell>
          <table:table-cell office:value-type="string">
            <text:p>14.72±0.01</text:p>
          </table:table-cell>
          <table:table-cell office:value-type="string">
            <text:p>14.49±0.01</text:p>
          </table:table-cell>
          <table:table-cell office:value-type="string">
            <text:p>0.23±0.01</text:p>
          </table:table-cell>
          <table:table-cell office:value-type="float" office:value="35.51">
            <text:p>35.51</text:p>
          </table:table-cell>
          <table:table-cell office:value-type="float" office:value="35.43">
            <text:p>35.43</text:p>
          </table:table-cell>
          <table:table-cell table:number-columns-repeated="6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UGC 05869</text:p>
          </table:table-cell>
          <table:table-cell office:value-type="string">
            <text:p>16.33±0.02</text:p>
          </table:table-cell>
          <table:table-cell office:value-type="string">
            <text:p>16.04±0.02</text:p>
          </table:table-cell>
          <table:table-cell office:value-type="string">
            <text:p>0.28±0.03</text:p>
          </table:table-cell>
          <table:table-cell office:value-type="string">
            <text:p>16.82±0.02</text:p>
          </table:table-cell>
          <table:table-cell office:value-type="string">
            <text:p>16.52±0.01</text:p>
          </table:table-cell>
          <table:table-cell office:value-type="string">
            <text:p>0.30±0.02</text:p>
          </table:table-cell>
          <table:table-cell office:value-type="float" office:value="36.35">
            <text:p>36.35</text:p>
          </table:table-cell>
          <table:table-cell office:value-type="float" office:value="36.29">
            <text:p>36.29</text:p>
          </table:table-cell>
          <table:table-cell office:value-type="float" office:value="23.28">
            <text:p>23.28</text:p>
          </table:table-cell>
          <table:table-cell office:value-type="float" office:value="22.32">
            <text:p>22.32</text:p>
          </table:table-cell>
          <table:table-cell office:value-type="float" office:value="2.49">
            <text:p>2.49</text:p>
          </table:table-cell>
          <table:table-cell office:value-type="float" office:value="2.76">
            <text:p>2.76</text:p>
          </table:table-cell>
          <table:table-cell office:value-type="float" office:value="2.55">
            <text:p>2.55</text:p>
          </table:table-cell>
          <table:table-cell office:value-type="float" office:value="2.77">
            <text:p>2.77</text:p>
          </table:table-cell>
          <table:table-cell office:value-type="string">
            <text:p>?fh,?f</text:p>
          </table:table-cell>
        </table:table-row>
        <table:table-row table:style-name="ro1">
          <table:table-cell office:value-type="string">
            <text:p>NGC 3367</text:p>
          </table:table-cell>
          <table:table-cell office:value-type="string">
            <text:p>...</text:p>
          </table:table-cell>
          <table:table-cell office:value-type="string">
            <text:p>13.38±0.01</text:p>
          </table:table-cell>
          <table:table-cell table:number-columns-repeated="2" office:value-type="string">
            <text:p>...</text:p>
          </table:table-cell>
          <table:table-cell office:value-type="string">
            <text:p>13.40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6.7">
            <text:p>36.7</text:p>
          </table:table-cell>
          <table:table-cell office:value-type="string">
            <text:p>...</text:p>
          </table:table-cell>
          <table:table-cell office:value-type="float" office:value="31.61">
            <text:p>31.61</text:p>
          </table:table-cell>
          <table:table-cell office:value-type="string">
            <text:p>...</text:p>
          </table:table-cell>
          <table:table-cell office:value-type="float" office:value="2.31">
            <text:p>2.31</text:p>
          </table:table-cell>
          <table:table-cell office:value-type="string">
            <text:p>...</text:p>
          </table:table-cell>
          <table:table-cell office:value-type="float" office:value="2.38">
            <text:p>2.38</text:p>
          </table:table-cell>
          <table:table-cell office:value-type="string">
            <text:p>VFn</text:p>
          </table:table-cell>
        </table:table-row>
        <table:table-row table:style-name="ro1">
          <table:table-cell office:value-type="string">
            <text:p>UGC 05876</text:p>
          </table:table-cell>
          <table:table-cell office:value-type="string">
            <text:p>...</text:p>
          </table:table-cell>
          <table:table-cell office:value-type="string">
            <text:p>16.43±0.02</text:p>
          </table:table-cell>
          <table:table-cell table:number-columns-repeated="2" office:value-type="string">
            <text:p>...</text:p>
          </table:table-cell>
          <table:table-cell office:value-type="string">
            <text:p>16.51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6.16">
            <text:p>36.16</text:p>
          </table:table-cell>
          <table:table-cell office:value-type="string">
            <text:p>...</text:p>
          </table:table-cell>
          <table:table-cell office:value-type="float" office:value="14.38">
            <text:p>14.38</text:p>
          </table:table-cell>
          <table:table-cell table:number-columns-repeated="4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3359</text:p>
          </table:table-cell>
          <table:table-cell office:value-type="string">
            <text:p>...</text:p>
          </table:table-cell>
          <table:table-cell office:value-type="string">
            <text:p>12.67±0.01</text:p>
          </table:table-cell>
          <table:table-cell table:number-columns-repeated="2" office:value-type="string">
            <text:p>...</text:p>
          </table:table-cell>
          <table:table-cell office:value-type="string">
            <text:p>12.71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6.2">
            <text:p>36.2</text:p>
          </table:table-cell>
          <table:table-cell office:value-type="string">
            <text:p>...</text:p>
          </table:table-cell>
          <table:table-cell office:value-type="float" office:value="67.93">
            <text:p>67.93</text:p>
          </table:table-cell>
          <table:table-cell office:value-type="string">
            <text:p>...</text:p>
          </table:table-cell>
          <table:table-cell office:value-type="float" office:value="2.56">
            <text:p>2.56</text:p>
          </table:table-cell>
          <table:table-cell office:value-type="string">
            <text:p>...</text:p>
          </table:table-cell>
          <table:table-cell office:value-type="float" office:value="2.48">
            <text:p>2.48</text:p>
          </table:table-cell>
          <table:table-cell office:value-type="string">
            <text:p>EEn</text:p>
          </table:table-cell>
        </table:table-row>
        <table:table-row table:style-name="ro1">
          <table:table-cell office:value-type="string">
            <text:p>MESSIER 096</text:p>
          </table:table-cell>
          <table:table-cell office:value-type="string">
            <text:p>14.03±0.01</text:p>
          </table:table-cell>
          <table:table-cell office:value-type="string">
            <text:p>13.39±0.01</text:p>
          </table:table-cell>
          <table:table-cell office:value-type="string">
            <text:p>0.64±0.01</text:p>
          </table:table-cell>
          <table:table-cell office:value-type="string">
            <text:p>14.13±0.01</text:p>
          </table:table-cell>
          <table:table-cell office:value-type="string">
            <text:p>13.50±0.01</text:p>
          </table:table-cell>
          <table:table-cell office:value-type="string">
            <text:p>0.62±0.01</text:p>
          </table:table-cell>
          <table:table-cell office:value-type="float" office:value="35.58">
            <text:p>35.58</text:p>
          </table:table-cell>
          <table:table-cell office:value-type="float" office:value="35.66">
            <text:p>35.66</text:p>
          </table:table-cell>
          <table:table-cell office:value-type="float" office:value="74.68">
            <text:p>74.68</text:p>
          </table:table-cell>
          <table:table-cell office:value-type="float" office:value="70.66">
            <text:p>70.66</text:p>
          </table:table-cell>
          <table:table-cell office:value-type="float" office:value="2.91">
            <text:p>2.91</text:p>
          </table:table-cell>
          <table:table-cell office:value-type="float" office:value="3.09">
            <text:p>3.09</text:p>
          </table:table-cell>
          <table:table-cell office:value-type="float" office:value="2.59">
            <text:p>2.59</text:p>
          </table:table-cell>
          <table:table-cell office:value-type="float" office:value="2.85">
            <text:p>2.85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UGC 05886</text:p>
          </table:table-cell>
          <table:table-cell office:value-type="string">
            <text:p>16.32±0.02</text:p>
          </table:table-cell>
          <table:table-cell office:value-type="string">
            <text:p>15.82±0.01</text:p>
          </table:table-cell>
          <table:table-cell office:value-type="string">
            <text:p>0.50±0.02</text:p>
          </table:table-cell>
          <table:table-cell office:value-type="string">
            <text:p>16.41±0.02</text:p>
          </table:table-cell>
          <table:table-cell office:value-type="string">
            <text:p>15.91±0.01</text:p>
          </table:table-cell>
          <table:table-cell office:value-type="string">
            <text:p>0.50±0.02</text:p>
          </table:table-cell>
          <table:table-cell office:value-type="float" office:value="36.83">
            <text:p>36.83</text:p>
          </table:table-cell>
          <table:table-cell office:value-type="float" office:value="36.85">
            <text:p>36.85</text:p>
          </table:table-cell>
          <table:table-cell office:value-type="float" office:value="10.82">
            <text:p>10.82</text:p>
          </table:table-cell>
          <table:table-cell table:number-columns-repeated="5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3377A</text:p>
          </table:table-cell>
          <table:table-cell office:value-type="string">
            <text:p>...</text:p>
          </table:table-cell>
          <table:table-cell office:value-type="string">
            <text:p>15.89±0.01</text:p>
          </table:table-cell>
          <table:table-cell table:number-columns-repeated="2" office:value-type="string">
            <text:p>...</text:p>
          </table:table-cell>
          <table:table-cell office:value-type="string">
            <text:p>15.96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4.32">
            <text:p>34.32</text:p>
          </table:table-cell>
          <table:table-cell office:value-type="string">
            <text:p>...</text:p>
          </table:table-cell>
          <table:table-cell office:value-type="float" office:value="29">
            <text:p>29</text:p>
          </table:table-cell>
          <table:table-cell office:value-type="string">
            <text:p>...</text:p>
          </table:table-cell>
          <table:table-cell office:value-type="float" office:value="2.24">
            <text:p>2.24</text:p>
          </table:table-cell>
          <table:table-cell office:value-type="string">
            <text:p>...</text:p>
          </table:table-cell>
          <table:table-cell office:value-type="float" office:value="2.29">
            <text:p>2.29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UGC 05896</text:p>
          </table:table-cell>
          <table:table-cell office:value-type="string">
            <text:p>18.09±0.05</text:p>
          </table:table-cell>
          <table:table-cell office:value-type="string">
            <text:p>17.71±0.02</text:p>
          </table:table-cell>
          <table:table-cell office:value-type="string">
            <text:p>0.38±0.06</text:p>
          </table:table-cell>
          <table:table-cell office:value-type="string">
            <text:p>18.19±0.04</text:p>
          </table:table-cell>
          <table:table-cell office:value-type="string">
            <text:p>17.82±0.02</text:p>
          </table:table-cell>
          <table:table-cell office:value-type="string">
            <text:p>0.38±0.04</text:p>
          </table:table-cell>
          <table:table-cell office:value-type="float" office:value="36.12">
            <text:p>36.12</text:p>
          </table:table-cell>
          <table:table-cell office:value-type="float" office:value="36.1">
            <text:p>36.1</text:p>
          </table:table-cell>
          <table:table-cell office:value-type="float" office:value="13.01">
            <text:p>13.01</text:p>
          </table:table-cell>
          <table:table-cell office:value-type="float" office:value="12.98">
            <text:p>12.98</text:p>
          </table:table-cell>
          <table:table-cell office:value-type="float" office:value="2.08">
            <text:p>2.08</text:p>
          </table:table-cell>
          <table:table-cell office:value-type="float" office:value="2.26">
            <text:p>2.26</text:p>
          </table:table-cell>
          <table:table-cell table:number-columns-repeated="2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3377</text:p>
          </table:table-cell>
          <table:table-cell office:value-type="string">
            <text:p>...</text:p>
          </table:table-cell>
          <table:table-cell office:value-type="string">
            <text:p>14.87±0.02</text:p>
          </table:table-cell>
          <table:table-cell table:number-columns-repeated="2" office:value-type="string">
            <text:p>...</text:p>
          </table:table-cell>
          <table:table-cell office:value-type="string">
            <text:p>15.14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4.84">
            <text:p>34.84</text:p>
          </table:table-cell>
          <table:table-cell office:value-type="string">
            <text:p>...</text:p>
          </table:table-cell>
          <table:table-cell office:value-type="float" office:value="50.69">
            <text:p>50.69</text:p>
          </table:table-cell>
          <table:table-cell office:value-type="string">
            <text:p>...</text:p>
          </table:table-cell>
          <table:table-cell office:value-type="float" office:value="5.59">
            <text:p>5.59</text:p>
          </table:table-cell>
          <table:table-cell office:value-type="string">
            <text:p>...</text:p>
          </table:table-cell>
          <table:table-cell office:value-type="float" office:value="4.64">
            <text:p>4.64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UGC 05888</text:p>
          </table:table-cell>
          <table:table-cell office:value-type="string">
            <text:p>15.96±0.01</text:p>
          </table:table-cell>
          <table:table-cell office:value-type="string">
            <text:p>15.79±0.01</text:p>
          </table:table-cell>
          <table:table-cell office:value-type="string">
            <text:p>0.17±0.01</text:p>
          </table:table-cell>
          <table:table-cell office:value-type="string">
            <text:p>16.12±0.01</text:p>
          </table:table-cell>
          <table:table-cell office:value-type="string">
            <text:p>15.94±0.01</text:p>
          </table:table-cell>
          <table:table-cell office:value-type="string">
            <text:p>0.17±0.01</text:p>
          </table:table-cell>
          <table:table-cell office:value-type="float" office:value="35.19">
            <text:p>35.19</text:p>
          </table:table-cell>
          <table:table-cell office:value-type="float" office:value="35.09">
            <text:p>35.09</text:p>
          </table:table-cell>
          <table:table-cell office:value-type="float" office:value="15.58">
            <text:p>15.58</text:p>
          </table:table-cell>
          <table:table-cell office:value-type="float" office:value="15.19">
            <text:p>15.19</text:p>
          </table:table-cell>
          <table:table-cell table:number-columns-repeated="4" office:value-type="string">
            <text:p>...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UGC 05904</text:p>
          </table:table-cell>
          <table:table-cell office:value-type="string">
            <text:p>18.45±0.04</text:p>
          </table:table-cell>
          <table:table-cell office:value-type="string">
            <text:p>17.65±0.10</text:p>
          </table:table-cell>
          <table:table-cell office:value-type="string">
            <text:p>0.80±0.10</text:p>
          </table:table-cell>
          <table:table-cell office:value-type="string">
            <text:p>18.77±0.04</text:p>
          </table:table-cell>
          <table:table-cell office:value-type="string">
            <text:p>18.18±0.02</text:p>
          </table:table-cell>
          <table:table-cell office:value-type="string">
            <text:p>0.59±0.04</text:p>
          </table:table-cell>
          <table:table-cell office:value-type="float" office:value="35.54">
            <text:p>35.54</text:p>
          </table:table-cell>
          <table:table-cell office:value-type="float" office:value="35.68">
            <text:p>35.68</text:p>
          </table:table-cell>
          <table:table-cell office:value-type="float" office:value="14.28">
            <text:p>14.28</text:p>
          </table:table-cell>
          <table:table-cell office:value-type="float" office:value="17.8">
            <text:p>17.8</text:p>
          </table:table-cell>
          <table:table-cell office:value-type="float" office:value="2.58">
            <text:p>2.58</text:p>
          </table:table-cell>
          <table:table-cell office:value-type="float" office:value="2.92">
            <text:p>2.92</text:p>
          </table:table-cell>
          <table:table-cell office:value-type="float" office:value="2.59">
            <text:p>2.59</text:p>
          </table:table-cell>
          <table:table-cell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05907</text:p>
          </table:table-cell>
          <table:table-cell office:value-type="string">
            <text:p>17.76±0.16</text:p>
          </table:table-cell>
          <table:table-cell office:value-type="string">
            <text:p>17.56±0.02</text:p>
          </table:table-cell>
          <table:table-cell office:value-type="string">
            <text:p>0.21±0.16</text:p>
          </table:table-cell>
          <table:table-cell office:value-type="string">
            <text:p>...</text:p>
          </table:table-cell>
          <table:table-cell office:value-type="string">
            <text:p>17.59±0.02</text:p>
          </table:table-cell>
          <table:table-cell office:value-type="string">
            <text:p>...</text:p>
          </table:table-cell>
          <table:table-cell office:value-type="float" office:value="35.24">
            <text:p>35.24</text:p>
          </table:table-cell>
          <table:table-cell office:value-type="float" office:value="35.14">
            <text:p>35.14</text:p>
          </table:table-cell>
          <table:table-cell office:value-type="float" office:value="15.65">
            <text:p>15.65</text:p>
          </table:table-cell>
          <table:table-cell office:value-type="float" office:value="15.83">
            <text:p>15.83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UGC 05922</text:p>
          </table:table-cell>
          <table:table-cell office:value-type="string">
            <text:p>16.27±0.06</text:p>
          </table:table-cell>
          <table:table-cell office:value-type="string">
            <text:p>16.00±0.02</text:p>
          </table:table-cell>
          <table:table-cell office:value-type="string">
            <text:p>0.27±0.06</text:p>
          </table:table-cell>
          <table:table-cell office:value-type="string">
            <text:p>16.50±0.02</text:p>
          </table:table-cell>
          <table:table-cell office:value-type="string">
            <text:p>16.17±0.01</text:p>
          </table:table-cell>
          <table:table-cell office:value-type="string">
            <text:p>0.33±0.03</text:p>
          </table:table-cell>
          <table:table-cell office:value-type="float" office:value="35.26">
            <text:p>35.26</text:p>
          </table:table-cell>
          <table:table-cell office:value-type="float" office:value="35.2">
            <text:p>35.2</text:p>
          </table:table-cell>
          <table:table-cell office:value-type="float" office:value="12.68">
            <text:p>12.68</text:p>
          </table:table-cell>
          <table:table-cell office:value-type="float" office:value="11.99">
            <text:p>11.99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05929</text:p>
          </table:table-cell>
          <table:table-cell office:value-type="string">
            <text:p>...</text:p>
          </table:table-cell>
          <table:table-cell office:value-type="string">
            <text:p>16.58±0.01</text:p>
          </table:table-cell>
          <table:table-cell table:number-columns-repeated="2" office:value-type="string">
            <text:p>...</text:p>
          </table:table-cell>
          <table:table-cell office:value-type="string">
            <text:p>16.76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6.23">
            <text:p>36.23</text:p>
          </table:table-cell>
          <table:table-cell office:value-type="string">
            <text:p>...</text:p>
          </table:table-cell>
          <table:table-cell office:value-type="float" office:value="11.55">
            <text:p>11.55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05928</text:p>
          </table:table-cell>
          <table:table-cell office:value-type="string">
            <text:p>...</text:p>
          </table:table-cell>
          <table:table-cell office:value-type="string">
            <text:p>18.48±0.23</text:p>
          </table:table-cell>
          <table:table-cell table:number-columns-repeated="2" office:value-type="string">
            <text:p>...</text:p>
          </table:table-cell>
          <table:table-cell office:value-type="string">
            <text:p>19.12±0.06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44">
            <text:p>35.44</text:p>
          </table:table-cell>
          <table:table-cell office:value-type="string">
            <text:p>...</text:p>
          </table:table-cell>
          <table:table-cell office:value-type="float" office:value="22.87">
            <text:p>22.87</text:p>
          </table:table-cell>
          <table:table-cell table:number-columns-repeated="4" office:value-type="string">
            <text:p>...</text:p>
          </table:table-cell>
          <table:table-cell office:value-type="string">
            <text:p>?r</text:p>
          </table:table-cell>
        </table:table-row>
        <table:table-row table:style-name="ro1">
          <table:table-cell office:value-type="string">
            <text:p>UGC 05943</text:p>
          </table:table-cell>
          <table:table-cell office:value-type="string">
            <text:p>16.26±0.01</text:p>
          </table:table-cell>
          <table:table-cell office:value-type="string">
            <text:p>15.75±0.01</text:p>
          </table:table-cell>
          <table:table-cell office:value-type="string">
            <text:p>0.51±0.02</text:p>
          </table:table-cell>
          <table:table-cell office:value-type="string">
            <text:p>16.32±0.01</text:p>
          </table:table-cell>
          <table:table-cell office:value-type="string">
            <text:p>15.87±0.01</text:p>
          </table:table-cell>
          <table:table-cell office:value-type="string">
            <text:p>0.45±0.02</text:p>
          </table:table-cell>
          <table:table-cell office:value-type="float" office:value="36.05">
            <text:p>36.05</text:p>
          </table:table-cell>
          <table:table-cell office:value-type="float" office:value="36.08">
            <text:p>36.08</text:p>
          </table:table-cell>
          <table:table-cell office:value-type="float" office:value="14.12">
            <text:p>14.12</text:p>
          </table:table-cell>
          <table:table-cell office:value-type="float" office:value="14.82">
            <text:p>14.82</text:p>
          </table:table-cell>
          <table:table-cell table:number-columns-repeated="4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3394</text:p>
          </table:table-cell>
          <table:table-cell office:value-type="string">
            <text:p>15.79±0.01</text:p>
          </table:table-cell>
          <table:table-cell office:value-type="string">
            <text:p>15.33±0.01</text:p>
          </table:table-cell>
          <table:table-cell office:value-type="string">
            <text:p>0.46±0.01</text:p>
          </table:table-cell>
          <table:table-cell office:value-type="string">
            <text:p>15.83±0.01</text:p>
          </table:table-cell>
          <table:table-cell office:value-type="string">
            <text:p>15.37±0.01</text:p>
          </table:table-cell>
          <table:table-cell office:value-type="string">
            <text:p>0.46±0.01</text:p>
          </table:table-cell>
          <table:table-cell table:number-columns-repeated="2" office:value-type="float" office:value="36.06">
            <text:p>36.06</text:p>
          </table:table-cell>
          <table:table-cell office:value-type="float" office:value="24.43">
            <text:p>24.43</text:p>
          </table:table-cell>
          <table:table-cell office:value-type="float" office:value="23.69">
            <text:p>23.69</text:p>
          </table:table-cell>
          <table:table-cell office:value-type="float" office:value="2.18">
            <text:p>2.18</text:p>
          </table:table-cell>
          <table:table-cell office:value-type="float" office:value="2.34">
            <text:p>2.34</text:p>
          </table:table-cell>
          <table:table-cell office:value-type="float" office:value="2.12">
            <text:p>2.12</text:p>
          </table:table-cell>
          <table:table-cell office:value-type="float" office:value="2.31">
            <text:p>2.31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3412</text:p>
          </table:table-cell>
          <table:table-cell office:value-type="string">
            <text:p>...</text:p>
          </table:table-cell>
          <table:table-cell office:value-type="string">
            <text:p>15.75±0.01</text:p>
          </table:table-cell>
          <table:table-cell table:number-columns-repeated="2" office:value-type="string">
            <text:p>...</text:p>
          </table:table-cell>
          <table:table-cell office:value-type="string">
            <text:p>15.83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4.68">
            <text:p>34.68</text:p>
          </table:table-cell>
          <table:table-cell office:value-type="string">
            <text:p>...</text:p>
          </table:table-cell>
          <table:table-cell office:value-type="float" office:value="24.39">
            <text:p>24.39</text:p>
          </table:table-cell>
          <table:table-cell office:value-type="string">
            <text:p>...</text:p>
          </table:table-cell>
          <table:table-cell office:value-type="float" office:value="4.76">
            <text:p>4.76</text:p>
          </table:table-cell>
          <table:table-cell table:number-columns-repeated="2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NGC 3419</text:p>
          </table:table-cell>
          <table:table-cell office:value-type="string">
            <text:p>...</text:p>
          </table:table-cell>
          <table:table-cell office:value-type="string">
            <text:p>17.11±0.01</text:p>
          </table:table-cell>
          <table:table-cell table:number-columns-repeated="2" office:value-type="string">
            <text:p>...</text:p>
          </table:table-cell>
          <table:table-cell office:value-type="string">
            <text:p>17.22±0.02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21">
            <text:p>35.21</text:p>
          </table:table-cell>
          <table:table-cell table:number-columns-repeated="6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UGC 05974</text:p>
          </table:table-cell>
          <table:table-cell office:value-type="string">
            <text:p>...</text:p>
          </table:table-cell>
          <table:table-cell office:value-type="string">
            <text:p>15.44±0.01</text:p>
          </table:table-cell>
          <table:table-cell table:number-columns-repeated="2" office:value-type="string">
            <text:p>...</text:p>
          </table:table-cell>
          <table:table-cell office:value-type="string">
            <text:p>15.60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4.94">
            <text:p>34.94</text:p>
          </table:table-cell>
          <table:table-cell office:value-type="string">
            <text:p>...</text:p>
          </table:table-cell>
          <table:table-cell office:value-type="float" office:value="17.73">
            <text:p>17.73</text:p>
          </table:table-cell>
          <table:table-cell office:value-type="string">
            <text:p>...</text:p>
          </table:table-cell>
          <table:table-cell office:value-type="float" office:value="3.19">
            <text:p>3.19</text:p>
          </table:table-cell>
          <table:table-cell table:number-columns-repeated="2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IC 0653</text:p>
          </table:table-cell>
          <table:table-cell office:value-type="string">
            <text:p>17.96±0.15</text:p>
          </table:table-cell>
          <table:table-cell office:value-type="string">
            <text:p>17.13±0.05</text:p>
          </table:table-cell>
          <table:table-cell office:value-type="string">
            <text:p>0.83±0.16</text:p>
          </table:table-cell>
          <table:table-cell office:value-type="string">
            <text:p>18.12±0.06</text:p>
          </table:table-cell>
          <table:table-cell office:value-type="string">
            <text:p>17.39±0.02</text:p>
          </table:table-cell>
          <table:table-cell office:value-type="string">
            <text:p>0.73±0.06</text:p>
          </table:table-cell>
          <table:table-cell office:value-type="float" office:value="35.55">
            <text:p>35.55</text:p>
          </table:table-cell>
          <table:table-cell office:value-type="float" office:value="35.7">
            <text:p>35.7</text:p>
          </table:table-cell>
          <table:table-cell office:value-type="float" office:value="14.18">
            <text:p>14.18</text:p>
          </table:table-cell>
          <table:table-cell office:value-type="float" office:value="15.93">
            <text:p>15.93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05971</text:p>
          </table:table-cell>
          <table:table-cell office:value-type="string">
            <text:p>20.75±0.13</text:p>
          </table:table-cell>
          <table:table-cell office:value-type="string">
            <text:p>19.61±0.12</text:p>
          </table:table-cell>
          <table:table-cell office:value-type="string">
            <text:p>1.14±0.18</text:p>
          </table:table-cell>
          <table:table-cell office:value-type="string">
            <text:p>21.14±0.19</text:p>
          </table:table-cell>
          <table:table-cell office:value-type="string">
            <text:p>19.99±0.06</text:p>
          </table:table-cell>
          <table:table-cell office:value-type="string">
            <text:p>1.15±0.20</text:p>
          </table:table-cell>
          <table:table-cell office:value-type="float" office:value="35.16">
            <text:p>35.16</text:p>
          </table:table-cell>
          <table:table-cell office:value-type="float" office:value="35.44">
            <text:p>35.44</text:p>
          </table:table-cell>
          <table:table-cell office:value-type="float" office:value="9.06">
            <text:p>9.06</text:p>
          </table:table-cell>
          <table:table-cell office:value-type="float" office:value="10.32">
            <text:p>10.32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UGC 06011</text:p>
          </table:table-cell>
          <table:table-cell office:value-type="string">
            <text:p>17.20±0.02</text:p>
          </table:table-cell>
          <table:table-cell office:value-type="string">
            <text:p>16.87±0.02</text:p>
          </table:table-cell>
          <table:table-cell office:value-type="string">
            <text:p>0.33±0.03</text:p>
          </table:table-cell>
          <table:table-cell office:value-type="string">
            <text:p>17.34±0.02</text:p>
          </table:table-cell>
          <table:table-cell office:value-type="string">
            <text:p>17.03±0.01</text:p>
          </table:table-cell>
          <table:table-cell office:value-type="string">
            <text:p>0.30±0.02</text:p>
          </table:table-cell>
          <table:table-cell office:value-type="float" office:value="35.85">
            <text:p>35.85</text:p>
          </table:table-cell>
          <table:table-cell office:value-type="float" office:value="35.81">
            <text:p>35.81</text:p>
          </table:table-cell>
          <table:table-cell office:value-type="float" office:value="10.96">
            <text:p>10.96</text:p>
          </table:table-cell>
          <table:table-cell office:value-type="float" office:value="10.87">
            <text:p>10.87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3440</text:p>
          </table:table-cell>
          <table:table-cell office:value-type="string">
            <text:p>15.55±0.01</text:p>
          </table:table-cell>
          <table:table-cell office:value-type="string">
            <text:p>15.14±0.01</text:p>
          </table:table-cell>
          <table:table-cell office:value-type="string">
            <text:p>0.41±0.01</text:p>
          </table:table-cell>
          <table:table-cell office:value-type="string">
            <text:p>15.64±0.01</text:p>
          </table:table-cell>
          <table:table-cell office:value-type="string">
            <text:p>15.27±0.01</text:p>
          </table:table-cell>
          <table:table-cell office:value-type="string">
            <text:p>0.37±0.01</text:p>
          </table:table-cell>
          <table:table-cell office:value-type="float" office:value="35.69">
            <text:p>35.69</text:p>
          </table:table-cell>
          <table:table-cell office:value-type="float" office:value="35.68">
            <text:p>35.68</text:p>
          </table:table-cell>
          <table:table-cell office:value-type="float" office:value="11.58">
            <text:p>11.58</text:p>
          </table:table-cell>
          <table:table-cell office:value-type="float" office:value="12.05">
            <text:p>12.05</text:p>
          </table:table-cell>
          <table:table-cell office:value-type="float" office:value="2.62">
            <text:p>2.62</text:p>
          </table:table-cell>
          <table:table-cell office:value-type="float" office:value="2.88">
            <text:p>2.88</text:p>
          </table:table-cell>
          <table:table-cell table:number-columns-repeated="2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3445</text:p>
          </table:table-cell>
          <table:table-cell office:value-type="string">
            <text:p>14.13±0.01</text:p>
          </table:table-cell>
          <table:table-cell office:value-type="string">
            <text:p>13.96±0.01</text:p>
          </table:table-cell>
          <table:table-cell office:value-type="string">
            <text:p>0.17±0.01</text:p>
          </table:table-cell>
          <table:table-cell office:value-type="string">
            <text:p>14.18±0.01</text:p>
          </table:table-cell>
          <table:table-cell office:value-type="string">
            <text:p>14.01±0.01</text:p>
          </table:table-cell>
          <table:table-cell office:value-type="string">
            <text:p>0.18±0.01</text:p>
          </table:table-cell>
          <table:table-cell office:value-type="float" office:value="36.3">
            <text:p>36.3</text:p>
          </table:table-cell>
          <table:table-cell office:value-type="float" office:value="36.19">
            <text:p>36.19</text:p>
          </table:table-cell>
          <table:table-cell office:value-type="float" office:value="16.87">
            <text:p>16.87</text:p>
          </table:table-cell>
          <table:table-cell office:value-type="float" office:value="16.94">
            <text:p>16.94</text:p>
          </table:table-cell>
          <table:table-cell table:number-columns-repeated="4" office:value-type="string">
            <text:p>...</text:p>
          </table:table-cell>
          <table:table-cell office:value-type="string">
            <text:p>Vf</text:p>
          </table:table-cell>
        </table:table-row>
        <table:table-row table:style-name="ro1">
          <table:table-cell office:value-type="string">
            <text:p>NGC 3458</text:p>
          </table:table-cell>
          <table:table-cell office:value-type="string">
            <text:p>19.43±0.02</text:p>
          </table:table-cell>
          <table:table-cell office:value-type="string">
            <text:p>17.65±0.02</text:p>
          </table:table-cell>
          <table:table-cell office:value-type="string">
            <text:p>1.78±0.02</text:p>
          </table:table-cell>
          <table:table-cell office:value-type="string">
            <text:p>19.52±0.05</text:p>
          </table:table-cell>
          <table:table-cell office:value-type="string">
            <text:p>17.85±0.01</text:p>
          </table:table-cell>
          <table:table-cell office:value-type="string">
            <text:p>1.67±0.05</text:p>
          </table:table-cell>
          <table:table-cell office:value-type="float" office:value="34.1">
            <text:p>34.1</text:p>
          </table:table-cell>
          <table:table-cell office:value-type="float" office:value="34.63">
            <text:p>34.63</text:p>
          </table:table-cell>
          <table:table-cell office:value-type="string">
            <text:p>...</text:p>
          </table:table-cell>
          <table:table-cell office:value-type="float" office:value="10.37">
            <text:p>10.37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UGC 06039</text:p>
          </table:table-cell>
          <table:table-cell office:value-type="string">
            <text:p>18.20±0.01</text:p>
          </table:table-cell>
          <table:table-cell office:value-type="string">
            <text:p>17.73±0.01</text:p>
          </table:table-cell>
          <table:table-cell office:value-type="string">
            <text:p>0.47±0.01</text:p>
          </table:table-cell>
          <table:table-cell office:value-type="string">
            <text:p>18.28±0.02</text:p>
          </table:table-cell>
          <table:table-cell office:value-type="string">
            <text:p>17.88±0.01</text:p>
          </table:table-cell>
          <table:table-cell office:value-type="string">
            <text:p>0.40±0.02</text:p>
          </table:table-cell>
          <table:table-cell office:value-type="float" office:value="34.62">
            <text:p>34.62</text:p>
          </table:table-cell>
          <table:table-cell office:value-type="float" office:value="34.63">
            <text:p>34.63</text:p>
          </table:table-cell>
          <table:table-cell office:value-type="float" office:value="11.6">
            <text:p>11.6</text:p>
          </table:table-cell>
          <table:table-cell office:value-type="float" office:value="12.52">
            <text:p>12.52</text:p>
          </table:table-cell>
          <table:table-cell office:value-type="string">
            <text:p>...</text:p>
          </table:table-cell>
          <table:table-cell office:value-type="float" office:value="2.57">
            <text:p>2.57</text:p>
          </table:table-cell>
          <table:table-cell table:number-columns-repeated="2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3475</text:p>
          </table:table-cell>
          <table:table-cell office:value-type="string">
            <text:p>...</text:p>
          </table:table-cell>
          <table:table-cell office:value-type="string">
            <text:p>16.71±0.01</text:p>
          </table:table-cell>
          <table:table-cell table:number-columns-repeated="2" office:value-type="string">
            <text:p>...</text:p>
          </table:table-cell>
          <table:table-cell office:value-type="string">
            <text:p>16.88±0.02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6.02">
            <text:p>36.02</text:p>
          </table:table-cell>
          <table:table-cell office:value-type="string">
            <text:p>...</text:p>
          </table:table-cell>
          <table:table-cell office:value-type="float" office:value="18.03">
            <text:p>18.03</text:p>
          </table:table-cell>
          <table:table-cell table:number-columns-repeated="4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NGC 3470</text:p>
          </table:table-cell>
          <table:table-cell office:value-type="string">
            <text:p>16.38±0.01</text:p>
          </table:table-cell>
          <table:table-cell office:value-type="string">
            <text:p>16.09±0.01</text:p>
          </table:table-cell>
          <table:table-cell office:value-type="string">
            <text:p>0.29±0.01</text:p>
          </table:table-cell>
          <table:table-cell office:value-type="string">
            <text:p>16.74±0.02</text:p>
          </table:table-cell>
          <table:table-cell office:value-type="string">
            <text:p>16.40±0.01</text:p>
          </table:table-cell>
          <table:table-cell office:value-type="string">
            <text:p>0.35±0.02</text:p>
          </table:table-cell>
          <table:table-cell office:value-type="float" office:value="36.36">
            <text:p>36.36</text:p>
          </table:table-cell>
          <table:table-cell office:value-type="float" office:value="36.3">
            <text:p>36.3</text:p>
          </table:table-cell>
          <table:table-cell office:value-type="float" office:value="22.2">
            <text:p>22.2</text:p>
          </table:table-cell>
          <table:table-cell office:value-type="float" office:value="20.25">
            <text:p>20.25</text:p>
          </table:table-cell>
          <table:table-cell office:value-type="float" office:value="3.37">
            <text:p>3.37</text:p>
          </table:table-cell>
          <table:table-cell table:number-columns-repeated="3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3489</text:p>
          </table:table-cell>
          <table:table-cell office:value-type="string">
            <text:p>16.64±0.02</text:p>
          </table:table-cell>
          <table:table-cell office:value-type="string">
            <text:p>14.97±0.01</text:p>
          </table:table-cell>
          <table:table-cell office:value-type="string">
            <text:p>1.66±0.02</text:p>
          </table:table-cell>
          <table:table-cell office:value-type="string">
            <text:p>16.67±0.04</text:p>
          </table:table-cell>
          <table:table-cell office:value-type="string">
            <text:p>15.05±0.01</text:p>
          </table:table-cell>
          <table:table-cell office:value-type="string">
            <text:p>1.62±0.05</text:p>
          </table:table-cell>
          <table:table-cell office:value-type="float" office:value="34.44">
            <text:p>34.44</text:p>
          </table:table-cell>
          <table:table-cell office:value-type="float" office:value="34.93">
            <text:p>34.93</text:p>
          </table:table-cell>
          <table:table-cell office:value-type="float" office:value="14.64">
            <text:p>14.64</text:p>
          </table:table-cell>
          <table:table-cell office:value-type="float" office:value="18.67">
            <text:p>18.67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3486</text:p>
          </table:table-cell>
          <table:table-cell office:value-type="string">
            <text:p>12.52±0.01</text:p>
          </table:table-cell>
          <table:table-cell office:value-type="string">
            <text:p>12.37±0.01</text:p>
          </table:table-cell>
          <table:table-cell office:value-type="string">
            <text:p>0.15±0.01</text:p>
          </table:table-cell>
          <table:table-cell office:value-type="string">
            <text:p>12.56±0.01</text:p>
          </table:table-cell>
          <table:table-cell office:value-type="string">
            <text:p>12.40±0.01</text:p>
          </table:table-cell>
          <table:table-cell office:value-type="string">
            <text:p>0.16±0.01</text:p>
          </table:table-cell>
          <table:table-cell office:value-type="float" office:value="36.06">
            <text:p>36.06</text:p>
          </table:table-cell>
          <table:table-cell office:value-type="float" office:value="35.94">
            <text:p>35.94</text:p>
          </table:table-cell>
          <table:table-cell office:value-type="float" office:value="76.19">
            <text:p>76.19</text:p>
          </table:table-cell>
          <table:table-cell office:value-type="float" office:value="70.04">
            <text:p>70.04</text:p>
          </table:table-cell>
          <table:table-cell office:value-type="float" office:value="3.25">
            <text:p>3.25</text:p>
          </table:table-cell>
          <table:table-cell office:value-type="float" office:value="3.39">
            <text:p>3.39</text:p>
          </table:table-cell>
          <table:table-cell office:value-type="float" office:value="3.09">
            <text:p>3.09</text:p>
          </table:table-cell>
          <table:table-cell office:value-type="float" office:value="3.19">
            <text:p>3.19</text:p>
          </table:table-cell>
          <table:table-cell office:value-type="string">
            <text:p>EEh,VFh</text:p>
          </table:table-cell>
        </table:table-row>
        <table:table-row table:style-name="ro1">
          <table:table-cell office:value-type="string">
            <text:p>UGC 06102</text:p>
          </table:table-cell>
          <table:table-cell office:value-type="string">
            <text:p>16.56±0.01</text:p>
          </table:table-cell>
          <table:table-cell office:value-type="string">
            <text:p>16.40±0.01</text:p>
          </table:table-cell>
          <table:table-cell office:value-type="string">
            <text:p>0.17±0.01</text:p>
          </table:table-cell>
          <table:table-cell office:value-type="string">
            <text:p>16.72±0.03</text:p>
          </table:table-cell>
          <table:table-cell office:value-type="string">
            <text:p>16.60±0.02</text:p>
          </table:table-cell>
          <table:table-cell office:value-type="string">
            <text:p>0.12±0.03</text:p>
          </table:table-cell>
          <table:table-cell office:value-type="float" office:value="34.46">
            <text:p>34.46</text:p>
          </table:table-cell>
          <table:table-cell office:value-type="float" office:value="34.35">
            <text:p>34.35</text:p>
          </table:table-cell>
          <table:table-cell office:value-type="float" office:value="11.92">
            <text:p>11.92</text:p>
          </table:table-cell>
          <table:table-cell office:value-type="float" office:value="13.11">
            <text:p>13.11</text:p>
          </table:table-cell>
          <table:table-cell table:number-columns-repeated="4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3521</text:p>
          </table:table-cell>
          <table:table-cell office:value-type="string">
            <text:p>13.03±0.01</text:p>
          </table:table-cell>
          <table:table-cell office:value-type="string">
            <text:p>12.27±0.01</text:p>
          </table:table-cell>
          <table:table-cell office:value-type="string">
            <text:p>0.76±0.01</text:p>
          </table:table-cell>
          <table:table-cell office:value-type="string">
            <text:p>13.09±0.01</text:p>
          </table:table-cell>
          <table:table-cell office:value-type="string">
            <text:p>12.33±0.01</text:p>
          </table:table-cell>
          <table:table-cell office:value-type="string">
            <text:p>0.75±0.01</text:p>
          </table:table-cell>
          <table:table-cell office:value-type="float" office:value="35.63">
            <text:p>35.63</text:p>
          </table:table-cell>
          <table:table-cell office:value-type="float" office:value="35.76">
            <text:p>35.76</text:p>
          </table:table-cell>
          <table:table-cell office:value-type="float" office:value="89.55">
            <text:p>89.55</text:p>
          </table:table-cell>
          <table:table-cell office:value-type="float" office:value="73.55">
            <text:p>73.55</text:p>
          </table:table-cell>
          <table:table-cell office:value-type="float" office:value="2.51">
            <text:p>2.51</text:p>
          </table:table-cell>
          <table:table-cell office:value-type="float" office:value="2.88">
            <text:p>2.88</text:p>
          </table:table-cell>
          <table:table-cell office:value-type="float" office:value="2.4">
            <text:p>2.4</text:p>
          </table:table-cell>
          <table:table-cell office:value-type="float" office:value="2.78">
            <text:p>2.78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UGC 06151</text:p>
          </table:table-cell>
          <table:table-cell office:value-type="string">
            <text:p>...</text:p>
          </table:table-cell>
          <table:table-cell office:value-type="string">
            <text:p>15.87±0.02</text:p>
          </table:table-cell>
          <table:table-cell table:number-columns-repeated="2" office:value-type="string">
            <text:p>...</text:p>
          </table:table-cell>
          <table:table-cell office:value-type="string">
            <text:p>16.21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03">
            <text:p>35.03</text:p>
          </table:table-cell>
          <table:table-cell office:value-type="string">
            <text:p>...</text:p>
          </table:table-cell>
          <table:table-cell office:value-type="float" office:value="30.19">
            <text:p>30.19</text:p>
          </table:table-cell>
          <table:table-cell office:value-type="string">
            <text:p>...</text:p>
          </table:table-cell>
          <table:table-cell office:value-type="float" office:value="2.61">
            <text:p>2.61</text:p>
          </table:table-cell>
          <table:table-cell office:value-type="string">
            <text:p>...</text:p>
          </table:table-cell>
          <table:table-cell office:value-type="float" office:value="2.75">
            <text:p>2.75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3522</text:p>
          </table:table-cell>
          <table:table-cell office:value-type="string">
            <text:p>...</text:p>
          </table:table-cell>
          <table:table-cell office:value-type="string">
            <text:p>17.40±0.06</text:p>
          </table:table-cell>
          <table:table-cell table:number-columns-repeated="2" office:value-type="string">
            <text:p>...</text:p>
          </table:table-cell>
          <table:table-cell office:value-type="string">
            <text:p>17.77±0.02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4.35">
            <text:p>34.35</text:p>
          </table:table-cell>
          <table:table-cell office:value-type="string">
            <text:p>...</text:p>
          </table:table-cell>
          <table:table-cell office:value-type="float" office:value="13.43">
            <text:p>13.43</text:p>
          </table:table-cell>
          <table:table-cell table:number-columns-repeated="4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IC 0671</text:p>
          </table:table-cell>
          <table:table-cell office:value-type="string">
            <text:p>17.22±0.02</text:p>
          </table:table-cell>
          <table:table-cell office:value-type="string">
            <text:p>16.79±0.01</text:p>
          </table:table-cell>
          <table:table-cell office:value-type="string">
            <text:p>0.42±0.02</text:p>
          </table:table-cell>
          <table:table-cell office:value-type="string">
            <text:p>17.38±0.03</text:p>
          </table:table-cell>
          <table:table-cell office:value-type="string">
            <text:p>16.94±0.01</text:p>
          </table:table-cell>
          <table:table-cell office:value-type="string">
            <text:p>0.45±0.03</text:p>
          </table:table-cell>
          <table:table-cell table:number-columns-repeated="2" office:value-type="float" office:value="36.5">
            <text:p>36.5</text:p>
          </table:table-cell>
          <table:table-cell office:value-type="float" office:value="21.31">
            <text:p>21.31</text:p>
          </table:table-cell>
          <table:table-cell office:value-type="float" office:value="19.65">
            <text:p>19.65</text:p>
          </table:table-cell>
          <table:table-cell office:value-type="float" office:value="2.05">
            <text:p>2.05</text:p>
          </table:table-cell>
          <table:table-cell office:value-type="float" office:value="2.2">
            <text:p>2.2</text:p>
          </table:table-cell>
          <table:table-cell office:value-type="float" office:value="2.05">
            <text:p>2.05</text:p>
          </table:table-cell>
          <table:table-cell office:value-type="string">
            <text:p>...</text:p>
          </table:table-cell>
          <table:table-cell office:value-type="string">
            <text:p>Ed</text:p>
          </table:table-cell>
        </table:table-row>
        <table:table-row table:style-name="ro1">
          <table:table-cell office:value-type="string">
            <text:p>UGC 06181</text:p>
          </table:table-cell>
          <table:table-cell office:value-type="string">
            <text:p>...</text:p>
          </table:table-cell>
          <table:table-cell office:value-type="string">
            <text:p>15.92±0.01</text:p>
          </table:table-cell>
          <table:table-cell table:number-columns-repeated="2" office:value-type="string">
            <text:p>...</text:p>
          </table:table-cell>
          <table:table-cell office:value-type="string">
            <text:p>16.16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4.9">
            <text:p>34.9</text:p>
          </table:table-cell>
          <table:table-cell office:value-type="string">
            <text:p>...</text:p>
          </table:table-cell>
          <table:table-cell office:value-type="float" office:value="16">
            <text:p>16</text:p>
          </table:table-cell>
          <table:table-cell table:number-columns-repeated="4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3539</text:p>
          </table:table-cell>
          <table:table-cell office:value-type="string">
            <text:p>...</text:p>
          </table:table-cell>
          <table:table-cell office:value-type="string">
            <text:p>17.89±0.08</text:p>
          </table:table-cell>
          <table:table-cell table:number-columns-repeated="2" office:value-type="string">
            <text:p>...</text:p>
          </table:table-cell>
          <table:table-cell office:value-type="string">
            <text:p>19.39±0.04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9">
            <text:p>35.9</text:p>
          </table:table-cell>
          <table:table-cell office:value-type="string">
            <text:p>...</text:p>
          </table:table-cell>
          <table:table-cell office:value-type="float" office:value="25.51">
            <text:p>25.51</text:p>
          </table:table-cell>
          <table:table-cell office:value-type="string">
            <text:p>...</text:p>
          </table:table-cell>
          <table:table-cell office:value-type="float" office:value="3.43">
            <text:p>3.43</text:p>
          </table:table-cell>
          <table:table-cell office:value-type="string">
            <text:p>...</text:p>
          </table:table-cell>
          <table:table-cell office:value-type="float" office:value="3.25">
            <text:p>3.25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IC 0673</text:p>
          </table:table-cell>
          <table:table-cell office:value-type="string">
            <text:p>16.25±0.02</text:p>
          </table:table-cell>
          <table:table-cell office:value-type="string">
            <text:p>15.79±0.01</text:p>
          </table:table-cell>
          <table:table-cell office:value-type="string">
            <text:p>0.46±0.02</text:p>
          </table:table-cell>
          <table:table-cell office:value-type="string">
            <text:p>17.00±0.02</text:p>
          </table:table-cell>
          <table:table-cell office:value-type="string">
            <text:p>16.49±0.01</text:p>
          </table:table-cell>
          <table:table-cell office:value-type="string">
            <text:p>0.51±0.03</text:p>
          </table:table-cell>
          <table:table-cell office:value-type="float" office:value="35.92">
            <text:p>35.92</text:p>
          </table:table-cell>
          <table:table-cell office:value-type="float" office:value="35.93">
            <text:p>35.93</text:p>
          </table:table-cell>
          <table:table-cell office:value-type="float" office:value="30.75">
            <text:p>30.75</text:p>
          </table:table-cell>
          <table:table-cell office:value-type="float" office:value="28.82">
            <text:p>28.82</text:p>
          </table:table-cell>
          <table:table-cell office:value-type="float" office:value="3.87">
            <text:p>3.87</text:p>
          </table:table-cell>
          <table:table-cell office:value-type="float" office:value="4.57">
            <text:p>4.57</text:p>
          </table:table-cell>
          <table:table-cell office:value-type="float" office:value="3.58">
            <text:p>3.58</text:p>
          </table:table-cell>
          <table:table-cell office:value-type="float" office:value="4.03">
            <text:p>4.03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PGC 33931</text:p>
          </table:table-cell>
          <table:table-cell office:value-type="string">
            <text:p>...</text:p>
          </table:table-cell>
          <table:table-cell office:value-type="string">
            <text:p>18.81±0.07</text:p>
          </table:table-cell>
          <table:table-cell table:number-columns-repeated="2" office:value-type="string">
            <text:p>...</text:p>
          </table:table-cell>
          <table:table-cell office:value-type="string">
            <text:p>19.18±0.07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58">
            <text:p>35.58</text:p>
          </table:table-cell>
          <table:table-cell office:value-type="string">
            <text:p>...</text:p>
          </table:table-cell>
          <table:table-cell office:value-type="float" office:value="15.86">
            <text:p>15.86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3550</text:p>
          </table:table-cell>
          <table:table-cell office:value-type="string">
            <text:p>...</text:p>
          </table:table-cell>
          <table:table-cell office:value-type="string">
            <text:p>18.11±0.07</text:p>
          </table:table-cell>
          <table:table-cell table:number-columns-repeated="2" office:value-type="string">
            <text:p>...</text:p>
          </table:table-cell>
          <table:table-cell office:value-type="string">
            <text:p>18.57±0.05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87">
            <text:p>35.87</text:p>
          </table:table-cell>
          <table:table-cell office:value-type="string">
            <text:p>...</text:p>
          </table:table-cell>
          <table:table-cell office:value-type="float" office:value="16.68">
            <text:p>16.68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3620</text:p>
          </table:table-cell>
          <table:table-cell office:value-type="string">
            <text:p>16.05±0.29</text:p>
          </table:table-cell>
          <table:table-cell office:value-type="string">
            <text:p>14.32±0.11</text:p>
          </table:table-cell>
          <table:table-cell office:value-type="string">
            <text:p>1.73±0.31</text:p>
          </table:table-cell>
          <table:table-cell office:value-type="string">
            <text:p>16.19±0.20</text:p>
          </table:table-cell>
          <table:table-cell office:value-type="string">
            <text:p>14.90±0.05</text:p>
          </table:table-cell>
          <table:table-cell office:value-type="string">
            <text:p>1.29±0.20</text:p>
          </table:table-cell>
          <table:table-cell office:value-type="float" office:value="35.12">
            <text:p>35.12</text:p>
          </table:table-cell>
          <table:table-cell office:value-type="float" office:value="35.64">
            <text:p>35.64</text:p>
          </table:table-cell>
          <table:table-cell office:value-type="float" office:value="24.93">
            <text:p>24.93</text:p>
          </table:table-cell>
          <table:table-cell office:value-type="float" office:value="40.78">
            <text:p>40.78</text:p>
          </table:table-cell>
          <table:table-cell office:value-type="float" office:value="2.43">
            <text:p>2.43</text:p>
          </table:table-cell>
          <table:table-cell office:value-type="float" office:value="3.14">
            <text:p>3.14</text:p>
          </table:table-cell>
          <table:table-cell office:value-type="float" office:value="2.2">
            <text:p>2.2</text:p>
          </table:table-cell>
          <table:table-cell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3621</text:p>
          </table:table-cell>
          <table:table-cell office:value-type="string">
            <text:p>11.69±0.05</text:p>
          </table:table-cell>
          <table:table-cell office:value-type="string">
            <text:p>11.30±0.04</text:p>
          </table:table-cell>
          <table:table-cell office:value-type="string">
            <text:p>0.39±0.06</text:p>
          </table:table-cell>
          <table:table-cell office:value-type="string">
            <text:p>11.97±0.01</text:p>
          </table:table-cell>
          <table:table-cell office:value-type="string">
            <text:p>11.51±0.01</text:p>
          </table:table-cell>
          <table:table-cell office:value-type="string">
            <text:p>0.46±0.01</text:p>
          </table:table-cell>
          <table:table-cell office:value-type="float" office:value="36.09">
            <text:p>36.09</text:p>
          </table:table-cell>
          <table:table-cell office:value-type="float" office:value="36.07">
            <text:p>36.07</text:p>
          </table:table-cell>
          <table:table-cell office:value-type="float" office:value="124.64">
            <text:p>124.64</text:p>
          </table:table-cell>
          <table:table-cell office:value-type="float" office:value="107.82">
            <text:p>107.82</text:p>
          </table:table-cell>
          <table:table-cell office:value-type="float" office:value="3.77">
            <text:p>3.77</text:p>
          </table:table-cell>
          <table:table-cell office:value-type="float" office:value="3.88">
            <text:p>3.88</text:p>
          </table:table-cell>
          <table:table-cell office:value-type="float" office:value="3.43">
            <text:p>3.43</text:p>
          </table:table-cell>
          <table:table-cell office:value-type="float" office:value="3.55">
            <text:p>3.55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UGC 06329</text:p>
          </table:table-cell>
          <table:table-cell office:value-type="string">
            <text:p>16.38±0.02</text:p>
          </table:table-cell>
          <table:table-cell office:value-type="string">
            <text:p>16.18±0.01</text:p>
          </table:table-cell>
          <table:table-cell office:value-type="string">
            <text:p>0.19±0.02</text:p>
          </table:table-cell>
          <table:table-cell office:value-type="string">
            <text:p>16.54±0.02</text:p>
          </table:table-cell>
          <table:table-cell office:value-type="string">
            <text:p>16.33±0.01</text:p>
          </table:table-cell>
          <table:table-cell office:value-type="string">
            <text:p>0.21±0.02</text:p>
          </table:table-cell>
          <table:table-cell office:value-type="float" office:value="36.44">
            <text:p>36.44</text:p>
          </table:table-cell>
          <table:table-cell office:value-type="float" office:value="36.34">
            <text:p>36.34</text:p>
          </table:table-cell>
          <table:table-cell office:value-type="float" office:value="16.68">
            <text:p>16.68</text:p>
          </table:table-cell>
          <table:table-cell office:value-type="float" office:value="15.97">
            <text:p>15.97</text:p>
          </table:table-cell>
          <table:table-cell table:number-columns-repeated="4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UGC 06331</text:p>
          </table:table-cell>
          <table:table-cell office:value-type="string">
            <text:p>17.65±0.04</text:p>
          </table:table-cell>
          <table:table-cell office:value-type="string">
            <text:p>16.96±0.05</text:p>
          </table:table-cell>
          <table:table-cell office:value-type="string">
            <text:p>0.70±0.07</text:p>
          </table:table-cell>
          <table:table-cell office:value-type="string">
            <text:p>18.22±0.03</text:p>
          </table:table-cell>
          <table:table-cell office:value-type="string">
            <text:p>17.57±0.01</text:p>
          </table:table-cell>
          <table:table-cell office:value-type="string">
            <text:p>0.65±0.03</text:p>
          </table:table-cell>
          <table:table-cell office:value-type="float" office:value="35.75">
            <text:p>35.75</text:p>
          </table:table-cell>
          <table:table-cell office:value-type="float" office:value="35.85">
            <text:p>35.85</text:p>
          </table:table-cell>
          <table:table-cell office:value-type="float" office:value="13.96">
            <text:p>13.96</text:p>
          </table:table-cell>
          <table:table-cell office:value-type="float" office:value="14.43">
            <text:p>14.43</text:p>
          </table:table-cell>
          <table:table-cell office:value-type="float" office:value="2.74">
            <text:p>2.74</text:p>
          </table:table-cell>
          <table:table-cell office:value-type="float" office:value="2.81">
            <text:p>2.81</text:p>
          </table:table-cell>
          <table:table-cell office:value-type="float" office:value="2.74">
            <text:p>2.74</text:p>
          </table:table-cell>
          <table:table-cell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3627</text:p>
          </table:table-cell>
          <table:table-cell office:value-type="string">
            <text:p>12.70±0.01</text:p>
          </table:table-cell>
          <table:table-cell office:value-type="string">
            <text:p>11.94±0.01</text:p>
          </table:table-cell>
          <table:table-cell office:value-type="string">
            <text:p>0.76±0.01</text:p>
          </table:table-cell>
          <table:table-cell office:value-type="string">
            <text:p>12.72±0.01</text:p>
          </table:table-cell>
          <table:table-cell office:value-type="string">
            <text:p>11.96±0.01</text:p>
          </table:table-cell>
          <table:table-cell office:value-type="string">
            <text:p>0.76±0.01</text:p>
          </table:table-cell>
          <table:table-cell office:value-type="float" office:value="35.77">
            <text:p>35.77</text:p>
          </table:table-cell>
          <table:table-cell office:value-type="float" office:value="35.9">
            <text:p>35.9</text:p>
          </table:table-cell>
          <table:table-cell office:value-type="float" office:value="55.98">
            <text:p>55.98</text:p>
          </table:table-cell>
          <table:table-cell office:value-type="float" office:value="54.27">
            <text:p>54.27</text:p>
          </table:table-cell>
          <table:table-cell office:value-type="float" office:value="2.13">
            <text:p>2.13</text:p>
          </table:table-cell>
          <table:table-cell office:value-type="float" office:value="2.24">
            <text:p>2.24</text:p>
          </table:table-cell>
          <table:table-cell office:value-type="float" office:value="1.97">
            <text:p>1.97</text:p>
          </table:table-cell>
          <table:table-cell office:value-type="float" office:value="2.12">
            <text:p>2.12</text:p>
          </table:table-cell>
          <table:table-cell office:value-type="string">
            <text:p>VFh</text:p>
          </table:table-cell>
        </table:table-row>
        <table:table-row table:style-name="ro1">
          <table:table-cell office:value-type="string">
            <text:p>NGC 3630</text:p>
          </table:table-cell>
          <table:table-cell office:value-type="string">
            <text:p>18.75±0.04</text:p>
          </table:table-cell>
          <table:table-cell office:value-type="string">
            <text:p>17.07±0.01</text:p>
          </table:table-cell>
          <table:table-cell office:value-type="string">
            <text:p>1.68±0.04</text:p>
          </table:table-cell>
          <table:table-cell table:number-columns-repeated="3" office:value-type="string">
            <text:p>...</text:p>
          </table:table-cell>
          <table:table-cell office:value-type="float" office:value="34.1">
            <text:p>34.1</text:p>
          </table:table-cell>
          <table:table-cell office:value-type="float" office:value="34.6">
            <text:p>34.6</text:p>
          </table:table-cell>
          <table:table-cell office:value-type="float" office:value="12.13">
            <text:p>12.13</text:p>
          </table:table-cell>
          <table:table-cell office:value-type="float" office:value="12.02">
            <text:p>12.02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3628</text:p>
          </table:table-cell>
          <table:table-cell office:value-type="string">
            <text:p>...</text:p>
          </table:table-cell>
          <table:table-cell office:value-type="string">
            <text:p>13.41±0.01</text:p>
          </table:table-cell>
          <table:table-cell table:number-columns-repeated="2" office:value-type="string">
            <text:p>...</text:p>
          </table:table-cell>
          <table:table-cell office:value-type="string">
            <text:p>13.67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63">
            <text:p>35.63</text:p>
          </table:table-cell>
          <table:table-cell office:value-type="string">
            <text:p>...</text:p>
          </table:table-cell>
          <table:table-cell office:value-type="float" office:value="120.23">
            <text:p>120.23</text:p>
          </table:table-cell>
          <table:table-cell office:value-type="string">
            <text:p>...</text:p>
          </table:table-cell>
          <table:table-cell office:value-type="float" office:value="2.72">
            <text:p>2.72</text:p>
          </table:table-cell>
          <table:table-cell office:value-type="string">
            <text:p>...</text:p>
          </table:table-cell>
          <table:table-cell office:value-type="float" office:value="2.71">
            <text:p>2.71</text:p>
          </table:table-cell>
          <table:table-cell office:value-type="string">
            <text:p>EEh</text:p>
          </table:table-cell>
        </table:table-row>
        <table:table-row table:style-name="ro1">
          <table:table-cell office:value-type="string">
            <text:p>NGC 3633</text:p>
          </table:table-cell>
          <table:table-cell office:value-type="string">
            <text:p>17.75±0.03</text:p>
          </table:table-cell>
          <table:table-cell office:value-type="string">
            <text:p>16.83±0.01</text:p>
          </table:table-cell>
          <table:table-cell office:value-type="string">
            <text:p>0.91±0.03</text:p>
          </table:table-cell>
          <table:table-cell office:value-type="string">
            <text:p>17.99±0.03</text:p>
          </table:table-cell>
          <table:table-cell office:value-type="string">
            <text:p>17.10±0.01</text:p>
          </table:table-cell>
          <table:table-cell office:value-type="string">
            <text:p>0.89±0.04</text:p>
          </table:table-cell>
          <table:table-cell office:value-type="float" office:value="34.98">
            <text:p>34.98</text:p>
          </table:table-cell>
          <table:table-cell office:value-type="float" office:value="35.17">
            <text:p>35.17</text:p>
          </table:table-cell>
          <table:table-cell office:value-type="float" office:value="10.33">
            <text:p>10.33</text:p>
          </table:table-cell>
          <table:table-cell office:value-type="float" office:value="10.2">
            <text:p>10.2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06359</text:p>
          </table:table-cell>
          <table:table-cell office:value-type="string">
            <text:p>...</text:p>
          </table:table-cell>
          <table:table-cell office:value-type="string">
            <text:p>18.51±0.36</text:p>
          </table:table-cell>
          <table:table-cell table:number-columns-repeated="2" office:value-type="string">
            <text:p>...</text:p>
          </table:table-cell>
          <table:table-cell office:value-type="string">
            <text:p>18.98±0.09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39">
            <text:p>35.39</text:p>
          </table:table-cell>
          <table:table-cell office:value-type="string">
            <text:p>...</text:p>
          </table:table-cell>
          <table:table-cell office:value-type="float" office:value="13.44">
            <text:p>13.44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3640</text:p>
          </table:table-cell>
          <table:table-cell office:value-type="string">
            <text:p>17.96±0.04</text:p>
          </table:table-cell>
          <table:table-cell office:value-type="string">
            <text:p>15.52±0.02</text:p>
          </table:table-cell>
          <table:table-cell office:value-type="string">
            <text:p>2.44±0.04</text:p>
          </table:table-cell>
          <table:table-cell office:value-type="string">
            <text:p>...</text:p>
          </table:table-cell>
          <table:table-cell office:value-type="string">
            <text:p>15.79±0.01</text:p>
          </table:table-cell>
          <table:table-cell office:value-type="string">
            <text:p>...</text:p>
          </table:table-cell>
          <table:table-cell office:value-type="float" office:value="34.61">
            <text:p>34.61</text:p>
          </table:table-cell>
          <table:table-cell office:value-type="float" office:value="35.41">
            <text:p>35.41</text:p>
          </table:table-cell>
          <table:table-cell office:value-type="float" office:value="15.74">
            <text:p>15.74</text:p>
          </table:table-cell>
          <table:table-cell office:value-type="float" office:value="42.08">
            <text:p>42.08</text:p>
          </table:table-cell>
          <table:table-cell office:value-type="string">
            <text:p>...</text:p>
          </table:table-cell>
          <table:table-cell office:value-type="float" office:value="6.71">
            <text:p>6.71</text:p>
          </table:table-cell>
          <table:table-cell table:number-columns-repeated="2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3641</text:p>
          </table:table-cell>
          <table:table-cell office:value-type="string">
            <text:p>19.42±0.09</text:p>
          </table:table-cell>
          <table:table-cell office:value-type="string">
            <text:p>17.51±0.06</text:p>
          </table:table-cell>
          <table:table-cell office:value-type="string">
            <text:p>1.91±0.11</text:p>
          </table:table-cell>
          <table:table-cell office:value-type="string">
            <text:p>...</text:p>
          </table:table-cell>
          <table:table-cell office:value-type="string">
            <text:p>18.05±0.03</text:p>
          </table:table-cell>
          <table:table-cell office:value-type="string">
            <text:p>...</text:p>
          </table:table-cell>
          <table:table-cell office:value-type="float" office:value="33.97">
            <text:p>33.97</text:p>
          </table:table-cell>
          <table:table-cell office:value-type="float" office:value="34.56">
            <text:p>34.56</text:p>
          </table:table-cell>
          <table:table-cell office:value-type="string">
            <text:p>...</text:p>
          </table:table-cell>
          <table:table-cell office:value-type="float" office:value="21.09">
            <text:p>21.09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3644</text:p>
          </table:table-cell>
          <table:table-cell office:value-type="string">
            <text:p>17.39±0.01</text:p>
          </table:table-cell>
          <table:table-cell office:value-type="string">
            <text:p>16.78±0.01</text:p>
          </table:table-cell>
          <table:table-cell office:value-type="string">
            <text:p>0.61±0.02</text:p>
          </table:table-cell>
          <table:table-cell office:value-type="string">
            <text:p>17.48±0.04</text:p>
          </table:table-cell>
          <table:table-cell office:value-type="string">
            <text:p>16.91±0.01</text:p>
          </table:table-cell>
          <table:table-cell office:value-type="string">
            <text:p>0.57±0.04</text:p>
          </table:table-cell>
          <table:table-cell office:value-type="float" office:value="36">
            <text:p>36</text:p>
          </table:table-cell>
          <table:table-cell office:value-type="float" office:value="36.07">
            <text:p>36.07</text:p>
          </table:table-cell>
          <table:table-cell office:value-type="float" office:value="13.74">
            <text:p>13.74</text:p>
          </table:table-cell>
          <table:table-cell office:value-type="float" office:value="13.35">
            <text:p>13.35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3646</text:p>
          </table:table-cell>
          <table:table-cell office:value-type="string">
            <text:p>...</text:p>
          </table:table-cell>
          <table:table-cell office:value-type="string">
            <text:p>13.76±0.01</text:p>
          </table:table-cell>
          <table:table-cell table:number-columns-repeated="2" office:value-type="string">
            <text:p>...</text:p>
          </table:table-cell>
          <table:table-cell office:value-type="string">
            <text:p>13.81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6.84">
            <text:p>36.84</text:p>
          </table:table-cell>
          <table:table-cell office:value-type="string">
            <text:p>...</text:p>
          </table:table-cell>
          <table:table-cell office:value-type="float" office:value="47.75">
            <text:p>47.75</text:p>
          </table:table-cell>
          <table:table-cell office:value-type="string">
            <text:p>...</text:p>
          </table:table-cell>
          <table:table-cell office:value-type="float" office:value="1.65">
            <text:p>1.65</text:p>
          </table:table-cell>
          <table:table-cell office:value-type="string">
            <text:p>...</text:p>
          </table:table-cell>
          <table:table-cell office:value-type="float" office:value="1.44">
            <text:p>1.44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3649</text:p>
          </table:table-cell>
          <table:table-cell office:value-type="string">
            <text:p>...</text:p>
          </table:table-cell>
          <table:table-cell office:value-type="string">
            <text:p>17.17±0.03</text:p>
          </table:table-cell>
          <table:table-cell table:number-columns-repeated="2" office:value-type="string">
            <text:p>...</text:p>
          </table:table-cell>
          <table:table-cell office:value-type="string">
            <text:p>17.27±0.02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61">
            <text:p>35.61</text:p>
          </table:table-cell>
          <table:table-cell table:number-columns-repeated="6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UGC 06387</text:p>
          </table:table-cell>
          <table:table-cell office:value-type="string">
            <text:p>17.06±0.01</text:p>
          </table:table-cell>
          <table:table-cell office:value-type="string">
            <text:p>16.45±0.01</text:p>
          </table:table-cell>
          <table:table-cell office:value-type="string">
            <text:p>0.61±0.02</text:p>
          </table:table-cell>
          <table:table-cell office:value-type="string">
            <text:p>17.21±0.01</text:p>
          </table:table-cell>
          <table:table-cell office:value-type="string">
            <text:p>16.74±0.01</text:p>
          </table:table-cell>
          <table:table-cell office:value-type="string">
            <text:p>0.47±0.02</text:p>
          </table:table-cell>
          <table:table-cell office:value-type="float" office:value="34.85">
            <text:p>34.85</text:p>
          </table:table-cell>
          <table:table-cell office:value-type="float" office:value="34.92">
            <text:p>34.92</text:p>
          </table:table-cell>
          <table:table-cell office:value-type="float" office:value="6.66">
            <text:p>6.66</text:p>
          </table:table-cell>
          <table:table-cell office:value-type="float" office:value="8.34">
            <text:p>8.34</text:p>
          </table:table-cell>
          <table:table-cell table:number-columns-repeated="4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3662</text:p>
          </table:table-cell>
          <table:table-cell office:value-type="string">
            <text:p>16.28±0.02</text:p>
          </table:table-cell>
          <table:table-cell office:value-type="string">
            <text:p>15.49±0.01</text:p>
          </table:table-cell>
          <table:table-cell office:value-type="string">
            <text:p>0.79±0.02</text:p>
          </table:table-cell>
          <table:table-cell office:value-type="string">
            <text:p>16.40±0.02</text:p>
          </table:table-cell>
          <table:table-cell office:value-type="string">
            <text:p>15.60±0.01</text:p>
          </table:table-cell>
          <table:table-cell office:value-type="string">
            <text:p>0.80±0.03</text:p>
          </table:table-cell>
          <table:table-cell office:value-type="float" office:value="36.23">
            <text:p>36.23</text:p>
          </table:table-cell>
          <table:table-cell office:value-type="float" office:value="36.37">
            <text:p>36.37</text:p>
          </table:table-cell>
          <table:table-cell office:value-type="float" office:value="16.66">
            <text:p>16.66</text:p>
          </table:table-cell>
          <table:table-cell office:value-type="float" office:value="15.76">
            <text:p>15.76</text:p>
          </table:table-cell>
          <table:table-cell office:value-type="float" office:value="1.74">
            <text:p>1.74</text:p>
          </table:table-cell>
          <table:table-cell office:value-type="float" office:value="1.87">
            <text:p>1.87</text:p>
          </table:table-cell>
          <table:table-cell office:value-type="float" office:value="1.54">
            <text:p>1.54</text:p>
          </table:table-cell>
          <table:table-cell office:value-type="float" office:value="1.74">
            <text:p>1.74</text:p>
          </table:table-cell>
          <table:table-cell office:value-type="string">
            <text:p>ED</text:p>
          </table:table-cell>
        </table:table-row>
        <table:table-row table:style-name="ro1">
          <table:table-cell office:value-type="string">
            <text:p>UGC 06435</text:p>
          </table:table-cell>
          <table:table-cell office:value-type="string">
            <text:p>...</text:p>
          </table:table-cell>
          <table:table-cell office:value-type="string">
            <text:p>18.27±0.08</text:p>
          </table:table-cell>
          <table:table-cell table:number-columns-repeated="2" office:value-type="string">
            <text:p>...</text:p>
          </table:table-cell>
          <table:table-cell office:value-type="string">
            <text:p>18.61±0.04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52">
            <text:p>35.52</text:p>
          </table:table-cell>
          <table:table-cell office:value-type="string">
            <text:p>...</text:p>
          </table:table-cell>
          <table:table-cell office:value-type="float" office:value="15.62">
            <text:p>15.62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VII Zw 403</text:p>
          </table:table-cell>
          <table:table-cell office:value-type="string">
            <text:p>14.96±0.01</text:p>
          </table:table-cell>
          <table:table-cell office:value-type="string">
            <text:p>15.00±0.01</text:p>
          </table:table-cell>
          <table:table-cell office:value-type="string">
            <text:p>-0.04±0.02</text:p>
          </table:table-cell>
          <table:table-cell office:value-type="string">
            <text:p>15.00±0.01</text:p>
          </table:table-cell>
          <table:table-cell office:value-type="string">
            <text:p>15.06±0.01</text:p>
          </table:table-cell>
          <table:table-cell office:value-type="string">
            <text:p>-0.07±0.01</text:p>
          </table:table-cell>
          <table:table-cell office:value-type="float" office:value="34.31">
            <text:p>34.31</text:p>
          </table:table-cell>
          <table:table-cell office:value-type="float" office:value="34.12">
            <text:p>34.12</text:p>
          </table:table-cell>
          <table:table-cell table:number-columns-repeated="6" office:value-type="string">
            <text:p>...</text:p>
          </table:table-cell>
          <table:table-cell office:value-type="string">
            <text:p>VF</text:p>
          </table:table-cell>
        </table:table-row>
        <table:table-row table:style-name="ro1">
          <table:table-cell office:value-type="string">
            <text:p>NGC 3705</text:p>
          </table:table-cell>
          <table:table-cell office:value-type="string">
            <text:p>...</text:p>
          </table:table-cell>
          <table:table-cell office:value-type="string">
            <text:p>13.76±0.01</text:p>
          </table:table-cell>
          <table:table-cell table:number-columns-repeated="2" office:value-type="string">
            <text:p>...</text:p>
          </table:table-cell>
          <table:table-cell office:value-type="string">
            <text:p>13.87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62">
            <text:p>35.62</text:p>
          </table:table-cell>
          <table:table-cell office:value-type="string">
            <text:p>...</text:p>
          </table:table-cell>
          <table:table-cell office:value-type="float" office:value="45.02">
            <text:p>45.02</text:p>
          </table:table-cell>
          <table:table-cell office:value-type="string">
            <text:p>...</text:p>
          </table:table-cell>
          <table:table-cell office:value-type="float" office:value="2.61">
            <text:p>2.61</text:p>
          </table:table-cell>
          <table:table-cell office:value-type="string">
            <text:p>...</text:p>
          </table:table-cell>
          <table:table-cell office:value-type="float" office:value="2.55">
            <text:p>2.55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UGC 06519</text:p>
          </table:table-cell>
          <table:table-cell office:value-type="string">
            <text:p>18.28±0.01</text:p>
          </table:table-cell>
          <table:table-cell office:value-type="string">
            <text:p>17.57±0.03</text:p>
          </table:table-cell>
          <table:table-cell office:value-type="string">
            <text:p>0.71±0.03</text:p>
          </table:table-cell>
          <table:table-cell office:value-type="string">
            <text:p>19.09±0.04</text:p>
          </table:table-cell>
          <table:table-cell office:value-type="string">
            <text:p>18.94±0.02</text:p>
          </table:table-cell>
          <table:table-cell office:value-type="string">
            <text:p>0.15±0.04</text:p>
          </table:table-cell>
          <table:table-cell office:value-type="float" office:value="35.46">
            <text:p>35.46</text:p>
          </table:table-cell>
          <table:table-cell office:value-type="float" office:value="35.57">
            <text:p>35.57</text:p>
          </table:table-cell>
          <table:table-cell office:value-type="float" office:value="9.96">
            <text:p>9.96</text:p>
          </table:table-cell>
          <table:table-cell office:value-type="float" office:value="14.72">
            <text:p>14.72</text:p>
          </table:table-cell>
          <table:table-cell office:value-type="float" office:value="2.8">
            <text:p>2.8</text:p>
          </table:table-cell>
          <table:table-cell office:value-type="float" office:value="2.95">
            <text:p>2.95</text:p>
          </table:table-cell>
          <table:table-cell office:value-type="float" office:value="2.79">
            <text:p>2.79</text:p>
          </table:table-cell>
          <table:table-cell office:value-type="float" office:value="2.98">
            <text:p>2.98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IC 0716</text:p>
          </table:table-cell>
          <table:table-cell office:value-type="string">
            <text:p>18.28±0.06</text:p>
          </table:table-cell>
          <table:table-cell office:value-type="string">
            <text:p>17.69±0.01</text:p>
          </table:table-cell>
          <table:table-cell office:value-type="string">
            <text:p>0.59±0.06</text:p>
          </table:table-cell>
          <table:table-cell office:value-type="string">
            <text:p>18.54±0.04</text:p>
          </table:table-cell>
          <table:table-cell office:value-type="string">
            <text:p>17.99±0.02</text:p>
          </table:table-cell>
          <table:table-cell office:value-type="string">
            <text:p>0.56±0.04</text:p>
          </table:table-cell>
          <table:table-cell office:value-type="float" office:value="35.4">
            <text:p>35.4</text:p>
          </table:table-cell>
          <table:table-cell office:value-type="float" office:value="35.46">
            <text:p>35.46</text:p>
          </table:table-cell>
          <table:table-cell office:value-type="float" office:value="12.21">
            <text:p>12.21</text:p>
          </table:table-cell>
          <table:table-cell office:value-type="float" office:value="12.6">
            <text:p>12.6</text:p>
          </table:table-cell>
          <table:table-cell office:value-type="float" office:value="2.51">
            <text:p>2.51</text:p>
          </table:table-cell>
          <table:table-cell office:value-type="float" office:value="2.48">
            <text:p>2.48</text:p>
          </table:table-cell>
          <table:table-cell office:value-type="float" office:value="2.47">
            <text:p>2.47</text:p>
          </table:table-cell>
          <table:table-cell office:value-type="float" office:value="2.46">
            <text:p>2.46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3816</text:p>
          </table:table-cell>
          <table:table-cell office:value-type="string">
            <text:p>20.17±0.15</text:p>
          </table:table-cell>
          <table:table-cell office:value-type="string">
            <text:p>17.89±0.02</text:p>
          </table:table-cell>
          <table:table-cell office:value-type="string">
            <text:p>2.28±0.15</text:p>
          </table:table-cell>
          <table:table-cell office:value-type="string">
            <text:p>...</text:p>
          </table:table-cell>
          <table:table-cell office:value-type="string">
            <text:p>18.09±0.03</text:p>
          </table:table-cell>
          <table:table-cell office:value-type="string">
            <text:p>...</text:p>
          </table:table-cell>
          <table:table-cell office:value-type="float" office:value="34.71">
            <text:p>34.71</text:p>
          </table:table-cell>
          <table:table-cell office:value-type="float" office:value="35.45">
            <text:p>35.45</text:p>
          </table:table-cell>
          <table:table-cell office:value-type="string">
            <text:p>...</text:p>
          </table:table-cell>
          <table:table-cell office:value-type="float" office:value="16.85">
            <text:p>16.85</text:p>
          </table:table-cell>
          <table:table-cell table:number-columns-repeated="4" office:value-type="string">
            <text:p>...</text:p>
          </table:table-cell>
          <table:table-cell office:value-type="string">
            <text:p>EV</text:p>
          </table:table-cell>
        </table:table-row>
        <table:table-row table:style-name="ro1">
          <table:table-cell office:value-type="string">
            <text:p>NGC 3821</text:p>
          </table:table-cell>
          <table:table-cell office:value-type="string">
            <text:p>17.91±0.37</text:p>
          </table:table-cell>
          <table:table-cell office:value-type="string">
            <text:p>17.30±0.30</text:p>
          </table:table-cell>
          <table:table-cell office:value-type="string">
            <text:p>0.61±0.47</text:p>
          </table:table-cell>
          <table:table-cell office:value-type="string">
            <text:p>18.12±0.04</text:p>
          </table:table-cell>
          <table:table-cell office:value-type="string">
            <text:p>17.59±0.02</text:p>
          </table:table-cell>
          <table:table-cell office:value-type="string">
            <text:p>0.53±0.04</text:p>
          </table:table-cell>
          <table:table-cell office:value-type="float" office:value="35.62">
            <text:p>35.62</text:p>
          </table:table-cell>
          <table:table-cell office:value-type="float" office:value="35.69">
            <text:p>35.69</text:p>
          </table:table-cell>
          <table:table-cell office:value-type="float" office:value="29.77">
            <text:p>29.77</text:p>
          </table:table-cell>
          <table:table-cell office:value-type="float" office:value="29.19">
            <text:p>29.19</text:p>
          </table:table-cell>
          <table:table-cell office:value-type="float" office:value="2.16">
            <text:p>2.16</text:p>
          </table:table-cell>
          <table:table-cell office:value-type="float" office:value="2.52">
            <text:p>2.52</text:p>
          </table:table-cell>
          <table:table-cell office:value-type="float" office:value="2.36">
            <text:p>2.36</text:p>
          </table:table-cell>
          <table:table-cell table:number-columns-repeated="2" office:value-type="string">
            <text:p>...</text:p>
          </table:table-cell>
        </table:table-row>
        <table:table-row table:style-name="ro1">
          <table:table-cell office:value-type="string">
            <text:p>CGCG 097-068</text:p>
          </table:table-cell>
          <table:table-cell office:value-type="string">
            <text:p>16.67±0.01</text:p>
          </table:table-cell>
          <table:table-cell office:value-type="string">
            <text:p>16.43±0.01</text:p>
          </table:table-cell>
          <table:table-cell office:value-type="string">
            <text:p>0.24±0.02</text:p>
          </table:table-cell>
          <table:table-cell office:value-type="string">
            <text:p>17.09±0.02</text:p>
          </table:table-cell>
          <table:table-cell office:value-type="string">
            <text:p>16.77±0.01</text:p>
          </table:table-cell>
          <table:table-cell office:value-type="string">
            <text:p>0.31±0.03</text:p>
          </table:table-cell>
          <table:table-cell office:value-type="float" office:value="36.14">
            <text:p>36.14</text:p>
          </table:table-cell>
          <table:table-cell office:value-type="float" office:value="36.06">
            <text:p>36.06</text:p>
          </table:table-cell>
          <table:table-cell office:value-type="float" office:value="18.11">
            <text:p>18.11</text:p>
          </table:table-cell>
          <table:table-cell office:value-type="float" office:value="15.75">
            <text:p>15.75</text:p>
          </table:table-cell>
          <table:table-cell office:value-type="float" office:value="2.55">
            <text:p>2.55</text:p>
          </table:table-cell>
          <table:table-cell table:number-columns-repeated="3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UGC 06683</text:p>
          </table:table-cell>
          <table:table-cell office:value-type="string">
            <text:p>19.86±0.14</text:p>
          </table:table-cell>
          <table:table-cell office:value-type="string">
            <text:p>19.23±0.06</text:p>
          </table:table-cell>
          <table:table-cell office:value-type="string">
            <text:p>0.63±0.15</text:p>
          </table:table-cell>
          <table:table-cell office:value-type="string">
            <text:p>20.31±0.08</text:p>
          </table:table-cell>
          <table:table-cell office:value-type="string">
            <text:p>19.55±0.03</text:p>
          </table:table-cell>
          <table:table-cell office:value-type="string">
            <text:p>0.76±0.09</text:p>
          </table:table-cell>
          <table:table-cell office:value-type="float" office:value="35.07">
            <text:p>35.07</text:p>
          </table:table-cell>
          <table:table-cell office:value-type="float" office:value="35.14">
            <text:p>35.14</text:p>
          </table:table-cell>
          <table:table-cell office:value-type="float" office:value="8.41">
            <text:p>8.41</text:p>
          </table:table-cell>
          <table:table-cell office:value-type="float" office:value="7.4">
            <text:p>7.4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IC 2951</text:p>
          </table:table-cell>
          <table:table-cell office:value-type="string">
            <text:p>20.07±0.08</text:p>
          </table:table-cell>
          <table:table-cell office:value-type="string">
            <text:p>18.89±0.04</text:p>
          </table:table-cell>
          <table:table-cell office:value-type="string">
            <text:p>1.18±0.09</text:p>
          </table:table-cell>
          <table:table-cell office:value-type="string">
            <text:p>19.97±0.13</text:p>
          </table:table-cell>
          <table:table-cell office:value-type="string">
            <text:p>19.00±0.05</text:p>
          </table:table-cell>
          <table:table-cell office:value-type="string">
            <text:p>0.98±0.14</text:p>
          </table:table-cell>
          <table:table-cell office:value-type="float" office:value="34.8">
            <text:p>34.8</text:p>
          </table:table-cell>
          <table:table-cell office:value-type="float" office:value="35.1">
            <text:p>35.1</text:p>
          </table:table-cell>
          <table:table-cell office:value-type="string">
            <text:p>...</text:p>
          </table:table-cell>
          <table:table-cell office:value-type="float" office:value="10.95">
            <text:p>10.95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UGC 06697</text:p>
          </table:table-cell>
          <table:table-cell table:number-columns-repeated="2" office:value-type="string">
            <text:p>14.92±0.01</text:p>
          </table:table-cell>
          <table:table-cell office:value-type="string">
            <text:p>0.00±0.01</text:p>
          </table:table-cell>
          <table:table-cell office:value-type="string">
            <text:p>15.21±0.01</text:p>
          </table:table-cell>
          <table:table-cell office:value-type="string">
            <text:p>15.19±0.01</text:p>
          </table:table-cell>
          <table:table-cell office:value-type="string">
            <text:p>0.02±0.01</text:p>
          </table:table-cell>
          <table:table-cell office:value-type="float" office:value="36.89">
            <text:p>36.89</text:p>
          </table:table-cell>
          <table:table-cell office:value-type="float" office:value="36.71">
            <text:p>36.71</text:p>
          </table:table-cell>
          <table:table-cell office:value-type="float" office:value="12.53">
            <text:p>12.53</text:p>
          </table:table-cell>
          <table:table-cell office:value-type="float" office:value="12.32">
            <text:p>12.32</text:p>
          </table:table-cell>
          <table:table-cell office:value-type="float" office:value="3.13">
            <text:p>3.13</text:p>
          </table:table-cell>
          <table:table-cell office:value-type="float" office:value="3">
            <text:p>3</text:p>
          </table:table-cell>
          <table:table-cell office:value-type="float" office:value="3.04">
            <text:p>3.04</text:p>
          </table:table-cell>
          <table:table-cell office:value-type="float" office:value="2.94">
            <text:p>2.94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3840</text:p>
          </table:table-cell>
          <table:table-cell office:value-type="string">
            <text:p>16.79±0.02</text:p>
          </table:table-cell>
          <table:table-cell office:value-type="string">
            <text:p>16.50±0.02</text:p>
          </table:table-cell>
          <table:table-cell office:value-type="string">
            <text:p>0.29±0.03</text:p>
          </table:table-cell>
          <table:table-cell office:value-type="string">
            <text:p>16.91±0.02</text:p>
          </table:table-cell>
          <table:table-cell office:value-type="string">
            <text:p>16.63±0.01</text:p>
          </table:table-cell>
          <table:table-cell office:value-type="string">
            <text:p>0.28±0.02</text:p>
          </table:table-cell>
          <table:table-cell office:value-type="float" office:value="36.28">
            <text:p>36.28</text:p>
          </table:table-cell>
          <table:table-cell office:value-type="float" office:value="36.22">
            <text:p>36.22</text:p>
          </table:table-cell>
          <table:table-cell office:value-type="float" office:value="13.78">
            <text:p>13.78</text:p>
          </table:table-cell>
          <table:table-cell office:value-type="float" office:value="12.1">
            <text:p>12.1</text:p>
          </table:table-cell>
          <table:table-cell table:number-columns-repeated="4" office:value-type="string">
            <text:p>...</text:p>
          </table:table-cell>
          <table:table-cell office:value-type="string">
            <text:p>?Fn</text:p>
          </table:table-cell>
        </table:table-row>
        <table:table-row table:style-name="ro1">
          <table:table-cell office:value-type="string">
            <text:p>NGC 3844</text:p>
          </table:table-cell>
          <table:table-cell office:value-type="string">
            <text:p>20.27±0.13</text:p>
          </table:table-cell>
          <table:table-cell office:value-type="string">
            <text:p>18.81±0.02</text:p>
          </table:table-cell>
          <table:table-cell office:value-type="string">
            <text:p>1.46±0.13</text:p>
          </table:table-cell>
          <table:table-cell office:value-type="string">
            <text:p>20.37±0.09</text:p>
          </table:table-cell>
          <table:table-cell office:value-type="string">
            <text:p>19.05±0.02</text:p>
          </table:table-cell>
          <table:table-cell office:value-type="string">
            <text:p>1.32±0.09</text:p>
          </table:table-cell>
          <table:table-cell office:value-type="float" office:value="34.81">
            <text:p>34.81</text:p>
          </table:table-cell>
          <table:table-cell office:value-type="float" office:value="35.22">
            <text:p>35.22</text:p>
          </table:table-cell>
          <table:table-cell office:value-type="float" office:value="5.9">
            <text:p>5.9</text:p>
          </table:table-cell>
          <table:table-cell office:value-type="float" office:value="7.32">
            <text:p>7.32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3842</text:p>
          </table:table-cell>
          <table:table-cell office:value-type="string">
            <text:p>17.97±0.08</text:p>
          </table:table-cell>
          <table:table-cell office:value-type="string">
            <text:p>17.32±0.07</text:p>
          </table:table-cell>
          <table:table-cell office:value-type="string">
            <text:p>0.64±0.11</text:p>
          </table:table-cell>
          <table:table-cell office:value-type="string">
            <text:p>18.25±0.04</text:p>
          </table:table-cell>
          <table:table-cell office:value-type="string">
            <text:p>17.71±0.02</text:p>
          </table:table-cell>
          <table:table-cell office:value-type="string">
            <text:p>0.53±0.05</text:p>
          </table:table-cell>
          <table:table-cell office:value-type="float" office:value="35.67">
            <text:p>35.67</text:p>
          </table:table-cell>
          <table:table-cell office:value-type="float" office:value="35.76">
            <text:p>35.76</text:p>
          </table:table-cell>
          <table:table-cell office:value-type="float" office:value="10.71">
            <text:p>10.71</text:p>
          </table:table-cell>
          <table:table-cell office:value-type="float" office:value="18.41">
            <text:p>18.41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UGC 06719</text:p>
          </table:table-cell>
          <table:table-cell office:value-type="string">
            <text:p>17.23±0.05</text:p>
          </table:table-cell>
          <table:table-cell office:value-type="string">
            <text:p>16.92±0.03</text:p>
          </table:table-cell>
          <table:table-cell office:value-type="string">
            <text:p>0.31±0.06</text:p>
          </table:table-cell>
          <table:table-cell office:value-type="string">
            <text:p>17.45±0.03</text:p>
          </table:table-cell>
          <table:table-cell office:value-type="string">
            <text:p>17.13±0.01</text:p>
          </table:table-cell>
          <table:table-cell office:value-type="string">
            <text:p>0.31±0.03</text:p>
          </table:table-cell>
          <table:table-cell office:value-type="float" office:value="36">
            <text:p>36</text:p>
          </table:table-cell>
          <table:table-cell office:value-type="float" office:value="35.95">
            <text:p>35.95</text:p>
          </table:table-cell>
          <table:table-cell office:value-type="float" office:value="15.6">
            <text:p>15.6</text:p>
          </table:table-cell>
          <table:table-cell office:value-type="float" office:value="14.99">
            <text:p>14.99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3861</text:p>
          </table:table-cell>
          <table:table-cell office:value-type="string">
            <text:p>15.72±0.01</text:p>
          </table:table-cell>
          <table:table-cell office:value-type="string">
            <text:p>15.44±0.01</text:p>
          </table:table-cell>
          <table:table-cell office:value-type="string">
            <text:p>0.28±0.01</text:p>
          </table:table-cell>
          <table:table-cell office:value-type="string">
            <text:p>15.86±0.01</text:p>
          </table:table-cell>
          <table:table-cell office:value-type="string">
            <text:p>15.58±0.01</text:p>
          </table:table-cell>
          <table:table-cell office:value-type="string">
            <text:p>0.28±0.01</text:p>
          </table:table-cell>
          <table:table-cell office:value-type="float" office:value="36.57">
            <text:p>36.57</text:p>
          </table:table-cell>
          <table:table-cell office:value-type="float" office:value="36.5">
            <text:p>36.5</text:p>
          </table:table-cell>
          <table:table-cell office:value-type="float" office:value="31.84">
            <text:p>31.84</text:p>
          </table:table-cell>
          <table:table-cell office:value-type="float" office:value="31.17">
            <text:p>31.17</text:p>
          </table:table-cell>
          <table:table-cell office:value-type="float" office:value="2.23">
            <text:p>2.23</text:p>
          </table:table-cell>
          <table:table-cell office:value-type="float" office:value="2.3">
            <text:p>2.3</text:p>
          </table:table-cell>
          <table:table-cell office:value-type="float" office:value="2.1">
            <text:p>2.1</text:p>
          </table:table-cell>
          <table:table-cell office:value-type="float" office:value="2.19">
            <text:p>2.19</text:p>
          </table:table-cell>
          <table:table-cell office:value-type="string">
            <text:p>EFh</text:p>
          </table:table-cell>
        </table:table-row>
        <table:table-row table:style-name="ro1">
          <table:table-cell office:value-type="string">
            <text:p>UGC 06725</text:p>
          </table:table-cell>
          <table:table-cell office:value-type="string">
            <text:p>18.67±0.08</text:p>
          </table:table-cell>
          <table:table-cell office:value-type="string">
            <text:p>17.37±0.03</text:p>
          </table:table-cell>
          <table:table-cell office:value-type="string">
            <text:p>1.30±0.08</text:p>
          </table:table-cell>
          <table:table-cell office:value-type="string">
            <text:p>...</text:p>
          </table:table-cell>
          <table:table-cell office:value-type="string">
            <text:p>17.46±0.02</text:p>
          </table:table-cell>
          <table:table-cell office:value-type="string">
            <text:p>...</text:p>
          </table:table-cell>
          <table:table-cell office:value-type="float" office:value="35.47">
            <text:p>35.47</text:p>
          </table:table-cell>
          <table:table-cell office:value-type="float" office:value="35.81">
            <text:p>35.81</text:p>
          </table:table-cell>
          <table:table-cell table:number-columns-repeated="6" office:value-type="string">
            <text:p>...</text:p>
          </table:table-cell>
          <table:table-cell office:value-type="string">
            <text:p>EV</text:p>
          </table:table-cell>
        </table:table-row>
        <table:table-row table:style-name="ro1">
          <table:table-cell office:value-type="string">
            <text:p>ESO 440-G004</text:p>
          </table:table-cell>
          <table:table-cell office:value-type="string">
            <text:p>15.25±0.02</text:p>
          </table:table-cell>
          <table:table-cell office:value-type="string">
            <text:p>14.89±0.01</text:p>
          </table:table-cell>
          <table:table-cell office:value-type="string">
            <text:p>0.36±0.03</text:p>
          </table:table-cell>
          <table:table-cell office:value-type="string">
            <text:p>15.72±0.01</text:p>
          </table:table-cell>
          <table:table-cell office:value-type="string">
            <text:p>15.31±0.01</text:p>
          </table:table-cell>
          <table:table-cell office:value-type="string">
            <text:p>0.41±0.02</text:p>
          </table:table-cell>
          <table:table-cell office:value-type="float" office:value="35.56">
            <text:p>35.56</text:p>
          </table:table-cell>
          <table:table-cell office:value-type="float" office:value="35.53">
            <text:p>35.53</text:p>
          </table:table-cell>
          <table:table-cell office:value-type="float" office:value="33.41">
            <text:p>33.41</text:p>
          </table:table-cell>
          <table:table-cell office:value-type="float" office:value="31.9">
            <text:p>31.9</text:p>
          </table:table-cell>
          <table:table-cell office:value-type="float" office:value="3.09">
            <text:p>3.09</text:p>
          </table:table-cell>
          <table:table-cell office:value-type="float" office:value="3.03">
            <text:p>3.03</text:p>
          </table:table-cell>
          <table:table-cell office:value-type="float" office:value="3.17">
            <text:p>3.17</text:p>
          </table:table-cell>
          <table:table-cell office:value-type="float" office:value="3.04">
            <text:p>3.04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UGC 06736</text:p>
          </table:table-cell>
          <table:table-cell office:value-type="string">
            <text:p>16.54±0.02</text:p>
          </table:table-cell>
          <table:table-cell office:value-type="string">
            <text:p>16.28±0.01</text:p>
          </table:table-cell>
          <table:table-cell office:value-type="string">
            <text:p>0.26±0.02</text:p>
          </table:table-cell>
          <table:table-cell office:value-type="string">
            <text:p>16.80±0.01</text:p>
          </table:table-cell>
          <table:table-cell office:value-type="string">
            <text:p>16.54±0.01</text:p>
          </table:table-cell>
          <table:table-cell office:value-type="string">
            <text:p>0.26±0.02</text:p>
          </table:table-cell>
          <table:table-cell office:value-type="float" office:value="36.18">
            <text:p>36.18</text:p>
          </table:table-cell>
          <table:table-cell office:value-type="float" office:value="36.11">
            <text:p>36.11</text:p>
          </table:table-cell>
          <table:table-cell office:value-type="float" office:value="11.66">
            <text:p>11.66</text:p>
          </table:table-cell>
          <table:table-cell office:value-type="float" office:value="11.96">
            <text:p>11.96</text:p>
          </table:table-cell>
          <table:table-cell office:value-type="float" office:value="2.42">
            <text:p>2.42</text:p>
          </table:table-cell>
          <table:table-cell office:value-type="float" office:value="2.35">
            <text:p>2.35</text:p>
          </table:table-cell>
          <table:table-cell office:value-type="float" office:value="2.48">
            <text:p>2.48</text:p>
          </table:table-cell>
          <table:table-cell office:value-type="float" office:value="2.4">
            <text:p>2.4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3885</text:p>
          </table:table-cell>
          <table:table-cell office:value-type="string">
            <text:p>17.01±0.05</text:p>
          </table:table-cell>
          <table:table-cell office:value-type="string">
            <text:p>15.94±0.01</text:p>
          </table:table-cell>
          <table:table-cell office:value-type="string">
            <text:p>1.07±0.06</text:p>
          </table:table-cell>
          <table:table-cell office:value-type="string">
            <text:p>17.17±0.03</text:p>
          </table:table-cell>
          <table:table-cell office:value-type="string">
            <text:p>16.08±0.01</text:p>
          </table:table-cell>
          <table:table-cell office:value-type="string">
            <text:p>1.09±0.03</text:p>
          </table:table-cell>
          <table:table-cell office:value-type="float" office:value="34.86">
            <text:p>34.86</text:p>
          </table:table-cell>
          <table:table-cell office:value-type="float" office:value="35.11">
            <text:p>35.11</text:p>
          </table:table-cell>
          <table:table-cell office:value-type="float" office:value="10.58">
            <text:p>10.58</text:p>
          </table:table-cell>
          <table:table-cell office:value-type="float" office:value="11.29">
            <text:p>11.29</text:p>
          </table:table-cell>
          <table:table-cell table:number-columns-repeated="4" office:value-type="string">
            <text:p>...</text:p>
          </table:table-cell>
          <table:table-cell office:value-type="string">
            <text:p>EV</text:p>
          </table:table-cell>
        </table:table-row>
        <table:table-row table:style-name="ro1">
          <table:table-cell office:value-type="string">
            <text:p>UGCA 247</text:p>
          </table:table-cell>
          <table:table-cell office:value-type="string">
            <text:p>14.42±0.02</text:p>
          </table:table-cell>
          <table:table-cell office:value-type="string">
            <text:p>14.06±0.01</text:p>
          </table:table-cell>
          <table:table-cell office:value-type="string">
            <text:p>0.36±0.02</text:p>
          </table:table-cell>
          <table:table-cell office:value-type="string">
            <text:p>14.73±0.01</text:p>
          </table:table-cell>
          <table:table-cell office:value-type="string">
            <text:p>14.35±0.01</text:p>
          </table:table-cell>
          <table:table-cell office:value-type="string">
            <text:p>0.38±0.01</text:p>
          </table:table-cell>
          <table:table-cell office:value-type="float" office:value="35.9">
            <text:p>35.9</text:p>
          </table:table-cell>
          <table:table-cell office:value-type="float" office:value="35.86">
            <text:p>35.86</text:p>
          </table:table-cell>
          <table:table-cell office:value-type="float" office:value="46.28">
            <text:p>46.28</text:p>
          </table:table-cell>
          <table:table-cell office:value-type="float" office:value="44.82">
            <text:p>44.82</text:p>
          </table:table-cell>
          <table:table-cell office:value-type="float" office:value="2.42">
            <text:p>2.42</text:p>
          </table:table-cell>
          <table:table-cell table:number-columns-repeated="2" office:value-type="float" office:value="2.5">
            <text:p>2.5</text:p>
          </table:table-cell>
          <table:table-cell office:value-type="float" office:value="2.53">
            <text:p>2.53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3923</text:p>
          </table:table-cell>
          <table:table-cell office:value-type="string">
            <text:p>16.14±0.02</text:p>
          </table:table-cell>
          <table:table-cell office:value-type="string">
            <text:p>14.52±0.02</text:p>
          </table:table-cell>
          <table:table-cell office:value-type="string">
            <text:p>1.62±0.03</text:p>
          </table:table-cell>
          <table:table-cell office:value-type="string">
            <text:p>16.25±0.03</text:p>
          </table:table-cell>
          <table:table-cell office:value-type="string">
            <text:p>14.88±0.01</text:p>
          </table:table-cell>
          <table:table-cell office:value-type="string">
            <text:p>1.38±0.03</text:p>
          </table:table-cell>
          <table:table-cell office:value-type="float" office:value="35.21">
            <text:p>35.21</text:p>
          </table:table-cell>
          <table:table-cell office:value-type="float" office:value="35.68">
            <text:p>35.68</text:p>
          </table:table-cell>
          <table:table-cell office:value-type="float" office:value="32.27">
            <text:p>32.27</text:p>
          </table:table-cell>
          <table:table-cell office:value-type="float" office:value="76.38">
            <text:p>76.38</text:p>
          </table:table-cell>
          <table:table-cell office:value-type="string">
            <text:p>...</text:p>
          </table:table-cell>
          <table:table-cell office:value-type="float" office:value="5.75">
            <text:p>5.75</text:p>
          </table:table-cell>
          <table:table-cell office:value-type="string">
            <text:p>...</text:p>
          </table:table-cell>
          <table:table-cell office:value-type="float" office:value="4.76">
            <text:p>4.76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3938</text:p>
          </table:table-cell>
          <table:table-cell office:value-type="string">
            <text:p>...</text:p>
          </table:table-cell>
          <table:table-cell office:value-type="string">
            <text:p>12.50±0.01</text:p>
          </table:table-cell>
          <table:table-cell table:number-columns-repeated="2" office:value-type="string">
            <text:p>...</text:p>
          </table:table-cell>
          <table:table-cell office:value-type="string">
            <text:p>12.56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93">
            <text:p>35.93</text:p>
          </table:table-cell>
          <table:table-cell office:value-type="string">
            <text:p>...</text:p>
          </table:table-cell>
          <table:table-cell office:value-type="float" office:value="70.22">
            <text:p>70.22</text:p>
          </table:table-cell>
          <table:table-cell office:value-type="string">
            <text:p>...</text:p>
          </table:table-cell>
          <table:table-cell office:value-type="float" office:value="2.64">
            <text:p>2.64</text:p>
          </table:table-cell>
          <table:table-cell office:value-type="string">
            <text:p>...</text:p>
          </table:table-cell>
          <table:table-cell office:value-type="float" office:value="2.61">
            <text:p>2.61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UGC 06879</text:p>
          </table:table-cell>
          <table:table-cell office:value-type="string">
            <text:p>16.42±0.01</text:p>
          </table:table-cell>
          <table:table-cell office:value-type="string">
            <text:p>16.13±0.01</text:p>
          </table:table-cell>
          <table:table-cell office:value-type="string">
            <text:p>0.28±0.02</text:p>
          </table:table-cell>
          <table:table-cell office:value-type="string">
            <text:p>16.53±0.03</text:p>
          </table:table-cell>
          <table:table-cell office:value-type="string">
            <text:p>16.27±0.02</text:p>
          </table:table-cell>
          <table:table-cell office:value-type="string">
            <text:p>0.26±0.03</text:p>
          </table:table-cell>
          <table:table-cell office:value-type="float" office:value="35.43">
            <text:p>35.43</text:p>
          </table:table-cell>
          <table:table-cell office:value-type="float" office:value="35.37">
            <text:p>35.37</text:p>
          </table:table-cell>
          <table:table-cell office:value-type="float" office:value="15.78">
            <text:p>15.78</text:p>
          </table:table-cell>
          <table:table-cell office:value-type="float" office:value="15.57">
            <text:p>15.57</text:p>
          </table:table-cell>
          <table:table-cell office:value-type="float" office:value="2.17">
            <text:p>2.17</text:p>
          </table:table-cell>
          <table:table-cell office:value-type="float" office:value="2.33">
            <text:p>2.33</text:p>
          </table:table-cell>
          <table:table-cell office:value-type="float" office:value="2.12">
            <text:p>2.12</text:p>
          </table:table-cell>
          <table:table-cell office:value-type="float" office:value="2.3">
            <text:p>2.3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UGC 06934</text:p>
          </table:table-cell>
          <table:table-cell office:value-type="string">
            <text:p>17.51±0.05</text:p>
          </table:table-cell>
          <table:table-cell office:value-type="string">
            <text:p>17.10±0.03</text:p>
          </table:table-cell>
          <table:table-cell office:value-type="string">
            <text:p>0.41±0.06</text:p>
          </table:table-cell>
          <table:table-cell office:value-type="string">
            <text:p>17.69±0.03</text:p>
          </table:table-cell>
          <table:table-cell office:value-type="string">
            <text:p>17.31±0.02</text:p>
          </table:table-cell>
          <table:table-cell office:value-type="string">
            <text:p>0.38±0.04</text:p>
          </table:table-cell>
          <table:table-cell office:value-type="float" office:value="35.73">
            <text:p>35.73</text:p>
          </table:table-cell>
          <table:table-cell office:value-type="float" office:value="35.72">
            <text:p>35.72</text:p>
          </table:table-cell>
          <table:table-cell office:value-type="float" office:value="11.88">
            <text:p>11.88</text:p>
          </table:table-cell>
          <table:table-cell office:value-type="float" office:value="11.91">
            <text:p>11.91</text:p>
          </table:table-cell>
          <table:table-cell office:value-type="float" office:value="2.26">
            <text:p>2.26</text:p>
          </table:table-cell>
          <table:table-cell office:value-type="float" office:value="2.47">
            <text:p>2.47</text:p>
          </table:table-cell>
          <table:table-cell office:value-type="float" office:value="2.23">
            <text:p>2.23</text:p>
          </table:table-cell>
          <table:table-cell office:value-type="float" office:value="2.44">
            <text:p>2.44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06970</text:p>
          </table:table-cell>
          <table:table-cell office:value-type="string">
            <text:p>...</text:p>
          </table:table-cell>
          <table:table-cell office:value-type="string">
            <text:p>15.73±0.01</text:p>
          </table:table-cell>
          <table:table-cell table:number-columns-repeated="2" office:value-type="string">
            <text:p>...</text:p>
          </table:table-cell>
          <table:table-cell office:value-type="string">
            <text:p>15.81±0.02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13">
            <text:p>35.13</text:p>
          </table:table-cell>
          <table:table-cell office:value-type="string">
            <text:p>...</text:p>
          </table:table-cell>
          <table:table-cell office:value-type="float" office:value="17.33">
            <text:p>17.33</text:p>
          </table:table-cell>
          <table:table-cell office:value-type="string">
            <text:p>...</text:p>
          </table:table-cell>
          <table:table-cell office:value-type="float" office:value="2.08">
            <text:p>2.08</text:p>
          </table:table-cell>
          <table:table-cell office:value-type="string">
            <text:p>...</text:p>
          </table:table-cell>
          <table:table-cell office:value-type="float" office:value="2.11">
            <text:p>2.11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IC 0754</text:p>
          </table:table-cell>
          <table:table-cell office:value-type="string">
            <text:p>...</text:p>
          </table:table-cell>
          <table:table-cell office:value-type="string">
            <text:p>17.94±0.12</text:p>
          </table:table-cell>
          <table:table-cell table:number-columns-repeated="2" office:value-type="string">
            <text:p>...</text:p>
          </table:table-cell>
          <table:table-cell office:value-type="string">
            <text:p>18.05±0.10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46">
            <text:p>35.46</text:p>
          </table:table-cell>
          <table:table-cell table:number-columns-repeated="7" office:value-type="string">
            <text:p>...</text:p>
          </table:table-cell>
        </table:table-row>
        <table:table-row table:style-name="ro1">
          <table:table-cell office:value-type="string">
            <text:p>NGC 4030</text:p>
          </table:table-cell>
          <table:table-cell office:value-type="string">
            <text:p>...</text:p>
          </table:table-cell>
          <table:table-cell office:value-type="string">
            <text:p>12.95±0.01</text:p>
          </table:table-cell>
          <table:table-cell table:number-columns-repeated="2" office:value-type="string">
            <text:p>...</text:p>
          </table:table-cell>
          <table:table-cell office:value-type="string">
            <text:p>12.98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6.23">
            <text:p>36.23</text:p>
          </table:table-cell>
          <table:table-cell office:value-type="string">
            <text:p>...</text:p>
          </table:table-cell>
          <table:table-cell office:value-type="float" office:value="37.82">
            <text:p>37.82</text:p>
          </table:table-cell>
          <table:table-cell office:value-type="string">
            <text:p>...</text:p>
          </table:table-cell>
          <table:table-cell office:value-type="float" office:value="3.11">
            <text:p>3.11</text:p>
          </table:table-cell>
          <table:table-cell office:value-type="string">
            <text:p>...</text:p>
          </table:table-cell>
          <table:table-cell office:value-type="float" office:value="3.02">
            <text:p>3.02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UGC 07000</text:p>
          </table:table-cell>
          <table:table-cell office:value-type="string">
            <text:p>...</text:p>
          </table:table-cell>
          <table:table-cell office:value-type="string">
            <text:p>15.16±0.01</text:p>
          </table:table-cell>
          <table:table-cell table:number-columns-repeated="2" office:value-type="string">
            <text:p>...</text:p>
          </table:table-cell>
          <table:table-cell office:value-type="string">
            <text:p>15.23±0.02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36">
            <text:p>35.36</text:p>
          </table:table-cell>
          <table:table-cell office:value-type="string">
            <text:p>...</text:p>
          </table:table-cell>
          <table:table-cell office:value-type="float" office:value="13.64">
            <text:p>13.64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4038</text:p>
          </table:table-cell>
          <table:table-cell office:value-type="string">
            <text:p>12.82±0.01</text:p>
          </table:table-cell>
          <table:table-cell office:value-type="string">
            <text:p>12.47±0.01</text:p>
          </table:table-cell>
          <table:table-cell office:value-type="string">
            <text:p>0.35±0.01</text:p>
          </table:table-cell>
          <table:table-cell office:value-type="string">
            <text:p>12.83±0.01</text:p>
          </table:table-cell>
          <table:table-cell office:value-type="string">
            <text:p>12.47±0.01</text:p>
          </table:table-cell>
          <table:table-cell office:value-type="string">
            <text:p>0.35±0.01</text:p>
          </table:table-cell>
          <table:table-cell office:value-type="float" office:value="36.5">
            <text:p>36.5</text:p>
          </table:table-cell>
          <table:table-cell office:value-type="float" office:value="36.46">
            <text:p>36.46</text:p>
          </table:table-cell>
          <table:table-cell office:value-type="float" office:value="31.16">
            <text:p>31.16</text:p>
          </table:table-cell>
          <table:table-cell office:value-type="float" office:value="30.91">
            <text:p>30.91</text:p>
          </table:table-cell>
          <table:table-cell office:value-type="float" office:value="1.63">
            <text:p>1.63</text:p>
          </table:table-cell>
          <table:table-cell office:value-type="float" office:value="1.68">
            <text:p>1.68</text:p>
          </table:table-cell>
          <table:table-cell office:value-type="float" office:value="1.34">
            <text:p>1.34</text:p>
          </table:table-cell>
          <table:table-cell office:value-type="float" office:value="1.46">
            <text:p>1.46</text:p>
          </table:table-cell>
          <table:table-cell office:value-type="string">
            <text:p>ERn</text:p>
          </table:table-cell>
        </table:table-row>
        <table:table-row table:style-name="ro1">
          <table:table-cell office:value-type="string">
            <text:p>NGC 4039</text:p>
          </table:table-cell>
          <table:table-cell office:value-type="string">
            <text:p>14.46±0.01</text:p>
          </table:table-cell>
          <table:table-cell office:value-type="string">
            <text:p>13.99±0.01</text:p>
          </table:table-cell>
          <table:table-cell office:value-type="string">
            <text:p>0.47±0.01</text:p>
          </table:table-cell>
          <table:table-cell office:value-type="string">
            <text:p>14.61±0.01</text:p>
          </table:table-cell>
          <table:table-cell office:value-type="string">
            <text:p>14.12±0.01</text:p>
          </table:table-cell>
          <table:table-cell office:value-type="string">
            <text:p>0.50±0.01</text:p>
          </table:table-cell>
          <table:table-cell office:value-type="float" office:value="35.84">
            <text:p>35.84</text:p>
          </table:table-cell>
          <table:table-cell office:value-type="float" office:value="35.86">
            <text:p>35.86</text:p>
          </table:table-cell>
          <table:table-cell office:value-type="float" office:value="26.36">
            <text:p>26.36</text:p>
          </table:table-cell>
          <table:table-cell office:value-type="float" office:value="25.88">
            <text:p>25.88</text:p>
          </table:table-cell>
          <table:table-cell office:value-type="float" office:value="2.99">
            <text:p>2.99</text:p>
          </table:table-cell>
          <table:table-cell office:value-type="float" office:value="3.2">
            <text:p>3.2</text:p>
          </table:table-cell>
          <table:table-cell office:value-type="float" office:value="3.15">
            <text:p>3.15</text:p>
          </table:table-cell>
          <table:table-cell office:value-type="float" office:value="3.2">
            <text:p>3.2</text:p>
          </table:table-cell>
          <table:table-cell office:value-type="string">
            <text:p>ERn</text:p>
          </table:table-cell>
        </table:table-row>
        <table:table-row table:style-name="ro1">
          <table:table-cell office:value-type="string">
            <text:p>UGC 07011</text:p>
          </table:table-cell>
          <table:table-cell office:value-type="string">
            <text:p>...</text:p>
          </table:table-cell>
          <table:table-cell office:value-type="string">
            <text:p>17.69±0.09</text:p>
          </table:table-cell>
          <table:table-cell table:number-columns-repeated="2" office:value-type="string">
            <text:p>...</text:p>
          </table:table-cell>
          <table:table-cell office:value-type="string">
            <text:p>18.19±0.06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57">
            <text:p>35.57</text:p>
          </table:table-cell>
          <table:table-cell office:value-type="string">
            <text:p>...</text:p>
          </table:table-cell>
          <table:table-cell office:value-type="float" office:value="10.62">
            <text:p>10.62</text:p>
          </table:table-cell>
          <table:table-cell office:value-type="string">
            <text:p>...</text:p>
          </table:table-cell>
          <table:table-cell office:value-type="float" office:value="2.53">
            <text:p>2.53</text:p>
          </table:table-cell>
          <table:table-cell table:number-columns-repeated="3" office:value-type="string">
            <text:p>...</text:p>
          </table:table-cell>
        </table:table-row>
        <table:table-row table:style-name="ro1">
          <table:table-cell office:value-type="string">
            <text:p>NGC 4108A</text:p>
          </table:table-cell>
          <table:table-cell office:value-type="string">
            <text:p>16.14±0.01</text:p>
          </table:table-cell>
          <table:table-cell office:value-type="string">
            <text:p>15.74±0.01</text:p>
          </table:table-cell>
          <table:table-cell office:value-type="string">
            <text:p>0.40±0.02</text:p>
          </table:table-cell>
          <table:table-cell office:value-type="string">
            <text:p>16.24±0.01</text:p>
          </table:table-cell>
          <table:table-cell office:value-type="string">
            <text:p>15.87±0.01</text:p>
          </table:table-cell>
          <table:table-cell office:value-type="string">
            <text:p>0.38±0.01</text:p>
          </table:table-cell>
          <table:table-cell office:value-type="float" office:value="35.59">
            <text:p>35.59</text:p>
          </table:table-cell>
          <table:table-cell office:value-type="float" office:value="35.58">
            <text:p>35.58</text:p>
          </table:table-cell>
          <table:table-cell office:value-type="float" office:value="11.36">
            <text:p>11.36</text:p>
          </table:table-cell>
          <table:table-cell office:value-type="float" office:value="11.63">
            <text:p>11.63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07089</text:p>
          </table:table-cell>
          <table:table-cell office:value-type="string">
            <text:p>...</text:p>
          </table:table-cell>
          <table:table-cell office:value-type="string">
            <text:p>15.53±0.01</text:p>
          </table:table-cell>
          <table:table-cell table:number-columns-repeated="2" office:value-type="string">
            <text:p>...</text:p>
          </table:table-cell>
          <table:table-cell office:value-type="string">
            <text:p>15.66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4.84">
            <text:p>34.84</text:p>
          </table:table-cell>
          <table:table-cell office:value-type="string">
            <text:p>...</text:p>
          </table:table-cell>
          <table:table-cell office:value-type="float" office:value="22.29">
            <text:p>22.29</text:p>
          </table:table-cell>
          <table:table-cell office:value-type="string">
            <text:p>...</text:p>
          </table:table-cell>
          <table:table-cell office:value-type="float" office:value="2.27">
            <text:p>2.27</text:p>
          </table:table-cell>
          <table:table-cell office:value-type="string">
            <text:p>...</text:p>
          </table:table-cell>
          <table:table-cell office:value-type="float" office:value="2.3">
            <text:p>2.3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4108</text:p>
          </table:table-cell>
          <table:table-cell office:value-type="string">
            <text:p>14.89±0.01</text:p>
          </table:table-cell>
          <table:table-cell office:value-type="string">
            <text:p>14.51±0.01</text:p>
          </table:table-cell>
          <table:table-cell office:value-type="string">
            <text:p>0.38±0.01</text:p>
          </table:table-cell>
          <table:table-cell office:value-type="string">
            <text:p>14.94±0.01</text:p>
          </table:table-cell>
          <table:table-cell office:value-type="string">
            <text:p>14.54±0.01</text:p>
          </table:table-cell>
          <table:table-cell office:value-type="string">
            <text:p>0.40±0.01</text:p>
          </table:table-cell>
          <table:table-cell office:value-type="float" office:value="36.18">
            <text:p>36.18</text:p>
          </table:table-cell>
          <table:table-cell office:value-type="float" office:value="36.15">
            <text:p>36.15</text:p>
          </table:table-cell>
          <table:table-cell office:value-type="float" office:value="15.78">
            <text:p>15.78</text:p>
          </table:table-cell>
          <table:table-cell office:value-type="float" office:value="14.39">
            <text:p>14.39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4109</text:p>
          </table:table-cell>
          <table:table-cell office:value-type="string">
            <text:p>...</text:p>
          </table:table-cell>
          <table:table-cell office:value-type="string">
            <text:p>16.68±0.01</text:p>
          </table:table-cell>
          <table:table-cell table:number-columns-repeated="2" office:value-type="string">
            <text:p>...</text:p>
          </table:table-cell>
          <table:table-cell office:value-type="string">
            <text:p>16.72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6.12">
            <text:p>36.12</text:p>
          </table:table-cell>
          <table:table-cell table:number-columns-repeated="7" office:value-type="string">
            <text:p>...</text:p>
          </table:table-cell>
        </table:table-row>
        <table:table-row table:style-name="ro1">
          <table:table-cell office:value-type="string">
            <text:p>NGC 4111</text:p>
          </table:table-cell>
          <table:table-cell office:value-type="string">
            <text:p>...</text:p>
          </table:table-cell>
          <table:table-cell office:value-type="string">
            <text:p>15.43±0.01</text:p>
          </table:table-cell>
          <table:table-cell table:number-columns-repeated="2" office:value-type="string">
            <text:p>...</text:p>
          </table:table-cell>
          <table:table-cell office:value-type="string">
            <text:p>15.51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4.91">
            <text:p>34.91</text:p>
          </table:table-cell>
          <table:table-cell office:value-type="string">
            <text:p>...</text:p>
          </table:table-cell>
          <table:table-cell office:value-type="float" office:value="13.96">
            <text:p>13.96</text:p>
          </table:table-cell>
          <table:table-cell office:value-type="string">
            <text:p>...</text:p>
          </table:table-cell>
          <table:table-cell office:value-type="float" office:value="3.83">
            <text:p>3.83</text:p>
          </table:table-cell>
          <table:table-cell office:value-type="string">
            <text:p>...</text:p>
          </table:table-cell>
          <table:table-cell office:value-type="float" office:value="3.67">
            <text:p>3.67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NGC 4108B</text:p>
          </table:table-cell>
          <table:table-cell office:value-type="string">
            <text:p>15.48±0.01</text:p>
          </table:table-cell>
          <table:table-cell office:value-type="string">
            <text:p>15.22±0.01</text:p>
          </table:table-cell>
          <table:table-cell office:value-type="string">
            <text:p>0.26±0.02</text:p>
          </table:table-cell>
          <table:table-cell office:value-type="string">
            <text:p>15.59±0.01</text:p>
          </table:table-cell>
          <table:table-cell office:value-type="string">
            <text:p>15.35±0.01</text:p>
          </table:table-cell>
          <table:table-cell office:value-type="string">
            <text:p>0.24±0.01</text:p>
          </table:table-cell>
          <table:table-cell office:value-type="float" office:value="35.99">
            <text:p>35.99</text:p>
          </table:table-cell>
          <table:table-cell office:value-type="float" office:value="35.92">
            <text:p>35.92</text:p>
          </table:table-cell>
          <table:table-cell office:value-type="float" office:value="14.54">
            <text:p>14.54</text:p>
          </table:table-cell>
          <table:table-cell office:value-type="float" office:value="14.88">
            <text:p>14.88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4116</text:p>
          </table:table-cell>
          <table:table-cell office:value-type="string">
            <text:p>...</text:p>
          </table:table-cell>
          <table:table-cell office:value-type="string">
            <text:p>13.62±0.01</text:p>
          </table:table-cell>
          <table:table-cell table:number-columns-repeated="2" office:value-type="string">
            <text:p>...</text:p>
          </table:table-cell>
          <table:table-cell office:value-type="string">
            <text:p>13.73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77">
            <text:p>35.77</text:p>
          </table:table-cell>
          <table:table-cell office:value-type="string">
            <text:p>...</text:p>
          </table:table-cell>
          <table:table-cell office:value-type="float" office:value="42.5">
            <text:p>42.5</text:p>
          </table:table-cell>
          <table:table-cell office:value-type="string">
            <text:p>...</text:p>
          </table:table-cell>
          <table:table-cell office:value-type="float" office:value="2.29">
            <text:p>2.29</text:p>
          </table:table-cell>
          <table:table-cell office:value-type="string">
            <text:p>...</text:p>
          </table:table-cell>
          <table:table-cell office:value-type="float" office:value="2.36">
            <text:p>2.36</text:p>
          </table:table-cell>
          <table:table-cell office:value-type="string">
            <text:p>EEn</text:p>
          </table:table-cell>
        </table:table-row>
        <table:table-row table:style-name="ro1">
          <table:table-cell office:value-type="string">
            <text:p>NGC 4117</text:p>
          </table:table-cell>
          <table:table-cell office:value-type="string">
            <text:p>...</text:p>
          </table:table-cell>
          <table:table-cell office:value-type="string">
            <text:p>17.30±0.02</text:p>
          </table:table-cell>
          <table:table-cell table:number-columns-repeated="2" office:value-type="string">
            <text:p>...</text:p>
          </table:table-cell>
          <table:table-cell office:value-type="string">
            <text:p>17.48±0.02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4.26">
            <text:p>34.26</text:p>
          </table:table-cell>
          <table:table-cell office:value-type="string">
            <text:p>...</text:p>
          </table:table-cell>
          <table:table-cell office:value-type="float" office:value="13.31">
            <text:p>13.31</text:p>
          </table:table-cell>
          <table:table-cell table:number-columns-repeated="4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NGC 4125</text:p>
          </table:table-cell>
          <table:table-cell office:value-type="string">
            <text:p>...</text:p>
          </table:table-cell>
          <table:table-cell office:value-type="string">
            <text:p>15.06±0.01</text:p>
          </table:table-cell>
          <table:table-cell table:number-columns-repeated="2" office:value-type="string">
            <text:p>...</text:p>
          </table:table-cell>
          <table:table-cell office:value-type="string">
            <text:p>15.39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4">
            <text:p>35.4</text:p>
          </table:table-cell>
          <table:table-cell office:value-type="string">
            <text:p>...</text:p>
          </table:table-cell>
          <table:table-cell office:value-type="float" office:value="59.57">
            <text:p>59.57</text:p>
          </table:table-cell>
          <table:table-cell office:value-type="string">
            <text:p>...</text:p>
          </table:table-cell>
          <table:table-cell office:value-type="float" office:value="5.99">
            <text:p>5.99</text:p>
          </table:table-cell>
          <table:table-cell office:value-type="string">
            <text:p>...</text:p>
          </table:table-cell>
          <table:table-cell office:value-type="float" office:value="4.77">
            <text:p>4.77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4136</text:p>
          </table:table-cell>
          <table:table-cell office:value-type="string">
            <text:p>13.61±0.01</text:p>
          </table:table-cell>
          <table:table-cell office:value-type="string">
            <text:p>13.35±0.01</text:p>
          </table:table-cell>
          <table:table-cell office:value-type="string">
            <text:p>0.26±0.01</text:p>
          </table:table-cell>
          <table:table-cell office:value-type="string">
            <text:p>13.69±0.01</text:p>
          </table:table-cell>
          <table:table-cell office:value-type="string">
            <text:p>13.42±0.01</text:p>
          </table:table-cell>
          <table:table-cell office:value-type="string">
            <text:p>0.27±0.01</text:p>
          </table:table-cell>
          <table:table-cell office:value-type="float" office:value="35.57">
            <text:p>35.57</text:p>
          </table:table-cell>
          <table:table-cell office:value-type="float" office:value="35.5">
            <text:p>35.5</text:p>
          </table:table-cell>
          <table:table-cell office:value-type="float" office:value="52.27">
            <text:p>52.27</text:p>
          </table:table-cell>
          <table:table-cell office:value-type="float" office:value="50.32">
            <text:p>50.32</text:p>
          </table:table-cell>
          <table:table-cell table:number-columns-repeated="2" office:value-type="float" office:value="2.32">
            <text:p>2.32</text:p>
          </table:table-cell>
          <table:table-cell office:value-type="float" office:value="2.3">
            <text:p>2.3</text:p>
          </table:table-cell>
          <table:table-cell office:value-type="float" office:value="2.31">
            <text:p>2.31</text:p>
          </table:table-cell>
          <table:table-cell office:value-type="string">
            <text:p>EFh</text:p>
          </table:table-cell>
        </table:table-row>
        <table:table-row table:style-name="ro1">
          <table:table-cell office:value-type="string">
            <text:p>NGC 4138</text:p>
          </table:table-cell>
          <table:table-cell office:value-type="string">
            <text:p>...</text:p>
          </table:table-cell>
          <table:table-cell office:value-type="string">
            <text:p>14.92±0.01</text:p>
          </table:table-cell>
          <table:table-cell table:number-columns-repeated="2" office:value-type="string">
            <text:p>...</text:p>
          </table:table-cell>
          <table:table-cell office:value-type="string">
            <text:p>14.95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18">
            <text:p>35.18</text:p>
          </table:table-cell>
          <table:table-cell office:value-type="string">
            <text:p>...</text:p>
          </table:table-cell>
          <table:table-cell office:value-type="float" office:value="16.6">
            <text:p>16.6</text:p>
          </table:table-cell>
          <table:table-cell office:value-type="string">
            <text:p>...</text:p>
          </table:table-cell>
          <table:table-cell office:value-type="float" office:value="2.06">
            <text:p>2.06</text:p>
          </table:table-cell>
          <table:table-cell office:value-type="string">
            <text:p>...</text:p>
          </table:table-cell>
          <table:table-cell office:value-type="float" office:value="2.1">
            <text:p>2.1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07148</text:p>
          </table:table-cell>
          <table:table-cell office:value-type="string">
            <text:p>...</text:p>
          </table:table-cell>
          <table:table-cell office:value-type="string">
            <text:p>17.27±0.02</text:p>
          </table:table-cell>
          <table:table-cell table:number-columns-repeated="2" office:value-type="string">
            <text:p>...</text:p>
          </table:table-cell>
          <table:table-cell office:value-type="string">
            <text:p>17.71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7">
            <text:p>35.7</text:p>
          </table:table-cell>
          <table:table-cell office:value-type="string">
            <text:p>...</text:p>
          </table:table-cell>
          <table:table-cell office:value-type="float" office:value="10.03">
            <text:p>10.03</text:p>
          </table:table-cell>
          <table:table-cell office:value-type="string">
            <text:p>...</text:p>
          </table:table-cell>
          <table:table-cell office:value-type="float" office:value="2.64">
            <text:p>2.64</text:p>
          </table:table-cell>
          <table:table-cell table:number-columns-repeated="2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4150</text:p>
          </table:table-cell>
          <table:table-cell office:value-type="string">
            <text:p>17.82±0.03</text:p>
          </table:table-cell>
          <table:table-cell office:value-type="string">
            <text:p>16.09±0.01</text:p>
          </table:table-cell>
          <table:table-cell office:value-type="string">
            <text:p>1.72±0.03</text:p>
          </table:table-cell>
          <table:table-cell office:value-type="string">
            <text:p>17.88±0.04</text:p>
          </table:table-cell>
          <table:table-cell office:value-type="string">
            <text:p>16.18±0.01</text:p>
          </table:table-cell>
          <table:table-cell office:value-type="string">
            <text:p>1.70±0.04</text:p>
          </table:table-cell>
          <table:table-cell office:value-type="float" office:value="34.08">
            <text:p>34.08</text:p>
          </table:table-cell>
          <table:table-cell office:value-type="float" office:value="34.6">
            <text:p>34.6</text:p>
          </table:table-cell>
          <table:table-cell office:value-type="string">
            <text:p>...</text:p>
          </table:table-cell>
          <table:table-cell office:value-type="float" office:value="13.66">
            <text:p>13.66</text:p>
          </table:table-cell>
          <table:table-cell table:number-columns-repeated="4" office:value-type="string">
            <text:p>...</text:p>
          </table:table-cell>
          <table:table-cell office:value-type="string">
            <text:p>EEn</text:p>
          </table:table-cell>
        </table:table-row>
        <table:table-row table:style-name="ro1">
          <table:table-cell office:value-type="string">
            <text:p>VII Zw 173</text:p>
          </table:table-cell>
          <table:table-cell office:value-type="string">
            <text:p>...</text:p>
          </table:table-cell>
          <table:table-cell office:value-type="string">
            <text:p>15.99±0.01</text:p>
          </table:table-cell>
          <table:table-cell table:number-columns-repeated="2" office:value-type="string">
            <text:p>...</text:p>
          </table:table-cell>
          <table:table-cell office:value-type="string">
            <text:p>16.42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37">
            <text:p>35.37</text:p>
          </table:table-cell>
          <table:table-cell office:value-type="string">
            <text:p>...</text:p>
          </table:table-cell>
          <table:table-cell office:value-type="float" office:value="13.4">
            <text:p>13.4</text:p>
          </table:table-cell>
          <table:table-cell office:value-type="string">
            <text:p>...</text:p>
          </table:table-cell>
          <table:table-cell office:value-type="float" office:value="2.34">
            <text:p>2.34</text:p>
          </table:table-cell>
          <table:table-cell office:value-type="string">
            <text:p>...</text:p>
          </table:table-cell>
          <table:table-cell office:value-type="float" office:value="2.31">
            <text:p>2.31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UGC 07176</text:p>
          </table:table-cell>
          <table:table-cell office:value-type="string">
            <text:p>...</text:p>
          </table:table-cell>
          <table:table-cell office:value-type="string">
            <text:p>17.54±0.04</text:p>
          </table:table-cell>
          <table:table-cell table:number-columns-repeated="2" office:value-type="string">
            <text:p>...</text:p>
          </table:table-cell>
          <table:table-cell office:value-type="string">
            <text:p>17.80±0.02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4.15">
            <text:p>34.15</text:p>
          </table:table-cell>
          <table:table-cell office:value-type="string">
            <text:p>...</text:p>
          </table:table-cell>
          <table:table-cell office:value-type="float" office:value="14.25">
            <text:p>14.25</text:p>
          </table:table-cell>
          <table:table-cell office:value-type="string">
            <text:p>...</text:p>
          </table:table-cell>
          <table:table-cell office:value-type="float" office:value="2.48">
            <text:p>2.48</text:p>
          </table:table-cell>
          <table:table-cell office:value-type="string">
            <text:p>...</text:p>
          </table:table-cell>
          <table:table-cell office:value-type="float" office:value="2.57">
            <text:p>2.57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UGC 07178</text:p>
          </table:table-cell>
          <table:table-cell office:value-type="string">
            <text:p>...</text:p>
          </table:table-cell>
          <table:table-cell office:value-type="string">
            <text:p>16.25±0.01</text:p>
          </table:table-cell>
          <table:table-cell table:number-columns-repeated="2" office:value-type="string">
            <text:p>...</text:p>
          </table:table-cell>
          <table:table-cell office:value-type="string">
            <text:p>16.99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4.84">
            <text:p>34.84</text:p>
          </table:table-cell>
          <table:table-cell office:value-type="string">
            <text:p>...</text:p>
          </table:table-cell>
          <table:table-cell office:value-type="float" office:value="33.8">
            <text:p>33.8</text:p>
          </table:table-cell>
          <table:table-cell office:value-type="string">
            <text:p>...</text:p>
          </table:table-cell>
          <table:table-cell office:value-type="float" office:value="2.96">
            <text:p>2.96</text:p>
          </table:table-cell>
          <table:table-cell office:value-type="string">
            <text:p>...</text:p>
          </table:table-cell>
          <table:table-cell office:value-type="float" office:value="2.93">
            <text:p>2.93</text:p>
          </table:table-cell>
          <table:table-cell office:value-type="string">
            <text:p>EEh</text:p>
          </table:table-cell>
        </table:table-row>
        <table:table-row table:style-name="ro1">
          <table:table-cell office:value-type="string">
            <text:p>NGC 4157</text:p>
          </table:table-cell>
          <table:table-cell office:value-type="string">
            <text:p>...</text:p>
          </table:table-cell>
          <table:table-cell office:value-type="string">
            <text:p>14.61±0.01</text:p>
          </table:table-cell>
          <table:table-cell table:number-columns-repeated="2" office:value-type="string">
            <text:p>...</text:p>
          </table:table-cell>
          <table:table-cell office:value-type="string">
            <text:p>14.74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23">
            <text:p>35.23</text:p>
          </table:table-cell>
          <table:table-cell office:value-type="string">
            <text:p>...</text:p>
          </table:table-cell>
          <table:table-cell office:value-type="float" office:value="47.55">
            <text:p>47.55</text:p>
          </table:table-cell>
          <table:table-cell office:value-type="string">
            <text:p>...</text:p>
          </table:table-cell>
          <table:table-cell office:value-type="float" office:value="1.97">
            <text:p>1.97</text:p>
          </table:table-cell>
          <table:table-cell office:value-type="string">
            <text:p>...</text:p>
          </table:table-cell>
          <table:table-cell office:value-type="float" office:value="1.93">
            <text:p>1.93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IC 3033</text:p>
          </table:table-cell>
          <table:table-cell office:value-type="string">
            <text:p>...</text:p>
          </table:table-cell>
          <table:table-cell office:value-type="string">
            <text:p>16.54±0.02</text:p>
          </table:table-cell>
          <table:table-cell table:number-columns-repeated="2" office:value-type="string">
            <text:p>...</text:p>
          </table:table-cell>
          <table:table-cell office:value-type="string">
            <text:p>16.79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15">
            <text:p>35.15</text:p>
          </table:table-cell>
          <table:table-cell office:value-type="string">
            <text:p>...</text:p>
          </table:table-cell>
          <table:table-cell office:value-type="float" office:value="15.89">
            <text:p>15.89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07184</text:p>
          </table:table-cell>
          <table:table-cell office:value-type="string">
            <text:p>...</text:p>
          </table:table-cell>
          <table:table-cell office:value-type="string">
            <text:p>16.13±0.01</text:p>
          </table:table-cell>
          <table:table-cell table:number-columns-repeated="2" office:value-type="string">
            <text:p>...</text:p>
          </table:table-cell>
          <table:table-cell office:value-type="string">
            <text:p>16.23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28">
            <text:p>35.28</text:p>
          </table:table-cell>
          <table:table-cell office:value-type="string">
            <text:p>...</text:p>
          </table:table-cell>
          <table:table-cell office:value-type="float" office:value="14">
            <text:p>14</text:p>
          </table:table-cell>
          <table:table-cell office:value-type="string">
            <text:p>...</text:p>
          </table:table-cell>
          <table:table-cell office:value-type="float" office:value="2.33">
            <text:p>2.33</text:p>
          </table:table-cell>
          <table:table-cell table:number-columns-repeated="2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07196</text:p>
          </table:table-cell>
          <table:table-cell office:value-type="string">
            <text:p>...</text:p>
          </table:table-cell>
          <table:table-cell office:value-type="string">
            <text:p>18.19±0.10</text:p>
          </table:table-cell>
          <table:table-cell table:number-columns-repeated="2" office:value-type="string">
            <text:p>...</text:p>
          </table:table-cell>
          <table:table-cell office:value-type="string">
            <text:p>18.59±0.03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43">
            <text:p>35.43</text:p>
          </table:table-cell>
          <table:table-cell office:value-type="string">
            <text:p>...</text:p>
          </table:table-cell>
          <table:table-cell office:value-type="float" office:value="11.92">
            <text:p>11.92</text:p>
          </table:table-cell>
          <table:table-cell office:value-type="string">
            <text:p>...</text:p>
          </table:table-cell>
          <table:table-cell office:value-type="float" office:value="3.01">
            <text:p>3.01</text:p>
          </table:table-cell>
          <table:table-cell table:number-columns-repeated="2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4165</text:p>
          </table:table-cell>
          <table:table-cell office:value-type="string">
            <text:p>...</text:p>
          </table:table-cell>
          <table:table-cell office:value-type="string">
            <text:p>16.72±0.02</text:p>
          </table:table-cell>
          <table:table-cell table:number-columns-repeated="2" office:value-type="string">
            <text:p>...</text:p>
          </table:table-cell>
          <table:table-cell office:value-type="string">
            <text:p>16.81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08">
            <text:p>35.08</text:p>
          </table:table-cell>
          <table:table-cell office:value-type="string">
            <text:p>...</text:p>
          </table:table-cell>
          <table:table-cell office:value-type="float" office:value="14.17">
            <text:p>14.17</text:p>
          </table:table-cell>
          <table:table-cell office:value-type="string">
            <text:p>...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...</text:p>
          </table:table-cell>
          <table:table-cell office:value-type="string">
            <text:p>ED</text:p>
          </table:table-cell>
        </table:table-row>
        <table:table-row table:style-name="ro1">
          <table:table-cell office:value-type="string">
            <text:p>NGC 4168</text:p>
          </table:table-cell>
          <table:table-cell office:value-type="string">
            <text:p>...</text:p>
          </table:table-cell>
          <table:table-cell office:value-type="string">
            <text:p>15.95±0.05</text:p>
          </table:table-cell>
          <table:table-cell table:number-columns-repeated="2" office:value-type="string">
            <text:p>...</text:p>
          </table:table-cell>
          <table:table-cell office:value-type="string">
            <text:p>16.46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39">
            <text:p>35.39</text:p>
          </table:table-cell>
          <table:table-cell office:value-type="string">
            <text:p>...</text:p>
          </table:table-cell>
          <table:table-cell office:value-type="float" office:value="51.24">
            <text:p>51.24</text:p>
          </table:table-cell>
          <table:table-cell office:value-type="string">
            <text:p>...</text:p>
          </table:table-cell>
          <table:table-cell office:value-type="float" office:value="5.3">
            <text:p>5.3</text:p>
          </table:table-cell>
          <table:table-cell table:number-columns-repeated="2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IC 3046</text:p>
          </table:table-cell>
          <table:table-cell office:value-type="string">
            <text:p>...</text:p>
          </table:table-cell>
          <table:table-cell office:value-type="string">
            <text:p>16.86±0.02</text:p>
          </table:table-cell>
          <table:table-cell table:number-columns-repeated="2" office:value-type="string">
            <text:p>...</text:p>
          </table:table-cell>
          <table:table-cell office:value-type="string">
            <text:p>17.24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6.08">
            <text:p>36.08</text:p>
          </table:table-cell>
          <table:table-cell office:value-type="string">
            <text:p>...</text:p>
          </table:table-cell>
          <table:table-cell office:value-type="float" office:value="12.87">
            <text:p>12.87</text:p>
          </table:table-cell>
          <table:table-cell office:value-type="string">
            <text:p>...</text:p>
          </table:table-cell>
          <table:table-cell office:value-type="float" office:value="2.31">
            <text:p>2.31</text:p>
          </table:table-cell>
          <table:table-cell office:value-type="string">
            <text:p>...</text:p>
          </table:table-cell>
          <table:table-cell office:value-type="float" office:value="2.25">
            <text:p>2.25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4192A</text:p>
          </table:table-cell>
          <table:table-cell office:value-type="string">
            <text:p>...</text:p>
          </table:table-cell>
          <table:table-cell office:value-type="string">
            <text:p>16.28±0.01</text:p>
          </table:table-cell>
          <table:table-cell table:number-columns-repeated="2" office:value-type="string">
            <text:p>...</text:p>
          </table:table-cell>
          <table:table-cell office:value-type="string">
            <text:p>16.63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26">
            <text:p>35.26</text:p>
          </table:table-cell>
          <table:table-cell office:value-type="string">
            <text:p>...</text:p>
          </table:table-cell>
          <table:table-cell office:value-type="float" office:value="23.32">
            <text:p>23.32</text:p>
          </table:table-cell>
          <table:table-cell office:value-type="string">
            <text:p>...</text:p>
          </table:table-cell>
          <table:table-cell office:value-type="float" office:value="2.43">
            <text:p>2.43</text:p>
          </table:table-cell>
          <table:table-cell office:value-type="string">
            <text:p>...</text:p>
          </table:table-cell>
          <table:table-cell office:value-type="float" office:value="2.45">
            <text:p>2.45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4187</text:p>
          </table:table-cell>
          <table:table-cell office:value-type="string">
            <text:p>...</text:p>
          </table:table-cell>
          <table:table-cell office:value-type="string">
            <text:p>18.02±0.27</text:p>
          </table:table-cell>
          <table:table-cell table:number-columns-repeated="2" office:value-type="string">
            <text:p>...</text:p>
          </table:table-cell>
          <table:table-cell office:value-type="string">
            <text:p>18.65±0.04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8">
            <text:p>35.8</text:p>
          </table:table-cell>
          <table:table-cell office:value-type="string">
            <text:p>...</text:p>
          </table:table-cell>
          <table:table-cell office:value-type="float" office:value="25.7">
            <text:p>25.7</text:p>
          </table:table-cell>
          <table:table-cell table:number-columns-repeated="4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NGC 4189</text:p>
          </table:table-cell>
          <table:table-cell office:value-type="string">
            <text:p>...</text:p>
          </table:table-cell>
          <table:table-cell office:value-type="string">
            <text:p>14.29±0.01</text:p>
          </table:table-cell>
          <table:table-cell table:number-columns-repeated="2" office:value-type="string">
            <text:p>...</text:p>
          </table:table-cell>
          <table:table-cell office:value-type="string">
            <text:p>14.33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6.05">
            <text:p>36.05</text:p>
          </table:table-cell>
          <table:table-cell office:value-type="string">
            <text:p>...</text:p>
          </table:table-cell>
          <table:table-cell office:value-type="float" office:value="31.36">
            <text:p>31.36</text:p>
          </table:table-cell>
          <table:table-cell office:value-type="string">
            <text:p>...</text:p>
          </table:table-cell>
          <table:table-cell office:value-type="float" office:value="1.84">
            <text:p>1.84</text:p>
          </table:table-cell>
          <table:table-cell office:value-type="string">
            <text:p>...</text:p>
          </table:table-cell>
          <table:table-cell office:value-type="float" office:value="1.71">
            <text:p>1.71</text:p>
          </table:table-cell>
          <table:table-cell office:value-type="string">
            <text:p>?Fn</text:p>
          </table:table-cell>
        </table:table-row>
        <table:table-row table:style-name="ro1">
          <table:table-cell office:value-type="string">
            <text:p>MESSIER 098</text:p>
          </table:table-cell>
          <table:table-cell office:value-type="string">
            <text:p>...</text:p>
          </table:table-cell>
          <table:table-cell office:value-type="string">
            <text:p>13.45±0.01</text:p>
          </table:table-cell>
          <table:table-cell table:number-columns-repeated="2" office:value-type="string">
            <text:p>...</text:p>
          </table:table-cell>
          <table:table-cell office:value-type="string">
            <text:p>13.47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84">
            <text:p>35.84</text:p>
          </table:table-cell>
          <table:table-cell office:value-type="string">
            <text:p>...</text:p>
          </table:table-cell>
          <table:table-cell office:value-type="float" office:value="70.7">
            <text:p>70.7</text:p>
          </table:table-cell>
          <table:table-cell office:value-type="string">
            <text:p>...</text:p>
          </table:table-cell>
          <table:table-cell office:value-type="float" office:value="2.07">
            <text:p>2.07</text:p>
          </table:table-cell>
          <table:table-cell office:value-type="string">
            <text:p>...</text:p>
          </table:table-cell>
          <table:table-cell office:value-type="float" office:value="1.91">
            <text:p>1.91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NGC 4193</text:p>
          </table:table-cell>
          <table:table-cell office:value-type="string">
            <text:p>...</text:p>
          </table:table-cell>
          <table:table-cell office:value-type="string">
            <text:p>15.27±0.03</text:p>
          </table:table-cell>
          <table:table-cell table:number-columns-repeated="2" office:value-type="string">
            <text:p>...</text:p>
          </table:table-cell>
          <table:table-cell office:value-type="string">
            <text:p>15.51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66">
            <text:p>35.66</text:p>
          </table:table-cell>
          <table:table-cell office:value-type="string">
            <text:p>...</text:p>
          </table:table-cell>
          <table:table-cell office:value-type="float" office:value="23.83">
            <text:p>23.83</text:p>
          </table:table-cell>
          <table:table-cell office:value-type="string">
            <text:p>...</text:p>
          </table:table-cell>
          <table:table-cell office:value-type="float" office:value="2.75">
            <text:p>2.75</text:p>
          </table:table-cell>
          <table:table-cell office:value-type="string">
            <text:p>...</text:p>
          </table:table-cell>
          <table:table-cell office:value-type="float" office:value="2.71">
            <text:p>2.71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4186</text:p>
          </table:table-cell>
          <table:table-cell office:value-type="string">
            <text:p>...</text:p>
          </table:table-cell>
          <table:table-cell office:value-type="string">
            <text:p>17.08±0.01</text:p>
          </table:table-cell>
          <table:table-cell table:number-columns-repeated="2" office:value-type="string">
            <text:p>...</text:p>
          </table:table-cell>
          <table:table-cell office:value-type="string">
            <text:p>17.20±0.02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97">
            <text:p>35.97</text:p>
          </table:table-cell>
          <table:table-cell office:value-type="string">
            <text:p>...</text:p>
          </table:table-cell>
          <table:table-cell office:value-type="float" office:value="14.66">
            <text:p>14.66</text:p>
          </table:table-cell>
          <table:table-cell table:number-columns-repeated="4" office:value-type="string">
            <text:p>...</text:p>
          </table:table-cell>
          <table:table-cell office:value-type="string">
            <text:p>ED</text:p>
          </table:table-cell>
        </table:table-row>
        <table:table-row table:style-name="ro1">
          <table:table-cell office:value-type="string">
            <text:p>UGC 07242</text:p>
          </table:table-cell>
          <table:table-cell office:value-type="string">
            <text:p>15.91±0.01</text:p>
          </table:table-cell>
          <table:table-cell office:value-type="string">
            <text:p>15.45±0.01</text:p>
          </table:table-cell>
          <table:table-cell office:value-type="string">
            <text:p>0.46±0.02</text:p>
          </table:table-cell>
          <table:table-cell office:value-type="string">
            <text:p>15.99±0.01</text:p>
          </table:table-cell>
          <table:table-cell office:value-type="string">
            <text:p>15.60±0.01</text:p>
          </table:table-cell>
          <table:table-cell office:value-type="string">
            <text:p>0.38±0.01</text:p>
          </table:table-cell>
          <table:table-cell office:value-type="float" office:value="33.84">
            <text:p>33.84</text:p>
          </table:table-cell>
          <table:table-cell office:value-type="float" office:value="33.85">
            <text:p>33.85</text:p>
          </table:table-cell>
          <table:table-cell office:value-type="float" office:value="15.9">
            <text:p>15.9</text:p>
          </table:table-cell>
          <table:table-cell office:value-type="float" office:value="17.14">
            <text:p>17.14</text:p>
          </table:table-cell>
          <table:table-cell office:value-type="float" office:value="2.35">
            <text:p>2.35</text:p>
          </table:table-cell>
          <table:table-cell office:value-type="float" office:value="2.57">
            <text:p>2.57</text:p>
          </table:table-cell>
          <table:table-cell office:value-type="string">
            <text:p>...</text:p>
          </table:table-cell>
          <table:table-cell office:value-type="float" office:value="2.71">
            <text:p>2.71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07249</text:p>
          </table:table-cell>
          <table:table-cell office:value-type="string">
            <text:p>17.02±0.02</text:p>
          </table:table-cell>
          <table:table-cell office:value-type="string">
            <text:p>16.78±0.02</text:p>
          </table:table-cell>
          <table:table-cell office:value-type="string">
            <text:p>0.24±0.03</text:p>
          </table:table-cell>
          <table:table-cell office:value-type="string">
            <text:p>17.21±0.02</text:p>
          </table:table-cell>
          <table:table-cell office:value-type="string">
            <text:p>16.99±0.01</text:p>
          </table:table-cell>
          <table:table-cell office:value-type="string">
            <text:p>0.23±0.02</text:p>
          </table:table-cell>
          <table:table-cell office:value-type="float" office:value="34.59">
            <text:p>34.59</text:p>
          </table:table-cell>
          <table:table-cell office:value-type="float" office:value="34.51">
            <text:p>34.51</text:p>
          </table:table-cell>
          <table:table-cell office:value-type="float" office:value="15.74">
            <text:p>15.74</text:p>
          </table:table-cell>
          <table:table-cell office:value-type="float" office:value="15.39">
            <text:p>15.39</text:p>
          </table:table-cell>
          <table:table-cell office:value-type="float" office:value="2.21">
            <text:p>2.21</text:p>
          </table:table-cell>
          <table:table-cell office:value-type="float" office:value="2.39">
            <text:p>2.39</text:p>
          </table:table-cell>
          <table:table-cell office:value-type="float" office:value="2.24">
            <text:p>2.24</text:p>
          </table:table-cell>
          <table:table-cell office:value-type="float" office:value="2.43">
            <text:p>2.43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IC 3059</text:p>
          </table:table-cell>
          <table:table-cell office:value-type="string">
            <text:p>16.90±0.01</text:p>
          </table:table-cell>
          <table:table-cell office:value-type="string">
            <text:p>16.53±0.01</text:p>
          </table:table-cell>
          <table:table-cell office:value-type="string">
            <text:p>0.38±0.01</text:p>
          </table:table-cell>
          <table:table-cell office:value-type="string">
            <text:p>16.95±0.02</text:p>
          </table:table-cell>
          <table:table-cell office:value-type="string">
            <text:p>16.61±0.01</text:p>
          </table:table-cell>
          <table:table-cell office:value-type="string">
            <text:p>0.34±0.02</text:p>
          </table:table-cell>
          <table:table-cell office:value-type="float" office:value="34.64">
            <text:p>34.64</text:p>
          </table:table-cell>
          <table:table-cell office:value-type="float" office:value="34.61">
            <text:p>34.61</text:p>
          </table:table-cell>
          <table:table-cell office:value-type="float" office:value="22.52">
            <text:p>22.52</text:p>
          </table:table-cell>
          <table:table-cell office:value-type="float" office:value="23.76">
            <text:p>23.76</text:p>
          </table:table-cell>
          <table:table-cell office:value-type="float" office:value="2.09">
            <text:p>2.09</text:p>
          </table:table-cell>
          <table:table-cell office:value-type="float" office:value="2.1">
            <text:p>2.1</text:p>
          </table:table-cell>
          <table:table-cell office:value-type="float" office:value="1.98">
            <text:p>1.98</text:p>
          </table:table-cell>
          <table:table-cell office:value-type="float" office:value="2.03">
            <text:p>2.03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VCC 0132</text:p>
          </table:table-cell>
          <table:table-cell office:value-type="string">
            <text:p>17.80±0.05</text:p>
          </table:table-cell>
          <table:table-cell office:value-type="string">
            <text:p>17.68±0.04</text:p>
          </table:table-cell>
          <table:table-cell office:value-type="string">
            <text:p>0.11±0.06</text:p>
          </table:table-cell>
          <table:table-cell office:value-type="string">
            <text:p>18.19±0.04</text:p>
          </table:table-cell>
          <table:table-cell office:value-type="string">
            <text:p>18.17±0.03</text:p>
          </table:table-cell>
          <table:table-cell office:value-type="string">
            <text:p>0.02±0.05</text:p>
          </table:table-cell>
          <table:table-cell office:value-type="float" office:value="34.28">
            <text:p>34.28</text:p>
          </table:table-cell>
          <table:table-cell office:value-type="float" office:value="34.15">
            <text:p>34.15</text:p>
          </table:table-cell>
          <table:table-cell office:value-type="float" office:value="19.48">
            <text:p>19.48</text:p>
          </table:table-cell>
          <table:table-cell office:value-type="float" office:value="20.75">
            <text:p>20.75</text:p>
          </table:table-cell>
          <table:table-cell office:value-type="float" office:value="2.73">
            <text:p>2.73</text:p>
          </table:table-cell>
          <table:table-cell office:value-type="float" office:value="3.04">
            <text:p>3.04</text:p>
          </table:table-cell>
          <table:table-cell table:number-columns-repeated="2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IC 3066</text:p>
          </table:table-cell>
          <table:table-cell office:value-type="string">
            <text:p>18.10±0.04</text:p>
          </table:table-cell>
          <table:table-cell office:value-type="string">
            <text:p>17.56±0.02</text:p>
          </table:table-cell>
          <table:table-cell office:value-type="string">
            <text:p>0.54±0.04</text:p>
          </table:table-cell>
          <table:table-cell office:value-type="string">
            <text:p>18.33±0.03</text:p>
          </table:table-cell>
          <table:table-cell office:value-type="string">
            <text:p>17.90±0.01</text:p>
          </table:table-cell>
          <table:table-cell office:value-type="string">
            <text:p>0.42±0.03</text:p>
          </table:table-cell>
          <table:table-cell office:value-type="float" office:value="34.16">
            <text:p>34.16</text:p>
          </table:table-cell>
          <table:table-cell office:value-type="float" office:value="34.2">
            <text:p>34.2</text:p>
          </table:table-cell>
          <table:table-cell office:value-type="float" office:value="7.02">
            <text:p>7.02</text:p>
          </table:table-cell>
          <table:table-cell office:value-type="float" office:value="8.01">
            <text:p>8.01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4206</text:p>
          </table:table-cell>
          <table:table-cell office:value-type="string">
            <text:p>15.20±0.01</text:p>
          </table:table-cell>
          <table:table-cell office:value-type="string">
            <text:p>14.85±0.01</text:p>
          </table:table-cell>
          <table:table-cell office:value-type="string">
            <text:p>0.35±0.01</text:p>
          </table:table-cell>
          <table:table-cell office:value-type="string">
            <text:p>15.24±0.01</text:p>
          </table:table-cell>
          <table:table-cell office:value-type="string">
            <text:p>14.89±0.01</text:p>
          </table:table-cell>
          <table:table-cell office:value-type="string">
            <text:p>0.36±0.01</text:p>
          </table:table-cell>
          <table:table-cell office:value-type="float" office:value="35.32">
            <text:p>35.32</text:p>
          </table:table-cell>
          <table:table-cell office:value-type="float" office:value="35.28">
            <text:p>35.28</text:p>
          </table:table-cell>
          <table:table-cell office:value-type="float" office:value="33.97">
            <text:p>33.97</text:p>
          </table:table-cell>
          <table:table-cell office:value-type="float" office:value="33.8">
            <text:p>33.8</text:p>
          </table:table-cell>
          <table:table-cell office:value-type="float" office:value="1.89">
            <text:p>1.89</text:p>
          </table:table-cell>
          <table:table-cell office:value-type="float" office:value="2.02">
            <text:p>2.02</text:p>
          </table:table-cell>
          <table:table-cell office:value-type="float" office:value="1.79">
            <text:p>1.79</text:p>
          </table:table-cell>
          <table:table-cell office:value-type="float" office:value="1.98">
            <text:p>1.98</text:p>
          </table:table-cell>
          <table:table-cell office:value-type="string">
            <text:p>EFh</text:p>
          </table:table-cell>
        </table:table-row>
        <table:table-row table:style-name="ro1">
          <table:table-cell office:value-type="string">
            <text:p>IC 3073</text:p>
          </table:table-cell>
          <table:table-cell office:value-type="string">
            <text:p>20.27±0.32</text:p>
          </table:table-cell>
          <table:table-cell office:value-type="string">
            <text:p>18.16±0.04</text:p>
          </table:table-cell>
          <table:table-cell office:value-type="string">
            <text:p>2.11±0.32</text:p>
          </table:table-cell>
          <table:table-cell office:value-type="string">
            <text:p>20.84±0.27</text:p>
          </table:table-cell>
          <table:table-cell office:value-type="string">
            <text:p>18.79±0.04</text:p>
          </table:table-cell>
          <table:table-cell office:value-type="string">
            <text:p>2.05±0.27</text:p>
          </table:table-cell>
          <table:table-cell office:value-type="float" office:value="33.29">
            <text:p>33.29</text:p>
          </table:table-cell>
          <table:table-cell office:value-type="float" office:value="33.96">
            <text:p>33.96</text:p>
          </table:table-cell>
          <table:table-cell office:value-type="float" office:value="17.05">
            <text:p>17.05</text:p>
          </table:table-cell>
          <table:table-cell office:value-type="float" office:value="18.28">
            <text:p>18.28</text:p>
          </table:table-cell>
          <table:table-cell table:number-columns-repeated="4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NGC 4216</text:p>
          </table:table-cell>
          <table:table-cell office:value-type="string">
            <text:p>15.71±0.01</text:p>
          </table:table-cell>
          <table:table-cell office:value-type="string">
            <text:p>14.73±0.01</text:p>
          </table:table-cell>
          <table:table-cell office:value-type="string">
            <text:p>0.98±0.01</text:p>
          </table:table-cell>
          <table:table-cell office:value-type="string">
            <text:p>15.74±0.01</text:p>
          </table:table-cell>
          <table:table-cell office:value-type="string">
            <text:p>14.80±0.01</text:p>
          </table:table-cell>
          <table:table-cell office:value-type="string">
            <text:p>0.94±0.01</text:p>
          </table:table-cell>
          <table:table-cell office:value-type="float" office:value="35.11">
            <text:p>35.11</text:p>
          </table:table-cell>
          <table:table-cell office:value-type="float" office:value="35.33">
            <text:p>35.33</text:p>
          </table:table-cell>
          <table:table-cell office:value-type="float" office:value="50.03">
            <text:p>50.03</text:p>
          </table:table-cell>
          <table:table-cell office:value-type="float" office:value="50.37">
            <text:p>50.37</text:p>
          </table:table-cell>
          <table:table-cell office:value-type="float" office:value="2.15">
            <text:p>2.15</text:p>
          </table:table-cell>
          <table:table-cell office:value-type="float" office:value="2.47">
            <text:p>2.47</text:p>
          </table:table-cell>
          <table:table-cell office:value-type="float" office:value="2.07">
            <text:p>2.07</text:p>
          </table:table-cell>
          <table:table-cell office:value-type="float" office:value="2.45">
            <text:p>2.45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4222</text:p>
          </table:table-cell>
          <table:table-cell office:value-type="string">
            <text:p>16.75±0.01</text:p>
          </table:table-cell>
          <table:table-cell office:value-type="string">
            <text:p>16.23±0.01</text:p>
          </table:table-cell>
          <table:table-cell office:value-type="string">
            <text:p>0.52±0.01</text:p>
          </table:table-cell>
          <table:table-cell office:value-type="string">
            <text:p>16.92±0.01</text:p>
          </table:table-cell>
          <table:table-cell office:value-type="string">
            <text:p>16.44±0.01</text:p>
          </table:table-cell>
          <table:table-cell office:value-type="string">
            <text:p>0.48±0.02</text:p>
          </table:table-cell>
          <table:table-cell office:value-type="float" office:value="34.7">
            <text:p>34.7</text:p>
          </table:table-cell>
          <table:table-cell office:value-type="float" office:value="34.73">
            <text:p>34.73</text:p>
          </table:table-cell>
          <table:table-cell office:value-type="float" office:value="17.81">
            <text:p>17.81</text:p>
          </table:table-cell>
          <table:table-cell office:value-type="float" office:value="19.53">
            <text:p>19.53</text:p>
          </table:table-cell>
          <table:table-cell office:value-type="float" office:value="2.96">
            <text:p>2.96</text:p>
          </table:table-cell>
          <table:table-cell office:value-type="float" office:value="2.9">
            <text:p>2.9</text:p>
          </table:table-cell>
          <table:table-cell office:value-type="float" office:value="2.89">
            <text:p>2.89</text:p>
          </table:table-cell>
          <table:table-cell office:value-type="float" office:value="2.9">
            <text:p>2.9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4226</text:p>
          </table:table-cell>
          <table:table-cell office:value-type="string">
            <text:p>...</text:p>
          </table:table-cell>
          <table:table-cell office:value-type="string">
            <text:p>16.87±0.01</text:p>
          </table:table-cell>
          <table:table-cell table:number-columns-repeated="2" office:value-type="string">
            <text:p>...</text:p>
          </table:table-cell>
          <table:table-cell office:value-type="string">
            <text:p>16.97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6.07">
            <text:p>36.07</text:p>
          </table:table-cell>
          <table:table-cell office:value-type="string">
            <text:p>...</text:p>
          </table:table-cell>
          <table:table-cell office:value-type="float" office:value="9.83">
            <text:p>9.83</text:p>
          </table:table-cell>
          <table:table-cell table:number-columns-repeated="4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4236</text:p>
          </table:table-cell>
          <table:table-cell office:value-type="string">
            <text:p>11.89±0.01</text:p>
          </table:table-cell>
          <table:table-cell office:value-type="string">
            <text:p>11.69±0.01</text:p>
          </table:table-cell>
          <table:table-cell office:value-type="string">
            <text:p>0.20±0.01</text:p>
          </table:table-cell>
          <table:table-cell office:value-type="string">
            <text:p>11.92±0.01</text:p>
          </table:table-cell>
          <table:table-cell office:value-type="string">
            <text:p>11.72±0.01</text:p>
          </table:table-cell>
          <table:table-cell office:value-type="string">
            <text:p>0.20±0.01</text:p>
          </table:table-cell>
          <table:table-cell office:value-type="float" office:value="35.48">
            <text:p>35.48</text:p>
          </table:table-cell>
          <table:table-cell office:value-type="float" office:value="35.38">
            <text:p>35.38</text:p>
          </table:table-cell>
          <table:table-cell office:value-type="float" office:value="169.27">
            <text:p>169.27</text:p>
          </table:table-cell>
          <table:table-cell office:value-type="float" office:value="166.62">
            <text:p>166.62</text:p>
          </table:table-cell>
          <table:table-cell office:value-type="float" office:value="2.04">
            <text:p>2.04</text:p>
          </table:table-cell>
          <table:table-cell office:value-type="float" office:value="2.09">
            <text:p>2.09</text:p>
          </table:table-cell>
          <table:table-cell office:value-type="float" office:value="2.05">
            <text:p>2.05</text:p>
          </table:table-cell>
          <table:table-cell office:value-type="float" office:value="2.11">
            <text:p>2.11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07301</text:p>
          </table:table-cell>
          <table:table-cell office:value-type="string">
            <text:p>...</text:p>
          </table:table-cell>
          <table:table-cell office:value-type="string">
            <text:p>16.63±0.02</text:p>
          </table:table-cell>
          <table:table-cell table:number-columns-repeated="2" office:value-type="string">
            <text:p>...</text:p>
          </table:table-cell>
          <table:table-cell office:value-type="string">
            <text:p>17.27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4.36">
            <text:p>34.36</text:p>
          </table:table-cell>
          <table:table-cell office:value-type="string">
            <text:p>...</text:p>
          </table:table-cell>
          <table:table-cell office:value-type="float" office:value="15.32">
            <text:p>15.32</text:p>
          </table:table-cell>
          <table:table-cell office:value-type="string">
            <text:p>...</text:p>
          </table:table-cell>
          <table:table-cell office:value-type="float" office:value="2.8">
            <text:p>2.8</text:p>
          </table:table-cell>
          <table:table-cell office:value-type="string">
            <text:p>...</text:p>
          </table:table-cell>
          <table:table-cell office:value-type="float" office:value="2.84">
            <text:p>2.84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4231</text:p>
          </table:table-cell>
          <table:table-cell office:value-type="string">
            <text:p>...</text:p>
          </table:table-cell>
          <table:table-cell office:value-type="string">
            <text:p>16.02±0.01</text:p>
          </table:table-cell>
          <table:table-cell table:number-columns-repeated="2" office:value-type="string">
            <text:p>...</text:p>
          </table:table-cell>
          <table:table-cell office:value-type="string">
            <text:p>16.13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6.42">
            <text:p>36.42</text:p>
          </table:table-cell>
          <table:table-cell office:value-type="string">
            <text:p>...</text:p>
          </table:table-cell>
          <table:table-cell office:value-type="float" office:value="11.66">
            <text:p>11.66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4232</text:p>
          </table:table-cell>
          <table:table-cell office:value-type="string">
            <text:p>...</text:p>
          </table:table-cell>
          <table:table-cell office:value-type="string">
            <text:p>16.44±0.01</text:p>
          </table:table-cell>
          <table:table-cell table:number-columns-repeated="2" office:value-type="string">
            <text:p>...</text:p>
          </table:table-cell>
          <table:table-cell office:value-type="string">
            <text:p>16.52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6.24">
            <text:p>36.24</text:p>
          </table:table-cell>
          <table:table-cell office:value-type="string">
            <text:p>...</text:p>
          </table:table-cell>
          <table:table-cell office:value-type="float" office:value="13.46">
            <text:p>13.46</text:p>
          </table:table-cell>
          <table:table-cell table:number-columns-repeated="4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UGC 07325</text:p>
          </table:table-cell>
          <table:table-cell office:value-type="string">
            <text:p>...</text:p>
          </table:table-cell>
          <table:table-cell office:value-type="string">
            <text:p>17.53±0.01</text:p>
          </table:table-cell>
          <table:table-cell table:number-columns-repeated="2" office:value-type="string">
            <text:p>...</text:p>
          </table:table-cell>
          <table:table-cell office:value-type="string">
            <text:p>17.76±0.02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78">
            <text:p>35.78</text:p>
          </table:table-cell>
          <table:table-cell office:value-type="string">
            <text:p>...</text:p>
          </table:table-cell>
          <table:table-cell office:value-type="float" office:value="14.24">
            <text:p>14.24</text:p>
          </table:table-cell>
          <table:table-cell office:value-type="string">
            <text:p>...</text:p>
          </table:table-cell>
          <table:table-cell office:value-type="float" office:value="2.27">
            <text:p>2.27</text:p>
          </table:table-cell>
          <table:table-cell office:value-type="string">
            <text:p>...</text:p>
          </table:table-cell>
          <table:table-cell office:value-type="float" office:value="2.3">
            <text:p>2.3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4242</text:p>
          </table:table-cell>
          <table:table-cell office:value-type="string">
            <text:p>...</text:p>
          </table:table-cell>
          <table:table-cell office:value-type="string">
            <text:p>13.60±0.01</text:p>
          </table:table-cell>
          <table:table-cell table:number-columns-repeated="2" office:value-type="string">
            <text:p>...</text:p>
          </table:table-cell>
          <table:table-cell office:value-type="string">
            <text:p>13.66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35">
            <text:p>35.35</text:p>
          </table:table-cell>
          <table:table-cell office:value-type="string">
            <text:p>...</text:p>
          </table:table-cell>
          <table:table-cell office:value-type="float" office:value="68.28">
            <text:p>68.28</text:p>
          </table:table-cell>
          <table:table-cell office:value-type="string">
            <text:p>...</text:p>
          </table:table-cell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office:value-type="float" office:value="2">
            <text:p>2</text:p>
          </table:table-cell>
          <table:table-cell office:value-type="string">
            <text:p>VF</text:p>
          </table:table-cell>
        </table:table-row>
        <table:table-row table:style-name="ro1">
          <table:table-cell office:value-type="string">
            <text:p>NGC 4248</text:p>
          </table:table-cell>
          <table:table-cell office:value-type="string">
            <text:p>...</text:p>
          </table:table-cell>
          <table:table-cell office:value-type="string">
            <text:p>15.97±0.01</text:p>
          </table:table-cell>
          <table:table-cell table:number-columns-repeated="2" office:value-type="string">
            <text:p>...</text:p>
          </table:table-cell>
          <table:table-cell office:value-type="string">
            <text:p>16.17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4.09">
            <text:p>34.09</text:p>
          </table:table-cell>
          <table:table-cell office:value-type="string">
            <text:p>...</text:p>
          </table:table-cell>
          <table:table-cell office:value-type="float" office:value="20.27">
            <text:p>20.27</text:p>
          </table:table-cell>
          <table:table-cell office:value-type="string">
            <text:p>...</text:p>
          </table:table-cell>
          <table:table-cell office:value-type="float" office:value="4.61">
            <text:p>4.61</text:p>
          </table:table-cell>
          <table:table-cell office:value-type="string">
            <text:p>...</text:p>
          </table:table-cell>
          <table:table-cell office:value-type="float" office:value="4.1">
            <text:p>4.1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MESSIER 099</text:p>
          </table:table-cell>
          <table:table-cell office:value-type="string">
            <text:p>...</text:p>
          </table:table-cell>
          <table:table-cell office:value-type="string">
            <text:p>11.94±0.01</text:p>
          </table:table-cell>
          <table:table-cell table:number-columns-repeated="2" office:value-type="string">
            <text:p>...</text:p>
          </table:table-cell>
          <table:table-cell office:value-type="string">
            <text:p>11.98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6.44">
            <text:p>36.44</text:p>
          </table:table-cell>
          <table:table-cell office:value-type="string">
            <text:p>...</text:p>
          </table:table-cell>
          <table:table-cell office:value-type="float" office:value="63.24">
            <text:p>63.24</text:p>
          </table:table-cell>
          <table:table-cell office:value-type="string">
            <text:p>...</text:p>
          </table:table-cell>
          <table:table-cell office:value-type="float" office:value="2.62">
            <text:p>2.62</text:p>
          </table:table-cell>
          <table:table-cell office:value-type="string">
            <text:p>...</text:p>
          </table:table-cell>
          <table:table-cell office:value-type="float" office:value="2.58">
            <text:p>2.58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MESSIER 106</text:p>
          </table:table-cell>
          <table:table-cell office:value-type="string">
            <text:p>...</text:p>
          </table:table-cell>
          <table:table-cell office:value-type="string">
            <text:p>11.45±0.01</text:p>
          </table:table-cell>
          <table:table-cell table:number-columns-repeated="2" office:value-type="string">
            <text:p>...</text:p>
          </table:table-cell>
          <table:table-cell office:value-type="string">
            <text:p>11.54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89">
            <text:p>35.89</text:p>
          </table:table-cell>
          <table:table-cell office:value-type="string">
            <text:p>...</text:p>
          </table:table-cell>
          <table:table-cell office:value-type="float" office:value="125.52">
            <text:p>125.52</text:p>
          </table:table-cell>
          <table:table-cell office:value-type="string">
            <text:p>...</text:p>
          </table:table-cell>
          <table:table-cell office:value-type="float" office:value="3.73">
            <text:p>3.73</text:p>
          </table:table-cell>
          <table:table-cell office:value-type="string">
            <text:p>...</text:p>
          </table:table-cell>
          <table:table-cell office:value-type="float" office:value="3.53">
            <text:p>3.53</text:p>
          </table:table-cell>
          <table:table-cell office:value-type="string">
            <text:p>EEn</text:p>
          </table:table-cell>
        </table:table-row>
        <table:table-row table:style-name="ro1">
          <table:table-cell office:value-type="string">
            <text:p>NGC 4262</text:p>
          </table:table-cell>
          <table:table-cell office:value-type="string">
            <text:p>...</text:p>
          </table:table-cell>
          <table:table-cell office:value-type="string">
            <text:p>16.04±0.02</text:p>
          </table:table-cell>
          <table:table-cell table:number-columns-repeated="2" office:value-type="string">
            <text:p>...</text:p>
          </table:table-cell>
          <table:table-cell office:value-type="string">
            <text:p>16.53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4.8">
            <text:p>34.8</text:p>
          </table:table-cell>
          <table:table-cell office:value-type="string">
            <text:p>...</text:p>
          </table:table-cell>
          <table:table-cell office:value-type="float" office:value="28.89">
            <text:p>28.89</text:p>
          </table:table-cell>
          <table:table-cell table:number-columns-repeated="4" office:value-type="string">
            <text:p>...</text:p>
          </table:table-cell>
          <table:table-cell office:value-type="string">
            <text:p>EV</text:p>
          </table:table-cell>
        </table:table-row>
        <table:table-row table:style-name="ro1">
          <table:table-cell office:value-type="string">
            <text:p>NGC 4274</text:p>
          </table:table-cell>
          <table:table-cell office:value-type="string">
            <text:p>15.48±0.01</text:p>
          </table:table-cell>
          <table:table-cell office:value-type="string">
            <text:p>14.64±0.01</text:p>
          </table:table-cell>
          <table:table-cell office:value-type="string">
            <text:p>0.83±0.01</text:p>
          </table:table-cell>
          <table:table-cell office:value-type="string">
            <text:p>15.52±0.01</text:p>
          </table:table-cell>
          <table:table-cell office:value-type="string">
            <text:p>14.69±0.01</text:p>
          </table:table-cell>
          <table:table-cell office:value-type="string">
            <text:p>0.83±0.01</text:p>
          </table:table-cell>
          <table:table-cell office:value-type="float" office:value="35.15">
            <text:p>35.15</text:p>
          </table:table-cell>
          <table:table-cell office:value-type="float" office:value="35.31">
            <text:p>35.31</text:p>
          </table:table-cell>
          <table:table-cell office:value-type="float" office:value="50.43">
            <text:p>50.43</text:p>
          </table:table-cell>
          <table:table-cell office:value-type="float" office:value="47.22">
            <text:p>47.22</text:p>
          </table:table-cell>
          <table:table-cell office:value-type="float" office:value="1.97">
            <text:p>1.97</text:p>
          </table:table-cell>
          <table:table-cell office:value-type="float" office:value="2.27">
            <text:p>2.27</text:p>
          </table:table-cell>
          <table:table-cell office:value-type="float" office:value="2.01">
            <text:p>2.01</text:p>
          </table:table-cell>
          <table:table-cell office:value-type="float" office:value="2.68">
            <text:p>2.68</text:p>
          </table:table-cell>
          <table:table-cell office:value-type="string">
            <text:p>EDn</text:p>
          </table:table-cell>
        </table:table-row>
        <table:table-row table:style-name="ro1">
          <table:table-cell office:value-type="string">
            <text:p>NGC 4278</text:p>
          </table:table-cell>
          <table:table-cell office:value-type="string">
            <text:p>15.87±0.02</text:p>
          </table:table-cell>
          <table:table-cell office:value-type="string">
            <text:p>14.86±0.03</text:p>
          </table:table-cell>
          <table:table-cell office:value-type="string">
            <text:p>1.02±0.03</text:p>
          </table:table-cell>
          <table:table-cell office:value-type="string">
            <text:p>16.11±0.02</text:p>
          </table:table-cell>
          <table:table-cell office:value-type="string">
            <text:p>15.18±0.01</text:p>
          </table:table-cell>
          <table:table-cell office:value-type="string">
            <text:p>0.92±0.02</text:p>
          </table:table-cell>
          <table:table-cell office:value-type="float" office:value="35">
            <text:p>35</text:p>
          </table:table-cell>
          <table:table-cell office:value-type="float" office:value="35.23">
            <text:p>35.23</text:p>
          </table:table-cell>
          <table:table-cell office:value-type="float" office:value="30.88">
            <text:p>30.88</text:p>
          </table:table-cell>
          <table:table-cell office:value-type="float" office:value="47.59">
            <text:p>47.59</text:p>
          </table:table-cell>
          <table:table-cell office:value-type="string">
            <text:p>...</text:p>
          </table:table-cell>
          <table:table-cell office:value-type="float" office:value="8.98">
            <text:p>8.98</text:p>
          </table:table-cell>
          <table:table-cell table:number-columns-repeated="2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UGC 07387</text:p>
          </table:table-cell>
          <table:table-cell office:value-type="string">
            <text:p>17.91±0.03</text:p>
          </table:table-cell>
          <table:table-cell office:value-type="string">
            <text:p>17.19±0.01</text:p>
          </table:table-cell>
          <table:table-cell office:value-type="string">
            <text:p>0.72±0.04</text:p>
          </table:table-cell>
          <table:table-cell office:value-type="string">
            <text:p>18.48±0.04</text:p>
          </table:table-cell>
          <table:table-cell office:value-type="string">
            <text:p>17.87±0.01</text:p>
          </table:table-cell>
          <table:table-cell office:value-type="string">
            <text:p>0.60±0.04</text:p>
          </table:table-cell>
          <table:table-cell office:value-type="float" office:value="34.23">
            <text:p>34.23</text:p>
          </table:table-cell>
          <table:table-cell office:value-type="float" office:value="34.34">
            <text:p>34.34</text:p>
          </table:table-cell>
          <table:table-cell office:value-type="float" office:value="14.75">
            <text:p>14.75</text:p>
          </table:table-cell>
          <table:table-cell office:value-type="float" office:value="16.09">
            <text:p>16.09</text:p>
          </table:table-cell>
          <table:table-cell office:value-type="float" office:value="2.23">
            <text:p>2.23</text:p>
          </table:table-cell>
          <table:table-cell office:value-type="float" office:value="2.25">
            <text:p>2.25</text:p>
          </table:table-cell>
          <table:table-cell office:value-type="float" office:value="2.16">
            <text:p>2.16</text:p>
          </table:table-cell>
          <table:table-cell office:value-type="float" office:value="2.22">
            <text:p>2.22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4283</text:p>
          </table:table-cell>
          <table:table-cell office:value-type="string">
            <text:p>18.82±0.14</text:p>
          </table:table-cell>
          <table:table-cell office:value-type="string">
            <text:p>17.11±0.07</text:p>
          </table:table-cell>
          <table:table-cell office:value-type="string">
            <text:p>1.71±0.16</text:p>
          </table:table-cell>
          <table:table-cell office:value-type="string">
            <text:p>19.03±0.08</text:p>
          </table:table-cell>
          <table:table-cell office:value-type="string">
            <text:p>17.47±0.02</text:p>
          </table:table-cell>
          <table:table-cell office:value-type="string">
            <text:p>1.56±0.08</text:p>
          </table:table-cell>
          <table:table-cell office:value-type="float" office:value="33.83">
            <text:p>33.83</text:p>
          </table:table-cell>
          <table:table-cell office:value-type="float" office:value="34.34">
            <text:p>34.34</text:p>
          </table:table-cell>
          <table:table-cell office:value-type="float" office:value="12.23">
            <text:p>12.23</text:p>
          </table:table-cell>
          <table:table-cell office:value-type="float" office:value="18.77">
            <text:p>18.77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4286</text:p>
          </table:table-cell>
          <table:table-cell office:value-type="string">
            <text:p>17.23±0.01</text:p>
          </table:table-cell>
          <table:table-cell office:value-type="string">
            <text:p>16.57±0.02</text:p>
          </table:table-cell>
          <table:table-cell office:value-type="string">
            <text:p>0.66±0.03</text:p>
          </table:table-cell>
          <table:table-cell office:value-type="string">
            <text:p>17.26±0.03</text:p>
          </table:table-cell>
          <table:table-cell office:value-type="string">
            <text:p>16.77±0.01</text:p>
          </table:table-cell>
          <table:table-cell office:value-type="string">
            <text:p>0.49±0.03</text:p>
          </table:table-cell>
          <table:table-cell office:value-type="float" office:value="34.16">
            <text:p>34.16</text:p>
          </table:table-cell>
          <table:table-cell office:value-type="float" office:value="34.25">
            <text:p>34.25</text:p>
          </table:table-cell>
          <table:table-cell office:value-type="float" office:value="11.84">
            <text:p>11.84</text:p>
          </table:table-cell>
          <table:table-cell office:value-type="float" office:value="14.33">
            <text:p>14.33</text:p>
          </table:table-cell>
          <table:table-cell table:number-columns-repeated="4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4292</text:p>
          </table:table-cell>
          <table:table-cell office:value-type="string">
            <text:p>18.58±0.05</text:p>
          </table:table-cell>
          <table:table-cell office:value-type="string">
            <text:p>17.05±0.03</text:p>
          </table:table-cell>
          <table:table-cell office:value-type="string">
            <text:p>1.53±0.06</text:p>
          </table:table-cell>
          <table:table-cell office:value-type="string">
            <text:p>...</text:p>
          </table:table-cell>
          <table:table-cell office:value-type="string">
            <text:p>17.25±0.02</text:p>
          </table:table-cell>
          <table:table-cell office:value-type="string">
            <text:p>...</text:p>
          </table:table-cell>
          <table:table-cell office:value-type="float" office:value="33.96">
            <text:p>33.96</text:p>
          </table:table-cell>
          <table:table-cell office:value-type="float" office:value="34.4">
            <text:p>34.4</text:p>
          </table:table-cell>
          <table:table-cell office:value-type="string">
            <text:p>...</text:p>
          </table:table-cell>
          <table:table-cell office:value-type="float" office:value="16.44">
            <text:p>16.44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4298</text:p>
          </table:table-cell>
          <table:table-cell office:value-type="string">
            <text:p>...</text:p>
          </table:table-cell>
          <table:table-cell office:value-type="string">
            <text:p>14.30±0.01</text:p>
          </table:table-cell>
          <table:table-cell table:number-columns-repeated="2" office:value-type="string">
            <text:p>...</text:p>
          </table:table-cell>
          <table:table-cell office:value-type="string">
            <text:p>14.35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5">
            <text:p>35.5</text:p>
          </table:table-cell>
          <table:table-cell office:value-type="string">
            <text:p>...</text:p>
          </table:table-cell>
          <table:table-cell office:value-type="float" office:value="31.76">
            <text:p>31.76</text:p>
          </table:table-cell>
          <table:table-cell office:value-type="string">
            <text:p>...</text:p>
          </table:table-cell>
          <table:table-cell office:value-type="float" office:value="2.2">
            <text:p>2.2</text:p>
          </table:table-cell>
          <table:table-cell office:value-type="string">
            <text:p>...</text:p>
          </table:table-cell>
          <table:table-cell office:value-type="float" office:value="2.18">
            <text:p>2.18</text:p>
          </table:table-cell>
          <table:table-cell office:value-type="string">
            <text:p>ERn</text:p>
          </table:table-cell>
        </table:table-row>
        <table:table-row table:style-name="ro1">
          <table:table-cell office:value-type="string">
            <text:p>UGC 07411</text:p>
          </table:table-cell>
          <table:table-cell office:value-type="string">
            <text:p>...</text:p>
          </table:table-cell>
          <table:table-cell office:value-type="string">
            <text:p>18.72±0.10</text:p>
          </table:table-cell>
          <table:table-cell table:number-columns-repeated="2" office:value-type="string">
            <text:p>...</text:p>
          </table:table-cell>
          <table:table-cell office:value-type="string">
            <text:p>18.78±0.03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3.73">
            <text:p>33.73</text:p>
          </table:table-cell>
          <table:table-cell office:value-type="string">
            <text:p>...</text:p>
          </table:table-cell>
          <table:table-cell office:value-type="float" office:value="9.1">
            <text:p>9.1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IC 0783</text:p>
          </table:table-cell>
          <table:table-cell office:value-type="string">
            <text:p>...</text:p>
          </table:table-cell>
          <table:table-cell office:value-type="string">
            <text:p>17.67±0.08</text:p>
          </table:table-cell>
          <table:table-cell table:number-columns-repeated="2" office:value-type="string">
            <text:p>...</text:p>
          </table:table-cell>
          <table:table-cell office:value-type="string">
            <text:p>18.19±0.03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4.15">
            <text:p>34.15</text:p>
          </table:table-cell>
          <table:table-cell office:value-type="string">
            <text:p>...</text:p>
          </table:table-cell>
          <table:table-cell office:value-type="float" office:value="25.72">
            <text:p>25.72</text:p>
          </table:table-cell>
          <table:table-cell office:value-type="string">
            <text:p>...</text:p>
          </table:table-cell>
          <table:table-cell office:value-type="float" office:value="3.86">
            <text:p>3.86</text:p>
          </table:table-cell>
          <table:table-cell table:number-columns-repeated="2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UGC 07425</text:p>
          </table:table-cell>
          <table:table-cell office:value-type="string">
            <text:p>...</text:p>
          </table:table-cell>
          <table:table-cell office:value-type="string">
            <text:p>18.99±0.12</text:p>
          </table:table-cell>
          <table:table-cell table:number-columns-repeated="2" office:value-type="string">
            <text:p>...</text:p>
          </table:table-cell>
          <table:table-cell office:value-type="string">
            <text:p>19.33±0.08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3.62">
            <text:p>33.62</text:p>
          </table:table-cell>
          <table:table-cell office:value-type="string">
            <text:p>...</text:p>
          </table:table-cell>
          <table:table-cell office:value-type="float" office:value="20.42">
            <text:p>20.42</text:p>
          </table:table-cell>
          <table:table-cell office:value-type="string">
            <text:p>...</text:p>
          </table:table-cell>
          <table:table-cell office:value-type="float" office:value="2.73">
            <text:p>2.73</text:p>
          </table:table-cell>
          <table:table-cell table:number-columns-repeated="2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4303</text:p>
          </table:table-cell>
          <table:table-cell office:value-type="string">
            <text:p>12.08±0.01</text:p>
          </table:table-cell>
          <table:table-cell office:value-type="string">
            <text:p>11.75±0.01</text:p>
          </table:table-cell>
          <table:table-cell office:value-type="string">
            <text:p>0.33±0.01</text:p>
          </table:table-cell>
          <table:table-cell office:value-type="string">
            <text:p>12.13±0.01</text:p>
          </table:table-cell>
          <table:table-cell office:value-type="string">
            <text:p>11.78±0.01</text:p>
          </table:table-cell>
          <table:table-cell office:value-type="string">
            <text:p>0.34±0.01</text:p>
          </table:table-cell>
          <table:table-cell office:value-type="float" office:value="36.56">
            <text:p>36.56</text:p>
          </table:table-cell>
          <table:table-cell office:value-type="float" office:value="36.52">
            <text:p>36.52</text:p>
          </table:table-cell>
          <table:table-cell office:value-type="float" office:value="62.09">
            <text:p>62.09</text:p>
          </table:table-cell>
          <table:table-cell office:value-type="float" office:value="58.05">
            <text:p>58.05</text:p>
          </table:table-cell>
          <table:table-cell office:value-type="float" office:value="2.32">
            <text:p>2.32</text:p>
          </table:table-cell>
          <table:table-cell office:value-type="float" office:value="2.14">
            <text:p>2.14</text:p>
          </table:table-cell>
          <table:table-cell office:value-type="float" office:value="2.33">
            <text:p>2.33</text:p>
          </table:table-cell>
          <table:table-cell office:value-type="float" office:value="2.18">
            <text:p>2.18</text:p>
          </table:table-cell>
          <table:table-cell office:value-type="string">
            <text:p>Edn</text:p>
          </table:table-cell>
        </table:table-row>
        <table:table-row table:style-name="ro1">
          <table:table-cell office:value-type="string">
            <text:p>VCC 0530</text:p>
          </table:table-cell>
          <table:table-cell office:value-type="string">
            <text:p>...</text:p>
          </table:table-cell>
          <table:table-cell office:value-type="string">
            <text:p>17.60±0.02</text:p>
          </table:table-cell>
          <table:table-cell table:number-columns-repeated="2" office:value-type="string">
            <text:p>...</text:p>
          </table:table-cell>
          <table:table-cell office:value-type="string">
            <text:p>18.17±0.03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4.18">
            <text:p>34.18</text:p>
          </table:table-cell>
          <table:table-cell office:value-type="string">
            <text:p>...</text:p>
          </table:table-cell>
          <table:table-cell office:value-type="float" office:value="21.23">
            <text:p>21.23</text:p>
          </table:table-cell>
          <table:table-cell table:number-columns-repeated="4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NGC 4310</text:p>
          </table:table-cell>
          <table:table-cell office:value-type="string">
            <text:p>17.68±0.02</text:p>
          </table:table-cell>
          <table:table-cell office:value-type="string">
            <text:p>16.55±0.01</text:p>
          </table:table-cell>
          <table:table-cell office:value-type="string">
            <text:p>1.13±0.02</text:p>
          </table:table-cell>
          <table:table-cell office:value-type="string">
            <text:p>17.74±0.03</text:p>
          </table:table-cell>
          <table:table-cell office:value-type="string">
            <text:p>16.67±0.01</text:p>
          </table:table-cell>
          <table:table-cell office:value-type="string">
            <text:p>1.07±0.04</text:p>
          </table:table-cell>
          <table:table-cell office:value-type="float" office:value="34.27">
            <text:p>34.27</text:p>
          </table:table-cell>
          <table:table-cell office:value-type="float" office:value="34.55">
            <text:p>34.55</text:p>
          </table:table-cell>
          <table:table-cell office:value-type="string">
            <text:p>...</text:p>
          </table:table-cell>
          <table:table-cell office:value-type="float" office:value="10.05">
            <text:p>10.05</text:p>
          </table:table-cell>
          <table:table-cell table:number-columns-repeated="4" office:value-type="string">
            <text:p>...</text:p>
          </table:table-cell>
          <table:table-cell office:value-type="string">
            <text:p>EV</text:p>
          </table:table-cell>
        </table:table-row>
        <table:table-row table:style-name="ro1">
          <table:table-cell office:value-type="string">
            <text:p>NGC 4301</text:p>
          </table:table-cell>
          <table:table-cell office:value-type="string">
            <text:p>14.55±0.01</text:p>
          </table:table-cell>
          <table:table-cell office:value-type="string">
            <text:p>14.37±0.01</text:p>
          </table:table-cell>
          <table:table-cell office:value-type="string">
            <text:p>0.18±0.01</text:p>
          </table:table-cell>
          <table:table-cell office:value-type="string">
            <text:p>14.85±0.01</text:p>
          </table:table-cell>
          <table:table-cell office:value-type="string">
            <text:p>14.64±0.01</text:p>
          </table:table-cell>
          <table:table-cell office:value-type="string">
            <text:p>0.21±0.01</text:p>
          </table:table-cell>
          <table:table-cell office:value-type="float" office:value="35.58">
            <text:p>35.58</text:p>
          </table:table-cell>
          <table:table-cell office:value-type="float" office:value="35.47">
            <text:p>35.47</text:p>
          </table:table-cell>
          <table:table-cell office:value-type="float" office:value="22.17">
            <text:p>22.17</text:p>
          </table:table-cell>
          <table:table-cell office:value-type="float" office:value="22">
            <text:p>22</text:p>
          </table:table-cell>
          <table:table-cell office:value-type="float" office:value="2.34">
            <text:p>2.34</text:p>
          </table:table-cell>
          <table:table-cell office:value-type="float" office:value="2.4">
            <text:p>2.4</text:p>
          </table:table-cell>
          <table:table-cell office:value-type="float" office:value="2.44">
            <text:p>2.44</text:p>
          </table:table-cell>
          <table:table-cell office:value-type="float" office:value="2.51">
            <text:p>2.51</text:p>
          </table:table-cell>
          <table:table-cell office:value-type="string">
            <text:p>Edn</text:p>
          </table:table-cell>
        </table:table-row>
        <table:table-row table:style-name="ro1">
          <table:table-cell office:value-type="string">
            <text:p>NGC 4312</text:p>
          </table:table-cell>
          <table:table-cell office:value-type="string">
            <text:p>...</text:p>
          </table:table-cell>
          <table:table-cell office:value-type="string">
            <text:p>15.84±0.01</text:p>
          </table:table-cell>
          <table:table-cell table:number-columns-repeated="2" office:value-type="string">
            <text:p>...</text:p>
          </table:table-cell>
          <table:table-cell office:value-type="string">
            <text:p>16.05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4.88">
            <text:p>34.88</text:p>
          </table:table-cell>
          <table:table-cell office:value-type="string">
            <text:p>...</text:p>
          </table:table-cell>
          <table:table-cell office:value-type="float" office:value="31.13">
            <text:p>31.13</text:p>
          </table:table-cell>
          <table:table-cell office:value-type="string">
            <text:p>...</text:p>
          </table:table-cell>
          <table:table-cell office:value-type="float" office:value="3.23">
            <text:p>3.23</text:p>
          </table:table-cell>
          <table:table-cell office:value-type="string">
            <text:p>...</text:p>
          </table:table-cell>
          <table:table-cell office:value-type="float" office:value="3.22">
            <text:p>3.22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4314</text:p>
          </table:table-cell>
          <table:table-cell office:value-type="string">
            <text:p>15.49±0.01</text:p>
          </table:table-cell>
          <table:table-cell office:value-type="string">
            <text:p>14.56±0.01</text:p>
          </table:table-cell>
          <table:table-cell office:value-type="string">
            <text:p>0.93±0.01</text:p>
          </table:table-cell>
          <table:table-cell office:value-type="string">
            <text:p>15.52±0.02</text:p>
          </table:table-cell>
          <table:table-cell office:value-type="string">
            <text:p>14.60±0.01</text:p>
          </table:table-cell>
          <table:table-cell office:value-type="string">
            <text:p>0.92±0.02</text:p>
          </table:table-cell>
          <table:table-cell office:value-type="float" office:value="35.15">
            <text:p>35.15</text:p>
          </table:table-cell>
          <table:table-cell office:value-type="float" office:value="35.35">
            <text:p>35.35</text:p>
          </table:table-cell>
          <table:table-cell table:number-columns-repeated="6" office:value-type="string">
            <text:p>...</text:p>
          </table:table-cell>
          <table:table-cell office:value-type="string">
            <text:p>EV</text:p>
          </table:table-cell>
        </table:table-row>
        <table:table-row table:style-name="ro1">
          <table:table-cell office:value-type="string">
            <text:p>NGC 4321</text:p>
          </table:table-cell>
          <table:table-cell office:value-type="string">
            <text:p>...</text:p>
          </table:table-cell>
          <table:table-cell office:value-type="string">
            <text:p>12.07±0.01</text:p>
          </table:table-cell>
          <table:table-cell table:number-columns-repeated="2" office:value-type="string">
            <text:p>...</text:p>
          </table:table-cell>
          <table:table-cell office:value-type="string">
            <text:p>12.10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6.42">
            <text:p>36.42</text:p>
          </table:table-cell>
          <table:table-cell office:value-type="string">
            <text:p>...</text:p>
          </table:table-cell>
          <table:table-cell office:value-type="float" office:value="83.29">
            <text:p>83.29</text:p>
          </table:table-cell>
          <table:table-cell office:value-type="string">
            <text:p>...</text:p>
          </table:table-cell>
          <table:table-cell office:value-type="float" office:value="2.42">
            <text:p>2.42</text:p>
          </table:table-cell>
          <table:table-cell office:value-type="string">
            <text:p>...</text:p>
          </table:table-cell>
          <table:table-cell office:value-type="float" office:value="2.51">
            <text:p>2.51</text:p>
          </table:table-cell>
          <table:table-cell office:value-type="string">
            <text:p>VFn</text:p>
          </table:table-cell>
        </table:table-row>
        <table:table-row table:style-name="ro1">
          <table:table-cell office:value-type="string">
            <text:p>NGC 4323</text:p>
          </table:table-cell>
          <table:table-cell office:value-type="string">
            <text:p>...</text:p>
          </table:table-cell>
          <table:table-cell office:value-type="string">
            <text:p>17.72±0.02</text:p>
          </table:table-cell>
          <table:table-cell table:number-columns-repeated="2" office:value-type="string">
            <text:p>...</text:p>
          </table:table-cell>
          <table:table-cell office:value-type="string">
            <text:p>18.54±0.04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4.13">
            <text:p>34.13</text:p>
          </table:table-cell>
          <table:table-cell office:value-type="string">
            <text:p>...</text:p>
          </table:table-cell>
          <table:table-cell office:value-type="float" office:value="28.06">
            <text:p>28.06</text:p>
          </table:table-cell>
          <table:table-cell table:number-columns-repeated="4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NGC 4328</text:p>
          </table:table-cell>
          <table:table-cell office:value-type="string">
            <text:p>...</text:p>
          </table:table-cell>
          <table:table-cell office:value-type="string">
            <text:p>17.62±0.05</text:p>
          </table:table-cell>
          <table:table-cell table:number-columns-repeated="2" office:value-type="string">
            <text:p>...</text:p>
          </table:table-cell>
          <table:table-cell office:value-type="string">
            <text:p>18.12±0.03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4.17">
            <text:p>34.17</text:p>
          </table:table-cell>
          <table:table-cell office:value-type="string">
            <text:p>...</text:p>
          </table:table-cell>
          <table:table-cell office:value-type="float" office:value="24.96">
            <text:p>24.96</text:p>
          </table:table-cell>
          <table:table-cell table:number-columns-repeated="4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NGC 4344</text:p>
          </table:table-cell>
          <table:table-cell office:value-type="string">
            <text:p>16.39±0.01</text:p>
          </table:table-cell>
          <table:table-cell office:value-type="string">
            <text:p>15.72±0.01</text:p>
          </table:table-cell>
          <table:table-cell office:value-type="string">
            <text:p>0.67±0.01</text:p>
          </table:table-cell>
          <table:table-cell office:value-type="string">
            <text:p>16.43±0.03</text:p>
          </table:table-cell>
          <table:table-cell office:value-type="string">
            <text:p>15.80±0.01</text:p>
          </table:table-cell>
          <table:table-cell office:value-type="string">
            <text:p>0.63±0.04</text:p>
          </table:table-cell>
          <table:table-cell office:value-type="float" office:value="34.84">
            <text:p>34.84</text:p>
          </table:table-cell>
          <table:table-cell office:value-type="float" office:value="34.93">
            <text:p>34.93</text:p>
          </table:table-cell>
          <table:table-cell table:number-columns-repeated="6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NGC 4371</text:p>
          </table:table-cell>
          <table:table-cell office:value-type="string">
            <text:p>17.46±0.04</text:p>
          </table:table-cell>
          <table:table-cell office:value-type="string">
            <text:p>16.00±0.01</text:p>
          </table:table-cell>
          <table:table-cell office:value-type="string">
            <text:p>1.46±0.04</text:p>
          </table:table-cell>
          <table:table-cell office:value-type="string">
            <text:p>17.53±0.04</text:p>
          </table:table-cell>
          <table:table-cell office:value-type="string">
            <text:p>16.13±0.01</text:p>
          </table:table-cell>
          <table:table-cell office:value-type="string">
            <text:p>1.40±0.04</text:p>
          </table:table-cell>
          <table:table-cell office:value-type="float" office:value="34.41">
            <text:p>34.41</text:p>
          </table:table-cell>
          <table:table-cell office:value-type="float" office:value="34.82">
            <text:p>34.82</text:p>
          </table:table-cell>
          <table:table-cell office:value-type="float" office:value="21.06">
            <text:p>21.06</text:p>
          </table:table-cell>
          <table:table-cell office:value-type="float" office:value="26.87">
            <text:p>26.87</text:p>
          </table:table-cell>
          <table:table-cell office:value-type="string">
            <text:p>...</text:p>
          </table:table-cell>
          <table:table-cell office:value-type="float" office:value="5.52">
            <text:p>5.52</text:p>
          </table:table-cell>
          <table:table-cell table:number-columns-repeated="2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MESSIER 084</text:p>
          </table:table-cell>
          <table:table-cell office:value-type="string">
            <text:p>15.60±0.02</text:p>
          </table:table-cell>
          <table:table-cell office:value-type="string">
            <text:p>14.32±0.01</text:p>
          </table:table-cell>
          <table:table-cell office:value-type="string">
            <text:p>1.28±0.02</text:p>
          </table:table-cell>
          <table:table-cell office:value-type="string">
            <text:p>15.74±0.02</text:p>
          </table:table-cell>
          <table:table-cell office:value-type="string">
            <text:p>14.54±0.01</text:p>
          </table:table-cell>
          <table:table-cell office:value-type="string">
            <text:p>1.20±0.02</text:p>
          </table:table-cell>
          <table:table-cell office:value-type="float" office:value="35.16">
            <text:p>35.16</text:p>
          </table:table-cell>
          <table:table-cell office:value-type="float" office:value="35.49">
            <text:p>35.49</text:p>
          </table:table-cell>
          <table:table-cell office:value-type="float" office:value="41.79">
            <text:p>41.79</text:p>
          </table:table-cell>
          <table:table-cell office:value-type="float" office:value="64.14">
            <text:p>64.14</text:p>
          </table:table-cell>
          <table:table-cell office:value-type="float" office:value="9.59">
            <text:p>9.59</text:p>
          </table:table-cell>
          <table:table-cell office:value-type="float" office:value="6.8">
            <text:p>6.8</text:p>
          </table:table-cell>
          <table:table-cell office:value-type="string">
            <text:p>...</text:p>
          </table:table-cell>
          <table:table-cell office:value-type="float" office:value="5.17">
            <text:p>5.17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IC 3305</text:p>
          </table:table-cell>
          <table:table-cell office:value-type="string">
            <text:p>21.19±0.18</text:p>
          </table:table-cell>
          <table:table-cell office:value-type="string">
            <text:p>18.30±0.02</text:p>
          </table:table-cell>
          <table:table-cell office:value-type="string">
            <text:p>2.90±0.18</text:p>
          </table:table-cell>
          <table:table-cell office:value-type="string">
            <text:p>...</text:p>
          </table:table-cell>
          <table:table-cell office:value-type="string">
            <text:p>18.71±0.03</text:p>
          </table:table-cell>
          <table:table-cell office:value-type="string">
            <text:p>...</text:p>
          </table:table-cell>
          <table:table-cell office:value-type="float" office:value="32.92">
            <text:p>32.92</text:p>
          </table:table-cell>
          <table:table-cell office:value-type="float" office:value="33.9">
            <text:p>33.9</text:p>
          </table:table-cell>
          <table:table-cell office:value-type="float" office:value="10.14">
            <text:p>10.14</text:p>
          </table:table-cell>
          <table:table-cell office:value-type="float" office:value="13.62">
            <text:p>13.62</text:p>
          </table:table-cell>
          <table:table-cell office:value-type="string">
            <text:p>...</text:p>
          </table:table-cell>
          <table:table-cell office:value-type="float" office:value="2.76">
            <text:p>2.76</text:p>
          </table:table-cell>
          <table:table-cell table:number-columns-repeated="2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4379</text:p>
          </table:table-cell>
          <table:table-cell office:value-type="string">
            <text:p>18.31±0.04</text:p>
          </table:table-cell>
          <table:table-cell office:value-type="string">
            <text:p>16.78±0.01</text:p>
          </table:table-cell>
          <table:table-cell office:value-type="string">
            <text:p>1.53±0.04</text:p>
          </table:table-cell>
          <table:table-cell office:value-type="string">
            <text:p>18.34±0.06</text:p>
          </table:table-cell>
          <table:table-cell office:value-type="string">
            <text:p>16.84±0.01</text:p>
          </table:table-cell>
          <table:table-cell office:value-type="string">
            <text:p>1.50±0.06</text:p>
          </table:table-cell>
          <table:table-cell office:value-type="float" office:value="34.07">
            <text:p>34.07</text:p>
          </table:table-cell>
          <table:table-cell office:value-type="float" office:value="34.51">
            <text:p>34.51</text:p>
          </table:table-cell>
          <table:table-cell office:value-type="string">
            <text:p>...</text:p>
          </table:table-cell>
          <table:table-cell office:value-type="float" office:value="13.46">
            <text:p>13.46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IC 0787</text:p>
          </table:table-cell>
          <table:table-cell office:value-type="string">
            <text:p>19.48±0.10</text:p>
          </table:table-cell>
          <table:table-cell office:value-type="string">
            <text:p>18.81±0.05</text:p>
          </table:table-cell>
          <table:table-cell office:value-type="string">
            <text:p>0.67±0.11</text:p>
          </table:table-cell>
          <table:table-cell office:value-type="string">
            <text:p>19.77±0.08</text:p>
          </table:table-cell>
          <table:table-cell office:value-type="string">
            <text:p>19.12±0.03</text:p>
          </table:table-cell>
          <table:table-cell office:value-type="string">
            <text:p>0.65±0.09</text:p>
          </table:table-cell>
          <table:table-cell office:value-type="float" office:value="35.32">
            <text:p>35.32</text:p>
          </table:table-cell>
          <table:table-cell office:value-type="float" office:value="35.41">
            <text:p>35.41</text:p>
          </table:table-cell>
          <table:table-cell office:value-type="float" office:value="10.55">
            <text:p>10.55</text:p>
          </table:table-cell>
          <table:table-cell office:value-type="float" office:value="10.9">
            <text:p>10.9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4383</text:p>
          </table:table-cell>
          <table:table-cell office:value-type="string">
            <text:p>14.17±0.01</text:p>
          </table:table-cell>
          <table:table-cell office:value-type="string">
            <text:p>13.94±0.01</text:p>
          </table:table-cell>
          <table:table-cell office:value-type="string">
            <text:p>0.24±0.01</text:p>
          </table:table-cell>
          <table:table-cell office:value-type="string">
            <text:p>14.33±0.01</text:p>
          </table:table-cell>
          <table:table-cell office:value-type="string">
            <text:p>14.06±0.01</text:p>
          </table:table-cell>
          <table:table-cell office:value-type="string">
            <text:p>0.27±0.01</text:p>
          </table:table-cell>
          <table:table-cell office:value-type="float" office:value="35.73">
            <text:p>35.73</text:p>
          </table:table-cell>
          <table:table-cell office:value-type="float" office:value="35.64">
            <text:p>35.64</text:p>
          </table:table-cell>
          <table:table-cell table:number-columns-repeated="6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IC 3311</text:p>
          </table:table-cell>
          <table:table-cell office:value-type="string">
            <text:p>17.40±0.02</text:p>
          </table:table-cell>
          <table:table-cell office:value-type="string">
            <text:p>16.76±0.02</text:p>
          </table:table-cell>
          <table:table-cell office:value-type="string">
            <text:p>0.64±0.02</text:p>
          </table:table-cell>
          <table:table-cell office:value-type="string">
            <text:p>17.53±0.02</text:p>
          </table:table-cell>
          <table:table-cell office:value-type="string">
            <text:p>17.01±0.01</text:p>
          </table:table-cell>
          <table:table-cell office:value-type="string">
            <text:p>0.52±0.02</text:p>
          </table:table-cell>
          <table:table-cell office:value-type="float" office:value="34.44">
            <text:p>34.44</text:p>
          </table:table-cell>
          <table:table-cell office:value-type="float" office:value="34.52">
            <text:p>34.52</text:p>
          </table:table-cell>
          <table:table-cell office:value-type="float" office:value="10.12">
            <text:p>10.12</text:p>
          </table:table-cell>
          <table:table-cell office:value-type="float" office:value="12.17">
            <text:p>12.17</text:p>
          </table:table-cell>
          <table:table-cell office:value-type="float" office:value="2.38">
            <text:p>2.38</text:p>
          </table:table-cell>
          <table:table-cell office:value-type="float" office:value="2.48">
            <text:p>2.48</text:p>
          </table:table-cell>
          <table:table-cell office:value-type="float" office:value="2.38">
            <text:p>2.38</text:p>
          </table:table-cell>
          <table:table-cell office:value-type="float" office:value="2.49">
            <text:p>2.49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CGCG 014-032</text:p>
          </table:table-cell>
          <table:table-cell office:value-type="string">
            <text:p>...</text:p>
          </table:table-cell>
          <table:table-cell office:value-type="string">
            <text:p>16.71±0.08</text:p>
          </table:table-cell>
          <table:table-cell table:number-columns-repeated="2" office:value-type="string">
            <text:p>...</text:p>
          </table:table-cell>
          <table:table-cell office:value-type="string">
            <text:p>17.06±0.04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6.14">
            <text:p>36.14</text:p>
          </table:table-cell>
          <table:table-cell office:value-type="string">
            <text:p>...</text:p>
          </table:table-cell>
          <table:table-cell office:value-type="float" office:value="16.53">
            <text:p>16.53</text:p>
          </table:table-cell>
          <table:table-cell office:value-type="string">
            <text:p>...</text:p>
          </table:table-cell>
          <table:table-cell office:value-type="float" office:value="2.44">
            <text:p>2.44</text:p>
          </table:table-cell>
          <table:table-cell office:value-type="string">
            <text:p>...</text:p>
          </table:table-cell>
          <table:table-cell office:value-type="float" office:value="2.48">
            <text:p>2.48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NGC 4387</text:p>
          </table:table-cell>
          <table:table-cell office:value-type="string">
            <text:p>19.07±0.05</text:p>
          </table:table-cell>
          <table:table-cell office:value-type="string">
            <text:p>17.48±0.01</text:p>
          </table:table-cell>
          <table:table-cell office:value-type="string">
            <text:p>1.59±0.05</text:p>
          </table:table-cell>
          <table:table-cell office:value-type="string">
            <text:p>...</text:p>
          </table:table-cell>
          <table:table-cell office:value-type="string">
            <text:p>17.51±0.02</text:p>
          </table:table-cell>
          <table:table-cell office:value-type="string">
            <text:p>...</text:p>
          </table:table-cell>
          <table:table-cell office:value-type="float" office:value="33.77">
            <text:p>33.77</text:p>
          </table:table-cell>
          <table:table-cell office:value-type="float" office:value="34.23">
            <text:p>34.23</text:p>
          </table:table-cell>
          <table:table-cell table:number-columns-repeated="6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Tol 65</text:p>
          </table:table-cell>
          <table:table-cell office:value-type="string">
            <text:p>17.48±0.05</text:p>
          </table:table-cell>
          <table:table-cell office:value-type="string">
            <text:p>17.36±0.03</text:p>
          </table:table-cell>
          <table:table-cell office:value-type="string">
            <text:p>0.12±0.06</text:p>
          </table:table-cell>
          <table:table-cell office:value-type="string">
            <text:p>17.50±0.03</text:p>
          </table:table-cell>
          <table:table-cell office:value-type="string">
            <text:p>17.41±0.02</text:p>
          </table:table-cell>
          <table:table-cell office:value-type="string">
            <text:p>0.10±0.03</text:p>
          </table:table-cell>
          <table:table-cell office:value-type="float" office:value="35.06">
            <text:p>35.06</text:p>
          </table:table-cell>
          <table:table-cell office:value-type="float" office:value="34.93">
            <text:p>34.93</text:p>
          </table:table-cell>
          <table:table-cell table:number-columns-repeated="7" office:value-type="string">
            <text:p>...</text:p>
          </table:table-cell>
        </table:table-row>
        <table:table-row table:style-name="ro1">
          <table:table-cell office:value-type="string">
            <text:p>NGC 4388</text:p>
          </table:table-cell>
          <table:table-cell office:value-type="string">
            <text:p>14.68±0.01</text:p>
          </table:table-cell>
          <table:table-cell office:value-type="string">
            <text:p>14.01±0.01</text:p>
          </table:table-cell>
          <table:table-cell office:value-type="string">
            <text:p>0.67±0.01</text:p>
          </table:table-cell>
          <table:table-cell office:value-type="string">
            <text:p>14.73±0.01</text:p>
          </table:table-cell>
          <table:table-cell office:value-type="string">
            <text:p>14.14±0.01</text:p>
          </table:table-cell>
          <table:table-cell office:value-type="string">
            <text:p>0.59±0.01</text:p>
          </table:table-cell>
          <table:table-cell office:value-type="float" office:value="35.52">
            <text:p>35.52</text:p>
          </table:table-cell>
          <table:table-cell office:value-type="float" office:value="35.62">
            <text:p>35.62</text:p>
          </table:table-cell>
          <table:table-cell office:value-type="float" office:value="13.81">
            <text:p>13.81</text:p>
          </table:table-cell>
          <table:table-cell office:value-type="float" office:value="20.74">
            <text:p>20.74</text:p>
          </table:table-cell>
          <table:table-cell office:value-type="float" office:value="3.54">
            <text:p>3.54</text:p>
          </table:table-cell>
          <table:table-cell office:value-type="float" office:value="4.59">
            <text:p>4.59</text:p>
          </table:table-cell>
          <table:table-cell office:value-type="float" office:value="3.46">
            <text:p>3.46</text:p>
          </table:table-cell>
          <table:table-cell office:value-type="float" office:value="4.03">
            <text:p>4.03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NGC 4395</text:p>
          </table:table-cell>
          <table:table-cell office:value-type="string">
            <text:p>11.67±0.01</text:p>
          </table:table-cell>
          <table:table-cell office:value-type="string">
            <text:p>11.54±0.01</text:p>
          </table:table-cell>
          <table:table-cell office:value-type="string">
            <text:p>0.13±0.01</text:p>
          </table:table-cell>
          <table:table-cell office:value-type="string">
            <text:p>11.71±0.01</text:p>
          </table:table-cell>
          <table:table-cell office:value-type="string">
            <text:p>11.59±0.01</text:p>
          </table:table-cell>
          <table:table-cell office:value-type="string">
            <text:p>0.12±0.01</text:p>
          </table:table-cell>
          <table:table-cell office:value-type="float" office:value="35.51">
            <text:p>35.51</text:p>
          </table:table-cell>
          <table:table-cell office:value-type="float" office:value="35.39">
            <text:p>35.39</text:p>
          </table:table-cell>
          <table:table-cell office:value-type="float" office:value="148.72">
            <text:p>148.72</text:p>
          </table:table-cell>
          <table:table-cell office:value-type="float" office:value="153.14">
            <text:p>153.14</text:p>
          </table:table-cell>
          <table:table-cell office:value-type="float" office:value="1.98">
            <text:p>1.98</text:p>
          </table:table-cell>
          <table:table-cell office:value-type="float" office:value="2.11">
            <text:p>2.11</text:p>
          </table:table-cell>
          <table:table-cell office:value-type="float" office:value="1.91">
            <text:p>1.91</text:p>
          </table:table-cell>
          <table:table-cell office:value-type="float" office:value="2">
            <text:p>2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IC 3330</text:p>
          </table:table-cell>
          <table:table-cell office:value-type="string">
            <text:p>17.02±0.03</text:p>
          </table:table-cell>
          <table:table-cell office:value-type="string">
            <text:p>16.59±0.02</text:p>
          </table:table-cell>
          <table:table-cell office:value-type="string">
            <text:p>0.43±0.03</text:p>
          </table:table-cell>
          <table:table-cell office:value-type="string">
            <text:p>17.17±0.03</text:p>
          </table:table-cell>
          <table:table-cell office:value-type="string">
            <text:p>16.78±0.01</text:p>
          </table:table-cell>
          <table:table-cell office:value-type="string">
            <text:p>0.39±0.03</text:p>
          </table:table-cell>
          <table:table-cell office:value-type="float" office:value="36.13">
            <text:p>36.13</text:p>
          </table:table-cell>
          <table:table-cell office:value-type="float" office:value="36.12">
            <text:p>36.12</text:p>
          </table:table-cell>
          <table:table-cell office:value-type="float" office:value="12.69">
            <text:p>12.69</text:p>
          </table:table-cell>
          <table:table-cell office:value-type="float" office:value="12.2">
            <text:p>12.2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4396</text:p>
          </table:table-cell>
          <table:table-cell office:value-type="string">
            <text:p>14.99±0.01</text:p>
          </table:table-cell>
          <table:table-cell office:value-type="string">
            <text:p>14.58±0.01</text:p>
          </table:table-cell>
          <table:table-cell office:value-type="string">
            <text:p>0.40±0.01</text:p>
          </table:table-cell>
          <table:table-cell office:value-type="string">
            <text:p>15.09±0.01</text:p>
          </table:table-cell>
          <table:table-cell office:value-type="string">
            <text:p>14.71±0.01</text:p>
          </table:table-cell>
          <table:table-cell office:value-type="string">
            <text:p>0.38±0.01</text:p>
          </table:table-cell>
          <table:table-cell office:value-type="float" office:value="35.4">
            <text:p>35.4</text:p>
          </table:table-cell>
          <table:table-cell office:value-type="float" office:value="35.39">
            <text:p>35.39</text:p>
          </table:table-cell>
          <table:table-cell office:value-type="float" office:value="26.06">
            <text:p>26.06</text:p>
          </table:table-cell>
          <table:table-cell office:value-type="float" office:value="26.77">
            <text:p>26.77</text:p>
          </table:table-cell>
          <table:table-cell office:value-type="float" office:value="2.61">
            <text:p>2.61</text:p>
          </table:table-cell>
          <table:table-cell office:value-type="float" office:value="2.68">
            <text:p>2.68</text:p>
          </table:table-cell>
          <table:table-cell office:value-type="float" office:value="2.57">
            <text:p>2.57</text:p>
          </table:table-cell>
          <table:table-cell office:value-type="float" office:value="2.66">
            <text:p>2.66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4405</text:p>
          </table:table-cell>
          <table:table-cell office:value-type="string">
            <text:p>16.53±0.01</text:p>
          </table:table-cell>
          <table:table-cell office:value-type="string">
            <text:p>15.66±0.01</text:p>
          </table:table-cell>
          <table:table-cell office:value-type="string">
            <text:p>0.87±0.01</text:p>
          </table:table-cell>
          <table:table-cell office:value-type="string">
            <text:p>16.57±0.01</text:p>
          </table:table-cell>
          <table:table-cell office:value-type="string">
            <text:p>15.74±0.01</text:p>
          </table:table-cell>
          <table:table-cell office:value-type="string">
            <text:p>0.83±0.02</text:p>
          </table:table-cell>
          <table:table-cell office:value-type="float" office:value="34.78">
            <text:p>34.78</text:p>
          </table:table-cell>
          <table:table-cell office:value-type="float" office:value="34.96">
            <text:p>34.96</text:p>
          </table:table-cell>
          <table:table-cell office:value-type="string">
            <text:p>...</text:p>
          </table:table-cell>
          <table:table-cell office:value-type="float" office:value="9.99">
            <text:p>9.99</text:p>
          </table:table-cell>
          <table:table-cell table:number-columns-repeated="4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NGC 4402</text:p>
          </table:table-cell>
          <table:table-cell office:value-type="string">
            <text:p>16.54±0.01</text:p>
          </table:table-cell>
          <table:table-cell office:value-type="string">
            <text:p>15.60±0.01</text:p>
          </table:table-cell>
          <table:table-cell office:value-type="string">
            <text:p>0.94±0.01</text:p>
          </table:table-cell>
          <table:table-cell office:value-type="string">
            <text:p>16.63±0.01</text:p>
          </table:table-cell>
          <table:table-cell office:value-type="string">
            <text:p>15.76±0.01</text:p>
          </table:table-cell>
          <table:table-cell office:value-type="string">
            <text:p>0.87±0.02</text:p>
          </table:table-cell>
          <table:table-cell office:value-type="float" office:value="34.78">
            <text:p>34.78</text:p>
          </table:table-cell>
          <table:table-cell office:value-type="float" office:value="34.98">
            <text:p>34.98</text:p>
          </table:table-cell>
          <table:table-cell office:value-type="float" office:value="25.22">
            <text:p>25.22</text:p>
          </table:table-cell>
          <table:table-cell office:value-type="float" office:value="29.78">
            <text:p>29.78</text:p>
          </table:table-cell>
          <table:table-cell office:value-type="float" office:value="2.05">
            <text:p>2.05</text:p>
          </table:table-cell>
          <table:table-cell office:value-type="float" office:value="2.39">
            <text:p>2.39</text:p>
          </table:table-cell>
          <table:table-cell office:value-type="float" office:value="2">
            <text:p>2</text:p>
          </table:table-cell>
          <table:table-cell office:value-type="float" office:value="2.35">
            <text:p>2.35</text:p>
          </table:table-cell>
          <table:table-cell office:value-type="string">
            <text:p>ED</text:p>
          </table:table-cell>
        </table:table-row>
        <table:table-row table:style-name="ro1">
          <table:table-cell office:value-type="string">
            <text:p>MESSIER 086</text:p>
          </table:table-cell>
          <table:table-cell office:value-type="string">
            <text:p>15.38±0.02</text:p>
          </table:table-cell>
          <table:table-cell office:value-type="string">
            <text:p>14.08±0.01</text:p>
          </table:table-cell>
          <table:table-cell office:value-type="string">
            <text:p>1.30±0.02</text:p>
          </table:table-cell>
          <table:table-cell office:value-type="string">
            <text:p>15.66±0.02</text:p>
          </table:table-cell>
          <table:table-cell office:value-type="string">
            <text:p>14.41±0.01</text:p>
          </table:table-cell>
          <table:table-cell office:value-type="string">
            <text:p>1.25±0.02</text:p>
          </table:table-cell>
          <table:table-cell office:value-type="float" office:value="35.24">
            <text:p>35.24</text:p>
          </table:table-cell>
          <table:table-cell office:value-type="float" office:value="35.59">
            <text:p>35.59</text:p>
          </table:table-cell>
          <table:table-cell office:value-type="float" office:value="97.37">
            <text:p>97.37</text:p>
          </table:table-cell>
          <table:table-cell office:value-type="float" office:value="111.74">
            <text:p>111.74</text:p>
          </table:table-cell>
          <table:table-cell office:value-type="float" office:value="5.67">
            <text:p>5.67</text:p>
          </table:table-cell>
          <table:table-cell office:value-type="float" office:value="5.2">
            <text:p>5.2</text:p>
          </table:table-cell>
          <table:table-cell office:value-type="float" office:value="4.71">
            <text:p>4.71</text:p>
          </table:table-cell>
          <table:table-cell office:value-type="float" office:value="4.46">
            <text:p>4.46</text:p>
          </table:table-cell>
          <table:table-cell office:value-type="string">
            <text:p>EV</text:p>
          </table:table-cell>
        </table:table-row>
        <table:table-row table:style-name="ro1">
          <table:table-cell office:value-type="string">
            <text:p>NGC 4414</text:p>
          </table:table-cell>
          <table:table-cell office:value-type="string">
            <text:p>14.08±0.01</text:p>
          </table:table-cell>
          <table:table-cell office:value-type="string">
            <text:p>13.39±0.01</text:p>
          </table:table-cell>
          <table:table-cell office:value-type="string">
            <text:p>0.69±0.02</text:p>
          </table:table-cell>
          <table:table-cell office:value-type="string">
            <text:p>14.26±0.01</text:p>
          </table:table-cell>
          <table:table-cell office:value-type="string">
            <text:p>13.51±0.01</text:p>
          </table:table-cell>
          <table:table-cell office:value-type="string">
            <text:p>0.75±0.01</text:p>
          </table:table-cell>
          <table:table-cell office:value-type="float" office:value="35.84">
            <text:p>35.84</text:p>
          </table:table-cell>
          <table:table-cell office:value-type="float" office:value="35.94">
            <text:p>35.94</text:p>
          </table:table-cell>
          <table:table-cell office:value-type="float" office:value="42.48">
            <text:p>42.48</text:p>
          </table:table-cell>
          <table:table-cell office:value-type="float" office:value="37.76">
            <text:p>37.76</text:p>
          </table:table-cell>
          <table:table-cell office:value-type="float" office:value="2">
            <text:p>2</text:p>
          </table:table-cell>
          <table:table-cell office:value-type="float" office:value="2.39">
            <text:p>2.39</text:p>
          </table:table-cell>
          <table:table-cell office:value-type="float" office:value="2.02">
            <text:p>2.02</text:p>
          </table:table-cell>
          <table:table-cell office:value-type="float" office:value="2.51">
            <text:p>2.51</text:p>
          </table:table-cell>
          <table:table-cell office:value-type="string">
            <text:p>EF,EE</text:p>
          </table:table-cell>
        </table:table-row>
        <table:table-row table:style-name="ro1">
          <table:table-cell office:value-type="string">
            <text:p>NGC 4407</text:p>
          </table:table-cell>
          <table:table-cell office:value-type="string">
            <text:p>15.56±0.01</text:p>
          </table:table-cell>
          <table:table-cell office:value-type="string">
            <text:p>15.04±0.01</text:p>
          </table:table-cell>
          <table:table-cell office:value-type="string">
            <text:p>0.52±0.01</text:p>
          </table:table-cell>
          <table:table-cell office:value-type="string">
            <text:p>15.58±0.01</text:p>
          </table:table-cell>
          <table:table-cell office:value-type="string">
            <text:p>15.08±0.01</text:p>
          </table:table-cell>
          <table:table-cell office:value-type="string">
            <text:p>0.51±0.01</text:p>
          </table:table-cell>
          <table:table-cell office:value-type="float" office:value="35.17">
            <text:p>35.17</text:p>
          </table:table-cell>
          <table:table-cell office:value-type="float" office:value="35.2">
            <text:p>35.2</text:p>
          </table:table-cell>
          <table:table-cell office:value-type="float" office:value="14.83">
            <text:p>14.83</text:p>
          </table:table-cell>
          <table:table-cell office:value-type="float" office:value="15.53">
            <text:p>15.53</text:p>
          </table:table-cell>
          <table:table-cell table:number-columns-repeated="4" office:value-type="string">
            <text:p>...</text:p>
          </table:table-cell>
          <table:table-cell office:value-type="string">
            <text:p>ERn</text:p>
          </table:table-cell>
        </table:table-row>
        <table:table-row table:style-name="ro1">
          <table:table-cell office:value-type="string">
            <text:p>IC 3356</text:p>
          </table:table-cell>
          <table:table-cell office:value-type="string">
            <text:p>16.50±0.01</text:p>
          </table:table-cell>
          <table:table-cell office:value-type="string">
            <text:p>16.33±0.01</text:p>
          </table:table-cell>
          <table:table-cell office:value-type="string">
            <text:p>0.17±0.02</text:p>
          </table:table-cell>
          <table:table-cell office:value-type="string">
            <text:p>17.18±0.02</text:p>
          </table:table-cell>
          <table:table-cell office:value-type="string">
            <text:p>16.98±0.01</text:p>
          </table:table-cell>
          <table:table-cell office:value-type="string">
            <text:p>0.20±0.03</text:p>
          </table:table-cell>
          <table:table-cell office:value-type="float" office:value="34.8">
            <text:p>34.8</text:p>
          </table:table-cell>
          <table:table-cell office:value-type="float" office:value="34.69">
            <text:p>34.69</text:p>
          </table:table-cell>
          <table:table-cell office:value-type="float" office:value="30.7">
            <text:p>30.7</text:p>
          </table:table-cell>
          <table:table-cell office:value-type="float" office:value="29.81">
            <text:p>29.81</text:p>
          </table:table-cell>
          <table:table-cell table:number-columns-repeated="2" office:value-type="float" office:value="3.19">
            <text:p>3.19</text:p>
          </table:table-cell>
          <table:table-cell office:value-type="float" office:value="3.25">
            <text:p>3.25</text:p>
          </table:table-cell>
          <table:table-cell office:value-type="float" office:value="3.21">
            <text:p>3.21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IC 3355</text:p>
          </table:table-cell>
          <table:table-cell office:value-type="string">
            <text:p>16.62±0.01</text:p>
          </table:table-cell>
          <table:table-cell office:value-type="string">
            <text:p>16.29±0.01</text:p>
          </table:table-cell>
          <table:table-cell office:value-type="string">
            <text:p>0.33±0.01</text:p>
          </table:table-cell>
          <table:table-cell office:value-type="string">
            <text:p>16.91±0.02</text:p>
          </table:table-cell>
          <table:table-cell office:value-type="string">
            <text:p>16.63±0.01</text:p>
          </table:table-cell>
          <table:table-cell office:value-type="string">
            <text:p>0.28±0.02</text:p>
          </table:table-cell>
          <table:table-cell office:value-type="float" office:value="34.75">
            <text:p>34.75</text:p>
          </table:table-cell>
          <table:table-cell office:value-type="float" office:value="34.7">
            <text:p>34.7</text:p>
          </table:table-cell>
          <table:table-cell office:value-type="float" office:value="12.53">
            <text:p>12.53</text:p>
          </table:table-cell>
          <table:table-cell office:value-type="float" office:value="13.3">
            <text:p>13.3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IC 3358</text:p>
          </table:table-cell>
          <table:table-cell office:value-type="string">
            <text:p>19.35±0.11</text:p>
          </table:table-cell>
          <table:table-cell office:value-type="string">
            <text:p>17.35±0.05</text:p>
          </table:table-cell>
          <table:table-cell office:value-type="string">
            <text:p>2.00±0.12</text:p>
          </table:table-cell>
          <table:table-cell office:value-type="string">
            <text:p>...</text:p>
          </table:table-cell>
          <table:table-cell office:value-type="string">
            <text:p>17.66±0.02</text:p>
          </table:table-cell>
          <table:table-cell office:value-type="string">
            <text:p>...</text:p>
          </table:table-cell>
          <table:table-cell office:value-type="float" office:value="33.66">
            <text:p>33.66</text:p>
          </table:table-cell>
          <table:table-cell office:value-type="float" office:value="34.28">
            <text:p>34.28</text:p>
          </table:table-cell>
          <table:table-cell office:value-type="string">
            <text:p>...</text:p>
          </table:table-cell>
          <table:table-cell office:value-type="float" office:value="15.39">
            <text:p>15.39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ESO 380-G029</text:p>
          </table:table-cell>
          <table:table-cell office:value-type="string">
            <text:p>16.36±0.01</text:p>
          </table:table-cell>
          <table:table-cell office:value-type="string">
            <text:p>15.83±0.01</text:p>
          </table:table-cell>
          <table:table-cell office:value-type="string">
            <text:p>0.53±0.01</text:p>
          </table:table-cell>
          <table:table-cell office:value-type="string">
            <text:p>16.58±0.02</text:p>
          </table:table-cell>
          <table:table-cell office:value-type="string">
            <text:p>16.06±0.01</text:p>
          </table:table-cell>
          <table:table-cell office:value-type="string">
            <text:p>0.52±0.02</text:p>
          </table:table-cell>
          <table:table-cell office:value-type="float" office:value="35.89">
            <text:p>35.89</text:p>
          </table:table-cell>
          <table:table-cell office:value-type="float" office:value="35.92">
            <text:p>35.92</text:p>
          </table:table-cell>
          <table:table-cell office:value-type="float" office:value="20.99">
            <text:p>20.99</text:p>
          </table:table-cell>
          <table:table-cell office:value-type="float" office:value="20.01">
            <text:p>20.01</text:p>
          </table:table-cell>
          <table:table-cell office:value-type="float" office:value="2.23">
            <text:p>2.23</text:p>
          </table:table-cell>
          <table:table-cell office:value-type="float" office:value="2.32">
            <text:p>2.32</text:p>
          </table:table-cell>
          <table:table-cell office:value-type="float" office:value="2.28">
            <text:p>2.28</text:p>
          </table:table-cell>
          <table:table-cell office:value-type="float" office:value="2.33">
            <text:p>2.33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NGC 4419</text:p>
          </table:table-cell>
          <table:table-cell office:value-type="string">
            <text:p>16.85±0.01</text:p>
          </table:table-cell>
          <table:table-cell office:value-type="string">
            <text:p>15.56±0.01</text:p>
          </table:table-cell>
          <table:table-cell office:value-type="string">
            <text:p>1.29±0.02</text:p>
          </table:table-cell>
          <table:table-cell office:value-type="string">
            <text:p>16.91±0.03</text:p>
          </table:table-cell>
          <table:table-cell office:value-type="string">
            <text:p>15.65±0.01</text:p>
          </table:table-cell>
          <table:table-cell office:value-type="string">
            <text:p>1.26±0.03</text:p>
          </table:table-cell>
          <table:table-cell office:value-type="float" office:value="34.66">
            <text:p>34.66</text:p>
          </table:table-cell>
          <table:table-cell office:value-type="float" office:value="35">
            <text:p>35</text:p>
          </table:table-cell>
          <table:table-cell office:value-type="float" office:value="17.34">
            <text:p>17.34</text:p>
          </table:table-cell>
          <table:table-cell office:value-type="float" office:value="18.96">
            <text:p>18.96</text:p>
          </table:table-cell>
          <table:table-cell office:value-type="float" office:value="2.35">
            <text:p>2.35</text:p>
          </table:table-cell>
          <table:table-cell office:value-type="float" office:value="3.07">
            <text:p>3.07</text:p>
          </table:table-cell>
          <table:table-cell office:value-type="float" office:value="2.48">
            <text:p>2.48</text:p>
          </table:table-cell>
          <table:table-cell office:value-type="float" office:value="3.12">
            <text:p>3.12</text:p>
          </table:table-cell>
          <table:table-cell office:value-type="string">
            <text:p>EF,EE</text:p>
          </table:table-cell>
        </table:table-row>
        <table:table-row table:style-name="ro1">
          <table:table-cell office:value-type="string">
            <text:p>NGC 4421</text:p>
          </table:table-cell>
          <table:table-cell office:value-type="string">
            <text:p>18.75±0.08</text:p>
          </table:table-cell>
          <table:table-cell office:value-type="string">
            <text:p>16.57±0.02</text:p>
          </table:table-cell>
          <table:table-cell office:value-type="string">
            <text:p>2.17±0.09</text:p>
          </table:table-cell>
          <table:table-cell office:value-type="string">
            <text:p>18.95±0.10</text:p>
          </table:table-cell>
          <table:table-cell office:value-type="string">
            <text:p>16.83±0.02</text:p>
          </table:table-cell>
          <table:table-cell office:value-type="string">
            <text:p>2.12±0.10</text:p>
          </table:table-cell>
          <table:table-cell office:value-type="float" office:value="33.9">
            <text:p>33.9</text:p>
          </table:table-cell>
          <table:table-cell office:value-type="float" office:value="34.59">
            <text:p>34.59</text:p>
          </table:table-cell>
          <table:table-cell office:value-type="float" office:value="30.94">
            <text:p>30.94</text:p>
          </table:table-cell>
          <table:table-cell office:value-type="float" office:value="32.92">
            <text:p>32.92</text:p>
          </table:table-cell>
          <table:table-cell office:value-type="string">
            <text:p>...</text:p>
          </table:table-cell>
          <table:table-cell office:value-type="float" office:value="4.17">
            <text:p>4.17</text:p>
          </table:table-cell>
          <table:table-cell office:value-type="string">
            <text:p>...</text:p>
          </table:table-cell>
          <table:table-cell office:value-type="float" office:value="3.97">
            <text:p>3.97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IC 3363</text:p>
          </table:table-cell>
          <table:table-cell office:value-type="string">
            <text:p>...</text:p>
          </table:table-cell>
          <table:table-cell office:value-type="string">
            <text:p>18.98±0.04</text:p>
          </table:table-cell>
          <table:table-cell table:number-columns-repeated="2" office:value-type="string">
            <text:p>...</text:p>
          </table:table-cell>
          <table:table-cell office:value-type="string">
            <text:p>19.35±0.05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3.63">
            <text:p>33.63</text:p>
          </table:table-cell>
          <table:table-cell office:value-type="string">
            <text:p>...</text:p>
          </table:table-cell>
          <table:table-cell office:value-type="float" office:value="13.53">
            <text:p>13.53</text:p>
          </table:table-cell>
          <table:table-cell office:value-type="string">
            <text:p>...</text:p>
          </table:table-cell>
          <table:table-cell office:value-type="float" office:value="2.88">
            <text:p>2.88</text:p>
          </table:table-cell>
          <table:table-cell table:number-columns-repeated="2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UGC 07553</text:p>
          </table:table-cell>
          <table:table-cell office:value-type="string">
            <text:p>...</text:p>
          </table:table-cell>
          <table:table-cell office:value-type="string">
            <text:p>17.95±0.04</text:p>
          </table:table-cell>
          <table:table-cell table:number-columns-repeated="2" office:value-type="string">
            <text:p>...</text:p>
          </table:table-cell>
          <table:table-cell office:value-type="string">
            <text:p>19.22±0.03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78">
            <text:p>35.78</text:p>
          </table:table-cell>
          <table:table-cell office:value-type="string">
            <text:p>...</text:p>
          </table:table-cell>
          <table:table-cell office:value-type="float" office:value="12.12">
            <text:p>12.12</text:p>
          </table:table-cell>
          <table:table-cell office:value-type="string">
            <text:p>...</text:p>
          </table:table-cell>
          <table:table-cell office:value-type="float" office:value="2.37">
            <text:p>2.37</text:p>
          </table:table-cell>
          <table:table-cell office:value-type="string">
            <text:p>...</text:p>
          </table:table-cell>
          <table:table-cell office:value-type="float" office:value="2.35">
            <text:p>2.35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IC 0792</text:p>
          </table:table-cell>
          <table:table-cell office:value-type="string">
            <text:p>...</text:p>
          </table:table-cell>
          <table:table-cell office:value-type="string">
            <text:p>16.55±0.02</text:p>
          </table:table-cell>
          <table:table-cell table:number-columns-repeated="2" office:value-type="string">
            <text:p>...</text:p>
          </table:table-cell>
          <table:table-cell office:value-type="string">
            <text:p>16.65±0.02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98">
            <text:p>35.98</text:p>
          </table:table-cell>
          <table:table-cell office:value-type="string">
            <text:p>...</text:p>
          </table:table-cell>
          <table:table-cell office:value-type="float" office:value="13.87">
            <text:p>13.87</text:p>
          </table:table-cell>
          <table:table-cell office:value-type="string">
            <text:p>...</text:p>
          </table:table-cell>
          <table:table-cell office:value-type="float" office:value="2.63">
            <text:p>2.63</text:p>
          </table:table-cell>
          <table:table-cell table:number-columns-repeated="2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IC 3365</text:p>
          </table:table-cell>
          <table:table-cell office:value-type="string">
            <text:p>15.53±0.01</text:p>
          </table:table-cell>
          <table:table-cell office:value-type="string">
            <text:p>15.21±0.01</text:p>
          </table:table-cell>
          <table:table-cell office:value-type="string">
            <text:p>0.32±0.01</text:p>
          </table:table-cell>
          <table:table-cell office:value-type="string">
            <text:p>15.63±0.01</text:p>
          </table:table-cell>
          <table:table-cell office:value-type="string">
            <text:p>15.32±0.01</text:p>
          </table:table-cell>
          <table:table-cell office:value-type="string">
            <text:p>0.31±0.01</text:p>
          </table:table-cell>
          <table:table-cell office:value-type="float" office:value="35.18">
            <text:p>35.18</text:p>
          </table:table-cell>
          <table:table-cell office:value-type="float" office:value="35.14">
            <text:p>35.14</text:p>
          </table:table-cell>
          <table:table-cell office:value-type="float" office:value="19.16">
            <text:p>19.16</text:p>
          </table:table-cell>
          <table:table-cell office:value-type="float" office:value="18.75">
            <text:p>18.75</text:p>
          </table:table-cell>
          <table:table-cell office:value-type="float" office:value="2.54">
            <text:p>2.54</text:p>
          </table:table-cell>
          <table:table-cell office:value-type="float" office:value="2.64">
            <text:p>2.64</text:p>
          </table:table-cell>
          <table:table-cell office:value-type="float" office:value="2.59">
            <text:p>2.59</text:p>
          </table:table-cell>
          <table:table-cell office:value-type="float" office:value="2.68">
            <text:p>2.68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4425</text:p>
          </table:table-cell>
          <table:table-cell office:value-type="string">
            <text:p>19.01±0.10</text:p>
          </table:table-cell>
          <table:table-cell office:value-type="string">
            <text:p>16.79±0.01</text:p>
          </table:table-cell>
          <table:table-cell office:value-type="string">
            <text:p>2.23±0.10</text:p>
          </table:table-cell>
          <table:table-cell office:value-type="string">
            <text:p>...</text:p>
          </table:table-cell>
          <table:table-cell office:value-type="string">
            <text:p>16.90±0.01</text:p>
          </table:table-cell>
          <table:table-cell office:value-type="string">
            <text:p>...</text:p>
          </table:table-cell>
          <table:table-cell office:value-type="float" office:value="33.79">
            <text:p>33.79</text:p>
          </table:table-cell>
          <table:table-cell office:value-type="float" office:value="34.5">
            <text:p>34.5</text:p>
          </table:table-cell>
          <table:table-cell office:value-type="float" office:value="11.48">
            <text:p>11.48</text:p>
          </table:table-cell>
          <table:table-cell office:value-type="float" office:value="18.03">
            <text:p>18.03</text:p>
          </table:table-cell>
          <table:table-cell office:value-type="string">
            <text:p>...</text:p>
          </table:table-cell>
          <table:table-cell office:value-type="float" office:value="3.63">
            <text:p>3.63</text:p>
          </table:table-cell>
          <table:table-cell office:value-type="string">
            <text:p>...</text:p>
          </table:table-cell>
          <table:table-cell office:value-type="float" office:value="3.57">
            <text:p>3.57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4431</text:p>
          </table:table-cell>
          <table:table-cell office:value-type="string">
            <text:p>19.30±0.15</text:p>
          </table:table-cell>
          <table:table-cell office:value-type="string">
            <text:p>17.80±0.02</text:p>
          </table:table-cell>
          <table:table-cell office:value-type="string">
            <text:p>1.50±0.15</text:p>
          </table:table-cell>
          <table:table-cell office:value-type="string">
            <text:p>...</text:p>
          </table:table-cell>
          <table:table-cell office:value-type="string">
            <text:p>17.97±0.03</text:p>
          </table:table-cell>
          <table:table-cell office:value-type="string">
            <text:p>...</text:p>
          </table:table-cell>
          <table:table-cell office:value-type="float" office:value="33.68">
            <text:p>33.68</text:p>
          </table:table-cell>
          <table:table-cell office:value-type="float" office:value="34.1">
            <text:p>34.1</text:p>
          </table:table-cell>
          <table:table-cell office:value-type="float" office:value="21.27">
            <text:p>21.27</text:p>
          </table:table-cell>
          <table:table-cell office:value-type="float" office:value="16.91">
            <text:p>16.91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4435</text:p>
          </table:table-cell>
          <table:table-cell office:value-type="string">
            <text:p>17.56±0.24</text:p>
          </table:table-cell>
          <table:table-cell office:value-type="string">
            <text:p>15.71±0.02</text:p>
          </table:table-cell>
          <table:table-cell office:value-type="string">
            <text:p>1.85±0.24</text:p>
          </table:table-cell>
          <table:table-cell office:value-type="string">
            <text:p>17.85±0.05</text:p>
          </table:table-cell>
          <table:table-cell office:value-type="string">
            <text:p>15.98±0.01</text:p>
          </table:table-cell>
          <table:table-cell office:value-type="string">
            <text:p>1.87±0.05</text:p>
          </table:table-cell>
          <table:table-cell office:value-type="float" office:value="34.37">
            <text:p>34.37</text:p>
          </table:table-cell>
          <table:table-cell office:value-type="float" office:value="34.94">
            <text:p>34.94</text:p>
          </table:table-cell>
          <table:table-cell office:value-type="float" office:value="27.58">
            <text:p>27.58</text:p>
          </table:table-cell>
          <table:table-cell office:value-type="float" office:value="26.32">
            <text:p>26.32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4436</text:p>
          </table:table-cell>
          <table:table-cell office:value-type="string">
            <text:p>20.51±0.49</text:p>
          </table:table-cell>
          <table:table-cell office:value-type="string">
            <text:p>17.88±0.03</text:p>
          </table:table-cell>
          <table:table-cell office:value-type="string">
            <text:p>2.63±0.49</text:p>
          </table:table-cell>
          <table:table-cell office:value-type="string">
            <text:p>...</text:p>
          </table:table-cell>
          <table:table-cell office:value-type="string">
            <text:p>18.16±0.03</text:p>
          </table:table-cell>
          <table:table-cell office:value-type="string">
            <text:p>...</text:p>
          </table:table-cell>
          <table:table-cell office:value-type="float" office:value="33.19">
            <text:p>33.19</text:p>
          </table:table-cell>
          <table:table-cell office:value-type="float" office:value="34.07">
            <text:p>34.07</text:p>
          </table:table-cell>
          <table:table-cell office:value-type="float" office:value="12.98">
            <text:p>12.98</text:p>
          </table:table-cell>
          <table:table-cell office:value-type="float" office:value="14.9">
            <text:p>14.9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4438</text:p>
          </table:table-cell>
          <table:table-cell office:value-type="string">
            <text:p>15.06±0.01</text:p>
          </table:table-cell>
          <table:table-cell office:value-type="string">
            <text:p>14.20±0.01</text:p>
          </table:table-cell>
          <table:table-cell office:value-type="string">
            <text:p>0.86±0.01</text:p>
          </table:table-cell>
          <table:table-cell office:value-type="string">
            <text:p>15.18±0.01</text:p>
          </table:table-cell>
          <table:table-cell office:value-type="string">
            <text:p>14.41±0.01</text:p>
          </table:table-cell>
          <table:table-cell office:value-type="string">
            <text:p>0.78±0.01</text:p>
          </table:table-cell>
          <table:table-cell office:value-type="float" office:value="35.37">
            <text:p>35.37</text:p>
          </table:table-cell>
          <table:table-cell office:value-type="float" office:value="35.54">
            <text:p>35.54</text:p>
          </table:table-cell>
          <table:table-cell office:value-type="float" office:value="77.56">
            <text:p>77.56</text:p>
          </table:table-cell>
          <table:table-cell office:value-type="float" office:value="79.34">
            <text:p>79.34</text:p>
          </table:table-cell>
          <table:table-cell office:value-type="float" office:value="2.49">
            <text:p>2.49</text:p>
          </table:table-cell>
          <table:table-cell office:value-type="float" office:value="3.21">
            <text:p>3.21</text:p>
          </table:table-cell>
          <table:table-cell office:value-type="float" office:value="2.51">
            <text:p>2.51</text:p>
          </table:table-cell>
          <table:table-cell office:value-type="float" office:value="3.21">
            <text:p>3.21</text:p>
          </table:table-cell>
          <table:table-cell office:value-type="string">
            <text:p>EF,EE</text:p>
          </table:table-cell>
        </table:table-row>
        <table:table-row table:style-name="ro1">
          <table:table-cell office:value-type="string">
            <text:p>NGC 4440</text:p>
          </table:table-cell>
          <table:table-cell office:value-type="string">
            <text:p>18.92±0.08</text:p>
          </table:table-cell>
          <table:table-cell office:value-type="string">
            <text:p>17.05±0.02</text:p>
          </table:table-cell>
          <table:table-cell office:value-type="string">
            <text:p>1.87±0.08</text:p>
          </table:table-cell>
          <table:table-cell office:value-type="string">
            <text:p>18.98±0.08</text:p>
          </table:table-cell>
          <table:table-cell office:value-type="string">
            <text:p>17.14±0.02</text:p>
          </table:table-cell>
          <table:table-cell office:value-type="string">
            <text:p>1.85±0.08</text:p>
          </table:table-cell>
          <table:table-cell office:value-type="float" office:value="33.83">
            <text:p>33.83</text:p>
          </table:table-cell>
          <table:table-cell office:value-type="float" office:value="34.4">
            <text:p>34.4</text:p>
          </table:table-cell>
          <table:table-cell office:value-type="float" office:value="10.83">
            <text:p>10.83</text:p>
          </table:table-cell>
          <table:table-cell office:value-type="float" office:value="15.94">
            <text:p>15.94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IC 0794</text:p>
          </table:table-cell>
          <table:table-cell office:value-type="string">
            <text:p>20.05±0.16</text:p>
          </table:table-cell>
          <table:table-cell office:value-type="string">
            <text:p>18.30±0.04</text:p>
          </table:table-cell>
          <table:table-cell office:value-type="string">
            <text:p>1.75±0.17</text:p>
          </table:table-cell>
          <table:table-cell office:value-type="string">
            <text:p>20.24±0.19</text:p>
          </table:table-cell>
          <table:table-cell office:value-type="string">
            <text:p>18.56±0.04</text:p>
          </table:table-cell>
          <table:table-cell office:value-type="string">
            <text:p>1.68±0.19</text:p>
          </table:table-cell>
          <table:table-cell office:value-type="float" office:value="33.38">
            <text:p>33.38</text:p>
          </table:table-cell>
          <table:table-cell office:value-type="float" office:value="33.9">
            <text:p>33.9</text:p>
          </table:table-cell>
          <table:table-cell office:value-type="float" office:value="13.23">
            <text:p>13.23</text:p>
          </table:table-cell>
          <table:table-cell office:value-type="float" office:value="16.58">
            <text:p>16.58</text:p>
          </table:table-cell>
          <table:table-cell table:number-columns-repeated="4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IC 3381</text:p>
          </table:table-cell>
          <table:table-cell office:value-type="string">
            <text:p>20.29±1.78</text:p>
          </table:table-cell>
          <table:table-cell office:value-type="string">
            <text:p>18.08±0.04</text:p>
          </table:table-cell>
          <table:table-cell office:value-type="string">
            <text:p>2.22±1.78</text:p>
          </table:table-cell>
          <table:table-cell office:value-type="string">
            <text:p>...</text:p>
          </table:table-cell>
          <table:table-cell office:value-type="string">
            <text:p>18.36±0.03</text:p>
          </table:table-cell>
          <table:table-cell office:value-type="string">
            <text:p>...</text:p>
          </table:table-cell>
          <table:table-cell office:value-type="float" office:value="33.28">
            <text:p>33.28</text:p>
          </table:table-cell>
          <table:table-cell office:value-type="float" office:value="33.99">
            <text:p>33.99</text:p>
          </table:table-cell>
          <table:table-cell office:value-type="string">
            <text:p>...</text:p>
          </table:table-cell>
          <table:table-cell office:value-type="float" office:value="16.51">
            <text:p>16.51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4450</text:p>
          </table:table-cell>
          <table:table-cell office:value-type="string">
            <text:p>...</text:p>
          </table:table-cell>
          <table:table-cell office:value-type="string">
            <text:p>14.57±0.01</text:p>
          </table:table-cell>
          <table:table-cell table:number-columns-repeated="2" office:value-type="string">
            <text:p>...</text:p>
          </table:table-cell>
          <table:table-cell office:value-type="string">
            <text:p>14.63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39">
            <text:p>35.39</text:p>
          </table:table-cell>
          <table:table-cell office:value-type="string">
            <text:p>...</text:p>
          </table:table-cell>
          <table:table-cell office:value-type="float" office:value="52.35">
            <text:p>52.35</text:p>
          </table:table-cell>
          <table:table-cell office:value-type="string">
            <text:p>...</text:p>
          </table:table-cell>
          <table:table-cell office:value-type="float" office:value="2.63">
            <text:p>2.63</text:p>
          </table:table-cell>
          <table:table-cell office:value-type="string">
            <text:p>...</text:p>
          </table:table-cell>
          <table:table-cell office:value-type="float" office:value="2.62">
            <text:p>2.62</text:p>
          </table:table-cell>
          <table:table-cell office:value-type="string">
            <text:p>EEn</text:p>
          </table:table-cell>
        </table:table-row>
        <table:table-row table:style-name="ro1">
          <table:table-cell office:value-type="string">
            <text:p>UGC 07604</text:p>
          </table:table-cell>
          <table:table-cell office:value-type="string">
            <text:p>18.21±0.06</text:p>
          </table:table-cell>
          <table:table-cell office:value-type="string">
            <text:p>17.55±0.05</text:p>
          </table:table-cell>
          <table:table-cell office:value-type="string">
            <text:p>0.66±0.08</text:p>
          </table:table-cell>
          <table:table-cell office:value-type="string">
            <text:p>18.99±0.03</text:p>
          </table:table-cell>
          <table:table-cell office:value-type="string">
            <text:p>18.78±0.02</text:p>
          </table:table-cell>
          <table:table-cell office:value-type="string">
            <text:p>0.22±0.04</text:p>
          </table:table-cell>
          <table:table-cell office:value-type="float" office:value="35.66">
            <text:p>35.66</text:p>
          </table:table-cell>
          <table:table-cell office:value-type="float" office:value="35.75">
            <text:p>35.75</text:p>
          </table:table-cell>
          <table:table-cell office:value-type="float" office:value="9.27">
            <text:p>9.27</text:p>
          </table:table-cell>
          <table:table-cell office:value-type="float" office:value="12.65">
            <text:p>12.65</text:p>
          </table:table-cell>
          <table:table-cell office:value-type="float" office:value="2.51">
            <text:p>2.51</text:p>
          </table:table-cell>
          <table:table-cell table:number-columns-repeated="3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IC 3393</text:p>
          </table:table-cell>
          <table:table-cell office:value-type="string">
            <text:p>20.82±0.32</text:p>
          </table:table-cell>
          <table:table-cell office:value-type="string">
            <text:p>18.36±0.03</text:p>
          </table:table-cell>
          <table:table-cell office:value-type="string">
            <text:p>2.46±0.32</text:p>
          </table:table-cell>
          <table:table-cell office:value-type="string">
            <text:p>...</text:p>
          </table:table-cell>
          <table:table-cell office:value-type="string">
            <text:p>18.63±0.03</text:p>
          </table:table-cell>
          <table:table-cell office:value-type="string">
            <text:p>...</text:p>
          </table:table-cell>
          <table:table-cell office:value-type="float" office:value="33.07">
            <text:p>33.07</text:p>
          </table:table-cell>
          <table:table-cell office:value-type="float" office:value="33.88">
            <text:p>33.88</text:p>
          </table:table-cell>
          <table:table-cell office:value-type="string">
            <text:p>...</text:p>
          </table:table-cell>
          <table:table-cell office:value-type="float" office:value="11.4">
            <text:p>11.4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4452</text:p>
          </table:table-cell>
          <table:table-cell office:value-type="string">
            <text:p>18.89±0.07</text:p>
          </table:table-cell>
          <table:table-cell office:value-type="string">
            <text:p>16.79±0.04</text:p>
          </table:table-cell>
          <table:table-cell office:value-type="string">
            <text:p>2.10±0.08</text:p>
          </table:table-cell>
          <table:table-cell office:value-type="string">
            <text:p>18.90±0.06</text:p>
          </table:table-cell>
          <table:table-cell office:value-type="string">
            <text:p>17.08±0.01</text:p>
          </table:table-cell>
          <table:table-cell office:value-type="string">
            <text:p>1.82±0.06</text:p>
          </table:table-cell>
          <table:table-cell office:value-type="float" office:value="33.84">
            <text:p>33.84</text:p>
          </table:table-cell>
          <table:table-cell office:value-type="float" office:value="34.5">
            <text:p>34.5</text:p>
          </table:table-cell>
          <table:table-cell office:value-type="float" office:value="12.74">
            <text:p>12.74</text:p>
          </table:table-cell>
          <table:table-cell office:value-type="float" office:value="19.34">
            <text:p>19.34</text:p>
          </table:table-cell>
          <table:table-cell office:value-type="float" office:value="2.91">
            <text:p>2.91</text:p>
          </table:table-cell>
          <table:table-cell office:value-type="float" office:value="3.67">
            <text:p>3.67</text:p>
          </table:table-cell>
          <table:table-cell office:value-type="float" office:value="2.94">
            <text:p>2.94</text:p>
          </table:table-cell>
          <table:table-cell office:value-type="float" office:value="3.52">
            <text:p>3.52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NGC 4454</text:p>
          </table:table-cell>
          <table:table-cell office:value-type="string">
            <text:p>...</text:p>
          </table:table-cell>
          <table:table-cell office:value-type="string">
            <text:p>16.19±0.02</text:p>
          </table:table-cell>
          <table:table-cell table:number-columns-repeated="2" office:value-type="string">
            <text:p>...</text:p>
          </table:table-cell>
          <table:table-cell office:value-type="string">
            <text:p>16.35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36">
            <text:p>35.36</text:p>
          </table:table-cell>
          <table:table-cell office:value-type="string">
            <text:p>...</text:p>
          </table:table-cell>
          <table:table-cell office:value-type="float" office:value="26.47">
            <text:p>26.47</text:p>
          </table:table-cell>
          <table:table-cell office:value-type="string">
            <text:p>...</text:p>
          </table:table-cell>
          <table:table-cell office:value-type="float" office:value="1.84">
            <text:p>1.84</text:p>
          </table:table-cell>
          <table:table-cell office:value-type="string">
            <text:p>...</text:p>
          </table:table-cell>
          <table:table-cell office:value-type="float" office:value="1.83">
            <text:p>1.83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4458</text:p>
          </table:table-cell>
          <table:table-cell office:value-type="string">
            <text:p>19.52±0.25</text:p>
          </table:table-cell>
          <table:table-cell office:value-type="string">
            <text:p>17.28±0.03</text:p>
          </table:table-cell>
          <table:table-cell office:value-type="string">
            <text:p>2.24±0.25</text:p>
          </table:table-cell>
          <table:table-cell office:value-type="string">
            <text:p>...</text:p>
          </table:table-cell>
          <table:table-cell office:value-type="string">
            <text:p>17.41±0.02</text:p>
          </table:table-cell>
          <table:table-cell office:value-type="string">
            <text:p>...</text:p>
          </table:table-cell>
          <table:table-cell office:value-type="float" office:value="33.59">
            <text:p>33.59</text:p>
          </table:table-cell>
          <table:table-cell office:value-type="float" office:value="34.31">
            <text:p>34.31</text:p>
          </table:table-cell>
          <table:table-cell office:value-type="string">
            <text:p>...</text:p>
          </table:table-cell>
          <table:table-cell office:value-type="float" office:value="16.48">
            <text:p>16.48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4461</text:p>
          </table:table-cell>
          <table:table-cell office:value-type="string">
            <text:p>17.80±0.04</text:p>
          </table:table-cell>
          <table:table-cell office:value-type="string">
            <text:p>16.49±0.01</text:p>
          </table:table-cell>
          <table:table-cell office:value-type="string">
            <text:p>1.31±0.04</text:p>
          </table:table-cell>
          <table:table-cell office:value-type="string">
            <text:p>17.84±0.04</text:p>
          </table:table-cell>
          <table:table-cell office:value-type="string">
            <text:p>16.54±0.01</text:p>
          </table:table-cell>
          <table:table-cell office:value-type="string">
            <text:p>1.30±0.04</text:p>
          </table:table-cell>
          <table:table-cell office:value-type="float" office:value="34.28">
            <text:p>34.28</text:p>
          </table:table-cell>
          <table:table-cell office:value-type="float" office:value="34.62">
            <text:p>34.62</text:p>
          </table:table-cell>
          <table:table-cell office:value-type="float" office:value="11.09">
            <text:p>11.09</text:p>
          </table:table-cell>
          <table:table-cell office:value-type="float" office:value="15.1">
            <text:p>15.1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IC 0796</text:p>
          </table:table-cell>
          <table:table-cell office:value-type="string">
            <text:p>...</text:p>
          </table:table-cell>
          <table:table-cell office:value-type="string">
            <text:p>16.69±0.03</text:p>
          </table:table-cell>
          <table:table-cell table:number-columns-repeated="2" office:value-type="string">
            <text:p>...</text:p>
          </table:table-cell>
          <table:table-cell office:value-type="string">
            <text:p>16.89±0.02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4.54">
            <text:p>34.54</text:p>
          </table:table-cell>
          <table:table-cell table:number-columns-repeated="6" office:value-type="string">
            <text:p>...</text:p>
          </table:table-cell>
          <table:table-cell office:value-type="string">
            <text:p>EV</text:p>
          </table:table-cell>
        </table:table-row>
        <table:table-row table:style-name="ro1">
          <table:table-cell office:value-type="string">
            <text:p>IC 3418</text:p>
          </table:table-cell>
          <table:table-cell office:value-type="string">
            <text:p>17.55±0.09</text:p>
          </table:table-cell>
          <table:table-cell office:value-type="string">
            <text:p>16.69±0.03</text:p>
          </table:table-cell>
          <table:table-cell office:value-type="string">
            <text:p>0.85±0.10</text:p>
          </table:table-cell>
          <table:table-cell office:value-type="string">
            <text:p>18.16±0.05</text:p>
          </table:table-cell>
          <table:table-cell office:value-type="string">
            <text:p>17.33±0.02</text:p>
          </table:table-cell>
          <table:table-cell office:value-type="string">
            <text:p>0.83±0.05</text:p>
          </table:table-cell>
          <table:table-cell office:value-type="float" office:value="34.38">
            <text:p>34.38</text:p>
          </table:table-cell>
          <table:table-cell office:value-type="float" office:value="34.54">
            <text:p>34.54</text:p>
          </table:table-cell>
          <table:table-cell office:value-type="float" office:value="29.19">
            <text:p>29.19</text:p>
          </table:table-cell>
          <table:table-cell office:value-type="float" office:value="30.65">
            <text:p>30.65</text:p>
          </table:table-cell>
          <table:table-cell office:value-type="float" office:value="3.95">
            <text:p>3.95</text:p>
          </table:table-cell>
          <table:table-cell office:value-type="float" office:value="3.39">
            <text:p>3.39</text:p>
          </table:table-cell>
          <table:table-cell office:value-type="float" office:value="3.74">
            <text:p>3.74</text:p>
          </table:table-cell>
          <table:table-cell office:value-type="float" office:value="3.33">
            <text:p>3.33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4473</text:p>
          </table:table-cell>
          <table:table-cell office:value-type="string">
            <text:p>17.02±0.02</text:p>
          </table:table-cell>
          <table:table-cell office:value-type="string">
            <text:p>15.47±0.01</text:p>
          </table:table-cell>
          <table:table-cell office:value-type="string">
            <text:p>1.55±0.02</text:p>
          </table:table-cell>
          <table:table-cell office:value-type="string">
            <text:p>17.11±0.03</text:p>
          </table:table-cell>
          <table:table-cell office:value-type="string">
            <text:p>15.60±0.01</text:p>
          </table:table-cell>
          <table:table-cell office:value-type="string">
            <text:p>1.51±0.03</text:p>
          </table:table-cell>
          <table:table-cell office:value-type="float" office:value="34.52">
            <text:p>34.52</text:p>
          </table:table-cell>
          <table:table-cell office:value-type="float" office:value="34.96">
            <text:p>34.96</text:p>
          </table:table-cell>
          <table:table-cell office:value-type="float" office:value="21.87">
            <text:p>21.87</text:p>
          </table:table-cell>
          <table:table-cell office:value-type="float" office:value="28.67">
            <text:p>28.67</text:p>
          </table:table-cell>
          <table:table-cell office:value-type="string">
            <text:p>...</text:p>
          </table:table-cell>
          <table:table-cell office:value-type="float" office:value="6.07">
            <text:p>6.07</text:p>
          </table:table-cell>
          <table:table-cell table:number-columns-repeated="2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4476</text:p>
          </table:table-cell>
          <table:table-cell office:value-type="string">
            <text:p>18.18±0.02</text:p>
          </table:table-cell>
          <table:table-cell office:value-type="string">
            <text:p>16.36±0.02</text:p>
          </table:table-cell>
          <table:table-cell office:value-type="string">
            <text:p>1.82±0.03</text:p>
          </table:table-cell>
          <table:table-cell office:value-type="string">
            <text:p>18.23±0.04</text:p>
          </table:table-cell>
          <table:table-cell office:value-type="string">
            <text:p>16.57±0.01</text:p>
          </table:table-cell>
          <table:table-cell office:value-type="string">
            <text:p>1.66±0.05</text:p>
          </table:table-cell>
          <table:table-cell office:value-type="float" office:value="34.12">
            <text:p>34.12</text:p>
          </table:table-cell>
          <table:table-cell office:value-type="float" office:value="34.68">
            <text:p>34.68</text:p>
          </table:table-cell>
          <table:table-cell office:value-type="string">
            <text:p>...</text:p>
          </table:table-cell>
          <table:table-cell office:value-type="float" office:value="11.25">
            <text:p>11.25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4477</text:p>
          </table:table-cell>
          <table:table-cell office:value-type="string">
            <text:p>16.97±0.03</text:p>
          </table:table-cell>
          <table:table-cell office:value-type="string">
            <text:p>15.76±0.01</text:p>
          </table:table-cell>
          <table:table-cell office:value-type="string">
            <text:p>1.21±0.03</text:p>
          </table:table-cell>
          <table:table-cell office:value-type="string">
            <text:p>17.08±0.04</text:p>
          </table:table-cell>
          <table:table-cell office:value-type="string">
            <text:p>15.86±0.01</text:p>
          </table:table-cell>
          <table:table-cell office:value-type="string">
            <text:p>1.22±0.04</text:p>
          </table:table-cell>
          <table:table-cell office:value-type="float" office:value="34.61">
            <text:p>34.61</text:p>
          </table:table-cell>
          <table:table-cell office:value-type="float" office:value="34.92">
            <text:p>34.92</text:p>
          </table:table-cell>
          <table:table-cell office:value-type="float" office:value="34.87">
            <text:p>34.87</text:p>
          </table:table-cell>
          <table:table-cell office:value-type="float" office:value="31.43">
            <text:p>31.43</text:p>
          </table:table-cell>
          <table:table-cell table:number-columns-repeated="4" office:value-type="string">
            <text:p>...</text:p>
          </table:table-cell>
          <table:table-cell office:value-type="string">
            <text:p>EV</text:p>
          </table:table-cell>
        </table:table-row>
        <table:table-row table:style-name="ro1">
          <table:table-cell office:value-type="string">
            <text:p>NGC 4478</text:p>
          </table:table-cell>
          <table:table-cell office:value-type="string">
            <text:p>18.20±0.05</text:p>
          </table:table-cell>
          <table:table-cell office:value-type="string">
            <text:p>16.59±0.01</text:p>
          </table:table-cell>
          <table:table-cell office:value-type="string">
            <text:p>1.61±0.05</text:p>
          </table:table-cell>
          <table:table-cell office:value-type="string">
            <text:p>18.21±0.05</text:p>
          </table:table-cell>
          <table:table-cell office:value-type="string">
            <text:p>16.65±0.01</text:p>
          </table:table-cell>
          <table:table-cell office:value-type="string">
            <text:p>1.56±0.05</text:p>
          </table:table-cell>
          <table:table-cell office:value-type="float" office:value="34.12">
            <text:p>34.12</text:p>
          </table:table-cell>
          <table:table-cell office:value-type="float" office:value="34.58">
            <text:p>34.58</text:p>
          </table:table-cell>
          <table:table-cell office:value-type="string">
            <text:p>...</text:p>
          </table:table-cell>
          <table:table-cell office:value-type="float" office:value="14.04">
            <text:p>14.04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4479</text:p>
          </table:table-cell>
          <table:table-cell office:value-type="string">
            <text:p>18.86±0.15</text:p>
          </table:table-cell>
          <table:table-cell office:value-type="string">
            <text:p>17.53±0.01</text:p>
          </table:table-cell>
          <table:table-cell office:value-type="string">
            <text:p>1.32±0.15</text:p>
          </table:table-cell>
          <table:table-cell office:value-type="string">
            <text:p>19.20±0.11</text:p>
          </table:table-cell>
          <table:table-cell office:value-type="string">
            <text:p>17.67±0.02</text:p>
          </table:table-cell>
          <table:table-cell office:value-type="string">
            <text:p>1.52±0.11</text:p>
          </table:table-cell>
          <table:table-cell office:value-type="float" office:value="33.85">
            <text:p>33.85</text:p>
          </table:table-cell>
          <table:table-cell office:value-type="float" office:value="34.21">
            <text:p>34.21</text:p>
          </table:table-cell>
          <table:table-cell office:value-type="float" office:value="16.49">
            <text:p>16.49</text:p>
          </table:table-cell>
          <table:table-cell office:value-type="float" office:value="14.42">
            <text:p>14.42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4485</text:p>
          </table:table-cell>
          <table:table-cell office:value-type="string">
            <text:p>...</text:p>
          </table:table-cell>
          <table:table-cell office:value-type="string">
            <text:p>13.35±0.01</text:p>
          </table:table-cell>
          <table:table-cell table:number-columns-repeated="2" office:value-type="string">
            <text:p>...</text:p>
          </table:table-cell>
          <table:table-cell office:value-type="string">
            <text:p>13.40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51">
            <text:p>35.51</text:p>
          </table:table-cell>
          <table:table-cell office:value-type="string">
            <text:p>...</text:p>
          </table:table-cell>
          <table:table-cell office:value-type="float" office:value="22.25">
            <text:p>22.25</text:p>
          </table:table-cell>
          <table:table-cell office:value-type="string">
            <text:p>...</text:p>
          </table:table-cell>
          <table:table-cell office:value-type="float" office:value="2.73">
            <text:p>2.73</text:p>
          </table:table-cell>
          <table:table-cell office:value-type="string">
            <text:p>...</text:p>
          </table:table-cell>
          <table:table-cell office:value-type="float" office:value="2.77">
            <text:p>2.77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4490</text:p>
          </table:table-cell>
          <table:table-cell office:value-type="string">
            <text:p>...</text:p>
          </table:table-cell>
          <table:table-cell office:value-type="string">
            <text:p>11.54±0.01</text:p>
          </table:table-cell>
          <table:table-cell table:number-columns-repeated="2" office:value-type="string">
            <text:p>...</text:p>
          </table:table-cell>
          <table:table-cell office:value-type="string">
            <text:p>11.56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6.23">
            <text:p>36.23</text:p>
          </table:table-cell>
          <table:table-cell office:value-type="string">
            <text:p>...</text:p>
          </table:table-cell>
          <table:table-cell office:value-type="float" office:value="48.3">
            <text:p>48.3</text:p>
          </table:table-cell>
          <table:table-cell office:value-type="string">
            <text:p>...</text:p>
          </table:table-cell>
          <table:table-cell office:value-type="float" office:value="2.59">
            <text:p>2.59</text:p>
          </table:table-cell>
          <table:table-cell office:value-type="string">
            <text:p>...</text:p>
          </table:table-cell>
          <table:table-cell office:value-type="float" office:value="2.62">
            <text:p>2.62</text:p>
          </table:table-cell>
          <table:table-cell office:value-type="string">
            <text:p>VF</text:p>
          </table:table-cell>
        </table:table-row>
        <table:table-row table:style-name="ro1">
          <table:table-cell office:value-type="string">
            <text:p>MESSIER 087</text:p>
          </table:table-cell>
          <table:table-cell office:value-type="string">
            <text:p>14.40±0.01</text:p>
          </table:table-cell>
          <table:table-cell office:value-type="string">
            <text:p>13.80±0.01</text:p>
          </table:table-cell>
          <table:table-cell office:value-type="string">
            <text:p>0.60±0.01</text:p>
          </table:table-cell>
          <table:table-cell office:value-type="string">
            <text:p>14.50±0.01</text:p>
          </table:table-cell>
          <table:table-cell office:value-type="string">
            <text:p>13.92±0.01</text:p>
          </table:table-cell>
          <table:table-cell office:value-type="string">
            <text:p>0.58±0.01</text:p>
          </table:table-cell>
          <table:table-cell office:value-type="float" office:value="35.64">
            <text:p>35.64</text:p>
          </table:table-cell>
          <table:table-cell office:value-type="float" office:value="35.7">
            <text:p>35.7</text:p>
          </table:table-cell>
          <table:table-cell office:value-type="float" office:value="44.08">
            <text:p>44.08</text:p>
          </table:table-cell>
          <table:table-cell office:value-type="float" office:value="60.05">
            <text:p>60.05</text:p>
          </table:table-cell>
          <table:table-cell office:value-type="float" office:value="8.92">
            <text:p>8.92</text:p>
          </table:table-cell>
          <table:table-cell office:value-type="float" office:value="6.76">
            <text:p>6.76</text:p>
          </table:table-cell>
          <table:table-cell office:value-type="string">
            <text:p>...</text:p>
          </table:table-cell>
          <table:table-cell office:value-type="float" office:value="5.19">
            <text:p>5.19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4491</text:p>
          </table:table-cell>
          <table:table-cell office:value-type="string">
            <text:p>17.52±0.02</text:p>
          </table:table-cell>
          <table:table-cell office:value-type="string">
            <text:p>16.30±0.01</text:p>
          </table:table-cell>
          <table:table-cell office:value-type="string">
            <text:p>1.23±0.02</text:p>
          </table:table-cell>
          <table:table-cell office:value-type="string">
            <text:p>17.56±0.03</text:p>
          </table:table-cell>
          <table:table-cell office:value-type="string">
            <text:p>16.42±0.01</text:p>
          </table:table-cell>
          <table:table-cell office:value-type="string">
            <text:p>1.14±0.03</text:p>
          </table:table-cell>
          <table:table-cell office:value-type="float" office:value="34.39">
            <text:p>34.39</text:p>
          </table:table-cell>
          <table:table-cell office:value-type="float" office:value="34.7">
            <text:p>34.7</text:p>
          </table:table-cell>
          <table:table-cell table:number-columns-repeated="6" office:value-type="string">
            <text:p>...</text:p>
          </table:table-cell>
          <table:table-cell office:value-type="string">
            <text:p>EV</text:p>
          </table:table-cell>
        </table:table-row>
        <table:table-row table:style-name="ro1">
          <table:table-cell office:value-type="string">
            <text:p>CGCG 014-054</text:p>
          </table:table-cell>
          <table:table-cell office:value-type="string">
            <text:p>17.27±0.03</text:p>
          </table:table-cell>
          <table:table-cell office:value-type="string">
            <text:p>16.94±0.01</text:p>
          </table:table-cell>
          <table:table-cell office:value-type="string">
            <text:p>0.32±0.03</text:p>
          </table:table-cell>
          <table:table-cell office:value-type="string">
            <text:p>17.32±0.03</text:p>
          </table:table-cell>
          <table:table-cell office:value-type="string">
            <text:p>17.06±0.01</text:p>
          </table:table-cell>
          <table:table-cell office:value-type="string">
            <text:p>0.26±0.03</text:p>
          </table:table-cell>
          <table:table-cell office:value-type="float" office:value="34.45">
            <text:p>34.45</text:p>
          </table:table-cell>
          <table:table-cell office:value-type="float" office:value="34.41">
            <text:p>34.41</text:p>
          </table:table-cell>
          <table:table-cell office:value-type="float" office:value="10.65">
            <text:p>10.65</text:p>
          </table:table-cell>
          <table:table-cell office:value-type="float" office:value="11.86">
            <text:p>11.86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IC 3446</text:p>
          </table:table-cell>
          <table:table-cell office:value-type="string">
            <text:p>16.58±0.02</text:p>
          </table:table-cell>
          <table:table-cell office:value-type="string">
            <text:p>16.37±0.01</text:p>
          </table:table-cell>
          <table:table-cell office:value-type="string">
            <text:p>0.21±0.02</text:p>
          </table:table-cell>
          <table:table-cell office:value-type="string">
            <text:p>16.80±0.02</text:p>
          </table:table-cell>
          <table:table-cell office:value-type="string">
            <text:p>16.63±0.01</text:p>
          </table:table-cell>
          <table:table-cell office:value-type="string">
            <text:p>0.17±0.02</text:p>
          </table:table-cell>
          <table:table-cell office:value-type="float" office:value="34.76">
            <text:p>34.76</text:p>
          </table:table-cell>
          <table:table-cell office:value-type="float" office:value="34.67">
            <text:p>34.67</text:p>
          </table:table-cell>
          <table:table-cell table:number-columns-repeated="6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4497</text:p>
          </table:table-cell>
          <table:table-cell office:value-type="string">
            <text:p>19.62±0.36</text:p>
          </table:table-cell>
          <table:table-cell office:value-type="string">
            <text:p>17.12±0.03</text:p>
          </table:table-cell>
          <table:table-cell office:value-type="string">
            <text:p>2.50±0.36</text:p>
          </table:table-cell>
          <table:table-cell office:value-type="string">
            <text:p>...</text:p>
          </table:table-cell>
          <table:table-cell office:value-type="string">
            <text:p>17.34±0.02</text:p>
          </table:table-cell>
          <table:table-cell office:value-type="string">
            <text:p>...</text:p>
          </table:table-cell>
          <table:table-cell office:value-type="float" office:value="33.55">
            <text:p>33.55</text:p>
          </table:table-cell>
          <table:table-cell office:value-type="float" office:value="34.37">
            <text:p>34.37</text:p>
          </table:table-cell>
          <table:table-cell office:value-type="float" office:value="18.67">
            <text:p>18.67</text:p>
          </table:table-cell>
          <table:table-cell office:value-type="float" office:value="19.15">
            <text:p>19.15</text:p>
          </table:table-cell>
          <table:table-cell office:value-type="float" office:value="4.17">
            <text:p>4.17</text:p>
          </table:table-cell>
          <table:table-cell office:value-type="float" office:value="3.35">
            <text:p>3.35</text:p>
          </table:table-cell>
          <table:table-cell table:number-columns-repeated="2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IC 3457</text:p>
          </table:table-cell>
          <table:table-cell office:value-type="string">
            <text:p>20.67±0.73</text:p>
          </table:table-cell>
          <table:table-cell office:value-type="string">
            <text:p>18.53±0.10</text:p>
          </table:table-cell>
          <table:table-cell office:value-type="string">
            <text:p>2.14±0.73</text:p>
          </table:table-cell>
          <table:table-cell office:value-type="string">
            <text:p>20.86±0.29</text:p>
          </table:table-cell>
          <table:table-cell office:value-type="string">
            <text:p>19.00±0.05</text:p>
          </table:table-cell>
          <table:table-cell office:value-type="string">
            <text:p>1.86±0.29</text:p>
          </table:table-cell>
          <table:table-cell office:value-type="float" office:value="33.13">
            <text:p>33.13</text:p>
          </table:table-cell>
          <table:table-cell office:value-type="float" office:value="33.81">
            <text:p>33.81</text:p>
          </table:table-cell>
          <table:table-cell office:value-type="float" office:value="17.75">
            <text:p>17.75</text:p>
          </table:table-cell>
          <table:table-cell office:value-type="float" office:value="21.06">
            <text:p>21.06</text:p>
          </table:table-cell>
          <table:table-cell office:value-type="string">
            <text:p>...</text:p>
          </table:table-cell>
          <table:table-cell office:value-type="float" office:value="3.33">
            <text:p>3.33</text:p>
          </table:table-cell>
          <table:table-cell table:number-columns-repeated="2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IC 3459</text:p>
          </table:table-cell>
          <table:table-cell office:value-type="string">
            <text:p>...</text:p>
          </table:table-cell>
          <table:table-cell office:value-type="string">
            <text:p>18.82±0.08</text:p>
          </table:table-cell>
          <table:table-cell table:number-columns-repeated="2" office:value-type="string">
            <text:p>...</text:p>
          </table:table-cell>
          <table:table-cell office:value-type="string">
            <text:p>19.33±0.08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3.69">
            <text:p>33.69</text:p>
          </table:table-cell>
          <table:table-cell office:value-type="string">
            <text:p>...</text:p>
          </table:table-cell>
          <table:table-cell office:value-type="float" office:value="20.98">
            <text:p>20.98</text:p>
          </table:table-cell>
          <table:table-cell office:value-type="string">
            <text:p>...</text:p>
          </table:table-cell>
          <table:table-cell office:value-type="float" office:value="3.15">
            <text:p>3.15</text:p>
          </table:table-cell>
          <table:table-cell table:number-columns-repeated="2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NGC 4503</text:p>
          </table:table-cell>
          <table:table-cell office:value-type="string">
            <text:p>18.10±0.04</text:p>
          </table:table-cell>
          <table:table-cell office:value-type="string">
            <text:p>16.40±0.01</text:p>
          </table:table-cell>
          <table:table-cell office:value-type="string">
            <text:p>1.70±0.04</text:p>
          </table:table-cell>
          <table:table-cell office:value-type="string">
            <text:p>...</text:p>
          </table:table-cell>
          <table:table-cell office:value-type="string">
            <text:p>16.49±0.01</text:p>
          </table:table-cell>
          <table:table-cell office:value-type="string">
            <text:p>...</text:p>
          </table:table-cell>
          <table:table-cell office:value-type="float" office:value="34.16">
            <text:p>34.16</text:p>
          </table:table-cell>
          <table:table-cell office:value-type="float" office:value="34.66">
            <text:p>34.66</text:p>
          </table:table-cell>
          <table:table-cell office:value-type="float" office:value="13.28">
            <text:p>13.28</text:p>
          </table:table-cell>
          <table:table-cell office:value-type="float" office:value="21.46">
            <text:p>21.46</text:p>
          </table:table-cell>
          <table:table-cell office:value-type="string">
            <text:p>...</text:p>
          </table:table-cell>
          <table:table-cell office:value-type="float" office:value="5.02">
            <text:p>5.02</text:p>
          </table:table-cell>
          <table:table-cell table:number-columns-repeated="2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4506</text:p>
          </table:table-cell>
          <table:table-cell office:value-type="string">
            <text:p>18.05±0.03</text:p>
          </table:table-cell>
          <table:table-cell office:value-type="string">
            <text:p>16.94±0.04</text:p>
          </table:table-cell>
          <table:table-cell office:value-type="string">
            <text:p>1.11±0.05</text:p>
          </table:table-cell>
          <table:table-cell office:value-type="string">
            <text:p>18.10±0.04</text:p>
          </table:table-cell>
          <table:table-cell office:value-type="string">
            <text:p>17.11±0.02</text:p>
          </table:table-cell>
          <table:table-cell office:value-type="string">
            <text:p>0.99±0.05</text:p>
          </table:table-cell>
          <table:table-cell office:value-type="float" office:value="34.18">
            <text:p>34.18</text:p>
          </table:table-cell>
          <table:table-cell office:value-type="float" office:value="34.44">
            <text:p>34.44</text:p>
          </table:table-cell>
          <table:table-cell table:number-columns-repeated="6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IC 3467</text:p>
          </table:table-cell>
          <table:table-cell office:value-type="string">
            <text:p>17.25±0.01</text:p>
          </table:table-cell>
          <table:table-cell office:value-type="string">
            <text:p>16.85±0.02</text:p>
          </table:table-cell>
          <table:table-cell office:value-type="string">
            <text:p>0.39±0.02</text:p>
          </table:table-cell>
          <table:table-cell office:value-type="string">
            <text:p>17.46±0.02</text:p>
          </table:table-cell>
          <table:table-cell office:value-type="string">
            <text:p>17.18±0.01</text:p>
          </table:table-cell>
          <table:table-cell office:value-type="string">
            <text:p>0.28±0.02</text:p>
          </table:table-cell>
          <table:table-cell office:value-type="float" office:value="34.5">
            <text:p>34.5</text:p>
          </table:table-cell>
          <table:table-cell office:value-type="float" office:value="34.48">
            <text:p>34.48</text:p>
          </table:table-cell>
          <table:table-cell office:value-type="float" office:value="7.44">
            <text:p>7.44</text:p>
          </table:table-cell>
          <table:table-cell office:value-type="float" office:value="8.48">
            <text:p>8.48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07710</text:p>
          </table:table-cell>
          <table:table-cell office:value-type="string">
            <text:p>16.47±0.01</text:p>
          </table:table-cell>
          <table:table-cell office:value-type="string">
            <text:p>16.16±0.01</text:p>
          </table:table-cell>
          <table:table-cell office:value-type="string">
            <text:p>0.31±0.01</text:p>
          </table:table-cell>
          <table:table-cell office:value-type="string">
            <text:p>17.07±0.03</text:p>
          </table:table-cell>
          <table:table-cell office:value-type="string">
            <text:p>16.78±0.01</text:p>
          </table:table-cell>
          <table:table-cell office:value-type="string">
            <text:p>0.29±0.03</text:p>
          </table:table-cell>
          <table:table-cell office:value-type="float" office:value="35.45">
            <text:p>35.45</text:p>
          </table:table-cell>
          <table:table-cell office:value-type="float" office:value="35.4">
            <text:p>35.4</text:p>
          </table:table-cell>
          <table:table-cell office:value-type="float" office:value="34.03">
            <text:p>34.03</text:p>
          </table:table-cell>
          <table:table-cell office:value-type="float" office:value="34.26">
            <text:p>34.26</text:p>
          </table:table-cell>
          <table:table-cell office:value-type="float" office:value="2.29">
            <text:p>2.29</text:p>
          </table:table-cell>
          <table:table-cell office:value-type="float" office:value="2.48">
            <text:p>2.48</text:p>
          </table:table-cell>
          <table:table-cell office:value-type="float" office:value="2.44">
            <text:p>2.44</text:p>
          </table:table-cell>
          <table:table-cell office:value-type="float" office:value="2.53">
            <text:p>2.53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4528</text:p>
          </table:table-cell>
          <table:table-cell office:value-type="string">
            <text:p>18.63±0.12</text:p>
          </table:table-cell>
          <table:table-cell office:value-type="string">
            <text:p>17.03±0.01</text:p>
          </table:table-cell>
          <table:table-cell office:value-type="string">
            <text:p>1.59±0.12</text:p>
          </table:table-cell>
          <table:table-cell office:value-type="string">
            <text:p>19.07±0.08</text:p>
          </table:table-cell>
          <table:table-cell office:value-type="string">
            <text:p>17.13±0.02</text:p>
          </table:table-cell>
          <table:table-cell office:value-type="string">
            <text:p>1.94±0.08</text:p>
          </table:table-cell>
          <table:table-cell office:value-type="float" office:value="33.94">
            <text:p>33.94</text:p>
          </table:table-cell>
          <table:table-cell office:value-type="float" office:value="34.41">
            <text:p>34.41</text:p>
          </table:table-cell>
          <table:table-cell office:value-type="float" office:value="20.26">
            <text:p>20.26</text:p>
          </table:table-cell>
          <table:table-cell table:number-columns-repeated="5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4531</text:p>
          </table:table-cell>
          <table:table-cell office:value-type="string">
            <text:p>16.86±0.02</text:p>
          </table:table-cell>
          <table:table-cell office:value-type="string">
            <text:p>15.68±0.01</text:p>
          </table:table-cell>
          <table:table-cell office:value-type="string">
            <text:p>1.19±0.02</text:p>
          </table:table-cell>
          <table:table-cell office:value-type="string">
            <text:p>16.92±0.02</text:p>
          </table:table-cell>
          <table:table-cell office:value-type="string">
            <text:p>15.76±0.01</text:p>
          </table:table-cell>
          <table:table-cell office:value-type="string">
            <text:p>1.16±0.03</text:p>
          </table:table-cell>
          <table:table-cell office:value-type="float" office:value="34.65">
            <text:p>34.65</text:p>
          </table:table-cell>
          <table:table-cell office:value-type="float" office:value="34.95">
            <text:p>34.95</text:p>
          </table:table-cell>
          <table:table-cell office:value-type="float" office:value="13.54">
            <text:p>13.54</text:p>
          </table:table-cell>
          <table:table-cell office:value-type="float" office:value="16.9">
            <text:p>16.9</text:p>
          </table:table-cell>
          <table:table-cell office:value-type="string">
            <text:p>...</text:p>
          </table:table-cell>
          <table:table-cell office:value-type="float" office:value="3.5">
            <text:p>3.5</text:p>
          </table:table-cell>
          <table:table-cell table:number-columns-repeated="2" office:value-type="string">
            <text:p>...</text:p>
          </table:table-cell>
          <table:table-cell office:value-type="string">
            <text:p>Erh</text:p>
          </table:table-cell>
        </table:table-row>
        <table:table-row table:style-name="ro1">
          <table:table-cell office:value-type="string">
            <text:p>NGC 4536</text:p>
          </table:table-cell>
          <table:table-cell office:value-type="string">
            <text:p>13.33±0.01</text:p>
          </table:table-cell>
          <table:table-cell office:value-type="string">
            <text:p>13.05±0.01</text:p>
          </table:table-cell>
          <table:table-cell office:value-type="string">
            <text:p>0.28±0.01</text:p>
          </table:table-cell>
          <table:table-cell office:value-type="string">
            <text:p>13.39±0.01</text:p>
          </table:table-cell>
          <table:table-cell office:value-type="string">
            <text:p>13.10±0.01</text:p>
          </table:table-cell>
          <table:table-cell office:value-type="string">
            <text:p>0.29±0.01</text:p>
          </table:table-cell>
          <table:table-cell office:value-type="float" office:value="35.97">
            <text:p>35.97</text:p>
          </table:table-cell>
          <table:table-cell office:value-type="float" office:value="35.91">
            <text:p>35.91</text:p>
          </table:table-cell>
          <table:table-cell office:value-type="float" office:value="79.4">
            <text:p>79.4</text:p>
          </table:table-cell>
          <table:table-cell office:value-type="float" office:value="76.09">
            <text:p>76.09</text:p>
          </table:table-cell>
          <table:table-cell office:value-type="float" office:value="2.18">
            <text:p>2.18</text:p>
          </table:table-cell>
          <table:table-cell office:value-type="float" office:value="2.23">
            <text:p>2.23</text:p>
          </table:table-cell>
          <table:table-cell office:value-type="float" office:value="2">
            <text:p>2</text:p>
          </table:table-cell>
          <table:table-cell office:value-type="float" office:value="2.09">
            <text:p>2.09</text:p>
          </table:table-cell>
          <table:table-cell office:value-type="string">
            <text:p>?Fn</text:p>
          </table:table-cell>
        </table:table-row>
        <table:table-row table:style-name="ro1">
          <table:table-cell office:value-type="string">
            <text:p>UGC 07748</text:p>
          </table:table-cell>
          <table:table-cell office:value-type="string">
            <text:p>16.33±0.01</text:p>
          </table:table-cell>
          <table:table-cell office:value-type="string">
            <text:p>16.25±0.01</text:p>
          </table:table-cell>
          <table:table-cell office:value-type="string">
            <text:p>0.09±0.01</text:p>
          </table:table-cell>
          <table:table-cell office:value-type="string">
            <text:p>16.37±0.02</text:p>
          </table:table-cell>
          <table:table-cell office:value-type="string">
            <text:p>16.32±0.01</text:p>
          </table:table-cell>
          <table:table-cell office:value-type="string">
            <text:p>0.06±0.02</text:p>
          </table:table-cell>
          <table:table-cell office:value-type="float" office:value="34.44">
            <text:p>34.44</text:p>
          </table:table-cell>
          <table:table-cell office:value-type="float" office:value="34.3">
            <text:p>34.3</text:p>
          </table:table-cell>
          <table:table-cell table:number-columns-repeated="6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4546</text:p>
          </table:table-cell>
          <table:table-cell office:value-type="string">
            <text:p>17.35±0.05</text:p>
          </table:table-cell>
          <table:table-cell office:value-type="string">
            <text:p>15.48±0.02</text:p>
          </table:table-cell>
          <table:table-cell office:value-type="string">
            <text:p>1.87±0.05</text:p>
          </table:table-cell>
          <table:table-cell office:value-type="string">
            <text:p>17.51±0.03</text:p>
          </table:table-cell>
          <table:table-cell office:value-type="string">
            <text:p>15.75±0.01</text:p>
          </table:table-cell>
          <table:table-cell office:value-type="string">
            <text:p>1.75±0.04</text:p>
          </table:table-cell>
          <table:table-cell office:value-type="float" office:value="34.36">
            <text:p>34.36</text:p>
          </table:table-cell>
          <table:table-cell office:value-type="float" office:value="34.93">
            <text:p>34.93</text:p>
          </table:table-cell>
          <table:table-cell office:value-type="float" office:value="20.03">
            <text:p>20.03</text:p>
          </table:table-cell>
          <table:table-cell office:value-type="float" office:value="26.86">
            <text:p>26.86</text:p>
          </table:table-cell>
          <table:table-cell office:value-type="string">
            <text:p>...</text:p>
          </table:table-cell>
          <table:table-cell office:value-type="float" office:value="5.12">
            <text:p>5.12</text:p>
          </table:table-cell>
          <table:table-cell office:value-type="string">
            <text:p>...</text:p>
          </table:table-cell>
          <table:table-cell office:value-type="float" office:value="4.45">
            <text:p>4.45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4550</text:p>
          </table:table-cell>
          <table:table-cell office:value-type="string">
            <text:p>17.57±0.01</text:p>
          </table:table-cell>
          <table:table-cell office:value-type="string">
            <text:p>16.02±0.01</text:p>
          </table:table-cell>
          <table:table-cell office:value-type="string">
            <text:p>1.55±0.01</text:p>
          </table:table-cell>
          <table:table-cell office:value-type="string">
            <text:p>17.59±0.03</text:p>
          </table:table-cell>
          <table:table-cell office:value-type="string">
            <text:p>16.08±0.01</text:p>
          </table:table-cell>
          <table:table-cell office:value-type="string">
            <text:p>1.51±0.03</text:p>
          </table:table-cell>
          <table:table-cell office:value-type="float" office:value="34.31">
            <text:p>34.31</text:p>
          </table:table-cell>
          <table:table-cell office:value-type="float" office:value="34.75">
            <text:p>34.75</text:p>
          </table:table-cell>
          <table:table-cell office:value-type="float" office:value="8.66">
            <text:p>8.66</text:p>
          </table:table-cell>
          <table:table-cell office:value-type="float" office:value="14.36">
            <text:p>14.36</text:p>
          </table:table-cell>
          <table:table-cell office:value-type="string">
            <text:p>...</text:p>
          </table:table-cell>
          <table:table-cell office:value-type="float" office:value="4.16">
            <text:p>4.16</text:p>
          </table:table-cell>
          <table:table-cell table:number-columns-repeated="2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4551</text:p>
          </table:table-cell>
          <table:table-cell office:value-type="string">
            <text:p>18.95±0.09</text:p>
          </table:table-cell>
          <table:table-cell office:value-type="string">
            <text:p>17.30±0.01</text:p>
          </table:table-cell>
          <table:table-cell office:value-type="string">
            <text:p>1.65±0.09</text:p>
          </table:table-cell>
          <table:table-cell office:value-type="string">
            <text:p>...</text:p>
          </table:table-cell>
          <table:table-cell office:value-type="string">
            <text:p>17.36±0.02</text:p>
          </table:table-cell>
          <table:table-cell office:value-type="string">
            <text:p>...</text:p>
          </table:table-cell>
          <table:table-cell office:value-type="float" office:value="33.82">
            <text:p>33.82</text:p>
          </table:table-cell>
          <table:table-cell office:value-type="float" office:value="34.3">
            <text:p>34.3</text:p>
          </table:table-cell>
          <table:table-cell office:value-type="float" office:value="12.21">
            <text:p>12.21</text:p>
          </table:table-cell>
          <table:table-cell office:value-type="float" office:value="12.33">
            <text:p>12.33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MESSIER 089</text:p>
          </table:table-cell>
          <table:table-cell office:value-type="string">
            <text:p>15.71±0.02</text:p>
          </table:table-cell>
          <table:table-cell office:value-type="string">
            <text:p>14.73±0.01</text:p>
          </table:table-cell>
          <table:table-cell office:value-type="string">
            <text:p>0.98±0.02</text:p>
          </table:table-cell>
          <table:table-cell office:value-type="string">
            <text:p>15.81±0.02</text:p>
          </table:table-cell>
          <table:table-cell office:value-type="string">
            <text:p>14.97±0.01</text:p>
          </table:table-cell>
          <table:table-cell office:value-type="string">
            <text:p>0.85±0.02</text:p>
          </table:table-cell>
          <table:table-cell office:value-type="float" office:value="35.02">
            <text:p>35.02</text:p>
          </table:table-cell>
          <table:table-cell office:value-type="float" office:value="35.24">
            <text:p>35.24</text:p>
          </table:table-cell>
          <table:table-cell office:value-type="float" office:value="13.34">
            <text:p>13.34</text:p>
          </table:table-cell>
          <table:table-cell office:value-type="float" office:value="39.85">
            <text:p>39.85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4559</text:p>
          </table:table-cell>
          <table:table-cell office:value-type="string">
            <text:p>12.07±0.01</text:p>
          </table:table-cell>
          <table:table-cell office:value-type="string">
            <text:p>11.87±0.01</text:p>
          </table:table-cell>
          <table:table-cell office:value-type="string">
            <text:p>0.20±0.01</text:p>
          </table:table-cell>
          <table:table-cell office:value-type="string">
            <text:p>12.20±0.01</text:p>
          </table:table-cell>
          <table:table-cell office:value-type="string">
            <text:p>11.97±0.01</text:p>
          </table:table-cell>
          <table:table-cell office:value-type="string">
            <text:p>0.23±0.01</text:p>
          </table:table-cell>
          <table:table-cell office:value-type="float" office:value="36.57">
            <text:p>36.57</text:p>
          </table:table-cell>
          <table:table-cell office:value-type="float" office:value="36.47">
            <text:p>36.47</text:p>
          </table:table-cell>
          <table:table-cell office:value-type="float" office:value="87.14">
            <text:p>87.14</text:p>
          </table:table-cell>
          <table:table-cell office:value-type="float" office:value="80.79">
            <text:p>80.79</text:p>
          </table:table-cell>
          <table:table-cell office:value-type="float" office:value="2.89">
            <text:p>2.89</text:p>
          </table:table-cell>
          <table:table-cell office:value-type="float" office:value="2.79">
            <text:p>2.79</text:p>
          </table:table-cell>
          <table:table-cell office:value-type="float" office:value="2.9">
            <text:p>2.9</text:p>
          </table:table-cell>
          <table:table-cell office:value-type="float" office:value="2.82">
            <text:p>2.82</text:p>
          </table:table-cell>
          <table:table-cell office:value-type="string">
            <text:p>EEn</text:p>
          </table:table-cell>
        </table:table-row>
        <table:table-row table:style-name="ro1">
          <table:table-cell office:value-type="string">
            <text:p>PGC 42042</text:p>
          </table:table-cell>
          <table:table-cell office:value-type="string">
            <text:p>18.29±0.02</text:p>
          </table:table-cell>
          <table:table-cell office:value-type="string">
            <text:p>17.25±0.03</text:p>
          </table:table-cell>
          <table:table-cell office:value-type="string">
            <text:p>1.04±0.04</text:p>
          </table:table-cell>
          <table:table-cell office:value-type="string">
            <text:p>18.30±0.04</text:p>
          </table:table-cell>
          <table:table-cell office:value-type="string">
            <text:p>17.31±0.02</text:p>
          </table:table-cell>
          <table:table-cell office:value-type="string">
            <text:p>0.99±0.04</text:p>
          </table:table-cell>
          <table:table-cell office:value-type="float" office:value="35.64">
            <text:p>35.64</text:p>
          </table:table-cell>
          <table:table-cell office:value-type="float" office:value="35.88">
            <text:p>35.88</text:p>
          </table:table-cell>
          <table:table-cell table:number-columns-repeated="6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4564</text:p>
          </table:table-cell>
          <table:table-cell office:value-type="string">
            <text:p>17.52±0.04</text:p>
          </table:table-cell>
          <table:table-cell office:value-type="string">
            <text:p>16.14±0.01</text:p>
          </table:table-cell>
          <table:table-cell office:value-type="string">
            <text:p>1.38±0.04</text:p>
          </table:table-cell>
          <table:table-cell office:value-type="string">
            <text:p>...</text:p>
          </table:table-cell>
          <table:table-cell office:value-type="string">
            <text:p>16.20±0.01</text:p>
          </table:table-cell>
          <table:table-cell office:value-type="string">
            <text:p>...</text:p>
          </table:table-cell>
          <table:table-cell office:value-type="float" office:value="34.39">
            <text:p>34.39</text:p>
          </table:table-cell>
          <table:table-cell office:value-type="float" office:value="34.76">
            <text:p>34.76</text:p>
          </table:table-cell>
          <table:table-cell office:value-type="string">
            <text:p>...</text:p>
          </table:table-cell>
          <table:table-cell office:value-type="float" office:value="14.91">
            <text:p>14.91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4567</text:p>
          </table:table-cell>
          <table:table-cell office:value-type="string">
            <text:p>15.03±0.01</text:p>
          </table:table-cell>
          <table:table-cell office:value-type="string">
            <text:p>14.18±0.01</text:p>
          </table:table-cell>
          <table:table-cell office:value-type="string">
            <text:p>0.85±0.01</text:p>
          </table:table-cell>
          <table:table-cell office:value-type="string">
            <text:p>15.07±0.01</text:p>
          </table:table-cell>
          <table:table-cell office:value-type="string">
            <text:p>14.25±0.01</text:p>
          </table:table-cell>
          <table:table-cell office:value-type="string">
            <text:p>0.82±0.01</text:p>
          </table:table-cell>
          <table:table-cell office:value-type="float" office:value="35.38">
            <text:p>35.38</text:p>
          </table:table-cell>
          <table:table-cell office:value-type="float" office:value="35.55">
            <text:p>35.55</text:p>
          </table:table-cell>
          <table:table-cell office:value-type="float" office:value="27.11">
            <text:p>27.11</text:p>
          </table:table-cell>
          <table:table-cell office:value-type="float" office:value="26.58">
            <text:p>26.58</text:p>
          </table:table-cell>
          <table:table-cell office:value-type="float" office:value="1.94">
            <text:p>1.94</text:p>
          </table:table-cell>
          <table:table-cell office:value-type="float" office:value="2.28">
            <text:p>2.28</text:p>
          </table:table-cell>
          <table:table-cell office:value-type="float" office:value="1.88">
            <text:p>1.88</text:p>
          </table:table-cell>
          <table:table-cell office:value-type="float" office:value="2.34">
            <text:p>2.34</text:p>
          </table:table-cell>
          <table:table-cell office:value-type="string">
            <text:p>?Fn</text:p>
          </table:table-cell>
        </table:table-row>
        <table:table-row table:style-name="ro1">
          <table:table-cell office:value-type="string">
            <text:p>IC 3583</text:p>
          </table:table-cell>
          <table:table-cell office:value-type="string">
            <text:p>15.00±0.01</text:p>
          </table:table-cell>
          <table:table-cell office:value-type="string">
            <text:p>14.70±0.01</text:p>
          </table:table-cell>
          <table:table-cell office:value-type="string">
            <text:p>0.31±0.02</text:p>
          </table:table-cell>
          <table:table-cell office:value-type="string">
            <text:p>15.10±0.01</text:p>
          </table:table-cell>
          <table:table-cell office:value-type="string">
            <text:p>14.80±0.01</text:p>
          </table:table-cell>
          <table:table-cell office:value-type="string">
            <text:p>0.30±0.01</text:p>
          </table:table-cell>
          <table:table-cell office:value-type="float" office:value="35.4">
            <text:p>35.4</text:p>
          </table:table-cell>
          <table:table-cell office:value-type="float" office:value="35.34">
            <text:p>35.34</text:p>
          </table:table-cell>
          <table:table-cell office:value-type="float" office:value="17.35">
            <text:p>17.35</text:p>
          </table:table-cell>
          <table:table-cell office:value-type="float" office:value="18.56">
            <text:p>18.56</text:p>
          </table:table-cell>
          <table:table-cell office:value-type="float" office:value="2.68">
            <text:p>2.68</text:p>
          </table:table-cell>
          <table:table-cell office:value-type="float" office:value="2.53">
            <text:p>2.53</text:p>
          </table:table-cell>
          <table:table-cell office:value-type="string">
            <text:p>...</text:p>
          </table:table-cell>
          <table:table-cell office:value-type="float" office:value="2.7">
            <text:p>2.7</text:p>
          </table:table-cell>
          <table:table-cell office:value-type="string">
            <text:p>?fn</text:p>
          </table:table-cell>
        </table:table-row>
        <table:table-row table:style-name="ro1">
          <table:table-cell office:value-type="string">
            <text:p>IC 3587</text:p>
          </table:table-cell>
          <table:table-cell office:value-type="string">
            <text:p>18.40±0.04</text:p>
          </table:table-cell>
          <table:table-cell office:value-type="string">
            <text:p>17.77±0.02</text:p>
          </table:table-cell>
          <table:table-cell office:value-type="string">
            <text:p>0.64±0.05</text:p>
          </table:table-cell>
          <table:table-cell office:value-type="string">
            <text:p>18.78±0.03</text:p>
          </table:table-cell>
          <table:table-cell office:value-type="string">
            <text:p>18.25±0.01</text:p>
          </table:table-cell>
          <table:table-cell office:value-type="string">
            <text:p>0.53±0.03</text:p>
          </table:table-cell>
          <table:table-cell office:value-type="float" office:value="35.63">
            <text:p>35.63</text:p>
          </table:table-cell>
          <table:table-cell office:value-type="float" office:value="35.71">
            <text:p>35.71</text:p>
          </table:table-cell>
          <table:table-cell office:value-type="float" office:value="9.37">
            <text:p>9.37</text:p>
          </table:table-cell>
          <table:table-cell office:value-type="float" office:value="11.63">
            <text:p>11.63</text:p>
          </table:table-cell>
          <table:table-cell office:value-type="float" office:value="3.17">
            <text:p>3.17</text:p>
          </table:table-cell>
          <table:table-cell office:value-type="float" office:value="2.71">
            <text:p>2.71</text:p>
          </table:table-cell>
          <table:table-cell office:value-type="string">
            <text:p>...</text:p>
          </table:table-cell>
          <table:table-cell office:value-type="float" office:value="2.73">
            <text:p>2.73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4569</text:p>
          </table:table-cell>
          <table:table-cell office:value-type="string">
            <text:p>14.46±0.01</text:p>
          </table:table-cell>
          <table:table-cell office:value-type="string">
            <text:p>13.17±0.01</text:p>
          </table:table-cell>
          <table:table-cell office:value-type="string">
            <text:p>1.29±0.01</text:p>
          </table:table-cell>
          <table:table-cell office:value-type="string">
            <text:p>14.54±0.01</text:p>
          </table:table-cell>
          <table:table-cell office:value-type="string">
            <text:p>13.24±0.01</text:p>
          </table:table-cell>
          <table:table-cell office:value-type="string">
            <text:p>1.29±0.01</text:p>
          </table:table-cell>
          <table:table-cell office:value-type="float" office:value="35.61">
            <text:p>35.61</text:p>
          </table:table-cell>
          <table:table-cell office:value-type="float" office:value="35.95">
            <text:p>35.95</text:p>
          </table:table-cell>
          <table:table-cell office:value-type="float" office:value="59.22">
            <text:p>59.22</text:p>
          </table:table-cell>
          <table:table-cell office:value-type="float" office:value="65.38">
            <text:p>65.38</text:p>
          </table:table-cell>
          <table:table-cell office:value-type="float" office:value="5.36">
            <text:p>5.36</text:p>
          </table:table-cell>
          <table:table-cell office:value-type="float" office:value="5.29">
            <text:p>5.29</text:p>
          </table:table-cell>
          <table:table-cell office:value-type="float" office:value="4.63">
            <text:p>4.63</text:p>
          </table:table-cell>
          <table:table-cell office:value-type="float" office:value="4.82">
            <text:p>4.82</text:p>
          </table:table-cell>
          <table:table-cell office:value-type="string">
            <text:p>EEn</text:p>
          </table:table-cell>
        </table:table-row>
        <table:table-row table:style-name="ro1">
          <table:table-cell office:value-type="string">
            <text:p>NGC 4559A</text:p>
          </table:table-cell>
          <table:table-cell office:value-type="string">
            <text:p>17.89±0.01</text:p>
          </table:table-cell>
          <table:table-cell office:value-type="string">
            <text:p>17.22±0.01</text:p>
          </table:table-cell>
          <table:table-cell office:value-type="string">
            <text:p>0.66±0.02</text:p>
          </table:table-cell>
          <table:table-cell office:value-type="string">
            <text:p>18.11±0.03</text:p>
          </table:table-cell>
          <table:table-cell office:value-type="string">
            <text:p>17.38±0.01</text:p>
          </table:table-cell>
          <table:table-cell office:value-type="string">
            <text:p>0.73±0.04</text:p>
          </table:table-cell>
          <table:table-cell office:value-type="float" office:value="35.86">
            <text:p>35.86</text:p>
          </table:table-cell>
          <table:table-cell office:value-type="float" office:value="35.95">
            <text:p>35.95</text:p>
          </table:table-cell>
          <table:table-cell table:number-columns-repeated="6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IC 3598</text:p>
          </table:table-cell>
          <table:table-cell office:value-type="string">
            <text:p>18.43±0.08</text:p>
          </table:table-cell>
          <table:table-cell office:value-type="string">
            <text:p>17.79±0.01</text:p>
          </table:table-cell>
          <table:table-cell office:value-type="string">
            <text:p>0.65±0.08</text:p>
          </table:table-cell>
          <table:table-cell office:value-type="string">
            <text:p>18.60±0.03</text:p>
          </table:table-cell>
          <table:table-cell office:value-type="string">
            <text:p>17.98±0.02</text:p>
          </table:table-cell>
          <table:table-cell office:value-type="string">
            <text:p>0.63±0.04</text:p>
          </table:table-cell>
          <table:table-cell office:value-type="float" office:value="35.66">
            <text:p>35.66</text:p>
          </table:table-cell>
          <table:table-cell office:value-type="float" office:value="35.74">
            <text:p>35.74</text:p>
          </table:table-cell>
          <table:table-cell office:value-type="float" office:value="11.47">
            <text:p>11.47</text:p>
          </table:table-cell>
          <table:table-cell office:value-type="float" office:value="11.05">
            <text:p>11.05</text:p>
          </table:table-cell>
          <table:table-cell office:value-type="float" office:value="2.47">
            <text:p>2.47</text:p>
          </table:table-cell>
          <table:table-cell office:value-type="float" office:value="2.81">
            <text:p>2.81</text:p>
          </table:table-cell>
          <table:table-cell table:number-columns-repeated="2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MESSIER 058</text:p>
          </table:table-cell>
          <table:table-cell office:value-type="string">
            <text:p>14.48±0.01</text:p>
          </table:table-cell>
          <table:table-cell office:value-type="string">
            <text:p>13.69±0.01</text:p>
          </table:table-cell>
          <table:table-cell office:value-type="string">
            <text:p>0.78±0.01</text:p>
          </table:table-cell>
          <table:table-cell office:value-type="string">
            <text:p>14.49±0.01</text:p>
          </table:table-cell>
          <table:table-cell office:value-type="string">
            <text:p>13.71±0.01</text:p>
          </table:table-cell>
          <table:table-cell office:value-type="string">
            <text:p>0.78±0.01</text:p>
          </table:table-cell>
          <table:table-cell office:value-type="float" office:value="35.6">
            <text:p>35.6</text:p>
          </table:table-cell>
          <table:table-cell office:value-type="float" office:value="35.74">
            <text:p>35.74</text:p>
          </table:table-cell>
          <table:table-cell office:value-type="float" office:value="54.47">
            <text:p>54.47</text:p>
          </table:table-cell>
          <table:table-cell office:value-type="float" office:value="54.14">
            <text:p>54.14</text:p>
          </table:table-cell>
          <table:table-cell office:value-type="float" office:value="1.83">
            <text:p>1.83</text:p>
          </table:table-cell>
          <table:table-cell office:value-type="float" office:value="1.95">
            <text:p>1.95</text:p>
          </table:table-cell>
          <table:table-cell office:value-type="float" office:value="1.58">
            <text:p>1.58</text:p>
          </table:table-cell>
          <table:table-cell office:value-type="float" office:value="1.82">
            <text:p>1.82</text:p>
          </table:table-cell>
          <table:table-cell office:value-type="string">
            <text:p>?Fn,Edn</text:p>
          </table:table-cell>
        </table:table-row>
        <table:table-row table:style-name="ro1">
          <table:table-cell office:value-type="string">
            <text:p>NGC 4584</text:p>
          </table:table-cell>
          <table:table-cell office:value-type="string">
            <text:p>17.83±0.03</text:p>
          </table:table-cell>
          <table:table-cell office:value-type="string">
            <text:p>16.66±0.01</text:p>
          </table:table-cell>
          <table:table-cell office:value-type="string">
            <text:p>1.16±0.03</text:p>
          </table:table-cell>
          <table:table-cell office:value-type="string">
            <text:p>17.86±0.04</text:p>
          </table:table-cell>
          <table:table-cell office:value-type="string">
            <text:p>16.81±0.01</text:p>
          </table:table-cell>
          <table:table-cell office:value-type="string">
            <text:p>1.05±0.04</text:p>
          </table:table-cell>
          <table:table-cell office:value-type="float" office:value="34.26">
            <text:p>34.26</text:p>
          </table:table-cell>
          <table:table-cell office:value-type="float" office:value="34.56">
            <text:p>34.56</text:p>
          </table:table-cell>
          <table:table-cell table:number-columns-repeated="6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NGC 4594</text:p>
          </table:table-cell>
          <table:table-cell office:value-type="string">
            <text:p>14.54±0.01</text:p>
          </table:table-cell>
          <table:table-cell office:value-type="string">
            <text:p>13.28±0.02</text:p>
          </table:table-cell>
          <table:table-cell office:value-type="string">
            <text:p>1.26±0.02</text:p>
          </table:table-cell>
          <table:table-cell office:value-type="string">
            <text:p>14.73±0.01</text:p>
          </table:table-cell>
          <table:table-cell office:value-type="string">
            <text:p>13.60±0.01</text:p>
          </table:table-cell>
          <table:table-cell office:value-type="string">
            <text:p>1.13±0.01</text:p>
          </table:table-cell>
          <table:table-cell office:value-type="float" office:value="35.03">
            <text:p>35.03</text:p>
          </table:table-cell>
          <table:table-cell office:value-type="float" office:value="35.36">
            <text:p>35.36</text:p>
          </table:table-cell>
          <table:table-cell office:value-type="float" office:value="60.96">
            <text:p>60.96</text:p>
          </table:table-cell>
          <table:table-cell office:value-type="float" office:value="81.4">
            <text:p>81.4</text:p>
          </table:table-cell>
          <table:table-cell office:value-type="float" office:value="5.5">
            <text:p>5.5</text:p>
          </table:table-cell>
          <table:table-cell office:value-type="float" office:value="4.65">
            <text:p>4.65</text:p>
          </table:table-cell>
          <table:table-cell office:value-type="float" office:value="4.76">
            <text:p>4.76</text:p>
          </table:table-cell>
          <table:table-cell office:value-type="float" office:value="4.23">
            <text:p>4.23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4612</text:p>
          </table:table-cell>
          <table:table-cell office:value-type="string">
            <text:p>18.81±0.05</text:p>
          </table:table-cell>
          <table:table-cell office:value-type="string">
            <text:p>16.31±0.03</text:p>
          </table:table-cell>
          <table:table-cell office:value-type="string">
            <text:p>2.50±0.06</text:p>
          </table:table-cell>
          <table:table-cell office:value-type="string">
            <text:p>...</text:p>
          </table:table-cell>
          <table:table-cell office:value-type="string">
            <text:p>16.39±0.03</text:p>
          </table:table-cell>
          <table:table-cell office:value-type="string">
            <text:p>...</text:p>
          </table:table-cell>
          <table:table-cell office:value-type="float" office:value="33.87">
            <text:p>33.87</text:p>
          </table:table-cell>
          <table:table-cell office:value-type="float" office:value="34.7">
            <text:p>34.7</text:p>
          </table:table-cell>
          <table:table-cell office:value-type="string">
            <text:p>...</text:p>
          </table:table-cell>
          <table:table-cell office:value-type="float" office:value="18.71">
            <text:p>18.71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4618</text:p>
          </table:table-cell>
          <table:table-cell office:value-type="string">
            <text:p>12.78±0.01</text:p>
          </table:table-cell>
          <table:table-cell office:value-type="string">
            <text:p>12.53±0.01</text:p>
          </table:table-cell>
          <table:table-cell office:value-type="string">
            <text:p>0.24±0.01</text:p>
          </table:table-cell>
          <table:table-cell office:value-type="string">
            <text:p>12.80±0.01</text:p>
          </table:table-cell>
          <table:table-cell office:value-type="string">
            <text:p>12.55±0.01</text:p>
          </table:table-cell>
          <table:table-cell office:value-type="string">
            <text:p>0.25±0.01</text:p>
          </table:table-cell>
          <table:table-cell office:value-type="float" office:value="35.78">
            <text:p>35.78</text:p>
          </table:table-cell>
          <table:table-cell office:value-type="float" office:value="35.7">
            <text:p>35.7</text:p>
          </table:table-cell>
          <table:table-cell office:value-type="float" office:value="45.19">
            <text:p>45.19</text:p>
          </table:table-cell>
          <table:table-cell office:value-type="float" office:value="44.57">
            <text:p>44.57</text:p>
          </table:table-cell>
          <table:table-cell office:value-type="float" office:value="2.01">
            <text:p>2.01</text:p>
          </table:table-cell>
          <table:table-cell office:value-type="float" office:value="2.08">
            <text:p>2.08</text:p>
          </table:table-cell>
          <table:table-cell office:value-type="float" office:value="1.92">
            <text:p>1.92</text:p>
          </table:table-cell>
          <table:table-cell office:value-type="float" office:value="2">
            <text:p>2</text:p>
          </table:table-cell>
          <table:table-cell office:value-type="string">
            <text:p>VFh</text:p>
          </table:table-cell>
        </table:table-row>
        <table:table-row table:style-name="ro1">
          <table:table-cell office:value-type="string">
            <text:p>NGC 4625</text:p>
          </table:table-cell>
          <table:table-cell office:value-type="string">
            <text:p>14.45±0.01</text:p>
          </table:table-cell>
          <table:table-cell office:value-type="string">
            <text:p>14.15±0.01</text:p>
          </table:table-cell>
          <table:table-cell office:value-type="string">
            <text:p>0.30±0.02</text:p>
          </table:table-cell>
          <table:table-cell office:value-type="string">
            <text:p>14.93±0.01</text:p>
          </table:table-cell>
          <table:table-cell office:value-type="string">
            <text:p>14.57±0.01</text:p>
          </table:table-cell>
          <table:table-cell office:value-type="string">
            <text:p>0.36±0.01</text:p>
          </table:table-cell>
          <table:table-cell office:value-type="float" office:value="35.11">
            <text:p>35.11</text:p>
          </table:table-cell>
          <table:table-cell office:value-type="float" office:value="35.05">
            <text:p>35.05</text:p>
          </table:table-cell>
          <table:table-cell office:value-type="float" office:value="28.08">
            <text:p>28.08</text:p>
          </table:table-cell>
          <table:table-cell office:value-type="float" office:value="27.18">
            <text:p>27.18</text:p>
          </table:table-cell>
          <table:table-cell office:value-type="float" office:value="7.53">
            <text:p>7.53</text:p>
          </table:table-cell>
          <table:table-cell office:value-type="float" office:value="6.91">
            <text:p>6.91</text:p>
          </table:table-cell>
          <table:table-cell table:number-columns-repeated="2" office:value-type="string">
            <text:p>...</text:p>
          </table:table-cell>
          <table:table-cell office:value-type="string">
            <text:p>x?Fn</text:p>
          </table:table-cell>
        </table:table-row>
        <table:table-row table:style-name="ro1">
          <table:table-cell office:value-type="string">
            <text:p>NGC 4627</text:p>
          </table:table-cell>
          <table:table-cell office:value-type="string">
            <text:p>16.12±0.14</text:p>
          </table:table-cell>
          <table:table-cell office:value-type="string">
            <text:p>15.53±0.02</text:p>
          </table:table-cell>
          <table:table-cell office:value-type="string">
            <text:p>0.59±0.14</text:p>
          </table:table-cell>
          <table:table-cell office:value-type="string">
            <text:p>16.84±0.04</text:p>
          </table:table-cell>
          <table:table-cell office:value-type="string">
            <text:p>15.85±0.01</text:p>
          </table:table-cell>
          <table:table-cell office:value-type="string">
            <text:p>1.00±0.04</text:p>
          </table:table-cell>
          <table:table-cell office:value-type="float" office:value="34.4">
            <text:p>34.4</text:p>
          </table:table-cell>
          <table:table-cell office:value-type="float" office:value="34.45">
            <text:p>34.45</text:p>
          </table:table-cell>
          <table:table-cell office:value-type="float" office:value="60.84">
            <text:p>60.84</text:p>
          </table:table-cell>
          <table:table-cell office:value-type="float" office:value="33.28">
            <text:p>33.28</text:p>
          </table:table-cell>
          <table:table-cell office:value-type="float" office:value="3.02">
            <text:p>3.02</text:p>
          </table:table-cell>
          <table:table-cell office:value-type="float" office:value="4.41">
            <text:p>4.41</text:p>
          </table:table-cell>
          <table:table-cell office:value-type="string">
            <text:p>...</text:p>
          </table:table-cell>
          <table:table-cell office:value-type="float" office:value="3.99">
            <text:p>3.99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4631</text:p>
          </table:table-cell>
          <table:table-cell office:value-type="string">
            <text:p>11.63±0.01</text:p>
          </table:table-cell>
          <table:table-cell office:value-type="string">
            <text:p>11.35±0.01</text:p>
          </table:table-cell>
          <table:table-cell office:value-type="string">
            <text:p>0.28±0.01</text:p>
          </table:table-cell>
          <table:table-cell office:value-type="string">
            <text:p>11.72±0.01</text:p>
          </table:table-cell>
          <table:table-cell office:value-type="string">
            <text:p>11.42±0.01</text:p>
          </table:table-cell>
          <table:table-cell office:value-type="string">
            <text:p>0.30±0.01</text:p>
          </table:table-cell>
          <table:table-cell office:value-type="float" office:value="36.19">
            <text:p>36.19</text:p>
          </table:table-cell>
          <table:table-cell office:value-type="float" office:value="36.13">
            <text:p>36.13</text:p>
          </table:table-cell>
          <table:table-cell office:value-type="float" office:value="84.25">
            <text:p>84.25</text:p>
          </table:table-cell>
          <table:table-cell office:value-type="float" office:value="83.34">
            <text:p>83.34</text:p>
          </table:table-cell>
          <table:table-cell office:value-type="float" office:value="2.3">
            <text:p>2.3</text:p>
          </table:table-cell>
          <table:table-cell office:value-type="float" office:value="2.24">
            <text:p>2.24</text:p>
          </table:table-cell>
          <table:table-cell office:value-type="float" office:value="2.3">
            <text:p>2.3</text:p>
          </table:table-cell>
          <table:table-cell office:value-type="float" office:value="2.24">
            <text:p>2.24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4623</text:p>
          </table:table-cell>
          <table:table-cell office:value-type="string">
            <text:p>19.23±0.22</text:p>
          </table:table-cell>
          <table:table-cell office:value-type="string">
            <text:p>17.12±0.07</text:p>
          </table:table-cell>
          <table:table-cell office:value-type="string">
            <text:p>2.11±0.23</text:p>
          </table:table-cell>
          <table:table-cell office:value-type="string">
            <text:p>19.24±0.12</text:p>
          </table:table-cell>
          <table:table-cell office:value-type="string">
            <text:p>17.40±0.03</text:p>
          </table:table-cell>
          <table:table-cell office:value-type="string">
            <text:p>1.84±0.13</text:p>
          </table:table-cell>
          <table:table-cell office:value-type="float" office:value="33.7">
            <text:p>33.7</text:p>
          </table:table-cell>
          <table:table-cell office:value-type="float" office:value="34.37">
            <text:p>34.37</text:p>
          </table:table-cell>
          <table:table-cell office:value-type="float" office:value="12.35">
            <text:p>12.35</text:p>
          </table:table-cell>
          <table:table-cell office:value-type="float" office:value="18.17">
            <text:p>18.17</text:p>
          </table:table-cell>
          <table:table-cell office:value-type="string">
            <text:p>...</text:p>
          </table:table-cell>
          <table:table-cell office:value-type="float" office:value="3.74">
            <text:p>3.74</text:p>
          </table:table-cell>
          <table:table-cell office:value-type="string">
            <text:p>...</text:p>
          </table:table-cell>
          <table:table-cell office:value-type="float" office:value="3.69">
            <text:p>3.69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4656</text:p>
          </table:table-cell>
          <table:table-cell office:value-type="string">
            <text:p>11.52±0.01</text:p>
          </table:table-cell>
          <table:table-cell office:value-type="string">
            <text:p>11.46±0.01</text:p>
          </table:table-cell>
          <table:table-cell office:value-type="string">
            <text:p>0.06±0.01</text:p>
          </table:table-cell>
          <table:table-cell office:value-type="string">
            <text:p>11.64±0.01</text:p>
          </table:table-cell>
          <table:table-cell office:value-type="string">
            <text:p>11.55±0.01</text:p>
          </table:table-cell>
          <table:table-cell office:value-type="string">
            <text:p>0.09±0.01</text:p>
          </table:table-cell>
          <table:table-cell office:value-type="float" office:value="36.24">
            <text:p>36.24</text:p>
          </table:table-cell>
          <table:table-cell office:value-type="float" office:value="36.08">
            <text:p>36.08</text:p>
          </table:table-cell>
          <table:table-cell office:value-type="float" office:value="85.2">
            <text:p>85.2</text:p>
          </table:table-cell>
          <table:table-cell office:value-type="float" office:value="72.57">
            <text:p>72.57</text:p>
          </table:table-cell>
          <table:table-cell office:value-type="float" office:value="3.72">
            <text:p>3.72</text:p>
          </table:table-cell>
          <table:table-cell office:value-type="float" office:value="3.99">
            <text:p>3.99</text:p>
          </table:table-cell>
          <table:table-cell office:value-type="float" office:value="3.46">
            <text:p>3.46</text:p>
          </table:table-cell>
          <table:table-cell office:value-type="float" office:value="3.62">
            <text:p>3.62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NGC 4665</text:p>
          </table:table-cell>
          <table:table-cell office:value-type="string">
            <text:p>16.51±0.17</text:p>
          </table:table-cell>
          <table:table-cell office:value-type="string">
            <text:p>15.65±0.03</text:p>
          </table:table-cell>
          <table:table-cell office:value-type="string">
            <text:p>0.86±0.17</text:p>
          </table:table-cell>
          <table:table-cell office:value-type="string">
            <text:p>16.59±0.10</text:p>
          </table:table-cell>
          <table:table-cell office:value-type="string">
            <text:p>15.86±0.04</text:p>
          </table:table-cell>
          <table:table-cell office:value-type="string">
            <text:p>0.73±0.11</text:p>
          </table:table-cell>
          <table:table-cell office:value-type="float" office:value="34.79">
            <text:p>34.79</text:p>
          </table:table-cell>
          <table:table-cell office:value-type="float" office:value="34.96">
            <text:p>34.96</text:p>
          </table:table-cell>
          <table:table-cell office:value-type="float" office:value="47.71">
            <text:p>47.71</text:p>
          </table:table-cell>
          <table:table-cell office:value-type="float" office:value="45.23">
            <text:p>45.23</text:p>
          </table:table-cell>
          <table:table-cell office:value-type="float" office:value="4.52">
            <text:p>4.52</text:p>
          </table:table-cell>
          <table:table-cell office:value-type="float" office:value="4.96">
            <text:p>4.96</text:p>
          </table:table-cell>
          <table:table-cell office:value-type="float" office:value="4.15">
            <text:p>4.15</text:p>
          </table:table-cell>
          <table:table-cell office:value-type="float" office:value="4.36">
            <text:p>4.36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4691</text:p>
          </table:table-cell>
          <table:table-cell office:value-type="string">
            <text:p>13.66±0.01</text:p>
          </table:table-cell>
          <table:table-cell office:value-type="string">
            <text:p>13.22±0.01</text:p>
          </table:table-cell>
          <table:table-cell office:value-type="string">
            <text:p>0.44±0.01</text:p>
          </table:table-cell>
          <table:table-cell office:value-type="string">
            <text:p>13.67±0.01</text:p>
          </table:table-cell>
          <table:table-cell office:value-type="string">
            <text:p>13.24±0.01</text:p>
          </table:table-cell>
          <table:table-cell office:value-type="string">
            <text:p>0.43±0.01</text:p>
          </table:table-cell>
          <table:table-cell table:number-columns-repeated="2" office:value-type="float" office:value="35.89">
            <text:p>35.89</text:p>
          </table:table-cell>
          <table:table-cell table:number-columns-repeated="6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DDO 149</text:p>
          </table:table-cell>
          <table:table-cell office:value-type="string">
            <text:p>15.70±0.01</text:p>
          </table:table-cell>
          <table:table-cell office:value-type="string">
            <text:p>15.48±0.01</text:p>
          </table:table-cell>
          <table:table-cell office:value-type="string">
            <text:p>0.22±0.01</text:p>
          </table:table-cell>
          <table:table-cell office:value-type="string">
            <text:p>16.37±0.02</text:p>
          </table:table-cell>
          <table:table-cell office:value-type="string">
            <text:p>16.11±0.01</text:p>
          </table:table-cell>
          <table:table-cell office:value-type="string">
            <text:p>0.26±0.03</text:p>
          </table:table-cell>
          <table:table-cell office:value-type="float" office:value="35.33">
            <text:p>35.33</text:p>
          </table:table-cell>
          <table:table-cell office:value-type="float" office:value="35.24">
            <text:p>35.24</text:p>
          </table:table-cell>
          <table:table-cell office:value-type="float" office:value="27.5">
            <text:p>27.5</text:p>
          </table:table-cell>
          <table:table-cell office:value-type="float" office:value="26.73">
            <text:p>26.73</text:p>
          </table:table-cell>
          <table:table-cell office:value-type="float" office:value="2.61">
            <text:p>2.61</text:p>
          </table:table-cell>
          <table:table-cell office:value-type="float" office:value="2.56">
            <text:p>2.56</text:p>
          </table:table-cell>
          <table:table-cell office:value-type="float" office:value="2.62">
            <text:p>2.62</text:p>
          </table:table-cell>
          <table:table-cell office:value-type="float" office:value="2.61">
            <text:p>2.61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UGC 07982</text:p>
          </table:table-cell>
          <table:table-cell office:value-type="string">
            <text:p>17.51±0.05</text:p>
          </table:table-cell>
          <table:table-cell office:value-type="string">
            <text:p>16.60±0.01</text:p>
          </table:table-cell>
          <table:table-cell office:value-type="string">
            <text:p>0.91±0.05</text:p>
          </table:table-cell>
          <table:table-cell office:value-type="string">
            <text:p>17.57±0.03</text:p>
          </table:table-cell>
          <table:table-cell office:value-type="string">
            <text:p>16.71±0.01</text:p>
          </table:table-cell>
          <table:table-cell office:value-type="string">
            <text:p>0.86±0.03</text:p>
          </table:table-cell>
          <table:table-cell office:value-type="float" office:value="34.4">
            <text:p>34.4</text:p>
          </table:table-cell>
          <table:table-cell office:value-type="float" office:value="34.59">
            <text:p>34.59</text:p>
          </table:table-cell>
          <table:table-cell office:value-type="float" office:value="17.87">
            <text:p>17.87</text:p>
          </table:table-cell>
          <table:table-cell office:value-type="float" office:value="19.27">
            <text:p>19.27</text:p>
          </table:table-cell>
          <table:table-cell office:value-type="float" office:value="2.54">
            <text:p>2.54</text:p>
          </table:table-cell>
          <table:table-cell office:value-type="float" office:value="2.98">
            <text:p>2.98</text:p>
          </table:table-cell>
          <table:table-cell office:value-type="float" office:value="2.57">
            <text:p>2.57</text:p>
          </table:table-cell>
          <table:table-cell office:value-type="float" office:value="2.99">
            <text:p>2.99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UGC 07991</text:p>
          </table:table-cell>
          <table:table-cell office:value-type="string">
            <text:p>18.18±0.01</text:p>
          </table:table-cell>
          <table:table-cell office:value-type="string">
            <text:p>17.24±0.02</text:p>
          </table:table-cell>
          <table:table-cell office:value-type="string">
            <text:p>0.94±0.03</text:p>
          </table:table-cell>
          <table:table-cell office:value-type="string">
            <text:p>18.58±0.03</text:p>
          </table:table-cell>
          <table:table-cell office:value-type="string">
            <text:p>17.90±0.01</text:p>
          </table:table-cell>
          <table:table-cell office:value-type="string">
            <text:p>0.68±0.03</text:p>
          </table:table-cell>
          <table:table-cell office:value-type="float" office:value="34.21">
            <text:p>34.21</text:p>
          </table:table-cell>
          <table:table-cell office:value-type="float" office:value="34.41">
            <text:p>34.41</text:p>
          </table:table-cell>
          <table:table-cell office:value-type="float" office:value="11.95">
            <text:p>11.95</text:p>
          </table:table-cell>
          <table:table-cell office:value-type="float" office:value="15.25">
            <text:p>15.25</text:p>
          </table:table-cell>
          <table:table-cell office:value-type="float" office:value="2.54">
            <text:p>2.54</text:p>
          </table:table-cell>
          <table:table-cell office:value-type="float" office:value="2.66">
            <text:p>2.66</text:p>
          </table:table-cell>
          <table:table-cell office:value-type="float" office:value="2.59">
            <text:p>2.59</text:p>
          </table:table-cell>
          <table:table-cell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4736</text:p>
          </table:table-cell>
          <table:table-cell office:value-type="string">
            <text:p>11.83±0.01</text:p>
          </table:table-cell>
          <table:table-cell office:value-type="string">
            <text:p>11.49±0.01</text:p>
          </table:table-cell>
          <table:table-cell office:value-type="string">
            <text:p>0.34±0.01</text:p>
          </table:table-cell>
          <table:table-cell office:value-type="string">
            <text:p>11.86±0.01</text:p>
          </table:table-cell>
          <table:table-cell office:value-type="string">
            <text:p>11.50±0.01</text:p>
          </table:table-cell>
          <table:table-cell office:value-type="string">
            <text:p>0.36±0.01</text:p>
          </table:table-cell>
          <table:table-cell office:value-type="float" office:value="35.63">
            <text:p>35.63</text:p>
          </table:table-cell>
          <table:table-cell office:value-type="float" office:value="35.59">
            <text:p>35.59</text:p>
          </table:table-cell>
          <table:table-cell office:value-type="float" office:value="40.72">
            <text:p>40.72</text:p>
          </table:table-cell>
          <table:table-cell office:value-type="float" office:value="39.64">
            <text:p>39.64</text:p>
          </table:table-cell>
          <table:table-cell office:value-type="float" office:value="1.73">
            <text:p>1.73</text:p>
          </table:table-cell>
          <table:table-cell office:value-type="float" office:value="1.81">
            <text:p>1.81</text:p>
          </table:table-cell>
          <table:table-cell office:value-type="float" office:value="2.05">
            <text:p>2.05</text:p>
          </table:table-cell>
          <table:table-cell office:value-type="float" office:value="2.07">
            <text:p>2.07</text:p>
          </table:table-cell>
          <table:table-cell office:value-type="string">
            <text:p>?Rh</text:p>
          </table:table-cell>
        </table:table-row>
        <table:table-row table:style-name="ro1">
          <table:table-cell office:value-type="string">
            <text:p>NGC 4753</text:p>
          </table:table-cell>
          <table:table-cell office:value-type="string">
            <text:p>17.15±0.03</text:p>
          </table:table-cell>
          <table:table-cell office:value-type="string">
            <text:p>14.70±0.02</text:p>
          </table:table-cell>
          <table:table-cell office:value-type="string">
            <text:p>2.45±0.03</text:p>
          </table:table-cell>
          <table:table-cell office:value-type="string">
            <text:p>17.29±0.05</text:p>
          </table:table-cell>
          <table:table-cell office:value-type="string">
            <text:p>15.00±0.01</text:p>
          </table:table-cell>
          <table:table-cell office:value-type="string">
            <text:p>2.29±0.05</text:p>
          </table:table-cell>
          <table:table-cell office:value-type="float" office:value="34.82">
            <text:p>34.82</text:p>
          </table:table-cell>
          <table:table-cell office:value-type="float" office:value="35.62">
            <text:p>35.62</text:p>
          </table:table-cell>
          <table:table-cell office:value-type="float" office:value="50.18">
            <text:p>50.18</text:p>
          </table:table-cell>
          <table:table-cell office:value-type="float" office:value="66.63">
            <text:p>66.63</text:p>
          </table:table-cell>
          <table:table-cell office:value-type="float" office:value="3.7">
            <text:p>3.7</text:p>
          </table:table-cell>
          <table:table-cell office:value-type="float" office:value="3.62">
            <text:p>3.62</text:p>
          </table:table-cell>
          <table:table-cell office:value-type="float" office:value="3.48">
            <text:p>3.48</text:p>
          </table:table-cell>
          <table:table-cell office:value-type="float" office:value="3.43">
            <text:p>3.43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UGC 08013</text:p>
          </table:table-cell>
          <table:table-cell office:value-type="string">
            <text:p>17.89±0.03</text:p>
          </table:table-cell>
          <table:table-cell office:value-type="string">
            <text:p>17.43±0.02</text:p>
          </table:table-cell>
          <table:table-cell office:value-type="string">
            <text:p>0.46±0.04</text:p>
          </table:table-cell>
          <table:table-cell office:value-type="string">
            <text:p>18.13±0.03</text:p>
          </table:table-cell>
          <table:table-cell office:value-type="string">
            <text:p>17.72±0.01</text:p>
          </table:table-cell>
          <table:table-cell office:value-type="string">
            <text:p>0.41±0.03</text:p>
          </table:table-cell>
          <table:table-cell office:value-type="float" office:value="35.9">
            <text:p>35.9</text:p>
          </table:table-cell>
          <table:table-cell office:value-type="float" office:value="35.91">
            <text:p>35.91</text:p>
          </table:table-cell>
          <table:table-cell office:value-type="float" office:value="13.59">
            <text:p>13.59</text:p>
          </table:table-cell>
          <table:table-cell office:value-type="float" office:value="14.28">
            <text:p>14.28</text:p>
          </table:table-cell>
          <table:table-cell office:value-type="float" office:value="2.21">
            <text:p>2.21</text:p>
          </table:table-cell>
          <table:table-cell office:value-type="float" office:value="2.3">
            <text:p>2.3</text:p>
          </table:table-cell>
          <table:table-cell office:value-type="float" office:value="2.16">
            <text:p>2.16</text:p>
          </table:table-cell>
          <table:table-cell office:value-type="float" office:value="2.26">
            <text:p>2.26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4771</text:p>
          </table:table-cell>
          <table:table-cell office:value-type="string">
            <text:p>15.83±0.01</text:p>
          </table:table-cell>
          <table:table-cell office:value-type="string">
            <text:p>15.13±0.01</text:p>
          </table:table-cell>
          <table:table-cell office:value-type="string">
            <text:p>0.70±0.01</text:p>
          </table:table-cell>
          <table:table-cell office:value-type="string">
            <text:p>15.97±0.01</text:p>
          </table:table-cell>
          <table:table-cell office:value-type="string">
            <text:p>15.27±0.01</text:p>
          </table:table-cell>
          <table:table-cell office:value-type="string">
            <text:p>0.70±0.01</text:p>
          </table:table-cell>
          <table:table-cell office:value-type="float" office:value="35.06">
            <text:p>35.06</text:p>
          </table:table-cell>
          <table:table-cell office:value-type="float" office:value="35.17">
            <text:p>35.17</text:p>
          </table:table-cell>
          <table:table-cell office:value-type="float" office:value="28.41">
            <text:p>28.41</text:p>
          </table:table-cell>
          <table:table-cell office:value-type="float" office:value="26.8">
            <text:p>26.8</text:p>
          </table:table-cell>
          <table:table-cell office:value-type="float" office:value="2.22">
            <text:p>2.22</text:p>
          </table:table-cell>
          <table:table-cell office:value-type="float" office:value="2.45">
            <text:p>2.45</text:p>
          </table:table-cell>
          <table:table-cell office:value-type="float" office:value="2.16">
            <text:p>2.16</text:p>
          </table:table-cell>
          <table:table-cell office:value-type="float" office:value="2.42">
            <text:p>2.42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4772</text:p>
          </table:table-cell>
          <table:table-cell office:value-type="string">
            <text:p>16.58±0.02</text:p>
          </table:table-cell>
          <table:table-cell office:value-type="string">
            <text:p>15.52±0.02</text:p>
          </table:table-cell>
          <table:table-cell office:value-type="string">
            <text:p>1.06±0.03</text:p>
          </table:table-cell>
          <table:table-cell office:value-type="string">
            <text:p>16.68±0.02</text:p>
          </table:table-cell>
          <table:table-cell office:value-type="string">
            <text:p>15.75±0.01</text:p>
          </table:table-cell>
          <table:table-cell office:value-type="string">
            <text:p>0.93±0.02</text:p>
          </table:table-cell>
          <table:table-cell office:value-type="float" office:value="34.76">
            <text:p>34.76</text:p>
          </table:table-cell>
          <table:table-cell office:value-type="float" office:value="35.01">
            <text:p>35.01</text:p>
          </table:table-cell>
          <table:table-cell office:value-type="float" office:value="34.56">
            <text:p>34.56</text:p>
          </table:table-cell>
          <table:table-cell office:value-type="float" office:value="37.71">
            <text:p>37.71</text:p>
          </table:table-cell>
          <table:table-cell office:value-type="float" office:value="2">
            <text:p>2</text:p>
          </table:table-cell>
          <table:table-cell office:value-type="float" office:value="2.81">
            <text:p>2.81</text:p>
          </table:table-cell>
          <table:table-cell office:value-type="float" office:value="1.96">
            <text:p>1.96</text:p>
          </table:table-cell>
          <table:table-cell office:value-type="float" office:value="2.99">
            <text:p>2.99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DDO 154</text:p>
          </table:table-cell>
          <table:table-cell office:value-type="string">
            <text:p>14.76±0.01</text:p>
          </table:table-cell>
          <table:table-cell office:value-type="string">
            <text:p>14.79±0.01</text:p>
          </table:table-cell>
          <table:table-cell office:value-type="string">
            <text:p>-0.04±0.01</text:p>
          </table:table-cell>
          <table:table-cell office:value-type="string">
            <text:p>14.93±0.01</text:p>
          </table:table-cell>
          <table:table-cell office:value-type="string">
            <text:p>14.96±0.01</text:p>
          </table:table-cell>
          <table:table-cell office:value-type="string">
            <text:p>-0.03±0.01</text:p>
          </table:table-cell>
          <table:table-cell office:value-type="float" office:value="34.3">
            <text:p>34.3</text:p>
          </table:table-cell>
          <table:table-cell office:value-type="float" office:value="34.11">
            <text:p>34.11</text:p>
          </table:table-cell>
          <table:table-cell office:value-type="float" office:value="33.16">
            <text:p>33.16</text:p>
          </table:table-cell>
          <table:table-cell office:value-type="float" office:value="32.88">
            <text:p>32.88</text:p>
          </table:table-cell>
          <table:table-cell office:value-type="float" office:value="2.83">
            <text:p>2.83</text:p>
          </table:table-cell>
          <table:table-cell office:value-type="float" office:value="2.81">
            <text:p>2.81</text:p>
          </table:table-cell>
          <table:table-cell table:number-columns-repeated="2" office:value-type="float" office:value="2.78">
            <text:p>2.78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4787</text:p>
          </table:table-cell>
          <table:table-cell office:value-type="string">
            <text:p>21.12±0.08</text:p>
          </table:table-cell>
          <table:table-cell office:value-type="string">
            <text:p>19.50±0.03</text:p>
          </table:table-cell>
          <table:table-cell office:value-type="string">
            <text:p>1.62±0.08</text:p>
          </table:table-cell>
          <table:table-cell office:value-type="string">
            <text:p>21.22±0.19</text:p>
          </table:table-cell>
          <table:table-cell office:value-type="string">
            <text:p>19.63±0.05</text:p>
          </table:table-cell>
          <table:table-cell office:value-type="string">
            <text:p>1.59±0.19</text:p>
          </table:table-cell>
          <table:table-cell office:value-type="float" office:value="34.57">
            <text:p>34.57</text:p>
          </table:table-cell>
          <table:table-cell office:value-type="float" office:value="35.05">
            <text:p>35.05</text:p>
          </table:table-cell>
          <table:table-cell office:value-type="string">
            <text:p>...</text:p>
          </table:table-cell>
          <table:table-cell office:value-type="float" office:value="7.12">
            <text:p>7.12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4789</text:p>
          </table:table-cell>
          <table:table-cell office:value-type="string">
            <text:p>19.30±0.16</text:p>
          </table:table-cell>
          <table:table-cell office:value-type="string">
            <text:p>17.66±0.11</text:p>
          </table:table-cell>
          <table:table-cell office:value-type="string">
            <text:p>1.65±0.20</text:p>
          </table:table-cell>
          <table:table-cell office:value-type="string">
            <text:p>19.39±0.11</text:p>
          </table:table-cell>
          <table:table-cell office:value-type="string">
            <text:p>18.03±0.03</text:p>
          </table:table-cell>
          <table:table-cell office:value-type="string">
            <text:p>1.36±0.12</text:p>
          </table:table-cell>
          <table:table-cell office:value-type="float" office:value="35.39">
            <text:p>35.39</text:p>
          </table:table-cell>
          <table:table-cell office:value-type="float" office:value="35.87">
            <text:p>35.87</text:p>
          </table:table-cell>
          <table:table-cell office:value-type="string">
            <text:p>...</text:p>
          </table:table-cell>
          <table:table-cell office:value-type="float" office:value="25.03">
            <text:p>25.03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4809</text:p>
          </table:table-cell>
          <table:table-cell office:value-type="string">
            <text:p>15.10±0.01</text:p>
          </table:table-cell>
          <table:table-cell office:value-type="string">
            <text:p>14.91±0.01</text:p>
          </table:table-cell>
          <table:table-cell office:value-type="string">
            <text:p>0.20±0.01</text:p>
          </table:table-cell>
          <table:table-cell office:value-type="string">
            <text:p>15.20±0.01</text:p>
          </table:table-cell>
          <table:table-cell office:value-type="string">
            <text:p>15.01±0.01</text:p>
          </table:table-cell>
          <table:table-cell office:value-type="string">
            <text:p>0.19±0.01</text:p>
          </table:table-cell>
          <table:table-cell office:value-type="float" office:value="35.17">
            <text:p>35.17</text:p>
          </table:table-cell>
          <table:table-cell office:value-type="float" office:value="35.07">
            <text:p>35.07</text:p>
          </table:table-cell>
          <table:table-cell office:value-type="float" office:value="16.14">
            <text:p>16.14</text:p>
          </table:table-cell>
          <table:table-cell office:value-type="float" office:value="16.34">
            <text:p>16.34</text:p>
          </table:table-cell>
          <table:table-cell office:value-type="string">
            <text:p>...</text:p>
          </table:table-cell>
          <table:table-cell office:value-type="float" office:value="3.01">
            <text:p>3.01</text:p>
          </table:table-cell>
          <table:table-cell table:number-columns-repeated="2" office:value-type="string">
            <text:p>...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NGC 4797</text:p>
          </table:table-cell>
          <table:table-cell office:value-type="string">
            <text:p>19.70±0.10</text:p>
          </table:table-cell>
          <table:table-cell office:value-type="string">
            <text:p>18.29±0.04</text:p>
          </table:table-cell>
          <table:table-cell office:value-type="string">
            <text:p>1.41±0.11</text:p>
          </table:table-cell>
          <table:table-cell office:value-type="string">
            <text:p>...</text:p>
          </table:table-cell>
          <table:table-cell office:value-type="string">
            <text:p>18.64±0.04</text:p>
          </table:table-cell>
          <table:table-cell office:value-type="string">
            <text:p>...</text:p>
          </table:table-cell>
          <table:table-cell office:value-type="float" office:value="35.17">
            <text:p>35.17</text:p>
          </table:table-cell>
          <table:table-cell office:value-type="float" office:value="35.56">
            <text:p>35.56</text:p>
          </table:table-cell>
          <table:table-cell office:value-type="string">
            <text:p>...</text:p>
          </table:table-cell>
          <table:table-cell office:value-type="float" office:value="15.75">
            <text:p>15.75</text:p>
          </table:table-cell>
          <table:table-cell table:number-columns-repeated="4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NGC 4799</text:p>
          </table:table-cell>
          <table:table-cell office:value-type="string">
            <text:p>16.87±0.07</text:p>
          </table:table-cell>
          <table:table-cell office:value-type="string">
            <text:p>16.12±0.03</text:p>
          </table:table-cell>
          <table:table-cell office:value-type="string">
            <text:p>0.75±0.08</text:p>
          </table:table-cell>
          <table:table-cell office:value-type="string">
            <text:p>17.16±0.02</text:p>
          </table:table-cell>
          <table:table-cell office:value-type="string">
            <text:p>16.41±0.01</text:p>
          </table:table-cell>
          <table:table-cell office:value-type="string">
            <text:p>0.74±0.02</text:p>
          </table:table-cell>
          <table:table-cell office:value-type="float" office:value="35.41">
            <text:p>35.41</text:p>
          </table:table-cell>
          <table:table-cell office:value-type="float" office:value="35.53">
            <text:p>35.53</text:p>
          </table:table-cell>
          <table:table-cell office:value-type="float" office:value="10.81">
            <text:p>10.81</text:p>
          </table:table-cell>
          <table:table-cell office:value-type="float" office:value="10.42">
            <text:p>10.42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4807</text:p>
          </table:table-cell>
          <table:table-cell office:value-type="string">
            <text:p>20.22±0.28</text:p>
          </table:table-cell>
          <table:table-cell office:value-type="string">
            <text:p>18.94±0.08</text:p>
          </table:table-cell>
          <table:table-cell office:value-type="string">
            <text:p>1.28±0.29</text:p>
          </table:table-cell>
          <table:table-cell office:value-type="string">
            <text:p>20.35±0.17</text:p>
          </table:table-cell>
          <table:table-cell office:value-type="string">
            <text:p>19.17±0.05</text:p>
          </table:table-cell>
          <table:table-cell office:value-type="string">
            <text:p>1.18±0.18</text:p>
          </table:table-cell>
          <table:table-cell office:value-type="float" office:value="34.87">
            <text:p>34.87</text:p>
          </table:table-cell>
          <table:table-cell office:value-type="float" office:value="35.2">
            <text:p>35.2</text:p>
          </table:table-cell>
          <table:table-cell table:number-columns-repeated="6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4816</text:p>
          </table:table-cell>
          <table:table-cell office:value-type="string">
            <text:p>19.05±0.08</text:p>
          </table:table-cell>
          <table:table-cell office:value-type="string">
            <text:p>17.93±0.08</text:p>
          </table:table-cell>
          <table:table-cell office:value-type="string">
            <text:p>1.11±0.11</text:p>
          </table:table-cell>
          <table:table-cell office:value-type="string">
            <text:p>19.30±0.10</text:p>
          </table:table-cell>
          <table:table-cell office:value-type="string">
            <text:p>18.46±0.04</text:p>
          </table:table-cell>
          <table:table-cell office:value-type="string">
            <text:p>0.84±0.11</text:p>
          </table:table-cell>
          <table:table-cell office:value-type="float" office:value="35.32">
            <text:p>35.32</text:p>
          </table:table-cell>
          <table:table-cell office:value-type="float" office:value="35.6">
            <text:p>35.6</text:p>
          </table:table-cell>
          <table:table-cell office:value-type="float" office:value="15.25">
            <text:p>15.25</text:p>
          </table:table-cell>
          <table:table-cell office:value-type="float" office:value="25.12">
            <text:p>25.12</text:p>
          </table:table-cell>
          <table:table-cell table:number-columns-repeated="4" office:value-type="string">
            <text:p>...</text:p>
          </table:table-cell>
          <table:table-cell office:value-type="string">
            <text:p>VV,EEn</text:p>
          </table:table-cell>
        </table:table-row>
        <table:table-row table:style-name="ro1">
          <table:table-cell office:value-type="string">
            <text:p>NGC 4819</text:p>
          </table:table-cell>
          <table:table-cell office:value-type="string">
            <text:p>19.30±0.01</text:p>
          </table:table-cell>
          <table:table-cell office:value-type="string">
            <text:p>17.93±0.02</text:p>
          </table:table-cell>
          <table:table-cell office:value-type="string">
            <text:p>1.37±0.02</text:p>
          </table:table-cell>
          <table:table-cell office:value-type="string">
            <text:p>...</text:p>
          </table:table-cell>
          <table:table-cell office:value-type="string">
            <text:p>17.99±0.02</text:p>
          </table:table-cell>
          <table:table-cell office:value-type="string">
            <text:p>...</text:p>
          </table:table-cell>
          <table:table-cell office:value-type="float" office:value="35.17">
            <text:p>35.17</text:p>
          </table:table-cell>
          <table:table-cell office:value-type="float" office:value="35.54">
            <text:p>35.54</text:p>
          </table:table-cell>
          <table:table-cell table:number-columns-repeated="6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4827</text:p>
          </table:table-cell>
          <table:table-cell office:value-type="string">
            <text:p>19.58±0.04</text:p>
          </table:table-cell>
          <table:table-cell office:value-type="string">
            <text:p>18.44±0.02</text:p>
          </table:table-cell>
          <table:table-cell office:value-type="string">
            <text:p>1.13±0.05</text:p>
          </table:table-cell>
          <table:table-cell office:value-type="string">
            <text:p>...</text:p>
          </table:table-cell>
          <table:table-cell office:value-type="string">
            <text:p>18.57±0.04</text:p>
          </table:table-cell>
          <table:table-cell office:value-type="string">
            <text:p>...</text:p>
          </table:table-cell>
          <table:table-cell office:value-type="float" office:value="35.2">
            <text:p>35.2</text:p>
          </table:table-cell>
          <table:table-cell office:value-type="float" office:value="35.48">
            <text:p>35.48</text:p>
          </table:table-cell>
          <table:table-cell table:number-columns-repeated="6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MESSIER 064</text:p>
          </table:table-cell>
          <table:table-cell office:value-type="string">
            <text:p>13.50±0.01</text:p>
          </table:table-cell>
          <table:table-cell office:value-type="string">
            <text:p>12.47±0.01</text:p>
          </table:table-cell>
          <table:table-cell office:value-type="string">
            <text:p>1.03±0.01</text:p>
          </table:table-cell>
          <table:table-cell office:value-type="string">
            <text:p>13.50±0.01</text:p>
          </table:table-cell>
          <table:table-cell office:value-type="string">
            <text:p>12.49±0.01</text:p>
          </table:table-cell>
          <table:table-cell office:value-type="string">
            <text:p>1.01±0.01</text:p>
          </table:table-cell>
          <table:table-cell office:value-type="float" office:value="36">
            <text:p>36</text:p>
          </table:table-cell>
          <table:table-cell office:value-type="float" office:value="36.23">
            <text:p>36.23</text:p>
          </table:table-cell>
          <table:table-cell office:value-type="float" office:value="41.24">
            <text:p>41.24</text:p>
          </table:table-cell>
          <table:table-cell office:value-type="float" office:value="45.48">
            <text:p>45.48</text:p>
          </table:table-cell>
          <table:table-cell office:value-type="float" office:value="1.96">
            <text:p>1.96</text:p>
          </table:table-cell>
          <table:table-cell office:value-type="float" office:value="2.64">
            <text:p>2.64</text:p>
          </table:table-cell>
          <table:table-cell office:value-type="float" office:value="2.06">
            <text:p>2.06</text:p>
          </table:table-cell>
          <table:table-cell office:value-type="float" office:value="2.82">
            <text:p>2.82</text:p>
          </table:table-cell>
          <table:table-cell office:value-type="string">
            <text:p>Erh</text:p>
          </table:table-cell>
        </table:table-row>
        <table:table-row table:style-name="ro1">
          <table:table-cell office:value-type="string">
            <text:p>NGC 4839</text:p>
          </table:table-cell>
          <table:table-cell office:value-type="string">
            <text:p>17.69±0.14</text:p>
          </table:table-cell>
          <table:table-cell office:value-type="string">
            <text:p>16.65±0.10</text:p>
          </table:table-cell>
          <table:table-cell office:value-type="string">
            <text:p>1.04±0.17</text:p>
          </table:table-cell>
          <table:table-cell office:value-type="string">
            <text:p>18.19±0.06</text:p>
          </table:table-cell>
          <table:table-cell office:value-type="string">
            <text:p>17.32±0.03</text:p>
          </table:table-cell>
          <table:table-cell office:value-type="string">
            <text:p>0.87±0.07</text:p>
          </table:table-cell>
          <table:table-cell office:value-type="float" office:value="35.82">
            <text:p>35.82</text:p>
          </table:table-cell>
          <table:table-cell office:value-type="float" office:value="36.06">
            <text:p>36.06</text:p>
          </table:table-cell>
          <table:table-cell office:value-type="float" office:value="51.39">
            <text:p>51.39</text:p>
          </table:table-cell>
          <table:table-cell office:value-type="float" office:value="71.58">
            <text:p>71.58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IC 3949</text:p>
          </table:table-cell>
          <table:table-cell office:value-type="string">
            <text:p>17.74±0.04</text:p>
          </table:table-cell>
          <table:table-cell office:value-type="string">
            <text:p>17.39±0.02</text:p>
          </table:table-cell>
          <table:table-cell office:value-type="string">
            <text:p>0.34±0.04</text:p>
          </table:table-cell>
          <table:table-cell office:value-type="string">
            <text:p>18.00±0.03</text:p>
          </table:table-cell>
          <table:table-cell office:value-type="string">
            <text:p>17.61±0.01</text:p>
          </table:table-cell>
          <table:table-cell office:value-type="string">
            <text:p>0.39±0.03</text:p>
          </table:table-cell>
          <table:table-cell office:value-type="float" office:value="35.93">
            <text:p>35.93</text:p>
          </table:table-cell>
          <table:table-cell office:value-type="float" office:value="35.89">
            <text:p>35.89</text:p>
          </table:table-cell>
          <table:table-cell office:value-type="float" office:value="7.27">
            <text:p>7.27</text:p>
          </table:table-cell>
          <table:table-cell office:value-type="float" office:value="6.48">
            <text:p>6.48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4861</text:p>
          </table:table-cell>
          <table:table-cell office:value-type="string">
            <text:p>13.54±0.01</text:p>
          </table:table-cell>
          <table:table-cell office:value-type="string">
            <text:p>13.57±0.01</text:p>
          </table:table-cell>
          <table:table-cell office:value-type="string">
            <text:p>-0.03±0.01</text:p>
          </table:table-cell>
          <table:table-cell office:value-type="string">
            <text:p>13.62±0.01</text:p>
          </table:table-cell>
          <table:table-cell office:value-type="string">
            <text:p>13.64±0.01</text:p>
          </table:table-cell>
          <table:table-cell office:value-type="string">
            <text:p>-0.03±0.02</text:p>
          </table:table-cell>
          <table:table-cell office:value-type="float" office:value="35.72">
            <text:p>35.72</text:p>
          </table:table-cell>
          <table:table-cell office:value-type="float" office:value="35.53">
            <text:p>35.53</text:p>
          </table:table-cell>
          <table:table-cell office:value-type="float" office:value="34.62">
            <text:p>34.62</text:p>
          </table:table-cell>
          <table:table-cell office:value-type="float" office:value="35.6">
            <text:p>35.6</text:p>
          </table:table-cell>
          <table:table-cell office:value-type="float" office:value="1.38">
            <text:p>1.38</text:p>
          </table:table-cell>
          <table:table-cell office:value-type="float" office:value="1.46">
            <text:p>1.46</text:p>
          </table:table-cell>
          <table:table-cell office:value-type="float" office:value="1.07">
            <text:p>1.07</text:p>
          </table:table-cell>
          <table:table-cell office:value-type="float" office:value="1.25">
            <text:p>1.25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IC 0842</text:p>
          </table:table-cell>
          <table:table-cell office:value-type="string">
            <text:p>17.56±0.03</text:p>
          </table:table-cell>
          <table:table-cell office:value-type="string">
            <text:p>17.05±0.01</text:p>
          </table:table-cell>
          <table:table-cell office:value-type="string">
            <text:p>0.51±0.03</text:p>
          </table:table-cell>
          <table:table-cell office:value-type="string">
            <text:p>17.62±0.03</text:p>
          </table:table-cell>
          <table:table-cell office:value-type="string">
            <text:p>17.15±0.01</text:p>
          </table:table-cell>
          <table:table-cell office:value-type="string">
            <text:p>0.47±0.03</text:p>
          </table:table-cell>
          <table:table-cell office:value-type="float" office:value="35.97">
            <text:p>35.97</text:p>
          </table:table-cell>
          <table:table-cell office:value-type="float" office:value="35.99">
            <text:p>35.99</text:p>
          </table:table-cell>
          <table:table-cell office:value-type="float" office:value="12.91">
            <text:p>12.91</text:p>
          </table:table-cell>
          <table:table-cell office:value-type="float" office:value="12.29">
            <text:p>12.29</text:p>
          </table:table-cell>
          <table:table-cell office:value-type="float" office:value="1.92">
            <text:p>1.92</text:p>
          </table:table-cell>
          <table:table-cell table:number-columns-repeated="3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08127</text:p>
          </table:table-cell>
          <table:table-cell office:value-type="string">
            <text:p>16.92±0.02</text:p>
          </table:table-cell>
          <table:table-cell office:value-type="string">
            <text:p>16.64±0.02</text:p>
          </table:table-cell>
          <table:table-cell office:value-type="string">
            <text:p>0.28±0.03</text:p>
          </table:table-cell>
          <table:table-cell office:value-type="string">
            <text:p>17.10±0.02</text:p>
          </table:table-cell>
          <table:table-cell office:value-type="string">
            <text:p>16.83±0.01</text:p>
          </table:table-cell>
          <table:table-cell office:value-type="string">
            <text:p>0.28±0.02</text:p>
          </table:table-cell>
          <table:table-cell office:value-type="float" office:value="34.83">
            <text:p>34.83</text:p>
          </table:table-cell>
          <table:table-cell office:value-type="float" office:value="34.76">
            <text:p>34.76</text:p>
          </table:table-cell>
          <table:table-cell office:value-type="float" office:value="12.63">
            <text:p>12.63</text:p>
          </table:table-cell>
          <table:table-cell office:value-type="float" office:value="12.5">
            <text:p>12.5</text:p>
          </table:table-cell>
          <table:table-cell office:value-type="float" office:value="2.66">
            <text:p>2.66</text:p>
          </table:table-cell>
          <table:table-cell office:value-type="float" office:value="2.69">
            <text:p>2.69</text:p>
          </table:table-cell>
          <table:table-cell table:number-columns-repeated="2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4922</text:p>
          </table:table-cell>
          <table:table-cell office:value-type="string">
            <text:p>18.48±0.03</text:p>
          </table:table-cell>
          <table:table-cell office:value-type="string">
            <text:p>17.40±0.03</text:p>
          </table:table-cell>
          <table:table-cell office:value-type="string">
            <text:p>1.08±0.05</text:p>
          </table:table-cell>
          <table:table-cell office:value-type="string">
            <text:p>18.52±0.06</text:p>
          </table:table-cell>
          <table:table-cell office:value-type="string">
            <text:p>17.47±0.02</text:p>
          </table:table-cell>
          <table:table-cell office:value-type="string">
            <text:p>1.05±0.06</text:p>
          </table:table-cell>
          <table:table-cell office:value-type="float" office:value="35.57">
            <text:p>35.57</text:p>
          </table:table-cell>
          <table:table-cell office:value-type="float" office:value="35.83">
            <text:p>35.83</text:p>
          </table:table-cell>
          <table:table-cell office:value-type="float" office:value="11.6">
            <text:p>11.6</text:p>
          </table:table-cell>
          <table:table-cell office:value-type="float" office:value="13.43">
            <text:p>13.43</text:p>
          </table:table-cell>
          <table:table-cell table:number-columns-repeated="4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IC 0843</text:p>
          </table:table-cell>
          <table:table-cell office:value-type="string">
            <text:p>20.30±0.05</text:p>
          </table:table-cell>
          <table:table-cell office:value-type="string">
            <text:p>19.06±0.03</text:p>
          </table:table-cell>
          <table:table-cell office:value-type="string">
            <text:p>1.24±0.06</text:p>
          </table:table-cell>
          <table:table-cell office:value-type="string">
            <text:p>...</text:p>
          </table:table-cell>
          <table:table-cell office:value-type="string">
            <text:p>19.25±0.05</text:p>
          </table:table-cell>
          <table:table-cell office:value-type="string">
            <text:p>...</text:p>
          </table:table-cell>
          <table:table-cell office:value-type="float" office:value="34.88">
            <text:p>34.88</text:p>
          </table:table-cell>
          <table:table-cell office:value-type="float" office:value="35.2">
            <text:p>35.2</text:p>
          </table:table-cell>
          <table:table-cell table:number-columns-repeated="6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IC 4088</text:p>
          </table:table-cell>
          <table:table-cell office:value-type="string">
            <text:p>17.51±0.01</text:p>
          </table:table-cell>
          <table:table-cell office:value-type="string">
            <text:p>17.06±0.01</text:p>
          </table:table-cell>
          <table:table-cell office:value-type="string">
            <text:p>0.45±0.01</text:p>
          </table:table-cell>
          <table:table-cell office:value-type="string">
            <text:p>17.64±0.02</text:p>
          </table:table-cell>
          <table:table-cell office:value-type="string">
            <text:p>17.22±0.01</text:p>
          </table:table-cell>
          <table:table-cell office:value-type="string">
            <text:p>0.42±0.02</text:p>
          </table:table-cell>
          <table:table-cell office:value-type="float" office:value="35.96">
            <text:p>35.96</text:p>
          </table:table-cell>
          <table:table-cell office:value-type="float" office:value="35.97">
            <text:p>35.97</text:p>
          </table:table-cell>
          <table:table-cell office:value-type="float" office:value="13.63">
            <text:p>13.63</text:p>
          </table:table-cell>
          <table:table-cell office:value-type="float" office:value="13.9">
            <text:p>13.9</text:p>
          </table:table-cell>
          <table:table-cell office:value-type="float" office:value="2.2">
            <text:p>2.2</text:p>
          </table:table-cell>
          <table:table-cell office:value-type="float" office:value="2.46">
            <text:p>2.46</text:p>
          </table:table-cell>
          <table:table-cell office:value-type="float" office:value="2.17">
            <text:p>2.17</text:p>
          </table:table-cell>
          <table:table-cell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4952</text:p>
          </table:table-cell>
          <table:table-cell office:value-type="string">
            <text:p>19.35±0.15</text:p>
          </table:table-cell>
          <table:table-cell office:value-type="string">
            <text:p>17.90±0.05</text:p>
          </table:table-cell>
          <table:table-cell office:value-type="string">
            <text:p>1.46±0.16</text:p>
          </table:table-cell>
          <table:table-cell office:value-type="string">
            <text:p>19.51±0.08</text:p>
          </table:table-cell>
          <table:table-cell office:value-type="string">
            <text:p>18.24±0.03</text:p>
          </table:table-cell>
          <table:table-cell office:value-type="string">
            <text:p>1.27±0.09</text:p>
          </table:table-cell>
          <table:table-cell office:value-type="float" office:value="35.08">
            <text:p>35.08</text:p>
          </table:table-cell>
          <table:table-cell office:value-type="float" office:value="35.48">
            <text:p>35.48</text:p>
          </table:table-cell>
          <table:table-cell office:value-type="string">
            <text:p>...</text:p>
          </table:table-cell>
          <table:table-cell office:value-type="float" office:value="16.44">
            <text:p>16.44</text:p>
          </table:table-cell>
          <table:table-cell table:number-columns-repeated="4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UGC 08195</text:p>
          </table:table-cell>
          <table:table-cell office:value-type="string">
            <text:p>17.64±0.01</text:p>
          </table:table-cell>
          <table:table-cell office:value-type="string">
            <text:p>17.09±0.02</text:p>
          </table:table-cell>
          <table:table-cell office:value-type="string">
            <text:p>0.55±0.03</text:p>
          </table:table-cell>
          <table:table-cell office:value-type="string">
            <text:p>18.65±0.02</text:p>
          </table:table-cell>
          <table:table-cell office:value-type="string">
            <text:p>18.22±0.01</text:p>
          </table:table-cell>
          <table:table-cell office:value-type="string">
            <text:p>0.43±0.02</text:p>
          </table:table-cell>
          <table:table-cell office:value-type="float" office:value="35.9">
            <text:p>35.9</text:p>
          </table:table-cell>
          <table:table-cell office:value-type="float" office:value="35.95">
            <text:p>35.95</text:p>
          </table:table-cell>
          <table:table-cell office:value-type="float" office:value="11.47">
            <text:p>11.47</text:p>
          </table:table-cell>
          <table:table-cell office:value-type="float" office:value="12.68">
            <text:p>12.68</text:p>
          </table:table-cell>
          <table:table-cell office:value-type="float" office:value="2.43">
            <text:p>2.43</text:p>
          </table:table-cell>
          <table:table-cell office:value-type="float" office:value="2.68">
            <text:p>2.68</text:p>
          </table:table-cell>
          <table:table-cell office:value-type="float" office:value="2.41">
            <text:p>2.41</text:p>
          </table:table-cell>
          <table:table-cell office:value-type="float" office:value="2.69">
            <text:p>2.69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DDO 165</text:p>
          </table:table-cell>
          <table:table-cell office:value-type="string">
            <text:p>14.33±0.01</text:p>
          </table:table-cell>
          <table:table-cell office:value-type="string">
            <text:p>14.12±0.01</text:p>
          </table:table-cell>
          <table:table-cell office:value-type="string">
            <text:p>0.21±0.01</text:p>
          </table:table-cell>
          <table:table-cell office:value-type="string">
            <text:p>14.42±0.01</text:p>
          </table:table-cell>
          <table:table-cell office:value-type="string">
            <text:p>14.22±0.01</text:p>
          </table:table-cell>
          <table:table-cell office:value-type="string">
            <text:p>0.20±0.01</text:p>
          </table:table-cell>
          <table:table-cell office:value-type="float" office:value="34.52">
            <text:p>34.52</text:p>
          </table:table-cell>
          <table:table-cell office:value-type="float" office:value="34.43">
            <text:p>34.43</text:p>
          </table:table-cell>
          <table:table-cell office:value-type="float" office:value="41.72">
            <text:p>41.72</text:p>
          </table:table-cell>
          <table:table-cell office:value-type="float" office:value="41.79">
            <text:p>41.79</text:p>
          </table:table-cell>
          <table:table-cell office:value-type="float" office:value="1.93">
            <text:p>1.93</text:p>
          </table:table-cell>
          <table:table-cell office:value-type="float" office:value="1.99">
            <text:p>1.99</text:p>
          </table:table-cell>
          <table:table-cell office:value-type="float" office:value="1.81">
            <text:p>1.81</text:p>
          </table:table-cell>
          <table:table-cell office:value-type="float" office:value="1.89">
            <text:p>1.89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5004</text:p>
          </table:table-cell>
          <table:table-cell office:value-type="string">
            <text:p>19.81±0.04</text:p>
          </table:table-cell>
          <table:table-cell office:value-type="string">
            <text:p>18.07±0.13</text:p>
          </table:table-cell>
          <table:table-cell office:value-type="string">
            <text:p>1.73±0.13</text:p>
          </table:table-cell>
          <table:table-cell office:value-type="string">
            <text:p>19.92±0.08</text:p>
          </table:table-cell>
          <table:table-cell office:value-type="string">
            <text:p>18.42±0.02</text:p>
          </table:table-cell>
          <table:table-cell office:value-type="string">
            <text:p>1.51±0.08</text:p>
          </table:table-cell>
          <table:table-cell office:value-type="float" office:value="35.04">
            <text:p>35.04</text:p>
          </table:table-cell>
          <table:table-cell office:value-type="float" office:value="35.56">
            <text:p>35.56</text:p>
          </table:table-cell>
          <table:table-cell office:value-type="string">
            <text:p>...</text:p>
          </table:table-cell>
          <table:table-cell office:value-type="float" office:value="15.92">
            <text:p>15.92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5004C</text:p>
          </table:table-cell>
          <table:table-cell office:value-type="string">
            <text:p>18.36±0.06</text:p>
          </table:table-cell>
          <table:table-cell office:value-type="string">
            <text:p>17.48±0.02</text:p>
          </table:table-cell>
          <table:table-cell office:value-type="string">
            <text:p>0.88±0.06</text:p>
          </table:table-cell>
          <table:table-cell office:value-type="string">
            <text:p>18.61±0.03</text:p>
          </table:table-cell>
          <table:table-cell office:value-type="string">
            <text:p>17.88±0.01</text:p>
          </table:table-cell>
          <table:table-cell office:value-type="string">
            <text:p>0.73±0.03</text:p>
          </table:table-cell>
          <table:table-cell office:value-type="float" office:value="35.64">
            <text:p>35.64</text:p>
          </table:table-cell>
          <table:table-cell office:value-type="float" office:value="35.82">
            <text:p>35.82</text:p>
          </table:table-cell>
          <table:table-cell office:value-type="float" office:value="19.1">
            <text:p>19.1</text:p>
          </table:table-cell>
          <table:table-cell office:value-type="float" office:value="20.75">
            <text:p>20.75</text:p>
          </table:table-cell>
          <table:table-cell office:value-type="float" office:value="1.83">
            <text:p>1.83</text:p>
          </table:table-cell>
          <table:table-cell office:value-type="float" office:value="2.44">
            <text:p>2.44</text:p>
          </table:table-cell>
          <table:table-cell office:value-type="float" office:value="1.7">
            <text:p>1.7</text:p>
          </table:table-cell>
          <table:table-cell office:value-type="float" office:value="2.62">
            <text:p>2.62</text:p>
          </table:table-cell>
          <table:table-cell office:value-type="string">
            <text:p>?fn</text:p>
          </table:table-cell>
        </table:table-row>
        <table:table-row table:style-name="ro1">
          <table:table-cell office:value-type="string">
            <text:p>UGC 08313</text:p>
          </table:table-cell>
          <table:table-cell office:value-type="string">
            <text:p>16.33±0.01</text:p>
          </table:table-cell>
          <table:table-cell office:value-type="string">
            <text:p>15.88±0.01</text:p>
          </table:table-cell>
          <table:table-cell office:value-type="string">
            <text:p>0.45±0.01</text:p>
          </table:table-cell>
          <table:table-cell office:value-type="string">
            <text:p>16.48±0.01</text:p>
          </table:table-cell>
          <table:table-cell office:value-type="string">
            <text:p>16.12±0.01</text:p>
          </table:table-cell>
          <table:table-cell office:value-type="string">
            <text:p>0.36±0.02</text:p>
          </table:table-cell>
          <table:table-cell table:number-columns-repeated="2" office:value-type="float" office:value="34.57">
            <text:p>34.57</text:p>
          </table:table-cell>
          <table:table-cell office:value-type="float" office:value="9.87">
            <text:p>9.87</text:p>
          </table:table-cell>
          <table:table-cell office:value-type="float" office:value="11.44">
            <text:p>11.44</text:p>
          </table:table-cell>
          <table:table-cell office:value-type="string">
            <text:p>...</text:p>
          </table:table-cell>
          <table:table-cell office:value-type="float" office:value="3.27">
            <text:p>3.27</text:p>
          </table:table-cell>
          <table:table-cell table:number-columns-repeated="2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A 342</text:p>
          </table:table-cell>
          <table:table-cell office:value-type="string">
            <text:p>16.90±0.11</text:p>
          </table:table-cell>
          <table:table-cell office:value-type="string">
            <text:p>16.90±0.18</text:p>
          </table:table-cell>
          <table:table-cell office:value-type="string">
            <text:p>0.01±0.21</text:p>
          </table:table-cell>
          <table:table-cell office:value-type="string">
            <text:p>17.72±0.03</text:p>
          </table:table-cell>
          <table:table-cell office:value-type="string">
            <text:p>17.70±0.02</text:p>
          </table:table-cell>
          <table:table-cell office:value-type="string">
            <text:p>0.03±0.03</text:p>
          </table:table-cell>
          <table:table-cell office:value-type="float" office:value="34">
            <text:p>34</text:p>
          </table:table-cell>
          <table:table-cell office:value-type="float" office:value="33.83">
            <text:p>33.83</text:p>
          </table:table-cell>
          <table:table-cell office:value-type="float" office:value="30.83">
            <text:p>30.83</text:p>
          </table:table-cell>
          <table:table-cell office:value-type="float" office:value="29.19">
            <text:p>29.19</text:p>
          </table:table-cell>
          <table:table-cell office:value-type="float" office:value="4.35">
            <text:p>4.35</text:p>
          </table:table-cell>
          <table:table-cell office:value-type="float" office:value="4.03">
            <text:p>4.03</text:p>
          </table:table-cell>
          <table:table-cell office:value-type="string">
            <text:p>...</text:p>
          </table:table-cell>
          <table:table-cell office:value-type="float" office:value="3.63">
            <text:p>3.63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NGC 5055</text:p>
          </table:table-cell>
          <table:table-cell office:value-type="string">
            <text:p>12.41±0.01</text:p>
          </table:table-cell>
          <table:table-cell office:value-type="string">
            <text:p>11.89±0.01</text:p>
          </table:table-cell>
          <table:table-cell office:value-type="string">
            <text:p>0.53±0.01</text:p>
          </table:table-cell>
          <table:table-cell office:value-type="string">
            <text:p>12.50±0.01</text:p>
          </table:table-cell>
          <table:table-cell office:value-type="string">
            <text:p>11.96±0.01</text:p>
          </table:table-cell>
          <table:table-cell office:value-type="string">
            <text:p>0.54±0.01</text:p>
          </table:table-cell>
          <table:table-cell office:value-type="float" office:value="35.8">
            <text:p>35.8</text:p>
          </table:table-cell>
          <table:table-cell office:value-type="float" office:value="35.83">
            <text:p>35.83</text:p>
          </table:table-cell>
          <table:table-cell office:value-type="float" office:value="108.47">
            <text:p>108.47</text:p>
          </table:table-cell>
          <table:table-cell office:value-type="float" office:value="96.85">
            <text:p>96.85</text:p>
          </table:table-cell>
          <table:table-cell office:value-type="float" office:value="2.62">
            <text:p>2.62</text:p>
          </table:table-cell>
          <table:table-cell office:value-type="float" office:value="3.04">
            <text:p>3.04</text:p>
          </table:table-cell>
          <table:table-cell office:value-type="float" office:value="2.67">
            <text:p>2.67</text:p>
          </table:table-cell>
          <table:table-cell office:value-type="float" office:value="3.1">
            <text:p>3.1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UGC 08340</text:p>
          </table:table-cell>
          <table:table-cell office:value-type="string">
            <text:p>16.47±0.01</text:p>
          </table:table-cell>
          <table:table-cell office:value-type="string">
            <text:p>16.10±0.01</text:p>
          </table:table-cell>
          <table:table-cell office:value-type="string">
            <text:p>0.37±0.01</text:p>
          </table:table-cell>
          <table:table-cell office:value-type="string">
            <text:p>16.70±0.03</text:p>
          </table:table-cell>
          <table:table-cell office:value-type="string">
            <text:p>16.30±0.01</text:p>
          </table:table-cell>
          <table:table-cell office:value-type="string">
            <text:p>0.40±0.03</text:p>
          </table:table-cell>
          <table:table-cell office:value-type="float" office:value="36.17">
            <text:p>36.17</text:p>
          </table:table-cell>
          <table:table-cell office:value-type="float" office:value="36.14">
            <text:p>36.14</text:p>
          </table:table-cell>
          <table:table-cell office:value-type="float" office:value="15.45">
            <text:p>15.45</text:p>
          </table:table-cell>
          <table:table-cell office:value-type="float" office:value="14.4">
            <text:p>14.4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IC 4218</text:p>
          </table:table-cell>
          <table:table-cell office:value-type="string">
            <text:p>16.54±0.01</text:p>
          </table:table-cell>
          <table:table-cell office:value-type="string">
            <text:p>16.09±0.01</text:p>
          </table:table-cell>
          <table:table-cell office:value-type="string">
            <text:p>0.45±0.02</text:p>
          </table:table-cell>
          <table:table-cell office:value-type="string">
            <text:p>16.71±0.01</text:p>
          </table:table-cell>
          <table:table-cell office:value-type="string">
            <text:p>16.29±0.01</text:p>
          </table:table-cell>
          <table:table-cell office:value-type="string">
            <text:p>0.42±0.02</text:p>
          </table:table-cell>
          <table:table-cell office:value-type="float" office:value="36.16">
            <text:p>36.16</text:p>
          </table:table-cell>
          <table:table-cell office:value-type="float" office:value="36.17">
            <text:p>36.17</text:p>
          </table:table-cell>
          <table:table-cell office:value-type="float" office:value="7.11">
            <text:p>7.11</text:p>
          </table:table-cell>
          <table:table-cell office:value-type="float" office:value="8.31">
            <text:p>8.31</text:p>
          </table:table-cell>
          <table:table-cell table:number-columns-repeated="4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UGC 08365</text:p>
          </table:table-cell>
          <table:table-cell office:value-type="string">
            <text:p>16.16±0.01</text:p>
          </table:table-cell>
          <table:table-cell office:value-type="string">
            <text:p>15.90±0.01</text:p>
          </table:table-cell>
          <table:table-cell office:value-type="string">
            <text:p>0.26±0.01</text:p>
          </table:table-cell>
          <table:table-cell office:value-type="string">
            <text:p>16.21±0.01</text:p>
          </table:table-cell>
          <table:table-cell office:value-type="string">
            <text:p>15.96±0.01</text:p>
          </table:table-cell>
          <table:table-cell office:value-type="string">
            <text:p>0.26±0.02</text:p>
          </table:table-cell>
          <table:table-cell office:value-type="float" office:value="35.1">
            <text:p>35.1</text:p>
          </table:table-cell>
          <table:table-cell office:value-type="float" office:value="35.02">
            <text:p>35.02</text:p>
          </table:table-cell>
          <table:table-cell office:value-type="float" office:value="24.57">
            <text:p>24.57</text:p>
          </table:table-cell>
          <table:table-cell office:value-type="float" office:value="24.27">
            <text:p>24.27</text:p>
          </table:table-cell>
          <table:table-cell office:value-type="float" office:value="2.61">
            <text:p>2.61</text:p>
          </table:table-cell>
          <table:table-cell office:value-type="float" office:value="2.65">
            <text:p>2.65</text:p>
          </table:table-cell>
          <table:table-cell office:value-type="float" office:value="2.77">
            <text:p>2.77</text:p>
          </table:table-cell>
          <table:table-cell office:value-type="float" office:value="2.79">
            <text:p>2.79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IC 4229</text:p>
          </table:table-cell>
          <table:table-cell office:value-type="string">
            <text:p>16.18±0.01</text:p>
          </table:table-cell>
          <table:table-cell office:value-type="string">
            <text:p>15.67±0.01</text:p>
          </table:table-cell>
          <table:table-cell office:value-type="string">
            <text:p>0.51±0.02</text:p>
          </table:table-cell>
          <table:table-cell office:value-type="string">
            <text:p>16.42±0.02</text:p>
          </table:table-cell>
          <table:table-cell office:value-type="string">
            <text:p>15.90±0.01</text:p>
          </table:table-cell>
          <table:table-cell office:value-type="string">
            <text:p>0.52±0.02</text:p>
          </table:table-cell>
          <table:table-cell office:value-type="float" office:value="36.46">
            <text:p>36.46</text:p>
          </table:table-cell>
          <table:table-cell office:value-type="float" office:value="36.49">
            <text:p>36.49</text:p>
          </table:table-cell>
          <table:table-cell office:value-type="float" office:value="15.82">
            <text:p>15.82</text:p>
          </table:table-cell>
          <table:table-cell office:value-type="float" office:value="13.96">
            <text:p>13.96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Centaurus A</text:p>
          </table:table-cell>
          <table:table-cell office:value-type="string">
            <text:p>11.67±0.01</text:p>
          </table:table-cell>
          <table:table-cell office:value-type="string">
            <text:p>10.61±0.01</text:p>
          </table:table-cell>
          <table:table-cell office:value-type="string">
            <text:p>1.06±0.01</text:p>
          </table:table-cell>
          <table:table-cell office:value-type="string">
            <text:p>11.69±0.01</text:p>
          </table:table-cell>
          <table:table-cell office:value-type="string">
            <text:p>10.57±0.01</text:p>
          </table:table-cell>
          <table:table-cell office:value-type="string">
            <text:p>1.12±0.01</text:p>
          </table:table-cell>
          <table:table-cell office:value-type="float" office:value="35.44">
            <text:p>35.44</text:p>
          </table:table-cell>
          <table:table-cell office:value-type="float" office:value="35.68">
            <text:p>35.68</text:p>
          </table:table-cell>
          <table:table-cell office:value-type="float" office:value="105.23">
            <text:p>105.23</text:p>
          </table:table-cell>
          <table:table-cell office:value-type="float" office:value="124.58">
            <text:p>124.58</text:p>
          </table:table-cell>
          <table:table-cell office:value-type="float" office:value="3.32">
            <text:p>3.32</text:p>
          </table:table-cell>
          <table:table-cell office:value-type="float" office:value="3.9">
            <text:p>3.9</text:p>
          </table:table-cell>
          <table:table-cell office:value-type="float" office:value="2.96">
            <text:p>2.96</text:p>
          </table:table-cell>
          <table:table-cell office:value-type="float" office:value="3.4">
            <text:p>3.4</text:p>
          </table:table-cell>
          <table:table-cell office:value-type="string">
            <text:p>ERh</text:p>
          </table:table-cell>
        </table:table-row>
        <table:table-row table:style-name="ro1">
          <table:table-cell office:value-type="string">
            <text:p>NGC 5169</text:p>
          </table:table-cell>
          <table:table-cell office:value-type="string">
            <text:p>15.64±0.01</text:p>
          </table:table-cell>
          <table:table-cell office:value-type="string">
            <text:p>15.27±0.01</text:p>
          </table:table-cell>
          <table:table-cell office:value-type="string">
            <text:p>0.37±0.01</text:p>
          </table:table-cell>
          <table:table-cell office:value-type="string">
            <text:p>15.66±0.01</text:p>
          </table:table-cell>
          <table:table-cell office:value-type="string">
            <text:p>15.31±0.01</text:p>
          </table:table-cell>
          <table:table-cell office:value-type="string">
            <text:p>0.35±0.02</text:p>
          </table:table-cell>
          <table:table-cell office:value-type="float" office:value="35.84">
            <text:p>35.84</text:p>
          </table:table-cell>
          <table:table-cell office:value-type="float" office:value="35.81">
            <text:p>35.81</text:p>
          </table:table-cell>
          <table:table-cell office:value-type="float" office:value="17.67">
            <text:p>17.67</text:p>
          </table:table-cell>
          <table:table-cell office:value-type="float" office:value="17.34">
            <text:p>17.34</text:p>
          </table:table-cell>
          <table:table-cell office:value-type="float" office:value="2.39">
            <text:p>2.39</text:p>
          </table:table-cell>
          <table:table-cell office:value-type="float" office:value="2.52">
            <text:p>2.52</text:p>
          </table:table-cell>
          <table:table-cell office:value-type="float" office:value="2.39">
            <text:p>2.39</text:p>
          </table:table-cell>
          <table:table-cell office:value-type="float" office:value="2.57">
            <text:p>2.57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NGC 5173</text:p>
          </table:table-cell>
          <table:table-cell office:value-type="string">
            <text:p>16.86±0.01</text:p>
          </table:table-cell>
          <table:table-cell office:value-type="string">
            <text:p>16.29±0.01</text:p>
          </table:table-cell>
          <table:table-cell office:value-type="string">
            <text:p>0.58±0.01</text:p>
          </table:table-cell>
          <table:table-cell office:value-type="string">
            <text:p>16.89±0.03</text:p>
          </table:table-cell>
          <table:table-cell office:value-type="string">
            <text:p>16.35±0.01</text:p>
          </table:table-cell>
          <table:table-cell office:value-type="string">
            <text:p>0.53±0.03</text:p>
          </table:table-cell>
          <table:table-cell office:value-type="float" office:value="35.35">
            <text:p>35.35</text:p>
          </table:table-cell>
          <table:table-cell office:value-type="float" office:value="35.4">
            <text:p>35.4</text:p>
          </table:table-cell>
          <table:table-cell table:number-columns-repeated="6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IC 4263</text:p>
          </table:table-cell>
          <table:table-cell office:value-type="string">
            <text:p>16.76±0.01</text:p>
          </table:table-cell>
          <table:table-cell office:value-type="string">
            <text:p>16.44±0.01</text:p>
          </table:table-cell>
          <table:table-cell office:value-type="string">
            <text:p>0.33±0.01</text:p>
          </table:table-cell>
          <table:table-cell office:value-type="string">
            <text:p>16.89±0.02</text:p>
          </table:table-cell>
          <table:table-cell office:value-type="string">
            <text:p>16.60±0.01</text:p>
          </table:table-cell>
          <table:table-cell office:value-type="string">
            <text:p>0.29±0.02</text:p>
          </table:table-cell>
          <table:table-cell office:value-type="float" office:value="35.39">
            <text:p>35.39</text:p>
          </table:table-cell>
          <table:table-cell office:value-type="float" office:value="35.35">
            <text:p>35.35</text:p>
          </table:table-cell>
          <table:table-cell office:value-type="float" office:value="15.72">
            <text:p>15.72</text:p>
          </table:table-cell>
          <table:table-cell office:value-type="float" office:value="16.51">
            <text:p>16.51</text:p>
          </table:table-cell>
          <table:table-cell office:value-type="float" office:value="2.05">
            <text:p>2.05</text:p>
          </table:table-cell>
          <table:table-cell office:value-type="float" office:value="2.07">
            <text:p>2.07</text:p>
          </table:table-cell>
          <table:table-cell table:number-columns-repeated="2" office:value-type="float" office:value="1.98">
            <text:p>1.98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MESSIER 051a</text:p>
          </table:table-cell>
          <table:table-cell office:value-type="string">
            <text:p>10.89±0.01</text:p>
          </table:table-cell>
          <table:table-cell office:value-type="string">
            <text:p>10.36±0.01</text:p>
          </table:table-cell>
          <table:table-cell office:value-type="string">
            <text:p>0.53±0.01</text:p>
          </table:table-cell>
          <table:table-cell office:value-type="string">
            <text:p>10.95±0.01</text:p>
          </table:table-cell>
          <table:table-cell office:value-type="string">
            <text:p>10.42±0.01</text:p>
          </table:table-cell>
          <table:table-cell office:value-type="string">
            <text:p>0.53±0.01</text:p>
          </table:table-cell>
          <table:table-cell office:value-type="float" office:value="36.43">
            <text:p>36.43</text:p>
          </table:table-cell>
          <table:table-cell office:value-type="float" office:value="36.46">
            <text:p>36.46</text:p>
          </table:table-cell>
          <table:table-cell office:value-type="float" office:value="142.59">
            <text:p>142.59</text:p>
          </table:table-cell>
          <table:table-cell office:value-type="float" office:value="136.45">
            <text:p>136.45</text:p>
          </table:table-cell>
          <table:table-cell office:value-type="float" office:value="1.82">
            <text:p>1.82</text:p>
          </table:table-cell>
          <table:table-cell office:value-type="float" office:value="2.13">
            <text:p>2.13</text:p>
          </table:table-cell>
          <table:table-cell office:value-type="float" office:value="1.81">
            <text:p>1.81</text:p>
          </table:table-cell>
          <table:table-cell office:value-type="float" office:value="2.24">
            <text:p>2.24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MESSIER 051b</text:p>
          </table:table-cell>
          <table:table-cell office:value-type="string">
            <text:p>15.08±0.04</text:p>
          </table:table-cell>
          <table:table-cell office:value-type="string">
            <text:p>13.89±0.02</text:p>
          </table:table-cell>
          <table:table-cell office:value-type="string">
            <text:p>1.19±0.04</text:p>
          </table:table-cell>
          <table:table-cell office:value-type="string">
            <text:p>15.54±0.02</text:p>
          </table:table-cell>
          <table:table-cell office:value-type="string">
            <text:p>14.30±0.01</text:p>
          </table:table-cell>
          <table:table-cell office:value-type="string">
            <text:p>1.24±0.03</text:p>
          </table:table-cell>
          <table:table-cell office:value-type="float" office:value="34.75">
            <text:p>34.75</text:p>
          </table:table-cell>
          <table:table-cell office:value-type="float" office:value="35.05">
            <text:p>35.05</text:p>
          </table:table-cell>
          <table:table-cell office:value-type="float" office:value="110.4">
            <text:p>110.4</text:p>
          </table:table-cell>
          <table:table-cell office:value-type="float" office:value="103.93">
            <text:p>103.93</text:p>
          </table:table-cell>
          <table:table-cell office:value-type="float" office:value="3.06">
            <text:p>3.06</text:p>
          </table:table-cell>
          <table:table-cell office:value-type="float" office:value="3.28">
            <text:p>3.28</text:p>
          </table:table-cell>
          <table:table-cell office:value-type="float" office:value="2.93">
            <text:p>2.93</text:p>
          </table:table-cell>
          <table:table-cell office:value-type="float" office:value="3.18">
            <text:p>3.18</text:p>
          </table:table-cell>
          <table:table-cell office:value-type="string">
            <text:p>EEn</text:p>
          </table:table-cell>
        </table:table-row>
        <table:table-row table:style-name="ro1">
          <table:table-cell office:value-type="string">
            <text:p>NGC 5231</text:p>
          </table:table-cell>
          <table:table-cell office:value-type="string">
            <text:p>17.85±0.02</text:p>
          </table:table-cell>
          <table:table-cell office:value-type="string">
            <text:p>16.98±0.02</text:p>
          </table:table-cell>
          <table:table-cell office:value-type="string">
            <text:p>0.87±0.03</text:p>
          </table:table-cell>
          <table:table-cell office:value-type="string">
            <text:p>17.90±0.04</text:p>
          </table:table-cell>
          <table:table-cell office:value-type="string">
            <text:p>17.10±0.01</text:p>
          </table:table-cell>
          <table:table-cell office:value-type="string">
            <text:p>0.80±0.04</text:p>
          </table:table-cell>
          <table:table-cell office:value-type="float" office:value="35.74">
            <text:p>35.74</text:p>
          </table:table-cell>
          <table:table-cell office:value-type="float" office:value="35.91">
            <text:p>35.91</text:p>
          </table:table-cell>
          <table:table-cell table:number-columns-repeated="6" office:value-type="string">
            <text:p>...</text:p>
          </table:table-cell>
          <table:table-cell office:value-type="string">
            <text:p>VV,ER</text:p>
          </table:table-cell>
        </table:table-row>
        <table:table-row table:style-name="ro1">
          <table:table-cell office:value-type="string">
            <text:p>ESO 444-G077</text:p>
          </table:table-cell>
          <table:table-cell office:value-type="string">
            <text:p>16.87±0.05</text:p>
          </table:table-cell>
          <table:table-cell office:value-type="string">
            <text:p>16.46±0.01</text:p>
          </table:table-cell>
          <table:table-cell office:value-type="string">
            <text:p>0.40±0.05</text:p>
          </table:table-cell>
          <table:table-cell office:value-type="string">
            <text:p>17.46±0.03</text:p>
          </table:table-cell>
          <table:table-cell office:value-type="string">
            <text:p>17.05±0.02</text:p>
          </table:table-cell>
          <table:table-cell office:value-type="string">
            <text:p>0.41±0.04</text:p>
          </table:table-cell>
          <table:table-cell office:value-type="float" office:value="35.65">
            <text:p>35.65</text:p>
          </table:table-cell>
          <table:table-cell office:value-type="float" office:value="35.64">
            <text:p>35.64</text:p>
          </table:table-cell>
          <table:table-cell office:value-type="float" office:value="23.92">
            <text:p>23.92</text:p>
          </table:table-cell>
          <table:table-cell office:value-type="float" office:value="23.67">
            <text:p>23.67</text:p>
          </table:table-cell>
          <table:table-cell office:value-type="float" office:value="2.43">
            <text:p>2.43</text:p>
          </table:table-cell>
          <table:table-cell office:value-type="float" office:value="2.57">
            <text:p>2.57</text:p>
          </table:table-cell>
          <table:table-cell office:value-type="float" office:value="2.55">
            <text:p>2.55</text:p>
          </table:table-cell>
          <table:table-cell office:value-type="float" office:value="2.68">
            <text:p>2.68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MESSIER 083</text:p>
          </table:table-cell>
          <table:table-cell office:value-type="string">
            <text:p>10.10±0.01</text:p>
          </table:table-cell>
          <table:table-cell office:value-type="string">
            <text:p>9.51±0.01</text:p>
          </table:table-cell>
          <table:table-cell office:value-type="string">
            <text:p>0.58±0.01</text:p>
          </table:table-cell>
          <table:table-cell office:value-type="string">
            <text:p>10.13±0.01</text:p>
          </table:table-cell>
          <table:table-cell office:value-type="string">
            <text:p>9.55±0.01</text:p>
          </table:table-cell>
          <table:table-cell office:value-type="string">
            <text:p>0.58±0.01</text:p>
          </table:table-cell>
          <table:table-cell office:value-type="float" office:value="36.2">
            <text:p>36.2</text:p>
          </table:table-cell>
          <table:table-cell office:value-type="float" office:value="36.26">
            <text:p>36.26</text:p>
          </table:table-cell>
          <table:table-cell office:value-type="float" office:value="147.26">
            <text:p>147.26</text:p>
          </table:table-cell>
          <table:table-cell office:value-type="float" office:value="144.6">
            <text:p>144.6</text:p>
          </table:table-cell>
          <table:table-cell office:value-type="float" office:value="1.81">
            <text:p>1.81</text:p>
          </table:table-cell>
          <table:table-cell office:value-type="float" office:value="1.82">
            <text:p>1.82</text:p>
          </table:table-cell>
          <table:table-cell office:value-type="float" office:value="1.68">
            <text:p>1.68</text:p>
          </table:table-cell>
          <table:table-cell office:value-type="float" office:value="1.69">
            <text:p>1.69</text:p>
          </table:table-cell>
          <table:table-cell office:value-type="string">
            <text:p>xEFn</text:p>
          </table:table-cell>
        </table:table-row>
        <table:table-row table:style-name="ro1">
          <table:table-cell office:value-type="string">
            <text:p>ESO 444-G087</text:p>
          </table:table-cell>
          <table:table-cell office:value-type="string">
            <text:p>16.93±0.05</text:p>
          </table:table-cell>
          <table:table-cell office:value-type="string">
            <text:p>16.40±0.03</text:p>
          </table:table-cell>
          <table:table-cell office:value-type="string">
            <text:p>0.53±0.06</text:p>
          </table:table-cell>
          <table:table-cell office:value-type="string">
            <text:p>17.22±0.06</text:p>
          </table:table-cell>
          <table:table-cell office:value-type="string">
            <text:p>16.66±0.02</text:p>
          </table:table-cell>
          <table:table-cell office:value-type="string">
            <text:p>0.56±0.06</text:p>
          </table:table-cell>
          <table:table-cell office:value-type="float" office:value="35.73">
            <text:p>35.73</text:p>
          </table:table-cell>
          <table:table-cell office:value-type="float" office:value="35.77">
            <text:p>35.77</text:p>
          </table:table-cell>
          <table:table-cell office:value-type="float" office:value="18.89">
            <text:p>18.89</text:p>
          </table:table-cell>
          <table:table-cell office:value-type="float" office:value="18.46">
            <text:p>18.46</text:p>
          </table:table-cell>
          <table:table-cell office:value-type="float" office:value="2.06">
            <text:p>2.06</text:p>
          </table:table-cell>
          <table:table-cell office:value-type="float" office:value="2.03">
            <text:p>2.03</text:p>
          </table:table-cell>
          <table:table-cell office:value-type="float" office:value="1.94">
            <text:p>1.94</text:p>
          </table:table-cell>
          <table:table-cell office:value-type="float" office:value="1.95">
            <text:p>1.95</text:p>
          </table:table-cell>
          <table:table-cell office:value-type="string">
            <text:p>ED,EFn</text:p>
          </table:table-cell>
        </table:table-row>
        <table:table-row table:style-name="ro1">
          <table:table-cell office:value-type="string">
            <text:p>NGC 5253</text:p>
          </table:table-cell>
          <table:table-cell office:value-type="string">
            <text:p>12.20±0.01</text:p>
          </table:table-cell>
          <table:table-cell office:value-type="string">
            <text:p>11.77±0.01</text:p>
          </table:table-cell>
          <table:table-cell office:value-type="string">
            <text:p>0.43±0.01</text:p>
          </table:table-cell>
          <table:table-cell office:value-type="string">
            <text:p>12.21±0.01</text:p>
          </table:table-cell>
          <table:table-cell office:value-type="string">
            <text:p>11.79±0.01</text:p>
          </table:table-cell>
          <table:table-cell office:value-type="string">
            <text:p>0.42±0.01</text:p>
          </table:table-cell>
          <table:table-cell office:value-type="float" office:value="35.05">
            <text:p>35.05</text:p>
          </table:table-cell>
          <table:table-cell office:value-type="float" office:value="35.04">
            <text:p>35.04</text:p>
          </table:table-cell>
          <table:table-cell office:value-type="float" office:value="10.31">
            <text:p>10.31</text:p>
          </table:table-cell>
          <table:table-cell office:value-type="float" office:value="13.41">
            <text:p>13.41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UGC 08650</text:p>
          </table:table-cell>
          <table:table-cell office:value-type="string">
            <text:p>17.72±0.02</text:p>
          </table:table-cell>
          <table:table-cell office:value-type="string">
            <text:p>17.13±0.02</text:p>
          </table:table-cell>
          <table:table-cell office:value-type="string">
            <text:p>0.59±0.03</text:p>
          </table:table-cell>
          <table:table-cell office:value-type="string">
            <text:p>18.21±0.03</text:p>
          </table:table-cell>
          <table:table-cell office:value-type="string">
            <text:p>17.58±0.01</text:p>
          </table:table-cell>
          <table:table-cell office:value-type="string">
            <text:p>0.63±0.03</text:p>
          </table:table-cell>
          <table:table-cell office:value-type="float" office:value="35.84">
            <text:p>35.84</text:p>
          </table:table-cell>
          <table:table-cell office:value-type="float" office:value="35.9">
            <text:p>35.9</text:p>
          </table:table-cell>
          <table:table-cell office:value-type="float" office:value="18.72">
            <text:p>18.72</text:p>
          </table:table-cell>
          <table:table-cell office:value-type="float" office:value="17.74">
            <text:p>17.74</text:p>
          </table:table-cell>
          <table:table-cell office:value-type="float" office:value="1.82">
            <text:p>1.82</text:p>
          </table:table-cell>
          <table:table-cell office:value-type="float" office:value="2.12">
            <text:p>2.12</text:p>
          </table:table-cell>
          <table:table-cell office:value-type="float" office:value="1.68">
            <text:p>1.68</text:p>
          </table:table-cell>
          <table:table-cell office:value-type="float" office:value="2.13">
            <text:p>2.13</text:p>
          </table:table-cell>
          <table:table-cell office:value-type="string">
            <text:p>?Fn</text:p>
          </table:table-cell>
        </table:table-row>
        <table:table-row table:style-name="ro1">
          <table:table-cell office:value-type="string">
            <text:p>ESO 445-G007</text:p>
          </table:table-cell>
          <table:table-cell office:value-type="string">
            <text:p>17.59±0.19</text:p>
          </table:table-cell>
          <table:table-cell office:value-type="string">
            <text:p>17.28±0.04</text:p>
          </table:table-cell>
          <table:table-cell office:value-type="string">
            <text:p>0.31±0.19</text:p>
          </table:table-cell>
          <table:table-cell office:value-type="string">
            <text:p>17.90±0.07</text:p>
          </table:table-cell>
          <table:table-cell office:value-type="string">
            <text:p>17.65±0.04</text:p>
          </table:table-cell>
          <table:table-cell office:value-type="string">
            <text:p>0.26±0.08</text:p>
          </table:table-cell>
          <table:table-cell office:value-type="float" office:value="34.59">
            <text:p>34.59</text:p>
          </table:table-cell>
          <table:table-cell office:value-type="float" office:value="34.54">
            <text:p>34.54</text:p>
          </table:table-cell>
          <table:table-cell office:value-type="float" office:value="15.33">
            <text:p>15.33</text:p>
          </table:table-cell>
          <table:table-cell office:value-type="float" office:value="16.57">
            <text:p>16.57</text:p>
          </table:table-cell>
          <table:table-cell office:value-type="float" office:value="2.97">
            <text:p>2.97</text:p>
          </table:table-cell>
          <table:table-cell office:value-type="float" office:value="2.99">
            <text:p>2.99</text:p>
          </table:table-cell>
          <table:table-cell table:number-columns-repeated="2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5329</text:p>
          </table:table-cell>
          <table:table-cell office:value-type="string">
            <text:p>19.81±0.08</text:p>
          </table:table-cell>
          <table:table-cell office:value-type="string">
            <text:p>17.68±0.02</text:p>
          </table:table-cell>
          <table:table-cell office:value-type="string">
            <text:p>2.12±0.09</text:p>
          </table:table-cell>
          <table:table-cell office:value-type="string">
            <text:p>...</text:p>
          </table:table-cell>
          <table:table-cell office:value-type="string">
            <text:p>18.10±0.02</text:p>
          </table:table-cell>
          <table:table-cell office:value-type="string">
            <text:p>...</text:p>
          </table:table-cell>
          <table:table-cell office:value-type="float" office:value="35.03">
            <text:p>35.03</text:p>
          </table:table-cell>
          <table:table-cell office:value-type="float" office:value="35.71">
            <text:p>35.71</text:p>
          </table:table-cell>
          <table:table-cell office:value-type="string">
            <text:p>...</text:p>
          </table:table-cell>
          <table:table-cell office:value-type="float" office:value="20.49">
            <text:p>20.49</text:p>
          </table:table-cell>
          <table:table-cell table:number-columns-repeated="4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UGC 08787</text:p>
          </table:table-cell>
          <table:table-cell office:value-type="string">
            <text:p>16.78±0.02</text:p>
          </table:table-cell>
          <table:table-cell office:value-type="string">
            <text:p>16.38±0.01</text:p>
          </table:table-cell>
          <table:table-cell office:value-type="string">
            <text:p>0.40±0.02</text:p>
          </table:table-cell>
          <table:table-cell office:value-type="string">
            <text:p>17.11±0.02</text:p>
          </table:table-cell>
          <table:table-cell office:value-type="string">
            <text:p>16.71±0.01</text:p>
          </table:table-cell>
          <table:table-cell office:value-type="string">
            <text:p>0.40±0.02</text:p>
          </table:table-cell>
          <table:table-cell office:value-type="float" office:value="35.82">
            <text:p>35.82</text:p>
          </table:table-cell>
          <table:table-cell office:value-type="float" office:value="35.81">
            <text:p>35.81</text:p>
          </table:table-cell>
          <table:table-cell office:value-type="float" office:value="17.62">
            <text:p>17.62</text:p>
          </table:table-cell>
          <table:table-cell office:value-type="float" office:value="16.8">
            <text:p>16.8</text:p>
          </table:table-cell>
          <table:table-cell office:value-type="float" office:value="2.52">
            <text:p>2.52</text:p>
          </table:table-cell>
          <table:table-cell office:value-type="float" office:value="2.7">
            <text:p>2.7</text:p>
          </table:table-cell>
          <table:table-cell office:value-type="float" office:value="2.55">
            <text:p>2.55</text:p>
          </table:table-cell>
          <table:table-cell office:value-type="float" office:value="2.7">
            <text:p>2.7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IC 0952</text:p>
          </table:table-cell>
          <table:table-cell office:value-type="string">
            <text:p>16.71±0.02</text:p>
          </table:table-cell>
          <table:table-cell office:value-type="string">
            <text:p>16.22±0.01</text:p>
          </table:table-cell>
          <table:table-cell office:value-type="string">
            <text:p>0.49±0.02</text:p>
          </table:table-cell>
          <table:table-cell office:value-type="string">
            <text:p>16.91±0.02</text:p>
          </table:table-cell>
          <table:table-cell office:value-type="string">
            <text:p>16.49±0.01</text:p>
          </table:table-cell>
          <table:table-cell office:value-type="string">
            <text:p>0.42±0.02</text:p>
          </table:table-cell>
          <table:table-cell office:value-type="float" office:value="35.91">
            <text:p>35.91</text:p>
          </table:table-cell>
          <table:table-cell office:value-type="float" office:value="35.93">
            <text:p>35.93</text:p>
          </table:table-cell>
          <table:table-cell office:value-type="float" office:value="13.93">
            <text:p>13.93</text:p>
          </table:table-cell>
          <table:table-cell office:value-type="float" office:value="14.01">
            <text:p>14.01</text:p>
          </table:table-cell>
          <table:table-cell office:value-type="float" office:value="1.93">
            <text:p>1.93</text:p>
          </table:table-cell>
          <table:table-cell office:value-type="float" office:value="2.13">
            <text:p>2.13</text:p>
          </table:table-cell>
          <table:table-cell office:value-type="float" office:value="1.75">
            <text:p>1.75</text:p>
          </table:table-cell>
          <table:table-cell office:value-type="float" office:value="2.07">
            <text:p>2.07</text:p>
          </table:table-cell>
          <table:table-cell office:value-type="string">
            <text:p>ED,EF</text:p>
          </table:table-cell>
        </table:table-row>
        <table:table-row table:style-name="ro1">
          <table:table-cell office:value-type="string">
            <text:p>UGC 08816</text:p>
          </table:table-cell>
          <table:table-cell office:value-type="string">
            <text:p>16.62±0.02</text:p>
          </table:table-cell>
          <table:table-cell office:value-type="string">
            <text:p>16.43±0.01</text:p>
          </table:table-cell>
          <table:table-cell office:value-type="string">
            <text:p>0.19±0.02</text:p>
          </table:table-cell>
          <table:table-cell office:value-type="string">
            <text:p>16.80±0.02</text:p>
          </table:table-cell>
          <table:table-cell office:value-type="string">
            <text:p>16.59±0.01</text:p>
          </table:table-cell>
          <table:table-cell office:value-type="string">
            <text:p>0.21±0.02</text:p>
          </table:table-cell>
          <table:table-cell office:value-type="float" office:value="35.94">
            <text:p>35.94</text:p>
          </table:table-cell>
          <table:table-cell office:value-type="float" office:value="35.84">
            <text:p>35.84</text:p>
          </table:table-cell>
          <table:table-cell office:value-type="float" office:value="12.54">
            <text:p>12.54</text:p>
          </table:table-cell>
          <table:table-cell office:value-type="float" office:value="12.06">
            <text:p>12.06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5398</text:p>
          </table:table-cell>
          <table:table-cell office:value-type="string">
            <text:p>14.20±0.01</text:p>
          </table:table-cell>
          <table:table-cell office:value-type="string">
            <text:p>13.76±0.01</text:p>
          </table:table-cell>
          <table:table-cell office:value-type="string">
            <text:p>0.44±0.01</text:p>
          </table:table-cell>
          <table:table-cell office:value-type="string">
            <text:p>14.25±0.01</text:p>
          </table:table-cell>
          <table:table-cell office:value-type="string">
            <text:p>13.83±0.01</text:p>
          </table:table-cell>
          <table:table-cell office:value-type="string">
            <text:p>0.42±0.01</text:p>
          </table:table-cell>
          <table:table-cell table:number-columns-repeated="2" office:value-type="float" office:value="35.66">
            <text:p>35.66</text:p>
          </table:table-cell>
          <table:table-cell office:value-type="float" office:value="31.85">
            <text:p>31.85</text:p>
          </table:table-cell>
          <table:table-cell office:value-type="float" office:value="31.79">
            <text:p>31.79</text:p>
          </table:table-cell>
          <table:table-cell office:value-type="float" office:value="1.64">
            <text:p>1.64</text:p>
          </table:table-cell>
          <table:table-cell office:value-type="float" office:value="1.81">
            <text:p>1.81</text:p>
          </table:table-cell>
          <table:table-cell office:value-type="float" office:value="1.43">
            <text:p>1.43</text:p>
          </table:table-cell>
          <table:table-cell office:value-type="float" office:value="1.67">
            <text:p>1.67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MESSIER 101</text:p>
          </table:table-cell>
          <table:table-cell office:value-type="string">
            <text:p>9.98±0.01</text:p>
          </table:table-cell>
          <table:table-cell office:value-type="string">
            <text:p>9.81±0.01</text:p>
          </table:table-cell>
          <table:table-cell office:value-type="string">
            <text:p>0.17±0.01</text:p>
          </table:table-cell>
          <table:table-cell office:value-type="string">
            <text:p>9.99±0.01</text:p>
          </table:table-cell>
          <table:table-cell office:value-type="string">
            <text:p>9.83±0.01</text:p>
          </table:table-cell>
          <table:table-cell office:value-type="string">
            <text:p>0.17±0.01</text:p>
          </table:table-cell>
          <table:table-cell office:value-type="float" office:value="36.69">
            <text:p>36.69</text:p>
          </table:table-cell>
          <table:table-cell office:value-type="float" office:value="36.58">
            <text:p>36.58</text:p>
          </table:table-cell>
          <table:table-cell office:value-type="float" office:value="338.19">
            <text:p>338.19</text:p>
          </table:table-cell>
          <table:table-cell office:value-type="float" office:value="308.58">
            <text:p>308.58</text:p>
          </table:table-cell>
          <table:table-cell office:value-type="float" office:value="2.34">
            <text:p>2.34</text:p>
          </table:table-cell>
          <table:table-cell office:value-type="float" office:value="2.43">
            <text:p>2.43</text:p>
          </table:table-cell>
          <table:table-cell table:number-columns-repeated="2" office:value-type="float" office:value="2.35">
            <text:p>2.35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ESO 446-G002</text:p>
          </table:table-cell>
          <table:table-cell office:value-type="string">
            <text:p>19.94±0.59</text:p>
          </table:table-cell>
          <table:table-cell office:value-type="string">
            <text:p>17.80±0.03</text:p>
          </table:table-cell>
          <table:table-cell office:value-type="string">
            <text:p>2.14±0.59</text:p>
          </table:table-cell>
          <table:table-cell office:value-type="string">
            <text:p>19.82±0.25</text:p>
          </table:table-cell>
          <table:table-cell office:value-type="string">
            <text:p>18.17±0.05</text:p>
          </table:table-cell>
          <table:table-cell office:value-type="string">
            <text:p>1.66±0.26</text:p>
          </table:table-cell>
          <table:table-cell office:value-type="float" office:value="34.43">
            <text:p>34.43</text:p>
          </table:table-cell>
          <table:table-cell office:value-type="float" office:value="35.11">
            <text:p>35.11</text:p>
          </table:table-cell>
          <table:table-cell office:value-type="float" office:value="13.12">
            <text:p>13.12</text:p>
          </table:table-cell>
          <table:table-cell office:value-type="float" office:value="13.42">
            <text:p>13.42</text:p>
          </table:table-cell>
          <table:table-cell office:value-type="string">
            <text:p>...</text:p>
          </table:table-cell>
          <table:table-cell office:value-type="float" office:value="2.79">
            <text:p>2.79</text:p>
          </table:table-cell>
          <table:table-cell office:value-type="string">
            <text:p>...</text:p>
          </table:table-cell>
          <table:table-cell office:value-type="float" office:value="2.78">
            <text:p>2.78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UGC 08986</text:p>
          </table:table-cell>
          <table:table-cell office:value-type="string">
            <text:p>20.72±0.21</text:p>
          </table:table-cell>
          <table:table-cell office:value-type="string">
            <text:p>18.15±0.05</text:p>
          </table:table-cell>
          <table:table-cell office:value-type="string">
            <text:p>2.58±0.21</text:p>
          </table:table-cell>
          <table:table-cell office:value-type="string">
            <text:p>...</text:p>
          </table:table-cell>
          <table:table-cell office:value-type="string">
            <text:p>18.36±0.04</text:p>
          </table:table-cell>
          <table:table-cell office:value-type="string">
            <text:p>...</text:p>
          </table:table-cell>
          <table:table-cell office:value-type="float" office:value="33.19">
            <text:p>33.19</text:p>
          </table:table-cell>
          <table:table-cell office:value-type="float" office:value="34.04">
            <text:p>34.04</text:p>
          </table:table-cell>
          <table:table-cell office:value-type="string">
            <text:p>...</text:p>
          </table:table-cell>
          <table:table-cell office:value-type="float" office:value="19.97">
            <text:p>19.97</text:p>
          </table:table-cell>
          <table:table-cell table:number-columns-repeated="4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NGC 5474</text:p>
          </table:table-cell>
          <table:table-cell office:value-type="string">
            <text:p>12.93±0.01</text:p>
          </table:table-cell>
          <table:table-cell office:value-type="string">
            <text:p>12.81±0.01</text:p>
          </table:table-cell>
          <table:table-cell office:value-type="string">
            <text:p>0.12±0.01</text:p>
          </table:table-cell>
          <table:table-cell office:value-type="string">
            <text:p>13.16±0.01</text:p>
          </table:table-cell>
          <table:table-cell office:value-type="string">
            <text:p>13.01±0.01</text:p>
          </table:table-cell>
          <table:table-cell office:value-type="string">
            <text:p>0.15±0.01</text:p>
          </table:table-cell>
          <table:table-cell office:value-type="float" office:value="35.43">
            <text:p>35.43</text:p>
          </table:table-cell>
          <table:table-cell office:value-type="float" office:value="35.3">
            <text:p>35.3</text:p>
          </table:table-cell>
          <table:table-cell office:value-type="float" office:value="84.3">
            <text:p>84.3</text:p>
          </table:table-cell>
          <table:table-cell office:value-type="float" office:value="80.2">
            <text:p>80.2</text:p>
          </table:table-cell>
          <table:table-cell office:value-type="float" office:value="2.55">
            <text:p>2.55</text:p>
          </table:table-cell>
          <table:table-cell office:value-type="float" office:value="2.57">
            <text:p>2.57</text:p>
          </table:table-cell>
          <table:table-cell office:value-type="float" office:value="2.63">
            <text:p>2.63</text:p>
          </table:table-cell>
          <table:table-cell office:value-type="float" office:value="2.68">
            <text:p>2.68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5477</text:p>
          </table:table-cell>
          <table:table-cell office:value-type="string">
            <text:p>14.90±0.01</text:p>
          </table:table-cell>
          <table:table-cell office:value-type="string">
            <text:p>14.80±0.01</text:p>
          </table:table-cell>
          <table:table-cell office:value-type="string">
            <text:p>0.10±0.01</text:p>
          </table:table-cell>
          <table:table-cell office:value-type="string">
            <text:p>15.01±0.01</text:p>
          </table:table-cell>
          <table:table-cell office:value-type="string">
            <text:p>14.91±0.01</text:p>
          </table:table-cell>
          <table:table-cell office:value-type="string">
            <text:p>0.10±0.01</text:p>
          </table:table-cell>
          <table:table-cell office:value-type="float" office:value="34.75">
            <text:p>34.75</text:p>
          </table:table-cell>
          <table:table-cell office:value-type="float" office:value="34.61">
            <text:p>34.61</text:p>
          </table:table-cell>
          <table:table-cell office:value-type="float" office:value="20.29">
            <text:p>20.29</text:p>
          </table:table-cell>
          <table:table-cell office:value-type="float" office:value="19.99">
            <text:p>19.99</text:p>
          </table:table-cell>
          <table:table-cell office:value-type="float" office:value="2.71">
            <text:p>2.71</text:p>
          </table:table-cell>
          <table:table-cell office:value-type="float" office:value="2.75">
            <text:p>2.75</text:p>
          </table:table-cell>
          <table:table-cell table:number-columns-repeated="2" office:value-type="string">
            <text:p>...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UGC 09120</text:p>
          </table:table-cell>
          <table:table-cell office:value-type="string">
            <text:p>15.77±0.01</text:p>
          </table:table-cell>
          <table:table-cell office:value-type="string">
            <text:p>15.38±0.01</text:p>
          </table:table-cell>
          <table:table-cell office:value-type="string">
            <text:p>0.38±0.01</text:p>
          </table:table-cell>
          <table:table-cell office:value-type="string">
            <text:p>15.84±0.01</text:p>
          </table:table-cell>
          <table:table-cell office:value-type="string">
            <text:p>15.47±0.01</text:p>
          </table:table-cell>
          <table:table-cell office:value-type="string">
            <text:p>0.37±0.01</text:p>
          </table:table-cell>
          <table:table-cell office:value-type="float" office:value="36.47">
            <text:p>36.47</text:p>
          </table:table-cell>
          <table:table-cell office:value-type="float" office:value="36.45">
            <text:p>36.45</text:p>
          </table:table-cell>
          <table:table-cell office:value-type="float" office:value="14.37">
            <text:p>14.37</text:p>
          </table:table-cell>
          <table:table-cell office:value-type="float" office:value="14.2">
            <text:p>14.2</text:p>
          </table:table-cell>
          <table:table-cell table:number-columns-repeated="4" office:value-type="string">
            <text:p>...</text:p>
          </table:table-cell>
          <table:table-cell office:value-type="string">
            <text:p>ED</text:p>
          </table:table-cell>
        </table:table-row>
        <table:table-row table:style-name="ro1">
          <table:table-cell office:value-type="string">
            <text:p>UGC 09140</text:p>
          </table:table-cell>
          <table:table-cell office:value-type="string">
            <text:p>17.99±0.23</text:p>
          </table:table-cell>
          <table:table-cell office:value-type="string">
            <text:p>17.55±0.10</text:p>
          </table:table-cell>
          <table:table-cell office:value-type="string">
            <text:p>0.44±0.25</text:p>
          </table:table-cell>
          <table:table-cell office:value-type="string">
            <text:p>19.01±0.07</text:p>
          </table:table-cell>
          <table:table-cell office:value-type="string">
            <text:p>18.42±0.03</text:p>
          </table:table-cell>
          <table:table-cell office:value-type="string">
            <text:p>0.59±0.07</text:p>
          </table:table-cell>
          <table:table-cell table:number-columns-repeated="2" office:value-type="float" office:value="36.47">
            <text:p>36.47</text:p>
          </table:table-cell>
          <table:table-cell office:value-type="float" office:value="15.72">
            <text:p>15.72</text:p>
          </table:table-cell>
          <table:table-cell office:value-type="float" office:value="13.24">
            <text:p>13.24</text:p>
          </table:table-cell>
          <table:table-cell office:value-type="string">
            <text:p>...</text:p>
          </table:table-cell>
          <table:table-cell office:value-type="float" office:value="2.64">
            <text:p>2.64</text:p>
          </table:table-cell>
          <table:table-cell office:value-type="string">
            <text:p>...</text:p>
          </table:table-cell>
          <table:table-cell office:value-type="float" office:value="2.57">
            <text:p>2.57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5560</text:p>
          </table:table-cell>
          <table:table-cell office:value-type="string">
            <text:p>16.07±0.01</text:p>
          </table:table-cell>
          <table:table-cell office:value-type="string">
            <text:p>15.39±0.01</text:p>
          </table:table-cell>
          <table:table-cell office:value-type="string">
            <text:p>0.68±0.01</text:p>
          </table:table-cell>
          <table:table-cell office:value-type="string">
            <text:p>16.18±0.01</text:p>
          </table:table-cell>
          <table:table-cell office:value-type="string">
            <text:p>15.57±0.01</text:p>
          </table:table-cell>
          <table:table-cell office:value-type="string">
            <text:p>0.61±0.01</text:p>
          </table:table-cell>
          <table:table-cell office:value-type="float" office:value="35.33">
            <text:p>35.33</text:p>
          </table:table-cell>
          <table:table-cell office:value-type="float" office:value="35.43">
            <text:p>35.43</text:p>
          </table:table-cell>
          <table:table-cell office:value-type="float" office:value="17.95">
            <text:p>17.95</text:p>
          </table:table-cell>
          <table:table-cell office:value-type="float" office:value="20.74">
            <text:p>20.74</text:p>
          </table:table-cell>
          <table:table-cell office:value-type="float" office:value="2.24">
            <text:p>2.24</text:p>
          </table:table-cell>
          <table:table-cell office:value-type="float" office:value="2.55">
            <text:p>2.55</text:p>
          </table:table-cell>
          <table:table-cell office:value-type="float" office:value="2.29">
            <text:p>2.29</text:p>
          </table:table-cell>
          <table:table-cell office:value-type="float" office:value="2.61">
            <text:p>2.61</text:p>
          </table:table-cell>
          <table:table-cell office:value-type="string">
            <text:p>VD</text:p>
          </table:table-cell>
        </table:table-row>
        <table:table-row table:style-name="ro1">
          <table:table-cell office:value-type="string">
            <text:p>NGC 5566</text:p>
          </table:table-cell>
          <table:table-cell office:value-type="string">
            <text:p>15.58±0.02</text:p>
          </table:table-cell>
          <table:table-cell office:value-type="string">
            <text:p>14.73±0.01</text:p>
          </table:table-cell>
          <table:table-cell office:value-type="string">
            <text:p>0.86±0.02</text:p>
          </table:table-cell>
          <table:table-cell office:value-type="string">
            <text:p>15.65±0.01</text:p>
          </table:table-cell>
          <table:table-cell office:value-type="string">
            <text:p>14.82±0.01</text:p>
          </table:table-cell>
          <table:table-cell office:value-type="string">
            <text:p>0.83±0.01</text:p>
          </table:table-cell>
          <table:table-cell office:value-type="float" office:value="35.42">
            <text:p>35.42</text:p>
          </table:table-cell>
          <table:table-cell office:value-type="float" office:value="35.58">
            <text:p>35.58</text:p>
          </table:table-cell>
          <table:table-cell office:value-type="float" office:value="42.5">
            <text:p>42.5</text:p>
          </table:table-cell>
          <table:table-cell office:value-type="float" office:value="40.37">
            <text:p>40.37</text:p>
          </table:table-cell>
          <table:table-cell office:value-type="float" office:value="2.57">
            <text:p>2.57</text:p>
          </table:table-cell>
          <table:table-cell office:value-type="float" office:value="3.03">
            <text:p>3.03</text:p>
          </table:table-cell>
          <table:table-cell office:value-type="float" office:value="2.52">
            <text:p>2.52</text:p>
          </table:table-cell>
          <table:table-cell office:value-type="float" office:value="3.05">
            <text:p>3.05</text:p>
          </table:table-cell>
          <table:table-cell office:value-type="string">
            <text:p>EEn</text:p>
          </table:table-cell>
        </table:table-row>
        <table:table-row table:style-name="ro1">
          <table:table-cell office:value-type="string">
            <text:p>NGC 5569</text:p>
          </table:table-cell>
          <table:table-cell office:value-type="string">
            <text:p>15.71±0.01</text:p>
          </table:table-cell>
          <table:table-cell office:value-type="string">
            <text:p>15.36±0.01</text:p>
          </table:table-cell>
          <table:table-cell office:value-type="string">
            <text:p>0.35±0.01</text:p>
          </table:table-cell>
          <table:table-cell office:value-type="string">
            <text:p>15.92±0.01</text:p>
          </table:table-cell>
          <table:table-cell office:value-type="string">
            <text:p>15.59±0.01</text:p>
          </table:table-cell>
          <table:table-cell office:value-type="string">
            <text:p>0.33±0.01</text:p>
          </table:table-cell>
          <table:table-cell office:value-type="float" office:value="35.5">
            <text:p>35.5</text:p>
          </table:table-cell>
          <table:table-cell office:value-type="float" office:value="35.46">
            <text:p>35.46</text:p>
          </table:table-cell>
          <table:table-cell office:value-type="float" office:value="25.24">
            <text:p>25.24</text:p>
          </table:table-cell>
          <table:table-cell office:value-type="float" office:value="25.39">
            <text:p>25.39</text:p>
          </table:table-cell>
          <table:table-cell office:value-type="float" office:value="2.5">
            <text:p>2.5</text:p>
          </table:table-cell>
          <table:table-cell office:value-type="float" office:value="2.59">
            <text:p>2.59</text:p>
          </table:table-cell>
          <table:table-cell office:value-type="float" office:value="2.53">
            <text:p>2.53</text:p>
          </table:table-cell>
          <table:table-cell office:value-type="float" office:value="2.64">
            <text:p>2.64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5574</text:p>
          </table:table-cell>
          <table:table-cell office:value-type="string">
            <text:p>19.56±0.07</text:p>
          </table:table-cell>
          <table:table-cell office:value-type="string">
            <text:p>17.02±0.01</text:p>
          </table:table-cell>
          <table:table-cell office:value-type="string">
            <text:p>2.54±0.07</text:p>
          </table:table-cell>
          <table:table-cell office:value-type="string">
            <text:p>...</text:p>
          </table:table-cell>
          <table:table-cell office:value-type="string">
            <text:p>17.18±0.02</text:p>
          </table:table-cell>
          <table:table-cell office:value-type="string">
            <text:p>...</text:p>
          </table:table-cell>
          <table:table-cell office:value-type="float" office:value="33.9">
            <text:p>33.9</text:p>
          </table:table-cell>
          <table:table-cell office:value-type="float" office:value="34.74">
            <text:p>34.74</text:p>
          </table:table-cell>
          <table:table-cell office:value-type="string">
            <text:p>...</text:p>
          </table:table-cell>
          <table:table-cell office:value-type="float" office:value="10.72">
            <text:p>10.72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5576</text:p>
          </table:table-cell>
          <table:table-cell office:value-type="string">
            <text:p>17.50±0.08</text:p>
          </table:table-cell>
          <table:table-cell office:value-type="string">
            <text:p>15.42±0.02</text:p>
          </table:table-cell>
          <table:table-cell office:value-type="string">
            <text:p>2.08±0.08</text:p>
          </table:table-cell>
          <table:table-cell office:value-type="string">
            <text:p>17.74±0.04</text:p>
          </table:table-cell>
          <table:table-cell office:value-type="string">
            <text:p>15.81±0.01</text:p>
          </table:table-cell>
          <table:table-cell office:value-type="string">
            <text:p>1.93±0.04</text:p>
          </table:table-cell>
          <table:table-cell office:value-type="float" office:value="34.63">
            <text:p>34.63</text:p>
          </table:table-cell>
          <table:table-cell office:value-type="float" office:value="35.29">
            <text:p>35.29</text:p>
          </table:table-cell>
          <table:table-cell office:value-type="float" office:value="34.53">
            <text:p>34.53</text:p>
          </table:table-cell>
          <table:table-cell office:value-type="float" office:value="42.65">
            <text:p>42.65</text:p>
          </table:table-cell>
          <table:table-cell office:value-type="string">
            <text:p>...</text:p>
          </table:table-cell>
          <table:table-cell office:value-type="float" office:value="7.31">
            <text:p>7.31</text:p>
          </table:table-cell>
          <table:table-cell table:number-columns-repeated="2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5577</text:p>
          </table:table-cell>
          <table:table-cell office:value-type="string">
            <text:p>15.62±0.01</text:p>
          </table:table-cell>
          <table:table-cell office:value-type="string">
            <text:p>15.06±0.01</text:p>
          </table:table-cell>
          <table:table-cell office:value-type="string">
            <text:p>0.56±0.01</text:p>
          </table:table-cell>
          <table:table-cell office:value-type="string">
            <text:p>15.65±0.01</text:p>
          </table:table-cell>
          <table:table-cell office:value-type="string">
            <text:p>15.10±0.01</text:p>
          </table:table-cell>
          <table:table-cell office:value-type="string">
            <text:p>0.55±0.01</text:p>
          </table:table-cell>
          <table:table-cell office:value-type="float" office:value="35.39">
            <text:p>35.39</text:p>
          </table:table-cell>
          <table:table-cell office:value-type="float" office:value="35.43">
            <text:p>35.43</text:p>
          </table:table-cell>
          <table:table-cell office:value-type="float" office:value="23.31">
            <text:p>23.31</text:p>
          </table:table-cell>
          <table:table-cell office:value-type="float" office:value="23.62">
            <text:p>23.62</text:p>
          </table:table-cell>
          <table:table-cell office:value-type="float" office:value="2.17">
            <text:p>2.17</text:p>
          </table:table-cell>
          <table:table-cell office:value-type="float" office:value="2.29">
            <text:p>2.29</text:p>
          </table:table-cell>
          <table:table-cell office:value-type="float" office:value="2.16">
            <text:p>2.16</text:p>
          </table:table-cell>
          <table:table-cell office:value-type="float" office:value="2.28">
            <text:p>2.28</text:p>
          </table:table-cell>
          <table:table-cell office:value-type="string">
            <text:p>VFh</text:p>
          </table:table-cell>
        </table:table-row>
        <table:table-row table:style-name="ro1">
          <table:table-cell office:value-type="string">
            <text:p>UGC 09215</text:p>
          </table:table-cell>
          <table:table-cell office:value-type="string">
            <text:p>14.33±0.01</text:p>
          </table:table-cell>
          <table:table-cell office:value-type="string">
            <text:p>14.08±0.01</text:p>
          </table:table-cell>
          <table:table-cell office:value-type="string">
            <text:p>0.25±0.01</text:p>
          </table:table-cell>
          <table:table-cell office:value-type="string">
            <text:p>14.45±0.01</text:p>
          </table:table-cell>
          <table:table-cell office:value-type="string">
            <text:p>14.19±0.01</text:p>
          </table:table-cell>
          <table:table-cell office:value-type="string">
            <text:p>0.26±0.01</text:p>
          </table:table-cell>
          <table:table-cell office:value-type="float" office:value="35.84">
            <text:p>35.84</text:p>
          </table:table-cell>
          <table:table-cell office:value-type="float" office:value="35.77">
            <text:p>35.77</text:p>
          </table:table-cell>
          <table:table-cell office:value-type="float" office:value="21.86">
            <text:p>21.86</text:p>
          </table:table-cell>
          <table:table-cell office:value-type="float" office:value="21.68">
            <text:p>21.68</text:p>
          </table:table-cell>
          <table:table-cell office:value-type="float" office:value="2.88">
            <text:p>2.88</text:p>
          </table:table-cell>
          <table:table-cell office:value-type="float" office:value="2.87">
            <text:p>2.87</text:p>
          </table:table-cell>
          <table:table-cell office:value-type="float" office:value="2.96">
            <text:p>2.96</text:p>
          </table:table-cell>
          <table:table-cell office:value-type="float" office:value="2.98">
            <text:p>2.98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5619</text:p>
          </table:table-cell>
          <table:table-cell office:value-type="string">
            <text:p>16.67±0.02</text:p>
          </table:table-cell>
          <table:table-cell office:value-type="string">
            <text:p>16.13±0.01</text:p>
          </table:table-cell>
          <table:table-cell office:value-type="string">
            <text:p>0.55±0.02</text:p>
          </table:table-cell>
          <table:table-cell office:value-type="string">
            <text:p>16.71±0.02</text:p>
          </table:table-cell>
          <table:table-cell office:value-type="string">
            <text:p>16.21±0.01</text:p>
          </table:table-cell>
          <table:table-cell office:value-type="string">
            <text:p>0.51±0.02</text:p>
          </table:table-cell>
          <table:table-cell office:value-type="float" office:value="36.43">
            <text:p>36.43</text:p>
          </table:table-cell>
          <table:table-cell office:value-type="float" office:value="36.47">
            <text:p>36.47</text:p>
          </table:table-cell>
          <table:table-cell office:value-type="float" office:value="26.62">
            <text:p>26.62</text:p>
          </table:table-cell>
          <table:table-cell office:value-type="float" office:value="26.39">
            <text:p>26.39</text:p>
          </table:table-cell>
          <table:table-cell office:value-type="float" office:value="2.05">
            <text:p>2.05</text:p>
          </table:table-cell>
          <table:table-cell office:value-type="float" office:value="2.1">
            <text:p>2.1</text:p>
          </table:table-cell>
          <table:table-cell office:value-type="float" office:value="1.8">
            <text:p>1.8</text:p>
          </table:table-cell>
          <table:table-cell office:value-type="float" office:value="1.89">
            <text:p>1.89</text:p>
          </table:table-cell>
          <table:table-cell office:value-type="string">
            <text:p>?Fh</text:p>
          </table:table-cell>
        </table:table-row>
        <table:table-row table:style-name="ro1">
          <table:table-cell office:value-type="string">
            <text:p>UGC 09277</text:p>
          </table:table-cell>
          <table:table-cell office:value-type="string">
            <text:p>18.46±0.05</text:p>
          </table:table-cell>
          <table:table-cell office:value-type="string">
            <text:p>17.71±0.03</text:p>
          </table:table-cell>
          <table:table-cell office:value-type="string">
            <text:p>0.74±0.06</text:p>
          </table:table-cell>
          <table:table-cell office:value-type="string">
            <text:p>19.02±0.03</text:p>
          </table:table-cell>
          <table:table-cell office:value-type="string">
            <text:p>18.29±0.02</text:p>
          </table:table-cell>
          <table:table-cell office:value-type="string">
            <text:p>0.72±0.04</text:p>
          </table:table-cell>
          <table:table-cell office:value-type="float" office:value="35.74">
            <text:p>35.74</text:p>
          </table:table-cell>
          <table:table-cell office:value-type="float" office:value="35.86">
            <text:p>35.86</text:p>
          </table:table-cell>
          <table:table-cell office:value-type="float" office:value="13.07">
            <text:p>13.07</text:p>
          </table:table-cell>
          <table:table-cell office:value-type="float" office:value="13.12">
            <text:p>13.12</text:p>
          </table:table-cell>
          <table:table-cell office:value-type="float" office:value="2.01">
            <text:p>2.01</text:p>
          </table:table-cell>
          <table:table-cell office:value-type="float" office:value="2.21">
            <text:p>2.21</text:p>
          </table:table-cell>
          <table:table-cell office:value-type="float" office:value="1.93">
            <text:p>1.93</text:p>
          </table:table-cell>
          <table:table-cell office:value-type="float" office:value="2.22">
            <text:p>2.22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09285</text:p>
          </table:table-cell>
          <table:table-cell office:value-type="string">
            <text:p>18.02±0.04</text:p>
          </table:table-cell>
          <table:table-cell office:value-type="string">
            <text:p>17.16±0.03</text:p>
          </table:table-cell>
          <table:table-cell office:value-type="string">
            <text:p>0.86±0.05</text:p>
          </table:table-cell>
          <table:table-cell office:value-type="string">
            <text:p>18.15±0.03</text:p>
          </table:table-cell>
          <table:table-cell office:value-type="string">
            <text:p>17.51±0.01</text:p>
          </table:table-cell>
          <table:table-cell office:value-type="string">
            <text:p>0.64±0.03</text:p>
          </table:table-cell>
          <table:table-cell office:value-type="float" office:value="34.62">
            <text:p>34.62</text:p>
          </table:table-cell>
          <table:table-cell office:value-type="float" office:value="34.79">
            <text:p>34.79</text:p>
          </table:table-cell>
          <table:table-cell office:value-type="float" office:value="7.35">
            <text:p>7.35</text:p>
          </table:table-cell>
          <table:table-cell office:value-type="float" office:value="10.86">
            <text:p>10.86</text:p>
          </table:table-cell>
          <table:table-cell office:value-type="string">
            <text:p>...</text:p>
          </table:table-cell>
          <table:table-cell office:value-type="float" office:value="3.22">
            <text:p>3.22</text:p>
          </table:table-cell>
          <table:table-cell table:number-columns-repeated="2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5646</text:p>
          </table:table-cell>
          <table:table-cell office:value-type="string">
            <text:p>17.36±0.01</text:p>
          </table:table-cell>
          <table:table-cell office:value-type="string">
            <text:p>16.80±0.01</text:p>
          </table:table-cell>
          <table:table-cell office:value-type="string">
            <text:p>0.56±0.02</text:p>
          </table:table-cell>
          <table:table-cell office:value-type="string">
            <text:p>17.58±0.01</text:p>
          </table:table-cell>
          <table:table-cell office:value-type="string">
            <text:p>17.05±0.01</text:p>
          </table:table-cell>
          <table:table-cell office:value-type="string">
            <text:p>0.53±0.02</text:p>
          </table:table-cell>
          <table:table-cell office:value-type="float" office:value="36.19">
            <text:p>36.19</text:p>
          </table:table-cell>
          <table:table-cell office:value-type="float" office:value="36.24">
            <text:p>36.24</text:p>
          </table:table-cell>
          <table:table-cell office:value-type="float" office:value="14.01">
            <text:p>14.01</text:p>
          </table:table-cell>
          <table:table-cell office:value-type="float" office:value="14.03">
            <text:p>14.03</text:p>
          </table:table-cell>
          <table:table-cell office:value-type="float" office:value="2.05">
            <text:p>2.05</text:p>
          </table:table-cell>
          <table:table-cell office:value-type="float" office:value="2.19">
            <text:p>2.19</text:p>
          </table:table-cell>
          <table:table-cell office:value-type="float" office:value="1.95">
            <text:p>1.95</text:p>
          </table:table-cell>
          <table:table-cell office:value-type="float" office:value="2.12">
            <text:p>2.12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5636</text:p>
          </table:table-cell>
          <table:table-cell office:value-type="string">
            <text:p>17.54±0.02</text:p>
          </table:table-cell>
          <table:table-cell office:value-type="string">
            <text:p>16.53±0.02</text:p>
          </table:table-cell>
          <table:table-cell office:value-type="string">
            <text:p>1.01±0.03</text:p>
          </table:table-cell>
          <table:table-cell office:value-type="string">
            <text:p>17.56±0.03</text:p>
          </table:table-cell>
          <table:table-cell office:value-type="string">
            <text:p>16.72±0.01</text:p>
          </table:table-cell>
          <table:table-cell office:value-type="string">
            <text:p>0.85±0.03</text:p>
          </table:table-cell>
          <table:table-cell office:value-type="float" office:value="34.75">
            <text:p>34.75</text:p>
          </table:table-cell>
          <table:table-cell office:value-type="float" office:value="34.98">
            <text:p>34.98</text:p>
          </table:table-cell>
          <table:table-cell office:value-type="float" office:value="16.73">
            <text:p>16.73</text:p>
          </table:table-cell>
          <table:table-cell office:value-type="float" office:value="18.74">
            <text:p>18.74</text:p>
          </table:table-cell>
          <table:table-cell office:value-type="float" office:value="1.98">
            <text:p>1.98</text:p>
          </table:table-cell>
          <table:table-cell office:value-type="float" office:value="2.75">
            <text:p>2.75</text:p>
          </table:table-cell>
          <table:table-cell table:number-columns-repeated="2" office:value-type="string">
            <text:p>...</text:p>
          </table:table-cell>
          <table:table-cell office:value-type="string">
            <text:p>ERn</text:p>
          </table:table-cell>
        </table:table-row>
        <table:table-row table:style-name="ro1">
          <table:table-cell office:value-type="string">
            <text:p>NGC 5638</text:p>
          </table:table-cell>
          <table:table-cell office:value-type="string">
            <text:p>17.99±0.08</text:p>
          </table:table-cell>
          <table:table-cell office:value-type="string">
            <text:p>16.13±0.04</text:p>
          </table:table-cell>
          <table:table-cell office:value-type="string">
            <text:p>1.86±0.09</text:p>
          </table:table-cell>
          <table:table-cell office:value-type="string">
            <text:p>18.03±0.05</text:p>
          </table:table-cell>
          <table:table-cell office:value-type="string">
            <text:p>16.46±0.01</text:p>
          </table:table-cell>
          <table:table-cell office:value-type="string">
            <text:p>1.57±0.05</text:p>
          </table:table-cell>
          <table:table-cell office:value-type="float" office:value="34.58">
            <text:p>34.58</text:p>
          </table:table-cell>
          <table:table-cell office:value-type="float" office:value="35.15">
            <text:p>35.15</text:p>
          </table:table-cell>
          <table:table-cell office:value-type="float" office:value="22.43">
            <text:p>22.43</text:p>
          </table:table-cell>
          <table:table-cell office:value-type="float" office:value="35.31">
            <text:p>35.31</text:p>
          </table:table-cell>
          <table:table-cell office:value-type="string">
            <text:p>...</text:p>
          </table:table-cell>
          <table:table-cell office:value-type="float" office:value="5.68">
            <text:p>5.68</text:p>
          </table:table-cell>
          <table:table-cell table:number-columns-repeated="2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UGC 09305</text:p>
          </table:table-cell>
          <table:table-cell office:value-type="string">
            <text:p>17.12±0.01</text:p>
          </table:table-cell>
          <table:table-cell office:value-type="string">
            <text:p>16.89±0.01</text:p>
          </table:table-cell>
          <table:table-cell office:value-type="string">
            <text:p>0.23±0.01</text:p>
          </table:table-cell>
          <table:table-cell office:value-type="string">
            <text:p>17.53±0.02</text:p>
          </table:table-cell>
          <table:table-cell office:value-type="string">
            <text:p>17.27±0.01</text:p>
          </table:table-cell>
          <table:table-cell office:value-type="string">
            <text:p>0.27±0.02</text:p>
          </table:table-cell>
          <table:table-cell office:value-type="float" office:value="35.18">
            <text:p>35.18</text:p>
          </table:table-cell>
          <table:table-cell office:value-type="float" office:value="35.09">
            <text:p>35.09</text:p>
          </table:table-cell>
          <table:table-cell office:value-type="float" office:value="8.62">
            <text:p>8.62</text:p>
          </table:table-cell>
          <table:table-cell office:value-type="float" office:value="8.05">
            <text:p>8.05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UGC 09310</text:p>
          </table:table-cell>
          <table:table-cell office:value-type="string">
            <text:p>16.73±0.03</text:p>
          </table:table-cell>
          <table:table-cell office:value-type="string">
            <text:p>16.20±0.01</text:p>
          </table:table-cell>
          <table:table-cell office:value-type="string">
            <text:p>0.53±0.04</text:p>
          </table:table-cell>
          <table:table-cell office:value-type="string">
            <text:p>16.86±0.02</text:p>
          </table:table-cell>
          <table:table-cell office:value-type="string">
            <text:p>16.38±0.01</text:p>
          </table:table-cell>
          <table:table-cell office:value-type="string">
            <text:p>0.48±0.02</text:p>
          </table:table-cell>
          <table:table-cell office:value-type="float" office:value="35.12">
            <text:p>35.12</text:p>
          </table:table-cell>
          <table:table-cell office:value-type="float" office:value="35.16">
            <text:p>35.16</text:p>
          </table:table-cell>
          <table:table-cell office:value-type="float" office:value="15.06">
            <text:p>15.06</text:p>
          </table:table-cell>
          <table:table-cell office:value-type="float" office:value="15.77">
            <text:p>15.77</text:p>
          </table:table-cell>
          <table:table-cell office:value-type="float" office:value="2.57">
            <text:p>2.57</text:p>
          </table:table-cell>
          <table:table-cell office:value-type="float" office:value="2.65">
            <text:p>2.65</text:p>
          </table:table-cell>
          <table:table-cell office:value-type="float" office:value="2.68">
            <text:p>2.68</text:p>
          </table:table-cell>
          <table:table-cell office:value-type="float" office:value="2.69">
            <text:p>2.69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IC 1022</text:p>
          </table:table-cell>
          <table:table-cell office:value-type="string">
            <text:p>16.74±0.01</text:p>
          </table:table-cell>
          <table:table-cell office:value-type="string">
            <text:p>16.38±0.01</text:p>
          </table:table-cell>
          <table:table-cell office:value-type="string">
            <text:p>0.36±0.02</text:p>
          </table:table-cell>
          <table:table-cell office:value-type="string">
            <text:p>16.99±0.02</text:p>
          </table:table-cell>
          <table:table-cell office:value-type="string">
            <text:p>16.69±0.01</text:p>
          </table:table-cell>
          <table:table-cell office:value-type="string">
            <text:p>0.30±0.02</text:p>
          </table:table-cell>
          <table:table-cell office:value-type="float" office:value="35.06">
            <text:p>35.06</text:p>
          </table:table-cell>
          <table:table-cell office:value-type="float" office:value="35.03">
            <text:p>35.03</text:p>
          </table:table-cell>
          <table:table-cell office:value-type="float" office:value="9.22">
            <text:p>9.22</text:p>
          </table:table-cell>
          <table:table-cell office:value-type="float" office:value="9.95">
            <text:p>9.95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5656</text:p>
          </table:table-cell>
          <table:table-cell office:value-type="string">
            <text:p>15.57±0.01</text:p>
          </table:table-cell>
          <table:table-cell office:value-type="string">
            <text:p>15.03±0.01</text:p>
          </table:table-cell>
          <table:table-cell office:value-type="string">
            <text:p>0.54±0.01</text:p>
          </table:table-cell>
          <table:table-cell office:value-type="string">
            <text:p>15.63±0.01</text:p>
          </table:table-cell>
          <table:table-cell office:value-type="string">
            <text:p>15.10±0.01</text:p>
          </table:table-cell>
          <table:table-cell office:value-type="string">
            <text:p>0.54±0.01</text:p>
          </table:table-cell>
          <table:table-cell office:value-type="float" office:value="36.07">
            <text:p>36.07</text:p>
          </table:table-cell>
          <table:table-cell office:value-type="float" office:value="36.11">
            <text:p>36.11</text:p>
          </table:table-cell>
          <table:table-cell office:value-type="float" office:value="17.01">
            <text:p>17.01</text:p>
          </table:table-cell>
          <table:table-cell office:value-type="float" office:value="15.6">
            <text:p>15.6</text:p>
          </table:table-cell>
          <table:table-cell table:number-columns-repeated="4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UGC 09338</text:p>
          </table:table-cell>
          <table:table-cell office:value-type="string">
            <text:p>17.38±0.05</text:p>
          </table:table-cell>
          <table:table-cell office:value-type="string">
            <text:p>16.97±0.04</text:p>
          </table:table-cell>
          <table:table-cell office:value-type="string">
            <text:p>0.41±0.06</text:p>
          </table:table-cell>
          <table:table-cell office:value-type="string">
            <text:p>17.81±0.03</text:p>
          </table:table-cell>
          <table:table-cell office:value-type="string">
            <text:p>17.46±0.01</text:p>
          </table:table-cell>
          <table:table-cell office:value-type="string">
            <text:p>0.35±0.03</text:p>
          </table:table-cell>
          <table:table-cell office:value-type="float" office:value="36.13">
            <text:p>36.13</text:p>
          </table:table-cell>
          <table:table-cell office:value-type="float" office:value="36.12">
            <text:p>36.12</text:p>
          </table:table-cell>
          <table:table-cell office:value-type="float" office:value="13.39">
            <text:p>13.39</text:p>
          </table:table-cell>
          <table:table-cell office:value-type="float" office:value="13.75">
            <text:p>13.75</text:p>
          </table:table-cell>
          <table:table-cell office:value-type="float" office:value="2.33">
            <text:p>2.33</text:p>
          </table:table-cell>
          <table:table-cell office:value-type="float" office:value="2.64">
            <text:p>2.64</text:p>
          </table:table-cell>
          <table:table-cell table:number-columns-repeated="2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IC 1024</text:p>
          </table:table-cell>
          <table:table-cell office:value-type="string">
            <text:p>16.48±0.05</text:p>
          </table:table-cell>
          <table:table-cell office:value-type="string">
            <text:p>15.95±0.02</text:p>
          </table:table-cell>
          <table:table-cell office:value-type="string">
            <text:p>0.53±0.06</text:p>
          </table:table-cell>
          <table:table-cell office:value-type="string">
            <text:p>16.63±0.02</text:p>
          </table:table-cell>
          <table:table-cell office:value-type="string">
            <text:p>16.12±0.01</text:p>
          </table:table-cell>
          <table:table-cell office:value-type="string">
            <text:p>0.50±0.02</text:p>
          </table:table-cell>
          <table:table-cell office:value-type="float" office:value="35.03">
            <text:p>35.03</text:p>
          </table:table-cell>
          <table:table-cell office:value-type="float" office:value="35.06">
            <text:p>35.06</text:p>
          </table:table-cell>
          <table:table-cell office:value-type="float" office:value="9.64">
            <text:p>9.64</text:p>
          </table:table-cell>
          <table:table-cell office:value-type="float" office:value="10.33">
            <text:p>10.33</text:p>
          </table:table-cell>
          <table:table-cell table:number-columns-repeated="4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UGC 09380</text:p>
          </table:table-cell>
          <table:table-cell office:value-type="string">
            <text:p>16.09±0.02</text:p>
          </table:table-cell>
          <table:table-cell office:value-type="string">
            <text:p>15.93±0.02</text:p>
          </table:table-cell>
          <table:table-cell office:value-type="string">
            <text:p>0.16±0.03</text:p>
          </table:table-cell>
          <table:table-cell office:value-type="string">
            <text:p>16.28±0.02</text:p>
          </table:table-cell>
          <table:table-cell office:value-type="string">
            <text:p>16.13±0.01</text:p>
          </table:table-cell>
          <table:table-cell office:value-type="string">
            <text:p>0.15±0.02</text:p>
          </table:table-cell>
          <table:table-cell office:value-type="float" office:value="35.31">
            <text:p>35.31</text:p>
          </table:table-cell>
          <table:table-cell office:value-type="float" office:value="35.2">
            <text:p>35.2</text:p>
          </table:table-cell>
          <table:table-cell office:value-type="float" office:value="24.7">
            <text:p>24.7</text:p>
          </table:table-cell>
          <table:table-cell office:value-type="float" office:value="24.23">
            <text:p>24.23</text:p>
          </table:table-cell>
          <table:table-cell office:value-type="float" office:value="2.88">
            <text:p>2.88</text:p>
          </table:table-cell>
          <table:table-cell office:value-type="float" office:value="2.81">
            <text:p>2.81</text:p>
          </table:table-cell>
          <table:table-cell office:value-type="float" office:value="3">
            <text:p>3</text:p>
          </table:table-cell>
          <table:table-cell office:value-type="float" office:value="2.93">
            <text:p>2.93</text:p>
          </table:table-cell>
          <table:table-cell office:value-type="string">
            <text:p>?Fn</text:p>
          </table:table-cell>
        </table:table-row>
        <table:table-row table:style-name="ro1">
          <table:table-cell office:value-type="string">
            <text:p>UGC 09382</text:p>
          </table:table-cell>
          <table:table-cell office:value-type="string">
            <text:p>19.34±0.10</text:p>
          </table:table-cell>
          <table:table-cell office:value-type="string">
            <text:p>18.47±0.05</text:p>
          </table:table-cell>
          <table:table-cell office:value-type="string">
            <text:p>0.86±0.11</text:p>
          </table:table-cell>
          <table:table-cell office:value-type="string">
            <text:p>19.67±0.06</text:p>
          </table:table-cell>
          <table:table-cell office:value-type="string">
            <text:p>18.78±0.02</text:p>
          </table:table-cell>
          <table:table-cell office:value-type="string">
            <text:p>0.89±0.07</text:p>
          </table:table-cell>
          <table:table-cell office:value-type="float" office:value="35.4">
            <text:p>35.4</text:p>
          </table:table-cell>
          <table:table-cell office:value-type="float" office:value="35.57">
            <text:p>35.57</text:p>
          </table:table-cell>
          <table:table-cell office:value-type="float" office:value="9.23">
            <text:p>9.23</text:p>
          </table:table-cell>
          <table:table-cell office:value-type="float" office:value="8.36">
            <text:p>8.36</text:p>
          </table:table-cell>
          <table:table-cell office:value-type="float" office:value="2.55">
            <text:p>2.55</text:p>
          </table:table-cell>
          <table:table-cell table:number-columns-repeated="3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09432</text:p>
          </table:table-cell>
          <table:table-cell office:value-type="string">
            <text:p>16.28±0.03</text:p>
          </table:table-cell>
          <table:table-cell office:value-type="string">
            <text:p>16.11±0.02</text:p>
          </table:table-cell>
          <table:table-cell office:value-type="string">
            <text:p>0.18±0.04</text:p>
          </table:table-cell>
          <table:table-cell office:value-type="string">
            <text:p>16.70±0.02</text:p>
          </table:table-cell>
          <table:table-cell office:value-type="string">
            <text:p>16.52±0.01</text:p>
          </table:table-cell>
          <table:table-cell office:value-type="string">
            <text:p>0.18±0.02</text:p>
          </table:table-cell>
          <table:table-cell office:value-type="float" office:value="35.17">
            <text:p>35.17</text:p>
          </table:table-cell>
          <table:table-cell office:value-type="float" office:value="35.06">
            <text:p>35.06</text:p>
          </table:table-cell>
          <table:table-cell office:value-type="float" office:value="19.98">
            <text:p>19.98</text:p>
          </table:table-cell>
          <table:table-cell office:value-type="float" office:value="19.58">
            <text:p>19.58</text:p>
          </table:table-cell>
          <table:table-cell office:value-type="float" office:value="2.41">
            <text:p>2.41</text:p>
          </table:table-cell>
          <table:table-cell office:value-type="float" office:value="2.56">
            <text:p>2.56</text:p>
          </table:table-cell>
          <table:table-cell office:value-type="float" office:value="2.55">
            <text:p>2.55</text:p>
          </table:table-cell>
          <table:table-cell office:value-type="float" office:value="2.72">
            <text:p>2.72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5701</text:p>
          </table:table-cell>
          <table:table-cell office:value-type="string">
            <text:p>14.98±0.01</text:p>
          </table:table-cell>
          <table:table-cell office:value-type="string">
            <text:p>14.61±0.01</text:p>
          </table:table-cell>
          <table:table-cell office:value-type="string">
            <text:p>0.37±0.01</text:p>
          </table:table-cell>
          <table:table-cell office:value-type="string">
            <text:p>15.15±0.01</text:p>
          </table:table-cell>
          <table:table-cell office:value-type="string">
            <text:p>14.76±0.01</text:p>
          </table:table-cell>
          <table:table-cell office:value-type="string">
            <text:p>0.39±0.01</text:p>
          </table:table-cell>
          <table:table-cell office:value-type="float" office:value="35.66">
            <text:p>35.66</text:p>
          </table:table-cell>
          <table:table-cell office:value-type="float" office:value="35.63">
            <text:p>35.63</text:p>
          </table:table-cell>
          <table:table-cell office:value-type="float" office:value="98.27">
            <text:p>98.27</text:p>
          </table:table-cell>
          <table:table-cell office:value-type="float" office:value="95">
            <text:p>95</text:p>
          </table:table-cell>
          <table:table-cell office:value-type="float" office:value="1.38">
            <text:p>1.38</text:p>
          </table:table-cell>
          <table:table-cell office:value-type="float" office:value="1.56">
            <text:p>1.56</text:p>
          </table:table-cell>
          <table:table-cell office:value-type="float" office:value="0.91">
            <text:p>0.91</text:p>
          </table:table-cell>
          <table:table-cell office:value-type="float" office:value="1.48">
            <text:p>1.48</text:p>
          </table:table-cell>
          <table:table-cell office:value-type="string">
            <text:p>?Fn</text:p>
          </table:table-cell>
        </table:table-row>
        <table:table-row table:style-name="ro1">
          <table:table-cell office:value-type="string">
            <text:p>NGC 5705</text:p>
          </table:table-cell>
          <table:table-cell office:value-type="string">
            <text:p>14.78±0.01</text:p>
          </table:table-cell>
          <table:table-cell office:value-type="string">
            <text:p>14.44±0.01</text:p>
          </table:table-cell>
          <table:table-cell office:value-type="string">
            <text:p>0.34±0.01</text:p>
          </table:table-cell>
          <table:table-cell office:value-type="string">
            <text:p>14.87±0.01</text:p>
          </table:table-cell>
          <table:table-cell office:value-type="string">
            <text:p>14.52±0.01</text:p>
          </table:table-cell>
          <table:table-cell office:value-type="string">
            <text:p>0.35±0.01</text:p>
          </table:table-cell>
          <table:table-cell office:value-type="float" office:value="35.88">
            <text:p>35.88</text:p>
          </table:table-cell>
          <table:table-cell office:value-type="float" office:value="35.84">
            <text:p>35.84</text:p>
          </table:table-cell>
          <table:table-cell office:value-type="float" office:value="40.81">
            <text:p>40.81</text:p>
          </table:table-cell>
          <table:table-cell office:value-type="float" office:value="39.65">
            <text:p>39.65</text:p>
          </table:table-cell>
          <table:table-cell office:value-type="float" office:value="2.09">
            <text:p>2.09</text:p>
          </table:table-cell>
          <table:table-cell office:value-type="float" office:value="2.2">
            <text:p>2.2</text:p>
          </table:table-cell>
          <table:table-cell office:value-type="float" office:value="2.04">
            <text:p>2.04</text:p>
          </table:table-cell>
          <table:table-cell office:value-type="float" office:value="2.23">
            <text:p>2.23</text:p>
          </table:table-cell>
          <table:table-cell office:value-type="string">
            <text:p>?Fn</text:p>
          </table:table-cell>
        </table:table-row>
        <table:table-row table:style-name="ro1">
          <table:table-cell office:value-type="string">
            <text:p>NGC 5713</text:p>
          </table:table-cell>
          <table:table-cell office:value-type="string">
            <text:p>14.62±0.01</text:p>
          </table:table-cell>
          <table:table-cell office:value-type="string">
            <text:p>13.90±0.01</text:p>
          </table:table-cell>
          <table:table-cell office:value-type="string">
            <text:p>0.72±0.01</text:p>
          </table:table-cell>
          <table:table-cell office:value-type="string">
            <text:p>14.64±0.01</text:p>
          </table:table-cell>
          <table:table-cell office:value-type="string">
            <text:p>13.92±0.01</text:p>
          </table:table-cell>
          <table:table-cell office:value-type="string">
            <text:p>0.72±0.01</text:p>
          </table:table-cell>
          <table:table-cell office:value-type="float" office:value="35.95">
            <text:p>35.95</text:p>
          </table:table-cell>
          <table:table-cell office:value-type="float" office:value="36.06">
            <text:p>36.06</text:p>
          </table:table-cell>
          <table:table-cell office:value-type="float" office:value="15.04">
            <text:p>15.04</text:p>
          </table:table-cell>
          <table:table-cell office:value-type="float" office:value="15.93">
            <text:p>15.93</text:p>
          </table:table-cell>
          <table:table-cell table:number-columns-repeated="4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NGC 5727</text:p>
          </table:table-cell>
          <table:table-cell office:value-type="string">
            <text:p>15.22±0.01</text:p>
          </table:table-cell>
          <table:table-cell office:value-type="string">
            <text:p>14.99±0.01</text:p>
          </table:table-cell>
          <table:table-cell office:value-type="string">
            <text:p>0.23±0.01</text:p>
          </table:table-cell>
          <table:table-cell office:value-type="string">
            <text:p>15.31±0.01</text:p>
          </table:table-cell>
          <table:table-cell office:value-type="string">
            <text:p>15.06±0.01</text:p>
          </table:table-cell>
          <table:table-cell office:value-type="string">
            <text:p>0.25±0.01</text:p>
          </table:table-cell>
          <table:table-cell office:value-type="float" office:value="35.62">
            <text:p>35.62</text:p>
          </table:table-cell>
          <table:table-cell office:value-type="float" office:value="35.54">
            <text:p>35.54</text:p>
          </table:table-cell>
          <table:table-cell office:value-type="float" office:value="20.56">
            <text:p>20.56</text:p>
          </table:table-cell>
          <table:table-cell office:value-type="float" office:value="20.52">
            <text:p>20.52</text:p>
          </table:table-cell>
          <table:table-cell office:value-type="float" office:value="2.67">
            <text:p>2.67</text:p>
          </table:table-cell>
          <table:table-cell table:number-columns-repeated="2" office:value-type="float" office:value="2.64">
            <text:p>2.64</text:p>
          </table:table-cell>
          <table:table-cell office:value-type="float" office:value="2.62">
            <text:p>2.62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5719</text:p>
          </table:table-cell>
          <table:table-cell office:value-type="string">
            <text:p>16.66±0.03</text:p>
          </table:table-cell>
          <table:table-cell office:value-type="string">
            <text:p>15.77±0.03</text:p>
          </table:table-cell>
          <table:table-cell office:value-type="string">
            <text:p>0.88±0.04</text:p>
          </table:table-cell>
          <table:table-cell office:value-type="string">
            <text:p>17.46±0.04</text:p>
          </table:table-cell>
          <table:table-cell office:value-type="string">
            <text:p>16.52±0.02</text:p>
          </table:table-cell>
          <table:table-cell office:value-type="string">
            <text:p>0.94±0.05</text:p>
          </table:table-cell>
          <table:table-cell office:value-type="float" office:value="35.13">
            <text:p>35.13</text:p>
          </table:table-cell>
          <table:table-cell office:value-type="float" office:value="35.31">
            <text:p>35.31</text:p>
          </table:table-cell>
          <table:table-cell office:value-type="float" office:value="59.05">
            <text:p>59.05</text:p>
          </table:table-cell>
          <table:table-cell office:value-type="float" office:value="56.42">
            <text:p>56.42</text:p>
          </table:table-cell>
          <table:table-cell office:value-type="float" office:value="2.85">
            <text:p>2.85</text:p>
          </table:table-cell>
          <table:table-cell office:value-type="float" office:value="3.73">
            <text:p>3.73</text:p>
          </table:table-cell>
          <table:table-cell office:value-type="float" office:value="2.97">
            <text:p>2.97</text:p>
          </table:table-cell>
          <table:table-cell office:value-type="float" office:value="3.71">
            <text:p>3.71</text:p>
          </table:table-cell>
          <table:table-cell office:value-type="string">
            <text:p>xVV</text:p>
          </table:table-cell>
        </table:table-row>
        <table:table-row table:style-name="ro1">
          <table:table-cell office:value-type="string">
            <text:p>UGC 09463</text:p>
          </table:table-cell>
          <table:table-cell office:value-type="string">
            <text:p>20.44±0.01</text:p>
          </table:table-cell>
          <table:table-cell office:value-type="string">
            <text:p>18.79±0.02</text:p>
          </table:table-cell>
          <table:table-cell office:value-type="string">
            <text:p>1.65±0.03</text:p>
          </table:table-cell>
          <table:table-cell office:value-type="string">
            <text:p>...</text:p>
          </table:table-cell>
          <table:table-cell office:value-type="string">
            <text:p>19.06±0.02</text:p>
          </table:table-cell>
          <table:table-cell office:value-type="string">
            <text:p>...</text:p>
          </table:table-cell>
          <table:table-cell office:value-type="float" office:value="34.88">
            <text:p>34.88</text:p>
          </table:table-cell>
          <table:table-cell office:value-type="float" office:value="35.37">
            <text:p>35.37</text:p>
          </table:table-cell>
          <table:table-cell office:value-type="string">
            <text:p>...</text:p>
          </table:table-cell>
          <table:table-cell office:value-type="float" office:value="7.36">
            <text:p>7.36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09479</text:p>
          </table:table-cell>
          <table:table-cell office:value-type="string">
            <text:p>17.27±0.01</text:p>
          </table:table-cell>
          <table:table-cell office:value-type="string">
            <text:p>16.83±0.01</text:p>
          </table:table-cell>
          <table:table-cell office:value-type="string">
            <text:p>0.44±0.01</text:p>
          </table:table-cell>
          <table:table-cell office:value-type="string">
            <text:p>17.44±0.02</text:p>
          </table:table-cell>
          <table:table-cell office:value-type="string">
            <text:p>17.02±0.01</text:p>
          </table:table-cell>
          <table:table-cell office:value-type="string">
            <text:p>0.42±0.02</text:p>
          </table:table-cell>
          <table:table-cell table:number-columns-repeated="2" office:value-type="float" office:value="36.17">
            <text:p>36.17</text:p>
          </table:table-cell>
          <table:table-cell office:value-type="float" office:value="14.1">
            <text:p>14.1</text:p>
          </table:table-cell>
          <table:table-cell office:value-type="float" office:value="13.81">
            <text:p>13.81</text:p>
          </table:table-cell>
          <table:table-cell office:value-type="float" office:value="2.07">
            <text:p>2.07</text:p>
          </table:table-cell>
          <table:table-cell office:value-type="float" office:value="2.2">
            <text:p>2.2</text:p>
          </table:table-cell>
          <table:table-cell office:value-type="float" office:value="1.95">
            <text:p>1.95</text:p>
          </table:table-cell>
          <table:table-cell office:value-type="float" office:value="2.18">
            <text:p>2.18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09491</text:p>
          </table:table-cell>
          <table:table-cell office:value-type="string">
            <text:p>17.27±0.06</text:p>
          </table:table-cell>
          <table:table-cell office:value-type="string">
            <text:p>16.87±0.01</text:p>
          </table:table-cell>
          <table:table-cell office:value-type="string">
            <text:p>0.40±0.06</text:p>
          </table:table-cell>
          <table:table-cell office:value-type="string">
            <text:p>18.09±0.04</text:p>
          </table:table-cell>
          <table:table-cell office:value-type="string">
            <text:p>17.65±0.02</text:p>
          </table:table-cell>
          <table:table-cell office:value-type="string">
            <text:p>0.45±0.04</text:p>
          </table:table-cell>
          <table:table-cell office:value-type="float" office:value="36.12">
            <text:p>36.12</text:p>
          </table:table-cell>
          <table:table-cell office:value-type="float" office:value="36.1">
            <text:p>36.1</text:p>
          </table:table-cell>
          <table:table-cell office:value-type="float" office:value="31.14">
            <text:p>31.14</text:p>
          </table:table-cell>
          <table:table-cell office:value-type="float" office:value="30.46">
            <text:p>30.46</text:p>
          </table:table-cell>
          <table:table-cell office:value-type="float" office:value="1.95">
            <text:p>1.95</text:p>
          </table:table-cell>
          <table:table-cell office:value-type="float" office:value="2.22">
            <text:p>2.22</text:p>
          </table:table-cell>
          <table:table-cell office:value-type="float" office:value="1.8">
            <text:p>1.8</text:p>
          </table:table-cell>
          <table:table-cell office:value-type="float" office:value="2.09">
            <text:p>2.09</text:p>
          </table:table-cell>
          <table:table-cell office:value-type="string">
            <text:p>EDn</text:p>
          </table:table-cell>
        </table:table-row>
        <table:table-row table:style-name="ro1">
          <table:table-cell office:value-type="string">
            <text:p>IC 1063</text:p>
          </table:table-cell>
          <table:table-cell office:value-type="string">
            <text:p>16.99±0.03</text:p>
          </table:table-cell>
          <table:table-cell office:value-type="string">
            <text:p>16.35±0.01</text:p>
          </table:table-cell>
          <table:table-cell office:value-type="string">
            <text:p>0.65±0.03</text:p>
          </table:table-cell>
          <table:table-cell office:value-type="string">
            <text:p>17.04±0.02</text:p>
          </table:table-cell>
          <table:table-cell office:value-type="string">
            <text:p>16.40±0.01</text:p>
          </table:table-cell>
          <table:table-cell office:value-type="string">
            <text:p>0.64±0.02</text:p>
          </table:table-cell>
          <table:table-cell office:value-type="float" office:value="36.74">
            <text:p>36.74</text:p>
          </table:table-cell>
          <table:table-cell office:value-type="float" office:value="36.82">
            <text:p>36.82</text:p>
          </table:table-cell>
          <table:table-cell office:value-type="float" office:value="13.08">
            <text:p>13.08</text:p>
          </table:table-cell>
          <table:table-cell office:value-type="float" office:value="12.46">
            <text:p>12.46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5770</text:p>
          </table:table-cell>
          <table:table-cell office:value-type="string">
            <text:p>19.45±0.36</text:p>
          </table:table-cell>
          <table:table-cell office:value-type="string">
            <text:p>16.95±0.02</text:p>
          </table:table-cell>
          <table:table-cell office:value-type="string">
            <text:p>2.50±0.36</text:p>
          </table:table-cell>
          <table:table-cell office:value-type="string">
            <text:p>...</text:p>
          </table:table-cell>
          <table:table-cell office:value-type="string">
            <text:p>17.08±0.01</text:p>
          </table:table-cell>
          <table:table-cell office:value-type="string">
            <text:p>...</text:p>
          </table:table-cell>
          <table:table-cell office:value-type="float" office:value="33.86">
            <text:p>33.86</text:p>
          </table:table-cell>
          <table:table-cell office:value-type="float" office:value="34.69">
            <text:p>34.69</text:p>
          </table:table-cell>
          <table:table-cell office:value-type="string">
            <text:p>...</text:p>
          </table:table-cell>
          <table:table-cell office:value-type="float" office:value="13.64">
            <text:p>13.64</text:p>
          </table:table-cell>
          <table:table-cell table:number-columns-repeated="4" office:value-type="string">
            <text:p>...</text:p>
          </table:table-cell>
          <table:table-cell office:value-type="string">
            <text:p>EV</text:p>
          </table:table-cell>
        </table:table-row>
        <table:table-row table:style-name="ro1">
          <table:table-cell office:value-type="string">
            <text:p>IC 1071</text:p>
          </table:table-cell>
          <table:table-cell office:value-type="string">
            <text:p>19.45±0.08</text:p>
          </table:table-cell>
          <table:table-cell office:value-type="string">
            <text:p>18.21±0.05</text:p>
          </table:table-cell>
          <table:table-cell office:value-type="string">
            <text:p>1.24±0.09</text:p>
          </table:table-cell>
          <table:table-cell office:value-type="string">
            <text:p>19.78±0.11</text:p>
          </table:table-cell>
          <table:table-cell office:value-type="string">
            <text:p>18.60±0.03</text:p>
          </table:table-cell>
          <table:table-cell office:value-type="string">
            <text:p>1.18±0.12</text:p>
          </table:table-cell>
          <table:table-cell office:value-type="float" office:value="35.31">
            <text:p>35.31</text:p>
          </table:table-cell>
          <table:table-cell office:value-type="float" office:value="35.63">
            <text:p>35.63</text:p>
          </table:table-cell>
          <table:table-cell office:value-type="string">
            <text:p>...</text:p>
          </table:table-cell>
          <table:table-cell office:value-type="float" office:value="13.95">
            <text:p>13.95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UGC 09584</text:p>
          </table:table-cell>
          <table:table-cell office:value-type="string">
            <text:p>17.60±0.03</text:p>
          </table:table-cell>
          <table:table-cell office:value-type="string">
            <text:p>17.14±0.01</text:p>
          </table:table-cell>
          <table:table-cell office:value-type="string">
            <text:p>0.47±0.03</text:p>
          </table:table-cell>
          <table:table-cell office:value-type="string">
            <text:p>17.84±0.03</text:p>
          </table:table-cell>
          <table:table-cell office:value-type="string">
            <text:p>17.37±0.01</text:p>
          </table:table-cell>
          <table:table-cell office:value-type="string">
            <text:p>0.46±0.03</text:p>
          </table:table-cell>
          <table:table-cell office:value-type="float" office:value="36.06">
            <text:p>36.06</text:p>
          </table:table-cell>
          <table:table-cell office:value-type="float" office:value="36.07">
            <text:p>36.07</text:p>
          </table:table-cell>
          <table:table-cell office:value-type="float" office:value="10.93">
            <text:p>10.93</text:p>
          </table:table-cell>
          <table:table-cell office:value-type="float" office:value="10.26">
            <text:p>10.26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5832</text:p>
          </table:table-cell>
          <table:table-cell office:value-type="string">
            <text:p>...</text:p>
          </table:table-cell>
          <table:table-cell office:value-type="string">
            <text:p>14.16±0.01</text:p>
          </table:table-cell>
          <table:table-cell table:number-columns-repeated="2" office:value-type="string">
            <text:p>...</text:p>
          </table:table-cell>
          <table:table-cell office:value-type="string">
            <text:p>14.27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15">
            <text:p>35.15</text:p>
          </table:table-cell>
          <table:table-cell office:value-type="string">
            <text:p>...</text:p>
          </table:table-cell>
          <table:table-cell office:value-type="float" office:value="44.36">
            <text:p>44.36</text:p>
          </table:table-cell>
          <table:table-cell office:value-type="string">
            <text:p>...</text:p>
          </table:table-cell>
          <table:table-cell office:value-type="float" office:value="2.27">
            <text:p>2.27</text:p>
          </table:table-cell>
          <table:table-cell office:value-type="string">
            <text:p>...</text:p>
          </table:table-cell>
          <table:table-cell office:value-type="float" office:value="2.21">
            <text:p>2.21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5806</text:p>
          </table:table-cell>
          <table:table-cell office:value-type="string">
            <text:p>15.37±0.01</text:p>
          </table:table-cell>
          <table:table-cell office:value-type="string">
            <text:p>14.68±0.01</text:p>
          </table:table-cell>
          <table:table-cell office:value-type="string">
            <text:p>0.70±0.01</text:p>
          </table:table-cell>
          <table:table-cell office:value-type="string">
            <text:p>15.43±0.01</text:p>
          </table:table-cell>
          <table:table-cell office:value-type="string">
            <text:p>14.74±0.01</text:p>
          </table:table-cell>
          <table:table-cell office:value-type="string">
            <text:p>0.70±0.02</text:p>
          </table:table-cell>
          <table:table-cell office:value-type="float" office:value="35.41">
            <text:p>35.41</text:p>
          </table:table-cell>
          <table:table-cell office:value-type="float" office:value="35.51">
            <text:p>35.51</text:p>
          </table:table-cell>
          <table:table-cell office:value-type="float" office:value="27.87">
            <text:p>27.87</text:p>
          </table:table-cell>
          <table:table-cell office:value-type="float" office:value="26.4">
            <text:p>26.4</text:p>
          </table:table-cell>
          <table:table-cell office:value-type="float" office:value="1.95">
            <text:p>1.95</text:p>
          </table:table-cell>
          <table:table-cell office:value-type="float" office:value="2.15">
            <text:p>2.15</text:p>
          </table:table-cell>
          <table:table-cell office:value-type="float" office:value="1.96">
            <text:p>1.96</text:p>
          </table:table-cell>
          <table:table-cell office:value-type="float" office:value="2.25">
            <text:p>2.25</text:p>
          </table:table-cell>
          <table:table-cell office:value-type="string">
            <text:p>EDn</text:p>
          </table:table-cell>
        </table:table-row>
        <table:table-row table:style-name="ro1">
          <table:table-cell office:value-type="string">
            <text:p>NGC 5813</text:p>
          </table:table-cell>
          <table:table-cell office:value-type="string">
            <text:p>16.86±0.07</text:p>
          </table:table-cell>
          <table:table-cell office:value-type="string">
            <text:p>15.56±0.04</text:p>
          </table:table-cell>
          <table:table-cell office:value-type="string">
            <text:p>1.29±0.08</text:p>
          </table:table-cell>
          <table:table-cell office:value-type="string">
            <text:p>17.08±0.05</text:p>
          </table:table-cell>
          <table:table-cell office:value-type="string">
            <text:p>15.93±0.02</text:p>
          </table:table-cell>
          <table:table-cell office:value-type="string">
            <text:p>1.15±0.06</text:p>
          </table:table-cell>
          <table:table-cell office:value-type="float" office:value="35.11">
            <text:p>35.11</text:p>
          </table:table-cell>
          <table:table-cell office:value-type="float" office:value="35.46">
            <text:p>35.46</text:p>
          </table:table-cell>
          <table:table-cell office:value-type="float" office:value="39.42">
            <text:p>39.42</text:p>
          </table:table-cell>
          <table:table-cell office:value-type="float" office:value="54.95">
            <text:p>54.95</text:p>
          </table:table-cell>
          <table:table-cell office:value-type="float" office:value="6.89">
            <text:p>6.89</text:p>
          </table:table-cell>
          <table:table-cell office:value-type="float" office:value="5.35">
            <text:p>5.35</text:p>
          </table:table-cell>
          <table:table-cell office:value-type="string">
            <text:p>...</text:p>
          </table:table-cell>
          <table:table-cell office:value-type="float" office:value="4.52">
            <text:p>4.52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UGC 09661</text:p>
          </table:table-cell>
          <table:table-cell office:value-type="string">
            <text:p>15.57±0.02</text:p>
          </table:table-cell>
          <table:table-cell office:value-type="string">
            <text:p>15.27±0.01</text:p>
          </table:table-cell>
          <table:table-cell office:value-type="string">
            <text:p>0.29±0.02</text:p>
          </table:table-cell>
          <table:table-cell office:value-type="string">
            <text:p>15.94±0.02</text:p>
          </table:table-cell>
          <table:table-cell office:value-type="string">
            <text:p>15.67±0.01</text:p>
          </table:table-cell>
          <table:table-cell office:value-type="string">
            <text:p>0.26±0.02</text:p>
          </table:table-cell>
          <table:table-cell office:value-type="float" office:value="35.26">
            <text:p>35.26</text:p>
          </table:table-cell>
          <table:table-cell office:value-type="float" office:value="35.2">
            <text:p>35.2</text:p>
          </table:table-cell>
          <table:table-cell office:value-type="float" office:value="16.37">
            <text:p>16.37</text:p>
          </table:table-cell>
          <table:table-cell office:value-type="float" office:value="16.72">
            <text:p>16.72</text:p>
          </table:table-cell>
          <table:table-cell office:value-type="float" office:value="2.6">
            <text:p>2.6</text:p>
          </table:table-cell>
          <table:table-cell office:value-type="float" office:value="2.64">
            <text:p>2.64</text:p>
          </table:table-cell>
          <table:table-cell office:value-type="float" office:value="2.62">
            <text:p>2.62</text:p>
          </table:table-cell>
          <table:table-cell office:value-type="float" office:value="2.66">
            <text:p>2.66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5866</text:p>
          </table:table-cell>
          <table:table-cell office:value-type="string">
            <text:p>16.88±0.02</text:p>
          </table:table-cell>
          <table:table-cell office:value-type="string">
            <text:p>14.86±0.01</text:p>
          </table:table-cell>
          <table:table-cell office:value-type="string">
            <text:p>2.02±0.03</text:p>
          </table:table-cell>
          <table:table-cell office:value-type="string">
            <text:p>17.05±0.03</text:p>
          </table:table-cell>
          <table:table-cell office:value-type="string">
            <text:p>15.15±0.01</text:p>
          </table:table-cell>
          <table:table-cell office:value-type="string">
            <text:p>1.90±0.03</text:p>
          </table:table-cell>
          <table:table-cell office:value-type="float" office:value="34.55">
            <text:p>34.55</text:p>
          </table:table-cell>
          <table:table-cell office:value-type="float" office:value="35.19">
            <text:p>35.19</text:p>
          </table:table-cell>
          <table:table-cell office:value-type="float" office:value="26.26">
            <text:p>26.26</text:p>
          </table:table-cell>
          <table:table-cell office:value-type="float" office:value="39.47">
            <text:p>39.47</text:p>
          </table:table-cell>
          <table:table-cell office:value-type="float" office:value="4.43">
            <text:p>4.43</text:p>
          </table:table-cell>
          <table:table-cell office:value-type="float" office:value="4.66">
            <text:p>4.66</text:p>
          </table:table-cell>
          <table:table-cell office:value-type="float" office:value="4.1">
            <text:p>4.1</text:p>
          </table:table-cell>
          <table:table-cell office:value-type="float" office:value="4.09">
            <text:p>4.09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5826</text:p>
          </table:table-cell>
          <table:table-cell office:value-type="string">
            <text:p>19.63±0.37</text:p>
          </table:table-cell>
          <table:table-cell office:value-type="string">
            <text:p>17.93±0.05</text:p>
          </table:table-cell>
          <table:table-cell office:value-type="string">
            <text:p>1.71±0.38</text:p>
          </table:table-cell>
          <table:table-cell office:value-type="string">
            <text:p>...</text:p>
          </table:table-cell>
          <table:table-cell office:value-type="string">
            <text:p>18.18±0.03</text:p>
          </table:table-cell>
          <table:table-cell office:value-type="string">
            <text:p>...</text:p>
          </table:table-cell>
          <table:table-cell office:value-type="float" office:value="33.47">
            <text:p>33.47</text:p>
          </table:table-cell>
          <table:table-cell office:value-type="float" office:value="33.98">
            <text:p>33.98</text:p>
          </table:table-cell>
          <table:table-cell office:value-type="float" office:value="15.96">
            <text:p>15.96</text:p>
          </table:table-cell>
          <table:table-cell office:value-type="float" office:value="14.61">
            <text:p>14.61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IC 1102</text:p>
          </table:table-cell>
          <table:table-cell office:value-type="string">
            <text:p>18.29±0.30</text:p>
          </table:table-cell>
          <table:table-cell office:value-type="string">
            <text:p>17.60±0.05</text:p>
          </table:table-cell>
          <table:table-cell office:value-type="string">
            <text:p>0.69±0.30</text:p>
          </table:table-cell>
          <table:table-cell office:value-type="string">
            <text:p>18.52±0.08</text:p>
          </table:table-cell>
          <table:table-cell office:value-type="string">
            <text:p>17.96±0.04</text:p>
          </table:table-cell>
          <table:table-cell office:value-type="string">
            <text:p>0.56±0.09</text:p>
          </table:table-cell>
          <table:table-cell office:value-type="float" office:value="36.13">
            <text:p>36.13</text:p>
          </table:table-cell>
          <table:table-cell office:value-type="float" office:value="36.23">
            <text:p>36.23</text:p>
          </table:table-cell>
          <table:table-cell office:value-type="float" office:value="16.81">
            <text:p>16.81</text:p>
          </table:table-cell>
          <table:table-cell office:value-type="float" office:value="16.53">
            <text:p>16.53</text:p>
          </table:table-cell>
          <table:table-cell office:value-type="float" office:value="1.84">
            <text:p>1.84</text:p>
          </table:table-cell>
          <table:table-cell office:value-type="float" office:value="2.3">
            <text:p>2.3</text:p>
          </table:table-cell>
          <table:table-cell office:value-type="float" office:value="1.65">
            <text:p>1.65</text:p>
          </table:table-cell>
          <table:table-cell table:number-columns-repeated="2" office:value-type="string">
            <text:p>...</text:p>
          </table:table-cell>
        </table:table-row>
        <table:table-row table:style-name="ro1">
          <table:table-cell office:value-type="string">
            <text:p>NGC 5894</text:p>
          </table:table-cell>
          <table:table-cell office:value-type="string">
            <text:p>16.94±0.02</text:p>
          </table:table-cell>
          <table:table-cell office:value-type="string">
            <text:p>16.19±0.02</text:p>
          </table:table-cell>
          <table:table-cell office:value-type="string">
            <text:p>0.76±0.03</text:p>
          </table:table-cell>
          <table:table-cell office:value-type="string">
            <text:p>17.17±0.02</text:p>
          </table:table-cell>
          <table:table-cell office:value-type="string">
            <text:p>16.47±0.01</text:p>
          </table:table-cell>
          <table:table-cell office:value-type="string">
            <text:p>0.71±0.02</text:p>
          </table:table-cell>
          <table:table-cell office:value-type="float" office:value="35.35">
            <text:p>35.35</text:p>
          </table:table-cell>
          <table:table-cell office:value-type="float" office:value="35.47">
            <text:p>35.47</text:p>
          </table:table-cell>
          <table:table-cell office:value-type="float" office:value="21.53">
            <text:p>21.53</text:p>
          </table:table-cell>
          <table:table-cell office:value-type="float" office:value="20.6">
            <text:p>20.6</text:p>
          </table:table-cell>
          <table:table-cell office:value-type="float" office:value="1.94">
            <text:p>1.94</text:p>
          </table:table-cell>
          <table:table-cell office:value-type="float" office:value="2.32">
            <text:p>2.32</text:p>
          </table:table-cell>
          <table:table-cell office:value-type="float" office:value="1.87">
            <text:p>1.87</text:p>
          </table:table-cell>
          <table:table-cell office:value-type="float" office:value="2.33">
            <text:p>2.33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IRAS 15250+3609</text:p>
          </table:table-cell>
          <table:table-cell office:value-type="string">
            <text:p>...</text:p>
          </table:table-cell>
          <table:table-cell office:value-type="string">
            <text:p>17.51±0.06</text:p>
          </table:table-cell>
          <table:table-cell table:number-columns-repeated="2" office:value-type="string">
            <text:p>...</text:p>
          </table:table-cell>
          <table:table-cell office:value-type="string">
            <text:p>17.79±0.02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6.51">
            <text:p>36.51</text:p>
          </table:table-cell>
          <table:table-cell table:number-columns-repeated="7" office:value-type="string">
            <text:p>...</text:p>
          </table:table-cell>
        </table:table-row>
        <table:table-row table:style-name="ro1">
          <table:table-cell office:value-type="string">
            <text:p>UGC 09912</text:p>
          </table:table-cell>
          <table:table-cell office:value-type="string">
            <text:p>...</text:p>
          </table:table-cell>
          <table:table-cell office:value-type="string">
            <text:p>15.38±0.01</text:p>
          </table:table-cell>
          <table:table-cell table:number-columns-repeated="2" office:value-type="string">
            <text:p>...</text:p>
          </table:table-cell>
          <table:table-cell office:value-type="string">
            <text:p>15.47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07">
            <text:p>35.07</text:p>
          </table:table-cell>
          <table:table-cell office:value-type="string">
            <text:p>...</text:p>
          </table:table-cell>
          <table:table-cell office:value-type="float" office:value="23.17">
            <text:p>23.17</text:p>
          </table:table-cell>
          <table:table-cell office:value-type="string">
            <text:p>...</text:p>
          </table:table-cell>
          <table:table-cell office:value-type="float" office:value="2.32">
            <text:p>2.32</text:p>
          </table:table-cell>
          <table:table-cell table:number-columns-repeated="2" office:value-type="string">
            <text:p>...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NGC 5962</text:p>
          </table:table-cell>
          <table:table-cell office:value-type="string">
            <text:p>...</text:p>
          </table:table-cell>
          <table:table-cell office:value-type="string">
            <text:p>13.59±0.01</text:p>
          </table:table-cell>
          <table:table-cell table:number-columns-repeated="2" office:value-type="string">
            <text:p>...</text:p>
          </table:table-cell>
          <table:table-cell office:value-type="string">
            <text:p>13.64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6.28">
            <text:p>36.28</text:p>
          </table:table-cell>
          <table:table-cell office:value-type="string">
            <text:p>...</text:p>
          </table:table-cell>
          <table:table-cell office:value-type="float" office:value="27.51">
            <text:p>27.51</text:p>
          </table:table-cell>
          <table:table-cell office:value-type="string">
            <text:p>...</text:p>
          </table:table-cell>
          <table:table-cell office:value-type="float" office:value="2.69">
            <text:p>2.69</text:p>
          </table:table-cell>
          <table:table-cell office:value-type="string">
            <text:p>...</text:p>
          </table:table-cell>
          <table:table-cell office:value-type="float" office:value="2.75">
            <text:p>2.75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UGC 09925</text:p>
          </table:table-cell>
          <table:table-cell office:value-type="string">
            <text:p>...</text:p>
          </table:table-cell>
          <table:table-cell office:value-type="string">
            <text:p>17.08±0.02</text:p>
          </table:table-cell>
          <table:table-cell table:number-columns-repeated="2" office:value-type="string">
            <text:p>...</text:p>
          </table:table-cell>
          <table:table-cell office:value-type="string">
            <text:p>17.14±0.02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4.87">
            <text:p>34.87</text:p>
          </table:table-cell>
          <table:table-cell office:value-type="string">
            <text:p>...</text:p>
          </table:table-cell>
          <table:table-cell office:value-type="float" office:value="12.58">
            <text:p>12.58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5972</text:p>
          </table:table-cell>
          <table:table-cell office:value-type="string">
            <text:p>...</text:p>
          </table:table-cell>
          <table:table-cell office:value-type="string">
            <text:p>17.82±0.03</text:p>
          </table:table-cell>
          <table:table-cell table:number-columns-repeated="2" office:value-type="string">
            <text:p>...</text:p>
          </table:table-cell>
          <table:table-cell office:value-type="string">
            <text:p>18.04±0.02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86">
            <text:p>35.86</text:p>
          </table:table-cell>
          <table:table-cell table:number-columns-repeated="6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UGC 09953</text:p>
          </table:table-cell>
          <table:table-cell office:value-type="string">
            <text:p>16.51±0.01</text:p>
          </table:table-cell>
          <table:table-cell office:value-type="string">
            <text:p>16.26±0.01</text:p>
          </table:table-cell>
          <table:table-cell office:value-type="string">
            <text:p>0.25±0.02</text:p>
          </table:table-cell>
          <table:table-cell office:value-type="string">
            <text:p>16.80±0.03</text:p>
          </table:table-cell>
          <table:table-cell office:value-type="string">
            <text:p>16.52±0.01</text:p>
          </table:table-cell>
          <table:table-cell office:value-type="string">
            <text:p>0.28±0.03</text:p>
          </table:table-cell>
          <table:table-cell office:value-type="float" office:value="36.66">
            <text:p>36.66</text:p>
          </table:table-cell>
          <table:table-cell office:value-type="float" office:value="36.58">
            <text:p>36.58</text:p>
          </table:table-cell>
          <table:table-cell office:value-type="float" office:value="18.2">
            <text:p>18.2</text:p>
          </table:table-cell>
          <table:table-cell office:value-type="float" office:value="17.32">
            <text:p>17.32</text:p>
          </table:table-cell>
          <table:table-cell office:value-type="float" office:value="2.16">
            <text:p>2.16</text:p>
          </table:table-cell>
          <table:table-cell office:value-type="float" office:value="2.28">
            <text:p>2.28</text:p>
          </table:table-cell>
          <table:table-cell office:value-type="float" office:value="2.15">
            <text:p>2.15</text:p>
          </table:table-cell>
          <table:table-cell office:value-type="string">
            <text:p>...</text:p>
          </table:table-cell>
          <table:table-cell office:value-type="string">
            <text:p>ED</text:p>
          </table:table-cell>
        </table:table-row>
        <table:table-row table:style-name="ro1">
          <table:table-cell office:value-type="string">
            <text:p>UGC 10043</text:p>
          </table:table-cell>
          <table:table-cell office:value-type="string">
            <text:p>...</text:p>
          </table:table-cell>
          <table:table-cell office:value-type="string">
            <text:p>17.17±0.03</text:p>
          </table:table-cell>
          <table:table-cell table:number-columns-repeated="2" office:value-type="string">
            <text:p>...</text:p>
          </table:table-cell>
          <table:table-cell office:value-type="string">
            <text:p>17.46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4.94">
            <text:p>34.94</text:p>
          </table:table-cell>
          <table:table-cell office:value-type="string">
            <text:p>...</text:p>
          </table:table-cell>
          <table:table-cell office:value-type="float" office:value="18.32">
            <text:p>18.32</text:p>
          </table:table-cell>
          <table:table-cell office:value-type="string">
            <text:p>...</text:p>
          </table:table-cell>
          <table:table-cell office:value-type="float" office:value="2.48">
            <text:p>2.48</text:p>
          </table:table-cell>
          <table:table-cell office:value-type="string">
            <text:p>...</text:p>
          </table:table-cell>
          <table:table-cell office:value-type="float" office:value="2.5">
            <text:p>2.5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UGC 10109</text:p>
          </table:table-cell>
          <table:table-cell office:value-type="string">
            <text:p>...</text:p>
          </table:table-cell>
          <table:table-cell office:value-type="string">
            <text:p>16.33±0.02</text:p>
          </table:table-cell>
          <table:table-cell table:number-columns-repeated="2" office:value-type="string">
            <text:p>...</text:p>
          </table:table-cell>
          <table:table-cell office:value-type="string">
            <text:p>16.71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6.1">
            <text:p>36.1</text:p>
          </table:table-cell>
          <table:table-cell office:value-type="string">
            <text:p>...</text:p>
          </table:table-cell>
          <table:table-cell office:value-type="float" office:value="19.78">
            <text:p>19.78</text:p>
          </table:table-cell>
          <table:table-cell office:value-type="string">
            <text:p>...</text:p>
          </table:table-cell>
          <table:table-cell office:value-type="float" office:value="2.3">
            <text:p>2.3</text:p>
          </table:table-cell>
          <table:table-cell office:value-type="string">
            <text:p>...</text:p>
          </table:table-cell>
          <table:table-cell office:value-type="float" office:value="2.47">
            <text:p>2.47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UGC 10153</text:p>
          </table:table-cell>
          <table:table-cell office:value-type="string">
            <text:p>...</text:p>
          </table:table-cell>
          <table:table-cell office:value-type="string">
            <text:p>16.69±0.02</text:p>
          </table:table-cell>
          <table:table-cell table:number-columns-repeated="2" office:value-type="string">
            <text:p>...</text:p>
          </table:table-cell>
          <table:table-cell office:value-type="string">
            <text:p>16.83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6.58">
            <text:p>36.58</text:p>
          </table:table-cell>
          <table:table-cell office:value-type="string">
            <text:p>...</text:p>
          </table:table-cell>
          <table:table-cell office:value-type="float" office:value="14.35">
            <text:p>14.35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6036</text:p>
          </table:table-cell>
          <table:table-cell office:value-type="string">
            <text:p>18.48±0.10</text:p>
          </table:table-cell>
          <table:table-cell office:value-type="string">
            <text:p>17.31±0.02</text:p>
          </table:table-cell>
          <table:table-cell office:value-type="string">
            <text:p>1.17±0.10</text:p>
          </table:table-cell>
          <table:table-cell office:value-type="string">
            <text:p>18.54±0.10</text:p>
          </table:table-cell>
          <table:table-cell office:value-type="string">
            <text:p>17.46±0.03</text:p>
          </table:table-cell>
          <table:table-cell office:value-type="string">
            <text:p>1.08±0.11</text:p>
          </table:table-cell>
          <table:table-cell office:value-type="float" office:value="35.35">
            <text:p>35.35</text:p>
          </table:table-cell>
          <table:table-cell office:value-type="float" office:value="35.64">
            <text:p>35.64</text:p>
          </table:table-cell>
          <table:table-cell office:value-type="float" office:value="9.04">
            <text:p>9.04</text:p>
          </table:table-cell>
          <table:table-cell office:value-type="float" office:value="9.4">
            <text:p>9.4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6052</text:p>
          </table:table-cell>
          <table:table-cell office:value-type="string">
            <text:p>...</text:p>
          </table:table-cell>
          <table:table-cell office:value-type="string">
            <text:p>14.26±0.01</text:p>
          </table:table-cell>
          <table:table-cell table:number-columns-repeated="2" office:value-type="string">
            <text:p>...</text:p>
          </table:table-cell>
          <table:table-cell office:value-type="string">
            <text:p>14.33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6.74">
            <text:p>36.74</text:p>
          </table:table-cell>
          <table:table-cell table:number-columns-repeated="6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UGC 10197</text:p>
          </table:table-cell>
          <table:table-cell office:value-type="string">
            <text:p>...</text:p>
          </table:table-cell>
          <table:table-cell office:value-type="string">
            <text:p>16.93±0.03</text:p>
          </table:table-cell>
          <table:table-cell table:number-columns-repeated="2" office:value-type="string">
            <text:p>...</text:p>
          </table:table-cell>
          <table:table-cell office:value-type="string">
            <text:p>17.21±0.02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69">
            <text:p>35.69</text:p>
          </table:table-cell>
          <table:table-cell office:value-type="string">
            <text:p>...</text:p>
          </table:table-cell>
          <table:table-cell office:value-type="float" office:value="13.8">
            <text:p>13.8</text:p>
          </table:table-cell>
          <table:table-cell office:value-type="string">
            <text:p>...</text:p>
          </table:table-cell>
          <table:table-cell office:value-type="float" office:value="2.38">
            <text:p>2.38</text:p>
          </table:table-cell>
          <table:table-cell table:number-columns-repeated="2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10198</text:p>
          </table:table-cell>
          <table:table-cell office:value-type="string">
            <text:p>...</text:p>
          </table:table-cell>
          <table:table-cell office:value-type="string">
            <text:p>16.28±0.02</text:p>
          </table:table-cell>
          <table:table-cell table:number-columns-repeated="2" office:value-type="string">
            <text:p>...</text:p>
          </table:table-cell>
          <table:table-cell office:value-type="string">
            <text:p>16.42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92">
            <text:p>35.92</text:p>
          </table:table-cell>
          <table:table-cell office:value-type="string">
            <text:p>...</text:p>
          </table:table-cell>
          <table:table-cell office:value-type="float" office:value="12.82">
            <text:p>12.82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10245</text:p>
          </table:table-cell>
          <table:table-cell office:value-type="string">
            <text:p>19.18±0.04</text:p>
          </table:table-cell>
          <table:table-cell office:value-type="string">
            <text:p>18.31±0.09</text:p>
          </table:table-cell>
          <table:table-cell office:value-type="string">
            <text:p>0.87±0.10</text:p>
          </table:table-cell>
          <table:table-cell office:value-type="string">
            <text:p>19.88±0.08</text:p>
          </table:table-cell>
          <table:table-cell office:value-type="string">
            <text:p>19.25±0.03</text:p>
          </table:table-cell>
          <table:table-cell office:value-type="string">
            <text:p>0.63±0.08</text:p>
          </table:table-cell>
          <table:table-cell office:value-type="float" office:value="35.84">
            <text:p>35.84</text:p>
          </table:table-cell>
          <table:table-cell office:value-type="float" office:value="36.01">
            <text:p>36.01</text:p>
          </table:table-cell>
          <table:table-cell office:value-type="float" office:value="12.32">
            <text:p>12.32</text:p>
          </table:table-cell>
          <table:table-cell office:value-type="float" office:value="14.9">
            <text:p>14.9</text:p>
          </table:table-cell>
          <table:table-cell office:value-type="float" office:value="2.34">
            <text:p>2.34</text:p>
          </table:table-cell>
          <table:table-cell office:value-type="string">
            <text:p>...</text:p>
          </table:table-cell>
          <table:table-cell office:value-type="float" office:value="2.27">
            <text:p>2.27</text:p>
          </table:table-cell>
          <table:table-cell office:value-type="string">
            <text:p>...</text:p>
          </table:table-cell>
          <table:table-cell office:value-type="string">
            <text:p>ED,EF</text:p>
          </table:table-cell>
        </table:table-row>
        <table:table-row table:style-name="ro1">
          <table:table-cell office:value-type="string">
            <text:p>CGCG 023-019</text:p>
          </table:table-cell>
          <table:table-cell office:value-type="string">
            <text:p>16.53±0.06</text:p>
          </table:table-cell>
          <table:table-cell office:value-type="string">
            <text:p>16.19±0.01</text:p>
          </table:table-cell>
          <table:table-cell office:value-type="string">
            <text:p>0.33±0.06</text:p>
          </table:table-cell>
          <table:table-cell office:value-type="string">
            <text:p>16.87±0.04</text:p>
          </table:table-cell>
          <table:table-cell office:value-type="string">
            <text:p>16.43±0.02</text:p>
          </table:table-cell>
          <table:table-cell office:value-type="string">
            <text:p>0.44±0.04</text:p>
          </table:table-cell>
          <table:table-cell office:value-type="float" office:value="36.49">
            <text:p>36.49</text:p>
          </table:table-cell>
          <table:table-cell office:value-type="float" office:value="36.45">
            <text:p>36.45</text:p>
          </table:table-cell>
          <table:table-cell office:value-type="float" office:value="23.51">
            <text:p>23.51</text:p>
          </table:table-cell>
          <table:table-cell office:value-type="float" office:value="20.97">
            <text:p>20.97</text:p>
          </table:table-cell>
          <table:table-cell office:value-type="float" office:value="2.38">
            <text:p>2.38</text:p>
          </table:table-cell>
          <table:table-cell office:value-type="float" office:value="2.31">
            <text:p>2.31</text:p>
          </table:table-cell>
          <table:table-cell office:value-type="float" office:value="2.42">
            <text:p>2.42</text:p>
          </table:table-cell>
          <table:table-cell office:value-type="float" office:value="2.35">
            <text:p>2.35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10261</text:p>
          </table:table-cell>
          <table:table-cell office:value-type="string">
            <text:p>...</text:p>
          </table:table-cell>
          <table:table-cell office:value-type="string">
            <text:p>19.41±0.41</text:p>
          </table:table-cell>
          <table:table-cell table:number-columns-repeated="2" office:value-type="string">
            <text:p>...</text:p>
          </table:table-cell>
          <table:table-cell office:value-type="string">
            <text:p>19.78±0.10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88">
            <text:p>35.88</text:p>
          </table:table-cell>
          <table:table-cell office:value-type="string">
            <text:p>...</text:p>
          </table:table-cell>
          <table:table-cell office:value-type="float" office:value="12.87">
            <text:p>12.87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6090</text:p>
          </table:table-cell>
          <table:table-cell office:value-type="string">
            <text:p>15.81±0.01</text:p>
          </table:table-cell>
          <table:table-cell office:value-type="string">
            <text:p>15.21±0.01</text:p>
          </table:table-cell>
          <table:table-cell office:value-type="string">
            <text:p>0.60±0.01</text:p>
          </table:table-cell>
          <table:table-cell office:value-type="string">
            <text:p>15.91±0.01</text:p>
          </table:table-cell>
          <table:table-cell office:value-type="string">
            <text:p>15.34±0.01</text:p>
          </table:table-cell>
          <table:table-cell office:value-type="string">
            <text:p>0.58±0.01</text:p>
          </table:table-cell>
          <table:table-cell office:value-type="float" office:value="36.83">
            <text:p>36.83</text:p>
          </table:table-cell>
          <table:table-cell office:value-type="float" office:value="36.9">
            <text:p>36.9</text:p>
          </table:table-cell>
          <table:table-cell table:number-columns-repeated="6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UGC 10278</text:p>
          </table:table-cell>
          <table:table-cell office:value-type="string">
            <text:p>16.70±0.01</text:p>
          </table:table-cell>
          <table:table-cell office:value-type="string">
            <text:p>16.17±0.01</text:p>
          </table:table-cell>
          <table:table-cell office:value-type="string">
            <text:p>0.52±0.01</text:p>
          </table:table-cell>
          <table:table-cell office:value-type="string">
            <text:p>16.77±0.02</text:p>
          </table:table-cell>
          <table:table-cell office:value-type="string">
            <text:p>16.28±0.01</text:p>
          </table:table-cell>
          <table:table-cell office:value-type="string">
            <text:p>0.49±0.02</text:p>
          </table:table-cell>
          <table:table-cell office:value-type="float" office:value="35.8">
            <text:p>35.8</text:p>
          </table:table-cell>
          <table:table-cell office:value-type="float" office:value="35.83">
            <text:p>35.83</text:p>
          </table:table-cell>
          <table:table-cell table:number-columns-repeated="6" office:value-type="string">
            <text:p>...</text:p>
          </table:table-cell>
          <table:table-cell office:value-type="string">
            <text:p>VF</text:p>
          </table:table-cell>
        </table:table-row>
        <table:table-row table:style-name="ro1">
          <table:table-cell office:value-type="string">
            <text:p>NGC 6100</text:p>
          </table:table-cell>
          <table:table-cell office:value-type="string">
            <text:p>16.26±0.03</text:p>
          </table:table-cell>
          <table:table-cell office:value-type="string">
            <text:p>15.92±0.01</text:p>
          </table:table-cell>
          <table:table-cell office:value-type="string">
            <text:p>0.34±0.03</text:p>
          </table:table-cell>
          <table:table-cell office:value-type="string">
            <text:p>16.58±0.02</text:p>
          </table:table-cell>
          <table:table-cell office:value-type="string">
            <text:p>16.24±0.01</text:p>
          </table:table-cell>
          <table:table-cell office:value-type="string">
            <text:p>0.34±0.02</text:p>
          </table:table-cell>
          <table:table-cell office:value-type="float" office:value="36.13">
            <text:p>36.13</text:p>
          </table:table-cell>
          <table:table-cell office:value-type="float" office:value="36.09">
            <text:p>36.09</text:p>
          </table:table-cell>
          <table:table-cell office:value-type="float" office:value="31.32">
            <text:p>31.32</text:p>
          </table:table-cell>
          <table:table-cell office:value-type="float" office:value="30.9">
            <text:p>30.9</text:p>
          </table:table-cell>
          <table:table-cell office:value-type="float" office:value="1.72">
            <text:p>1.72</text:p>
          </table:table-cell>
          <table:table-cell office:value-type="float" office:value="1.84">
            <text:p>1.84</text:p>
          </table:table-cell>
          <table:table-cell office:value-type="float" office:value="1.51">
            <text:p>1.51</text:p>
          </table:table-cell>
          <table:table-cell office:value-type="float" office:value="1.72">
            <text:p>1.72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IC 4595</text:p>
          </table:table-cell>
          <table:table-cell office:value-type="string">
            <text:p>...</text:p>
          </table:table-cell>
          <table:table-cell office:value-type="string">
            <text:p>16.10±0.03</text:p>
          </table:table-cell>
          <table:table-cell table:number-columns-repeated="2" office:value-type="string">
            <text:p>...</text:p>
          </table:table-cell>
          <table:table-cell office:value-type="string">
            <text:p>16.43±0.02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63">
            <text:p>35.63</text:p>
          </table:table-cell>
          <table:table-cell office:value-type="string">
            <text:p>...</text:p>
          </table:table-cell>
          <table:table-cell office:value-type="float" office:value="22.94">
            <text:p>22.94</text:p>
          </table:table-cell>
          <table:table-cell office:value-type="string">
            <text:p>...</text:p>
          </table:table-cell>
          <table:table-cell office:value-type="float" office:value="2.23">
            <text:p>2.23</text:p>
          </table:table-cell>
          <table:table-cell office:value-type="string">
            <text:p>...</text:p>
          </table:table-cell>
          <table:table-cell office:value-type="float" office:value="2.19">
            <text:p>2.19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6154</text:p>
          </table:table-cell>
          <table:table-cell office:value-type="string">
            <text:p>16.65±0.03</text:p>
          </table:table-cell>
          <table:table-cell office:value-type="string">
            <text:p>16.34±0.01</text:p>
          </table:table-cell>
          <table:table-cell office:value-type="string">
            <text:p>0.31±0.03</text:p>
          </table:table-cell>
          <table:table-cell office:value-type="string">
            <text:p>16.71±0.02</text:p>
          </table:table-cell>
          <table:table-cell office:value-type="string">
            <text:p>16.38±0.01</text:p>
          </table:table-cell>
          <table:table-cell office:value-type="string">
            <text:p>0.32±0.02</text:p>
          </table:table-cell>
          <table:table-cell office:value-type="float" office:value="36.18">
            <text:p>36.18</text:p>
          </table:table-cell>
          <table:table-cell office:value-type="float" office:value="36.13">
            <text:p>36.13</text:p>
          </table:table-cell>
          <table:table-cell office:value-type="float" office:value="25.48">
            <text:p>25.48</text:p>
          </table:table-cell>
          <table:table-cell office:value-type="float" office:value="25.19">
            <text:p>25.19</text:p>
          </table:table-cell>
          <table:table-cell office:value-type="float" office:value="2">
            <text:p>2</text:p>
          </table:table-cell>
          <table:table-cell office:value-type="float" office:value="1.95">
            <text:p>1.95</text:p>
          </table:table-cell>
          <table:table-cell office:value-type="float" office:value="1.87">
            <text:p>1.87</text:p>
          </table:table-cell>
          <table:table-cell office:value-type="float" office:value="1.88">
            <text:p>1.88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NGC 6155</text:p>
          </table:table-cell>
          <table:table-cell office:value-type="string">
            <text:p>15.59±0.01</text:p>
          </table:table-cell>
          <table:table-cell office:value-type="string">
            <text:p>15.00±0.01</text:p>
          </table:table-cell>
          <table:table-cell office:value-type="string">
            <text:p>0.58±0.01</text:p>
          </table:table-cell>
          <table:table-cell office:value-type="string">
            <text:p>15.68±0.01</text:p>
          </table:table-cell>
          <table:table-cell office:value-type="string">
            <text:p>15.10±0.01</text:p>
          </table:table-cell>
          <table:table-cell office:value-type="string">
            <text:p>0.58±0.01</text:p>
          </table:table-cell>
          <table:table-cell office:value-type="float" office:value="35.87">
            <text:p>35.87</text:p>
          </table:table-cell>
          <table:table-cell office:value-type="float" office:value="35.93">
            <text:p>35.93</text:p>
          </table:table-cell>
          <table:table-cell office:value-type="float" office:value="13.39">
            <text:p>13.39</text:p>
          </table:table-cell>
          <table:table-cell office:value-type="float" office:value="13.18">
            <text:p>13.18</text:p>
          </table:table-cell>
          <table:table-cell table:number-columns-repeated="4" office:value-type="string">
            <text:p>...</text:p>
          </table:table-cell>
          <table:table-cell office:value-type="string">
            <text:p>VF</text:p>
          </table:table-cell>
        </table:table-row>
        <table:table-row table:style-name="ro1">
          <table:table-cell office:value-type="string">
            <text:p>UGC 10404</text:p>
          </table:table-cell>
          <table:table-cell office:value-type="string">
            <text:p>18.76±0.06</text:p>
          </table:table-cell>
          <table:table-cell office:value-type="string">
            <text:p>17.74±0.03</text:p>
          </table:table-cell>
          <table:table-cell office:value-type="string">
            <text:p>1.02±0.07</text:p>
          </table:table-cell>
          <table:table-cell office:value-type="string">
            <text:p>...</text:p>
          </table:table-cell>
          <table:table-cell office:value-type="string">
            <text:p>17.96±0.02</text:p>
          </table:table-cell>
          <table:table-cell office:value-type="string">
            <text:p>...</text:p>
          </table:table-cell>
          <table:table-cell office:value-type="float" office:value="35.58">
            <text:p>35.58</text:p>
          </table:table-cell>
          <table:table-cell office:value-type="float" office:value="35.81">
            <text:p>35.81</text:p>
          </table:table-cell>
          <table:table-cell office:value-type="string">
            <text:p>...</text:p>
          </table:table-cell>
          <table:table-cell office:value-type="float" office:value="12.13">
            <text:p>12.13</text:p>
          </table:table-cell>
          <table:table-cell table:number-columns-repeated="4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NGC 6166</text:p>
          </table:table-cell>
          <table:table-cell office:value-type="string">
            <text:p>18.09±0.09</text:p>
          </table:table-cell>
          <table:table-cell office:value-type="string">
            <text:p>17.15±0.04</text:p>
          </table:table-cell>
          <table:table-cell office:value-type="string">
            <text:p>0.95±0.10</text:p>
          </table:table-cell>
          <table:table-cell office:value-type="string">
            <text:p>18.47±0.06</text:p>
          </table:table-cell>
          <table:table-cell office:value-type="string">
            <text:p>17.65±0.02</text:p>
          </table:table-cell>
          <table:table-cell office:value-type="string">
            <text:p>0.83±0.06</text:p>
          </table:table-cell>
          <table:table-cell office:value-type="float" office:value="35.97">
            <text:p>35.97</text:p>
          </table:table-cell>
          <table:table-cell office:value-type="float" office:value="36.17">
            <text:p>36.17</text:p>
          </table:table-cell>
          <table:table-cell office:value-type="float" office:value="21.18">
            <text:p>21.18</text:p>
          </table:table-cell>
          <table:table-cell office:value-type="float" office:value="33.04">
            <text:p>33.04</text:p>
          </table:table-cell>
          <table:table-cell office:value-type="string">
            <text:p>...</text:p>
          </table:table-cell>
          <table:table-cell office:value-type="float" office:value="5.38">
            <text:p>5.38</text:p>
          </table:table-cell>
          <table:table-cell table:number-columns-repeated="2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UGC 10420</text:p>
          </table:table-cell>
          <table:table-cell office:value-type="string">
            <text:p>16.02±0.01</text:p>
          </table:table-cell>
          <table:table-cell office:value-type="string">
            <text:p>15.87±0.01</text:p>
          </table:table-cell>
          <table:table-cell office:value-type="string">
            <text:p>0.15±0.01</text:p>
          </table:table-cell>
          <table:table-cell office:value-type="string">
            <text:p>16.22±0.01</text:p>
          </table:table-cell>
          <table:table-cell office:value-type="string">
            <text:p>16.08±0.01</text:p>
          </table:table-cell>
          <table:table-cell office:value-type="string">
            <text:p>0.14±0.02</text:p>
          </table:table-cell>
          <table:table-cell office:value-type="float" office:value="36.8">
            <text:p>36.8</text:p>
          </table:table-cell>
          <table:table-cell office:value-type="float" office:value="36.69">
            <text:p>36.69</text:p>
          </table:table-cell>
          <table:table-cell office:value-type="float" office:value="26.19">
            <text:p>26.19</text:p>
          </table:table-cell>
          <table:table-cell office:value-type="float" office:value="25.83">
            <text:p>25.83</text:p>
          </table:table-cell>
          <table:table-cell office:value-type="float" office:value="1.87">
            <text:p>1.87</text:p>
          </table:table-cell>
          <table:table-cell office:value-type="float" office:value="1.97">
            <text:p>1.97</text:p>
          </table:table-cell>
          <table:table-cell office:value-type="float" office:value="1.79">
            <text:p>1.79</text:p>
          </table:table-cell>
          <table:table-cell office:value-type="float" office:value="1.95">
            <text:p>1.95</text:p>
          </table:table-cell>
          <table:table-cell office:value-type="string">
            <text:p>?D</text:p>
          </table:table-cell>
        </table:table-row>
        <table:table-row table:style-name="ro1">
          <table:table-cell office:value-type="string">
            <text:p>UGC 10445</text:p>
          </table:table-cell>
          <table:table-cell office:value-type="string">
            <text:p>14.85±0.01</text:p>
          </table:table-cell>
          <table:table-cell office:value-type="string">
            <text:p>14.64±0.01</text:p>
          </table:table-cell>
          <table:table-cell office:value-type="string">
            <text:p>0.21±0.01</text:p>
          </table:table-cell>
          <table:table-cell office:value-type="string">
            <text:p>14.99±0.01</text:p>
          </table:table-cell>
          <table:table-cell office:value-type="string">
            <text:p>14.78±0.01</text:p>
          </table:table-cell>
          <table:table-cell office:value-type="string">
            <text:p>0.21±0.01</text:p>
          </table:table-cell>
          <table:table-cell office:value-type="float" office:value="35.44">
            <text:p>35.44</text:p>
          </table:table-cell>
          <table:table-cell office:value-type="float" office:value="35.35">
            <text:p>35.35</text:p>
          </table:table-cell>
          <table:table-cell office:value-type="float" office:value="32.42">
            <text:p>32.42</text:p>
          </table:table-cell>
          <table:table-cell office:value-type="float" office:value="32.05">
            <text:p>32.05</text:p>
          </table:table-cell>
          <table:table-cell office:value-type="float" office:value="1.97">
            <text:p>1.97</text:p>
          </table:table-cell>
          <table:table-cell office:value-type="float" office:value="2.01">
            <text:p>2.01</text:p>
          </table:table-cell>
          <table:table-cell office:value-type="float" office:value="1.89">
            <text:p>1.89</text:p>
          </table:table-cell>
          <table:table-cell office:value-type="float" office:value="1.98">
            <text:p>1.98</text:p>
          </table:table-cell>
          <table:table-cell office:value-type="string">
            <text:p>EDn</text:p>
          </table:table-cell>
        </table:table-row>
        <table:table-row table:style-name="ro1">
          <table:table-cell office:value-type="string">
            <text:p>IC 1221</text:p>
          </table:table-cell>
          <table:table-cell office:value-type="string">
            <text:p>15.85±0.01</text:p>
          </table:table-cell>
          <table:table-cell office:value-type="string">
            <text:p>15.59±0.01</text:p>
          </table:table-cell>
          <table:table-cell office:value-type="string">
            <text:p>0.25±0.02</text:p>
          </table:table-cell>
          <table:table-cell office:value-type="string">
            <text:p>15.96±0.01</text:p>
          </table:table-cell>
          <table:table-cell office:value-type="string">
            <text:p>15.71±0.01</text:p>
          </table:table-cell>
          <table:table-cell office:value-type="string">
            <text:p>0.25±0.01</text:p>
          </table:table-cell>
          <table:table-cell office:value-type="float" office:value="36.42">
            <text:p>36.42</text:p>
          </table:table-cell>
          <table:table-cell office:value-type="float" office:value="36.34">
            <text:p>36.34</text:p>
          </table:table-cell>
          <table:table-cell office:value-type="float" office:value="18.84">
            <text:p>18.84</text:p>
          </table:table-cell>
          <table:table-cell office:value-type="float" office:value="18.27">
            <text:p>18.27</text:p>
          </table:table-cell>
          <table:table-cell office:value-type="float" office:value="2.41">
            <text:p>2.41</text:p>
          </table:table-cell>
          <table:table-cell table:number-columns-repeated="3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IC 1222</text:p>
          </table:table-cell>
          <table:table-cell office:value-type="string">
            <text:p>16.17±0.01</text:p>
          </table:table-cell>
          <table:table-cell office:value-type="string">
            <text:p>15.72±0.01</text:p>
          </table:table-cell>
          <table:table-cell office:value-type="string">
            <text:p>0.45±0.01</text:p>
          </table:table-cell>
          <table:table-cell office:value-type="string">
            <text:p>16.21±0.01</text:p>
          </table:table-cell>
          <table:table-cell office:value-type="string">
            <text:p>15.76±0.01</text:p>
          </table:table-cell>
          <table:table-cell office:value-type="string">
            <text:p>0.45±0.02</text:p>
          </table:table-cell>
          <table:table-cell table:number-columns-repeated="2" office:value-type="float" office:value="36.73">
            <text:p>36.73</text:p>
          </table:table-cell>
          <table:table-cell office:value-type="float" office:value="18.58">
            <text:p>18.58</text:p>
          </table:table-cell>
          <table:table-cell office:value-type="float" office:value="18.04">
            <text:p>18.04</text:p>
          </table:table-cell>
          <table:table-cell table:number-columns-repeated="4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UGC 10468</text:p>
          </table:table-cell>
          <table:table-cell office:value-type="string">
            <text:p>18.55±0.07</text:p>
          </table:table-cell>
          <table:table-cell office:value-type="string">
            <text:p>17.78±0.08</text:p>
          </table:table-cell>
          <table:table-cell office:value-type="string">
            <text:p>0.76±0.11</text:p>
          </table:table-cell>
          <table:table-cell office:value-type="string">
            <text:p>19.37±0.03</text:p>
          </table:table-cell>
          <table:table-cell office:value-type="string">
            <text:p>18.81±0.01</text:p>
          </table:table-cell>
          <table:table-cell office:value-type="string">
            <text:p>0.55±0.03</text:p>
          </table:table-cell>
          <table:table-cell office:value-type="float" office:value="35.77">
            <text:p>35.77</text:p>
          </table:table-cell>
          <table:table-cell office:value-type="float" office:value="35.9">
            <text:p>35.9</text:p>
          </table:table-cell>
          <table:table-cell office:value-type="float" office:value="8.97">
            <text:p>8.97</text:p>
          </table:table-cell>
          <table:table-cell office:value-type="float" office:value="10.53">
            <text:p>10.53</text:p>
          </table:table-cell>
          <table:table-cell office:value-type="float" office:value="2.36">
            <text:p>2.36</text:p>
          </table:table-cell>
          <table:table-cell table:number-columns-repeated="3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UGC 10491</text:p>
          </table:table-cell>
          <table:table-cell office:value-type="string">
            <text:p>17.56±0.02</text:p>
          </table:table-cell>
          <table:table-cell office:value-type="string">
            <text:p>16.92±0.01</text:p>
          </table:table-cell>
          <table:table-cell office:value-type="string">
            <text:p>0.64±0.02</text:p>
          </table:table-cell>
          <table:table-cell office:value-type="string">
            <text:p>17.82±0.03</text:p>
          </table:table-cell>
          <table:table-cell office:value-type="string">
            <text:p>17.23±0.01</text:p>
          </table:table-cell>
          <table:table-cell office:value-type="string">
            <text:p>0.59±0.03</text:p>
          </table:table-cell>
          <table:table-cell office:value-type="float" office:value="36.07">
            <text:p>36.07</text:p>
          </table:table-cell>
          <table:table-cell office:value-type="float" office:value="36.15">
            <text:p>36.15</text:p>
          </table:table-cell>
          <table:table-cell office:value-type="float" office:value="8.62">
            <text:p>8.62</text:p>
          </table:table-cell>
          <table:table-cell office:value-type="float" office:value="9.12">
            <text:p>9.12</text:p>
          </table:table-cell>
          <table:table-cell table:number-columns-repeated="4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NGC 6239</text:p>
          </table:table-cell>
          <table:table-cell office:value-type="string">
            <text:p>14.50±0.01</text:p>
          </table:table-cell>
          <table:table-cell office:value-type="string">
            <text:p>14.18±0.01</text:p>
          </table:table-cell>
          <table:table-cell office:value-type="string">
            <text:p>0.32±0.01</text:p>
          </table:table-cell>
          <table:table-cell office:value-type="string">
            <text:p>14.64±0.01</text:p>
          </table:table-cell>
          <table:table-cell office:value-type="string">
            <text:p>14.30±0.01</text:p>
          </table:table-cell>
          <table:table-cell office:value-type="string">
            <text:p>0.34±0.01</text:p>
          </table:table-cell>
          <table:table-cell office:value-type="float" office:value="35.59">
            <text:p>35.59</text:p>
          </table:table-cell>
          <table:table-cell office:value-type="float" office:value="35.54">
            <text:p>35.54</text:p>
          </table:table-cell>
          <table:table-cell office:value-type="float" office:value="15.57">
            <text:p>15.57</text:p>
          </table:table-cell>
          <table:table-cell office:value-type="float" office:value="15.55">
            <text:p>15.55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Mrk 501</text:p>
          </table:table-cell>
          <table:table-cell office:value-type="string">
            <text:p>15.51±0.01</text:p>
          </table:table-cell>
          <table:table-cell office:value-type="string">
            <text:p>15.06±0.01</text:p>
          </table:table-cell>
          <table:table-cell office:value-type="string">
            <text:p>0.45±0.01</text:p>
          </table:table-cell>
          <table:table-cell office:value-type="string">
            <text:p>15.57±0.01</text:p>
          </table:table-cell>
          <table:table-cell office:value-type="string">
            <text:p>15.12±0.01</text:p>
          </table:table-cell>
          <table:table-cell office:value-type="string">
            <text:p>0.45±0.01</text:p>
          </table:table-cell>
          <table:table-cell table:number-columns-repeated="2" office:value-type="float" office:value="37.07">
            <text:p>37.07</text:p>
          </table:table-cell>
          <table:table-cell table:number-columns-repeated="6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UGC 10600</text:p>
          </table:table-cell>
          <table:table-cell office:value-type="string">
            <text:p>18.80±0.05</text:p>
          </table:table-cell>
          <table:table-cell office:value-type="string">
            <text:p>18.00±0.05</text:p>
          </table:table-cell>
          <table:table-cell office:value-type="string">
            <text:p>0.79±0.07</text:p>
          </table:table-cell>
          <table:table-cell office:value-type="string">
            <text:p>20.21±0.06</text:p>
          </table:table-cell>
          <table:table-cell office:value-type="string">
            <text:p>19.42±0.02</text:p>
          </table:table-cell>
          <table:table-cell office:value-type="string">
            <text:p>0.79±0.07</text:p>
          </table:table-cell>
          <table:table-cell office:value-type="float" office:value="35.7">
            <text:p>35.7</text:p>
          </table:table-cell>
          <table:table-cell office:value-type="float" office:value="35.85">
            <text:p>35.85</text:p>
          </table:table-cell>
          <table:table-cell office:value-type="float" office:value="13.46">
            <text:p>13.46</text:p>
          </table:table-cell>
          <table:table-cell office:value-type="float" office:value="14.29">
            <text:p>14.29</text:p>
          </table:table-cell>
          <table:table-cell office:value-type="float" office:value="2.7">
            <text:p>2.7</text:p>
          </table:table-cell>
          <table:table-cell table:number-columns-repeated="3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6255</text:p>
          </table:table-cell>
          <table:table-cell office:value-type="string">
            <text:p>14.35±0.01</text:p>
          </table:table-cell>
          <table:table-cell office:value-type="string">
            <text:p>14.17±0.01</text:p>
          </table:table-cell>
          <table:table-cell office:value-type="string">
            <text:p>0.17±0.01</text:p>
          </table:table-cell>
          <table:table-cell office:value-type="string">
            <text:p>14.42±0.01</text:p>
          </table:table-cell>
          <table:table-cell office:value-type="string">
            <text:p>14.24±0.01</text:p>
          </table:table-cell>
          <table:table-cell office:value-type="string">
            <text:p>0.18±0.01</text:p>
          </table:table-cell>
          <table:table-cell office:value-type="float" office:value="35.63">
            <text:p>35.63</text:p>
          </table:table-cell>
          <table:table-cell office:value-type="float" office:value="35.53">
            <text:p>35.53</text:p>
          </table:table-cell>
          <table:table-cell office:value-type="float" office:value="41.39">
            <text:p>41.39</text:p>
          </table:table-cell>
          <table:table-cell office:value-type="float" office:value="40.42">
            <text:p>40.42</text:p>
          </table:table-cell>
          <table:table-cell office:value-type="float" office:value="1.66">
            <text:p>1.66</text:p>
          </table:table-cell>
          <table:table-cell office:value-type="float" office:value="1.8">
            <text:p>1.8</text:p>
          </table:table-cell>
          <table:table-cell office:value-type="float" office:value="1.59">
            <text:p>1.59</text:p>
          </table:table-cell>
          <table:table-cell office:value-type="float" office:value="1.79">
            <text:p>1.79</text:p>
          </table:table-cell>
          <table:table-cell office:value-type="string">
            <text:p>?Fn</text:p>
          </table:table-cell>
        </table:table-row>
        <table:table-row table:style-name="ro1">
          <table:table-cell office:value-type="string">
            <text:p>UGC 10651</text:p>
          </table:table-cell>
          <table:table-cell office:value-type="string">
            <text:p>16.60±0.02</text:p>
          </table:table-cell>
          <table:table-cell office:value-type="string">
            <text:p>16.21±0.01</text:p>
          </table:table-cell>
          <table:table-cell office:value-type="string">
            <text:p>0.40±0.02</text:p>
          </table:table-cell>
          <table:table-cell office:value-type="string">
            <text:p>17.24±0.02</text:p>
          </table:table-cell>
          <table:table-cell office:value-type="string">
            <text:p>16.80±0.01</text:p>
          </table:table-cell>
          <table:table-cell office:value-type="string">
            <text:p>0.43±0.03</text:p>
          </table:table-cell>
          <table:table-cell office:value-type="float" office:value="36.46">
            <text:p>36.46</text:p>
          </table:table-cell>
          <table:table-cell office:value-type="float" office:value="36.44">
            <text:p>36.44</text:p>
          </table:table-cell>
          <table:table-cell office:value-type="float" office:value="23.93">
            <text:p>23.93</text:p>
          </table:table-cell>
          <table:table-cell office:value-type="float" office:value="22.73">
            <text:p>22.73</text:p>
          </table:table-cell>
          <table:table-cell office:value-type="float" office:value="3.04">
            <text:p>3.04</text:p>
          </table:table-cell>
          <table:table-cell office:value-type="float" office:value="3.14">
            <text:p>3.14</text:p>
          </table:table-cell>
          <table:table-cell office:value-type="float" office:value="2.96">
            <text:p>2.96</text:p>
          </table:table-cell>
          <table:table-cell office:value-type="float" office:value="3.11">
            <text:p>3.11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UGC 10687</text:p>
          </table:table-cell>
          <table:table-cell office:value-type="string">
            <text:p>16.56±0.01</text:p>
          </table:table-cell>
          <table:table-cell office:value-type="string">
            <text:p>16.19±0.01</text:p>
          </table:table-cell>
          <table:table-cell office:value-type="string">
            <text:p>0.36±0.02</text:p>
          </table:table-cell>
          <table:table-cell office:value-type="string">
            <text:p>16.65±0.02</text:p>
          </table:table-cell>
          <table:table-cell office:value-type="string">
            <text:p>16.33±0.01</text:p>
          </table:table-cell>
          <table:table-cell office:value-type="string">
            <text:p>0.32±0.02</text:p>
          </table:table-cell>
          <table:table-cell office:value-type="float" office:value="36.11">
            <text:p>36.11</text:p>
          </table:table-cell>
          <table:table-cell office:value-type="float" office:value="36.08">
            <text:p>36.08</text:p>
          </table:table-cell>
          <table:table-cell office:value-type="float" office:value="12.06">
            <text:p>12.06</text:p>
          </table:table-cell>
          <table:table-cell office:value-type="float" office:value="12.78">
            <text:p>12.78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10713</text:p>
          </table:table-cell>
          <table:table-cell office:value-type="string">
            <text:p>16.85±0.02</text:p>
          </table:table-cell>
          <table:table-cell office:value-type="string">
            <text:p>15.96±0.02</text:p>
          </table:table-cell>
          <table:table-cell office:value-type="string">
            <text:p>0.89±0.03</text:p>
          </table:table-cell>
          <table:table-cell office:value-type="string">
            <text:p>17.12±0.02</text:p>
          </table:table-cell>
          <table:table-cell office:value-type="string">
            <text:p>16.34±0.01</text:p>
          </table:table-cell>
          <table:table-cell office:value-type="string">
            <text:p>0.78±0.02</text:p>
          </table:table-cell>
          <table:table-cell office:value-type="float" office:value="34.78">
            <text:p>34.78</text:p>
          </table:table-cell>
          <table:table-cell office:value-type="float" office:value="34.96">
            <text:p>34.96</text:p>
          </table:table-cell>
          <table:table-cell office:value-type="float" office:value="12.26">
            <text:p>12.26</text:p>
          </table:table-cell>
          <table:table-cell office:value-type="float" office:value="14.04">
            <text:p>14.04</text:p>
          </table:table-cell>
          <table:table-cell office:value-type="float" office:value="2.75">
            <text:p>2.75</text:p>
          </table:table-cell>
          <table:table-cell office:value-type="float" office:value="2.9">
            <text:p>2.9</text:p>
          </table:table-cell>
          <table:table-cell office:value-type="float" office:value="2.74">
            <text:p>2.74</text:p>
          </table:table-cell>
          <table:table-cell office:value-type="float" office:value="2.93">
            <text:p>2.93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6306</text:p>
          </table:table-cell>
          <table:table-cell office:value-type="string">
            <text:p>16.48±0.01</text:p>
          </table:table-cell>
          <table:table-cell office:value-type="string">
            <text:p>15.99±0.01</text:p>
          </table:table-cell>
          <table:table-cell office:value-type="string">
            <text:p>0.49±0.02</text:p>
          </table:table-cell>
          <table:table-cell office:value-type="string">
            <text:p>16.55±0.01</text:p>
          </table:table-cell>
          <table:table-cell office:value-type="string">
            <text:p>16.10±0.01</text:p>
          </table:table-cell>
          <table:table-cell office:value-type="string">
            <text:p>0.44±0.01</text:p>
          </table:table-cell>
          <table:table-cell office:value-type="float" office:value="35.68">
            <text:p>35.68</text:p>
          </table:table-cell>
          <table:table-cell office:value-type="float" office:value="35.7">
            <text:p>35.7</text:p>
          </table:table-cell>
          <table:table-cell table:number-columns-repeated="6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6307</text:p>
          </table:table-cell>
          <table:table-cell office:value-type="string">
            <text:p>19.22±0.13</text:p>
          </table:table-cell>
          <table:table-cell office:value-type="string">
            <text:p>17.56±0.01</text:p>
          </table:table-cell>
          <table:table-cell office:value-type="string">
            <text:p>1.65±0.13</text:p>
          </table:table-cell>
          <table:table-cell office:value-type="string">
            <text:p>19.45±0.09</text:p>
          </table:table-cell>
          <table:table-cell office:value-type="string">
            <text:p>17.80±0.02</text:p>
          </table:table-cell>
          <table:table-cell office:value-type="string">
            <text:p>1.65±0.09</text:p>
          </table:table-cell>
          <table:table-cell office:value-type="float" office:value="34.61">
            <text:p>34.61</text:p>
          </table:table-cell>
          <table:table-cell office:value-type="float" office:value="35.09">
            <text:p>35.09</text:p>
          </table:table-cell>
          <table:table-cell office:value-type="float" office:value="16.66">
            <text:p>16.66</text:p>
          </table:table-cell>
          <table:table-cell office:value-type="float" office:value="16.86">
            <text:p>16.86</text:p>
          </table:table-cell>
          <table:table-cell table:number-columns-repeated="4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UGC 10729</text:p>
          </table:table-cell>
          <table:table-cell office:value-type="string">
            <text:p>17.48±0.01</text:p>
          </table:table-cell>
          <table:table-cell office:value-type="string">
            <text:p>16.84±0.01</text:p>
          </table:table-cell>
          <table:table-cell office:value-type="string">
            <text:p>0.64±0.01</text:p>
          </table:table-cell>
          <table:table-cell office:value-type="string">
            <text:p>17.64±0.03</text:p>
          </table:table-cell>
          <table:table-cell office:value-type="string">
            <text:p>17.09±0.01</text:p>
          </table:table-cell>
          <table:table-cell office:value-type="string">
            <text:p>0.55±0.03</text:p>
          </table:table-cell>
          <table:table-cell office:value-type="float" office:value="36.2">
            <text:p>36.2</text:p>
          </table:table-cell>
          <table:table-cell office:value-type="float" office:value="36.28">
            <text:p>36.28</text:p>
          </table:table-cell>
          <table:table-cell office:value-type="float" office:value="7.8">
            <text:p>7.8</text:p>
          </table:table-cell>
          <table:table-cell office:value-type="float" office:value="9.02">
            <text:p>9.02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IC 1251</text:p>
          </table:table-cell>
          <table:table-cell office:value-type="string">
            <text:p>15.77±0.01</text:p>
          </table:table-cell>
          <table:table-cell office:value-type="string">
            <text:p>15.36±0.01</text:p>
          </table:table-cell>
          <table:table-cell office:value-type="string">
            <text:p>0.41±0.01</text:p>
          </table:table-cell>
          <table:table-cell office:value-type="string">
            <text:p>15.86±0.01</text:p>
          </table:table-cell>
          <table:table-cell office:value-type="string">
            <text:p>15.48±0.01</text:p>
          </table:table-cell>
          <table:table-cell office:value-type="string">
            <text:p>0.38±0.02</text:p>
          </table:table-cell>
          <table:table-cell office:value-type="float" office:value="35.29">
            <text:p>35.29</text:p>
          </table:table-cell>
          <table:table-cell office:value-type="float" office:value="35.27">
            <text:p>35.27</text:p>
          </table:table-cell>
          <table:table-cell office:value-type="float" office:value="14.7">
            <text:p>14.7</text:p>
          </table:table-cell>
          <table:table-cell office:value-type="float" office:value="15.35">
            <text:p>15.35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6340</text:p>
          </table:table-cell>
          <table:table-cell office:value-type="string">
            <text:p>17.39±0.01</text:p>
          </table:table-cell>
          <table:table-cell office:value-type="string">
            <text:p>15.83±0.01</text:p>
          </table:table-cell>
          <table:table-cell office:value-type="string">
            <text:p>1.56±0.02</text:p>
          </table:table-cell>
          <table:table-cell office:value-type="string">
            <text:p>...</text:p>
          </table:table-cell>
          <table:table-cell office:value-type="string">
            <text:p>15.92±0.01</text:p>
          </table:table-cell>
          <table:table-cell office:value-type="string">
            <text:p>...</text:p>
          </table:table-cell>
          <table:table-cell office:value-type="float" office:value="34.64">
            <text:p>34.64</text:p>
          </table:table-cell>
          <table:table-cell office:value-type="float" office:value="35.09">
            <text:p>35.09</text:p>
          </table:table-cell>
          <table:table-cell office:value-type="float" office:value="35.48">
            <text:p>35.48</text:p>
          </table:table-cell>
          <table:table-cell office:value-type="float" office:value="38.01">
            <text:p>38.01</text:p>
          </table:table-cell>
          <table:table-cell office:value-type="float" office:value="3.28">
            <text:p>3.28</text:p>
          </table:table-cell>
          <table:table-cell office:value-type="float" office:value="3.24">
            <text:p>3.24</text:p>
          </table:table-cell>
          <table:table-cell office:value-type="float" office:value="3.23">
            <text:p>3.23</text:p>
          </table:table-cell>
          <table:table-cell office:value-type="float" office:value="3.24">
            <text:p>3.24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IC 1254</text:p>
          </table:table-cell>
          <table:table-cell office:value-type="string">
            <text:p>18.38±0.07</text:p>
          </table:table-cell>
          <table:table-cell office:value-type="string">
            <text:p>17.08±0.03</text:p>
          </table:table-cell>
          <table:table-cell office:value-type="string">
            <text:p>1.29±0.08</text:p>
          </table:table-cell>
          <table:table-cell office:value-type="string">
            <text:p>18.70±0.07</text:p>
          </table:table-cell>
          <table:table-cell office:value-type="string">
            <text:p>17.56±0.02</text:p>
          </table:table-cell>
          <table:table-cell office:value-type="string">
            <text:p>1.14±0.08</text:p>
          </table:table-cell>
          <table:table-cell office:value-type="float" office:value="34.29">
            <text:p>34.29</text:p>
          </table:table-cell>
          <table:table-cell office:value-type="float" office:value="34.63">
            <text:p>34.63</text:p>
          </table:table-cell>
          <table:table-cell office:value-type="float" office:value="21.75">
            <text:p>21.75</text:p>
          </table:table-cell>
          <table:table-cell office:value-type="float" office:value="21.83">
            <text:p>21.83</text:p>
          </table:table-cell>
          <table:table-cell office:value-type="float" office:value="2.03">
            <text:p>2.03</text:p>
          </table:table-cell>
          <table:table-cell office:value-type="float" office:value="3.28">
            <text:p>3.28</text:p>
          </table:table-cell>
          <table:table-cell office:value-type="float" office:value="2.07">
            <text:p>2.07</text:p>
          </table:table-cell>
          <table:table-cell office:value-type="float" office:value="3.31">
            <text:p>3.31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IC 1248</text:p>
          </table:table-cell>
          <table:table-cell office:value-type="string">
            <text:p>16.11±0.01</text:p>
          </table:table-cell>
          <table:table-cell office:value-type="string">
            <text:p>15.79±0.01</text:p>
          </table:table-cell>
          <table:table-cell office:value-type="string">
            <text:p>0.32±0.01</text:p>
          </table:table-cell>
          <table:table-cell office:value-type="string">
            <text:p>16.42±0.01</text:p>
          </table:table-cell>
          <table:table-cell office:value-type="string">
            <text:p>16.06±0.01</text:p>
          </table:table-cell>
          <table:table-cell office:value-type="string">
            <text:p>0.35±0.02</text:p>
          </table:table-cell>
          <table:table-cell office:value-type="float" office:value="36.25">
            <text:p>36.25</text:p>
          </table:table-cell>
          <table:table-cell office:value-type="float" office:value="36.2">
            <text:p>36.2</text:p>
          </table:table-cell>
          <table:table-cell office:value-type="float" office:value="20.76">
            <text:p>20.76</text:p>
          </table:table-cell>
          <table:table-cell office:value-type="float" office:value="19.01">
            <text:p>19.01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UGC 10770</text:p>
          </table:table-cell>
          <table:table-cell office:value-type="string">
            <text:p>15.12±0.01</text:p>
          </table:table-cell>
          <table:table-cell office:value-type="string">
            <text:p>15.08±0.01</text:p>
          </table:table-cell>
          <table:table-cell office:value-type="string">
            <text:p>0.04±0.01</text:p>
          </table:table-cell>
          <table:table-cell table:number-columns-repeated="2" office:value-type="string">
            <text:p>15.48±0.01</text:p>
          </table:table-cell>
          <table:table-cell office:value-type="string">
            <text:p>0.00±0.01</text:p>
          </table:table-cell>
          <table:table-cell office:value-type="float" office:value="35.49">
            <text:p>35.49</text:p>
          </table:table-cell>
          <table:table-cell office:value-type="float" office:value="35.33">
            <text:p>35.33</text:p>
          </table:table-cell>
          <table:table-cell office:value-type="float" office:value="15.53">
            <text:p>15.53</text:p>
          </table:table-cell>
          <table:table-cell office:value-type="float" office:value="15.95">
            <text:p>15.95</text:p>
          </table:table-cell>
          <table:table-cell office:value-type="float" office:value="2.85">
            <text:p>2.85</text:p>
          </table:table-cell>
          <table:table-cell office:value-type="float" office:value="2.99">
            <text:p>2.99</text:p>
          </table:table-cell>
          <table:table-cell table:number-columns-repeated="2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UGC 10791</text:p>
          </table:table-cell>
          <table:table-cell office:value-type="string">
            <text:p>16.99±0.05</text:p>
          </table:table-cell>
          <table:table-cell office:value-type="string">
            <text:p>16.53±0.01</text:p>
          </table:table-cell>
          <table:table-cell office:value-type="string">
            <text:p>0.46±0.05</text:p>
          </table:table-cell>
          <table:table-cell office:value-type="string">
            <text:p>17.39±0.03</text:p>
          </table:table-cell>
          <table:table-cell office:value-type="string">
            <text:p>16.89±0.01</text:p>
          </table:table-cell>
          <table:table-cell office:value-type="string">
            <text:p>0.51±0.03</text:p>
          </table:table-cell>
          <table:table-cell office:value-type="float" office:value="34.87">
            <text:p>34.87</text:p>
          </table:table-cell>
          <table:table-cell office:value-type="float" office:value="34.88">
            <text:p>34.88</text:p>
          </table:table-cell>
          <table:table-cell office:value-type="float" office:value="26.52">
            <text:p>26.52</text:p>
          </table:table-cell>
          <table:table-cell office:value-type="float" office:value="25.96">
            <text:p>25.96</text:p>
          </table:table-cell>
          <table:table-cell office:value-type="float" office:value="2.55">
            <text:p>2.55</text:p>
          </table:table-cell>
          <table:table-cell office:value-type="float" office:value="2.45">
            <text:p>2.45</text:p>
          </table:table-cell>
          <table:table-cell office:value-type="float" office:value="2.51">
            <text:p>2.51</text:p>
          </table:table-cell>
          <table:table-cell office:value-type="float" office:value="2.41">
            <text:p>2.41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NGC 6330</text:p>
          </table:table-cell>
          <table:table-cell office:value-type="string">
            <text:p>17.79±0.05</text:p>
          </table:table-cell>
          <table:table-cell office:value-type="string">
            <text:p>17.36±0.02</text:p>
          </table:table-cell>
          <table:table-cell office:value-type="string">
            <text:p>0.43±0.06</text:p>
          </table:table-cell>
          <table:table-cell office:value-type="string">
            <text:p>17.99±0.04</text:p>
          </table:table-cell>
          <table:table-cell office:value-type="string">
            <text:p>17.60±0.02</text:p>
          </table:table-cell>
          <table:table-cell office:value-type="string">
            <text:p>0.39±0.05</text:p>
          </table:table-cell>
          <table:table-cell office:value-type="float" office:value="36.03">
            <text:p>36.03</text:p>
          </table:table-cell>
          <table:table-cell office:value-type="float" office:value="36.02">
            <text:p>36.02</text:p>
          </table:table-cell>
          <table:table-cell office:value-type="float" office:value="17.05">
            <text:p>17.05</text:p>
          </table:table-cell>
          <table:table-cell office:value-type="float" office:value="16.42">
            <text:p>16.42</text:p>
          </table:table-cell>
          <table:table-cell office:value-type="float" office:value="1.74">
            <text:p>1.74</text:p>
          </table:table-cell>
          <table:table-cell office:value-type="float" office:value="2.22">
            <text:p>2.22</text:p>
          </table:table-cell>
          <table:table-cell office:value-type="float" office:value="1.58">
            <text:p>1.58</text:p>
          </table:table-cell>
          <table:table-cell office:value-type="float" office:value="2.18">
            <text:p>2.18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UGC 10783</text:p>
          </table:table-cell>
          <table:table-cell office:value-type="string">
            <text:p>17.60±0.11</text:p>
          </table:table-cell>
          <table:table-cell office:value-type="string">
            <text:p>17.11±0.01</text:p>
          </table:table-cell>
          <table:table-cell office:value-type="string">
            <text:p>0.50±0.11</text:p>
          </table:table-cell>
          <table:table-cell office:value-type="string">
            <text:p>17.85±0.03</text:p>
          </table:table-cell>
          <table:table-cell office:value-type="string">
            <text:p>17.33±0.02</text:p>
          </table:table-cell>
          <table:table-cell office:value-type="string">
            <text:p>0.52±0.04</text:p>
          </table:table-cell>
          <table:table-cell office:value-type="float" office:value="36.14">
            <text:p>36.14</text:p>
          </table:table-cell>
          <table:table-cell office:value-type="float" office:value="36.16">
            <text:p>36.16</text:p>
          </table:table-cell>
          <table:table-cell office:value-type="float" office:value="11.55">
            <text:p>11.55</text:p>
          </table:table-cell>
          <table:table-cell office:value-type="float" office:value="11.46">
            <text:p>11.46</text:p>
          </table:table-cell>
          <table:table-cell table:number-columns-repeated="4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UGC 10796</text:p>
          </table:table-cell>
          <table:table-cell office:value-type="string">
            <text:p>16.16±0.01</text:p>
          </table:table-cell>
          <table:table-cell office:value-type="string">
            <text:p>15.85±0.01</text:p>
          </table:table-cell>
          <table:table-cell office:value-type="string">
            <text:p>0.31±0.01</text:p>
          </table:table-cell>
          <table:table-cell office:value-type="string">
            <text:p>16.21±0.01</text:p>
          </table:table-cell>
          <table:table-cell office:value-type="string">
            <text:p>15.92±0.01</text:p>
          </table:table-cell>
          <table:table-cell office:value-type="string">
            <text:p>0.29±0.01</text:p>
          </table:table-cell>
          <table:table-cell office:value-type="float" office:value="35.84">
            <text:p>35.84</text:p>
          </table:table-cell>
          <table:table-cell office:value-type="float" office:value="35.78">
            <text:p>35.78</text:p>
          </table:table-cell>
          <table:table-cell office:value-type="float" office:value="12.59">
            <text:p>12.59</text:p>
          </table:table-cell>
          <table:table-cell office:value-type="float" office:value="13.87">
            <text:p>13.87</text:p>
          </table:table-cell>
          <table:table-cell table:number-columns-repeated="4" office:value-type="string">
            <text:p>...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NGC 6359</text:p>
          </table:table-cell>
          <table:table-cell office:value-type="string">
            <text:p>19.03±0.11</text:p>
          </table:table-cell>
          <table:table-cell office:value-type="string">
            <text:p>17.55±0.06</text:p>
          </table:table-cell>
          <table:table-cell office:value-type="string">
            <text:p>1.48±0.12</text:p>
          </table:table-cell>
          <table:table-cell office:value-type="string">
            <text:p>19.13±0.06</text:p>
          </table:table-cell>
          <table:table-cell office:value-type="string">
            <text:p>17.88±0.02</text:p>
          </table:table-cell>
          <table:table-cell office:value-type="string">
            <text:p>1.25±0.07</text:p>
          </table:table-cell>
          <table:table-cell office:value-type="float" office:value="34.66">
            <text:p>34.66</text:p>
          </table:table-cell>
          <table:table-cell office:value-type="float" office:value="35.07">
            <text:p>35.07</text:p>
          </table:table-cell>
          <table:table-cell office:value-type="string">
            <text:p>...</text:p>
          </table:table-cell>
          <table:table-cell office:value-type="float" office:value="11.19">
            <text:p>11.19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UGC 10795</text:p>
          </table:table-cell>
          <table:table-cell office:value-type="string">
            <text:p>17.09±0.03</text:p>
          </table:table-cell>
          <table:table-cell office:value-type="string">
            <text:p>16.83±0.01</text:p>
          </table:table-cell>
          <table:table-cell office:value-type="string">
            <text:p>0.26±0.03</text:p>
          </table:table-cell>
          <table:table-cell office:value-type="string">
            <text:p>17.36±0.03</text:p>
          </table:table-cell>
          <table:table-cell office:value-type="string">
            <text:p>17.11±0.02</text:p>
          </table:table-cell>
          <table:table-cell office:value-type="string">
            <text:p>0.25±0.04</text:p>
          </table:table-cell>
          <table:table-cell office:value-type="float" office:value="35.75">
            <text:p>35.75</text:p>
          </table:table-cell>
          <table:table-cell office:value-type="float" office:value="35.67">
            <text:p>35.67</text:p>
          </table:table-cell>
          <table:table-cell office:value-type="float" office:value="23.22">
            <text:p>23.22</text:p>
          </table:table-cell>
          <table:table-cell office:value-type="float" office:value="22.41">
            <text:p>22.41</text:p>
          </table:table-cell>
          <table:table-cell office:value-type="float" office:value="2.14">
            <text:p>2.14</text:p>
          </table:table-cell>
          <table:table-cell office:value-type="float" office:value="2.31">
            <text:p>2.31</text:p>
          </table:table-cell>
          <table:table-cell office:value-type="float" office:value="2.08">
            <text:p>2.08</text:p>
          </table:table-cell>
          <table:table-cell office:value-type="float" office:value="2.32">
            <text:p>2.32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6361</text:p>
          </table:table-cell>
          <table:table-cell office:value-type="string">
            <text:p>17.32±0.05</text:p>
          </table:table-cell>
          <table:table-cell office:value-type="string">
            <text:p>16.69±0.03</text:p>
          </table:table-cell>
          <table:table-cell office:value-type="string">
            <text:p>0.63±0.06</text:p>
          </table:table-cell>
          <table:table-cell office:value-type="string">
            <text:p>17.69±0.02</text:p>
          </table:table-cell>
          <table:table-cell office:value-type="string">
            <text:p>16.99±0.01</text:p>
          </table:table-cell>
          <table:table-cell office:value-type="string">
            <text:p>0.70±0.03</text:p>
          </table:table-cell>
          <table:table-cell office:value-type="float" office:value="35.54">
            <text:p>35.54</text:p>
          </table:table-cell>
          <table:table-cell office:value-type="float" office:value="35.62">
            <text:p>35.62</text:p>
          </table:table-cell>
          <table:table-cell office:value-type="float" office:value="23.65">
            <text:p>23.65</text:p>
          </table:table-cell>
          <table:table-cell office:value-type="float" office:value="21.83">
            <text:p>21.83</text:p>
          </table:table-cell>
          <table:table-cell office:value-type="float" office:value="2.35">
            <text:p>2.35</text:p>
          </table:table-cell>
          <table:table-cell office:value-type="float" office:value="2.44">
            <text:p>2.44</text:p>
          </table:table-cell>
          <table:table-cell office:value-type="float" office:value="2.33">
            <text:p>2.33</text:p>
          </table:table-cell>
          <table:table-cell office:value-type="float" office:value="2.45">
            <text:p>2.45</text:p>
          </table:table-cell>
          <table:table-cell office:value-type="string">
            <text:p>ED,EF</text:p>
          </table:table-cell>
        </table:table-row>
        <table:table-row table:style-name="ro1">
          <table:table-cell office:value-type="string">
            <text:p>UGC 10811</text:p>
          </table:table-cell>
          <table:table-cell office:value-type="string">
            <text:p>17.61±0.02</text:p>
          </table:table-cell>
          <table:table-cell office:value-type="string">
            <text:p>17.20±0.01</text:p>
          </table:table-cell>
          <table:table-cell office:value-type="string">
            <text:p>0.42±0.02</text:p>
          </table:table-cell>
          <table:table-cell office:value-type="string">
            <text:p>17.73±0.02</text:p>
          </table:table-cell>
          <table:table-cell office:value-type="string">
            <text:p>17.31±0.01</text:p>
          </table:table-cell>
          <table:table-cell office:value-type="string">
            <text:p>0.42±0.02</text:p>
          </table:table-cell>
          <table:table-cell office:value-type="float" office:value="36.11">
            <text:p>36.11</text:p>
          </table:table-cell>
          <table:table-cell office:value-type="float" office:value="36.1">
            <text:p>36.1</text:p>
          </table:table-cell>
          <table:table-cell office:value-type="float" office:value="15.76">
            <text:p>15.76</text:p>
          </table:table-cell>
          <table:table-cell office:value-type="float" office:value="14.99">
            <text:p>14.99</text:p>
          </table:table-cell>
          <table:table-cell office:value-type="float" office:value="1.76">
            <text:p>1.76</text:p>
          </table:table-cell>
          <table:table-cell office:value-type="float" office:value="1.97">
            <text:p>1.97</text:p>
          </table:table-cell>
          <table:table-cell office:value-type="float" office:value="1.63">
            <text:p>1.63</text:p>
          </table:table-cell>
          <table:table-cell office:value-type="float" office:value="1.86">
            <text:p>1.86</text:p>
          </table:table-cell>
          <table:table-cell office:value-type="string">
            <text:p>ED</text:p>
          </table:table-cell>
        </table:table-row>
        <table:table-row table:style-name="ro1">
          <table:table-cell office:value-type="string">
            <text:p>NGC 6373</text:p>
          </table:table-cell>
          <table:table-cell office:value-type="string">
            <text:p>15.85±0.01</text:p>
          </table:table-cell>
          <table:table-cell office:value-type="string">
            <text:p>15.58±0.01</text:p>
          </table:table-cell>
          <table:table-cell office:value-type="string">
            <text:p>0.27±0.01</text:p>
          </table:table-cell>
          <table:table-cell office:value-type="string">
            <text:p>16.02±0.01</text:p>
          </table:table-cell>
          <table:table-cell office:value-type="string">
            <text:p>15.76±0.01</text:p>
          </table:table-cell>
          <table:table-cell office:value-type="string">
            <text:p>0.25±0.01</text:p>
          </table:table-cell>
          <table:table-cell office:value-type="float" office:value="36.02">
            <text:p>36.02</text:p>
          </table:table-cell>
          <table:table-cell office:value-type="float" office:value="35.95">
            <text:p>35.95</text:p>
          </table:table-cell>
          <table:table-cell office:value-type="float" office:value="18.21">
            <text:p>18.21</text:p>
          </table:table-cell>
          <table:table-cell office:value-type="float" office:value="18.31">
            <text:p>18.31</text:p>
          </table:table-cell>
          <table:table-cell office:value-type="float" office:value="2.32">
            <text:p>2.32</text:p>
          </table:table-cell>
          <table:table-cell office:value-type="float" office:value="2.41">
            <text:p>2.41</text:p>
          </table:table-cell>
          <table:table-cell table:number-columns-repeated="2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6364</text:p>
          </table:table-cell>
          <table:table-cell office:value-type="string">
            <text:p>19.68±0.25</text:p>
          </table:table-cell>
          <table:table-cell office:value-type="string">
            <text:p>18.08±0.04</text:p>
          </table:table-cell>
          <table:table-cell office:value-type="string">
            <text:p>1.60±0.25</text:p>
          </table:table-cell>
          <table:table-cell office:value-type="string">
            <text:p>...</text:p>
          </table:table-cell>
          <table:table-cell office:value-type="string">
            <text:p>18.25±0.05</text:p>
          </table:table-cell>
          <table:table-cell office:value-type="string">
            <text:p>...</text:p>
          </table:table-cell>
          <table:table-cell office:value-type="float" office:value="35.07">
            <text:p>35.07</text:p>
          </table:table-cell>
          <table:table-cell office:value-type="float" office:value="35.54">
            <text:p>35.54</text:p>
          </table:table-cell>
          <table:table-cell office:value-type="string">
            <text:p>...</text:p>
          </table:table-cell>
          <table:table-cell office:value-type="float" office:value="14.15">
            <text:p>14.15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UGC 10842</text:p>
          </table:table-cell>
          <table:table-cell office:value-type="string">
            <text:p>17.88±0.18</text:p>
          </table:table-cell>
          <table:table-cell office:value-type="string">
            <text:p>17.37±0.06</text:p>
          </table:table-cell>
          <table:table-cell office:value-type="string">
            <text:p>0.51±0.19</text:p>
          </table:table-cell>
          <table:table-cell office:value-type="string">
            <text:p>18.53±0.06</text:p>
          </table:table-cell>
          <table:table-cell office:value-type="string">
            <text:p>17.94±0.02</text:p>
          </table:table-cell>
          <table:table-cell office:value-type="string">
            <text:p>0.59±0.06</text:p>
          </table:table-cell>
          <table:table-cell office:value-type="float" office:value="36.42">
            <text:p>36.42</text:p>
          </table:table-cell>
          <table:table-cell office:value-type="float" office:value="36.45">
            <text:p>36.45</text:p>
          </table:table-cell>
          <table:table-cell office:value-type="float" office:value="18.55">
            <text:p>18.55</text:p>
          </table:table-cell>
          <table:table-cell office:value-type="float" office:value="16.7">
            <text:p>16.7</text:p>
          </table:table-cell>
          <table:table-cell office:value-type="string">
            <text:p>...</text:p>
          </table:table-cell>
          <table:table-cell office:value-type="float" office:value="3.43">
            <text:p>3.43</text:p>
          </table:table-cell>
          <table:table-cell table:number-columns-repeated="2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UGC 10872</text:p>
          </table:table-cell>
          <table:table-cell office:value-type="string">
            <text:p>18.67±0.13</text:p>
          </table:table-cell>
          <table:table-cell office:value-type="string">
            <text:p>17.66±0.06</text:p>
          </table:table-cell>
          <table:table-cell office:value-type="string">
            <text:p>1.01±0.14</text:p>
          </table:table-cell>
          <table:table-cell office:value-type="string">
            <text:p>19.61±0.04</text:p>
          </table:table-cell>
          <table:table-cell office:value-type="string">
            <text:p>18.89±0.02</text:p>
          </table:table-cell>
          <table:table-cell office:value-type="string">
            <text:p>0.72±0.04</text:p>
          </table:table-cell>
          <table:table-cell office:value-type="float" office:value="34.82">
            <text:p>34.82</text:p>
          </table:table-cell>
          <table:table-cell office:value-type="float" office:value="35.05">
            <text:p>35.05</text:p>
          </table:table-cell>
          <table:table-cell office:value-type="float" office:value="11.26">
            <text:p>11.26</text:p>
          </table:table-cell>
          <table:table-cell office:value-type="float" office:value="13.56">
            <text:p>13.56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10888</text:p>
          </table:table-cell>
          <table:table-cell office:value-type="string">
            <text:p>16.97±0.03</text:p>
          </table:table-cell>
          <table:table-cell office:value-type="string">
            <text:p>16.45±0.01</text:p>
          </table:table-cell>
          <table:table-cell office:value-type="string">
            <text:p>0.52±0.03</text:p>
          </table:table-cell>
          <table:table-cell office:value-type="string">
            <text:p>17.06±0.03</text:p>
          </table:table-cell>
          <table:table-cell office:value-type="string">
            <text:p>16.52±0.01</text:p>
          </table:table-cell>
          <table:table-cell office:value-type="string">
            <text:p>0.53±0.03</text:p>
          </table:table-cell>
          <table:table-cell office:value-type="float" office:value="36.07">
            <text:p>36.07</text:p>
          </table:table-cell>
          <table:table-cell office:value-type="float" office:value="36.11">
            <text:p>36.11</text:p>
          </table:table-cell>
          <table:table-cell office:value-type="float" office:value="13.68">
            <text:p>13.68</text:p>
          </table:table-cell>
          <table:table-cell office:value-type="float" office:value="12.6">
            <text:p>12.6</text:p>
          </table:table-cell>
          <table:table-cell table:number-columns-repeated="4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6394</text:p>
          </table:table-cell>
          <table:table-cell office:value-type="string">
            <text:p>18.12±0.02</text:p>
          </table:table-cell>
          <table:table-cell office:value-type="string">
            <text:p>17.39±0.01</text:p>
          </table:table-cell>
          <table:table-cell office:value-type="string">
            <text:p>0.73±0.02</text:p>
          </table:table-cell>
          <table:table-cell office:value-type="string">
            <text:p>18.21±0.04</text:p>
          </table:table-cell>
          <table:table-cell office:value-type="string">
            <text:p>17.52±0.02</text:p>
          </table:table-cell>
          <table:table-cell office:value-type="string">
            <text:p>0.69±0.04</text:p>
          </table:table-cell>
          <table:table-cell office:value-type="float" office:value="35.88">
            <text:p>35.88</text:p>
          </table:table-cell>
          <table:table-cell office:value-type="float" office:value="36">
            <text:p>36</text:p>
          </table:table-cell>
          <table:table-cell office:value-type="float" office:value="8.39">
            <text:p>8.39</text:p>
          </table:table-cell>
          <table:table-cell office:value-type="float" office:value="9.28">
            <text:p>9.28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10895</text:p>
          </table:table-cell>
          <table:table-cell office:value-type="string">
            <text:p>18.17±0.02</text:p>
          </table:table-cell>
          <table:table-cell office:value-type="string">
            <text:p>17.44±0.01</text:p>
          </table:table-cell>
          <table:table-cell office:value-type="string">
            <text:p>0.73±0.02</text:p>
          </table:table-cell>
          <table:table-cell office:value-type="string">
            <text:p>18.52±0.04</text:p>
          </table:table-cell>
          <table:table-cell office:value-type="string">
            <text:p>17.90±0.01</text:p>
          </table:table-cell>
          <table:table-cell office:value-type="string">
            <text:p>0.62±0.04</text:p>
          </table:table-cell>
          <table:table-cell office:value-type="float" office:value="35.87">
            <text:p>35.87</text:p>
          </table:table-cell>
          <table:table-cell office:value-type="float" office:value="35.98">
            <text:p>35.98</text:p>
          </table:table-cell>
          <table:table-cell office:value-type="float" office:value="8.02">
            <text:p>8.02</text:p>
          </table:table-cell>
          <table:table-cell office:value-type="float" office:value="9.32">
            <text:p>9.32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10935</text:p>
          </table:table-cell>
          <table:table-cell office:value-type="string">
            <text:p>...</text:p>
          </table:table-cell>
          <table:table-cell office:value-type="string">
            <text:p>18.77±0.30</text:p>
          </table:table-cell>
          <table:table-cell table:number-columns-repeated="2" office:value-type="string">
            <text:p>...</text:p>
          </table:table-cell>
          <table:table-cell office:value-type="string">
            <text:p>19.18±0.06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48">
            <text:p>35.48</text:p>
          </table:table-cell>
          <table:table-cell office:value-type="string">
            <text:p>...</text:p>
          </table:table-cell>
          <table:table-cell office:value-type="float" office:value="13.04">
            <text:p>13.04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UGC 10971</text:p>
          </table:table-cell>
          <table:table-cell office:value-type="string">
            <text:p>18.54±0.19</text:p>
          </table:table-cell>
          <table:table-cell office:value-type="string">
            <text:p>17.94±0.05</text:p>
          </table:table-cell>
          <table:table-cell office:value-type="string">
            <text:p>0.60±0.20</text:p>
          </table:table-cell>
          <table:table-cell office:value-type="string">
            <text:p>18.78±0.06</text:p>
          </table:table-cell>
          <table:table-cell office:value-type="string">
            <text:p>18.09±0.02</text:p>
          </table:table-cell>
          <table:table-cell office:value-type="string">
            <text:p>0.69±0.07</text:p>
          </table:table-cell>
          <table:table-cell office:value-type="float" office:value="35.74">
            <text:p>35.74</text:p>
          </table:table-cell>
          <table:table-cell office:value-type="float" office:value="35.8">
            <text:p>35.8</text:p>
          </table:table-cell>
          <table:table-cell office:value-type="float" office:value="11.46">
            <text:p>11.46</text:p>
          </table:table-cell>
          <table:table-cell office:value-type="float" office:value="9.96">
            <text:p>9.96</text:p>
          </table:table-cell>
          <table:table-cell table:number-columns-repeated="4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6482</text:p>
          </table:table-cell>
          <table:table-cell office:value-type="string">
            <text:p>18.45±0.09</text:p>
          </table:table-cell>
          <table:table-cell office:value-type="string">
            <text:p>16.19±0.02</text:p>
          </table:table-cell>
          <table:table-cell office:value-type="string">
            <text:p>2.27±0.10</text:p>
          </table:table-cell>
          <table:table-cell office:value-type="string">
            <text:p>18.55±0.11</text:p>
          </table:table-cell>
          <table:table-cell office:value-type="string">
            <text:p>16.30±0.02</text:p>
          </table:table-cell>
          <table:table-cell office:value-type="string">
            <text:p>2.25±0.11</text:p>
          </table:table-cell>
          <table:table-cell office:value-type="float" office:value="35.09">
            <text:p>35.09</text:p>
          </table:table-cell>
          <table:table-cell office:value-type="float" office:value="35.82">
            <text:p>35.82</text:p>
          </table:table-cell>
          <table:table-cell table:number-columns-repeated="6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IC 4836</text:p>
          </table:table-cell>
          <table:table-cell office:value-type="string">
            <text:p>15.47±0.01</text:p>
          </table:table-cell>
          <table:table-cell office:value-type="string">
            <text:p>14.93±0.01</text:p>
          </table:table-cell>
          <table:table-cell office:value-type="string">
            <text:p>0.54±0.02</text:p>
          </table:table-cell>
          <table:table-cell office:value-type="string">
            <text:p>15.51±0.01</text:p>
          </table:table-cell>
          <table:table-cell office:value-type="string">
            <text:p>14.96±0.01</text:p>
          </table:table-cell>
          <table:table-cell office:value-type="string">
            <text:p>0.55±0.02</text:p>
          </table:table-cell>
          <table:table-cell office:value-type="float" office:value="36.24">
            <text:p>36.24</text:p>
          </table:table-cell>
          <table:table-cell office:value-type="float" office:value="36.28">
            <text:p>36.28</text:p>
          </table:table-cell>
          <table:table-cell office:value-type="float" office:value="16.63">
            <text:p>16.63</text:p>
          </table:table-cell>
          <table:table-cell office:value-type="float" office:value="16.5">
            <text:p>16.5</text:p>
          </table:table-cell>
          <table:table-cell office:value-type="float" office:value="1.75">
            <text:p>1.75</text:p>
          </table:table-cell>
          <table:table-cell office:value-type="float" office:value="1.88">
            <text:p>1.88</text:p>
          </table:table-cell>
          <table:table-cell table:number-columns-repeated="2" office:value-type="string">
            <text:p>...</text:p>
          </table:table-cell>
          <table:table-cell office:value-type="string">
            <text:p>VF</text:p>
          </table:table-cell>
        </table:table-row>
        <table:table-row table:style-name="ro1">
          <table:table-cell office:value-type="string">
            <text:p>NGC 6789</text:p>
          </table:table-cell>
          <table:table-cell office:value-type="string">
            <text:p>16.22±0.01</text:p>
          </table:table-cell>
          <table:table-cell office:value-type="string">
            <text:p>15.61±0.01</text:p>
          </table:table-cell>
          <table:table-cell office:value-type="string">
            <text:p>0.61±0.01</text:p>
          </table:table-cell>
          <table:table-cell office:value-type="string">
            <text:p>16.28±0.02</text:p>
          </table:table-cell>
          <table:table-cell office:value-type="string">
            <text:p>15.72±0.01</text:p>
          </table:table-cell>
          <table:table-cell office:value-type="string">
            <text:p>0.57±0.03</text:p>
          </table:table-cell>
          <table:table-cell office:value-type="float" office:value="33.56">
            <text:p>33.56</text:p>
          </table:table-cell>
          <table:table-cell office:value-type="float" office:value="33.63">
            <text:p>33.63</text:p>
          </table:table-cell>
          <table:table-cell table:number-columns-repeated="6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6769</text:p>
          </table:table-cell>
          <table:table-cell office:value-type="string">
            <text:p>15.34±0.01</text:p>
          </table:table-cell>
          <table:table-cell office:value-type="string">
            <text:p>14.80±0.01</text:p>
          </table:table-cell>
          <table:table-cell office:value-type="string">
            <text:p>0.54±0.01</text:p>
          </table:table-cell>
          <table:table-cell office:value-type="string">
            <text:p>15.37±0.01</text:p>
          </table:table-cell>
          <table:table-cell office:value-type="string">
            <text:p>14.84±0.01</text:p>
          </table:table-cell>
          <table:table-cell office:value-type="string">
            <text:p>0.53±0.01</text:p>
          </table:table-cell>
          <table:table-cell office:value-type="float" office:value="36.22">
            <text:p>36.22</text:p>
          </table:table-cell>
          <table:table-cell office:value-type="float" office:value="36.26">
            <text:p>36.26</text:p>
          </table:table-cell>
          <table:table-cell office:value-type="float" office:value="31.38">
            <text:p>31.38</text:p>
          </table:table-cell>
          <table:table-cell office:value-type="float" office:value="30.52">
            <text:p>30.52</text:p>
          </table:table-cell>
          <table:table-cell office:value-type="float" office:value="1.53">
            <text:p>1.53</text:p>
          </table:table-cell>
          <table:table-cell office:value-type="float" office:value="1.71">
            <text:p>1.71</text:p>
          </table:table-cell>
          <table:table-cell office:value-type="float" office:value="1.19">
            <text:p>1.19</text:p>
          </table:table-cell>
          <table:table-cell office:value-type="float" office:value="1.51">
            <text:p>1.51</text:p>
          </table:table-cell>
          <table:table-cell office:value-type="string">
            <text:p>?Fn</text:p>
          </table:table-cell>
        </table:table-row>
        <table:table-row table:style-name="ro1">
          <table:table-cell office:value-type="string">
            <text:p>NGC 6770</text:p>
          </table:table-cell>
          <table:table-cell office:value-type="string">
            <text:p>15.48±0.04</text:p>
          </table:table-cell>
          <table:table-cell office:value-type="string">
            <text:p>15.00±0.04</text:p>
          </table:table-cell>
          <table:table-cell office:value-type="string">
            <text:p>0.48±0.06</text:p>
          </table:table-cell>
          <table:table-cell office:value-type="string">
            <text:p>15.61±0.01</text:p>
          </table:table-cell>
          <table:table-cell office:value-type="string">
            <text:p>15.20±0.01</text:p>
          </table:table-cell>
          <table:table-cell office:value-type="string">
            <text:p>0.42±0.01</text:p>
          </table:table-cell>
          <table:table-cell office:value-type="float" office:value="36.17">
            <text:p>36.17</text:p>
          </table:table-cell>
          <table:table-cell office:value-type="float" office:value="36.18">
            <text:p>36.18</text:p>
          </table:table-cell>
          <table:table-cell office:value-type="float" office:value="36.58">
            <text:p>36.58</text:p>
          </table:table-cell>
          <table:table-cell office:value-type="float" office:value="37.51">
            <text:p>37.51</text:p>
          </table:table-cell>
          <table:table-cell office:value-type="float" office:value="1.79">
            <text:p>1.79</text:p>
          </table:table-cell>
          <table:table-cell office:value-type="float" office:value="1.85">
            <text:p>1.85</text:p>
          </table:table-cell>
          <table:table-cell office:value-type="float" office:value="1.53">
            <text:p>1.53</text:p>
          </table:table-cell>
          <table:table-cell office:value-type="float" office:value="1.64">
            <text:p>1.64</text:p>
          </table:table-cell>
          <table:table-cell office:value-type="string">
            <text:p>?Fn</text:p>
          </table:table-cell>
        </table:table-row>
        <table:table-row table:style-name="ro1">
          <table:table-cell office:value-type="string">
            <text:p>NGC 6771</text:p>
          </table:table-cell>
          <table:table-cell office:value-type="string">
            <text:p>19.00±0.53</text:p>
          </table:table-cell>
          <table:table-cell office:value-type="string">
            <text:p>17.42±0.02</text:p>
          </table:table-cell>
          <table:table-cell office:value-type="string">
            <text:p>1.58±0.53</text:p>
          </table:table-cell>
          <table:table-cell office:value-type="string">
            <text:p>...</text:p>
          </table:table-cell>
          <table:table-cell office:value-type="string">
            <text:p>17.71±0.02</text:p>
          </table:table-cell>
          <table:table-cell office:value-type="string">
            <text:p>...</text:p>
          </table:table-cell>
          <table:table-cell office:value-type="float" office:value="34.84">
            <text:p>34.84</text:p>
          </table:table-cell>
          <table:table-cell office:value-type="float" office:value="35.3">
            <text:p>35.3</text:p>
          </table:table-cell>
          <table:table-cell office:value-type="float" office:value="12.95">
            <text:p>12.95</text:p>
          </table:table-cell>
          <table:table-cell office:value-type="float" office:value="16.6">
            <text:p>16.6</text:p>
          </table:table-cell>
          <table:table-cell office:value-type="float" office:value="3.81">
            <text:p>3.81</text:p>
          </table:table-cell>
          <table:table-cell office:value-type="float" office:value="3.74">
            <text:p>3.74</text:p>
          </table:table-cell>
          <table:table-cell office:value-type="string">
            <text:p>...</text:p>
          </table:table-cell>
          <table:table-cell office:value-type="float" office:value="3.5">
            <text:p>3.5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IC 4842</text:p>
          </table:table-cell>
          <table:table-cell office:value-type="string">
            <text:p>19.43±0.17</text:p>
          </table:table-cell>
          <table:table-cell office:value-type="string">
            <text:p>17.45±0.05</text:p>
          </table:table-cell>
          <table:table-cell office:value-type="string">
            <text:p>1.98±0.18</text:p>
          </table:table-cell>
          <table:table-cell office:value-type="string">
            <text:p>19.41±0.15</text:p>
          </table:table-cell>
          <table:table-cell office:value-type="string">
            <text:p>17.84±0.02</text:p>
          </table:table-cell>
          <table:table-cell office:value-type="string">
            <text:p>1.57±0.15</text:p>
          </table:table-cell>
          <table:table-cell office:value-type="float" office:value="34.64">
            <text:p>34.64</text:p>
          </table:table-cell>
          <table:table-cell office:value-type="float" office:value="35.26">
            <text:p>35.26</text:p>
          </table:table-cell>
          <table:table-cell office:value-type="string">
            <text:p>...</text:p>
          </table:table-cell>
          <table:table-cell office:value-type="float" office:value="21.24">
            <text:p>21.24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IC 4845</text:p>
          </table:table-cell>
          <table:table-cell office:value-type="string">
            <text:p>15.64±0.01</text:p>
          </table:table-cell>
          <table:table-cell office:value-type="string">
            <text:p>15.08±0.01</text:p>
          </table:table-cell>
          <table:table-cell office:value-type="string">
            <text:p>0.56±0.01</text:p>
          </table:table-cell>
          <table:table-cell office:value-type="string">
            <text:p>15.88±0.01</text:p>
          </table:table-cell>
          <table:table-cell office:value-type="string">
            <text:p>15.31±0.01</text:p>
          </table:table-cell>
          <table:table-cell office:value-type="string">
            <text:p>0.57±0.02</text:p>
          </table:table-cell>
          <table:table-cell office:value-type="float" office:value="36.13">
            <text:p>36.13</text:p>
          </table:table-cell>
          <table:table-cell office:value-type="float" office:value="36.18">
            <text:p>36.18</text:p>
          </table:table-cell>
          <table:table-cell office:value-type="float" office:value="23.18">
            <text:p>23.18</text:p>
          </table:table-cell>
          <table:table-cell office:value-type="float" office:value="21.83">
            <text:p>21.83</text:p>
          </table:table-cell>
          <table:table-cell office:value-type="float" office:value="3.3">
            <text:p>3.3</text:p>
          </table:table-cell>
          <table:table-cell office:value-type="float" office:value="3.5">
            <text:p>3.5</text:p>
          </table:table-cell>
          <table:table-cell table:number-columns-repeated="2" office:value-type="string">
            <text:p>...</text:p>
          </table:table-cell>
          <table:table-cell office:value-type="string">
            <text:p>EEh,EE</text:p>
          </table:table-cell>
        </table:table-row>
        <table:table-row table:style-name="ro1">
          <table:table-cell office:value-type="string">
            <text:p>NGC 6782</text:p>
          </table:table-cell>
          <table:table-cell office:value-type="string">
            <text:p>15.57±0.25</text:p>
          </table:table-cell>
          <table:table-cell office:value-type="string">
            <text:p>14.95±0.17</text:p>
          </table:table-cell>
          <table:table-cell office:value-type="string">
            <text:p>0.62±0.30</text:p>
          </table:table-cell>
          <table:table-cell office:value-type="string">
            <text:p>15.91±0.02</text:p>
          </table:table-cell>
          <table:table-cell office:value-type="string">
            <text:p>15.21±0.01</text:p>
          </table:table-cell>
          <table:table-cell office:value-type="string">
            <text:p>0.71±0.02</text:p>
          </table:table-cell>
          <table:table-cell office:value-type="float" office:value="36.11">
            <text:p>36.11</text:p>
          </table:table-cell>
          <table:table-cell office:value-type="float" office:value="36.18">
            <text:p>36.18</text:p>
          </table:table-cell>
          <table:table-cell office:value-type="float" office:value="22.46">
            <text:p>22.46</text:p>
          </table:table-cell>
          <table:table-cell office:value-type="float" office:value="19.28">
            <text:p>19.28</text:p>
          </table:table-cell>
          <table:table-cell table:number-columns-repeated="4" office:value-type="string">
            <text:p>...</text:p>
          </table:table-cell>
          <table:table-cell office:value-type="string">
            <text:p>?Fn</text:p>
          </table:table-cell>
        </table:table-row>
        <table:table-row table:style-name="ro1">
          <table:table-cell office:value-type="string">
            <text:p>Superantena</text:p>
          </table:table-cell>
          <table:table-cell office:value-type="string">
            <text:p>19.28±0.13</text:p>
          </table:table-cell>
          <table:table-cell office:value-type="string">
            <text:p>18.46±0.10</text:p>
          </table:table-cell>
          <table:table-cell office:value-type="string">
            <text:p>0.81±0.17</text:p>
          </table:table-cell>
          <table:table-cell office:value-type="string">
            <text:p>19.29±0.17</text:p>
          </table:table-cell>
          <table:table-cell office:value-type="string">
            <text:p>18.49±0.06</text:p>
          </table:table-cell>
          <table:table-cell office:value-type="string">
            <text:p>0.80±0.18</text:p>
          </table:table-cell>
          <table:table-cell office:value-type="float" office:value="36.05">
            <text:p>36.05</text:p>
          </table:table-cell>
          <table:table-cell office:value-type="float" office:value="36.21">
            <text:p>36.21</text:p>
          </table:table-cell>
          <table:table-cell table:number-columns-repeated="7" office:value-type="string">
            <text:p>...</text:p>
          </table:table-cell>
        </table:table-row>
        <table:table-row table:style-name="ro1">
          <table:table-cell office:value-type="string">
            <text:p>NGC 6845A</text:p>
          </table:table-cell>
          <table:table-cell office:value-type="string">
            <text:p>15.45±0.01</text:p>
          </table:table-cell>
          <table:table-cell office:value-type="string">
            <text:p>15.00±0.01</text:p>
          </table:table-cell>
          <table:table-cell office:value-type="string">
            <text:p>0.45±0.01</text:p>
          </table:table-cell>
          <table:table-cell office:value-type="string">
            <text:p>15.50±0.01</text:p>
          </table:table-cell>
          <table:table-cell office:value-type="string">
            <text:p>15.03±0.01</text:p>
          </table:table-cell>
          <table:table-cell office:value-type="string">
            <text:p>0.46±0.01</text:p>
          </table:table-cell>
          <table:table-cell table:number-columns-repeated="2" office:value-type="float" office:value="36.66">
            <text:p>36.66</text:p>
          </table:table-cell>
          <table:table-cell office:value-type="float" office:value="20.65">
            <text:p>20.65</text:p>
          </table:table-cell>
          <table:table-cell office:value-type="float" office:value="19.68">
            <text:p>19.68</text:p>
          </table:table-cell>
          <table:table-cell office:value-type="float" office:value="2.93">
            <text:p>2.93</text:p>
          </table:table-cell>
          <table:table-cell office:value-type="float" office:value="2.9">
            <text:p>2.9</text:p>
          </table:table-cell>
          <table:table-cell office:value-type="float" office:value="2.86">
            <text:p>2.86</text:p>
          </table:table-cell>
          <table:table-cell office:value-type="float" office:value="2.82">
            <text:p>2.82</text:p>
          </table:table-cell>
          <table:table-cell office:value-type="string">
            <text:p>EEh</text:p>
          </table:table-cell>
        </table:table-row>
        <table:table-row table:style-name="ro1">
          <table:table-cell office:value-type="string">
            <text:p>ESO 284-G009</text:p>
          </table:table-cell>
          <table:table-cell office:value-type="string">
            <text:p>20.61±0.40</text:p>
          </table:table-cell>
          <table:table-cell office:value-type="string">
            <text:p>18.01±0.01</text:p>
          </table:table-cell>
          <table:table-cell office:value-type="string">
            <text:p>2.60±0.40</text:p>
          </table:table-cell>
          <table:table-cell office:value-type="string">
            <text:p>20.40±0.19</text:p>
          </table:table-cell>
          <table:table-cell office:value-type="string">
            <text:p>18.08±0.02</text:p>
          </table:table-cell>
          <table:table-cell office:value-type="string">
            <text:p>2.32±0.19</text:p>
          </table:table-cell>
          <table:table-cell office:value-type="float" office:value="34.61">
            <text:p>34.61</text:p>
          </table:table-cell>
          <table:table-cell office:value-type="float" office:value="35.47">
            <text:p>35.47</text:p>
          </table:table-cell>
          <table:table-cell table:number-columns-repeated="6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6902B</text:p>
          </table:table-cell>
          <table:table-cell office:value-type="string">
            <text:p>15.43±0.01</text:p>
          </table:table-cell>
          <table:table-cell office:value-type="string">
            <text:p>15.08±0.01</text:p>
          </table:table-cell>
          <table:table-cell office:value-type="string">
            <text:p>0.35±0.01</text:p>
          </table:table-cell>
          <table:table-cell office:value-type="string">
            <text:p>15.74±0.01</text:p>
          </table:table-cell>
          <table:table-cell office:value-type="string">
            <text:p>15.37±0.01</text:p>
          </table:table-cell>
          <table:table-cell office:value-type="string">
            <text:p>0.37±0.02</text:p>
          </table:table-cell>
          <table:table-cell office:value-type="float" office:value="35.97">
            <text:p>35.97</text:p>
          </table:table-cell>
          <table:table-cell office:value-type="float" office:value="35.93">
            <text:p>35.93</text:p>
          </table:table-cell>
          <table:table-cell office:value-type="float" office:value="26.14">
            <text:p>26.14</text:p>
          </table:table-cell>
          <table:table-cell office:value-type="float" office:value="25.01">
            <text:p>25.01</text:p>
          </table:table-cell>
          <table:table-cell office:value-type="float" office:value="2.54">
            <text:p>2.54</text:p>
          </table:table-cell>
          <table:table-cell office:value-type="float" office:value="2.68">
            <text:p>2.68</text:p>
          </table:table-cell>
          <table:table-cell office:value-type="float" office:value="2.64">
            <text:p>2.64</text:p>
          </table:table-cell>
          <table:table-cell office:value-type="float" office:value="2.8">
            <text:p>2.8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IC 4946</text:p>
          </table:table-cell>
          <table:table-cell office:value-type="string">
            <text:p>18.80±0.20</text:p>
          </table:table-cell>
          <table:table-cell office:value-type="string">
            <text:p>16.42±0.01</text:p>
          </table:table-cell>
          <table:table-cell office:value-type="string">
            <text:p>2.38±0.20</text:p>
          </table:table-cell>
          <table:table-cell office:value-type="string">
            <text:p>18.86±0.09</text:p>
          </table:table-cell>
          <table:table-cell office:value-type="string">
            <text:p>16.63±0.01</text:p>
          </table:table-cell>
          <table:table-cell office:value-type="string">
            <text:p>2.23±0.09</text:p>
          </table:table-cell>
          <table:table-cell office:value-type="float" office:value="34.6">
            <text:p>34.6</text:p>
          </table:table-cell>
          <table:table-cell office:value-type="float" office:value="35.38">
            <text:p>35.38</text:p>
          </table:table-cell>
          <table:table-cell office:value-type="float" office:value="13.17">
            <text:p>13.17</text:p>
          </table:table-cell>
          <table:table-cell office:value-type="float" office:value="19.04">
            <text:p>19.04</text:p>
          </table:table-cell>
          <table:table-cell office:value-type="string">
            <text:p>...</text:p>
          </table:table-cell>
          <table:table-cell office:value-type="float" office:value="4.24">
            <text:p>4.24</text:p>
          </table:table-cell>
          <table:table-cell table:number-columns-repeated="2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6902</text:p>
          </table:table-cell>
          <table:table-cell office:value-type="string">
            <text:p>14.04±0.01</text:p>
          </table:table-cell>
          <table:table-cell office:value-type="string">
            <text:p>13.66±0.01</text:p>
          </table:table-cell>
          <table:table-cell office:value-type="string">
            <text:p>0.38±0.01</text:p>
          </table:table-cell>
          <table:table-cell office:value-type="string">
            <text:p>14.32±0.01</text:p>
          </table:table-cell>
          <table:table-cell office:value-type="string">
            <text:p>13.99±0.01</text:p>
          </table:table-cell>
          <table:table-cell office:value-type="string">
            <text:p>0.34±0.01</text:p>
          </table:table-cell>
          <table:table-cell office:value-type="float" office:value="36.47">
            <text:p>36.47</text:p>
          </table:table-cell>
          <table:table-cell office:value-type="float" office:value="36.45">
            <text:p>36.45</text:p>
          </table:table-cell>
          <table:table-cell office:value-type="float" office:value="89.34">
            <text:p>89.34</text:p>
          </table:table-cell>
          <table:table-cell office:value-type="float" office:value="87.91">
            <text:p>87.91</text:p>
          </table:table-cell>
          <table:table-cell office:value-type="float" office:value="2.63">
            <text:p>2.63</text:p>
          </table:table-cell>
          <table:table-cell office:value-type="float" office:value="3.33">
            <text:p>3.33</text:p>
          </table:table-cell>
          <table:table-cell office:value-type="float" office:value="3.03">
            <text:p>3.03</text:p>
          </table:table-cell>
          <table:table-cell office:value-type="float" office:value="3.99">
            <text:p>3.99</text:p>
          </table:table-cell>
          <table:table-cell office:value-type="string">
            <text:p>...</text:p>
          </table:table-cell>
        </table:table-row>
        <table:table-row table:style-name="ro1">
          <table:table-cell office:value-type="string">
            <text:p>ESO 285-G009</text:p>
          </table:table-cell>
          <table:table-cell office:value-type="string">
            <text:p>16.47±0.01</text:p>
          </table:table-cell>
          <table:table-cell office:value-type="string">
            <text:p>16.18±0.01</text:p>
          </table:table-cell>
          <table:table-cell office:value-type="string">
            <text:p>0.29±0.01</text:p>
          </table:table-cell>
          <table:table-cell office:value-type="string">
            <text:p>16.60±0.01</text:p>
          </table:table-cell>
          <table:table-cell office:value-type="string">
            <text:p>16.36±0.01</text:p>
          </table:table-cell>
          <table:table-cell office:value-type="string">
            <text:p>0.24±0.02</text:p>
          </table:table-cell>
          <table:table-cell office:value-type="float" office:value="35.59">
            <text:p>35.59</text:p>
          </table:table-cell>
          <table:table-cell office:value-type="float" office:value="35.53">
            <text:p>35.53</text:p>
          </table:table-cell>
          <table:table-cell office:value-type="float" office:value="13.45">
            <text:p>13.45</text:p>
          </table:table-cell>
          <table:table-cell office:value-type="float" office:value="14.06">
            <text:p>14.06</text:p>
          </table:table-cell>
          <table:table-cell office:value-type="float" office:value="2.14">
            <text:p>2.14</text:p>
          </table:table-cell>
          <table:table-cell office:value-type="float" office:value="2.22">
            <text:p>2.22</text:p>
          </table:table-cell>
          <table:table-cell table:number-columns-repeated="2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PGC 65022</text:p>
          </table:table-cell>
          <table:table-cell office:value-type="string">
            <text:p>...</text:p>
          </table:table-cell>
          <table:table-cell office:value-type="string">
            <text:p>17.77±0.03</text:p>
          </table:table-cell>
          <table:table-cell table:number-columns-repeated="2" office:value-type="string">
            <text:p>...</text:p>
          </table:table-cell>
          <table:table-cell office:value-type="string">
            <text:p>18.23±0.02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49">
            <text:p>35.49</text:p>
          </table:table-cell>
          <table:table-cell office:value-type="string">
            <text:p>...</text:p>
          </table:table-cell>
          <table:table-cell office:value-type="float" office:value="17.02">
            <text:p>17.02</text:p>
          </table:table-cell>
          <table:table-cell office:value-type="string">
            <text:p>...</text:p>
          </table:table-cell>
          <table:table-cell office:value-type="float" office:value="2.78">
            <text:p>2.78</text:p>
          </table:table-cell>
          <table:table-cell office:value-type="string">
            <text:p>...</text:p>
          </table:table-cell>
          <table:table-cell office:value-type="float" office:value="2.75">
            <text:p>2.75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6941</text:p>
          </table:table-cell>
          <table:table-cell office:value-type="string">
            <text:p>15.85±0.03</text:p>
          </table:table-cell>
          <table:table-cell office:value-type="string">
            <text:p>15.49±0.01</text:p>
          </table:table-cell>
          <table:table-cell office:value-type="string">
            <text:p>0.36±0.03</text:p>
          </table:table-cell>
          <table:table-cell office:value-type="string">
            <text:p>16.10±0.01</text:p>
          </table:table-cell>
          <table:table-cell office:value-type="string">
            <text:p>15.69±0.01</text:p>
          </table:table-cell>
          <table:table-cell office:value-type="string">
            <text:p>0.41±0.02</text:p>
          </table:table-cell>
          <table:table-cell office:value-type="float" office:value="36.5">
            <text:p>36.5</text:p>
          </table:table-cell>
          <table:table-cell office:value-type="float" office:value="36.46">
            <text:p>36.46</text:p>
          </table:table-cell>
          <table:table-cell office:value-type="float" office:value="30.6">
            <text:p>30.6</text:p>
          </table:table-cell>
          <table:table-cell office:value-type="float" office:value="28.57">
            <text:p>28.57</text:p>
          </table:table-cell>
          <table:table-cell office:value-type="float" office:value="2.21">
            <text:p>2.21</text:p>
          </table:table-cell>
          <table:table-cell office:value-type="float" office:value="2.29">
            <text:p>2.29</text:p>
          </table:table-cell>
          <table:table-cell office:value-type="float" office:value="2.13">
            <text:p>2.13</text:p>
          </table:table-cell>
          <table:table-cell office:value-type="float" office:value="2.28">
            <text:p>2.28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6951</text:p>
          </table:table-cell>
          <table:table-cell office:value-type="string">
            <text:p>14.62±0.18</text:p>
          </table:table-cell>
          <table:table-cell office:value-type="string">
            <text:p>13.43±0.11</text:p>
          </table:table-cell>
          <table:table-cell office:value-type="string">
            <text:p>1.19±0.21</text:p>
          </table:table-cell>
          <table:table-cell table:number-columns-repeated="3" office:value-type="string">
            <text:p>...</text:p>
          </table:table-cell>
          <table:table-cell office:value-type="float" office:value="35.86">
            <text:p>35.86</text:p>
          </table:table-cell>
          <table:table-cell office:value-type="float" office:value="36.16">
            <text:p>36.16</text:p>
          </table:table-cell>
          <table:table-cell office:value-type="float" office:value="44.62">
            <text:p>44.62</text:p>
          </table:table-cell>
          <table:table-cell office:value-type="float" office:value="47.71">
            <text:p>47.71</text:p>
          </table:table-cell>
          <table:table-cell office:value-type="float" office:value="1.93">
            <text:p>1.93</text:p>
          </table:table-cell>
          <table:table-cell office:value-type="float" office:value="2.32">
            <text:p>2.32</text:p>
          </table:table-cell>
          <table:table-cell office:value-type="float" office:value="1.83">
            <text:p>1.83</text:p>
          </table:table-cell>
          <table:table-cell office:value-type="float" office:value="2.45">
            <text:p>2.45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NGC 6945</text:p>
          </table:table-cell>
          <table:table-cell office:value-type="string">
            <text:p>19.05±0.36</text:p>
          </table:table-cell>
          <table:table-cell office:value-type="string">
            <text:p>17.49±0.02</text:p>
          </table:table-cell>
          <table:table-cell office:value-type="string">
            <text:p>1.56±0.36</text:p>
          </table:table-cell>
          <table:table-cell office:value-type="string">
            <text:p>19.53±0.15</text:p>
          </table:table-cell>
          <table:table-cell office:value-type="string">
            <text:p>17.73±0.02</text:p>
          </table:table-cell>
          <table:table-cell office:value-type="string">
            <text:p>1.79±0.16</text:p>
          </table:table-cell>
          <table:table-cell office:value-type="float" office:value="34.79">
            <text:p>34.79</text:p>
          </table:table-cell>
          <table:table-cell office:value-type="float" office:value="35.24">
            <text:p>35.24</text:p>
          </table:table-cell>
          <table:table-cell office:value-type="float" office:value="23.7">
            <text:p>23.7</text:p>
          </table:table-cell>
          <table:table-cell office:value-type="float" office:value="13.48">
            <text:p>13.48</text:p>
          </table:table-cell>
          <table:table-cell office:value-type="float" office:value="4.39">
            <text:p>4.39</text:p>
          </table:table-cell>
          <table:table-cell table:number-columns-repeated="3" office:value-type="string">
            <text:p>...</text:p>
          </table:table-cell>
          <table:table-cell office:value-type="string">
            <text:p>EV</text:p>
          </table:table-cell>
        </table:table-row>
        <table:table-row table:style-name="ro1">
          <table:table-cell office:value-type="string">
            <text:p>PGC 65158</text:p>
          </table:table-cell>
          <table:table-cell office:value-type="string">
            <text:p>17.06±0.02</text:p>
          </table:table-cell>
          <table:table-cell office:value-type="string">
            <text:p>16.64±0.01</text:p>
          </table:table-cell>
          <table:table-cell office:value-type="string">
            <text:p>0.41±0.02</text:p>
          </table:table-cell>
          <table:table-cell office:value-type="string">
            <text:p>17.38±0.03</text:p>
          </table:table-cell>
          <table:table-cell office:value-type="string">
            <text:p>16.98±0.01</text:p>
          </table:table-cell>
          <table:table-cell office:value-type="string">
            <text:p>0.40±0.03</text:p>
          </table:table-cell>
          <table:table-cell office:value-type="float" office:value="35.63">
            <text:p>35.63</text:p>
          </table:table-cell>
          <table:table-cell office:value-type="float" office:value="35.62">
            <text:p>35.62</text:p>
          </table:table-cell>
          <table:table-cell office:value-type="float" office:value="16.71">
            <text:p>16.71</text:p>
          </table:table-cell>
          <table:table-cell office:value-type="float" office:value="17.05">
            <text:p>17.05</text:p>
          </table:table-cell>
          <table:table-cell office:value-type="float" office:value="2.32">
            <text:p>2.32</text:p>
          </table:table-cell>
          <table:table-cell office:value-type="float" office:value="2.41">
            <text:p>2.41</text:p>
          </table:table-cell>
          <table:table-cell office:value-type="float" office:value="2.28">
            <text:p>2.28</text:p>
          </table:table-cell>
          <table:table-cell office:value-type="float" office:value="2.4">
            <text:p>2.4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UGC 11612</text:p>
          </table:table-cell>
          <table:table-cell office:value-type="string">
            <text:p>19.10±0.13</text:p>
          </table:table-cell>
          <table:table-cell office:value-type="string">
            <text:p>18.04±0.03</text:p>
          </table:table-cell>
          <table:table-cell office:value-type="string">
            <text:p>1.06±0.14</text:p>
          </table:table-cell>
          <table:table-cell office:value-type="string">
            <text:p>19.57±0.08</text:p>
          </table:table-cell>
          <table:table-cell office:value-type="string">
            <text:p>18.59±0.02</text:p>
          </table:table-cell>
          <table:table-cell office:value-type="string">
            <text:p>0.98±0.09</text:p>
          </table:table-cell>
          <table:table-cell office:value-type="float" office:value="35.42">
            <text:p>35.42</text:p>
          </table:table-cell>
          <table:table-cell office:value-type="float" office:value="35.67">
            <text:p>35.67</text:p>
          </table:table-cell>
          <table:table-cell office:value-type="float" office:value="11.33">
            <text:p>11.33</text:p>
          </table:table-cell>
          <table:table-cell office:value-type="float" office:value="12.58">
            <text:p>12.58</text:p>
          </table:table-cell>
          <table:table-cell office:value-type="float" office:value="2.51">
            <text:p>2.51</text:p>
          </table:table-cell>
          <table:table-cell office:value-type="float" office:value="2.32">
            <text:p>2.32</text:p>
          </table:table-cell>
          <table:table-cell office:value-type="string">
            <text:p>...</text:p>
          </table:table-cell>
          <table:table-cell office:value-type="float" office:value="2.36">
            <text:p>2.36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PGC 65328</text:p>
          </table:table-cell>
          <table:table-cell office:value-type="string">
            <text:p>16.74±0.03</text:p>
          </table:table-cell>
          <table:table-cell office:value-type="string">
            <text:p>16.38±0.01</text:p>
          </table:table-cell>
          <table:table-cell office:value-type="string">
            <text:p>0.36±0.03</text:p>
          </table:table-cell>
          <table:table-cell office:value-type="string">
            <text:p>16.82±0.03</text:p>
          </table:table-cell>
          <table:table-cell office:value-type="string">
            <text:p>16.47±0.01</text:p>
          </table:table-cell>
          <table:table-cell office:value-type="string">
            <text:p>0.35±0.04</text:p>
          </table:table-cell>
          <table:table-cell office:value-type="float" office:value="36.42">
            <text:p>36.42</text:p>
          </table:table-cell>
          <table:table-cell office:value-type="float" office:value="36.39">
            <text:p>36.39</text:p>
          </table:table-cell>
          <table:table-cell office:value-type="float" office:value="19.3">
            <text:p>19.3</text:p>
          </table:table-cell>
          <table:table-cell office:value-type="float" office:value="18.25">
            <text:p>18.25</text:p>
          </table:table-cell>
          <table:table-cell table:number-columns-repeated="4" office:value-type="string">
            <text:p>...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ESO 341-G013</text:p>
          </table:table-cell>
          <table:table-cell office:value-type="string">
            <text:p>...</text:p>
          </table:table-cell>
          <table:table-cell office:value-type="string">
            <text:p>18.22±0.07</text:p>
          </table:table-cell>
          <table:table-cell table:number-columns-repeated="2" office:value-type="string">
            <text:p>...</text:p>
          </table:table-cell>
          <table:table-cell office:value-type="string">
            <text:p>18.53±0.06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44">
            <text:p>35.44</text:p>
          </table:table-cell>
          <table:table-cell office:value-type="string">
            <text:p>...</text:p>
          </table:table-cell>
          <table:table-cell office:value-type="float" office:value="14.09">
            <text:p>14.09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6962</text:p>
          </table:table-cell>
          <table:table-cell office:value-type="string">
            <text:p>15.69±0.01</text:p>
          </table:table-cell>
          <table:table-cell office:value-type="string">
            <text:p>15.12±0.01</text:p>
          </table:table-cell>
          <table:table-cell office:value-type="string">
            <text:p>0.57±0.02</text:p>
          </table:table-cell>
          <table:table-cell office:value-type="string">
            <text:p>15.80±0.02</text:p>
          </table:table-cell>
          <table:table-cell office:value-type="string">
            <text:p>15.28±0.01</text:p>
          </table:table-cell>
          <table:table-cell office:value-type="string">
            <text:p>0.52±0.02</text:p>
          </table:table-cell>
          <table:table-cell office:value-type="float" office:value="36.23">
            <text:p>36.23</text:p>
          </table:table-cell>
          <table:table-cell office:value-type="float" office:value="36.28">
            <text:p>36.28</text:p>
          </table:table-cell>
          <table:table-cell office:value-type="float" office:value="56.6">
            <text:p>56.6</text:p>
          </table:table-cell>
          <table:table-cell office:value-type="float" office:value="55.74">
            <text:p>55.74</text:p>
          </table:table-cell>
          <table:table-cell office:value-type="float" office:value="1.52">
            <text:p>1.52</text:p>
          </table:table-cell>
          <table:table-cell office:value-type="float" office:value="1.69">
            <text:p>1.69</text:p>
          </table:table-cell>
          <table:table-cell office:value-type="float" office:value="1.23">
            <text:p>1.23</text:p>
          </table:table-cell>
          <table:table-cell office:value-type="float" office:value="1.54">
            <text:p>1.54</text:p>
          </table:table-cell>
          <table:table-cell office:value-type="string">
            <text:p>...</text:p>
          </table:table-cell>
        </table:table-row>
        <table:table-row table:style-name="ro1">
          <table:table-cell office:value-type="string">
            <text:p>NGC 6964</text:p>
          </table:table-cell>
          <table:table-cell office:value-type="string">
            <text:p>19.05±0.16</text:p>
          </table:table-cell>
          <table:table-cell office:value-type="string">
            <text:p>17.53±0.05</text:p>
          </table:table-cell>
          <table:table-cell office:value-type="string">
            <text:p>1.52±0.16</text:p>
          </table:table-cell>
          <table:table-cell office:value-type="string">
            <text:p>19.17±0.24</text:p>
          </table:table-cell>
          <table:table-cell office:value-type="string">
            <text:p>17.78±0.04</text:p>
          </table:table-cell>
          <table:table-cell office:value-type="string">
            <text:p>1.40±0.24</text:p>
          </table:table-cell>
          <table:table-cell office:value-type="float" office:value="34.8">
            <text:p>34.8</text:p>
          </table:table-cell>
          <table:table-cell office:value-type="float" office:value="35.23">
            <text:p>35.23</text:p>
          </table:table-cell>
          <table:table-cell office:value-type="float" office:value="19.09">
            <text:p>19.09</text:p>
          </table:table-cell>
          <table:table-cell office:value-type="float" office:value="19.5">
            <text:p>19.5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PGC 65420</text:p>
          </table:table-cell>
          <table:table-cell office:value-type="string">
            <text:p>16.35±0.04</text:p>
          </table:table-cell>
          <table:table-cell office:value-type="string">
            <text:p>16.23±0.01</text:p>
          </table:table-cell>
          <table:table-cell office:value-type="string">
            <text:p>0.12±0.04</text:p>
          </table:table-cell>
          <table:table-cell office:value-type="string">
            <text:p>16.41±0.04</text:p>
          </table:table-cell>
          <table:table-cell office:value-type="string">
            <text:p>16.27±0.01</text:p>
          </table:table-cell>
          <table:table-cell office:value-type="string">
            <text:p>0.13±0.04</text:p>
          </table:table-cell>
          <table:table-cell office:value-type="float" office:value="36.28">
            <text:p>36.28</text:p>
          </table:table-cell>
          <table:table-cell office:value-type="float" office:value="36.15">
            <text:p>36.15</text:p>
          </table:table-cell>
          <table:table-cell office:value-type="float" office:value="12.41">
            <text:p>12.41</text:p>
          </table:table-cell>
          <table:table-cell office:value-type="float" office:value="11.83">
            <text:p>11.83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6958</text:p>
          </table:table-cell>
          <table:table-cell office:value-type="string">
            <text:p>18.58±0.11</text:p>
          </table:table-cell>
          <table:table-cell office:value-type="string">
            <text:p>16.46±0.04</text:p>
          </table:table-cell>
          <table:table-cell office:value-type="string">
            <text:p>2.12±0.12</text:p>
          </table:table-cell>
          <table:table-cell office:value-type="string">
            <text:p>...</text:p>
          </table:table-cell>
          <table:table-cell office:value-type="string">
            <text:p>16.56±0.02</text:p>
          </table:table-cell>
          <table:table-cell office:value-type="string">
            <text:p>...</text:p>
          </table:table-cell>
          <table:table-cell office:value-type="float" office:value="34.63">
            <text:p>34.63</text:p>
          </table:table-cell>
          <table:table-cell office:value-type="float" office:value="35.3">
            <text:p>35.3</text:p>
          </table:table-cell>
          <table:table-cell office:value-type="string">
            <text:p>...</text:p>
          </table:table-cell>
          <table:table-cell office:value-type="float" office:value="17.88">
            <text:p>17.88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UGC 11646</text:p>
          </table:table-cell>
          <table:table-cell office:value-type="string">
            <text:p>17.73±0.03</text:p>
          </table:table-cell>
          <table:table-cell office:value-type="string">
            <text:p>17.02±0.02</text:p>
          </table:table-cell>
          <table:table-cell office:value-type="string">
            <text:p>0.70±0.04</text:p>
          </table:table-cell>
          <table:table-cell office:value-type="string">
            <text:p>18.07±0.04</text:p>
          </table:table-cell>
          <table:table-cell office:value-type="string">
            <text:p>17.39±0.01</text:p>
          </table:table-cell>
          <table:table-cell office:value-type="string">
            <text:p>0.68±0.04</text:p>
          </table:table-cell>
          <table:table-cell office:value-type="float" office:value="36.03">
            <text:p>36.03</text:p>
          </table:table-cell>
          <table:table-cell office:value-type="float" office:value="36.14">
            <text:p>36.14</text:p>
          </table:table-cell>
          <table:table-cell office:value-type="float" office:value="12.99">
            <text:p>12.99</text:p>
          </table:table-cell>
          <table:table-cell office:value-type="float" office:value="12.74">
            <text:p>12.74</text:p>
          </table:table-cell>
          <table:table-cell office:value-type="float" office:value="2.28">
            <text:p>2.28</text:p>
          </table:table-cell>
          <table:table-cell office:value-type="float" office:value="2.55">
            <text:p>2.55</text:p>
          </table:table-cell>
          <table:table-cell table:number-columns-repeated="2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PGC 66559</text:p>
          </table:table-cell>
          <table:table-cell office:value-type="string">
            <text:p>15.55±0.06</text:p>
          </table:table-cell>
          <table:table-cell office:value-type="string">
            <text:p>15.12±0.04</text:p>
          </table:table-cell>
          <table:table-cell office:value-type="string">
            <text:p>0.43±0.07</text:p>
          </table:table-cell>
          <table:table-cell office:value-type="string">
            <text:p>15.73±0.04</text:p>
          </table:table-cell>
          <table:table-cell office:value-type="string">
            <text:p>15.42±0.03</text:p>
          </table:table-cell>
          <table:table-cell office:value-type="string">
            <text:p>0.31±0.05</text:p>
          </table:table-cell>
          <table:table-cell office:value-type="float" office:value="35.9">
            <text:p>35.9</text:p>
          </table:table-cell>
          <table:table-cell office:value-type="float" office:value="35.89">
            <text:p>35.89</text:p>
          </table:table-cell>
          <table:table-cell office:value-type="float" office:value="18.57">
            <text:p>18.57</text:p>
          </table:table-cell>
          <table:table-cell office:value-type="float" office:value="19.89">
            <text:p>19.89</text:p>
          </table:table-cell>
          <table:table-cell office:value-type="float" office:value="2.28">
            <text:p>2.28</text:p>
          </table:table-cell>
          <table:table-cell office:value-type="float" office:value="2.76">
            <text:p>2.76</text:p>
          </table:table-cell>
          <table:table-cell table:number-columns-repeated="2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7080</text:p>
          </table:table-cell>
          <table:table-cell office:value-type="string">
            <text:p>16.31±0.05</text:p>
          </table:table-cell>
          <table:table-cell office:value-type="string">
            <text:p>15.42±0.02</text:p>
          </table:table-cell>
          <table:table-cell office:value-type="string">
            <text:p>0.89±0.05</text:p>
          </table:table-cell>
          <table:table-cell office:value-type="string">
            <text:p>16.39±0.01</text:p>
          </table:table-cell>
          <table:table-cell office:value-type="string">
            <text:p>15.48±0.01</text:p>
          </table:table-cell>
          <table:table-cell office:value-type="string">
            <text:p>0.92±0.02</text:p>
          </table:table-cell>
          <table:table-cell office:value-type="float" office:value="36.12">
            <text:p>36.12</text:p>
          </table:table-cell>
          <table:table-cell office:value-type="float" office:value="36.3">
            <text:p>36.3</text:p>
          </table:table-cell>
          <table:table-cell office:value-type="float" office:value="20.77">
            <text:p>20.77</text:p>
          </table:table-cell>
          <table:table-cell office:value-type="float" office:value="19.65">
            <text:p>19.65</text:p>
          </table:table-cell>
          <table:table-cell office:value-type="float" office:value="2.46">
            <text:p>2.46</text:p>
          </table:table-cell>
          <table:table-cell office:value-type="float" office:value="2.69">
            <text:p>2.69</text:p>
          </table:table-cell>
          <table:table-cell office:value-type="float" office:value="2.44">
            <text:p>2.44</text:p>
          </table:table-cell>
          <table:table-cell office:value-type="string">
            <text:p>...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UGC 11776</text:p>
          </table:table-cell>
          <table:table-cell office:value-type="string">
            <text:p>18.43±0.10</text:p>
          </table:table-cell>
          <table:table-cell office:value-type="string">
            <text:p>17.59±0.03</text:p>
          </table:table-cell>
          <table:table-cell office:value-type="string">
            <text:p>0.85±0.11</text:p>
          </table:table-cell>
          <table:table-cell office:value-type="string">
            <text:p>18.99±0.08</text:p>
          </table:table-cell>
          <table:table-cell office:value-type="string">
            <text:p>18.18±0.03</text:p>
          </table:table-cell>
          <table:table-cell office:value-type="string">
            <text:p>0.81±0.09</text:p>
          </table:table-cell>
          <table:table-cell office:value-type="float" office:value="35.76">
            <text:p>35.76</text:p>
          </table:table-cell>
          <table:table-cell office:value-type="float" office:value="35.92">
            <text:p>35.92</text:p>
          </table:table-cell>
          <table:table-cell office:value-type="float" office:value="11.56">
            <text:p>11.56</text:p>
          </table:table-cell>
          <table:table-cell office:value-type="float" office:value="11.69">
            <text:p>11.69</text:p>
          </table:table-cell>
          <table:table-cell office:value-type="float" office:value="2.11">
            <text:p>2.11</text:p>
          </table:table-cell>
          <table:table-cell office:value-type="float" office:value="2.23">
            <text:p>2.23</text:p>
          </table:table-cell>
          <table:table-cell office:value-type="float" office:value="2.03">
            <text:p>2.03</text:p>
          </table:table-cell>
          <table:table-cell office:value-type="float" office:value="2.2">
            <text:p>2.2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PGC 67153</text:p>
          </table:table-cell>
          <table:table-cell office:value-type="string">
            <text:p>18.78±0.05</text:p>
          </table:table-cell>
          <table:table-cell office:value-type="string">
            <text:p>17.93±0.02</text:p>
          </table:table-cell>
          <table:table-cell office:value-type="string">
            <text:p>0.85±0.06</text:p>
          </table:table-cell>
          <table:table-cell office:value-type="string">
            <text:p>...</text:p>
          </table:table-cell>
          <table:table-cell office:value-type="string">
            <text:p>17.99±0.03</text:p>
          </table:table-cell>
          <table:table-cell office:value-type="string">
            <text:p>...</text:p>
          </table:table-cell>
          <table:table-cell office:value-type="float" office:value="35.29">
            <text:p>35.29</text:p>
          </table:table-cell>
          <table:table-cell office:value-type="float" office:value="35.45">
            <text:p>35.45</text:p>
          </table:table-cell>
          <table:table-cell office:value-type="float" office:value="7.95">
            <text:p>7.95</text:p>
          </table:table-cell>
          <table:table-cell office:value-type="float" office:value="8.98">
            <text:p>8.98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11789</text:p>
          </table:table-cell>
          <table:table-cell office:value-type="string">
            <text:p>17.35±0.03</text:p>
          </table:table-cell>
          <table:table-cell office:value-type="string">
            <text:p>16.81±0.01</text:p>
          </table:table-cell>
          <table:table-cell office:value-type="string">
            <text:p>0.54±0.03</text:p>
          </table:table-cell>
          <table:table-cell office:value-type="string">
            <text:p>17.43±0.03</text:p>
          </table:table-cell>
          <table:table-cell office:value-type="string">
            <text:p>16.94±0.01</text:p>
          </table:table-cell>
          <table:table-cell office:value-type="string">
            <text:p>0.49±0.03</text:p>
          </table:table-cell>
          <table:table-cell office:value-type="float" office:value="36.21">
            <text:p>36.21</text:p>
          </table:table-cell>
          <table:table-cell office:value-type="float" office:value="36.25">
            <text:p>36.25</text:p>
          </table:table-cell>
          <table:table-cell office:value-type="float" office:value="9.8">
            <text:p>9.8</text:p>
          </table:table-cell>
          <table:table-cell office:value-type="float" office:value="10.93">
            <text:p>10.93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Tol 2138-405</text:p>
          </table:table-cell>
          <table:table-cell office:value-type="string">
            <text:p>18.06±0.02</text:p>
          </table:table-cell>
          <table:table-cell office:value-type="string">
            <text:p>18.04±0.03</text:p>
          </table:table-cell>
          <table:table-cell office:value-type="string">
            <text:p>0.03±0.04</text:p>
          </table:table-cell>
          <table:table-cell table:number-columns-repeated="3" office:value-type="string">
            <text:p>...</text:p>
          </table:table-cell>
          <table:table-cell office:value-type="float" office:value="36.46">
            <text:p>36.46</text:p>
          </table:table-cell>
          <table:table-cell office:value-type="float" office:value="36.29">
            <text:p>36.29</text:p>
          </table:table-cell>
          <table:table-cell table:number-columns-repeated="7" office:value-type="string">
            <text:p>...</text:p>
          </table:table-cell>
        </table:table-row>
        <table:table-row table:style-name="ro1">
          <table:table-cell office:value-type="string">
            <text:p>ESO 343-G018</text:p>
          </table:table-cell>
          <table:table-cell office:value-type="string">
            <text:p>16.83±0.04</text:p>
          </table:table-cell>
          <table:table-cell office:value-type="string">
            <text:p>16.37±0.02</text:p>
          </table:table-cell>
          <table:table-cell office:value-type="string">
            <text:p>0.46±0.04</text:p>
          </table:table-cell>
          <table:table-cell office:value-type="string">
            <text:p>17.03±0.02</text:p>
          </table:table-cell>
          <table:table-cell office:value-type="string">
            <text:p>16.60±0.01</text:p>
          </table:table-cell>
          <table:table-cell office:value-type="string">
            <text:p>0.42±0.03</text:p>
          </table:table-cell>
          <table:table-cell office:value-type="float" office:value="35.86">
            <text:p>35.86</text:p>
          </table:table-cell>
          <table:table-cell office:value-type="float" office:value="35.87">
            <text:p>35.87</text:p>
          </table:table-cell>
          <table:table-cell office:value-type="float" office:value="11.24">
            <text:p>11.24</text:p>
          </table:table-cell>
          <table:table-cell office:value-type="float" office:value="11.73">
            <text:p>11.73</text:p>
          </table:table-cell>
          <table:table-cell table:number-columns-repeated="2" office:value-type="float" office:value="2.44">
            <text:p>2.44</text:p>
          </table:table-cell>
          <table:table-cell office:value-type="float" office:value="2.48">
            <text:p>2.48</text:p>
          </table:table-cell>
          <table:table-cell office:value-type="float" office:value="2.46">
            <text:p>2.46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11790</text:p>
          </table:table-cell>
          <table:table-cell office:value-type="string">
            <text:p>16.84±0.03</text:p>
          </table:table-cell>
          <table:table-cell office:value-type="string">
            <text:p>16.25±0.01</text:p>
          </table:table-cell>
          <table:table-cell office:value-type="string">
            <text:p>0.59±0.03</text:p>
          </table:table-cell>
          <table:table-cell office:value-type="string">
            <text:p>16.95±0.03</text:p>
          </table:table-cell>
          <table:table-cell office:value-type="string">
            <text:p>16.39±0.01</text:p>
          </table:table-cell>
          <table:table-cell office:value-type="string">
            <text:p>0.56±0.03</text:p>
          </table:table-cell>
          <table:table-cell office:value-type="float" office:value="35.83">
            <text:p>35.83</text:p>
          </table:table-cell>
          <table:table-cell office:value-type="float" office:value="35.89">
            <text:p>35.89</text:p>
          </table:table-cell>
          <table:table-cell office:value-type="float" office:value="20.75">
            <text:p>20.75</text:p>
          </table:table-cell>
          <table:table-cell office:value-type="float" office:value="20.51">
            <text:p>20.51</text:p>
          </table:table-cell>
          <table:table-cell office:value-type="float" office:value="2.05">
            <text:p>2.05</text:p>
          </table:table-cell>
          <table:table-cell office:value-type="float" office:value="2.1">
            <text:p>2.1</text:p>
          </table:table-cell>
          <table:table-cell office:value-type="float" office:value="1.94">
            <text:p>1.94</text:p>
          </table:table-cell>
          <table:table-cell office:value-type="float" office:value="2.02">
            <text:p>2.02</text:p>
          </table:table-cell>
          <table:table-cell office:value-type="string">
            <text:p>ED</text:p>
          </table:table-cell>
        </table:table-row>
        <table:table-row table:style-name="ro1">
          <table:table-cell office:value-type="string">
            <text:p>UGC 11794</text:p>
          </table:table-cell>
          <table:table-cell office:value-type="string">
            <text:p>18.09±0.05</text:p>
          </table:table-cell>
          <table:table-cell office:value-type="string">
            <text:p>17.39±0.03</text:p>
          </table:table-cell>
          <table:table-cell office:value-type="string">
            <text:p>0.71±0.05</text:p>
          </table:table-cell>
          <table:table-cell office:value-type="string">
            <text:p>18.37±0.05</text:p>
          </table:table-cell>
          <table:table-cell office:value-type="string">
            <text:p>17.53±0.02</text:p>
          </table:table-cell>
          <table:table-cell office:value-type="string">
            <text:p>0.83±0.05</text:p>
          </table:table-cell>
          <table:table-cell office:value-type="float" office:value="35.56">
            <text:p>35.56</text:p>
          </table:table-cell>
          <table:table-cell office:value-type="float" office:value="35.66">
            <text:p>35.66</text:p>
          </table:table-cell>
          <table:table-cell office:value-type="float" office:value="10.64">
            <text:p>10.64</text:p>
          </table:table-cell>
          <table:table-cell office:value-type="float" office:value="9.61">
            <text:p>9.61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ESO 466-G001</text:p>
          </table:table-cell>
          <table:table-cell office:value-type="string">
            <text:p>19.59±0.24</text:p>
          </table:table-cell>
          <table:table-cell office:value-type="string">
            <text:p>18.37±0.14</text:p>
          </table:table-cell>
          <table:table-cell office:value-type="string">
            <text:p>1.21±0.28</text:p>
          </table:table-cell>
          <table:table-cell office:value-type="string">
            <text:p>19.93±0.14</text:p>
          </table:table-cell>
          <table:table-cell office:value-type="string">
            <text:p>18.84±0.04</text:p>
          </table:table-cell>
          <table:table-cell office:value-type="string">
            <text:p>1.09±0.14</text:p>
          </table:table-cell>
          <table:table-cell office:value-type="float" office:value="35.1">
            <text:p>35.1</text:p>
          </table:table-cell>
          <table:table-cell office:value-type="float" office:value="35.41">
            <text:p>35.41</text:p>
          </table:table-cell>
          <table:table-cell office:value-type="float" office:value="10.56">
            <text:p>10.56</text:p>
          </table:table-cell>
          <table:table-cell office:value-type="float" office:value="13.27">
            <text:p>13.27</text:p>
          </table:table-cell>
          <table:table-cell office:value-type="float" office:value="2.81">
            <text:p>2.81</text:p>
          </table:table-cell>
          <table:table-cell office:value-type="float" office:value="2.88">
            <text:p>2.88</text:p>
          </table:table-cell>
          <table:table-cell table:number-columns-repeated="2" office:value-type="float" office:value="2.89">
            <text:p>2.89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ESO 466-G005</text:p>
          </table:table-cell>
          <table:table-cell office:value-type="string">
            <text:p>16.99±0.01</text:p>
          </table:table-cell>
          <table:table-cell office:value-type="string">
            <text:p>16.53±0.01</text:p>
          </table:table-cell>
          <table:table-cell office:value-type="string">
            <text:p>0.46±0.02</text:p>
          </table:table-cell>
          <table:table-cell office:value-type="string">
            <text:p>17.22±0.03</text:p>
          </table:table-cell>
          <table:table-cell office:value-type="string">
            <text:p>16.81±0.01</text:p>
          </table:table-cell>
          <table:table-cell office:value-type="string">
            <text:p>0.41±0.03</text:p>
          </table:table-cell>
          <table:table-cell table:number-columns-repeated="2" office:value-type="float" office:value="35.98">
            <text:p>35.98</text:p>
          </table:table-cell>
          <table:table-cell office:value-type="float" office:value="11.23">
            <text:p>11.23</text:p>
          </table:table-cell>
          <table:table-cell office:value-type="float" office:value="11.58">
            <text:p>11.58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UGC 11816</text:p>
          </table:table-cell>
          <table:table-cell office:value-type="string">
            <text:p>15.96±0.04</text:p>
          </table:table-cell>
          <table:table-cell office:value-type="string">
            <text:p>15.65±0.02</text:p>
          </table:table-cell>
          <table:table-cell office:value-type="string">
            <text:p>0.31±0.05</text:p>
          </table:table-cell>
          <table:table-cell office:value-type="string">
            <text:p>16.16±0.02</text:p>
          </table:table-cell>
          <table:table-cell office:value-type="string">
            <text:p>15.81±0.01</text:p>
          </table:table-cell>
          <table:table-cell office:value-type="string">
            <text:p>0.35±0.02</text:p>
          </table:table-cell>
          <table:table-cell office:value-type="float" office:value="36.22">
            <text:p>36.22</text:p>
          </table:table-cell>
          <table:table-cell office:value-type="float" office:value="36.17">
            <text:p>36.17</text:p>
          </table:table-cell>
          <table:table-cell office:value-type="float" office:value="24.19">
            <text:p>24.19</text:p>
          </table:table-cell>
          <table:table-cell office:value-type="float" office:value="22.67">
            <text:p>22.67</text:p>
          </table:table-cell>
          <table:table-cell office:value-type="float" office:value="2.33">
            <text:p>2.33</text:p>
          </table:table-cell>
          <table:table-cell office:value-type="float" office:value="2.46">
            <text:p>2.46</text:p>
          </table:table-cell>
          <table:table-cell office:value-type="float" office:value="2.3">
            <text:p>2.3</text:p>
          </table:table-cell>
          <table:table-cell office:value-type="float" office:value="2.5">
            <text:p>2.5</text:p>
          </table:table-cell>
          <table:table-cell office:value-type="string">
            <text:p>Ed</text:p>
          </table:table-cell>
        </table:table-row>
        <table:table-row table:style-name="ro1">
          <table:table-cell office:value-type="string">
            <text:p>NGC 7152</text:p>
          </table:table-cell>
          <table:table-cell office:value-type="string">
            <text:p>16.79±0.02</text:p>
          </table:table-cell>
          <table:table-cell office:value-type="string">
            <text:p>16.34±0.01</text:p>
          </table:table-cell>
          <table:table-cell office:value-type="string">
            <text:p>0.45±0.02</text:p>
          </table:table-cell>
          <table:table-cell office:value-type="string">
            <text:p>16.88±0.02</text:p>
          </table:table-cell>
          <table:table-cell office:value-type="string">
            <text:p>16.45±0.01</text:p>
          </table:table-cell>
          <table:table-cell office:value-type="string">
            <text:p>0.44±0.02</text:p>
          </table:table-cell>
          <table:table-cell office:value-type="float" office:value="36.14">
            <text:p>36.14</text:p>
          </table:table-cell>
          <table:table-cell office:value-type="float" office:value="36.15">
            <text:p>36.15</text:p>
          </table:table-cell>
          <table:table-cell office:value-type="float" office:value="13.5">
            <text:p>13.5</text:p>
          </table:table-cell>
          <table:table-cell office:value-type="float" office:value="13.12">
            <text:p>13.12</text:p>
          </table:table-cell>
          <table:table-cell office:value-type="float" office:value="1.67">
            <text:p>1.67</text:p>
          </table:table-cell>
          <table:table-cell office:value-type="float" office:value="1.82">
            <text:p>1.82</text:p>
          </table:table-cell>
          <table:table-cell office:value-type="float" office:value="1.52">
            <text:p>1.52</text:p>
          </table:table-cell>
          <table:table-cell office:value-type="string">
            <text:p>...</text:p>
          </table:table-cell>
          <table:table-cell office:value-type="string">
            <text:p>?D</text:p>
          </table:table-cell>
        </table:table-row>
        <table:table-row table:style-name="ro1">
          <table:table-cell office:value-type="string">
            <text:p>ESO 466-G014</text:p>
          </table:table-cell>
          <table:table-cell office:value-type="string">
            <text:p>19.29±0.10</text:p>
          </table:table-cell>
          <table:table-cell office:value-type="string">
            <text:p>18.14±0.01</text:p>
          </table:table-cell>
          <table:table-cell office:value-type="string">
            <text:p>1.16±0.10</text:p>
          </table:table-cell>
          <table:table-cell office:value-type="string">
            <text:p>19.64±0.05</text:p>
          </table:table-cell>
          <table:table-cell office:value-type="string">
            <text:p>18.70±0.02</text:p>
          </table:table-cell>
          <table:table-cell office:value-type="string">
            <text:p>0.94±0.05</text:p>
          </table:table-cell>
          <table:table-cell office:value-type="float" office:value="34.25">
            <text:p>34.25</text:p>
          </table:table-cell>
          <table:table-cell office:value-type="float" office:value="34.53">
            <text:p>34.53</text:p>
          </table:table-cell>
          <table:table-cell office:value-type="float" office:value="9.46">
            <text:p>9.46</text:p>
          </table:table-cell>
          <table:table-cell office:value-type="float" office:value="11.96">
            <text:p>11.96</text:p>
          </table:table-cell>
          <table:table-cell office:value-type="float" office:value="2.57">
            <text:p>2.57</text:p>
          </table:table-cell>
          <table:table-cell office:value-type="float" office:value="2.72">
            <text:p>2.72</text:p>
          </table:table-cell>
          <table:table-cell office:value-type="float" office:value="2.55">
            <text:p>2.55</text:p>
          </table:table-cell>
          <table:table-cell office:value-type="float" office:value="2.71">
            <text:p>2.71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UGC 11859</text:p>
          </table:table-cell>
          <table:table-cell office:value-type="string">
            <text:p>17.69±0.12</text:p>
          </table:table-cell>
          <table:table-cell office:value-type="string">
            <text:p>17.09±0.02</text:p>
          </table:table-cell>
          <table:table-cell office:value-type="string">
            <text:p>0.61±0.12</text:p>
          </table:table-cell>
          <table:table-cell office:value-type="string">
            <text:p>18.17±0.06</text:p>
          </table:table-cell>
          <table:table-cell office:value-type="string">
            <text:p>17.66±0.03</text:p>
          </table:table-cell>
          <table:table-cell office:value-type="string">
            <text:p>0.51±0.06</text:p>
          </table:table-cell>
          <table:table-cell office:value-type="float" office:value="35.13">
            <text:p>35.13</text:p>
          </table:table-cell>
          <table:table-cell office:value-type="float" office:value="35.2">
            <text:p>35.2</text:p>
          </table:table-cell>
          <table:table-cell office:value-type="float" office:value="16.22">
            <text:p>16.22</text:p>
          </table:table-cell>
          <table:table-cell office:value-type="float" office:value="19.8">
            <text:p>19.8</text:p>
          </table:table-cell>
          <table:table-cell office:value-type="float" office:value="3.66">
            <text:p>3.66</text:p>
          </table:table-cell>
          <table:table-cell office:value-type="float" office:value="2.42">
            <text:p>2.42</text:p>
          </table:table-cell>
          <table:table-cell office:value-type="float" office:value="3.5">
            <text:p>3.5</text:p>
          </table:table-cell>
          <table:table-cell office:value-type="float" office:value="2.37">
            <text:p>2.37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ESO 404-G015</text:p>
          </table:table-cell>
          <table:table-cell office:value-type="string">
            <text:p>17.01±0.02</text:p>
          </table:table-cell>
          <table:table-cell office:value-type="string">
            <text:p>16.53±0.01</text:p>
          </table:table-cell>
          <table:table-cell office:value-type="string">
            <text:p>0.48±0.02</text:p>
          </table:table-cell>
          <table:table-cell office:value-type="string">
            <text:p>17.18±0.02</text:p>
          </table:table-cell>
          <table:table-cell office:value-type="string">
            <text:p>16.70±0.01</text:p>
          </table:table-cell>
          <table:table-cell office:value-type="string">
            <text:p>0.48±0.02</text:p>
          </table:table-cell>
          <table:table-cell office:value-type="float" office:value="35.71">
            <text:p>35.71</text:p>
          </table:table-cell>
          <table:table-cell office:value-type="float" office:value="35.73">
            <text:p>35.73</text:p>
          </table:table-cell>
          <table:table-cell office:value-type="float" office:value="9.16">
            <text:p>9.16</text:p>
          </table:table-cell>
          <table:table-cell office:value-type="float" office:value="8.79">
            <text:p>8.79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7167</text:p>
          </table:table-cell>
          <table:table-cell office:value-type="string">
            <text:p>14.84±0.01</text:p>
          </table:table-cell>
          <table:table-cell office:value-type="string">
            <text:p>14.54±0.01</text:p>
          </table:table-cell>
          <table:table-cell office:value-type="string">
            <text:p>0.29±0.02</text:p>
          </table:table-cell>
          <table:table-cell office:value-type="string">
            <text:p>14.99±0.01</text:p>
          </table:table-cell>
          <table:table-cell office:value-type="string">
            <text:p>14.69±0.01</text:p>
          </table:table-cell>
          <table:table-cell office:value-type="string">
            <text:p>0.30±0.02</text:p>
          </table:table-cell>
          <table:table-cell office:value-type="float" office:value="36.1">
            <text:p>36.1</text:p>
          </table:table-cell>
          <table:table-cell office:value-type="float" office:value="36.04">
            <text:p>36.04</text:p>
          </table:table-cell>
          <table:table-cell office:value-type="float" office:value="23.02">
            <text:p>23.02</text:p>
          </table:table-cell>
          <table:table-cell office:value-type="float" office:value="22.37">
            <text:p>22.37</text:p>
          </table:table-cell>
          <table:table-cell office:value-type="float" office:value="2.28">
            <text:p>2.28</text:p>
          </table:table-cell>
          <table:table-cell office:value-type="float" office:value="2.43">
            <text:p>2.43</text:p>
          </table:table-cell>
          <table:table-cell office:value-type="float" office:value="2.3">
            <text:p>2.3</text:p>
          </table:table-cell>
          <table:table-cell office:value-type="float" office:value="2.48">
            <text:p>2.48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ESO 404-G023</text:p>
          </table:table-cell>
          <table:table-cell office:value-type="string">
            <text:p>15.96±0.07</text:p>
          </table:table-cell>
          <table:table-cell office:value-type="string">
            <text:p>15.62±0.04</text:p>
          </table:table-cell>
          <table:table-cell office:value-type="string">
            <text:p>0.34±0.08</text:p>
          </table:table-cell>
          <table:table-cell office:value-type="string">
            <text:p>16.38±0.02</text:p>
          </table:table-cell>
          <table:table-cell office:value-type="string">
            <text:p>15.98±0.01</text:p>
          </table:table-cell>
          <table:table-cell office:value-type="string">
            <text:p>0.39±0.02</text:p>
          </table:table-cell>
          <table:table-cell office:value-type="float" office:value="36.14">
            <text:p>36.14</text:p>
          </table:table-cell>
          <table:table-cell office:value-type="float" office:value="36.1">
            <text:p>36.1</text:p>
          </table:table-cell>
          <table:table-cell office:value-type="float" office:value="28.75">
            <text:p>28.75</text:p>
          </table:table-cell>
          <table:table-cell office:value-type="float" office:value="27.05">
            <text:p>27.05</text:p>
          </table:table-cell>
          <table:table-cell office:value-type="float" office:value="2.41">
            <text:p>2.41</text:p>
          </table:table-cell>
          <table:table-cell office:value-type="float" office:value="2.54">
            <text:p>2.54</text:p>
          </table:table-cell>
          <table:table-cell office:value-type="float" office:value="2.38">
            <text:p>2.38</text:p>
          </table:table-cell>
          <table:table-cell office:value-type="float" office:value="2.52">
            <text:p>2.52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IC 5156</text:p>
          </table:table-cell>
          <table:table-cell office:value-type="string">
            <text:p>16.15±0.02</text:p>
          </table:table-cell>
          <table:table-cell office:value-type="string">
            <text:p>15.46±0.01</text:p>
          </table:table-cell>
          <table:table-cell office:value-type="string">
            <text:p>0.68±0.02</text:p>
          </table:table-cell>
          <table:table-cell office:value-type="string">
            <text:p>16.24±0.02</text:p>
          </table:table-cell>
          <table:table-cell office:value-type="string">
            <text:p>15.57±0.01</text:p>
          </table:table-cell>
          <table:table-cell office:value-type="string">
            <text:p>0.67±0.02</text:p>
          </table:table-cell>
          <table:table-cell office:value-type="float" office:value="35.62">
            <text:p>35.62</text:p>
          </table:table-cell>
          <table:table-cell office:value-type="float" office:value="35.72">
            <text:p>35.72</text:p>
          </table:table-cell>
          <table:table-cell office:value-type="float" office:value="18.9">
            <text:p>18.9</text:p>
          </table:table-cell>
          <table:table-cell office:value-type="float" office:value="17.37">
            <text:p>17.37</text:p>
          </table:table-cell>
          <table:table-cell office:value-type="float" office:value="2.11">
            <text:p>2.11</text:p>
          </table:table-cell>
          <table:table-cell office:value-type="float" office:value="2.42">
            <text:p>2.42</text:p>
          </table:table-cell>
          <table:table-cell office:value-type="float" office:value="2.04">
            <text:p>2.04</text:p>
          </table:table-cell>
          <table:table-cell office:value-type="float" office:value="2.39">
            <text:p>2.39</text:p>
          </table:table-cell>
          <table:table-cell office:value-type="string">
            <text:p>?D</text:p>
          </table:table-cell>
        </table:table-row>
        <table:table-row table:style-name="ro1">
          <table:table-cell office:value-type="string">
            <text:p>NGC 7215</text:p>
          </table:table-cell>
          <table:table-cell office:value-type="string">
            <text:p>18.47±0.07</text:p>
          </table:table-cell>
          <table:table-cell office:value-type="string">
            <text:p>17.61±0.02</text:p>
          </table:table-cell>
          <table:table-cell office:value-type="string">
            <text:p>0.85±0.07</text:p>
          </table:table-cell>
          <table:table-cell office:value-type="string">
            <text:p>...</text:p>
          </table:table-cell>
          <table:table-cell office:value-type="string">
            <text:p>17.65±0.02</text:p>
          </table:table-cell>
          <table:table-cell office:value-type="string">
            <text:p>...</text:p>
          </table:table-cell>
          <table:table-cell office:value-type="float" office:value="35.07">
            <text:p>35.07</text:p>
          </table:table-cell>
          <table:table-cell office:value-type="float" office:value="35.24">
            <text:p>35.24</text:p>
          </table:table-cell>
          <table:table-cell table:number-columns-repeated="6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7221</text:p>
          </table:table-cell>
          <table:table-cell office:value-type="string">
            <text:p>15.28±0.01</text:p>
          </table:table-cell>
          <table:table-cell office:value-type="string">
            <text:p>14.97±0.01</text:p>
          </table:table-cell>
          <table:table-cell office:value-type="string">
            <text:p>0.31±0.01</text:p>
          </table:table-cell>
          <table:table-cell office:value-type="string">
            <text:p>15.54±0.01</text:p>
          </table:table-cell>
          <table:table-cell office:value-type="string">
            <text:p>15.21±0.01</text:p>
          </table:table-cell>
          <table:table-cell office:value-type="string">
            <text:p>0.33±0.02</text:p>
          </table:table-cell>
          <table:table-cell office:value-type="float" office:value="36.39">
            <text:p>36.39</text:p>
          </table:table-cell>
          <table:table-cell office:value-type="float" office:value="36.33">
            <text:p>36.33</text:p>
          </table:table-cell>
          <table:table-cell office:value-type="float" office:value="30.08">
            <text:p>30.08</text:p>
          </table:table-cell>
          <table:table-cell office:value-type="float" office:value="28.96">
            <text:p>28.96</text:p>
          </table:table-cell>
          <table:table-cell office:value-type="float" office:value="2.34">
            <text:p>2.34</text:p>
          </table:table-cell>
          <table:table-cell office:value-type="float" office:value="2.36">
            <text:p>2.36</text:p>
          </table:table-cell>
          <table:table-cell office:value-type="float" office:value="2.35">
            <text:p>2.35</text:p>
          </table:table-cell>
          <table:table-cell office:value-type="float" office:value="2.36">
            <text:p>2.36</text:p>
          </table:table-cell>
          <table:table-cell office:value-type="string">
            <text:p>Ed</text:p>
          </table:table-cell>
        </table:table-row>
        <table:table-row table:style-name="ro1">
          <table:table-cell office:value-type="string">
            <text:p>CGCG 377-039</text:p>
          </table:table-cell>
          <table:table-cell office:value-type="string">
            <text:p>17.67±0.02</text:p>
          </table:table-cell>
          <table:table-cell office:value-type="string">
            <text:p>17.26±0.03</text:p>
          </table:table-cell>
          <table:table-cell office:value-type="string">
            <text:p>0.41±0.04</text:p>
          </table:table-cell>
          <table:table-cell office:value-type="string">
            <text:p>17.78±0.08</text:p>
          </table:table-cell>
          <table:table-cell office:value-type="string">
            <text:p>17.36±0.03</text:p>
          </table:table-cell>
          <table:table-cell office:value-type="string">
            <text:p>0.42±0.09</text:p>
          </table:table-cell>
          <table:table-cell office:value-type="float" office:value="36.18">
            <text:p>36.18</text:p>
          </table:table-cell>
          <table:table-cell office:value-type="float" office:value="36.17">
            <text:p>36.17</text:p>
          </table:table-cell>
          <table:table-cell office:value-type="float" office:value="13">
            <text:p>13</text:p>
          </table:table-cell>
          <table:table-cell office:value-type="float" office:value="12.75">
            <text:p>12.75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7248</text:p>
          </table:table-cell>
          <table:table-cell office:value-type="string">
            <text:p>19.15±0.46</text:p>
          </table:table-cell>
          <table:table-cell office:value-type="string">
            <text:p>17.27±0.04</text:p>
          </table:table-cell>
          <table:table-cell office:value-type="string">
            <text:p>1.89±0.46</text:p>
          </table:table-cell>
          <table:table-cell office:value-type="string">
            <text:p>...</text:p>
          </table:table-cell>
          <table:table-cell office:value-type="string">
            <text:p>17.66±0.05</text:p>
          </table:table-cell>
          <table:table-cell office:value-type="string">
            <text:p>...</text:p>
          </table:table-cell>
          <table:table-cell office:value-type="float" office:value="34.91">
            <text:p>34.91</text:p>
          </table:table-cell>
          <table:table-cell office:value-type="float" office:value="35.48">
            <text:p>35.48</text:p>
          </table:table-cell>
          <table:table-cell office:value-type="float" office:value="13.42">
            <text:p>13.42</text:p>
          </table:table-cell>
          <table:table-cell office:value-type="float" office:value="21.43">
            <text:p>21.43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7250</text:p>
          </table:table-cell>
          <table:table-cell office:value-type="string">
            <text:p>14.36±0.01</text:p>
          </table:table-cell>
          <table:table-cell office:value-type="string">
            <text:p>13.95±0.01</text:p>
          </table:table-cell>
          <table:table-cell office:value-type="string">
            <text:p>0.40±0.01</text:p>
          </table:table-cell>
          <table:table-cell office:value-type="string">
            <text:p>14.41±0.01</text:p>
          </table:table-cell>
          <table:table-cell office:value-type="string">
            <text:p>14.06±0.01</text:p>
          </table:table-cell>
          <table:table-cell office:value-type="string">
            <text:p>0.34±0.01</text:p>
          </table:table-cell>
          <table:table-cell office:value-type="float" office:value="35.77">
            <text:p>35.77</text:p>
          </table:table-cell>
          <table:table-cell office:value-type="float" office:value="35.76">
            <text:p>35.76</text:p>
          </table:table-cell>
          <table:table-cell table:number-columns-repeated="6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7252</text:p>
          </table:table-cell>
          <table:table-cell office:value-type="string">
            <text:p>16.40±0.05</text:p>
          </table:table-cell>
          <table:table-cell office:value-type="string">
            <text:p>15.12±0.02</text:p>
          </table:table-cell>
          <table:table-cell office:value-type="string">
            <text:p>1.28±0.06</text:p>
          </table:table-cell>
          <table:table-cell office:value-type="string">
            <text:p>16.48±0.02</text:p>
          </table:table-cell>
          <table:table-cell office:value-type="string">
            <text:p>15.29±0.01</text:p>
          </table:table-cell>
          <table:table-cell office:value-type="string">
            <text:p>1.19±0.02</text:p>
          </table:table-cell>
          <table:table-cell office:value-type="float" office:value="36.01">
            <text:p>36.01</text:p>
          </table:table-cell>
          <table:table-cell office:value-type="float" office:value="36.34">
            <text:p>36.34</text:p>
          </table:table-cell>
          <table:table-cell table:number-columns-repeated="6" office:value-type="string">
            <text:p>...</text:p>
          </table:table-cell>
          <table:table-cell office:value-type="string">
            <text:p>EV</text:p>
          </table:table-cell>
        </table:table-row>
        <table:table-row table:style-name="ro1">
          <table:table-cell office:value-type="string">
            <text:p>ESO 467-G058</text:p>
          </table:table-cell>
          <table:table-cell office:value-type="string">
            <text:p>20.63±0.14</text:p>
          </table:table-cell>
          <table:table-cell office:value-type="string">
            <text:p>19.13±0.04</text:p>
          </table:table-cell>
          <table:table-cell office:value-type="string">
            <text:p>1.50±0.14</text:p>
          </table:table-cell>
          <table:table-cell office:value-type="string">
            <text:p>...</text:p>
          </table:table-cell>
          <table:table-cell office:value-type="string">
            <text:p>19.34±0.04</text:p>
          </table:table-cell>
          <table:table-cell office:value-type="string">
            <text:p>...</text:p>
          </table:table-cell>
          <table:table-cell office:value-type="float" office:value="34.83">
            <text:p>34.83</text:p>
          </table:table-cell>
          <table:table-cell office:value-type="float" office:value="35.26">
            <text:p>35.26</text:p>
          </table:table-cell>
          <table:table-cell office:value-type="float" office:value="7.42">
            <text:p>7.42</text:p>
          </table:table-cell>
          <table:table-cell office:value-type="float" office:value="10.01">
            <text:p>10.01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ESO 345-G011</text:p>
          </table:table-cell>
          <table:table-cell office:value-type="string">
            <text:p>20.71±0.22</text:p>
          </table:table-cell>
          <table:table-cell office:value-type="string">
            <text:p>19.14±0.04</text:p>
          </table:table-cell>
          <table:table-cell office:value-type="string">
            <text:p>1.57±0.22</text:p>
          </table:table-cell>
          <table:table-cell office:value-type="string">
            <text:p>20.83±0.22</text:p>
          </table:table-cell>
          <table:table-cell office:value-type="string">
            <text:p>19.26±0.05</text:p>
          </table:table-cell>
          <table:table-cell office:value-type="string">
            <text:p>1.56±0.23</text:p>
          </table:table-cell>
          <table:table-cell office:value-type="float" office:value="34.9">
            <text:p>34.9</text:p>
          </table:table-cell>
          <table:table-cell office:value-type="float" office:value="35.36">
            <text:p>35.36</text:p>
          </table:table-cell>
          <table:table-cell office:value-type="string">
            <text:p>...</text:p>
          </table:table-cell>
          <table:table-cell office:value-type="float" office:value="9.02">
            <text:p>9.02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7279</text:p>
          </table:table-cell>
          <table:table-cell office:value-type="string">
            <text:p>16.37±0.02</text:p>
          </table:table-cell>
          <table:table-cell office:value-type="string">
            <text:p>15.90±0.01</text:p>
          </table:table-cell>
          <table:table-cell office:value-type="string">
            <text:p>0.48±0.02</text:p>
          </table:table-cell>
          <table:table-cell office:value-type="string">
            <text:p>16.49±0.02</text:p>
          </table:table-cell>
          <table:table-cell office:value-type="string">
            <text:p>16.01±0.01</text:p>
          </table:table-cell>
          <table:table-cell office:value-type="string">
            <text:p>0.48±0.02</text:p>
          </table:table-cell>
          <table:table-cell office:value-type="float" office:value="36.59">
            <text:p>36.59</text:p>
          </table:table-cell>
          <table:table-cell office:value-type="float" office:value="36.6">
            <text:p>36.6</text:p>
          </table:table-cell>
          <table:table-cell office:value-type="float" office:value="14.03">
            <text:p>14.03</text:p>
          </table:table-cell>
          <table:table-cell office:value-type="float" office:value="13.15">
            <text:p>13.15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PKS 2225-308</text:p>
          </table:table-cell>
          <table:table-cell office:value-type="string">
            <text:p>18.62±0.05</text:p>
          </table:table-cell>
          <table:table-cell office:value-type="string">
            <text:p>17.77±0.10</text:p>
          </table:table-cell>
          <table:table-cell office:value-type="string">
            <text:p>0.84±0.11</text:p>
          </table:table-cell>
          <table:table-cell office:value-type="string">
            <text:p>18.73±0.06</text:p>
          </table:table-cell>
          <table:table-cell office:value-type="string">
            <text:p>17.97±0.03</text:p>
          </table:table-cell>
          <table:table-cell office:value-type="string">
            <text:p>0.76±0.07</text:p>
          </table:table-cell>
          <table:table-cell office:value-type="float" office:value="36.27">
            <text:p>36.27</text:p>
          </table:table-cell>
          <table:table-cell office:value-type="float" office:value="36.44">
            <text:p>36.44</text:p>
          </table:table-cell>
          <table:table-cell office:value-type="float" office:value="9.32">
            <text:p>9.32</text:p>
          </table:table-cell>
          <table:table-cell office:value-type="float" office:value="13.16">
            <text:p>13.16</text:p>
          </table:table-cell>
          <table:table-cell office:value-type="string">
            <text:p>...</text:p>
          </table:table-cell>
          <table:table-cell office:value-type="float" office:value="3.77">
            <text:p>3.77</text:p>
          </table:table-cell>
          <table:table-cell table:number-columns-repeated="2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NGC 7289</text:p>
          </table:table-cell>
          <table:table-cell office:value-type="string">
            <text:p>19.52±0.27</text:p>
          </table:table-cell>
          <table:table-cell office:value-type="string">
            <text:p>18.08±0.10</text:p>
          </table:table-cell>
          <table:table-cell office:value-type="string">
            <text:p>1.45±0.29</text:p>
          </table:table-cell>
          <table:table-cell office:value-type="string">
            <text:p>19.67±0.16</text:p>
          </table:table-cell>
          <table:table-cell office:value-type="string">
            <text:p>18.64±0.06</text:p>
          </table:table-cell>
          <table:table-cell office:value-type="string">
            <text:p>1.04±0.17</text:p>
          </table:table-cell>
          <table:table-cell office:value-type="float" office:value="35.28">
            <text:p>35.28</text:p>
          </table:table-cell>
          <table:table-cell office:value-type="float" office:value="35.68">
            <text:p>35.68</text:p>
          </table:table-cell>
          <table:table-cell office:value-type="float" office:value="11.97">
            <text:p>11.97</text:p>
          </table:table-cell>
          <table:table-cell office:value-type="float" office:value="25.6">
            <text:p>25.6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ESO 468-G006</text:p>
          </table:table-cell>
          <table:table-cell office:value-type="string">
            <text:p>16.31±0.01</text:p>
          </table:table-cell>
          <table:table-cell office:value-type="string">
            <text:p>16.06±0.01</text:p>
          </table:table-cell>
          <table:table-cell office:value-type="string">
            <text:p>0.25±0.02</text:p>
          </table:table-cell>
          <table:table-cell office:value-type="string">
            <text:p>16.52±0.02</text:p>
          </table:table-cell>
          <table:table-cell office:value-type="string">
            <text:p>16.32±0.01</text:p>
          </table:table-cell>
          <table:table-cell office:value-type="string">
            <text:p>0.20±0.02</text:p>
          </table:table-cell>
          <table:table-cell office:value-type="float" office:value="35.53">
            <text:p>35.53</text:p>
          </table:table-cell>
          <table:table-cell office:value-type="float" office:value="35.46">
            <text:p>35.46</text:p>
          </table:table-cell>
          <table:table-cell office:value-type="float" office:value="15.99">
            <text:p>15.99</text:p>
          </table:table-cell>
          <table:table-cell office:value-type="float" office:value="17.54">
            <text:p>17.54</text:p>
          </table:table-cell>
          <table:table-cell table:number-columns-repeated="4" office:value-type="string">
            <text:p>...</text:p>
          </table:table-cell>
          <table:table-cell office:value-type="string">
            <text:p>EEh</text:p>
          </table:table-cell>
        </table:table-row>
        <table:table-row table:style-name="ro1">
          <table:table-cell office:value-type="string">
            <text:p>NGC 7317</text:p>
          </table:table-cell>
          <table:table-cell office:value-type="string">
            <text:p>19.00±0.77</text:p>
          </table:table-cell>
          <table:table-cell office:value-type="string">
            <text:p>18.36±0.12</text:p>
          </table:table-cell>
          <table:table-cell office:value-type="string">
            <text:p>0.64±0.78</text:p>
          </table:table-cell>
          <table:table-cell office:value-type="string">
            <text:p>19.71±0.21</text:p>
          </table:table-cell>
          <table:table-cell office:value-type="string">
            <text:p>18.97±0.08</text:p>
          </table:table-cell>
          <table:table-cell office:value-type="string">
            <text:p>0.74±0.22</text:p>
          </table:table-cell>
          <table:table-cell office:value-type="float" office:value="35.31">
            <text:p>35.31</text:p>
          </table:table-cell>
          <table:table-cell office:value-type="float" office:value="35.39">
            <text:p>35.39</text:p>
          </table:table-cell>
          <table:table-cell office:value-type="float" office:value="28.68">
            <text:p>28.68</text:p>
          </table:table-cell>
          <table:table-cell office:value-type="float" office:value="23.36">
            <text:p>23.36</text:p>
          </table:table-cell>
          <table:table-cell office:value-type="float" office:value="3.35">
            <text:p>3.35</text:p>
          </table:table-cell>
          <table:table-cell table:number-columns-repeated="4" office:value-type="string">
            <text:p>...</text:p>
          </table:table-cell>
        </table:table-row>
        <table:table-row table:style-name="ro1">
          <table:table-cell office:value-type="string">
            <text:p>NGC 7320</text:p>
          </table:table-cell>
          <table:table-cell office:value-type="string">
            <text:p>15.03±0.01</text:p>
          </table:table-cell>
          <table:table-cell office:value-type="string">
            <text:p>14.68±0.01</text:p>
          </table:table-cell>
          <table:table-cell office:value-type="string">
            <text:p>0.36±0.01</text:p>
          </table:table-cell>
          <table:table-cell office:value-type="string">
            <text:p>15.09±0.01</text:p>
          </table:table-cell>
          <table:table-cell office:value-type="string">
            <text:p>14.74±0.01</text:p>
          </table:table-cell>
          <table:table-cell office:value-type="string">
            <text:p>0.35±0.01</text:p>
          </table:table-cell>
          <table:table-cell office:value-type="float" office:value="35.18">
            <text:p>35.18</text:p>
          </table:table-cell>
          <table:table-cell office:value-type="float" office:value="35.15">
            <text:p>35.15</text:p>
          </table:table-cell>
          <table:table-cell office:value-type="float" office:value="22.43">
            <text:p>22.43</text:p>
          </table:table-cell>
          <table:table-cell office:value-type="float" office:value="22.23">
            <text:p>22.23</text:p>
          </table:table-cell>
          <table:table-cell office:value-type="float" office:value="1.84">
            <text:p>1.84</text:p>
          </table:table-cell>
          <table:table-cell office:value-type="float" office:value="1.95">
            <text:p>1.95</text:p>
          </table:table-cell>
          <table:table-cell office:value-type="float" office:value="1.72">
            <text:p>1.72</text:p>
          </table:table-cell>
          <table:table-cell office:value-type="float" office:value="1.91">
            <text:p>1.91</text:p>
          </table:table-cell>
          <table:table-cell office:value-type="string">
            <text:p>VF</text:p>
          </table:table-cell>
        </table:table-row>
        <table:table-row table:style-name="ro1">
          <table:table-cell office:value-type="string">
            <text:p>UGC 12110</text:p>
          </table:table-cell>
          <table:table-cell office:value-type="string">
            <text:p>18.03±0.02</text:p>
          </table:table-cell>
          <table:table-cell office:value-type="string">
            <text:p>17.30±0.01</text:p>
          </table:table-cell>
          <table:table-cell office:value-type="string">
            <text:p>0.73±0.02</text:p>
          </table:table-cell>
          <table:table-cell office:value-type="string">
            <text:p>18.59±0.02</text:p>
          </table:table-cell>
          <table:table-cell office:value-type="string">
            <text:p>17.93±0.01</text:p>
          </table:table-cell>
          <table:table-cell office:value-type="string">
            <text:p>0.66±0.02</text:p>
          </table:table-cell>
          <table:table-cell office:value-type="float" office:value="36.12">
            <text:p>36.12</text:p>
          </table:table-cell>
          <table:table-cell office:value-type="float" office:value="36.24">
            <text:p>36.24</text:p>
          </table:table-cell>
          <table:table-cell office:value-type="float" office:value="10.35">
            <text:p>10.35</text:p>
          </table:table-cell>
          <table:table-cell office:value-type="float" office:value="10.78">
            <text:p>10.78</text:p>
          </table:table-cell>
          <table:table-cell office:value-type="float" office:value="2.4">
            <text:p>2.4</text:p>
          </table:table-cell>
          <table:table-cell office:value-type="float" office:value="2.6">
            <text:p>2.6</text:p>
          </table:table-cell>
          <table:table-cell office:value-type="float" office:value="2.46">
            <text:p>2.46</text:p>
          </table:table-cell>
          <table:table-cell office:value-type="float" office:value="2.69">
            <text:p>2.69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7331</text:p>
          </table:table-cell>
          <table:table-cell office:value-type="string">
            <text:p>13.42±0.01</text:p>
          </table:table-cell>
          <table:table-cell office:value-type="string">
            <text:p>12.72±0.01</text:p>
          </table:table-cell>
          <table:table-cell office:value-type="string">
            <text:p>0.70±0.01</text:p>
          </table:table-cell>
          <table:table-cell office:value-type="string">
            <text:p>13.47±0.01</text:p>
          </table:table-cell>
          <table:table-cell office:value-type="string">
            <text:p>12.77±0.01</text:p>
          </table:table-cell>
          <table:table-cell office:value-type="string">
            <text:p>0.69±0.01</text:p>
          </table:table-cell>
          <table:table-cell office:value-type="float" office:value="35.91">
            <text:p>35.91</text:p>
          </table:table-cell>
          <table:table-cell office:value-type="float" office:value="36.01">
            <text:p>36.01</text:p>
          </table:table-cell>
          <table:table-cell office:value-type="float" office:value="83.27">
            <text:p>83.27</text:p>
          </table:table-cell>
          <table:table-cell office:value-type="float" office:value="72.79">
            <text:p>72.79</text:p>
          </table:table-cell>
          <table:table-cell office:value-type="float" office:value="2.36">
            <text:p>2.36</text:p>
          </table:table-cell>
          <table:table-cell office:value-type="float" office:value="2.72">
            <text:p>2.72</text:p>
          </table:table-cell>
          <table:table-cell office:value-type="float" office:value="2.26">
            <text:p>2.26</text:p>
          </table:table-cell>
          <table:table-cell office:value-type="float" office:value="2.78">
            <text:p>2.78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7335</text:p>
          </table:table-cell>
          <table:table-cell office:value-type="string">
            <text:p>19.06±0.01</text:p>
          </table:table-cell>
          <table:table-cell office:value-type="string">
            <text:p>17.86±0.04</text:p>
          </table:table-cell>
          <table:table-cell office:value-type="string">
            <text:p>1.20±0.04</text:p>
          </table:table-cell>
          <table:table-cell office:value-type="string">
            <text:p>...</text:p>
          </table:table-cell>
          <table:table-cell office:value-type="string">
            <text:p>17.90±0.03</text:p>
          </table:table-cell>
          <table:table-cell office:value-type="string">
            <text:p>...</text:p>
          </table:table-cell>
          <table:table-cell office:value-type="float" office:value="35.24">
            <text:p>35.24</text:p>
          </table:table-cell>
          <table:table-cell office:value-type="float" office:value="35.55">
            <text:p>35.55</text:p>
          </table:table-cell>
          <table:table-cell table:number-columns-repeated="6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7337</text:p>
          </table:table-cell>
          <table:table-cell office:value-type="string">
            <text:p>18.13±0.06</text:p>
          </table:table-cell>
          <table:table-cell office:value-type="string">
            <text:p>17.29±0.01</text:p>
          </table:table-cell>
          <table:table-cell office:value-type="string">
            <text:p>0.84±0.06</text:p>
          </table:table-cell>
          <table:table-cell office:value-type="string">
            <text:p>18.25±0.05</text:p>
          </table:table-cell>
          <table:table-cell office:value-type="string">
            <text:p>17.49±0.02</text:p>
          </table:table-cell>
          <table:table-cell office:value-type="string">
            <text:p>0.76±0.06</text:p>
          </table:table-cell>
          <table:table-cell office:value-type="float" office:value="35.65">
            <text:p>35.65</text:p>
          </table:table-cell>
          <table:table-cell office:value-type="float" office:value="35.81">
            <text:p>35.81</text:p>
          </table:table-cell>
          <table:table-cell office:value-type="float" office:value="15.71">
            <text:p>15.71</text:p>
          </table:table-cell>
          <table:table-cell office:value-type="float" office:value="15.73">
            <text:p>15.73</text:p>
          </table:table-cell>
          <table:table-cell table:number-columns-repeated="4" office:value-type="string">
            <text:p>...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NGC 7343</text:p>
          </table:table-cell>
          <table:table-cell office:value-type="string">
            <text:p>16.55±0.02</text:p>
          </table:table-cell>
          <table:table-cell office:value-type="string">
            <text:p>15.91±0.01</text:p>
          </table:table-cell>
          <table:table-cell office:value-type="string">
            <text:p>0.64±0.03</text:p>
          </table:table-cell>
          <table:table-cell office:value-type="string">
            <text:p>16.63±0.02</text:p>
          </table:table-cell>
          <table:table-cell office:value-type="string">
            <text:p>15.99±0.01</text:p>
          </table:table-cell>
          <table:table-cell office:value-type="string">
            <text:p>0.64±0.02</text:p>
          </table:table-cell>
          <table:table-cell office:value-type="float" office:value="36.39">
            <text:p>36.39</text:p>
          </table:table-cell>
          <table:table-cell office:value-type="float" office:value="36.47">
            <text:p>36.47</text:p>
          </table:table-cell>
          <table:table-cell office:value-type="float" office:value="13.01">
            <text:p>13.01</text:p>
          </table:table-cell>
          <table:table-cell office:value-type="float" office:value="12.24">
            <text:p>12.24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12134</text:p>
          </table:table-cell>
          <table:table-cell office:value-type="string">
            <text:p>16.42±0.01</text:p>
          </table:table-cell>
          <table:table-cell office:value-type="string">
            <text:p>16.01±0.01</text:p>
          </table:table-cell>
          <table:table-cell office:value-type="string">
            <text:p>0.41±0.01</text:p>
          </table:table-cell>
          <table:table-cell office:value-type="string">
            <text:p>16.65±0.01</text:p>
          </table:table-cell>
          <table:table-cell office:value-type="string">
            <text:p>16.25±0.01</text:p>
          </table:table-cell>
          <table:table-cell office:value-type="string">
            <text:p>0.40±0.01</text:p>
          </table:table-cell>
          <table:table-cell office:value-type="float" office:value="36.42">
            <text:p>36.42</text:p>
          </table:table-cell>
          <table:table-cell office:value-type="float" office:value="36.41">
            <text:p>36.41</text:p>
          </table:table-cell>
          <table:table-cell office:value-type="float" office:value="19.71">
            <text:p>19.71</text:p>
          </table:table-cell>
          <table:table-cell office:value-type="float" office:value="19.18">
            <text:p>19.18</text:p>
          </table:table-cell>
          <table:table-cell office:value-type="float" office:value="2.13">
            <text:p>2.13</text:p>
          </table:table-cell>
          <table:table-cell office:value-type="float" office:value="2.32">
            <text:p>2.32</text:p>
          </table:table-cell>
          <table:table-cell office:value-type="float" office:value="2.1">
            <text:p>2.1</text:p>
          </table:table-cell>
          <table:table-cell office:value-type="float" office:value="2.34">
            <text:p>2.34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7348</text:p>
          </table:table-cell>
          <table:table-cell office:value-type="string">
            <text:p>16.14±0.01</text:p>
          </table:table-cell>
          <table:table-cell office:value-type="string">
            <text:p>15.80±0.01</text:p>
          </table:table-cell>
          <table:table-cell office:value-type="string">
            <text:p>0.34±0.01</text:p>
          </table:table-cell>
          <table:table-cell office:value-type="string">
            <text:p>16.25±0.01</text:p>
          </table:table-cell>
          <table:table-cell office:value-type="string">
            <text:p>15.93±0.01</text:p>
          </table:table-cell>
          <table:table-cell office:value-type="string">
            <text:p>0.32±0.01</text:p>
          </table:table-cell>
          <table:table-cell office:value-type="float" office:value="36.52">
            <text:p>36.52</text:p>
          </table:table-cell>
          <table:table-cell office:value-type="float" office:value="36.48">
            <text:p>36.48</text:p>
          </table:table-cell>
          <table:table-cell office:value-type="float" office:value="12.69">
            <text:p>12.69</text:p>
          </table:table-cell>
          <table:table-cell office:value-type="float" office:value="12.47">
            <text:p>12.47</text:p>
          </table:table-cell>
          <table:table-cell table:number-columns-repeated="4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IRAS 22491-1808</text:p>
          </table:table-cell>
          <table:table-cell office:value-type="string">
            <text:p>17.98±0.05</text:p>
          </table:table-cell>
          <table:table-cell office:value-type="string">
            <text:p>17.63±0.01</text:p>
          </table:table-cell>
          <table:table-cell office:value-type="string">
            <text:p>0.35±0.05</text:p>
          </table:table-cell>
          <table:table-cell office:value-type="string">
            <text:p>18.02±0.03</text:p>
          </table:table-cell>
          <table:table-cell office:value-type="string">
            <text:p>17.69±0.02</text:p>
          </table:table-cell>
          <table:table-cell office:value-type="string">
            <text:p>0.32±0.04</text:p>
          </table:table-cell>
          <table:table-cell office:value-type="float" office:value="36.78">
            <text:p>36.78</text:p>
          </table:table-cell>
          <table:table-cell office:value-type="float" office:value="36.75">
            <text:p>36.75</text:p>
          </table:table-cell>
          <table:table-cell table:number-columns-repeated="7" office:value-type="string">
            <text:p>...</text:p>
          </table:table-cell>
        </table:table-row>
        <table:table-row table:style-name="ro1">
          <table:table-cell office:value-type="string">
            <text:p>NGC 7396</text:p>
          </table:table-cell>
          <table:table-cell office:value-type="string">
            <text:p>18.48±0.15</text:p>
          </table:table-cell>
          <table:table-cell office:value-type="string">
            <text:p>16.98±0.06</text:p>
          </table:table-cell>
          <table:table-cell office:value-type="string">
            <text:p>1.50±0.16</text:p>
          </table:table-cell>
          <table:table-cell office:value-type="string">
            <text:p>18.74±0.11</text:p>
          </table:table-cell>
          <table:table-cell office:value-type="string">
            <text:p>17.30±0.02</text:p>
          </table:table-cell>
          <table:table-cell office:value-type="string">
            <text:p>1.43±0.11</text:p>
          </table:table-cell>
          <table:table-cell office:value-type="float" office:value="35.25">
            <text:p>35.25</text:p>
          </table:table-cell>
          <table:table-cell office:value-type="float" office:value="35.67">
            <text:p>35.67</text:p>
          </table:table-cell>
          <table:table-cell office:value-type="float" office:value="24.14">
            <text:p>24.14</text:p>
          </table:table-cell>
          <table:table-cell office:value-type="float" office:value="23.48">
            <text:p>23.48</text:p>
          </table:table-cell>
          <table:table-cell office:value-type="float" office:value="3.01">
            <text:p>3.01</text:p>
          </table:table-cell>
          <table:table-cell office:value-type="float" office:value="3.35">
            <text:p>3.35</text:p>
          </table:table-cell>
          <table:table-cell office:value-type="float" office:value="3.04">
            <text:p>3.04</text:p>
          </table:table-cell>
          <table:table-cell office:value-type="float" office:value="3.29">
            <text:p>3.29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ESO 346-G006</text:p>
          </table:table-cell>
          <table:table-cell office:value-type="string">
            <text:p>16.76±0.01</text:p>
          </table:table-cell>
          <table:table-cell office:value-type="string">
            <text:p>16.45±0.01</text:p>
          </table:table-cell>
          <table:table-cell office:value-type="string">
            <text:p>0.30±0.01</text:p>
          </table:table-cell>
          <table:table-cell office:value-type="string">
            <text:p>17.05±0.02</text:p>
          </table:table-cell>
          <table:table-cell office:value-type="string">
            <text:p>16.70±0.01</text:p>
          </table:table-cell>
          <table:table-cell office:value-type="string">
            <text:p>0.35±0.02</text:p>
          </table:table-cell>
          <table:table-cell office:value-type="float" office:value="36.51">
            <text:p>36.51</text:p>
          </table:table-cell>
          <table:table-cell office:value-type="float" office:value="36.45">
            <text:p>36.45</text:p>
          </table:table-cell>
          <table:table-cell office:value-type="float" office:value="15.06">
            <text:p>15.06</text:p>
          </table:table-cell>
          <table:table-cell office:value-type="float" office:value="13.17">
            <text:p>13.17</text:p>
          </table:table-cell>
          <table:table-cell table:number-columns-repeated="4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NGC 7398</text:p>
          </table:table-cell>
          <table:table-cell office:value-type="string">
            <text:p>17.32±0.04</text:p>
          </table:table-cell>
          <table:table-cell office:value-type="string">
            <text:p>16.83±0.02</text:p>
          </table:table-cell>
          <table:table-cell office:value-type="string">
            <text:p>0.48±0.04</text:p>
          </table:table-cell>
          <table:table-cell office:value-type="string">
            <text:p>17.73±0.03</text:p>
          </table:table-cell>
          <table:table-cell office:value-type="string">
            <text:p>17.24±0.02</text:p>
          </table:table-cell>
          <table:table-cell office:value-type="string">
            <text:p>0.49±0.04</text:p>
          </table:table-cell>
          <table:table-cell office:value-type="float" office:value="35.67">
            <text:p>35.67</text:p>
          </table:table-cell>
          <table:table-cell office:value-type="float" office:value="35.68">
            <text:p>35.68</text:p>
          </table:table-cell>
          <table:table-cell office:value-type="float" office:value="22.92">
            <text:p>22.92</text:p>
          </table:table-cell>
          <table:table-cell office:value-type="float" office:value="22.21">
            <text:p>22.21</text:p>
          </table:table-cell>
          <table:table-cell office:value-type="float" office:value="1.6">
            <text:p>1.6</text:p>
          </table:table-cell>
          <table:table-cell office:value-type="float" office:value="1.77">
            <text:p>1.77</text:p>
          </table:table-cell>
          <table:table-cell office:value-type="float" office:value="1.31">
            <text:p>1.31</text:p>
          </table:table-cell>
          <table:table-cell office:value-type="float" office:value="1.62">
            <text:p>1.62</text:p>
          </table:table-cell>
          <table:table-cell office:value-type="string">
            <text:p>...</text:p>
          </table:table-cell>
        </table:table-row>
        <table:table-row table:style-name="ro1">
          <table:table-cell office:value-type="string">
            <text:p>UGC 12250</text:p>
          </table:table-cell>
          <table:table-cell office:value-type="string">
            <text:p>16.66±0.01</text:p>
          </table:table-cell>
          <table:table-cell office:value-type="string">
            <text:p>16.19±0.01</text:p>
          </table:table-cell>
          <table:table-cell office:value-type="string">
            <text:p>0.47±0.01</text:p>
          </table:table-cell>
          <table:table-cell office:value-type="string">
            <text:p>16.70±0.02</text:p>
          </table:table-cell>
          <table:table-cell office:value-type="string">
            <text:p>16.24±0.01</text:p>
          </table:table-cell>
          <table:table-cell office:value-type="string">
            <text:p>0.46±0.02</text:p>
          </table:table-cell>
          <table:table-cell office:value-type="float" office:value="36.31">
            <text:p>36.31</text:p>
          </table:table-cell>
          <table:table-cell office:value-type="float" office:value="36.32">
            <text:p>36.32</text:p>
          </table:table-cell>
          <table:table-cell office:value-type="float" office:value="21.4">
            <text:p>21.4</text:p>
          </table:table-cell>
          <table:table-cell office:value-type="float" office:value="21.07">
            <text:p>21.07</text:p>
          </table:table-cell>
          <table:table-cell office:value-type="float" office:value="1.83">
            <text:p>1.83</text:p>
          </table:table-cell>
          <table:table-cell office:value-type="float" office:value="1.95">
            <text:p>1.95</text:p>
          </table:table-cell>
          <table:table-cell office:value-type="float" office:value="1.81">
            <text:p>1.81</text:p>
          </table:table-cell>
          <table:table-cell office:value-type="float" office:value="1.97">
            <text:p>1.97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UGC 12253</text:p>
          </table:table-cell>
          <table:table-cell office:value-type="string">
            <text:p>19.09±0.03</text:p>
          </table:table-cell>
          <table:table-cell office:value-type="string">
            <text:p>18.50±0.08</text:p>
          </table:table-cell>
          <table:table-cell office:value-type="string">
            <text:p>0.59±0.08</text:p>
          </table:table-cell>
          <table:table-cell office:value-type="string">
            <text:p>19.43±0.05</text:p>
          </table:table-cell>
          <table:table-cell office:value-type="string">
            <text:p>18.92±0.02</text:p>
          </table:table-cell>
          <table:table-cell office:value-type="string">
            <text:p>0.50±0.06</text:p>
          </table:table-cell>
          <table:table-cell office:value-type="float" office:value="35.4">
            <text:p>35.4</text:p>
          </table:table-cell>
          <table:table-cell office:value-type="float" office:value="35.46">
            <text:p>35.46</text:p>
          </table:table-cell>
          <table:table-cell office:value-type="float" office:value="11.53">
            <text:p>11.53</text:p>
          </table:table-cell>
          <table:table-cell office:value-type="float" office:value="12.33">
            <text:p>12.33</text:p>
          </table:table-cell>
          <table:table-cell office:value-type="float" office:value="2.53">
            <text:p>2.53</text:p>
          </table:table-cell>
          <table:table-cell office:value-type="float" office:value="2.72">
            <text:p>2.72</text:p>
          </table:table-cell>
          <table:table-cell office:value-type="float" office:value="2.55">
            <text:p>2.55</text:p>
          </table:table-cell>
          <table:table-cell office:value-type="float" office:value="2.76">
            <text:p>2.76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7418</text:p>
          </table:table-cell>
          <table:table-cell office:value-type="string">
            <text:p>13.76±0.01</text:p>
          </table:table-cell>
          <table:table-cell office:value-type="string">
            <text:p>13.44±0.01</text:p>
          </table:table-cell>
          <table:table-cell office:value-type="string">
            <text:p>0.32±0.01</text:p>
          </table:table-cell>
          <table:table-cell office:value-type="string">
            <text:p>13.82±0.01</text:p>
          </table:table-cell>
          <table:table-cell office:value-type="string">
            <text:p>13.50±0.01</text:p>
          </table:table-cell>
          <table:table-cell office:value-type="string">
            <text:p>0.32±0.01</text:p>
          </table:table-cell>
          <table:table-cell office:value-type="float" office:value="35.95">
            <text:p>35.95</text:p>
          </table:table-cell>
          <table:table-cell office:value-type="float" office:value="35.91">
            <text:p>35.91</text:p>
          </table:table-cell>
          <table:table-cell office:value-type="float" office:value="45.61">
            <text:p>45.61</text:p>
          </table:table-cell>
          <table:table-cell office:value-type="float" office:value="44.75">
            <text:p>44.75</text:p>
          </table:table-cell>
          <table:table-cell office:value-type="float" office:value="2.16">
            <text:p>2.16</text:p>
          </table:table-cell>
          <table:table-cell office:value-type="float" office:value="2.22">
            <text:p>2.22</text:p>
          </table:table-cell>
          <table:table-cell office:value-type="float" office:value="2">
            <text:p>2</text:p>
          </table:table-cell>
          <table:table-cell office:value-type="float" office:value="2.09">
            <text:p>2.09</text:p>
          </table:table-cell>
          <table:table-cell office:value-type="string">
            <text:p>?Fn</text:p>
          </table:table-cell>
        </table:table-row>
        <table:table-row table:style-name="ro1">
          <table:table-cell office:value-type="string">
            <text:p>NGC 7418A</text:p>
          </table:table-cell>
          <table:table-cell office:value-type="string">
            <text:p>14.52±0.01</text:p>
          </table:table-cell>
          <table:table-cell office:value-type="string">
            <text:p>14.38±0.01</text:p>
          </table:table-cell>
          <table:table-cell office:value-type="string">
            <text:p>0.14±0.02</text:p>
          </table:table-cell>
          <table:table-cell office:value-type="string">
            <text:p>14.96±0.01</text:p>
          </table:table-cell>
          <table:table-cell office:value-type="string">
            <text:p>14.81±0.01</text:p>
          </table:table-cell>
          <table:table-cell office:value-type="string">
            <text:p>0.15±0.01</text:p>
          </table:table-cell>
          <table:table-cell office:value-type="float" office:value="36.01">
            <text:p>36.01</text:p>
          </table:table-cell>
          <table:table-cell office:value-type="float" office:value="35.89">
            <text:p>35.89</text:p>
          </table:table-cell>
          <table:table-cell office:value-type="float" office:value="47.16">
            <text:p>47.16</text:p>
          </table:table-cell>
          <table:table-cell office:value-type="float" office:value="45.76">
            <text:p>45.76</text:p>
          </table:table-cell>
          <table:table-cell office:value-type="float" office:value="4.5">
            <text:p>4.5</text:p>
          </table:table-cell>
          <table:table-cell office:value-type="float" office:value="4.8">
            <text:p>4.8</text:p>
          </table:table-cell>
          <table:table-cell office:value-type="float" office:value="4.29">
            <text:p>4.29</text:p>
          </table:table-cell>
          <table:table-cell office:value-type="float" office:value="4.46">
            <text:p>4.46</text:p>
          </table:table-cell>
          <table:table-cell office:value-type="string">
            <text:p>EEn</text:p>
          </table:table-cell>
        </table:table-row>
        <table:table-row table:style-name="ro1">
          <table:table-cell office:value-type="string">
            <text:p>ESO 534-G032</text:p>
          </table:table-cell>
          <table:table-cell office:value-type="string">
            <text:p>16.84±0.02</text:p>
          </table:table-cell>
          <table:table-cell office:value-type="string">
            <text:p>16.54±0.01</text:p>
          </table:table-cell>
          <table:table-cell office:value-type="string">
            <text:p>0.30±0.02</text:p>
          </table:table-cell>
          <table:table-cell office:value-type="string">
            <text:p>17.04±0.02</text:p>
          </table:table-cell>
          <table:table-cell office:value-type="string">
            <text:p>16.75±0.01</text:p>
          </table:table-cell>
          <table:table-cell office:value-type="string">
            <text:p>0.29±0.02</text:p>
          </table:table-cell>
          <table:table-cell office:value-type="float" office:value="36.42">
            <text:p>36.42</text:p>
          </table:table-cell>
          <table:table-cell office:value-type="float" office:value="36.36">
            <text:p>36.36</text:p>
          </table:table-cell>
          <table:table-cell office:value-type="float" office:value="16.2">
            <text:p>16.2</text:p>
          </table:table-cell>
          <table:table-cell office:value-type="float" office:value="15.71">
            <text:p>15.71</text:p>
          </table:table-cell>
          <table:table-cell office:value-type="float" office:value="2.03">
            <text:p>2.03</text:p>
          </table:table-cell>
          <table:table-cell office:value-type="float" office:value="2.2">
            <text:p>2.2</text:p>
          </table:table-cell>
          <table:table-cell office:value-type="float" office:value="1.94">
            <text:p>1.94</text:p>
          </table:table-cell>
          <table:table-cell office:value-type="float" office:value="2.2">
            <text:p>2.2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IC 5264</text:p>
          </table:table-cell>
          <table:table-cell office:value-type="string">
            <text:p>16.84±0.02</text:p>
          </table:table-cell>
          <table:table-cell office:value-type="string">
            <text:p>16.24±0.01</text:p>
          </table:table-cell>
          <table:table-cell office:value-type="string">
            <text:p>0.60±0.03</text:p>
          </table:table-cell>
          <table:table-cell office:value-type="string">
            <text:p>16.99±0.02</text:p>
          </table:table-cell>
          <table:table-cell office:value-type="string">
            <text:p>16.43±0.70</text:p>
          </table:table-cell>
          <table:table-cell office:value-type="string">
            <text:p>0.56±0.70</text:p>
          </table:table-cell>
          <table:table-cell office:value-type="float" office:value="35.01">
            <text:p>35.01</text:p>
          </table:table-cell>
          <table:table-cell office:value-type="float" office:value="35.08">
            <text:p>35.08</text:p>
          </table:table-cell>
          <table:table-cell office:value-type="float" office:value="18.05">
            <text:p>18.05</text:p>
          </table:table-cell>
          <table:table-cell office:value-type="float" office:value="17.93">
            <text:p>17.93</text:p>
          </table:table-cell>
          <table:table-cell office:value-type="float" office:value="2.23">
            <text:p>2.23</text:p>
          </table:table-cell>
          <table:table-cell office:value-type="float" office:value="2.37">
            <text:p>2.37</text:p>
          </table:table-cell>
          <table:table-cell office:value-type="float" office:value="2.23">
            <text:p>2.23</text:p>
          </table:table-cell>
          <table:table-cell office:value-type="float" office:value="2.37">
            <text:p>2.37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7421</text:p>
          </table:table-cell>
          <table:table-cell office:value-type="string">
            <text:p>14.94±0.01</text:p>
          </table:table-cell>
          <table:table-cell office:value-type="string">
            <text:p>14.57±0.01</text:p>
          </table:table-cell>
          <table:table-cell office:value-type="string">
            <text:p>0.37±0.01</text:p>
          </table:table-cell>
          <table:table-cell office:value-type="string">
            <text:p>15.02±0.01</text:p>
          </table:table-cell>
          <table:table-cell office:value-type="string">
            <text:p>14.66±0.01</text:p>
          </table:table-cell>
          <table:table-cell office:value-type="string">
            <text:p>0.36±0.01</text:p>
          </table:table-cell>
          <table:table-cell office:value-type="float" office:value="35.71">
            <text:p>35.71</text:p>
          </table:table-cell>
          <table:table-cell office:value-type="float" office:value="35.68">
            <text:p>35.68</text:p>
          </table:table-cell>
          <table:table-cell office:value-type="float" office:value="33.54">
            <text:p>33.54</text:p>
          </table:table-cell>
          <table:table-cell office:value-type="float" office:value="32.55">
            <text:p>32.55</text:p>
          </table:table-cell>
          <table:table-cell office:value-type="float" office:value="1.71">
            <text:p>1.71</text:p>
          </table:table-cell>
          <table:table-cell office:value-type="float" office:value="1.81">
            <text:p>1.81</text:p>
          </table:table-cell>
          <table:table-cell office:value-type="float" office:value="1.49">
            <text:p>1.49</text:p>
          </table:table-cell>
          <table:table-cell office:value-type="float" office:value="1.62">
            <text:p>1.62</text:p>
          </table:table-cell>
          <table:table-cell office:value-type="string">
            <text:p>ED</text:p>
          </table:table-cell>
        </table:table-row>
        <table:table-row table:style-name="ro1">
          <table:table-cell office:value-type="string">
            <text:p>NGC 7432</text:p>
          </table:table-cell>
          <table:table-cell office:value-type="string">
            <text:p>19.45±0.16</text:p>
          </table:table-cell>
          <table:table-cell office:value-type="string">
            <text:p>17.83±0.06</text:p>
          </table:table-cell>
          <table:table-cell office:value-type="string">
            <text:p>1.62±0.17</text:p>
          </table:table-cell>
          <table:table-cell office:value-type="string">
            <text:p>19.44±0.14</text:p>
          </table:table-cell>
          <table:table-cell office:value-type="string">
            <text:p>18.22±0.04</text:p>
          </table:table-cell>
          <table:table-cell office:value-type="string">
            <text:p>1.22±0.15</text:p>
          </table:table-cell>
          <table:table-cell office:value-type="float" office:value="35.24">
            <text:p>35.24</text:p>
          </table:table-cell>
          <table:table-cell office:value-type="float" office:value="35.71">
            <text:p>35.71</text:p>
          </table:table-cell>
          <table:table-cell office:value-type="string">
            <text:p>...</text:p>
          </table:table-cell>
          <table:table-cell office:value-type="float" office:value="21.28">
            <text:p>21.28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ARP 314 NED01</text:p>
          </table:table-cell>
          <table:table-cell office:value-type="string">
            <text:p>15.57±0.01</text:p>
          </table:table-cell>
          <table:table-cell office:value-type="string">
            <text:p>15.03±0.01</text:p>
          </table:table-cell>
          <table:table-cell office:value-type="string">
            <text:p>0.54±0.02</text:p>
          </table:table-cell>
          <table:table-cell office:value-type="string">
            <text:p>15.69±0.02</text:p>
          </table:table-cell>
          <table:table-cell office:value-type="string">
            <text:p>15.15±0.01</text:p>
          </table:table-cell>
          <table:table-cell office:value-type="string">
            <text:p>0.54±0.02</text:p>
          </table:table-cell>
          <table:table-cell office:value-type="float" office:value="36.15">
            <text:p>36.15</text:p>
          </table:table-cell>
          <table:table-cell office:value-type="float" office:value="36.19">
            <text:p>36.19</text:p>
          </table:table-cell>
          <table:table-cell table:number-columns-repeated="6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ARP 314 NED03</text:p>
          </table:table-cell>
          <table:table-cell office:value-type="string">
            <text:p>16.46±0.06</text:p>
          </table:table-cell>
          <table:table-cell office:value-type="string">
            <text:p>16.23±0.05</text:p>
          </table:table-cell>
          <table:table-cell office:value-type="string">
            <text:p>0.23±0.08</text:p>
          </table:table-cell>
          <table:table-cell office:value-type="string">
            <text:p>16.88±0.02</text:p>
          </table:table-cell>
          <table:table-cell office:value-type="string">
            <text:p>16.76±0.01</text:p>
          </table:table-cell>
          <table:table-cell office:value-type="string">
            <text:p>0.12±0.03</text:p>
          </table:table-cell>
          <table:table-cell office:value-type="float" office:value="35.79">
            <text:p>35.79</text:p>
          </table:table-cell>
          <table:table-cell office:value-type="float" office:value="35.71">
            <text:p>35.71</text:p>
          </table:table-cell>
          <table:table-cell office:value-type="float" office:value="20.95">
            <text:p>20.95</text:p>
          </table:table-cell>
          <table:table-cell office:value-type="float" office:value="22.73">
            <text:p>22.73</text:p>
          </table:table-cell>
          <table:table-cell office:value-type="float" office:value="2.67">
            <text:p>2.67</text:p>
          </table:table-cell>
          <table:table-cell office:value-type="float" office:value="2.89">
            <text:p>2.89</text:p>
          </table:table-cell>
          <table:table-cell table:number-columns-repeated="2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ARP 314 NED02</text:p>
          </table:table-cell>
          <table:table-cell office:value-type="string">
            <text:p>15.31±0.01</text:p>
          </table:table-cell>
          <table:table-cell office:value-type="string">
            <text:p>14.90±0.01</text:p>
          </table:table-cell>
          <table:table-cell office:value-type="string">
            <text:p>0.41±0.01</text:p>
          </table:table-cell>
          <table:table-cell office:value-type="string">
            <text:p>15.40±0.02</text:p>
          </table:table-cell>
          <table:table-cell office:value-type="string">
            <text:p>14.97±0.01</text:p>
          </table:table-cell>
          <table:table-cell office:value-type="string">
            <text:p>0.43±0.02</text:p>
          </table:table-cell>
          <table:table-cell office:value-type="float" office:value="36.25">
            <text:p>36.25</text:p>
          </table:table-cell>
          <table:table-cell office:value-type="float" office:value="36.23">
            <text:p>36.23</text:p>
          </table:table-cell>
          <table:table-cell table:number-columns-repeated="6" office:value-type="string">
            <text:p>...</text:p>
          </table:table-cell>
          <table:table-cell office:value-type="string">
            <text:p>VF</text:p>
          </table:table-cell>
        </table:table-row>
        <table:table-row table:style-name="ro1">
          <table:table-cell office:value-type="string">
            <text:p>UGC 12285</text:p>
          </table:table-cell>
          <table:table-cell office:value-type="string">
            <text:p>17.59±0.05</text:p>
          </table:table-cell>
          <table:table-cell office:value-type="string">
            <text:p>16.89±0.02</text:p>
          </table:table-cell>
          <table:table-cell office:value-type="string">
            <text:p>0.70±0.05</text:p>
          </table:table-cell>
          <table:table-cell office:value-type="string">
            <text:p>17.71±0.05</text:p>
          </table:table-cell>
          <table:table-cell office:value-type="string">
            <text:p>17.05±0.02</text:p>
          </table:table-cell>
          <table:table-cell office:value-type="string">
            <text:p>0.66±0.05</text:p>
          </table:table-cell>
          <table:table-cell office:value-type="float" office:value="36.53">
            <text:p>36.53</text:p>
          </table:table-cell>
          <table:table-cell office:value-type="float" office:value="36.64">
            <text:p>36.64</text:p>
          </table:table-cell>
          <table:table-cell office:value-type="float" office:value="9.43">
            <text:p>9.43</text:p>
          </table:table-cell>
          <table:table-cell office:value-type="float" office:value="8.98">
            <text:p>8.98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ESO 406-G042</text:p>
          </table:table-cell>
          <table:table-cell office:value-type="string">
            <text:p>15.48±0.01</text:p>
          </table:table-cell>
          <table:table-cell office:value-type="string">
            <text:p>15.30±0.01</text:p>
          </table:table-cell>
          <table:table-cell office:value-type="string">
            <text:p>0.18±0.02</text:p>
          </table:table-cell>
          <table:table-cell office:value-type="string">
            <text:p>15.68±0.01</text:p>
          </table:table-cell>
          <table:table-cell office:value-type="string">
            <text:p>15.49±0.01</text:p>
          </table:table-cell>
          <table:table-cell office:value-type="string">
            <text:p>0.19±0.01</text:p>
          </table:table-cell>
          <table:table-cell office:value-type="float" office:value="35.22">
            <text:p>35.22</text:p>
          </table:table-cell>
          <table:table-cell office:value-type="float" office:value="35.11">
            <text:p>35.11</text:p>
          </table:table-cell>
          <table:table-cell office:value-type="float" office:value="26.31">
            <text:p>26.31</text:p>
          </table:table-cell>
          <table:table-cell office:value-type="float" office:value="25.88">
            <text:p>25.88</text:p>
          </table:table-cell>
          <table:table-cell office:value-type="float" office:value="2.25">
            <text:p>2.25</text:p>
          </table:table-cell>
          <table:table-cell office:value-type="float" office:value="2.31">
            <text:p>2.31</text:p>
          </table:table-cell>
          <table:table-cell office:value-type="float" office:value="2.25">
            <text:p>2.25</text:p>
          </table:table-cell>
          <table:table-cell office:value-type="float" office:value="2.31">
            <text:p>2.31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NGC 7469</text:p>
          </table:table-cell>
          <table:table-cell office:value-type="string">
            <text:p>14.32±0.02</text:p>
          </table:table-cell>
          <table:table-cell office:value-type="string">
            <text:p>14.04±0.02</text:p>
          </table:table-cell>
          <table:table-cell office:value-type="string">
            <text:p>0.29±0.02</text:p>
          </table:table-cell>
          <table:table-cell office:value-type="string">
            <text:p>14.37±0.01</text:p>
          </table:table-cell>
          <table:table-cell office:value-type="string">
            <text:p>14.09±0.01</text:p>
          </table:table-cell>
          <table:table-cell office:value-type="string">
            <text:p>0.28±0.01</text:p>
          </table:table-cell>
          <table:table-cell office:value-type="float" office:value="36.91">
            <text:p>36.91</text:p>
          </table:table-cell>
          <table:table-cell office:value-type="float" office:value="36.84">
            <text:p>36.84</text:p>
          </table:table-cell>
          <table:table-cell table:number-columns-repeated="6" office:value-type="string">
            <text:p>...</text:p>
          </table:table-cell>
          <table:table-cell office:value-type="string">
            <text:p>?Fn</text:p>
          </table:table-cell>
        </table:table-row>
        <table:table-row table:style-name="ro1">
          <table:table-cell office:value-type="string">
            <text:p>NGC 7479</text:p>
          </table:table-cell>
          <table:table-cell office:value-type="string">
            <text:p>13.93±0.01</text:p>
          </table:table-cell>
          <table:table-cell office:value-type="string">
            <text:p>13.46±0.01</text:p>
          </table:table-cell>
          <table:table-cell office:value-type="string">
            <text:p>0.47±0.01</text:p>
          </table:table-cell>
          <table:table-cell office:value-type="string">
            <text:p>14.00±0.01</text:p>
          </table:table-cell>
          <table:table-cell office:value-type="string">
            <text:p>13.51±0.01</text:p>
          </table:table-cell>
          <table:table-cell office:value-type="string">
            <text:p>0.48±0.01</text:p>
          </table:table-cell>
          <table:table-cell office:value-type="float" office:value="36.45">
            <text:p>36.45</text:p>
          </table:table-cell>
          <table:table-cell office:value-type="float" office:value="36.46">
            <text:p>36.46</text:p>
          </table:table-cell>
          <table:table-cell office:value-type="float" office:value="62.17">
            <text:p>62.17</text:p>
          </table:table-cell>
          <table:table-cell office:value-type="float" office:value="57.25">
            <text:p>57.25</text:p>
          </table:table-cell>
          <table:table-cell office:value-type="float" office:value="2.1">
            <text:p>2.1</text:p>
          </table:table-cell>
          <table:table-cell office:value-type="float" office:value="2.27">
            <text:p>2.27</text:p>
          </table:table-cell>
          <table:table-cell office:value-type="float" office:value="1.97">
            <text:p>1.97</text:p>
          </table:table-cell>
          <table:table-cell office:value-type="float" office:value="2.19">
            <text:p>2.19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12346</text:p>
          </table:table-cell>
          <table:table-cell office:value-type="string">
            <text:p>...</text:p>
          </table:table-cell>
          <table:table-cell office:value-type="string">
            <text:p>16.25±0.01</text:p>
          </table:table-cell>
          <table:table-cell table:number-columns-repeated="2" office:value-type="string">
            <text:p>...</text:p>
          </table:table-cell>
          <table:table-cell office:value-type="string">
            <text:p>16.44±0.01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6.33">
            <text:p>36.33</text:p>
          </table:table-cell>
          <table:table-cell office:value-type="string">
            <text:p>...</text:p>
          </table:table-cell>
          <table:table-cell office:value-type="float" office:value="22.34">
            <text:p>22.34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UGC 12354</text:p>
          </table:table-cell>
          <table:table-cell office:value-type="string">
            <text:p>16.68±0.02</text:p>
          </table:table-cell>
          <table:table-cell office:value-type="string">
            <text:p>15.84±0.01</text:p>
          </table:table-cell>
          <table:table-cell office:value-type="string">
            <text:p>0.84±0.02</text:p>
          </table:table-cell>
          <table:table-cell office:value-type="string">
            <text:p>16.90±0.04</text:p>
          </table:table-cell>
          <table:table-cell office:value-type="string">
            <text:p>16.10±0.02</text:p>
          </table:table-cell>
          <table:table-cell office:value-type="string">
            <text:p>0.80±0.05</text:p>
          </table:table-cell>
          <table:table-cell office:value-type="float" office:value="35.77">
            <text:p>35.77</text:p>
          </table:table-cell>
          <table:table-cell office:value-type="float" office:value="35.93">
            <text:p>35.93</text:p>
          </table:table-cell>
          <table:table-cell office:value-type="float" office:value="10.1">
            <text:p>10.1</text:p>
          </table:table-cell>
          <table:table-cell office:value-type="float" office:value="10.74">
            <text:p>10.74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ESO 469-G012</text:p>
          </table:table-cell>
          <table:table-cell office:value-type="string">
            <text:p>16.96±0.01</text:p>
          </table:table-cell>
          <table:table-cell office:value-type="string">
            <text:p>16.58±0.01</text:p>
          </table:table-cell>
          <table:table-cell office:value-type="string">
            <text:p>0.38±0.01</text:p>
          </table:table-cell>
          <table:table-cell office:value-type="string">
            <text:p>17.41±0.03</text:p>
          </table:table-cell>
          <table:table-cell office:value-type="string">
            <text:p>17.03±0.01</text:p>
          </table:table-cell>
          <table:table-cell office:value-type="string">
            <text:p>0.38±0.03</text:p>
          </table:table-cell>
          <table:table-cell office:value-type="float" office:value="36.42">
            <text:p>36.42</text:p>
          </table:table-cell>
          <table:table-cell office:value-type="float" office:value="36.4">
            <text:p>36.4</text:p>
          </table:table-cell>
          <table:table-cell office:value-type="float" office:value="15.45">
            <text:p>15.45</text:p>
          </table:table-cell>
          <table:table-cell office:value-type="float" office:value="15.18">
            <text:p>15.18</text:p>
          </table:table-cell>
          <table:table-cell office:value-type="float" office:value="2.59">
            <text:p>2.59</text:p>
          </table:table-cell>
          <table:table-cell office:value-type="float" office:value="2.85">
            <text:p>2.85</text:p>
          </table:table-cell>
          <table:table-cell table:number-columns-repeated="2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ESO 469-G015</text:p>
          </table:table-cell>
          <table:table-cell office:value-type="string">
            <text:p>16.08±0.04</text:p>
          </table:table-cell>
          <table:table-cell office:value-type="string">
            <text:p>15.72±0.02</text:p>
          </table:table-cell>
          <table:table-cell office:value-type="string">
            <text:p>0.37±0.05</text:p>
          </table:table-cell>
          <table:table-cell office:value-type="string">
            <text:p>16.77±0.01</text:p>
          </table:table-cell>
          <table:table-cell office:value-type="string">
            <text:p>16.38±0.01</text:p>
          </table:table-cell>
          <table:table-cell office:value-type="string">
            <text:p>0.39±0.01</text:p>
          </table:table-cell>
          <table:table-cell office:value-type="float" office:value="35.16">
            <text:p>35.16</text:p>
          </table:table-cell>
          <table:table-cell office:value-type="float" office:value="35.12">
            <text:p>35.12</text:p>
          </table:table-cell>
          <table:table-cell office:value-type="float" office:value="16.39">
            <text:p>16.39</text:p>
          </table:table-cell>
          <table:table-cell office:value-type="float" office:value="16.12">
            <text:p>16.12</text:p>
          </table:table-cell>
          <table:table-cell office:value-type="float" office:value="3.85">
            <text:p>3.85</text:p>
          </table:table-cell>
          <table:table-cell office:value-type="float" office:value="3.67">
            <text:p>3.67</text:p>
          </table:table-cell>
          <table:table-cell office:value-type="float" office:value="3.57">
            <text:p>3.57</text:p>
          </table:table-cell>
          <table:table-cell office:value-type="float" office:value="3.51">
            <text:p>3.51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IC 5287</text:p>
          </table:table-cell>
          <table:table-cell office:value-type="string">
            <text:p>17.53±0.03</text:p>
          </table:table-cell>
          <table:table-cell office:value-type="string">
            <text:p>17.09±0.01</text:p>
          </table:table-cell>
          <table:table-cell office:value-type="string">
            <text:p>0.44±0.03</text:p>
          </table:table-cell>
          <table:table-cell office:value-type="string">
            <text:p>17.59±0.03</text:p>
          </table:table-cell>
          <table:table-cell office:value-type="string">
            <text:p>17.17±0.01</text:p>
          </table:table-cell>
          <table:table-cell office:value-type="string">
            <text:p>0.43±0.03</text:p>
          </table:table-cell>
          <table:table-cell table:number-columns-repeated="2" office:value-type="float" office:value="36.21">
            <text:p>36.21</text:p>
          </table:table-cell>
          <table:table-cell office:value-type="float" office:value="14.7">
            <text:p>14.7</text:p>
          </table:table-cell>
          <table:table-cell office:value-type="float" office:value="14.53">
            <text:p>14.53</text:p>
          </table:table-cell>
          <table:table-cell table:number-columns-repeated="4" office:value-type="string">
            <text:p>...</text:p>
          </table:table-cell>
          <table:table-cell office:value-type="string">
            <text:p>ED</text:p>
          </table:table-cell>
        </table:table-row>
        <table:table-row table:style-name="ro1">
          <table:table-cell office:value-type="string">
            <text:p>ESO 407-G007</text:p>
          </table:table-cell>
          <table:table-cell office:value-type="string">
            <text:p>17.58±0.06</text:p>
          </table:table-cell>
          <table:table-cell office:value-type="string">
            <text:p>16.57±0.04</text:p>
          </table:table-cell>
          <table:table-cell office:value-type="string">
            <text:p>1.01±0.07</text:p>
          </table:table-cell>
          <table:table-cell office:value-type="string">
            <text:p>17.83±0.02</text:p>
          </table:table-cell>
          <table:table-cell office:value-type="string">
            <text:p>17.00±0.01</text:p>
          </table:table-cell>
          <table:table-cell office:value-type="string">
            <text:p>0.83±0.02</text:p>
          </table:table-cell>
          <table:table-cell office:value-type="float" office:value="34.55">
            <text:p>34.55</text:p>
          </table:table-cell>
          <table:table-cell office:value-type="float" office:value="34.78">
            <text:p>34.78</text:p>
          </table:table-cell>
          <table:table-cell office:value-type="float" office:value="19.09">
            <text:p>19.09</text:p>
          </table:table-cell>
          <table:table-cell office:value-type="float" office:value="21.76">
            <text:p>21.76</text:p>
          </table:table-cell>
          <table:table-cell office:value-type="float" office:value="2.57">
            <text:p>2.57</text:p>
          </table:table-cell>
          <table:table-cell office:value-type="float" office:value="3.03">
            <text:p>3.03</text:p>
          </table:table-cell>
          <table:table-cell office:value-type="float" office:value="2.54">
            <text:p>2.54</text:p>
          </table:table-cell>
          <table:table-cell office:value-type="float" office:value="3">
            <text:p>3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7496</text:p>
          </table:table-cell>
          <table:table-cell office:value-type="string">
            <text:p>14.01±0.01</text:p>
          </table:table-cell>
          <table:table-cell office:value-type="string">
            <text:p>13.62±0.01</text:p>
          </table:table-cell>
          <table:table-cell office:value-type="string">
            <text:p>0.39±0.01</text:p>
          </table:table-cell>
          <table:table-cell office:value-type="string">
            <text:p>14.08±0.01</text:p>
          </table:table-cell>
          <table:table-cell office:value-type="string">
            <text:p>13.68±0.01</text:p>
          </table:table-cell>
          <table:table-cell office:value-type="string">
            <text:p>0.40±0.01</text:p>
          </table:table-cell>
          <table:table-cell office:value-type="float" office:value="35.97">
            <text:p>35.97</text:p>
          </table:table-cell>
          <table:table-cell office:value-type="float" office:value="35.94">
            <text:p>35.94</text:p>
          </table:table-cell>
          <table:table-cell office:value-type="float" office:value="39.03">
            <text:p>39.03</text:p>
          </table:table-cell>
          <table:table-cell office:value-type="float" office:value="36.9">
            <text:p>36.9</text:p>
          </table:table-cell>
          <table:table-cell office:value-type="float" office:value="2.26">
            <text:p>2.26</text:p>
          </table:table-cell>
          <table:table-cell office:value-type="float" office:value="2.49">
            <text:p>2.49</text:p>
          </table:table-cell>
          <table:table-cell office:value-type="float" office:value="2.55">
            <text:p>2.55</text:p>
          </table:table-cell>
          <table:table-cell office:value-type="float" office:value="3">
            <text:p>3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ESO 291-G005</text:p>
          </table:table-cell>
          <table:table-cell office:value-type="string">
            <text:p>18.28±0.07</text:p>
          </table:table-cell>
          <table:table-cell office:value-type="string">
            <text:p>18.06±0.02</text:p>
          </table:table-cell>
          <table:table-cell office:value-type="string">
            <text:p>0.22±0.08</text:p>
          </table:table-cell>
          <table:table-cell office:value-type="string">
            <text:p>18.89±0.06</text:p>
          </table:table-cell>
          <table:table-cell office:value-type="string">
            <text:p>18.64±0.04</text:p>
          </table:table-cell>
          <table:table-cell office:value-type="string">
            <text:p>0.25±0.07</text:p>
          </table:table-cell>
          <table:table-cell office:value-type="float" office:value="35.95">
            <text:p>35.95</text:p>
          </table:table-cell>
          <table:table-cell office:value-type="float" office:value="35.86">
            <text:p>35.86</text:p>
          </table:table-cell>
          <table:table-cell office:value-type="float" office:value="21.01">
            <text:p>21.01</text:p>
          </table:table-cell>
          <table:table-cell office:value-type="float" office:value="20.5">
            <text:p>20.5</text:p>
          </table:table-cell>
          <table:table-cell office:value-type="float" office:value="1.86">
            <text:p>1.86</text:p>
          </table:table-cell>
          <table:table-cell office:value-type="float" office:value="2">
            <text:p>2</text:p>
          </table:table-cell>
          <table:table-cell office:value-type="float" office:value="1.88">
            <text:p>1.88</text:p>
          </table:table-cell>
          <table:table-cell office:value-type="float" office:value="2.07">
            <text:p>2.07</text:p>
          </table:table-cell>
          <table:table-cell office:value-type="string">
            <text:p>?Fn</text:p>
          </table:table-cell>
        </table:table-row>
        <table:table-row table:style-name="ro1">
          <table:table-cell office:value-type="string">
            <text:p>ESO 291-G006</text:p>
          </table:table-cell>
          <table:table-cell office:value-type="string">
            <text:p>21.33±0.64</text:p>
          </table:table-cell>
          <table:table-cell office:value-type="string">
            <text:p>20.48±0.22</text:p>
          </table:table-cell>
          <table:table-cell office:value-type="string">
            <text:p>0.85±0.68</text:p>
          </table:table-cell>
          <table:table-cell table:number-columns-repeated="3" office:value-type="string">
            <text:p>...</text:p>
          </table:table-cell>
          <table:table-cell office:value-type="float" office:value="35.5">
            <text:p>35.5</text:p>
          </table:table-cell>
          <table:table-cell office:value-type="float" office:value="35.66">
            <text:p>35.66</text:p>
          </table:table-cell>
          <table:table-cell office:value-type="string">
            <text:p>...</text:p>
          </table:table-cell>
          <table:table-cell office:value-type="float" office:value="14.55">
            <text:p>14.55</text:p>
          </table:table-cell>
          <table:table-cell table:number-columns-repeated="5" office:value-type="string">
            <text:p>...</text:p>
          </table:table-cell>
        </table:table-row>
        <table:table-row table:style-name="ro1">
          <table:table-cell office:value-type="string">
            <text:p>NGC 7496A</text:p>
          </table:table-cell>
          <table:table-cell office:value-type="string">
            <text:p>15.89±0.01</text:p>
          </table:table-cell>
          <table:table-cell office:value-type="string">
            <text:p>15.69±0.01</text:p>
          </table:table-cell>
          <table:table-cell office:value-type="string">
            <text:p>0.21±0.01</text:p>
          </table:table-cell>
          <table:table-cell office:value-type="string">
            <text:p>16.05±0.01</text:p>
          </table:table-cell>
          <table:table-cell office:value-type="string">
            <text:p>15.87±0.01</text:p>
          </table:table-cell>
          <table:table-cell office:value-type="string">
            <text:p>0.18±0.02</text:p>
          </table:table-cell>
          <table:table-cell office:value-type="float" office:value="35.21">
            <text:p>35.21</text:p>
          </table:table-cell>
          <table:table-cell office:value-type="float" office:value="35.12">
            <text:p>35.12</text:p>
          </table:table-cell>
          <table:table-cell office:value-type="float" office:value="19.36">
            <text:p>19.36</text:p>
          </table:table-cell>
          <table:table-cell office:value-type="float" office:value="19">
            <text:p>19</text:p>
          </table:table-cell>
          <table:table-cell office:value-type="float" office:value="2.54">
            <text:p>2.54</text:p>
          </table:table-cell>
          <table:table-cell table:number-columns-repeated="3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7511</text:p>
          </table:table-cell>
          <table:table-cell office:value-type="string">
            <text:p>17.68±0.14</text:p>
          </table:table-cell>
          <table:table-cell office:value-type="string">
            <text:p>16.99±0.02</text:p>
          </table:table-cell>
          <table:table-cell office:value-type="string">
            <text:p>0.69±0.14</text:p>
          </table:table-cell>
          <table:table-cell office:value-type="string">
            <text:p>17.76±0.04</text:p>
          </table:table-cell>
          <table:table-cell office:value-type="string">
            <text:p>17.06±0.01</text:p>
          </table:table-cell>
          <table:table-cell office:value-type="string">
            <text:p>0.70±0.04</text:p>
          </table:table-cell>
          <table:table-cell office:value-type="float" office:value="35.56">
            <text:p>35.56</text:p>
          </table:table-cell>
          <table:table-cell office:value-type="float" office:value="35.66">
            <text:p>35.66</text:p>
          </table:table-cell>
          <table:table-cell table:number-columns-repeated="6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ESO 407-G009</text:p>
          </table:table-cell>
          <table:table-cell office:value-type="string">
            <text:p>16.37±0.01</text:p>
          </table:table-cell>
          <table:table-cell office:value-type="string">
            <text:p>16.00±0.01</text:p>
          </table:table-cell>
          <table:table-cell office:value-type="string">
            <text:p>0.37±0.01</text:p>
          </table:table-cell>
          <table:table-cell office:value-type="string">
            <text:p>16.70±0.02</text:p>
          </table:table-cell>
          <table:table-cell office:value-type="string">
            <text:p>16.33±0.01</text:p>
          </table:table-cell>
          <table:table-cell office:value-type="string">
            <text:p>0.37±0.02</text:p>
          </table:table-cell>
          <table:table-cell office:value-type="float" office:value="34.99">
            <text:p>34.99</text:p>
          </table:table-cell>
          <table:table-cell office:value-type="float" office:value="34.96">
            <text:p>34.96</text:p>
          </table:table-cell>
          <table:table-cell office:value-type="float" office:value="23.02">
            <text:p>23.02</text:p>
          </table:table-cell>
          <table:table-cell office:value-type="float" office:value="23.04">
            <text:p>23.04</text:p>
          </table:table-cell>
          <table:table-cell office:value-type="float" office:value="2.25">
            <text:p>2.25</text:p>
          </table:table-cell>
          <table:table-cell office:value-type="float" office:value="2.26">
            <text:p>2.26</text:p>
          </table:table-cell>
          <table:table-cell office:value-type="float" office:value="2.18">
            <text:p>2.18</text:p>
          </table:table-cell>
          <table:table-cell office:value-type="float" office:value="2.2">
            <text:p>2.2</text:p>
          </table:table-cell>
          <table:table-cell office:value-type="string">
            <text:p>?d</text:p>
          </table:table-cell>
        </table:table-row>
        <table:table-row table:style-name="ro1">
          <table:table-cell office:value-type="string">
            <text:p>ESO 291-G009</text:p>
          </table:table-cell>
          <table:table-cell office:value-type="string">
            <text:p>18.81±0.02</text:p>
          </table:table-cell>
          <table:table-cell office:value-type="string">
            <text:p>18.27±0.07</text:p>
          </table:table-cell>
          <table:table-cell office:value-type="string">
            <text:p>0.54±0.08</text:p>
          </table:table-cell>
          <table:table-cell office:value-type="string">
            <text:p>19.04±0.05</text:p>
          </table:table-cell>
          <table:table-cell office:value-type="string">
            <text:p>18.60±0.03</text:p>
          </table:table-cell>
          <table:table-cell office:value-type="string">
            <text:p>0.44±0.06</text:p>
          </table:table-cell>
          <table:table-cell office:value-type="float" office:value="36.17">
            <text:p>36.17</text:p>
          </table:table-cell>
          <table:table-cell office:value-type="float" office:value="36.21">
            <text:p>36.21</text:p>
          </table:table-cell>
          <table:table-cell office:value-type="string">
            <text:p>...</text:p>
          </table:table-cell>
          <table:table-cell office:value-type="float" office:value="13.42">
            <text:p>13.42</text:p>
          </table:table-cell>
          <table:table-cell table:number-columns-repeated="4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UGC 12434</text:p>
          </table:table-cell>
          <table:table-cell office:value-type="string">
            <text:p>16.50±0.01</text:p>
          </table:table-cell>
          <table:table-cell office:value-type="string">
            <text:p>16.12±0.01</text:p>
          </table:table-cell>
          <table:table-cell office:value-type="string">
            <text:p>0.39±0.02</text:p>
          </table:table-cell>
          <table:table-cell office:value-type="string">
            <text:p>16.88±0.01</text:p>
          </table:table-cell>
          <table:table-cell office:value-type="string">
            <text:p>16.53±0.01</text:p>
          </table:table-cell>
          <table:table-cell office:value-type="string">
            <text:p>0.35±0.02</text:p>
          </table:table-cell>
          <table:table-cell office:value-type="float" office:value="35.52">
            <text:p>35.52</text:p>
          </table:table-cell>
          <table:table-cell office:value-type="float" office:value="35.49">
            <text:p>35.49</text:p>
          </table:table-cell>
          <table:table-cell office:value-type="float" office:value="7.6">
            <text:p>7.6</text:p>
          </table:table-cell>
          <table:table-cell office:value-type="float" office:value="7.9">
            <text:p>7.9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7535</text:p>
          </table:table-cell>
          <table:table-cell office:value-type="string">
            <text:p>16.02±0.05</text:p>
          </table:table-cell>
          <table:table-cell office:value-type="string">
            <text:p>15.68±0.02</text:p>
          </table:table-cell>
          <table:table-cell office:value-type="string">
            <text:p>0.34±0.05</text:p>
          </table:table-cell>
          <table:table-cell office:value-type="string">
            <text:p>16.13±0.02</text:p>
          </table:table-cell>
          <table:table-cell office:value-type="string">
            <text:p>15.78±0.01</text:p>
          </table:table-cell>
          <table:table-cell office:value-type="string">
            <text:p>0.35±0.02</text:p>
          </table:table-cell>
          <table:table-cell office:value-type="float" office:value="36.17">
            <text:p>36.17</text:p>
          </table:table-cell>
          <table:table-cell office:value-type="float" office:value="36.13">
            <text:p>36.13</text:p>
          </table:table-cell>
          <table:table-cell office:value-type="float" office:value="25.36">
            <text:p>25.36</text:p>
          </table:table-cell>
          <table:table-cell office:value-type="float" office:value="24.31">
            <text:p>24.31</text:p>
          </table:table-cell>
          <table:table-cell office:value-type="float" office:value="2.04">
            <text:p>2.04</text:p>
          </table:table-cell>
          <table:table-cell office:value-type="float" office:value="2.1">
            <text:p>2.1</text:p>
          </table:table-cell>
          <table:table-cell office:value-type="float" office:value="1.93">
            <text:p>1.93</text:p>
          </table:table-cell>
          <table:table-cell office:value-type="float" office:value="2.01">
            <text:p>2.01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7536</text:p>
          </table:table-cell>
          <table:table-cell office:value-type="string">
            <text:p>16.19±0.01</text:p>
          </table:table-cell>
          <table:table-cell office:value-type="string">
            <text:p>15.66±0.01</text:p>
          </table:table-cell>
          <table:table-cell office:value-type="string">
            <text:p>0.53±0.01</text:p>
          </table:table-cell>
          <table:table-cell office:value-type="string">
            <text:p>16.39±0.01</text:p>
          </table:table-cell>
          <table:table-cell office:value-type="string">
            <text:p>15.87±0.01</text:p>
          </table:table-cell>
          <table:table-cell office:value-type="string">
            <text:p>0.51±0.02</text:p>
          </table:table-cell>
          <table:table-cell office:value-type="float" office:value="36.12">
            <text:p>36.12</text:p>
          </table:table-cell>
          <table:table-cell office:value-type="float" office:value="36.16">
            <text:p>36.16</text:p>
          </table:table-cell>
          <table:table-cell office:value-type="float" office:value="18.33">
            <text:p>18.33</text:p>
          </table:table-cell>
          <table:table-cell office:value-type="float" office:value="18.34">
            <text:p>18.34</text:p>
          </table:table-cell>
          <table:table-cell office:value-type="float" office:value="2.15">
            <text:p>2.15</text:p>
          </table:table-cell>
          <table:table-cell office:value-type="float" office:value="2.27">
            <text:p>2.27</text:p>
          </table:table-cell>
          <table:table-cell office:value-type="float" office:value="2.07">
            <text:p>2.07</text:p>
          </table:table-cell>
          <table:table-cell office:value-type="float" office:value="2.28">
            <text:p>2.28</text:p>
          </table:table-cell>
          <table:table-cell office:value-type="string">
            <text:p>ED</text:p>
          </table:table-cell>
        </table:table-row>
        <table:table-row table:style-name="ro1">
          <table:table-cell office:value-type="string">
            <text:p>NGC 7559B</text:p>
          </table:table-cell>
          <table:table-cell office:value-type="string">
            <text:p>...</text:p>
          </table:table-cell>
          <table:table-cell office:value-type="string">
            <text:p>17.83±0.18</text:p>
          </table:table-cell>
          <table:table-cell table:number-columns-repeated="2" office:value-type="string">
            <text:p>...</text:p>
          </table:table-cell>
          <table:table-cell office:value-type="string">
            <text:p>18.35±0.04</text:p>
          </table:table-cell>
          <table:table-cell office:value-type="string">
            <text:p>...</text:p>
          </table:table-cell>
          <table:table-cell office:value-type="float" office:value="0">
            <text:p>0</text:p>
          </table:table-cell>
          <table:table-cell office:value-type="float" office:value="35.27">
            <text:p>35.27</text:p>
          </table:table-cell>
          <table:table-cell office:value-type="string">
            <text:p>...</text:p>
          </table:table-cell>
          <table:table-cell office:value-type="float" office:value="20.15">
            <text:p>20.15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7563</text:p>
          </table:table-cell>
          <table:table-cell office:value-type="string">
            <text:p>19.76±0.10</text:p>
          </table:table-cell>
          <table:table-cell office:value-type="string">
            <text:p>18.06±0.04</text:p>
          </table:table-cell>
          <table:table-cell office:value-type="string">
            <text:p>1.70±0.11</text:p>
          </table:table-cell>
          <table:table-cell office:value-type="string">
            <text:p>...</text:p>
          </table:table-cell>
          <table:table-cell office:value-type="string">
            <text:p>18.09±0.04</text:p>
          </table:table-cell>
          <table:table-cell office:value-type="string">
            <text:p>...</text:p>
          </table:table-cell>
          <table:table-cell office:value-type="float" office:value="34.59">
            <text:p>34.59</text:p>
          </table:table-cell>
          <table:table-cell office:value-type="float" office:value="35.1">
            <text:p>35.1</text:p>
          </table:table-cell>
          <table:table-cell office:value-type="string">
            <text:p>...</text:p>
          </table:table-cell>
          <table:table-cell office:value-type="float" office:value="9.87">
            <text:p>9.87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7552</text:p>
          </table:table-cell>
          <table:table-cell office:value-type="string">
            <text:p>14.18±0.01</text:p>
          </table:table-cell>
          <table:table-cell office:value-type="string">
            <text:p>13.45±0.02</text:p>
          </table:table-cell>
          <table:table-cell office:value-type="string">
            <text:p>0.73±0.02</text:p>
          </table:table-cell>
          <table:table-cell office:value-type="string">
            <text:p>14.26±0.01</text:p>
          </table:table-cell>
          <table:table-cell office:value-type="string">
            <text:p>13.53±0.01</text:p>
          </table:table-cell>
          <table:table-cell office:value-type="string">
            <text:p>0.73±0.01</text:p>
          </table:table-cell>
          <table:table-cell office:value-type="float" office:value="35.96">
            <text:p>35.96</text:p>
          </table:table-cell>
          <table:table-cell office:value-type="float" office:value="36.08">
            <text:p>36.08</text:p>
          </table:table-cell>
          <table:table-cell office:value-type="float" office:value="36.25">
            <text:p>36.25</text:p>
          </table:table-cell>
          <table:table-cell office:value-type="float" office:value="29.68">
            <text:p>29.68</text:p>
          </table:table-cell>
          <table:table-cell office:value-type="float" office:value="4.12">
            <text:p>4.12</text:p>
          </table:table-cell>
          <table:table-cell table:number-columns-repeated="3" office:value-type="string">
            <text:p>...</text:p>
          </table:table-cell>
          <table:table-cell office:value-type="string">
            <text:p>EEn</text:p>
          </table:table-cell>
        </table:table-row>
        <table:table-row table:style-name="ro1">
          <table:table-cell office:value-type="string">
            <text:p>NGC 7570</text:p>
          </table:table-cell>
          <table:table-cell office:value-type="string">
            <text:p>16.07±0.03</text:p>
          </table:table-cell>
          <table:table-cell office:value-type="string">
            <text:p>15.57±0.01</text:p>
          </table:table-cell>
          <table:table-cell office:value-type="string">
            <text:p>0.49±0.04</text:p>
          </table:table-cell>
          <table:table-cell office:value-type="string">
            <text:p>16.30±0.02</text:p>
          </table:table-cell>
          <table:table-cell office:value-type="string">
            <text:p>15.79±0.01</text:p>
          </table:table-cell>
          <table:table-cell office:value-type="string">
            <text:p>0.51±0.02</text:p>
          </table:table-cell>
          <table:table-cell office:value-type="float" office:value="36.17">
            <text:p>36.17</text:p>
          </table:table-cell>
          <table:table-cell office:value-type="float" office:value="36.2">
            <text:p>36.2</text:p>
          </table:table-cell>
          <table:table-cell office:value-type="float" office:value="18.72">
            <text:p>18.72</text:p>
          </table:table-cell>
          <table:table-cell office:value-type="float" office:value="15.98">
            <text:p>15.98</text:p>
          </table:table-cell>
          <table:table-cell table:number-columns-repeated="4" office:value-type="string">
            <text:p>...</text:p>
          </table:table-cell>
          <table:table-cell office:value-type="string">
            <text:p>VFn</text:p>
          </table:table-cell>
        </table:table-row>
        <table:table-row table:style-name="ro1">
          <table:table-cell office:value-type="string">
            <text:p>UGC 12479</text:p>
          </table:table-cell>
          <table:table-cell office:value-type="string">
            <text:p>17.23±0.05</text:p>
          </table:table-cell>
          <table:table-cell office:value-type="string">
            <text:p>16.62±0.01</text:p>
          </table:table-cell>
          <table:table-cell office:value-type="string">
            <text:p>0.61±0.05</text:p>
          </table:table-cell>
          <table:table-cell office:value-type="string">
            <text:p>17.79±0.03</text:p>
          </table:table-cell>
          <table:table-cell office:value-type="string">
            <text:p>17.18±0.01</text:p>
          </table:table-cell>
          <table:table-cell office:value-type="string">
            <text:p>0.61±0.03</text:p>
          </table:table-cell>
          <table:table-cell office:value-type="float" office:value="35.6">
            <text:p>35.6</text:p>
          </table:table-cell>
          <table:table-cell office:value-type="float" office:value="35.67">
            <text:p>35.67</text:p>
          </table:table-cell>
          <table:table-cell office:value-type="float" office:value="11.59">
            <text:p>11.59</text:p>
          </table:table-cell>
          <table:table-cell office:value-type="float" office:value="11.65">
            <text:p>11.65</text:p>
          </table:table-cell>
          <table:table-cell table:number-columns-repeated="4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ESO 407-G014</text:p>
          </table:table-cell>
          <table:table-cell office:value-type="string">
            <text:p>15.07±0.01</text:p>
          </table:table-cell>
          <table:table-cell office:value-type="string">
            <text:p>14.78±0.01</text:p>
          </table:table-cell>
          <table:table-cell office:value-type="string">
            <text:p>0.28±0.01</text:p>
          </table:table-cell>
          <table:table-cell office:value-type="string">
            <text:p>15.21±0.01</text:p>
          </table:table-cell>
          <table:table-cell office:value-type="string">
            <text:p>14.92±0.01</text:p>
          </table:table-cell>
          <table:table-cell office:value-type="string">
            <text:p>0.30±0.01</text:p>
          </table:table-cell>
          <table:table-cell office:value-type="float" office:value="36.04">
            <text:p>36.04</text:p>
          </table:table-cell>
          <table:table-cell office:value-type="float" office:value="35.98">
            <text:p>35.98</text:p>
          </table:table-cell>
          <table:table-cell office:value-type="float" office:value="14.61">
            <text:p>14.61</text:p>
          </table:table-cell>
          <table:table-cell office:value-type="float" office:value="13.83">
            <text:p>13.83</text:p>
          </table:table-cell>
          <table:table-cell table:number-columns-repeated="4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NGC 7589</text:p>
          </table:table-cell>
          <table:table-cell office:value-type="string">
            <text:p>17.74±0.05</text:p>
          </table:table-cell>
          <table:table-cell office:value-type="string">
            <text:p>17.18±0.04</text:p>
          </table:table-cell>
          <table:table-cell office:value-type="string">
            <text:p>0.56±0.06</text:p>
          </table:table-cell>
          <table:table-cell office:value-type="string">
            <text:p>17.85±0.03</text:p>
          </table:table-cell>
          <table:table-cell office:value-type="string">
            <text:p>17.37±0.02</text:p>
          </table:table-cell>
          <table:table-cell office:value-type="string">
            <text:p>0.49±0.04</text:p>
          </table:table-cell>
          <table:table-cell office:value-type="float" office:value="36.05">
            <text:p>36.05</text:p>
          </table:table-cell>
          <table:table-cell office:value-type="float" office:value="36.1">
            <text:p>36.1</text:p>
          </table:table-cell>
          <table:table-cell office:value-type="float" office:value="13.69">
            <text:p>13.69</text:p>
          </table:table-cell>
          <table:table-cell office:value-type="float" office:value="13.53">
            <text:p>13.53</text:p>
          </table:table-cell>
          <table:table-cell table:number-columns-repeated="5" office:value-type="string">
            <text:p>...</text:p>
          </table:table-cell>
        </table:table-row>
        <table:table-row table:style-name="ro1">
          <table:table-cell office:value-type="string">
            <text:p>NGC 7582</text:p>
          </table:table-cell>
          <table:table-cell office:value-type="string">
            <text:p>15.13±0.01</text:p>
          </table:table-cell>
          <table:table-cell office:value-type="string">
            <text:p>14.26±0.01</text:p>
          </table:table-cell>
          <table:table-cell office:value-type="string">
            <text:p>0.87±0.01</text:p>
          </table:table-cell>
          <table:table-cell office:value-type="string">
            <text:p>15.20±0.01</text:p>
          </table:table-cell>
          <table:table-cell office:value-type="string">
            <text:p>14.35±0.01</text:p>
          </table:table-cell>
          <table:table-cell office:value-type="string">
            <text:p>0.86±0.01</text:p>
          </table:table-cell>
          <table:table-cell office:value-type="float" office:value="35.58">
            <text:p>35.58</text:p>
          </table:table-cell>
          <table:table-cell office:value-type="float" office:value="35.75">
            <text:p>35.75</text:p>
          </table:table-cell>
          <table:table-cell office:value-type="float" office:value="42.15">
            <text:p>42.15</text:p>
          </table:table-cell>
          <table:table-cell office:value-type="float" office:value="38.87">
            <text:p>38.87</text:p>
          </table:table-cell>
          <table:table-cell office:value-type="float" office:value="2.78">
            <text:p>2.78</text:p>
          </table:table-cell>
          <table:table-cell office:value-type="float" office:value="3.05">
            <text:p>3.05</text:p>
          </table:table-cell>
          <table:table-cell office:value-type="float" office:value="2.69">
            <text:p>2.69</text:p>
          </table:table-cell>
          <table:table-cell office:value-type="float" office:value="3.02">
            <text:p>3.02</text:p>
          </table:table-cell>
          <table:table-cell office:value-type="string">
            <text:p>EEn</text:p>
          </table:table-cell>
        </table:table-row>
        <table:table-row table:style-name="ro1">
          <table:table-cell office:value-type="string">
            <text:p>PGC 71025</text:p>
          </table:table-cell>
          <table:table-cell office:value-type="string">
            <text:p>20.18±0.21</text:p>
          </table:table-cell>
          <table:table-cell office:value-type="string">
            <text:p>18.91±0.05</text:p>
          </table:table-cell>
          <table:table-cell office:value-type="string">
            <text:p>1.26±0.21</text:p>
          </table:table-cell>
          <table:table-cell office:value-type="string">
            <text:p>20.47±0.12</text:p>
          </table:table-cell>
          <table:table-cell office:value-type="string">
            <text:p>19.69±0.05</text:p>
          </table:table-cell>
          <table:table-cell office:value-type="string">
            <text:p>0.78±0.13</text:p>
          </table:table-cell>
          <table:table-cell office:value-type="float" office:value="35.09">
            <text:p>35.09</text:p>
          </table:table-cell>
          <table:table-cell office:value-type="float" office:value="35.42">
            <text:p>35.42</text:p>
          </table:table-cell>
          <table:table-cell office:value-type="float" office:value="9.31">
            <text:p>9.31</text:p>
          </table:table-cell>
          <table:table-cell office:value-type="float" office:value="14.54">
            <text:p>14.54</text:p>
          </table:table-cell>
          <table:table-cell office:value-type="float" office:value="2.1">
            <text:p>2.1</text:p>
          </table:table-cell>
          <table:table-cell office:value-type="string">
            <text:p>...</text:p>
          </table:table-cell>
          <table:table-cell office:value-type="float" office:value="2.13">
            <text:p>2.13</text:p>
          </table:table-cell>
          <table:table-cell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IC 5304</text:p>
          </table:table-cell>
          <table:table-cell office:value-type="string">
            <text:p>19.78±0.13</text:p>
          </table:table-cell>
          <table:table-cell office:value-type="string">
            <text:p>18.21±0.09</text:p>
          </table:table-cell>
          <table:table-cell office:value-type="string">
            <text:p>1.57±0.16</text:p>
          </table:table-cell>
          <table:table-cell office:value-type="string">
            <text:p>19.78±0.15</text:p>
          </table:table-cell>
          <table:table-cell office:value-type="string">
            <text:p>18.57±0.05</text:p>
          </table:table-cell>
          <table:table-cell office:value-type="string">
            <text:p>1.21±0.16</text:p>
          </table:table-cell>
          <table:table-cell office:value-type="float" office:value="35.29">
            <text:p>35.29</text:p>
          </table:table-cell>
          <table:table-cell office:value-type="float" office:value="35.74">
            <text:p>35.74</text:p>
          </table:table-cell>
          <table:table-cell office:value-type="string">
            <text:p>...</text:p>
          </table:table-cell>
          <table:table-cell office:value-type="float" office:value="16.32">
            <text:p>16.32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7645</text:p>
          </table:table-cell>
          <table:table-cell office:value-type="string">
            <text:p>15.78±0.01</text:p>
          </table:table-cell>
          <table:table-cell office:value-type="string">
            <text:p>15.33±0.01</text:p>
          </table:table-cell>
          <table:table-cell office:value-type="string">
            <text:p>0.45±0.01</text:p>
          </table:table-cell>
          <table:table-cell office:value-type="string">
            <text:p>16.06±0.01</text:p>
          </table:table-cell>
          <table:table-cell office:value-type="string">
            <text:p>15.53±0.01</text:p>
          </table:table-cell>
          <table:table-cell office:value-type="string">
            <text:p>0.53±0.02</text:p>
          </table:table-cell>
          <table:table-cell table:number-columns-repeated="2" office:value-type="float" office:value="36.6">
            <text:p>36.6</text:p>
          </table:table-cell>
          <table:table-cell office:value-type="float" office:value="23.03">
            <text:p>23.03</text:p>
          </table:table-cell>
          <table:table-cell office:value-type="float" office:value="20.53">
            <text:p>20.53</text:p>
          </table:table-cell>
          <table:table-cell table:number-columns-repeated="4" office:value-type="string">
            <text:p>...</text:p>
          </table:table-cell>
          <table:table-cell office:value-type="string">
            <text:p>VF</text:p>
          </table:table-cell>
        </table:table-row>
        <table:table-row table:style-name="ro1">
          <table:table-cell office:value-type="string">
            <text:p>UGC 12578</text:p>
          </table:table-cell>
          <table:table-cell office:value-type="string">
            <text:p>15.29±0.01</text:p>
          </table:table-cell>
          <table:table-cell office:value-type="string">
            <text:p>15.21±0.01</text:p>
          </table:table-cell>
          <table:table-cell office:value-type="string">
            <text:p>0.08±0.01</text:p>
          </table:table-cell>
          <table:table-cell office:value-type="string">
            <text:p>15.42±0.01</text:p>
          </table:table-cell>
          <table:table-cell office:value-type="string">
            <text:p>15.34±0.01</text:p>
          </table:table-cell>
          <table:table-cell office:value-type="string">
            <text:p>0.07±0.02</text:p>
          </table:table-cell>
          <table:table-cell office:value-type="float" office:value="35.99">
            <text:p>35.99</text:p>
          </table:table-cell>
          <table:table-cell office:value-type="float" office:value="35.85">
            <text:p>35.85</text:p>
          </table:table-cell>
          <table:table-cell office:value-type="float" office:value="18.06">
            <text:p>18.06</text:p>
          </table:table-cell>
          <table:table-cell office:value-type="float" office:value="18.12">
            <text:p>18.12</text:p>
          </table:table-cell>
          <table:table-cell table:number-columns-repeated="4" office:value-type="string">
            <text:p>...</text:p>
          </table:table-cell>
          <table:table-cell office:value-type="string">
            <text:p>VFn</text:p>
          </table:table-cell>
        </table:table-row>
        <table:table-row table:style-name="ro1">
          <table:table-cell office:value-type="string">
            <text:p>UGC 12589</text:p>
          </table:table-cell>
          <table:table-cell office:value-type="string">
            <text:p>17.42±0.02</text:p>
          </table:table-cell>
          <table:table-cell office:value-type="string">
            <text:p>17.03±0.01</text:p>
          </table:table-cell>
          <table:table-cell office:value-type="string">
            <text:p>0.38±0.03</text:p>
          </table:table-cell>
          <table:table-cell office:value-type="string">
            <text:p>17.59±0.03</text:p>
          </table:table-cell>
          <table:table-cell office:value-type="string">
            <text:p>17.16±0.01</text:p>
          </table:table-cell>
          <table:table-cell office:value-type="string">
            <text:p>0.44±0.03</text:p>
          </table:table-cell>
          <table:table-cell office:value-type="float" office:value="36.29">
            <text:p>36.29</text:p>
          </table:table-cell>
          <table:table-cell office:value-type="float" office:value="36.27">
            <text:p>36.27</text:p>
          </table:table-cell>
          <table:table-cell office:value-type="float" office:value="11.84">
            <text:p>11.84</text:p>
          </table:table-cell>
          <table:table-cell office:value-type="float" office:value="11">
            <text:p>11</text:p>
          </table:table-cell>
          <table:table-cell office:value-type="float" office:value="2.18">
            <text:p>2.18</text:p>
          </table:table-cell>
          <table:table-cell table:number-columns-repeated="3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CGCG 406-109</text:p>
          </table:table-cell>
          <table:table-cell office:value-type="string">
            <text:p>17.88±0.03</text:p>
          </table:table-cell>
          <table:table-cell office:value-type="string">
            <text:p>17.53±0.01</text:p>
          </table:table-cell>
          <table:table-cell office:value-type="string">
            <text:p>0.35±0.03</text:p>
          </table:table-cell>
          <table:table-cell office:value-type="string">
            <text:p>18.14±0.03</text:p>
          </table:table-cell>
          <table:table-cell office:value-type="string">
            <text:p>17.75±0.01</text:p>
          </table:table-cell>
          <table:table-cell office:value-type="string">
            <text:p>0.39±0.03</text:p>
          </table:table-cell>
          <table:table-cell office:value-type="float" office:value="35.67">
            <text:p>35.67</text:p>
          </table:table-cell>
          <table:table-cell office:value-type="float" office:value="35.63">
            <text:p>35.63</text:p>
          </table:table-cell>
          <table:table-cell office:value-type="float" office:value="7.4">
            <text:p>7.4</text:p>
          </table:table-cell>
          <table:table-cell office:value-type="float" office:value="7.32">
            <text:p>7.32</text:p>
          </table:table-cell>
          <table:table-cell table:number-columns-repeated="4" office:value-type="string">
            <text:p>...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7673</text:p>
          </table:table-cell>
          <table:table-cell office:value-type="string">
            <text:p>14.31±0.01</text:p>
          </table:table-cell>
          <table:table-cell office:value-type="string">
            <text:p>14.06±0.01</text:p>
          </table:table-cell>
          <table:table-cell office:value-type="string">
            <text:p>0.25±0.01</text:p>
          </table:table-cell>
          <table:table-cell office:value-type="string">
            <text:p>14.35±0.01</text:p>
          </table:table-cell>
          <table:table-cell office:value-type="string">
            <text:p>14.10±0.01</text:p>
          </table:table-cell>
          <table:table-cell office:value-type="string">
            <text:p>0.24±0.01</text:p>
          </table:table-cell>
          <table:table-cell office:value-type="float" office:value="36.61">
            <text:p>36.61</text:p>
          </table:table-cell>
          <table:table-cell office:value-type="float" office:value="36.54">
            <text:p>36.54</text:p>
          </table:table-cell>
          <table:table-cell table:number-columns-repeated="6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NGC 7674</text:p>
          </table:table-cell>
          <table:table-cell office:value-type="string">
            <text:p>15.73±0.01</text:p>
          </table:table-cell>
          <table:table-cell office:value-type="string">
            <text:p>15.37±0.01</text:p>
          </table:table-cell>
          <table:table-cell office:value-type="string">
            <text:p>0.36±0.02</text:p>
          </table:table-cell>
          <table:table-cell office:value-type="string">
            <text:p>15.82±0.01</text:p>
          </table:table-cell>
          <table:table-cell office:value-type="string">
            <text:p>15.44±0.01</text:p>
          </table:table-cell>
          <table:table-cell office:value-type="string">
            <text:p>0.38±0.02</text:p>
          </table:table-cell>
          <table:table-cell office:value-type="float" office:value="36.83">
            <text:p>36.83</text:p>
          </table:table-cell>
          <table:table-cell office:value-type="float" office:value="36.8">
            <text:p>36.8</text:p>
          </table:table-cell>
          <table:table-cell table:number-columns-repeated="6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NGC 7677</text:p>
          </table:table-cell>
          <table:table-cell office:value-type="string">
            <text:p>15.91±0.01</text:p>
          </table:table-cell>
          <table:table-cell office:value-type="string">
            <text:p>15.58±0.01</text:p>
          </table:table-cell>
          <table:table-cell office:value-type="string">
            <text:p>0.33±0.01</text:p>
          </table:table-cell>
          <table:table-cell office:value-type="string">
            <text:p>16.21±0.01</text:p>
          </table:table-cell>
          <table:table-cell office:value-type="string">
            <text:p>15.84±0.01</text:p>
          </table:table-cell>
          <table:table-cell office:value-type="string">
            <text:p>0.37±0.02</text:p>
          </table:table-cell>
          <table:table-cell office:value-type="float" office:value="36.01">
            <text:p>36.01</text:p>
          </table:table-cell>
          <table:table-cell office:value-type="float" office:value="35.96">
            <text:p>35.96</text:p>
          </table:table-cell>
          <table:table-cell office:value-type="float" office:value="23.33">
            <text:p>23.33</text:p>
          </table:table-cell>
          <table:table-cell office:value-type="float" office:value="19.17">
            <text:p>19.17</text:p>
          </table:table-cell>
          <table:table-cell office:value-type="float" office:value="3.2">
            <text:p>3.2</text:p>
          </table:table-cell>
          <table:table-cell table:number-columns-repeated="3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IC 5325</text:p>
          </table:table-cell>
          <table:table-cell office:value-type="string">
            <text:p>14.02±0.01</text:p>
          </table:table-cell>
          <table:table-cell office:value-type="string">
            <text:p>13.60±0.01</text:p>
          </table:table-cell>
          <table:table-cell office:value-type="string">
            <text:p>0.43±0.01</text:p>
          </table:table-cell>
          <table:table-cell office:value-type="string">
            <text:p>14.08±0.01</text:p>
          </table:table-cell>
          <table:table-cell office:value-type="string">
            <text:p>13.65±0.01</text:p>
          </table:table-cell>
          <table:table-cell office:value-type="string">
            <text:p>0.42±0.01</text:p>
          </table:table-cell>
          <table:table-cell office:value-type="float" office:value="35.87">
            <text:p>35.87</text:p>
          </table:table-cell>
          <table:table-cell office:value-type="float" office:value="35.86">
            <text:p>35.86</text:p>
          </table:table-cell>
          <table:table-cell office:value-type="float" office:value="27.64">
            <text:p>27.64</text:p>
          </table:table-cell>
          <table:table-cell office:value-type="float" office:value="26.64">
            <text:p>26.64</text:p>
          </table:table-cell>
          <table:table-cell office:value-type="float" office:value="2.74">
            <text:p>2.74</text:p>
          </table:table-cell>
          <table:table-cell office:value-type="float" office:value="2.79">
            <text:p>2.79</text:p>
          </table:table-cell>
          <table:table-cell office:value-type="float" office:value="2.69">
            <text:p>2.69</text:p>
          </table:table-cell>
          <table:table-cell office:value-type="float" office:value="2.77">
            <text:p>2.77</text:p>
          </table:table-cell>
          <table:table-cell office:value-type="string">
            <text:p>EEh</text:p>
          </table:table-cell>
        </table:table-row>
        <table:table-row table:style-name="ro1">
          <table:table-cell office:value-type="string">
            <text:p>UGC 12635</text:p>
          </table:table-cell>
          <table:table-cell office:value-type="string">
            <text:p>17.27±0.04</text:p>
          </table:table-cell>
          <table:table-cell office:value-type="string">
            <text:p>16.93±0.02</text:p>
          </table:table-cell>
          <table:table-cell office:value-type="string">
            <text:p>0.34±0.05</text:p>
          </table:table-cell>
          <table:table-cell office:value-type="string">
            <text:p>17.29±0.03</text:p>
          </table:table-cell>
          <table:table-cell office:value-type="string">
            <text:p>16.99±0.01</text:p>
          </table:table-cell>
          <table:table-cell office:value-type="string">
            <text:p>0.30±0.03</text:p>
          </table:table-cell>
          <table:table-cell office:value-type="float" office:value="35.77">
            <text:p>35.77</text:p>
          </table:table-cell>
          <table:table-cell office:value-type="float" office:value="35.73">
            <text:p>35.73</text:p>
          </table:table-cell>
          <table:table-cell office:value-type="float" office:value="16.75">
            <text:p>16.75</text:p>
          </table:table-cell>
          <table:table-cell office:value-type="float" office:value="16.95">
            <text:p>16.95</text:p>
          </table:table-cell>
          <table:table-cell table:number-columns-repeated="4" office:value-type="string">
            <text:p>...</text:p>
          </table:table-cell>
          <table:table-cell office:value-type="string">
            <text:p>?F</text:p>
          </table:table-cell>
        </table:table-row>
        <table:table-row table:style-name="ro1">
          <table:table-cell office:value-type="string">
            <text:p>NGC 7684</text:p>
          </table:table-cell>
          <table:table-cell office:value-type="string">
            <text:p>19.76±0.14</text:p>
          </table:table-cell>
          <table:table-cell office:value-type="string">
            <text:p>17.95±0.02</text:p>
          </table:table-cell>
          <table:table-cell office:value-type="string">
            <text:p>1.81±0.14</text:p>
          </table:table-cell>
          <table:table-cell office:value-type="string">
            <text:p>19.99±0.11</text:p>
          </table:table-cell>
          <table:table-cell office:value-type="string">
            <text:p>18.18±0.02</text:p>
          </table:table-cell>
          <table:table-cell office:value-type="string">
            <text:p>1.80±0.11</text:p>
          </table:table-cell>
          <table:table-cell office:value-type="float" office:value="34.76">
            <text:p>34.76</text:p>
          </table:table-cell>
          <table:table-cell office:value-type="float" office:value="35.31">
            <text:p>35.31</text:p>
          </table:table-cell>
          <table:table-cell office:value-type="float" office:value="9.62">
            <text:p>9.62</text:p>
          </table:table-cell>
          <table:table-cell office:value-type="float" office:value="10.13">
            <text:p>10.13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UGC 12685</text:p>
          </table:table-cell>
          <table:table-cell office:value-type="string">
            <text:p>16.76±0.01</text:p>
          </table:table-cell>
          <table:table-cell office:value-type="string">
            <text:p>16.62±0.01</text:p>
          </table:table-cell>
          <table:table-cell office:value-type="string">
            <text:p>0.14±0.01</text:p>
          </table:table-cell>
          <table:table-cell office:value-type="string">
            <text:p>16.95±0.02</text:p>
          </table:table-cell>
          <table:table-cell office:value-type="string">
            <text:p>16.81±0.01</text:p>
          </table:table-cell>
          <table:table-cell office:value-type="string">
            <text:p>0.15±0.02</text:p>
          </table:table-cell>
          <table:table-cell office:value-type="float" office:value="35.99">
            <text:p>35.99</text:p>
          </table:table-cell>
          <table:table-cell office:value-type="float" office:value="35.87">
            <text:p>35.87</text:p>
          </table:table-cell>
          <table:table-cell office:value-type="float" office:value="20.74">
            <text:p>20.74</text:p>
          </table:table-cell>
          <table:table-cell office:value-type="float" office:value="19.61">
            <text:p>19.61</text:p>
          </table:table-cell>
          <table:table-cell table:number-columns-repeated="4" office:value-type="string">
            <text:p>...</text:p>
          </table:table-cell>
          <table:table-cell office:value-type="string">
            <text:p>VF</text:p>
          </table:table-cell>
        </table:table-row>
        <table:table-row table:style-name="ro1">
          <table:table-cell office:value-type="string">
            <text:p>IRAS 23365+3604</text:p>
          </table:table-cell>
          <table:table-cell office:value-type="string">
            <text:p>18.86±0.02</text:p>
          </table:table-cell>
          <table:table-cell office:value-type="string">
            <text:p>17.96±0.02</text:p>
          </table:table-cell>
          <table:table-cell office:value-type="string">
            <text:p>0.90±0.03</text:p>
          </table:table-cell>
          <table:table-cell office:value-type="string">
            <text:p>19.22±0.10</text:p>
          </table:table-cell>
          <table:table-cell office:value-type="string">
            <text:p>18.22±0.03</text:p>
          </table:table-cell>
          <table:table-cell office:value-type="string">
            <text:p>1.00±0.10</text:p>
          </table:table-cell>
          <table:table-cell office:value-type="float" office:value="36.28">
            <text:p>36.28</text:p>
          </table:table-cell>
          <table:table-cell office:value-type="float" office:value="36.46">
            <text:p>36.46</text:p>
          </table:table-cell>
          <table:table-cell table:number-columns-repeated="6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ARP 295A</text:p>
          </table:table-cell>
          <table:table-cell office:value-type="string">
            <text:p>19.85±0.16</text:p>
          </table:table-cell>
          <table:table-cell office:value-type="string">
            <text:p>18.13±0.09</text:p>
          </table:table-cell>
          <table:table-cell office:value-type="string">
            <text:p>1.72±0.19</text:p>
          </table:table-cell>
          <table:table-cell office:value-type="string">
            <text:p>19.87±0.10</text:p>
          </table:table-cell>
          <table:table-cell office:value-type="string">
            <text:p>18.73±0.03</text:p>
          </table:table-cell>
          <table:table-cell office:value-type="string">
            <text:p>1.14±0.10</text:p>
          </table:table-cell>
          <table:table-cell office:value-type="float" office:value="34.94">
            <text:p>34.94</text:p>
          </table:table-cell>
          <table:table-cell office:value-type="float" office:value="35.45">
            <text:p>35.45</text:p>
          </table:table-cell>
          <table:table-cell office:value-type="float" office:value="11.35">
            <text:p>11.35</text:p>
          </table:table-cell>
          <table:table-cell office:value-type="float" office:value="18.07">
            <text:p>18.07</text:p>
          </table:table-cell>
          <table:table-cell office:value-type="float" office:value="2.31">
            <text:p>2.31</text:p>
          </table:table-cell>
          <table:table-cell office:value-type="float" office:value="2.99">
            <text:p>2.99</text:p>
          </table:table-cell>
          <table:table-cell office:value-type="float" office:value="2.16">
            <text:p>2.16</text:p>
          </table:table-cell>
          <table:table-cell office:value-type="float" office:value="2.93">
            <text:p>2.93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7735</text:p>
          </table:table-cell>
          <table:table-cell office:value-type="string">
            <text:p>19.87±0.32</text:p>
          </table:table-cell>
          <table:table-cell office:value-type="string">
            <text:p>18.61±0.05</text:p>
          </table:table-cell>
          <table:table-cell office:value-type="string">
            <text:p>1.25±0.32</text:p>
          </table:table-cell>
          <table:table-cell office:value-type="string">
            <text:p>...</text:p>
          </table:table-cell>
          <table:table-cell office:value-type="string">
            <text:p>18.78±0.07</text:p>
          </table:table-cell>
          <table:table-cell office:value-type="string">
            <text:p>...</text:p>
          </table:table-cell>
          <table:table-cell office:value-type="float" office:value="35.27">
            <text:p>35.27</text:p>
          </table:table-cell>
          <table:table-cell office:value-type="float" office:value="35.6">
            <text:p>35.6</text:p>
          </table:table-cell>
          <table:table-cell table:number-columns-repeated="6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NGC 7741</text:p>
          </table:table-cell>
          <table:table-cell office:value-type="string">
            <text:p>13.44±0.01</text:p>
          </table:table-cell>
          <table:table-cell office:value-type="string">
            <text:p>13.15±0.01</text:p>
          </table:table-cell>
          <table:table-cell office:value-type="string">
            <text:p>0.29±0.01</text:p>
          </table:table-cell>
          <table:table-cell office:value-type="string">
            <text:p>13.46±0.01</text:p>
          </table:table-cell>
          <table:table-cell office:value-type="string">
            <text:p>13.17±0.01</text:p>
          </table:table-cell>
          <table:table-cell office:value-type="string">
            <text:p>0.29±0.01</text:p>
          </table:table-cell>
          <table:table-cell office:value-type="float" office:value="35.74">
            <text:p>35.74</text:p>
          </table:table-cell>
          <table:table-cell office:value-type="float" office:value="35.68">
            <text:p>35.68</text:p>
          </table:table-cell>
          <table:table-cell office:value-type="float" office:value="47.92">
            <text:p>47.92</text:p>
          </table:table-cell>
          <table:table-cell office:value-type="float" office:value="47.74">
            <text:p>47.74</text:p>
          </table:table-cell>
          <table:table-cell office:value-type="float" office:value="2.1">
            <text:p>2.1</text:p>
          </table:table-cell>
          <table:table-cell office:value-type="float" office:value="2.17">
            <text:p>2.17</text:p>
          </table:table-cell>
          <table:table-cell office:value-type="float" office:value="2.25">
            <text:p>2.25</text:p>
          </table:table-cell>
          <table:table-cell office:value-type="float" office:value="2.36">
            <text:p>2.36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NGC 7769</text:p>
          </table:table-cell>
          <table:table-cell office:value-type="string">
            <text:p>14.76±0.01</text:p>
          </table:table-cell>
          <table:table-cell office:value-type="string">
            <text:p>14.34±0.01</text:p>
          </table:table-cell>
          <table:table-cell office:value-type="string">
            <text:p>0.41±0.01</text:p>
          </table:table-cell>
          <table:table-cell office:value-type="string">
            <text:p>14.79±0.01</text:p>
          </table:table-cell>
          <table:table-cell office:value-type="string">
            <text:p>14.37±0.01</text:p>
          </table:table-cell>
          <table:table-cell office:value-type="string">
            <text:p>0.41±0.01</text:p>
          </table:table-cell>
          <table:table-cell office:value-type="float" office:value="36.61">
            <text:p>36.61</text:p>
          </table:table-cell>
          <table:table-cell office:value-type="float" office:value="36.6">
            <text:p>36.6</text:p>
          </table:table-cell>
          <table:table-cell office:value-type="float" office:value="13.62">
            <text:p>13.62</text:p>
          </table:table-cell>
          <table:table-cell office:value-type="float" office:value="13.44">
            <text:p>13.44</text:p>
          </table:table-cell>
          <table:table-cell table:number-columns-repeated="4" office:value-type="string">
            <text:p>...</text:p>
          </table:table-cell>
          <table:table-cell office:value-type="string">
            <text:p>ER</text:p>
          </table:table-cell>
        </table:table-row>
        <table:table-row table:style-name="ro1">
          <table:table-cell office:value-type="string">
            <text:p>NGC 7771</text:p>
          </table:table-cell>
          <table:table-cell office:value-type="string">
            <text:p>16.31±0.03</text:p>
          </table:table-cell>
          <table:table-cell office:value-type="string">
            <text:p>15.50±0.01</text:p>
          </table:table-cell>
          <table:table-cell office:value-type="string">
            <text:p>0.81±0.03</text:p>
          </table:table-cell>
          <table:table-cell office:value-type="string">
            <text:p>16.50±0.02</text:p>
          </table:table-cell>
          <table:table-cell office:value-type="string">
            <text:p>15.61±0.01</text:p>
          </table:table-cell>
          <table:table-cell office:value-type="string">
            <text:p>0.89±0.02</text:p>
          </table:table-cell>
          <table:table-cell office:value-type="float" office:value="36">
            <text:p>36</text:p>
          </table:table-cell>
          <table:table-cell office:value-type="float" office:value="36.15">
            <text:p>36.15</text:p>
          </table:table-cell>
          <table:table-cell office:value-type="float" office:value="15.67">
            <text:p>15.67</text:p>
          </table:table-cell>
          <table:table-cell office:value-type="float" office:value="13.16">
            <text:p>13.16</text:p>
          </table:table-cell>
          <table:table-cell table:number-columns-repeated="4" office:value-type="string">
            <text:p>...</text:p>
          </table:table-cell>
          <table:table-cell office:value-type="string">
            <text:p>VV</text:p>
          </table:table-cell>
        </table:table-row>
        <table:table-row table:style-name="ro1">
          <table:table-cell office:value-type="string">
            <text:p>CGCG 432-040</text:p>
          </table:table-cell>
          <table:table-cell office:value-type="string">
            <text:p>18.29±0.06</text:p>
          </table:table-cell>
          <table:table-cell office:value-type="string">
            <text:p>17.77±0.04</text:p>
          </table:table-cell>
          <table:table-cell office:value-type="string">
            <text:p>0.52±0.07</text:p>
          </table:table-cell>
          <table:table-cell office:value-type="string">
            <text:p>18.78±0.05</text:p>
          </table:table-cell>
          <table:table-cell office:value-type="string">
            <text:p>18.21±0.02</text:p>
          </table:table-cell>
          <table:table-cell office:value-type="string">
            <text:p>0.58±0.05</text:p>
          </table:table-cell>
          <table:table-cell office:value-type="float" office:value="36">
            <text:p>36</text:p>
          </table:table-cell>
          <table:table-cell office:value-type="float" office:value="36.03">
            <text:p>36.03</text:p>
          </table:table-cell>
          <table:table-cell office:value-type="float" office:value="12">
            <text:p>12</text:p>
          </table:table-cell>
          <table:table-cell office:value-type="float" office:value="10.94">
            <text:p>10.94</text:p>
          </table:table-cell>
          <table:table-cell office:value-type="float" office:value="3.06">
            <text:p>3.06</text:p>
          </table:table-cell>
          <table:table-cell table:number-columns-repeated="3" office:value-type="string">
            <text:p>...</text:p>
          </table:table-cell>
          <table:table-cell office:value-type="string">
            <text:p>EE</text:p>
          </table:table-cell>
        </table:table-row>
        <table:table-row table:style-name="ro1">
          <table:table-cell office:value-type="string">
            <text:p>NGC 7793</text:p>
          </table:table-cell>
          <table:table-cell office:value-type="string">
            <text:p>11.17±0.01</text:p>
          </table:table-cell>
          <table:table-cell office:value-type="string">
            <text:p>11.00±0.01</text:p>
          </table:table-cell>
          <table:table-cell office:value-type="string">
            <text:p>0.17±0.01</text:p>
          </table:table-cell>
          <table:table-cell office:value-type="string">
            <text:p>11.23±0.01</text:p>
          </table:table-cell>
          <table:table-cell office:value-type="string">
            <text:p>11.05±0.01</text:p>
          </table:table-cell>
          <table:table-cell office:value-type="string">
            <text:p>0.18±0.01</text:p>
          </table:table-cell>
          <table:table-cell office:value-type="float" office:value="35.07">
            <text:p>35.07</text:p>
          </table:table-cell>
          <table:table-cell office:value-type="float" office:value="34.96">
            <text:p>34.96</text:p>
          </table:table-cell>
          <table:table-cell office:value-type="float" office:value="109.4">
            <text:p>109.4</text:p>
          </table:table-cell>
          <table:table-cell office:value-type="float" office:value="106.22">
            <text:p>106.22</text:p>
          </table:table-cell>
          <table:table-cell office:value-type="float" office:value="2.1">
            <text:p>2.1</text:p>
          </table:table-cell>
          <table:table-cell office:value-type="float" office:value="2.14">
            <text:p>2.14</text:p>
          </table:table-cell>
          <table:table-cell office:value-type="float" office:value="2.07">
            <text:p>2.07</text:p>
          </table:table-cell>
          <table:table-cell office:value-type="float" office:value="2.11">
            <text:p>2.11</text:p>
          </table:table-cell>
          <table:table-cell office:value-type="string">
            <text:p>EFn</text:p>
          </table:table-cell>
        </table:table-row>
        <table:table-row table:style-name="ro1">
          <table:table-cell office:value-type="string">
            <text:p>ESO 349-G014</text:p>
          </table:table-cell>
          <table:table-cell office:value-type="string">
            <text:p>18.50±0.02</text:p>
          </table:table-cell>
          <table:table-cell office:value-type="string">
            <text:p>17.74±0.02</text:p>
          </table:table-cell>
          <table:table-cell office:value-type="string">
            <text:p>0.76±0.03</text:p>
          </table:table-cell>
          <table:table-cell office:value-type="string">
            <text:p>19.99±0.05</text:p>
          </table:table-cell>
          <table:table-cell office:value-type="string">
            <text:p>18.99±0.02</text:p>
          </table:table-cell>
          <table:table-cell office:value-type="string">
            <text:p>1.00±0.05</text:p>
          </table:table-cell>
          <table:table-cell office:value-type="float" office:value="36.01">
            <text:p>36.01</text:p>
          </table:table-cell>
          <table:table-cell office:value-type="float" office:value="36.14">
            <text:p>36.14</text:p>
          </table:table-cell>
          <table:table-cell office:value-type="float" office:value="16.1">
            <text:p>16.1</text:p>
          </table:table-cell>
          <table:table-cell office:value-type="float" office:value="14.62">
            <text:p>14.62</text:p>
          </table:table-cell>
          <table:table-cell office:value-type="float" office:value="2.17">
            <text:p>2.17</text:p>
          </table:table-cell>
          <table:table-cell office:value-type="float" office:value="2.61">
            <text:p>2.61</text:p>
          </table:table-cell>
          <table:table-cell office:value-type="float" office:value="2.16">
            <text:p>2.16</text:p>
          </table:table-cell>
          <table:table-cell office:value-type="float" office:value="2.64">
            <text:p>2.64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NGC 7798</text:p>
          </table:table-cell>
          <table:table-cell office:value-type="string">
            <text:p>14.87±0.01</text:p>
          </table:table-cell>
          <table:table-cell office:value-type="string">
            <text:p>14.42±0.01</text:p>
          </table:table-cell>
          <table:table-cell office:value-type="string">
            <text:p>0.46±0.01</text:p>
          </table:table-cell>
          <table:table-cell office:value-type="string">
            <text:p>14.90±0.01</text:p>
          </table:table-cell>
          <table:table-cell office:value-type="string">
            <text:p>14.44±0.01</text:p>
          </table:table-cell>
          <table:table-cell office:value-type="string">
            <text:p>0.45±0.01</text:p>
          </table:table-cell>
          <table:table-cell table:number-columns-repeated="2" office:value-type="float" office:value="36.09">
            <text:p>36.09</text:p>
          </table:table-cell>
          <table:table-cell table:number-columns-repeated="6" office:value-type="string">
            <text:p>...</text:p>
          </table:table-cell>
          <table:table-cell office:value-type="string">
            <text:p>VFh</text:p>
          </table:table-cell>
        </table:table-row>
      </table:table>
      <table:table table:name="SFR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2" table:default-cell-style-name="ce1"/>
        <table:table-row table:style-name="ro1">
          <table:table-cell office:value-type="string">
            <text:p>Object Name</text:p>
          </table:table-cell>
          <table:table-cell office:value-type="string" table:number-columns-spanned="2" table:number-rows-spanned="1">
            <text:p>log L</text:p>
          </table:table-cell>
          <table:covered-table-cell/>
          <table:table-cell/>
          <table:table-cell table:style-name="Default" office:value-type="string">
            <text:p>SFR</text:p>
          </table:table-cell>
          <table:table-cell table:style-name="Default"/>
        </table:table-row>
        <table:table-row table:style-name="ro1">
          <table:table-cell office:value-type="string">
            <text:p> </text:p>
          </table:table-cell>
          <table:table-cell office:value-type="string">
            <text:p>FUV</text:p>
          </table:table-cell>
          <table:table-cell office:value-type="string">
            <text:p>NUV</text:p>
          </table:table-cell>
          <table:table-cell/>
          <table:table-cell table:style-name="Default" office:value-type="string">
            <text:p>FUV</text:p>
          </table:table-cell>
          <table:table-cell table:style-name="Default" office:value-type="string">
            <text:p>NUV</text:p>
          </table:table-cell>
        </table:table-row>
        <table:table-row table:style-name="ro1">
          <table:table-cell office:value-type="string">
            <text:p> </text:p>
          </table:table-cell>
          <table:table-cell table:number-columns-repeated="2" office:value-type="string">
            <text:p>(W)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>
            <text:p>WLM</text:p>
          </table:table-cell>
          <table:table-cell office:value-type="float" office:value="33.93">
            <text:p>33.93</text:p>
          </table:table-cell>
          <table:table-cell office:value-type="float" office:value="33.8">
            <text:p>33.8</text:p>
          </table:table-cell>
          <table:table-cell/>
          <table:table-cell table:formula="oooc:=(10^[.B5])*10000000/3.83E+033*10^-9.51" office:value-type="float" office:value="0.00686754044881301">
            <text:p>6.87E-03</text:p>
          </table:table-cell>
          <table:table-cell table:formula="oooc:=(10^[.C5])*10000000/3.83E+033*10^-9.33" office:value-type="float" office:value="0.00770550711923333">
            <text:p>7.71E-03</text:p>
          </table:table-cell>
        </table:table-row>
        <table:table-row table:style-name="ro1">
          <table:table-cell office:value-type="string">
            <text:p>NGC 7808</text:p>
          </table:table-cell>
          <table:table-cell office:value-type="float" office:value="36.13">
            <text:p>36.13</text:p>
          </table:table-cell>
          <table:table-cell office:value-type="float" office:value="36.24">
            <text:p>36.24</text:p>
          </table:table-cell>
          <table:table-cell/>
          <table:table-cell table:formula="oooc:=(10^[.B6])*10000000/3.83E+033*10^-9.51" office:value-type="float" office:value="1.08843181062751">
            <text:p>1.09E+00</text:p>
          </table:table-cell>
          <table:table-cell table:formula="oooc:=(10^[.C6])*10000000/3.83E+033*10^-9.33" office:value-type="float" office:value="2.12227288815693">
            <text:p>2.12E+00</text:p>
          </table:table-cell>
        </table:table-row>
        <table:table-row table:style-name="ro1">
          <table:table-cell office:value-type="string">
            <text:p>UGC 00017</text:p>
          </table:table-cell>
          <table:table-cell office:value-type="float" office:value="34.44">
            <text:p>34.44</text:p>
          </table:table-cell>
          <table:table-cell office:value-type="float" office:value="34.42">
            <text:p>34.42</text:p>
          </table:table-cell>
          <table:table-cell/>
          <table:table-cell table:formula="oooc:=(10^[.B7])*10000000/3.83E+033*10^-9.51" office:value-type="float" office:value="0.0222229252794353">
            <text:p>2.22E-02</text:p>
          </table:table-cell>
          <table:table-cell table:formula="oooc:=(10^[.C7])*10000000/3.83E+033*10^-9.33" office:value-type="float" office:value="0.0321219000212111">
            <text:p>3.21E-02</text:p>
          </table:table-cell>
        </table:table-row>
        <table:table-row table:style-name="ro1">
          <table:table-cell office:value-type="string">
            <text:p>PGC 00282</text:p>
          </table:table-cell>
          <table:table-cell office:value-type="float" office:value="36.83">
            <text:p>36.83</text:p>
          </table:table-cell>
          <table:table-cell office:value-type="float" office:value="36.76">
            <text:p>36.76</text:p>
          </table:table-cell>
          <table:table-cell/>
          <table:table-cell table:formula="oooc:=(10^[.B8])*10000000/3.83E+033*10^-9.51" office:value-type="float" office:value="5.45508128160322">
            <text:p>5.46E+00</text:p>
          </table:table-cell>
          <table:table-cell table:formula="oooc:=(10^[.C8])*10000000/3.83E+033*10^-9.33" office:value-type="float" office:value="7.02750601547494">
            <text:p>7.03E+00</text:p>
          </table:table-cell>
        </table:table-row>
        <table:table-row table:style-name="ro1">
          <table:table-cell office:value-type="string">
            <text:p>NGC 0024</text:p>
          </table:table-cell>
          <table:table-cell office:value-type="float" office:value="35.15">
            <text:p>35.15</text:p>
          </table:table-cell>
          <table:table-cell office:value-type="float" office:value="35.09">
            <text:p>35.09</text:p>
          </table:table-cell>
          <table:table-cell/>
          <table:table-cell table:formula="oooc:=(10^[.B9])*10000000/3.83E+033*10^-9.51" office:value-type="float" office:value="0.113972802151479">
            <text:p>1.14E-01</text:p>
          </table:table-cell>
          <table:table-cell table:formula="oooc:=(10^[.C9])*10000000/3.83E+033*10^-9.33" office:value-type="float" office:value="0.150245414448345">
            <text:p>1.50E-01</text:p>
          </table:table-cell>
        </table:table-row>
        <table:table-row table:style-name="ro1">
          <table:table-cell office:value-type="string">
            <text:p>UGC 00128</text:p>
          </table:table-cell>
          <table:table-cell office:value-type="float" office:value="35.98">
            <text:p>35.98</text:p>
          </table:table-cell>
          <table:table-cell office:value-type="float" office:value="35.88">
            <text:p>35.88</text:p>
          </table:table-cell>
          <table:table-cell/>
          <table:table-cell table:formula="oooc:=(10^[.B10])*10000000/3.83E+033*10^-9.51" office:value-type="float" office:value="0.770550711923333">
            <text:p>7.71E-01</text:p>
          </table:table-cell>
          <table:table-cell table:formula="oooc:=(10^[.C10])*10000000/3.83E+033*10^-9.33" office:value-type="float" office:value="0.926405716014563">
            <text:p>9.26E-01</text:p>
          </table:table-cell>
        </table:table-row>
        <table:table-row table:style-name="ro1">
          <table:table-cell office:value-type="string">
            <text:p>NGC 0055</text:p>
          </table:table-cell>
          <table:table-cell office:value-type="float" office:value="35.46">
            <text:p>35.46</text:p>
          </table:table-cell>
          <table:table-cell office:value-type="float" office:value="35.4">
            <text:p>35.4</text:p>
          </table:table-cell>
          <table:table-cell/>
          <table:table-cell table:formula="oooc:=(10^[.B11])*10000000/3.83E+033*10^-9.51" office:value-type="float" office:value="0.232702594812989">
            <text:p>2.33E-01</text:p>
          </table:table-cell>
          <table:table-cell table:formula="oooc:=(10^[.C11])*10000000/3.83E+033*10^-9.33" office:value-type="float" office:value="0.306761763691782">
            <text:p>3.07E-01</text:p>
          </table:table-cell>
        </table:table-row>
        <table:table-row table:style-name="ro1">
          <table:table-cell office:value-type="string">
            <text:p>ARP 256 NED02</text:p>
          </table:table-cell>
          <table:table-cell table:number-columns-repeated="2" office:value-type="float" office:value="36.73">
            <text:p>36.73</text:p>
          </table:table-cell>
          <table:table-cell/>
          <table:table-cell table:formula="oooc:=(10^[.B12])*10000000/3.83E+033*10^-9.51" office:value-type="float" office:value="4.33312508469334">
            <text:p>4.33E+00</text:p>
          </table:table-cell>
          <table:table-cell table:formula="oooc:=(10^[.C12])*10000000/3.83E+033*10^-9.33" office:value-type="float" office:value="6.5584502128187">
            <text:p>6.56E+00</text:p>
          </table:table-cell>
        </table:table-row>
        <table:table-row table:style-name="ro1">
          <table:table-cell office:value-type="string">
            <text:p>ARP 256 NED01</text:p>
          </table:table-cell>
          <table:table-cell office:value-type="float" office:value="36.72">
            <text:p>36.72</text:p>
          </table:table-cell>
          <table:table-cell office:value-type="float" office:value="36.71">
            <text:p>36.71</text:p>
          </table:table-cell>
          <table:table-cell/>
          <table:table-cell table:formula="oooc:=(10^[.B13])*10000000/3.83E+033*10^-9.51" office:value-type="float" office:value="4.23449111581965">
            <text:p>4.23E+00</text:p>
          </table:table-cell>
          <table:table-cell table:formula="oooc:=(10^[.C13])*10000000/3.83E+033*10^-9.33" office:value-type="float" office:value="6.26327132903262">
            <text:p>6.26E+00</text:p>
          </table:table-cell>
        </table:table-row>
        <table:table-row table:style-name="ro1">
          <table:table-cell office:value-type="string">
            <text:p>UGC 00226</text:p>
          </table:table-cell>
          <table:table-cell office:value-type="float" office:value="36.05">
            <text:p>36.05</text:p>
          </table:table-cell>
          <table:table-cell office:value-type="float" office:value="36">
            <text:p>36</text:p>
          </table:table-cell>
          <table:table-cell/>
          <table:table-cell table:formula="oooc:=(10^[.B14])*10000000/3.83E+033*10^-9.51" office:value-type="float" office:value="0.905318147395638">
            <text:p>9.05E-01</text:p>
          </table:table-cell>
          <table:table-cell table:formula="oooc:=(10^[.C14])*10000000/3.83E+033*10^-9.33" office:value-type="float" office:value="1.22124057777336">
            <text:p>1.22E+00</text:p>
          </table:table-cell>
        </table:table-row>
        <table:table-row table:style-name="ro1">
          <table:table-cell office:value-type="string">
            <text:p>NGC 0099</text:p>
          </table:table-cell>
          <table:table-cell office:value-type="float" office:value="36.65">
            <text:p>36.65</text:p>
          </table:table-cell>
          <table:table-cell office:value-type="float" office:value="36.57">
            <text:p>36.57</text:p>
          </table:table-cell>
          <table:table-cell/>
          <table:table-cell table:formula="oooc:=(10^[.B15])*10000000/3.83E+033*10^-9.51" office:value-type="float" office:value="3.60413646110413">
            <text:p>3.60E+00</text:p>
          </table:table-cell>
          <table:table-cell table:formula="oooc:=(10^[.C15])*10000000/3.83E+033*10^-9.33" office:value-type="float" office:value="4.5373389784579">
            <text:p>4.54E+00</text:p>
          </table:table-cell>
        </table:table-row>
        <table:table-row table:style-name="ro1">
          <table:table-cell office:value-type="string">
            <text:p>UGC 00247</text:p>
          </table:table-cell>
          <table:table-cell office:value-type="float" office:value="36.05">
            <text:p>36.05</text:p>
          </table:table-cell>
          <table:table-cell office:value-type="float" office:value="36.12">
            <text:p>36.12</text:p>
          </table:table-cell>
          <table:table-cell/>
          <table:table-cell table:formula="oooc:=(10^[.B16])*10000000/3.83E+033*10^-9.51" office:value-type="float" office:value="0.905318147395638">
            <text:p>9.05E-01</text:p>
          </table:table-cell>
          <table:table-cell table:formula="oooc:=(10^[.C16])*10000000/3.83E+033*10^-9.33" office:value-type="float" office:value="1.60990862104825">
            <text:p>1.61E+00</text:p>
          </table:table-cell>
        </table:table-row>
        <table:table-row table:style-name="ro1">
          <table:table-cell office:value-type="string">
            <text:p>UGC 00249</text:p>
          </table:table-cell>
          <table:table-cell office:value-type="float" office:value="36.17">
            <text:p>36.17</text:p>
          </table:table-cell>
          <table:table-cell office:value-type="float" office:value="36.18">
            <text:p>36.18</text:p>
          </table:table-cell>
          <table:table-cell/>
          <table:table-cell table:formula="oooc:=(10^[.B17])*10000000/3.83E+033*10^-9.51" office:value-type="float" office:value="1.19344174834172">
            <text:p>1.19E+00</text:p>
          </table:table-cell>
          <table:table-cell table:formula="oooc:=(10^[.C17])*10000000/3.83E+033*10^-9.33" office:value-type="float" office:value="1.84842241353561">
            <text:p>1.85E+00</text:p>
          </table:table-cell>
        </table:table-row>
        <table:table-row table:style-name="ro1">
          <table:table-cell office:value-type="string">
            <text:p>NGC 0115</text:p>
          </table:table-cell>
          <table:table-cell office:value-type="float" office:value="35.58">
            <text:p>35.58</text:p>
          </table:table-cell>
          <table:table-cell office:value-type="float" office:value="35.53">
            <text:p>35.53</text:p>
          </table:table-cell>
          <table:table-cell/>
          <table:table-cell table:formula="oooc:=(10^[.B18])*10000000/3.83E+033*10^-9.51" office:value-type="float" office:value="0.306761763691782">
            <text:p>3.07E-01</text:p>
          </table:table-cell>
          <table:table-cell table:formula="oooc:=(10^[.C18])*10000000/3.83E+033*10^-9.33" office:value-type="float" office:value="0.413810233018569">
            <text:p>4.14E-01</text:p>
          </table:table-cell>
        </table:table-row>
        <table:table-row table:style-name="ro1">
          <table:table-cell office:value-type="string">
            <text:p>NGC 0131</text:p>
          </table:table-cell>
          <table:table-cell table:number-columns-repeated="2" office:value-type="float" office:value="35.05">
            <text:p>35.05</text:p>
          </table:table-cell>
          <table:table-cell/>
          <table:table-cell table:formula="oooc:=(10^[.B19])*10000000/3.83E+033*10^-9.51" office:value-type="float" office:value="0.0905318147395639">
            <text:p>9.05E-02</text:p>
          </table:table-cell>
          <table:table-cell table:formula="oooc:=(10^[.C19])*10000000/3.83E+033*10^-9.33" office:value-type="float" office:value="0.13702544654041">
            <text:p>1.37E-01</text:p>
          </table:table-cell>
        </table:table-row>
        <table:table-row table:style-name="ro1">
          <table:table-cell office:value-type="string">
            <text:p>PGC 01862</text:p>
          </table:table-cell>
          <table:table-cell office:value-type="float" office:value="35.96">
            <text:p>35.96</text:p>
          </table:table-cell>
          <table:table-cell office:value-type="float" office:value="36.02">
            <text:p>36.02</text:p>
          </table:table-cell>
          <table:table-cell/>
          <table:table-cell table:formula="oooc:=(10^[.B20])*10000000/3.83E+033*10^-9.51" office:value-type="float" office:value="0.735870217040329">
            <text:p>7.36E-01</text:p>
          </table:table-cell>
          <table:table-cell table:formula="oooc:=(10^[.C20])*10000000/3.83E+033*10^-9.33" office:value-type="float" office:value="1.27879587302467">
            <text:p>1.28E+00</text:p>
          </table:table-cell>
        </table:table-row>
        <table:table-row table:style-name="ro1">
          <table:table-cell office:value-type="string">
            <text:p>UGC 00316</text:p>
          </table:table-cell>
          <table:table-cell office:value-type="float" office:value="35.8">
            <text:p>35.8</text:p>
          </table:table-cell>
          <table:table-cell office:value-type="float" office:value="35.89">
            <text:p>35.89</text:p>
          </table:table-cell>
          <table:table-cell/>
          <table:table-cell table:formula="oooc:=(10^[.B21])*10000000/3.83E+033*10^-9.51" office:value-type="float" office:value="0.509097806725335">
            <text:p>5.09E-01</text:p>
          </table:table-cell>
          <table:table-cell table:formula="oooc:=(10^[.C21])*10000000/3.83E+033*10^-9.33" office:value-type="float" office:value="0.947984477206532">
            <text:p>9.48E-01</text:p>
          </table:table-cell>
        </table:table-row>
        <table:table-row table:style-name="ro1">
          <table:table-cell office:value-type="string">
            <text:p>ESO 473-G025</text:p>
          </table:table-cell>
          <table:table-cell office:value-type="float" office:value="34.93">
            <text:p>34.93</text:p>
          </table:table-cell>
          <table:table-cell office:value-type="float" office:value="35.44">
            <text:p>35.44</text:p>
          </table:table-cell>
          <table:table-cell/>
          <table:table-cell table:formula="oooc:=(10^[.B22])*10000000/3.83E+033*10^-9.51" office:value-type="float" office:value="0.0686754044881301">
            <text:p>6.87E-02</text:p>
          </table:table-cell>
          <table:table-cell table:formula="oooc:=(10^[.C22])*10000000/3.83E+033*10^-9.33" office:value-type="float" office:value="0.336357585298467">
            <text:p>3.36E-01</text:p>
          </table:table-cell>
        </table:table-row>
        <table:table-row table:style-name="ro1">
          <table:table-cell office:value-type="string">
            <text:p>IC 1554</text:p>
          </table:table-cell>
          <table:table-cell office:value-type="float" office:value="35.12">
            <text:p>35.12</text:p>
          </table:table-cell>
          <table:table-cell office:value-type="float" office:value="35.16">
            <text:p>35.16</text:p>
          </table:table-cell>
          <table:table-cell/>
          <table:table-cell table:formula="oooc:=(10^[.B23])*10000000/3.83E+033*10^-9.51" office:value-type="float" office:value="0.106365607781752">
            <text:p>1.06E-01</text:p>
          </table:table-cell>
          <table:table-cell table:formula="oooc:=(10^[.C23])*10000000/3.83E+033*10^-9.33" office:value-type="float" office:value="0.176522970076234">
            <text:p>1.77E-01</text:p>
          </table:table-cell>
        </table:table-row>
        <table:table-row table:style-name="ro1">
          <table:table-cell office:value-type="string">
            <text:p>UGC 00330</text:p>
          </table:table-cell>
          <table:table-cell office:value-type="float" office:value="34.74">
            <text:p>34.74</text:p>
          </table:table-cell>
          <table:table-cell office:value-type="float" office:value="35.08">
            <text:p>35.08</text:p>
          </table:table-cell>
          <table:table-cell/>
          <table:table-cell table:formula="oooc:=(10^[.B24])*10000000/3.83E+033*10^-9.51" office:value-type="float" office:value="0.044340565338427">
            <text:p>4.43E-02</text:p>
          </table:table-cell>
          <table:table-cell table:formula="oooc:=(10^[.C24])*10000000/3.83E+033*10^-9.33" office:value-type="float" office:value="0.146825411276853">
            <text:p>1.47E-01</text:p>
          </table:table-cell>
        </table:table-row>
        <table:table-row table:style-name="ro1">
          <table:table-cell office:value-type="string">
            <text:p>NGC 0151</text:p>
          </table:table-cell>
          <table:table-cell office:value-type="float" office:value="36.55">
            <text:p>36.55</text:p>
          </table:table-cell>
          <table:table-cell office:value-type="float" office:value="36.51">
            <text:p>36.51</text:p>
          </table:table-cell>
          <table:table-cell/>
          <table:table-cell table:formula="oooc:=(10^[.B25])*10000000/3.83E+033*10^-9.51" office:value-type="float" office:value="2.86286735285425">
            <text:p>2.86E+00</text:p>
          </table:table-cell>
          <table:table-cell table:formula="oooc:=(10^[.C25])*10000000/3.83E+033*10^-9.33" office:value-type="float" office:value="3.95185704552533">
            <text:p>3.95E+00</text:p>
          </table:table-cell>
        </table:table-row>
        <table:table-row table:style-name="ro1">
          <table:table-cell office:value-type="string">
            <text:p>NGC 0155</text:p>
          </table:table-cell>
          <table:table-cell office:value-type="float" office:value="35.42">
            <text:p>35.42</text:p>
          </table:table-cell>
          <table:table-cell office:value-type="float" office:value="35.61">
            <text:p>35.61</text:p>
          </table:table-cell>
          <table:table-cell/>
          <table:table-cell table:formula="oooc:=(10^[.B26])*10000000/3.83E+033*10^-9.51" office:value-type="float" office:value="0.212227288815693">
            <text:p>2.12E-01</text:p>
          </table:table-cell>
          <table:table-cell table:formula="oooc:=(10^[.C26])*10000000/3.83E+033*10^-9.33" office:value-type="float" office:value="0.497509325838967">
            <text:p>4.98E-01</text:p>
          </table:table-cell>
        </table:table-row>
        <table:table-row table:style-name="ro1">
          <table:table-cell office:value-type="string">
            <text:p>UGC 00344</text:p>
          </table:table-cell>
          <table:table-cell office:value-type="float" office:value="36.11">
            <text:p>36.11</text:p>
          </table:table-cell>
          <table:table-cell office:value-type="float" office:value="36.08">
            <text:p>36.08</text:p>
          </table:table-cell>
          <table:table-cell/>
          <table:table-cell table:formula="oooc:=(10^[.B27])*10000000/3.83E+033*10^-9.51" office:value-type="float" office:value="1.03944430953916">
            <text:p>1.04E+00</text:p>
          </table:table-cell>
          <table:table-cell table:formula="oooc:=(10^[.C27])*10000000/3.83E+033*10^-9.33" office:value-type="float" office:value="1.46825411276853">
            <text:p>1.47E+00</text:p>
          </table:table-cell>
        </table:table-row>
        <table:table-row table:style-name="ro1">
          <table:table-cell office:value-type="string">
            <text:p>NGC 0163</text:p>
          </table:table-cell>
          <table:table-cell office:value-type="float" office:value="35.14">
            <text:p>35.14</text:p>
          </table:table-cell>
          <table:table-cell office:value-type="float" office:value="35.56">
            <text:p>35.56</text:p>
          </table:table-cell>
          <table:table-cell/>
          <table:table-cell table:formula="oooc:=(10^[.B28])*10000000/3.83E+033*10^-9.51" office:value-type="float" office:value="0.111378464439058">
            <text:p>1.11E-01</text:p>
          </table:table-cell>
          <table:table-cell table:formula="oooc:=(10^[.C28])*10000000/3.83E+033*10^-9.33" office:value-type="float" office:value="0.44340565338427">
            <text:p>4.43E-01</text:p>
          </table:table-cell>
        </table:table-row>
        <table:table-row table:style-name="ro1">
          <table:table-cell office:value-type="string">
            <text:p>VV 548</text:p>
          </table:table-cell>
          <table:table-cell office:value-type="float" office:value="36.35">
            <text:p>36.35</text:p>
          </table:table-cell>
          <table:table-cell office:value-type="float" office:value="36.28">
            <text:p>36.28</text:p>
          </table:table-cell>
          <table:table-cell/>
          <table:table-cell table:formula="oooc:=(10^[.B29])*10000000/3.83E+033*10^-9.51" office:value-type="float" office:value="1.80634718255598">
            <text:p>1.81E+00</text:p>
          </table:table-cell>
          <table:table-cell table:formula="oooc:=(10^[.C29])*10000000/3.83E+033*10^-9.33" office:value-type="float" office:value="2.32702594812989">
            <text:p>2.33E+00</text:p>
          </table:table-cell>
        </table:table-row>
        <table:table-row table:style-name="ro1">
          <table:table-cell office:value-type="string">
            <text:p>NGC 0165</text:p>
          </table:table-cell>
          <table:table-cell office:value-type="float" office:value="36.13">
            <text:p>36.13</text:p>
          </table:table-cell>
          <table:table-cell office:value-type="float" office:value="36.18">
            <text:p>36.18</text:p>
          </table:table-cell>
          <table:table-cell/>
          <table:table-cell table:formula="oooc:=(10^[.B30])*10000000/3.83E+033*10^-9.51" office:value-type="float" office:value="1.08843181062751">
            <text:p>1.09E+00</text:p>
          </table:table-cell>
          <table:table-cell table:formula="oooc:=(10^[.C30])*10000000/3.83E+033*10^-9.33" office:value-type="float" office:value="1.84842241353561">
            <text:p>1.85E+00</text:p>
          </table:table-cell>
        </table:table-row>
        <table:table-row table:style-name="ro1">
          <table:table-cell office:value-type="string">
            <text:p>UGC 00372</text:p>
          </table:table-cell>
          <table:table-cell office:value-type="float" office:value="35.96">
            <text:p>35.96</text:p>
          </table:table-cell>
          <table:table-cell office:value-type="float" office:value="35.87">
            <text:p>35.87</text:p>
          </table:table-cell>
          <table:table-cell/>
          <table:table-cell table:formula="oooc:=(10^[.B31])*10000000/3.83E+033*10^-9.51" office:value-type="float" office:value="0.735870217040329">
            <text:p>7.36E-01</text:p>
          </table:table-cell>
          <table:table-cell table:formula="oooc:=(10^[.C31])*10000000/3.83E+033*10^-9.33" office:value-type="float" office:value="0.905318147395639">
            <text:p>9.05E-01</text:p>
          </table:table-cell>
        </table:table-row>
        <table:table-row table:style-name="ro1">
          <table:table-cell office:value-type="string">
            <text:p>Cartwheel</text:p>
          </table:table-cell>
          <table:table-cell office:value-type="float" office:value="37.16">
            <text:p>37.16</text:p>
          </table:table-cell>
          <table:table-cell office:value-type="float" office:value="37.06">
            <text:p>37.06</text:p>
          </table:table-cell>
          <table:table-cell/>
          <table:table-cell table:formula="oooc:=(10^[.B32])*10000000/3.83E+033*10^-9.51" office:value-type="float" office:value="11.6627569752209">
            <text:p>1.17E+01</text:p>
          </table:table-cell>
          <table:table-cell table:formula="oooc:=(10^[.C32])*10000000/3.83E+033*10^-9.33" office:value-type="float" office:value="14.0217179208944">
            <text:p>1.40E+01</text:p>
          </table:table-cell>
        </table:table-row>
        <table:table-row table:style-name="ro1">
          <table:table-cell office:value-type="string">
            <text:p>PGC 02269</text:p>
          </table:table-cell>
          <table:table-cell office:value-type="float" office:value="36.42">
            <text:p>36.42</text:p>
          </table:table-cell>
          <table:table-cell office:value-type="float" office:value="36.39">
            <text:p>36.39</text:p>
          </table:table-cell>
          <table:table-cell/>
          <table:table-cell table:formula="oooc:=(10^[.B33])*10000000/3.83E+033*10^-9.51" office:value-type="float" office:value="2.12227288815693">
            <text:p>2.12E+00</text:p>
          </table:table-cell>
          <table:table-cell table:formula="oooc:=(10^[.C33])*10000000/3.83E+033*10^-9.33" office:value-type="float" office:value="2.99779013445662">
            <text:p>3.00E+00</text:p>
          </table:table-cell>
        </table:table-row>
        <table:table-row table:style-name="ro1">
          <table:table-cell office:value-type="string">
            <text:p>UGC 00394</text:p>
          </table:table-cell>
          <table:table-cell office:value-type="float" office:value="36.07">
            <text:p>36.07</text:p>
          </table:table-cell>
          <table:table-cell office:value-type="float" office:value="36">
            <text:p>36</text:p>
          </table:table-cell>
          <table:table-cell/>
          <table:table-cell table:formula="oooc:=(10^[.B34])*10000000/3.83E+033*10^-9.51" office:value-type="float" office:value="0.947984477206532">
            <text:p>9.48E-01</text:p>
          </table:table-cell>
          <table:table-cell table:formula="oooc:=(10^[.C34])*10000000/3.83E+033*10^-9.33" office:value-type="float" office:value="1.22124057777336">
            <text:p>1.22E+00</text:p>
          </table:table-cell>
        </table:table-row>
        <table:table-row table:style-name="ro1">
          <table:table-cell office:value-type="string">
            <text:p>NGC 0195</text:p>
          </table:table-cell>
          <table:table-cell office:value-type="float" office:value="35.55">
            <text:p>35.55</text:p>
          </table:table-cell>
          <table:table-cell office:value-type="float" office:value="35.69">
            <text:p>35.69</text:p>
          </table:table-cell>
          <table:table-cell/>
          <table:table-cell table:formula="oooc:=(10^[.B35])*10000000/3.83E+033*10^-9.51" office:value-type="float" office:value="0.286286735285425">
            <text:p>2.86E-01</text:p>
          </table:table-cell>
          <table:table-cell table:formula="oooc:=(10^[.C35])*10000000/3.83E+033*10^-9.33" office:value-type="float" office:value="0.598137768346674">
            <text:p>5.98E-01</text:p>
          </table:table-cell>
        </table:table-row>
        <table:table-row table:style-name="ro1">
          <table:table-cell office:value-type="string">
            <text:p>NGC 0205</text:p>
          </table:table-cell>
          <table:table-cell office:value-type="float" office:value="33.13">
            <text:p>33.13</text:p>
          </table:table-cell>
          <table:table-cell office:value-type="float" office:value="33.79">
            <text:p>33.79</text:p>
          </table:table-cell>
          <table:table-cell/>
          <table:table-cell table:formula="oooc:=(10^[.B36])*10000000/3.83E+033*10^-9.51" office:value-type="float" office:value="0.00108843181062751">
            <text:p>1.09E-03</text:p>
          </table:table-cell>
          <table:table-cell table:formula="oooc:=(10^[.C36])*10000000/3.83E+033*10^-9.33" office:value-type="float" office:value="0.00753010836325483">
            <text:p>7.53E-03</text:p>
          </table:table-cell>
        </table:table-row>
        <table:table-row table:style-name="ro1">
          <table:table-cell office:value-type="string">
            <text:p>NGC 0213</text:p>
          </table:table-cell>
          <table:table-cell office:value-type="float" office:value="36.19">
            <text:p>36.19</text:p>
          </table:table-cell>
          <table:table-cell office:value-type="float" office:value="36.08">
            <text:p>36.08</text:p>
          </table:table-cell>
          <table:table-cell/>
          <table:table-cell table:formula="oooc:=(10^[.B37])*10000000/3.83E+033*10^-9.51" office:value-type="float" office:value="1.24968692512438">
            <text:p>1.25E+00</text:p>
          </table:table-cell>
          <table:table-cell table:formula="oooc:=(10^[.C37])*10000000/3.83E+033*10^-9.33" office:value-type="float" office:value="1.46825411276853">
            <text:p>1.47E+00</text:p>
          </table:table-cell>
        </table:table-row>
        <table:table-row table:style-name="ro1">
          <table:table-cell office:value-type="string">
            <text:p>NGC 0223</text:p>
          </table:table-cell>
          <table:table-cell office:value-type="float" office:value="35.72">
            <text:p>35.72</text:p>
          </table:table-cell>
          <table:table-cell office:value-type="float" office:value="35.8">
            <text:p>35.8</text:p>
          </table:table-cell>
          <table:table-cell/>
          <table:table-cell table:formula="oooc:=(10^[.B38])*10000000/3.83E+033*10^-9.51" office:value-type="float" office:value="0.423449111581965">
            <text:p>4.23E-01</text:p>
          </table:table-cell>
          <table:table-cell table:formula="oooc:=(10^[.C38])*10000000/3.83E+033*10^-9.33" office:value-type="float" office:value="0.770550711923333">
            <text:p>7.71E-01</text:p>
          </table:table-cell>
        </table:table-row>
        <table:table-row table:style-name="ro1">
          <table:table-cell office:value-type="string">
            <text:p>MESSIER 032</text:p>
          </table:table-cell>
          <table:table-cell office:value-type="float" office:value="32.58">
            <text:p>32.58</text:p>
          </table:table-cell>
          <table:table-cell office:value-type="float" office:value="33.2">
            <text:p>33.2</text:p>
          </table:table-cell>
          <table:table-cell/>
          <table:table-cell table:formula="oooc:=(10^[.B39])*10000000/3.83E+033*10^-9.51" office:value-type="float" office:value="0.000306761763691782">
            <text:p>3.07E-04</text:p>
          </table:table-cell>
          <table:table-cell table:formula="oooc:=(10^[.C39])*10000000/3.83E+033*10^-9.33" office:value-type="float" office:value="0.00193553587807029">
            <text:p>1.94E-03</text:p>
          </table:table-cell>
        </table:table-row>
        <table:table-row table:style-name="ro1">
          <table:table-cell office:value-type="string">
            <text:p>MESSIER 031</text:p>
          </table:table-cell>
          <table:table-cell office:value-type="float" office:value="35.38">
            <text:p>35.38</text:p>
          </table:table-cell>
          <table:table-cell office:value-type="float" office:value="35.54">
            <text:p>35.54</text:p>
          </table:table-cell>
          <table:table-cell/>
          <table:table-cell table:formula="oooc:=(10^[.B40])*10000000/3.83E+033*10^-9.51" office:value-type="float" office:value="0.193553587807029">
            <text:p>1.94E-01</text:p>
          </table:table-cell>
          <table:table-cell table:formula="oooc:=(10^[.C40])*10000000/3.83E+033*10^-9.33" office:value-type="float" office:value="0.423449111581965">
            <text:p>4.23E-01</text:p>
          </table:table-cell>
        </table:table-row>
        <table:table-row table:style-name="ro1">
          <table:table-cell office:value-type="string">
            <text:p>UGC 00484</text:p>
          </table:table-cell>
          <table:table-cell office:value-type="float" office:value="36.3">
            <text:p>36.3</text:p>
          </table:table-cell>
          <table:table-cell office:value-type="float" office:value="36.27">
            <text:p>36.27</text:p>
          </table:table-cell>
          <table:table-cell/>
          <table:table-cell table:formula="oooc:=(10^[.B41])*10000000/3.83E+033*10^-9.51" office:value-type="float" office:value="1.60990862104825">
            <text:p>1.61E+00</text:p>
          </table:table-cell>
          <table:table-cell table:formula="oooc:=(10^[.C41])*10000000/3.83E+033*10^-9.33" office:value-type="float" office:value="2.27405637064252">
            <text:p>2.27E+00</text:p>
          </table:table-cell>
        </table:table-row>
        <table:table-row table:style-name="ro1">
          <table:table-cell office:value-type="string">
            <text:p>NGC 0247</text:p>
          </table:table-cell>
          <table:table-cell office:value-type="float" office:value="35.35">
            <text:p>35.35</text:p>
          </table:table-cell>
          <table:table-cell office:value-type="float" office:value="35.26">
            <text:p>35.26</text:p>
          </table:table-cell>
          <table:table-cell/>
          <table:table-cell table:formula="oooc:=(10^[.B42])*10000000/3.83E+033*10^-9.51" office:value-type="float" office:value="0.180634718255598">
            <text:p>1.81E-01</text:p>
          </table:table-cell>
          <table:table-cell table:formula="oooc:=(10^[.C42])*10000000/3.83E+033*10^-9.33" office:value-type="float" office:value="0.222229252794353">
            <text:p>2.22E-01</text:p>
          </table:table-cell>
        </table:table-row>
        <table:table-row table:style-name="ro1">
          <table:table-cell office:value-type="string">
            <text:p>NGC 0253</text:p>
          </table:table-cell>
          <table:table-cell office:value-type="float" office:value="35.6">
            <text:p>35.6</text:p>
          </table:table-cell>
          <table:table-cell office:value-type="float" office:value="35.63">
            <text:p>35.63</text:p>
          </table:table-cell>
          <table:table-cell/>
          <table:table-cell table:formula="oooc:=(10^[.B43])*10000000/3.83E+033*10^-9.51" office:value-type="float" office:value="0.321219000212111">
            <text:p>3.21E-01</text:p>
          </table:table-cell>
          <table:table-cell table:formula="oooc:=(10^[.C43])*10000000/3.83E+033*10^-9.33" office:value-type="float" office:value="0.520956218007543">
            <text:p>5.21E-01</text:p>
          </table:table-cell>
        </table:table-row>
        <table:table-row table:style-name="ro1">
          <table:table-cell office:value-type="string">
            <text:p>NGC 0247B</text:p>
          </table:table-cell>
          <table:table-cell office:value-type="float" office:value="36.36">
            <text:p>36.36</text:p>
          </table:table-cell>
          <table:table-cell office:value-type="float" office:value="36.34">
            <text:p>36.34</text:p>
          </table:table-cell>
          <table:table-cell/>
          <table:table-cell table:formula="oooc:=(10^[.B44])*10000000/3.83E+033*10^-9.51" office:value-type="float" office:value="1.84842241353561">
            <text:p>1.85E+00</text:p>
          </table:table-cell>
          <table:table-cell table:formula="oooc:=(10^[.C44])*10000000/3.83E+033*10^-9.33" office:value-type="float" office:value="2.67178326966256">
            <text:p>2.67E+00</text:p>
          </table:table-cell>
        </table:table-row>
        <table:table-row table:style-name="ro1">
          <table:table-cell office:value-type="string">
            <text:p>ESO 540-G025</text:p>
          </table:table-cell>
          <table:table-cell office:value-type="float" office:value="36.47">
            <text:p>36.47</text:p>
          </table:table-cell>
          <table:table-cell office:value-type="float" office:value="36.4">
            <text:p>36.4</text:p>
          </table:table-cell>
          <table:table-cell/>
          <table:table-cell table:formula="oooc:=(10^[.B45])*10000000/3.83E+033*10^-9.51" office:value-type="float" office:value="2.38122934557678">
            <text:p>2.38E+00</text:p>
          </table:table-cell>
          <table:table-cell table:formula="oooc:=(10^[.C45])*10000000/3.83E+033*10^-9.33" office:value-type="float" office:value="3.06761763691782">
            <text:p>3.07E+00</text:p>
          </table:table-cell>
        </table:table-row>
        <table:table-row table:style-name="ro1">
          <table:table-cell office:value-type="string">
            <text:p>NGC 0262</text:p>
          </table:table-cell>
          <table:table-cell office:value-type="float" office:value="36.11">
            <text:p>36.11</text:p>
          </table:table-cell>
          <table:table-cell office:value-type="float" office:value="36.15">
            <text:p>36.15</text:p>
          </table:table-cell>
          <table:table-cell/>
          <table:table-cell table:formula="oooc:=(10^[.B46])*10000000/3.83E+033*10^-9.51" office:value-type="float" office:value="1.03944430953916">
            <text:p>1.04E+00</text:p>
          </table:table-cell>
          <table:table-cell table:formula="oooc:=(10^[.C46])*10000000/3.83E+033*10^-9.33" office:value-type="float" office:value="1.72504816712165">
            <text:p>1.73E+00</text:p>
          </table:table-cell>
        </table:table-row>
        <table:table-row table:style-name="ro1">
          <table:table-cell office:value-type="string">
            <text:p>UGC 00507</text:p>
          </table:table-cell>
          <table:table-cell office:value-type="float" office:value="35.62">
            <text:p>35.62</text:p>
          </table:table-cell>
          <table:table-cell office:value-type="float" office:value="35.64">
            <text:p>35.64</text:p>
          </table:table-cell>
          <table:table-cell/>
          <table:table-cell table:formula="oooc:=(10^[.B47])*10000000/3.83E+033*10^-9.51" office:value-type="float" office:value="0.336357585298467">
            <text:p>3.36E-01</text:p>
          </table:table-cell>
          <table:table-cell table:formula="oooc:=(10^[.C47])*10000000/3.83E+033*10^-9.33" office:value-type="float" office:value="0.533090847172201">
            <text:p>5.33E-01</text:p>
          </table:table-cell>
        </table:table-row>
        <table:table-row table:style-name="ro1">
          <table:table-cell office:value-type="string">
            <text:p>NGC 0266</text:p>
          </table:table-cell>
          <table:table-cell office:value-type="float" office:value="36.31">
            <text:p>36.31</text:p>
          </table:table-cell>
          <table:table-cell office:value-type="float" office:value="36.38">
            <text:p>36.38</text:p>
          </table:table-cell>
          <table:table-cell/>
          <table:table-cell table:formula="oooc:=(10^[.B48])*10000000/3.83E+033*10^-9.51" office:value-type="float" office:value="1.64740821013106">
            <text:p>1.65E+00</text:p>
          </table:table-cell>
          <table:table-cell table:formula="oooc:=(10^[.C48])*10000000/3.83E+033*10^-9.33" office:value-type="float" office:value="2.92955210000514">
            <text:p>2.93E+00</text:p>
          </table:table-cell>
        </table:table-row>
        <table:table-row table:style-name="ro1">
          <table:table-cell office:value-type="string">
            <text:p>NGC 0270</text:p>
          </table:table-cell>
          <table:table-cell office:value-type="float" office:value="35.28">
            <text:p>35.28</text:p>
          </table:table-cell>
          <table:table-cell office:value-type="float" office:value="35.46">
            <text:p>35.46</text:p>
          </table:table-cell>
          <table:table-cell/>
          <table:table-cell table:formula="oooc:=(10^[.B49])*10000000/3.83E+033*10^-9.51" office:value-type="float" office:value="0.153745079727308">
            <text:p>1.54E-01</text:p>
          </table:table-cell>
          <table:table-cell table:formula="oooc:=(10^[.C49])*10000000/3.83E+033*10^-9.33" office:value-type="float" office:value="0.352209629919492">
            <text:p>3.52E-01</text:p>
          </table:table-cell>
        </table:table-row>
        <table:table-row table:style-name="ro1">
          <table:table-cell office:value-type="string">
            <text:p>ESO 351-G011</text:p>
          </table:table-cell>
          <table:table-cell office:value-type="float" office:value="35.98">
            <text:p>35.98</text:p>
          </table:table-cell>
          <table:table-cell office:value-type="float" office:value="36">
            <text:p>36</text:p>
          </table:table-cell>
          <table:table-cell/>
          <table:table-cell table:formula="oooc:=(10^[.B50])*10000000/3.83E+033*10^-9.51" office:value-type="float" office:value="0.770550711923333">
            <text:p>7.71E-01</text:p>
          </table:table-cell>
          <table:table-cell table:formula="oooc:=(10^[.C50])*10000000/3.83E+033*10^-9.33" office:value-type="float" office:value="1.22124057777336">
            <text:p>1.22E+00</text:p>
          </table:table-cell>
        </table:table-row>
        <table:table-row table:style-name="ro1">
          <table:table-cell office:value-type="string">
            <text:p>NGC 0277</text:p>
          </table:table-cell>
          <table:table-cell office:value-type="float" office:value="0">
            <text:p>0</text:p>
          </table:table-cell>
          <table:table-cell office:value-type="float" office:value="35.28">
            <text:p>35.28</text:p>
          </table:table-cell>
          <table:table-cell/>
          <table:table-cell table:formula="oooc:=(10^[.B51])*10000000/3.83E+033*10^-9.51" office:value-type="float" office:value="8.06865648175873E-037">
            <text:p>8.07E-37</text:p>
          </table:table-cell>
          <table:table-cell table:formula="oooc:=(10^[.C51])*10000000/3.83E+033*10^-9.33" office:value-type="float" office:value="0.232702594812989">
            <text:p>2.33E-01</text:p>
          </table:table-cell>
        </table:table-row>
        <table:table-row table:style-name="ro1">
          <table:table-cell office:value-type="string">
            <text:p>PGC 03004</text:p>
          </table:table-cell>
          <table:table-cell office:value-type="float" office:value="35.58">
            <text:p>35.58</text:p>
          </table:table-cell>
          <table:table-cell office:value-type="float" office:value="35.51">
            <text:p>35.51</text:p>
          </table:table-cell>
          <table:table-cell/>
          <table:table-cell table:formula="oooc:=(10^[.B52])*10000000/3.83E+033*10^-9.51" office:value-type="float" office:value="0.306761763691782">
            <text:p>3.07E-01</text:p>
          </table:table-cell>
          <table:table-cell table:formula="oooc:=(10^[.C52])*10000000/3.83E+033*10^-9.33" office:value-type="float" office:value="0.395185704552533">
            <text:p>3.95E-01</text:p>
          </table:table-cell>
        </table:table-row>
        <table:table-row table:style-name="ro1">
          <table:table-cell office:value-type="string">
            <text:p>UGC 00533</text:p>
          </table:table-cell>
          <table:table-cell table:number-columns-repeated="2" office:value-type="float" office:value="35.73">
            <text:p>35.73</text:p>
          </table:table-cell>
          <table:table-cell/>
          <table:table-cell table:formula="oooc:=(10^[.B53])*10000000/3.83E+033*10^-9.51" office:value-type="float" office:value="0.433312508469334">
            <text:p>4.33E-01</text:p>
          </table:table-cell>
          <table:table-cell table:formula="oooc:=(10^[.C53])*10000000/3.83E+033*10^-9.33" office:value-type="float" office:value="0.65584502128187">
            <text:p>6.56E-01</text:p>
          </table:table-cell>
        </table:table-row>
        <table:table-row table:style-name="ro1">
          <table:table-cell office:value-type="string">
            <text:p>NGC 0291</text:p>
          </table:table-cell>
          <table:table-cell office:value-type="float" office:value="35.79">
            <text:p>35.79</text:p>
          </table:table-cell>
          <table:table-cell office:value-type="float" office:value="35.86">
            <text:p>35.86</text:p>
          </table:table-cell>
          <table:table-cell/>
          <table:table-cell table:formula="oooc:=(10^[.B54])*10000000/3.83E+033*10^-9.51" office:value-type="float" office:value="0.497509325838967">
            <text:p>4.98E-01</text:p>
          </table:table-cell>
          <table:table-cell table:formula="oooc:=(10^[.C54])*10000000/3.83E+033*10^-9.33" office:value-type="float" office:value="0.884710590441781">
            <text:p>8.85E-01</text:p>
          </table:table-cell>
        </table:table-row>
        <table:table-row table:style-name="ro1">
          <table:table-cell office:value-type="string">
            <text:p>NGC 0300</text:p>
          </table:table-cell>
          <table:table-cell office:value-type="float" office:value="35.45">
            <text:p>35.45</text:p>
          </table:table-cell>
          <table:table-cell office:value-type="float" office:value="35.34">
            <text:p>35.34</text:p>
          </table:table-cell>
          <table:table-cell/>
          <table:table-cell table:formula="oooc:=(10^[.B55])*10000000/3.83E+033*10^-9.51" office:value-type="float" office:value="0.227405637064252">
            <text:p>2.27E-01</text:p>
          </table:table-cell>
          <table:table-cell table:formula="oooc:=(10^[.C55])*10000000/3.83E+033*10^-9.33" office:value-type="float" office:value="0.267178326966256">
            <text:p>2.67E-01</text:p>
          </table:table-cell>
        </table:table-row>
        <table:table-row table:style-name="ro1">
          <table:table-cell office:value-type="string">
            <text:p>UGC 00590</text:p>
          </table:table-cell>
          <table:table-cell office:value-type="float" office:value="36.36">
            <text:p>36.36</text:p>
          </table:table-cell>
          <table:table-cell office:value-type="float" office:value="36.35">
            <text:p>36.35</text:p>
          </table:table-cell>
          <table:table-cell/>
          <table:table-cell table:formula="oooc:=(10^[.B56])*10000000/3.83E+033*10^-9.51" office:value-type="float" office:value="1.84842241353561">
            <text:p>1.85E+00</text:p>
          </table:table-cell>
          <table:table-cell table:formula="oooc:=(10^[.C56])*10000000/3.83E+033*10^-9.33" office:value-type="float" office:value="2.73401709673865">
            <text:p>2.73E+00</text:p>
          </table:table-cell>
        </table:table-row>
        <table:table-row table:style-name="ro1">
          <table:table-cell office:value-type="string">
            <text:p>NGC 0311</text:p>
          </table:table-cell>
          <table:table-cell office:value-type="float" office:value="0">
            <text:p>0</text:p>
          </table:table-cell>
          <table:table-cell office:value-type="float" office:value="35.14">
            <text:p>35.14</text:p>
          </table:table-cell>
          <table:table-cell/>
          <table:table-cell table:formula="oooc:=(10^[.B57])*10000000/3.83E+033*10^-9.51" office:value-type="float" office:value="8.06865648175873E-037">
            <text:p>8.07E-37</text:p>
          </table:table-cell>
          <table:table-cell table:formula="oooc:=(10^[.C57])*10000000/3.83E+033*10^-9.33" office:value-type="float" office:value="0.168578127685289">
            <text:p>1.69E-01</text:p>
          </table:table-cell>
        </table:table-row>
        <table:table-row table:style-name="ro1">
          <table:table-cell office:value-type="string">
            <text:p>NGC 0315</text:p>
          </table:table-cell>
          <table:table-cell office:value-type="float" office:value="35.66">
            <text:p>35.66</text:p>
          </table:table-cell>
          <table:table-cell office:value-type="float" office:value="35.95">
            <text:p>35.95</text:p>
          </table:table-cell>
          <table:table-cell/>
          <table:table-cell table:formula="oooc:=(10^[.B58])*10000000/3.83E+033*10^-9.51" office:value-type="float" office:value="0.368808758387139">
            <text:p>3.69E-01</text:p>
          </table:table-cell>
          <table:table-cell table:formula="oooc:=(10^[.C58])*10000000/3.83E+033*10^-9.33" office:value-type="float" office:value="1.08843181062751">
            <text:p>1.09E+00</text:p>
          </table:table-cell>
        </table:table-row>
        <table:table-row table:style-name="ro1">
          <table:table-cell office:value-type="string">
            <text:p>ESO 351-G028</text:p>
          </table:table-cell>
          <table:table-cell office:value-type="float" office:value="35.92">
            <text:p>35.92</text:p>
          </table:table-cell>
          <table:table-cell office:value-type="float" office:value="35.85">
            <text:p>35.85</text:p>
          </table:table-cell>
          <table:table-cell/>
          <table:table-cell table:formula="oooc:=(10^[.B59])*10000000/3.83E+033*10^-9.51" office:value-type="float" office:value="0.671121614299967">
            <text:p>6.71E-01</text:p>
          </table:table-cell>
          <table:table-cell table:formula="oooc:=(10^[.C59])*10000000/3.83E+033*10^-9.33" office:value-type="float" office:value="0.864572118753504">
            <text:p>8.65E-01</text:p>
          </table:table-cell>
        </table:table-row>
        <table:table-row table:style-name="ro1">
          <table:table-cell office:value-type="string">
            <text:p>UGC 00619</text:p>
          </table:table-cell>
          <table:table-cell office:value-type="float" office:value="36.02">
            <text:p>36.02</text:p>
          </table:table-cell>
          <table:table-cell office:value-type="float" office:value="35.92">
            <text:p>35.92</text:p>
          </table:table-cell>
          <table:table-cell/>
          <table:table-cell table:formula="oooc:=(10^[.B60])*10000000/3.83E+033*10^-9.51" office:value-type="float" office:value="0.844892054646556">
            <text:p>8.45E-01</text:p>
          </table:table-cell>
          <table:table-cell table:formula="oooc:=(10^[.C60])*10000000/3.83E+033*10^-9.33" office:value-type="float" office:value="1.01578366839238">
            <text:p>1.02E+00</text:p>
          </table:table-cell>
        </table:table-row>
        <table:table-row table:style-name="ro1">
          <table:table-cell office:value-type="string">
            <text:p>NGC 0337</text:p>
          </table:table-cell>
          <table:table-cell office:value-type="float" office:value="36.18">
            <text:p>36.18</text:p>
          </table:table-cell>
          <table:table-cell office:value-type="float" office:value="36.26">
            <text:p>36.26</text:p>
          </table:table-cell>
          <table:table-cell/>
          <table:table-cell table:formula="oooc:=(10^[.B61])*10000000/3.83E+033*10^-9.51" office:value-type="float" office:value="1.22124057777336">
            <text:p>1.22E+00</text:p>
          </table:table-cell>
          <table:table-cell table:formula="oooc:=(10^[.C61])*10000000/3.83E+033*10^-9.33" office:value-type="float" office:value="2.22229252794353">
            <text:p>2.22E+00</text:p>
          </table:table-cell>
        </table:table-row>
        <table:table-row table:style-name="ro1">
          <table:table-cell office:value-type="string">
            <text:p>PGC 03613</text:p>
          </table:table-cell>
          <table:table-cell office:value-type="float" office:value="35.87">
            <text:p>35.87</text:p>
          </table:table-cell>
          <table:table-cell office:value-type="float" office:value="36.06">
            <text:p>36.06</text:p>
          </table:table-cell>
          <table:table-cell/>
          <table:table-cell table:formula="oooc:=(10^[.B62])*10000000/3.83E+033*10^-9.51" office:value-type="float" office:value="0.598137768346674">
            <text:p>5.98E-01</text:p>
          </table:table-cell>
          <table:table-cell table:formula="oooc:=(10^[.C62])*10000000/3.83E+033*10^-9.33" office:value-type="float" office:value="1.40217179208944">
            <text:p>1.40E+00</text:p>
          </table:table-cell>
        </table:table-row>
        <table:table-row table:style-name="ro1">
          <table:table-cell office:value-type="string">
            <text:p>UGC 00627</text:p>
          </table:table-cell>
          <table:table-cell office:value-type="float" office:value="36.21">
            <text:p>36.21</text:p>
          </table:table-cell>
          <table:table-cell office:value-type="float" office:value="36.24">
            <text:p>36.24</text:p>
          </table:table-cell>
          <table:table-cell/>
          <table:table-cell table:formula="oooc:=(10^[.B63])*10000000/3.83E+033*10^-9.51" office:value-type="float" office:value="1.30858285542369">
            <text:p>1.31E+00</text:p>
          </table:table-cell>
          <table:table-cell table:formula="oooc:=(10^[.C63])*10000000/3.83E+033*10^-9.33" office:value-type="float" office:value="2.12227288815693">
            <text:p>2.12E+00</text:p>
          </table:table-cell>
        </table:table-row>
        <table:table-row table:style-name="ro1">
          <table:table-cell office:value-type="string">
            <text:p>NGC 0337A</text:p>
          </table:table-cell>
          <table:table-cell office:value-type="float" office:value="35.59">
            <text:p>35.59</text:p>
          </table:table-cell>
          <table:table-cell office:value-type="float" office:value="35.62">
            <text:p>35.62</text:p>
          </table:table-cell>
          <table:table-cell/>
          <table:table-cell table:formula="oooc:=(10^[.B64])*10000000/3.83E+033*10^-9.51" office:value-type="float" office:value="0.313907163085489">
            <text:p>3.14E-01</text:p>
          </table:table-cell>
          <table:table-cell table:formula="oooc:=(10^[.C64])*10000000/3.83E+033*10^-9.33" office:value-type="float" office:value="0.509097806725335">
            <text:p>5.09E-01</text:p>
          </table:table-cell>
        </table:table-row>
        <table:table-row table:style-name="ro1">
          <table:table-cell office:value-type="string">
            <text:p>UGC 00652</text:p>
          </table:table-cell>
          <table:table-cell office:value-type="float" office:value="35.89">
            <text:p>35.89</text:p>
          </table:table-cell>
          <table:table-cell office:value-type="float" office:value="35.76">
            <text:p>35.76</text:p>
          </table:table-cell>
          <table:table-cell/>
          <table:table-cell table:formula="oooc:=(10^[.B65])*10000000/3.83E+033*10^-9.51" office:value-type="float" office:value="0.626327132903263">
            <text:p>6.26E-01</text:p>
          </table:table-cell>
          <table:table-cell table:formula="oooc:=(10^[.C65])*10000000/3.83E+033*10^-9.33" office:value-type="float" office:value="0.702750601547494">
            <text:p>7.03E-01</text:p>
          </table:table-cell>
        </table:table-row>
        <table:table-row table:style-name="ro1">
          <table:table-cell office:value-type="string">
            <text:p>ESO 352-G002</text:p>
          </table:table-cell>
          <table:table-cell office:value-type="float" office:value="36.57">
            <text:p>36.57</text:p>
          </table:table-cell>
          <table:table-cell office:value-type="float" office:value="36.58">
            <text:p>36.58</text:p>
          </table:table-cell>
          <table:table-cell/>
          <table:table-cell table:formula="oooc:=(10^[.B66])*10000000/3.83E+033*10^-9.51" office:value-type="float" office:value="2.99779013445662">
            <text:p>3.00E+00</text:p>
          </table:table-cell>
          <table:table-cell table:formula="oooc:=(10^[.C66])*10000000/3.83E+033*10^-9.33" office:value-type="float" office:value="4.64302718025827">
            <text:p>4.64E+00</text:p>
          </table:table-cell>
        </table:table-row>
        <table:table-row table:style-name="ro1">
          <table:table-cell office:value-type="string">
            <text:p>IC 1613</text:p>
          </table:table-cell>
          <table:table-cell office:value-type="float" office:value="34.17">
            <text:p>34.17</text:p>
          </table:table-cell>
          <table:table-cell office:value-type="float" office:value="34.02">
            <text:p>34.02</text:p>
          </table:table-cell>
          <table:table-cell/>
          <table:table-cell table:formula="oooc:=(10^[.B67])*10000000/3.83E+033*10^-9.51" office:value-type="float" office:value="0.0119344174834172">
            <text:p>1.19E-02</text:p>
          </table:table-cell>
          <table:table-cell table:formula="oooc:=(10^[.C67])*10000000/3.83E+033*10^-9.33" office:value-type="float" office:value="0.0127879587302467">
            <text:p>1.28E-02</text:p>
          </table:table-cell>
        </table:table-row>
        <table:table-row table:style-name="ro1">
          <table:table-cell office:value-type="string">
            <text:p>IC 1616</text:p>
          </table:table-cell>
          <table:table-cell table:number-columns-repeated="2" office:value-type="float" office:value="36.38">
            <text:p>36.38</text:p>
          </table:table-cell>
          <table:table-cell/>
          <table:table-cell table:formula="oooc:=(10^[.B68])*10000000/3.83E+033*10^-9.51" office:value-type="float" office:value="1.93553587807029">
            <text:p>1.94E+00</text:p>
          </table:table-cell>
          <table:table-cell table:formula="oooc:=(10^[.C68])*10000000/3.83E+033*10^-9.33" office:value-type="float" office:value="2.92955210000514">
            <text:p>2.93E+00</text:p>
          </table:table-cell>
        </table:table-row>
        <table:table-row table:style-name="ro1">
          <table:table-cell office:value-type="string">
            <text:p>ESO 352-G007</text:p>
          </table:table-cell>
          <table:table-cell office:value-type="float" office:value="36.29">
            <text:p>36.29</text:p>
          </table:table-cell>
          <table:table-cell office:value-type="float" office:value="36.32">
            <text:p>36.32</text:p>
          </table:table-cell>
          <table:table-cell/>
          <table:table-cell table:formula="oooc:=(10^[.B69])*10000000/3.83E+033*10^-9.51" office:value-type="float" office:value="1.573262626826">
            <text:p>1.57E+00</text:p>
          </table:table-cell>
          <table:table-cell table:formula="oooc:=(10^[.C69])*10000000/3.83E+033*10^-9.33" office:value-type="float" office:value="2.55153321398384">
            <text:p>2.55E+00</text:p>
          </table:table-cell>
        </table:table-row>
        <table:table-row table:style-name="ro1">
          <table:table-cell office:value-type="string">
            <text:p>NGC 0392</text:p>
          </table:table-cell>
          <table:table-cell office:value-type="float" office:value="34.9">
            <text:p>34.9</text:p>
          </table:table-cell>
          <table:table-cell office:value-type="float" office:value="35.42">
            <text:p>35.42</text:p>
          </table:table-cell>
          <table:table-cell/>
          <table:table-cell table:formula="oooc:=(10^[.B70])*10000000/3.83E+033*10^-9.51" office:value-type="float" office:value="0.0640916165975202">
            <text:p>6.41E-02</text:p>
          </table:table-cell>
          <table:table-cell table:formula="oooc:=(10^[.C70])*10000000/3.83E+033*10^-9.33" office:value-type="float" office:value="0.321219000212111">
            <text:p>3.21E-01</text:p>
          </table:table-cell>
        </table:table-row>
        <table:table-row table:style-name="ro1">
          <table:table-cell office:value-type="string">
            <text:p>ESO 243-G041</text:p>
          </table:table-cell>
          <table:table-cell office:value-type="float" office:value="34.97">
            <text:p>34.97</text:p>
          </table:table-cell>
          <table:table-cell office:value-type="float" office:value="35.2">
            <text:p>35.2</text:p>
          </table:table-cell>
          <table:table-cell/>
          <table:table-cell table:formula="oooc:=(10^[.B71])*10000000/3.83E+033*10^-9.51" office:value-type="float" office:value="0.0753010836325483">
            <text:p>7.53E-02</text:p>
          </table:table-cell>
          <table:table-cell table:formula="oooc:=(10^[.C71])*10000000/3.83E+033*10^-9.33" office:value-type="float" office:value="0.193553587807029">
            <text:p>1.94E-01</text:p>
          </table:table-cell>
        </table:table-row>
        <table:table-row table:style-name="ro1">
          <table:table-cell office:value-type="string">
            <text:p>ESO 296-G002</text:p>
          </table:table-cell>
          <table:table-cell office:value-type="float" office:value="36.14">
            <text:p>36.14</text:p>
          </table:table-cell>
          <table:table-cell office:value-type="float" office:value="36.15">
            <text:p>36.15</text:p>
          </table:table-cell>
          <table:table-cell/>
          <table:table-cell table:formula="oooc:=(10^[.B72])*10000000/3.83E+033*10^-9.51" office:value-type="float" office:value="1.11378464439058">
            <text:p>1.11E+00</text:p>
          </table:table-cell>
          <table:table-cell table:formula="oooc:=(10^[.C72])*10000000/3.83E+033*10^-9.33" office:value-type="float" office:value="1.72504816712165">
            <text:p>1.73E+00</text:p>
          </table:table-cell>
        </table:table-row>
        <table:table-row table:style-name="ro1">
          <table:table-cell office:value-type="string">
            <text:p>ESO 243-G045</text:p>
          </table:table-cell>
          <table:table-cell office:value-type="float" office:value="35.47">
            <text:p>35.47</text:p>
          </table:table-cell>
          <table:table-cell office:value-type="float" office:value="35.72">
            <text:p>35.72</text:p>
          </table:table-cell>
          <table:table-cell/>
          <table:table-cell table:formula="oooc:=(10^[.B73])*10000000/3.83E+033*10^-9.51" office:value-type="float" office:value="0.238122934557678">
            <text:p>2.38E-01</text:p>
          </table:table-cell>
          <table:table-cell table:formula="oooc:=(10^[.C73])*10000000/3.83E+033*10^-9.33" office:value-type="float" office:value="0.640916165975202">
            <text:p>6.41E-01</text:p>
          </table:table-cell>
        </table:table-row>
        <table:table-row table:style-name="ro1">
          <table:table-cell office:value-type="string">
            <text:p>NGC 0403</text:p>
          </table:table-cell>
          <table:table-cell office:value-type="float" office:value="35.08">
            <text:p>35.08</text:p>
          </table:table-cell>
          <table:table-cell office:value-type="float" office:value="35.41">
            <text:p>35.41</text:p>
          </table:table-cell>
          <table:table-cell/>
          <table:table-cell table:formula="oooc:=(10^[.B74])*10000000/3.83E+033*10^-9.51" office:value-type="float" office:value="0.0970065872316374">
            <text:p>9.70E-02</text:p>
          </table:table-cell>
          <table:table-cell table:formula="oooc:=(10^[.C74])*10000000/3.83E+033*10^-9.33" office:value-type="float" office:value="0.313907163085484">
            <text:p>3.14E-01</text:p>
          </table:table-cell>
        </table:table-row>
        <table:table-row table:style-name="ro1">
          <table:table-cell office:value-type="string">
            <text:p>IC 1633</text:p>
          </table:table-cell>
          <table:table-cell office:value-type="float" office:value="35.93">
            <text:p>35.93</text:p>
          </table:table-cell>
          <table:table-cell office:value-type="float" office:value="36.19">
            <text:p>36.19</text:p>
          </table:table-cell>
          <table:table-cell/>
          <table:table-cell table:formula="oooc:=(10^[.B75])*10000000/3.83E+033*10^-9.51" office:value-type="float" office:value="0.686754044881301">
            <text:p>6.87E-01</text:p>
          </table:table-cell>
          <table:table-cell table:formula="oooc:=(10^[.C75])*10000000/3.83E+033*10^-9.33" office:value-type="float" office:value="1.89147770254566">
            <text:p>1.89E+00</text:p>
          </table:table-cell>
        </table:table-row>
        <table:table-row table:style-name="ro1">
          <table:table-cell office:value-type="string">
            <text:p>UGC 00726</text:p>
          </table:table-cell>
          <table:table-cell office:value-type="float" office:value="35.64">
            <text:p>35.64</text:p>
          </table:table-cell>
          <table:table-cell office:value-type="float" office:value="35.73">
            <text:p>35.73</text:p>
          </table:table-cell>
          <table:table-cell/>
          <table:table-cell table:formula="oooc:=(10^[.B76])*10000000/3.83E+033*10^-9.51" office:value-type="float" office:value="0.352209629919492">
            <text:p>3.52E-01</text:p>
          </table:table-cell>
          <table:table-cell table:formula="oooc:=(10^[.C76])*10000000/3.83E+033*10^-9.33" office:value-type="float" office:value="0.65584502128187">
            <text:p>6.56E-01</text:p>
          </table:table-cell>
        </table:table-row>
        <table:table-row table:style-name="ro1">
          <table:table-cell office:value-type="string">
            <text:p>NGC 0407</text:p>
          </table:table-cell>
          <table:table-cell office:value-type="float" office:value="34.97">
            <text:p>34.97</text:p>
          </table:table-cell>
          <table:table-cell office:value-type="float" office:value="35.35">
            <text:p>35.35</text:p>
          </table:table-cell>
          <table:table-cell/>
          <table:table-cell table:formula="oooc:=(10^[.B77])*10000000/3.83E+033*10^-9.51" office:value-type="float" office:value="0.0753010836325483">
            <text:p>7.53E-02</text:p>
          </table:table-cell>
          <table:table-cell table:formula="oooc:=(10^[.C77])*10000000/3.83E+033*10^-9.33" office:value-type="float" office:value="0.273401709673865">
            <text:p>2.73E-01</text:p>
          </table:table-cell>
        </table:table-row>
        <table:table-row table:style-name="ro1">
          <table:table-cell office:value-type="string">
            <text:p>UGC 00732</text:p>
          </table:table-cell>
          <table:table-cell office:value-type="float" office:value="35.97">
            <text:p>35.97</text:p>
          </table:table-cell>
          <table:table-cell office:value-type="float" office:value="35.98">
            <text:p>35.98</text:p>
          </table:table-cell>
          <table:table-cell/>
          <table:table-cell table:formula="oooc:=(10^[.B78])*10000000/3.83E+033*10^-9.51" office:value-type="float" office:value="0.753010836325483">
            <text:p>7.53E-01</text:p>
          </table:table-cell>
          <table:table-cell table:formula="oooc:=(10^[.C78])*10000000/3.83E+033*10^-9.33" office:value-type="float" office:value="1.16627569752209">
            <text:p>1.17E+00</text:p>
          </table:table-cell>
        </table:table-row>
        <table:table-row table:style-name="ro1">
          <table:table-cell office:value-type="string">
            <text:p>UGC 00736</text:p>
          </table:table-cell>
          <table:table-cell table:number-columns-repeated="2" office:value-type="float" office:value="35.87">
            <text:p>35.87</text:p>
          </table:table-cell>
          <table:table-cell/>
          <table:table-cell table:formula="oooc:=(10^[.B79])*10000000/3.83E+033*10^-9.51" office:value-type="float" office:value="0.598137768346674">
            <text:p>5.98E-01</text:p>
          </table:table-cell>
          <table:table-cell table:formula="oooc:=(10^[.C79])*10000000/3.83E+033*10^-9.33" office:value-type="float" office:value="0.905318147395639">
            <text:p>9.05E-01</text:p>
          </table:table-cell>
        </table:table-row>
        <table:table-row table:style-name="ro1">
          <table:table-cell office:value-type="string">
            <text:p>NGC 0410</text:p>
          </table:table-cell>
          <table:table-cell office:value-type="float" office:value="35.54">
            <text:p>35.54</text:p>
          </table:table-cell>
          <table:table-cell office:value-type="float" office:value="35.79">
            <text:p>35.79</text:p>
          </table:table-cell>
          <table:table-cell/>
          <table:table-cell table:formula="oooc:=(10^[.B80])*10000000/3.83E+033*10^-9.51" office:value-type="float" office:value="0.279770053586842">
            <text:p>2.80E-01</text:p>
          </table:table-cell>
          <table:table-cell table:formula="oooc:=(10^[.C80])*10000000/3.83E+033*10^-9.33" office:value-type="float" office:value="0.753010836325483">
            <text:p>7.53E-01</text:p>
          </table:table-cell>
        </table:table-row>
        <table:table-row table:style-name="ro1">
          <table:table-cell office:value-type="string">
            <text:p>ESO 243-G051</text:p>
          </table:table-cell>
          <table:table-cell office:value-type="float" office:value="35.76">
            <text:p>35.76</text:p>
          </table:table-cell>
          <table:table-cell office:value-type="float" office:value="35.92">
            <text:p>35.92</text:p>
          </table:table-cell>
          <table:table-cell/>
          <table:table-cell table:formula="oooc:=(10^[.B81])*10000000/3.83E+033*10^-9.51" office:value-type="float" office:value="0.464302718025827">
            <text:p>4.64E-01</text:p>
          </table:table-cell>
          <table:table-cell table:formula="oooc:=(10^[.C81])*10000000/3.83E+033*10^-9.33" office:value-type="float" office:value="1.01578366839238">
            <text:p>1.02E+00</text:p>
          </table:table-cell>
        </table:table-row>
        <table:table-row table:style-name="ro1">
          <table:table-cell office:value-type="string">
            <text:p>ESO 243-G052</text:p>
          </table:table-cell>
          <table:table-cell office:value-type="float" office:value="35.01">
            <text:p>35.01</text:p>
          </table:table-cell>
          <table:table-cell office:value-type="float" office:value="35.56">
            <text:p>35.56</text:p>
          </table:table-cell>
          <table:table-cell/>
          <table:table-cell table:formula="oooc:=(10^[.B82])*10000000/3.83E+033*10^-9.51" office:value-type="float" office:value="0.0825659963490435">
            <text:p>8.26E-02</text:p>
          </table:table-cell>
          <table:table-cell table:formula="oooc:=(10^[.C82])*10000000/3.83E+033*10^-9.33" office:value-type="float" office:value="0.44340565338427">
            <text:p>4.43E-01</text:p>
          </table:table-cell>
        </table:table-row>
        <table:table-row table:style-name="ro1">
          <table:table-cell office:value-type="string">
            <text:p>PGC 04663</text:p>
          </table:table-cell>
          <table:table-cell table:number-columns-repeated="2" office:value-type="float" office:value="35.51">
            <text:p>35.51</text:p>
          </table:table-cell>
          <table:table-cell/>
          <table:table-cell table:formula="oooc:=(10^[.B83])*10000000/3.83E+033*10^-9.51" office:value-type="float" office:value="0.261096605744124">
            <text:p>2.61E-01</text:p>
          </table:table-cell>
          <table:table-cell table:formula="oooc:=(10^[.C83])*10000000/3.83E+033*10^-9.33" office:value-type="float" office:value="0.395185704552533">
            <text:p>3.95E-01</text:p>
          </table:table-cell>
        </table:table-row>
        <table:table-row table:style-name="ro1">
          <table:table-cell office:value-type="string">
            <text:p>NGC 0467</text:p>
          </table:table-cell>
          <table:table-cell office:value-type="float" office:value="35.02">
            <text:p>35.02</text:p>
          </table:table-cell>
          <table:table-cell office:value-type="float" office:value="35.68">
            <text:p>35.68</text:p>
          </table:table-cell>
          <table:table-cell/>
          <table:table-cell table:formula="oooc:=(10^[.B84])*10000000/3.83E+033*10^-9.51" office:value-type="float" office:value="0.0844892054646556">
            <text:p>8.45E-02</text:p>
          </table:table-cell>
          <table:table-cell table:formula="oooc:=(10^[.C84])*10000000/3.83E+033*10^-9.33" office:value-type="float" office:value="0.584522490487817">
            <text:p>5.85E-01</text:p>
          </table:table-cell>
        </table:table-row>
        <table:table-row table:style-name="ro1">
          <table:table-cell office:value-type="string">
            <text:p>NGC 0470</text:p>
          </table:table-cell>
          <table:table-cell office:value-type="float" office:value="36.12">
            <text:p>36.12</text:p>
          </table:table-cell>
          <table:table-cell office:value-type="float" office:value="36.1">
            <text:p>36.1</text:p>
          </table:table-cell>
          <table:table-cell/>
          <table:table-cell table:formula="oooc:=(10^[.B85])*10000000/3.83E+033*10^-9.51" office:value-type="float" office:value="1.06365607781752">
            <text:p>1.06E+00</text:p>
          </table:table-cell>
          <table:table-cell table:formula="oooc:=(10^[.C85])*10000000/3.83E+033*10^-9.33" office:value-type="float" office:value="1.53745079727308">
            <text:p>1.54E+00</text:p>
          </table:table-cell>
        </table:table-row>
        <table:table-row table:style-name="ro1">
          <table:table-cell office:value-type="string">
            <text:p>NGC 0474</text:p>
          </table:table-cell>
          <table:table-cell office:value-type="float" office:value="35.18">
            <text:p>35.18</text:p>
          </table:table-cell>
          <table:table-cell office:value-type="float" office:value="35.54">
            <text:p>35.54</text:p>
          </table:table-cell>
          <table:table-cell/>
          <table:table-cell table:formula="oooc:=(10^[.B86])*10000000/3.83E+033*10^-9.51" office:value-type="float" office:value="0.122124057777336">
            <text:p>1.22E-01</text:p>
          </table:table-cell>
          <table:table-cell table:formula="oooc:=(10^[.C86])*10000000/3.83E+033*10^-9.33" office:value-type="float" office:value="0.423449111581965">
            <text:p>4.23E-01</text:p>
          </table:table-cell>
        </table:table-row>
        <table:table-row table:style-name="ro1">
          <table:table-cell office:value-type="string">
            <text:p>ESO 352-G047</text:p>
          </table:table-cell>
          <table:table-cell office:value-type="float" office:value="35.62">
            <text:p>35.62</text:p>
          </table:table-cell>
          <table:table-cell office:value-type="float" office:value="35.59">
            <text:p>35.59</text:p>
          </table:table-cell>
          <table:table-cell/>
          <table:table-cell table:formula="oooc:=(10^[.B87])*10000000/3.83E+033*10^-9.51" office:value-type="float" office:value="0.336357585298467">
            <text:p>3.36E-01</text:p>
          </table:table-cell>
          <table:table-cell table:formula="oooc:=(10^[.C87])*10000000/3.83E+033*10^-9.33" office:value-type="float" office:value="0.475117717652741">
            <text:p>4.75E-01</text:p>
          </table:table-cell>
        </table:table-row>
        <table:table-row table:style-name="ro1">
          <table:table-cell office:value-type="string">
            <text:p>UGC 00885</text:p>
          </table:table-cell>
          <table:table-cell office:value-type="float" office:value="35.35">
            <text:p>35.35</text:p>
          </table:table-cell>
          <table:table-cell office:value-type="float" office:value="35.39">
            <text:p>35.39</text:p>
          </table:table-cell>
          <table:table-cell/>
          <table:table-cell table:formula="oooc:=(10^[.B88])*10000000/3.83E+033*10^-9.51" office:value-type="float" office:value="0.180634718255598">
            <text:p>1.81E-01</text:p>
          </table:table-cell>
          <table:table-cell table:formula="oooc:=(10^[.C88])*10000000/3.83E+033*10^-9.33" office:value-type="float" office:value="0.299779013445662">
            <text:p>3.00E-01</text:p>
          </table:table-cell>
        </table:table-row>
        <table:table-row table:style-name="ro1">
          <table:table-cell office:value-type="string">
            <text:p>ESO 352-G050</text:p>
          </table:table-cell>
          <table:table-cell office:value-type="float" office:value="35.78">
            <text:p>35.78</text:p>
          </table:table-cell>
          <table:table-cell office:value-type="float" office:value="35.79">
            <text:p>35.79</text:p>
          </table:table-cell>
          <table:table-cell/>
          <table:table-cell table:formula="oooc:=(10^[.B89])*10000000/3.83E+033*10^-9.51" office:value-type="float" office:value="0.486184630982473">
            <text:p>4.86E-01</text:p>
          </table:table-cell>
          <table:table-cell table:formula="oooc:=(10^[.C89])*10000000/3.83E+033*10^-9.33" office:value-type="float" office:value="0.753010836325483">
            <text:p>7.53E-01</text:p>
          </table:table-cell>
        </table:table-row>
        <table:table-row table:style-name="ro1">
          <table:table-cell office:value-type="string">
            <text:p>NGC 0479</text:p>
          </table:table-cell>
          <table:table-cell office:value-type="float" office:value="36.08">
            <text:p>36.08</text:p>
          </table:table-cell>
          <table:table-cell office:value-type="float" office:value="36.07">
            <text:p>36.07</text:p>
          </table:table-cell>
          <table:table-cell/>
          <table:table-cell table:formula="oooc:=(10^[.B90])*10000000/3.83E+033*10^-9.51" office:value-type="float" office:value="0.970065872316374">
            <text:p>9.70E-01</text:p>
          </table:table-cell>
          <table:table-cell table:formula="oooc:=(10^[.C90])*10000000/3.83E+033*10^-9.33" office:value-type="float" office:value="1.43483256881886">
            <text:p>1.43E+00</text:p>
          </table:table-cell>
        </table:table-row>
        <table:table-row table:style-name="ro1">
          <table:table-cell office:value-type="string">
            <text:p>NGC 0491</text:p>
          </table:table-cell>
          <table:table-cell office:value-type="float" office:value="36.06">
            <text:p>36.06</text:p>
          </table:table-cell>
          <table:table-cell office:value-type="float" office:value="36.17">
            <text:p>36.17</text:p>
          </table:table-cell>
          <table:table-cell/>
          <table:table-cell table:formula="oooc:=(10^[.B91])*10000000/3.83E+033*10^-9.51" office:value-type="float" office:value="0.926405716014563">
            <text:p>9.26E-01</text:p>
          </table:table-cell>
          <table:table-cell table:formula="oooc:=(10^[.C91])*10000000/3.83E+033*10^-9.33" office:value-type="float" office:value="1.80634718255598">
            <text:p>1.81E+00</text:p>
          </table:table-cell>
        </table:table-row>
        <table:table-row table:style-name="ro1">
          <table:table-cell office:value-type="string">
            <text:p>UGC 00910</text:p>
          </table:table-cell>
          <table:table-cell office:value-type="float" office:value="36.32">
            <text:p>36.32</text:p>
          </table:table-cell>
          <table:table-cell office:value-type="float" office:value="36.3">
            <text:p>36.3</text:p>
          </table:table-cell>
          <table:table-cell/>
          <table:table-cell table:formula="oooc:=(10^[.B92])*10000000/3.83E+033*10^-9.51" office:value-type="float" office:value="1.68578127685289">
            <text:p>1.69E+00</text:p>
          </table:table-cell>
          <table:table-cell table:formula="oooc:=(10^[.C92])*10000000/3.83E+033*10^-9.33" office:value-type="float" office:value="2.436695302342">
            <text:p>2.44E+00</text:p>
          </table:table-cell>
        </table:table-row>
        <table:table-row table:style-name="ro1">
          <table:table-cell office:value-type="string">
            <text:p>ESO 352-G057</text:p>
          </table:table-cell>
          <table:table-cell office:value-type="float" office:value="34.49">
            <text:p>34.49</text:p>
          </table:table-cell>
          <table:table-cell office:value-type="float" office:value="35.08">
            <text:p>35.08</text:p>
          </table:table-cell>
          <table:table-cell/>
          <table:table-cell table:formula="oooc:=(10^[.B93])*10000000/3.83E+033*10^-9.51" office:value-type="float" office:value="0.0249345322721003">
            <text:p>2.49E-02</text:p>
          </table:table-cell>
          <table:table-cell table:formula="oooc:=(10^[.C93])*10000000/3.83E+033*10^-9.33" office:value-type="float" office:value="0.146825411276853">
            <text:p>1.47E-01</text:p>
          </table:table-cell>
        </table:table-row>
        <table:table-row table:style-name="ro1">
          <table:table-cell office:value-type="string">
            <text:p>ESO 352-G062</text:p>
          </table:table-cell>
          <table:table-cell table:number-columns-repeated="2" office:value-type="float" office:value="35.86">
            <text:p>35.86</text:p>
          </table:table-cell>
          <table:table-cell/>
          <table:table-cell table:formula="oooc:=(10^[.B94])*10000000/3.83E+033*10^-9.51" office:value-type="float" office:value="0.584522490487817">
            <text:p>5.85E-01</text:p>
          </table:table-cell>
          <table:table-cell table:formula="oooc:=(10^[.C94])*10000000/3.83E+033*10^-9.33" office:value-type="float" office:value="0.884710590441781">
            <text:p>8.85E-01</text:p>
          </table:table-cell>
        </table:table-row>
        <table:table-row table:style-name="ro1">
          <table:table-cell office:value-type="string">
            <text:p>ESO 352-G064</text:p>
          </table:table-cell>
          <table:table-cell office:value-type="float" office:value="34.45">
            <text:p>34.45</text:p>
          </table:table-cell>
          <table:table-cell office:value-type="float" office:value="35.22">
            <text:p>35.22</text:p>
          </table:table-cell>
          <table:table-cell/>
          <table:table-cell table:formula="oooc:=(10^[.B95])*10000000/3.83E+033*10^-9.51" office:value-type="float" office:value="0.0227405637064252">
            <text:p>2.27E-02</text:p>
          </table:table-cell>
          <table:table-cell table:formula="oooc:=(10^[.C95])*10000000/3.83E+033*10^-9.33" office:value-type="float" office:value="0.202675487370415">
            <text:p>2.03E-01</text:p>
          </table:table-cell>
        </table:table-row>
        <table:table-row table:style-name="ro1">
          <table:table-cell office:value-type="string">
            <text:p>NGC 0527</text:p>
          </table:table-cell>
          <table:table-cell office:value-type="float" office:value="34.87">
            <text:p>34.87</text:p>
          </table:table-cell>
          <table:table-cell office:value-type="float" office:value="35.35">
            <text:p>35.35</text:p>
          </table:table-cell>
          <table:table-cell/>
          <table:table-cell table:formula="oooc:=(10^[.B96])*10000000/3.83E+033*10^-9.51" office:value-type="float" office:value="0.0598137768346674">
            <text:p>5.98E-02</text:p>
          </table:table-cell>
          <table:table-cell table:formula="oooc:=(10^[.C96])*10000000/3.83E+033*10^-9.33" office:value-type="float" office:value="0.273401709673865">
            <text:p>2.73E-01</text:p>
          </table:table-cell>
        </table:table-row>
        <table:table-row table:style-name="ro1">
          <table:table-cell office:value-type="string">
            <text:p>NGC 0514</text:p>
          </table:table-cell>
          <table:table-cell office:value-type="float" office:value="36.2">
            <text:p>36.2</text:p>
          </table:table-cell>
          <table:table-cell office:value-type="float" office:value="36.18">
            <text:p>36.18</text:p>
          </table:table-cell>
          <table:table-cell/>
          <table:table-cell table:formula="oooc:=(10^[.B97])*10000000/3.83E+033*10^-9.51" office:value-type="float" office:value="1.27879587302467">
            <text:p>1.28E+00</text:p>
          </table:table-cell>
          <table:table-cell table:formula="oooc:=(10^[.C97])*10000000/3.83E+033*10^-9.33" office:value-type="float" office:value="1.84842241353561">
            <text:p>1.85E+00</text:p>
          </table:table-cell>
        </table:table-row>
        <table:table-row table:style-name="ro1">
          <table:table-cell office:value-type="string">
            <text:p>ESO 352-G069</text:p>
          </table:table-cell>
          <table:table-cell office:value-type="float" office:value="36.24">
            <text:p>36.24</text:p>
          </table:table-cell>
          <table:table-cell office:value-type="float" office:value="36.25">
            <text:p>36.25</text:p>
          </table:table-cell>
          <table:table-cell/>
          <table:table-cell table:formula="oooc:=(10^[.B98])*10000000/3.83E+033*10^-9.51" office:value-type="float" office:value="1.40217179208944">
            <text:p>1.40E+00</text:p>
          </table:table-cell>
          <table:table-cell table:formula="oooc:=(10^[.C98])*10000000/3.83E+033*10^-9.33" office:value-type="float" office:value="2.17170697415841">
            <text:p>2.17E+00</text:p>
          </table:table-cell>
        </table:table-row>
        <table:table-row table:style-name="ro1">
          <table:table-cell office:value-type="string">
            <text:p>UGC 00957</text:p>
          </table:table-cell>
          <table:table-cell office:value-type="float" office:value="34.23">
            <text:p>34.23</text:p>
          </table:table-cell>
          <table:table-cell office:value-type="float" office:value="34.3">
            <text:p>34.3</text:p>
          </table:table-cell>
          <table:table-cell/>
          <table:table-cell table:formula="oooc:=(10^[.B99])*10000000/3.83E+033*10^-9.51" office:value-type="float" office:value="0.013702544654041">
            <text:p>1.37E-02</text:p>
          </table:table-cell>
          <table:table-cell table:formula="oooc:=(10^[.C99])*10000000/3.83E+033*10^-9.33" office:value-type="float" office:value="0.02436695302342">
            <text:p>2.44E-02</text:p>
          </table:table-cell>
        </table:table-row>
        <table:table-row table:style-name="ro1">
          <table:table-cell office:value-type="string">
            <text:p>NGC 0520</text:p>
          </table:table-cell>
          <table:table-cell office:value-type="float" office:value="35.51">
            <text:p>35.51</text:p>
          </table:table-cell>
          <table:table-cell office:value-type="float" office:value="35.74">
            <text:p>35.74</text:p>
          </table:table-cell>
          <table:table-cell/>
          <table:table-cell table:formula="oooc:=(10^[.B100])*10000000/3.83E+033*10^-9.51" office:value-type="float" office:value="0.261096605744124">
            <text:p>2.61E-01</text:p>
          </table:table-cell>
          <table:table-cell table:formula="oooc:=(10^[.C100])*10000000/3.83E+033*10^-9.33" office:value-type="float" office:value="0.671121614299967">
            <text:p>6.71E-01</text:p>
          </table:table-cell>
        </table:table-row>
        <table:table-row table:style-name="ro1">
          <table:table-cell office:value-type="string">
            <text:p>NGC 0530</text:p>
          </table:table-cell>
          <table:table-cell office:value-type="float" office:value="34.68">
            <text:p>34.68</text:p>
          </table:table-cell>
          <table:table-cell office:value-type="float" office:value="35.15">
            <text:p>35.15</text:p>
          </table:table-cell>
          <table:table-cell/>
          <table:table-cell table:formula="oooc:=(10^[.B101])*10000000/3.83E+033*10^-9.51" office:value-type="float" office:value="0.0386190179678383">
            <text:p>3.86E-02</text:p>
          </table:table-cell>
          <table:table-cell table:formula="oooc:=(10^[.C101])*10000000/3.83E+033*10^-9.33" office:value-type="float" office:value="0.172504816712165">
            <text:p>1.73E-01</text:p>
          </table:table-cell>
        </table:table-row>
        <table:table-row table:style-name="ro1">
          <table:table-cell office:value-type="string">
            <text:p>IC 0107</text:p>
          </table:table-cell>
          <table:table-cell office:value-type="float" office:value="36.08">
            <text:p>36.08</text:p>
          </table:table-cell>
          <table:table-cell office:value-type="float" office:value="36.04">
            <text:p>36.04</text:p>
          </table:table-cell>
          <table:table-cell/>
          <table:table-cell table:formula="oooc:=(10^[.B102])*10000000/3.83E+033*10^-9.51" office:value-type="float" office:value="0.970065872316374">
            <text:p>9.70E-01</text:p>
          </table:table-cell>
          <table:table-cell table:formula="oooc:=(10^[.C102])*10000000/3.83E+033*10^-9.33" office:value-type="float" office:value="1.3390636657738">
            <text:p>1.34E+00</text:p>
          </table:table-cell>
        </table:table-row>
        <table:table-row table:style-name="ro1">
          <table:table-cell office:value-type="string">
            <text:p>UGC 00984</text:p>
          </table:table-cell>
          <table:table-cell office:value-type="float" office:value="34.2">
            <text:p>34.2</text:p>
          </table:table-cell>
          <table:table-cell office:value-type="float" office:value="34.85">
            <text:p>34.85</text:p>
          </table:table-cell>
          <table:table-cell/>
          <table:table-cell table:formula="oooc:=(10^[.B103])*10000000/3.83E+033*10^-9.51" office:value-type="float" office:value="0.0127879587302467">
            <text:p>1.28E-02</text:p>
          </table:table-cell>
          <table:table-cell table:formula="oooc:=(10^[.C103])*10000000/3.83E+033*10^-9.33" office:value-type="float" office:value="0.0864572118753504">
            <text:p>8.65E-02</text:p>
          </table:table-cell>
        </table:table-row>
        <table:table-row table:style-name="ro1">
          <table:table-cell office:value-type="string">
            <text:p>IC 1698</text:p>
          </table:table-cell>
          <table:table-cell office:value-type="float" office:value="35.79">
            <text:p>35.79</text:p>
          </table:table-cell>
          <table:table-cell office:value-type="float" office:value="35.82">
            <text:p>35.82</text:p>
          </table:table-cell>
          <table:table-cell/>
          <table:table-cell table:formula="oooc:=(10^[.B104])*10000000/3.83E+033*10^-9.51" office:value-type="float" office:value="0.497509325838967">
            <text:p>4.98E-01</text:p>
          </table:table-cell>
          <table:table-cell table:formula="oooc:=(10^[.C104])*10000000/3.83E+033*10^-9.33" office:value-type="float" office:value="0.806865648175873">
            <text:p>8.07E-01</text:p>
          </table:table-cell>
        </table:table-row>
        <table:table-row table:style-name="ro1">
          <table:table-cell office:value-type="string">
            <text:p>UGC 00985</text:p>
          </table:table-cell>
          <table:table-cell table:number-columns-repeated="2" office:value-type="float" office:value="36.18">
            <text:p>36.18</text:p>
          </table:table-cell>
          <table:table-cell/>
          <table:table-cell table:formula="oooc:=(10^[.B105])*10000000/3.83E+033*10^-9.51" office:value-type="float" office:value="1.22124057777336">
            <text:p>1.22E+00</text:p>
          </table:table-cell>
          <table:table-cell table:formula="oooc:=(10^[.C105])*10000000/3.83E+033*10^-9.33" office:value-type="float" office:value="1.84842241353561">
            <text:p>1.85E+00</text:p>
          </table:table-cell>
        </table:table-row>
        <table:table-row table:style-name="ro1">
          <table:table-cell office:value-type="string">
            <text:p>IC 1700</text:p>
          </table:table-cell>
          <table:table-cell office:value-type="float" office:value="34.88">
            <text:p>34.88</text:p>
          </table:table-cell>
          <table:table-cell office:value-type="float" office:value="35.53">
            <text:p>35.53</text:p>
          </table:table-cell>
          <table:table-cell/>
          <table:table-cell table:formula="oooc:=(10^[.B106])*10000000/3.83E+033*10^-9.51" office:value-type="float" office:value="0.0612070186767608">
            <text:p>6.12E-02</text:p>
          </table:table-cell>
          <table:table-cell table:formula="oooc:=(10^[.C106])*10000000/3.83E+033*10^-9.33" office:value-type="float" office:value="0.413810233018569">
            <text:p>4.14E-01</text:p>
          </table:table-cell>
        </table:table-row>
        <table:table-row table:style-name="ro1">
          <table:table-cell office:value-type="string">
            <text:p>NGC 0538</text:p>
          </table:table-cell>
          <table:table-cell office:value-type="float" office:value="34.8">
            <text:p>34.8</text:p>
          </table:table-cell>
          <table:table-cell office:value-type="float" office:value="35.04">
            <text:p>35.04</text:p>
          </table:table-cell>
          <table:table-cell/>
          <table:table-cell table:formula="oooc:=(10^[.B107])*10000000/3.83E+033*10^-9.51" office:value-type="float" office:value="0.0509097806725335">
            <text:p>5.09E-02</text:p>
          </table:table-cell>
          <table:table-cell table:formula="oooc:=(10^[.C107])*10000000/3.83E+033*10^-9.33" office:value-type="float" office:value="0.13390636657738">
            <text:p>1.34E-01</text:p>
          </table:table-cell>
        </table:table-row>
        <table:table-row table:style-name="ro1">
          <table:table-cell office:value-type="string">
            <text:p>NGC 0535</text:p>
          </table:table-cell>
          <table:table-cell office:value-type="float" office:value="34.58">
            <text:p>34.58</text:p>
          </table:table-cell>
          <table:table-cell office:value-type="float" office:value="34.98">
            <text:p>34.98</text:p>
          </table:table-cell>
          <table:table-cell/>
          <table:table-cell table:formula="oooc:=(10^[.B108])*10000000/3.83E+033*10^-9.51" office:value-type="float" office:value="0.0306761763691782">
            <text:p>3.07E-02</text:p>
          </table:table-cell>
          <table:table-cell table:formula="oooc:=(10^[.C108])*10000000/3.83E+033*10^-9.33" office:value-type="float" office:value="0.116627569752209">
            <text:p>1.17E-01</text:p>
          </table:table-cell>
        </table:table-row>
        <table:table-row table:style-name="ro1">
          <table:table-cell office:value-type="string">
            <text:p>UGC 00999</text:p>
          </table:table-cell>
          <table:table-cell office:value-type="float" office:value="36.3">
            <text:p>36.3</text:p>
          </table:table-cell>
          <table:table-cell office:value-type="float" office:value="36.32">
            <text:p>36.32</text:p>
          </table:table-cell>
          <table:table-cell/>
          <table:table-cell table:formula="oooc:=(10^[.B109])*10000000/3.83E+033*10^-9.51" office:value-type="float" office:value="1.60990862104825">
            <text:p>1.61E+00</text:p>
          </table:table-cell>
          <table:table-cell table:formula="oooc:=(10^[.C109])*10000000/3.83E+033*10^-9.33" office:value-type="float" office:value="2.55153321398384">
            <text:p>2.55E+00</text:p>
          </table:table-cell>
        </table:table-row>
        <table:table-row table:style-name="ro1">
          <table:table-cell office:value-type="string">
            <text:p>UGC 01003</text:p>
          </table:table-cell>
          <table:table-cell office:value-type="float" office:value="34.28">
            <text:p>34.28</text:p>
          </table:table-cell>
          <table:table-cell office:value-type="float" office:value="34.78">
            <text:p>34.78</text:p>
          </table:table-cell>
          <table:table-cell/>
          <table:table-cell table:formula="oooc:=(10^[.B110])*10000000/3.83E+033*10^-9.51" office:value-type="float" office:value="0.0153745079727308">
            <text:p>1.54E-02</text:p>
          </table:table-cell>
          <table:table-cell table:formula="oooc:=(10^[.C110])*10000000/3.83E+033*10^-9.33" office:value-type="float" office:value="0.0735870217040329">
            <text:p>7.36E-02</text:p>
          </table:table-cell>
        </table:table-row>
        <table:table-row table:style-name="ro1">
          <table:table-cell office:value-type="string">
            <text:p>NGC 0541</text:p>
          </table:table-cell>
          <table:table-cell office:value-type="float" office:value="35.2">
            <text:p>35.2</text:p>
          </table:table-cell>
          <table:table-cell office:value-type="float" office:value="35.55">
            <text:p>35.55</text:p>
          </table:table-cell>
          <table:table-cell/>
          <table:table-cell table:formula="oooc:=(10^[.B111])*10000000/3.83E+033*10^-9.51" office:value-type="float" office:value="0.127879587302467">
            <text:p>1.28E-01</text:p>
          </table:table-cell>
          <table:table-cell table:formula="oooc:=(10^[.C111])*10000000/3.83E+033*10^-9.33" office:value-type="float" office:value="0.433312508469334">
            <text:p>4.33E-01</text:p>
          </table:table-cell>
        </table:table-row>
        <table:table-row table:style-name="ro1">
          <table:table-cell office:value-type="string">
            <text:p>NGC 0545</text:p>
          </table:table-cell>
          <table:table-cell office:value-type="float" office:value="35.23">
            <text:p>35.23</text:p>
          </table:table-cell>
          <table:table-cell office:value-type="float" office:value="35.74">
            <text:p>35.74</text:p>
          </table:table-cell>
          <table:table-cell/>
          <table:table-cell table:formula="oooc:=(10^[.B112])*10000000/3.83E+033*10^-9.51" office:value-type="float" office:value="0.13702544654041">
            <text:p>1.37E-01</text:p>
          </table:table-cell>
          <table:table-cell table:formula="oooc:=(10^[.C112])*10000000/3.83E+033*10^-9.33" office:value-type="float" office:value="0.671121614299967">
            <text:p>6.71E-01</text:p>
          </table:table-cell>
        </table:table-row>
        <table:table-row table:style-name="ro1">
          <table:table-cell office:value-type="string">
            <text:p>NGC 0547</text:p>
          </table:table-cell>
          <table:table-cell office:value-type="float" office:value="35.29">
            <text:p>35.29</text:p>
          </table:table-cell>
          <table:table-cell office:value-type="float" office:value="35.89">
            <text:p>35.89</text:p>
          </table:table-cell>
          <table:table-cell/>
          <table:table-cell table:formula="oooc:=(10^[.B113])*10000000/3.83E+033*10^-9.51" office:value-type="float" office:value="0.1573262626826">
            <text:p>1.57E-01</text:p>
          </table:table-cell>
          <table:table-cell table:formula="oooc:=(10^[.C113])*10000000/3.83E+033*10^-9.33" office:value-type="float" office:value="0.947984477206532">
            <text:p>9.48E-01</text:p>
          </table:table-cell>
        </table:table-row>
        <table:table-row table:style-name="ro1">
          <table:table-cell office:value-type="string">
            <text:p>NGC 0557</text:p>
          </table:table-cell>
          <table:table-cell office:value-type="float" office:value="35.11">
            <text:p>35.11</text:p>
          </table:table-cell>
          <table:table-cell office:value-type="float" office:value="35.38">
            <text:p>35.38</text:p>
          </table:table-cell>
          <table:table-cell/>
          <table:table-cell table:formula="oooc:=(10^[.B114])*10000000/3.83E+033*10^-9.51" office:value-type="float" office:value="0.103944430953916">
            <text:p>1.04E-01</text:p>
          </table:table-cell>
          <table:table-cell table:formula="oooc:=(10^[.C114])*10000000/3.83E+033*10^-9.33" office:value-type="float" office:value="0.292955210000514">
            <text:p>2.93E-01</text:p>
          </table:table-cell>
        </table:table-row>
        <table:table-row table:style-name="ro1">
          <table:table-cell office:value-type="string">
            <text:p>ESO 353-G002</text:p>
          </table:table-cell>
          <table:table-cell office:value-type="float" office:value="36.12">
            <text:p>36.12</text:p>
          </table:table-cell>
          <table:table-cell office:value-type="float" office:value="36.1">
            <text:p>36.1</text:p>
          </table:table-cell>
          <table:table-cell/>
          <table:table-cell table:formula="oooc:=(10^[.B115])*10000000/3.83E+033*10^-9.51" office:value-type="float" office:value="1.06365607781752">
            <text:p>1.06E+00</text:p>
          </table:table-cell>
          <table:table-cell table:formula="oooc:=(10^[.C115])*10000000/3.83E+033*10^-9.33" office:value-type="float" office:value="1.53745079727308">
            <text:p>1.54E+00</text:p>
          </table:table-cell>
        </table:table-row>
        <table:table-row table:style-name="ro1">
          <table:table-cell office:value-type="string">
            <text:p>UGC 01026</text:p>
          </table:table-cell>
          <table:table-cell office:value-type="float" office:value="35.46">
            <text:p>35.46</text:p>
          </table:table-cell>
          <table:table-cell office:value-type="float" office:value="35.39">
            <text:p>35.39</text:p>
          </table:table-cell>
          <table:table-cell/>
          <table:table-cell table:formula="oooc:=(10^[.B116])*10000000/3.83E+033*10^-9.51" office:value-type="float" office:value="0.232702594812989">
            <text:p>2.33E-01</text:p>
          </table:table-cell>
          <table:table-cell table:formula="oooc:=(10^[.C116])*10000000/3.83E+033*10^-9.33" office:value-type="float" office:value="0.299779013445662">
            <text:p>3.00E-01</text:p>
          </table:table-cell>
        </table:table-row>
        <table:table-row table:style-name="ro1">
          <table:table-cell office:value-type="string">
            <text:p>UGC 01040</text:p>
          </table:table-cell>
          <table:table-cell office:value-type="float" office:value="34.23">
            <text:p>34.23</text:p>
          </table:table-cell>
          <table:table-cell office:value-type="float" office:value="34.85">
            <text:p>34.85</text:p>
          </table:table-cell>
          <table:table-cell/>
          <table:table-cell table:formula="oooc:=(10^[.B117])*10000000/3.83E+033*10^-9.51" office:value-type="float" office:value="0.013702544654041">
            <text:p>1.37E-02</text:p>
          </table:table-cell>
          <table:table-cell table:formula="oooc:=(10^[.C117])*10000000/3.83E+033*10^-9.33" office:value-type="float" office:value="0.0864572118753504">
            <text:p>8.65E-02</text:p>
          </table:table-cell>
        </table:table-row>
        <table:table-row table:style-name="ro1">
          <table:table-cell office:value-type="string">
            <text:p>NGC 0568</text:p>
          </table:table-cell>
          <table:table-cell office:value-type="float" office:value="35.08">
            <text:p>35.08</text:p>
          </table:table-cell>
          <table:table-cell office:value-type="float" office:value="35.52">
            <text:p>35.52</text:p>
          </table:table-cell>
          <table:table-cell/>
          <table:table-cell table:formula="oooc:=(10^[.B118])*10000000/3.83E+033*10^-9.51" office:value-type="float" office:value="0.0970065872316374">
            <text:p>9.70E-02</text:p>
          </table:table-cell>
          <table:table-cell table:formula="oooc:=(10^[.C118])*10000000/3.83E+033*10^-9.33" office:value-type="float" office:value="0.404390762118144">
            <text:p>4.04E-01</text:p>
          </table:table-cell>
        </table:table-row>
        <table:table-row table:style-name="ro1">
          <table:table-cell office:value-type="string">
            <text:p>UGC 01057</text:p>
          </table:table-cell>
          <table:table-cell office:value-type="float" office:value="36.2">
            <text:p>36.2</text:p>
          </table:table-cell>
          <table:table-cell office:value-type="float" office:value="36.15">
            <text:p>36.15</text:p>
          </table:table-cell>
          <table:table-cell/>
          <table:table-cell table:formula="oooc:=(10^[.B119])*10000000/3.83E+033*10^-9.51" office:value-type="float" office:value="1.27879587302467">
            <text:p>1.28E+00</text:p>
          </table:table-cell>
          <table:table-cell table:formula="oooc:=(10^[.C119])*10000000/3.83E+033*10^-9.33" office:value-type="float" office:value="1.72504816712165">
            <text:p>1.73E+00</text:p>
          </table:table-cell>
        </table:table-row>
        <table:table-row table:style-name="ro1">
          <table:table-cell office:value-type="string">
            <text:p>NGC 0574</text:p>
          </table:table-cell>
          <table:table-cell office:value-type="float" office:value="36.27">
            <text:p>36.27</text:p>
          </table:table-cell>
          <table:table-cell office:value-type="float" office:value="36.34">
            <text:p>36.34</text:p>
          </table:table-cell>
          <table:table-cell/>
          <table:table-cell table:formula="oooc:=(10^[.B120])*10000000/3.83E+033*10^-9.51" office:value-type="float" office:value="1.50245414448345">
            <text:p>1.50E+00</text:p>
          </table:table-cell>
          <table:table-cell table:formula="oooc:=(10^[.C120])*10000000/3.83E+033*10^-9.33" office:value-type="float" office:value="2.67178326966256">
            <text:p>2.67E+00</text:p>
          </table:table-cell>
        </table:table-row>
        <table:table-row table:style-name="ro1">
          <table:table-cell office:value-type="string">
            <text:p>IC 0127</text:p>
          </table:table-cell>
          <table:table-cell office:value-type="float" office:value="34.19">
            <text:p>34.19</text:p>
          </table:table-cell>
          <table:table-cell office:value-type="float" office:value="34.53">
            <text:p>34.53</text:p>
          </table:table-cell>
          <table:table-cell/>
          <table:table-cell table:formula="oooc:=(10^[.B121])*10000000/3.83E+033*10^-9.51" office:value-type="float" office:value="0.0124968692512438">
            <text:p>1.25E-02</text:p>
          </table:table-cell>
          <table:table-cell table:formula="oooc:=(10^[.C121])*10000000/3.83E+033*10^-9.33" office:value-type="float" office:value="0.0413810233018569">
            <text:p>4.14E-02</text:p>
          </table:table-cell>
        </table:table-row>
        <table:table-row table:style-name="ro1">
          <table:table-cell office:value-type="string">
            <text:p>NGC 0584</text:p>
          </table:table-cell>
          <table:table-cell office:value-type="float" office:value="34.83">
            <text:p>34.83</text:p>
          </table:table-cell>
          <table:table-cell office:value-type="float" office:value="35.38">
            <text:p>35.38</text:p>
          </table:table-cell>
          <table:table-cell/>
          <table:table-cell table:formula="oooc:=(10^[.B122])*10000000/3.83E+033*10^-9.51" office:value-type="float" office:value="0.0545508128160322">
            <text:p>5.46E-02</text:p>
          </table:table-cell>
          <table:table-cell table:formula="oooc:=(10^[.C122])*10000000/3.83E+033*10^-9.33" office:value-type="float" office:value="0.292955210000514">
            <text:p>2.93E-01</text:p>
          </table:table-cell>
        </table:table-row>
        <table:table-row table:style-name="ro1">
          <table:table-cell office:value-type="string">
            <text:p>NGC 0586</text:p>
          </table:table-cell>
          <table:table-cell office:value-type="float" office:value="34.48">
            <text:p>34.48</text:p>
          </table:table-cell>
          <table:table-cell office:value-type="float" office:value="34.72">
            <text:p>34.72</text:p>
          </table:table-cell>
          <table:table-cell/>
          <table:table-cell table:formula="oooc:=(10^[.B123])*10000000/3.83E+033*10^-9.51" office:value-type="float" office:value="0.02436695302342">
            <text:p>2.44E-02</text:p>
          </table:table-cell>
          <table:table-cell table:formula="oooc:=(10^[.C123])*10000000/3.83E+033*10^-9.33" office:value-type="float" office:value="0.0640916165975202">
            <text:p>6.41E-02</text:p>
          </table:table-cell>
        </table:table-row>
        <table:table-row table:style-name="ro1">
          <table:table-cell office:value-type="string">
            <text:p>MESSIER 033</text:p>
          </table:table-cell>
          <table:table-cell office:value-type="float" office:value="35.59">
            <text:p>35.59</text:p>
          </table:table-cell>
          <table:table-cell office:value-type="float" office:value="35.5">
            <text:p>35.5</text:p>
          </table:table-cell>
          <table:table-cell/>
          <table:table-cell table:formula="oooc:=(10^[.B124])*10000000/3.83E+033*10^-9.51" office:value-type="float" office:value="0.313907163085489">
            <text:p>3.14E-01</text:p>
          </table:table-cell>
          <table:table-cell table:formula="oooc:=(10^[.C124])*10000000/3.83E+033*10^-9.33" office:value-type="float" office:value="0.386190179678383">
            <text:p>3.86E-01</text:p>
          </table:table-cell>
        </table:table-row>
        <table:table-row table:style-name="ro1">
          <table:table-cell office:value-type="string">
            <text:p>NGC 0628</text:p>
          </table:table-cell>
          <table:table-cell office:value-type="float" office:value="36.35">
            <text:p>36.35</text:p>
          </table:table-cell>
          <table:table-cell office:value-type="float" office:value="36.29">
            <text:p>36.29</text:p>
          </table:table-cell>
          <table:table-cell/>
          <table:table-cell table:formula="oooc:=(10^[.B125])*10000000/3.83E+033*10^-9.51" office:value-type="float" office:value="1.80634718255598">
            <text:p>1.81E+00</text:p>
          </table:table-cell>
          <table:table-cell table:formula="oooc:=(10^[.C125])*10000000/3.83E+033*10^-9.33" office:value-type="float" office:value="2.38122934557678">
            <text:p>2.38E+00</text:p>
          </table:table-cell>
        </table:table-row>
        <table:table-row table:style-name="ro1">
          <table:table-cell office:value-type="string">
            <text:p>UGC 01181</text:p>
          </table:table-cell>
          <table:table-cell office:value-type="float" office:value="35.49">
            <text:p>35.49</text:p>
          </table:table-cell>
          <table:table-cell office:value-type="float" office:value="35.6">
            <text:p>35.6</text:p>
          </table:table-cell>
          <table:table-cell/>
          <table:table-cell table:formula="oooc:=(10^[.B126])*10000000/3.83E+033*10^-9.51" office:value-type="float" office:value="0.249345322721003">
            <text:p>2.49E-01</text:p>
          </table:table-cell>
          <table:table-cell table:formula="oooc:=(10^[.C126])*10000000/3.83E+033*10^-9.33" office:value-type="float" office:value="0.486184630982473">
            <text:p>4.86E-01</text:p>
          </table:table-cell>
        </table:table-row>
        <table:table-row table:style-name="ro1">
          <table:table-cell office:value-type="string">
            <text:p>IC 0148</text:p>
          </table:table-cell>
          <table:table-cell office:value-type="float" office:value="35.05">
            <text:p>35.05</text:p>
          </table:table-cell>
          <table:table-cell office:value-type="float" office:value="35">
            <text:p>35</text:p>
          </table:table-cell>
          <table:table-cell/>
          <table:table-cell table:formula="oooc:=(10^[.B127])*10000000/3.83E+033*10^-9.51" office:value-type="float" office:value="0.0905318147395639">
            <text:p>9.05E-02</text:p>
          </table:table-cell>
          <table:table-cell table:formula="oooc:=(10^[.C127])*10000000/3.83E+033*10^-9.33" office:value-type="float" office:value="0.122124057777336">
            <text:p>1.22E-01</text:p>
          </table:table-cell>
        </table:table-row>
        <table:table-row table:style-name="ro1">
          <table:table-cell office:value-type="string">
            <text:p>UGC 01200</text:p>
          </table:table-cell>
          <table:table-cell office:value-type="float" office:value="34.87">
            <text:p>34.87</text:p>
          </table:table-cell>
          <table:table-cell office:value-type="float" office:value="34.82">
            <text:p>34.82</text:p>
          </table:table-cell>
          <table:table-cell/>
          <table:table-cell table:formula="oooc:=(10^[.B128])*10000000/3.83E+033*10^-9.51" office:value-type="float" office:value="0.0598137768346674">
            <text:p>5.98E-02</text:p>
          </table:table-cell>
          <table:table-cell table:formula="oooc:=(10^[.C128])*10000000/3.83E+033*10^-9.33" office:value-type="float" office:value="0.0806865648175872">
            <text:p>8.07E-02</text:p>
          </table:table-cell>
        </table:table-row>
        <table:table-row table:style-name="ro1">
          <table:table-cell office:value-type="string">
            <text:p>NGC 0660</text:p>
          </table:table-cell>
          <table:table-cell office:value-type="float" office:value="35.24">
            <text:p>35.24</text:p>
          </table:table-cell>
          <table:table-cell office:value-type="float" office:value="35.23">
            <text:p>35.23</text:p>
          </table:table-cell>
          <table:table-cell/>
          <table:table-cell table:formula="oooc:=(10^[.B129])*10000000/3.83E+033*10^-9.51" office:value-type="float" office:value="0.140217179208944">
            <text:p>1.40E-01</text:p>
          </table:table-cell>
          <table:table-cell table:formula="oooc:=(10^[.C129])*10000000/3.83E+033*10^-9.33" office:value-type="float" office:value="0.207396405933231">
            <text:p>2.07E-01</text:p>
          </table:table-cell>
        </table:table-row>
        <table:table-row table:style-name="ro1">
          <table:table-cell office:value-type="string">
            <text:p>UGC 01211</text:p>
          </table:table-cell>
          <table:table-cell office:value-type="float" office:value="35.06">
            <text:p>35.06</text:p>
          </table:table-cell>
          <table:table-cell office:value-type="float" office:value="35.02">
            <text:p>35.02</text:p>
          </table:table-cell>
          <table:table-cell/>
          <table:table-cell table:formula="oooc:=(10^[.B130])*10000000/3.83E+033*10^-9.51" office:value-type="float" office:value="0.0926405716014563">
            <text:p>9.26E-02</text:p>
          </table:table-cell>
          <table:table-cell table:formula="oooc:=(10^[.C130])*10000000/3.83E+033*10^-9.33" office:value-type="float" office:value="0.127879587302467">
            <text:p>1.28E-01</text:p>
          </table:table-cell>
        </table:table-row>
        <table:table-row table:style-name="ro1">
          <table:table-cell office:value-type="string">
            <text:p>IC 0159</text:p>
          </table:table-cell>
          <table:table-cell office:value-type="float" office:value="36.12">
            <text:p>36.12</text:p>
          </table:table-cell>
          <table:table-cell office:value-type="float" office:value="36.11">
            <text:p>36.11</text:p>
          </table:table-cell>
          <table:table-cell/>
          <table:table-cell table:formula="oooc:=(10^[.B131])*10000000/3.83E+033*10^-9.51" office:value-type="float" office:value="1.06365607781752">
            <text:p>1.06E+00</text:p>
          </table:table-cell>
          <table:table-cell table:formula="oooc:=(10^[.C131])*10000000/3.83E+033*10^-9.33" office:value-type="float" office:value="1.573262626826">
            <text:p>1.57E+00</text:p>
          </table:table-cell>
        </table:table-row>
        <table:table-row table:style-name="ro1">
          <table:table-cell office:value-type="string">
            <text:p>PGC 06504</text:p>
          </table:table-cell>
          <table:table-cell office:value-type="float" office:value="35.5">
            <text:p>35.5</text:p>
          </table:table-cell>
          <table:table-cell office:value-type="float" office:value="35.41">
            <text:p>35.41</text:p>
          </table:table-cell>
          <table:table-cell/>
          <table:table-cell table:formula="oooc:=(10^[.B132])*10000000/3.83E+033*10^-9.51" office:value-type="float" office:value="0.255153321398384">
            <text:p>2.55E-01</text:p>
          </table:table-cell>
          <table:table-cell table:formula="oooc:=(10^[.C132])*10000000/3.83E+033*10^-9.33" office:value-type="float" office:value="0.313907163085484">
            <text:p>3.14E-01</text:p>
          </table:table-cell>
        </table:table-row>
        <table:table-row table:style-name="ro1">
          <table:table-cell office:value-type="string">
            <text:p>NGC 0671</text:p>
          </table:table-cell>
          <table:table-cell office:value-type="float" office:value="35.91">
            <text:p>35.91</text:p>
          </table:table-cell>
          <table:table-cell office:value-type="float" office:value="35.98">
            <text:p>35.98</text:p>
          </table:table-cell>
          <table:table-cell/>
          <table:table-cell table:formula="oooc:=(10^[.B133])*10000000/3.83E+033*10^-9.51" office:value-type="float" office:value="0.65584502128187">
            <text:p>6.56E-01</text:p>
          </table:table-cell>
          <table:table-cell table:formula="oooc:=(10^[.C133])*10000000/3.83E+033*10^-9.33" office:value-type="float" office:value="1.16627569752209">
            <text:p>1.17E+00</text:p>
          </table:table-cell>
        </table:table-row>
        <table:table-row table:style-name="ro1">
          <table:table-cell office:value-type="string">
            <text:p>UGC 01261</text:p>
          </table:table-cell>
          <table:table-cell office:value-type="float" office:value="34.96">
            <text:p>34.96</text:p>
          </table:table-cell>
          <table:table-cell office:value-type="float" office:value="35.09">
            <text:p>35.09</text:p>
          </table:table-cell>
          <table:table-cell/>
          <table:table-cell table:formula="oooc:=(10^[.B134])*10000000/3.83E+033*10^-9.51" office:value-type="float" office:value="0.0735870217040329">
            <text:p>7.36E-02</text:p>
          </table:table-cell>
          <table:table-cell table:formula="oooc:=(10^[.C134])*10000000/3.83E+033*10^-9.33" office:value-type="float" office:value="0.150245414448345">
            <text:p>1.50E-01</text:p>
          </table:table-cell>
        </table:table-row>
        <table:table-row table:style-name="ro1">
          <table:table-cell office:value-type="string">
            <text:p>UGC 01262</text:p>
          </table:table-cell>
          <table:table-cell office:value-type="float" office:value="35.71">
            <text:p>35.71</text:p>
          </table:table-cell>
          <table:table-cell office:value-type="float" office:value="35.62">
            <text:p>35.62</text:p>
          </table:table-cell>
          <table:table-cell/>
          <table:table-cell table:formula="oooc:=(10^[.B135])*10000000/3.83E+033*10^-9.51" office:value-type="float" office:value="0.413810233018569">
            <text:p>4.14E-01</text:p>
          </table:table-cell>
          <table:table-cell table:formula="oooc:=(10^[.C135])*10000000/3.83E+033*10^-9.33" office:value-type="float" office:value="0.509097806725335">
            <text:p>5.09E-01</text:p>
          </table:table-cell>
        </table:table-row>
        <table:table-row table:style-name="ro1">
          <table:table-cell office:value-type="string">
            <text:p>UGC 01264</text:p>
          </table:table-cell>
          <table:table-cell office:value-type="float" office:value="35.1">
            <text:p>35.1</text:p>
          </table:table-cell>
          <table:table-cell office:value-type="float" office:value="35.16">
            <text:p>35.16</text:p>
          </table:table-cell>
          <table:table-cell/>
          <table:table-cell table:formula="oooc:=(10^[.B136])*10000000/3.83E+033*10^-9.51" office:value-type="float" office:value="0.101578366839238">
            <text:p>1.02E-01</text:p>
          </table:table-cell>
          <table:table-cell table:formula="oooc:=(10^[.C136])*10000000/3.83E+033*10^-9.33" office:value-type="float" office:value="0.176522970076234">
            <text:p>1.77E-01</text:p>
          </table:table-cell>
        </table:table-row>
        <table:table-row table:style-name="ro1">
          <table:table-cell office:value-type="string">
            <text:p>NGC 0676</text:p>
          </table:table-cell>
          <table:table-cell office:value-type="float" office:value="34.88">
            <text:p>34.88</text:p>
          </table:table-cell>
          <table:table-cell office:value-type="float" office:value="35.33">
            <text:p>35.33</text:p>
          </table:table-cell>
          <table:table-cell/>
          <table:table-cell table:formula="oooc:=(10^[.B137])*10000000/3.83E+033*10^-9.51" office:value-type="float" office:value="0.0612070186767608">
            <text:p>6.12E-02</text:p>
          </table:table-cell>
          <table:table-cell table:formula="oooc:=(10^[.C137])*10000000/3.83E+033*10^-9.33" office:value-type="float" office:value="0.261096605744124">
            <text:p>2.61E-01</text:p>
          </table:table-cell>
        </table:table-row>
        <table:table-row table:style-name="ro1">
          <table:table-cell office:value-type="string">
            <text:p>UGC 01271</text:p>
          </table:table-cell>
          <table:table-cell office:value-type="float" office:value="34.63">
            <text:p>34.63</text:p>
          </table:table-cell>
          <table:table-cell office:value-type="float" office:value="34.93">
            <text:p>34.93</text:p>
          </table:table-cell>
          <table:table-cell/>
          <table:table-cell table:formula="oooc:=(10^[.B138])*10000000/3.83E+033*10^-9.51" office:value-type="float" office:value="0.0344192359936401">
            <text:p>3.44E-02</text:p>
          </table:table-cell>
          <table:table-cell table:formula="oooc:=(10^[.C138])*10000000/3.83E+033*10^-9.33" office:value-type="float" office:value="0.103944430953916">
            <text:p>1.04E-01</text:p>
          </table:table-cell>
        </table:table-row>
        <table:table-row table:style-name="ro1">
          <table:table-cell office:value-type="string">
            <text:p>UGC 01274</text:p>
          </table:table-cell>
          <table:table-cell office:value-type="float" office:value="0">
            <text:p>0</text:p>
          </table:table-cell>
          <table:table-cell office:value-type="float" office:value="35.14">
            <text:p>35.14</text:p>
          </table:table-cell>
          <table:table-cell/>
          <table:table-cell table:formula="oooc:=(10^[.B139])*10000000/3.83E+033*10^-9.51" office:value-type="float" office:value="8.06865648175873E-037">
            <text:p>8.07E-37</text:p>
          </table:table-cell>
          <table:table-cell table:formula="oooc:=(10^[.C139])*10000000/3.83E+033*10^-9.33" office:value-type="float" office:value="0.168578127685289">
            <text:p>1.69E-01</text:p>
          </table:table-cell>
        </table:table-row>
        <table:table-row table:style-name="ro1">
          <table:table-cell office:value-type="string">
            <text:p>UGC 01278</text:p>
          </table:table-cell>
          <table:table-cell office:value-type="float" office:value="36.11">
            <text:p>36.11</text:p>
          </table:table-cell>
          <table:table-cell office:value-type="float" office:value="36.09">
            <text:p>36.09</text:p>
          </table:table-cell>
          <table:table-cell/>
          <table:table-cell table:formula="oooc:=(10^[.B140])*10000000/3.83E+033*10^-9.51" office:value-type="float" office:value="1.03944430953916">
            <text:p>1.04E+00</text:p>
          </table:table-cell>
          <table:table-cell table:formula="oooc:=(10^[.C140])*10000000/3.83E+033*10^-9.33" office:value-type="float" office:value="1.50245414448345">
            <text:p>1.50E+00</text:p>
          </table:table-cell>
        </table:table-row>
        <table:table-row table:style-name="ro1">
          <table:table-cell office:value-type="string">
            <text:p>NGC 0693</text:p>
          </table:table-cell>
          <table:table-cell office:value-type="float" office:value="35.1">
            <text:p>35.1</text:p>
          </table:table-cell>
          <table:table-cell office:value-type="float" office:value="35.15">
            <text:p>35.15</text:p>
          </table:table-cell>
          <table:table-cell/>
          <table:table-cell table:formula="oooc:=(10^[.B141])*10000000/3.83E+033*10^-9.51" office:value-type="float" office:value="0.101578366839238">
            <text:p>1.02E-01</text:p>
          </table:table-cell>
          <table:table-cell table:formula="oooc:=(10^[.C141])*10000000/3.83E+033*10^-9.33" office:value-type="float" office:value="0.172504816712165">
            <text:p>1.73E-01</text:p>
          </table:table-cell>
        </table:table-row>
        <table:table-row table:style-name="ro1">
          <table:table-cell office:value-type="string">
            <text:p>UGC 01312</text:p>
          </table:table-cell>
          <table:table-cell office:value-type="float" office:value="35.75">
            <text:p>35.75</text:p>
          </table:table-cell>
          <table:table-cell office:value-type="float" office:value="35.79">
            <text:p>35.79</text:p>
          </table:table-cell>
          <table:table-cell/>
          <table:table-cell table:formula="oooc:=(10^[.B142])*10000000/3.83E+033*10^-9.51" office:value-type="float" office:value="0.45373389784579">
            <text:p>4.54E-01</text:p>
          </table:table-cell>
          <table:table-cell table:formula="oooc:=(10^[.C142])*10000000/3.83E+033*10^-9.33" office:value-type="float" office:value="0.753010836325483">
            <text:p>7.53E-01</text:p>
          </table:table-cell>
        </table:table-row>
        <table:table-row table:style-name="ro1">
          <table:table-cell office:value-type="string">
            <text:p>ESO 245-G007</text:p>
          </table:table-cell>
          <table:table-cell office:value-type="float" office:value="31.65">
            <text:p>31.65</text:p>
          </table:table-cell>
          <table:table-cell office:value-type="float" office:value="31.79">
            <text:p>31.79</text:p>
          </table:table-cell>
          <table:table-cell/>
          <table:table-cell table:formula="oooc:=(10^[.B143])*10000000/3.83E+033*10^-9.51" office:value-type="float" office:value="0.0000360413646110413">
            <text:p>3.60E-05</text:p>
          </table:table-cell>
          <table:table-cell table:formula="oooc:=(10^[.C143])*10000000/3.83E+033*10^-9.33" office:value-type="float" office:value="0.0000753010836325483">
            <text:p>7.53E-05</text:p>
          </table:table-cell>
        </table:table-row>
        <table:table-row table:style-name="ro1">
          <table:table-cell office:value-type="string">
            <text:p>NGC 0707</text:p>
          </table:table-cell>
          <table:table-cell office:value-type="float" office:value="35.04">
            <text:p>35.04</text:p>
          </table:table-cell>
          <table:table-cell office:value-type="float" office:value="35.3">
            <text:p>35.3</text:p>
          </table:table-cell>
          <table:table-cell/>
          <table:table-cell table:formula="oooc:=(10^[.B144])*10000000/3.83E+033*10^-9.51" office:value-type="float" office:value="0.0884710590441781">
            <text:p>8.85E-02</text:p>
          </table:table-cell>
          <table:table-cell table:formula="oooc:=(10^[.C144])*10000000/3.83E+033*10^-9.33" office:value-type="float" office:value="0.2436695302342">
            <text:p>2.44E-01</text:p>
          </table:table-cell>
        </table:table-row>
        <table:table-row table:style-name="ro1">
          <table:table-cell office:value-type="string">
            <text:p>NGC 0706</text:p>
          </table:table-cell>
          <table:table-cell office:value-type="float" office:value="36.43">
            <text:p>36.43</text:p>
          </table:table-cell>
          <table:table-cell office:value-type="float" office:value="36.49">
            <text:p>36.49</text:p>
          </table:table-cell>
          <table:table-cell/>
          <table:table-cell table:formula="oooc:=(10^[.B145])*10000000/3.83E+033*10^-9.51" office:value-type="float" office:value="2.17170697415841">
            <text:p>2.17E+00</text:p>
          </table:table-cell>
          <table:table-cell table:formula="oooc:=(10^[.C145])*10000000/3.83E+033*10^-9.33" office:value-type="float" office:value="3.7739941794933">
            <text:p>3.77E+00</text:p>
          </table:table-cell>
        </table:table-row>
        <table:table-row table:style-name="ro1">
          <table:table-cell office:value-type="string">
            <text:p>UGC 01364</text:p>
          </table:table-cell>
          <table:table-cell office:value-type="float" office:value="35.75">
            <text:p>35.75</text:p>
          </table:table-cell>
          <table:table-cell office:value-type="float" office:value="35.68">
            <text:p>35.68</text:p>
          </table:table-cell>
          <table:table-cell/>
          <table:table-cell table:formula="oooc:=(10^[.B146])*10000000/3.83E+033*10^-9.51" office:value-type="float" office:value="0.45373389784579">
            <text:p>4.54E-01</text:p>
          </table:table-cell>
          <table:table-cell table:formula="oooc:=(10^[.C146])*10000000/3.83E+033*10^-9.33" office:value-type="float" office:value="0.584522490487817">
            <text:p>5.85E-01</text:p>
          </table:table-cell>
        </table:table-row>
        <table:table-row table:style-name="ro1">
          <table:table-cell office:value-type="string">
            <text:p>PGC 07064</text:p>
          </table:table-cell>
          <table:table-cell office:value-type="float" office:value="35.54">
            <text:p>35.54</text:p>
          </table:table-cell>
          <table:table-cell office:value-type="float" office:value="36.03">
            <text:p>36.03</text:p>
          </table:table-cell>
          <table:table-cell/>
          <table:table-cell table:formula="oooc:=(10^[.B147])*10000000/3.83E+033*10^-9.51" office:value-type="float" office:value="0.279770053586842">
            <text:p>2.80E-01</text:p>
          </table:table-cell>
          <table:table-cell table:formula="oooc:=(10^[.C147])*10000000/3.83E+033*10^-9.33" office:value-type="float" office:value="1.30858285542369">
            <text:p>1.31E+00</text:p>
          </table:table-cell>
        </table:table-row>
        <table:table-row table:style-name="ro1">
          <table:table-cell office:value-type="string">
            <text:p>PGC 07210</text:p>
          </table:table-cell>
          <table:table-cell office:value-type="float" office:value="36.72">
            <text:p>36.72</text:p>
          </table:table-cell>
          <table:table-cell office:value-type="float" office:value="36.64">
            <text:p>36.64</text:p>
          </table:table-cell>
          <table:table-cell/>
          <table:table-cell table:formula="oooc:=(10^[.B148])*10000000/3.83E+033*10^-9.51" office:value-type="float" office:value="4.23449111581965">
            <text:p>4.23E+00</text:p>
          </table:table-cell>
          <table:table-cell table:formula="oooc:=(10^[.C148])*10000000/3.83E+033*10^-9.33" office:value-type="float" office:value="5.33090847172202">
            <text:p>5.33E+00</text:p>
          </table:table-cell>
        </table:table-row>
        <table:table-row table:style-name="ro1">
          <table:table-cell office:value-type="string">
            <text:p>UGC 01408</text:p>
          </table:table-cell>
          <table:table-cell office:value-type="float" office:value="35.83">
            <text:p>35.83</text:p>
          </table:table-cell>
          <table:table-cell office:value-type="float" office:value="35.81">
            <text:p>35.81</text:p>
          </table:table-cell>
          <table:table-cell/>
          <table:table-cell table:formula="oooc:=(10^[.B149])*10000000/3.83E+033*10^-9.51" office:value-type="float" office:value="0.545508128160322">
            <text:p>5.46E-01</text:p>
          </table:table-cell>
          <table:table-cell table:formula="oooc:=(10^[.C149])*10000000/3.83E+033*10^-9.33" office:value-type="float" office:value="0.788499143708102">
            <text:p>7.88E-01</text:p>
          </table:table-cell>
        </table:table-row>
        <table:table-row table:style-name="ro1">
          <table:table-cell office:value-type="string">
            <text:p>IC 1755</text:p>
          </table:table-cell>
          <table:table-cell office:value-type="float" office:value="35.6">
            <text:p>35.6</text:p>
          </table:table-cell>
          <table:table-cell office:value-type="float" office:value="35.64">
            <text:p>35.64</text:p>
          </table:table-cell>
          <table:table-cell/>
          <table:table-cell table:formula="oooc:=(10^[.B150])*10000000/3.83E+033*10^-9.51" office:value-type="float" office:value="0.321219000212111">
            <text:p>3.21E-01</text:p>
          </table:table-cell>
          <table:table-cell table:formula="oooc:=(10^[.C150])*10000000/3.83E+033*10^-9.33" office:value-type="float" office:value="0.533090847172201">
            <text:p>5.33E-01</text:p>
          </table:table-cell>
        </table:table-row>
        <table:table-row table:style-name="ro1">
          <table:table-cell office:value-type="string">
            <text:p>UGC 01448</text:p>
          </table:table-cell>
          <table:table-cell office:value-type="float" office:value="35.72">
            <text:p>35.72</text:p>
          </table:table-cell>
          <table:table-cell office:value-type="float" office:value="35.8">
            <text:p>35.8</text:p>
          </table:table-cell>
          <table:table-cell/>
          <table:table-cell table:formula="oooc:=(10^[.B151])*10000000/3.83E+033*10^-9.51" office:value-type="float" office:value="0.423449111581965">
            <text:p>4.23E-01</text:p>
          </table:table-cell>
          <table:table-cell table:formula="oooc:=(10^[.C151])*10000000/3.83E+033*10^-9.33" office:value-type="float" office:value="0.770550711923333">
            <text:p>7.71E-01</text:p>
          </table:table-cell>
        </table:table-row>
        <table:table-row table:style-name="ro1">
          <table:table-cell office:value-type="string">
            <text:p>KUG 0156-084</text:p>
          </table:table-cell>
          <table:table-cell office:value-type="float" office:value="36.27">
            <text:p>36.27</text:p>
          </table:table-cell>
          <table:table-cell office:value-type="float" office:value="36.22">
            <text:p>36.22</text:p>
          </table:table-cell>
          <table:table-cell/>
          <table:table-cell table:formula="oooc:=(10^[.B152])*10000000/3.83E+033*10^-9.51" office:value-type="float" office:value="1.50245414448345">
            <text:p>1.50E+00</text:p>
          </table:table-cell>
          <table:table-cell table:formula="oooc:=(10^[.C152])*10000000/3.83E+033*10^-9.33" office:value-type="float" office:value="2.02675487370415">
            <text:p>2.03E+00</text:p>
          </table:table-cell>
        </table:table-row>
        <table:table-row table:style-name="ro1">
          <table:table-cell office:value-type="string">
            <text:p>NGC 0770</text:p>
          </table:table-cell>
          <table:table-cell office:value-type="float" office:value="33.98">
            <text:p>33.98</text:p>
          </table:table-cell>
          <table:table-cell office:value-type="float" office:value="34.52">
            <text:p>34.52</text:p>
          </table:table-cell>
          <table:table-cell/>
          <table:table-cell table:formula="oooc:=(10^[.B153])*10000000/3.83E+033*10^-9.51" office:value-type="float" office:value="0.00770550711923333">
            <text:p>7.71E-03</text:p>
          </table:table-cell>
          <table:table-cell table:formula="oooc:=(10^[.C153])*10000000/3.83E+033*10^-9.33" office:value-type="float" office:value="0.0404390762118144">
            <text:p>4.04E-02</text:p>
          </table:table-cell>
        </table:table-row>
        <table:table-row table:style-name="ro1">
          <table:table-cell office:value-type="string">
            <text:p>NGC 0772</text:p>
          </table:table-cell>
          <table:table-cell office:value-type="float" office:value="36.44">
            <text:p>36.44</text:p>
          </table:table-cell>
          <table:table-cell office:value-type="float" office:value="36.45">
            <text:p>36.45</text:p>
          </table:table-cell>
          <table:table-cell/>
          <table:table-cell table:formula="oooc:=(10^[.B154])*10000000/3.83E+033*10^-9.51" office:value-type="float" office:value="2.22229252794353">
            <text:p>2.22E+00</text:p>
          </table:table-cell>
          <table:table-cell table:formula="oooc:=(10^[.C154])*10000000/3.83E+033*10^-9.33" office:value-type="float" office:value="3.44192359936401">
            <text:p>3.44E+00</text:p>
          </table:table-cell>
        </table:table-row>
        <table:table-row table:style-name="ro1">
          <table:table-cell office:value-type="string">
            <text:p>UGC 01468</text:p>
          </table:table-cell>
          <table:table-cell office:value-type="float" office:value="35.56">
            <text:p>35.56</text:p>
          </table:table-cell>
          <table:table-cell office:value-type="float" office:value="35.54">
            <text:p>35.54</text:p>
          </table:table-cell>
          <table:table-cell/>
          <table:table-cell table:formula="oooc:=(10^[.B155])*10000000/3.83E+033*10^-9.51" office:value-type="float" office:value="0.292955210000514">
            <text:p>2.93E-01</text:p>
          </table:table-cell>
          <table:table-cell table:formula="oooc:=(10^[.C155])*10000000/3.83E+033*10^-9.33" office:value-type="float" office:value="0.423449111581965">
            <text:p>4.23E-01</text:p>
          </table:table-cell>
        </table:table-row>
        <table:table-row table:style-name="ro1">
          <table:table-cell office:value-type="string">
            <text:p>NGC 0774</text:p>
          </table:table-cell>
          <table:table-cell office:value-type="float" office:value="35.08">
            <text:p>35.08</text:p>
          </table:table-cell>
          <table:table-cell office:value-type="float" office:value="35.24">
            <text:p>35.24</text:p>
          </table:table-cell>
          <table:table-cell/>
          <table:table-cell table:formula="oooc:=(10^[.B156])*10000000/3.83E+033*10^-9.51" office:value-type="float" office:value="0.0970065872316374">
            <text:p>9.70E-02</text:p>
          </table:table-cell>
          <table:table-cell table:formula="oooc:=(10^[.C156])*10000000/3.83E+033*10^-9.33" office:value-type="float" office:value="0.212227288815693">
            <text:p>2.12E-01</text:p>
          </table:table-cell>
        </table:table-row>
        <table:table-row table:style-name="ro1">
          <table:table-cell office:value-type="string">
            <text:p>NGC 0777</text:p>
          </table:table-cell>
          <table:table-cell office:value-type="float" office:value="35.58">
            <text:p>35.58</text:p>
          </table:table-cell>
          <table:table-cell office:value-type="float" office:value="35.76">
            <text:p>35.76</text:p>
          </table:table-cell>
          <table:table-cell/>
          <table:table-cell table:formula="oooc:=(10^[.B157])*10000000/3.83E+033*10^-9.51" office:value-type="float" office:value="0.306761763691782">
            <text:p>3.07E-01</text:p>
          </table:table-cell>
          <table:table-cell table:formula="oooc:=(10^[.C157])*10000000/3.83E+033*10^-9.33" office:value-type="float" office:value="0.702750601547494">
            <text:p>7.03E-01</text:p>
          </table:table-cell>
        </table:table-row>
        <table:table-row table:style-name="ro1">
          <table:table-cell office:value-type="string">
            <text:p>NGC 0778</text:p>
          </table:table-cell>
          <table:table-cell office:value-type="float" office:value="35.45">
            <text:p>35.45</text:p>
          </table:table-cell>
          <table:table-cell office:value-type="float" office:value="35.6">
            <text:p>35.6</text:p>
          </table:table-cell>
          <table:table-cell/>
          <table:table-cell table:formula="oooc:=(10^[.B158])*10000000/3.83E+033*10^-9.51" office:value-type="float" office:value="0.227405637064252">
            <text:p>2.27E-01</text:p>
          </table:table-cell>
          <table:table-cell table:formula="oooc:=(10^[.C158])*10000000/3.83E+033*10^-9.33" office:value-type="float" office:value="0.486184630982473">
            <text:p>4.86E-01</text:p>
          </table:table-cell>
        </table:table-row>
        <table:table-row table:style-name="ro1">
          <table:table-cell office:value-type="string">
            <text:p>NGC 0787</text:p>
          </table:table-cell>
          <table:table-cell office:value-type="float" office:value="35.92">
            <text:p>35.92</text:p>
          </table:table-cell>
          <table:table-cell office:value-type="float" office:value="35.96">
            <text:p>35.96</text:p>
          </table:table-cell>
          <table:table-cell/>
          <table:table-cell table:formula="oooc:=(10^[.B159])*10000000/3.83E+033*10^-9.51" office:value-type="float" office:value="0.671121614299967">
            <text:p>6.71E-01</text:p>
          </table:table-cell>
          <table:table-cell table:formula="oooc:=(10^[.C159])*10000000/3.83E+033*10^-9.33" office:value-type="float" office:value="1.11378464439058">
            <text:p>1.11E+00</text:p>
          </table:table-cell>
        </table:table-row>
        <table:table-row table:style-name="ro1">
          <table:table-cell office:value-type="string">
            <text:p>PGC 07654</text:p>
          </table:table-cell>
          <table:table-cell office:value-type="float" office:value="35.02">
            <text:p>35.02</text:p>
          </table:table-cell>
          <table:table-cell office:value-type="float" office:value="34.96">
            <text:p>34.96</text:p>
          </table:table-cell>
          <table:table-cell/>
          <table:table-cell table:formula="oooc:=(10^[.B160])*10000000/3.83E+033*10^-9.51" office:value-type="float" office:value="0.0844892054646556">
            <text:p>8.45E-02</text:p>
          </table:table-cell>
          <table:table-cell table:formula="oooc:=(10^[.C160])*10000000/3.83E+033*10^-9.33" office:value-type="float" office:value="0.111378464439058">
            <text:p>1.11E-01</text:p>
          </table:table-cell>
        </table:table-row>
        <table:table-row table:style-name="ro1">
          <table:table-cell office:value-type="string">
            <text:p>NGC 0783</text:p>
          </table:table-cell>
          <table:table-cell office:value-type="float" office:value="36.59">
            <text:p>36.59</text:p>
          </table:table-cell>
          <table:table-cell office:value-type="float" office:value="36.6">
            <text:p>36.6</text:p>
          </table:table-cell>
          <table:table-cell/>
          <table:table-cell table:formula="oooc:=(10^[.B161])*10000000/3.83E+033*10^-9.51" office:value-type="float" office:value="3.13907163085489">
            <text:p>3.14E+00</text:p>
          </table:table-cell>
          <table:table-cell table:formula="oooc:=(10^[.C161])*10000000/3.83E+033*10^-9.33" office:value-type="float" office:value="4.86184630982474">
            <text:p>4.86E+00</text:p>
          </table:table-cell>
        </table:table-row>
        <table:table-row table:style-name="ro1">
          <table:table-cell office:value-type="string">
            <text:p>UGCA 023</text:p>
          </table:table-cell>
          <table:table-cell office:value-type="float" office:value="35.6">
            <text:p>35.6</text:p>
          </table:table-cell>
          <table:table-cell office:value-type="float" office:value="35.72">
            <text:p>35.72</text:p>
          </table:table-cell>
          <table:table-cell/>
          <table:table-cell table:formula="oooc:=(10^[.B162])*10000000/3.83E+033*10^-9.51" office:value-type="float" office:value="0.321219000212111">
            <text:p>3.21E-01</text:p>
          </table:table-cell>
          <table:table-cell table:formula="oooc:=(10^[.C162])*10000000/3.83E+033*10^-9.33" office:value-type="float" office:value="0.640916165975202">
            <text:p>6.41E-01</text:p>
          </table:table-cell>
        </table:table-row>
        <table:table-row table:style-name="ro1">
          <table:table-cell office:value-type="string">
            <text:p>NGC 0809</text:p>
          </table:table-cell>
          <table:table-cell office:value-type="float" office:value="34.79">
            <text:p>34.79</text:p>
          </table:table-cell>
          <table:table-cell office:value-type="float" office:value="35.3">
            <text:p>35.3</text:p>
          </table:table-cell>
          <table:table-cell/>
          <table:table-cell table:formula="oooc:=(10^[.B163])*10000000/3.83E+033*10^-9.51" office:value-type="float" office:value="0.0497509325838967">
            <text:p>4.98E-02</text:p>
          </table:table-cell>
          <table:table-cell table:formula="oooc:=(10^[.C163])*10000000/3.83E+033*10^-9.33" office:value-type="float" office:value="0.2436695302342">
            <text:p>2.44E-01</text:p>
          </table:table-cell>
        </table:table-row>
        <table:table-row table:style-name="ro1">
          <table:table-cell office:value-type="string">
            <text:p>UGC 01584</text:p>
          </table:table-cell>
          <table:table-cell office:value-type="float" office:value="36.05">
            <text:p>36.05</text:p>
          </table:table-cell>
          <table:table-cell office:value-type="float" office:value="36.01">
            <text:p>36.01</text:p>
          </table:table-cell>
          <table:table-cell/>
          <table:table-cell table:formula="oooc:=(10^[.B164])*10000000/3.83E+033*10^-9.51" office:value-type="float" office:value="0.905318147395638">
            <text:p>9.05E-01</text:p>
          </table:table-cell>
          <table:table-cell table:formula="oooc:=(10^[.C164])*10000000/3.83E+033*10^-9.33" office:value-type="float" office:value="1.24968692512438">
            <text:p>1.25E+00</text:p>
          </table:table-cell>
        </table:table-row>
        <table:table-row table:style-name="ro1">
          <table:table-cell office:value-type="string">
            <text:p>NGC 0810</text:p>
          </table:table-cell>
          <table:table-cell office:value-type="float" office:value="35.39">
            <text:p>35.39</text:p>
          </table:table-cell>
          <table:table-cell office:value-type="float" office:value="35.73">
            <text:p>35.73</text:p>
          </table:table-cell>
          <table:table-cell/>
          <table:table-cell table:formula="oooc:=(10^[.B165])*10000000/3.83E+033*10^-9.51" office:value-type="float" office:value="0.19806203003373">
            <text:p>1.98E-01</text:p>
          </table:table-cell>
          <table:table-cell table:formula="oooc:=(10^[.C165])*10000000/3.83E+033*10^-9.33" office:value-type="float" office:value="0.65584502128187">
            <text:p>6.56E-01</text:p>
          </table:table-cell>
        </table:table-row>
        <table:table-row table:style-name="ro1">
          <table:table-cell office:value-type="string">
            <text:p>UGC 01593</text:p>
          </table:table-cell>
          <table:table-cell office:value-type="float" office:value="36.39">
            <text:p>36.39</text:p>
          </table:table-cell>
          <table:table-cell office:value-type="float" office:value="36.28">
            <text:p>36.28</text:p>
          </table:table-cell>
          <table:table-cell/>
          <table:table-cell table:formula="oooc:=(10^[.B166])*10000000/3.83E+033*10^-9.51" office:value-type="float" office:value="1.9806203003373">
            <text:p>1.98E+00</text:p>
          </table:table-cell>
          <table:table-cell table:formula="oooc:=(10^[.C166])*10000000/3.83E+033*10^-9.33" office:value-type="float" office:value="2.32702594812989">
            <text:p>2.33E+00</text:p>
          </table:table-cell>
        </table:table-row>
        <table:table-row table:style-name="ro1">
          <table:table-cell office:value-type="string">
            <text:p>UGC 01603</text:p>
          </table:table-cell>
          <table:table-cell office:value-type="float" office:value="36.08">
            <text:p>36.08</text:p>
          </table:table-cell>
          <table:table-cell office:value-type="float" office:value="36.04">
            <text:p>36.04</text:p>
          </table:table-cell>
          <table:table-cell/>
          <table:table-cell table:formula="oooc:=(10^[.B167])*10000000/3.83E+033*10^-9.51" office:value-type="float" office:value="0.970065872316374">
            <text:p>9.70E-01</text:p>
          </table:table-cell>
          <table:table-cell table:formula="oooc:=(10^[.C167])*10000000/3.83E+033*10^-9.33" office:value-type="float" office:value="1.3390636657738">
            <text:p>1.34E+00</text:p>
          </table:table-cell>
        </table:table-row>
        <table:table-row table:style-name="ro1">
          <table:table-cell office:value-type="string">
            <text:p>NGC 0830</text:p>
          </table:table-cell>
          <table:table-cell office:value-type="float" office:value="34.61">
            <text:p>34.61</text:p>
          </table:table-cell>
          <table:table-cell office:value-type="float" office:value="35.07">
            <text:p>35.07</text:p>
          </table:table-cell>
          <table:table-cell/>
          <table:table-cell table:formula="oooc:=(10^[.B168])*10000000/3.83E+033*10^-9.51" office:value-type="float" office:value="0.0328701151904482">
            <text:p>3.29E-02</text:p>
          </table:table-cell>
          <table:table-cell table:formula="oooc:=(10^[.C168])*10000000/3.83E+033*10^-9.33" office:value-type="float" office:value="0.143483256881886">
            <text:p>1.43E-01</text:p>
          </table:table-cell>
        </table:table-row>
        <table:table-row table:style-name="ro1">
          <table:table-cell office:value-type="string">
            <text:p>NGC 0842</text:p>
          </table:table-cell>
          <table:table-cell office:value-type="float" office:value="34.49">
            <text:p>34.49</text:p>
          </table:table-cell>
          <table:table-cell office:value-type="float" office:value="35.11">
            <text:p>35.11</text:p>
          </table:table-cell>
          <table:table-cell/>
          <table:table-cell table:formula="oooc:=(10^[.B169])*10000000/3.83E+033*10^-9.51" office:value-type="float" office:value="0.0249345322721003">
            <text:p>2.49E-02</text:p>
          </table:table-cell>
          <table:table-cell table:formula="oooc:=(10^[.C169])*10000000/3.83E+033*10^-9.33" office:value-type="float" office:value="0.1573262626826">
            <text:p>1.57E-01</text:p>
          </table:table-cell>
        </table:table-row>
        <table:table-row table:style-name="ro1">
          <table:table-cell office:value-type="string">
            <text:p>NGC 0814</text:p>
          </table:table-cell>
          <table:table-cell office:value-type="float" office:value="0">
            <text:p>0</text:p>
          </table:table-cell>
          <table:table-cell office:value-type="float" office:value="34.75">
            <text:p>34.75</text:p>
          </table:table-cell>
          <table:table-cell/>
          <table:table-cell table:formula="oooc:=(10^[.B170])*10000000/3.83E+033*10^-9.51" office:value-type="float" office:value="8.06865648175873E-037">
            <text:p>8.07E-37</text:p>
          </table:table-cell>
          <table:table-cell table:formula="oooc:=(10^[.C170])*10000000/3.83E+033*10^-9.33" office:value-type="float" office:value="0.0686754044881301">
            <text:p>6.87E-02</text:p>
          </table:table-cell>
        </table:table-row>
        <table:table-row table:style-name="ro1">
          <table:table-cell office:value-type="string">
            <text:p>KUG 0210-078</text:p>
          </table:table-cell>
          <table:table-cell office:value-type="float" office:value="36.1">
            <text:p>36.1</text:p>
          </table:table-cell>
          <table:table-cell office:value-type="float" office:value="36.05">
            <text:p>36.05</text:p>
          </table:table-cell>
          <table:table-cell/>
          <table:table-cell table:formula="oooc:=(10^[.B171])*10000000/3.83E+033*10^-9.51" office:value-type="float" office:value="1.01578366839238">
            <text:p>1.02E+00</text:p>
          </table:table-cell>
          <table:table-cell table:formula="oooc:=(10^[.C171])*10000000/3.83E+033*10^-9.33" office:value-type="float" office:value="1.3702544654041">
            <text:p>1.37E+00</text:p>
          </table:table-cell>
        </table:table-row>
        <table:table-row table:style-name="ro1">
          <table:table-cell office:value-type="string">
            <text:p>NGC 0855</text:p>
          </table:table-cell>
          <table:table-cell office:value-type="float" office:value="34.61">
            <text:p>34.61</text:p>
          </table:table-cell>
          <table:table-cell office:value-type="float" office:value="34.69">
            <text:p>34.69</text:p>
          </table:table-cell>
          <table:table-cell/>
          <table:table-cell table:formula="oooc:=(10^[.B172])*10000000/3.83E+033*10^-9.51" office:value-type="float" office:value="0.0328701151904482">
            <text:p>3.29E-02</text:p>
          </table:table-cell>
          <table:table-cell table:formula="oooc:=(10^[.C172])*10000000/3.83E+033*10^-9.33" office:value-type="float" office:value="0.0598137768346674">
            <text:p>5.98E-02</text:p>
          </table:table-cell>
        </table:table-row>
        <table:table-row table:style-name="ro1">
          <table:table-cell office:value-type="string">
            <text:p>ESO 415-G011</text:p>
          </table:table-cell>
          <table:table-cell office:value-type="float" office:value="35.07">
            <text:p>35.07</text:p>
          </table:table-cell>
          <table:table-cell office:value-type="float" office:value="35.13">
            <text:p>35.13</text:p>
          </table:table-cell>
          <table:table-cell/>
          <table:table-cell table:formula="oooc:=(10^[.B173])*10000000/3.83E+033*10^-9.51" office:value-type="float" office:value="0.0947984477206532">
            <text:p>9.48E-02</text:p>
          </table:table-cell>
          <table:table-cell table:formula="oooc:=(10^[.C173])*10000000/3.83E+033*10^-9.33" office:value-type="float" office:value="0.164740821013106">
            <text:p>1.65E-01</text:p>
          </table:table-cell>
        </table:table-row>
        <table:table-row table:style-name="ro1">
          <table:table-cell office:value-type="string">
            <text:p>KUG 0211-075</text:p>
          </table:table-cell>
          <table:table-cell office:value-type="float" office:value="36.04">
            <text:p>36.04</text:p>
          </table:table-cell>
          <table:table-cell office:value-type="float" office:value="35.97">
            <text:p>35.97</text:p>
          </table:table-cell>
          <table:table-cell/>
          <table:table-cell table:formula="oooc:=(10^[.B174])*10000000/3.83E+033*10^-9.51" office:value-type="float" office:value="0.884710590441781">
            <text:p>8.85E-01</text:p>
          </table:table-cell>
          <table:table-cell table:formula="oooc:=(10^[.C174])*10000000/3.83E+033*10^-9.33" office:value-type="float" office:value="1.13972802151479">
            <text:p>1.14E+00</text:p>
          </table:table-cell>
        </table:table-row>
        <table:table-row table:style-name="ro1">
          <table:table-cell office:value-type="string">
            <text:p>NGC 0871</text:p>
          </table:table-cell>
          <table:table-cell office:value-type="float" office:value="36.28">
            <text:p>36.28</text:p>
          </table:table-cell>
          <table:table-cell office:value-type="float" office:value="36.32">
            <text:p>36.32</text:p>
          </table:table-cell>
          <table:table-cell/>
          <table:table-cell table:formula="oooc:=(10^[.B175])*10000000/3.83E+033*10^-9.51" office:value-type="float" office:value="1.53745079727308">
            <text:p>1.54E+00</text:p>
          </table:table-cell>
          <table:table-cell table:formula="oooc:=(10^[.C175])*10000000/3.83E+033*10^-9.33" office:value-type="float" office:value="2.55153321398384">
            <text:p>2.55E+00</text:p>
          </table:table-cell>
        </table:table-row>
        <table:table-row table:style-name="ro1">
          <table:table-cell office:value-type="string">
            <text:p>KUG 0214-057</text:p>
          </table:table-cell>
          <table:table-cell office:value-type="float" office:value="36.05">
            <text:p>36.05</text:p>
          </table:table-cell>
          <table:table-cell office:value-type="float" office:value="36.02">
            <text:p>36.02</text:p>
          </table:table-cell>
          <table:table-cell/>
          <table:table-cell table:formula="oooc:=(10^[.B176])*10000000/3.83E+033*10^-9.51" office:value-type="float" office:value="0.905318147395638">
            <text:p>9.05E-01</text:p>
          </table:table-cell>
          <table:table-cell table:formula="oooc:=(10^[.C176])*10000000/3.83E+033*10^-9.33" office:value-type="float" office:value="1.27879587302467">
            <text:p>1.28E+00</text:p>
          </table:table-cell>
        </table:table-row>
        <table:table-row table:style-name="ro1">
          <table:table-cell office:value-type="string">
            <text:p>UGC 01761</text:p>
          </table:table-cell>
          <table:table-cell office:value-type="float" office:value="35.89">
            <text:p>35.89</text:p>
          </table:table-cell>
          <table:table-cell office:value-type="float" office:value="35.81">
            <text:p>35.81</text:p>
          </table:table-cell>
          <table:table-cell/>
          <table:table-cell table:formula="oooc:=(10^[.B177])*10000000/3.83E+033*10^-9.51" office:value-type="float" office:value="0.626327132903263">
            <text:p>6.26E-01</text:p>
          </table:table-cell>
          <table:table-cell table:formula="oooc:=(10^[.C177])*10000000/3.83E+033*10^-9.33" office:value-type="float" office:value="0.788499143708102">
            <text:p>7.88E-01</text:p>
          </table:table-cell>
        </table:table-row>
        <table:table-row table:style-name="ro1">
          <table:table-cell office:value-type="string">
            <text:p>NGC 0881</text:p>
          </table:table-cell>
          <table:table-cell office:value-type="float" office:value="36.09">
            <text:p>36.09</text:p>
          </table:table-cell>
          <table:table-cell office:value-type="float" office:value="36.21">
            <text:p>36.21</text:p>
          </table:table-cell>
          <table:table-cell/>
          <table:table-cell table:formula="oooc:=(10^[.B178])*10000000/3.83E+033*10^-9.51" office:value-type="float" office:value="0.992661609192074">
            <text:p>9.93E-01</text:p>
          </table:table-cell>
          <table:table-cell table:formula="oooc:=(10^[.C178])*10000000/3.83E+033*10^-9.33" office:value-type="float" office:value="1.9806203003373">
            <text:p>1.98E+00</text:p>
          </table:table-cell>
        </table:table-row>
        <table:table-row table:style-name="ro1">
          <table:table-cell office:value-type="string">
            <text:p>NGC 0895</text:p>
          </table:table-cell>
          <table:table-cell office:value-type="float" office:value="36.28">
            <text:p>36.28</text:p>
          </table:table-cell>
          <table:table-cell office:value-type="float" office:value="36.24">
            <text:p>36.24</text:p>
          </table:table-cell>
          <table:table-cell/>
          <table:table-cell table:formula="oooc:=(10^[.B179])*10000000/3.83E+033*10^-9.51" office:value-type="float" office:value="1.53745079727308">
            <text:p>1.54E+00</text:p>
          </table:table-cell>
          <table:table-cell table:formula="oooc:=(10^[.C179])*10000000/3.83E+033*10^-9.33" office:value-type="float" office:value="2.12227288815693">
            <text:p>2.12E+00</text:p>
          </table:table-cell>
        </table:table-row>
        <table:table-row table:style-name="ro1">
          <table:table-cell office:value-type="string">
            <text:p>NGC 0891</text:p>
          </table:table-cell>
          <table:table-cell office:value-type="float" office:value="35">
            <text:p>35</text:p>
          </table:table-cell>
          <table:table-cell office:value-type="float" office:value="35.19">
            <text:p>35.19</text:p>
          </table:table-cell>
          <table:table-cell/>
          <table:table-cell table:formula="oooc:=(10^[.B180])*10000000/3.83E+033*10^-9.51" office:value-type="float" office:value="0.0806865648175873">
            <text:p>8.07E-02</text:p>
          </table:table-cell>
          <table:table-cell table:formula="oooc:=(10^[.C180])*10000000/3.83E+033*10^-9.33" office:value-type="float" office:value="0.189147770254566">
            <text:p>1.89E-01</text:p>
          </table:table-cell>
        </table:table-row>
        <table:table-row table:style-name="ro1">
          <table:table-cell office:value-type="string">
            <text:p>NGC 0898</text:p>
          </table:table-cell>
          <table:table-cell office:value-type="float" office:value="35.13">
            <text:p>35.13</text:p>
          </table:table-cell>
          <table:table-cell office:value-type="float" office:value="35.48">
            <text:p>35.48</text:p>
          </table:table-cell>
          <table:table-cell/>
          <table:table-cell table:formula="oooc:=(10^[.B181])*10000000/3.83E+033*10^-9.51" office:value-type="float" office:value="0.108843181062751">
            <text:p>1.09E-01</text:p>
          </table:table-cell>
          <table:table-cell table:formula="oooc:=(10^[.C181])*10000000/3.83E+033*10^-9.33" office:value-type="float" office:value="0.368808758387139">
            <text:p>3.69E-01</text:p>
          </table:table-cell>
        </table:table-row>
        <table:table-row table:style-name="ro1">
          <table:table-cell office:value-type="string">
            <text:p>UGC 01859</text:p>
          </table:table-cell>
          <table:table-cell office:value-type="float" office:value="34.85">
            <text:p>34.85</text:p>
          </table:table-cell>
          <table:table-cell office:value-type="float" office:value="35.25">
            <text:p>35.25</text:p>
          </table:table-cell>
          <table:table-cell/>
          <table:table-cell table:formula="oooc:=(10^[.B182])*10000000/3.83E+033*10^-9.51" office:value-type="float" office:value="0.0571217134190486">
            <text:p>5.71E-02</text:p>
          </table:table-cell>
          <table:table-cell table:formula="oooc:=(10^[.C182])*10000000/3.83E+033*10^-9.33" office:value-type="float" office:value="0.217170697415841">
            <text:p>2.17E-01</text:p>
          </table:table-cell>
        </table:table-row>
        <table:table-row table:style-name="ro1">
          <table:table-cell office:value-type="string">
            <text:p>NGC 0906</text:p>
          </table:table-cell>
          <table:table-cell office:value-type="float" office:value="35.94">
            <text:p>35.94</text:p>
          </table:table-cell>
          <table:table-cell office:value-type="float" office:value="36.01">
            <text:p>36.01</text:p>
          </table:table-cell>
          <table:table-cell/>
          <table:table-cell table:formula="oooc:=(10^[.B183])*10000000/3.83E+033*10^-9.51" office:value-type="float" office:value="0.702750601547494">
            <text:p>7.03E-01</text:p>
          </table:table-cell>
          <table:table-cell table:formula="oooc:=(10^[.C183])*10000000/3.83E+033*10^-9.33" office:value-type="float" office:value="1.24968692512438">
            <text:p>1.25E+00</text:p>
          </table:table-cell>
        </table:table-row>
        <table:table-row table:style-name="ro1">
          <table:table-cell office:value-type="string">
            <text:p>NGC 0925</text:p>
          </table:table-cell>
          <table:table-cell office:value-type="float" office:value="36.02">
            <text:p>36.02</text:p>
          </table:table-cell>
          <table:table-cell office:value-type="float" office:value="35.93">
            <text:p>35.93</text:p>
          </table:table-cell>
          <table:table-cell/>
          <table:table-cell table:formula="oooc:=(10^[.B184])*10000000/3.83E+033*10^-9.51" office:value-type="float" office:value="0.844892054646556">
            <text:p>8.45E-01</text:p>
          </table:table-cell>
          <table:table-cell table:formula="oooc:=(10^[.C184])*10000000/3.83E+033*10^-9.33" office:value-type="float" office:value="1.03944430953916">
            <text:p>1.04E+00</text:p>
          </table:table-cell>
        </table:table-row>
        <table:table-row table:style-name="ro1">
          <table:table-cell office:value-type="string">
            <text:p>PGC 09333</text:p>
          </table:table-cell>
          <table:table-cell office:value-type="float" office:value="36.38">
            <text:p>36.38</text:p>
          </table:table-cell>
          <table:table-cell office:value-type="float" office:value="36.34">
            <text:p>36.34</text:p>
          </table:table-cell>
          <table:table-cell/>
          <table:table-cell table:formula="oooc:=(10^[.B185])*10000000/3.83E+033*10^-9.51" office:value-type="float" office:value="1.93553587807029">
            <text:p>1.94E+00</text:p>
          </table:table-cell>
          <table:table-cell table:formula="oooc:=(10^[.C185])*10000000/3.83E+033*10^-9.33" office:value-type="float" office:value="2.67178326966256">
            <text:p>2.67E+00</text:p>
          </table:table-cell>
        </table:table-row>
        <table:table-row table:style-name="ro1">
          <table:table-cell office:value-type="string">
            <text:p>NGC 0934</text:p>
          </table:table-cell>
          <table:table-cell office:value-type="float" office:value="35.53">
            <text:p>35.53</text:p>
          </table:table-cell>
          <table:table-cell office:value-type="float" office:value="35.64">
            <text:p>35.64</text:p>
          </table:table-cell>
          <table:table-cell/>
          <table:table-cell table:formula="oooc:=(10^[.B186])*10000000/3.83E+033*10^-9.51" office:value-type="float" office:value="0.273401709673865">
            <text:p>2.73E-01</text:p>
          </table:table-cell>
          <table:table-cell table:formula="oooc:=(10^[.C186])*10000000/3.83E+033*10^-9.33" office:value-type="float" office:value="0.533090847172201">
            <text:p>5.33E-01</text:p>
          </table:table-cell>
        </table:table-row>
        <table:table-row table:style-name="ro1">
          <table:table-cell office:value-type="string">
            <text:p>UGC 01949</text:p>
          </table:table-cell>
          <table:table-cell office:value-type="float" office:value="34.17">
            <text:p>34.17</text:p>
          </table:table-cell>
          <table:table-cell office:value-type="float" office:value="34.09">
            <text:p>34.09</text:p>
          </table:table-cell>
          <table:table-cell/>
          <table:table-cell table:formula="oooc:=(10^[.B187])*10000000/3.83E+033*10^-9.51" office:value-type="float" office:value="0.0119344174834172">
            <text:p>1.19E-02</text:p>
          </table:table-cell>
          <table:table-cell table:formula="oooc:=(10^[.C187])*10000000/3.83E+033*10^-9.33" office:value-type="float" office:value="0.0150245414448345">
            <text:p>1.50E-02</text:p>
          </table:table-cell>
        </table:table-row>
        <table:table-row table:style-name="ro1">
          <table:table-cell office:value-type="string">
            <text:p>UGC 01976</text:p>
          </table:table-cell>
          <table:table-cell office:value-type="float" office:value="36.25">
            <text:p>36.25</text:p>
          </table:table-cell>
          <table:table-cell office:value-type="float" office:value="36.27">
            <text:p>36.27</text:p>
          </table:table-cell>
          <table:table-cell/>
          <table:table-cell table:formula="oooc:=(10^[.B188])*10000000/3.83E+033*10^-9.51" office:value-type="float" office:value="1.43483256881886">
            <text:p>1.43E+00</text:p>
          </table:table-cell>
          <table:table-cell table:formula="oooc:=(10^[.C188])*10000000/3.83E+033*10^-9.33" office:value-type="float" office:value="2.27405637064252">
            <text:p>2.27E+00</text:p>
          </table:table-cell>
        </table:table-row>
        <table:table-row table:style-name="ro1">
          <table:table-cell office:value-type="string">
            <text:p>NGC 0955</text:p>
          </table:table-cell>
          <table:table-cell office:value-type="float" office:value="34.81">
            <text:p>34.81</text:p>
          </table:table-cell>
          <table:table-cell office:value-type="float" office:value="34.93">
            <text:p>34.93</text:p>
          </table:table-cell>
          <table:table-cell/>
          <table:table-cell table:formula="oooc:=(10^[.B189])*10000000/3.83E+033*10^-9.51" office:value-type="float" office:value="0.0520956218007543">
            <text:p>5.21E-02</text:p>
          </table:table-cell>
          <table:table-cell table:formula="oooc:=(10^[.C189])*10000000/3.83E+033*10^-9.33" office:value-type="float" office:value="0.103944430953916">
            <text:p>1.04E-01</text:p>
          </table:table-cell>
        </table:table-row>
        <table:table-row table:style-name="ro1">
          <table:table-cell office:value-type="string">
            <text:p>UGC 02010</text:p>
          </table:table-cell>
          <table:table-cell office:value-type="float" office:value="36.59">
            <text:p>36.59</text:p>
          </table:table-cell>
          <table:table-cell office:value-type="float" office:value="36.58">
            <text:p>36.58</text:p>
          </table:table-cell>
          <table:table-cell/>
          <table:table-cell table:formula="oooc:=(10^[.B190])*10000000/3.83E+033*10^-9.51" office:value-type="float" office:value="3.13907163085489">
            <text:p>3.14E+00</text:p>
          </table:table-cell>
          <table:table-cell table:formula="oooc:=(10^[.C190])*10000000/3.83E+033*10^-9.33" office:value-type="float" office:value="4.64302718025827">
            <text:p>4.64E+00</text:p>
          </table:table-cell>
        </table:table-row>
        <table:table-row table:style-name="ro1">
          <table:table-cell office:value-type="string">
            <text:p>NGC 0959</text:p>
          </table:table-cell>
          <table:table-cell office:value-type="float" office:value="35.22">
            <text:p>35.22</text:p>
          </table:table-cell>
          <table:table-cell office:value-type="float" office:value="35.2">
            <text:p>35.2</text:p>
          </table:table-cell>
          <table:table-cell/>
          <table:table-cell table:formula="oooc:=(10^[.B191])*10000000/3.83E+033*10^-9.51" office:value-type="float" office:value="0.13390636657738">
            <text:p>1.34E-01</text:p>
          </table:table-cell>
          <table:table-cell table:formula="oooc:=(10^[.C191])*10000000/3.83E+033*10^-9.33" office:value-type="float" office:value="0.193553587807029">
            <text:p>1.94E-01</text:p>
          </table:table-cell>
        </table:table-row>
        <table:table-row table:style-name="ro1">
          <table:table-cell office:value-type="string">
            <text:p>NGC 0986A</text:p>
          </table:table-cell>
          <table:table-cell office:value-type="float" office:value="34.87">
            <text:p>34.87</text:p>
          </table:table-cell>
          <table:table-cell office:value-type="float" office:value="34.8">
            <text:p>34.8</text:p>
          </table:table-cell>
          <table:table-cell/>
          <table:table-cell table:formula="oooc:=(10^[.B192])*10000000/3.83E+033*10^-9.51" office:value-type="float" office:value="0.0598137768346674">
            <text:p>5.98E-02</text:p>
          </table:table-cell>
          <table:table-cell table:formula="oooc:=(10^[.C192])*10000000/3.83E+033*10^-9.33" office:value-type="float" office:value="0.0770550711923333">
            <text:p>7.71E-02</text:p>
          </table:table-cell>
        </table:table-row>
        <table:table-row table:style-name="ro1">
          <table:table-cell office:value-type="string">
            <text:p>NGC 0986</text:p>
          </table:table-cell>
          <table:table-cell office:value-type="float" office:value="35.8">
            <text:p>35.8</text:p>
          </table:table-cell>
          <table:table-cell office:value-type="float" office:value="35.94">
            <text:p>35.94</text:p>
          </table:table-cell>
          <table:table-cell/>
          <table:table-cell table:formula="oooc:=(10^[.B193])*10000000/3.83E+033*10^-9.51" office:value-type="float" office:value="0.509097806725335">
            <text:p>5.09E-01</text:p>
          </table:table-cell>
          <table:table-cell table:formula="oooc:=(10^[.C193])*10000000/3.83E+033*10^-9.33" office:value-type="float" office:value="1.06365607781752">
            <text:p>1.06E+00</text:p>
          </table:table-cell>
        </table:table-row>
        <table:table-row table:style-name="ro1">
          <table:table-cell office:value-type="string">
            <text:p>KUG 0232-079</text:p>
          </table:table-cell>
          <table:table-cell office:value-type="float" office:value="36.58">
            <text:p>36.58</text:p>
          </table:table-cell>
          <table:table-cell office:value-type="float" office:value="36.59">
            <text:p>36.59</text:p>
          </table:table-cell>
          <table:table-cell/>
          <table:table-cell table:formula="oooc:=(10^[.B194])*10000000/3.83E+033*10^-9.51" office:value-type="float" office:value="3.06761763691782">
            <text:p>3.07E+00</text:p>
          </table:table-cell>
          <table:table-cell table:formula="oooc:=(10^[.C194])*10000000/3.83E+033*10^-9.33" office:value-type="float" office:value="4.75117717652741">
            <text:p>4.75E+00</text:p>
          </table:table-cell>
        </table:table-row>
        <table:table-row table:style-name="ro1">
          <table:table-cell office:value-type="string">
            <text:p>NGC 0991</text:p>
          </table:table-cell>
          <table:table-cell office:value-type="float" office:value="35.82">
            <text:p>35.82</text:p>
          </table:table-cell>
          <table:table-cell office:value-type="float" office:value="35.76">
            <text:p>35.76</text:p>
          </table:table-cell>
          <table:table-cell/>
          <table:table-cell table:formula="oooc:=(10^[.B195])*10000000/3.83E+033*10^-9.51" office:value-type="float" office:value="0.533090847172202">
            <text:p>5.33E-01</text:p>
          </table:table-cell>
          <table:table-cell table:formula="oooc:=(10^[.C195])*10000000/3.83E+033*10^-9.33" office:value-type="float" office:value="0.702750601547494">
            <text:p>7.03E-01</text:p>
          </table:table-cell>
        </table:table-row>
        <table:table-row table:style-name="ro1">
          <table:table-cell office:value-type="string">
            <text:p>IC 0243</text:p>
          </table:table-cell>
          <table:table-cell office:value-type="float" office:value="35.65">
            <text:p>35.65</text:p>
          </table:table-cell>
          <table:table-cell office:value-type="float" office:value="35.78">
            <text:p>35.78</text:p>
          </table:table-cell>
          <table:table-cell/>
          <table:table-cell table:formula="oooc:=(10^[.B196])*10000000/3.83E+033*10^-9.51" office:value-type="float" office:value="0.360413646110413">
            <text:p>3.60E-01</text:p>
          </table:table-cell>
          <table:table-cell table:formula="oooc:=(10^[.C196])*10000000/3.83E+033*10^-9.33" office:value-type="float" office:value="0.735870217040329">
            <text:p>7.36E-01</text:p>
          </table:table-cell>
        </table:table-row>
        <table:table-row table:style-name="ro1">
          <table:table-cell office:value-type="string">
            <text:p>NGC 1022</text:p>
          </table:table-cell>
          <table:table-cell office:value-type="float" office:value="34.74">
            <text:p>34.74</text:p>
          </table:table-cell>
          <table:table-cell office:value-type="float" office:value="35.19">
            <text:p>35.19</text:p>
          </table:table-cell>
          <table:table-cell/>
          <table:table-cell table:formula="oooc:=(10^[.B197])*10000000/3.83E+033*10^-9.51" office:value-type="float" office:value="0.044340565338427">
            <text:p>4.43E-02</text:p>
          </table:table-cell>
          <table:table-cell table:formula="oooc:=(10^[.C197])*10000000/3.83E+033*10^-9.33" office:value-type="float" office:value="0.189147770254566">
            <text:p>1.89E-01</text:p>
          </table:table-cell>
        </table:table-row>
        <table:table-row table:style-name="ro1">
          <table:table-cell office:value-type="string">
            <text:p>NGC 1035</text:p>
          </table:table-cell>
          <table:table-cell office:value-type="float" office:value="34.99">
            <text:p>34.99</text:p>
          </table:table-cell>
          <table:table-cell office:value-type="float" office:value="35.08">
            <text:p>35.08</text:p>
          </table:table-cell>
          <table:table-cell/>
          <table:table-cell table:formula="oooc:=(10^[.B198])*10000000/3.83E+033*10^-9.51" office:value-type="float" office:value="0.0788499143708102">
            <text:p>7.88E-02</text:p>
          </table:table-cell>
          <table:table-cell table:formula="oooc:=(10^[.C198])*10000000/3.83E+033*10^-9.33" office:value-type="float" office:value="0.146825411276853">
            <text:p>1.47E-01</text:p>
          </table:table-cell>
        </table:table-row>
        <table:table-row table:style-name="ro1">
          <table:table-cell office:value-type="string">
            <text:p>NGC 1033</text:p>
          </table:table-cell>
          <table:table-cell table:number-columns-repeated="2" office:value-type="float" office:value="36.21">
            <text:p>36.21</text:p>
          </table:table-cell>
          <table:table-cell/>
          <table:table-cell table:formula="oooc:=(10^[.B199])*10000000/3.83E+033*10^-9.51" office:value-type="float" office:value="1.30858285542369">
            <text:p>1.31E+00</text:p>
          </table:table-cell>
          <table:table-cell table:formula="oooc:=(10^[.C199])*10000000/3.83E+033*10^-9.33" office:value-type="float" office:value="1.9806203003373">
            <text:p>1.98E+00</text:p>
          </table:table-cell>
        </table:table-row>
        <table:table-row table:style-name="ro1">
          <table:table-cell office:value-type="string">
            <text:p>NGC 1042</text:p>
          </table:table-cell>
          <table:table-cell office:value-type="float" office:value="36.06">
            <text:p>36.06</text:p>
          </table:table-cell>
          <table:table-cell office:value-type="float" office:value="36">
            <text:p>36</text:p>
          </table:table-cell>
          <table:table-cell/>
          <table:table-cell table:formula="oooc:=(10^[.B200])*10000000/3.83E+033*10^-9.51" office:value-type="float" office:value="0.926405716014563">
            <text:p>9.26E-01</text:p>
          </table:table-cell>
          <table:table-cell table:formula="oooc:=(10^[.C200])*10000000/3.83E+033*10^-9.33" office:value-type="float" office:value="1.22124057777336">
            <text:p>1.22E+00</text:p>
          </table:table-cell>
        </table:table-row>
        <table:table-row table:style-name="ro1">
          <table:table-cell office:value-type="string">
            <text:p>NGC 1023</text:p>
          </table:table-cell>
          <table:table-cell office:value-type="float" office:value="34.61">
            <text:p>34.61</text:p>
          </table:table-cell>
          <table:table-cell office:value-type="float" office:value="35.07">
            <text:p>35.07</text:p>
          </table:table-cell>
          <table:table-cell/>
          <table:table-cell table:formula="oooc:=(10^[.B201])*10000000/3.83E+033*10^-9.51" office:value-type="float" office:value="0.0328701151904482">
            <text:p>3.29E-02</text:p>
          </table:table-cell>
          <table:table-cell table:formula="oooc:=(10^[.C201])*10000000/3.83E+033*10^-9.33" office:value-type="float" office:value="0.143483256881886">
            <text:p>1.43E-01</text:p>
          </table:table-cell>
        </table:table-row>
        <table:table-row table:style-name="ro1">
          <table:table-cell office:value-type="string">
            <text:p>NGC 1047</text:p>
          </table:table-cell>
          <table:table-cell office:value-type="float" office:value="33.55">
            <text:p>33.55</text:p>
          </table:table-cell>
          <table:table-cell office:value-type="float" office:value="34.32">
            <text:p>34.32</text:p>
          </table:table-cell>
          <table:table-cell/>
          <table:table-cell table:formula="oooc:=(10^[.B202])*10000000/3.83E+033*10^-9.51" office:value-type="float" office:value="0.00286286735285425">
            <text:p>2.86E-03</text:p>
          </table:table-cell>
          <table:table-cell table:formula="oooc:=(10^[.C202])*10000000/3.83E+033*10^-9.33" office:value-type="float" office:value="0.0255153321398384">
            <text:p>2.55E-02</text:p>
          </table:table-cell>
        </table:table-row>
        <table:table-row table:style-name="ro1">
          <table:table-cell office:value-type="string">
            <text:p>NGC 1023A</text:p>
          </table:table-cell>
          <table:table-cell office:value-type="float" office:value="34.14">
            <text:p>34.14</text:p>
          </table:table-cell>
          <table:table-cell office:value-type="float" office:value="34.42">
            <text:p>34.42</text:p>
          </table:table-cell>
          <table:table-cell/>
          <table:table-cell table:formula="oooc:=(10^[.B203])*10000000/3.83E+033*10^-9.51" office:value-type="float" office:value="0.0111378464439058">
            <text:p>1.11E-02</text:p>
          </table:table-cell>
          <table:table-cell table:formula="oooc:=(10^[.C203])*10000000/3.83E+033*10^-9.33" office:value-type="float" office:value="0.0321219000212111">
            <text:p>3.21E-02</text:p>
          </table:table-cell>
        </table:table-row>
        <table:table-row table:style-name="ro1">
          <table:table-cell office:value-type="string">
            <text:p>NGC 0961</text:p>
          </table:table-cell>
          <table:table-cell office:value-type="float" office:value="35.42">
            <text:p>35.42</text:p>
          </table:table-cell>
          <table:table-cell office:value-type="float" office:value="35.35">
            <text:p>35.35</text:p>
          </table:table-cell>
          <table:table-cell/>
          <table:table-cell table:formula="oooc:=(10^[.B204])*10000000/3.83E+033*10^-9.51" office:value-type="float" office:value="0.212227288815693">
            <text:p>2.12E-01</text:p>
          </table:table-cell>
          <table:table-cell table:formula="oooc:=(10^[.C204])*10000000/3.83E+033*10^-9.33" office:value-type="float" office:value="0.273401709673865">
            <text:p>2.73E-01</text:p>
          </table:table-cell>
        </table:table-row>
        <table:table-row table:style-name="ro1">
          <table:table-cell office:value-type="string">
            <text:p>NGC 1052</text:p>
          </table:table-cell>
          <table:table-cell office:value-type="float" office:value="34.79">
            <text:p>34.79</text:p>
          </table:table-cell>
          <table:table-cell office:value-type="float" office:value="35.08">
            <text:p>35.08</text:p>
          </table:table-cell>
          <table:table-cell/>
          <table:table-cell table:formula="oooc:=(10^[.B205])*10000000/3.83E+033*10^-9.51" office:value-type="float" office:value="0.0497509325838967">
            <text:p>4.98E-02</text:p>
          </table:table-cell>
          <table:table-cell table:formula="oooc:=(10^[.C205])*10000000/3.83E+033*10^-9.33" office:value-type="float" office:value="0.146825411276853">
            <text:p>1.47E-01</text:p>
          </table:table-cell>
        </table:table-row>
        <table:table-row table:style-name="ro1">
          <table:table-cell office:value-type="string">
            <text:p>NGC 1055</text:p>
          </table:table-cell>
          <table:table-cell office:value-type="float" office:value="35.31">
            <text:p>35.31</text:p>
          </table:table-cell>
          <table:table-cell office:value-type="float" office:value="35.28">
            <text:p>35.28</text:p>
          </table:table-cell>
          <table:table-cell/>
          <table:table-cell table:formula="oooc:=(10^[.B206])*10000000/3.83E+033*10^-9.51" office:value-type="float" office:value="0.164740821013106">
            <text:p>1.65E-01</text:p>
          </table:table-cell>
          <table:table-cell table:formula="oooc:=(10^[.C206])*10000000/3.83E+033*10^-9.33" office:value-type="float" office:value="0.232702594812989">
            <text:p>2.33E-01</text:p>
          </table:table-cell>
        </table:table-row>
        <table:table-row table:style-name="ro1">
          <table:table-cell office:value-type="string">
            <text:p>PGC 10213</text:p>
          </table:table-cell>
          <table:table-cell office:value-type="float" office:value="34.5">
            <text:p>34.5</text:p>
          </table:table-cell>
          <table:table-cell office:value-type="float" office:value="34.51">
            <text:p>34.51</text:p>
          </table:table-cell>
          <table:table-cell/>
          <table:table-cell table:formula="oooc:=(10^[.B207])*10000000/3.83E+033*10^-9.51" office:value-type="float" office:value="0.0255153321398384">
            <text:p>2.55E-02</text:p>
          </table:table-cell>
          <table:table-cell table:formula="oooc:=(10^[.C207])*10000000/3.83E+033*10^-9.33" office:value-type="float" office:value="0.0395185704552533">
            <text:p>3.95E-02</text:p>
          </table:table-cell>
        </table:table-row>
        <table:table-row table:style-name="ro1">
          <table:table-cell office:value-type="string">
            <text:p>UGC 02174</text:p>
          </table:table-cell>
          <table:table-cell office:value-type="float" office:value="36.34">
            <text:p>36.34</text:p>
          </table:table-cell>
          <table:table-cell office:value-type="float" office:value="36.29">
            <text:p>36.29</text:p>
          </table:table-cell>
          <table:table-cell/>
          <table:table-cell table:formula="oooc:=(10^[.B208])*10000000/3.83E+033*10^-9.51" office:value-type="float" office:value="1.76522970076237">
            <text:p>1.77E+00</text:p>
          </table:table-cell>
          <table:table-cell table:formula="oooc:=(10^[.C208])*10000000/3.83E+033*10^-9.33" office:value-type="float" office:value="2.38122934557678">
            <text:p>2.38E+00</text:p>
          </table:table-cell>
        </table:table-row>
        <table:table-row table:style-name="ro1">
          <table:table-cell office:value-type="string">
            <text:p>NGC 1068</text:p>
          </table:table-cell>
          <table:table-cell office:value-type="float" office:value="36.24">
            <text:p>36.24</text:p>
          </table:table-cell>
          <table:table-cell office:value-type="float" office:value="36.3">
            <text:p>36.3</text:p>
          </table:table-cell>
          <table:table-cell/>
          <table:table-cell table:formula="oooc:=(10^[.B209])*10000000/3.83E+033*10^-9.51" office:value-type="float" office:value="1.40217179208944">
            <text:p>1.40E+00</text:p>
          </table:table-cell>
          <table:table-cell table:formula="oooc:=(10^[.C209])*10000000/3.83E+033*10^-9.33" office:value-type="float" office:value="2.436695302342">
            <text:p>2.44E+00</text:p>
          </table:table-cell>
        </table:table-row>
        <table:table-row table:style-name="ro1">
          <table:table-cell office:value-type="string">
            <text:p>UGC 02182</text:p>
          </table:table-cell>
          <table:table-cell office:value-type="float" office:value="35.65">
            <text:p>35.65</text:p>
          </table:table-cell>
          <table:table-cell office:value-type="float" office:value="35.52">
            <text:p>35.52</text:p>
          </table:table-cell>
          <table:table-cell/>
          <table:table-cell table:formula="oooc:=(10^[.B210])*10000000/3.83E+033*10^-9.51" office:value-type="float" office:value="0.360413646110413">
            <text:p>3.60E-01</text:p>
          </table:table-cell>
          <table:table-cell table:formula="oooc:=(10^[.C210])*10000000/3.83E+033*10^-9.33" office:value-type="float" office:value="0.404390762118144">
            <text:p>4.04E-01</text:p>
          </table:table-cell>
        </table:table-row>
        <table:table-row table:style-name="ro1">
          <table:table-cell office:value-type="string">
            <text:p>NGC 1069</text:p>
          </table:table-cell>
          <table:table-cell office:value-type="float" office:value="36.64">
            <text:p>36.64</text:p>
          </table:table-cell>
          <table:table-cell office:value-type="float" office:value="36.66">
            <text:p>36.66</text:p>
          </table:table-cell>
          <table:table-cell/>
          <table:table-cell table:formula="oooc:=(10^[.B211])*10000000/3.83E+033*10^-9.51" office:value-type="float" office:value="3.52209629919492">
            <text:p>3.52E+00</text:p>
          </table:table-cell>
          <table:table-cell table:formula="oooc:=(10^[.C211])*10000000/3.83E+033*10^-9.33" office:value-type="float" office:value="5.58214644778646">
            <text:p>5.58E+00</text:p>
          </table:table-cell>
        </table:table-row>
        <table:table-row table:style-name="ro1">
          <table:table-cell office:value-type="string">
            <text:p>NGC 1060</text:p>
          </table:table-cell>
          <table:table-cell office:value-type="float" office:value="35.47">
            <text:p>35.47</text:p>
          </table:table-cell>
          <table:table-cell office:value-type="float" office:value="35.98">
            <text:p>35.98</text:p>
          </table:table-cell>
          <table:table-cell/>
          <table:table-cell table:formula="oooc:=(10^[.B212])*10000000/3.83E+033*10^-9.51" office:value-type="float" office:value="0.238122934557678">
            <text:p>2.38E-01</text:p>
          </table:table-cell>
          <table:table-cell table:formula="oooc:=(10^[.C212])*10000000/3.83E+033*10^-9.33" office:value-type="float" office:value="1.16627569752209">
            <text:p>1.17E+00</text:p>
          </table:table-cell>
        </table:table-row>
        <table:table-row table:style-name="ro1">
          <table:table-cell office:value-type="string">
            <text:p>NGC 1072</text:p>
          </table:table-cell>
          <table:table-cell office:value-type="float" office:value="36.29">
            <text:p>36.29</text:p>
          </table:table-cell>
          <table:table-cell office:value-type="float" office:value="36.42">
            <text:p>36.42</text:p>
          </table:table-cell>
          <table:table-cell/>
          <table:table-cell table:formula="oooc:=(10^[.B213])*10000000/3.83E+033*10^-9.51" office:value-type="float" office:value="1.573262626826">
            <text:p>1.57E+00</text:p>
          </table:table-cell>
          <table:table-cell table:formula="oooc:=(10^[.C213])*10000000/3.83E+033*10^-9.33" office:value-type="float" office:value="3.21219000212111">
            <text:p>3.21E+00</text:p>
          </table:table-cell>
        </table:table-row>
        <table:table-row table:style-name="ro1">
          <table:table-cell office:value-type="string">
            <text:p>PGC 10334</text:p>
          </table:table-cell>
          <table:table-cell office:value-type="float" office:value="34.88">
            <text:p>34.88</text:p>
          </table:table-cell>
          <table:table-cell office:value-type="float" office:value="34.83">
            <text:p>34.83</text:p>
          </table:table-cell>
          <table:table-cell/>
          <table:table-cell table:formula="oooc:=(10^[.B214])*10000000/3.83E+033*10^-9.51" office:value-type="float" office:value="0.0612070186767608">
            <text:p>6.12E-02</text:p>
          </table:table-cell>
          <table:table-cell table:formula="oooc:=(10^[.C214])*10000000/3.83E+033*10^-9.33" office:value-type="float" office:value="0.0825659963490435">
            <text:p>8.26E-02</text:p>
          </table:table-cell>
        </table:table-row>
        <table:table-row table:style-name="ro1">
          <table:table-cell office:value-type="string">
            <text:p>UGC 02201</text:p>
          </table:table-cell>
          <table:table-cell office:value-type="float" office:value="35.49">
            <text:p>35.49</text:p>
          </table:table-cell>
          <table:table-cell office:value-type="float" office:value="35.44">
            <text:p>35.44</text:p>
          </table:table-cell>
          <table:table-cell/>
          <table:table-cell table:formula="oooc:=(10^[.B215])*10000000/3.83E+033*10^-9.51" office:value-type="float" office:value="0.249345322721003">
            <text:p>2.49E-01</text:p>
          </table:table-cell>
          <table:table-cell table:formula="oooc:=(10^[.C215])*10000000/3.83E+033*10^-9.33" office:value-type="float" office:value="0.336357585298467">
            <text:p>3.36E-01</text:p>
          </table:table-cell>
        </table:table-row>
        <table:table-row table:style-name="ro1">
          <table:table-cell office:value-type="string">
            <text:p>NGC 1066</text:p>
          </table:table-cell>
          <table:table-cell office:value-type="float" office:value="35.78">
            <text:p>35.78</text:p>
          </table:table-cell>
          <table:table-cell office:value-type="float" office:value="35.66">
            <text:p>35.66</text:p>
          </table:table-cell>
          <table:table-cell/>
          <table:table-cell table:formula="oooc:=(10^[.B216])*10000000/3.83E+033*10^-9.51" office:value-type="float" office:value="0.486184630982473">
            <text:p>4.86E-01</text:p>
          </table:table-cell>
          <table:table-cell table:formula="oooc:=(10^[.C216])*10000000/3.83E+033*10^-9.33" office:value-type="float" office:value="0.558214644778646">
            <text:p>5.58E-01</text:p>
          </table:table-cell>
        </table:table-row>
        <table:table-row table:style-name="ro1">
          <table:table-cell office:value-type="string">
            <text:p>NGC 1067</text:p>
          </table:table-cell>
          <table:table-cell office:value-type="float" office:value="36.12">
            <text:p>36.12</text:p>
          </table:table-cell>
          <table:table-cell office:value-type="float" office:value="36.13">
            <text:p>36.13</text:p>
          </table:table-cell>
          <table:table-cell/>
          <table:table-cell table:formula="oooc:=(10^[.B217])*10000000/3.83E+033*10^-9.51" office:value-type="float" office:value="1.06365607781752">
            <text:p>1.06E+00</text:p>
          </table:table-cell>
          <table:table-cell table:formula="oooc:=(10^[.C217])*10000000/3.83E+033*10^-9.33" office:value-type="float" office:value="1.64740821013106">
            <text:p>1.65E+00</text:p>
          </table:table-cell>
        </table:table-row>
        <table:table-row table:style-name="ro1">
          <table:table-cell office:value-type="string">
            <text:p>NGC 1084</text:p>
          </table:table-cell>
          <table:table-cell office:value-type="float" office:value="36.07">
            <text:p>36.07</text:p>
          </table:table-cell>
          <table:table-cell office:value-type="float" office:value="36.11">
            <text:p>36.11</text:p>
          </table:table-cell>
          <table:table-cell/>
          <table:table-cell table:formula="oooc:=(10^[.B218])*10000000/3.83E+033*10^-9.51" office:value-type="float" office:value="0.947984477206532">
            <text:p>9.48E-01</text:p>
          </table:table-cell>
          <table:table-cell table:formula="oooc:=(10^[.C218])*10000000/3.83E+033*10^-9.33" office:value-type="float" office:value="1.573262626826">
            <text:p>1.57E+00</text:p>
          </table:table-cell>
        </table:table-row>
        <table:table-row table:style-name="ro1">
          <table:table-cell office:value-type="string">
            <text:p>NGC 1097</text:p>
          </table:table-cell>
          <table:table-cell office:value-type="float" office:value="36.3">
            <text:p>36.3</text:p>
          </table:table-cell>
          <table:table-cell office:value-type="float" office:value="36.27">
            <text:p>36.27</text:p>
          </table:table-cell>
          <table:table-cell/>
          <table:table-cell table:formula="oooc:=(10^[.B219])*10000000/3.83E+033*10^-9.51" office:value-type="float" office:value="1.60990862104825">
            <text:p>1.61E+00</text:p>
          </table:table-cell>
          <table:table-cell table:formula="oooc:=(10^[.C219])*10000000/3.83E+033*10^-9.33" office:value-type="float" office:value="2.27405637064252">
            <text:p>2.27E+00</text:p>
          </table:table-cell>
        </table:table-row>
        <table:table-row table:style-name="ro1">
          <table:table-cell office:value-type="string">
            <text:p>PGC 10766</text:p>
          </table:table-cell>
          <table:table-cell office:value-type="float" office:value="35.31">
            <text:p>35.31</text:p>
          </table:table-cell>
          <table:table-cell office:value-type="float" office:value="35.35">
            <text:p>35.35</text:p>
          </table:table-cell>
          <table:table-cell/>
          <table:table-cell table:formula="oooc:=(10^[.B220])*10000000/3.83E+033*10^-9.51" office:value-type="float" office:value="0.164740821013106">
            <text:p>1.65E-01</text:p>
          </table:table-cell>
          <table:table-cell table:formula="oooc:=(10^[.C220])*10000000/3.83E+033*10^-9.33" office:value-type="float" office:value="0.273401709673865">
            <text:p>2.73E-01</text:p>
          </table:table-cell>
        </table:table-row>
        <table:table-row table:style-name="ro1">
          <table:table-cell office:value-type="string">
            <text:p>PGC 10794</text:p>
          </table:table-cell>
          <table:table-cell office:value-type="float" office:value="36.36">
            <text:p>36.36</text:p>
          </table:table-cell>
          <table:table-cell office:value-type="float" office:value="36.37">
            <text:p>36.37</text:p>
          </table:table-cell>
          <table:table-cell/>
          <table:table-cell table:formula="oooc:=(10^[.B221])*10000000/3.83E+033*10^-9.51" office:value-type="float" office:value="1.84842241353561">
            <text:p>1.85E+00</text:p>
          </table:table-cell>
          <table:table-cell table:formula="oooc:=(10^[.C221])*10000000/3.83E+033*10^-9.33" office:value-type="float" office:value="2.86286735285425">
            <text:p>2.86E+00</text:p>
          </table:table-cell>
        </table:table-row>
        <table:table-row table:style-name="ro1">
          <table:table-cell office:value-type="string">
            <text:p>PGC 10875</text:p>
          </table:table-cell>
          <table:table-cell office:value-type="float" office:value="35.02">
            <text:p>35.02</text:p>
          </table:table-cell>
          <table:table-cell office:value-type="float" office:value="35.19">
            <text:p>35.19</text:p>
          </table:table-cell>
          <table:table-cell/>
          <table:table-cell table:formula="oooc:=(10^[.B222])*10000000/3.83E+033*10^-9.51" office:value-type="float" office:value="0.0844892054646556">
            <text:p>8.45E-02</text:p>
          </table:table-cell>
          <table:table-cell table:formula="oooc:=(10^[.C222])*10000000/3.83E+033*10^-9.33" office:value-type="float" office:value="0.189147770254566">
            <text:p>1.89E-01</text:p>
          </table:table-cell>
        </table:table-row>
        <table:table-row table:style-name="ro1">
          <table:table-cell office:value-type="string">
            <text:p>NGC 1140</text:p>
          </table:table-cell>
          <table:table-cell office:value-type="float" office:value="35.96">
            <text:p>35.96</text:p>
          </table:table-cell>
          <table:table-cell office:value-type="float" office:value="35.86">
            <text:p>35.86</text:p>
          </table:table-cell>
          <table:table-cell/>
          <table:table-cell table:formula="oooc:=(10^[.B223])*10000000/3.83E+033*10^-9.51" office:value-type="float" office:value="0.735870217040329">
            <text:p>7.36E-01</text:p>
          </table:table-cell>
          <table:table-cell table:formula="oooc:=(10^[.C223])*10000000/3.83E+033*10^-9.33" office:value-type="float" office:value="0.884710590441781">
            <text:p>8.85E-01</text:p>
          </table:table-cell>
        </table:table-row>
        <table:table-row table:style-name="ro1">
          <table:table-cell office:value-type="string">
            <text:p>NGC 1148</text:p>
          </table:table-cell>
          <table:table-cell office:value-type="float" office:value="36.18">
            <text:p>36.18</text:p>
          </table:table-cell>
          <table:table-cell office:value-type="float" office:value="36.15">
            <text:p>36.15</text:p>
          </table:table-cell>
          <table:table-cell/>
          <table:table-cell table:formula="oooc:=(10^[.B224])*10000000/3.83E+033*10^-9.51" office:value-type="float" office:value="1.22124057777336">
            <text:p>1.22E+00</text:p>
          </table:table-cell>
          <table:table-cell table:formula="oooc:=(10^[.C224])*10000000/3.83E+033*10^-9.33" office:value-type="float" office:value="1.72504816712165">
            <text:p>1.73E+00</text:p>
          </table:table-cell>
        </table:table-row>
        <table:table-row table:style-name="ro1">
          <table:table-cell office:value-type="string">
            <text:p>UGC 02442</text:p>
          </table:table-cell>
          <table:table-cell table:number-columns-repeated="2" office:value-type="float" office:value="36.58">
            <text:p>36.58</text:p>
          </table:table-cell>
          <table:table-cell/>
          <table:table-cell table:formula="oooc:=(10^[.B225])*10000000/3.83E+033*10^-9.51" office:value-type="float" office:value="3.06761763691782">
            <text:p>3.07E+00</text:p>
          </table:table-cell>
          <table:table-cell table:formula="oooc:=(10^[.C225])*10000000/3.83E+033*10^-9.33" office:value-type="float" office:value="4.64302718025827">
            <text:p>4.64E+00</text:p>
          </table:table-cell>
        </table:table-row>
        <table:table-row table:style-name="ro1">
          <table:table-cell office:value-type="string">
            <text:p>NGC 1156</text:p>
          </table:table-cell>
          <table:table-cell office:value-type="float" office:value="35.64">
            <text:p>35.64</text:p>
          </table:table-cell>
          <table:table-cell office:value-type="float" office:value="35.55">
            <text:p>35.55</text:p>
          </table:table-cell>
          <table:table-cell/>
          <table:table-cell table:formula="oooc:=(10^[.B226])*10000000/3.83E+033*10^-9.51" office:value-type="float" office:value="0.352209629919492">
            <text:p>3.52E-01</text:p>
          </table:table-cell>
          <table:table-cell table:formula="oooc:=(10^[.C226])*10000000/3.83E+033*10^-9.33" office:value-type="float" office:value="0.433312508469334">
            <text:p>4.33E-01</text:p>
          </table:table-cell>
        </table:table-row>
        <table:table-row table:style-name="ro1">
          <table:table-cell office:value-type="string">
            <text:p>PGC 11767</text:p>
          </table:table-cell>
          <table:table-cell office:value-type="float" office:value="36.3">
            <text:p>36.3</text:p>
          </table:table-cell>
          <table:table-cell office:value-type="float" office:value="36.32">
            <text:p>36.32</text:p>
          </table:table-cell>
          <table:table-cell/>
          <table:table-cell table:formula="oooc:=(10^[.B227])*10000000/3.83E+033*10^-9.51" office:value-type="float" office:value="1.60990862104825">
            <text:p>1.61E+00</text:p>
          </table:table-cell>
          <table:table-cell table:formula="oooc:=(10^[.C227])*10000000/3.83E+033*10^-9.33" office:value-type="float" office:value="2.55153321398384">
            <text:p>2.55E+00</text:p>
          </table:table-cell>
        </table:table-row>
        <table:table-row table:style-name="ro1">
          <table:table-cell office:value-type="string">
            <text:p>UGC 02519</text:p>
          </table:table-cell>
          <table:table-cell office:value-type="float" office:value="35.81">
            <text:p>35.81</text:p>
          </table:table-cell>
          <table:table-cell office:value-type="float" office:value="35.93">
            <text:p>35.93</text:p>
          </table:table-cell>
          <table:table-cell/>
          <table:table-cell table:formula="oooc:=(10^[.B228])*10000000/3.83E+033*10^-9.51" office:value-type="float" office:value="0.520956218007543">
            <text:p>5.21E-01</text:p>
          </table:table-cell>
          <table:table-cell table:formula="oooc:=(10^[.C228])*10000000/3.83E+033*10^-9.33" office:value-type="float" office:value="1.03944430953916">
            <text:p>1.04E+00</text:p>
          </table:table-cell>
        </table:table-row>
        <table:table-row table:style-name="ro1">
          <table:table-cell office:value-type="string">
            <text:p>NGC 1241</text:p>
          </table:table-cell>
          <table:table-cell office:value-type="float" office:value="36.56">
            <text:p>36.56</text:p>
          </table:table-cell>
          <table:table-cell office:value-type="float" office:value="36.48">
            <text:p>36.48</text:p>
          </table:table-cell>
          <table:table-cell/>
          <table:table-cell table:formula="oooc:=(10^[.B229])*10000000/3.83E+033*10^-9.51" office:value-type="float" office:value="2.92955210000514">
            <text:p>2.93E+00</text:p>
          </table:table-cell>
          <table:table-cell table:formula="oooc:=(10^[.C229])*10000000/3.83E+033*10^-9.33" office:value-type="float" office:value="3.68808758387139">
            <text:p>3.69E+00</text:p>
          </table:table-cell>
        </table:table-row>
        <table:table-row table:style-name="ro1">
          <table:table-cell office:value-type="string">
            <text:p>NGC 1242</text:p>
          </table:table-cell>
          <table:table-cell office:value-type="float" office:value="36.07">
            <text:p>36.07</text:p>
          </table:table-cell>
          <table:table-cell office:value-type="float" office:value="36.03">
            <text:p>36.03</text:p>
          </table:table-cell>
          <table:table-cell/>
          <table:table-cell table:formula="oooc:=(10^[.B230])*10000000/3.83E+033*10^-9.51" office:value-type="float" office:value="0.947984477206532">
            <text:p>9.48E-01</text:p>
          </table:table-cell>
          <table:table-cell table:formula="oooc:=(10^[.C230])*10000000/3.83E+033*10^-9.33" office:value-type="float" office:value="1.30858285542369">
            <text:p>1.31E+00</text:p>
          </table:table-cell>
        </table:table-row>
        <table:table-row table:style-name="ro1">
          <table:table-cell office:value-type="string">
            <text:p>NGC 1266</text:p>
          </table:table-cell>
          <table:table-cell office:value-type="float" office:value="34.06">
            <text:p>34.06</text:p>
          </table:table-cell>
          <table:table-cell office:value-type="float" office:value="34.65">
            <text:p>34.65</text:p>
          </table:table-cell>
          <table:table-cell/>
          <table:table-cell table:formula="oooc:=(10^[.B231])*10000000/3.83E+033*10^-9.51" office:value-type="float" office:value="0.00926405716014563">
            <text:p>9.26E-03</text:p>
          </table:table-cell>
          <table:table-cell table:formula="oooc:=(10^[.C231])*10000000/3.83E+033*10^-9.33" office:value-type="float" office:value="0.0545508128160322">
            <text:p>5.46E-02</text:p>
          </table:table-cell>
        </table:table-row>
        <table:table-row table:style-name="ro1">
          <table:table-cell office:value-type="string">
            <text:p>NGC 1291</text:p>
          </table:table-cell>
          <table:table-cell office:value-type="float" office:value="35.22">
            <text:p>35.22</text:p>
          </table:table-cell>
          <table:table-cell office:value-type="float" office:value="35.38">
            <text:p>35.38</text:p>
          </table:table-cell>
          <table:table-cell/>
          <table:table-cell table:formula="oooc:=(10^[.B232])*10000000/3.83E+033*10^-9.51" office:value-type="float" office:value="0.13390636657738">
            <text:p>1.34E-01</text:p>
          </table:table-cell>
          <table:table-cell table:formula="oooc:=(10^[.C232])*10000000/3.83E+033*10^-9.33" office:value-type="float" office:value="0.292955210000514">
            <text:p>2.93E-01</text:p>
          </table:table-cell>
        </table:table-row>
        <table:table-row table:style-name="ro1">
          <table:table-cell office:value-type="string">
            <text:p>NGC 1285</text:p>
          </table:table-cell>
          <table:table-cell office:value-type="float" office:value="36.66">
            <text:p>36.66</text:p>
          </table:table-cell>
          <table:table-cell office:value-type="float" office:value="36.65">
            <text:p>36.65</text:p>
          </table:table-cell>
          <table:table-cell/>
          <table:table-cell table:formula="oooc:=(10^[.B233])*10000000/3.83E+033*10^-9.51" office:value-type="float" office:value="3.6880875838714">
            <text:p>3.69E+00</text:p>
          </table:table-cell>
          <table:table-cell table:formula="oooc:=(10^[.C233])*10000000/3.83E+033*10^-9.33" office:value-type="float" office:value="5.45508128160322">
            <text:p>5.46E+00</text:p>
          </table:table-cell>
        </table:table-row>
        <table:table-row table:style-name="ro1">
          <table:table-cell office:value-type="string">
            <text:p>NGC 1299</text:p>
          </table:table-cell>
          <table:table-cell table:number-columns-repeated="2" office:value-type="float" office:value="35.73">
            <text:p>35.73</text:p>
          </table:table-cell>
          <table:table-cell/>
          <table:table-cell table:formula="oooc:=(10^[.B234])*10000000/3.83E+033*10^-9.51" office:value-type="float" office:value="0.433312508469334">
            <text:p>4.33E-01</text:p>
          </table:table-cell>
          <table:table-cell table:formula="oooc:=(10^[.C234])*10000000/3.83E+033*10^-9.33" office:value-type="float" office:value="0.65584502128187">
            <text:p>6.56E-01</text:p>
          </table:table-cell>
        </table:table-row>
        <table:table-row table:style-name="ro1">
          <table:table-cell office:value-type="string">
            <text:p>NGC 1310</text:p>
          </table:table-cell>
          <table:table-cell table:number-columns-repeated="2" office:value-type="float" office:value="35.61">
            <text:p>35.61</text:p>
          </table:table-cell>
          <table:table-cell/>
          <table:table-cell table:formula="oooc:=(10^[.B235])*10000000/3.83E+033*10^-9.51" office:value-type="float" office:value="0.328701151904482">
            <text:p>3.29E-01</text:p>
          </table:table-cell>
          <table:table-cell table:formula="oooc:=(10^[.C235])*10000000/3.83E+033*10^-9.33" office:value-type="float" office:value="0.497509325838967">
            <text:p>4.98E-01</text:p>
          </table:table-cell>
        </table:table-row>
        <table:table-row table:style-name="ro1">
          <table:table-cell office:value-type="string">
            <text:p>KUG 0319-072</text:p>
          </table:table-cell>
          <table:table-cell office:value-type="float" office:value="35.83">
            <text:p>35.83</text:p>
          </table:table-cell>
          <table:table-cell office:value-type="float" office:value="35.79">
            <text:p>35.79</text:p>
          </table:table-cell>
          <table:table-cell/>
          <table:table-cell table:formula="oooc:=(10^[.B236])*10000000/3.83E+033*10^-9.51" office:value-type="float" office:value="0.545508128160322">
            <text:p>5.46E-01</text:p>
          </table:table-cell>
          <table:table-cell table:formula="oooc:=(10^[.C236])*10000000/3.83E+033*10^-9.33" office:value-type="float" office:value="0.753010836325483">
            <text:p>7.53E-01</text:p>
          </table:table-cell>
        </table:table-row>
        <table:table-row table:style-name="ro1">
          <table:table-cell office:value-type="string">
            <text:p>NGC 1316</text:p>
          </table:table-cell>
          <table:table-cell office:value-type="float" office:value="35.41">
            <text:p>35.41</text:p>
          </table:table-cell>
          <table:table-cell office:value-type="float" office:value="35.96">
            <text:p>35.96</text:p>
          </table:table-cell>
          <table:table-cell/>
          <table:table-cell table:formula="oooc:=(10^[.B237])*10000000/3.83E+033*10^-9.51" office:value-type="float" office:value="0.207396405933231">
            <text:p>2.07E-01</text:p>
          </table:table-cell>
          <table:table-cell table:formula="oooc:=(10^[.C237])*10000000/3.83E+033*10^-9.33" office:value-type="float" office:value="1.11378464439058">
            <text:p>1.11E+00</text:p>
          </table:table-cell>
        </table:table-row>
        <table:table-row table:style-name="ro1">
          <table:table-cell office:value-type="string">
            <text:p>NGC 1317</text:p>
          </table:table-cell>
          <table:table-cell office:value-type="float" office:value="35.32">
            <text:p>35.32</text:p>
          </table:table-cell>
          <table:table-cell office:value-type="float" office:value="35.39">
            <text:p>35.39</text:p>
          </table:table-cell>
          <table:table-cell/>
          <table:table-cell table:formula="oooc:=(10^[.B238])*10000000/3.83E+033*10^-9.51" office:value-type="float" office:value="0.168578127685289">
            <text:p>1.69E-01</text:p>
          </table:table-cell>
          <table:table-cell table:formula="oooc:=(10^[.C238])*10000000/3.83E+033*10^-9.33" office:value-type="float" office:value="0.299779013445662">
            <text:p>3.00E-01</text:p>
          </table:table-cell>
        </table:table-row>
        <table:table-row table:style-name="ro1">
          <table:table-cell office:value-type="string">
            <text:p>ESO 357-G025</text:p>
          </table:table-cell>
          <table:table-cell office:value-type="float" office:value="34.71">
            <text:p>34.71</text:p>
          </table:table-cell>
          <table:table-cell office:value-type="float" office:value="34.77">
            <text:p>34.77</text:p>
          </table:table-cell>
          <table:table-cell/>
          <table:table-cell table:formula="oooc:=(10^[.B239])*10000000/3.83E+033*10^-9.51" office:value-type="float" office:value="0.0413810233018569">
            <text:p>4.14E-02</text:p>
          </table:table-cell>
          <table:table-cell table:formula="oooc:=(10^[.C239])*10000000/3.83E+033*10^-9.33" office:value-type="float" office:value="0.0719119765884644">
            <text:p>7.19E-02</text:p>
          </table:table-cell>
        </table:table-row>
        <table:table-row table:style-name="ro1">
          <table:table-cell office:value-type="string">
            <text:p>PGC 12706</text:p>
          </table:table-cell>
          <table:table-cell table:number-columns-repeated="2" office:value-type="float" office:value="34.93">
            <text:p>34.93</text:p>
          </table:table-cell>
          <table:table-cell/>
          <table:table-cell table:formula="oooc:=(10^[.B240])*10000000/3.83E+033*10^-9.51" office:value-type="float" office:value="0.0686754044881301">
            <text:p>6.87E-02</text:p>
          </table:table-cell>
          <table:table-cell table:formula="oooc:=(10^[.C240])*10000000/3.83E+033*10^-9.33" office:value-type="float" office:value="0.103944430953916">
            <text:p>1.04E-01</text:p>
          </table:table-cell>
        </table:table-row>
        <table:table-row table:style-name="ro1">
          <table:table-cell office:value-type="string">
            <text:p>NGC 1326</text:p>
          </table:table-cell>
          <table:table-cell office:value-type="float" office:value="35.51">
            <text:p>35.51</text:p>
          </table:table-cell>
          <table:table-cell office:value-type="float" office:value="35.57">
            <text:p>35.57</text:p>
          </table:table-cell>
          <table:table-cell/>
          <table:table-cell table:formula="oooc:=(10^[.B241])*10000000/3.83E+033*10^-9.51" office:value-type="float" office:value="0.261096605744124">
            <text:p>2.61E-01</text:p>
          </table:table-cell>
          <table:table-cell table:formula="oooc:=(10^[.C241])*10000000/3.83E+033*10^-9.33" office:value-type="float" office:value="0.45373389784579">
            <text:p>4.54E-01</text:p>
          </table:table-cell>
        </table:table-row>
        <table:table-row table:style-name="ro1">
          <table:table-cell office:value-type="string">
            <text:p>PGC 13005</text:p>
          </table:table-cell>
          <table:table-cell office:value-type="float" office:value="34.47">
            <text:p>34.47</text:p>
          </table:table-cell>
          <table:table-cell office:value-type="float" office:value="34.86">
            <text:p>34.86</text:p>
          </table:table-cell>
          <table:table-cell/>
          <table:table-cell table:formula="oooc:=(10^[.B242])*10000000/3.83E+033*10^-9.51" office:value-type="float" office:value="0.0238122934557678">
            <text:p>2.38E-02</text:p>
          </table:table-cell>
          <table:table-cell table:formula="oooc:=(10^[.C242])*10000000/3.83E+033*10^-9.33" office:value-type="float" office:value="0.0884710590441781">
            <text:p>8.85E-02</text:p>
          </table:table-cell>
        </table:table-row>
        <table:table-row table:style-name="ro1">
          <table:table-cell office:value-type="string">
            <text:p>NGC 1346</text:p>
          </table:table-cell>
          <table:table-cell office:value-type="float" office:value="35.79">
            <text:p>35.79</text:p>
          </table:table-cell>
          <table:table-cell office:value-type="float" office:value="35.89">
            <text:p>35.89</text:p>
          </table:table-cell>
          <table:table-cell/>
          <table:table-cell table:formula="oooc:=(10^[.B243])*10000000/3.83E+033*10^-9.51" office:value-type="float" office:value="0.497509325838967">
            <text:p>4.98E-01</text:p>
          </table:table-cell>
          <table:table-cell table:formula="oooc:=(10^[.C243])*10000000/3.83E+033*10^-9.33" office:value-type="float" office:value="0.947984477206532">
            <text:p>9.48E-01</text:p>
          </table:table-cell>
        </table:table-row>
        <table:table-row table:style-name="ro1">
          <table:table-cell office:value-type="string">
            <text:p>PGC 13058</text:p>
          </table:table-cell>
          <table:table-cell office:value-type="float" office:value="0">
            <text:p>0</text:p>
          </table:table-cell>
          <table:table-cell office:value-type="float" office:value="34.79">
            <text:p>34.79</text:p>
          </table:table-cell>
          <table:table-cell/>
          <table:table-cell table:formula="oooc:=(10^[.B244])*10000000/3.83E+033*10^-9.51" office:value-type="float" office:value="8.06865648175873E-037">
            <text:p>8.07E-37</text:p>
          </table:table-cell>
          <table:table-cell table:formula="oooc:=(10^[.C244])*10000000/3.83E+033*10^-9.33" office:value-type="float" office:value="0.0753010836325483">
            <text:p>7.53E-02</text:p>
          </table:table-cell>
        </table:table-row>
        <table:table-row table:style-name="ro1">
          <table:table-cell office:value-type="string">
            <text:p>ESO 418-G008</text:p>
          </table:table-cell>
          <table:table-cell office:value-type="float" office:value="35.16">
            <text:p>35.16</text:p>
          </table:table-cell>
          <table:table-cell office:value-type="float" office:value="35.06">
            <text:p>35.06</text:p>
          </table:table-cell>
          <table:table-cell/>
          <table:table-cell table:formula="oooc:=(10^[.B245])*10000000/3.83E+033*10^-9.51" office:value-type="float" office:value="0.116627569752209">
            <text:p>1.17E-01</text:p>
          </table:table-cell>
          <table:table-cell table:formula="oooc:=(10^[.C245])*10000000/3.83E+033*10^-9.33" office:value-type="float" office:value="0.140217179208944">
            <text:p>1.40E-01</text:p>
          </table:table-cell>
        </table:table-row>
        <table:table-row table:style-name="ro1">
          <table:table-cell office:value-type="string">
            <text:p>NGC 1365</text:p>
          </table:table-cell>
          <table:table-cell office:value-type="float" office:value="0">
            <text:p>0</text:p>
          </table:table-cell>
          <table:table-cell office:value-type="float" office:value="36.63">
            <text:p>36.63</text:p>
          </table:table-cell>
          <table:table-cell/>
          <table:table-cell table:formula="oooc:=(10^[.B246])*10000000/3.83E+033*10^-9.51" office:value-type="float" office:value="8.06865648175873E-037">
            <text:p>8.07E-37</text:p>
          </table:table-cell>
          <table:table-cell table:formula="oooc:=(10^[.C246])*10000000/3.83E+033*10^-9.33" office:value-type="float" office:value="5.20956218007543">
            <text:p>5.21E+00</text:p>
          </table:table-cell>
        </table:table-row>
        <table:table-row table:style-name="ro1">
          <table:table-cell office:value-type="string">
            <text:p>PGC 13186</text:p>
          </table:table-cell>
          <table:table-cell office:value-type="float" office:value="0">
            <text:p>0</text:p>
          </table:table-cell>
          <table:table-cell office:value-type="float" office:value="33.41">
            <text:p>33.41</text:p>
          </table:table-cell>
          <table:table-cell/>
          <table:table-cell table:formula="oooc:=(10^[.B247])*10000000/3.83E+033*10^-9.51" office:value-type="float" office:value="8.06865648175873E-037">
            <text:p>8.07E-37</text:p>
          </table:table-cell>
          <table:table-cell table:formula="oooc:=(10^[.C247])*10000000/3.83E+033*10^-9.33" office:value-type="float" office:value="0.00313907163085484">
            <text:p>3.14E-03</text:p>
          </table:table-cell>
        </table:table-row>
        <table:table-row table:style-name="ro1">
          <table:table-cell office:value-type="string">
            <text:p>NGC 1361</text:p>
          </table:table-cell>
          <table:table-cell office:value-type="float" office:value="34.91">
            <text:p>34.91</text:p>
          </table:table-cell>
          <table:table-cell office:value-type="float" office:value="35.24">
            <text:p>35.24</text:p>
          </table:table-cell>
          <table:table-cell/>
          <table:table-cell table:formula="oooc:=(10^[.B248])*10000000/3.83E+033*10^-9.51" office:value-type="float" office:value="0.065584502128187">
            <text:p>6.56E-02</text:p>
          </table:table-cell>
          <table:table-cell table:formula="oooc:=(10^[.C248])*10000000/3.83E+033*10^-9.33" office:value-type="float" office:value="0.212227288815693">
            <text:p>2.12E-01</text:p>
          </table:table-cell>
        </table:table-row>
        <table:table-row table:style-name="ro1">
          <table:table-cell office:value-type="string">
            <text:p>PGC 13230</text:p>
          </table:table-cell>
          <table:table-cell office:value-type="float" office:value="32.63">
            <text:p>32.63</text:p>
          </table:table-cell>
          <table:table-cell office:value-type="float" office:value="33.64">
            <text:p>33.64</text:p>
          </table:table-cell>
          <table:table-cell/>
          <table:table-cell table:formula="oooc:=(10^[.B249])*10000000/3.83E+033*10^-9.51" office:value-type="float" office:value="0.000344192359936401">
            <text:p>3.44E-04</text:p>
          </table:table-cell>
          <table:table-cell table:formula="oooc:=(10^[.C249])*10000000/3.83E+033*10^-9.33" office:value-type="float" office:value="0.00533090847172202">
            <text:p>5.33E-03</text:p>
          </table:table-cell>
        </table:table-row>
        <table:table-row table:style-name="ro1">
          <table:table-cell office:value-type="string">
            <text:p>NGC 1373</text:p>
          </table:table-cell>
          <table:table-cell office:value-type="float" office:value="33.4">
            <text:p>33.4</text:p>
          </table:table-cell>
          <table:table-cell office:value-type="float" office:value="33.98">
            <text:p>33.98</text:p>
          </table:table-cell>
          <table:table-cell/>
          <table:table-cell table:formula="oooc:=(10^[.B250])*10000000/3.83E+033*10^-9.51" office:value-type="float" office:value="0.00202675487370415">
            <text:p>2.03E-03</text:p>
          </table:table-cell>
          <table:table-cell table:formula="oooc:=(10^[.C250])*10000000/3.83E+033*10^-9.33" office:value-type="float" office:value="0.0116627569752209">
            <text:p>1.17E-02</text:p>
          </table:table-cell>
        </table:table-row>
        <table:table-row table:style-name="ro1">
          <table:table-cell office:value-type="string">
            <text:p>NGC 1374</text:p>
          </table:table-cell>
          <table:table-cell office:value-type="float" office:value="34.28">
            <text:p>34.28</text:p>
          </table:table-cell>
          <table:table-cell office:value-type="float" office:value="34.72">
            <text:p>34.72</text:p>
          </table:table-cell>
          <table:table-cell/>
          <table:table-cell table:formula="oooc:=(10^[.B251])*10000000/3.83E+033*10^-9.51" office:value-type="float" office:value="0.0153745079727308">
            <text:p>1.54E-02</text:p>
          </table:table-cell>
          <table:table-cell table:formula="oooc:=(10^[.C251])*10000000/3.83E+033*10^-9.33" office:value-type="float" office:value="0.0640916165975202">
            <text:p>6.41E-02</text:p>
          </table:table-cell>
        </table:table-row>
        <table:table-row table:style-name="ro1">
          <table:table-cell office:value-type="string">
            <text:p>NGC 1375</text:p>
          </table:table-cell>
          <table:table-cell office:value-type="float" office:value="33.33">
            <text:p>33.33</text:p>
          </table:table-cell>
          <table:table-cell office:value-type="float" office:value="33.83">
            <text:p>33.83</text:p>
          </table:table-cell>
          <table:table-cell/>
          <table:table-cell table:formula="oooc:=(10^[.B252])*10000000/3.83E+033*10^-9.51" office:value-type="float" office:value="0.00172504816712165">
            <text:p>1.73E-03</text:p>
          </table:table-cell>
          <table:table-cell table:formula="oooc:=(10^[.C252])*10000000/3.83E+033*10^-9.33" office:value-type="float" office:value="0.00825659963490435">
            <text:p>8.26E-03</text:p>
          </table:table-cell>
        </table:table-row>
        <table:table-row table:style-name="ro1">
          <table:table-cell office:value-type="string">
            <text:p>NGC 1379</text:p>
          </table:table-cell>
          <table:table-cell office:value-type="float" office:value="34.17">
            <text:p>34.17</text:p>
          </table:table-cell>
          <table:table-cell office:value-type="float" office:value="34.65">
            <text:p>34.65</text:p>
          </table:table-cell>
          <table:table-cell/>
          <table:table-cell table:formula="oooc:=(10^[.B253])*10000000/3.83E+033*10^-9.51" office:value-type="float" office:value="0.0119344174834172">
            <text:p>1.19E-02</text:p>
          </table:table-cell>
          <table:table-cell table:formula="oooc:=(10^[.C253])*10000000/3.83E+033*10^-9.33" office:value-type="float" office:value="0.0545508128160322">
            <text:p>5.46E-02</text:p>
          </table:table-cell>
        </table:table-row>
        <table:table-row table:style-name="ro1">
          <table:table-cell office:value-type="string">
            <text:p>UGCA 080</text:p>
          </table:table-cell>
          <table:table-cell office:value-type="float" office:value="35.69">
            <text:p>35.69</text:p>
          </table:table-cell>
          <table:table-cell office:value-type="float" office:value="35.59">
            <text:p>35.59</text:p>
          </table:table-cell>
          <table:table-cell/>
          <table:table-cell table:formula="oooc:=(10^[.B254])*10000000/3.83E+033*10^-9.51" office:value-type="float" office:value="0.395185704552533">
            <text:p>3.95E-01</text:p>
          </table:table-cell>
          <table:table-cell table:formula="oooc:=(10^[.C254])*10000000/3.83E+033*10^-9.33" office:value-type="float" office:value="0.475117717652741">
            <text:p>4.75E-01</text:p>
          </table:table-cell>
        </table:table-row>
        <table:table-row table:style-name="ro1">
          <table:table-cell office:value-type="string">
            <text:p>NGC 1380</text:p>
          </table:table-cell>
          <table:table-cell office:value-type="float" office:value="34.96">
            <text:p>34.96</text:p>
          </table:table-cell>
          <table:table-cell office:value-type="float" office:value="35.42">
            <text:p>35.42</text:p>
          </table:table-cell>
          <table:table-cell/>
          <table:table-cell table:formula="oooc:=(10^[.B255])*10000000/3.83E+033*10^-9.51" office:value-type="float" office:value="0.0735870217040329">
            <text:p>7.36E-02</text:p>
          </table:table-cell>
          <table:table-cell table:formula="oooc:=(10^[.C255])*10000000/3.83E+033*10^-9.33" office:value-type="float" office:value="0.321219000212111">
            <text:p>3.21E-01</text:p>
          </table:table-cell>
        </table:table-row>
        <table:table-row table:style-name="ro1">
          <table:table-cell office:value-type="string">
            <text:p>NGC 1381</text:p>
          </table:table-cell>
          <table:table-cell office:value-type="float" office:value="34.34">
            <text:p>34.34</text:p>
          </table:table-cell>
          <table:table-cell office:value-type="float" office:value="34.75">
            <text:p>34.75</text:p>
          </table:table-cell>
          <table:table-cell/>
          <table:table-cell table:formula="oooc:=(10^[.B256])*10000000/3.83E+033*10^-9.51" office:value-type="float" office:value="0.0176522970076237">
            <text:p>1.77E-02</text:p>
          </table:table-cell>
          <table:table-cell table:formula="oooc:=(10^[.C256])*10000000/3.83E+033*10^-9.33" office:value-type="float" office:value="0.0686754044881301">
            <text:p>6.87E-02</text:p>
          </table:table-cell>
        </table:table-row>
        <table:table-row table:style-name="ro1">
          <table:table-cell office:value-type="string">
            <text:p>NGC 1386</text:p>
          </table:table-cell>
          <table:table-cell office:value-type="float" office:value="34.21">
            <text:p>34.21</text:p>
          </table:table-cell>
          <table:table-cell office:value-type="float" office:value="34.49">
            <text:p>34.49</text:p>
          </table:table-cell>
          <table:table-cell/>
          <table:table-cell table:formula="oooc:=(10^[.B257])*10000000/3.83E+033*10^-9.51" office:value-type="float" office:value="0.0130858285542369">
            <text:p>1.31E-02</text:p>
          </table:table-cell>
          <table:table-cell table:formula="oooc:=(10^[.C257])*10000000/3.83E+033*10^-9.33" office:value-type="float" office:value="0.037739941794933">
            <text:p>3.77E-02</text:p>
          </table:table-cell>
        </table:table-row>
        <table:table-row table:style-name="ro1">
          <table:table-cell office:value-type="string">
            <text:p>NGC 1380A</text:p>
          </table:table-cell>
          <table:table-cell office:value-type="float" office:value="33.8">
            <text:p>33.8</text:p>
          </table:table-cell>
          <table:table-cell office:value-type="float" office:value="34.48">
            <text:p>34.48</text:p>
          </table:table-cell>
          <table:table-cell/>
          <table:table-cell table:formula="oooc:=(10^[.B258])*10000000/3.83E+033*10^-9.51" office:value-type="float" office:value="0.00509097806725335">
            <text:p>5.09E-03</text:p>
          </table:table-cell>
          <table:table-cell table:formula="oooc:=(10^[.C258])*10000000/3.83E+033*10^-9.33" office:value-type="float" office:value="0.0368808758387139">
            <text:p>3.69E-02</text:p>
          </table:table-cell>
        </table:table-row>
        <table:table-row table:style-name="ro1">
          <table:table-cell office:value-type="string">
            <text:p>PGC 13343</text:p>
          </table:table-cell>
          <table:table-cell office:value-type="float" office:value="0">
            <text:p>0</text:p>
          </table:table-cell>
          <table:table-cell office:value-type="float" office:value="33.95">
            <text:p>33.95</text:p>
          </table:table-cell>
          <table:table-cell/>
          <table:table-cell table:formula="oooc:=(10^[.B259])*10000000/3.83E+033*10^-9.51" office:value-type="float" office:value="8.06865648175873E-037">
            <text:p>8.07E-37</text:p>
          </table:table-cell>
          <table:table-cell table:formula="oooc:=(10^[.C259])*10000000/3.83E+033*10^-9.33" office:value-type="float" office:value="0.0108843181062751">
            <text:p>1.09E-02</text:p>
          </table:table-cell>
        </table:table-row>
        <table:table-row table:style-name="ro1">
          <table:table-cell office:value-type="string">
            <text:p>NGC 1387</text:p>
          </table:table-cell>
          <table:table-cell office:value-type="float" office:value="34.88">
            <text:p>34.88</text:p>
          </table:table-cell>
          <table:table-cell office:value-type="float" office:value="35.11">
            <text:p>35.11</text:p>
          </table:table-cell>
          <table:table-cell/>
          <table:table-cell table:formula="oooc:=(10^[.B260])*10000000/3.83E+033*10^-9.51" office:value-type="float" office:value="0.0612070186767608">
            <text:p>6.12E-02</text:p>
          </table:table-cell>
          <table:table-cell table:formula="oooc:=(10^[.C260])*10000000/3.83E+033*10^-9.33" office:value-type="float" office:value="0.1573262626826">
            <text:p>1.57E-01</text:p>
          </table:table-cell>
        </table:table-row>
        <table:table-row table:style-name="ro1">
          <table:table-cell office:value-type="string">
            <text:p>NGC 1380B</text:p>
          </table:table-cell>
          <table:table-cell office:value-type="float" office:value="34.06">
            <text:p>34.06</text:p>
          </table:table-cell>
          <table:table-cell office:value-type="float" office:value="34.42">
            <text:p>34.42</text:p>
          </table:table-cell>
          <table:table-cell/>
          <table:table-cell table:formula="oooc:=(10^[.B261])*10000000/3.83E+033*10^-9.51" office:value-type="float" office:value="0.00926405716014563">
            <text:p>9.26E-03</text:p>
          </table:table-cell>
          <table:table-cell table:formula="oooc:=(10^[.C261])*10000000/3.83E+033*10^-9.33" office:value-type="float" office:value="0.0321219000212111">
            <text:p>3.21E-02</text:p>
          </table:table-cell>
        </table:table-row>
        <table:table-row table:style-name="ro1">
          <table:table-cell office:value-type="string">
            <text:p>NGC 1389</text:p>
          </table:table-cell>
          <table:table-cell office:value-type="float" office:value="34.06">
            <text:p>34.06</text:p>
          </table:table-cell>
          <table:table-cell office:value-type="float" office:value="34.63">
            <text:p>34.63</text:p>
          </table:table-cell>
          <table:table-cell/>
          <table:table-cell table:formula="oooc:=(10^[.B262])*10000000/3.83E+033*10^-9.51" office:value-type="float" office:value="0.00926405716014563">
            <text:p>9.26E-03</text:p>
          </table:table-cell>
          <table:table-cell table:formula="oooc:=(10^[.C262])*10000000/3.83E+033*10^-9.33" office:value-type="float" office:value="0.0520956218007543">
            <text:p>5.21E-02</text:p>
          </table:table-cell>
        </table:table-row>
        <table:table-row table:style-name="ro1">
          <table:table-cell office:value-type="string">
            <text:p>NGC 1385</text:p>
          </table:table-cell>
          <table:table-cell office:value-type="float" office:value="36.19">
            <text:p>36.19</text:p>
          </table:table-cell>
          <table:table-cell office:value-type="float" office:value="36.15">
            <text:p>36.15</text:p>
          </table:table-cell>
          <table:table-cell/>
          <table:table-cell table:formula="oooc:=(10^[.B263])*10000000/3.83E+033*10^-9.51" office:value-type="float" office:value="1.24968692512438">
            <text:p>1.25E+00</text:p>
          </table:table-cell>
          <table:table-cell table:formula="oooc:=(10^[.C263])*10000000/3.83E+033*10^-9.33" office:value-type="float" office:value="1.72504816712165">
            <text:p>1.73E+00</text:p>
          </table:table-cell>
        </table:table-row>
        <table:table-row table:style-name="ro1">
          <table:table-cell office:value-type="string">
            <text:p>NGC 1383</text:p>
          </table:table-cell>
          <table:table-cell office:value-type="float" office:value="34.44">
            <text:p>34.44</text:p>
          </table:table-cell>
          <table:table-cell office:value-type="float" office:value="34.53">
            <text:p>34.53</text:p>
          </table:table-cell>
          <table:table-cell/>
          <table:table-cell table:formula="oooc:=(10^[.B264])*10000000/3.83E+033*10^-9.51" office:value-type="float" office:value="0.0222229252794353">
            <text:p>2.22E-02</text:p>
          </table:table-cell>
          <table:table-cell table:formula="oooc:=(10^[.C264])*10000000/3.83E+033*10^-9.33" office:value-type="float" office:value="0.0413810233018569">
            <text:p>4.14E-02</text:p>
          </table:table-cell>
        </table:table-row>
        <table:table-row table:style-name="ro1">
          <table:table-cell office:value-type="string">
            <text:p>NGC 1396</text:p>
          </table:table-cell>
          <table:table-cell office:value-type="float" office:value="0">
            <text:p>0</text:p>
          </table:table-cell>
          <table:table-cell office:value-type="float" office:value="33.28">
            <text:p>33.28</text:p>
          </table:table-cell>
          <table:table-cell/>
          <table:table-cell table:formula="oooc:=(10^[.B265])*10000000/3.83E+033*10^-9.51" office:value-type="float" office:value="8.06865648175873E-037">
            <text:p>8.07E-37</text:p>
          </table:table-cell>
          <table:table-cell table:formula="oooc:=(10^[.C265])*10000000/3.83E+033*10^-9.33" office:value-type="float" office:value="0.00232702594812989">
            <text:p>2.33E-03</text:p>
          </table:table-cell>
        </table:table-row>
        <table:table-row table:style-name="ro1">
          <table:table-cell office:value-type="string">
            <text:p>ESO 358-G042</text:p>
          </table:table-cell>
          <table:table-cell office:value-type="float" office:value="0">
            <text:p>0</text:p>
          </table:table-cell>
          <table:table-cell office:value-type="float" office:value="33.4">
            <text:p>33.4</text:p>
          </table:table-cell>
          <table:table-cell/>
          <table:table-cell table:formula="oooc:=(10^[.B266])*10000000/3.83E+033*10^-9.51" office:value-type="float" office:value="8.06865648175873E-037">
            <text:p>8.07E-37</text:p>
          </table:table-cell>
          <table:table-cell table:formula="oooc:=(10^[.C266])*10000000/3.83E+033*10^-9.33" office:value-type="float" office:value="0.00306761763691782">
            <text:p>3.07E-03</text:p>
          </table:table-cell>
        </table:table-row>
        <table:table-row table:style-name="ro1">
          <table:table-cell office:value-type="string">
            <text:p>NGC 1399</text:p>
          </table:table-cell>
          <table:table-cell office:value-type="float" office:value="35.47">
            <text:p>35.47</text:p>
          </table:table-cell>
          <table:table-cell office:value-type="float" office:value="35.56">
            <text:p>35.56</text:p>
          </table:table-cell>
          <table:table-cell/>
          <table:table-cell table:formula="oooc:=(10^[.B267])*10000000/3.83E+033*10^-9.51" office:value-type="float" office:value="0.238122934557678">
            <text:p>2.38E-01</text:p>
          </table:table-cell>
          <table:table-cell table:formula="oooc:=(10^[.C267])*10000000/3.83E+033*10^-9.33" office:value-type="float" office:value="0.44340565338427">
            <text:p>4.43E-01</text:p>
          </table:table-cell>
        </table:table-row>
        <table:table-row table:style-name="ro1">
          <table:table-cell office:value-type="string">
            <text:p>NGC 1393</text:p>
          </table:table-cell>
          <table:table-cell office:value-type="float" office:value="34.42">
            <text:p>34.42</text:p>
          </table:table-cell>
          <table:table-cell office:value-type="float" office:value="34.75">
            <text:p>34.75</text:p>
          </table:table-cell>
          <table:table-cell/>
          <table:table-cell table:formula="oooc:=(10^[.B268])*10000000/3.83E+033*10^-9.51" office:value-type="float" office:value="0.0212227288815693">
            <text:p>2.12E-02</text:p>
          </table:table-cell>
          <table:table-cell table:formula="oooc:=(10^[.C268])*10000000/3.83E+033*10^-9.33" office:value-type="float" office:value="0.0686754044881301">
            <text:p>6.87E-02</text:p>
          </table:table-cell>
        </table:table-row>
        <table:table-row table:style-name="ro1">
          <table:table-cell office:value-type="string">
            <text:p>NGC 1404</text:p>
          </table:table-cell>
          <table:table-cell office:value-type="float" office:value="34.9">
            <text:p>34.9</text:p>
          </table:table-cell>
          <table:table-cell office:value-type="float" office:value="35.18">
            <text:p>35.18</text:p>
          </table:table-cell>
          <table:table-cell/>
          <table:table-cell table:formula="oooc:=(10^[.B269])*10000000/3.83E+033*10^-9.51" office:value-type="float" office:value="0.0640916165975202">
            <text:p>6.41E-02</text:p>
          </table:table-cell>
          <table:table-cell table:formula="oooc:=(10^[.C269])*10000000/3.83E+033*10^-9.33" office:value-type="float" office:value="0.184842241353561">
            <text:p>1.85E-01</text:p>
          </table:table-cell>
        </table:table-row>
        <table:table-row table:style-name="ro1">
          <table:table-cell office:value-type="string">
            <text:p>NGC 1391</text:p>
          </table:table-cell>
          <table:table-cell office:value-type="float" office:value="34.59">
            <text:p>34.59</text:p>
          </table:table-cell>
          <table:table-cell office:value-type="float" office:value="34.94">
            <text:p>34.94</text:p>
          </table:table-cell>
          <table:table-cell/>
          <table:table-cell table:formula="oooc:=(10^[.B270])*10000000/3.83E+033*10^-9.51" office:value-type="float" office:value="0.0313907163085489">
            <text:p>3.14E-02</text:p>
          </table:table-cell>
          <table:table-cell table:formula="oooc:=(10^[.C270])*10000000/3.83E+033*10^-9.33" office:value-type="float" office:value="0.106365607781752">
            <text:p>1.06E-01</text:p>
          </table:table-cell>
        </table:table-row>
        <table:table-row table:style-name="ro1">
          <table:table-cell office:value-type="string">
            <text:p>NGC 1394</text:p>
          </table:table-cell>
          <table:table-cell office:value-type="float" office:value="34.9">
            <text:p>34.9</text:p>
          </table:table-cell>
          <table:table-cell office:value-type="float" office:value="35.27">
            <text:p>35.27</text:p>
          </table:table-cell>
          <table:table-cell/>
          <table:table-cell table:formula="oooc:=(10^[.B271])*10000000/3.83E+033*10^-9.51" office:value-type="float" office:value="0.0640916165975202">
            <text:p>6.41E-02</text:p>
          </table:table-cell>
          <table:table-cell table:formula="oooc:=(10^[.C271])*10000000/3.83E+033*10^-9.33" office:value-type="float" office:value="0.227405637064252">
            <text:p>2.27E-01</text:p>
          </table:table-cell>
        </table:table-row>
        <table:table-row table:style-name="ro1">
          <table:table-cell office:value-type="string">
            <text:p>AM 0337-355</text:p>
          </table:table-cell>
          <table:table-cell office:value-type="float" office:value="32.44">
            <text:p>32.44</text:p>
          </table:table-cell>
          <table:table-cell office:value-type="float" office:value="33.04">
            <text:p>33.04</text:p>
          </table:table-cell>
          <table:table-cell/>
          <table:table-cell table:formula="oooc:=(10^[.B272])*10000000/3.83E+033*10^-9.51" office:value-type="float" office:value="0.000222229252794353">
            <text:p>2.22E-04</text:p>
          </table:table-cell>
          <table:table-cell table:formula="oooc:=(10^[.C272])*10000000/3.83E+033*10^-9.33" office:value-type="float" office:value="0.0013390636657738">
            <text:p>1.34E-03</text:p>
          </table:table-cell>
        </table:table-row>
        <table:table-row table:style-name="ro1">
          <table:table-cell office:value-type="string">
            <text:p>NGC 1400</text:p>
          </table:table-cell>
          <table:table-cell office:value-type="float" office:value="35.09">
            <text:p>35.09</text:p>
          </table:table-cell>
          <table:table-cell office:value-type="float" office:value="35.28">
            <text:p>35.28</text:p>
          </table:table-cell>
          <table:table-cell/>
          <table:table-cell table:formula="oooc:=(10^[.B273])*10000000/3.83E+033*10^-9.51" office:value-type="float" office:value="0.0992661609192074">
            <text:p>9.93E-02</text:p>
          </table:table-cell>
          <table:table-cell table:formula="oooc:=(10^[.C273])*10000000/3.83E+033*10^-9.33" office:value-type="float" office:value="0.232702594812989">
            <text:p>2.33E-01</text:p>
          </table:table-cell>
        </table:table-row>
        <table:table-row table:style-name="ro1">
          <table:table-cell office:value-type="string">
            <text:p>IC 0343</text:p>
          </table:table-cell>
          <table:table-cell office:value-type="float" office:value="0">
            <text:p>0</text:p>
          </table:table-cell>
          <table:table-cell office:value-type="float" office:value="34.38">
            <text:p>34.38</text:p>
          </table:table-cell>
          <table:table-cell/>
          <table:table-cell table:formula="oooc:=(10^[.B274])*10000000/3.83E+033*10^-9.51" office:value-type="float" office:value="8.06865648175873E-037">
            <text:p>8.07E-37</text:p>
          </table:table-cell>
          <table:table-cell table:formula="oooc:=(10^[.C274])*10000000/3.83E+033*10^-9.33" office:value-type="float" office:value="0.0292955210000514">
            <text:p>2.93E-02</text:p>
          </table:table-cell>
        </table:table-row>
        <table:table-row table:style-name="ro1">
          <table:table-cell office:value-type="string">
            <text:p>NGC 1427A</text:p>
          </table:table-cell>
          <table:table-cell office:value-type="float" office:value="35.44">
            <text:p>35.44</text:p>
          </table:table-cell>
          <table:table-cell office:value-type="float" office:value="35.39">
            <text:p>35.39</text:p>
          </table:table-cell>
          <table:table-cell/>
          <table:table-cell table:formula="oooc:=(10^[.B275])*10000000/3.83E+033*10^-9.51" office:value-type="float" office:value="0.222229252794353">
            <text:p>2.22E-01</text:p>
          </table:table-cell>
          <table:table-cell table:formula="oooc:=(10^[.C275])*10000000/3.83E+033*10^-9.33" office:value-type="float" office:value="0.299779013445662">
            <text:p>3.00E-01</text:p>
          </table:table-cell>
        </table:table-row>
        <table:table-row table:style-name="ro1">
          <table:table-cell office:value-type="string">
            <text:p>NGC 1407</text:p>
          </table:table-cell>
          <table:table-cell office:value-type="float" office:value="35.26">
            <text:p>35.26</text:p>
          </table:table-cell>
          <table:table-cell office:value-type="float" office:value="35.37">
            <text:p>35.37</text:p>
          </table:table-cell>
          <table:table-cell/>
          <table:table-cell table:formula="oooc:=(10^[.B276])*10000000/3.83E+033*10^-9.51" office:value-type="float" office:value="0.146825411276853">
            <text:p>1.47E-01</text:p>
          </table:table-cell>
          <table:table-cell table:formula="oooc:=(10^[.C276])*10000000/3.83E+033*10^-9.33" office:value-type="float" office:value="0.286286735285425">
            <text:p>2.86E-01</text:p>
          </table:table-cell>
        </table:table-row>
        <table:table-row table:style-name="ro1">
          <table:table-cell office:value-type="string">
            <text:p>ESO 548-G068</text:p>
          </table:table-cell>
          <table:table-cell office:value-type="float" office:value="33.83">
            <text:p>33.83</text:p>
          </table:table-cell>
          <table:table-cell office:value-type="float" office:value="34.33">
            <text:p>34.33</text:p>
          </table:table-cell>
          <table:table-cell/>
          <table:table-cell table:formula="oooc:=(10^[.B277])*10000000/3.83E+033*10^-9.51" office:value-type="float" office:value="0.00545508128160322">
            <text:p>5.46E-03</text:p>
          </table:table-cell>
          <table:table-cell table:formula="oooc:=(10^[.C277])*10000000/3.83E+033*10^-9.33" office:value-type="float" office:value="0.0261096605744124">
            <text:p>2.61E-02</text:p>
          </table:table-cell>
        </table:table-row>
        <table:table-row table:style-name="ro1">
          <table:table-cell office:value-type="string">
            <text:p>PGC 13515</text:p>
          </table:table-cell>
          <table:table-cell office:value-type="float" office:value="0">
            <text:p>0</text:p>
          </table:table-cell>
          <table:table-cell office:value-type="float" office:value="33.67">
            <text:p>33.67</text:p>
          </table:table-cell>
          <table:table-cell/>
          <table:table-cell table:formula="oooc:=(10^[.B278])*10000000/3.83E+033*10^-9.51" office:value-type="float" office:value="8.06865648175873E-037">
            <text:p>8.07E-37</text:p>
          </table:table-cell>
          <table:table-cell table:formula="oooc:=(10^[.C278])*10000000/3.83E+033*10^-9.33" office:value-type="float" office:value="0.00571217134190486">
            <text:p>5.71E-03</text:p>
          </table:table-cell>
        </table:table-row>
        <table:table-row table:style-name="ro1">
          <table:table-cell office:value-type="string">
            <text:p>PGC 13535</text:p>
          </table:table-cell>
          <table:table-cell office:value-type="float" office:value="36.31">
            <text:p>36.31</text:p>
          </table:table-cell>
          <table:table-cell office:value-type="float" office:value="36.22">
            <text:p>36.22</text:p>
          </table:table-cell>
          <table:table-cell/>
          <table:table-cell table:formula="oooc:=(10^[.B279])*10000000/3.83E+033*10^-9.51" office:value-type="float" office:value="1.64740821013106">
            <text:p>1.65E+00</text:p>
          </table:table-cell>
          <table:table-cell table:formula="oooc:=(10^[.C279])*10000000/3.83E+033*10^-9.33" office:value-type="float" office:value="2.02675487370415">
            <text:p>2.03E+00</text:p>
          </table:table-cell>
        </table:table-row>
        <table:table-row table:style-name="ro1">
          <table:table-cell office:value-type="string">
            <text:p>PGC 13600</text:p>
          </table:table-cell>
          <table:table-cell office:value-type="float" office:value="35.66">
            <text:p>35.66</text:p>
          </table:table-cell>
          <table:table-cell office:value-type="float" office:value="35.71">
            <text:p>35.71</text:p>
          </table:table-cell>
          <table:table-cell/>
          <table:table-cell table:formula="oooc:=(10^[.B280])*10000000/3.83E+033*10^-9.51" office:value-type="float" office:value="0.368808758387139">
            <text:p>3.69E-01</text:p>
          </table:table-cell>
          <table:table-cell table:formula="oooc:=(10^[.C280])*10000000/3.83E+033*10^-9.33" office:value-type="float" office:value="0.626327132903262">
            <text:p>6.26E-01</text:p>
          </table:table-cell>
        </table:table-row>
        <table:table-row table:style-name="ro1">
          <table:table-cell office:value-type="string">
            <text:p>IC 0334</text:p>
          </table:table-cell>
          <table:table-cell office:value-type="float" office:value="0">
            <text:p>0</text:p>
          </table:table-cell>
          <table:table-cell office:value-type="float" office:value="35.82">
            <text:p>35.82</text:p>
          </table:table-cell>
          <table:table-cell/>
          <table:table-cell table:formula="oooc:=(10^[.B281])*10000000/3.83E+033*10^-9.51" office:value-type="float" office:value="8.06865648175873E-037">
            <text:p>8.07E-37</text:p>
          </table:table-cell>
          <table:table-cell table:formula="oooc:=(10^[.C281])*10000000/3.83E+033*10^-9.33" office:value-type="float" office:value="0.806865648175873">
            <text:p>8.07E-01</text:p>
          </table:table-cell>
        </table:table-row>
        <table:table-row table:style-name="ro1">
          <table:table-cell office:value-type="string">
            <text:p>PGC 13820</text:p>
          </table:table-cell>
          <table:table-cell office:value-type="float" office:value="35.69">
            <text:p>35.69</text:p>
          </table:table-cell>
          <table:table-cell office:value-type="float" office:value="35.65">
            <text:p>35.65</text:p>
          </table:table-cell>
          <table:table-cell/>
          <table:table-cell table:formula="oooc:=(10^[.B282])*10000000/3.83E+033*10^-9.51" office:value-type="float" office:value="0.395185704552533">
            <text:p>3.95E-01</text:p>
          </table:table-cell>
          <table:table-cell table:formula="oooc:=(10^[.C282])*10000000/3.83E+033*10^-9.33" office:value-type="float" office:value="0.545508128160322">
            <text:p>5.46E-01</text:p>
          </table:table-cell>
        </table:table-row>
        <table:table-row table:style-name="ro1">
          <table:table-cell office:value-type="string">
            <text:p>NGC 1481</text:p>
          </table:table-cell>
          <table:table-cell office:value-type="float" office:value="34.99">
            <text:p>34.99</text:p>
          </table:table-cell>
          <table:table-cell office:value-type="float" office:value="35.03">
            <text:p>35.03</text:p>
          </table:table-cell>
          <table:table-cell/>
          <table:table-cell table:formula="oooc:=(10^[.B283])*10000000/3.83E+033*10^-9.51" office:value-type="float" office:value="0.0788499143708102">
            <text:p>7.88E-02</text:p>
          </table:table-cell>
          <table:table-cell table:formula="oooc:=(10^[.C283])*10000000/3.83E+033*10^-9.33" office:value-type="float" office:value="0.130858285542369">
            <text:p>1.31E-01</text:p>
          </table:table-cell>
        </table:table-row>
        <table:table-row table:style-name="ro1">
          <table:table-cell office:value-type="string">
            <text:p>NGC 1482</text:p>
          </table:table-cell>
          <table:table-cell office:value-type="float" office:value="34.77">
            <text:p>34.77</text:p>
          </table:table-cell>
          <table:table-cell office:value-type="float" office:value="35.15">
            <text:p>35.15</text:p>
          </table:table-cell>
          <table:table-cell/>
          <table:table-cell table:formula="oooc:=(10^[.B284])*10000000/3.83E+033*10^-9.51" office:value-type="float" office:value="0.0475117717652741">
            <text:p>4.75E-02</text:p>
          </table:table-cell>
          <table:table-cell table:formula="oooc:=(10^[.C284])*10000000/3.83E+033*10^-9.33" office:value-type="float" office:value="0.172504816712165">
            <text:p>1.73E-01</text:p>
          </table:table-cell>
        </table:table-row>
        <table:table-row table:style-name="ro1">
          <table:table-cell office:value-type="string">
            <text:p>PGC 14100</text:p>
          </table:table-cell>
          <table:table-cell office:value-type="float" office:value="36.21">
            <text:p>36.21</text:p>
          </table:table-cell>
          <table:table-cell office:value-type="float" office:value="36.07">
            <text:p>36.07</text:p>
          </table:table-cell>
          <table:table-cell/>
          <table:table-cell table:formula="oooc:=(10^[.B285])*10000000/3.83E+033*10^-9.51" office:value-type="float" office:value="1.30858285542369">
            <text:p>1.31E+00</text:p>
          </table:table-cell>
          <table:table-cell table:formula="oooc:=(10^[.C285])*10000000/3.83E+033*10^-9.33" office:value-type="float" office:value="1.43483256881886">
            <text:p>1.43E+00</text:p>
          </table:table-cell>
        </table:table-row>
        <table:table-row table:style-name="ro1">
          <table:table-cell office:value-type="string">
            <text:p>NGC 1510</text:p>
          </table:table-cell>
          <table:table-cell office:value-type="float" office:value="34.98">
            <text:p>34.98</text:p>
          </table:table-cell>
          <table:table-cell office:value-type="float" office:value="34.91">
            <text:p>34.91</text:p>
          </table:table-cell>
          <table:table-cell/>
          <table:table-cell table:formula="oooc:=(10^[.B286])*10000000/3.83E+033*10^-9.51" office:value-type="float" office:value="0.0770550711923333">
            <text:p>7.71E-02</text:p>
          </table:table-cell>
          <table:table-cell table:formula="oooc:=(10^[.C286])*10000000/3.83E+033*10^-9.33" office:value-type="float" office:value="0.0992661609192058">
            <text:p>9.93E-02</text:p>
          </table:table-cell>
        </table:table-row>
        <table:table-row table:style-name="ro1">
          <table:table-cell office:value-type="string">
            <text:p>NGC 1512</text:p>
          </table:table-cell>
          <table:table-cell office:value-type="float" office:value="35.58">
            <text:p>35.58</text:p>
          </table:table-cell>
          <table:table-cell office:value-type="float" office:value="35.53">
            <text:p>35.53</text:p>
          </table:table-cell>
          <table:table-cell/>
          <table:table-cell table:formula="oooc:=(10^[.B287])*10000000/3.83E+033*10^-9.51" office:value-type="float" office:value="0.306761763691782">
            <text:p>3.07E-01</text:p>
          </table:table-cell>
          <table:table-cell table:formula="oooc:=(10^[.C287])*10000000/3.83E+033*10^-9.33" office:value-type="float" office:value="0.413810233018569">
            <text:p>4.14E-01</text:p>
          </table:table-cell>
        </table:table-row>
        <table:table-row table:style-name="ro1">
          <table:table-cell office:value-type="string">
            <text:p>UGC 02955</text:p>
          </table:table-cell>
          <table:table-cell office:value-type="float" office:value="34.67">
            <text:p>34.67</text:p>
          </table:table-cell>
          <table:table-cell office:value-type="float" office:value="34.66">
            <text:p>34.66</text:p>
          </table:table-cell>
          <table:table-cell/>
          <table:table-cell table:formula="oooc:=(10^[.B288])*10000000/3.83E+033*10^-9.51" office:value-type="float" office:value="0.037739941794933">
            <text:p>3.77E-02</text:p>
          </table:table-cell>
          <table:table-cell table:formula="oooc:=(10^[.C288])*10000000/3.83E+033*10^-9.33" office:value-type="float" office:value="0.0558214644778646">
            <text:p>5.58E-02</text:p>
          </table:table-cell>
        </table:table-row>
        <table:table-row table:style-name="ro1">
          <table:table-cell office:value-type="string">
            <text:p>NGC 1546</text:p>
          </table:table-cell>
          <table:table-cell office:value-type="float" office:value="34.58">
            <text:p>34.58</text:p>
          </table:table-cell>
          <table:table-cell office:value-type="float" office:value="34.93">
            <text:p>34.93</text:p>
          </table:table-cell>
          <table:table-cell/>
          <table:table-cell table:formula="oooc:=(10^[.B289])*10000000/3.83E+033*10^-9.51" office:value-type="float" office:value="0.0306761763691782">
            <text:p>3.07E-02</text:p>
          </table:table-cell>
          <table:table-cell table:formula="oooc:=(10^[.C289])*10000000/3.83E+033*10^-9.33" office:value-type="float" office:value="0.103944430953916">
            <text:p>1.04E-01</text:p>
          </table:table-cell>
        </table:table-row>
        <table:table-row table:style-name="ro1">
          <table:table-cell office:value-type="string">
            <text:p>NGC 1549</text:p>
          </table:table-cell>
          <table:table-cell office:value-type="float" office:value="34.75">
            <text:p>34.75</text:p>
          </table:table-cell>
          <table:table-cell office:value-type="float" office:value="35.27">
            <text:p>35.27</text:p>
          </table:table-cell>
          <table:table-cell/>
          <table:table-cell table:formula="oooc:=(10^[.B290])*10000000/3.83E+033*10^-9.51" office:value-type="float" office:value="0.045373389784579">
            <text:p>4.54E-02</text:p>
          </table:table-cell>
          <table:table-cell table:formula="oooc:=(10^[.C290])*10000000/3.83E+033*10^-9.33" office:value-type="float" office:value="0.227405637064252">
            <text:p>2.27E-01</text:p>
          </table:table-cell>
        </table:table-row>
        <table:table-row table:style-name="ro1">
          <table:table-cell office:value-type="string">
            <text:p>NGC 1553</text:p>
          </table:table-cell>
          <table:table-cell office:value-type="float" office:value="34.92">
            <text:p>34.92</text:p>
          </table:table-cell>
          <table:table-cell office:value-type="float" office:value="35.45">
            <text:p>35.45</text:p>
          </table:table-cell>
          <table:table-cell/>
          <table:table-cell table:formula="oooc:=(10^[.B291])*10000000/3.83E+033*10^-9.51" office:value-type="float" office:value="0.0671121614299967">
            <text:p>6.71E-02</text:p>
          </table:table-cell>
          <table:table-cell table:formula="oooc:=(10^[.C291])*10000000/3.83E+033*10^-9.33" office:value-type="float" office:value="0.344192359936401">
            <text:p>3.44E-01</text:p>
          </table:table-cell>
        </table:table-row>
        <table:table-row table:style-name="ro1">
          <table:table-cell office:value-type="string">
            <text:p>IC 2058</text:p>
          </table:table-cell>
          <table:table-cell office:value-type="float" office:value="34.87">
            <text:p>34.87</text:p>
          </table:table-cell>
          <table:table-cell office:value-type="float" office:value="34.88">
            <text:p>34.88</text:p>
          </table:table-cell>
          <table:table-cell/>
          <table:table-cell table:formula="oooc:=(10^[.B292])*10000000/3.83E+033*10^-9.51" office:value-type="float" office:value="0.0598137768346674">
            <text:p>5.98E-02</text:p>
          </table:table-cell>
          <table:table-cell table:formula="oooc:=(10^[.C292])*10000000/3.83E+033*10^-9.33" office:value-type="float" office:value="0.0926405716014563">
            <text:p>9.26E-02</text:p>
          </table:table-cell>
        </table:table-row>
        <table:table-row table:style-name="ro1">
          <table:table-cell office:value-type="string">
            <text:p>NGC 1566</text:p>
          </table:table-cell>
          <table:table-cell office:value-type="float" office:value="36.6">
            <text:p>36.6</text:p>
          </table:table-cell>
          <table:table-cell office:value-type="float" office:value="36.5">
            <text:p>36.5</text:p>
          </table:table-cell>
          <table:table-cell/>
          <table:table-cell table:formula="oooc:=(10^[.B293])*10000000/3.83E+033*10^-9.51" office:value-type="float" office:value="3.21219000212111">
            <text:p>3.21E+00</text:p>
          </table:table-cell>
          <table:table-cell table:formula="oooc:=(10^[.C293])*10000000/3.83E+033*10^-9.33" office:value-type="float" office:value="3.86190179678383">
            <text:p>3.86E+00</text:p>
          </table:table-cell>
        </table:table-row>
        <table:table-row table:style-name="ro1">
          <table:table-cell office:value-type="string">
            <text:p>NGC 1569</text:p>
          </table:table-cell>
          <table:table-cell office:value-type="float" office:value="35.57">
            <text:p>35.57</text:p>
          </table:table-cell>
          <table:table-cell office:value-type="float" office:value="35.65">
            <text:p>35.65</text:p>
          </table:table-cell>
          <table:table-cell/>
          <table:table-cell table:formula="oooc:=(10^[.B294])*10000000/3.83E+033*10^-9.51" office:value-type="float" office:value="0.299779013445662">
            <text:p>3.00E-01</text:p>
          </table:table-cell>
          <table:table-cell table:formula="oooc:=(10^[.C294])*10000000/3.83E+033*10^-9.33" office:value-type="float" office:value="0.545508128160322">
            <text:p>5.46E-01</text:p>
          </table:table-cell>
        </table:table-row>
        <table:table-row table:style-name="ro1">
          <table:table-cell office:value-type="string">
            <text:p>NGC 1672</text:p>
          </table:table-cell>
          <table:table-cell office:value-type="float" office:value="0">
            <text:p>0</text:p>
          </table:table-cell>
          <table:table-cell office:value-type="float" office:value="36.33">
            <text:p>36.33</text:p>
          </table:table-cell>
          <table:table-cell/>
          <table:table-cell table:formula="oooc:=(10^[.B295])*10000000/3.83E+033*10^-9.51" office:value-type="float" office:value="8.06865648175873E-037">
            <text:p>8.07E-37</text:p>
          </table:table-cell>
          <table:table-cell table:formula="oooc:=(10^[.C295])*10000000/3.83E+033*10^-9.33" office:value-type="float" office:value="2.61096605744124">
            <text:p>2.61E+00</text:p>
          </table:table-cell>
        </table:table-row>
        <table:table-row table:style-name="ro1">
          <table:table-cell office:value-type="string">
            <text:p>NGC 1705</text:p>
          </table:table-cell>
          <table:table-cell office:value-type="float" office:value="0">
            <text:p>0</text:p>
          </table:table-cell>
          <table:table-cell office:value-type="float" office:value="34.84">
            <text:p>34.84</text:p>
          </table:table-cell>
          <table:table-cell/>
          <table:table-cell table:formula="oooc:=(10^[.B296])*10000000/3.83E+033*10^-9.51" office:value-type="float" office:value="8.06865648175873E-037">
            <text:p>8.07E-37</text:p>
          </table:table-cell>
          <table:table-cell table:formula="oooc:=(10^[.C296])*10000000/3.83E+033*10^-9.33" office:value-type="float" office:value="0.0844892054646556">
            <text:p>8.45E-02</text:p>
          </table:table-cell>
        </table:table-row>
        <table:table-row table:style-name="ro1">
          <table:table-cell office:value-type="string">
            <text:p>ESO 422-G027</text:p>
          </table:table-cell>
          <table:table-cell office:value-type="float" office:value="35.97">
            <text:p>35.97</text:p>
          </table:table-cell>
          <table:table-cell office:value-type="float" office:value="35.94">
            <text:p>35.94</text:p>
          </table:table-cell>
          <table:table-cell/>
          <table:table-cell table:formula="oooc:=(10^[.B297])*10000000/3.83E+033*10^-9.51" office:value-type="float" office:value="0.753010836325483">
            <text:p>7.53E-01</text:p>
          </table:table-cell>
          <table:table-cell table:formula="oooc:=(10^[.C297])*10000000/3.83E+033*10^-9.33" office:value-type="float" office:value="1.06365607781752">
            <text:p>1.06E+00</text:p>
          </table:table-cell>
        </table:table-row>
        <table:table-row table:style-name="ro1">
          <table:table-cell office:value-type="string">
            <text:p>NGC 1800</text:p>
          </table:table-cell>
          <table:table-cell office:value-type="float" office:value="34.83">
            <text:p>34.83</text:p>
          </table:table-cell>
          <table:table-cell office:value-type="float" office:value="34.73">
            <text:p>34.73</text:p>
          </table:table-cell>
          <table:table-cell/>
          <table:table-cell table:formula="oooc:=(10^[.B298])*10000000/3.83E+033*10^-9.51" office:value-type="float" office:value="0.0545508128160322">
            <text:p>5.46E-02</text:p>
          </table:table-cell>
          <table:table-cell table:formula="oooc:=(10^[.C298])*10000000/3.83E+033*10^-9.33" office:value-type="float" office:value="0.065584502128187">
            <text:p>6.56E-02</text:p>
          </table:table-cell>
        </table:table-row>
        <table:table-row table:style-name="ro1">
          <table:table-cell office:value-type="string">
            <text:p>NGC 1808</text:p>
          </table:table-cell>
          <table:table-cell office:value-type="float" office:value="0">
            <text:p>0</text:p>
          </table:table-cell>
          <table:table-cell office:value-type="float" office:value="35.43">
            <text:p>35.43</text:p>
          </table:table-cell>
          <table:table-cell/>
          <table:table-cell table:formula="oooc:=(10^[.B299])*10000000/3.83E+033*10^-9.51" office:value-type="float" office:value="8.06865648175873E-037">
            <text:p>8.07E-37</text:p>
          </table:table-cell>
          <table:table-cell table:formula="oooc:=(10^[.C299])*10000000/3.83E+033*10^-9.33" office:value-type="float" office:value="0.328701151904482">
            <text:p>3.29E-01</text:p>
          </table:table-cell>
        </table:table-row>
        <table:table-row table:style-name="ro1">
          <table:table-cell office:value-type="string">
            <text:p>IC 0411</text:p>
          </table:table-cell>
          <table:table-cell office:value-type="float" office:value="35.21">
            <text:p>35.21</text:p>
          </table:table-cell>
          <table:table-cell office:value-type="float" office:value="35.7">
            <text:p>35.7</text:p>
          </table:table-cell>
          <table:table-cell/>
          <table:table-cell table:formula="oooc:=(10^[.B300])*10000000/3.83E+033*10^-9.51" office:value-type="float" office:value="0.130858285542369">
            <text:p>1.31E-01</text:p>
          </table:table-cell>
          <table:table-cell table:formula="oooc:=(10^[.C300])*10000000/3.83E+033*10^-9.33" office:value-type="float" office:value="0.612070186767608">
            <text:p>6.12E-01</text:p>
          </table:table-cell>
        </table:table-row>
        <table:table-row table:style-name="ro1">
          <table:table-cell office:value-type="string">
            <text:p>ESO 204-G006</text:p>
          </table:table-cell>
          <table:table-cell office:value-type="float" office:value="35.95">
            <text:p>35.95</text:p>
          </table:table-cell>
          <table:table-cell office:value-type="float" office:value="36.05">
            <text:p>36.05</text:p>
          </table:table-cell>
          <table:table-cell/>
          <table:table-cell table:formula="oooc:=(10^[.B301])*10000000/3.83E+033*10^-9.51" office:value-type="float" office:value="0.719119765884644">
            <text:p>7.19E-01</text:p>
          </table:table-cell>
          <table:table-cell table:formula="oooc:=(10^[.C301])*10000000/3.83E+033*10^-9.33" office:value-type="float" office:value="1.3702544654041">
            <text:p>1.37E+00</text:p>
          </table:table-cell>
        </table:table-row>
        <table:table-row table:style-name="ro1">
          <table:table-cell office:value-type="string">
            <text:p>ESO 204-G007</text:p>
          </table:table-cell>
          <table:table-cell office:value-type="float" office:value="35.3">
            <text:p>35.3</text:p>
          </table:table-cell>
          <table:table-cell office:value-type="float" office:value="35.45">
            <text:p>35.45</text:p>
          </table:table-cell>
          <table:table-cell/>
          <table:table-cell table:formula="oooc:=(10^[.B302])*10000000/3.83E+033*10^-9.51" office:value-type="float" office:value="0.160990862104825">
            <text:p>1.61E-01</text:p>
          </table:table-cell>
          <table:table-cell table:formula="oooc:=(10^[.C302])*10000000/3.83E+033*10^-9.33" office:value-type="float" office:value="0.344192359936401">
            <text:p>3.44E-01</text:p>
          </table:table-cell>
        </table:table-row>
        <table:table-row table:style-name="ro1">
          <table:table-cell office:value-type="string">
            <text:p>ESO 033-G022</text:p>
          </table:table-cell>
          <table:table-cell office:value-type="float" office:value="35.23">
            <text:p>35.23</text:p>
          </table:table-cell>
          <table:table-cell office:value-type="float" office:value="35.29">
            <text:p>35.29</text:p>
          </table:table-cell>
          <table:table-cell/>
          <table:table-cell table:formula="oooc:=(10^[.B303])*10000000/3.83E+033*10^-9.51" office:value-type="float" office:value="0.13702544654041">
            <text:p>1.37E-01</text:p>
          </table:table-cell>
          <table:table-cell table:formula="oooc:=(10^[.C303])*10000000/3.83E+033*10^-9.33" office:value-type="float" office:value="0.238122934557678">
            <text:p>2.38E-01</text:p>
          </table:table-cell>
        </table:table-row>
        <table:table-row table:style-name="ro1">
          <table:table-cell office:value-type="string">
            <text:p>NGC 1964</text:p>
          </table:table-cell>
          <table:table-cell office:value-type="float" office:value="0">
            <text:p>0</text:p>
          </table:table-cell>
          <table:table-cell office:value-type="float" office:value="36.01">
            <text:p>36.01</text:p>
          </table:table-cell>
          <table:table-cell/>
          <table:table-cell table:formula="oooc:=(10^[.B304])*10000000/3.83E+033*10^-9.51" office:value-type="float" office:value="8.06865648175873E-037">
            <text:p>8.07E-37</text:p>
          </table:table-cell>
          <table:table-cell table:formula="oooc:=(10^[.C304])*10000000/3.83E+033*10^-9.33" office:value-type="float" office:value="1.24968692512438">
            <text:p>1.25E+00</text:p>
          </table:table-cell>
        </table:table-row>
        <table:table-row table:style-name="ro1">
          <table:table-cell office:value-type="string">
            <text:p>NGC 1961</text:p>
          </table:table-cell>
          <table:table-cell office:value-type="float" office:value="36.78">
            <text:p>36.78</text:p>
          </table:table-cell>
          <table:table-cell office:value-type="float" office:value="36.84">
            <text:p>36.84</text:p>
          </table:table-cell>
          <table:table-cell/>
          <table:table-cell table:formula="oooc:=(10^[.B305])*10000000/3.83E+033*10^-9.51" office:value-type="float" office:value="4.86184630982473">
            <text:p>4.86E+00</text:p>
          </table:table-cell>
          <table:table-cell table:formula="oooc:=(10^[.C305])*10000000/3.83E+033*10^-9.33" office:value-type="float" office:value="8.44892054646556">
            <text:p>8.45E+00</text:p>
          </table:table-cell>
        </table:table-row>
        <table:table-row table:style-name="ro1">
          <table:table-cell office:value-type="string">
            <text:p>UGC 03342</text:p>
          </table:table-cell>
          <table:table-cell office:value-type="float" office:value="35.56">
            <text:p>35.56</text:p>
          </table:table-cell>
          <table:table-cell office:value-type="float" office:value="35.6">
            <text:p>35.6</text:p>
          </table:table-cell>
          <table:table-cell/>
          <table:table-cell table:formula="oooc:=(10^[.B306])*10000000/3.83E+033*10^-9.51" office:value-type="float" office:value="0.292955210000514">
            <text:p>2.93E-01</text:p>
          </table:table-cell>
          <table:table-cell table:formula="oooc:=(10^[.C306])*10000000/3.83E+033*10^-9.33" office:value-type="float" office:value="0.486184630982473">
            <text:p>4.86E-01</text:p>
          </table:table-cell>
        </table:table-row>
        <table:table-row table:style-name="ro1">
          <table:table-cell office:value-type="string">
            <text:p>UGC 03344</text:p>
          </table:table-cell>
          <table:table-cell table:number-columns-repeated="2" office:value-type="float" office:value="36.34">
            <text:p>36.34</text:p>
          </table:table-cell>
          <table:table-cell/>
          <table:table-cell table:formula="oooc:=(10^[.B307])*10000000/3.83E+033*10^-9.51" office:value-type="float" office:value="1.76522970076237">
            <text:p>1.77E+00</text:p>
          </table:table-cell>
          <table:table-cell table:formula="oooc:=(10^[.C307])*10000000/3.83E+033*10^-9.33" office:value-type="float" office:value="2.67178326966256">
            <text:p>2.67E+00</text:p>
          </table:table-cell>
        </table:table-row>
        <table:table-row table:style-name="ro1">
          <table:table-cell office:value-type="string">
            <text:p>NGC 2090</text:p>
          </table:table-cell>
          <table:table-cell office:value-type="float" office:value="35.66">
            <text:p>35.66</text:p>
          </table:table-cell>
          <table:table-cell office:value-type="float" office:value="35.63">
            <text:p>35.63</text:p>
          </table:table-cell>
          <table:table-cell/>
          <table:table-cell table:formula="oooc:=(10^[.B308])*10000000/3.83E+033*10^-9.51" office:value-type="float" office:value="0.368808758387139">
            <text:p>3.69E-01</text:p>
          </table:table-cell>
          <table:table-cell table:formula="oooc:=(10^[.C308])*10000000/3.83E+033*10^-9.33" office:value-type="float" office:value="0.520956218007543">
            <text:p>5.21E-01</text:p>
          </table:table-cell>
        </table:table-row>
        <table:table-row table:style-name="ro1">
          <table:table-cell office:value-type="string">
            <text:p>UGC 03403</text:p>
          </table:table-cell>
          <table:table-cell office:value-type="float" office:value="0">
            <text:p>0</text:p>
          </table:table-cell>
          <table:table-cell office:value-type="float" office:value="34.92">
            <text:p>34.92</text:p>
          </table:table-cell>
          <table:table-cell/>
          <table:table-cell table:formula="oooc:=(10^[.B309])*10000000/3.83E+033*10^-9.51" office:value-type="float" office:value="8.06865648175873E-037">
            <text:p>8.07E-37</text:p>
          </table:table-cell>
          <table:table-cell table:formula="oooc:=(10^[.C309])*10000000/3.83E+033*10^-9.33" office:value-type="float" office:value="0.101578366839238">
            <text:p>1.02E-01</text:p>
          </table:table-cell>
        </table:table-row>
        <table:table-row table:style-name="ro1">
          <table:table-cell office:value-type="string">
            <text:p>UGC 03422</text:p>
          </table:table-cell>
          <table:table-cell office:value-type="float" office:value="0">
            <text:p>0</text:p>
          </table:table-cell>
          <table:table-cell office:value-type="float" office:value="36.31">
            <text:p>36.31</text:p>
          </table:table-cell>
          <table:table-cell/>
          <table:table-cell table:formula="oooc:=(10^[.B310])*10000000/3.83E+033*10^-9.51" office:value-type="float" office:value="8.06865648175873E-037">
            <text:p>8.07E-37</text:p>
          </table:table-cell>
          <table:table-cell table:formula="oooc:=(10^[.C310])*10000000/3.83E+033*10^-9.33" office:value-type="float" office:value="2.49345322721003">
            <text:p>2.49E+00</text:p>
          </table:table-cell>
        </table:table-row>
        <table:table-row table:style-name="ro2">
          <table:table-cell office:value-type="string">
            <text:p>Mrk 3</text:p>
          </table:table-cell>
          <table:table-cell office:value-type="float" office:value="0">
            <text:p>0</text:p>
          </table:table-cell>
          <table:table-cell office:value-type="float" office:value="35.93">
            <text:p>35.93</text:p>
          </table:table-cell>
          <table:table-cell/>
          <table:table-cell table:formula="oooc:=(10^[.B311])*10000000/3.83E+033*10^-9.51" office:value-type="float" office:value="8.06865648175873E-037">
            <text:p>8.07E-37</text:p>
          </table:table-cell>
          <table:table-cell table:formula="oooc:=(10^[.C311])*10000000/3.83E+033*10^-9.33" office:value-type="float" office:value="1.03944430953916">
            <text:p>1.04E+00</text:p>
          </table:table-cell>
        </table:table-row>
        <table:table-row table:style-name="ro1">
          <table:table-cell office:value-type="string">
            <text:p>NGC 2207</text:p>
          </table:table-cell>
          <table:table-cell office:value-type="float" office:value="0">
            <text:p>0</text:p>
          </table:table-cell>
          <table:table-cell office:value-type="float" office:value="36.82">
            <text:p>36.82</text:p>
          </table:table-cell>
          <table:table-cell/>
          <table:table-cell table:formula="oooc:=(10^[.B312])*10000000/3.83E+033*10^-9.51" office:value-type="float" office:value="8.06865648175873E-037">
            <text:p>8.07E-37</text:p>
          </table:table-cell>
          <table:table-cell table:formula="oooc:=(10^[.C312])*10000000/3.83E+033*10^-9.33" office:value-type="float" office:value="8.06865648175873">
            <text:p>8.07E+00</text:p>
          </table:table-cell>
        </table:table-row>
        <table:table-row table:style-name="ro1">
          <table:table-cell office:value-type="string">
            <text:p>IC 2163</text:p>
          </table:table-cell>
          <table:table-cell office:value-type="float" office:value="0">
            <text:p>0</text:p>
          </table:table-cell>
          <table:table-cell office:value-type="float" office:value="36.32">
            <text:p>36.32</text:p>
          </table:table-cell>
          <table:table-cell/>
          <table:table-cell table:formula="oooc:=(10^[.B313])*10000000/3.83E+033*10^-9.51" office:value-type="float" office:value="8.06865648175873E-037">
            <text:p>8.07E-37</text:p>
          </table:table-cell>
          <table:table-cell table:formula="oooc:=(10^[.C313])*10000000/3.83E+033*10^-9.33" office:value-type="float" office:value="2.55153321398384">
            <text:p>2.55E+00</text:p>
          </table:table-cell>
        </table:table-row>
        <table:table-row table:style-name="ro1">
          <table:table-cell office:value-type="string">
            <text:p>UGC 03423</text:p>
          </table:table-cell>
          <table:table-cell office:value-type="float" office:value="35.71">
            <text:p>35.71</text:p>
          </table:table-cell>
          <table:table-cell office:value-type="float" office:value="35.68">
            <text:p>35.68</text:p>
          </table:table-cell>
          <table:table-cell/>
          <table:table-cell table:formula="oooc:=(10^[.B314])*10000000/3.83E+033*10^-9.51" office:value-type="float" office:value="0.413810233018569">
            <text:p>4.14E-01</text:p>
          </table:table-cell>
          <table:table-cell table:formula="oooc:=(10^[.C314])*10000000/3.83E+033*10^-9.33" office:value-type="float" office:value="0.584522490487817">
            <text:p>5.85E-01</text:p>
          </table:table-cell>
        </table:table-row>
        <table:table-row table:style-name="ro1">
          <table:table-cell office:value-type="string">
            <text:p>ESO 556-G012</text:p>
          </table:table-cell>
          <table:table-cell office:value-type="float" office:value="0">
            <text:p>0</text:p>
          </table:table-cell>
          <table:table-cell office:value-type="float" office:value="35.57">
            <text:p>35.57</text:p>
          </table:table-cell>
          <table:table-cell/>
          <table:table-cell table:formula="oooc:=(10^[.B315])*10000000/3.83E+033*10^-9.51" office:value-type="float" office:value="8.06865648175873E-037">
            <text:p>8.07E-37</text:p>
          </table:table-cell>
          <table:table-cell table:formula="oooc:=(10^[.C315])*10000000/3.83E+033*10^-9.33" office:value-type="float" office:value="0.45373389784579">
            <text:p>4.54E-01</text:p>
          </table:table-cell>
        </table:table-row>
        <table:table-row table:style-name="ro1">
          <table:table-cell office:value-type="string">
            <text:p>NGC 2146</text:p>
          </table:table-cell>
          <table:table-cell office:value-type="float" office:value="35.44">
            <text:p>35.44</text:p>
          </table:table-cell>
          <table:table-cell office:value-type="float" office:value="35.61">
            <text:p>35.61</text:p>
          </table:table-cell>
          <table:table-cell/>
          <table:table-cell table:formula="oooc:=(10^[.B316])*10000000/3.83E+033*10^-9.51" office:value-type="float" office:value="0.222229252794353">
            <text:p>2.22E-01</text:p>
          </table:table-cell>
          <table:table-cell table:formula="oooc:=(10^[.C316])*10000000/3.83E+033*10^-9.33" office:value-type="float" office:value="0.497509325838967">
            <text:p>4.98E-01</text:p>
          </table:table-cell>
        </table:table-row>
        <table:table-row table:style-name="ro1">
          <table:table-cell office:value-type="string">
            <text:p>NGC 2146A</text:p>
          </table:table-cell>
          <table:table-cell office:value-type="float" office:value="35.64">
            <text:p>35.64</text:p>
          </table:table-cell>
          <table:table-cell office:value-type="float" office:value="35.62">
            <text:p>35.62</text:p>
          </table:table-cell>
          <table:table-cell/>
          <table:table-cell table:formula="oooc:=(10^[.B317])*10000000/3.83E+033*10^-9.51" office:value-type="float" office:value="0.352209629919492">
            <text:p>3.52E-01</text:p>
          </table:table-cell>
          <table:table-cell table:formula="oooc:=(10^[.C317])*10000000/3.83E+033*10^-9.33" office:value-type="float" office:value="0.509097806725335">
            <text:p>5.09E-01</text:p>
          </table:table-cell>
        </table:table-row>
        <table:table-row table:style-name="ro1">
          <table:table-cell office:value-type="string">
            <text:p>AM 0644-741</text:p>
          </table:table-cell>
          <table:table-cell office:value-type="float" office:value="36.87">
            <text:p>36.87</text:p>
          </table:table-cell>
          <table:table-cell office:value-type="float" office:value="36.83">
            <text:p>36.83</text:p>
          </table:table-cell>
          <table:table-cell/>
          <table:table-cell table:formula="oooc:=(10^[.B318])*10000000/3.83E+033*10^-9.51" office:value-type="float" office:value="5.98137768346674">
            <text:p>5.98E+00</text:p>
          </table:table-cell>
          <table:table-cell table:formula="oooc:=(10^[.C318])*10000000/3.83E+033*10^-9.33" office:value-type="float" office:value="8.25659963490435">
            <text:p>8.26E+00</text:p>
          </table:table-cell>
        </table:table-row>
        <table:table-row table:style-name="ro1">
          <table:table-cell office:value-type="string">
            <text:p>PGC 19480</text:p>
          </table:table-cell>
          <table:table-cell office:value-type="float" office:value="0">
            <text:p>0</text:p>
          </table:table-cell>
          <table:table-cell office:value-type="float" office:value="34.91">
            <text:p>34.91</text:p>
          </table:table-cell>
          <table:table-cell/>
          <table:table-cell table:formula="oooc:=(10^[.B319])*10000000/3.83E+033*10^-9.51" office:value-type="float" office:value="8.06865648175873E-037">
            <text:p>8.07E-37</text:p>
          </table:table-cell>
          <table:table-cell table:formula="oooc:=(10^[.C319])*10000000/3.83E+033*10^-9.33" office:value-type="float" office:value="0.0992661609192058">
            <text:p>9.93E-02</text:p>
          </table:table-cell>
        </table:table-row>
        <table:table-row table:style-name="ro1">
          <table:table-cell office:value-type="string">
            <text:p>PGC 19481</text:p>
          </table:table-cell>
          <table:table-cell office:value-type="float" office:value="35.85">
            <text:p>35.85</text:p>
          </table:table-cell>
          <table:table-cell office:value-type="float" office:value="36.09">
            <text:p>36.09</text:p>
          </table:table-cell>
          <table:table-cell/>
          <table:table-cell table:formula="oooc:=(10^[.B320])*10000000/3.83E+033*10^-9.51" office:value-type="float" office:value="0.571217134190486">
            <text:p>5.71E-01</text:p>
          </table:table-cell>
          <table:table-cell table:formula="oooc:=(10^[.C320])*10000000/3.83E+033*10^-9.33" office:value-type="float" office:value="1.50245414448345">
            <text:p>1.50E+00</text:p>
          </table:table-cell>
        </table:table-row>
        <table:table-row table:style-name="ro1">
          <table:table-cell office:value-type="string">
            <text:p>ESO 034-G013</text:p>
          </table:table-cell>
          <table:table-cell office:value-type="float" office:value="36.51">
            <text:p>36.51</text:p>
          </table:table-cell>
          <table:table-cell office:value-type="float" office:value="36.49">
            <text:p>36.49</text:p>
          </table:table-cell>
          <table:table-cell/>
          <table:table-cell table:formula="oooc:=(10^[.B321])*10000000/3.83E+033*10^-9.51" office:value-type="float" office:value="2.61096605744124">
            <text:p>2.61E+00</text:p>
          </table:table-cell>
          <table:table-cell table:formula="oooc:=(10^[.C321])*10000000/3.83E+033*10^-9.33" office:value-type="float" office:value="3.7739941794933">
            <text:p>3.77E+00</text:p>
          </table:table-cell>
        </table:table-row>
        <table:table-row table:style-name="ro1">
          <table:table-cell office:value-type="string">
            <text:p>NGC 2310</text:p>
          </table:table-cell>
          <table:table-cell office:value-type="float" office:value="0">
            <text:p>0</text:p>
          </table:table-cell>
          <table:table-cell office:value-type="float" office:value="34.49">
            <text:p>34.49</text:p>
          </table:table-cell>
          <table:table-cell/>
          <table:table-cell table:formula="oooc:=(10^[.B322])*10000000/3.83E+033*10^-9.51" office:value-type="float" office:value="8.06865648175873E-037">
            <text:p>8.07E-37</text:p>
          </table:table-cell>
          <table:table-cell table:formula="oooc:=(10^[.C322])*10000000/3.83E+033*10^-9.33" office:value-type="float" office:value="0.037739941794933">
            <text:p>3.77E-02</text:p>
          </table:table-cell>
        </table:table-row>
        <table:table-row table:style-name="ro1">
          <table:table-cell office:value-type="string">
            <text:p>NGC 2366</text:p>
          </table:table-cell>
          <table:table-cell office:value-type="float" office:value="35.01">
            <text:p>35.01</text:p>
          </table:table-cell>
          <table:table-cell office:value-type="float" office:value="34.86">
            <text:p>34.86</text:p>
          </table:table-cell>
          <table:table-cell/>
          <table:table-cell table:formula="oooc:=(10^[.B323])*10000000/3.83E+033*10^-9.51" office:value-type="float" office:value="0.0825659963490435">
            <text:p>8.26E-02</text:p>
          </table:table-cell>
          <table:table-cell table:formula="oooc:=(10^[.C323])*10000000/3.83E+033*10^-9.33" office:value-type="float" office:value="0.0884710590441781">
            <text:p>8.85E-02</text:p>
          </table:table-cell>
        </table:table-row>
        <table:table-row table:style-name="ro2">
          <table:table-cell office:value-type="string">
            <text:p>Mrk 8</text:p>
          </table:table-cell>
          <table:table-cell office:value-type="float" office:value="36.19">
            <text:p>36.19</text:p>
          </table:table-cell>
          <table:table-cell office:value-type="float" office:value="36.16">
            <text:p>36.16</text:p>
          </table:table-cell>
          <table:table-cell/>
          <table:table-cell table:formula="oooc:=(10^[.B324])*10000000/3.83E+033*10^-9.51" office:value-type="float" office:value="1.24968692512438">
            <text:p>1.25E+00</text:p>
          </table:table-cell>
          <table:table-cell table:formula="oooc:=(10^[.C324])*10000000/3.83E+033*10^-9.33" office:value-type="float" office:value="1.76522970076234">
            <text:p>1.77E+00</text:p>
          </table:table-cell>
        </table:table-row>
        <table:table-row table:style-name="ro1">
          <table:table-cell office:value-type="string">
            <text:p>UGC 03864</text:p>
          </table:table-cell>
          <table:table-cell office:value-type="float" office:value="35.82">
            <text:p>35.82</text:p>
          </table:table-cell>
          <table:table-cell office:value-type="float" office:value="35.75">
            <text:p>35.75</text:p>
          </table:table-cell>
          <table:table-cell/>
          <table:table-cell table:formula="oooc:=(10^[.B325])*10000000/3.83E+033*10^-9.51" office:value-type="float" office:value="0.533090847172202">
            <text:p>5.33E-01</text:p>
          </table:table-cell>
          <table:table-cell table:formula="oooc:=(10^[.C325])*10000000/3.83E+033*10^-9.33" office:value-type="float" office:value="0.686754044881301">
            <text:p>6.87E-01</text:p>
          </table:table-cell>
        </table:table-row>
        <table:table-row table:style-name="ro1">
          <table:table-cell office:value-type="string">
            <text:p>ESO 059-G006</text:p>
          </table:table-cell>
          <table:table-cell office:value-type="float" office:value="34.5">
            <text:p>34.5</text:p>
          </table:table-cell>
          <table:table-cell office:value-type="float" office:value="34.52">
            <text:p>34.52</text:p>
          </table:table-cell>
          <table:table-cell/>
          <table:table-cell table:formula="oooc:=(10^[.B326])*10000000/3.83E+033*10^-9.51" office:value-type="float" office:value="0.0255153321398384">
            <text:p>2.55E-02</text:p>
          </table:table-cell>
          <table:table-cell table:formula="oooc:=(10^[.C326])*10000000/3.83E+033*10^-9.33" office:value-type="float" office:value="0.0404390762118144">
            <text:p>4.04E-02</text:p>
          </table:table-cell>
        </table:table-row>
        <table:table-row table:style-name="ro1">
          <table:table-cell office:value-type="string">
            <text:p>NGC 2434</text:p>
          </table:table-cell>
          <table:table-cell office:value-type="float" office:value="34.59">
            <text:p>34.59</text:p>
          </table:table-cell>
          <table:table-cell office:value-type="float" office:value="35.22">
            <text:p>35.22</text:p>
          </table:table-cell>
          <table:table-cell/>
          <table:table-cell table:formula="oooc:=(10^[.B327])*10000000/3.83E+033*10^-9.51" office:value-type="float" office:value="0.0313907163085489">
            <text:p>3.14E-02</text:p>
          </table:table-cell>
          <table:table-cell table:formula="oooc:=(10^[.C327])*10000000/3.83E+033*10^-9.33" office:value-type="float" office:value="0.202675487370415">
            <text:p>2.03E-01</text:p>
          </table:table-cell>
        </table:table-row>
        <table:table-row table:style-name="ro1">
          <table:table-cell office:value-type="string">
            <text:p>ESO 059-G007</text:p>
          </table:table-cell>
          <table:table-cell office:value-type="float" office:value="33.95">
            <text:p>33.95</text:p>
          </table:table-cell>
          <table:table-cell office:value-type="float" office:value="33.69">
            <text:p>33.69</text:p>
          </table:table-cell>
          <table:table-cell/>
          <table:table-cell table:formula="oooc:=(10^[.B328])*10000000/3.83E+033*10^-9.51" office:value-type="float" office:value="0.00719119765884644">
            <text:p>7.19E-03</text:p>
          </table:table-cell>
          <table:table-cell table:formula="oooc:=(10^[.C328])*10000000/3.83E+033*10^-9.33" office:value-type="float" office:value="0.00598137768346674">
            <text:p>5.98E-03</text:p>
          </table:table-cell>
        </table:table-row>
        <table:table-row table:style-name="ro1">
          <table:table-cell office:value-type="string">
            <text:p>NGC 2442</text:p>
          </table:table-cell>
          <table:table-cell office:value-type="float" office:value="36.19">
            <text:p>36.19</text:p>
          </table:table-cell>
          <table:table-cell office:value-type="float" office:value="36.15">
            <text:p>36.15</text:p>
          </table:table-cell>
          <table:table-cell/>
          <table:table-cell table:formula="oooc:=(10^[.B329])*10000000/3.83E+033*10^-9.51" office:value-type="float" office:value="1.24968692512438">
            <text:p>1.25E+00</text:p>
          </table:table-cell>
          <table:table-cell table:formula="oooc:=(10^[.C329])*10000000/3.83E+033*10^-9.33" office:value-type="float" office:value="1.72504816712165">
            <text:p>1.73E+00</text:p>
          </table:table-cell>
        </table:table-row>
        <table:table-row table:style-name="ro1">
          <table:table-cell office:value-type="string">
            <text:p>NGC 2403</text:p>
          </table:table-cell>
          <table:table-cell office:value-type="float" office:value="35.79">
            <text:p>35.79</text:p>
          </table:table-cell>
          <table:table-cell office:value-type="float" office:value="35.69">
            <text:p>35.69</text:p>
          </table:table-cell>
          <table:table-cell/>
          <table:table-cell table:formula="oooc:=(10^[.B330])*10000000/3.83E+033*10^-9.51" office:value-type="float" office:value="0.497509325838967">
            <text:p>4.98E-01</text:p>
          </table:table-cell>
          <table:table-cell table:formula="oooc:=(10^[.C330])*10000000/3.83E+033*10^-9.33" office:value-type="float" office:value="0.598137768346674">
            <text:p>5.98E-01</text:p>
          </table:table-cell>
        </table:table-row>
        <table:table-row table:style-name="ro1">
          <table:table-cell office:value-type="string">
            <text:p>ESO 059-G010</text:p>
          </table:table-cell>
          <table:table-cell office:value-type="float" office:value="34.54">
            <text:p>34.54</text:p>
          </table:table-cell>
          <table:table-cell office:value-type="float" office:value="34.35">
            <text:p>34.35</text:p>
          </table:table-cell>
          <table:table-cell/>
          <table:table-cell table:formula="oooc:=(10^[.B331])*10000000/3.83E+033*10^-9.51" office:value-type="float" office:value="0.0279770053586842">
            <text:p>2.80E-02</text:p>
          </table:table-cell>
          <table:table-cell table:formula="oooc:=(10^[.C331])*10000000/3.83E+033*10^-9.33" office:value-type="float" office:value="0.0273401709673865">
            <text:p>2.73E-02</text:p>
          </table:table-cell>
        </table:table-row>
        <table:table-row table:style-name="ro1">
          <table:table-cell office:value-type="string">
            <text:p>UGC 03942</text:p>
          </table:table-cell>
          <table:table-cell office:value-type="float" office:value="0">
            <text:p>0</text:p>
          </table:table-cell>
          <table:table-cell office:value-type="float" office:value="35.44">
            <text:p>35.44</text:p>
          </table:table-cell>
          <table:table-cell/>
          <table:table-cell table:formula="oooc:=(10^[.B332])*10000000/3.83E+033*10^-9.51" office:value-type="float" office:value="8.06865648175873E-037">
            <text:p>8.07E-37</text:p>
          </table:table-cell>
          <table:table-cell table:formula="oooc:=(10^[.C332])*10000000/3.83E+033*10^-9.33" office:value-type="float" office:value="0.336357585298467">
            <text:p>3.36E-01</text:p>
          </table:table-cell>
        </table:table-row>
        <table:table-row table:style-name="ro1">
          <table:table-cell office:value-type="string">
            <text:p>ESO 059-G011</text:p>
          </table:table-cell>
          <table:table-cell office:value-type="float" office:value="0">
            <text:p>0</text:p>
          </table:table-cell>
          <table:table-cell office:value-type="float" office:value="34.46">
            <text:p>34.46</text:p>
          </table:table-cell>
          <table:table-cell/>
          <table:table-cell table:formula="oooc:=(10^[.B333])*10000000/3.83E+033*10^-9.51" office:value-type="float" office:value="8.06865648175873E-037">
            <text:p>8.07E-37</text:p>
          </table:table-cell>
          <table:table-cell table:formula="oooc:=(10^[.C333])*10000000/3.83E+033*10^-9.33" office:value-type="float" office:value="0.0352209629919492">
            <text:p>3.52E-02</text:p>
          </table:table-cell>
        </table:table-row>
        <table:table-row table:style-name="ro1">
          <table:table-cell office:value-type="string">
            <text:p>UGC 03995</text:p>
          </table:table-cell>
          <table:table-cell office:value-type="float" office:value="36.18">
            <text:p>36.18</text:p>
          </table:table-cell>
          <table:table-cell office:value-type="float" office:value="36.2">
            <text:p>36.2</text:p>
          </table:table-cell>
          <table:table-cell/>
          <table:table-cell table:formula="oooc:=(10^[.B334])*10000000/3.83E+033*10^-9.51" office:value-type="float" office:value="1.22124057777336">
            <text:p>1.22E+00</text:p>
          </table:table-cell>
          <table:table-cell table:formula="oooc:=(10^[.C334])*10000000/3.83E+033*10^-9.33" office:value-type="float" office:value="1.93553587807029">
            <text:p>1.94E+00</text:p>
          </table:table-cell>
        </table:table-row>
        <table:table-row table:style-name="ro1">
          <table:table-cell office:value-type="string">
            <text:p>UGC 03997</text:p>
          </table:table-cell>
          <table:table-cell office:value-type="float" office:value="36.11">
            <text:p>36.11</text:p>
          </table:table-cell>
          <table:table-cell office:value-type="float" office:value="36.01">
            <text:p>36.01</text:p>
          </table:table-cell>
          <table:table-cell/>
          <table:table-cell table:formula="oooc:=(10^[.B335])*10000000/3.83E+033*10^-9.51" office:value-type="float" office:value="1.03944430953916">
            <text:p>1.04E+00</text:p>
          </table:table-cell>
          <table:table-cell table:formula="oooc:=(10^[.C335])*10000000/3.83E+033*10^-9.33" office:value-type="float" office:value="1.24968692512438">
            <text:p>1.25E+00</text:p>
          </table:table-cell>
        </table:table-row>
        <table:table-row table:style-name="ro1">
          <table:table-cell office:value-type="string">
            <text:p>UGC 04056</text:p>
          </table:table-cell>
          <table:table-cell office:value-type="float" office:value="36.48">
            <text:p>36.48</text:p>
          </table:table-cell>
          <table:table-cell office:value-type="float" office:value="36.44">
            <text:p>36.44</text:p>
          </table:table-cell>
          <table:table-cell/>
          <table:table-cell table:formula="oooc:=(10^[.B336])*10000000/3.83E+033*10^-9.51" office:value-type="float" office:value="2.436695302342">
            <text:p>2.44E+00</text:p>
          </table:table-cell>
          <table:table-cell table:formula="oooc:=(10^[.C336])*10000000/3.83E+033*10^-9.33" office:value-type="float" office:value="3.36357585298467">
            <text:p>3.36E+00</text:p>
          </table:table-cell>
        </table:table-row>
        <table:table-row table:style-name="ro1">
          <table:table-cell office:value-type="string">
            <text:p>UGC 04136</text:p>
          </table:table-cell>
          <table:table-cell office:value-type="float" office:value="34.97">
            <text:p>34.97</text:p>
          </table:table-cell>
          <table:table-cell office:value-type="float" office:value="35.24">
            <text:p>35.24</text:p>
          </table:table-cell>
          <table:table-cell/>
          <table:table-cell table:formula="oooc:=(10^[.B337])*10000000/3.83E+033*10^-9.51" office:value-type="float" office:value="0.0753010836325483">
            <text:p>7.53E-02</text:p>
          </table:table-cell>
          <table:table-cell table:formula="oooc:=(10^[.C337])*10000000/3.83E+033*10^-9.33" office:value-type="float" office:value="0.212227288815693">
            <text:p>2.12E-01</text:p>
          </table:table-cell>
        </table:table-row>
        <table:table-row table:style-name="ro1">
          <table:table-cell office:value-type="string">
            <text:p>UGC 04148</text:p>
          </table:table-cell>
          <table:table-cell office:value-type="float" office:value="34.66">
            <text:p>34.66</text:p>
          </table:table-cell>
          <table:table-cell office:value-type="float" office:value="34.56">
            <text:p>34.56</text:p>
          </table:table-cell>
          <table:table-cell/>
          <table:table-cell table:formula="oooc:=(10^[.B338])*10000000/3.83E+033*10^-9.51" office:value-type="float" office:value="0.0368808758387139">
            <text:p>3.69E-02</text:p>
          </table:table-cell>
          <table:table-cell table:formula="oooc:=(10^[.C338])*10000000/3.83E+033*10^-9.33" office:value-type="float" office:value="0.044340565338427">
            <text:p>4.43E-02</text:p>
          </table:table-cell>
        </table:table-row>
        <table:table-row table:style-name="ro1">
          <table:table-cell office:value-type="string">
            <text:p>NGC 2500</text:p>
          </table:table-cell>
          <table:table-cell office:value-type="float" office:value="35.52">
            <text:p>35.52</text:p>
          </table:table-cell>
          <table:table-cell office:value-type="float" office:value="35.39">
            <text:p>35.39</text:p>
          </table:table-cell>
          <table:table-cell/>
          <table:table-cell table:formula="oooc:=(10^[.B339])*10000000/3.83E+033*10^-9.51" office:value-type="float" office:value="0.267178326966256">
            <text:p>2.67E-01</text:p>
          </table:table-cell>
          <table:table-cell table:formula="oooc:=(10^[.C339])*10000000/3.83E+033*10^-9.33" office:value-type="float" office:value="0.299779013445662">
            <text:p>3.00E-01</text:p>
          </table:table-cell>
        </table:table-row>
        <table:table-row table:style-name="ro1">
          <table:table-cell office:value-type="string">
            <text:p>UGC 04176</text:p>
          </table:table-cell>
          <table:table-cell office:value-type="float" office:value="35.76">
            <text:p>35.76</text:p>
          </table:table-cell>
          <table:table-cell office:value-type="float" office:value="35.7">
            <text:p>35.7</text:p>
          </table:table-cell>
          <table:table-cell/>
          <table:table-cell table:formula="oooc:=(10^[.B340])*10000000/3.83E+033*10^-9.51" office:value-type="float" office:value="0.464302718025827">
            <text:p>4.64E-01</text:p>
          </table:table-cell>
          <table:table-cell table:formula="oooc:=(10^[.C340])*10000000/3.83E+033*10^-9.33" office:value-type="float" office:value="0.612070186767608">
            <text:p>6.12E-01</text:p>
          </table:table-cell>
        </table:table-row>
        <table:table-row table:style-name="ro1">
          <table:table-cell office:value-type="string">
            <text:p>UGC 04188</text:p>
          </table:table-cell>
          <table:table-cell office:value-type="float" office:value="35.44">
            <text:p>35.44</text:p>
          </table:table-cell>
          <table:table-cell office:value-type="float" office:value="35.62">
            <text:p>35.62</text:p>
          </table:table-cell>
          <table:table-cell/>
          <table:table-cell table:formula="oooc:=(10^[.B341])*10000000/3.83E+033*10^-9.51" office:value-type="float" office:value="0.222229252794353">
            <text:p>2.22E-01</text:p>
          </table:table-cell>
          <table:table-cell table:formula="oooc:=(10^[.C341])*10000000/3.83E+033*10^-9.33" office:value-type="float" office:value="0.509097806725335">
            <text:p>5.09E-01</text:p>
          </table:table-cell>
        </table:table-row>
        <table:table-row table:style-name="ro1">
          <table:table-cell office:value-type="string">
            <text:p>NGC 2538</text:p>
          </table:table-cell>
          <table:table-cell office:value-type="float" office:value="0">
            <text:p>0</text:p>
          </table:table-cell>
          <table:table-cell office:value-type="float" office:value="35.71">
            <text:p>35.71</text:p>
          </table:table-cell>
          <table:table-cell/>
          <table:table-cell table:formula="oooc:=(10^[.B342])*10000000/3.83E+033*10^-9.51" office:value-type="float" office:value="8.06865648175873E-037">
            <text:p>8.07E-37</text:p>
          </table:table-cell>
          <table:table-cell table:formula="oooc:=(10^[.C342])*10000000/3.83E+033*10^-9.33" office:value-type="float" office:value="0.626327132903262">
            <text:p>6.26E-01</text:p>
          </table:table-cell>
        </table:table-row>
        <table:table-row table:style-name="ro1">
          <table:table-cell office:value-type="string">
            <text:p>NGC 2543</text:p>
          </table:table-cell>
          <table:table-cell office:value-type="float" office:value="36.02">
            <text:p>36.02</text:p>
          </table:table-cell>
          <table:table-cell office:value-type="float" office:value="36.03">
            <text:p>36.03</text:p>
          </table:table-cell>
          <table:table-cell/>
          <table:table-cell table:formula="oooc:=(10^[.B343])*10000000/3.83E+033*10^-9.51" office:value-type="float" office:value="0.844892054646556">
            <text:p>8.45E-01</text:p>
          </table:table-cell>
          <table:table-cell table:formula="oooc:=(10^[.C343])*10000000/3.83E+033*10^-9.33" office:value-type="float" office:value="1.30858285542369">
            <text:p>1.31E+00</text:p>
          </table:table-cell>
        </table:table-row>
        <table:table-row table:style-name="ro1">
          <table:table-cell office:value-type="string">
            <text:p>NGC 2537</text:p>
          </table:table-cell>
          <table:table-cell office:value-type="float" office:value="35.06">
            <text:p>35.06</text:p>
          </table:table-cell>
          <table:table-cell office:value-type="float" office:value="34.94">
            <text:p>34.94</text:p>
          </table:table-cell>
          <table:table-cell/>
          <table:table-cell table:formula="oooc:=(10^[.B344])*10000000/3.83E+033*10^-9.51" office:value-type="float" office:value="0.0926405716014563">
            <text:p>9.26E-02</text:p>
          </table:table-cell>
          <table:table-cell table:formula="oooc:=(10^[.C344])*10000000/3.83E+033*10^-9.33" office:value-type="float" office:value="0.106365607781752">
            <text:p>1.06E-01</text:p>
          </table:table-cell>
        </table:table-row>
        <table:table-row table:style-name="ro1">
          <table:table-cell office:value-type="string">
            <text:p>UGC4278</text:p>
          </table:table-cell>
          <table:table-cell office:value-type="float" office:value="35.27">
            <text:p>35.27</text:p>
          </table:table-cell>
          <table:table-cell office:value-type="float" office:value="35.25">
            <text:p>35.25</text:p>
          </table:table-cell>
          <table:table-cell/>
          <table:table-cell table:formula="oooc:=(10^[.B345])*10000000/3.83E+033*10^-9.51" office:value-type="float" office:value="0.150245414448345">
            <text:p>1.50E-01</text:p>
          </table:table-cell>
          <table:table-cell table:formula="oooc:=(10^[.C345])*10000000/3.83E+033*10^-9.33" office:value-type="float" office:value="0.217170697415841">
            <text:p>2.17E-01</text:p>
          </table:table-cell>
        </table:table-row>
        <table:table-row table:style-name="ro1">
          <table:table-cell office:value-type="string">
            <text:p>NGC 2541</text:p>
          </table:table-cell>
          <table:table-cell office:value-type="float" office:value="35.6">
            <text:p>35.6</text:p>
          </table:table-cell>
          <table:table-cell office:value-type="float" office:value="35.46">
            <text:p>35.46</text:p>
          </table:table-cell>
          <table:table-cell/>
          <table:table-cell table:formula="oooc:=(10^[.B346])*10000000/3.83E+033*10^-9.51" office:value-type="float" office:value="0.321219000212111">
            <text:p>3.21E-01</text:p>
          </table:table-cell>
          <table:table-cell table:formula="oooc:=(10^[.C346])*10000000/3.83E+033*10^-9.33" office:value-type="float" office:value="0.352209629919492">
            <text:p>3.52E-01</text:p>
          </table:table-cell>
        </table:table-row>
        <table:table-row table:style-name="ro1">
          <table:table-cell office:value-type="string">
            <text:p>NGC 2523C</text:p>
          </table:table-cell>
          <table:table-cell office:value-type="float" office:value="34.15">
            <text:p>34.15</text:p>
          </table:table-cell>
          <table:table-cell office:value-type="float" office:value="34.98">
            <text:p>34.98</text:p>
          </table:table-cell>
          <table:table-cell/>
          <table:table-cell table:formula="oooc:=(10^[.B347])*10000000/3.83E+033*10^-9.51" office:value-type="float" office:value="0.0113972802151479">
            <text:p>1.14E-02</text:p>
          </table:table-cell>
          <table:table-cell table:formula="oooc:=(10^[.C347])*10000000/3.83E+033*10^-9.33" office:value-type="float" office:value="0.116627569752209">
            <text:p>1.17E-01</text:p>
          </table:table-cell>
        </table:table-row>
        <table:table-row table:style-name="ro1">
          <table:table-cell office:value-type="string">
            <text:p>UGC 04311</text:p>
          </table:table-cell>
          <table:table-cell office:value-type="float" office:value="36.1">
            <text:p>36.1</text:p>
          </table:table-cell>
          <table:table-cell office:value-type="float" office:value="36.16">
            <text:p>36.16</text:p>
          </table:table-cell>
          <table:table-cell/>
          <table:table-cell table:formula="oooc:=(10^[.B348])*10000000/3.83E+033*10^-9.51" office:value-type="float" office:value="1.01578366839238">
            <text:p>1.02E+00</text:p>
          </table:table-cell>
          <table:table-cell table:formula="oooc:=(10^[.C348])*10000000/3.83E+033*10^-9.33" office:value-type="float" office:value="1.76522970076234">
            <text:p>1.77E+00</text:p>
          </table:table-cell>
        </table:table-row>
        <table:table-row table:style-name="ro2">
          <table:table-cell office:value-type="string">
            <text:p>Holmberg II</text:p>
          </table:table-cell>
          <table:table-cell office:value-type="float" office:value="35.11">
            <text:p>35.11</text:p>
          </table:table-cell>
          <table:table-cell office:value-type="float" office:value="34.94">
            <text:p>34.94</text:p>
          </table:table-cell>
          <table:table-cell/>
          <table:table-cell table:formula="oooc:=(10^[.B349])*10000000/3.83E+033*10^-9.51" office:value-type="float" office:value="0.103944430953916">
            <text:p>1.04E-01</text:p>
          </table:table-cell>
          <table:table-cell table:formula="oooc:=(10^[.C349])*10000000/3.83E+033*10^-9.33" office:value-type="float" office:value="0.106365607781752">
            <text:p>1.06E-01</text:p>
          </table:table-cell>
        </table:table-row>
        <table:table-row table:style-name="ro1">
          <table:table-cell office:value-type="string">
            <text:p>NGC 2552</text:p>
          </table:table-cell>
          <table:table-cell office:value-type="float" office:value="0">
            <text:p>0</text:p>
          </table:table-cell>
          <table:table-cell office:value-type="float" office:value="35.15">
            <text:p>35.15</text:p>
          </table:table-cell>
          <table:table-cell/>
          <table:table-cell table:formula="oooc:=(10^[.B350])*10000000/3.83E+033*10^-9.51" office:value-type="float" office:value="8.06865648175873E-037">
            <text:p>8.07E-37</text:p>
          </table:table-cell>
          <table:table-cell table:formula="oooc:=(10^[.C350])*10000000/3.83E+033*10^-9.33" office:value-type="float" office:value="0.172504816712165">
            <text:p>1.73E-01</text:p>
          </table:table-cell>
        </table:table-row>
        <table:table-row table:style-name="ro1">
          <table:table-cell office:value-type="string">
            <text:p>UGC 04387</text:p>
          </table:table-cell>
          <table:table-cell office:value-type="float" office:value="0">
            <text:p>0</text:p>
          </table:table-cell>
          <table:table-cell office:value-type="float" office:value="35.63">
            <text:p>35.63</text:p>
          </table:table-cell>
          <table:table-cell/>
          <table:table-cell table:formula="oooc:=(10^[.B351])*10000000/3.83E+033*10^-9.51" office:value-type="float" office:value="8.06865648175873E-037">
            <text:p>8.07E-37</text:p>
          </table:table-cell>
          <table:table-cell table:formula="oooc:=(10^[.C351])*10000000/3.83E+033*10^-9.33" office:value-type="float" office:value="0.520956218007543">
            <text:p>5.21E-01</text:p>
          </table:table-cell>
        </table:table-row>
        <table:table-row table:style-name="ro1">
          <table:table-cell office:value-type="string">
            <text:p>NGC 2551</text:p>
          </table:table-cell>
          <table:table-cell office:value-type="float" office:value="35.69">
            <text:p>35.69</text:p>
          </table:table-cell>
          <table:table-cell office:value-type="float" office:value="35.62">
            <text:p>35.62</text:p>
          </table:table-cell>
          <table:table-cell/>
          <table:table-cell table:formula="oooc:=(10^[.B352])*10000000/3.83E+033*10^-9.51" office:value-type="float" office:value="0.395185704552533">
            <text:p>3.95E-01</text:p>
          </table:table-cell>
          <table:table-cell table:formula="oooc:=(10^[.C352])*10000000/3.83E+033*10^-9.33" office:value-type="float" office:value="0.509097806725335">
            <text:p>5.09E-01</text:p>
          </table:table-cell>
        </table:table-row>
        <table:table-row table:style-name="ro1">
          <table:table-cell office:value-type="string">
            <text:p>HS 0822+3542</text:p>
          </table:table-cell>
          <table:table-cell office:value-type="float" office:value="33.64">
            <text:p>33.64</text:p>
          </table:table-cell>
          <table:table-cell office:value-type="float" office:value="33.51">
            <text:p>33.51</text:p>
          </table:table-cell>
          <table:table-cell/>
          <table:table-cell table:formula="oooc:=(10^[.B353])*10000000/3.83E+033*10^-9.51" office:value-type="float" office:value="0.00352209629919492">
            <text:p>3.52E-03</text:p>
          </table:table-cell>
          <table:table-cell table:formula="oooc:=(10^[.C353])*10000000/3.83E+033*10^-9.33" office:value-type="float" office:value="0.00395185704552533">
            <text:p>3.95E-03</text:p>
          </table:table-cell>
        </table:table-row>
        <table:table-row table:style-name="ro1">
          <table:table-cell office:value-type="string">
            <text:p>UGC 04393</text:p>
          </table:table-cell>
          <table:table-cell office:value-type="float" office:value="0">
            <text:p>0</text:p>
          </table:table-cell>
          <table:table-cell office:value-type="float" office:value="35.84">
            <text:p>35.84</text:p>
          </table:table-cell>
          <table:table-cell/>
          <table:table-cell table:formula="oooc:=(10^[.B354])*10000000/3.83E+033*10^-9.51" office:value-type="float" office:value="8.06865648175873E-037">
            <text:p>8.07E-37</text:p>
          </table:table-cell>
          <table:table-cell table:formula="oooc:=(10^[.C354])*10000000/3.83E+033*10^-9.33" office:value-type="float" office:value="0.844892054646556">
            <text:p>8.45E-01</text:p>
          </table:table-cell>
        </table:table-row>
        <table:table-row table:style-name="ro1">
          <table:table-cell office:value-type="string">
            <text:p>UGC 04401</text:p>
          </table:table-cell>
          <table:table-cell office:value-type="float" office:value="0">
            <text:p>0</text:p>
          </table:table-cell>
          <table:table-cell office:value-type="float" office:value="35.4">
            <text:p>35.4</text:p>
          </table:table-cell>
          <table:table-cell/>
          <table:table-cell table:formula="oooc:=(10^[.B355])*10000000/3.83E+033*10^-9.51" office:value-type="float" office:value="8.06865648175873E-037">
            <text:p>8.07E-37</text:p>
          </table:table-cell>
          <table:table-cell table:formula="oooc:=(10^[.C355])*10000000/3.83E+033*10^-9.33" office:value-type="float" office:value="0.306761763691782">
            <text:p>3.07E-01</text:p>
          </table:table-cell>
        </table:table-row>
        <table:table-row table:style-name="ro1">
          <table:table-cell office:value-type="string">
            <text:p>UGC 04390</text:p>
          </table:table-cell>
          <table:table-cell office:value-type="float" office:value="35.75">
            <text:p>35.75</text:p>
          </table:table-cell>
          <table:table-cell office:value-type="float" office:value="35.67">
            <text:p>35.67</text:p>
          </table:table-cell>
          <table:table-cell/>
          <table:table-cell table:formula="oooc:=(10^[.B356])*10000000/3.83E+033*10^-9.51" office:value-type="float" office:value="0.45373389784579">
            <text:p>4.54E-01</text:p>
          </table:table-cell>
          <table:table-cell table:formula="oooc:=(10^[.C356])*10000000/3.83E+033*10^-9.33" office:value-type="float" office:value="0.571217134190486">
            <text:p>5.71E-01</text:p>
          </table:table-cell>
        </table:table-row>
        <table:table-row table:style-name="ro1">
          <table:table-cell office:value-type="string">
            <text:p>NGC 2550A</text:p>
          </table:table-cell>
          <table:table-cell office:value-type="float" office:value="36.31">
            <text:p>36.31</text:p>
          </table:table-cell>
          <table:table-cell office:value-type="float" office:value="36.27">
            <text:p>36.27</text:p>
          </table:table-cell>
          <table:table-cell/>
          <table:table-cell table:formula="oooc:=(10^[.B357])*10000000/3.83E+033*10^-9.51" office:value-type="float" office:value="1.64740821013106">
            <text:p>1.65E+00</text:p>
          </table:table-cell>
          <table:table-cell table:formula="oooc:=(10^[.C357])*10000000/3.83E+033*10^-9.33" office:value-type="float" office:value="2.27405637064252">
            <text:p>2.27E+00</text:p>
          </table:table-cell>
        </table:table-row>
        <table:table-row table:style-name="ro1">
          <table:table-cell office:value-type="string">
            <text:p>UGC 04436</text:p>
          </table:table-cell>
          <table:table-cell office:value-type="float" office:value="0">
            <text:p>0</text:p>
          </table:table-cell>
          <table:table-cell office:value-type="float" office:value="35.96">
            <text:p>35.96</text:p>
          </table:table-cell>
          <table:table-cell/>
          <table:table-cell table:formula="oooc:=(10^[.B358])*10000000/3.83E+033*10^-9.51" office:value-type="float" office:value="8.06865648175873E-037">
            <text:p>8.07E-37</text:p>
          </table:table-cell>
          <table:table-cell table:formula="oooc:=(10^[.C358])*10000000/3.83E+033*10^-9.33" office:value-type="float" office:value="1.11378464439058">
            <text:p>1.11E+00</text:p>
          </table:table-cell>
        </table:table-row>
        <table:table-row table:style-name="ro1">
          <table:table-cell office:value-type="string">
            <text:p>UGC 04461</text:p>
          </table:table-cell>
          <table:table-cell table:number-columns-repeated="2" office:value-type="float" office:value="36.17">
            <text:p>36.17</text:p>
          </table:table-cell>
          <table:table-cell/>
          <table:table-cell table:formula="oooc:=(10^[.B359])*10000000/3.83E+033*10^-9.51" office:value-type="float" office:value="1.19344174834172">
            <text:p>1.19E+00</text:p>
          </table:table-cell>
          <table:table-cell table:formula="oooc:=(10^[.C359])*10000000/3.83E+033*10^-9.33" office:value-type="float" office:value="1.80634718255598">
            <text:p>1.81E+00</text:p>
          </table:table-cell>
        </table:table-row>
        <table:table-row table:style-name="ro1">
          <table:table-cell office:value-type="string">
            <text:p>DDO 053</text:p>
          </table:table-cell>
          <table:table-cell office:value-type="float" office:value="33.9">
            <text:p>33.9</text:p>
          </table:table-cell>
          <table:table-cell office:value-type="float" office:value="33.71">
            <text:p>33.71</text:p>
          </table:table-cell>
          <table:table-cell/>
          <table:table-cell table:formula="oooc:=(10^[.B360])*10000000/3.83E+033*10^-9.51" office:value-type="float" office:value="0.00640916165975202">
            <text:p>6.41E-03</text:p>
          </table:table-cell>
          <table:table-cell table:formula="oooc:=(10^[.C360])*10000000/3.83E+033*10^-9.33" office:value-type="float" office:value="0.00626327132903262">
            <text:p>6.26E-03</text:p>
          </table:table-cell>
        </table:table-row>
        <table:table-row table:style-name="ro1">
          <table:table-cell office:value-type="string">
            <text:p>NGC 2600</text:p>
          </table:table-cell>
          <table:table-cell office:value-type="float" office:value="36.53">
            <text:p>36.53</text:p>
          </table:table-cell>
          <table:table-cell office:value-type="float" office:value="36.54">
            <text:p>36.54</text:p>
          </table:table-cell>
          <table:table-cell/>
          <table:table-cell table:formula="oooc:=(10^[.B361])*10000000/3.83E+033*10^-9.51" office:value-type="float" office:value="2.73401709673865">
            <text:p>2.73E+00</text:p>
          </table:table-cell>
          <table:table-cell table:formula="oooc:=(10^[.C361])*10000000/3.83E+033*10^-9.33" office:value-type="float" office:value="4.23449111581965">
            <text:p>4.23E+00</text:p>
          </table:table-cell>
        </table:table-row>
        <table:table-row table:style-name="ro1">
          <table:table-cell office:value-type="string">
            <text:p>UGC 04499</text:p>
          </table:table-cell>
          <table:table-cell office:value-type="float" office:value="0">
            <text:p>0</text:p>
          </table:table-cell>
          <table:table-cell office:value-type="float" office:value="35.17">
            <text:p>35.17</text:p>
          </table:table-cell>
          <table:table-cell/>
          <table:table-cell table:formula="oooc:=(10^[.B362])*10000000/3.83E+033*10^-9.51" office:value-type="float" office:value="8.06865648175873E-037">
            <text:p>8.07E-37</text:p>
          </table:table-cell>
          <table:table-cell table:formula="oooc:=(10^[.C362])*10000000/3.83E+033*10^-9.33" office:value-type="float" office:value="0.180634718255598">
            <text:p>1.81E-01</text:p>
          </table:table-cell>
        </table:table-row>
        <table:table-row table:style-name="ro1">
          <table:table-cell office:value-type="string">
            <text:p>NGC 2623</text:p>
          </table:table-cell>
          <table:table-cell office:value-type="float" office:value="0">
            <text:p>0</text:p>
          </table:table-cell>
          <table:table-cell office:value-type="float" office:value="36.26">
            <text:p>36.26</text:p>
          </table:table-cell>
          <table:table-cell/>
          <table:table-cell table:formula="oooc:=(10^[.B363])*10000000/3.83E+033*10^-9.51" office:value-type="float" office:value="8.06865648175873E-037">
            <text:p>8.07E-37</text:p>
          </table:table-cell>
          <table:table-cell table:formula="oooc:=(10^[.C363])*10000000/3.83E+033*10^-9.33" office:value-type="float" office:value="2.22229252794353">
            <text:p>2.22E+00</text:p>
          </table:table-cell>
        </table:table-row>
        <table:table-row table:style-name="ro1">
          <table:table-cell office:value-type="string">
            <text:p>UGC 04514</text:p>
          </table:table-cell>
          <table:table-cell office:value-type="float" office:value="34.99">
            <text:p>34.99</text:p>
          </table:table-cell>
          <table:table-cell office:value-type="float" office:value="34.89">
            <text:p>34.89</text:p>
          </table:table-cell>
          <table:table-cell/>
          <table:table-cell table:formula="oooc:=(10^[.B364])*10000000/3.83E+033*10^-9.51" office:value-type="float" office:value="0.0788499143708102">
            <text:p>7.88E-02</text:p>
          </table:table-cell>
          <table:table-cell table:formula="oooc:=(10^[.C364])*10000000/3.83E+033*10^-9.33" office:value-type="float" office:value="0.0947984477206532">
            <text:p>9.48E-02</text:p>
          </table:table-cell>
        </table:table-row>
        <table:table-row table:style-name="ro1">
          <table:table-cell office:value-type="string">
            <text:p>UGC 04515</text:p>
          </table:table-cell>
          <table:table-cell office:value-type="float" office:value="0">
            <text:p>0</text:p>
          </table:table-cell>
          <table:table-cell office:value-type="float" office:value="35.84">
            <text:p>35.84</text:p>
          </table:table-cell>
          <table:table-cell/>
          <table:table-cell table:formula="oooc:=(10^[.B365])*10000000/3.83E+033*10^-9.51" office:value-type="float" office:value="8.06865648175873E-037">
            <text:p>8.07E-37</text:p>
          </table:table-cell>
          <table:table-cell table:formula="oooc:=(10^[.C365])*10000000/3.83E+033*10^-9.33" office:value-type="float" office:value="0.844892054646556">
            <text:p>8.45E-01</text:p>
          </table:table-cell>
        </table:table-row>
        <table:table-row table:style-name="ro1">
          <table:table-cell office:value-type="string">
            <text:p>UGC 04525</text:p>
          </table:table-cell>
          <table:table-cell office:value-type="float" office:value="0">
            <text:p>0</text:p>
          </table:table-cell>
          <table:table-cell office:value-type="float" office:value="36.05">
            <text:p>36.05</text:p>
          </table:table-cell>
          <table:table-cell/>
          <table:table-cell table:formula="oooc:=(10^[.B366])*10000000/3.83E+033*10^-9.51" office:value-type="float" office:value="8.06865648175873E-037">
            <text:p>8.07E-37</text:p>
          </table:table-cell>
          <table:table-cell table:formula="oooc:=(10^[.C366])*10000000/3.83E+033*10^-9.33" office:value-type="float" office:value="1.3702544654041">
            <text:p>1.37E+00</text:p>
          </table:table-cell>
        </table:table-row>
        <table:table-row table:style-name="ro1">
          <table:table-cell office:value-type="string">
            <text:p>UGC 04529</text:p>
          </table:table-cell>
          <table:table-cell office:value-type="float" office:value="35.89">
            <text:p>35.89</text:p>
          </table:table-cell>
          <table:table-cell office:value-type="float" office:value="35.87">
            <text:p>35.87</text:p>
          </table:table-cell>
          <table:table-cell/>
          <table:table-cell table:formula="oooc:=(10^[.B367])*10000000/3.83E+033*10^-9.51" office:value-type="float" office:value="0.626327132903263">
            <text:p>6.26E-01</text:p>
          </table:table-cell>
          <table:table-cell table:formula="oooc:=(10^[.C367])*10000000/3.83E+033*10^-9.33" office:value-type="float" office:value="0.905318147395639">
            <text:p>9.05E-01</text:p>
          </table:table-cell>
        </table:table-row>
        <table:table-row table:style-name="ro1">
          <table:table-cell office:value-type="string">
            <text:p>NGC 2639</text:p>
          </table:table-cell>
          <table:table-cell office:value-type="float" office:value="35.56">
            <text:p>35.56</text:p>
          </table:table-cell>
          <table:table-cell office:value-type="float" office:value="35.81">
            <text:p>35.81</text:p>
          </table:table-cell>
          <table:table-cell/>
          <table:table-cell table:formula="oooc:=(10^[.B368])*10000000/3.83E+033*10^-9.51" office:value-type="float" office:value="0.292955210000514">
            <text:p>2.93E-01</text:p>
          </table:table-cell>
          <table:table-cell table:formula="oooc:=(10^[.C368])*10000000/3.83E+033*10^-9.33" office:value-type="float" office:value="0.788499143708102">
            <text:p>7.88E-01</text:p>
          </table:table-cell>
        </table:table-row>
        <table:table-row table:style-name="ro1">
          <table:table-cell office:value-type="string">
            <text:p>UGC 04546</text:p>
          </table:table-cell>
          <table:table-cell office:value-type="float" office:value="34.86">
            <text:p>34.86</text:p>
          </table:table-cell>
          <table:table-cell office:value-type="float" office:value="35.13">
            <text:p>35.13</text:p>
          </table:table-cell>
          <table:table-cell/>
          <table:table-cell table:formula="oooc:=(10^[.B369])*10000000/3.83E+033*10^-9.51" office:value-type="float" office:value="0.0584522490487817">
            <text:p>5.85E-02</text:p>
          </table:table-cell>
          <table:table-cell table:formula="oooc:=(10^[.C369])*10000000/3.83E+033*10^-9.33" office:value-type="float" office:value="0.164740821013106">
            <text:p>1.65E-01</text:p>
          </table:table-cell>
        </table:table-row>
        <table:table-row table:style-name="ro1">
          <table:table-cell office:value-type="string">
            <text:p>UGC 04551</text:p>
          </table:table-cell>
          <table:table-cell office:value-type="float" office:value="34.3">
            <text:p>34.3</text:p>
          </table:table-cell>
          <table:table-cell office:value-type="float" office:value="34.64">
            <text:p>34.64</text:p>
          </table:table-cell>
          <table:table-cell/>
          <table:table-cell table:formula="oooc:=(10^[.B370])*10000000/3.83E+033*10^-9.51" office:value-type="float" office:value="0.0160990862104825">
            <text:p>1.61E-02</text:p>
          </table:table-cell>
          <table:table-cell table:formula="oooc:=(10^[.C370])*10000000/3.83E+033*10^-9.33" office:value-type="float" office:value="0.0533090847172202">
            <text:p>5.33E-02</text:p>
          </table:table-cell>
        </table:table-row>
        <table:table-row table:style-name="ro1">
          <table:table-cell office:value-type="string">
            <text:p>UGC 04562</text:p>
          </table:table-cell>
          <table:table-cell office:value-type="float" office:value="0">
            <text:p>0</text:p>
          </table:table-cell>
          <table:table-cell office:value-type="float" office:value="36.31">
            <text:p>36.31</text:p>
          </table:table-cell>
          <table:table-cell/>
          <table:table-cell table:formula="oooc:=(10^[.B371])*10000000/3.83E+033*10^-9.51" office:value-type="float" office:value="8.06865648175873E-037">
            <text:p>8.07E-37</text:p>
          </table:table-cell>
          <table:table-cell table:formula="oooc:=(10^[.C371])*10000000/3.83E+033*10^-9.33" office:value-type="float" office:value="2.49345322721003">
            <text:p>2.49E+00</text:p>
          </table:table-cell>
        </table:table-row>
        <table:table-row table:style-name="ro1">
          <table:table-cell office:value-type="string">
            <text:p>UGC 04560</text:p>
          </table:table-cell>
          <table:table-cell office:value-type="float" office:value="35.74">
            <text:p>35.74</text:p>
          </table:table-cell>
          <table:table-cell office:value-type="float" office:value="35.87">
            <text:p>35.87</text:p>
          </table:table-cell>
          <table:table-cell/>
          <table:table-cell table:formula="oooc:=(10^[.B372])*10000000/3.83E+033*10^-9.51" office:value-type="float" office:value="0.44340565338427">
            <text:p>4.43E-01</text:p>
          </table:table-cell>
          <table:table-cell table:formula="oooc:=(10^[.C372])*10000000/3.83E+033*10^-9.33" office:value-type="float" office:value="0.905318147395639">
            <text:p>9.05E-01</text:p>
          </table:table-cell>
        </table:table-row>
        <table:table-row table:style-name="ro1">
          <table:table-cell office:value-type="string">
            <text:p>VV 703</text:p>
          </table:table-cell>
          <table:table-cell office:value-type="float" office:value="35.42">
            <text:p>35.42</text:p>
          </table:table-cell>
          <table:table-cell office:value-type="float" office:value="35.92">
            <text:p>35.92</text:p>
          </table:table-cell>
          <table:table-cell/>
          <table:table-cell table:formula="oooc:=(10^[.B373])*10000000/3.83E+033*10^-9.51" office:value-type="float" office:value="0.212227288815693">
            <text:p>2.12E-01</text:p>
          </table:table-cell>
          <table:table-cell table:formula="oooc:=(10^[.C373])*10000000/3.83E+033*10^-9.33" office:value-type="float" office:value="1.01578366839238">
            <text:p>1.02E+00</text:p>
          </table:table-cell>
        </table:table-row>
        <table:table-row table:style-name="ro1">
          <table:table-cell office:value-type="string">
            <text:p>UGC 04628</text:p>
          </table:table-cell>
          <table:table-cell office:value-type="float" office:value="34.36">
            <text:p>34.36</text:p>
          </table:table-cell>
          <table:table-cell office:value-type="float" office:value="34.4">
            <text:p>34.4</text:p>
          </table:table-cell>
          <table:table-cell/>
          <table:table-cell table:formula="oooc:=(10^[.B374])*10000000/3.83E+033*10^-9.51" office:value-type="float" office:value="0.0184842241353561">
            <text:p>1.85E-02</text:p>
          </table:table-cell>
          <table:table-cell table:formula="oooc:=(10^[.C374])*10000000/3.83E+033*10^-9.33" office:value-type="float" office:value="0.0306761763691782">
            <text:p>3.07E-02</text:p>
          </table:table-cell>
        </table:table-row>
        <table:table-row table:style-name="ro1">
          <table:table-cell office:value-type="string">
            <text:p>NGC 2675</text:p>
          </table:table-cell>
          <table:table-cell office:value-type="float" office:value="35.13">
            <text:p>35.13</text:p>
          </table:table-cell>
          <table:table-cell office:value-type="float" office:value="35.68">
            <text:p>35.68</text:p>
          </table:table-cell>
          <table:table-cell/>
          <table:table-cell table:formula="oooc:=(10^[.B375])*10000000/3.83E+033*10^-9.51" office:value-type="float" office:value="0.108843181062751">
            <text:p>1.09E-01</text:p>
          </table:table-cell>
          <table:table-cell table:formula="oooc:=(10^[.C375])*10000000/3.83E+033*10^-9.33" office:value-type="float" office:value="0.584522490487817">
            <text:p>5.85E-01</text:p>
          </table:table-cell>
        </table:table-row>
        <table:table-row table:style-name="ro1">
          <table:table-cell office:value-type="string">
            <text:p>NGC 2681</text:p>
          </table:table-cell>
          <table:table-cell office:value-type="float" office:value="34.52">
            <text:p>34.52</text:p>
          </table:table-cell>
          <table:table-cell office:value-type="float" office:value="35">
            <text:p>35</text:p>
          </table:table-cell>
          <table:table-cell/>
          <table:table-cell table:formula="oooc:=(10^[.B376])*10000000/3.83E+033*10^-9.51" office:value-type="float" office:value="0.0267178326966256">
            <text:p>2.67E-02</text:p>
          </table:table-cell>
          <table:table-cell table:formula="oooc:=(10^[.C376])*10000000/3.83E+033*10^-9.33" office:value-type="float" office:value="0.122124057777336">
            <text:p>1.22E-01</text:p>
          </table:table-cell>
        </table:table-row>
        <table:table-row table:style-name="ro1">
          <table:table-cell office:value-type="string">
            <text:p>IC 0522</text:p>
          </table:table-cell>
          <table:table-cell office:value-type="float" office:value="35.38">
            <text:p>35.38</text:p>
          </table:table-cell>
          <table:table-cell office:value-type="float" office:value="35.5">
            <text:p>35.5</text:p>
          </table:table-cell>
          <table:table-cell/>
          <table:table-cell table:formula="oooc:=(10^[.B377])*10000000/3.83E+033*10^-9.51" office:value-type="float" office:value="0.193553587807029">
            <text:p>1.94E-01</text:p>
          </table:table-cell>
          <table:table-cell table:formula="oooc:=(10^[.C377])*10000000/3.83E+033*10^-9.33" office:value-type="float" office:value="0.386190179678383">
            <text:p>3.86E-01</text:p>
          </table:table-cell>
        </table:table-row>
        <table:table-row table:style-name="ro1">
          <table:table-cell office:value-type="string">
            <text:p>VV 761</text:p>
          </table:table-cell>
          <table:table-cell office:value-type="float" office:value="35.55">
            <text:p>35.55</text:p>
          </table:table-cell>
          <table:table-cell office:value-type="float" office:value="35.74">
            <text:p>35.74</text:p>
          </table:table-cell>
          <table:table-cell/>
          <table:table-cell table:formula="oooc:=(10^[.B378])*10000000/3.83E+033*10^-9.51" office:value-type="float" office:value="0.286286735285425">
            <text:p>2.86E-01</text:p>
          </table:table-cell>
          <table:table-cell table:formula="oooc:=(10^[.C378])*10000000/3.83E+033*10^-9.33" office:value-type="float" office:value="0.671121614299967">
            <text:p>6.71E-01</text:p>
          </table:table-cell>
        </table:table-row>
        <table:table-row table:style-name="ro1">
          <table:table-cell office:value-type="string">
            <text:p>UGC 04668</text:p>
          </table:table-cell>
          <table:table-cell office:value-type="float" office:value="34.95">
            <text:p>34.95</text:p>
          </table:table-cell>
          <table:table-cell office:value-type="float" office:value="35.12">
            <text:p>35.12</text:p>
          </table:table-cell>
          <table:table-cell/>
          <table:table-cell table:formula="oooc:=(10^[.B379])*10000000/3.83E+033*10^-9.51" office:value-type="float" office:value="0.0719119765884644">
            <text:p>7.19E-02</text:p>
          </table:table-cell>
          <table:table-cell table:formula="oooc:=(10^[.C379])*10000000/3.83E+033*10^-9.33" office:value-type="float" office:value="0.160990862104825">
            <text:p>1.61E-01</text:p>
          </table:table-cell>
        </table:table-row>
        <table:table-row table:style-name="ro1">
          <table:table-cell office:value-type="string">
            <text:p>UGC 04684</text:p>
          </table:table-cell>
          <table:table-cell office:value-type="float" office:value="35.78">
            <text:p>35.78</text:p>
          </table:table-cell>
          <table:table-cell office:value-type="float" office:value="35.73">
            <text:p>35.73</text:p>
          </table:table-cell>
          <table:table-cell/>
          <table:table-cell table:formula="oooc:=(10^[.B380])*10000000/3.83E+033*10^-9.51" office:value-type="float" office:value="0.486184630982473">
            <text:p>4.86E-01</text:p>
          </table:table-cell>
          <table:table-cell table:formula="oooc:=(10^[.C380])*10000000/3.83E+033*10^-9.33" office:value-type="float" office:value="0.65584502128187">
            <text:p>6.56E-01</text:p>
          </table:table-cell>
        </table:table-row>
        <table:table-row table:style-name="ro1">
          <table:table-cell office:value-type="string">
            <text:p>UGC 04671</text:p>
          </table:table-cell>
          <table:table-cell office:value-type="float" office:value="36.13">
            <text:p>36.13</text:p>
          </table:table-cell>
          <table:table-cell office:value-type="float" office:value="36.17">
            <text:p>36.17</text:p>
          </table:table-cell>
          <table:table-cell/>
          <table:table-cell table:formula="oooc:=(10^[.B381])*10000000/3.83E+033*10^-9.51" office:value-type="float" office:value="1.08843181062751">
            <text:p>1.09E+00</text:p>
          </table:table-cell>
          <table:table-cell table:formula="oooc:=(10^[.C381])*10000000/3.83E+033*10^-9.33" office:value-type="float" office:value="1.80634718255598">
            <text:p>1.81E+00</text:p>
          </table:table-cell>
        </table:table-row>
        <table:table-row table:style-name="ro1">
          <table:table-cell office:value-type="string">
            <text:p>NGC 2692</text:p>
          </table:table-cell>
          <table:table-cell office:value-type="float" office:value="34.69">
            <text:p>34.69</text:p>
          </table:table-cell>
          <table:table-cell office:value-type="float" office:value="35.11">
            <text:p>35.11</text:p>
          </table:table-cell>
          <table:table-cell/>
          <table:table-cell table:formula="oooc:=(10^[.B382])*10000000/3.83E+033*10^-9.51" office:value-type="float" office:value="0.0395185704552533">
            <text:p>3.95E-02</text:p>
          </table:table-cell>
          <table:table-cell table:formula="oooc:=(10^[.C382])*10000000/3.83E+033*10^-9.33" office:value-type="float" office:value="0.1573262626826">
            <text:p>1.57E-01</text:p>
          </table:table-cell>
        </table:table-row>
        <table:table-row table:style-name="ro1">
          <table:table-cell office:value-type="string">
            <text:p>NGC 2693</text:p>
          </table:table-cell>
          <table:table-cell office:value-type="float" office:value="35.49">
            <text:p>35.49</text:p>
          </table:table-cell>
          <table:table-cell office:value-type="float" office:value="35.72">
            <text:p>35.72</text:p>
          </table:table-cell>
          <table:table-cell/>
          <table:table-cell table:formula="oooc:=(10^[.B383])*10000000/3.83E+033*10^-9.51" office:value-type="float" office:value="0.249345322721003">
            <text:p>2.49E-01</text:p>
          </table:table-cell>
          <table:table-cell table:formula="oooc:=(10^[.C383])*10000000/3.83E+033*10^-9.33" office:value-type="float" office:value="0.640916165975202">
            <text:p>6.41E-01</text:p>
          </table:table-cell>
        </table:table-row>
        <table:table-row table:style-name="ro1">
          <table:table-cell office:value-type="string">
            <text:p>UGC 04676</text:p>
          </table:table-cell>
          <table:table-cell office:value-type="float" office:value="35.76">
            <text:p>35.76</text:p>
          </table:table-cell>
          <table:table-cell office:value-type="float" office:value="35.72">
            <text:p>35.72</text:p>
          </table:table-cell>
          <table:table-cell/>
          <table:table-cell table:formula="oooc:=(10^[.B384])*10000000/3.83E+033*10^-9.51" office:value-type="float" office:value="0.464302718025827">
            <text:p>4.64E-01</text:p>
          </table:table-cell>
          <table:table-cell table:formula="oooc:=(10^[.C384])*10000000/3.83E+033*10^-9.33" office:value-type="float" office:value="0.640916165975202">
            <text:p>6.41E-01</text:p>
          </table:table-cell>
        </table:table-row>
        <table:table-row table:style-name="ro1">
          <table:table-cell office:value-type="string">
            <text:p>UGC 04679</text:p>
          </table:table-cell>
          <table:table-cell office:value-type="float" office:value="34.41">
            <text:p>34.41</text:p>
          </table:table-cell>
          <table:table-cell office:value-type="float" office:value="34.6">
            <text:p>34.6</text:p>
          </table:table-cell>
          <table:table-cell/>
          <table:table-cell table:formula="oooc:=(10^[.B385])*10000000/3.83E+033*10^-9.51" office:value-type="float" office:value="0.0207396405933231">
            <text:p>2.07E-02</text:p>
          </table:table-cell>
          <table:table-cell table:formula="oooc:=(10^[.C385])*10000000/3.83E+033*10^-9.33" office:value-type="float" office:value="0.0486184630982473">
            <text:p>4.86E-02</text:p>
          </table:table-cell>
        </table:table-row>
        <table:table-row table:style-name="ro1">
          <table:table-cell office:value-type="string">
            <text:p>UGC 04690</text:p>
          </table:table-cell>
          <table:table-cell office:value-type="float" office:value="35.59">
            <text:p>35.59</text:p>
          </table:table-cell>
          <table:table-cell office:value-type="float" office:value="35.65">
            <text:p>35.65</text:p>
          </table:table-cell>
          <table:table-cell/>
          <table:table-cell table:formula="oooc:=(10^[.B386])*10000000/3.83E+033*10^-9.51" office:value-type="float" office:value="0.313907163085489">
            <text:p>3.14E-01</text:p>
          </table:table-cell>
          <table:table-cell table:formula="oooc:=(10^[.C386])*10000000/3.83E+033*10^-9.33" office:value-type="float" office:value="0.545508128160322">
            <text:p>5.46E-01</text:p>
          </table:table-cell>
        </table:table-row>
        <table:table-row table:style-name="ro1">
          <table:table-cell office:value-type="string">
            <text:p>UGC 04702</text:p>
          </table:table-cell>
          <table:table-cell office:value-type="float" office:value="0">
            <text:p>0</text:p>
          </table:table-cell>
          <table:table-cell office:value-type="float" office:value="35.61">
            <text:p>35.61</text:p>
          </table:table-cell>
          <table:table-cell/>
          <table:table-cell table:formula="oooc:=(10^[.B387])*10000000/3.83E+033*10^-9.51" office:value-type="float" office:value="8.06865648175873E-037">
            <text:p>8.07E-37</text:p>
          </table:table-cell>
          <table:table-cell table:formula="oooc:=(10^[.C387])*10000000/3.83E+033*10^-9.33" office:value-type="float" office:value="0.497509325838967">
            <text:p>4.98E-01</text:p>
          </table:table-cell>
        </table:table-row>
        <table:table-row table:style-name="ro1">
          <table:table-cell office:value-type="string">
            <text:p>UGC 04704</text:p>
          </table:table-cell>
          <table:table-cell office:value-type="float" office:value="0">
            <text:p>0</text:p>
          </table:table-cell>
          <table:table-cell office:value-type="float" office:value="34.74">
            <text:p>34.74</text:p>
          </table:table-cell>
          <table:table-cell/>
          <table:table-cell table:formula="oooc:=(10^[.B388])*10000000/3.83E+033*10^-9.51" office:value-type="float" office:value="8.06865648175873E-037">
            <text:p>8.07E-37</text:p>
          </table:table-cell>
          <table:table-cell table:formula="oooc:=(10^[.C388])*10000000/3.83E+033*10^-9.33" office:value-type="float" office:value="0.0671121614299967">
            <text:p>6.71E-02</text:p>
          </table:table-cell>
        </table:table-row>
        <table:table-row table:style-name="ro1">
          <table:table-cell office:value-type="string">
            <text:p>NGC 2710</text:p>
          </table:table-cell>
          <table:table-cell office:value-type="float" office:value="35.84">
            <text:p>35.84</text:p>
          </table:table-cell>
          <table:table-cell office:value-type="float" office:value="35.83">
            <text:p>35.83</text:p>
          </table:table-cell>
          <table:table-cell/>
          <table:table-cell table:formula="oooc:=(10^[.B389])*10000000/3.83E+033*10^-9.51" office:value-type="float" office:value="0.558214644778655">
            <text:p>5.58E-01</text:p>
          </table:table-cell>
          <table:table-cell table:formula="oooc:=(10^[.C389])*10000000/3.83E+033*10^-9.33" office:value-type="float" office:value="0.825659963490435">
            <text:p>8.26E-01</text:p>
          </table:table-cell>
        </table:table-row>
        <table:table-row table:style-name="ro1">
          <table:table-cell office:value-type="string">
            <text:p>UGC 04800</text:p>
          </table:table-cell>
          <table:table-cell office:value-type="float" office:value="35.45">
            <text:p>35.45</text:p>
          </table:table-cell>
          <table:table-cell office:value-type="float" office:value="35.38">
            <text:p>35.38</text:p>
          </table:table-cell>
          <table:table-cell/>
          <table:table-cell table:formula="oooc:=(10^[.B390])*10000000/3.83E+033*10^-9.51" office:value-type="float" office:value="0.227405637064252">
            <text:p>2.27E-01</text:p>
          </table:table-cell>
          <table:table-cell table:formula="oooc:=(10^[.C390])*10000000/3.83E+033*10^-9.33" office:value-type="float" office:value="0.292955210000514">
            <text:p>2.93E-01</text:p>
          </table:table-cell>
        </table:table-row>
        <table:table-row table:style-name="ro1">
          <table:table-cell office:value-type="string">
            <text:p>UGC 04807</text:p>
          </table:table-cell>
          <table:table-cell office:value-type="float" office:value="35.99">
            <text:p>35.99</text:p>
          </table:table-cell>
          <table:table-cell office:value-type="float" office:value="35.92">
            <text:p>35.92</text:p>
          </table:table-cell>
          <table:table-cell/>
          <table:table-cell table:formula="oooc:=(10^[.B391])*10000000/3.83E+033*10^-9.51" office:value-type="float" office:value="0.788499143708102">
            <text:p>7.88E-01</text:p>
          </table:table-cell>
          <table:table-cell table:formula="oooc:=(10^[.C391])*10000000/3.83E+033*10^-9.33" office:value-type="float" office:value="1.01578366839238">
            <text:p>1.02E+00</text:p>
          </table:table-cell>
        </table:table-row>
        <table:table-row table:style-name="ro1">
          <table:table-cell office:value-type="string">
            <text:p>NGC 2768</text:p>
          </table:table-cell>
          <table:table-cell office:value-type="float" office:value="34.75">
            <text:p>34.75</text:p>
          </table:table-cell>
          <table:table-cell office:value-type="float" office:value="35.38">
            <text:p>35.38</text:p>
          </table:table-cell>
          <table:table-cell/>
          <table:table-cell table:formula="oooc:=(10^[.B392])*10000000/3.83E+033*10^-9.51" office:value-type="float" office:value="0.045373389784579">
            <text:p>4.54E-02</text:p>
          </table:table-cell>
          <table:table-cell table:formula="oooc:=(10^[.C392])*10000000/3.83E+033*10^-9.33" office:value-type="float" office:value="0.292955210000514">
            <text:p>2.93E-01</text:p>
          </table:table-cell>
        </table:table-row>
        <table:table-row table:style-name="ro1">
          <table:table-cell office:value-type="string">
            <text:p>NGC 2784</text:p>
          </table:table-cell>
          <table:table-cell office:value-type="float" office:value="34.08">
            <text:p>34.08</text:p>
          </table:table-cell>
          <table:table-cell office:value-type="float" office:value="34.63">
            <text:p>34.63</text:p>
          </table:table-cell>
          <table:table-cell/>
          <table:table-cell table:formula="oooc:=(10^[.B393])*10000000/3.83E+033*10^-9.51" office:value-type="float" office:value="0.00970065872316374">
            <text:p>9.70E-03</text:p>
          </table:table-cell>
          <table:table-cell table:formula="oooc:=(10^[.C393])*10000000/3.83E+033*10^-9.33" office:value-type="float" office:value="0.0520956218007543">
            <text:p>5.21E-02</text:p>
          </table:table-cell>
        </table:table-row>
        <table:table-row table:style-name="ro1">
          <table:table-cell office:value-type="string">
            <text:p>UGC 04844</text:p>
          </table:table-cell>
          <table:table-cell office:value-type="float" office:value="0">
            <text:p>0</text:p>
          </table:table-cell>
          <table:table-cell office:value-type="float" office:value="36.24">
            <text:p>36.24</text:p>
          </table:table-cell>
          <table:table-cell/>
          <table:table-cell table:formula="oooc:=(10^[.B394])*10000000/3.83E+033*10^-9.51" office:value-type="float" office:value="8.06865648175873E-037">
            <text:p>8.07E-37</text:p>
          </table:table-cell>
          <table:table-cell table:formula="oooc:=(10^[.C394])*10000000/3.83E+033*10^-9.33" office:value-type="float" office:value="2.12227288815693">
            <text:p>2.12E+00</text:p>
          </table:table-cell>
        </table:table-row>
        <table:table-row table:style-name="ro1">
          <table:table-cell office:value-type="string">
            <text:p>UGC 04851</text:p>
          </table:table-cell>
          <table:table-cell office:value-type="float" office:value="35.35">
            <text:p>35.35</text:p>
          </table:table-cell>
          <table:table-cell office:value-type="float" office:value="35.54">
            <text:p>35.54</text:p>
          </table:table-cell>
          <table:table-cell/>
          <table:table-cell table:formula="oooc:=(10^[.B395])*10000000/3.83E+033*10^-9.51" office:value-type="float" office:value="0.180634718255598">
            <text:p>1.81E-01</text:p>
          </table:table-cell>
          <table:table-cell table:formula="oooc:=(10^[.C395])*10000000/3.83E+033*10^-9.33" office:value-type="float" office:value="0.423449111581965">
            <text:p>4.23E-01</text:p>
          </table:table-cell>
        </table:table-row>
        <table:table-row table:style-name="ro1">
          <table:table-cell office:value-type="string">
            <text:p>NGC 2782</text:p>
          </table:table-cell>
          <table:table-cell table:number-columns-repeated="2" office:value-type="float" office:value="36.24">
            <text:p>36.24</text:p>
          </table:table-cell>
          <table:table-cell/>
          <table:table-cell table:formula="oooc:=(10^[.B396])*10000000/3.83E+033*10^-9.51" office:value-type="float" office:value="1.40217179208944">
            <text:p>1.40E+00</text:p>
          </table:table-cell>
          <table:table-cell table:formula="oooc:=(10^[.C396])*10000000/3.83E+033*10^-9.33" office:value-type="float" office:value="2.12227288815693">
            <text:p>2.12E+00</text:p>
          </table:table-cell>
        </table:table-row>
        <table:table-row table:style-name="ro1">
          <table:table-cell office:value-type="string">
            <text:p>UGC 04872</text:p>
          </table:table-cell>
          <table:table-cell table:number-columns-repeated="2" office:value-type="float" office:value="36.05">
            <text:p>36.05</text:p>
          </table:table-cell>
          <table:table-cell/>
          <table:table-cell table:formula="oooc:=(10^[.B397])*10000000/3.83E+033*10^-9.51" office:value-type="float" office:value="0.905318147395638">
            <text:p>9.05E-01</text:p>
          </table:table-cell>
          <table:table-cell table:formula="oooc:=(10^[.C397])*10000000/3.83E+033*10^-9.33" office:value-type="float" office:value="1.3702544654041">
            <text:p>1.37E+00</text:p>
          </table:table-cell>
        </table:table-row>
        <table:table-row table:style-name="ro1">
          <table:table-cell office:value-type="string">
            <text:p>NGC 2798</text:p>
          </table:table-cell>
          <table:table-cell office:value-type="float" office:value="35.28">
            <text:p>35.28</text:p>
          </table:table-cell>
          <table:table-cell office:value-type="float" office:value="35.43">
            <text:p>35.43</text:p>
          </table:table-cell>
          <table:table-cell/>
          <table:table-cell table:formula="oooc:=(10^[.B398])*10000000/3.83E+033*10^-9.51" office:value-type="float" office:value="0.153745079727308">
            <text:p>1.54E-01</text:p>
          </table:table-cell>
          <table:table-cell table:formula="oooc:=(10^[.C398])*10000000/3.83E+033*10^-9.33" office:value-type="float" office:value="0.328701151904482">
            <text:p>3.29E-01</text:p>
          </table:table-cell>
        </table:table-row>
        <table:table-row table:style-name="ro1">
          <table:table-cell office:value-type="string">
            <text:p>UGC 04915</text:p>
          </table:table-cell>
          <table:table-cell office:value-type="float" office:value="35.57">
            <text:p>35.57</text:p>
          </table:table-cell>
          <table:table-cell office:value-type="float" office:value="35.63">
            <text:p>35.63</text:p>
          </table:table-cell>
          <table:table-cell/>
          <table:table-cell table:formula="oooc:=(10^[.B399])*10000000/3.83E+033*10^-9.51" office:value-type="float" office:value="0.299779013445662">
            <text:p>3.00E-01</text:p>
          </table:table-cell>
          <table:table-cell table:formula="oooc:=(10^[.C399])*10000000/3.83E+033*10^-9.33" office:value-type="float" office:value="0.520956218007543">
            <text:p>5.21E-01</text:p>
          </table:table-cell>
        </table:table-row>
        <table:table-row table:style-name="ro1">
          <table:table-cell office:value-type="string">
            <text:p>NGC 2799</text:p>
          </table:table-cell>
          <table:table-cell office:value-type="float" office:value="35.24">
            <text:p>35.24</text:p>
          </table:table-cell>
          <table:table-cell office:value-type="float" office:value="35.23">
            <text:p>35.23</text:p>
          </table:table-cell>
          <table:table-cell/>
          <table:table-cell table:formula="oooc:=(10^[.B400])*10000000/3.83E+033*10^-9.51" office:value-type="float" office:value="0.140217179208944">
            <text:p>1.40E-01</text:p>
          </table:table-cell>
          <table:table-cell table:formula="oooc:=(10^[.C400])*10000000/3.83E+033*10^-9.33" office:value-type="float" office:value="0.207396405933231">
            <text:p>2.07E-01</text:p>
          </table:table-cell>
        </table:table-row>
        <table:table-row table:style-name="ro1">
          <table:table-cell office:value-type="string">
            <text:p>IC 0531</text:p>
          </table:table-cell>
          <table:table-cell office:value-type="float" office:value="35.64">
            <text:p>35.64</text:p>
          </table:table-cell>
          <table:table-cell office:value-type="float" office:value="35.73">
            <text:p>35.73</text:p>
          </table:table-cell>
          <table:table-cell/>
          <table:table-cell table:formula="oooc:=(10^[.B401])*10000000/3.83E+033*10^-9.51" office:value-type="float" office:value="0.352209629919492">
            <text:p>3.52E-01</text:p>
          </table:table-cell>
          <table:table-cell table:formula="oooc:=(10^[.C401])*10000000/3.83E+033*10^-9.33" office:value-type="float" office:value="0.65584502128187">
            <text:p>6.56E-01</text:p>
          </table:table-cell>
        </table:table-row>
        <table:table-row table:style-name="ro1">
          <table:table-cell office:value-type="string">
            <text:p>UGC 04921</text:p>
          </table:table-cell>
          <table:table-cell office:value-type="float" office:value="0">
            <text:p>0</text:p>
          </table:table-cell>
          <table:table-cell office:value-type="float" office:value="35.42">
            <text:p>35.42</text:p>
          </table:table-cell>
          <table:table-cell/>
          <table:table-cell table:formula="oooc:=(10^[.B402])*10000000/3.83E+033*10^-9.51" office:value-type="float" office:value="8.06865648175873E-037">
            <text:p>8.07E-37</text:p>
          </table:table-cell>
          <table:table-cell table:formula="oooc:=(10^[.C402])*10000000/3.83E+033*10^-9.33" office:value-type="float" office:value="0.321219000212111">
            <text:p>3.21E-01</text:p>
          </table:table-cell>
        </table:table-row>
        <table:table-row table:style-name="ro1">
          <table:table-cell office:value-type="string">
            <text:p>NGC 2841</text:p>
          </table:table-cell>
          <table:table-cell office:value-type="float" office:value="35.79">
            <text:p>35.79</text:p>
          </table:table-cell>
          <table:table-cell office:value-type="float" office:value="35.81">
            <text:p>35.81</text:p>
          </table:table-cell>
          <table:table-cell/>
          <table:table-cell table:formula="oooc:=(10^[.B403])*10000000/3.83E+033*10^-9.51" office:value-type="float" office:value="0.497509325838967">
            <text:p>4.98E-01</text:p>
          </table:table-cell>
          <table:table-cell table:formula="oooc:=(10^[.C403])*10000000/3.83E+033*10^-9.33" office:value-type="float" office:value="0.788499143708102">
            <text:p>7.88E-01</text:p>
          </table:table-cell>
        </table:table-row>
        <table:table-row table:style-name="ro1">
          <table:table-cell office:value-type="string">
            <text:p>NGC 2854</text:p>
          </table:table-cell>
          <table:table-cell office:value-type="float" office:value="0">
            <text:p>0</text:p>
          </table:table-cell>
          <table:table-cell office:value-type="float" office:value="35.74">
            <text:p>35.74</text:p>
          </table:table-cell>
          <table:table-cell/>
          <table:table-cell table:formula="oooc:=(10^[.B404])*10000000/3.83E+033*10^-9.51" office:value-type="float" office:value="8.06865648175873E-037">
            <text:p>8.07E-37</text:p>
          </table:table-cell>
          <table:table-cell table:formula="oooc:=(10^[.C404])*10000000/3.83E+033*10^-9.33" office:value-type="float" office:value="0.671121614299967">
            <text:p>6.71E-01</text:p>
          </table:table-cell>
        </table:table-row>
        <table:table-row table:style-name="ro1">
          <table:table-cell office:value-type="string">
            <text:p>NGC 2856</text:p>
          </table:table-cell>
          <table:table-cell office:value-type="float" office:value="0">
            <text:p>0</text:p>
          </table:table-cell>
          <table:table-cell office:value-type="float" office:value="35.43">
            <text:p>35.43</text:p>
          </table:table-cell>
          <table:table-cell/>
          <table:table-cell table:formula="oooc:=(10^[.B405])*10000000/3.83E+033*10^-9.51" office:value-type="float" office:value="8.06865648175873E-037">
            <text:p>8.07E-37</text:p>
          </table:table-cell>
          <table:table-cell table:formula="oooc:=(10^[.C405])*10000000/3.83E+033*10^-9.33" office:value-type="float" office:value="0.328701151904482">
            <text:p>3.29E-01</text:p>
          </table:table-cell>
        </table:table-row>
        <table:table-row table:style-name="ro1">
          <table:table-cell office:value-type="string">
            <text:p>NGC 2857</text:p>
          </table:table-cell>
          <table:table-cell office:value-type="float" office:value="0">
            <text:p>0</text:p>
          </table:table-cell>
          <table:table-cell office:value-type="float" office:value="36.5">
            <text:p>36.5</text:p>
          </table:table-cell>
          <table:table-cell/>
          <table:table-cell table:formula="oooc:=(10^[.B406])*10000000/3.83E+033*10^-9.51" office:value-type="float" office:value="8.06865648175873E-037">
            <text:p>8.07E-37</text:p>
          </table:table-cell>
          <table:table-cell table:formula="oooc:=(10^[.C406])*10000000/3.83E+033*10^-9.33" office:value-type="float" office:value="3.86190179678383">
            <text:p>3.86E+00</text:p>
          </table:table-cell>
        </table:table-row>
        <table:table-row table:style-name="ro1">
          <table:table-cell office:value-type="string">
            <text:p>NGC 2915</text:p>
          </table:table-cell>
          <table:table-cell office:value-type="float" office:value="34.74">
            <text:p>34.74</text:p>
          </table:table-cell>
          <table:table-cell office:value-type="float" office:value="34.57">
            <text:p>34.57</text:p>
          </table:table-cell>
          <table:table-cell/>
          <table:table-cell table:formula="oooc:=(10^[.B407])*10000000/3.83E+033*10^-9.51" office:value-type="float" office:value="0.044340565338427">
            <text:p>4.43E-02</text:p>
          </table:table-cell>
          <table:table-cell table:formula="oooc:=(10^[.C407])*10000000/3.83E+033*10^-9.33" office:value-type="float" office:value="0.045373389784579">
            <text:p>4.54E-02</text:p>
          </table:table-cell>
        </table:table-row>
        <table:table-row table:style-name="ro1">
          <table:table-cell office:value-type="string">
            <text:p>UGC 05013</text:p>
          </table:table-cell>
          <table:table-cell office:value-type="float" office:value="36.45">
            <text:p>36.45</text:p>
          </table:table-cell>
          <table:table-cell office:value-type="float" office:value="36.42">
            <text:p>36.42</text:p>
          </table:table-cell>
          <table:table-cell/>
          <table:table-cell table:formula="oooc:=(10^[.B408])*10000000/3.83E+033*10^-9.51" office:value-type="float" office:value="2.27405637064252">
            <text:p>2.27E+00</text:p>
          </table:table-cell>
          <table:table-cell table:formula="oooc:=(10^[.C408])*10000000/3.83E+033*10^-9.33" office:value-type="float" office:value="3.21219000212111">
            <text:p>3.21E+00</text:p>
          </table:table-cell>
        </table:table-row>
        <table:table-row table:style-name="ro1">
          <table:table-cell office:value-type="string">
            <text:p>UGC 05027</text:p>
          </table:table-cell>
          <table:table-cell office:value-type="float" office:value="0">
            <text:p>0</text:p>
          </table:table-cell>
          <table:table-cell office:value-type="float" office:value="35.51">
            <text:p>35.51</text:p>
          </table:table-cell>
          <table:table-cell/>
          <table:table-cell table:formula="oooc:=(10^[.B409])*10000000/3.83E+033*10^-9.51" office:value-type="float" office:value="8.06865648175873E-037">
            <text:p>8.07E-37</text:p>
          </table:table-cell>
          <table:table-cell table:formula="oooc:=(10^[.C409])*10000000/3.83E+033*10^-9.33" office:value-type="float" office:value="0.395185704552533">
            <text:p>3.95E-01</text:p>
          </table:table-cell>
        </table:table-row>
        <table:table-row table:style-name="ro1">
          <table:table-cell office:value-type="string">
            <text:p>NGC 2870</text:p>
          </table:table-cell>
          <table:table-cell office:value-type="float" office:value="35.7">
            <text:p>35.7</text:p>
          </table:table-cell>
          <table:table-cell office:value-type="float" office:value="35.74">
            <text:p>35.74</text:p>
          </table:table-cell>
          <table:table-cell/>
          <table:table-cell table:formula="oooc:=(10^[.B410])*10000000/3.83E+033*10^-9.51" office:value-type="float" office:value="0.404390762118144">
            <text:p>4.04E-01</text:p>
          </table:table-cell>
          <table:table-cell table:formula="oooc:=(10^[.C410])*10000000/3.83E+033*10^-9.33" office:value-type="float" office:value="0.671121614299967">
            <text:p>6.71E-01</text:p>
          </table:table-cell>
        </table:table-row>
        <table:table-row table:style-name="ro1">
          <table:table-cell office:value-type="string">
            <text:p>UGC 05053</text:p>
          </table:table-cell>
          <table:table-cell office:value-type="float" office:value="35.14">
            <text:p>35.14</text:p>
          </table:table-cell>
          <table:table-cell office:value-type="float" office:value="35.02">
            <text:p>35.02</text:p>
          </table:table-cell>
          <table:table-cell/>
          <table:table-cell table:formula="oooc:=(10^[.B411])*10000000/3.83E+033*10^-9.51" office:value-type="float" office:value="0.111378464439058">
            <text:p>1.11E-01</text:p>
          </table:table-cell>
          <table:table-cell table:formula="oooc:=(10^[.C411])*10000000/3.83E+033*10^-9.33" office:value-type="float" office:value="0.127879587302467">
            <text:p>1.28E-01</text:p>
          </table:table-cell>
        </table:table-row>
        <table:table-row table:style-name="ro1">
          <table:table-cell office:value-type="string">
            <text:p>NGC 2903</text:p>
          </table:table-cell>
          <table:table-cell office:value-type="float" office:value="35.99">
            <text:p>35.99</text:p>
          </table:table-cell>
          <table:table-cell office:value-type="float" office:value="35.98">
            <text:p>35.98</text:p>
          </table:table-cell>
          <table:table-cell/>
          <table:table-cell table:formula="oooc:=(10^[.B412])*10000000/3.83E+033*10^-9.51" office:value-type="float" office:value="0.788499143708102">
            <text:p>7.88E-01</text:p>
          </table:table-cell>
          <table:table-cell table:formula="oooc:=(10^[.C412])*10000000/3.83E+033*10^-9.33" office:value-type="float" office:value="1.16627569752209">
            <text:p>1.17E+00</text:p>
          </table:table-cell>
        </table:table-row>
        <table:table-row table:style-name="ro1">
          <table:table-cell office:value-type="string">
            <text:p>UGC 05077</text:p>
          </table:table-cell>
          <table:table-cell office:value-type="float" office:value="0">
            <text:p>0</text:p>
          </table:table-cell>
          <table:table-cell office:value-type="float" office:value="36.39">
            <text:p>36.39</text:p>
          </table:table-cell>
          <table:table-cell/>
          <table:table-cell table:formula="oooc:=(10^[.B413])*10000000/3.83E+033*10^-9.51" office:value-type="float" office:value="8.06865648175873E-037">
            <text:p>8.07E-37</text:p>
          </table:table-cell>
          <table:table-cell table:formula="oooc:=(10^[.C413])*10000000/3.83E+033*10^-9.33" office:value-type="float" office:value="2.99779013445662">
            <text:p>3.00E+00</text:p>
          </table:table-cell>
        </table:table-row>
        <table:table-row table:style-name="ro2">
          <table:table-cell office:value-type="string">
            <text:p>I Zw 18</text:p>
          </table:table-cell>
          <table:table-cell office:value-type="float" office:value="34.81">
            <text:p>34.81</text:p>
          </table:table-cell>
          <table:table-cell office:value-type="float" office:value="34.62">
            <text:p>34.62</text:p>
          </table:table-cell>
          <table:table-cell/>
          <table:table-cell table:formula="oooc:=(10^[.B414])*10000000/3.83E+033*10^-9.51" office:value-type="float" office:value="0.0520956218007543">
            <text:p>5.21E-02</text:p>
          </table:table-cell>
          <table:table-cell table:formula="oooc:=(10^[.C414])*10000000/3.83E+033*10^-9.33" office:value-type="float" office:value="0.0509097806725335">
            <text:p>5.09E-02</text:p>
          </table:table-cell>
        </table:table-row>
        <table:table-row table:style-name="ro1">
          <table:table-cell office:value-type="string">
            <text:p>NGC 2916</text:p>
          </table:table-cell>
          <table:table-cell office:value-type="float" office:value="36.38">
            <text:p>36.38</text:p>
          </table:table-cell>
          <table:table-cell office:value-type="float" office:value="36.36">
            <text:p>36.36</text:p>
          </table:table-cell>
          <table:table-cell/>
          <table:table-cell table:formula="oooc:=(10^[.B415])*10000000/3.83E+033*10^-9.51" office:value-type="float" office:value="1.93553587807029">
            <text:p>1.94E+00</text:p>
          </table:table-cell>
          <table:table-cell table:formula="oooc:=(10^[.C415])*10000000/3.83E+033*10^-9.33" office:value-type="float" office:value="2.79770053586842">
            <text:p>2.80E+00</text:p>
          </table:table-cell>
        </table:table-row>
        <table:table-row table:style-name="ro1">
          <table:table-cell office:value-type="string">
            <text:p>UGC 05107</text:p>
          </table:table-cell>
          <table:table-cell office:value-type="float" office:value="0">
            <text:p>0</text:p>
          </table:table-cell>
          <table:table-cell office:value-type="float" office:value="35.1">
            <text:p>35.1</text:p>
          </table:table-cell>
          <table:table-cell/>
          <table:table-cell table:formula="oooc:=(10^[.B416])*10000000/3.83E+033*10^-9.51" office:value-type="float" office:value="8.06865648175873E-037">
            <text:p>8.07E-37</text:p>
          </table:table-cell>
          <table:table-cell table:formula="oooc:=(10^[.C416])*10000000/3.83E+033*10^-9.33" office:value-type="float" office:value="0.153745079727308">
            <text:p>1.54E-01</text:p>
          </table:table-cell>
        </table:table-row>
        <table:table-row table:style-name="ro1">
          <table:table-cell office:value-type="string">
            <text:p>UGC 05101</text:p>
          </table:table-cell>
          <table:table-cell office:value-type="float" office:value="35.77">
            <text:p>35.77</text:p>
          </table:table-cell>
          <table:table-cell office:value-type="float" office:value="36.12">
            <text:p>36.12</text:p>
          </table:table-cell>
          <table:table-cell/>
          <table:table-cell table:formula="oooc:=(10^[.B417])*10000000/3.83E+033*10^-9.51" office:value-type="float" office:value="0.475117717652741">
            <text:p>4.75E-01</text:p>
          </table:table-cell>
          <table:table-cell table:formula="oooc:=(10^[.C417])*10000000/3.83E+033*10^-9.33" office:value-type="float" office:value="1.60990862104825">
            <text:p>1.61E+00</text:p>
          </table:table-cell>
        </table:table-row>
        <table:table-row table:style-name="ro1">
          <table:table-cell office:value-type="string">
            <text:p>NGC 2936</text:p>
          </table:table-cell>
          <table:table-cell office:value-type="float" office:value="36.49">
            <text:p>36.49</text:p>
          </table:table-cell>
          <table:table-cell office:value-type="float" office:value="36.52">
            <text:p>36.52</text:p>
          </table:table-cell>
          <table:table-cell/>
          <table:table-cell table:formula="oooc:=(10^[.B418])*10000000/3.83E+033*10^-9.51" office:value-type="float" office:value="2.49345322721003">
            <text:p>2.49E+00</text:p>
          </table:table-cell>
          <table:table-cell table:formula="oooc:=(10^[.C418])*10000000/3.83E+033*10^-9.33" office:value-type="float" office:value="4.04390762118144">
            <text:p>4.04E+00</text:p>
          </table:table-cell>
        </table:table-row>
        <table:table-row table:style-name="ro1">
          <table:table-cell office:value-type="string">
            <text:p>NGC 2937</text:p>
          </table:table-cell>
          <table:table-cell office:value-type="float" office:value="35.2">
            <text:p>35.2</text:p>
          </table:table-cell>
          <table:table-cell office:value-type="float" office:value="35.54">
            <text:p>35.54</text:p>
          </table:table-cell>
          <table:table-cell/>
          <table:table-cell table:formula="oooc:=(10^[.B419])*10000000/3.83E+033*10^-9.51" office:value-type="float" office:value="0.127879587302467">
            <text:p>1.28E-01</text:p>
          </table:table-cell>
          <table:table-cell table:formula="oooc:=(10^[.C419])*10000000/3.83E+033*10^-9.33" office:value-type="float" office:value="0.423449111581965">
            <text:p>4.23E-01</text:p>
          </table:table-cell>
        </table:table-row>
        <table:table-row table:style-name="ro1">
          <table:table-cell office:value-type="string">
            <text:p>UGC 05147</text:p>
          </table:table-cell>
          <table:table-cell office:value-type="float" office:value="0">
            <text:p>0</text:p>
          </table:table-cell>
          <table:table-cell office:value-type="float" office:value="35.74">
            <text:p>35.74</text:p>
          </table:table-cell>
          <table:table-cell/>
          <table:table-cell table:formula="oooc:=(10^[.B420])*10000000/3.83E+033*10^-9.51" office:value-type="float" office:value="8.06865648175873E-037">
            <text:p>8.07E-37</text:p>
          </table:table-cell>
          <table:table-cell table:formula="oooc:=(10^[.C420])*10000000/3.83E+033*10^-9.33" office:value-type="float" office:value="0.671121614299967">
            <text:p>6.71E-01</text:p>
          </table:table-cell>
        </table:table-row>
        <table:table-row table:style-name="ro1">
          <table:table-cell office:value-type="string">
            <text:p>UGC 05114</text:p>
          </table:table-cell>
          <table:table-cell office:value-type="float" office:value="35.41">
            <text:p>35.41</text:p>
          </table:table-cell>
          <table:table-cell office:value-type="float" office:value="35.34">
            <text:p>35.34</text:p>
          </table:table-cell>
          <table:table-cell/>
          <table:table-cell table:formula="oooc:=(10^[.B421])*10000000/3.83E+033*10^-9.51" office:value-type="float" office:value="0.207396405933231">
            <text:p>2.07E-01</text:p>
          </table:table-cell>
          <table:table-cell table:formula="oooc:=(10^[.C421])*10000000/3.83E+033*10^-9.33" office:value-type="float" office:value="0.267178326966256">
            <text:p>2.67E-01</text:p>
          </table:table-cell>
        </table:table-row>
        <table:table-row table:style-name="ro2">
          <table:table-cell office:value-type="string">
            <text:p>Holmberg I</text:p>
          </table:table-cell>
          <table:table-cell office:value-type="float" office:value="34.26">
            <text:p>34.26</text:p>
          </table:table-cell>
          <table:table-cell office:value-type="float" office:value="34.11">
            <text:p>34.11</text:p>
          </table:table-cell>
          <table:table-cell/>
          <table:table-cell table:formula="oooc:=(10^[.B422])*10000000/3.83E+033*10^-9.51" office:value-type="float" office:value="0.0146825411276853">
            <text:p>1.47E-02</text:p>
          </table:table-cell>
          <table:table-cell table:formula="oooc:=(10^[.C422])*10000000/3.83E+033*10^-9.33" office:value-type="float" office:value="0.01573262626826">
            <text:p>1.57E-02</text:p>
          </table:table-cell>
        </table:table-row>
        <table:table-row table:style-name="ro1">
          <table:table-cell office:value-type="string">
            <text:p>UGC 05201</text:p>
          </table:table-cell>
          <table:table-cell office:value-type="float" office:value="0">
            <text:p>0</text:p>
          </table:table-cell>
          <table:table-cell office:value-type="float" office:value="36.19">
            <text:p>36.19</text:p>
          </table:table-cell>
          <table:table-cell/>
          <table:table-cell table:formula="oooc:=(10^[.B423])*10000000/3.83E+033*10^-9.51" office:value-type="float" office:value="8.06865648175873E-037">
            <text:p>8.07E-37</text:p>
          </table:table-cell>
          <table:table-cell table:formula="oooc:=(10^[.C423])*10000000/3.83E+033*10^-9.33" office:value-type="float" office:value="1.89147770254566">
            <text:p>1.89E+00</text:p>
          </table:table-cell>
        </table:table-row>
        <table:table-row table:style-name="ro1">
          <table:table-cell office:value-type="string">
            <text:p>NGC 2992</text:p>
          </table:table-cell>
          <table:table-cell office:value-type="float" office:value="35.54">
            <text:p>35.54</text:p>
          </table:table-cell>
          <table:table-cell office:value-type="float" office:value="35.6">
            <text:p>35.6</text:p>
          </table:table-cell>
          <table:table-cell/>
          <table:table-cell table:formula="oooc:=(10^[.B424])*10000000/3.83E+033*10^-9.51" office:value-type="float" office:value="0.279770053586842">
            <text:p>2.80E-01</text:p>
          </table:table-cell>
          <table:table-cell table:formula="oooc:=(10^[.C424])*10000000/3.83E+033*10^-9.33" office:value-type="float" office:value="0.486184630982473">
            <text:p>4.86E-01</text:p>
          </table:table-cell>
        </table:table-row>
        <table:table-row table:style-name="ro1">
          <table:table-cell office:value-type="string">
            <text:p>NGC 2993</text:p>
          </table:table-cell>
          <table:table-cell office:value-type="float" office:value="36.27">
            <text:p>36.27</text:p>
          </table:table-cell>
          <table:table-cell office:value-type="float" office:value="36.26">
            <text:p>36.26</text:p>
          </table:table-cell>
          <table:table-cell/>
          <table:table-cell table:formula="oooc:=(10^[.B425])*10000000/3.83E+033*10^-9.51" office:value-type="float" office:value="1.50245414448345">
            <text:p>1.50E+00</text:p>
          </table:table-cell>
          <table:table-cell table:formula="oooc:=(10^[.C425])*10000000/3.83E+033*10^-9.33" office:value-type="float" office:value="2.22229252794353">
            <text:p>2.22E+00</text:p>
          </table:table-cell>
        </table:table-row>
        <table:table-row table:style-name="ro1">
          <table:table-cell office:value-type="string">
            <text:p>NGC 2976</text:p>
          </table:table-cell>
          <table:table-cell office:value-type="float" office:value="0">
            <text:p>0</text:p>
          </table:table-cell>
          <table:table-cell office:value-type="float" office:value="34.75">
            <text:p>34.75</text:p>
          </table:table-cell>
          <table:table-cell/>
          <table:table-cell table:formula="oooc:=(10^[.B426])*10000000/3.83E+033*10^-9.51" office:value-type="float" office:value="8.06865648175873E-037">
            <text:p>8.07E-37</text:p>
          </table:table-cell>
          <table:table-cell table:formula="oooc:=(10^[.C426])*10000000/3.83E+033*10^-9.33" office:value-type="float" office:value="0.0686754044881301">
            <text:p>6.87E-02</text:p>
          </table:table-cell>
        </table:table-row>
        <table:table-row table:style-name="ro1">
          <table:table-cell office:value-type="string">
            <text:p>UGC 05237</text:p>
          </table:table-cell>
          <table:table-cell office:value-type="float" office:value="0">
            <text:p>0</text:p>
          </table:table-cell>
          <table:table-cell office:value-type="float" office:value="35.92">
            <text:p>35.92</text:p>
          </table:table-cell>
          <table:table-cell/>
          <table:table-cell table:formula="oooc:=(10^[.B427])*10000000/3.83E+033*10^-9.51" office:value-type="float" office:value="8.06865648175873E-037">
            <text:p>8.07E-37</text:p>
          </table:table-cell>
          <table:table-cell table:formula="oooc:=(10^[.C427])*10000000/3.83E+033*10^-9.33" office:value-type="float" office:value="1.01578366839238">
            <text:p>1.02E+00</text:p>
          </table:table-cell>
        </table:table-row>
        <table:table-row table:style-name="ro1">
          <table:table-cell office:value-type="string">
            <text:p>NGC 3018</text:p>
          </table:table-cell>
          <table:table-cell table:number-columns-repeated="2" office:value-type="float" office:value="35.62">
            <text:p>35.62</text:p>
          </table:table-cell>
          <table:table-cell/>
          <table:table-cell table:formula="oooc:=(10^[.B428])*10000000/3.83E+033*10^-9.51" office:value-type="float" office:value="0.336357585298467">
            <text:p>3.36E-01</text:p>
          </table:table-cell>
          <table:table-cell table:formula="oooc:=(10^[.C428])*10000000/3.83E+033*10^-9.33" office:value-type="float" office:value="0.509097806725335">
            <text:p>5.09E-01</text:p>
          </table:table-cell>
        </table:table-row>
        <table:table-row table:style-name="ro1">
          <table:table-cell office:value-type="string">
            <text:p>NGC 3023</text:p>
          </table:table-cell>
          <table:table-cell office:value-type="float" office:value="36.07">
            <text:p>36.07</text:p>
          </table:table-cell>
          <table:table-cell office:value-type="float" office:value="36.03">
            <text:p>36.03</text:p>
          </table:table-cell>
          <table:table-cell/>
          <table:table-cell table:formula="oooc:=(10^[.B429])*10000000/3.83E+033*10^-9.51" office:value-type="float" office:value="0.947984477206532">
            <text:p>9.48E-01</text:p>
          </table:table-cell>
          <table:table-cell table:formula="oooc:=(10^[.C429])*10000000/3.83E+033*10^-9.33" office:value-type="float" office:value="1.30858285542369">
            <text:p>1.31E+00</text:p>
          </table:table-cell>
        </table:table-row>
        <table:table-row table:style-name="ro1">
          <table:table-cell office:value-type="string">
            <text:p>UGC 05268</text:p>
          </table:table-cell>
          <table:table-cell office:value-type="float" office:value="0">
            <text:p>0</text:p>
          </table:table-cell>
          <table:table-cell office:value-type="float" office:value="36.1">
            <text:p>36.1</text:p>
          </table:table-cell>
          <table:table-cell/>
          <table:table-cell table:formula="oooc:=(10^[.B430])*10000000/3.83E+033*10^-9.51" office:value-type="float" office:value="8.06865648175873E-037">
            <text:p>8.07E-37</text:p>
          </table:table-cell>
          <table:table-cell table:formula="oooc:=(10^[.C430])*10000000/3.83E+033*10^-9.33" office:value-type="float" office:value="1.53745079727308">
            <text:p>1.54E+00</text:p>
          </table:table-cell>
        </table:table-row>
        <table:table-row table:style-name="ro1">
          <table:table-cell office:value-type="string">
            <text:p>UGC 05314</text:p>
          </table:table-cell>
          <table:table-cell office:value-type="float" office:value="0">
            <text:p>0</text:p>
          </table:table-cell>
          <table:table-cell office:value-type="float" office:value="35.61">
            <text:p>35.61</text:p>
          </table:table-cell>
          <table:table-cell/>
          <table:table-cell table:formula="oooc:=(10^[.B431])*10000000/3.83E+033*10^-9.51" office:value-type="float" office:value="8.06865648175873E-037">
            <text:p>8.07E-37</text:p>
          </table:table-cell>
          <table:table-cell table:formula="oooc:=(10^[.C431])*10000000/3.83E+033*10^-9.33" office:value-type="float" office:value="0.497509325838967">
            <text:p>4.98E-01</text:p>
          </table:table-cell>
        </table:table-row>
        <table:table-row table:style-name="ro1">
          <table:table-cell office:value-type="string">
            <text:p>NGC 3049</text:p>
          </table:table-cell>
          <table:table-cell office:value-type="float" office:value="0">
            <text:p>0</text:p>
          </table:table-cell>
          <table:table-cell office:value-type="float" office:value="35.52">
            <text:p>35.52</text:p>
          </table:table-cell>
          <table:table-cell/>
          <table:table-cell table:formula="oooc:=(10^[.B432])*10000000/3.83E+033*10^-9.51" office:value-type="float" office:value="8.06865648175873E-037">
            <text:p>8.07E-37</text:p>
          </table:table-cell>
          <table:table-cell table:formula="oooc:=(10^[.C432])*10000000/3.83E+033*10^-9.33" office:value-type="float" office:value="0.404390762118144">
            <text:p>4.04E-01</text:p>
          </table:table-cell>
        </table:table-row>
        <table:table-row table:style-name="ro1">
          <table:table-cell office:value-type="string">
            <text:p>MESSIER 081</text:p>
          </table:table-cell>
          <table:table-cell office:value-type="float" office:value="35.75">
            <text:p>35.75</text:p>
          </table:table-cell>
          <table:table-cell office:value-type="float" office:value="35.73">
            <text:p>35.73</text:p>
          </table:table-cell>
          <table:table-cell/>
          <table:table-cell table:formula="oooc:=(10^[.B433])*10000000/3.83E+033*10^-9.51" office:value-type="float" office:value="0.45373389784579">
            <text:p>4.54E-01</text:p>
          </table:table-cell>
          <table:table-cell table:formula="oooc:=(10^[.C433])*10000000/3.83E+033*10^-9.33" office:value-type="float" office:value="0.65584502128187">
            <text:p>6.56E-01</text:p>
          </table:table-cell>
        </table:table-row>
        <table:table-row table:style-name="ro1">
          <table:table-cell office:value-type="string">
            <text:p>MESSIER 082</text:p>
          </table:table-cell>
          <table:table-cell office:value-type="float" office:value="35.26">
            <text:p>35.26</text:p>
          </table:table-cell>
          <table:table-cell office:value-type="float" office:value="35.41">
            <text:p>35.41</text:p>
          </table:table-cell>
          <table:table-cell/>
          <table:table-cell table:formula="oooc:=(10^[.B434])*10000000/3.83E+033*10^-9.51" office:value-type="float" office:value="0.146825411276853">
            <text:p>1.47E-01</text:p>
          </table:table-cell>
          <table:table-cell table:formula="oooc:=(10^[.C434])*10000000/3.83E+033*10^-9.33" office:value-type="float" office:value="0.313907163085484">
            <text:p>3.14E-01</text:p>
          </table:table-cell>
        </table:table-row>
        <table:table-row table:style-name="ro2">
          <table:table-cell office:value-type="string">
            <text:p>Holmberg IX</text:p>
          </table:table-cell>
          <table:table-cell office:value-type="float" office:value="34.1">
            <text:p>34.1</text:p>
          </table:table-cell>
          <table:table-cell office:value-type="float" office:value="34.02">
            <text:p>34.02</text:p>
          </table:table-cell>
          <table:table-cell/>
          <table:table-cell table:formula="oooc:=(10^[.B435])*10000000/3.83E+033*10^-9.51" office:value-type="float" office:value="0.0101578366839238">
            <text:p>1.02E-02</text:p>
          </table:table-cell>
          <table:table-cell table:formula="oooc:=(10^[.C435])*10000000/3.83E+033*10^-9.33" office:value-type="float" office:value="0.0127879587302467">
            <text:p>1.28E-02</text:p>
          </table:table-cell>
        </table:table-row>
        <table:table-row table:style-name="ro1">
          <table:table-cell office:value-type="string">
            <text:p>ESO 435-G014</text:p>
          </table:table-cell>
          <table:table-cell office:value-type="float" office:value="35.59">
            <text:p>35.59</text:p>
          </table:table-cell>
          <table:table-cell office:value-type="float" office:value="35.67">
            <text:p>35.67</text:p>
          </table:table-cell>
          <table:table-cell/>
          <table:table-cell table:formula="oooc:=(10^[.B436])*10000000/3.83E+033*10^-9.51" office:value-type="float" office:value="0.313907163085489">
            <text:p>3.14E-01</text:p>
          </table:table-cell>
          <table:table-cell table:formula="oooc:=(10^[.C436])*10000000/3.83E+033*10^-9.33" office:value-type="float" office:value="0.571217134190486">
            <text:p>5.71E-01</text:p>
          </table:table-cell>
        </table:table-row>
        <table:table-row table:style-name="ro1">
          <table:table-cell office:value-type="string">
            <text:p>ESO 435-G016</text:p>
          </table:table-cell>
          <table:table-cell office:value-type="float" office:value="34.88">
            <text:p>34.88</text:p>
          </table:table-cell>
          <table:table-cell office:value-type="float" office:value="34.96">
            <text:p>34.96</text:p>
          </table:table-cell>
          <table:table-cell/>
          <table:table-cell table:formula="oooc:=(10^[.B437])*10000000/3.83E+033*10^-9.51" office:value-type="float" office:value="0.0612070186767608">
            <text:p>6.12E-02</text:p>
          </table:table-cell>
          <table:table-cell table:formula="oooc:=(10^[.C437])*10000000/3.83E+033*10^-9.33" office:value-type="float" office:value="0.111378464439058">
            <text:p>1.11E-01</text:p>
          </table:table-cell>
        </table:table-row>
        <table:table-row table:style-name="ro2">
          <table:table-cell office:value-type="string">
            <text:p>Tol 2</text:p>
          </table:table-cell>
          <table:table-cell office:value-type="float" office:value="34.67">
            <text:p>34.67</text:p>
          </table:table-cell>
          <table:table-cell office:value-type="float" office:value="34.62">
            <text:p>34.62</text:p>
          </table:table-cell>
          <table:table-cell/>
          <table:table-cell table:formula="oooc:=(10^[.B438])*10000000/3.83E+033*10^-9.51" office:value-type="float" office:value="0.037739941794933">
            <text:p>3.77E-02</text:p>
          </table:table-cell>
          <table:table-cell table:formula="oooc:=(10^[.C438])*10000000/3.83E+033*10^-9.33" office:value-type="float" office:value="0.0509097806725335">
            <text:p>5.09E-02</text:p>
          </table:table-cell>
        </table:table-row>
        <table:table-row table:style-name="ro1">
          <table:table-cell office:value-type="string">
            <text:p>NGC 3089</text:p>
          </table:table-cell>
          <table:table-cell office:value-type="float" office:value="35.88">
            <text:p>35.88</text:p>
          </table:table-cell>
          <table:table-cell office:value-type="float" office:value="35.97">
            <text:p>35.97</text:p>
          </table:table-cell>
          <table:table-cell/>
          <table:table-cell table:formula="oooc:=(10^[.B439])*10000000/3.83E+033*10^-9.51" office:value-type="float" office:value="0.612070186767608">
            <text:p>6.12E-01</text:p>
          </table:table-cell>
          <table:table-cell table:formula="oooc:=(10^[.C439])*10000000/3.83E+033*10^-9.33" office:value-type="float" office:value="1.13972802151479">
            <text:p>1.14E+00</text:p>
          </table:table-cell>
        </table:table-row>
        <table:table-row table:style-name="ro1">
          <table:table-cell office:value-type="string">
            <text:p>NGC 3073</text:p>
          </table:table-cell>
          <table:table-cell office:value-type="float" office:value="34.52">
            <text:p>34.52</text:p>
          </table:table-cell>
          <table:table-cell office:value-type="float" office:value="34.7">
            <text:p>34.7</text:p>
          </table:table-cell>
          <table:table-cell/>
          <table:table-cell table:formula="oooc:=(10^[.B440])*10000000/3.83E+033*10^-9.51" office:value-type="float" office:value="0.0267178326966256">
            <text:p>2.67E-02</text:p>
          </table:table-cell>
          <table:table-cell table:formula="oooc:=(10^[.C440])*10000000/3.83E+033*10^-9.33" office:value-type="float" office:value="0.0612070186767608">
            <text:p>6.12E-02</text:p>
          </table:table-cell>
        </table:table-row>
        <table:table-row table:style-name="ro1">
          <table:table-cell office:value-type="string">
            <text:p>NGC 3079</text:p>
          </table:table-cell>
          <table:table-cell table:number-columns-repeated="2" office:value-type="float" office:value="35.92">
            <text:p>35.92</text:p>
          </table:table-cell>
          <table:table-cell/>
          <table:table-cell table:formula="oooc:=(10^[.B441])*10000000/3.83E+033*10^-9.51" office:value-type="float" office:value="0.671121614299967">
            <text:p>6.71E-01</text:p>
          </table:table-cell>
          <table:table-cell table:formula="oooc:=(10^[.C441])*10000000/3.83E+033*10^-9.33" office:value-type="float" office:value="1.01578366839238">
            <text:p>1.02E+00</text:p>
          </table:table-cell>
        </table:table-row>
        <table:table-row table:style-name="ro1">
          <table:table-cell office:value-type="string">
            <text:p>NGC 3109</text:p>
          </table:table-cell>
          <table:table-cell office:value-type="float" office:value="34.45">
            <text:p>34.45</text:p>
          </table:table-cell>
          <table:table-cell office:value-type="float" office:value="34.37">
            <text:p>34.37</text:p>
          </table:table-cell>
          <table:table-cell/>
          <table:table-cell table:formula="oooc:=(10^[.B442])*10000000/3.83E+033*10^-9.51" office:value-type="float" office:value="0.0227405637064252">
            <text:p>2.27E-02</text:p>
          </table:table-cell>
          <table:table-cell table:formula="oooc:=(10^[.C442])*10000000/3.83E+033*10^-9.33" office:value-type="float" office:value="0.0286286735285425">
            <text:p>2.86E-02</text:p>
          </table:table-cell>
        </table:table-row>
        <table:table-row table:style-name="ro1">
          <table:table-cell office:value-type="string">
            <text:p>UGCA 196</text:p>
          </table:table-cell>
          <table:table-cell table:number-columns-repeated="2" office:value-type="float" office:value="35.26">
            <text:p>35.26</text:p>
          </table:table-cell>
          <table:table-cell/>
          <table:table-cell table:formula="oooc:=(10^[.B443])*10000000/3.83E+033*10^-9.51" office:value-type="float" office:value="0.146825411276853">
            <text:p>1.47E-01</text:p>
          </table:table-cell>
          <table:table-cell table:formula="oooc:=(10^[.C443])*10000000/3.83E+033*10^-9.33" office:value-type="float" office:value="0.222229252794353">
            <text:p>2.22E-01</text:p>
          </table:table-cell>
        </table:table-row>
        <table:table-row table:style-name="ro1">
          <table:table-cell office:value-type="string">
            <text:p>IC 2537</text:p>
          </table:table-cell>
          <table:table-cell office:value-type="float" office:value="36.15">
            <text:p>36.15</text:p>
          </table:table-cell>
          <table:table-cell office:value-type="float" office:value="36.19">
            <text:p>36.19</text:p>
          </table:table-cell>
          <table:table-cell/>
          <table:table-cell table:formula="oooc:=(10^[.B444])*10000000/3.83E+033*10^-9.51" office:value-type="float" office:value="1.13972802151479">
            <text:p>1.14E+00</text:p>
          </table:table-cell>
          <table:table-cell table:formula="oooc:=(10^[.C444])*10000000/3.83E+033*10^-9.33" office:value-type="float" office:value="1.89147770254566">
            <text:p>1.89E+00</text:p>
          </table:table-cell>
        </table:table-row>
        <table:table-row table:style-name="ro1">
          <table:table-cell office:value-type="string">
            <text:p>UGC 05406</text:p>
          </table:table-cell>
          <table:table-cell office:value-type="float" office:value="35.67">
            <text:p>35.67</text:p>
          </table:table-cell>
          <table:table-cell office:value-type="float" office:value="35.57">
            <text:p>35.57</text:p>
          </table:table-cell>
          <table:table-cell/>
          <table:table-cell table:formula="oooc:=(10^[.B445])*10000000/3.83E+033*10^-9.51" office:value-type="float" office:value="0.37739941794933">
            <text:p>3.77E-01</text:p>
          </table:table-cell>
          <table:table-cell table:formula="oooc:=(10^[.C445])*10000000/3.83E+033*10^-9.33" office:value-type="float" office:value="0.45373389784579">
            <text:p>4.54E-01</text:p>
          </table:table-cell>
        </table:table-row>
        <table:table-row table:style-name="ro2">
          <table:table-cell office:value-type="string">
            <text:p>Antlia Dwarf</text:p>
          </table:table-cell>
          <table:table-cell office:value-type="float" office:value="31.99">
            <text:p>31.99</text:p>
          </table:table-cell>
          <table:table-cell office:value-type="float" office:value="32.09">
            <text:p>32.09</text:p>
          </table:table-cell>
          <table:table-cell/>
          <table:table-cell table:formula="oooc:=(10^[.B446])*10000000/3.83E+033*10^-9.51" office:value-type="float" office:value="0.0000788499143708096">
            <text:p>7.88E-05</text:p>
          </table:table-cell>
          <table:table-cell table:formula="oooc:=(10^[.C446])*10000000/3.83E+033*10^-9.33" office:value-type="float" office:value="0.000150245414448345">
            <text:p>1.50E-04</text:p>
          </table:table-cell>
        </table:table-row>
        <table:table-row table:style-name="ro1">
          <table:table-cell office:value-type="string">
            <text:p>M81 Dwarf B</text:p>
          </table:table-cell>
          <table:table-cell office:value-type="float" office:value="33.69">
            <text:p>33.69</text:p>
          </table:table-cell>
          <table:table-cell office:value-type="float" office:value="33.61">
            <text:p>33.61</text:p>
          </table:table-cell>
          <table:table-cell/>
          <table:table-cell table:formula="oooc:=(10^[.B447])*10000000/3.83E+033*10^-9.51" office:value-type="float" office:value="0.00395185704552533">
            <text:p>3.95E-03</text:p>
          </table:table-cell>
          <table:table-cell table:formula="oooc:=(10^[.C447])*10000000/3.83E+033*10^-9.33" office:value-type="float" office:value="0.00497509325838967">
            <text:p>4.98E-03</text:p>
          </table:table-cell>
        </table:table-row>
        <table:table-row table:style-name="ro1">
          <table:table-cell office:value-type="string">
            <text:p>NGC 3125</text:p>
          </table:table-cell>
          <table:table-cell office:value-type="float" office:value="35.09">
            <text:p>35.09</text:p>
          </table:table-cell>
          <table:table-cell office:value-type="float" office:value="35.06">
            <text:p>35.06</text:p>
          </table:table-cell>
          <table:table-cell/>
          <table:table-cell table:formula="oooc:=(10^[.B448])*10000000/3.83E+033*10^-9.51" office:value-type="float" office:value="0.0992661609192074">
            <text:p>9.93E-02</text:p>
          </table:table-cell>
          <table:table-cell table:formula="oooc:=(10^[.C448])*10000000/3.83E+033*10^-9.33" office:value-type="float" office:value="0.140217179208944">
            <text:p>1.40E-01</text:p>
          </table:table-cell>
        </table:table-row>
        <table:table-row table:style-name="ro1">
          <table:table-cell office:value-type="string">
            <text:p>UGC 05455</text:p>
          </table:table-cell>
          <table:table-cell office:value-type="float" office:value="34.83">
            <text:p>34.83</text:p>
          </table:table-cell>
          <table:table-cell office:value-type="float" office:value="34.77">
            <text:p>34.77</text:p>
          </table:table-cell>
          <table:table-cell/>
          <table:table-cell table:formula="oooc:=(10^[.B449])*10000000/3.83E+033*10^-9.51" office:value-type="float" office:value="0.0545508128160322">
            <text:p>5.46E-02</text:p>
          </table:table-cell>
          <table:table-cell table:formula="oooc:=(10^[.C449])*10000000/3.83E+033*10^-9.33" office:value-type="float" office:value="0.0719119765884644">
            <text:p>7.19E-02</text:p>
          </table:table-cell>
        </table:table-row>
        <table:table-row table:style-name="ro1">
          <table:table-cell office:value-type="string">
            <text:p>Sextans A</text:p>
          </table:table-cell>
          <table:table-cell office:value-type="float" office:value="34.21">
            <text:p>34.21</text:p>
          </table:table-cell>
          <table:table-cell office:value-type="float" office:value="34.05">
            <text:p>34.05</text:p>
          </table:table-cell>
          <table:table-cell/>
          <table:table-cell table:formula="oooc:=(10^[.B450])*10000000/3.83E+033*10^-9.51" office:value-type="float" office:value="0.0130858285542369">
            <text:p>1.31E-02</text:p>
          </table:table-cell>
          <table:table-cell table:formula="oooc:=(10^[.C450])*10000000/3.83E+033*10^-9.33" office:value-type="float" office:value="0.013702544654041">
            <text:p>1.37E-02</text:p>
          </table:table-cell>
        </table:table-row>
        <table:table-row table:style-name="ro1">
          <table:table-cell office:value-type="string">
            <text:p>UGC 05493</text:p>
          </table:table-cell>
          <table:table-cell office:value-type="float" office:value="35.98">
            <text:p>35.98</text:p>
          </table:table-cell>
          <table:table-cell office:value-type="float" office:value="35.91">
            <text:p>35.91</text:p>
          </table:table-cell>
          <table:table-cell/>
          <table:table-cell table:formula="oooc:=(10^[.B451])*10000000/3.83E+033*10^-9.51" office:value-type="float" office:value="0.770550711923333">
            <text:p>7.71E-01</text:p>
          </table:table-cell>
          <table:table-cell table:formula="oooc:=(10^[.C451])*10000000/3.83E+033*10^-9.33" office:value-type="float" office:value="0.992661609192058">
            <text:p>9.93E-01</text:p>
          </table:table-cell>
        </table:table-row>
        <table:table-row table:style-name="ro1">
          <table:table-cell office:value-type="string">
            <text:p>UGC 05515</text:p>
          </table:table-cell>
          <table:table-cell office:value-type="float" office:value="35.39">
            <text:p>35.39</text:p>
          </table:table-cell>
          <table:table-cell office:value-type="float" office:value="36.13">
            <text:p>36.13</text:p>
          </table:table-cell>
          <table:table-cell/>
          <table:table-cell table:formula="oooc:=(10^[.B452])*10000000/3.83E+033*10^-9.51" office:value-type="float" office:value="0.19806203003373">
            <text:p>1.98E-01</text:p>
          </table:table-cell>
          <table:table-cell table:formula="oooc:=(10^[.C452])*10000000/3.83E+033*10^-9.33" office:value-type="float" office:value="1.64740821013106">
            <text:p>1.65E+00</text:p>
          </table:table-cell>
        </table:table-row>
        <table:table-row table:style-name="ro1">
          <table:table-cell office:value-type="string">
            <text:p>UGC 05528</text:p>
          </table:table-cell>
          <table:table-cell office:value-type="float" office:value="36.13">
            <text:p>36.13</text:p>
          </table:table-cell>
          <table:table-cell office:value-type="float" office:value="36.27">
            <text:p>36.27</text:p>
          </table:table-cell>
          <table:table-cell/>
          <table:table-cell table:formula="oooc:=(10^[.B453])*10000000/3.83E+033*10^-9.51" office:value-type="float" office:value="1.08843181062751">
            <text:p>1.09E+00</text:p>
          </table:table-cell>
          <table:table-cell table:formula="oooc:=(10^[.C453])*10000000/3.83E+033*10^-9.33" office:value-type="float" office:value="2.27405637064252">
            <text:p>2.27E+00</text:p>
          </table:table-cell>
        </table:table-row>
        <table:table-row table:style-name="ro1">
          <table:table-cell office:value-type="string">
            <text:p>NGC 3147</text:p>
          </table:table-cell>
          <table:table-cell office:value-type="float" office:value="36.57">
            <text:p>36.57</text:p>
          </table:table-cell>
          <table:table-cell office:value-type="float" office:value="36.6">
            <text:p>36.6</text:p>
          </table:table-cell>
          <table:table-cell/>
          <table:table-cell table:formula="oooc:=(10^[.B454])*10000000/3.83E+033*10^-9.51" office:value-type="float" office:value="2.99779013445662">
            <text:p>3.00E+00</text:p>
          </table:table-cell>
          <table:table-cell table:formula="oooc:=(10^[.C454])*10000000/3.83E+033*10^-9.33" office:value-type="float" office:value="4.86184630982474">
            <text:p>4.86E+00</text:p>
          </table:table-cell>
        </table:table-row>
        <table:table-row table:style-name="ro1">
          <table:table-cell office:value-type="string">
            <text:p>NGC 3185</text:p>
          </table:table-cell>
          <table:table-cell office:value-type="float" office:value="34.97">
            <text:p>34.97</text:p>
          </table:table-cell>
          <table:table-cell office:value-type="float" office:value="35">
            <text:p>35</text:p>
          </table:table-cell>
          <table:table-cell/>
          <table:table-cell table:formula="oooc:=(10^[.B455])*10000000/3.83E+033*10^-9.51" office:value-type="float" office:value="0.0753010836325483">
            <text:p>7.53E-02</text:p>
          </table:table-cell>
          <table:table-cell table:formula="oooc:=(10^[.C455])*10000000/3.83E+033*10^-9.33" office:value-type="float" office:value="0.122124057777336">
            <text:p>1.22E-01</text:p>
          </table:table-cell>
        </table:table-row>
        <table:table-row table:style-name="ro1">
          <table:table-cell office:value-type="string">
            <text:p>NGC 3187</text:p>
          </table:table-cell>
          <table:table-cell office:value-type="float" office:value="35.48">
            <text:p>35.48</text:p>
          </table:table-cell>
          <table:table-cell office:value-type="float" office:value="35.41">
            <text:p>35.41</text:p>
          </table:table-cell>
          <table:table-cell/>
          <table:table-cell table:formula="oooc:=(10^[.B456])*10000000/3.83E+033*10^-9.51" office:value-type="float" office:value="0.2436695302342">
            <text:p>2.44E-01</text:p>
          </table:table-cell>
          <table:table-cell table:formula="oooc:=(10^[.C456])*10000000/3.83E+033*10^-9.33" office:value-type="float" office:value="0.313907163085484">
            <text:p>3.14E-01</text:p>
          </table:table-cell>
        </table:table-row>
        <table:table-row table:style-name="ro1">
          <table:table-cell office:value-type="string">
            <text:p>NGC 3190</text:p>
          </table:table-cell>
          <table:table-cell office:value-type="float" office:value="34.46">
            <text:p>34.46</text:p>
          </table:table-cell>
          <table:table-cell office:value-type="float" office:value="34.94">
            <text:p>34.94</text:p>
          </table:table-cell>
          <table:table-cell/>
          <table:table-cell table:formula="oooc:=(10^[.B457])*10000000/3.83E+033*10^-9.51" office:value-type="float" office:value="0.0232702594812989">
            <text:p>2.33E-02</text:p>
          </table:table-cell>
          <table:table-cell table:formula="oooc:=(10^[.C457])*10000000/3.83E+033*10^-9.33" office:value-type="float" office:value="0.106365607781752">
            <text:p>1.06E-01</text:p>
          </table:table-cell>
        </table:table-row>
        <table:table-row table:style-name="ro1">
          <table:table-cell office:value-type="string">
            <text:p>UGC 05558</text:p>
          </table:table-cell>
          <table:table-cell office:value-type="float" office:value="35.44">
            <text:p>35.44</text:p>
          </table:table-cell>
          <table:table-cell office:value-type="float" office:value="35.64">
            <text:p>35.64</text:p>
          </table:table-cell>
          <table:table-cell/>
          <table:table-cell table:formula="oooc:=(10^[.B458])*10000000/3.83E+033*10^-9.51" office:value-type="float" office:value="0.222229252794353">
            <text:p>2.22E-01</text:p>
          </table:table-cell>
          <table:table-cell table:formula="oooc:=(10^[.C458])*10000000/3.83E+033*10^-9.33" office:value-type="float" office:value="0.533090847172201">
            <text:p>5.33E-01</text:p>
          </table:table-cell>
        </table:table-row>
        <table:table-row table:style-name="ro1">
          <table:table-cell office:value-type="string">
            <text:p>NGC 3193</text:p>
          </table:table-cell>
          <table:table-cell office:value-type="float" office:value="34.44">
            <text:p>34.44</text:p>
          </table:table-cell>
          <table:table-cell office:value-type="float" office:value="34.87">
            <text:p>34.87</text:p>
          </table:table-cell>
          <table:table-cell/>
          <table:table-cell table:formula="oooc:=(10^[.B459])*10000000/3.83E+033*10^-9.51" office:value-type="float" office:value="0.0222229252794353">
            <text:p>2.22E-02</text:p>
          </table:table-cell>
          <table:table-cell table:formula="oooc:=(10^[.C459])*10000000/3.83E+033*10^-9.33" office:value-type="float" office:value="0.0905318147395638">
            <text:p>9.05E-02</text:p>
          </table:table-cell>
        </table:table-row>
        <table:table-row table:style-name="ro1">
          <table:table-cell office:value-type="string">
            <text:p>NGC 3198</text:p>
          </table:table-cell>
          <table:table-cell office:value-type="float" office:value="36.19">
            <text:p>36.19</text:p>
          </table:table-cell>
          <table:table-cell office:value-type="float" office:value="36.09">
            <text:p>36.09</text:p>
          </table:table-cell>
          <table:table-cell/>
          <table:table-cell table:formula="oooc:=(10^[.B460])*10000000/3.83E+033*10^-9.51" office:value-type="float" office:value="1.24968692512438">
            <text:p>1.25E+00</text:p>
          </table:table-cell>
          <table:table-cell table:formula="oooc:=(10^[.C460])*10000000/3.83E+033*10^-9.33" office:value-type="float" office:value="1.50245414448345">
            <text:p>1.50E+00</text:p>
          </table:table-cell>
        </table:table-row>
        <table:table-row table:style-name="ro1">
          <table:table-cell office:value-type="string">
            <text:p>UGC 05570</text:p>
          </table:table-cell>
          <table:table-cell office:value-type="float" office:value="35.02">
            <text:p>35.02</text:p>
          </table:table-cell>
          <table:table-cell office:value-type="float" office:value="35.14">
            <text:p>35.14</text:p>
          </table:table-cell>
          <table:table-cell/>
          <table:table-cell table:formula="oooc:=(10^[.B461])*10000000/3.83E+033*10^-9.51" office:value-type="float" office:value="0.0844892054646556">
            <text:p>8.45E-02</text:p>
          </table:table-cell>
          <table:table-cell table:formula="oooc:=(10^[.C461])*10000000/3.83E+033*10^-9.33" office:value-type="float" office:value="0.168578127685289">
            <text:p>1.69E-01</text:p>
          </table:table-cell>
        </table:table-row>
        <table:table-row table:style-name="ro1">
          <table:table-cell office:value-type="string">
            <text:p>NGC 3183</text:p>
          </table:table-cell>
          <table:table-cell office:value-type="float" office:value="36.23">
            <text:p>36.23</text:p>
          </table:table-cell>
          <table:table-cell office:value-type="float" office:value="36.2">
            <text:p>36.2</text:p>
          </table:table-cell>
          <table:table-cell/>
          <table:table-cell table:formula="oooc:=(10^[.B462])*10000000/3.83E+033*10^-9.51" office:value-type="float" office:value="1.3702544654041">
            <text:p>1.37E+00</text:p>
          </table:table-cell>
          <table:table-cell table:formula="oooc:=(10^[.C462])*10000000/3.83E+033*10^-9.33" office:value-type="float" office:value="1.93553587807029">
            <text:p>1.94E+00</text:p>
          </table:table-cell>
        </table:table-row>
        <table:table-row table:style-name="ro1">
          <table:table-cell office:value-type="string">
            <text:p>ESO 317-G019</text:p>
          </table:table-cell>
          <table:table-cell office:value-type="float" office:value="35.32">
            <text:p>35.32</text:p>
          </table:table-cell>
          <table:table-cell office:value-type="float" office:value="35.48">
            <text:p>35.48</text:p>
          </table:table-cell>
          <table:table-cell/>
          <table:table-cell table:formula="oooc:=(10^[.B463])*10000000/3.83E+033*10^-9.51" office:value-type="float" office:value="0.168578127685289">
            <text:p>1.69E-01</text:p>
          </table:table-cell>
          <table:table-cell table:formula="oooc:=(10^[.C463])*10000000/3.83E+033*10^-9.33" office:value-type="float" office:value="0.368808758387139">
            <text:p>3.69E-01</text:p>
          </table:table-cell>
        </table:table-row>
        <table:table-row table:style-name="ro1">
          <table:table-cell office:value-type="string">
            <text:p>ESO 317-G023</text:p>
          </table:table-cell>
          <table:table-cell office:value-type="float" office:value="35.05">
            <text:p>35.05</text:p>
          </table:table-cell>
          <table:table-cell office:value-type="float" office:value="35.26">
            <text:p>35.26</text:p>
          </table:table-cell>
          <table:table-cell/>
          <table:table-cell table:formula="oooc:=(10^[.B464])*10000000/3.83E+033*10^-9.51" office:value-type="float" office:value="0.0905318147395639">
            <text:p>9.05E-02</text:p>
          </table:table-cell>
          <table:table-cell table:formula="oooc:=(10^[.C464])*10000000/3.83E+033*10^-9.33" office:value-type="float" office:value="0.222229252794353">
            <text:p>2.22E-01</text:p>
          </table:table-cell>
        </table:table-row>
        <table:table-row table:style-name="ro1">
          <table:table-cell office:value-type="string">
            <text:p>ESO 263-G033</text:p>
          </table:table-cell>
          <table:table-cell office:value-type="float" office:value="0">
            <text:p>0</text:p>
          </table:table-cell>
          <table:table-cell office:value-type="float" office:value="34.96">
            <text:p>34.96</text:p>
          </table:table-cell>
          <table:table-cell/>
          <table:table-cell table:formula="oooc:=(10^[.B465])*10000000/3.83E+033*10^-9.51" office:value-type="float" office:value="8.06865648175873E-037">
            <text:p>8.07E-37</text:p>
          </table:table-cell>
          <table:table-cell table:formula="oooc:=(10^[.C465])*10000000/3.83E+033*10^-9.33" office:value-type="float" office:value="0.111378464439058">
            <text:p>1.11E-01</text:p>
          </table:table-cell>
        </table:table-row>
        <table:table-row table:style-name="ro1">
          <table:table-cell office:value-type="string">
            <text:p>NGC 3225</text:p>
          </table:table-cell>
          <table:table-cell office:value-type="float" office:value="0">
            <text:p>0</text:p>
          </table:table-cell>
          <table:table-cell office:value-type="float" office:value="35.81">
            <text:p>35.81</text:p>
          </table:table-cell>
          <table:table-cell/>
          <table:table-cell table:formula="oooc:=(10^[.B466])*10000000/3.83E+033*10^-9.51" office:value-type="float" office:value="8.06865648175873E-037">
            <text:p>8.07E-37</text:p>
          </table:table-cell>
          <table:table-cell table:formula="oooc:=(10^[.C466])*10000000/3.83E+033*10^-9.33" office:value-type="float" office:value="0.788499143708102">
            <text:p>7.88E-01</text:p>
          </table:table-cell>
        </table:table-row>
        <table:table-row table:style-name="ro1">
          <table:table-cell office:value-type="string">
            <text:p>NGC 3244</text:p>
          </table:table-cell>
          <table:table-cell office:value-type="float" office:value="36.23">
            <text:p>36.23</text:p>
          </table:table-cell>
          <table:table-cell office:value-type="float" office:value="36.19">
            <text:p>36.19</text:p>
          </table:table-cell>
          <table:table-cell/>
          <table:table-cell table:formula="oooc:=(10^[.B467])*10000000/3.83E+033*10^-9.51" office:value-type="float" office:value="1.3702544654041">
            <text:p>1.37E+00</text:p>
          </table:table-cell>
          <table:table-cell table:formula="oooc:=(10^[.C467])*10000000/3.83E+033*10^-9.33" office:value-type="float" office:value="1.89147770254566">
            <text:p>1.89E+00</text:p>
          </table:table-cell>
        </table:table-row>
        <table:table-row table:style-name="ro1">
          <table:table-cell office:value-type="string">
            <text:p>NGC 3256A</text:p>
          </table:table-cell>
          <table:table-cell office:value-type="float" office:value="0">
            <text:p>0</text:p>
          </table:table-cell>
          <table:table-cell office:value-type="float" office:value="35.32">
            <text:p>35.32</text:p>
          </table:table-cell>
          <table:table-cell/>
          <table:table-cell table:formula="oooc:=(10^[.B468])*10000000/3.83E+033*10^-9.51" office:value-type="float" office:value="8.06865648175873E-037">
            <text:p>8.07E-37</text:p>
          </table:table-cell>
          <table:table-cell table:formula="oooc:=(10^[.C468])*10000000/3.83E+033*10^-9.33" office:value-type="float" office:value="0.255153321398384">
            <text:p>2.55E-01</text:p>
          </table:table-cell>
        </table:table-row>
        <table:table-row table:style-name="ro1">
          <table:table-cell office:value-type="string">
            <text:p>NGC 3238</text:p>
          </table:table-cell>
          <table:table-cell office:value-type="float" office:value="35.01">
            <text:p>35.01</text:p>
          </table:table-cell>
          <table:table-cell office:value-type="float" office:value="35.56">
            <text:p>35.56</text:p>
          </table:table-cell>
          <table:table-cell/>
          <table:table-cell table:formula="oooc:=(10^[.B469])*10000000/3.83E+033*10^-9.51" office:value-type="float" office:value="0.0825659963490435">
            <text:p>8.26E-02</text:p>
          </table:table-cell>
          <table:table-cell table:formula="oooc:=(10^[.C469])*10000000/3.83E+033*10^-9.33" office:value-type="float" office:value="0.44340565338427">
            <text:p>4.43E-01</text:p>
          </table:table-cell>
        </table:table-row>
        <table:table-row table:style-name="ro1">
          <table:table-cell office:value-type="string">
            <text:p>IC 2574</text:p>
          </table:table-cell>
          <table:table-cell office:value-type="float" office:value="35.25">
            <text:p>35.25</text:p>
          </table:table-cell>
          <table:table-cell office:value-type="float" office:value="35.09">
            <text:p>35.09</text:p>
          </table:table-cell>
          <table:table-cell/>
          <table:table-cell table:formula="oooc:=(10^[.B470])*10000000/3.83E+033*10^-9.51" office:value-type="float" office:value="0.143483256881886">
            <text:p>1.43E-01</text:p>
          </table:table-cell>
          <table:table-cell table:formula="oooc:=(10^[.C470])*10000000/3.83E+033*10^-9.33" office:value-type="float" office:value="0.150245414448345">
            <text:p>1.50E-01</text:p>
          </table:table-cell>
        </table:table-row>
        <table:table-row table:style-name="ro1">
          <table:table-cell office:value-type="string">
            <text:p>NGC 3265</text:p>
          </table:table-cell>
          <table:table-cell office:value-type="float" office:value="34.73">
            <text:p>34.73</text:p>
          </table:table-cell>
          <table:table-cell office:value-type="float" office:value="34.78">
            <text:p>34.78</text:p>
          </table:table-cell>
          <table:table-cell/>
          <table:table-cell table:formula="oooc:=(10^[.B471])*10000000/3.83E+033*10^-9.51" office:value-type="float" office:value="0.0433312508469334">
            <text:p>4.33E-02</text:p>
          </table:table-cell>
          <table:table-cell table:formula="oooc:=(10^[.C471])*10000000/3.83E+033*10^-9.33" office:value-type="float" office:value="0.0735870217040329">
            <text:p>7.36E-02</text:p>
          </table:table-cell>
        </table:table-row>
        <table:table-row table:style-name="ro1">
          <table:table-cell office:value-type="string">
            <text:p>UGC 05715</text:p>
          </table:table-cell>
          <table:table-cell office:value-type="float" office:value="36.4">
            <text:p>36.4</text:p>
          </table:table-cell>
          <table:table-cell office:value-type="float" office:value="36.47">
            <text:p>36.47</text:p>
          </table:table-cell>
          <table:table-cell/>
          <table:table-cell table:formula="oooc:=(10^[.B472])*10000000/3.83E+033*10^-9.51" office:value-type="float" office:value="2.02675487370415">
            <text:p>2.03E+00</text:p>
          </table:table-cell>
          <table:table-cell table:formula="oooc:=(10^[.C472])*10000000/3.83E+033*10^-9.33" office:value-type="float" office:value="3.60413646110413">
            <text:p>3.60E+00</text:p>
          </table:table-cell>
        </table:table-row>
        <table:table-row table:style-name="ro1">
          <table:table-cell office:value-type="string">
            <text:p>UGC 05720</text:p>
          </table:table-cell>
          <table:table-cell office:value-type="float" office:value="35.74">
            <text:p>35.74</text:p>
          </table:table-cell>
          <table:table-cell office:value-type="float" office:value="35.66">
            <text:p>35.66</text:p>
          </table:table-cell>
          <table:table-cell/>
          <table:table-cell table:formula="oooc:=(10^[.B473])*10000000/3.83E+033*10^-9.51" office:value-type="float" office:value="0.44340565338427">
            <text:p>4.43E-01</text:p>
          </table:table-cell>
          <table:table-cell table:formula="oooc:=(10^[.C473])*10000000/3.83E+033*10^-9.33" office:value-type="float" office:value="0.558214644778646">
            <text:p>5.58E-01</text:p>
          </table:table-cell>
        </table:table-row>
        <table:table-row table:style-name="ro1">
          <table:table-cell office:value-type="string">
            <text:p>NGC 3277</text:p>
          </table:table-cell>
          <table:table-cell office:value-type="float" office:value="35.3">
            <text:p>35.3</text:p>
          </table:table-cell>
          <table:table-cell office:value-type="float" office:value="35.38">
            <text:p>35.38</text:p>
          </table:table-cell>
          <table:table-cell/>
          <table:table-cell table:formula="oooc:=(10^[.B474])*10000000/3.83E+033*10^-9.51" office:value-type="float" office:value="0.160990862104825">
            <text:p>1.61E-01</text:p>
          </table:table-cell>
          <table:table-cell table:formula="oooc:=(10^[.C474])*10000000/3.83E+033*10^-9.33" office:value-type="float" office:value="0.292955210000514">
            <text:p>2.93E-01</text:p>
          </table:table-cell>
        </table:table-row>
        <table:table-row table:style-name="ro1">
          <table:table-cell office:value-type="string">
            <text:p>NGC 3288</text:p>
          </table:table-cell>
          <table:table-cell office:value-type="float" office:value="36.05">
            <text:p>36.05</text:p>
          </table:table-cell>
          <table:table-cell office:value-type="float" office:value="36.07">
            <text:p>36.07</text:p>
          </table:table-cell>
          <table:table-cell/>
          <table:table-cell table:formula="oooc:=(10^[.B475])*10000000/3.83E+033*10^-9.51" office:value-type="float" office:value="0.905318147395638">
            <text:p>9.05E-01</text:p>
          </table:table-cell>
          <table:table-cell table:formula="oooc:=(10^[.C475])*10000000/3.83E+033*10^-9.33" office:value-type="float" office:value="1.43483256881886">
            <text:p>1.43E+00</text:p>
          </table:table-cell>
        </table:table-row>
        <table:table-row table:style-name="ro1">
          <table:table-cell office:value-type="string">
            <text:p>UGC 05772</text:p>
          </table:table-cell>
          <table:table-cell office:value-type="float" office:value="36.27">
            <text:p>36.27</text:p>
          </table:table-cell>
          <table:table-cell office:value-type="float" office:value="36.32">
            <text:p>36.32</text:p>
          </table:table-cell>
          <table:table-cell/>
          <table:table-cell table:formula="oooc:=(10^[.B476])*10000000/3.83E+033*10^-9.51" office:value-type="float" office:value="1.50245414448345">
            <text:p>1.50E+00</text:p>
          </table:table-cell>
          <table:table-cell table:formula="oooc:=(10^[.C476])*10000000/3.83E+033*10^-9.33" office:value-type="float" office:value="2.55153321398384">
            <text:p>2.55E+00</text:p>
          </table:table-cell>
        </table:table-row>
        <table:table-row table:style-name="ro1">
          <table:table-cell office:value-type="string">
            <text:p>NGC 3319</text:p>
          </table:table-cell>
          <table:table-cell office:value-type="float" office:value="35.87">
            <text:p>35.87</text:p>
          </table:table-cell>
          <table:table-cell office:value-type="float" office:value="35.76">
            <text:p>35.76</text:p>
          </table:table-cell>
          <table:table-cell/>
          <table:table-cell table:formula="oooc:=(10^[.B477])*10000000/3.83E+033*10^-9.51" office:value-type="float" office:value="0.598137768346674">
            <text:p>5.98E-01</text:p>
          </table:table-cell>
          <table:table-cell table:formula="oooc:=(10^[.C477])*10000000/3.83E+033*10^-9.33" office:value-type="float" office:value="0.702750601547494">
            <text:p>7.03E-01</text:p>
          </table:table-cell>
        </table:table-row>
        <table:table-row table:style-name="ro1">
          <table:table-cell office:value-type="string">
            <text:p>UGC 05818</text:p>
          </table:table-cell>
          <table:table-cell office:value-type="float" office:value="0">
            <text:p>0</text:p>
          </table:table-cell>
          <table:table-cell office:value-type="float" office:value="36.13">
            <text:p>36.13</text:p>
          </table:table-cell>
          <table:table-cell/>
          <table:table-cell table:formula="oooc:=(10^[.B478])*10000000/3.83E+033*10^-9.51" office:value-type="float" office:value="8.06865648175873E-037">
            <text:p>8.07E-37</text:p>
          </table:table-cell>
          <table:table-cell table:formula="oooc:=(10^[.C478])*10000000/3.83E+033*10^-9.33" office:value-type="float" office:value="1.64740821013106">
            <text:p>1.65E+00</text:p>
          </table:table-cell>
        </table:table-row>
        <table:table-row table:style-name="ro1">
          <table:table-cell office:value-type="string">
            <text:p>UGC 05823</text:p>
          </table:table-cell>
          <table:table-cell office:value-type="float" office:value="36.12">
            <text:p>36.12</text:p>
          </table:table-cell>
          <table:table-cell office:value-type="float" office:value="36.1">
            <text:p>36.1</text:p>
          </table:table-cell>
          <table:table-cell/>
          <table:table-cell table:formula="oooc:=(10^[.B479])*10000000/3.83E+033*10^-9.51" office:value-type="float" office:value="1.06365607781752">
            <text:p>1.06E+00</text:p>
          </table:table-cell>
          <table:table-cell table:formula="oooc:=(10^[.C479])*10000000/3.83E+033*10^-9.33" office:value-type="float" office:value="1.53745079727308">
            <text:p>1.54E+00</text:p>
          </table:table-cell>
        </table:table-row>
        <table:table-row table:style-name="ro1">
          <table:table-cell office:value-type="string">
            <text:p>NGC 3344</text:p>
          </table:table-cell>
          <table:table-cell office:value-type="float" office:value="35.64">
            <text:p>35.64</text:p>
          </table:table-cell>
          <table:table-cell office:value-type="float" office:value="35.59">
            <text:p>35.59</text:p>
          </table:table-cell>
          <table:table-cell/>
          <table:table-cell table:formula="oooc:=(10^[.B480])*10000000/3.83E+033*10^-9.51" office:value-type="float" office:value="0.352209629919492">
            <text:p>3.52E-01</text:p>
          </table:table-cell>
          <table:table-cell table:formula="oooc:=(10^[.C480])*10000000/3.83E+033*10^-9.33" office:value-type="float" office:value="0.475117717652741">
            <text:p>4.75E-01</text:p>
          </table:table-cell>
        </table:table-row>
        <table:table-row table:style-name="ro1">
          <table:table-cell office:value-type="string">
            <text:p>MESSIER 095</text:p>
          </table:table-cell>
          <table:table-cell office:value-type="float" office:value="35.77">
            <text:p>35.77</text:p>
          </table:table-cell>
          <table:table-cell office:value-type="float" office:value="35.8">
            <text:p>35.8</text:p>
          </table:table-cell>
          <table:table-cell/>
          <table:table-cell table:formula="oooc:=(10^[.B481])*10000000/3.83E+033*10^-9.51" office:value-type="float" office:value="0.475117717652741">
            <text:p>4.75E-01</text:p>
          </table:table-cell>
          <table:table-cell table:formula="oooc:=(10^[.C481])*10000000/3.83E+033*10^-9.33" office:value-type="float" office:value="0.770550711923333">
            <text:p>7.71E-01</text:p>
          </table:table-cell>
        </table:table-row>
        <table:table-row table:style-name="ro1">
          <table:table-cell office:value-type="string">
            <text:p>UGC 05848</text:p>
          </table:table-cell>
          <table:table-cell office:value-type="float" office:value="34.8">
            <text:p>34.8</text:p>
          </table:table-cell>
          <table:table-cell office:value-type="float" office:value="34.73">
            <text:p>34.73</text:p>
          </table:table-cell>
          <table:table-cell/>
          <table:table-cell table:formula="oooc:=(10^[.B482])*10000000/3.83E+033*10^-9.51" office:value-type="float" office:value="0.0509097806725335">
            <text:p>5.09E-02</text:p>
          </table:table-cell>
          <table:table-cell table:formula="oooc:=(10^[.C482])*10000000/3.83E+033*10^-9.33" office:value-type="float" office:value="0.065584502128187">
            <text:p>6.56E-02</text:p>
          </table:table-cell>
        </table:table-row>
        <table:table-row table:style-name="ro1">
          <table:table-cell office:value-type="string">
            <text:p>UGC 05853</text:p>
          </table:table-cell>
          <table:table-cell office:value-type="float" office:value="35.84">
            <text:p>35.84</text:p>
          </table:table-cell>
          <table:table-cell office:value-type="float" office:value="35.88">
            <text:p>35.88</text:p>
          </table:table-cell>
          <table:table-cell/>
          <table:table-cell table:formula="oooc:=(10^[.B483])*10000000/3.83E+033*10^-9.51" office:value-type="float" office:value="0.558214644778655">
            <text:p>5.58E-01</text:p>
          </table:table-cell>
          <table:table-cell table:formula="oooc:=(10^[.C483])*10000000/3.83E+033*10^-9.33" office:value-type="float" office:value="0.926405716014563">
            <text:p>9.26E-01</text:p>
          </table:table-cell>
        </table:table-row>
        <table:table-row table:style-name="ro1">
          <table:table-cell office:value-type="string">
            <text:p>NGC 3353</text:p>
          </table:table-cell>
          <table:table-cell office:value-type="float" office:value="35.51">
            <text:p>35.51</text:p>
          </table:table-cell>
          <table:table-cell office:value-type="float" office:value="35.43">
            <text:p>35.43</text:p>
          </table:table-cell>
          <table:table-cell/>
          <table:table-cell table:formula="oooc:=(10^[.B484])*10000000/3.83E+033*10^-9.51" office:value-type="float" office:value="0.261096605744124">
            <text:p>2.61E-01</text:p>
          </table:table-cell>
          <table:table-cell table:formula="oooc:=(10^[.C484])*10000000/3.83E+033*10^-9.33" office:value-type="float" office:value="0.328701151904482">
            <text:p>3.29E-01</text:p>
          </table:table-cell>
        </table:table-row>
        <table:table-row table:style-name="ro1">
          <table:table-cell office:value-type="string">
            <text:p>UGC 05869</text:p>
          </table:table-cell>
          <table:table-cell office:value-type="float" office:value="36.35">
            <text:p>36.35</text:p>
          </table:table-cell>
          <table:table-cell office:value-type="float" office:value="36.29">
            <text:p>36.29</text:p>
          </table:table-cell>
          <table:table-cell/>
          <table:table-cell table:formula="oooc:=(10^[.B485])*10000000/3.83E+033*10^-9.51" office:value-type="float" office:value="1.80634718255598">
            <text:p>1.81E+00</text:p>
          </table:table-cell>
          <table:table-cell table:formula="oooc:=(10^[.C485])*10000000/3.83E+033*10^-9.33" office:value-type="float" office:value="2.38122934557678">
            <text:p>2.38E+00</text:p>
          </table:table-cell>
        </table:table-row>
        <table:table-row table:style-name="ro1">
          <table:table-cell office:value-type="string">
            <text:p>NGC 3367</text:p>
          </table:table-cell>
          <table:table-cell office:value-type="float" office:value="0">
            <text:p>0</text:p>
          </table:table-cell>
          <table:table-cell office:value-type="float" office:value="36.7">
            <text:p>36.7</text:p>
          </table:table-cell>
          <table:table-cell/>
          <table:table-cell table:formula="oooc:=(10^[.B486])*10000000/3.83E+033*10^-9.51" office:value-type="float" office:value="8.06865648175873E-037">
            <text:p>8.07E-37</text:p>
          </table:table-cell>
          <table:table-cell table:formula="oooc:=(10^[.C486])*10000000/3.83E+033*10^-9.33" office:value-type="float" office:value="6.12070186767608">
            <text:p>6.12E+00</text:p>
          </table:table-cell>
        </table:table-row>
        <table:table-row table:style-name="ro1">
          <table:table-cell office:value-type="string">
            <text:p>UGC 05876</text:p>
          </table:table-cell>
          <table:table-cell office:value-type="float" office:value="0">
            <text:p>0</text:p>
          </table:table-cell>
          <table:table-cell office:value-type="float" office:value="36.16">
            <text:p>36.16</text:p>
          </table:table-cell>
          <table:table-cell/>
          <table:table-cell table:formula="oooc:=(10^[.B487])*10000000/3.83E+033*10^-9.51" office:value-type="float" office:value="8.06865648175873E-037">
            <text:p>8.07E-37</text:p>
          </table:table-cell>
          <table:table-cell table:formula="oooc:=(10^[.C487])*10000000/3.83E+033*10^-9.33" office:value-type="float" office:value="1.76522970076234">
            <text:p>1.77E+00</text:p>
          </table:table-cell>
        </table:table-row>
        <table:table-row table:style-name="ro1">
          <table:table-cell office:value-type="string">
            <text:p>NGC 3359</text:p>
          </table:table-cell>
          <table:table-cell office:value-type="float" office:value="0">
            <text:p>0</text:p>
          </table:table-cell>
          <table:table-cell office:value-type="float" office:value="36.2">
            <text:p>36.2</text:p>
          </table:table-cell>
          <table:table-cell/>
          <table:table-cell table:formula="oooc:=(10^[.B488])*10000000/3.83E+033*10^-9.51" office:value-type="float" office:value="8.06865648175873E-037">
            <text:p>8.07E-37</text:p>
          </table:table-cell>
          <table:table-cell table:formula="oooc:=(10^[.C488])*10000000/3.83E+033*10^-9.33" office:value-type="float" office:value="1.93553587807029">
            <text:p>1.94E+00</text:p>
          </table:table-cell>
        </table:table-row>
        <table:table-row table:style-name="ro1">
          <table:table-cell office:value-type="string">
            <text:p>MESSIER 096</text:p>
          </table:table-cell>
          <table:table-cell office:value-type="float" office:value="35.58">
            <text:p>35.58</text:p>
          </table:table-cell>
          <table:table-cell office:value-type="float" office:value="35.66">
            <text:p>35.66</text:p>
          </table:table-cell>
          <table:table-cell/>
          <table:table-cell table:formula="oooc:=(10^[.B489])*10000000/3.83E+033*10^-9.51" office:value-type="float" office:value="0.306761763691782">
            <text:p>3.07E-01</text:p>
          </table:table-cell>
          <table:table-cell table:formula="oooc:=(10^[.C489])*10000000/3.83E+033*10^-9.33" office:value-type="float" office:value="0.558214644778646">
            <text:p>5.58E-01</text:p>
          </table:table-cell>
        </table:table-row>
        <table:table-row table:style-name="ro1">
          <table:table-cell office:value-type="string">
            <text:p>UGC 05886</text:p>
          </table:table-cell>
          <table:table-cell office:value-type="float" office:value="36.83">
            <text:p>36.83</text:p>
          </table:table-cell>
          <table:table-cell office:value-type="float" office:value="36.85">
            <text:p>36.85</text:p>
          </table:table-cell>
          <table:table-cell/>
          <table:table-cell table:formula="oooc:=(10^[.B490])*10000000/3.83E+033*10^-9.51" office:value-type="float" office:value="5.45508128160322">
            <text:p>5.46E+00</text:p>
          </table:table-cell>
          <table:table-cell table:formula="oooc:=(10^[.C490])*10000000/3.83E+033*10^-9.33" office:value-type="float" office:value="8.64572118753504">
            <text:p>8.65E+00</text:p>
          </table:table-cell>
        </table:table-row>
        <table:table-row table:style-name="ro1">
          <table:table-cell office:value-type="string">
            <text:p>NGC 3377A</text:p>
          </table:table-cell>
          <table:table-cell office:value-type="float" office:value="0">
            <text:p>0</text:p>
          </table:table-cell>
          <table:table-cell office:value-type="float" office:value="34.32">
            <text:p>34.32</text:p>
          </table:table-cell>
          <table:table-cell/>
          <table:table-cell table:formula="oooc:=(10^[.B491])*10000000/3.83E+033*10^-9.51" office:value-type="float" office:value="8.06865648175873E-037">
            <text:p>8.07E-37</text:p>
          </table:table-cell>
          <table:table-cell table:formula="oooc:=(10^[.C491])*10000000/3.83E+033*10^-9.33" office:value-type="float" office:value="0.0255153321398384">
            <text:p>2.55E-02</text:p>
          </table:table-cell>
        </table:table-row>
        <table:table-row table:style-name="ro1">
          <table:table-cell office:value-type="string">
            <text:p>UGC 05896</text:p>
          </table:table-cell>
          <table:table-cell office:value-type="float" office:value="36.12">
            <text:p>36.12</text:p>
          </table:table-cell>
          <table:table-cell office:value-type="float" office:value="36.1">
            <text:p>36.1</text:p>
          </table:table-cell>
          <table:table-cell/>
          <table:table-cell table:formula="oooc:=(10^[.B492])*10000000/3.83E+033*10^-9.51" office:value-type="float" office:value="1.06365607781752">
            <text:p>1.06E+00</text:p>
          </table:table-cell>
          <table:table-cell table:formula="oooc:=(10^[.C492])*10000000/3.83E+033*10^-9.33" office:value-type="float" office:value="1.53745079727308">
            <text:p>1.54E+00</text:p>
          </table:table-cell>
        </table:table-row>
        <table:table-row table:style-name="ro1">
          <table:table-cell office:value-type="string">
            <text:p>NGC 3377</text:p>
          </table:table-cell>
          <table:table-cell office:value-type="float" office:value="0">
            <text:p>0</text:p>
          </table:table-cell>
          <table:table-cell office:value-type="float" office:value="34.84">
            <text:p>34.84</text:p>
          </table:table-cell>
          <table:table-cell/>
          <table:table-cell table:formula="oooc:=(10^[.B493])*10000000/3.83E+033*10^-9.51" office:value-type="float" office:value="8.06865648175873E-037">
            <text:p>8.07E-37</text:p>
          </table:table-cell>
          <table:table-cell table:formula="oooc:=(10^[.C493])*10000000/3.83E+033*10^-9.33" office:value-type="float" office:value="0.0844892054646556">
            <text:p>8.45E-02</text:p>
          </table:table-cell>
        </table:table-row>
        <table:table-row table:style-name="ro1">
          <table:table-cell office:value-type="string">
            <text:p>UGC 05888</text:p>
          </table:table-cell>
          <table:table-cell office:value-type="float" office:value="35.19">
            <text:p>35.19</text:p>
          </table:table-cell>
          <table:table-cell office:value-type="float" office:value="35.09">
            <text:p>35.09</text:p>
          </table:table-cell>
          <table:table-cell/>
          <table:table-cell table:formula="oooc:=(10^[.B494])*10000000/3.83E+033*10^-9.51" office:value-type="float" office:value="0.124968692512438">
            <text:p>1.25E-01</text:p>
          </table:table-cell>
          <table:table-cell table:formula="oooc:=(10^[.C494])*10000000/3.83E+033*10^-9.33" office:value-type="float" office:value="0.150245414448345">
            <text:p>1.50E-01</text:p>
          </table:table-cell>
        </table:table-row>
        <table:table-row table:style-name="ro1">
          <table:table-cell office:value-type="string">
            <text:p>UGC 05904</text:p>
          </table:table-cell>
          <table:table-cell office:value-type="float" office:value="35.54">
            <text:p>35.54</text:p>
          </table:table-cell>
          <table:table-cell office:value-type="float" office:value="35.68">
            <text:p>35.68</text:p>
          </table:table-cell>
          <table:table-cell/>
          <table:table-cell table:formula="oooc:=(10^[.B495])*10000000/3.83E+033*10^-9.51" office:value-type="float" office:value="0.279770053586842">
            <text:p>2.80E-01</text:p>
          </table:table-cell>
          <table:table-cell table:formula="oooc:=(10^[.C495])*10000000/3.83E+033*10^-9.33" office:value-type="float" office:value="0.584522490487817">
            <text:p>5.85E-01</text:p>
          </table:table-cell>
        </table:table-row>
        <table:table-row table:style-name="ro1">
          <table:table-cell office:value-type="string">
            <text:p>UGC 05907</text:p>
          </table:table-cell>
          <table:table-cell office:value-type="float" office:value="35.24">
            <text:p>35.24</text:p>
          </table:table-cell>
          <table:table-cell office:value-type="float" office:value="35.14">
            <text:p>35.14</text:p>
          </table:table-cell>
          <table:table-cell/>
          <table:table-cell table:formula="oooc:=(10^[.B496])*10000000/3.83E+033*10^-9.51" office:value-type="float" office:value="0.140217179208944">
            <text:p>1.40E-01</text:p>
          </table:table-cell>
          <table:table-cell table:formula="oooc:=(10^[.C496])*10000000/3.83E+033*10^-9.33" office:value-type="float" office:value="0.168578127685289">
            <text:p>1.69E-01</text:p>
          </table:table-cell>
        </table:table-row>
        <table:table-row table:style-name="ro1">
          <table:table-cell office:value-type="string">
            <text:p>UGC 05922</text:p>
          </table:table-cell>
          <table:table-cell office:value-type="float" office:value="35.26">
            <text:p>35.26</text:p>
          </table:table-cell>
          <table:table-cell office:value-type="float" office:value="35.2">
            <text:p>35.2</text:p>
          </table:table-cell>
          <table:table-cell/>
          <table:table-cell table:formula="oooc:=(10^[.B497])*10000000/3.83E+033*10^-9.51" office:value-type="float" office:value="0.146825411276853">
            <text:p>1.47E-01</text:p>
          </table:table-cell>
          <table:table-cell table:formula="oooc:=(10^[.C497])*10000000/3.83E+033*10^-9.33" office:value-type="float" office:value="0.193553587807029">
            <text:p>1.94E-01</text:p>
          </table:table-cell>
        </table:table-row>
        <table:table-row table:style-name="ro1">
          <table:table-cell office:value-type="string">
            <text:p>UGC 05929</text:p>
          </table:table-cell>
          <table:table-cell office:value-type="float" office:value="0">
            <text:p>0</text:p>
          </table:table-cell>
          <table:table-cell office:value-type="float" office:value="36.23">
            <text:p>36.23</text:p>
          </table:table-cell>
          <table:table-cell/>
          <table:table-cell table:formula="oooc:=(10^[.B498])*10000000/3.83E+033*10^-9.51" office:value-type="float" office:value="8.06865648175873E-037">
            <text:p>8.07E-37</text:p>
          </table:table-cell>
          <table:table-cell table:formula="oooc:=(10^[.C498])*10000000/3.83E+033*10^-9.33" office:value-type="float" office:value="2.07396405933231">
            <text:p>2.07E+00</text:p>
          </table:table-cell>
        </table:table-row>
        <table:table-row table:style-name="ro1">
          <table:table-cell office:value-type="string">
            <text:p>UGC 05928</text:p>
          </table:table-cell>
          <table:table-cell office:value-type="float" office:value="0">
            <text:p>0</text:p>
          </table:table-cell>
          <table:table-cell office:value-type="float" office:value="35.44">
            <text:p>35.44</text:p>
          </table:table-cell>
          <table:table-cell/>
          <table:table-cell table:formula="oooc:=(10^[.B499])*10000000/3.83E+033*10^-9.51" office:value-type="float" office:value="8.06865648175873E-037">
            <text:p>8.07E-37</text:p>
          </table:table-cell>
          <table:table-cell table:formula="oooc:=(10^[.C499])*10000000/3.83E+033*10^-9.33" office:value-type="float" office:value="0.336357585298467">
            <text:p>3.36E-01</text:p>
          </table:table-cell>
        </table:table-row>
        <table:table-row table:style-name="ro1">
          <table:table-cell office:value-type="string">
            <text:p>UGC 05943</text:p>
          </table:table-cell>
          <table:table-cell office:value-type="float" office:value="36.05">
            <text:p>36.05</text:p>
          </table:table-cell>
          <table:table-cell office:value-type="float" office:value="36.08">
            <text:p>36.08</text:p>
          </table:table-cell>
          <table:table-cell/>
          <table:table-cell table:formula="oooc:=(10^[.B500])*10000000/3.83E+033*10^-9.51" office:value-type="float" office:value="0.905318147395638">
            <text:p>9.05E-01</text:p>
          </table:table-cell>
          <table:table-cell table:formula="oooc:=(10^[.C500])*10000000/3.83E+033*10^-9.33" office:value-type="float" office:value="1.46825411276853">
            <text:p>1.47E+00</text:p>
          </table:table-cell>
        </table:table-row>
        <table:table-row table:style-name="ro1">
          <table:table-cell office:value-type="string">
            <text:p>NGC 3394</text:p>
          </table:table-cell>
          <table:table-cell table:number-columns-repeated="2" office:value-type="float" office:value="36.06">
            <text:p>36.06</text:p>
          </table:table-cell>
          <table:table-cell/>
          <table:table-cell table:formula="oooc:=(10^[.B501])*10000000/3.83E+033*10^-9.51" office:value-type="float" office:value="0.926405716014563">
            <text:p>9.26E-01</text:p>
          </table:table-cell>
          <table:table-cell table:formula="oooc:=(10^[.C501])*10000000/3.83E+033*10^-9.33" office:value-type="float" office:value="1.40217179208944">
            <text:p>1.40E+00</text:p>
          </table:table-cell>
        </table:table-row>
        <table:table-row table:style-name="ro1">
          <table:table-cell office:value-type="string">
            <text:p>NGC 3412</text:p>
          </table:table-cell>
          <table:table-cell office:value-type="float" office:value="0">
            <text:p>0</text:p>
          </table:table-cell>
          <table:table-cell office:value-type="float" office:value="34.68">
            <text:p>34.68</text:p>
          </table:table-cell>
          <table:table-cell/>
          <table:table-cell table:formula="oooc:=(10^[.B502])*10000000/3.83E+033*10^-9.51" office:value-type="float" office:value="8.06865648175873E-037">
            <text:p>8.07E-37</text:p>
          </table:table-cell>
          <table:table-cell table:formula="oooc:=(10^[.C502])*10000000/3.83E+033*10^-9.33" office:value-type="float" office:value="0.0584522490487817">
            <text:p>5.85E-02</text:p>
          </table:table-cell>
        </table:table-row>
        <table:table-row table:style-name="ro1">
          <table:table-cell office:value-type="string">
            <text:p>NGC 3419</text:p>
          </table:table-cell>
          <table:table-cell office:value-type="float" office:value="0">
            <text:p>0</text:p>
          </table:table-cell>
          <table:table-cell office:value-type="float" office:value="35.21">
            <text:p>35.21</text:p>
          </table:table-cell>
          <table:table-cell/>
          <table:table-cell table:formula="oooc:=(10^[.B503])*10000000/3.83E+033*10^-9.51" office:value-type="float" office:value="8.06865648175873E-037">
            <text:p>8.07E-37</text:p>
          </table:table-cell>
          <table:table-cell table:formula="oooc:=(10^[.C503])*10000000/3.83E+033*10^-9.33" office:value-type="float" office:value="0.19806203003373">
            <text:p>1.98E-01</text:p>
          </table:table-cell>
        </table:table-row>
        <table:table-row table:style-name="ro1">
          <table:table-cell office:value-type="string">
            <text:p>UGC 05974</text:p>
          </table:table-cell>
          <table:table-cell office:value-type="float" office:value="0">
            <text:p>0</text:p>
          </table:table-cell>
          <table:table-cell office:value-type="float" office:value="34.94">
            <text:p>34.94</text:p>
          </table:table-cell>
          <table:table-cell/>
          <table:table-cell table:formula="oooc:=(10^[.B504])*10000000/3.83E+033*10^-9.51" office:value-type="float" office:value="8.06865648175873E-037">
            <text:p>8.07E-37</text:p>
          </table:table-cell>
          <table:table-cell table:formula="oooc:=(10^[.C504])*10000000/3.83E+033*10^-9.33" office:value-type="float" office:value="0.106365607781752">
            <text:p>1.06E-01</text:p>
          </table:table-cell>
        </table:table-row>
        <table:table-row table:style-name="ro1">
          <table:table-cell office:value-type="string">
            <text:p>IC 0653</text:p>
          </table:table-cell>
          <table:table-cell office:value-type="float" office:value="35.55">
            <text:p>35.55</text:p>
          </table:table-cell>
          <table:table-cell office:value-type="float" office:value="35.7">
            <text:p>35.7</text:p>
          </table:table-cell>
          <table:table-cell/>
          <table:table-cell table:formula="oooc:=(10^[.B505])*10000000/3.83E+033*10^-9.51" office:value-type="float" office:value="0.286286735285425">
            <text:p>2.86E-01</text:p>
          </table:table-cell>
          <table:table-cell table:formula="oooc:=(10^[.C505])*10000000/3.83E+033*10^-9.33" office:value-type="float" office:value="0.612070186767608">
            <text:p>6.12E-01</text:p>
          </table:table-cell>
        </table:table-row>
        <table:table-row table:style-name="ro1">
          <table:table-cell office:value-type="string">
            <text:p>UGC 05971</text:p>
          </table:table-cell>
          <table:table-cell office:value-type="float" office:value="35.16">
            <text:p>35.16</text:p>
          </table:table-cell>
          <table:table-cell office:value-type="float" office:value="35.44">
            <text:p>35.44</text:p>
          </table:table-cell>
          <table:table-cell/>
          <table:table-cell table:formula="oooc:=(10^[.B506])*10000000/3.83E+033*10^-9.51" office:value-type="float" office:value="0.116627569752209">
            <text:p>1.17E-01</text:p>
          </table:table-cell>
          <table:table-cell table:formula="oooc:=(10^[.C506])*10000000/3.83E+033*10^-9.33" office:value-type="float" office:value="0.336357585298467">
            <text:p>3.36E-01</text:p>
          </table:table-cell>
        </table:table-row>
        <table:table-row table:style-name="ro1">
          <table:table-cell office:value-type="string">
            <text:p>UGC 06011</text:p>
          </table:table-cell>
          <table:table-cell office:value-type="float" office:value="35.85">
            <text:p>35.85</text:p>
          </table:table-cell>
          <table:table-cell office:value-type="float" office:value="35.81">
            <text:p>35.81</text:p>
          </table:table-cell>
          <table:table-cell/>
          <table:table-cell table:formula="oooc:=(10^[.B507])*10000000/3.83E+033*10^-9.51" office:value-type="float" office:value="0.571217134190486">
            <text:p>5.71E-01</text:p>
          </table:table-cell>
          <table:table-cell table:formula="oooc:=(10^[.C507])*10000000/3.83E+033*10^-9.33" office:value-type="float" office:value="0.788499143708102">
            <text:p>7.88E-01</text:p>
          </table:table-cell>
        </table:table-row>
        <table:table-row table:style-name="ro1">
          <table:table-cell office:value-type="string">
            <text:p>NGC 3440</text:p>
          </table:table-cell>
          <table:table-cell office:value-type="float" office:value="35.69">
            <text:p>35.69</text:p>
          </table:table-cell>
          <table:table-cell office:value-type="float" office:value="35.68">
            <text:p>35.68</text:p>
          </table:table-cell>
          <table:table-cell/>
          <table:table-cell table:formula="oooc:=(10^[.B508])*10000000/3.83E+033*10^-9.51" office:value-type="float" office:value="0.395185704552533">
            <text:p>3.95E-01</text:p>
          </table:table-cell>
          <table:table-cell table:formula="oooc:=(10^[.C508])*10000000/3.83E+033*10^-9.33" office:value-type="float" office:value="0.584522490487817">
            <text:p>5.85E-01</text:p>
          </table:table-cell>
        </table:table-row>
        <table:table-row table:style-name="ro1">
          <table:table-cell office:value-type="string">
            <text:p>NGC 3445</text:p>
          </table:table-cell>
          <table:table-cell office:value-type="float" office:value="36.3">
            <text:p>36.3</text:p>
          </table:table-cell>
          <table:table-cell office:value-type="float" office:value="36.19">
            <text:p>36.19</text:p>
          </table:table-cell>
          <table:table-cell/>
          <table:table-cell table:formula="oooc:=(10^[.B509])*10000000/3.83E+033*10^-9.51" office:value-type="float" office:value="1.60990862104825">
            <text:p>1.61E+00</text:p>
          </table:table-cell>
          <table:table-cell table:formula="oooc:=(10^[.C509])*10000000/3.83E+033*10^-9.33" office:value-type="float" office:value="1.89147770254566">
            <text:p>1.89E+00</text:p>
          </table:table-cell>
        </table:table-row>
        <table:table-row table:style-name="ro1">
          <table:table-cell office:value-type="string">
            <text:p>NGC 3458</text:p>
          </table:table-cell>
          <table:table-cell office:value-type="float" office:value="34.1">
            <text:p>34.1</text:p>
          </table:table-cell>
          <table:table-cell office:value-type="float" office:value="34.63">
            <text:p>34.63</text:p>
          </table:table-cell>
          <table:table-cell/>
          <table:table-cell table:formula="oooc:=(10^[.B510])*10000000/3.83E+033*10^-9.51" office:value-type="float" office:value="0.0101578366839238">
            <text:p>1.02E-02</text:p>
          </table:table-cell>
          <table:table-cell table:formula="oooc:=(10^[.C510])*10000000/3.83E+033*10^-9.33" office:value-type="float" office:value="0.0520956218007543">
            <text:p>5.21E-02</text:p>
          </table:table-cell>
        </table:table-row>
        <table:table-row table:style-name="ro1">
          <table:table-cell office:value-type="string">
            <text:p>UGC 06039</text:p>
          </table:table-cell>
          <table:table-cell office:value-type="float" office:value="34.62">
            <text:p>34.62</text:p>
          </table:table-cell>
          <table:table-cell office:value-type="float" office:value="34.63">
            <text:p>34.63</text:p>
          </table:table-cell>
          <table:table-cell/>
          <table:table-cell table:formula="oooc:=(10^[.B511])*10000000/3.83E+033*10^-9.51" office:value-type="float" office:value="0.0336357585298467">
            <text:p>3.36E-02</text:p>
          </table:table-cell>
          <table:table-cell table:formula="oooc:=(10^[.C511])*10000000/3.83E+033*10^-9.33" office:value-type="float" office:value="0.0520956218007543">
            <text:p>5.21E-02</text:p>
          </table:table-cell>
        </table:table-row>
        <table:table-row table:style-name="ro1">
          <table:table-cell office:value-type="string">
            <text:p>NGC 3475</text:p>
          </table:table-cell>
          <table:table-cell office:value-type="float" office:value="0">
            <text:p>0</text:p>
          </table:table-cell>
          <table:table-cell office:value-type="float" office:value="36.02">
            <text:p>36.02</text:p>
          </table:table-cell>
          <table:table-cell/>
          <table:table-cell table:formula="oooc:=(10^[.B512])*10000000/3.83E+033*10^-9.51" office:value-type="float" office:value="8.06865648175873E-037">
            <text:p>8.07E-37</text:p>
          </table:table-cell>
          <table:table-cell table:formula="oooc:=(10^[.C512])*10000000/3.83E+033*10^-9.33" office:value-type="float" office:value="1.27879587302467">
            <text:p>1.28E+00</text:p>
          </table:table-cell>
        </table:table-row>
        <table:table-row table:style-name="ro1">
          <table:table-cell office:value-type="string">
            <text:p>NGC 3470</text:p>
          </table:table-cell>
          <table:table-cell office:value-type="float" office:value="36.36">
            <text:p>36.36</text:p>
          </table:table-cell>
          <table:table-cell office:value-type="float" office:value="36.3">
            <text:p>36.3</text:p>
          </table:table-cell>
          <table:table-cell/>
          <table:table-cell table:formula="oooc:=(10^[.B513])*10000000/3.83E+033*10^-9.51" office:value-type="float" office:value="1.84842241353561">
            <text:p>1.85E+00</text:p>
          </table:table-cell>
          <table:table-cell table:formula="oooc:=(10^[.C513])*10000000/3.83E+033*10^-9.33" office:value-type="float" office:value="2.436695302342">
            <text:p>2.44E+00</text:p>
          </table:table-cell>
        </table:table-row>
        <table:table-row table:style-name="ro1">
          <table:table-cell office:value-type="string">
            <text:p>NGC 3489</text:p>
          </table:table-cell>
          <table:table-cell office:value-type="float" office:value="34.44">
            <text:p>34.44</text:p>
          </table:table-cell>
          <table:table-cell office:value-type="float" office:value="34.93">
            <text:p>34.93</text:p>
          </table:table-cell>
          <table:table-cell/>
          <table:table-cell table:formula="oooc:=(10^[.B514])*10000000/3.83E+033*10^-9.51" office:value-type="float" office:value="0.0222229252794353">
            <text:p>2.22E-02</text:p>
          </table:table-cell>
          <table:table-cell table:formula="oooc:=(10^[.C514])*10000000/3.83E+033*10^-9.33" office:value-type="float" office:value="0.103944430953916">
            <text:p>1.04E-01</text:p>
          </table:table-cell>
        </table:table-row>
        <table:table-row table:style-name="ro1">
          <table:table-cell office:value-type="string">
            <text:p>NGC 3486</text:p>
          </table:table-cell>
          <table:table-cell office:value-type="float" office:value="36.06">
            <text:p>36.06</text:p>
          </table:table-cell>
          <table:table-cell office:value-type="float" office:value="35.94">
            <text:p>35.94</text:p>
          </table:table-cell>
          <table:table-cell/>
          <table:table-cell table:formula="oooc:=(10^[.B515])*10000000/3.83E+033*10^-9.51" office:value-type="float" office:value="0.926405716014563">
            <text:p>9.26E-01</text:p>
          </table:table-cell>
          <table:table-cell table:formula="oooc:=(10^[.C515])*10000000/3.83E+033*10^-9.33" office:value-type="float" office:value="1.06365607781752">
            <text:p>1.06E+00</text:p>
          </table:table-cell>
        </table:table-row>
        <table:table-row table:style-name="ro1">
          <table:table-cell office:value-type="string">
            <text:p>UGC 06102</text:p>
          </table:table-cell>
          <table:table-cell office:value-type="float" office:value="34.46">
            <text:p>34.46</text:p>
          </table:table-cell>
          <table:table-cell office:value-type="float" office:value="34.35">
            <text:p>34.35</text:p>
          </table:table-cell>
          <table:table-cell/>
          <table:table-cell table:formula="oooc:=(10^[.B516])*10000000/3.83E+033*10^-9.51" office:value-type="float" office:value="0.0232702594812989">
            <text:p>2.33E-02</text:p>
          </table:table-cell>
          <table:table-cell table:formula="oooc:=(10^[.C516])*10000000/3.83E+033*10^-9.33" office:value-type="float" office:value="0.0273401709673865">
            <text:p>2.73E-02</text:p>
          </table:table-cell>
        </table:table-row>
        <table:table-row table:style-name="ro1">
          <table:table-cell office:value-type="string">
            <text:p>NGC 3521</text:p>
          </table:table-cell>
          <table:table-cell office:value-type="float" office:value="35.63">
            <text:p>35.63</text:p>
          </table:table-cell>
          <table:table-cell office:value-type="float" office:value="35.76">
            <text:p>35.76</text:p>
          </table:table-cell>
          <table:table-cell/>
          <table:table-cell table:formula="oooc:=(10^[.B517])*10000000/3.83E+033*10^-9.51" office:value-type="float" office:value="0.344192359936401">
            <text:p>3.44E-01</text:p>
          </table:table-cell>
          <table:table-cell table:formula="oooc:=(10^[.C517])*10000000/3.83E+033*10^-9.33" office:value-type="float" office:value="0.702750601547494">
            <text:p>7.03E-01</text:p>
          </table:table-cell>
        </table:table-row>
        <table:table-row table:style-name="ro1">
          <table:table-cell office:value-type="string">
            <text:p>UGC 06151</text:p>
          </table:table-cell>
          <table:table-cell office:value-type="float" office:value="0">
            <text:p>0</text:p>
          </table:table-cell>
          <table:table-cell office:value-type="float" office:value="35.03">
            <text:p>35.03</text:p>
          </table:table-cell>
          <table:table-cell/>
          <table:table-cell table:formula="oooc:=(10^[.B518])*10000000/3.83E+033*10^-9.51" office:value-type="float" office:value="8.06865648175873E-037">
            <text:p>8.07E-37</text:p>
          </table:table-cell>
          <table:table-cell table:formula="oooc:=(10^[.C518])*10000000/3.83E+033*10^-9.33" office:value-type="float" office:value="0.130858285542369">
            <text:p>1.31E-01</text:p>
          </table:table-cell>
        </table:table-row>
        <table:table-row table:style-name="ro1">
          <table:table-cell office:value-type="string">
            <text:p>NGC 3522</text:p>
          </table:table-cell>
          <table:table-cell office:value-type="float" office:value="0">
            <text:p>0</text:p>
          </table:table-cell>
          <table:table-cell office:value-type="float" office:value="34.35">
            <text:p>34.35</text:p>
          </table:table-cell>
          <table:table-cell/>
          <table:table-cell table:formula="oooc:=(10^[.B519])*10000000/3.83E+033*10^-9.51" office:value-type="float" office:value="8.06865648175873E-037">
            <text:p>8.07E-37</text:p>
          </table:table-cell>
          <table:table-cell table:formula="oooc:=(10^[.C519])*10000000/3.83E+033*10^-9.33" office:value-type="float" office:value="0.0273401709673865">
            <text:p>2.73E-02</text:p>
          </table:table-cell>
        </table:table-row>
        <table:table-row table:style-name="ro1">
          <table:table-cell office:value-type="string">
            <text:p>IC 0671</text:p>
          </table:table-cell>
          <table:table-cell table:number-columns-repeated="2" office:value-type="float" office:value="36.5">
            <text:p>36.5</text:p>
          </table:table-cell>
          <table:table-cell/>
          <table:table-cell table:formula="oooc:=(10^[.B520])*10000000/3.83E+033*10^-9.51" office:value-type="float" office:value="2.55153321398384">
            <text:p>2.55E+00</text:p>
          </table:table-cell>
          <table:table-cell table:formula="oooc:=(10^[.C520])*10000000/3.83E+033*10^-9.33" office:value-type="float" office:value="3.86190179678383">
            <text:p>3.86E+00</text:p>
          </table:table-cell>
        </table:table-row>
        <table:table-row table:style-name="ro1">
          <table:table-cell office:value-type="string">
            <text:p>UGC 06181</text:p>
          </table:table-cell>
          <table:table-cell office:value-type="float" office:value="0">
            <text:p>0</text:p>
          </table:table-cell>
          <table:table-cell office:value-type="float" office:value="34.9">
            <text:p>34.9</text:p>
          </table:table-cell>
          <table:table-cell/>
          <table:table-cell table:formula="oooc:=(10^[.B521])*10000000/3.83E+033*10^-9.51" office:value-type="float" office:value="8.06865648175873E-037">
            <text:p>8.07E-37</text:p>
          </table:table-cell>
          <table:table-cell table:formula="oooc:=(10^[.C521])*10000000/3.83E+033*10^-9.33" office:value-type="float" office:value="0.0970065872316374">
            <text:p>9.70E-02</text:p>
          </table:table-cell>
        </table:table-row>
        <table:table-row table:style-name="ro1">
          <table:table-cell office:value-type="string">
            <text:p>NGC 3539</text:p>
          </table:table-cell>
          <table:table-cell office:value-type="float" office:value="0">
            <text:p>0</text:p>
          </table:table-cell>
          <table:table-cell office:value-type="float" office:value="35.9">
            <text:p>35.9</text:p>
          </table:table-cell>
          <table:table-cell/>
          <table:table-cell table:formula="oooc:=(10^[.B522])*10000000/3.83E+033*10^-9.51" office:value-type="float" office:value="8.06865648175873E-037">
            <text:p>8.07E-37</text:p>
          </table:table-cell>
          <table:table-cell table:formula="oooc:=(10^[.C522])*10000000/3.83E+033*10^-9.33" office:value-type="float" office:value="0.970065872316374">
            <text:p>9.70E-01</text:p>
          </table:table-cell>
        </table:table-row>
        <table:table-row table:style-name="ro1">
          <table:table-cell office:value-type="string">
            <text:p>IC 0673</text:p>
          </table:table-cell>
          <table:table-cell office:value-type="float" office:value="35.92">
            <text:p>35.92</text:p>
          </table:table-cell>
          <table:table-cell office:value-type="float" office:value="35.93">
            <text:p>35.93</text:p>
          </table:table-cell>
          <table:table-cell/>
          <table:table-cell table:formula="oooc:=(10^[.B523])*10000000/3.83E+033*10^-9.51" office:value-type="float" office:value="0.671121614299967">
            <text:p>6.71E-01</text:p>
          </table:table-cell>
          <table:table-cell table:formula="oooc:=(10^[.C523])*10000000/3.83E+033*10^-9.33" office:value-type="float" office:value="1.03944430953916">
            <text:p>1.04E+00</text:p>
          </table:table-cell>
        </table:table-row>
        <table:table-row table:style-name="ro1">
          <table:table-cell office:value-type="string">
            <text:p>PGC 33931</text:p>
          </table:table-cell>
          <table:table-cell office:value-type="float" office:value="0">
            <text:p>0</text:p>
          </table:table-cell>
          <table:table-cell office:value-type="float" office:value="35.58">
            <text:p>35.58</text:p>
          </table:table-cell>
          <table:table-cell/>
          <table:table-cell table:formula="oooc:=(10^[.B524])*10000000/3.83E+033*10^-9.51" office:value-type="float" office:value="8.06865648175873E-037">
            <text:p>8.07E-37</text:p>
          </table:table-cell>
          <table:table-cell table:formula="oooc:=(10^[.C524])*10000000/3.83E+033*10^-9.33" office:value-type="float" office:value="0.464302718025827">
            <text:p>4.64E-01</text:p>
          </table:table-cell>
        </table:table-row>
        <table:table-row table:style-name="ro1">
          <table:table-cell office:value-type="string">
            <text:p>NGC 3550</text:p>
          </table:table-cell>
          <table:table-cell office:value-type="float" office:value="0">
            <text:p>0</text:p>
          </table:table-cell>
          <table:table-cell office:value-type="float" office:value="35.87">
            <text:p>35.87</text:p>
          </table:table-cell>
          <table:table-cell/>
          <table:table-cell table:formula="oooc:=(10^[.B525])*10000000/3.83E+033*10^-9.51" office:value-type="float" office:value="8.06865648175873E-037">
            <text:p>8.07E-37</text:p>
          </table:table-cell>
          <table:table-cell table:formula="oooc:=(10^[.C525])*10000000/3.83E+033*10^-9.33" office:value-type="float" office:value="0.905318147395639">
            <text:p>9.05E-01</text:p>
          </table:table-cell>
        </table:table-row>
        <table:table-row table:style-name="ro1">
          <table:table-cell office:value-type="string">
            <text:p>NGC 3620</text:p>
          </table:table-cell>
          <table:table-cell office:value-type="float" office:value="35.12">
            <text:p>35.12</text:p>
          </table:table-cell>
          <table:table-cell office:value-type="float" office:value="35.64">
            <text:p>35.64</text:p>
          </table:table-cell>
          <table:table-cell/>
          <table:table-cell table:formula="oooc:=(10^[.B526])*10000000/3.83E+033*10^-9.51" office:value-type="float" office:value="0.106365607781752">
            <text:p>1.06E-01</text:p>
          </table:table-cell>
          <table:table-cell table:formula="oooc:=(10^[.C526])*10000000/3.83E+033*10^-9.33" office:value-type="float" office:value="0.533090847172201">
            <text:p>5.33E-01</text:p>
          </table:table-cell>
        </table:table-row>
        <table:table-row table:style-name="ro1">
          <table:table-cell office:value-type="string">
            <text:p>NGC 3621</text:p>
          </table:table-cell>
          <table:table-cell office:value-type="float" office:value="36.09">
            <text:p>36.09</text:p>
          </table:table-cell>
          <table:table-cell office:value-type="float" office:value="36.07">
            <text:p>36.07</text:p>
          </table:table-cell>
          <table:table-cell/>
          <table:table-cell table:formula="oooc:=(10^[.B527])*10000000/3.83E+033*10^-9.51" office:value-type="float" office:value="0.992661609192074">
            <text:p>9.93E-01</text:p>
          </table:table-cell>
          <table:table-cell table:formula="oooc:=(10^[.C527])*10000000/3.83E+033*10^-9.33" office:value-type="float" office:value="1.43483256881886">
            <text:p>1.43E+00</text:p>
          </table:table-cell>
        </table:table-row>
        <table:table-row table:style-name="ro1">
          <table:table-cell office:value-type="string">
            <text:p>UGC 06329</text:p>
          </table:table-cell>
          <table:table-cell office:value-type="float" office:value="36.44">
            <text:p>36.44</text:p>
          </table:table-cell>
          <table:table-cell office:value-type="float" office:value="36.34">
            <text:p>36.34</text:p>
          </table:table-cell>
          <table:table-cell/>
          <table:table-cell table:formula="oooc:=(10^[.B528])*10000000/3.83E+033*10^-9.51" office:value-type="float" office:value="2.22229252794353">
            <text:p>2.22E+00</text:p>
          </table:table-cell>
          <table:table-cell table:formula="oooc:=(10^[.C528])*10000000/3.83E+033*10^-9.33" office:value-type="float" office:value="2.67178326966256">
            <text:p>2.67E+00</text:p>
          </table:table-cell>
        </table:table-row>
        <table:table-row table:style-name="ro1">
          <table:table-cell office:value-type="string">
            <text:p>UGC 06331</text:p>
          </table:table-cell>
          <table:table-cell office:value-type="float" office:value="35.75">
            <text:p>35.75</text:p>
          </table:table-cell>
          <table:table-cell office:value-type="float" office:value="35.85">
            <text:p>35.85</text:p>
          </table:table-cell>
          <table:table-cell/>
          <table:table-cell table:formula="oooc:=(10^[.B529])*10000000/3.83E+033*10^-9.51" office:value-type="float" office:value="0.45373389784579">
            <text:p>4.54E-01</text:p>
          </table:table-cell>
          <table:table-cell table:formula="oooc:=(10^[.C529])*10000000/3.83E+033*10^-9.33" office:value-type="float" office:value="0.864572118753504">
            <text:p>8.65E-01</text:p>
          </table:table-cell>
        </table:table-row>
        <table:table-row table:style-name="ro1">
          <table:table-cell office:value-type="string">
            <text:p>NGC 3627</text:p>
          </table:table-cell>
          <table:table-cell office:value-type="float" office:value="35.77">
            <text:p>35.77</text:p>
          </table:table-cell>
          <table:table-cell office:value-type="float" office:value="35.9">
            <text:p>35.9</text:p>
          </table:table-cell>
          <table:table-cell/>
          <table:table-cell table:formula="oooc:=(10^[.B530])*10000000/3.83E+033*10^-9.51" office:value-type="float" office:value="0.475117717652741">
            <text:p>4.75E-01</text:p>
          </table:table-cell>
          <table:table-cell table:formula="oooc:=(10^[.C530])*10000000/3.83E+033*10^-9.33" office:value-type="float" office:value="0.970065872316374">
            <text:p>9.70E-01</text:p>
          </table:table-cell>
        </table:table-row>
        <table:table-row table:style-name="ro1">
          <table:table-cell office:value-type="string">
            <text:p>NGC 3630</text:p>
          </table:table-cell>
          <table:table-cell office:value-type="float" office:value="34.1">
            <text:p>34.1</text:p>
          </table:table-cell>
          <table:table-cell office:value-type="float" office:value="34.6">
            <text:p>34.6</text:p>
          </table:table-cell>
          <table:table-cell/>
          <table:table-cell table:formula="oooc:=(10^[.B531])*10000000/3.83E+033*10^-9.51" office:value-type="float" office:value="0.0101578366839238">
            <text:p>1.02E-02</text:p>
          </table:table-cell>
          <table:table-cell table:formula="oooc:=(10^[.C531])*10000000/3.83E+033*10^-9.33" office:value-type="float" office:value="0.0486184630982473">
            <text:p>4.86E-02</text:p>
          </table:table-cell>
        </table:table-row>
        <table:table-row table:style-name="ro1">
          <table:table-cell office:value-type="string">
            <text:p>NGC 3628</text:p>
          </table:table-cell>
          <table:table-cell office:value-type="float" office:value="0">
            <text:p>0</text:p>
          </table:table-cell>
          <table:table-cell office:value-type="float" office:value="35.63">
            <text:p>35.63</text:p>
          </table:table-cell>
          <table:table-cell/>
          <table:table-cell table:formula="oooc:=(10^[.B532])*10000000/3.83E+033*10^-9.51" office:value-type="float" office:value="8.06865648175873E-037">
            <text:p>8.07E-37</text:p>
          </table:table-cell>
          <table:table-cell table:formula="oooc:=(10^[.C532])*10000000/3.83E+033*10^-9.33" office:value-type="float" office:value="0.520956218007543">
            <text:p>5.21E-01</text:p>
          </table:table-cell>
        </table:table-row>
        <table:table-row table:style-name="ro1">
          <table:table-cell office:value-type="string">
            <text:p>NGC 3633</text:p>
          </table:table-cell>
          <table:table-cell office:value-type="float" office:value="34.98">
            <text:p>34.98</text:p>
          </table:table-cell>
          <table:table-cell office:value-type="float" office:value="35.17">
            <text:p>35.17</text:p>
          </table:table-cell>
          <table:table-cell/>
          <table:table-cell table:formula="oooc:=(10^[.B533])*10000000/3.83E+033*10^-9.51" office:value-type="float" office:value="0.0770550711923333">
            <text:p>7.71E-02</text:p>
          </table:table-cell>
          <table:table-cell table:formula="oooc:=(10^[.C533])*10000000/3.83E+033*10^-9.33" office:value-type="float" office:value="0.180634718255598">
            <text:p>1.81E-01</text:p>
          </table:table-cell>
        </table:table-row>
        <table:table-row table:style-name="ro1">
          <table:table-cell office:value-type="string">
            <text:p>UGC 06359</text:p>
          </table:table-cell>
          <table:table-cell office:value-type="float" office:value="0">
            <text:p>0</text:p>
          </table:table-cell>
          <table:table-cell office:value-type="float" office:value="35.39">
            <text:p>35.39</text:p>
          </table:table-cell>
          <table:table-cell/>
          <table:table-cell table:formula="oooc:=(10^[.B534])*10000000/3.83E+033*10^-9.51" office:value-type="float" office:value="8.06865648175873E-037">
            <text:p>8.07E-37</text:p>
          </table:table-cell>
          <table:table-cell table:formula="oooc:=(10^[.C534])*10000000/3.83E+033*10^-9.33" office:value-type="float" office:value="0.299779013445662">
            <text:p>3.00E-01</text:p>
          </table:table-cell>
        </table:table-row>
        <table:table-row table:style-name="ro1">
          <table:table-cell office:value-type="string">
            <text:p>NGC 3640</text:p>
          </table:table-cell>
          <table:table-cell office:value-type="float" office:value="34.61">
            <text:p>34.61</text:p>
          </table:table-cell>
          <table:table-cell office:value-type="float" office:value="35.41">
            <text:p>35.41</text:p>
          </table:table-cell>
          <table:table-cell/>
          <table:table-cell table:formula="oooc:=(10^[.B535])*10000000/3.83E+033*10^-9.51" office:value-type="float" office:value="0.0328701151904482">
            <text:p>3.29E-02</text:p>
          </table:table-cell>
          <table:table-cell table:formula="oooc:=(10^[.C535])*10000000/3.83E+033*10^-9.33" office:value-type="float" office:value="0.313907163085484">
            <text:p>3.14E-01</text:p>
          </table:table-cell>
        </table:table-row>
        <table:table-row table:style-name="ro1">
          <table:table-cell office:value-type="string">
            <text:p>NGC 3641</text:p>
          </table:table-cell>
          <table:table-cell office:value-type="float" office:value="33.97">
            <text:p>33.97</text:p>
          </table:table-cell>
          <table:table-cell office:value-type="float" office:value="34.56">
            <text:p>34.56</text:p>
          </table:table-cell>
          <table:table-cell/>
          <table:table-cell table:formula="oooc:=(10^[.B536])*10000000/3.83E+033*10^-9.51" office:value-type="float" office:value="0.00753010836325483">
            <text:p>7.53E-03</text:p>
          </table:table-cell>
          <table:table-cell table:formula="oooc:=(10^[.C536])*10000000/3.83E+033*10^-9.33" office:value-type="float" office:value="0.044340565338427">
            <text:p>4.43E-02</text:p>
          </table:table-cell>
        </table:table-row>
        <table:table-row table:style-name="ro1">
          <table:table-cell office:value-type="string">
            <text:p>NGC 3644</text:p>
          </table:table-cell>
          <table:table-cell office:value-type="float" office:value="36">
            <text:p>36</text:p>
          </table:table-cell>
          <table:table-cell office:value-type="float" office:value="36.07">
            <text:p>36.07</text:p>
          </table:table-cell>
          <table:table-cell/>
          <table:table-cell table:formula="oooc:=(10^[.B537])*10000000/3.83E+033*10^-9.51" office:value-type="float" office:value="0.806865648175873">
            <text:p>8.07E-01</text:p>
          </table:table-cell>
          <table:table-cell table:formula="oooc:=(10^[.C537])*10000000/3.83E+033*10^-9.33" office:value-type="float" office:value="1.43483256881886">
            <text:p>1.43E+00</text:p>
          </table:table-cell>
        </table:table-row>
        <table:table-row table:style-name="ro1">
          <table:table-cell office:value-type="string">
            <text:p>NGC 3646</text:p>
          </table:table-cell>
          <table:table-cell office:value-type="float" office:value="0">
            <text:p>0</text:p>
          </table:table-cell>
          <table:table-cell office:value-type="float" office:value="36.84">
            <text:p>36.84</text:p>
          </table:table-cell>
          <table:table-cell/>
          <table:table-cell table:formula="oooc:=(10^[.B538])*10000000/3.83E+033*10^-9.51" office:value-type="float" office:value="8.06865648175873E-037">
            <text:p>8.07E-37</text:p>
          </table:table-cell>
          <table:table-cell table:formula="oooc:=(10^[.C538])*10000000/3.83E+033*10^-9.33" office:value-type="float" office:value="8.44892054646556">
            <text:p>8.45E+00</text:p>
          </table:table-cell>
        </table:table-row>
        <table:table-row table:style-name="ro1">
          <table:table-cell office:value-type="string">
            <text:p>NGC 3649</text:p>
          </table:table-cell>
          <table:table-cell office:value-type="float" office:value="0">
            <text:p>0</text:p>
          </table:table-cell>
          <table:table-cell office:value-type="float" office:value="35.61">
            <text:p>35.61</text:p>
          </table:table-cell>
          <table:table-cell/>
          <table:table-cell table:formula="oooc:=(10^[.B539])*10000000/3.83E+033*10^-9.51" office:value-type="float" office:value="8.06865648175873E-037">
            <text:p>8.07E-37</text:p>
          </table:table-cell>
          <table:table-cell table:formula="oooc:=(10^[.C539])*10000000/3.83E+033*10^-9.33" office:value-type="float" office:value="0.497509325838967">
            <text:p>4.98E-01</text:p>
          </table:table-cell>
        </table:table-row>
        <table:table-row table:style-name="ro1">
          <table:table-cell office:value-type="string">
            <text:p>UGC 06387</text:p>
          </table:table-cell>
          <table:table-cell office:value-type="float" office:value="34.85">
            <text:p>34.85</text:p>
          </table:table-cell>
          <table:table-cell office:value-type="float" office:value="34.92">
            <text:p>34.92</text:p>
          </table:table-cell>
          <table:table-cell/>
          <table:table-cell table:formula="oooc:=(10^[.B540])*10000000/3.83E+033*10^-9.51" office:value-type="float" office:value="0.0571217134190486">
            <text:p>5.71E-02</text:p>
          </table:table-cell>
          <table:table-cell table:formula="oooc:=(10^[.C540])*10000000/3.83E+033*10^-9.33" office:value-type="float" office:value="0.101578366839238">
            <text:p>1.02E-01</text:p>
          </table:table-cell>
        </table:table-row>
        <table:table-row table:style-name="ro1">
          <table:table-cell office:value-type="string">
            <text:p>NGC 3662</text:p>
          </table:table-cell>
          <table:table-cell office:value-type="float" office:value="36.23">
            <text:p>36.23</text:p>
          </table:table-cell>
          <table:table-cell office:value-type="float" office:value="36.37">
            <text:p>36.37</text:p>
          </table:table-cell>
          <table:table-cell/>
          <table:table-cell table:formula="oooc:=(10^[.B541])*10000000/3.83E+033*10^-9.51" office:value-type="float" office:value="1.3702544654041">
            <text:p>1.37E+00</text:p>
          </table:table-cell>
          <table:table-cell table:formula="oooc:=(10^[.C541])*10000000/3.83E+033*10^-9.33" office:value-type="float" office:value="2.86286735285425">
            <text:p>2.86E+00</text:p>
          </table:table-cell>
        </table:table-row>
        <table:table-row table:style-name="ro1">
          <table:table-cell office:value-type="string">
            <text:p>UGC 06435</text:p>
          </table:table-cell>
          <table:table-cell office:value-type="float" office:value="0">
            <text:p>0</text:p>
          </table:table-cell>
          <table:table-cell office:value-type="float" office:value="35.52">
            <text:p>35.52</text:p>
          </table:table-cell>
          <table:table-cell/>
          <table:table-cell table:formula="oooc:=(10^[.B542])*10000000/3.83E+033*10^-9.51" office:value-type="float" office:value="8.06865648175873E-037">
            <text:p>8.07E-37</text:p>
          </table:table-cell>
          <table:table-cell table:formula="oooc:=(10^[.C542])*10000000/3.83E+033*10^-9.33" office:value-type="float" office:value="0.404390762118144">
            <text:p>4.04E-01</text:p>
          </table:table-cell>
        </table:table-row>
        <table:table-row table:style-name="ro2">
          <table:table-cell office:value-type="string">
            <text:p>VII Zw 403</text:p>
          </table:table-cell>
          <table:table-cell office:value-type="float" office:value="34.31">
            <text:p>34.31</text:p>
          </table:table-cell>
          <table:table-cell office:value-type="float" office:value="34.12">
            <text:p>34.12</text:p>
          </table:table-cell>
          <table:table-cell/>
          <table:table-cell table:formula="oooc:=(10^[.B543])*10000000/3.83E+033*10^-9.51" office:value-type="float" office:value="0.0164740821013106">
            <text:p>1.65E-02</text:p>
          </table:table-cell>
          <table:table-cell table:formula="oooc:=(10^[.C543])*10000000/3.83E+033*10^-9.33" office:value-type="float" office:value="0.0160990862104825">
            <text:p>1.61E-02</text:p>
          </table:table-cell>
        </table:table-row>
        <table:table-row table:style-name="ro1">
          <table:table-cell office:value-type="string">
            <text:p>NGC 3705</text:p>
          </table:table-cell>
          <table:table-cell office:value-type="float" office:value="0">
            <text:p>0</text:p>
          </table:table-cell>
          <table:table-cell office:value-type="float" office:value="35.62">
            <text:p>35.62</text:p>
          </table:table-cell>
          <table:table-cell/>
          <table:table-cell table:formula="oooc:=(10^[.B544])*10000000/3.83E+033*10^-9.51" office:value-type="float" office:value="8.06865648175873E-037">
            <text:p>8.07E-37</text:p>
          </table:table-cell>
          <table:table-cell table:formula="oooc:=(10^[.C544])*10000000/3.83E+033*10^-9.33" office:value-type="float" office:value="0.509097806725335">
            <text:p>5.09E-01</text:p>
          </table:table-cell>
        </table:table-row>
        <table:table-row table:style-name="ro1">
          <table:table-cell office:value-type="string">
            <text:p>UGC 06519</text:p>
          </table:table-cell>
          <table:table-cell office:value-type="float" office:value="35.46">
            <text:p>35.46</text:p>
          </table:table-cell>
          <table:table-cell office:value-type="float" office:value="35.57">
            <text:p>35.57</text:p>
          </table:table-cell>
          <table:table-cell/>
          <table:table-cell table:formula="oooc:=(10^[.B545])*10000000/3.83E+033*10^-9.51" office:value-type="float" office:value="0.232702594812989">
            <text:p>2.33E-01</text:p>
          </table:table-cell>
          <table:table-cell table:formula="oooc:=(10^[.C545])*10000000/3.83E+033*10^-9.33" office:value-type="float" office:value="0.45373389784579">
            <text:p>4.54E-01</text:p>
          </table:table-cell>
        </table:table-row>
        <table:table-row table:style-name="ro1">
          <table:table-cell office:value-type="string">
            <text:p>IC 0716</text:p>
          </table:table-cell>
          <table:table-cell office:value-type="float" office:value="35.4">
            <text:p>35.4</text:p>
          </table:table-cell>
          <table:table-cell office:value-type="float" office:value="35.46">
            <text:p>35.46</text:p>
          </table:table-cell>
          <table:table-cell/>
          <table:table-cell table:formula="oooc:=(10^[.B546])*10000000/3.83E+033*10^-9.51" office:value-type="float" office:value="0.202675487370415">
            <text:p>2.03E-01</text:p>
          </table:table-cell>
          <table:table-cell table:formula="oooc:=(10^[.C546])*10000000/3.83E+033*10^-9.33" office:value-type="float" office:value="0.352209629919492">
            <text:p>3.52E-01</text:p>
          </table:table-cell>
        </table:table-row>
        <table:table-row table:style-name="ro1">
          <table:table-cell office:value-type="string">
            <text:p>NGC 3816</text:p>
          </table:table-cell>
          <table:table-cell office:value-type="float" office:value="34.71">
            <text:p>34.71</text:p>
          </table:table-cell>
          <table:table-cell office:value-type="float" office:value="35.45">
            <text:p>35.45</text:p>
          </table:table-cell>
          <table:table-cell/>
          <table:table-cell table:formula="oooc:=(10^[.B547])*10000000/3.83E+033*10^-9.51" office:value-type="float" office:value="0.0413810233018569">
            <text:p>4.14E-02</text:p>
          </table:table-cell>
          <table:table-cell table:formula="oooc:=(10^[.C547])*10000000/3.83E+033*10^-9.33" office:value-type="float" office:value="0.344192359936401">
            <text:p>3.44E-01</text:p>
          </table:table-cell>
        </table:table-row>
        <table:table-row table:style-name="ro1">
          <table:table-cell office:value-type="string">
            <text:p>NGC 3821</text:p>
          </table:table-cell>
          <table:table-cell office:value-type="float" office:value="35.62">
            <text:p>35.62</text:p>
          </table:table-cell>
          <table:table-cell office:value-type="float" office:value="35.69">
            <text:p>35.69</text:p>
          </table:table-cell>
          <table:table-cell/>
          <table:table-cell table:formula="oooc:=(10^[.B548])*10000000/3.83E+033*10^-9.51" office:value-type="float" office:value="0.336357585298467">
            <text:p>3.36E-01</text:p>
          </table:table-cell>
          <table:table-cell table:formula="oooc:=(10^[.C548])*10000000/3.83E+033*10^-9.33" office:value-type="float" office:value="0.598137768346674">
            <text:p>5.98E-01</text:p>
          </table:table-cell>
        </table:table-row>
        <table:table-row table:style-name="ro1">
          <table:table-cell office:value-type="string">
            <text:p>CGCG 097-068</text:p>
          </table:table-cell>
          <table:table-cell office:value-type="float" office:value="36.14">
            <text:p>36.14</text:p>
          </table:table-cell>
          <table:table-cell office:value-type="float" office:value="36.06">
            <text:p>36.06</text:p>
          </table:table-cell>
          <table:table-cell/>
          <table:table-cell table:formula="oooc:=(10^[.B549])*10000000/3.83E+033*10^-9.51" office:value-type="float" office:value="1.11378464439058">
            <text:p>1.11E+00</text:p>
          </table:table-cell>
          <table:table-cell table:formula="oooc:=(10^[.C549])*10000000/3.83E+033*10^-9.33" office:value-type="float" office:value="1.40217179208944">
            <text:p>1.40E+00</text:p>
          </table:table-cell>
        </table:table-row>
        <table:table-row table:style-name="ro1">
          <table:table-cell office:value-type="string">
            <text:p>UGC 06683</text:p>
          </table:table-cell>
          <table:table-cell office:value-type="float" office:value="35.07">
            <text:p>35.07</text:p>
          </table:table-cell>
          <table:table-cell office:value-type="float" office:value="35.14">
            <text:p>35.14</text:p>
          </table:table-cell>
          <table:table-cell/>
          <table:table-cell table:formula="oooc:=(10^[.B550])*10000000/3.83E+033*10^-9.51" office:value-type="float" office:value="0.0947984477206532">
            <text:p>9.48E-02</text:p>
          </table:table-cell>
          <table:table-cell table:formula="oooc:=(10^[.C550])*10000000/3.83E+033*10^-9.33" office:value-type="float" office:value="0.168578127685289">
            <text:p>1.69E-01</text:p>
          </table:table-cell>
        </table:table-row>
        <table:table-row table:style-name="ro1">
          <table:table-cell office:value-type="string">
            <text:p>IC 2951</text:p>
          </table:table-cell>
          <table:table-cell office:value-type="float" office:value="34.8">
            <text:p>34.8</text:p>
          </table:table-cell>
          <table:table-cell office:value-type="float" office:value="35.1">
            <text:p>35.1</text:p>
          </table:table-cell>
          <table:table-cell/>
          <table:table-cell table:formula="oooc:=(10^[.B551])*10000000/3.83E+033*10^-9.51" office:value-type="float" office:value="0.0509097806725335">
            <text:p>5.09E-02</text:p>
          </table:table-cell>
          <table:table-cell table:formula="oooc:=(10^[.C551])*10000000/3.83E+033*10^-9.33" office:value-type="float" office:value="0.153745079727308">
            <text:p>1.54E-01</text:p>
          </table:table-cell>
        </table:table-row>
        <table:table-row table:style-name="ro1">
          <table:table-cell office:value-type="string">
            <text:p>UGC 06697</text:p>
          </table:table-cell>
          <table:table-cell office:value-type="float" office:value="36.89">
            <text:p>36.89</text:p>
          </table:table-cell>
          <table:table-cell office:value-type="float" office:value="36.71">
            <text:p>36.71</text:p>
          </table:table-cell>
          <table:table-cell/>
          <table:table-cell table:formula="oooc:=(10^[.B552])*10000000/3.83E+033*10^-9.51" office:value-type="float" office:value="6.26327132903262">
            <text:p>6.26E+00</text:p>
          </table:table-cell>
          <table:table-cell table:formula="oooc:=(10^[.C552])*10000000/3.83E+033*10^-9.33" office:value-type="float" office:value="6.26327132903262">
            <text:p>6.26E+00</text:p>
          </table:table-cell>
        </table:table-row>
        <table:table-row table:style-name="ro1">
          <table:table-cell office:value-type="string">
            <text:p>NGC 3840</text:p>
          </table:table-cell>
          <table:table-cell office:value-type="float" office:value="36.28">
            <text:p>36.28</text:p>
          </table:table-cell>
          <table:table-cell office:value-type="float" office:value="36.22">
            <text:p>36.22</text:p>
          </table:table-cell>
          <table:table-cell/>
          <table:table-cell table:formula="oooc:=(10^[.B553])*10000000/3.83E+033*10^-9.51" office:value-type="float" office:value="1.53745079727308">
            <text:p>1.54E+00</text:p>
          </table:table-cell>
          <table:table-cell table:formula="oooc:=(10^[.C553])*10000000/3.83E+033*10^-9.33" office:value-type="float" office:value="2.02675487370415">
            <text:p>2.03E+00</text:p>
          </table:table-cell>
        </table:table-row>
        <table:table-row table:style-name="ro1">
          <table:table-cell office:value-type="string">
            <text:p>NGC 3844</text:p>
          </table:table-cell>
          <table:table-cell office:value-type="float" office:value="34.81">
            <text:p>34.81</text:p>
          </table:table-cell>
          <table:table-cell office:value-type="float" office:value="35.22">
            <text:p>35.22</text:p>
          </table:table-cell>
          <table:table-cell/>
          <table:table-cell table:formula="oooc:=(10^[.B554])*10000000/3.83E+033*10^-9.51" office:value-type="float" office:value="0.0520956218007543">
            <text:p>5.21E-02</text:p>
          </table:table-cell>
          <table:table-cell table:formula="oooc:=(10^[.C554])*10000000/3.83E+033*10^-9.33" office:value-type="float" office:value="0.202675487370415">
            <text:p>2.03E-01</text:p>
          </table:table-cell>
        </table:table-row>
        <table:table-row table:style-name="ro1">
          <table:table-cell office:value-type="string">
            <text:p>NGC 3842</text:p>
          </table:table-cell>
          <table:table-cell office:value-type="float" office:value="35.67">
            <text:p>35.67</text:p>
          </table:table-cell>
          <table:table-cell office:value-type="float" office:value="35.76">
            <text:p>35.76</text:p>
          </table:table-cell>
          <table:table-cell/>
          <table:table-cell table:formula="oooc:=(10^[.B555])*10000000/3.83E+033*10^-9.51" office:value-type="float" office:value="0.37739941794933">
            <text:p>3.77E-01</text:p>
          </table:table-cell>
          <table:table-cell table:formula="oooc:=(10^[.C555])*10000000/3.83E+033*10^-9.33" office:value-type="float" office:value="0.702750601547494">
            <text:p>7.03E-01</text:p>
          </table:table-cell>
        </table:table-row>
        <table:table-row table:style-name="ro1">
          <table:table-cell office:value-type="string">
            <text:p>UGC 06719</text:p>
          </table:table-cell>
          <table:table-cell office:value-type="float" office:value="36">
            <text:p>36</text:p>
          </table:table-cell>
          <table:table-cell office:value-type="float" office:value="35.95">
            <text:p>35.95</text:p>
          </table:table-cell>
          <table:table-cell/>
          <table:table-cell table:formula="oooc:=(10^[.B556])*10000000/3.83E+033*10^-9.51" office:value-type="float" office:value="0.806865648175873">
            <text:p>8.07E-01</text:p>
          </table:table-cell>
          <table:table-cell table:formula="oooc:=(10^[.C556])*10000000/3.83E+033*10^-9.33" office:value-type="float" office:value="1.08843181062751">
            <text:p>1.09E+00</text:p>
          </table:table-cell>
        </table:table-row>
        <table:table-row table:style-name="ro1">
          <table:table-cell office:value-type="string">
            <text:p>NGC 3861</text:p>
          </table:table-cell>
          <table:table-cell office:value-type="float" office:value="36.57">
            <text:p>36.57</text:p>
          </table:table-cell>
          <table:table-cell office:value-type="float" office:value="36.5">
            <text:p>36.5</text:p>
          </table:table-cell>
          <table:table-cell/>
          <table:table-cell table:formula="oooc:=(10^[.B557])*10000000/3.83E+033*10^-9.51" office:value-type="float" office:value="2.99779013445662">
            <text:p>3.00E+00</text:p>
          </table:table-cell>
          <table:table-cell table:formula="oooc:=(10^[.C557])*10000000/3.83E+033*10^-9.33" office:value-type="float" office:value="3.86190179678383">
            <text:p>3.86E+00</text:p>
          </table:table-cell>
        </table:table-row>
        <table:table-row table:style-name="ro1">
          <table:table-cell office:value-type="string">
            <text:p>UGC 06725</text:p>
          </table:table-cell>
          <table:table-cell office:value-type="float" office:value="35.47">
            <text:p>35.47</text:p>
          </table:table-cell>
          <table:table-cell office:value-type="float" office:value="35.81">
            <text:p>35.81</text:p>
          </table:table-cell>
          <table:table-cell/>
          <table:table-cell table:formula="oooc:=(10^[.B558])*10000000/3.83E+033*10^-9.51" office:value-type="float" office:value="0.238122934557678">
            <text:p>2.38E-01</text:p>
          </table:table-cell>
          <table:table-cell table:formula="oooc:=(10^[.C558])*10000000/3.83E+033*10^-9.33" office:value-type="float" office:value="0.788499143708102">
            <text:p>7.88E-01</text:p>
          </table:table-cell>
        </table:table-row>
        <table:table-row table:style-name="ro1">
          <table:table-cell office:value-type="string">
            <text:p>ESO 440-G004</text:p>
          </table:table-cell>
          <table:table-cell office:value-type="float" office:value="35.56">
            <text:p>35.56</text:p>
          </table:table-cell>
          <table:table-cell office:value-type="float" office:value="35.53">
            <text:p>35.53</text:p>
          </table:table-cell>
          <table:table-cell/>
          <table:table-cell table:formula="oooc:=(10^[.B559])*10000000/3.83E+033*10^-9.51" office:value-type="float" office:value="0.292955210000514">
            <text:p>2.93E-01</text:p>
          </table:table-cell>
          <table:table-cell table:formula="oooc:=(10^[.C559])*10000000/3.83E+033*10^-9.33" office:value-type="float" office:value="0.413810233018569">
            <text:p>4.14E-01</text:p>
          </table:table-cell>
        </table:table-row>
        <table:table-row table:style-name="ro1">
          <table:table-cell office:value-type="string">
            <text:p>UGC 06736</text:p>
          </table:table-cell>
          <table:table-cell office:value-type="float" office:value="36.18">
            <text:p>36.18</text:p>
          </table:table-cell>
          <table:table-cell office:value-type="float" office:value="36.11">
            <text:p>36.11</text:p>
          </table:table-cell>
          <table:table-cell/>
          <table:table-cell table:formula="oooc:=(10^[.B560])*10000000/3.83E+033*10^-9.51" office:value-type="float" office:value="1.22124057777336">
            <text:p>1.22E+00</text:p>
          </table:table-cell>
          <table:table-cell table:formula="oooc:=(10^[.C560])*10000000/3.83E+033*10^-9.33" office:value-type="float" office:value="1.573262626826">
            <text:p>1.57E+00</text:p>
          </table:table-cell>
        </table:table-row>
        <table:table-row table:style-name="ro1">
          <table:table-cell office:value-type="string">
            <text:p>NGC 3885</text:p>
          </table:table-cell>
          <table:table-cell office:value-type="float" office:value="34.86">
            <text:p>34.86</text:p>
          </table:table-cell>
          <table:table-cell office:value-type="float" office:value="35.11">
            <text:p>35.11</text:p>
          </table:table-cell>
          <table:table-cell/>
          <table:table-cell table:formula="oooc:=(10^[.B561])*10000000/3.83E+033*10^-9.51" office:value-type="float" office:value="0.0584522490487817">
            <text:p>5.85E-02</text:p>
          </table:table-cell>
          <table:table-cell table:formula="oooc:=(10^[.C561])*10000000/3.83E+033*10^-9.33" office:value-type="float" office:value="0.1573262626826">
            <text:p>1.57E-01</text:p>
          </table:table-cell>
        </table:table-row>
        <table:table-row table:style-name="ro1">
          <table:table-cell office:value-type="string">
            <text:p>UGCA 247</text:p>
          </table:table-cell>
          <table:table-cell office:value-type="float" office:value="35.9">
            <text:p>35.9</text:p>
          </table:table-cell>
          <table:table-cell office:value-type="float" office:value="35.86">
            <text:p>35.86</text:p>
          </table:table-cell>
          <table:table-cell/>
          <table:table-cell table:formula="oooc:=(10^[.B562])*10000000/3.83E+033*10^-9.51" office:value-type="float" office:value="0.640916165975202">
            <text:p>6.41E-01</text:p>
          </table:table-cell>
          <table:table-cell table:formula="oooc:=(10^[.C562])*10000000/3.83E+033*10^-9.33" office:value-type="float" office:value="0.884710590441781">
            <text:p>8.85E-01</text:p>
          </table:table-cell>
        </table:table-row>
        <table:table-row table:style-name="ro1">
          <table:table-cell office:value-type="string">
            <text:p>NGC 3923</text:p>
          </table:table-cell>
          <table:table-cell office:value-type="float" office:value="35.21">
            <text:p>35.21</text:p>
          </table:table-cell>
          <table:table-cell office:value-type="float" office:value="35.68">
            <text:p>35.68</text:p>
          </table:table-cell>
          <table:table-cell/>
          <table:table-cell table:formula="oooc:=(10^[.B563])*10000000/3.83E+033*10^-9.51" office:value-type="float" office:value="0.130858285542369">
            <text:p>1.31E-01</text:p>
          </table:table-cell>
          <table:table-cell table:formula="oooc:=(10^[.C563])*10000000/3.83E+033*10^-9.33" office:value-type="float" office:value="0.584522490487817">
            <text:p>5.85E-01</text:p>
          </table:table-cell>
        </table:table-row>
        <table:table-row table:style-name="ro1">
          <table:table-cell office:value-type="string">
            <text:p>NGC 3938</text:p>
          </table:table-cell>
          <table:table-cell office:value-type="float" office:value="0">
            <text:p>0</text:p>
          </table:table-cell>
          <table:table-cell office:value-type="float" office:value="35.93">
            <text:p>35.93</text:p>
          </table:table-cell>
          <table:table-cell/>
          <table:table-cell table:formula="oooc:=(10^[.B564])*10000000/3.83E+033*10^-9.51" office:value-type="float" office:value="8.06865648175873E-037">
            <text:p>8.07E-37</text:p>
          </table:table-cell>
          <table:table-cell table:formula="oooc:=(10^[.C564])*10000000/3.83E+033*10^-9.33" office:value-type="float" office:value="1.03944430953916">
            <text:p>1.04E+00</text:p>
          </table:table-cell>
        </table:table-row>
        <table:table-row table:style-name="ro1">
          <table:table-cell office:value-type="string">
            <text:p>UGC 06879</text:p>
          </table:table-cell>
          <table:table-cell office:value-type="float" office:value="35.43">
            <text:p>35.43</text:p>
          </table:table-cell>
          <table:table-cell office:value-type="float" office:value="35.37">
            <text:p>35.37</text:p>
          </table:table-cell>
          <table:table-cell/>
          <table:table-cell table:formula="oooc:=(10^[.B565])*10000000/3.83E+033*10^-9.51" office:value-type="float" office:value="0.217170697415841">
            <text:p>2.17E-01</text:p>
          </table:table-cell>
          <table:table-cell table:formula="oooc:=(10^[.C565])*10000000/3.83E+033*10^-9.33" office:value-type="float" office:value="0.286286735285425">
            <text:p>2.86E-01</text:p>
          </table:table-cell>
        </table:table-row>
        <table:table-row table:style-name="ro1">
          <table:table-cell office:value-type="string">
            <text:p>UGC 06934</text:p>
          </table:table-cell>
          <table:table-cell office:value-type="float" office:value="35.73">
            <text:p>35.73</text:p>
          </table:table-cell>
          <table:table-cell office:value-type="float" office:value="35.72">
            <text:p>35.72</text:p>
          </table:table-cell>
          <table:table-cell/>
          <table:table-cell table:formula="oooc:=(10^[.B566])*10000000/3.83E+033*10^-9.51" office:value-type="float" office:value="0.433312508469334">
            <text:p>4.33E-01</text:p>
          </table:table-cell>
          <table:table-cell table:formula="oooc:=(10^[.C566])*10000000/3.83E+033*10^-9.33" office:value-type="float" office:value="0.640916165975202">
            <text:p>6.41E-01</text:p>
          </table:table-cell>
        </table:table-row>
        <table:table-row table:style-name="ro1">
          <table:table-cell office:value-type="string">
            <text:p>UGC 06970</text:p>
          </table:table-cell>
          <table:table-cell office:value-type="float" office:value="0">
            <text:p>0</text:p>
          </table:table-cell>
          <table:table-cell office:value-type="float" office:value="35.13">
            <text:p>35.13</text:p>
          </table:table-cell>
          <table:table-cell/>
          <table:table-cell table:formula="oooc:=(10^[.B567])*10000000/3.83E+033*10^-9.51" office:value-type="float" office:value="8.06865648175873E-037">
            <text:p>8.07E-37</text:p>
          </table:table-cell>
          <table:table-cell table:formula="oooc:=(10^[.C567])*10000000/3.83E+033*10^-9.33" office:value-type="float" office:value="0.164740821013106">
            <text:p>1.65E-01</text:p>
          </table:table-cell>
        </table:table-row>
        <table:table-row table:style-name="ro1">
          <table:table-cell office:value-type="string">
            <text:p>IC 0754</text:p>
          </table:table-cell>
          <table:table-cell office:value-type="float" office:value="0">
            <text:p>0</text:p>
          </table:table-cell>
          <table:table-cell office:value-type="float" office:value="35.46">
            <text:p>35.46</text:p>
          </table:table-cell>
          <table:table-cell/>
          <table:table-cell table:formula="oooc:=(10^[.B568])*10000000/3.83E+033*10^-9.51" office:value-type="float" office:value="8.06865648175873E-037">
            <text:p>8.07E-37</text:p>
          </table:table-cell>
          <table:table-cell table:formula="oooc:=(10^[.C568])*10000000/3.83E+033*10^-9.33" office:value-type="float" office:value="0.352209629919492">
            <text:p>3.52E-01</text:p>
          </table:table-cell>
        </table:table-row>
        <table:table-row table:style-name="ro1">
          <table:table-cell office:value-type="string">
            <text:p>NGC 4030</text:p>
          </table:table-cell>
          <table:table-cell office:value-type="float" office:value="0">
            <text:p>0</text:p>
          </table:table-cell>
          <table:table-cell office:value-type="float" office:value="36.23">
            <text:p>36.23</text:p>
          </table:table-cell>
          <table:table-cell/>
          <table:table-cell table:formula="oooc:=(10^[.B569])*10000000/3.83E+033*10^-9.51" office:value-type="float" office:value="8.06865648175873E-037">
            <text:p>8.07E-37</text:p>
          </table:table-cell>
          <table:table-cell table:formula="oooc:=(10^[.C569])*10000000/3.83E+033*10^-9.33" office:value-type="float" office:value="2.07396405933231">
            <text:p>2.07E+00</text:p>
          </table:table-cell>
        </table:table-row>
        <table:table-row table:style-name="ro1">
          <table:table-cell office:value-type="string">
            <text:p>UGC 07000</text:p>
          </table:table-cell>
          <table:table-cell office:value-type="float" office:value="0">
            <text:p>0</text:p>
          </table:table-cell>
          <table:table-cell office:value-type="float" office:value="35.36">
            <text:p>35.36</text:p>
          </table:table-cell>
          <table:table-cell/>
          <table:table-cell table:formula="oooc:=(10^[.B570])*10000000/3.83E+033*10^-9.51" office:value-type="float" office:value="8.06865648175873E-037">
            <text:p>8.07E-37</text:p>
          </table:table-cell>
          <table:table-cell table:formula="oooc:=(10^[.C570])*10000000/3.83E+033*10^-9.33" office:value-type="float" office:value="0.279770053586842">
            <text:p>2.80E-01</text:p>
          </table:table-cell>
        </table:table-row>
        <table:table-row table:style-name="ro1">
          <table:table-cell office:value-type="string">
            <text:p>NGC 4038</text:p>
          </table:table-cell>
          <table:table-cell office:value-type="float" office:value="36.5">
            <text:p>36.5</text:p>
          </table:table-cell>
          <table:table-cell office:value-type="float" office:value="36.46">
            <text:p>36.46</text:p>
          </table:table-cell>
          <table:table-cell/>
          <table:table-cell table:formula="oooc:=(10^[.B571])*10000000/3.83E+033*10^-9.51" office:value-type="float" office:value="2.55153321398384">
            <text:p>2.55E+00</text:p>
          </table:table-cell>
          <table:table-cell table:formula="oooc:=(10^[.C571])*10000000/3.83E+033*10^-9.33" office:value-type="float" office:value="3.52209629919492">
            <text:p>3.52E+00</text:p>
          </table:table-cell>
        </table:table-row>
        <table:table-row table:style-name="ro1">
          <table:table-cell office:value-type="string">
            <text:p>NGC 4039</text:p>
          </table:table-cell>
          <table:table-cell office:value-type="float" office:value="35.84">
            <text:p>35.84</text:p>
          </table:table-cell>
          <table:table-cell office:value-type="float" office:value="35.86">
            <text:p>35.86</text:p>
          </table:table-cell>
          <table:table-cell/>
          <table:table-cell table:formula="oooc:=(10^[.B572])*10000000/3.83E+033*10^-9.51" office:value-type="float" office:value="0.558214644778655">
            <text:p>5.58E-01</text:p>
          </table:table-cell>
          <table:table-cell table:formula="oooc:=(10^[.C572])*10000000/3.83E+033*10^-9.33" office:value-type="float" office:value="0.884710590441781">
            <text:p>8.85E-01</text:p>
          </table:table-cell>
        </table:table-row>
        <table:table-row table:style-name="ro1">
          <table:table-cell office:value-type="string">
            <text:p>UGC 07011</text:p>
          </table:table-cell>
          <table:table-cell office:value-type="float" office:value="0">
            <text:p>0</text:p>
          </table:table-cell>
          <table:table-cell office:value-type="float" office:value="35.57">
            <text:p>35.57</text:p>
          </table:table-cell>
          <table:table-cell/>
          <table:table-cell table:formula="oooc:=(10^[.B573])*10000000/3.83E+033*10^-9.51" office:value-type="float" office:value="8.06865648175873E-037">
            <text:p>8.07E-37</text:p>
          </table:table-cell>
          <table:table-cell table:formula="oooc:=(10^[.C573])*10000000/3.83E+033*10^-9.33" office:value-type="float" office:value="0.45373389784579">
            <text:p>4.54E-01</text:p>
          </table:table-cell>
        </table:table-row>
        <table:table-row table:style-name="ro1">
          <table:table-cell office:value-type="string">
            <text:p>NGC 4108A</text:p>
          </table:table-cell>
          <table:table-cell office:value-type="float" office:value="35.59">
            <text:p>35.59</text:p>
          </table:table-cell>
          <table:table-cell office:value-type="float" office:value="35.58">
            <text:p>35.58</text:p>
          </table:table-cell>
          <table:table-cell/>
          <table:table-cell table:formula="oooc:=(10^[.B574])*10000000/3.83E+033*10^-9.51" office:value-type="float" office:value="0.313907163085489">
            <text:p>3.14E-01</text:p>
          </table:table-cell>
          <table:table-cell table:formula="oooc:=(10^[.C574])*10000000/3.83E+033*10^-9.33" office:value-type="float" office:value="0.464302718025827">
            <text:p>4.64E-01</text:p>
          </table:table-cell>
        </table:table-row>
        <table:table-row table:style-name="ro1">
          <table:table-cell office:value-type="string">
            <text:p>UGC 07089</text:p>
          </table:table-cell>
          <table:table-cell office:value-type="float" office:value="0">
            <text:p>0</text:p>
          </table:table-cell>
          <table:table-cell office:value-type="float" office:value="34.84">
            <text:p>34.84</text:p>
          </table:table-cell>
          <table:table-cell/>
          <table:table-cell table:formula="oooc:=(10^[.B575])*10000000/3.83E+033*10^-9.51" office:value-type="float" office:value="8.06865648175873E-037">
            <text:p>8.07E-37</text:p>
          </table:table-cell>
          <table:table-cell table:formula="oooc:=(10^[.C575])*10000000/3.83E+033*10^-9.33" office:value-type="float" office:value="0.0844892054646556">
            <text:p>8.45E-02</text:p>
          </table:table-cell>
        </table:table-row>
        <table:table-row table:style-name="ro1">
          <table:table-cell office:value-type="string">
            <text:p>NGC 4108</text:p>
          </table:table-cell>
          <table:table-cell office:value-type="float" office:value="36.18">
            <text:p>36.18</text:p>
          </table:table-cell>
          <table:table-cell office:value-type="float" office:value="36.15">
            <text:p>36.15</text:p>
          </table:table-cell>
          <table:table-cell/>
          <table:table-cell table:formula="oooc:=(10^[.B576])*10000000/3.83E+033*10^-9.51" office:value-type="float" office:value="1.22124057777336">
            <text:p>1.22E+00</text:p>
          </table:table-cell>
          <table:table-cell table:formula="oooc:=(10^[.C576])*10000000/3.83E+033*10^-9.33" office:value-type="float" office:value="1.72504816712165">
            <text:p>1.73E+00</text:p>
          </table:table-cell>
        </table:table-row>
        <table:table-row table:style-name="ro1">
          <table:table-cell office:value-type="string">
            <text:p>NGC 4109</text:p>
          </table:table-cell>
          <table:table-cell office:value-type="float" office:value="0">
            <text:p>0</text:p>
          </table:table-cell>
          <table:table-cell office:value-type="float" office:value="36.12">
            <text:p>36.12</text:p>
          </table:table-cell>
          <table:table-cell/>
          <table:table-cell table:formula="oooc:=(10^[.B577])*10000000/3.83E+033*10^-9.51" office:value-type="float" office:value="8.06865648175873E-037">
            <text:p>8.07E-37</text:p>
          </table:table-cell>
          <table:table-cell table:formula="oooc:=(10^[.C577])*10000000/3.83E+033*10^-9.33" office:value-type="float" office:value="1.60990862104825">
            <text:p>1.61E+00</text:p>
          </table:table-cell>
        </table:table-row>
        <table:table-row table:style-name="ro1">
          <table:table-cell office:value-type="string">
            <text:p>NGC 4111</text:p>
          </table:table-cell>
          <table:table-cell office:value-type="float" office:value="0">
            <text:p>0</text:p>
          </table:table-cell>
          <table:table-cell office:value-type="float" office:value="34.91">
            <text:p>34.91</text:p>
          </table:table-cell>
          <table:table-cell/>
          <table:table-cell table:formula="oooc:=(10^[.B578])*10000000/3.83E+033*10^-9.51" office:value-type="float" office:value="8.06865648175873E-037">
            <text:p>8.07E-37</text:p>
          </table:table-cell>
          <table:table-cell table:formula="oooc:=(10^[.C578])*10000000/3.83E+033*10^-9.33" office:value-type="float" office:value="0.0992661609192058">
            <text:p>9.93E-02</text:p>
          </table:table-cell>
        </table:table-row>
        <table:table-row table:style-name="ro1">
          <table:table-cell office:value-type="string">
            <text:p>NGC 4108B</text:p>
          </table:table-cell>
          <table:table-cell office:value-type="float" office:value="35.99">
            <text:p>35.99</text:p>
          </table:table-cell>
          <table:table-cell office:value-type="float" office:value="35.92">
            <text:p>35.92</text:p>
          </table:table-cell>
          <table:table-cell/>
          <table:table-cell table:formula="oooc:=(10^[.B579])*10000000/3.83E+033*10^-9.51" office:value-type="float" office:value="0.788499143708102">
            <text:p>7.88E-01</text:p>
          </table:table-cell>
          <table:table-cell table:formula="oooc:=(10^[.C579])*10000000/3.83E+033*10^-9.33" office:value-type="float" office:value="1.01578366839238">
            <text:p>1.02E+00</text:p>
          </table:table-cell>
        </table:table-row>
        <table:table-row table:style-name="ro1">
          <table:table-cell office:value-type="string">
            <text:p>NGC 4116</text:p>
          </table:table-cell>
          <table:table-cell office:value-type="float" office:value="0">
            <text:p>0</text:p>
          </table:table-cell>
          <table:table-cell office:value-type="float" office:value="35.77">
            <text:p>35.77</text:p>
          </table:table-cell>
          <table:table-cell/>
          <table:table-cell table:formula="oooc:=(10^[.B580])*10000000/3.83E+033*10^-9.51" office:value-type="float" office:value="8.06865648175873E-037">
            <text:p>8.07E-37</text:p>
          </table:table-cell>
          <table:table-cell table:formula="oooc:=(10^[.C580])*10000000/3.83E+033*10^-9.33" office:value-type="float" office:value="0.719119765884644">
            <text:p>7.19E-01</text:p>
          </table:table-cell>
        </table:table-row>
        <table:table-row table:style-name="ro1">
          <table:table-cell office:value-type="string">
            <text:p>NGC 4117</text:p>
          </table:table-cell>
          <table:table-cell office:value-type="float" office:value="0">
            <text:p>0</text:p>
          </table:table-cell>
          <table:table-cell office:value-type="float" office:value="34.26">
            <text:p>34.26</text:p>
          </table:table-cell>
          <table:table-cell/>
          <table:table-cell table:formula="oooc:=(10^[.B581])*10000000/3.83E+033*10^-9.51" office:value-type="float" office:value="8.06865648175873E-037">
            <text:p>8.07E-37</text:p>
          </table:table-cell>
          <table:table-cell table:formula="oooc:=(10^[.C581])*10000000/3.83E+033*10^-9.33" office:value-type="float" office:value="0.0222229252794353">
            <text:p>2.22E-02</text:p>
          </table:table-cell>
        </table:table-row>
        <table:table-row table:style-name="ro1">
          <table:table-cell office:value-type="string">
            <text:p>NGC 4125</text:p>
          </table:table-cell>
          <table:table-cell office:value-type="float" office:value="0">
            <text:p>0</text:p>
          </table:table-cell>
          <table:table-cell office:value-type="float" office:value="35.4">
            <text:p>35.4</text:p>
          </table:table-cell>
          <table:table-cell/>
          <table:table-cell table:formula="oooc:=(10^[.B582])*10000000/3.83E+033*10^-9.51" office:value-type="float" office:value="8.06865648175873E-037">
            <text:p>8.07E-37</text:p>
          </table:table-cell>
          <table:table-cell table:formula="oooc:=(10^[.C582])*10000000/3.83E+033*10^-9.33" office:value-type="float" office:value="0.306761763691782">
            <text:p>3.07E-01</text:p>
          </table:table-cell>
        </table:table-row>
        <table:table-row table:style-name="ro1">
          <table:table-cell office:value-type="string">
            <text:p>NGC 4136</text:p>
          </table:table-cell>
          <table:table-cell office:value-type="float" office:value="35.57">
            <text:p>35.57</text:p>
          </table:table-cell>
          <table:table-cell office:value-type="float" office:value="35.5">
            <text:p>35.5</text:p>
          </table:table-cell>
          <table:table-cell/>
          <table:table-cell table:formula="oooc:=(10^[.B583])*10000000/3.83E+033*10^-9.51" office:value-type="float" office:value="0.299779013445662">
            <text:p>3.00E-01</text:p>
          </table:table-cell>
          <table:table-cell table:formula="oooc:=(10^[.C583])*10000000/3.83E+033*10^-9.33" office:value-type="float" office:value="0.386190179678383">
            <text:p>3.86E-01</text:p>
          </table:table-cell>
        </table:table-row>
        <table:table-row table:style-name="ro1">
          <table:table-cell office:value-type="string">
            <text:p>NGC 4138</text:p>
          </table:table-cell>
          <table:table-cell office:value-type="float" office:value="0">
            <text:p>0</text:p>
          </table:table-cell>
          <table:table-cell office:value-type="float" office:value="35.18">
            <text:p>35.18</text:p>
          </table:table-cell>
          <table:table-cell/>
          <table:table-cell table:formula="oooc:=(10^[.B584])*10000000/3.83E+033*10^-9.51" office:value-type="float" office:value="8.06865648175873E-037">
            <text:p>8.07E-37</text:p>
          </table:table-cell>
          <table:table-cell table:formula="oooc:=(10^[.C584])*10000000/3.83E+033*10^-9.33" office:value-type="float" office:value="0.184842241353561">
            <text:p>1.85E-01</text:p>
          </table:table-cell>
        </table:table-row>
        <table:table-row table:style-name="ro1">
          <table:table-cell office:value-type="string">
            <text:p>UGC 07148</text:p>
          </table:table-cell>
          <table:table-cell office:value-type="float" office:value="0">
            <text:p>0</text:p>
          </table:table-cell>
          <table:table-cell office:value-type="float" office:value="35.7">
            <text:p>35.7</text:p>
          </table:table-cell>
          <table:table-cell/>
          <table:table-cell table:formula="oooc:=(10^[.B585])*10000000/3.83E+033*10^-9.51" office:value-type="float" office:value="8.06865648175873E-037">
            <text:p>8.07E-37</text:p>
          </table:table-cell>
          <table:table-cell table:formula="oooc:=(10^[.C585])*10000000/3.83E+033*10^-9.33" office:value-type="float" office:value="0.612070186767608">
            <text:p>6.12E-01</text:p>
          </table:table-cell>
        </table:table-row>
        <table:table-row table:style-name="ro1">
          <table:table-cell office:value-type="string">
            <text:p>NGC 4150</text:p>
          </table:table-cell>
          <table:table-cell office:value-type="float" office:value="34.08">
            <text:p>34.08</text:p>
          </table:table-cell>
          <table:table-cell office:value-type="float" office:value="34.6">
            <text:p>34.6</text:p>
          </table:table-cell>
          <table:table-cell/>
          <table:table-cell table:formula="oooc:=(10^[.B586])*10000000/3.83E+033*10^-9.51" office:value-type="float" office:value="0.00970065872316374">
            <text:p>9.70E-03</text:p>
          </table:table-cell>
          <table:table-cell table:formula="oooc:=(10^[.C586])*10000000/3.83E+033*10^-9.33" office:value-type="float" office:value="0.0486184630982473">
            <text:p>4.86E-02</text:p>
          </table:table-cell>
        </table:table-row>
        <table:table-row table:style-name="ro2">
          <table:table-cell office:value-type="string">
            <text:p>VII Zw 173</text:p>
          </table:table-cell>
          <table:table-cell office:value-type="float" office:value="0">
            <text:p>0</text:p>
          </table:table-cell>
          <table:table-cell office:value-type="float" office:value="35.37">
            <text:p>35.37</text:p>
          </table:table-cell>
          <table:table-cell/>
          <table:table-cell table:formula="oooc:=(10^[.B587])*10000000/3.83E+033*10^-9.51" office:value-type="float" office:value="8.06865648175873E-037">
            <text:p>8.07E-37</text:p>
          </table:table-cell>
          <table:table-cell table:formula="oooc:=(10^[.C587])*10000000/3.83E+033*10^-9.33" office:value-type="float" office:value="0.286286735285425">
            <text:p>2.86E-01</text:p>
          </table:table-cell>
        </table:table-row>
        <table:table-row table:style-name="ro1">
          <table:table-cell office:value-type="string">
            <text:p>UGC 07176</text:p>
          </table:table-cell>
          <table:table-cell office:value-type="float" office:value="0">
            <text:p>0</text:p>
          </table:table-cell>
          <table:table-cell office:value-type="float" office:value="34.15">
            <text:p>34.15</text:p>
          </table:table-cell>
          <table:table-cell/>
          <table:table-cell table:formula="oooc:=(10^[.B588])*10000000/3.83E+033*10^-9.51" office:value-type="float" office:value="8.06865648175873E-037">
            <text:p>8.07E-37</text:p>
          </table:table-cell>
          <table:table-cell table:formula="oooc:=(10^[.C588])*10000000/3.83E+033*10^-9.33" office:value-type="float" office:value="0.0172504816712165">
            <text:p>1.73E-02</text:p>
          </table:table-cell>
        </table:table-row>
        <table:table-row table:style-name="ro1">
          <table:table-cell office:value-type="string">
            <text:p>UGC 07178</text:p>
          </table:table-cell>
          <table:table-cell office:value-type="float" office:value="0">
            <text:p>0</text:p>
          </table:table-cell>
          <table:table-cell office:value-type="float" office:value="34.84">
            <text:p>34.84</text:p>
          </table:table-cell>
          <table:table-cell/>
          <table:table-cell table:formula="oooc:=(10^[.B589])*10000000/3.83E+033*10^-9.51" office:value-type="float" office:value="8.06865648175873E-037">
            <text:p>8.07E-37</text:p>
          </table:table-cell>
          <table:table-cell table:formula="oooc:=(10^[.C589])*10000000/3.83E+033*10^-9.33" office:value-type="float" office:value="0.0844892054646556">
            <text:p>8.45E-02</text:p>
          </table:table-cell>
        </table:table-row>
        <table:table-row table:style-name="ro1">
          <table:table-cell office:value-type="string">
            <text:p>NGC 4157</text:p>
          </table:table-cell>
          <table:table-cell office:value-type="float" office:value="0">
            <text:p>0</text:p>
          </table:table-cell>
          <table:table-cell office:value-type="float" office:value="35.23">
            <text:p>35.23</text:p>
          </table:table-cell>
          <table:table-cell/>
          <table:table-cell table:formula="oooc:=(10^[.B590])*10000000/3.83E+033*10^-9.51" office:value-type="float" office:value="8.06865648175873E-037">
            <text:p>8.07E-37</text:p>
          </table:table-cell>
          <table:table-cell table:formula="oooc:=(10^[.C590])*10000000/3.83E+033*10^-9.33" office:value-type="float" office:value="0.207396405933231">
            <text:p>2.07E-01</text:p>
          </table:table-cell>
        </table:table-row>
        <table:table-row table:style-name="ro1">
          <table:table-cell office:value-type="string">
            <text:p>IC 3033</text:p>
          </table:table-cell>
          <table:table-cell office:value-type="float" office:value="0">
            <text:p>0</text:p>
          </table:table-cell>
          <table:table-cell office:value-type="float" office:value="35.15">
            <text:p>35.15</text:p>
          </table:table-cell>
          <table:table-cell/>
          <table:table-cell table:formula="oooc:=(10^[.B591])*10000000/3.83E+033*10^-9.51" office:value-type="float" office:value="8.06865648175873E-037">
            <text:p>8.07E-37</text:p>
          </table:table-cell>
          <table:table-cell table:formula="oooc:=(10^[.C591])*10000000/3.83E+033*10^-9.33" office:value-type="float" office:value="0.172504816712165">
            <text:p>1.73E-01</text:p>
          </table:table-cell>
        </table:table-row>
        <table:table-row table:style-name="ro1">
          <table:table-cell office:value-type="string">
            <text:p>UGC 07184</text:p>
          </table:table-cell>
          <table:table-cell office:value-type="float" office:value="0">
            <text:p>0</text:p>
          </table:table-cell>
          <table:table-cell office:value-type="float" office:value="35.28">
            <text:p>35.28</text:p>
          </table:table-cell>
          <table:table-cell/>
          <table:table-cell table:formula="oooc:=(10^[.B592])*10000000/3.83E+033*10^-9.51" office:value-type="float" office:value="8.06865648175873E-037">
            <text:p>8.07E-37</text:p>
          </table:table-cell>
          <table:table-cell table:formula="oooc:=(10^[.C592])*10000000/3.83E+033*10^-9.33" office:value-type="float" office:value="0.232702594812989">
            <text:p>2.33E-01</text:p>
          </table:table-cell>
        </table:table-row>
        <table:table-row table:style-name="ro1">
          <table:table-cell office:value-type="string">
            <text:p>UGC 07196</text:p>
          </table:table-cell>
          <table:table-cell office:value-type="float" office:value="0">
            <text:p>0</text:p>
          </table:table-cell>
          <table:table-cell office:value-type="float" office:value="35.43">
            <text:p>35.43</text:p>
          </table:table-cell>
          <table:table-cell/>
          <table:table-cell table:formula="oooc:=(10^[.B593])*10000000/3.83E+033*10^-9.51" office:value-type="float" office:value="8.06865648175873E-037">
            <text:p>8.07E-37</text:p>
          </table:table-cell>
          <table:table-cell table:formula="oooc:=(10^[.C593])*10000000/3.83E+033*10^-9.33" office:value-type="float" office:value="0.328701151904482">
            <text:p>3.29E-01</text:p>
          </table:table-cell>
        </table:table-row>
        <table:table-row table:style-name="ro1">
          <table:table-cell office:value-type="string">
            <text:p>NGC 4165</text:p>
          </table:table-cell>
          <table:table-cell office:value-type="float" office:value="0">
            <text:p>0</text:p>
          </table:table-cell>
          <table:table-cell office:value-type="float" office:value="35.08">
            <text:p>35.08</text:p>
          </table:table-cell>
          <table:table-cell/>
          <table:table-cell table:formula="oooc:=(10^[.B594])*10000000/3.83E+033*10^-9.51" office:value-type="float" office:value="8.06865648175873E-037">
            <text:p>8.07E-37</text:p>
          </table:table-cell>
          <table:table-cell table:formula="oooc:=(10^[.C594])*10000000/3.83E+033*10^-9.33" office:value-type="float" office:value="0.146825411276853">
            <text:p>1.47E-01</text:p>
          </table:table-cell>
        </table:table-row>
        <table:table-row table:style-name="ro1">
          <table:table-cell office:value-type="string">
            <text:p>NGC 4168</text:p>
          </table:table-cell>
          <table:table-cell office:value-type="float" office:value="0">
            <text:p>0</text:p>
          </table:table-cell>
          <table:table-cell office:value-type="float" office:value="35.39">
            <text:p>35.39</text:p>
          </table:table-cell>
          <table:table-cell/>
          <table:table-cell table:formula="oooc:=(10^[.B595])*10000000/3.83E+033*10^-9.51" office:value-type="float" office:value="8.06865648175873E-037">
            <text:p>8.07E-37</text:p>
          </table:table-cell>
          <table:table-cell table:formula="oooc:=(10^[.C595])*10000000/3.83E+033*10^-9.33" office:value-type="float" office:value="0.299779013445662">
            <text:p>3.00E-01</text:p>
          </table:table-cell>
        </table:table-row>
        <table:table-row table:style-name="ro1">
          <table:table-cell office:value-type="string">
            <text:p>IC 3046</text:p>
          </table:table-cell>
          <table:table-cell office:value-type="float" office:value="0">
            <text:p>0</text:p>
          </table:table-cell>
          <table:table-cell office:value-type="float" office:value="36.08">
            <text:p>36.08</text:p>
          </table:table-cell>
          <table:table-cell/>
          <table:table-cell table:formula="oooc:=(10^[.B596])*10000000/3.83E+033*10^-9.51" office:value-type="float" office:value="8.06865648175873E-037">
            <text:p>8.07E-37</text:p>
          </table:table-cell>
          <table:table-cell table:formula="oooc:=(10^[.C596])*10000000/3.83E+033*10^-9.33" office:value-type="float" office:value="1.46825411276853">
            <text:p>1.47E+00</text:p>
          </table:table-cell>
        </table:table-row>
        <table:table-row table:style-name="ro1">
          <table:table-cell office:value-type="string">
            <text:p>NGC 4192A</text:p>
          </table:table-cell>
          <table:table-cell office:value-type="float" office:value="0">
            <text:p>0</text:p>
          </table:table-cell>
          <table:table-cell office:value-type="float" office:value="35.26">
            <text:p>35.26</text:p>
          </table:table-cell>
          <table:table-cell/>
          <table:table-cell table:formula="oooc:=(10^[.B597])*10000000/3.83E+033*10^-9.51" office:value-type="float" office:value="8.06865648175873E-037">
            <text:p>8.07E-37</text:p>
          </table:table-cell>
          <table:table-cell table:formula="oooc:=(10^[.C597])*10000000/3.83E+033*10^-9.33" office:value-type="float" office:value="0.222229252794353">
            <text:p>2.22E-01</text:p>
          </table:table-cell>
        </table:table-row>
        <table:table-row table:style-name="ro1">
          <table:table-cell office:value-type="string">
            <text:p>NGC 4187</text:p>
          </table:table-cell>
          <table:table-cell office:value-type="float" office:value="0">
            <text:p>0</text:p>
          </table:table-cell>
          <table:table-cell office:value-type="float" office:value="35.8">
            <text:p>35.8</text:p>
          </table:table-cell>
          <table:table-cell/>
          <table:table-cell table:formula="oooc:=(10^[.B598])*10000000/3.83E+033*10^-9.51" office:value-type="float" office:value="8.06865648175873E-037">
            <text:p>8.07E-37</text:p>
          </table:table-cell>
          <table:table-cell table:formula="oooc:=(10^[.C598])*10000000/3.83E+033*10^-9.33" office:value-type="float" office:value="0.770550711923333">
            <text:p>7.71E-01</text:p>
          </table:table-cell>
        </table:table-row>
        <table:table-row table:style-name="ro1">
          <table:table-cell office:value-type="string">
            <text:p>NGC 4189</text:p>
          </table:table-cell>
          <table:table-cell office:value-type="float" office:value="0">
            <text:p>0</text:p>
          </table:table-cell>
          <table:table-cell office:value-type="float" office:value="36.05">
            <text:p>36.05</text:p>
          </table:table-cell>
          <table:table-cell/>
          <table:table-cell table:formula="oooc:=(10^[.B599])*10000000/3.83E+033*10^-9.51" office:value-type="float" office:value="8.06865648175873E-037">
            <text:p>8.07E-37</text:p>
          </table:table-cell>
          <table:table-cell table:formula="oooc:=(10^[.C599])*10000000/3.83E+033*10^-9.33" office:value-type="float" office:value="1.3702544654041">
            <text:p>1.37E+00</text:p>
          </table:table-cell>
        </table:table-row>
        <table:table-row table:style-name="ro1">
          <table:table-cell office:value-type="string">
            <text:p>MESSIER 098</text:p>
          </table:table-cell>
          <table:table-cell office:value-type="float" office:value="0">
            <text:p>0</text:p>
          </table:table-cell>
          <table:table-cell office:value-type="float" office:value="35.84">
            <text:p>35.84</text:p>
          </table:table-cell>
          <table:table-cell/>
          <table:table-cell table:formula="oooc:=(10^[.B600])*10000000/3.83E+033*10^-9.51" office:value-type="float" office:value="8.06865648175873E-037">
            <text:p>8.07E-37</text:p>
          </table:table-cell>
          <table:table-cell table:formula="oooc:=(10^[.C600])*10000000/3.83E+033*10^-9.33" office:value-type="float" office:value="0.844892054646556">
            <text:p>8.45E-01</text:p>
          </table:table-cell>
        </table:table-row>
        <table:table-row table:style-name="ro1">
          <table:table-cell office:value-type="string">
            <text:p>NGC 4193</text:p>
          </table:table-cell>
          <table:table-cell office:value-type="float" office:value="0">
            <text:p>0</text:p>
          </table:table-cell>
          <table:table-cell office:value-type="float" office:value="35.66">
            <text:p>35.66</text:p>
          </table:table-cell>
          <table:table-cell/>
          <table:table-cell table:formula="oooc:=(10^[.B601])*10000000/3.83E+033*10^-9.51" office:value-type="float" office:value="8.06865648175873E-037">
            <text:p>8.07E-37</text:p>
          </table:table-cell>
          <table:table-cell table:formula="oooc:=(10^[.C601])*10000000/3.83E+033*10^-9.33" office:value-type="float" office:value="0.558214644778646">
            <text:p>5.58E-01</text:p>
          </table:table-cell>
        </table:table-row>
        <table:table-row table:style-name="ro1">
          <table:table-cell office:value-type="string">
            <text:p>NGC 4186</text:p>
          </table:table-cell>
          <table:table-cell office:value-type="float" office:value="0">
            <text:p>0</text:p>
          </table:table-cell>
          <table:table-cell office:value-type="float" office:value="35.97">
            <text:p>35.97</text:p>
          </table:table-cell>
          <table:table-cell/>
          <table:table-cell table:formula="oooc:=(10^[.B602])*10000000/3.83E+033*10^-9.51" office:value-type="float" office:value="8.06865648175873E-037">
            <text:p>8.07E-37</text:p>
          </table:table-cell>
          <table:table-cell table:formula="oooc:=(10^[.C602])*10000000/3.83E+033*10^-9.33" office:value-type="float" office:value="1.13972802151479">
            <text:p>1.14E+00</text:p>
          </table:table-cell>
        </table:table-row>
        <table:table-row table:style-name="ro1">
          <table:table-cell office:value-type="string">
            <text:p>UGC 07242</text:p>
          </table:table-cell>
          <table:table-cell office:value-type="float" office:value="33.84">
            <text:p>33.84</text:p>
          </table:table-cell>
          <table:table-cell office:value-type="float" office:value="33.85">
            <text:p>33.85</text:p>
          </table:table-cell>
          <table:table-cell/>
          <table:table-cell table:formula="oooc:=(10^[.B603])*10000000/3.83E+033*10^-9.51" office:value-type="float" office:value="0.00558214644778655">
            <text:p>5.58E-03</text:p>
          </table:table-cell>
          <table:table-cell table:formula="oooc:=(10^[.C603])*10000000/3.83E+033*10^-9.33" office:value-type="float" office:value="0.00864572118753504">
            <text:p>8.65E-03</text:p>
          </table:table-cell>
        </table:table-row>
        <table:table-row table:style-name="ro1">
          <table:table-cell office:value-type="string">
            <text:p>UGC 07249</text:p>
          </table:table-cell>
          <table:table-cell office:value-type="float" office:value="34.59">
            <text:p>34.59</text:p>
          </table:table-cell>
          <table:table-cell office:value-type="float" office:value="34.51">
            <text:p>34.51</text:p>
          </table:table-cell>
          <table:table-cell/>
          <table:table-cell table:formula="oooc:=(10^[.B604])*10000000/3.83E+033*10^-9.51" office:value-type="float" office:value="0.0313907163085489">
            <text:p>3.14E-02</text:p>
          </table:table-cell>
          <table:table-cell table:formula="oooc:=(10^[.C604])*10000000/3.83E+033*10^-9.33" office:value-type="float" office:value="0.0395185704552533">
            <text:p>3.95E-02</text:p>
          </table:table-cell>
        </table:table-row>
        <table:table-row table:style-name="ro1">
          <table:table-cell office:value-type="string">
            <text:p>IC 3059</text:p>
          </table:table-cell>
          <table:table-cell office:value-type="float" office:value="34.64">
            <text:p>34.64</text:p>
          </table:table-cell>
          <table:table-cell office:value-type="float" office:value="34.61">
            <text:p>34.61</text:p>
          </table:table-cell>
          <table:table-cell/>
          <table:table-cell table:formula="oooc:=(10^[.B605])*10000000/3.83E+033*10^-9.51" office:value-type="float" office:value="0.0352209629919492">
            <text:p>3.52E-02</text:p>
          </table:table-cell>
          <table:table-cell table:formula="oooc:=(10^[.C605])*10000000/3.83E+033*10^-9.33" office:value-type="float" office:value="0.0497509325838967">
            <text:p>4.98E-02</text:p>
          </table:table-cell>
        </table:table-row>
        <table:table-row table:style-name="ro1">
          <table:table-cell office:value-type="string">
            <text:p>VCC 0132</text:p>
          </table:table-cell>
          <table:table-cell office:value-type="float" office:value="34.28">
            <text:p>34.28</text:p>
          </table:table-cell>
          <table:table-cell office:value-type="float" office:value="34.15">
            <text:p>34.15</text:p>
          </table:table-cell>
          <table:table-cell/>
          <table:table-cell table:formula="oooc:=(10^[.B606])*10000000/3.83E+033*10^-9.51" office:value-type="float" office:value="0.0153745079727308">
            <text:p>1.54E-02</text:p>
          </table:table-cell>
          <table:table-cell table:formula="oooc:=(10^[.C606])*10000000/3.83E+033*10^-9.33" office:value-type="float" office:value="0.0172504816712165">
            <text:p>1.73E-02</text:p>
          </table:table-cell>
        </table:table-row>
        <table:table-row table:style-name="ro1">
          <table:table-cell office:value-type="string">
            <text:p>IC 3066</text:p>
          </table:table-cell>
          <table:table-cell office:value-type="float" office:value="34.16">
            <text:p>34.16</text:p>
          </table:table-cell>
          <table:table-cell office:value-type="float" office:value="34.2">
            <text:p>34.2</text:p>
          </table:table-cell>
          <table:table-cell/>
          <table:table-cell table:formula="oooc:=(10^[.B607])*10000000/3.83E+033*10^-9.51" office:value-type="float" office:value="0.0116627569752209">
            <text:p>1.17E-02</text:p>
          </table:table-cell>
          <table:table-cell table:formula="oooc:=(10^[.C607])*10000000/3.83E+033*10^-9.33" office:value-type="float" office:value="0.0193553587807029">
            <text:p>1.94E-02</text:p>
          </table:table-cell>
        </table:table-row>
        <table:table-row table:style-name="ro1">
          <table:table-cell office:value-type="string">
            <text:p>NGC 4206</text:p>
          </table:table-cell>
          <table:table-cell office:value-type="float" office:value="35.32">
            <text:p>35.32</text:p>
          </table:table-cell>
          <table:table-cell office:value-type="float" office:value="35.28">
            <text:p>35.28</text:p>
          </table:table-cell>
          <table:table-cell/>
          <table:table-cell table:formula="oooc:=(10^[.B608])*10000000/3.83E+033*10^-9.51" office:value-type="float" office:value="0.168578127685289">
            <text:p>1.69E-01</text:p>
          </table:table-cell>
          <table:table-cell table:formula="oooc:=(10^[.C608])*10000000/3.83E+033*10^-9.33" office:value-type="float" office:value="0.232702594812989">
            <text:p>2.33E-01</text:p>
          </table:table-cell>
        </table:table-row>
        <table:table-row table:style-name="ro1">
          <table:table-cell office:value-type="string">
            <text:p>IC 3073</text:p>
          </table:table-cell>
          <table:table-cell office:value-type="float" office:value="33.29">
            <text:p>33.29</text:p>
          </table:table-cell>
          <table:table-cell office:value-type="float" office:value="33.96">
            <text:p>33.96</text:p>
          </table:table-cell>
          <table:table-cell/>
          <table:table-cell table:formula="oooc:=(10^[.B609])*10000000/3.83E+033*10^-9.51" office:value-type="float" office:value="0.001573262626826">
            <text:p>1.57E-03</text:p>
          </table:table-cell>
          <table:table-cell table:formula="oooc:=(10^[.C609])*10000000/3.83E+033*10^-9.33" office:value-type="float" office:value="0.0111378464439058">
            <text:p>1.11E-02</text:p>
          </table:table-cell>
        </table:table-row>
        <table:table-row table:style-name="ro1">
          <table:table-cell office:value-type="string">
            <text:p>NGC 4216</text:p>
          </table:table-cell>
          <table:table-cell office:value-type="float" office:value="35.11">
            <text:p>35.11</text:p>
          </table:table-cell>
          <table:table-cell office:value-type="float" office:value="35.33">
            <text:p>35.33</text:p>
          </table:table-cell>
          <table:table-cell/>
          <table:table-cell table:formula="oooc:=(10^[.B610])*10000000/3.83E+033*10^-9.51" office:value-type="float" office:value="0.103944430953916">
            <text:p>1.04E-01</text:p>
          </table:table-cell>
          <table:table-cell table:formula="oooc:=(10^[.C610])*10000000/3.83E+033*10^-9.33" office:value-type="float" office:value="0.261096605744124">
            <text:p>2.61E-01</text:p>
          </table:table-cell>
        </table:table-row>
        <table:table-row table:style-name="ro1">
          <table:table-cell office:value-type="string">
            <text:p>NGC 4222</text:p>
          </table:table-cell>
          <table:table-cell office:value-type="float" office:value="34.7">
            <text:p>34.7</text:p>
          </table:table-cell>
          <table:table-cell office:value-type="float" office:value="34.73">
            <text:p>34.73</text:p>
          </table:table-cell>
          <table:table-cell/>
          <table:table-cell table:formula="oooc:=(10^[.B611])*10000000/3.83E+033*10^-9.51" office:value-type="float" office:value="0.0404390762118144">
            <text:p>4.04E-02</text:p>
          </table:table-cell>
          <table:table-cell table:formula="oooc:=(10^[.C611])*10000000/3.83E+033*10^-9.33" office:value-type="float" office:value="0.065584502128187">
            <text:p>6.56E-02</text:p>
          </table:table-cell>
        </table:table-row>
        <table:table-row table:style-name="ro1">
          <table:table-cell office:value-type="string">
            <text:p>NGC 4226</text:p>
          </table:table-cell>
          <table:table-cell office:value-type="float" office:value="0">
            <text:p>0</text:p>
          </table:table-cell>
          <table:table-cell office:value-type="float" office:value="36.07">
            <text:p>36.07</text:p>
          </table:table-cell>
          <table:table-cell/>
          <table:table-cell table:formula="oooc:=(10^[.B612])*10000000/3.83E+033*10^-9.51" office:value-type="float" office:value="8.06865648175873E-037">
            <text:p>8.07E-37</text:p>
          </table:table-cell>
          <table:table-cell table:formula="oooc:=(10^[.C612])*10000000/3.83E+033*10^-9.33" office:value-type="float" office:value="1.43483256881886">
            <text:p>1.43E+00</text:p>
          </table:table-cell>
        </table:table-row>
        <table:table-row table:style-name="ro1">
          <table:table-cell office:value-type="string">
            <text:p>NGC 4236</text:p>
          </table:table-cell>
          <table:table-cell office:value-type="float" office:value="35.48">
            <text:p>35.48</text:p>
          </table:table-cell>
          <table:table-cell office:value-type="float" office:value="35.38">
            <text:p>35.38</text:p>
          </table:table-cell>
          <table:table-cell/>
          <table:table-cell table:formula="oooc:=(10^[.B613])*10000000/3.83E+033*10^-9.51" office:value-type="float" office:value="0.2436695302342">
            <text:p>2.44E-01</text:p>
          </table:table-cell>
          <table:table-cell table:formula="oooc:=(10^[.C613])*10000000/3.83E+033*10^-9.33" office:value-type="float" office:value="0.292955210000514">
            <text:p>2.93E-01</text:p>
          </table:table-cell>
        </table:table-row>
        <table:table-row table:style-name="ro1">
          <table:table-cell office:value-type="string">
            <text:p>UGC 07301</text:p>
          </table:table-cell>
          <table:table-cell office:value-type="float" office:value="0">
            <text:p>0</text:p>
          </table:table-cell>
          <table:table-cell office:value-type="float" office:value="34.36">
            <text:p>34.36</text:p>
          </table:table-cell>
          <table:table-cell/>
          <table:table-cell table:formula="oooc:=(10^[.B614])*10000000/3.83E+033*10^-9.51" office:value-type="float" office:value="8.06865648175873E-037">
            <text:p>8.07E-37</text:p>
          </table:table-cell>
          <table:table-cell table:formula="oooc:=(10^[.C614])*10000000/3.83E+033*10^-9.33" office:value-type="float" office:value="0.0279770053586842">
            <text:p>2.80E-02</text:p>
          </table:table-cell>
        </table:table-row>
        <table:table-row table:style-name="ro1">
          <table:table-cell office:value-type="string">
            <text:p>NGC 4231</text:p>
          </table:table-cell>
          <table:table-cell office:value-type="float" office:value="0">
            <text:p>0</text:p>
          </table:table-cell>
          <table:table-cell office:value-type="float" office:value="36.42">
            <text:p>36.42</text:p>
          </table:table-cell>
          <table:table-cell/>
          <table:table-cell table:formula="oooc:=(10^[.B615])*10000000/3.83E+033*10^-9.51" office:value-type="float" office:value="8.06865648175873E-037">
            <text:p>8.07E-37</text:p>
          </table:table-cell>
          <table:table-cell table:formula="oooc:=(10^[.C615])*10000000/3.83E+033*10^-9.33" office:value-type="float" office:value="3.21219000212111">
            <text:p>3.21E+00</text:p>
          </table:table-cell>
        </table:table-row>
        <table:table-row table:style-name="ro1">
          <table:table-cell office:value-type="string">
            <text:p>NGC 4232</text:p>
          </table:table-cell>
          <table:table-cell office:value-type="float" office:value="0">
            <text:p>0</text:p>
          </table:table-cell>
          <table:table-cell office:value-type="float" office:value="36.24">
            <text:p>36.24</text:p>
          </table:table-cell>
          <table:table-cell/>
          <table:table-cell table:formula="oooc:=(10^[.B616])*10000000/3.83E+033*10^-9.51" office:value-type="float" office:value="8.06865648175873E-037">
            <text:p>8.07E-37</text:p>
          </table:table-cell>
          <table:table-cell table:formula="oooc:=(10^[.C616])*10000000/3.83E+033*10^-9.33" office:value-type="float" office:value="2.12227288815693">
            <text:p>2.12E+00</text:p>
          </table:table-cell>
        </table:table-row>
        <table:table-row table:style-name="ro1">
          <table:table-cell office:value-type="string">
            <text:p>UGC 07325</text:p>
          </table:table-cell>
          <table:table-cell office:value-type="float" office:value="0">
            <text:p>0</text:p>
          </table:table-cell>
          <table:table-cell office:value-type="float" office:value="35.78">
            <text:p>35.78</text:p>
          </table:table-cell>
          <table:table-cell/>
          <table:table-cell table:formula="oooc:=(10^[.B617])*10000000/3.83E+033*10^-9.51" office:value-type="float" office:value="8.06865648175873E-037">
            <text:p>8.07E-37</text:p>
          </table:table-cell>
          <table:table-cell table:formula="oooc:=(10^[.C617])*10000000/3.83E+033*10^-9.33" office:value-type="float" office:value="0.735870217040329">
            <text:p>7.36E-01</text:p>
          </table:table-cell>
        </table:table-row>
        <table:table-row table:style-name="ro1">
          <table:table-cell office:value-type="string">
            <text:p>NGC 4242</text:p>
          </table:table-cell>
          <table:table-cell office:value-type="float" office:value="0">
            <text:p>0</text:p>
          </table:table-cell>
          <table:table-cell office:value-type="float" office:value="35.35">
            <text:p>35.35</text:p>
          </table:table-cell>
          <table:table-cell/>
          <table:table-cell table:formula="oooc:=(10^[.B618])*10000000/3.83E+033*10^-9.51" office:value-type="float" office:value="8.06865648175873E-037">
            <text:p>8.07E-37</text:p>
          </table:table-cell>
          <table:table-cell table:formula="oooc:=(10^[.C618])*10000000/3.83E+033*10^-9.33" office:value-type="float" office:value="0.273401709673865">
            <text:p>2.73E-01</text:p>
          </table:table-cell>
        </table:table-row>
        <table:table-row table:style-name="ro1">
          <table:table-cell office:value-type="string">
            <text:p>NGC 4248</text:p>
          </table:table-cell>
          <table:table-cell office:value-type="float" office:value="0">
            <text:p>0</text:p>
          </table:table-cell>
          <table:table-cell office:value-type="float" office:value="34.09">
            <text:p>34.09</text:p>
          </table:table-cell>
          <table:table-cell/>
          <table:table-cell table:formula="oooc:=(10^[.B619])*10000000/3.83E+033*10^-9.51" office:value-type="float" office:value="8.06865648175873E-037">
            <text:p>8.07E-37</text:p>
          </table:table-cell>
          <table:table-cell table:formula="oooc:=(10^[.C619])*10000000/3.83E+033*10^-9.33" office:value-type="float" office:value="0.0150245414448345">
            <text:p>1.50E-02</text:p>
          </table:table-cell>
        </table:table-row>
        <table:table-row table:style-name="ro1">
          <table:table-cell office:value-type="string">
            <text:p>MESSIER 099</text:p>
          </table:table-cell>
          <table:table-cell office:value-type="float" office:value="0">
            <text:p>0</text:p>
          </table:table-cell>
          <table:table-cell office:value-type="float" office:value="36.44">
            <text:p>36.44</text:p>
          </table:table-cell>
          <table:table-cell/>
          <table:table-cell table:formula="oooc:=(10^[.B620])*10000000/3.83E+033*10^-9.51" office:value-type="float" office:value="8.06865648175873E-037">
            <text:p>8.07E-37</text:p>
          </table:table-cell>
          <table:table-cell table:formula="oooc:=(10^[.C620])*10000000/3.83E+033*10^-9.33" office:value-type="float" office:value="3.36357585298467">
            <text:p>3.36E+00</text:p>
          </table:table-cell>
        </table:table-row>
        <table:table-row table:style-name="ro1">
          <table:table-cell office:value-type="string">
            <text:p>MESSIER 106</text:p>
          </table:table-cell>
          <table:table-cell office:value-type="float" office:value="0">
            <text:p>0</text:p>
          </table:table-cell>
          <table:table-cell office:value-type="float" office:value="35.89">
            <text:p>35.89</text:p>
          </table:table-cell>
          <table:table-cell/>
          <table:table-cell table:formula="oooc:=(10^[.B621])*10000000/3.83E+033*10^-9.51" office:value-type="float" office:value="8.06865648175873E-037">
            <text:p>8.07E-37</text:p>
          </table:table-cell>
          <table:table-cell table:formula="oooc:=(10^[.C621])*10000000/3.83E+033*10^-9.33" office:value-type="float" office:value="0.947984477206532">
            <text:p>9.48E-01</text:p>
          </table:table-cell>
        </table:table-row>
        <table:table-row table:style-name="ro1">
          <table:table-cell office:value-type="string">
            <text:p>NGC 4262</text:p>
          </table:table-cell>
          <table:table-cell office:value-type="float" office:value="0">
            <text:p>0</text:p>
          </table:table-cell>
          <table:table-cell office:value-type="float" office:value="34.8">
            <text:p>34.8</text:p>
          </table:table-cell>
          <table:table-cell/>
          <table:table-cell table:formula="oooc:=(10^[.B622])*10000000/3.83E+033*10^-9.51" office:value-type="float" office:value="8.06865648175873E-037">
            <text:p>8.07E-37</text:p>
          </table:table-cell>
          <table:table-cell table:formula="oooc:=(10^[.C622])*10000000/3.83E+033*10^-9.33" office:value-type="float" office:value="0.0770550711923333">
            <text:p>7.71E-02</text:p>
          </table:table-cell>
        </table:table-row>
        <table:table-row table:style-name="ro1">
          <table:table-cell office:value-type="string">
            <text:p>NGC 4274</text:p>
          </table:table-cell>
          <table:table-cell office:value-type="float" office:value="35.15">
            <text:p>35.15</text:p>
          </table:table-cell>
          <table:table-cell office:value-type="float" office:value="35.31">
            <text:p>35.31</text:p>
          </table:table-cell>
          <table:table-cell/>
          <table:table-cell table:formula="oooc:=(10^[.B623])*10000000/3.83E+033*10^-9.51" office:value-type="float" office:value="0.113972802151479">
            <text:p>1.14E-01</text:p>
          </table:table-cell>
          <table:table-cell table:formula="oooc:=(10^[.C623])*10000000/3.83E+033*10^-9.33" office:value-type="float" office:value="0.249345322721003">
            <text:p>2.49E-01</text:p>
          </table:table-cell>
        </table:table-row>
        <table:table-row table:style-name="ro1">
          <table:table-cell office:value-type="string">
            <text:p>NGC 4278</text:p>
          </table:table-cell>
          <table:table-cell office:value-type="float" office:value="35">
            <text:p>35</text:p>
          </table:table-cell>
          <table:table-cell office:value-type="float" office:value="35.23">
            <text:p>35.23</text:p>
          </table:table-cell>
          <table:table-cell/>
          <table:table-cell table:formula="oooc:=(10^[.B624])*10000000/3.83E+033*10^-9.51" office:value-type="float" office:value="0.0806865648175873">
            <text:p>8.07E-02</text:p>
          </table:table-cell>
          <table:table-cell table:formula="oooc:=(10^[.C624])*10000000/3.83E+033*10^-9.33" office:value-type="float" office:value="0.207396405933231">
            <text:p>2.07E-01</text:p>
          </table:table-cell>
        </table:table-row>
        <table:table-row table:style-name="ro1">
          <table:table-cell office:value-type="string">
            <text:p>UGC 07387</text:p>
          </table:table-cell>
          <table:table-cell office:value-type="float" office:value="34.23">
            <text:p>34.23</text:p>
          </table:table-cell>
          <table:table-cell office:value-type="float" office:value="34.34">
            <text:p>34.34</text:p>
          </table:table-cell>
          <table:table-cell/>
          <table:table-cell table:formula="oooc:=(10^[.B625])*10000000/3.83E+033*10^-9.51" office:value-type="float" office:value="0.013702544654041">
            <text:p>1.37E-02</text:p>
          </table:table-cell>
          <table:table-cell table:formula="oooc:=(10^[.C625])*10000000/3.83E+033*10^-9.33" office:value-type="float" office:value="0.0267178326966256">
            <text:p>2.67E-02</text:p>
          </table:table-cell>
        </table:table-row>
        <table:table-row table:style-name="ro1">
          <table:table-cell office:value-type="string">
            <text:p>NGC 4283</text:p>
          </table:table-cell>
          <table:table-cell office:value-type="float" office:value="33.83">
            <text:p>33.83</text:p>
          </table:table-cell>
          <table:table-cell office:value-type="float" office:value="34.34">
            <text:p>34.34</text:p>
          </table:table-cell>
          <table:table-cell/>
          <table:table-cell table:formula="oooc:=(10^[.B626])*10000000/3.83E+033*10^-9.51" office:value-type="float" office:value="0.00545508128160322">
            <text:p>5.46E-03</text:p>
          </table:table-cell>
          <table:table-cell table:formula="oooc:=(10^[.C626])*10000000/3.83E+033*10^-9.33" office:value-type="float" office:value="0.0267178326966256">
            <text:p>2.67E-02</text:p>
          </table:table-cell>
        </table:table-row>
        <table:table-row table:style-name="ro1">
          <table:table-cell office:value-type="string">
            <text:p>NGC 4286</text:p>
          </table:table-cell>
          <table:table-cell office:value-type="float" office:value="34.16">
            <text:p>34.16</text:p>
          </table:table-cell>
          <table:table-cell office:value-type="float" office:value="34.25">
            <text:p>34.25</text:p>
          </table:table-cell>
          <table:table-cell/>
          <table:table-cell table:formula="oooc:=(10^[.B627])*10000000/3.83E+033*10^-9.51" office:value-type="float" office:value="0.0116627569752209">
            <text:p>1.17E-02</text:p>
          </table:table-cell>
          <table:table-cell table:formula="oooc:=(10^[.C627])*10000000/3.83E+033*10^-9.33" office:value-type="float" office:value="0.0217170697415841">
            <text:p>2.17E-02</text:p>
          </table:table-cell>
        </table:table-row>
        <table:table-row table:style-name="ro1">
          <table:table-cell office:value-type="string">
            <text:p>NGC 4292</text:p>
          </table:table-cell>
          <table:table-cell office:value-type="float" office:value="33.96">
            <text:p>33.96</text:p>
          </table:table-cell>
          <table:table-cell office:value-type="float" office:value="34.4">
            <text:p>34.4</text:p>
          </table:table-cell>
          <table:table-cell/>
          <table:table-cell table:formula="oooc:=(10^[.B628])*10000000/3.83E+033*10^-9.51" office:value-type="float" office:value="0.00735870217040329">
            <text:p>7.36E-03</text:p>
          </table:table-cell>
          <table:table-cell table:formula="oooc:=(10^[.C628])*10000000/3.83E+033*10^-9.33" office:value-type="float" office:value="0.0306761763691782">
            <text:p>3.07E-02</text:p>
          </table:table-cell>
        </table:table-row>
        <table:table-row table:style-name="ro1">
          <table:table-cell office:value-type="string">
            <text:p>NGC 4298</text:p>
          </table:table-cell>
          <table:table-cell office:value-type="float" office:value="0">
            <text:p>0</text:p>
          </table:table-cell>
          <table:table-cell office:value-type="float" office:value="35.5">
            <text:p>35.5</text:p>
          </table:table-cell>
          <table:table-cell/>
          <table:table-cell table:formula="oooc:=(10^[.B629])*10000000/3.83E+033*10^-9.51" office:value-type="float" office:value="8.06865648175873E-037">
            <text:p>8.07E-37</text:p>
          </table:table-cell>
          <table:table-cell table:formula="oooc:=(10^[.C629])*10000000/3.83E+033*10^-9.33" office:value-type="float" office:value="0.386190179678383">
            <text:p>3.86E-01</text:p>
          </table:table-cell>
        </table:table-row>
        <table:table-row table:style-name="ro1">
          <table:table-cell office:value-type="string">
            <text:p>UGC 07411</text:p>
          </table:table-cell>
          <table:table-cell office:value-type="float" office:value="0">
            <text:p>0</text:p>
          </table:table-cell>
          <table:table-cell office:value-type="float" office:value="33.73">
            <text:p>33.73</text:p>
          </table:table-cell>
          <table:table-cell/>
          <table:table-cell table:formula="oooc:=(10^[.B630])*10000000/3.83E+033*10^-9.51" office:value-type="float" office:value="8.06865648175873E-037">
            <text:p>8.07E-37</text:p>
          </table:table-cell>
          <table:table-cell table:formula="oooc:=(10^[.C630])*10000000/3.83E+033*10^-9.33" office:value-type="float" office:value="0.0065584502128187">
            <text:p>6.56E-03</text:p>
          </table:table-cell>
        </table:table-row>
        <table:table-row table:style-name="ro1">
          <table:table-cell office:value-type="string">
            <text:p>IC 0783</text:p>
          </table:table-cell>
          <table:table-cell office:value-type="float" office:value="0">
            <text:p>0</text:p>
          </table:table-cell>
          <table:table-cell office:value-type="float" office:value="34.15">
            <text:p>34.15</text:p>
          </table:table-cell>
          <table:table-cell/>
          <table:table-cell table:formula="oooc:=(10^[.B631])*10000000/3.83E+033*10^-9.51" office:value-type="float" office:value="8.06865648175873E-037">
            <text:p>8.07E-37</text:p>
          </table:table-cell>
          <table:table-cell table:formula="oooc:=(10^[.C631])*10000000/3.83E+033*10^-9.33" office:value-type="float" office:value="0.0172504816712165">
            <text:p>1.73E-02</text:p>
          </table:table-cell>
        </table:table-row>
        <table:table-row table:style-name="ro1">
          <table:table-cell office:value-type="string">
            <text:p>UGC 07425</text:p>
          </table:table-cell>
          <table:table-cell office:value-type="float" office:value="0">
            <text:p>0</text:p>
          </table:table-cell>
          <table:table-cell office:value-type="float" office:value="33.62">
            <text:p>33.62</text:p>
          </table:table-cell>
          <table:table-cell/>
          <table:table-cell table:formula="oooc:=(10^[.B632])*10000000/3.83E+033*10^-9.51" office:value-type="float" office:value="8.06865648175873E-037">
            <text:p>8.07E-37</text:p>
          </table:table-cell>
          <table:table-cell table:formula="oooc:=(10^[.C632])*10000000/3.83E+033*10^-9.33" office:value-type="float" office:value="0.00509097806725335">
            <text:p>5.09E-03</text:p>
          </table:table-cell>
        </table:table-row>
        <table:table-row table:style-name="ro1">
          <table:table-cell office:value-type="string">
            <text:p>NGC 4303</text:p>
          </table:table-cell>
          <table:table-cell office:value-type="float" office:value="36.56">
            <text:p>36.56</text:p>
          </table:table-cell>
          <table:table-cell office:value-type="float" office:value="36.52">
            <text:p>36.52</text:p>
          </table:table-cell>
          <table:table-cell/>
          <table:table-cell table:formula="oooc:=(10^[.B633])*10000000/3.83E+033*10^-9.51" office:value-type="float" office:value="2.92955210000514">
            <text:p>2.93E+00</text:p>
          </table:table-cell>
          <table:table-cell table:formula="oooc:=(10^[.C633])*10000000/3.83E+033*10^-9.33" office:value-type="float" office:value="4.04390762118144">
            <text:p>4.04E+00</text:p>
          </table:table-cell>
        </table:table-row>
        <table:table-row table:style-name="ro1">
          <table:table-cell office:value-type="string">
            <text:p>VCC 0530</text:p>
          </table:table-cell>
          <table:table-cell office:value-type="float" office:value="0">
            <text:p>0</text:p>
          </table:table-cell>
          <table:table-cell office:value-type="float" office:value="34.18">
            <text:p>34.18</text:p>
          </table:table-cell>
          <table:table-cell/>
          <table:table-cell table:formula="oooc:=(10^[.B634])*10000000/3.83E+033*10^-9.51" office:value-type="float" office:value="8.06865648175873E-037">
            <text:p>8.07E-37</text:p>
          </table:table-cell>
          <table:table-cell table:formula="oooc:=(10^[.C634])*10000000/3.83E+033*10^-9.33" office:value-type="float" office:value="0.0184842241353561">
            <text:p>1.85E-02</text:p>
          </table:table-cell>
        </table:table-row>
        <table:table-row table:style-name="ro1">
          <table:table-cell office:value-type="string">
            <text:p>NGC 4310</text:p>
          </table:table-cell>
          <table:table-cell office:value-type="float" office:value="34.27">
            <text:p>34.27</text:p>
          </table:table-cell>
          <table:table-cell office:value-type="float" office:value="34.55">
            <text:p>34.55</text:p>
          </table:table-cell>
          <table:table-cell/>
          <table:table-cell table:formula="oooc:=(10^[.B635])*10000000/3.83E+033*10^-9.51" office:value-type="float" office:value="0.0150245414448345">
            <text:p>1.50E-02</text:p>
          </table:table-cell>
          <table:table-cell table:formula="oooc:=(10^[.C635])*10000000/3.83E+033*10^-9.33" office:value-type="float" office:value="0.0433312508469334">
            <text:p>4.33E-02</text:p>
          </table:table-cell>
        </table:table-row>
        <table:table-row table:style-name="ro1">
          <table:table-cell office:value-type="string">
            <text:p>NGC 4301</text:p>
          </table:table-cell>
          <table:table-cell office:value-type="float" office:value="35.58">
            <text:p>35.58</text:p>
          </table:table-cell>
          <table:table-cell office:value-type="float" office:value="35.47">
            <text:p>35.47</text:p>
          </table:table-cell>
          <table:table-cell/>
          <table:table-cell table:formula="oooc:=(10^[.B636])*10000000/3.83E+033*10^-9.51" office:value-type="float" office:value="0.306761763691782">
            <text:p>3.07E-01</text:p>
          </table:table-cell>
          <table:table-cell table:formula="oooc:=(10^[.C636])*10000000/3.83E+033*10^-9.33" office:value-type="float" office:value="0.360413646110413">
            <text:p>3.60E-01</text:p>
          </table:table-cell>
        </table:table-row>
        <table:table-row table:style-name="ro1">
          <table:table-cell office:value-type="string">
            <text:p>NGC 4312</text:p>
          </table:table-cell>
          <table:table-cell office:value-type="float" office:value="0">
            <text:p>0</text:p>
          </table:table-cell>
          <table:table-cell office:value-type="float" office:value="34.88">
            <text:p>34.88</text:p>
          </table:table-cell>
          <table:table-cell/>
          <table:table-cell table:formula="oooc:=(10^[.B637])*10000000/3.83E+033*10^-9.51" office:value-type="float" office:value="8.06865648175873E-037">
            <text:p>8.07E-37</text:p>
          </table:table-cell>
          <table:table-cell table:formula="oooc:=(10^[.C637])*10000000/3.83E+033*10^-9.33" office:value-type="float" office:value="0.0926405716014563">
            <text:p>9.26E-02</text:p>
          </table:table-cell>
        </table:table-row>
        <table:table-row table:style-name="ro1">
          <table:table-cell office:value-type="string">
            <text:p>NGC 4314</text:p>
          </table:table-cell>
          <table:table-cell office:value-type="float" office:value="35.15">
            <text:p>35.15</text:p>
          </table:table-cell>
          <table:table-cell office:value-type="float" office:value="35.35">
            <text:p>35.35</text:p>
          </table:table-cell>
          <table:table-cell/>
          <table:table-cell table:formula="oooc:=(10^[.B638])*10000000/3.83E+033*10^-9.51" office:value-type="float" office:value="0.113972802151479">
            <text:p>1.14E-01</text:p>
          </table:table-cell>
          <table:table-cell table:formula="oooc:=(10^[.C638])*10000000/3.83E+033*10^-9.33" office:value-type="float" office:value="0.273401709673865">
            <text:p>2.73E-01</text:p>
          </table:table-cell>
        </table:table-row>
        <table:table-row table:style-name="ro1">
          <table:table-cell office:value-type="string">
            <text:p>NGC 4321</text:p>
          </table:table-cell>
          <table:table-cell office:value-type="float" office:value="0">
            <text:p>0</text:p>
          </table:table-cell>
          <table:table-cell office:value-type="float" office:value="36.42">
            <text:p>36.42</text:p>
          </table:table-cell>
          <table:table-cell/>
          <table:table-cell table:formula="oooc:=(10^[.B639])*10000000/3.83E+033*10^-9.51" office:value-type="float" office:value="8.06865648175873E-037">
            <text:p>8.07E-37</text:p>
          </table:table-cell>
          <table:table-cell table:formula="oooc:=(10^[.C639])*10000000/3.83E+033*10^-9.33" office:value-type="float" office:value="3.21219000212111">
            <text:p>3.21E+00</text:p>
          </table:table-cell>
        </table:table-row>
        <table:table-row table:style-name="ro1">
          <table:table-cell office:value-type="string">
            <text:p>NGC 4323</text:p>
          </table:table-cell>
          <table:table-cell office:value-type="float" office:value="0">
            <text:p>0</text:p>
          </table:table-cell>
          <table:table-cell office:value-type="float" office:value="34.13">
            <text:p>34.13</text:p>
          </table:table-cell>
          <table:table-cell/>
          <table:table-cell table:formula="oooc:=(10^[.B640])*10000000/3.83E+033*10^-9.51" office:value-type="float" office:value="8.06865648175873E-037">
            <text:p>8.07E-37</text:p>
          </table:table-cell>
          <table:table-cell table:formula="oooc:=(10^[.C640])*10000000/3.83E+033*10^-9.33" office:value-type="float" office:value="0.0164740821013106">
            <text:p>1.65E-02</text:p>
          </table:table-cell>
        </table:table-row>
        <table:table-row table:style-name="ro1">
          <table:table-cell office:value-type="string">
            <text:p>NGC 4328</text:p>
          </table:table-cell>
          <table:table-cell office:value-type="float" office:value="0">
            <text:p>0</text:p>
          </table:table-cell>
          <table:table-cell office:value-type="float" office:value="34.17">
            <text:p>34.17</text:p>
          </table:table-cell>
          <table:table-cell/>
          <table:table-cell table:formula="oooc:=(10^[.B641])*10000000/3.83E+033*10^-9.51" office:value-type="float" office:value="8.06865648175873E-037">
            <text:p>8.07E-37</text:p>
          </table:table-cell>
          <table:table-cell table:formula="oooc:=(10^[.C641])*10000000/3.83E+033*10^-9.33" office:value-type="float" office:value="0.0180634718255598">
            <text:p>1.81E-02</text:p>
          </table:table-cell>
        </table:table-row>
        <table:table-row table:style-name="ro1">
          <table:table-cell office:value-type="string">
            <text:p>NGC 4344</text:p>
          </table:table-cell>
          <table:table-cell office:value-type="float" office:value="34.84">
            <text:p>34.84</text:p>
          </table:table-cell>
          <table:table-cell office:value-type="float" office:value="34.93">
            <text:p>34.93</text:p>
          </table:table-cell>
          <table:table-cell/>
          <table:table-cell table:formula="oooc:=(10^[.B642])*10000000/3.83E+033*10^-9.51" office:value-type="float" office:value="0.0558214644778655">
            <text:p>5.58E-02</text:p>
          </table:table-cell>
          <table:table-cell table:formula="oooc:=(10^[.C642])*10000000/3.83E+033*10^-9.33" office:value-type="float" office:value="0.103944430953916">
            <text:p>1.04E-01</text:p>
          </table:table-cell>
        </table:table-row>
        <table:table-row table:style-name="ro1">
          <table:table-cell office:value-type="string">
            <text:p>NGC 4371</text:p>
          </table:table-cell>
          <table:table-cell office:value-type="float" office:value="34.41">
            <text:p>34.41</text:p>
          </table:table-cell>
          <table:table-cell office:value-type="float" office:value="34.82">
            <text:p>34.82</text:p>
          </table:table-cell>
          <table:table-cell/>
          <table:table-cell table:formula="oooc:=(10^[.B643])*10000000/3.83E+033*10^-9.51" office:value-type="float" office:value="0.0207396405933231">
            <text:p>2.07E-02</text:p>
          </table:table-cell>
          <table:table-cell table:formula="oooc:=(10^[.C643])*10000000/3.83E+033*10^-9.33" office:value-type="float" office:value="0.0806865648175872">
            <text:p>8.07E-02</text:p>
          </table:table-cell>
        </table:table-row>
        <table:table-row table:style-name="ro1">
          <table:table-cell office:value-type="string">
            <text:p>MESSIER 084</text:p>
          </table:table-cell>
          <table:table-cell office:value-type="float" office:value="35.16">
            <text:p>35.16</text:p>
          </table:table-cell>
          <table:table-cell office:value-type="float" office:value="35.49">
            <text:p>35.49</text:p>
          </table:table-cell>
          <table:table-cell/>
          <table:table-cell table:formula="oooc:=(10^[.B644])*10000000/3.83E+033*10^-9.51" office:value-type="float" office:value="0.116627569752209">
            <text:p>1.17E-01</text:p>
          </table:table-cell>
          <table:table-cell table:formula="oooc:=(10^[.C644])*10000000/3.83E+033*10^-9.33" office:value-type="float" office:value="0.37739941794933">
            <text:p>3.77E-01</text:p>
          </table:table-cell>
        </table:table-row>
        <table:table-row table:style-name="ro1">
          <table:table-cell office:value-type="string">
            <text:p>IC 3305</text:p>
          </table:table-cell>
          <table:table-cell office:value-type="float" office:value="32.92">
            <text:p>32.92</text:p>
          </table:table-cell>
          <table:table-cell office:value-type="float" office:value="33.9">
            <text:p>33.9</text:p>
          </table:table-cell>
          <table:table-cell/>
          <table:table-cell table:formula="oooc:=(10^[.B645])*10000000/3.83E+033*10^-9.51" office:value-type="float" office:value="0.000671121614299967">
            <text:p>6.71E-04</text:p>
          </table:table-cell>
          <table:table-cell table:formula="oooc:=(10^[.C645])*10000000/3.83E+033*10^-9.33" office:value-type="float" office:value="0.00970065872316374">
            <text:p>9.70E-03</text:p>
          </table:table-cell>
        </table:table-row>
        <table:table-row table:style-name="ro1">
          <table:table-cell office:value-type="string">
            <text:p>NGC 4379</text:p>
          </table:table-cell>
          <table:table-cell office:value-type="float" office:value="34.07">
            <text:p>34.07</text:p>
          </table:table-cell>
          <table:table-cell office:value-type="float" office:value="34.51">
            <text:p>34.51</text:p>
          </table:table-cell>
          <table:table-cell/>
          <table:table-cell table:formula="oooc:=(10^[.B646])*10000000/3.83E+033*10^-9.51" office:value-type="float" office:value="0.00947984477206532">
            <text:p>9.48E-03</text:p>
          </table:table-cell>
          <table:table-cell table:formula="oooc:=(10^[.C646])*10000000/3.83E+033*10^-9.33" office:value-type="float" office:value="0.0395185704552533">
            <text:p>3.95E-02</text:p>
          </table:table-cell>
        </table:table-row>
        <table:table-row table:style-name="ro1">
          <table:table-cell office:value-type="string">
            <text:p>IC 0787</text:p>
          </table:table-cell>
          <table:table-cell office:value-type="float" office:value="35.32">
            <text:p>35.32</text:p>
          </table:table-cell>
          <table:table-cell office:value-type="float" office:value="35.41">
            <text:p>35.41</text:p>
          </table:table-cell>
          <table:table-cell/>
          <table:table-cell table:formula="oooc:=(10^[.B647])*10000000/3.83E+033*10^-9.51" office:value-type="float" office:value="0.168578127685289">
            <text:p>1.69E-01</text:p>
          </table:table-cell>
          <table:table-cell table:formula="oooc:=(10^[.C647])*10000000/3.83E+033*10^-9.33" office:value-type="float" office:value="0.313907163085484">
            <text:p>3.14E-01</text:p>
          </table:table-cell>
        </table:table-row>
        <table:table-row table:style-name="ro1">
          <table:table-cell office:value-type="string">
            <text:p>NGC 4383</text:p>
          </table:table-cell>
          <table:table-cell office:value-type="float" office:value="35.73">
            <text:p>35.73</text:p>
          </table:table-cell>
          <table:table-cell office:value-type="float" office:value="35.64">
            <text:p>35.64</text:p>
          </table:table-cell>
          <table:table-cell/>
          <table:table-cell table:formula="oooc:=(10^[.B648])*10000000/3.83E+033*10^-9.51" office:value-type="float" office:value="0.433312508469334">
            <text:p>4.33E-01</text:p>
          </table:table-cell>
          <table:table-cell table:formula="oooc:=(10^[.C648])*10000000/3.83E+033*10^-9.33" office:value-type="float" office:value="0.533090847172201">
            <text:p>5.33E-01</text:p>
          </table:table-cell>
        </table:table-row>
        <table:table-row table:style-name="ro1">
          <table:table-cell office:value-type="string">
            <text:p>IC 3311</text:p>
          </table:table-cell>
          <table:table-cell office:value-type="float" office:value="34.44">
            <text:p>34.44</text:p>
          </table:table-cell>
          <table:table-cell office:value-type="float" office:value="34.52">
            <text:p>34.52</text:p>
          </table:table-cell>
          <table:table-cell/>
          <table:table-cell table:formula="oooc:=(10^[.B649])*10000000/3.83E+033*10^-9.51" office:value-type="float" office:value="0.0222229252794353">
            <text:p>2.22E-02</text:p>
          </table:table-cell>
          <table:table-cell table:formula="oooc:=(10^[.C649])*10000000/3.83E+033*10^-9.33" office:value-type="float" office:value="0.0404390762118144">
            <text:p>4.04E-02</text:p>
          </table:table-cell>
        </table:table-row>
        <table:table-row table:style-name="ro1">
          <table:table-cell office:value-type="string">
            <text:p>CGCG 014-032</text:p>
          </table:table-cell>
          <table:table-cell office:value-type="float" office:value="0">
            <text:p>0</text:p>
          </table:table-cell>
          <table:table-cell office:value-type="float" office:value="36.14">
            <text:p>36.14</text:p>
          </table:table-cell>
          <table:table-cell/>
          <table:table-cell table:formula="oooc:=(10^[.B650])*10000000/3.83E+033*10^-9.51" office:value-type="float" office:value="8.06865648175873E-037">
            <text:p>8.07E-37</text:p>
          </table:table-cell>
          <table:table-cell table:formula="oooc:=(10^[.C650])*10000000/3.83E+033*10^-9.33" office:value-type="float" office:value="1.68578127685289">
            <text:p>1.69E+00</text:p>
          </table:table-cell>
        </table:table-row>
        <table:table-row table:style-name="ro1">
          <table:table-cell office:value-type="string">
            <text:p>NGC 4387</text:p>
          </table:table-cell>
          <table:table-cell office:value-type="float" office:value="33.77">
            <text:p>33.77</text:p>
          </table:table-cell>
          <table:table-cell office:value-type="float" office:value="34.23">
            <text:p>34.23</text:p>
          </table:table-cell>
          <table:table-cell/>
          <table:table-cell table:formula="oooc:=(10^[.B651])*10000000/3.83E+033*10^-9.51" office:value-type="float" office:value="0.00475117717652741">
            <text:p>4.75E-03</text:p>
          </table:table-cell>
          <table:table-cell table:formula="oooc:=(10^[.C651])*10000000/3.83E+033*10^-9.33" office:value-type="float" office:value="0.0207396405933231">
            <text:p>2.07E-02</text:p>
          </table:table-cell>
        </table:table-row>
        <table:table-row table:style-name="ro2">
          <table:table-cell office:value-type="string">
            <text:p>Tol 65</text:p>
          </table:table-cell>
          <table:table-cell office:value-type="float" office:value="35.06">
            <text:p>35.06</text:p>
          </table:table-cell>
          <table:table-cell office:value-type="float" office:value="34.93">
            <text:p>34.93</text:p>
          </table:table-cell>
          <table:table-cell/>
          <table:table-cell table:formula="oooc:=(10^[.B652])*10000000/3.83E+033*10^-9.51" office:value-type="float" office:value="0.0926405716014563">
            <text:p>9.26E-02</text:p>
          </table:table-cell>
          <table:table-cell table:formula="oooc:=(10^[.C652])*10000000/3.83E+033*10^-9.33" office:value-type="float" office:value="0.103944430953916">
            <text:p>1.04E-01</text:p>
          </table:table-cell>
        </table:table-row>
        <table:table-row table:style-name="ro1">
          <table:table-cell office:value-type="string">
            <text:p>NGC 4388</text:p>
          </table:table-cell>
          <table:table-cell office:value-type="float" office:value="35.52">
            <text:p>35.52</text:p>
          </table:table-cell>
          <table:table-cell office:value-type="float" office:value="35.62">
            <text:p>35.62</text:p>
          </table:table-cell>
          <table:table-cell/>
          <table:table-cell table:formula="oooc:=(10^[.B653])*10000000/3.83E+033*10^-9.51" office:value-type="float" office:value="0.267178326966256">
            <text:p>2.67E-01</text:p>
          </table:table-cell>
          <table:table-cell table:formula="oooc:=(10^[.C653])*10000000/3.83E+033*10^-9.33" office:value-type="float" office:value="0.509097806725335">
            <text:p>5.09E-01</text:p>
          </table:table-cell>
        </table:table-row>
        <table:table-row table:style-name="ro1">
          <table:table-cell office:value-type="string">
            <text:p>NGC 4395</text:p>
          </table:table-cell>
          <table:table-cell office:value-type="float" office:value="35.51">
            <text:p>35.51</text:p>
          </table:table-cell>
          <table:table-cell office:value-type="float" office:value="35.39">
            <text:p>35.39</text:p>
          </table:table-cell>
          <table:table-cell/>
          <table:table-cell table:formula="oooc:=(10^[.B654])*10000000/3.83E+033*10^-9.51" office:value-type="float" office:value="0.261096605744124">
            <text:p>2.61E-01</text:p>
          </table:table-cell>
          <table:table-cell table:formula="oooc:=(10^[.C654])*10000000/3.83E+033*10^-9.33" office:value-type="float" office:value="0.299779013445662">
            <text:p>3.00E-01</text:p>
          </table:table-cell>
        </table:table-row>
        <table:table-row table:style-name="ro1">
          <table:table-cell office:value-type="string">
            <text:p>IC 3330</text:p>
          </table:table-cell>
          <table:table-cell office:value-type="float" office:value="36.13">
            <text:p>36.13</text:p>
          </table:table-cell>
          <table:table-cell office:value-type="float" office:value="36.12">
            <text:p>36.12</text:p>
          </table:table-cell>
          <table:table-cell/>
          <table:table-cell table:formula="oooc:=(10^[.B655])*10000000/3.83E+033*10^-9.51" office:value-type="float" office:value="1.08843181062751">
            <text:p>1.09E+00</text:p>
          </table:table-cell>
          <table:table-cell table:formula="oooc:=(10^[.C655])*10000000/3.83E+033*10^-9.33" office:value-type="float" office:value="1.60990862104825">
            <text:p>1.61E+00</text:p>
          </table:table-cell>
        </table:table-row>
        <table:table-row table:style-name="ro1">
          <table:table-cell office:value-type="string">
            <text:p>NGC 4396</text:p>
          </table:table-cell>
          <table:table-cell office:value-type="float" office:value="35.4">
            <text:p>35.4</text:p>
          </table:table-cell>
          <table:table-cell office:value-type="float" office:value="35.39">
            <text:p>35.39</text:p>
          </table:table-cell>
          <table:table-cell/>
          <table:table-cell table:formula="oooc:=(10^[.B656])*10000000/3.83E+033*10^-9.51" office:value-type="float" office:value="0.202675487370415">
            <text:p>2.03E-01</text:p>
          </table:table-cell>
          <table:table-cell table:formula="oooc:=(10^[.C656])*10000000/3.83E+033*10^-9.33" office:value-type="float" office:value="0.299779013445662">
            <text:p>3.00E-01</text:p>
          </table:table-cell>
        </table:table-row>
        <table:table-row table:style-name="ro1">
          <table:table-cell office:value-type="string">
            <text:p>NGC 4405</text:p>
          </table:table-cell>
          <table:table-cell office:value-type="float" office:value="34.78">
            <text:p>34.78</text:p>
          </table:table-cell>
          <table:table-cell office:value-type="float" office:value="34.96">
            <text:p>34.96</text:p>
          </table:table-cell>
          <table:table-cell/>
          <table:table-cell table:formula="oooc:=(10^[.B657])*10000000/3.83E+033*10^-9.51" office:value-type="float" office:value="0.0486184630982473">
            <text:p>4.86E-02</text:p>
          </table:table-cell>
          <table:table-cell table:formula="oooc:=(10^[.C657])*10000000/3.83E+033*10^-9.33" office:value-type="float" office:value="0.111378464439058">
            <text:p>1.11E-01</text:p>
          </table:table-cell>
        </table:table-row>
        <table:table-row table:style-name="ro1">
          <table:table-cell office:value-type="string">
            <text:p>NGC 4402</text:p>
          </table:table-cell>
          <table:table-cell office:value-type="float" office:value="34.78">
            <text:p>34.78</text:p>
          </table:table-cell>
          <table:table-cell office:value-type="float" office:value="34.98">
            <text:p>34.98</text:p>
          </table:table-cell>
          <table:table-cell/>
          <table:table-cell table:formula="oooc:=(10^[.B658])*10000000/3.83E+033*10^-9.51" office:value-type="float" office:value="0.0486184630982473">
            <text:p>4.86E-02</text:p>
          </table:table-cell>
          <table:table-cell table:formula="oooc:=(10^[.C658])*10000000/3.83E+033*10^-9.33" office:value-type="float" office:value="0.116627569752209">
            <text:p>1.17E-01</text:p>
          </table:table-cell>
        </table:table-row>
        <table:table-row table:style-name="ro1">
          <table:table-cell office:value-type="string">
            <text:p>MESSIER 086</text:p>
          </table:table-cell>
          <table:table-cell office:value-type="float" office:value="35.24">
            <text:p>35.24</text:p>
          </table:table-cell>
          <table:table-cell office:value-type="float" office:value="35.59">
            <text:p>35.59</text:p>
          </table:table-cell>
          <table:table-cell/>
          <table:table-cell table:formula="oooc:=(10^[.B659])*10000000/3.83E+033*10^-9.51" office:value-type="float" office:value="0.140217179208944">
            <text:p>1.40E-01</text:p>
          </table:table-cell>
          <table:table-cell table:formula="oooc:=(10^[.C659])*10000000/3.83E+033*10^-9.33" office:value-type="float" office:value="0.475117717652741">
            <text:p>4.75E-01</text:p>
          </table:table-cell>
        </table:table-row>
        <table:table-row table:style-name="ro1">
          <table:table-cell office:value-type="string">
            <text:p>NGC 4414</text:p>
          </table:table-cell>
          <table:table-cell office:value-type="float" office:value="35.84">
            <text:p>35.84</text:p>
          </table:table-cell>
          <table:table-cell office:value-type="float" office:value="35.94">
            <text:p>35.94</text:p>
          </table:table-cell>
          <table:table-cell/>
          <table:table-cell table:formula="oooc:=(10^[.B660])*10000000/3.83E+033*10^-9.51" office:value-type="float" office:value="0.558214644778655">
            <text:p>5.58E-01</text:p>
          </table:table-cell>
          <table:table-cell table:formula="oooc:=(10^[.C660])*10000000/3.83E+033*10^-9.33" office:value-type="float" office:value="1.06365607781752">
            <text:p>1.06E+00</text:p>
          </table:table-cell>
        </table:table-row>
        <table:table-row table:style-name="ro1">
          <table:table-cell office:value-type="string">
            <text:p>NGC 4407</text:p>
          </table:table-cell>
          <table:table-cell office:value-type="float" office:value="35.17">
            <text:p>35.17</text:p>
          </table:table-cell>
          <table:table-cell office:value-type="float" office:value="35.2">
            <text:p>35.2</text:p>
          </table:table-cell>
          <table:table-cell/>
          <table:table-cell table:formula="oooc:=(10^[.B661])*10000000/3.83E+033*10^-9.51" office:value-type="float" office:value="0.119344174834172">
            <text:p>1.19E-01</text:p>
          </table:table-cell>
          <table:table-cell table:formula="oooc:=(10^[.C661])*10000000/3.83E+033*10^-9.33" office:value-type="float" office:value="0.193553587807029">
            <text:p>1.94E-01</text:p>
          </table:table-cell>
        </table:table-row>
        <table:table-row table:style-name="ro1">
          <table:table-cell office:value-type="string">
            <text:p>IC 3356</text:p>
          </table:table-cell>
          <table:table-cell office:value-type="float" office:value="34.8">
            <text:p>34.8</text:p>
          </table:table-cell>
          <table:table-cell office:value-type="float" office:value="34.69">
            <text:p>34.69</text:p>
          </table:table-cell>
          <table:table-cell/>
          <table:table-cell table:formula="oooc:=(10^[.B662])*10000000/3.83E+033*10^-9.51" office:value-type="float" office:value="0.0509097806725335">
            <text:p>5.09E-02</text:p>
          </table:table-cell>
          <table:table-cell table:formula="oooc:=(10^[.C662])*10000000/3.83E+033*10^-9.33" office:value-type="float" office:value="0.0598137768346674">
            <text:p>5.98E-02</text:p>
          </table:table-cell>
        </table:table-row>
        <table:table-row table:style-name="ro1">
          <table:table-cell office:value-type="string">
            <text:p>IC 3355</text:p>
          </table:table-cell>
          <table:table-cell office:value-type="float" office:value="34.75">
            <text:p>34.75</text:p>
          </table:table-cell>
          <table:table-cell office:value-type="float" office:value="34.7">
            <text:p>34.7</text:p>
          </table:table-cell>
          <table:table-cell/>
          <table:table-cell table:formula="oooc:=(10^[.B663])*10000000/3.83E+033*10^-9.51" office:value-type="float" office:value="0.045373389784579">
            <text:p>4.54E-02</text:p>
          </table:table-cell>
          <table:table-cell table:formula="oooc:=(10^[.C663])*10000000/3.83E+033*10^-9.33" office:value-type="float" office:value="0.0612070186767608">
            <text:p>6.12E-02</text:p>
          </table:table-cell>
        </table:table-row>
        <table:table-row table:style-name="ro1">
          <table:table-cell office:value-type="string">
            <text:p>IC 3358</text:p>
          </table:table-cell>
          <table:table-cell office:value-type="float" office:value="33.66">
            <text:p>33.66</text:p>
          </table:table-cell>
          <table:table-cell office:value-type="float" office:value="34.28">
            <text:p>34.28</text:p>
          </table:table-cell>
          <table:table-cell/>
          <table:table-cell table:formula="oooc:=(10^[.B664])*10000000/3.83E+033*10^-9.51" office:value-type="float" office:value="0.00368808758387139">
            <text:p>3.69E-03</text:p>
          </table:table-cell>
          <table:table-cell table:formula="oooc:=(10^[.C664])*10000000/3.83E+033*10^-9.33" office:value-type="float" office:value="0.0232702594812989">
            <text:p>2.33E-02</text:p>
          </table:table-cell>
        </table:table-row>
        <table:table-row table:style-name="ro1">
          <table:table-cell office:value-type="string">
            <text:p>ESO 380-G029</text:p>
          </table:table-cell>
          <table:table-cell office:value-type="float" office:value="35.89">
            <text:p>35.89</text:p>
          </table:table-cell>
          <table:table-cell office:value-type="float" office:value="35.92">
            <text:p>35.92</text:p>
          </table:table-cell>
          <table:table-cell/>
          <table:table-cell table:formula="oooc:=(10^[.B665])*10000000/3.83E+033*10^-9.51" office:value-type="float" office:value="0.626327132903263">
            <text:p>6.26E-01</text:p>
          </table:table-cell>
          <table:table-cell table:formula="oooc:=(10^[.C665])*10000000/3.83E+033*10^-9.33" office:value-type="float" office:value="1.01578366839238">
            <text:p>1.02E+00</text:p>
          </table:table-cell>
        </table:table-row>
        <table:table-row table:style-name="ro1">
          <table:table-cell office:value-type="string">
            <text:p>NGC 4419</text:p>
          </table:table-cell>
          <table:table-cell office:value-type="float" office:value="34.66">
            <text:p>34.66</text:p>
          </table:table-cell>
          <table:table-cell office:value-type="float" office:value="35">
            <text:p>35</text:p>
          </table:table-cell>
          <table:table-cell/>
          <table:table-cell table:formula="oooc:=(10^[.B666])*10000000/3.83E+033*10^-9.51" office:value-type="float" office:value="0.0368808758387139">
            <text:p>3.69E-02</text:p>
          </table:table-cell>
          <table:table-cell table:formula="oooc:=(10^[.C666])*10000000/3.83E+033*10^-9.33" office:value-type="float" office:value="0.122124057777336">
            <text:p>1.22E-01</text:p>
          </table:table-cell>
        </table:table-row>
        <table:table-row table:style-name="ro1">
          <table:table-cell office:value-type="string">
            <text:p>NGC 4421</text:p>
          </table:table-cell>
          <table:table-cell office:value-type="float" office:value="33.9">
            <text:p>33.9</text:p>
          </table:table-cell>
          <table:table-cell office:value-type="float" office:value="34.59">
            <text:p>34.59</text:p>
          </table:table-cell>
          <table:table-cell/>
          <table:table-cell table:formula="oooc:=(10^[.B667])*10000000/3.83E+033*10^-9.51" office:value-type="float" office:value="0.00640916165975202">
            <text:p>6.41E-03</text:p>
          </table:table-cell>
          <table:table-cell table:formula="oooc:=(10^[.C667])*10000000/3.83E+033*10^-9.33" office:value-type="float" office:value="0.0475117717652741">
            <text:p>4.75E-02</text:p>
          </table:table-cell>
        </table:table-row>
        <table:table-row table:style-name="ro1">
          <table:table-cell office:value-type="string">
            <text:p>IC 3363</text:p>
          </table:table-cell>
          <table:table-cell office:value-type="float" office:value="0">
            <text:p>0</text:p>
          </table:table-cell>
          <table:table-cell office:value-type="float" office:value="33.63">
            <text:p>33.63</text:p>
          </table:table-cell>
          <table:table-cell/>
          <table:table-cell table:formula="oooc:=(10^[.B668])*10000000/3.83E+033*10^-9.51" office:value-type="float" office:value="8.06865648175873E-037">
            <text:p>8.07E-37</text:p>
          </table:table-cell>
          <table:table-cell table:formula="oooc:=(10^[.C668])*10000000/3.83E+033*10^-9.33" office:value-type="float" office:value="0.00520956218007543">
            <text:p>5.21E-03</text:p>
          </table:table-cell>
        </table:table-row>
        <table:table-row table:style-name="ro1">
          <table:table-cell office:value-type="string">
            <text:p>UGC 07553</text:p>
          </table:table-cell>
          <table:table-cell office:value-type="float" office:value="0">
            <text:p>0</text:p>
          </table:table-cell>
          <table:table-cell office:value-type="float" office:value="35.78">
            <text:p>35.78</text:p>
          </table:table-cell>
          <table:table-cell/>
          <table:table-cell table:formula="oooc:=(10^[.B669])*10000000/3.83E+033*10^-9.51" office:value-type="float" office:value="8.06865648175873E-037">
            <text:p>8.07E-37</text:p>
          </table:table-cell>
          <table:table-cell table:formula="oooc:=(10^[.C669])*10000000/3.83E+033*10^-9.33" office:value-type="float" office:value="0.735870217040329">
            <text:p>7.36E-01</text:p>
          </table:table-cell>
        </table:table-row>
        <table:table-row table:style-name="ro1">
          <table:table-cell office:value-type="string">
            <text:p>IC 0792</text:p>
          </table:table-cell>
          <table:table-cell office:value-type="float" office:value="0">
            <text:p>0</text:p>
          </table:table-cell>
          <table:table-cell office:value-type="float" office:value="35.98">
            <text:p>35.98</text:p>
          </table:table-cell>
          <table:table-cell/>
          <table:table-cell table:formula="oooc:=(10^[.B670])*10000000/3.83E+033*10^-9.51" office:value-type="float" office:value="8.06865648175873E-037">
            <text:p>8.07E-37</text:p>
          </table:table-cell>
          <table:table-cell table:formula="oooc:=(10^[.C670])*10000000/3.83E+033*10^-9.33" office:value-type="float" office:value="1.16627569752209">
            <text:p>1.17E+00</text:p>
          </table:table-cell>
        </table:table-row>
        <table:table-row table:style-name="ro1">
          <table:table-cell office:value-type="string">
            <text:p>IC 3365</text:p>
          </table:table-cell>
          <table:table-cell office:value-type="float" office:value="35.18">
            <text:p>35.18</text:p>
          </table:table-cell>
          <table:table-cell office:value-type="float" office:value="35.14">
            <text:p>35.14</text:p>
          </table:table-cell>
          <table:table-cell/>
          <table:table-cell table:formula="oooc:=(10^[.B671])*10000000/3.83E+033*10^-9.51" office:value-type="float" office:value="0.122124057777336">
            <text:p>1.22E-01</text:p>
          </table:table-cell>
          <table:table-cell table:formula="oooc:=(10^[.C671])*10000000/3.83E+033*10^-9.33" office:value-type="float" office:value="0.168578127685289">
            <text:p>1.69E-01</text:p>
          </table:table-cell>
        </table:table-row>
        <table:table-row table:style-name="ro1">
          <table:table-cell office:value-type="string">
            <text:p>NGC 4425</text:p>
          </table:table-cell>
          <table:table-cell office:value-type="float" office:value="33.79">
            <text:p>33.79</text:p>
          </table:table-cell>
          <table:table-cell office:value-type="float" office:value="34.5">
            <text:p>34.5</text:p>
          </table:table-cell>
          <table:table-cell/>
          <table:table-cell table:formula="oooc:=(10^[.B672])*10000000/3.83E+033*10^-9.51" office:value-type="float" office:value="0.00497509325838967">
            <text:p>4.98E-03</text:p>
          </table:table-cell>
          <table:table-cell table:formula="oooc:=(10^[.C672])*10000000/3.83E+033*10^-9.33" office:value-type="float" office:value="0.0386190179678383">
            <text:p>3.86E-02</text:p>
          </table:table-cell>
        </table:table-row>
        <table:table-row table:style-name="ro1">
          <table:table-cell office:value-type="string">
            <text:p>NGC 4431</text:p>
          </table:table-cell>
          <table:table-cell office:value-type="float" office:value="33.68">
            <text:p>33.68</text:p>
          </table:table-cell>
          <table:table-cell office:value-type="float" office:value="34.1">
            <text:p>34.1</text:p>
          </table:table-cell>
          <table:table-cell/>
          <table:table-cell table:formula="oooc:=(10^[.B673])*10000000/3.83E+033*10^-9.51" office:value-type="float" office:value="0.00386190179678383">
            <text:p>3.86E-03</text:p>
          </table:table-cell>
          <table:table-cell table:formula="oooc:=(10^[.C673])*10000000/3.83E+033*10^-9.33" office:value-type="float" office:value="0.0153745079727308">
            <text:p>1.54E-02</text:p>
          </table:table-cell>
        </table:table-row>
        <table:table-row table:style-name="ro1">
          <table:table-cell office:value-type="string">
            <text:p>NGC 4435</text:p>
          </table:table-cell>
          <table:table-cell office:value-type="float" office:value="34.37">
            <text:p>34.37</text:p>
          </table:table-cell>
          <table:table-cell office:value-type="float" office:value="34.94">
            <text:p>34.94</text:p>
          </table:table-cell>
          <table:table-cell/>
          <table:table-cell table:formula="oooc:=(10^[.B674])*10000000/3.83E+033*10^-9.51" office:value-type="float" office:value="0.0189147770254566">
            <text:p>1.89E-02</text:p>
          </table:table-cell>
          <table:table-cell table:formula="oooc:=(10^[.C674])*10000000/3.83E+033*10^-9.33" office:value-type="float" office:value="0.106365607781752">
            <text:p>1.06E-01</text:p>
          </table:table-cell>
        </table:table-row>
        <table:table-row table:style-name="ro1">
          <table:table-cell office:value-type="string">
            <text:p>NGC 4436</text:p>
          </table:table-cell>
          <table:table-cell office:value-type="float" office:value="33.19">
            <text:p>33.19</text:p>
          </table:table-cell>
          <table:table-cell office:value-type="float" office:value="34.07">
            <text:p>34.07</text:p>
          </table:table-cell>
          <table:table-cell/>
          <table:table-cell table:formula="oooc:=(10^[.B675])*10000000/3.83E+033*10^-9.51" office:value-type="float" office:value="0.00124968692512438">
            <text:p>1.25E-03</text:p>
          </table:table-cell>
          <table:table-cell table:formula="oooc:=(10^[.C675])*10000000/3.83E+033*10^-9.33" office:value-type="float" office:value="0.0143483256881886">
            <text:p>1.43E-02</text:p>
          </table:table-cell>
        </table:table-row>
        <table:table-row table:style-name="ro1">
          <table:table-cell office:value-type="string">
            <text:p>NGC 4438</text:p>
          </table:table-cell>
          <table:table-cell office:value-type="float" office:value="35.37">
            <text:p>35.37</text:p>
          </table:table-cell>
          <table:table-cell office:value-type="float" office:value="35.54">
            <text:p>35.54</text:p>
          </table:table-cell>
          <table:table-cell/>
          <table:table-cell table:formula="oooc:=(10^[.B676])*10000000/3.83E+033*10^-9.51" office:value-type="float" office:value="0.189147770254566">
            <text:p>1.89E-01</text:p>
          </table:table-cell>
          <table:table-cell table:formula="oooc:=(10^[.C676])*10000000/3.83E+033*10^-9.33" office:value-type="float" office:value="0.423449111581965">
            <text:p>4.23E-01</text:p>
          </table:table-cell>
        </table:table-row>
        <table:table-row table:style-name="ro1">
          <table:table-cell office:value-type="string">
            <text:p>NGC 4440</text:p>
          </table:table-cell>
          <table:table-cell office:value-type="float" office:value="33.83">
            <text:p>33.83</text:p>
          </table:table-cell>
          <table:table-cell office:value-type="float" office:value="34.4">
            <text:p>34.4</text:p>
          </table:table-cell>
          <table:table-cell/>
          <table:table-cell table:formula="oooc:=(10^[.B677])*10000000/3.83E+033*10^-9.51" office:value-type="float" office:value="0.00545508128160322">
            <text:p>5.46E-03</text:p>
          </table:table-cell>
          <table:table-cell table:formula="oooc:=(10^[.C677])*10000000/3.83E+033*10^-9.33" office:value-type="float" office:value="0.0306761763691782">
            <text:p>3.07E-02</text:p>
          </table:table-cell>
        </table:table-row>
        <table:table-row table:style-name="ro1">
          <table:table-cell office:value-type="string">
            <text:p>IC 0794</text:p>
          </table:table-cell>
          <table:table-cell office:value-type="float" office:value="33.38">
            <text:p>33.38</text:p>
          </table:table-cell>
          <table:table-cell office:value-type="float" office:value="33.9">
            <text:p>33.9</text:p>
          </table:table-cell>
          <table:table-cell/>
          <table:table-cell table:formula="oooc:=(10^[.B678])*10000000/3.83E+033*10^-9.51" office:value-type="float" office:value="0.00193553587807029">
            <text:p>1.94E-03</text:p>
          </table:table-cell>
          <table:table-cell table:formula="oooc:=(10^[.C678])*10000000/3.83E+033*10^-9.33" office:value-type="float" office:value="0.00970065872316374">
            <text:p>9.70E-03</text:p>
          </table:table-cell>
        </table:table-row>
        <table:table-row table:style-name="ro1">
          <table:table-cell office:value-type="string">
            <text:p>IC 3381</text:p>
          </table:table-cell>
          <table:table-cell office:value-type="float" office:value="33.28">
            <text:p>33.28</text:p>
          </table:table-cell>
          <table:table-cell office:value-type="float" office:value="33.99">
            <text:p>33.99</text:p>
          </table:table-cell>
          <table:table-cell/>
          <table:table-cell table:formula="oooc:=(10^[.B679])*10000000/3.83E+033*10^-9.51" office:value-type="float" office:value="0.00153745079727308">
            <text:p>1.54E-03</text:p>
          </table:table-cell>
          <table:table-cell table:formula="oooc:=(10^[.C679])*10000000/3.83E+033*10^-9.33" office:value-type="float" office:value="0.0119344174834172">
            <text:p>1.19E-02</text:p>
          </table:table-cell>
        </table:table-row>
        <table:table-row table:style-name="ro1">
          <table:table-cell office:value-type="string">
            <text:p>NGC 4450</text:p>
          </table:table-cell>
          <table:table-cell office:value-type="float" office:value="0">
            <text:p>0</text:p>
          </table:table-cell>
          <table:table-cell office:value-type="float" office:value="35.39">
            <text:p>35.39</text:p>
          </table:table-cell>
          <table:table-cell/>
          <table:table-cell table:formula="oooc:=(10^[.B680])*10000000/3.83E+033*10^-9.51" office:value-type="float" office:value="8.06865648175873E-037">
            <text:p>8.07E-37</text:p>
          </table:table-cell>
          <table:table-cell table:formula="oooc:=(10^[.C680])*10000000/3.83E+033*10^-9.33" office:value-type="float" office:value="0.299779013445662">
            <text:p>3.00E-01</text:p>
          </table:table-cell>
        </table:table-row>
        <table:table-row table:style-name="ro1">
          <table:table-cell office:value-type="string">
            <text:p>UGC 07604</text:p>
          </table:table-cell>
          <table:table-cell office:value-type="float" office:value="35.66">
            <text:p>35.66</text:p>
          </table:table-cell>
          <table:table-cell office:value-type="float" office:value="35.75">
            <text:p>35.75</text:p>
          </table:table-cell>
          <table:table-cell/>
          <table:table-cell table:formula="oooc:=(10^[.B681])*10000000/3.83E+033*10^-9.51" office:value-type="float" office:value="0.368808758387139">
            <text:p>3.69E-01</text:p>
          </table:table-cell>
          <table:table-cell table:formula="oooc:=(10^[.C681])*10000000/3.83E+033*10^-9.33" office:value-type="float" office:value="0.686754044881301">
            <text:p>6.87E-01</text:p>
          </table:table-cell>
        </table:table-row>
        <table:table-row table:style-name="ro1">
          <table:table-cell office:value-type="string">
            <text:p>IC 3393</text:p>
          </table:table-cell>
          <table:table-cell office:value-type="float" office:value="33.07">
            <text:p>33.07</text:p>
          </table:table-cell>
          <table:table-cell office:value-type="float" office:value="33.88">
            <text:p>33.88</text:p>
          </table:table-cell>
          <table:table-cell/>
          <table:table-cell table:formula="oooc:=(10^[.B682])*10000000/3.83E+033*10^-9.51" office:value-type="float" office:value="0.000947984477206532">
            <text:p>9.48E-04</text:p>
          </table:table-cell>
          <table:table-cell table:formula="oooc:=(10^[.C682])*10000000/3.83E+033*10^-9.33" office:value-type="float" office:value="0.00926405716014563">
            <text:p>9.26E-03</text:p>
          </table:table-cell>
        </table:table-row>
        <table:table-row table:style-name="ro1">
          <table:table-cell office:value-type="string">
            <text:p>NGC 4452</text:p>
          </table:table-cell>
          <table:table-cell office:value-type="float" office:value="33.84">
            <text:p>33.84</text:p>
          </table:table-cell>
          <table:table-cell office:value-type="float" office:value="34.5">
            <text:p>34.5</text:p>
          </table:table-cell>
          <table:table-cell/>
          <table:table-cell table:formula="oooc:=(10^[.B683])*10000000/3.83E+033*10^-9.51" office:value-type="float" office:value="0.00558214644778655">
            <text:p>5.58E-03</text:p>
          </table:table-cell>
          <table:table-cell table:formula="oooc:=(10^[.C683])*10000000/3.83E+033*10^-9.33" office:value-type="float" office:value="0.0386190179678383">
            <text:p>3.86E-02</text:p>
          </table:table-cell>
        </table:table-row>
        <table:table-row table:style-name="ro1">
          <table:table-cell office:value-type="string">
            <text:p>NGC 4454</text:p>
          </table:table-cell>
          <table:table-cell office:value-type="float" office:value="0">
            <text:p>0</text:p>
          </table:table-cell>
          <table:table-cell office:value-type="float" office:value="35.36">
            <text:p>35.36</text:p>
          </table:table-cell>
          <table:table-cell/>
          <table:table-cell table:formula="oooc:=(10^[.B684])*10000000/3.83E+033*10^-9.51" office:value-type="float" office:value="8.06865648175873E-037">
            <text:p>8.07E-37</text:p>
          </table:table-cell>
          <table:table-cell table:formula="oooc:=(10^[.C684])*10000000/3.83E+033*10^-9.33" office:value-type="float" office:value="0.279770053586842">
            <text:p>2.80E-01</text:p>
          </table:table-cell>
        </table:table-row>
        <table:table-row table:style-name="ro1">
          <table:table-cell office:value-type="string">
            <text:p>NGC 4458</text:p>
          </table:table-cell>
          <table:table-cell office:value-type="float" office:value="33.59">
            <text:p>33.59</text:p>
          </table:table-cell>
          <table:table-cell office:value-type="float" office:value="34.31">
            <text:p>34.31</text:p>
          </table:table-cell>
          <table:table-cell/>
          <table:table-cell table:formula="oooc:=(10^[.B685])*10000000/3.83E+033*10^-9.51" office:value-type="float" office:value="0.00313907163085489">
            <text:p>3.14E-03</text:p>
          </table:table-cell>
          <table:table-cell table:formula="oooc:=(10^[.C685])*10000000/3.83E+033*10^-9.33" office:value-type="float" office:value="0.0249345322721003">
            <text:p>2.49E-02</text:p>
          </table:table-cell>
        </table:table-row>
        <table:table-row table:style-name="ro1">
          <table:table-cell office:value-type="string">
            <text:p>NGC 4461</text:p>
          </table:table-cell>
          <table:table-cell office:value-type="float" office:value="34.28">
            <text:p>34.28</text:p>
          </table:table-cell>
          <table:table-cell office:value-type="float" office:value="34.62">
            <text:p>34.62</text:p>
          </table:table-cell>
          <table:table-cell/>
          <table:table-cell table:formula="oooc:=(10^[.B686])*10000000/3.83E+033*10^-9.51" office:value-type="float" office:value="0.0153745079727308">
            <text:p>1.54E-02</text:p>
          </table:table-cell>
          <table:table-cell table:formula="oooc:=(10^[.C686])*10000000/3.83E+033*10^-9.33" office:value-type="float" office:value="0.0509097806725335">
            <text:p>5.09E-02</text:p>
          </table:table-cell>
        </table:table-row>
        <table:table-row table:style-name="ro1">
          <table:table-cell office:value-type="string">
            <text:p>IC 0796</text:p>
          </table:table-cell>
          <table:table-cell office:value-type="float" office:value="0">
            <text:p>0</text:p>
          </table:table-cell>
          <table:table-cell office:value-type="float" office:value="34.54">
            <text:p>34.54</text:p>
          </table:table-cell>
          <table:table-cell/>
          <table:table-cell table:formula="oooc:=(10^[.B687])*10000000/3.83E+033*10^-9.51" office:value-type="float" office:value="8.06865648175873E-037">
            <text:p>8.07E-37</text:p>
          </table:table-cell>
          <table:table-cell table:formula="oooc:=(10^[.C687])*10000000/3.83E+033*10^-9.33" office:value-type="float" office:value="0.0423449111581965">
            <text:p>4.23E-02</text:p>
          </table:table-cell>
        </table:table-row>
        <table:table-row table:style-name="ro1">
          <table:table-cell office:value-type="string">
            <text:p>IC 3418</text:p>
          </table:table-cell>
          <table:table-cell office:value-type="float" office:value="34.38">
            <text:p>34.38</text:p>
          </table:table-cell>
          <table:table-cell office:value-type="float" office:value="34.54">
            <text:p>34.54</text:p>
          </table:table-cell>
          <table:table-cell/>
          <table:table-cell table:formula="oooc:=(10^[.B688])*10000000/3.83E+033*10^-9.51" office:value-type="float" office:value="0.0193553587807029">
            <text:p>1.94E-02</text:p>
          </table:table-cell>
          <table:table-cell table:formula="oooc:=(10^[.C688])*10000000/3.83E+033*10^-9.33" office:value-type="float" office:value="0.0423449111581965">
            <text:p>4.23E-02</text:p>
          </table:table-cell>
        </table:table-row>
        <table:table-row table:style-name="ro1">
          <table:table-cell office:value-type="string">
            <text:p>NGC 4473</text:p>
          </table:table-cell>
          <table:table-cell office:value-type="float" office:value="34.52">
            <text:p>34.52</text:p>
          </table:table-cell>
          <table:table-cell office:value-type="float" office:value="34.96">
            <text:p>34.96</text:p>
          </table:table-cell>
          <table:table-cell/>
          <table:table-cell table:formula="oooc:=(10^[.B689])*10000000/3.83E+033*10^-9.51" office:value-type="float" office:value="0.0267178326966256">
            <text:p>2.67E-02</text:p>
          </table:table-cell>
          <table:table-cell table:formula="oooc:=(10^[.C689])*10000000/3.83E+033*10^-9.33" office:value-type="float" office:value="0.111378464439058">
            <text:p>1.11E-01</text:p>
          </table:table-cell>
        </table:table-row>
        <table:table-row table:style-name="ro1">
          <table:table-cell office:value-type="string">
            <text:p>NGC 4476</text:p>
          </table:table-cell>
          <table:table-cell office:value-type="float" office:value="34.12">
            <text:p>34.12</text:p>
          </table:table-cell>
          <table:table-cell office:value-type="float" office:value="34.68">
            <text:p>34.68</text:p>
          </table:table-cell>
          <table:table-cell/>
          <table:table-cell table:formula="oooc:=(10^[.B690])*10000000/3.83E+033*10^-9.51" office:value-type="float" office:value="0.0106365607781752">
            <text:p>1.06E-02</text:p>
          </table:table-cell>
          <table:table-cell table:formula="oooc:=(10^[.C690])*10000000/3.83E+033*10^-9.33" office:value-type="float" office:value="0.0584522490487817">
            <text:p>5.85E-02</text:p>
          </table:table-cell>
        </table:table-row>
        <table:table-row table:style-name="ro1">
          <table:table-cell office:value-type="string">
            <text:p>NGC 4477</text:p>
          </table:table-cell>
          <table:table-cell office:value-type="float" office:value="34.61">
            <text:p>34.61</text:p>
          </table:table-cell>
          <table:table-cell office:value-type="float" office:value="34.92">
            <text:p>34.92</text:p>
          </table:table-cell>
          <table:table-cell/>
          <table:table-cell table:formula="oooc:=(10^[.B691])*10000000/3.83E+033*10^-9.51" office:value-type="float" office:value="0.0328701151904482">
            <text:p>3.29E-02</text:p>
          </table:table-cell>
          <table:table-cell table:formula="oooc:=(10^[.C691])*10000000/3.83E+033*10^-9.33" office:value-type="float" office:value="0.101578366839238">
            <text:p>1.02E-01</text:p>
          </table:table-cell>
        </table:table-row>
        <table:table-row table:style-name="ro1">
          <table:table-cell office:value-type="string">
            <text:p>NGC 4478</text:p>
          </table:table-cell>
          <table:table-cell office:value-type="float" office:value="34.12">
            <text:p>34.12</text:p>
          </table:table-cell>
          <table:table-cell office:value-type="float" office:value="34.58">
            <text:p>34.58</text:p>
          </table:table-cell>
          <table:table-cell/>
          <table:table-cell table:formula="oooc:=(10^[.B692])*10000000/3.83E+033*10^-9.51" office:value-type="float" office:value="0.0106365607781752">
            <text:p>1.06E-02</text:p>
          </table:table-cell>
          <table:table-cell table:formula="oooc:=(10^[.C692])*10000000/3.83E+033*10^-9.33" office:value-type="float" office:value="0.0464302718025827">
            <text:p>4.64E-02</text:p>
          </table:table-cell>
        </table:table-row>
        <table:table-row table:style-name="ro1">
          <table:table-cell office:value-type="string">
            <text:p>NGC 4479</text:p>
          </table:table-cell>
          <table:table-cell office:value-type="float" office:value="33.85">
            <text:p>33.85</text:p>
          </table:table-cell>
          <table:table-cell office:value-type="float" office:value="34.21">
            <text:p>34.21</text:p>
          </table:table-cell>
          <table:table-cell/>
          <table:table-cell table:formula="oooc:=(10^[.B693])*10000000/3.83E+033*10^-9.51" office:value-type="float" office:value="0.00571217134190486">
            <text:p>5.71E-03</text:p>
          </table:table-cell>
          <table:table-cell table:formula="oooc:=(10^[.C693])*10000000/3.83E+033*10^-9.33" office:value-type="float" office:value="0.019806203003373">
            <text:p>1.98E-02</text:p>
          </table:table-cell>
        </table:table-row>
        <table:table-row table:style-name="ro1">
          <table:table-cell office:value-type="string">
            <text:p>NGC 4485</text:p>
          </table:table-cell>
          <table:table-cell office:value-type="float" office:value="0">
            <text:p>0</text:p>
          </table:table-cell>
          <table:table-cell office:value-type="float" office:value="35.51">
            <text:p>35.51</text:p>
          </table:table-cell>
          <table:table-cell/>
          <table:table-cell table:formula="oooc:=(10^[.B694])*10000000/3.83E+033*10^-9.51" office:value-type="float" office:value="8.06865648175873E-037">
            <text:p>8.07E-37</text:p>
          </table:table-cell>
          <table:table-cell table:formula="oooc:=(10^[.C694])*10000000/3.83E+033*10^-9.33" office:value-type="float" office:value="0.395185704552533">
            <text:p>3.95E-01</text:p>
          </table:table-cell>
        </table:table-row>
        <table:table-row table:style-name="ro1">
          <table:table-cell office:value-type="string">
            <text:p>NGC 4490</text:p>
          </table:table-cell>
          <table:table-cell office:value-type="float" office:value="0">
            <text:p>0</text:p>
          </table:table-cell>
          <table:table-cell office:value-type="float" office:value="36.23">
            <text:p>36.23</text:p>
          </table:table-cell>
          <table:table-cell/>
          <table:table-cell table:formula="oooc:=(10^[.B695])*10000000/3.83E+033*10^-9.51" office:value-type="float" office:value="8.06865648175873E-037">
            <text:p>8.07E-37</text:p>
          </table:table-cell>
          <table:table-cell table:formula="oooc:=(10^[.C695])*10000000/3.83E+033*10^-9.33" office:value-type="float" office:value="2.07396405933231">
            <text:p>2.07E+00</text:p>
          </table:table-cell>
        </table:table-row>
        <table:table-row table:style-name="ro1">
          <table:table-cell office:value-type="string">
            <text:p>MESSIER 087</text:p>
          </table:table-cell>
          <table:table-cell office:value-type="float" office:value="35.64">
            <text:p>35.64</text:p>
          </table:table-cell>
          <table:table-cell office:value-type="float" office:value="35.7">
            <text:p>35.7</text:p>
          </table:table-cell>
          <table:table-cell/>
          <table:table-cell table:formula="oooc:=(10^[.B696])*10000000/3.83E+033*10^-9.51" office:value-type="float" office:value="0.352209629919492">
            <text:p>3.52E-01</text:p>
          </table:table-cell>
          <table:table-cell table:formula="oooc:=(10^[.C696])*10000000/3.83E+033*10^-9.33" office:value-type="float" office:value="0.612070186767608">
            <text:p>6.12E-01</text:p>
          </table:table-cell>
        </table:table-row>
        <table:table-row table:style-name="ro1">
          <table:table-cell office:value-type="string">
            <text:p>NGC 4491</text:p>
          </table:table-cell>
          <table:table-cell office:value-type="float" office:value="34.39">
            <text:p>34.39</text:p>
          </table:table-cell>
          <table:table-cell office:value-type="float" office:value="34.7">
            <text:p>34.7</text:p>
          </table:table-cell>
          <table:table-cell/>
          <table:table-cell table:formula="oooc:=(10^[.B697])*10000000/3.83E+033*10^-9.51" office:value-type="float" office:value="0.019806203003373">
            <text:p>1.98E-02</text:p>
          </table:table-cell>
          <table:table-cell table:formula="oooc:=(10^[.C697])*10000000/3.83E+033*10^-9.33" office:value-type="float" office:value="0.0612070186767608">
            <text:p>6.12E-02</text:p>
          </table:table-cell>
        </table:table-row>
        <table:table-row table:style-name="ro1">
          <table:table-cell office:value-type="string">
            <text:p>CGCG 014-054</text:p>
          </table:table-cell>
          <table:table-cell office:value-type="float" office:value="34.45">
            <text:p>34.45</text:p>
          </table:table-cell>
          <table:table-cell office:value-type="float" office:value="34.41">
            <text:p>34.41</text:p>
          </table:table-cell>
          <table:table-cell/>
          <table:table-cell table:formula="oooc:=(10^[.B698])*10000000/3.83E+033*10^-9.51" office:value-type="float" office:value="0.0227405637064252">
            <text:p>2.27E-02</text:p>
          </table:table-cell>
          <table:table-cell table:formula="oooc:=(10^[.C698])*10000000/3.83E+033*10^-9.33" office:value-type="float" office:value="0.0313907163085484">
            <text:p>3.14E-02</text:p>
          </table:table-cell>
        </table:table-row>
        <table:table-row table:style-name="ro1">
          <table:table-cell office:value-type="string">
            <text:p>IC 3446</text:p>
          </table:table-cell>
          <table:table-cell office:value-type="float" office:value="34.76">
            <text:p>34.76</text:p>
          </table:table-cell>
          <table:table-cell office:value-type="float" office:value="34.67">
            <text:p>34.67</text:p>
          </table:table-cell>
          <table:table-cell/>
          <table:table-cell table:formula="oooc:=(10^[.B699])*10000000/3.83E+033*10^-9.51" office:value-type="float" office:value="0.0464302718025827">
            <text:p>4.64E-02</text:p>
          </table:table-cell>
          <table:table-cell table:formula="oooc:=(10^[.C699])*10000000/3.83E+033*10^-9.33" office:value-type="float" office:value="0.0571217134190486">
            <text:p>5.71E-02</text:p>
          </table:table-cell>
        </table:table-row>
        <table:table-row table:style-name="ro1">
          <table:table-cell office:value-type="string">
            <text:p>NGC 4497</text:p>
          </table:table-cell>
          <table:table-cell office:value-type="float" office:value="33.55">
            <text:p>33.55</text:p>
          </table:table-cell>
          <table:table-cell office:value-type="float" office:value="34.37">
            <text:p>34.37</text:p>
          </table:table-cell>
          <table:table-cell/>
          <table:table-cell table:formula="oooc:=(10^[.B700])*10000000/3.83E+033*10^-9.51" office:value-type="float" office:value="0.00286286735285425">
            <text:p>2.86E-03</text:p>
          </table:table-cell>
          <table:table-cell table:formula="oooc:=(10^[.C700])*10000000/3.83E+033*10^-9.33" office:value-type="float" office:value="0.0286286735285425">
            <text:p>2.86E-02</text:p>
          </table:table-cell>
        </table:table-row>
        <table:table-row table:style-name="ro1">
          <table:table-cell office:value-type="string">
            <text:p>IC 3457</text:p>
          </table:table-cell>
          <table:table-cell office:value-type="float" office:value="33.13">
            <text:p>33.13</text:p>
          </table:table-cell>
          <table:table-cell office:value-type="float" office:value="33.81">
            <text:p>33.81</text:p>
          </table:table-cell>
          <table:table-cell/>
          <table:table-cell table:formula="oooc:=(10^[.B701])*10000000/3.83E+033*10^-9.51" office:value-type="float" office:value="0.00108843181062751">
            <text:p>1.09E-03</text:p>
          </table:table-cell>
          <table:table-cell table:formula="oooc:=(10^[.C701])*10000000/3.83E+033*10^-9.33" office:value-type="float" office:value="0.00788499143708102">
            <text:p>7.88E-03</text:p>
          </table:table-cell>
        </table:table-row>
        <table:table-row table:style-name="ro1">
          <table:table-cell office:value-type="string">
            <text:p>IC 3459</text:p>
          </table:table-cell>
          <table:table-cell office:value-type="float" office:value="0">
            <text:p>0</text:p>
          </table:table-cell>
          <table:table-cell office:value-type="float" office:value="33.69">
            <text:p>33.69</text:p>
          </table:table-cell>
          <table:table-cell/>
          <table:table-cell table:formula="oooc:=(10^[.B702])*10000000/3.83E+033*10^-9.51" office:value-type="float" office:value="8.06865648175873E-037">
            <text:p>8.07E-37</text:p>
          </table:table-cell>
          <table:table-cell table:formula="oooc:=(10^[.C702])*10000000/3.83E+033*10^-9.33" office:value-type="float" office:value="0.00598137768346674">
            <text:p>5.98E-03</text:p>
          </table:table-cell>
        </table:table-row>
        <table:table-row table:style-name="ro1">
          <table:table-cell office:value-type="string">
            <text:p>NGC 4503</text:p>
          </table:table-cell>
          <table:table-cell office:value-type="float" office:value="34.16">
            <text:p>34.16</text:p>
          </table:table-cell>
          <table:table-cell office:value-type="float" office:value="34.66">
            <text:p>34.66</text:p>
          </table:table-cell>
          <table:table-cell/>
          <table:table-cell table:formula="oooc:=(10^[.B703])*10000000/3.83E+033*10^-9.51" office:value-type="float" office:value="0.0116627569752209">
            <text:p>1.17E-02</text:p>
          </table:table-cell>
          <table:table-cell table:formula="oooc:=(10^[.C703])*10000000/3.83E+033*10^-9.33" office:value-type="float" office:value="0.0558214644778646">
            <text:p>5.58E-02</text:p>
          </table:table-cell>
        </table:table-row>
        <table:table-row table:style-name="ro1">
          <table:table-cell office:value-type="string">
            <text:p>NGC 4506</text:p>
          </table:table-cell>
          <table:table-cell office:value-type="float" office:value="34.18">
            <text:p>34.18</text:p>
          </table:table-cell>
          <table:table-cell office:value-type="float" office:value="34.44">
            <text:p>34.44</text:p>
          </table:table-cell>
          <table:table-cell/>
          <table:table-cell table:formula="oooc:=(10^[.B704])*10000000/3.83E+033*10^-9.51" office:value-type="float" office:value="0.0122124057777336">
            <text:p>1.22E-02</text:p>
          </table:table-cell>
          <table:table-cell table:formula="oooc:=(10^[.C704])*10000000/3.83E+033*10^-9.33" office:value-type="float" office:value="0.0336357585298467">
            <text:p>3.36E-02</text:p>
          </table:table-cell>
        </table:table-row>
        <table:table-row table:style-name="ro1">
          <table:table-cell office:value-type="string">
            <text:p>IC 3467</text:p>
          </table:table-cell>
          <table:table-cell office:value-type="float" office:value="34.5">
            <text:p>34.5</text:p>
          </table:table-cell>
          <table:table-cell office:value-type="float" office:value="34.48">
            <text:p>34.48</text:p>
          </table:table-cell>
          <table:table-cell/>
          <table:table-cell table:formula="oooc:=(10^[.B705])*10000000/3.83E+033*10^-9.51" office:value-type="float" office:value="0.0255153321398384">
            <text:p>2.55E-02</text:p>
          </table:table-cell>
          <table:table-cell table:formula="oooc:=(10^[.C705])*10000000/3.83E+033*10^-9.33" office:value-type="float" office:value="0.0368808758387139">
            <text:p>3.69E-02</text:p>
          </table:table-cell>
        </table:table-row>
        <table:table-row table:style-name="ro1">
          <table:table-cell office:value-type="string">
            <text:p>UGC 07710</text:p>
          </table:table-cell>
          <table:table-cell office:value-type="float" office:value="35.45">
            <text:p>35.45</text:p>
          </table:table-cell>
          <table:table-cell office:value-type="float" office:value="35.4">
            <text:p>35.4</text:p>
          </table:table-cell>
          <table:table-cell/>
          <table:table-cell table:formula="oooc:=(10^[.B706])*10000000/3.83E+033*10^-9.51" office:value-type="float" office:value="0.227405637064252">
            <text:p>2.27E-01</text:p>
          </table:table-cell>
          <table:table-cell table:formula="oooc:=(10^[.C706])*10000000/3.83E+033*10^-9.33" office:value-type="float" office:value="0.306761763691782">
            <text:p>3.07E-01</text:p>
          </table:table-cell>
        </table:table-row>
        <table:table-row table:style-name="ro1">
          <table:table-cell office:value-type="string">
            <text:p>NGC 4528</text:p>
          </table:table-cell>
          <table:table-cell office:value-type="float" office:value="33.94">
            <text:p>33.94</text:p>
          </table:table-cell>
          <table:table-cell office:value-type="float" office:value="34.41">
            <text:p>34.41</text:p>
          </table:table-cell>
          <table:table-cell/>
          <table:table-cell table:formula="oooc:=(10^[.B707])*10000000/3.83E+033*10^-9.51" office:value-type="float" office:value="0.00702750601547494">
            <text:p>7.03E-03</text:p>
          </table:table-cell>
          <table:table-cell table:formula="oooc:=(10^[.C707])*10000000/3.83E+033*10^-9.33" office:value-type="float" office:value="0.0313907163085484">
            <text:p>3.14E-02</text:p>
          </table:table-cell>
        </table:table-row>
        <table:table-row table:style-name="ro1">
          <table:table-cell office:value-type="string">
            <text:p>NGC 4531</text:p>
          </table:table-cell>
          <table:table-cell office:value-type="float" office:value="34.65">
            <text:p>34.65</text:p>
          </table:table-cell>
          <table:table-cell office:value-type="float" office:value="34.95">
            <text:p>34.95</text:p>
          </table:table-cell>
          <table:table-cell/>
          <table:table-cell table:formula="oooc:=(10^[.B708])*10000000/3.83E+033*10^-9.51" office:value-type="float" office:value="0.0360413646110413">
            <text:p>3.60E-02</text:p>
          </table:table-cell>
          <table:table-cell table:formula="oooc:=(10^[.C708])*10000000/3.83E+033*10^-9.33" office:value-type="float" office:value="0.108843181062751">
            <text:p>1.09E-01</text:p>
          </table:table-cell>
        </table:table-row>
        <table:table-row table:style-name="ro1">
          <table:table-cell office:value-type="string">
            <text:p>NGC 4536</text:p>
          </table:table-cell>
          <table:table-cell office:value-type="float" office:value="35.97">
            <text:p>35.97</text:p>
          </table:table-cell>
          <table:table-cell office:value-type="float" office:value="35.91">
            <text:p>35.91</text:p>
          </table:table-cell>
          <table:table-cell/>
          <table:table-cell table:formula="oooc:=(10^[.B709])*10000000/3.83E+033*10^-9.51" office:value-type="float" office:value="0.753010836325483">
            <text:p>7.53E-01</text:p>
          </table:table-cell>
          <table:table-cell table:formula="oooc:=(10^[.C709])*10000000/3.83E+033*10^-9.33" office:value-type="float" office:value="0.992661609192058">
            <text:p>9.93E-01</text:p>
          </table:table-cell>
        </table:table-row>
        <table:table-row table:style-name="ro1">
          <table:table-cell office:value-type="string">
            <text:p>UGC 07748</text:p>
          </table:table-cell>
          <table:table-cell office:value-type="float" office:value="34.44">
            <text:p>34.44</text:p>
          </table:table-cell>
          <table:table-cell office:value-type="float" office:value="34.3">
            <text:p>34.3</text:p>
          </table:table-cell>
          <table:table-cell/>
          <table:table-cell table:formula="oooc:=(10^[.B710])*10000000/3.83E+033*10^-9.51" office:value-type="float" office:value="0.0222229252794353">
            <text:p>2.22E-02</text:p>
          </table:table-cell>
          <table:table-cell table:formula="oooc:=(10^[.C710])*10000000/3.83E+033*10^-9.33" office:value-type="float" office:value="0.02436695302342">
            <text:p>2.44E-02</text:p>
          </table:table-cell>
        </table:table-row>
        <table:table-row table:style-name="ro1">
          <table:table-cell office:value-type="string">
            <text:p>NGC 4546</text:p>
          </table:table-cell>
          <table:table-cell office:value-type="float" office:value="34.36">
            <text:p>34.36</text:p>
          </table:table-cell>
          <table:table-cell office:value-type="float" office:value="34.93">
            <text:p>34.93</text:p>
          </table:table-cell>
          <table:table-cell/>
          <table:table-cell table:formula="oooc:=(10^[.B711])*10000000/3.83E+033*10^-9.51" office:value-type="float" office:value="0.0184842241353561">
            <text:p>1.85E-02</text:p>
          </table:table-cell>
          <table:table-cell table:formula="oooc:=(10^[.C711])*10000000/3.83E+033*10^-9.33" office:value-type="float" office:value="0.103944430953916">
            <text:p>1.04E-01</text:p>
          </table:table-cell>
        </table:table-row>
        <table:table-row table:style-name="ro1">
          <table:table-cell office:value-type="string">
            <text:p>NGC 4550</text:p>
          </table:table-cell>
          <table:table-cell office:value-type="float" office:value="34.31">
            <text:p>34.31</text:p>
          </table:table-cell>
          <table:table-cell office:value-type="float" office:value="34.75">
            <text:p>34.75</text:p>
          </table:table-cell>
          <table:table-cell/>
          <table:table-cell table:formula="oooc:=(10^[.B712])*10000000/3.83E+033*10^-9.51" office:value-type="float" office:value="0.0164740821013106">
            <text:p>1.65E-02</text:p>
          </table:table-cell>
          <table:table-cell table:formula="oooc:=(10^[.C712])*10000000/3.83E+033*10^-9.33" office:value-type="float" office:value="0.0686754044881301">
            <text:p>6.87E-02</text:p>
          </table:table-cell>
        </table:table-row>
        <table:table-row table:style-name="ro1">
          <table:table-cell office:value-type="string">
            <text:p>NGC 4551</text:p>
          </table:table-cell>
          <table:table-cell office:value-type="float" office:value="33.82">
            <text:p>33.82</text:p>
          </table:table-cell>
          <table:table-cell office:value-type="float" office:value="34.3">
            <text:p>34.3</text:p>
          </table:table-cell>
          <table:table-cell/>
          <table:table-cell table:formula="oooc:=(10^[.B713])*10000000/3.83E+033*10^-9.51" office:value-type="float" office:value="0.00533090847172202">
            <text:p>5.33E-03</text:p>
          </table:table-cell>
          <table:table-cell table:formula="oooc:=(10^[.C713])*10000000/3.83E+033*10^-9.33" office:value-type="float" office:value="0.02436695302342">
            <text:p>2.44E-02</text:p>
          </table:table-cell>
        </table:table-row>
        <table:table-row table:style-name="ro1">
          <table:table-cell office:value-type="string">
            <text:p>MESSIER 089</text:p>
          </table:table-cell>
          <table:table-cell office:value-type="float" office:value="35.02">
            <text:p>35.02</text:p>
          </table:table-cell>
          <table:table-cell office:value-type="float" office:value="35.24">
            <text:p>35.24</text:p>
          </table:table-cell>
          <table:table-cell/>
          <table:table-cell table:formula="oooc:=(10^[.B714])*10000000/3.83E+033*10^-9.51" office:value-type="float" office:value="0.0844892054646556">
            <text:p>8.45E-02</text:p>
          </table:table-cell>
          <table:table-cell table:formula="oooc:=(10^[.C714])*10000000/3.83E+033*10^-9.33" office:value-type="float" office:value="0.212227288815693">
            <text:p>2.12E-01</text:p>
          </table:table-cell>
        </table:table-row>
        <table:table-row table:style-name="ro1">
          <table:table-cell office:value-type="string">
            <text:p>NGC 4559</text:p>
          </table:table-cell>
          <table:table-cell office:value-type="float" office:value="36.57">
            <text:p>36.57</text:p>
          </table:table-cell>
          <table:table-cell office:value-type="float" office:value="36.47">
            <text:p>36.47</text:p>
          </table:table-cell>
          <table:table-cell/>
          <table:table-cell table:formula="oooc:=(10^[.B715])*10000000/3.83E+033*10^-9.51" office:value-type="float" office:value="2.99779013445662">
            <text:p>3.00E+00</text:p>
          </table:table-cell>
          <table:table-cell table:formula="oooc:=(10^[.C715])*10000000/3.83E+033*10^-9.33" office:value-type="float" office:value="3.60413646110413">
            <text:p>3.60E+00</text:p>
          </table:table-cell>
        </table:table-row>
        <table:table-row table:style-name="ro1">
          <table:table-cell office:value-type="string">
            <text:p>PGC 42042</text:p>
          </table:table-cell>
          <table:table-cell office:value-type="float" office:value="35.64">
            <text:p>35.64</text:p>
          </table:table-cell>
          <table:table-cell office:value-type="float" office:value="35.88">
            <text:p>35.88</text:p>
          </table:table-cell>
          <table:table-cell/>
          <table:table-cell table:formula="oooc:=(10^[.B716])*10000000/3.83E+033*10^-9.51" office:value-type="float" office:value="0.352209629919492">
            <text:p>3.52E-01</text:p>
          </table:table-cell>
          <table:table-cell table:formula="oooc:=(10^[.C716])*10000000/3.83E+033*10^-9.33" office:value-type="float" office:value="0.926405716014563">
            <text:p>9.26E-01</text:p>
          </table:table-cell>
        </table:table-row>
        <table:table-row table:style-name="ro1">
          <table:table-cell office:value-type="string">
            <text:p>NGC 4564</text:p>
          </table:table-cell>
          <table:table-cell office:value-type="float" office:value="34.39">
            <text:p>34.39</text:p>
          </table:table-cell>
          <table:table-cell office:value-type="float" office:value="34.76">
            <text:p>34.76</text:p>
          </table:table-cell>
          <table:table-cell/>
          <table:table-cell table:formula="oooc:=(10^[.B717])*10000000/3.83E+033*10^-9.51" office:value-type="float" office:value="0.019806203003373">
            <text:p>1.98E-02</text:p>
          </table:table-cell>
          <table:table-cell table:formula="oooc:=(10^[.C717])*10000000/3.83E+033*10^-9.33" office:value-type="float" office:value="0.0702750601547494">
            <text:p>7.03E-02</text:p>
          </table:table-cell>
        </table:table-row>
        <table:table-row table:style-name="ro1">
          <table:table-cell office:value-type="string">
            <text:p>NGC 4567</text:p>
          </table:table-cell>
          <table:table-cell office:value-type="float" office:value="35.38">
            <text:p>35.38</text:p>
          </table:table-cell>
          <table:table-cell office:value-type="float" office:value="35.55">
            <text:p>35.55</text:p>
          </table:table-cell>
          <table:table-cell/>
          <table:table-cell table:formula="oooc:=(10^[.B718])*10000000/3.83E+033*10^-9.51" office:value-type="float" office:value="0.193553587807029">
            <text:p>1.94E-01</text:p>
          </table:table-cell>
          <table:table-cell table:formula="oooc:=(10^[.C718])*10000000/3.83E+033*10^-9.33" office:value-type="float" office:value="0.433312508469334">
            <text:p>4.33E-01</text:p>
          </table:table-cell>
        </table:table-row>
        <table:table-row table:style-name="ro1">
          <table:table-cell office:value-type="string">
            <text:p>IC 3583</text:p>
          </table:table-cell>
          <table:table-cell office:value-type="float" office:value="35.4">
            <text:p>35.4</text:p>
          </table:table-cell>
          <table:table-cell office:value-type="float" office:value="35.34">
            <text:p>35.34</text:p>
          </table:table-cell>
          <table:table-cell/>
          <table:table-cell table:formula="oooc:=(10^[.B719])*10000000/3.83E+033*10^-9.51" office:value-type="float" office:value="0.202675487370415">
            <text:p>2.03E-01</text:p>
          </table:table-cell>
          <table:table-cell table:formula="oooc:=(10^[.C719])*10000000/3.83E+033*10^-9.33" office:value-type="float" office:value="0.267178326966256">
            <text:p>2.67E-01</text:p>
          </table:table-cell>
        </table:table-row>
        <table:table-row table:style-name="ro1">
          <table:table-cell office:value-type="string">
            <text:p>IC 3587</text:p>
          </table:table-cell>
          <table:table-cell office:value-type="float" office:value="35.63">
            <text:p>35.63</text:p>
          </table:table-cell>
          <table:table-cell office:value-type="float" office:value="35.71">
            <text:p>35.71</text:p>
          </table:table-cell>
          <table:table-cell/>
          <table:table-cell table:formula="oooc:=(10^[.B720])*10000000/3.83E+033*10^-9.51" office:value-type="float" office:value="0.344192359936401">
            <text:p>3.44E-01</text:p>
          </table:table-cell>
          <table:table-cell table:formula="oooc:=(10^[.C720])*10000000/3.83E+033*10^-9.33" office:value-type="float" office:value="0.626327132903262">
            <text:p>6.26E-01</text:p>
          </table:table-cell>
        </table:table-row>
        <table:table-row table:style-name="ro1">
          <table:table-cell office:value-type="string">
            <text:p>NGC 4569</text:p>
          </table:table-cell>
          <table:table-cell office:value-type="float" office:value="35.61">
            <text:p>35.61</text:p>
          </table:table-cell>
          <table:table-cell office:value-type="float" office:value="35.95">
            <text:p>35.95</text:p>
          </table:table-cell>
          <table:table-cell/>
          <table:table-cell table:formula="oooc:=(10^[.B721])*10000000/3.83E+033*10^-9.51" office:value-type="float" office:value="0.328701151904482">
            <text:p>3.29E-01</text:p>
          </table:table-cell>
          <table:table-cell table:formula="oooc:=(10^[.C721])*10000000/3.83E+033*10^-9.33" office:value-type="float" office:value="1.08843181062751">
            <text:p>1.09E+00</text:p>
          </table:table-cell>
        </table:table-row>
        <table:table-row table:style-name="ro1">
          <table:table-cell office:value-type="string">
            <text:p>NGC 4559A</text:p>
          </table:table-cell>
          <table:table-cell office:value-type="float" office:value="35.86">
            <text:p>35.86</text:p>
          </table:table-cell>
          <table:table-cell office:value-type="float" office:value="35.95">
            <text:p>35.95</text:p>
          </table:table-cell>
          <table:table-cell/>
          <table:table-cell table:formula="oooc:=(10^[.B722])*10000000/3.83E+033*10^-9.51" office:value-type="float" office:value="0.584522490487817">
            <text:p>5.85E-01</text:p>
          </table:table-cell>
          <table:table-cell table:formula="oooc:=(10^[.C722])*10000000/3.83E+033*10^-9.33" office:value-type="float" office:value="1.08843181062751">
            <text:p>1.09E+00</text:p>
          </table:table-cell>
        </table:table-row>
        <table:table-row table:style-name="ro1">
          <table:table-cell office:value-type="string">
            <text:p>IC 3598</text:p>
          </table:table-cell>
          <table:table-cell office:value-type="float" office:value="35.66">
            <text:p>35.66</text:p>
          </table:table-cell>
          <table:table-cell office:value-type="float" office:value="35.74">
            <text:p>35.74</text:p>
          </table:table-cell>
          <table:table-cell/>
          <table:table-cell table:formula="oooc:=(10^[.B723])*10000000/3.83E+033*10^-9.51" office:value-type="float" office:value="0.368808758387139">
            <text:p>3.69E-01</text:p>
          </table:table-cell>
          <table:table-cell table:formula="oooc:=(10^[.C723])*10000000/3.83E+033*10^-9.33" office:value-type="float" office:value="0.671121614299967">
            <text:p>6.71E-01</text:p>
          </table:table-cell>
        </table:table-row>
        <table:table-row table:style-name="ro1">
          <table:table-cell office:value-type="string">
            <text:p>MESSIER 058</text:p>
          </table:table-cell>
          <table:table-cell office:value-type="float" office:value="35.6">
            <text:p>35.6</text:p>
          </table:table-cell>
          <table:table-cell office:value-type="float" office:value="35.74">
            <text:p>35.74</text:p>
          </table:table-cell>
          <table:table-cell/>
          <table:table-cell table:formula="oooc:=(10^[.B724])*10000000/3.83E+033*10^-9.51" office:value-type="float" office:value="0.321219000212111">
            <text:p>3.21E-01</text:p>
          </table:table-cell>
          <table:table-cell table:formula="oooc:=(10^[.C724])*10000000/3.83E+033*10^-9.33" office:value-type="float" office:value="0.671121614299967">
            <text:p>6.71E-01</text:p>
          </table:table-cell>
        </table:table-row>
        <table:table-row table:style-name="ro1">
          <table:table-cell office:value-type="string">
            <text:p>NGC 4584</text:p>
          </table:table-cell>
          <table:table-cell office:value-type="float" office:value="34.26">
            <text:p>34.26</text:p>
          </table:table-cell>
          <table:table-cell office:value-type="float" office:value="34.56">
            <text:p>34.56</text:p>
          </table:table-cell>
          <table:table-cell/>
          <table:table-cell table:formula="oooc:=(10^[.B725])*10000000/3.83E+033*10^-9.51" office:value-type="float" office:value="0.0146825411276853">
            <text:p>1.47E-02</text:p>
          </table:table-cell>
          <table:table-cell table:formula="oooc:=(10^[.C725])*10000000/3.83E+033*10^-9.33" office:value-type="float" office:value="0.044340565338427">
            <text:p>4.43E-02</text:p>
          </table:table-cell>
        </table:table-row>
        <table:table-row table:style-name="ro1">
          <table:table-cell office:value-type="string">
            <text:p>NGC 4594</text:p>
          </table:table-cell>
          <table:table-cell office:value-type="float" office:value="35.03">
            <text:p>35.03</text:p>
          </table:table-cell>
          <table:table-cell office:value-type="float" office:value="35.36">
            <text:p>35.36</text:p>
          </table:table-cell>
          <table:table-cell/>
          <table:table-cell table:formula="oooc:=(10^[.B726])*10000000/3.83E+033*10^-9.51" office:value-type="float" office:value="0.0864572118753504">
            <text:p>8.65E-02</text:p>
          </table:table-cell>
          <table:table-cell table:formula="oooc:=(10^[.C726])*10000000/3.83E+033*10^-9.33" office:value-type="float" office:value="0.279770053586842">
            <text:p>2.80E-01</text:p>
          </table:table-cell>
        </table:table-row>
        <table:table-row table:style-name="ro1">
          <table:table-cell office:value-type="string">
            <text:p>NGC 4612</text:p>
          </table:table-cell>
          <table:table-cell office:value-type="float" office:value="33.87">
            <text:p>33.87</text:p>
          </table:table-cell>
          <table:table-cell office:value-type="float" office:value="34.7">
            <text:p>34.7</text:p>
          </table:table-cell>
          <table:table-cell/>
          <table:table-cell table:formula="oooc:=(10^[.B727])*10000000/3.83E+033*10^-9.51" office:value-type="float" office:value="0.00598137768346674">
            <text:p>5.98E-03</text:p>
          </table:table-cell>
          <table:table-cell table:formula="oooc:=(10^[.C727])*10000000/3.83E+033*10^-9.33" office:value-type="float" office:value="0.0612070186767608">
            <text:p>6.12E-02</text:p>
          </table:table-cell>
        </table:table-row>
        <table:table-row table:style-name="ro1">
          <table:table-cell office:value-type="string">
            <text:p>NGC 4618</text:p>
          </table:table-cell>
          <table:table-cell office:value-type="float" office:value="35.78">
            <text:p>35.78</text:p>
          </table:table-cell>
          <table:table-cell office:value-type="float" office:value="35.7">
            <text:p>35.7</text:p>
          </table:table-cell>
          <table:table-cell/>
          <table:table-cell table:formula="oooc:=(10^[.B728])*10000000/3.83E+033*10^-9.51" office:value-type="float" office:value="0.486184630982473">
            <text:p>4.86E-01</text:p>
          </table:table-cell>
          <table:table-cell table:formula="oooc:=(10^[.C728])*10000000/3.83E+033*10^-9.33" office:value-type="float" office:value="0.612070186767608">
            <text:p>6.12E-01</text:p>
          </table:table-cell>
        </table:table-row>
        <table:table-row table:style-name="ro1">
          <table:table-cell office:value-type="string">
            <text:p>NGC 4625</text:p>
          </table:table-cell>
          <table:table-cell office:value-type="float" office:value="35.11">
            <text:p>35.11</text:p>
          </table:table-cell>
          <table:table-cell office:value-type="float" office:value="35.05">
            <text:p>35.05</text:p>
          </table:table-cell>
          <table:table-cell/>
          <table:table-cell table:formula="oooc:=(10^[.B729])*10000000/3.83E+033*10^-9.51" office:value-type="float" office:value="0.103944430953916">
            <text:p>1.04E-01</text:p>
          </table:table-cell>
          <table:table-cell table:formula="oooc:=(10^[.C729])*10000000/3.83E+033*10^-9.33" office:value-type="float" office:value="0.13702544654041">
            <text:p>1.37E-01</text:p>
          </table:table-cell>
        </table:table-row>
        <table:table-row table:style-name="ro1">
          <table:table-cell office:value-type="string">
            <text:p>NGC 4627</text:p>
          </table:table-cell>
          <table:table-cell office:value-type="float" office:value="34.4">
            <text:p>34.4</text:p>
          </table:table-cell>
          <table:table-cell office:value-type="float" office:value="34.45">
            <text:p>34.45</text:p>
          </table:table-cell>
          <table:table-cell/>
          <table:table-cell table:formula="oooc:=(10^[.B730])*10000000/3.83E+033*10^-9.51" office:value-type="float" office:value="0.0202675487370415">
            <text:p>2.03E-02</text:p>
          </table:table-cell>
          <table:table-cell table:formula="oooc:=(10^[.C730])*10000000/3.83E+033*10^-9.33" office:value-type="float" office:value="0.0344192359936401">
            <text:p>3.44E-02</text:p>
          </table:table-cell>
        </table:table-row>
        <table:table-row table:style-name="ro1">
          <table:table-cell office:value-type="string">
            <text:p>NGC 4631</text:p>
          </table:table-cell>
          <table:table-cell office:value-type="float" office:value="36.19">
            <text:p>36.19</text:p>
          </table:table-cell>
          <table:table-cell office:value-type="float" office:value="36.13">
            <text:p>36.13</text:p>
          </table:table-cell>
          <table:table-cell/>
          <table:table-cell table:formula="oooc:=(10^[.B731])*10000000/3.83E+033*10^-9.51" office:value-type="float" office:value="1.24968692512438">
            <text:p>1.25E+00</text:p>
          </table:table-cell>
          <table:table-cell table:formula="oooc:=(10^[.C731])*10000000/3.83E+033*10^-9.33" office:value-type="float" office:value="1.64740821013106">
            <text:p>1.65E+00</text:p>
          </table:table-cell>
        </table:table-row>
        <table:table-row table:style-name="ro1">
          <table:table-cell office:value-type="string">
            <text:p>NGC 4623</text:p>
          </table:table-cell>
          <table:table-cell office:value-type="float" office:value="33.7">
            <text:p>33.7</text:p>
          </table:table-cell>
          <table:table-cell office:value-type="float" office:value="34.37">
            <text:p>34.37</text:p>
          </table:table-cell>
          <table:table-cell/>
          <table:table-cell table:formula="oooc:=(10^[.B732])*10000000/3.83E+033*10^-9.51" office:value-type="float" office:value="0.00404390762118144">
            <text:p>4.04E-03</text:p>
          </table:table-cell>
          <table:table-cell table:formula="oooc:=(10^[.C732])*10000000/3.83E+033*10^-9.33" office:value-type="float" office:value="0.0286286735285425">
            <text:p>2.86E-02</text:p>
          </table:table-cell>
        </table:table-row>
        <table:table-row table:style-name="ro1">
          <table:table-cell office:value-type="string">
            <text:p>NGC 4656</text:p>
          </table:table-cell>
          <table:table-cell office:value-type="float" office:value="36.24">
            <text:p>36.24</text:p>
          </table:table-cell>
          <table:table-cell office:value-type="float" office:value="36.08">
            <text:p>36.08</text:p>
          </table:table-cell>
          <table:table-cell/>
          <table:table-cell table:formula="oooc:=(10^[.B733])*10000000/3.83E+033*10^-9.51" office:value-type="float" office:value="1.40217179208944">
            <text:p>1.40E+00</text:p>
          </table:table-cell>
          <table:table-cell table:formula="oooc:=(10^[.C733])*10000000/3.83E+033*10^-9.33" office:value-type="float" office:value="1.46825411276853">
            <text:p>1.47E+00</text:p>
          </table:table-cell>
        </table:table-row>
        <table:table-row table:style-name="ro1">
          <table:table-cell office:value-type="string">
            <text:p>NGC 4665</text:p>
          </table:table-cell>
          <table:table-cell office:value-type="float" office:value="34.79">
            <text:p>34.79</text:p>
          </table:table-cell>
          <table:table-cell office:value-type="float" office:value="34.96">
            <text:p>34.96</text:p>
          </table:table-cell>
          <table:table-cell/>
          <table:table-cell table:formula="oooc:=(10^[.B734])*10000000/3.83E+033*10^-9.51" office:value-type="float" office:value="0.0497509325838967">
            <text:p>4.98E-02</text:p>
          </table:table-cell>
          <table:table-cell table:formula="oooc:=(10^[.C734])*10000000/3.83E+033*10^-9.33" office:value-type="float" office:value="0.111378464439058">
            <text:p>1.11E-01</text:p>
          </table:table-cell>
        </table:table-row>
        <table:table-row table:style-name="ro1">
          <table:table-cell office:value-type="string">
            <text:p>NGC 4691</text:p>
          </table:table-cell>
          <table:table-cell table:number-columns-repeated="2" office:value-type="float" office:value="35.89">
            <text:p>35.89</text:p>
          </table:table-cell>
          <table:table-cell/>
          <table:table-cell table:formula="oooc:=(10^[.B735])*10000000/3.83E+033*10^-9.51" office:value-type="float" office:value="0.626327132903263">
            <text:p>6.26E-01</text:p>
          </table:table-cell>
          <table:table-cell table:formula="oooc:=(10^[.C735])*10000000/3.83E+033*10^-9.33" office:value-type="float" office:value="0.947984477206532">
            <text:p>9.48E-01</text:p>
          </table:table-cell>
        </table:table-row>
        <table:table-row table:style-name="ro1">
          <table:table-cell office:value-type="string">
            <text:p>DDO 149</text:p>
          </table:table-cell>
          <table:table-cell office:value-type="float" office:value="35.33">
            <text:p>35.33</text:p>
          </table:table-cell>
          <table:table-cell office:value-type="float" office:value="35.24">
            <text:p>35.24</text:p>
          </table:table-cell>
          <table:table-cell/>
          <table:table-cell table:formula="oooc:=(10^[.B736])*10000000/3.83E+033*10^-9.51" office:value-type="float" office:value="0.172504816712165">
            <text:p>1.73E-01</text:p>
          </table:table-cell>
          <table:table-cell table:formula="oooc:=(10^[.C736])*10000000/3.83E+033*10^-9.33" office:value-type="float" office:value="0.212227288815693">
            <text:p>2.12E-01</text:p>
          </table:table-cell>
        </table:table-row>
        <table:table-row table:style-name="ro1">
          <table:table-cell office:value-type="string">
            <text:p>UGC 07982</text:p>
          </table:table-cell>
          <table:table-cell office:value-type="float" office:value="34.4">
            <text:p>34.4</text:p>
          </table:table-cell>
          <table:table-cell office:value-type="float" office:value="34.59">
            <text:p>34.59</text:p>
          </table:table-cell>
          <table:table-cell/>
          <table:table-cell table:formula="oooc:=(10^[.B737])*10000000/3.83E+033*10^-9.51" office:value-type="float" office:value="0.0202675487370415">
            <text:p>2.03E-02</text:p>
          </table:table-cell>
          <table:table-cell table:formula="oooc:=(10^[.C737])*10000000/3.83E+033*10^-9.33" office:value-type="float" office:value="0.0475117717652741">
            <text:p>4.75E-02</text:p>
          </table:table-cell>
        </table:table-row>
        <table:table-row table:style-name="ro1">
          <table:table-cell office:value-type="string">
            <text:p>UGC 07991</text:p>
          </table:table-cell>
          <table:table-cell office:value-type="float" office:value="34.21">
            <text:p>34.21</text:p>
          </table:table-cell>
          <table:table-cell office:value-type="float" office:value="34.41">
            <text:p>34.41</text:p>
          </table:table-cell>
          <table:table-cell/>
          <table:table-cell table:formula="oooc:=(10^[.B738])*10000000/3.83E+033*10^-9.51" office:value-type="float" office:value="0.0130858285542369">
            <text:p>1.31E-02</text:p>
          </table:table-cell>
          <table:table-cell table:formula="oooc:=(10^[.C738])*10000000/3.83E+033*10^-9.33" office:value-type="float" office:value="0.0313907163085484">
            <text:p>3.14E-02</text:p>
          </table:table-cell>
        </table:table-row>
        <table:table-row table:style-name="ro1">
          <table:table-cell office:value-type="string">
            <text:p>NGC 4736</text:p>
          </table:table-cell>
          <table:table-cell office:value-type="float" office:value="35.63">
            <text:p>35.63</text:p>
          </table:table-cell>
          <table:table-cell office:value-type="float" office:value="35.59">
            <text:p>35.59</text:p>
          </table:table-cell>
          <table:table-cell/>
          <table:table-cell table:formula="oooc:=(10^[.B739])*10000000/3.83E+033*10^-9.51" office:value-type="float" office:value="0.344192359936401">
            <text:p>3.44E-01</text:p>
          </table:table-cell>
          <table:table-cell table:formula="oooc:=(10^[.C739])*10000000/3.83E+033*10^-9.33" office:value-type="float" office:value="0.475117717652741">
            <text:p>4.75E-01</text:p>
          </table:table-cell>
        </table:table-row>
        <table:table-row table:style-name="ro1">
          <table:table-cell office:value-type="string">
            <text:p>NGC 4753</text:p>
          </table:table-cell>
          <table:table-cell office:value-type="float" office:value="34.82">
            <text:p>34.82</text:p>
          </table:table-cell>
          <table:table-cell office:value-type="float" office:value="35.62">
            <text:p>35.62</text:p>
          </table:table-cell>
          <table:table-cell/>
          <table:table-cell table:formula="oooc:=(10^[.B740])*10000000/3.83E+033*10^-9.51" office:value-type="float" office:value="0.0533090847172201">
            <text:p>5.33E-02</text:p>
          </table:table-cell>
          <table:table-cell table:formula="oooc:=(10^[.C740])*10000000/3.83E+033*10^-9.33" office:value-type="float" office:value="0.509097806725335">
            <text:p>5.09E-01</text:p>
          </table:table-cell>
        </table:table-row>
        <table:table-row table:style-name="ro1">
          <table:table-cell office:value-type="string">
            <text:p>UGC 08013</text:p>
          </table:table-cell>
          <table:table-cell office:value-type="float" office:value="35.9">
            <text:p>35.9</text:p>
          </table:table-cell>
          <table:table-cell office:value-type="float" office:value="35.91">
            <text:p>35.91</text:p>
          </table:table-cell>
          <table:table-cell/>
          <table:table-cell table:formula="oooc:=(10^[.B741])*10000000/3.83E+033*10^-9.51" office:value-type="float" office:value="0.640916165975202">
            <text:p>6.41E-01</text:p>
          </table:table-cell>
          <table:table-cell table:formula="oooc:=(10^[.C741])*10000000/3.83E+033*10^-9.33" office:value-type="float" office:value="0.992661609192058">
            <text:p>9.93E-01</text:p>
          </table:table-cell>
        </table:table-row>
        <table:table-row table:style-name="ro1">
          <table:table-cell office:value-type="string">
            <text:p>NGC 4771</text:p>
          </table:table-cell>
          <table:table-cell office:value-type="float" office:value="35.06">
            <text:p>35.06</text:p>
          </table:table-cell>
          <table:table-cell office:value-type="float" office:value="35.17">
            <text:p>35.17</text:p>
          </table:table-cell>
          <table:table-cell/>
          <table:table-cell table:formula="oooc:=(10^[.B742])*10000000/3.83E+033*10^-9.51" office:value-type="float" office:value="0.0926405716014563">
            <text:p>9.26E-02</text:p>
          </table:table-cell>
          <table:table-cell table:formula="oooc:=(10^[.C742])*10000000/3.83E+033*10^-9.33" office:value-type="float" office:value="0.180634718255598">
            <text:p>1.81E-01</text:p>
          </table:table-cell>
        </table:table-row>
        <table:table-row table:style-name="ro1">
          <table:table-cell office:value-type="string">
            <text:p>NGC 4772</text:p>
          </table:table-cell>
          <table:table-cell office:value-type="float" office:value="34.76">
            <text:p>34.76</text:p>
          </table:table-cell>
          <table:table-cell office:value-type="float" office:value="35.01">
            <text:p>35.01</text:p>
          </table:table-cell>
          <table:table-cell/>
          <table:table-cell table:formula="oooc:=(10^[.B743])*10000000/3.83E+033*10^-9.51" office:value-type="float" office:value="0.0464302718025827">
            <text:p>4.64E-02</text:p>
          </table:table-cell>
          <table:table-cell table:formula="oooc:=(10^[.C743])*10000000/3.83E+033*10^-9.33" office:value-type="float" office:value="0.124968692512438">
            <text:p>1.25E-01</text:p>
          </table:table-cell>
        </table:table-row>
        <table:table-row table:style-name="ro1">
          <table:table-cell office:value-type="string">
            <text:p>DDO 154</text:p>
          </table:table-cell>
          <table:table-cell office:value-type="float" office:value="34.3">
            <text:p>34.3</text:p>
          </table:table-cell>
          <table:table-cell office:value-type="float" office:value="34.11">
            <text:p>34.11</text:p>
          </table:table-cell>
          <table:table-cell/>
          <table:table-cell table:formula="oooc:=(10^[.B744])*10000000/3.83E+033*10^-9.51" office:value-type="float" office:value="0.0160990862104825">
            <text:p>1.61E-02</text:p>
          </table:table-cell>
          <table:table-cell table:formula="oooc:=(10^[.C744])*10000000/3.83E+033*10^-9.33" office:value-type="float" office:value="0.01573262626826">
            <text:p>1.57E-02</text:p>
          </table:table-cell>
        </table:table-row>
        <table:table-row table:style-name="ro1">
          <table:table-cell office:value-type="string">
            <text:p>NGC 4787</text:p>
          </table:table-cell>
          <table:table-cell office:value-type="float" office:value="34.57">
            <text:p>34.57</text:p>
          </table:table-cell>
          <table:table-cell office:value-type="float" office:value="35.05">
            <text:p>35.05</text:p>
          </table:table-cell>
          <table:table-cell/>
          <table:table-cell table:formula="oooc:=(10^[.B745])*10000000/3.83E+033*10^-9.51" office:value-type="float" office:value="0.0299779013445662">
            <text:p>3.00E-02</text:p>
          </table:table-cell>
          <table:table-cell table:formula="oooc:=(10^[.C745])*10000000/3.83E+033*10^-9.33" office:value-type="float" office:value="0.13702544654041">
            <text:p>1.37E-01</text:p>
          </table:table-cell>
        </table:table-row>
        <table:table-row table:style-name="ro1">
          <table:table-cell office:value-type="string">
            <text:p>NGC 4789</text:p>
          </table:table-cell>
          <table:table-cell office:value-type="float" office:value="35.39">
            <text:p>35.39</text:p>
          </table:table-cell>
          <table:table-cell office:value-type="float" office:value="35.87">
            <text:p>35.87</text:p>
          </table:table-cell>
          <table:table-cell/>
          <table:table-cell table:formula="oooc:=(10^[.B746])*10000000/3.83E+033*10^-9.51" office:value-type="float" office:value="0.19806203003373">
            <text:p>1.98E-01</text:p>
          </table:table-cell>
          <table:table-cell table:formula="oooc:=(10^[.C746])*10000000/3.83E+033*10^-9.33" office:value-type="float" office:value="0.905318147395639">
            <text:p>9.05E-01</text:p>
          </table:table-cell>
        </table:table-row>
        <table:table-row table:style-name="ro1">
          <table:table-cell office:value-type="string">
            <text:p>NGC 4809</text:p>
          </table:table-cell>
          <table:table-cell office:value-type="float" office:value="35.17">
            <text:p>35.17</text:p>
          </table:table-cell>
          <table:table-cell office:value-type="float" office:value="35.07">
            <text:p>35.07</text:p>
          </table:table-cell>
          <table:table-cell/>
          <table:table-cell table:formula="oooc:=(10^[.B747])*10000000/3.83E+033*10^-9.51" office:value-type="float" office:value="0.119344174834172">
            <text:p>1.19E-01</text:p>
          </table:table-cell>
          <table:table-cell table:formula="oooc:=(10^[.C747])*10000000/3.83E+033*10^-9.33" office:value-type="float" office:value="0.143483256881886">
            <text:p>1.43E-01</text:p>
          </table:table-cell>
        </table:table-row>
        <table:table-row table:style-name="ro1">
          <table:table-cell office:value-type="string">
            <text:p>NGC 4797</text:p>
          </table:table-cell>
          <table:table-cell office:value-type="float" office:value="35.17">
            <text:p>35.17</text:p>
          </table:table-cell>
          <table:table-cell office:value-type="float" office:value="35.56">
            <text:p>35.56</text:p>
          </table:table-cell>
          <table:table-cell/>
          <table:table-cell table:formula="oooc:=(10^[.B748])*10000000/3.83E+033*10^-9.51" office:value-type="float" office:value="0.119344174834172">
            <text:p>1.19E-01</text:p>
          </table:table-cell>
          <table:table-cell table:formula="oooc:=(10^[.C748])*10000000/3.83E+033*10^-9.33" office:value-type="float" office:value="0.44340565338427">
            <text:p>4.43E-01</text:p>
          </table:table-cell>
        </table:table-row>
        <table:table-row table:style-name="ro1">
          <table:table-cell office:value-type="string">
            <text:p>NGC 4799</text:p>
          </table:table-cell>
          <table:table-cell office:value-type="float" office:value="35.41">
            <text:p>35.41</text:p>
          </table:table-cell>
          <table:table-cell office:value-type="float" office:value="35.53">
            <text:p>35.53</text:p>
          </table:table-cell>
          <table:table-cell/>
          <table:table-cell table:formula="oooc:=(10^[.B749])*10000000/3.83E+033*10^-9.51" office:value-type="float" office:value="0.207396405933231">
            <text:p>2.07E-01</text:p>
          </table:table-cell>
          <table:table-cell table:formula="oooc:=(10^[.C749])*10000000/3.83E+033*10^-9.33" office:value-type="float" office:value="0.413810233018569">
            <text:p>4.14E-01</text:p>
          </table:table-cell>
        </table:table-row>
        <table:table-row table:style-name="ro1">
          <table:table-cell office:value-type="string">
            <text:p>NGC 4807</text:p>
          </table:table-cell>
          <table:table-cell office:value-type="float" office:value="34.87">
            <text:p>34.87</text:p>
          </table:table-cell>
          <table:table-cell office:value-type="float" office:value="35.2">
            <text:p>35.2</text:p>
          </table:table-cell>
          <table:table-cell/>
          <table:table-cell table:formula="oooc:=(10^[.B750])*10000000/3.83E+033*10^-9.51" office:value-type="float" office:value="0.0598137768346674">
            <text:p>5.98E-02</text:p>
          </table:table-cell>
          <table:table-cell table:formula="oooc:=(10^[.C750])*10000000/3.83E+033*10^-9.33" office:value-type="float" office:value="0.193553587807029">
            <text:p>1.94E-01</text:p>
          </table:table-cell>
        </table:table-row>
        <table:table-row table:style-name="ro1">
          <table:table-cell office:value-type="string">
            <text:p>NGC 4816</text:p>
          </table:table-cell>
          <table:table-cell office:value-type="float" office:value="35.32">
            <text:p>35.32</text:p>
          </table:table-cell>
          <table:table-cell office:value-type="float" office:value="35.6">
            <text:p>35.6</text:p>
          </table:table-cell>
          <table:table-cell/>
          <table:table-cell table:formula="oooc:=(10^[.B751])*10000000/3.83E+033*10^-9.51" office:value-type="float" office:value="0.168578127685289">
            <text:p>1.69E-01</text:p>
          </table:table-cell>
          <table:table-cell table:formula="oooc:=(10^[.C751])*10000000/3.83E+033*10^-9.33" office:value-type="float" office:value="0.486184630982473">
            <text:p>4.86E-01</text:p>
          </table:table-cell>
        </table:table-row>
        <table:table-row table:style-name="ro1">
          <table:table-cell office:value-type="string">
            <text:p>NGC 4819</text:p>
          </table:table-cell>
          <table:table-cell office:value-type="float" office:value="35.17">
            <text:p>35.17</text:p>
          </table:table-cell>
          <table:table-cell office:value-type="float" office:value="35.54">
            <text:p>35.54</text:p>
          </table:table-cell>
          <table:table-cell/>
          <table:table-cell table:formula="oooc:=(10^[.B752])*10000000/3.83E+033*10^-9.51" office:value-type="float" office:value="0.119344174834172">
            <text:p>1.19E-01</text:p>
          </table:table-cell>
          <table:table-cell table:formula="oooc:=(10^[.C752])*10000000/3.83E+033*10^-9.33" office:value-type="float" office:value="0.423449111581965">
            <text:p>4.23E-01</text:p>
          </table:table-cell>
        </table:table-row>
        <table:table-row table:style-name="ro1">
          <table:table-cell office:value-type="string">
            <text:p>NGC 4827</text:p>
          </table:table-cell>
          <table:table-cell office:value-type="float" office:value="35.2">
            <text:p>35.2</text:p>
          </table:table-cell>
          <table:table-cell office:value-type="float" office:value="35.48">
            <text:p>35.48</text:p>
          </table:table-cell>
          <table:table-cell/>
          <table:table-cell table:formula="oooc:=(10^[.B753])*10000000/3.83E+033*10^-9.51" office:value-type="float" office:value="0.127879587302467">
            <text:p>1.28E-01</text:p>
          </table:table-cell>
          <table:table-cell table:formula="oooc:=(10^[.C753])*10000000/3.83E+033*10^-9.33" office:value-type="float" office:value="0.368808758387139">
            <text:p>3.69E-01</text:p>
          </table:table-cell>
        </table:table-row>
        <table:table-row table:style-name="ro1">
          <table:table-cell office:value-type="string">
            <text:p>MESSIER 064</text:p>
          </table:table-cell>
          <table:table-cell office:value-type="float" office:value="36">
            <text:p>36</text:p>
          </table:table-cell>
          <table:table-cell office:value-type="float" office:value="36.23">
            <text:p>36.23</text:p>
          </table:table-cell>
          <table:table-cell/>
          <table:table-cell table:formula="oooc:=(10^[.B754])*10000000/3.83E+033*10^-9.51" office:value-type="float" office:value="0.806865648175873">
            <text:p>8.07E-01</text:p>
          </table:table-cell>
          <table:table-cell table:formula="oooc:=(10^[.C754])*10000000/3.83E+033*10^-9.33" office:value-type="float" office:value="2.07396405933231">
            <text:p>2.07E+00</text:p>
          </table:table-cell>
        </table:table-row>
        <table:table-row table:style-name="ro1">
          <table:table-cell office:value-type="string">
            <text:p>NGC 4839</text:p>
          </table:table-cell>
          <table:table-cell office:value-type="float" office:value="35.82">
            <text:p>35.82</text:p>
          </table:table-cell>
          <table:table-cell office:value-type="float" office:value="36.06">
            <text:p>36.06</text:p>
          </table:table-cell>
          <table:table-cell/>
          <table:table-cell table:formula="oooc:=(10^[.B755])*10000000/3.83E+033*10^-9.51" office:value-type="float" office:value="0.533090847172202">
            <text:p>5.33E-01</text:p>
          </table:table-cell>
          <table:table-cell table:formula="oooc:=(10^[.C755])*10000000/3.83E+033*10^-9.33" office:value-type="float" office:value="1.40217179208944">
            <text:p>1.40E+00</text:p>
          </table:table-cell>
        </table:table-row>
        <table:table-row table:style-name="ro1">
          <table:table-cell office:value-type="string">
            <text:p>IC 3949</text:p>
          </table:table-cell>
          <table:table-cell office:value-type="float" office:value="35.93">
            <text:p>35.93</text:p>
          </table:table-cell>
          <table:table-cell office:value-type="float" office:value="35.89">
            <text:p>35.89</text:p>
          </table:table-cell>
          <table:table-cell/>
          <table:table-cell table:formula="oooc:=(10^[.B756])*10000000/3.83E+033*10^-9.51" office:value-type="float" office:value="0.686754044881301">
            <text:p>6.87E-01</text:p>
          </table:table-cell>
          <table:table-cell table:formula="oooc:=(10^[.C756])*10000000/3.83E+033*10^-9.33" office:value-type="float" office:value="0.947984477206532">
            <text:p>9.48E-01</text:p>
          </table:table-cell>
        </table:table-row>
        <table:table-row table:style-name="ro1">
          <table:table-cell office:value-type="string">
            <text:p>NGC 4861</text:p>
          </table:table-cell>
          <table:table-cell office:value-type="float" office:value="35.72">
            <text:p>35.72</text:p>
          </table:table-cell>
          <table:table-cell office:value-type="float" office:value="35.53">
            <text:p>35.53</text:p>
          </table:table-cell>
          <table:table-cell/>
          <table:table-cell table:formula="oooc:=(10^[.B757])*10000000/3.83E+033*10^-9.51" office:value-type="float" office:value="0.423449111581965">
            <text:p>4.23E-01</text:p>
          </table:table-cell>
          <table:table-cell table:formula="oooc:=(10^[.C757])*10000000/3.83E+033*10^-9.33" office:value-type="float" office:value="0.413810233018569">
            <text:p>4.14E-01</text:p>
          </table:table-cell>
        </table:table-row>
        <table:table-row table:style-name="ro1">
          <table:table-cell office:value-type="string">
            <text:p>IC 0842</text:p>
          </table:table-cell>
          <table:table-cell office:value-type="float" office:value="35.97">
            <text:p>35.97</text:p>
          </table:table-cell>
          <table:table-cell office:value-type="float" office:value="35.99">
            <text:p>35.99</text:p>
          </table:table-cell>
          <table:table-cell/>
          <table:table-cell table:formula="oooc:=(10^[.B758])*10000000/3.83E+033*10^-9.51" office:value-type="float" office:value="0.753010836325483">
            <text:p>7.53E-01</text:p>
          </table:table-cell>
          <table:table-cell table:formula="oooc:=(10^[.C758])*10000000/3.83E+033*10^-9.33" office:value-type="float" office:value="1.19344174834172">
            <text:p>1.19E+00</text:p>
          </table:table-cell>
        </table:table-row>
        <table:table-row table:style-name="ro1">
          <table:table-cell office:value-type="string">
            <text:p>UGC 08127</text:p>
          </table:table-cell>
          <table:table-cell office:value-type="float" office:value="34.83">
            <text:p>34.83</text:p>
          </table:table-cell>
          <table:table-cell office:value-type="float" office:value="34.76">
            <text:p>34.76</text:p>
          </table:table-cell>
          <table:table-cell/>
          <table:table-cell table:formula="oooc:=(10^[.B759])*10000000/3.83E+033*10^-9.51" office:value-type="float" office:value="0.0545508128160322">
            <text:p>5.46E-02</text:p>
          </table:table-cell>
          <table:table-cell table:formula="oooc:=(10^[.C759])*10000000/3.83E+033*10^-9.33" office:value-type="float" office:value="0.0702750601547494">
            <text:p>7.03E-02</text:p>
          </table:table-cell>
        </table:table-row>
        <table:table-row table:style-name="ro1">
          <table:table-cell office:value-type="string">
            <text:p>NGC 4922</text:p>
          </table:table-cell>
          <table:table-cell office:value-type="float" office:value="35.57">
            <text:p>35.57</text:p>
          </table:table-cell>
          <table:table-cell office:value-type="float" office:value="35.83">
            <text:p>35.83</text:p>
          </table:table-cell>
          <table:table-cell/>
          <table:table-cell table:formula="oooc:=(10^[.B760])*10000000/3.83E+033*10^-9.51" office:value-type="float" office:value="0.299779013445662">
            <text:p>3.00E-01</text:p>
          </table:table-cell>
          <table:table-cell table:formula="oooc:=(10^[.C760])*10000000/3.83E+033*10^-9.33" office:value-type="float" office:value="0.825659963490435">
            <text:p>8.26E-01</text:p>
          </table:table-cell>
        </table:table-row>
        <table:table-row table:style-name="ro1">
          <table:table-cell office:value-type="string">
            <text:p>IC 0843</text:p>
          </table:table-cell>
          <table:table-cell office:value-type="float" office:value="34.88">
            <text:p>34.88</text:p>
          </table:table-cell>
          <table:table-cell office:value-type="float" office:value="35.2">
            <text:p>35.2</text:p>
          </table:table-cell>
          <table:table-cell/>
          <table:table-cell table:formula="oooc:=(10^[.B761])*10000000/3.83E+033*10^-9.51" office:value-type="float" office:value="0.0612070186767608">
            <text:p>6.12E-02</text:p>
          </table:table-cell>
          <table:table-cell table:formula="oooc:=(10^[.C761])*10000000/3.83E+033*10^-9.33" office:value-type="float" office:value="0.193553587807029">
            <text:p>1.94E-01</text:p>
          </table:table-cell>
        </table:table-row>
        <table:table-row table:style-name="ro1">
          <table:table-cell office:value-type="string">
            <text:p>IC 4088</text:p>
          </table:table-cell>
          <table:table-cell office:value-type="float" office:value="35.96">
            <text:p>35.96</text:p>
          </table:table-cell>
          <table:table-cell office:value-type="float" office:value="35.97">
            <text:p>35.97</text:p>
          </table:table-cell>
          <table:table-cell/>
          <table:table-cell table:formula="oooc:=(10^[.B762])*10000000/3.83E+033*10^-9.51" office:value-type="float" office:value="0.735870217040329">
            <text:p>7.36E-01</text:p>
          </table:table-cell>
          <table:table-cell table:formula="oooc:=(10^[.C762])*10000000/3.83E+033*10^-9.33" office:value-type="float" office:value="1.13972802151479">
            <text:p>1.14E+00</text:p>
          </table:table-cell>
        </table:table-row>
        <table:table-row table:style-name="ro1">
          <table:table-cell office:value-type="string">
            <text:p>NGC 4952</text:p>
          </table:table-cell>
          <table:table-cell office:value-type="float" office:value="35.08">
            <text:p>35.08</text:p>
          </table:table-cell>
          <table:table-cell office:value-type="float" office:value="35.48">
            <text:p>35.48</text:p>
          </table:table-cell>
          <table:table-cell/>
          <table:table-cell table:formula="oooc:=(10^[.B763])*10000000/3.83E+033*10^-9.51" office:value-type="float" office:value="0.0970065872316374">
            <text:p>9.70E-02</text:p>
          </table:table-cell>
          <table:table-cell table:formula="oooc:=(10^[.C763])*10000000/3.83E+033*10^-9.33" office:value-type="float" office:value="0.368808758387139">
            <text:p>3.69E-01</text:p>
          </table:table-cell>
        </table:table-row>
        <table:table-row table:style-name="ro1">
          <table:table-cell office:value-type="string">
            <text:p>UGC 08195</text:p>
          </table:table-cell>
          <table:table-cell office:value-type="float" office:value="35.9">
            <text:p>35.9</text:p>
          </table:table-cell>
          <table:table-cell office:value-type="float" office:value="35.95">
            <text:p>35.95</text:p>
          </table:table-cell>
          <table:table-cell/>
          <table:table-cell table:formula="oooc:=(10^[.B764])*10000000/3.83E+033*10^-9.51" office:value-type="float" office:value="0.640916165975202">
            <text:p>6.41E-01</text:p>
          </table:table-cell>
          <table:table-cell table:formula="oooc:=(10^[.C764])*10000000/3.83E+033*10^-9.33" office:value-type="float" office:value="1.08843181062751">
            <text:p>1.09E+00</text:p>
          </table:table-cell>
        </table:table-row>
        <table:table-row table:style-name="ro1">
          <table:table-cell office:value-type="string">
            <text:p>DDO 165</text:p>
          </table:table-cell>
          <table:table-cell office:value-type="float" office:value="34.52">
            <text:p>34.52</text:p>
          </table:table-cell>
          <table:table-cell office:value-type="float" office:value="34.43">
            <text:p>34.43</text:p>
          </table:table-cell>
          <table:table-cell/>
          <table:table-cell table:formula="oooc:=(10^[.B765])*10000000/3.83E+033*10^-9.51" office:value-type="float" office:value="0.0267178326966256">
            <text:p>2.67E-02</text:p>
          </table:table-cell>
          <table:table-cell table:formula="oooc:=(10^[.C765])*10000000/3.83E+033*10^-9.33" office:value-type="float" office:value="0.0328701151904482">
            <text:p>3.29E-02</text:p>
          </table:table-cell>
        </table:table-row>
        <table:table-row table:style-name="ro1">
          <table:table-cell office:value-type="string">
            <text:p>NGC 5004</text:p>
          </table:table-cell>
          <table:table-cell office:value-type="float" office:value="35.04">
            <text:p>35.04</text:p>
          </table:table-cell>
          <table:table-cell office:value-type="float" office:value="35.56">
            <text:p>35.56</text:p>
          </table:table-cell>
          <table:table-cell/>
          <table:table-cell table:formula="oooc:=(10^[.B766])*10000000/3.83E+033*10^-9.51" office:value-type="float" office:value="0.0884710590441781">
            <text:p>8.85E-02</text:p>
          </table:table-cell>
          <table:table-cell table:formula="oooc:=(10^[.C766])*10000000/3.83E+033*10^-9.33" office:value-type="float" office:value="0.44340565338427">
            <text:p>4.43E-01</text:p>
          </table:table-cell>
        </table:table-row>
        <table:table-row table:style-name="ro1">
          <table:table-cell office:value-type="string">
            <text:p>NGC 5004C</text:p>
          </table:table-cell>
          <table:table-cell office:value-type="float" office:value="35.64">
            <text:p>35.64</text:p>
          </table:table-cell>
          <table:table-cell office:value-type="float" office:value="35.82">
            <text:p>35.82</text:p>
          </table:table-cell>
          <table:table-cell/>
          <table:table-cell table:formula="oooc:=(10^[.B767])*10000000/3.83E+033*10^-9.51" office:value-type="float" office:value="0.352209629919492">
            <text:p>3.52E-01</text:p>
          </table:table-cell>
          <table:table-cell table:formula="oooc:=(10^[.C767])*10000000/3.83E+033*10^-9.33" office:value-type="float" office:value="0.806865648175873">
            <text:p>8.07E-01</text:p>
          </table:table-cell>
        </table:table-row>
        <table:table-row table:style-name="ro1">
          <table:table-cell office:value-type="string">
            <text:p>UGC 08313</text:p>
          </table:table-cell>
          <table:table-cell table:number-columns-repeated="2" office:value-type="float" office:value="34.57">
            <text:p>34.57</text:p>
          </table:table-cell>
          <table:table-cell/>
          <table:table-cell table:formula="oooc:=(10^[.B768])*10000000/3.83E+033*10^-9.51" office:value-type="float" office:value="0.0299779013445662">
            <text:p>3.00E-02</text:p>
          </table:table-cell>
          <table:table-cell table:formula="oooc:=(10^[.C768])*10000000/3.83E+033*10^-9.33" office:value-type="float" office:value="0.045373389784579">
            <text:p>4.54E-02</text:p>
          </table:table-cell>
        </table:table-row>
        <table:table-row table:style-name="ro1">
          <table:table-cell office:value-type="string">
            <text:p>UGCA 342</text:p>
          </table:table-cell>
          <table:table-cell office:value-type="float" office:value="34">
            <text:p>34</text:p>
          </table:table-cell>
          <table:table-cell office:value-type="float" office:value="33.83">
            <text:p>33.83</text:p>
          </table:table-cell>
          <table:table-cell/>
          <table:table-cell table:formula="oooc:=(10^[.B769])*10000000/3.83E+033*10^-9.51" office:value-type="float" office:value="0.00806865648175873">
            <text:p>8.07E-03</text:p>
          </table:table-cell>
          <table:table-cell table:formula="oooc:=(10^[.C769])*10000000/3.83E+033*10^-9.33" office:value-type="float" office:value="0.00825659963490435">
            <text:p>8.26E-03</text:p>
          </table:table-cell>
        </table:table-row>
        <table:table-row table:style-name="ro1">
          <table:table-cell office:value-type="string">
            <text:p>NGC 5055</text:p>
          </table:table-cell>
          <table:table-cell office:value-type="float" office:value="35.8">
            <text:p>35.8</text:p>
          </table:table-cell>
          <table:table-cell office:value-type="float" office:value="35.83">
            <text:p>35.83</text:p>
          </table:table-cell>
          <table:table-cell/>
          <table:table-cell table:formula="oooc:=(10^[.B770])*10000000/3.83E+033*10^-9.51" office:value-type="float" office:value="0.509097806725335">
            <text:p>5.09E-01</text:p>
          </table:table-cell>
          <table:table-cell table:formula="oooc:=(10^[.C770])*10000000/3.83E+033*10^-9.33" office:value-type="float" office:value="0.825659963490435">
            <text:p>8.26E-01</text:p>
          </table:table-cell>
        </table:table-row>
        <table:table-row table:style-name="ro1">
          <table:table-cell office:value-type="string">
            <text:p>UGC 08340</text:p>
          </table:table-cell>
          <table:table-cell office:value-type="float" office:value="36.17">
            <text:p>36.17</text:p>
          </table:table-cell>
          <table:table-cell office:value-type="float" office:value="36.14">
            <text:p>36.14</text:p>
          </table:table-cell>
          <table:table-cell/>
          <table:table-cell table:formula="oooc:=(10^[.B771])*10000000/3.83E+033*10^-9.51" office:value-type="float" office:value="1.19344174834172">
            <text:p>1.19E+00</text:p>
          </table:table-cell>
          <table:table-cell table:formula="oooc:=(10^[.C771])*10000000/3.83E+033*10^-9.33" office:value-type="float" office:value="1.68578127685289">
            <text:p>1.69E+00</text:p>
          </table:table-cell>
        </table:table-row>
        <table:table-row table:style-name="ro1">
          <table:table-cell office:value-type="string">
            <text:p>IC 4218</text:p>
          </table:table-cell>
          <table:table-cell office:value-type="float" office:value="36.16">
            <text:p>36.16</text:p>
          </table:table-cell>
          <table:table-cell office:value-type="float" office:value="36.17">
            <text:p>36.17</text:p>
          </table:table-cell>
          <table:table-cell/>
          <table:table-cell table:formula="oooc:=(10^[.B772])*10000000/3.83E+033*10^-9.51" office:value-type="float" office:value="1.16627569752209">
            <text:p>1.17E+00</text:p>
          </table:table-cell>
          <table:table-cell table:formula="oooc:=(10^[.C772])*10000000/3.83E+033*10^-9.33" office:value-type="float" office:value="1.80634718255598">
            <text:p>1.81E+00</text:p>
          </table:table-cell>
        </table:table-row>
        <table:table-row table:style-name="ro1">
          <table:table-cell office:value-type="string">
            <text:p>UGC 08365</text:p>
          </table:table-cell>
          <table:table-cell office:value-type="float" office:value="35.1">
            <text:p>35.1</text:p>
          </table:table-cell>
          <table:table-cell office:value-type="float" office:value="35.02">
            <text:p>35.02</text:p>
          </table:table-cell>
          <table:table-cell/>
          <table:table-cell table:formula="oooc:=(10^[.B773])*10000000/3.83E+033*10^-9.51" office:value-type="float" office:value="0.101578366839238">
            <text:p>1.02E-01</text:p>
          </table:table-cell>
          <table:table-cell table:formula="oooc:=(10^[.C773])*10000000/3.83E+033*10^-9.33" office:value-type="float" office:value="0.127879587302467">
            <text:p>1.28E-01</text:p>
          </table:table-cell>
        </table:table-row>
        <table:table-row table:style-name="ro1">
          <table:table-cell office:value-type="string">
            <text:p>IC 4229</text:p>
          </table:table-cell>
          <table:table-cell office:value-type="float" office:value="36.46">
            <text:p>36.46</text:p>
          </table:table-cell>
          <table:table-cell office:value-type="float" office:value="36.49">
            <text:p>36.49</text:p>
          </table:table-cell>
          <table:table-cell/>
          <table:table-cell table:formula="oooc:=(10^[.B774])*10000000/3.83E+033*10^-9.51" office:value-type="float" office:value="2.32702594812989">
            <text:p>2.33E+00</text:p>
          </table:table-cell>
          <table:table-cell table:formula="oooc:=(10^[.C774])*10000000/3.83E+033*10^-9.33" office:value-type="float" office:value="3.7739941794933">
            <text:p>3.77E+00</text:p>
          </table:table-cell>
        </table:table-row>
        <table:table-row table:style-name="ro1">
          <table:table-cell office:value-type="string">
            <text:p>Centaurus A</text:p>
          </table:table-cell>
          <table:table-cell office:value-type="float" office:value="35.44">
            <text:p>35.44</text:p>
          </table:table-cell>
          <table:table-cell office:value-type="float" office:value="35.68">
            <text:p>35.68</text:p>
          </table:table-cell>
          <table:table-cell/>
          <table:table-cell table:formula="oooc:=(10^[.B775])*10000000/3.83E+033*10^-9.51" office:value-type="float" office:value="0.222229252794353">
            <text:p>2.22E-01</text:p>
          </table:table-cell>
          <table:table-cell table:formula="oooc:=(10^[.C775])*10000000/3.83E+033*10^-9.33" office:value-type="float" office:value="0.584522490487817">
            <text:p>5.85E-01</text:p>
          </table:table-cell>
        </table:table-row>
        <table:table-row table:style-name="ro1">
          <table:table-cell office:value-type="string">
            <text:p>NGC 5169</text:p>
          </table:table-cell>
          <table:table-cell office:value-type="float" office:value="35.84">
            <text:p>35.84</text:p>
          </table:table-cell>
          <table:table-cell office:value-type="float" office:value="35.81">
            <text:p>35.81</text:p>
          </table:table-cell>
          <table:table-cell/>
          <table:table-cell table:formula="oooc:=(10^[.B776])*10000000/3.83E+033*10^-9.51" office:value-type="float" office:value="0.558214644778655">
            <text:p>5.58E-01</text:p>
          </table:table-cell>
          <table:table-cell table:formula="oooc:=(10^[.C776])*10000000/3.83E+033*10^-9.33" office:value-type="float" office:value="0.788499143708102">
            <text:p>7.88E-01</text:p>
          </table:table-cell>
        </table:table-row>
        <table:table-row table:style-name="ro1">
          <table:table-cell office:value-type="string">
            <text:p>NGC 5173</text:p>
          </table:table-cell>
          <table:table-cell office:value-type="float" office:value="35.35">
            <text:p>35.35</text:p>
          </table:table-cell>
          <table:table-cell office:value-type="float" office:value="35.4">
            <text:p>35.4</text:p>
          </table:table-cell>
          <table:table-cell/>
          <table:table-cell table:formula="oooc:=(10^[.B777])*10000000/3.83E+033*10^-9.51" office:value-type="float" office:value="0.180634718255598">
            <text:p>1.81E-01</text:p>
          </table:table-cell>
          <table:table-cell table:formula="oooc:=(10^[.C777])*10000000/3.83E+033*10^-9.33" office:value-type="float" office:value="0.306761763691782">
            <text:p>3.07E-01</text:p>
          </table:table-cell>
        </table:table-row>
        <table:table-row table:style-name="ro1">
          <table:table-cell office:value-type="string">
            <text:p>IC 4263</text:p>
          </table:table-cell>
          <table:table-cell office:value-type="float" office:value="35.39">
            <text:p>35.39</text:p>
          </table:table-cell>
          <table:table-cell office:value-type="float" office:value="35.35">
            <text:p>35.35</text:p>
          </table:table-cell>
          <table:table-cell/>
          <table:table-cell table:formula="oooc:=(10^[.B778])*10000000/3.83E+033*10^-9.51" office:value-type="float" office:value="0.19806203003373">
            <text:p>1.98E-01</text:p>
          </table:table-cell>
          <table:table-cell table:formula="oooc:=(10^[.C778])*10000000/3.83E+033*10^-9.33" office:value-type="float" office:value="0.273401709673865">
            <text:p>2.73E-01</text:p>
          </table:table-cell>
        </table:table-row>
        <table:table-row table:style-name="ro1">
          <table:table-cell office:value-type="string">
            <text:p>MESSIER 051a</text:p>
          </table:table-cell>
          <table:table-cell office:value-type="float" office:value="36.43">
            <text:p>36.43</text:p>
          </table:table-cell>
          <table:table-cell office:value-type="float" office:value="36.46">
            <text:p>36.46</text:p>
          </table:table-cell>
          <table:table-cell/>
          <table:table-cell table:formula="oooc:=(10^[.B779])*10000000/3.83E+033*10^-9.51" office:value-type="float" office:value="2.17170697415841">
            <text:p>2.17E+00</text:p>
          </table:table-cell>
          <table:table-cell table:formula="oooc:=(10^[.C779])*10000000/3.83E+033*10^-9.33" office:value-type="float" office:value="3.52209629919492">
            <text:p>3.52E+00</text:p>
          </table:table-cell>
        </table:table-row>
        <table:table-row table:style-name="ro1">
          <table:table-cell office:value-type="string">
            <text:p>MESSIER 051b</text:p>
          </table:table-cell>
          <table:table-cell office:value-type="float" office:value="34.75">
            <text:p>34.75</text:p>
          </table:table-cell>
          <table:table-cell office:value-type="float" office:value="35.05">
            <text:p>35.05</text:p>
          </table:table-cell>
          <table:table-cell/>
          <table:table-cell table:formula="oooc:=(10^[.B780])*10000000/3.83E+033*10^-9.51" office:value-type="float" office:value="0.045373389784579">
            <text:p>4.54E-02</text:p>
          </table:table-cell>
          <table:table-cell table:formula="oooc:=(10^[.C780])*10000000/3.83E+033*10^-9.33" office:value-type="float" office:value="0.13702544654041">
            <text:p>1.37E-01</text:p>
          </table:table-cell>
        </table:table-row>
        <table:table-row table:style-name="ro1">
          <table:table-cell office:value-type="string">
            <text:p>NGC 5231</text:p>
          </table:table-cell>
          <table:table-cell office:value-type="float" office:value="35.74">
            <text:p>35.74</text:p>
          </table:table-cell>
          <table:table-cell office:value-type="float" office:value="35.91">
            <text:p>35.91</text:p>
          </table:table-cell>
          <table:table-cell/>
          <table:table-cell table:formula="oooc:=(10^[.B781])*10000000/3.83E+033*10^-9.51" office:value-type="float" office:value="0.44340565338427">
            <text:p>4.43E-01</text:p>
          </table:table-cell>
          <table:table-cell table:formula="oooc:=(10^[.C781])*10000000/3.83E+033*10^-9.33" office:value-type="float" office:value="0.992661609192058">
            <text:p>9.93E-01</text:p>
          </table:table-cell>
        </table:table-row>
        <table:table-row table:style-name="ro1">
          <table:table-cell office:value-type="string">
            <text:p>ESO 444-G077</text:p>
          </table:table-cell>
          <table:table-cell office:value-type="float" office:value="35.65">
            <text:p>35.65</text:p>
          </table:table-cell>
          <table:table-cell office:value-type="float" office:value="35.64">
            <text:p>35.64</text:p>
          </table:table-cell>
          <table:table-cell/>
          <table:table-cell table:formula="oooc:=(10^[.B782])*10000000/3.83E+033*10^-9.51" office:value-type="float" office:value="0.360413646110413">
            <text:p>3.60E-01</text:p>
          </table:table-cell>
          <table:table-cell table:formula="oooc:=(10^[.C782])*10000000/3.83E+033*10^-9.33" office:value-type="float" office:value="0.533090847172201">
            <text:p>5.33E-01</text:p>
          </table:table-cell>
        </table:table-row>
        <table:table-row table:style-name="ro1">
          <table:table-cell office:value-type="string">
            <text:p>MESSIER 083</text:p>
          </table:table-cell>
          <table:table-cell office:value-type="float" office:value="36.2">
            <text:p>36.2</text:p>
          </table:table-cell>
          <table:table-cell office:value-type="float" office:value="36.26">
            <text:p>36.26</text:p>
          </table:table-cell>
          <table:table-cell/>
          <table:table-cell table:formula="oooc:=(10^[.B783])*10000000/3.83E+033*10^-9.51" office:value-type="float" office:value="1.27879587302467">
            <text:p>1.28E+00</text:p>
          </table:table-cell>
          <table:table-cell table:formula="oooc:=(10^[.C783])*10000000/3.83E+033*10^-9.33" office:value-type="float" office:value="2.22229252794353">
            <text:p>2.22E+00</text:p>
          </table:table-cell>
        </table:table-row>
        <table:table-row table:style-name="ro1">
          <table:table-cell office:value-type="string">
            <text:p>ESO 444-G087</text:p>
          </table:table-cell>
          <table:table-cell office:value-type="float" office:value="35.73">
            <text:p>35.73</text:p>
          </table:table-cell>
          <table:table-cell office:value-type="float" office:value="35.77">
            <text:p>35.77</text:p>
          </table:table-cell>
          <table:table-cell/>
          <table:table-cell table:formula="oooc:=(10^[.B784])*10000000/3.83E+033*10^-9.51" office:value-type="float" office:value="0.433312508469334">
            <text:p>4.33E-01</text:p>
          </table:table-cell>
          <table:table-cell table:formula="oooc:=(10^[.C784])*10000000/3.83E+033*10^-9.33" office:value-type="float" office:value="0.719119765884644">
            <text:p>7.19E-01</text:p>
          </table:table-cell>
        </table:table-row>
        <table:table-row table:style-name="ro1">
          <table:table-cell office:value-type="string">
            <text:p>NGC 5253</text:p>
          </table:table-cell>
          <table:table-cell office:value-type="float" office:value="35.05">
            <text:p>35.05</text:p>
          </table:table-cell>
          <table:table-cell office:value-type="float" office:value="35.04">
            <text:p>35.04</text:p>
          </table:table-cell>
          <table:table-cell/>
          <table:table-cell table:formula="oooc:=(10^[.B785])*10000000/3.83E+033*10^-9.51" office:value-type="float" office:value="0.0905318147395639">
            <text:p>9.05E-02</text:p>
          </table:table-cell>
          <table:table-cell table:formula="oooc:=(10^[.C785])*10000000/3.83E+033*10^-9.33" office:value-type="float" office:value="0.13390636657738">
            <text:p>1.34E-01</text:p>
          </table:table-cell>
        </table:table-row>
        <table:table-row table:style-name="ro1">
          <table:table-cell office:value-type="string">
            <text:p>UGC 08650</text:p>
          </table:table-cell>
          <table:table-cell office:value-type="float" office:value="35.84">
            <text:p>35.84</text:p>
          </table:table-cell>
          <table:table-cell office:value-type="float" office:value="35.9">
            <text:p>35.9</text:p>
          </table:table-cell>
          <table:table-cell/>
          <table:table-cell table:formula="oooc:=(10^[.B786])*10000000/3.83E+033*10^-9.51" office:value-type="float" office:value="0.558214644778655">
            <text:p>5.58E-01</text:p>
          </table:table-cell>
          <table:table-cell table:formula="oooc:=(10^[.C786])*10000000/3.83E+033*10^-9.33" office:value-type="float" office:value="0.970065872316374">
            <text:p>9.70E-01</text:p>
          </table:table-cell>
        </table:table-row>
        <table:table-row table:style-name="ro1">
          <table:table-cell office:value-type="string">
            <text:p>ESO 445-G007</text:p>
          </table:table-cell>
          <table:table-cell office:value-type="float" office:value="34.59">
            <text:p>34.59</text:p>
          </table:table-cell>
          <table:table-cell office:value-type="float" office:value="34.54">
            <text:p>34.54</text:p>
          </table:table-cell>
          <table:table-cell/>
          <table:table-cell table:formula="oooc:=(10^[.B787])*10000000/3.83E+033*10^-9.51" office:value-type="float" office:value="0.0313907163085489">
            <text:p>3.14E-02</text:p>
          </table:table-cell>
          <table:table-cell table:formula="oooc:=(10^[.C787])*10000000/3.83E+033*10^-9.33" office:value-type="float" office:value="0.0423449111581965">
            <text:p>4.23E-02</text:p>
          </table:table-cell>
        </table:table-row>
        <table:table-row table:style-name="ro1">
          <table:table-cell office:value-type="string">
            <text:p>NGC 5329</text:p>
          </table:table-cell>
          <table:table-cell office:value-type="float" office:value="35.03">
            <text:p>35.03</text:p>
          </table:table-cell>
          <table:table-cell office:value-type="float" office:value="35.71">
            <text:p>35.71</text:p>
          </table:table-cell>
          <table:table-cell/>
          <table:table-cell table:formula="oooc:=(10^[.B788])*10000000/3.83E+033*10^-9.51" office:value-type="float" office:value="0.0864572118753504">
            <text:p>8.65E-02</text:p>
          </table:table-cell>
          <table:table-cell table:formula="oooc:=(10^[.C788])*10000000/3.83E+033*10^-9.33" office:value-type="float" office:value="0.626327132903262">
            <text:p>6.26E-01</text:p>
          </table:table-cell>
        </table:table-row>
        <table:table-row table:style-name="ro1">
          <table:table-cell office:value-type="string">
            <text:p>UGC 08787</text:p>
          </table:table-cell>
          <table:table-cell office:value-type="float" office:value="35.82">
            <text:p>35.82</text:p>
          </table:table-cell>
          <table:table-cell office:value-type="float" office:value="35.81">
            <text:p>35.81</text:p>
          </table:table-cell>
          <table:table-cell/>
          <table:table-cell table:formula="oooc:=(10^[.B789])*10000000/3.83E+033*10^-9.51" office:value-type="float" office:value="0.533090847172202">
            <text:p>5.33E-01</text:p>
          </table:table-cell>
          <table:table-cell table:formula="oooc:=(10^[.C789])*10000000/3.83E+033*10^-9.33" office:value-type="float" office:value="0.788499143708102">
            <text:p>7.88E-01</text:p>
          </table:table-cell>
        </table:table-row>
        <table:table-row table:style-name="ro1">
          <table:table-cell office:value-type="string">
            <text:p>IC 0952</text:p>
          </table:table-cell>
          <table:table-cell office:value-type="float" office:value="35.91">
            <text:p>35.91</text:p>
          </table:table-cell>
          <table:table-cell office:value-type="float" office:value="35.93">
            <text:p>35.93</text:p>
          </table:table-cell>
          <table:table-cell/>
          <table:table-cell table:formula="oooc:=(10^[.B790])*10000000/3.83E+033*10^-9.51" office:value-type="float" office:value="0.65584502128187">
            <text:p>6.56E-01</text:p>
          </table:table-cell>
          <table:table-cell table:formula="oooc:=(10^[.C790])*10000000/3.83E+033*10^-9.33" office:value-type="float" office:value="1.03944430953916">
            <text:p>1.04E+00</text:p>
          </table:table-cell>
        </table:table-row>
        <table:table-row table:style-name="ro1">
          <table:table-cell office:value-type="string">
            <text:p>UGC 08816</text:p>
          </table:table-cell>
          <table:table-cell office:value-type="float" office:value="35.94">
            <text:p>35.94</text:p>
          </table:table-cell>
          <table:table-cell office:value-type="float" office:value="35.84">
            <text:p>35.84</text:p>
          </table:table-cell>
          <table:table-cell/>
          <table:table-cell table:formula="oooc:=(10^[.B791])*10000000/3.83E+033*10^-9.51" office:value-type="float" office:value="0.702750601547494">
            <text:p>7.03E-01</text:p>
          </table:table-cell>
          <table:table-cell table:formula="oooc:=(10^[.C791])*10000000/3.83E+033*10^-9.33" office:value-type="float" office:value="0.844892054646556">
            <text:p>8.45E-01</text:p>
          </table:table-cell>
        </table:table-row>
        <table:table-row table:style-name="ro1">
          <table:table-cell office:value-type="string">
            <text:p>NGC 5398</text:p>
          </table:table-cell>
          <table:table-cell table:number-columns-repeated="2" office:value-type="float" office:value="35.66">
            <text:p>35.66</text:p>
          </table:table-cell>
          <table:table-cell/>
          <table:table-cell table:formula="oooc:=(10^[.B792])*10000000/3.83E+033*10^-9.51" office:value-type="float" office:value="0.368808758387139">
            <text:p>3.69E-01</text:p>
          </table:table-cell>
          <table:table-cell table:formula="oooc:=(10^[.C792])*10000000/3.83E+033*10^-9.33" office:value-type="float" office:value="0.558214644778646">
            <text:p>5.58E-01</text:p>
          </table:table-cell>
        </table:table-row>
        <table:table-row table:style-name="ro1">
          <table:table-cell office:value-type="string">
            <text:p>MESSIER 101</text:p>
          </table:table-cell>
          <table:table-cell office:value-type="float" office:value="36.69">
            <text:p>36.69</text:p>
          </table:table-cell>
          <table:table-cell office:value-type="float" office:value="36.58">
            <text:p>36.58</text:p>
          </table:table-cell>
          <table:table-cell/>
          <table:table-cell table:formula="oooc:=(10^[.B793])*10000000/3.83E+033*10^-9.51" office:value-type="float" office:value="3.95185704552533">
            <text:p>3.95E+00</text:p>
          </table:table-cell>
          <table:table-cell table:formula="oooc:=(10^[.C793])*10000000/3.83E+033*10^-9.33" office:value-type="float" office:value="4.64302718025827">
            <text:p>4.64E+00</text:p>
          </table:table-cell>
        </table:table-row>
        <table:table-row table:style-name="ro1">
          <table:table-cell office:value-type="string">
            <text:p>ESO 446-G002</text:p>
          </table:table-cell>
          <table:table-cell office:value-type="float" office:value="34.43">
            <text:p>34.43</text:p>
          </table:table-cell>
          <table:table-cell office:value-type="float" office:value="35.11">
            <text:p>35.11</text:p>
          </table:table-cell>
          <table:table-cell/>
          <table:table-cell table:formula="oooc:=(10^[.B794])*10000000/3.83E+033*10^-9.51" office:value-type="float" office:value="0.0217170697415841">
            <text:p>2.17E-02</text:p>
          </table:table-cell>
          <table:table-cell table:formula="oooc:=(10^[.C794])*10000000/3.83E+033*10^-9.33" office:value-type="float" office:value="0.1573262626826">
            <text:p>1.57E-01</text:p>
          </table:table-cell>
        </table:table-row>
        <table:table-row table:style-name="ro1">
          <table:table-cell office:value-type="string">
            <text:p>UGC 08986</text:p>
          </table:table-cell>
          <table:table-cell office:value-type="float" office:value="33.19">
            <text:p>33.19</text:p>
          </table:table-cell>
          <table:table-cell office:value-type="float" office:value="34.04">
            <text:p>34.04</text:p>
          </table:table-cell>
          <table:table-cell/>
          <table:table-cell table:formula="oooc:=(10^[.B795])*10000000/3.83E+033*10^-9.51" office:value-type="float" office:value="0.00124968692512438">
            <text:p>1.25E-03</text:p>
          </table:table-cell>
          <table:table-cell table:formula="oooc:=(10^[.C795])*10000000/3.83E+033*10^-9.33" office:value-type="float" office:value="0.013390636657738">
            <text:p>1.34E-02</text:p>
          </table:table-cell>
        </table:table-row>
        <table:table-row table:style-name="ro1">
          <table:table-cell office:value-type="string">
            <text:p>NGC 5474</text:p>
          </table:table-cell>
          <table:table-cell office:value-type="float" office:value="35.43">
            <text:p>35.43</text:p>
          </table:table-cell>
          <table:table-cell office:value-type="float" office:value="35.3">
            <text:p>35.3</text:p>
          </table:table-cell>
          <table:table-cell/>
          <table:table-cell table:formula="oooc:=(10^[.B796])*10000000/3.83E+033*10^-9.51" office:value-type="float" office:value="0.217170697415841">
            <text:p>2.17E-01</text:p>
          </table:table-cell>
          <table:table-cell table:formula="oooc:=(10^[.C796])*10000000/3.83E+033*10^-9.33" office:value-type="float" office:value="0.2436695302342">
            <text:p>2.44E-01</text:p>
          </table:table-cell>
        </table:table-row>
        <table:table-row table:style-name="ro1">
          <table:table-cell office:value-type="string">
            <text:p>NGC 5477</text:p>
          </table:table-cell>
          <table:table-cell office:value-type="float" office:value="34.75">
            <text:p>34.75</text:p>
          </table:table-cell>
          <table:table-cell office:value-type="float" office:value="34.61">
            <text:p>34.61</text:p>
          </table:table-cell>
          <table:table-cell/>
          <table:table-cell table:formula="oooc:=(10^[.B797])*10000000/3.83E+033*10^-9.51" office:value-type="float" office:value="0.045373389784579">
            <text:p>4.54E-02</text:p>
          </table:table-cell>
          <table:table-cell table:formula="oooc:=(10^[.C797])*10000000/3.83E+033*10^-9.33" office:value-type="float" office:value="0.0497509325838967">
            <text:p>4.98E-02</text:p>
          </table:table-cell>
        </table:table-row>
        <table:table-row table:style-name="ro1">
          <table:table-cell office:value-type="string">
            <text:p>UGC 09120</text:p>
          </table:table-cell>
          <table:table-cell office:value-type="float" office:value="36.47">
            <text:p>36.47</text:p>
          </table:table-cell>
          <table:table-cell office:value-type="float" office:value="36.45">
            <text:p>36.45</text:p>
          </table:table-cell>
          <table:table-cell/>
          <table:table-cell table:formula="oooc:=(10^[.B798])*10000000/3.83E+033*10^-9.51" office:value-type="float" office:value="2.38122934557678">
            <text:p>2.38E+00</text:p>
          </table:table-cell>
          <table:table-cell table:formula="oooc:=(10^[.C798])*10000000/3.83E+033*10^-9.33" office:value-type="float" office:value="3.44192359936401">
            <text:p>3.44E+00</text:p>
          </table:table-cell>
        </table:table-row>
        <table:table-row table:style-name="ro1">
          <table:table-cell office:value-type="string">
            <text:p>UGC 09140</text:p>
          </table:table-cell>
          <table:table-cell table:number-columns-repeated="2" office:value-type="float" office:value="36.47">
            <text:p>36.47</text:p>
          </table:table-cell>
          <table:table-cell/>
          <table:table-cell table:formula="oooc:=(10^[.B799])*10000000/3.83E+033*10^-9.51" office:value-type="float" office:value="2.38122934557678">
            <text:p>2.38E+00</text:p>
          </table:table-cell>
          <table:table-cell table:formula="oooc:=(10^[.C799])*10000000/3.83E+033*10^-9.33" office:value-type="float" office:value="3.60413646110413">
            <text:p>3.60E+00</text:p>
          </table:table-cell>
        </table:table-row>
        <table:table-row table:style-name="ro1">
          <table:table-cell office:value-type="string">
            <text:p>NGC 5560</text:p>
          </table:table-cell>
          <table:table-cell office:value-type="float" office:value="35.33">
            <text:p>35.33</text:p>
          </table:table-cell>
          <table:table-cell office:value-type="float" office:value="35.43">
            <text:p>35.43</text:p>
          </table:table-cell>
          <table:table-cell/>
          <table:table-cell table:formula="oooc:=(10^[.B800])*10000000/3.83E+033*10^-9.51" office:value-type="float" office:value="0.172504816712165">
            <text:p>1.73E-01</text:p>
          </table:table-cell>
          <table:table-cell table:formula="oooc:=(10^[.C800])*10000000/3.83E+033*10^-9.33" office:value-type="float" office:value="0.328701151904482">
            <text:p>3.29E-01</text:p>
          </table:table-cell>
        </table:table-row>
        <table:table-row table:style-name="ro1">
          <table:table-cell office:value-type="string">
            <text:p>NGC 5566</text:p>
          </table:table-cell>
          <table:table-cell office:value-type="float" office:value="35.42">
            <text:p>35.42</text:p>
          </table:table-cell>
          <table:table-cell office:value-type="float" office:value="35.58">
            <text:p>35.58</text:p>
          </table:table-cell>
          <table:table-cell/>
          <table:table-cell table:formula="oooc:=(10^[.B801])*10000000/3.83E+033*10^-9.51" office:value-type="float" office:value="0.212227288815693">
            <text:p>2.12E-01</text:p>
          </table:table-cell>
          <table:table-cell table:formula="oooc:=(10^[.C801])*10000000/3.83E+033*10^-9.33" office:value-type="float" office:value="0.464302718025827">
            <text:p>4.64E-01</text:p>
          </table:table-cell>
        </table:table-row>
        <table:table-row table:style-name="ro1">
          <table:table-cell office:value-type="string">
            <text:p>NGC 5569</text:p>
          </table:table-cell>
          <table:table-cell office:value-type="float" office:value="35.5">
            <text:p>35.5</text:p>
          </table:table-cell>
          <table:table-cell office:value-type="float" office:value="35.46">
            <text:p>35.46</text:p>
          </table:table-cell>
          <table:table-cell/>
          <table:table-cell table:formula="oooc:=(10^[.B802])*10000000/3.83E+033*10^-9.51" office:value-type="float" office:value="0.255153321398384">
            <text:p>2.55E-01</text:p>
          </table:table-cell>
          <table:table-cell table:formula="oooc:=(10^[.C802])*10000000/3.83E+033*10^-9.33" office:value-type="float" office:value="0.352209629919492">
            <text:p>3.52E-01</text:p>
          </table:table-cell>
        </table:table-row>
        <table:table-row table:style-name="ro1">
          <table:table-cell office:value-type="string">
            <text:p>NGC 5574</text:p>
          </table:table-cell>
          <table:table-cell office:value-type="float" office:value="33.9">
            <text:p>33.9</text:p>
          </table:table-cell>
          <table:table-cell office:value-type="float" office:value="34.74">
            <text:p>34.74</text:p>
          </table:table-cell>
          <table:table-cell/>
          <table:table-cell table:formula="oooc:=(10^[.B803])*10000000/3.83E+033*10^-9.51" office:value-type="float" office:value="0.00640916165975202">
            <text:p>6.41E-03</text:p>
          </table:table-cell>
          <table:table-cell table:formula="oooc:=(10^[.C803])*10000000/3.83E+033*10^-9.33" office:value-type="float" office:value="0.0671121614299967">
            <text:p>6.71E-02</text:p>
          </table:table-cell>
        </table:table-row>
        <table:table-row table:style-name="ro1">
          <table:table-cell office:value-type="string">
            <text:p>NGC 5576</text:p>
          </table:table-cell>
          <table:table-cell office:value-type="float" office:value="34.63">
            <text:p>34.63</text:p>
          </table:table-cell>
          <table:table-cell office:value-type="float" office:value="35.29">
            <text:p>35.29</text:p>
          </table:table-cell>
          <table:table-cell/>
          <table:table-cell table:formula="oooc:=(10^[.B804])*10000000/3.83E+033*10^-9.51" office:value-type="float" office:value="0.0344192359936401">
            <text:p>3.44E-02</text:p>
          </table:table-cell>
          <table:table-cell table:formula="oooc:=(10^[.C804])*10000000/3.83E+033*10^-9.33" office:value-type="float" office:value="0.238122934557678">
            <text:p>2.38E-01</text:p>
          </table:table-cell>
        </table:table-row>
        <table:table-row table:style-name="ro1">
          <table:table-cell office:value-type="string">
            <text:p>NGC 5577</text:p>
          </table:table-cell>
          <table:table-cell office:value-type="float" office:value="35.39">
            <text:p>35.39</text:p>
          </table:table-cell>
          <table:table-cell office:value-type="float" office:value="35.43">
            <text:p>35.43</text:p>
          </table:table-cell>
          <table:table-cell/>
          <table:table-cell table:formula="oooc:=(10^[.B805])*10000000/3.83E+033*10^-9.51" office:value-type="float" office:value="0.19806203003373">
            <text:p>1.98E-01</text:p>
          </table:table-cell>
          <table:table-cell table:formula="oooc:=(10^[.C805])*10000000/3.83E+033*10^-9.33" office:value-type="float" office:value="0.328701151904482">
            <text:p>3.29E-01</text:p>
          </table:table-cell>
        </table:table-row>
        <table:table-row table:style-name="ro1">
          <table:table-cell office:value-type="string">
            <text:p>UGC 09215</text:p>
          </table:table-cell>
          <table:table-cell office:value-type="float" office:value="35.84">
            <text:p>35.84</text:p>
          </table:table-cell>
          <table:table-cell office:value-type="float" office:value="35.77">
            <text:p>35.77</text:p>
          </table:table-cell>
          <table:table-cell/>
          <table:table-cell table:formula="oooc:=(10^[.B806])*10000000/3.83E+033*10^-9.51" office:value-type="float" office:value="0.558214644778655">
            <text:p>5.58E-01</text:p>
          </table:table-cell>
          <table:table-cell table:formula="oooc:=(10^[.C806])*10000000/3.83E+033*10^-9.33" office:value-type="float" office:value="0.719119765884644">
            <text:p>7.19E-01</text:p>
          </table:table-cell>
        </table:table-row>
        <table:table-row table:style-name="ro1">
          <table:table-cell office:value-type="string">
            <text:p>NGC 5619</text:p>
          </table:table-cell>
          <table:table-cell office:value-type="float" office:value="36.43">
            <text:p>36.43</text:p>
          </table:table-cell>
          <table:table-cell office:value-type="float" office:value="36.47">
            <text:p>36.47</text:p>
          </table:table-cell>
          <table:table-cell/>
          <table:table-cell table:formula="oooc:=(10^[.B807])*10000000/3.83E+033*10^-9.51" office:value-type="float" office:value="2.17170697415841">
            <text:p>2.17E+00</text:p>
          </table:table-cell>
          <table:table-cell table:formula="oooc:=(10^[.C807])*10000000/3.83E+033*10^-9.33" office:value-type="float" office:value="3.60413646110413">
            <text:p>3.60E+00</text:p>
          </table:table-cell>
        </table:table-row>
        <table:table-row table:style-name="ro1">
          <table:table-cell office:value-type="string">
            <text:p>UGC 09277</text:p>
          </table:table-cell>
          <table:table-cell office:value-type="float" office:value="35.74">
            <text:p>35.74</text:p>
          </table:table-cell>
          <table:table-cell office:value-type="float" office:value="35.86">
            <text:p>35.86</text:p>
          </table:table-cell>
          <table:table-cell/>
          <table:table-cell table:formula="oooc:=(10^[.B808])*10000000/3.83E+033*10^-9.51" office:value-type="float" office:value="0.44340565338427">
            <text:p>4.43E-01</text:p>
          </table:table-cell>
          <table:table-cell table:formula="oooc:=(10^[.C808])*10000000/3.83E+033*10^-9.33" office:value-type="float" office:value="0.884710590441781">
            <text:p>8.85E-01</text:p>
          </table:table-cell>
        </table:table-row>
        <table:table-row table:style-name="ro1">
          <table:table-cell office:value-type="string">
            <text:p>UGC 09285</text:p>
          </table:table-cell>
          <table:table-cell office:value-type="float" office:value="34.62">
            <text:p>34.62</text:p>
          </table:table-cell>
          <table:table-cell office:value-type="float" office:value="34.79">
            <text:p>34.79</text:p>
          </table:table-cell>
          <table:table-cell/>
          <table:table-cell table:formula="oooc:=(10^[.B809])*10000000/3.83E+033*10^-9.51" office:value-type="float" office:value="0.0336357585298467">
            <text:p>3.36E-02</text:p>
          </table:table-cell>
          <table:table-cell table:formula="oooc:=(10^[.C809])*10000000/3.83E+033*10^-9.33" office:value-type="float" office:value="0.0753010836325483">
            <text:p>7.53E-02</text:p>
          </table:table-cell>
        </table:table-row>
        <table:table-row table:style-name="ro1">
          <table:table-cell office:value-type="string">
            <text:p>NGC 5646</text:p>
          </table:table-cell>
          <table:table-cell office:value-type="float" office:value="36.19">
            <text:p>36.19</text:p>
          </table:table-cell>
          <table:table-cell office:value-type="float" office:value="36.24">
            <text:p>36.24</text:p>
          </table:table-cell>
          <table:table-cell/>
          <table:table-cell table:formula="oooc:=(10^[.B810])*10000000/3.83E+033*10^-9.51" office:value-type="float" office:value="1.24968692512438">
            <text:p>1.25E+00</text:p>
          </table:table-cell>
          <table:table-cell table:formula="oooc:=(10^[.C810])*10000000/3.83E+033*10^-9.33" office:value-type="float" office:value="2.12227288815693">
            <text:p>2.12E+00</text:p>
          </table:table-cell>
        </table:table-row>
        <table:table-row table:style-name="ro1">
          <table:table-cell office:value-type="string">
            <text:p>NGC 5636</text:p>
          </table:table-cell>
          <table:table-cell office:value-type="float" office:value="34.75">
            <text:p>34.75</text:p>
          </table:table-cell>
          <table:table-cell office:value-type="float" office:value="34.98">
            <text:p>34.98</text:p>
          </table:table-cell>
          <table:table-cell/>
          <table:table-cell table:formula="oooc:=(10^[.B811])*10000000/3.83E+033*10^-9.51" office:value-type="float" office:value="0.045373389784579">
            <text:p>4.54E-02</text:p>
          </table:table-cell>
          <table:table-cell table:formula="oooc:=(10^[.C811])*10000000/3.83E+033*10^-9.33" office:value-type="float" office:value="0.116627569752209">
            <text:p>1.17E-01</text:p>
          </table:table-cell>
        </table:table-row>
        <table:table-row table:style-name="ro1">
          <table:table-cell office:value-type="string">
            <text:p>NGC 5638</text:p>
          </table:table-cell>
          <table:table-cell office:value-type="float" office:value="34.58">
            <text:p>34.58</text:p>
          </table:table-cell>
          <table:table-cell office:value-type="float" office:value="35.15">
            <text:p>35.15</text:p>
          </table:table-cell>
          <table:table-cell/>
          <table:table-cell table:formula="oooc:=(10^[.B812])*10000000/3.83E+033*10^-9.51" office:value-type="float" office:value="0.0306761763691782">
            <text:p>3.07E-02</text:p>
          </table:table-cell>
          <table:table-cell table:formula="oooc:=(10^[.C812])*10000000/3.83E+033*10^-9.33" office:value-type="float" office:value="0.172504816712165">
            <text:p>1.73E-01</text:p>
          </table:table-cell>
        </table:table-row>
        <table:table-row table:style-name="ro1">
          <table:table-cell office:value-type="string">
            <text:p>UGC 09305</text:p>
          </table:table-cell>
          <table:table-cell office:value-type="float" office:value="35.18">
            <text:p>35.18</text:p>
          </table:table-cell>
          <table:table-cell office:value-type="float" office:value="35.09">
            <text:p>35.09</text:p>
          </table:table-cell>
          <table:table-cell/>
          <table:table-cell table:formula="oooc:=(10^[.B813])*10000000/3.83E+033*10^-9.51" office:value-type="float" office:value="0.122124057777336">
            <text:p>1.22E-01</text:p>
          </table:table-cell>
          <table:table-cell table:formula="oooc:=(10^[.C813])*10000000/3.83E+033*10^-9.33" office:value-type="float" office:value="0.150245414448345">
            <text:p>1.50E-01</text:p>
          </table:table-cell>
        </table:table-row>
        <table:table-row table:style-name="ro1">
          <table:table-cell office:value-type="string">
            <text:p>UGC 09310</text:p>
          </table:table-cell>
          <table:table-cell office:value-type="float" office:value="35.12">
            <text:p>35.12</text:p>
          </table:table-cell>
          <table:table-cell office:value-type="float" office:value="35.16">
            <text:p>35.16</text:p>
          </table:table-cell>
          <table:table-cell/>
          <table:table-cell table:formula="oooc:=(10^[.B814])*10000000/3.83E+033*10^-9.51" office:value-type="float" office:value="0.106365607781752">
            <text:p>1.06E-01</text:p>
          </table:table-cell>
          <table:table-cell table:formula="oooc:=(10^[.C814])*10000000/3.83E+033*10^-9.33" office:value-type="float" office:value="0.176522970076234">
            <text:p>1.77E-01</text:p>
          </table:table-cell>
        </table:table-row>
        <table:table-row table:style-name="ro1">
          <table:table-cell office:value-type="string">
            <text:p>IC 1022</text:p>
          </table:table-cell>
          <table:table-cell office:value-type="float" office:value="35.06">
            <text:p>35.06</text:p>
          </table:table-cell>
          <table:table-cell office:value-type="float" office:value="35.03">
            <text:p>35.03</text:p>
          </table:table-cell>
          <table:table-cell/>
          <table:table-cell table:formula="oooc:=(10^[.B815])*10000000/3.83E+033*10^-9.51" office:value-type="float" office:value="0.0926405716014563">
            <text:p>9.26E-02</text:p>
          </table:table-cell>
          <table:table-cell table:formula="oooc:=(10^[.C815])*10000000/3.83E+033*10^-9.33" office:value-type="float" office:value="0.130858285542369">
            <text:p>1.31E-01</text:p>
          </table:table-cell>
        </table:table-row>
        <table:table-row table:style-name="ro1">
          <table:table-cell office:value-type="string">
            <text:p>NGC 5656</text:p>
          </table:table-cell>
          <table:table-cell office:value-type="float" office:value="36.07">
            <text:p>36.07</text:p>
          </table:table-cell>
          <table:table-cell office:value-type="float" office:value="36.11">
            <text:p>36.11</text:p>
          </table:table-cell>
          <table:table-cell/>
          <table:table-cell table:formula="oooc:=(10^[.B816])*10000000/3.83E+033*10^-9.51" office:value-type="float" office:value="0.947984477206532">
            <text:p>9.48E-01</text:p>
          </table:table-cell>
          <table:table-cell table:formula="oooc:=(10^[.C816])*10000000/3.83E+033*10^-9.33" office:value-type="float" office:value="1.573262626826">
            <text:p>1.57E+00</text:p>
          </table:table-cell>
        </table:table-row>
        <table:table-row table:style-name="ro1">
          <table:table-cell office:value-type="string">
            <text:p>UGC 09338</text:p>
          </table:table-cell>
          <table:table-cell office:value-type="float" office:value="36.13">
            <text:p>36.13</text:p>
          </table:table-cell>
          <table:table-cell office:value-type="float" office:value="36.12">
            <text:p>36.12</text:p>
          </table:table-cell>
          <table:table-cell/>
          <table:table-cell table:formula="oooc:=(10^[.B817])*10000000/3.83E+033*10^-9.51" office:value-type="float" office:value="1.08843181062751">
            <text:p>1.09E+00</text:p>
          </table:table-cell>
          <table:table-cell table:formula="oooc:=(10^[.C817])*10000000/3.83E+033*10^-9.33" office:value-type="float" office:value="1.60990862104825">
            <text:p>1.61E+00</text:p>
          </table:table-cell>
        </table:table-row>
        <table:table-row table:style-name="ro1">
          <table:table-cell office:value-type="string">
            <text:p>IC 1024</text:p>
          </table:table-cell>
          <table:table-cell office:value-type="float" office:value="35.03">
            <text:p>35.03</text:p>
          </table:table-cell>
          <table:table-cell office:value-type="float" office:value="35.06">
            <text:p>35.06</text:p>
          </table:table-cell>
          <table:table-cell/>
          <table:table-cell table:formula="oooc:=(10^[.B818])*10000000/3.83E+033*10^-9.51" office:value-type="float" office:value="0.0864572118753504">
            <text:p>8.65E-02</text:p>
          </table:table-cell>
          <table:table-cell table:formula="oooc:=(10^[.C818])*10000000/3.83E+033*10^-9.33" office:value-type="float" office:value="0.140217179208944">
            <text:p>1.40E-01</text:p>
          </table:table-cell>
        </table:table-row>
        <table:table-row table:style-name="ro1">
          <table:table-cell office:value-type="string">
            <text:p>UGC 09380</text:p>
          </table:table-cell>
          <table:table-cell office:value-type="float" office:value="35.31">
            <text:p>35.31</text:p>
          </table:table-cell>
          <table:table-cell office:value-type="float" office:value="35.2">
            <text:p>35.2</text:p>
          </table:table-cell>
          <table:table-cell/>
          <table:table-cell table:formula="oooc:=(10^[.B819])*10000000/3.83E+033*10^-9.51" office:value-type="float" office:value="0.164740821013106">
            <text:p>1.65E-01</text:p>
          </table:table-cell>
          <table:table-cell table:formula="oooc:=(10^[.C819])*10000000/3.83E+033*10^-9.33" office:value-type="float" office:value="0.193553587807029">
            <text:p>1.94E-01</text:p>
          </table:table-cell>
        </table:table-row>
        <table:table-row table:style-name="ro1">
          <table:table-cell office:value-type="string">
            <text:p>UGC 09382</text:p>
          </table:table-cell>
          <table:table-cell office:value-type="float" office:value="35.4">
            <text:p>35.4</text:p>
          </table:table-cell>
          <table:table-cell office:value-type="float" office:value="35.57">
            <text:p>35.57</text:p>
          </table:table-cell>
          <table:table-cell/>
          <table:table-cell table:formula="oooc:=(10^[.B820])*10000000/3.83E+033*10^-9.51" office:value-type="float" office:value="0.202675487370415">
            <text:p>2.03E-01</text:p>
          </table:table-cell>
          <table:table-cell table:formula="oooc:=(10^[.C820])*10000000/3.83E+033*10^-9.33" office:value-type="float" office:value="0.45373389784579">
            <text:p>4.54E-01</text:p>
          </table:table-cell>
        </table:table-row>
        <table:table-row table:style-name="ro1">
          <table:table-cell office:value-type="string">
            <text:p>UGC 09432</text:p>
          </table:table-cell>
          <table:table-cell office:value-type="float" office:value="35.17">
            <text:p>35.17</text:p>
          </table:table-cell>
          <table:table-cell office:value-type="float" office:value="35.06">
            <text:p>35.06</text:p>
          </table:table-cell>
          <table:table-cell/>
          <table:table-cell table:formula="oooc:=(10^[.B821])*10000000/3.83E+033*10^-9.51" office:value-type="float" office:value="0.119344174834172">
            <text:p>1.19E-01</text:p>
          </table:table-cell>
          <table:table-cell table:formula="oooc:=(10^[.C821])*10000000/3.83E+033*10^-9.33" office:value-type="float" office:value="0.140217179208944">
            <text:p>1.40E-01</text:p>
          </table:table-cell>
        </table:table-row>
        <table:table-row table:style-name="ro1">
          <table:table-cell office:value-type="string">
            <text:p>NGC 5701</text:p>
          </table:table-cell>
          <table:table-cell office:value-type="float" office:value="35.66">
            <text:p>35.66</text:p>
          </table:table-cell>
          <table:table-cell office:value-type="float" office:value="35.63">
            <text:p>35.63</text:p>
          </table:table-cell>
          <table:table-cell/>
          <table:table-cell table:formula="oooc:=(10^[.B822])*10000000/3.83E+033*10^-9.51" office:value-type="float" office:value="0.368808758387139">
            <text:p>3.69E-01</text:p>
          </table:table-cell>
          <table:table-cell table:formula="oooc:=(10^[.C822])*10000000/3.83E+033*10^-9.33" office:value-type="float" office:value="0.520956218007543">
            <text:p>5.21E-01</text:p>
          </table:table-cell>
        </table:table-row>
        <table:table-row table:style-name="ro1">
          <table:table-cell office:value-type="string">
            <text:p>NGC 5705</text:p>
          </table:table-cell>
          <table:table-cell office:value-type="float" office:value="35.88">
            <text:p>35.88</text:p>
          </table:table-cell>
          <table:table-cell office:value-type="float" office:value="35.84">
            <text:p>35.84</text:p>
          </table:table-cell>
          <table:table-cell/>
          <table:table-cell table:formula="oooc:=(10^[.B823])*10000000/3.83E+033*10^-9.51" office:value-type="float" office:value="0.612070186767608">
            <text:p>6.12E-01</text:p>
          </table:table-cell>
          <table:table-cell table:formula="oooc:=(10^[.C823])*10000000/3.83E+033*10^-9.33" office:value-type="float" office:value="0.844892054646556">
            <text:p>8.45E-01</text:p>
          </table:table-cell>
        </table:table-row>
        <table:table-row table:style-name="ro1">
          <table:table-cell office:value-type="string">
            <text:p>NGC 5713</text:p>
          </table:table-cell>
          <table:table-cell office:value-type="float" office:value="35.95">
            <text:p>35.95</text:p>
          </table:table-cell>
          <table:table-cell office:value-type="float" office:value="36.06">
            <text:p>36.06</text:p>
          </table:table-cell>
          <table:table-cell/>
          <table:table-cell table:formula="oooc:=(10^[.B824])*10000000/3.83E+033*10^-9.51" office:value-type="float" office:value="0.719119765884644">
            <text:p>7.19E-01</text:p>
          </table:table-cell>
          <table:table-cell table:formula="oooc:=(10^[.C824])*10000000/3.83E+033*10^-9.33" office:value-type="float" office:value="1.40217179208944">
            <text:p>1.40E+00</text:p>
          </table:table-cell>
        </table:table-row>
        <table:table-row table:style-name="ro1">
          <table:table-cell office:value-type="string">
            <text:p>NGC 5727</text:p>
          </table:table-cell>
          <table:table-cell office:value-type="float" office:value="35.62">
            <text:p>35.62</text:p>
          </table:table-cell>
          <table:table-cell office:value-type="float" office:value="35.54">
            <text:p>35.54</text:p>
          </table:table-cell>
          <table:table-cell/>
          <table:table-cell table:formula="oooc:=(10^[.B825])*10000000/3.83E+033*10^-9.51" office:value-type="float" office:value="0.336357585298467">
            <text:p>3.36E-01</text:p>
          </table:table-cell>
          <table:table-cell table:formula="oooc:=(10^[.C825])*10000000/3.83E+033*10^-9.33" office:value-type="float" office:value="0.423449111581965">
            <text:p>4.23E-01</text:p>
          </table:table-cell>
        </table:table-row>
        <table:table-row table:style-name="ro1">
          <table:table-cell office:value-type="string">
            <text:p>NGC 5719</text:p>
          </table:table-cell>
          <table:table-cell office:value-type="float" office:value="35.13">
            <text:p>35.13</text:p>
          </table:table-cell>
          <table:table-cell office:value-type="float" office:value="35.31">
            <text:p>35.31</text:p>
          </table:table-cell>
          <table:table-cell/>
          <table:table-cell table:formula="oooc:=(10^[.B826])*10000000/3.83E+033*10^-9.51" office:value-type="float" office:value="0.108843181062751">
            <text:p>1.09E-01</text:p>
          </table:table-cell>
          <table:table-cell table:formula="oooc:=(10^[.C826])*10000000/3.83E+033*10^-9.33" office:value-type="float" office:value="0.249345322721003">
            <text:p>2.49E-01</text:p>
          </table:table-cell>
        </table:table-row>
        <table:table-row table:style-name="ro1">
          <table:table-cell office:value-type="string">
            <text:p>UGC 09463</text:p>
          </table:table-cell>
          <table:table-cell office:value-type="float" office:value="34.88">
            <text:p>34.88</text:p>
          </table:table-cell>
          <table:table-cell office:value-type="float" office:value="35.37">
            <text:p>35.37</text:p>
          </table:table-cell>
          <table:table-cell/>
          <table:table-cell table:formula="oooc:=(10^[.B827])*10000000/3.83E+033*10^-9.51" office:value-type="float" office:value="0.0612070186767608">
            <text:p>6.12E-02</text:p>
          </table:table-cell>
          <table:table-cell table:formula="oooc:=(10^[.C827])*10000000/3.83E+033*10^-9.33" office:value-type="float" office:value="0.286286735285425">
            <text:p>2.86E-01</text:p>
          </table:table-cell>
        </table:table-row>
        <table:table-row table:style-name="ro1">
          <table:table-cell office:value-type="string">
            <text:p>UGC 09479</text:p>
          </table:table-cell>
          <table:table-cell table:number-columns-repeated="2" office:value-type="float" office:value="36.17">
            <text:p>36.17</text:p>
          </table:table-cell>
          <table:table-cell/>
          <table:table-cell table:formula="oooc:=(10^[.B828])*10000000/3.83E+033*10^-9.51" office:value-type="float" office:value="1.19344174834172">
            <text:p>1.19E+00</text:p>
          </table:table-cell>
          <table:table-cell table:formula="oooc:=(10^[.C828])*10000000/3.83E+033*10^-9.33" office:value-type="float" office:value="1.80634718255598">
            <text:p>1.81E+00</text:p>
          </table:table-cell>
        </table:table-row>
        <table:table-row table:style-name="ro1">
          <table:table-cell office:value-type="string">
            <text:p>UGC 09491</text:p>
          </table:table-cell>
          <table:table-cell office:value-type="float" office:value="36.12">
            <text:p>36.12</text:p>
          </table:table-cell>
          <table:table-cell office:value-type="float" office:value="36.1">
            <text:p>36.1</text:p>
          </table:table-cell>
          <table:table-cell/>
          <table:table-cell table:formula="oooc:=(10^[.B829])*10000000/3.83E+033*10^-9.51" office:value-type="float" office:value="1.06365607781752">
            <text:p>1.06E+00</text:p>
          </table:table-cell>
          <table:table-cell table:formula="oooc:=(10^[.C829])*10000000/3.83E+033*10^-9.33" office:value-type="float" office:value="1.53745079727308">
            <text:p>1.54E+00</text:p>
          </table:table-cell>
        </table:table-row>
        <table:table-row table:style-name="ro1">
          <table:table-cell office:value-type="string">
            <text:p>IC 1063</text:p>
          </table:table-cell>
          <table:table-cell office:value-type="float" office:value="36.74">
            <text:p>36.74</text:p>
          </table:table-cell>
          <table:table-cell office:value-type="float" office:value="36.82">
            <text:p>36.82</text:p>
          </table:table-cell>
          <table:table-cell/>
          <table:table-cell table:formula="oooc:=(10^[.B830])*10000000/3.83E+033*10^-9.51" office:value-type="float" office:value="4.4340565338427">
            <text:p>4.43E+00</text:p>
          </table:table-cell>
          <table:table-cell table:formula="oooc:=(10^[.C830])*10000000/3.83E+033*10^-9.33" office:value-type="float" office:value="8.06865648175873">
            <text:p>8.07E+00</text:p>
          </table:table-cell>
        </table:table-row>
        <table:table-row table:style-name="ro1">
          <table:table-cell office:value-type="string">
            <text:p>NGC 5770</text:p>
          </table:table-cell>
          <table:table-cell office:value-type="float" office:value="33.86">
            <text:p>33.86</text:p>
          </table:table-cell>
          <table:table-cell office:value-type="float" office:value="34.69">
            <text:p>34.69</text:p>
          </table:table-cell>
          <table:table-cell/>
          <table:table-cell table:formula="oooc:=(10^[.B831])*10000000/3.83E+033*10^-9.51" office:value-type="float" office:value="0.00584522490487817">
            <text:p>5.85E-03</text:p>
          </table:table-cell>
          <table:table-cell table:formula="oooc:=(10^[.C831])*10000000/3.83E+033*10^-9.33" office:value-type="float" office:value="0.0598137768346674">
            <text:p>5.98E-02</text:p>
          </table:table-cell>
        </table:table-row>
        <table:table-row table:style-name="ro1">
          <table:table-cell office:value-type="string">
            <text:p>IC 1071</text:p>
          </table:table-cell>
          <table:table-cell office:value-type="float" office:value="35.31">
            <text:p>35.31</text:p>
          </table:table-cell>
          <table:table-cell office:value-type="float" office:value="35.63">
            <text:p>35.63</text:p>
          </table:table-cell>
          <table:table-cell/>
          <table:table-cell table:formula="oooc:=(10^[.B832])*10000000/3.83E+033*10^-9.51" office:value-type="float" office:value="0.164740821013106">
            <text:p>1.65E-01</text:p>
          </table:table-cell>
          <table:table-cell table:formula="oooc:=(10^[.C832])*10000000/3.83E+033*10^-9.33" office:value-type="float" office:value="0.520956218007543">
            <text:p>5.21E-01</text:p>
          </table:table-cell>
        </table:table-row>
        <table:table-row table:style-name="ro1">
          <table:table-cell office:value-type="string">
            <text:p>UGC 09584</text:p>
          </table:table-cell>
          <table:table-cell office:value-type="float" office:value="36.06">
            <text:p>36.06</text:p>
          </table:table-cell>
          <table:table-cell office:value-type="float" office:value="36.07">
            <text:p>36.07</text:p>
          </table:table-cell>
          <table:table-cell/>
          <table:table-cell table:formula="oooc:=(10^[.B833])*10000000/3.83E+033*10^-9.51" office:value-type="float" office:value="0.926405716014563">
            <text:p>9.26E-01</text:p>
          </table:table-cell>
          <table:table-cell table:formula="oooc:=(10^[.C833])*10000000/3.83E+033*10^-9.33" office:value-type="float" office:value="1.43483256881886">
            <text:p>1.43E+00</text:p>
          </table:table-cell>
        </table:table-row>
        <table:table-row table:style-name="ro1">
          <table:table-cell office:value-type="string">
            <text:p>NGC 5832</text:p>
          </table:table-cell>
          <table:table-cell office:value-type="float" office:value="0">
            <text:p>0</text:p>
          </table:table-cell>
          <table:table-cell office:value-type="float" office:value="35.15">
            <text:p>35.15</text:p>
          </table:table-cell>
          <table:table-cell/>
          <table:table-cell table:formula="oooc:=(10^[.B834])*10000000/3.83E+033*10^-9.51" office:value-type="float" office:value="8.06865648175873E-037">
            <text:p>8.07E-37</text:p>
          </table:table-cell>
          <table:table-cell table:formula="oooc:=(10^[.C834])*10000000/3.83E+033*10^-9.33" office:value-type="float" office:value="0.172504816712165">
            <text:p>1.73E-01</text:p>
          </table:table-cell>
        </table:table-row>
        <table:table-row table:style-name="ro1">
          <table:table-cell office:value-type="string">
            <text:p>NGC 5806</text:p>
          </table:table-cell>
          <table:table-cell office:value-type="float" office:value="35.41">
            <text:p>35.41</text:p>
          </table:table-cell>
          <table:table-cell office:value-type="float" office:value="35.51">
            <text:p>35.51</text:p>
          </table:table-cell>
          <table:table-cell/>
          <table:table-cell table:formula="oooc:=(10^[.B835])*10000000/3.83E+033*10^-9.51" office:value-type="float" office:value="0.207396405933231">
            <text:p>2.07E-01</text:p>
          </table:table-cell>
          <table:table-cell table:formula="oooc:=(10^[.C835])*10000000/3.83E+033*10^-9.33" office:value-type="float" office:value="0.395185704552533">
            <text:p>3.95E-01</text:p>
          </table:table-cell>
        </table:table-row>
        <table:table-row table:style-name="ro1">
          <table:table-cell office:value-type="string">
            <text:p>NGC 5813</text:p>
          </table:table-cell>
          <table:table-cell office:value-type="float" office:value="35.11">
            <text:p>35.11</text:p>
          </table:table-cell>
          <table:table-cell office:value-type="float" office:value="35.46">
            <text:p>35.46</text:p>
          </table:table-cell>
          <table:table-cell/>
          <table:table-cell table:formula="oooc:=(10^[.B836])*10000000/3.83E+033*10^-9.51" office:value-type="float" office:value="0.103944430953916">
            <text:p>1.04E-01</text:p>
          </table:table-cell>
          <table:table-cell table:formula="oooc:=(10^[.C836])*10000000/3.83E+033*10^-9.33" office:value-type="float" office:value="0.352209629919492">
            <text:p>3.52E-01</text:p>
          </table:table-cell>
        </table:table-row>
        <table:table-row table:style-name="ro1">
          <table:table-cell office:value-type="string">
            <text:p>UGC 09661</text:p>
          </table:table-cell>
          <table:table-cell office:value-type="float" office:value="35.26">
            <text:p>35.26</text:p>
          </table:table-cell>
          <table:table-cell office:value-type="float" office:value="35.2">
            <text:p>35.2</text:p>
          </table:table-cell>
          <table:table-cell/>
          <table:table-cell table:formula="oooc:=(10^[.B837])*10000000/3.83E+033*10^-9.51" office:value-type="float" office:value="0.146825411276853">
            <text:p>1.47E-01</text:p>
          </table:table-cell>
          <table:table-cell table:formula="oooc:=(10^[.C837])*10000000/3.83E+033*10^-9.33" office:value-type="float" office:value="0.193553587807029">
            <text:p>1.94E-01</text:p>
          </table:table-cell>
        </table:table-row>
        <table:table-row table:style-name="ro1">
          <table:table-cell office:value-type="string">
            <text:p>NGC 5866</text:p>
          </table:table-cell>
          <table:table-cell office:value-type="float" office:value="34.55">
            <text:p>34.55</text:p>
          </table:table-cell>
          <table:table-cell office:value-type="float" office:value="35.19">
            <text:p>35.19</text:p>
          </table:table-cell>
          <table:table-cell/>
          <table:table-cell table:formula="oooc:=(10^[.B838])*10000000/3.83E+033*10^-9.51" office:value-type="float" office:value="0.0286286735285425">
            <text:p>2.86E-02</text:p>
          </table:table-cell>
          <table:table-cell table:formula="oooc:=(10^[.C838])*10000000/3.83E+033*10^-9.33" office:value-type="float" office:value="0.189147770254566">
            <text:p>1.89E-01</text:p>
          </table:table-cell>
        </table:table-row>
        <table:table-row table:style-name="ro1">
          <table:table-cell office:value-type="string">
            <text:p>NGC 5826</text:p>
          </table:table-cell>
          <table:table-cell office:value-type="float" office:value="33.47">
            <text:p>33.47</text:p>
          </table:table-cell>
          <table:table-cell office:value-type="float" office:value="33.98">
            <text:p>33.98</text:p>
          </table:table-cell>
          <table:table-cell/>
          <table:table-cell table:formula="oooc:=(10^[.B839])*10000000/3.83E+033*10^-9.51" office:value-type="float" office:value="0.00238122934557678">
            <text:p>2.38E-03</text:p>
          </table:table-cell>
          <table:table-cell table:formula="oooc:=(10^[.C839])*10000000/3.83E+033*10^-9.33" office:value-type="float" office:value="0.0116627569752209">
            <text:p>1.17E-02</text:p>
          </table:table-cell>
        </table:table-row>
        <table:table-row table:style-name="ro1">
          <table:table-cell office:value-type="string">
            <text:p>IC 1102</text:p>
          </table:table-cell>
          <table:table-cell office:value-type="float" office:value="36.13">
            <text:p>36.13</text:p>
          </table:table-cell>
          <table:table-cell office:value-type="float" office:value="36.23">
            <text:p>36.23</text:p>
          </table:table-cell>
          <table:table-cell/>
          <table:table-cell table:formula="oooc:=(10^[.B840])*10000000/3.83E+033*10^-9.51" office:value-type="float" office:value="1.08843181062751">
            <text:p>1.09E+00</text:p>
          </table:table-cell>
          <table:table-cell table:formula="oooc:=(10^[.C840])*10000000/3.83E+033*10^-9.33" office:value-type="float" office:value="2.07396405933231">
            <text:p>2.07E+00</text:p>
          </table:table-cell>
        </table:table-row>
        <table:table-row table:style-name="ro1">
          <table:table-cell office:value-type="string">
            <text:p>NGC 5894</text:p>
          </table:table-cell>
          <table:table-cell office:value-type="float" office:value="35.35">
            <text:p>35.35</text:p>
          </table:table-cell>
          <table:table-cell office:value-type="float" office:value="35.47">
            <text:p>35.47</text:p>
          </table:table-cell>
          <table:table-cell/>
          <table:table-cell table:formula="oooc:=(10^[.B841])*10000000/3.83E+033*10^-9.51" office:value-type="float" office:value="0.180634718255598">
            <text:p>1.81E-01</text:p>
          </table:table-cell>
          <table:table-cell table:formula="oooc:=(10^[.C841])*10000000/3.83E+033*10^-9.33" office:value-type="float" office:value="0.360413646110413">
            <text:p>3.60E-01</text:p>
          </table:table-cell>
        </table:table-row>
        <table:table-row table:style-name="ro1">
          <table:table-cell office:value-type="string">
            <text:p>IRAS 15250+3609</text:p>
          </table:table-cell>
          <table:table-cell office:value-type="float" office:value="0">
            <text:p>0</text:p>
          </table:table-cell>
          <table:table-cell office:value-type="float" office:value="36.51">
            <text:p>36.51</text:p>
          </table:table-cell>
          <table:table-cell/>
          <table:table-cell table:formula="oooc:=(10^[.B842])*10000000/3.83E+033*10^-9.51" office:value-type="float" office:value="8.06865648175873E-037">
            <text:p>8.07E-37</text:p>
          </table:table-cell>
          <table:table-cell table:formula="oooc:=(10^[.C842])*10000000/3.83E+033*10^-9.33" office:value-type="float" office:value="3.95185704552533">
            <text:p>3.95E+00</text:p>
          </table:table-cell>
        </table:table-row>
        <table:table-row table:style-name="ro1">
          <table:table-cell office:value-type="string">
            <text:p>UGC 09912</text:p>
          </table:table-cell>
          <table:table-cell office:value-type="float" office:value="0">
            <text:p>0</text:p>
          </table:table-cell>
          <table:table-cell office:value-type="float" office:value="35.07">
            <text:p>35.07</text:p>
          </table:table-cell>
          <table:table-cell/>
          <table:table-cell table:formula="oooc:=(10^[.B843])*10000000/3.83E+033*10^-9.51" office:value-type="float" office:value="8.06865648175873E-037">
            <text:p>8.07E-37</text:p>
          </table:table-cell>
          <table:table-cell table:formula="oooc:=(10^[.C843])*10000000/3.83E+033*10^-9.33" office:value-type="float" office:value="0.143483256881886">
            <text:p>1.43E-01</text:p>
          </table:table-cell>
        </table:table-row>
        <table:table-row table:style-name="ro1">
          <table:table-cell office:value-type="string">
            <text:p>NGC 5962</text:p>
          </table:table-cell>
          <table:table-cell office:value-type="float" office:value="0">
            <text:p>0</text:p>
          </table:table-cell>
          <table:table-cell office:value-type="float" office:value="36.28">
            <text:p>36.28</text:p>
          </table:table-cell>
          <table:table-cell/>
          <table:table-cell table:formula="oooc:=(10^[.B844])*10000000/3.83E+033*10^-9.51" office:value-type="float" office:value="8.06865648175873E-037">
            <text:p>8.07E-37</text:p>
          </table:table-cell>
          <table:table-cell table:formula="oooc:=(10^[.C844])*10000000/3.83E+033*10^-9.33" office:value-type="float" office:value="2.32702594812989">
            <text:p>2.33E+00</text:p>
          </table:table-cell>
        </table:table-row>
        <table:table-row table:style-name="ro1">
          <table:table-cell office:value-type="string">
            <text:p>UGC 09925</text:p>
          </table:table-cell>
          <table:table-cell office:value-type="float" office:value="0">
            <text:p>0</text:p>
          </table:table-cell>
          <table:table-cell office:value-type="float" office:value="34.87">
            <text:p>34.87</text:p>
          </table:table-cell>
          <table:table-cell/>
          <table:table-cell table:formula="oooc:=(10^[.B845])*10000000/3.83E+033*10^-9.51" office:value-type="float" office:value="8.06865648175873E-037">
            <text:p>8.07E-37</text:p>
          </table:table-cell>
          <table:table-cell table:formula="oooc:=(10^[.C845])*10000000/3.83E+033*10^-9.33" office:value-type="float" office:value="0.0905318147395638">
            <text:p>9.05E-02</text:p>
          </table:table-cell>
        </table:table-row>
        <table:table-row table:style-name="ro1">
          <table:table-cell office:value-type="string">
            <text:p>NGC 5972</text:p>
          </table:table-cell>
          <table:table-cell office:value-type="float" office:value="0">
            <text:p>0</text:p>
          </table:table-cell>
          <table:table-cell office:value-type="float" office:value="35.86">
            <text:p>35.86</text:p>
          </table:table-cell>
          <table:table-cell/>
          <table:table-cell table:formula="oooc:=(10^[.B846])*10000000/3.83E+033*10^-9.51" office:value-type="float" office:value="8.06865648175873E-037">
            <text:p>8.07E-37</text:p>
          </table:table-cell>
          <table:table-cell table:formula="oooc:=(10^[.C846])*10000000/3.83E+033*10^-9.33" office:value-type="float" office:value="0.884710590441781">
            <text:p>8.85E-01</text:p>
          </table:table-cell>
        </table:table-row>
        <table:table-row table:style-name="ro1">
          <table:table-cell office:value-type="string">
            <text:p>UGC 09953</text:p>
          </table:table-cell>
          <table:table-cell office:value-type="float" office:value="36.66">
            <text:p>36.66</text:p>
          </table:table-cell>
          <table:table-cell office:value-type="float" office:value="36.58">
            <text:p>36.58</text:p>
          </table:table-cell>
          <table:table-cell/>
          <table:table-cell table:formula="oooc:=(10^[.B847])*10000000/3.83E+033*10^-9.51" office:value-type="float" office:value="3.6880875838714">
            <text:p>3.69E+00</text:p>
          </table:table-cell>
          <table:table-cell table:formula="oooc:=(10^[.C847])*10000000/3.83E+033*10^-9.33" office:value-type="float" office:value="4.64302718025827">
            <text:p>4.64E+00</text:p>
          </table:table-cell>
        </table:table-row>
        <table:table-row table:style-name="ro1">
          <table:table-cell office:value-type="string">
            <text:p>UGC 10043</text:p>
          </table:table-cell>
          <table:table-cell office:value-type="float" office:value="0">
            <text:p>0</text:p>
          </table:table-cell>
          <table:table-cell office:value-type="float" office:value="34.94">
            <text:p>34.94</text:p>
          </table:table-cell>
          <table:table-cell/>
          <table:table-cell table:formula="oooc:=(10^[.B848])*10000000/3.83E+033*10^-9.51" office:value-type="float" office:value="8.06865648175873E-037">
            <text:p>8.07E-37</text:p>
          </table:table-cell>
          <table:table-cell table:formula="oooc:=(10^[.C848])*10000000/3.83E+033*10^-9.33" office:value-type="float" office:value="0.106365607781752">
            <text:p>1.06E-01</text:p>
          </table:table-cell>
        </table:table-row>
        <table:table-row table:style-name="ro1">
          <table:table-cell office:value-type="string">
            <text:p>UGC 10109</text:p>
          </table:table-cell>
          <table:table-cell office:value-type="float" office:value="0">
            <text:p>0</text:p>
          </table:table-cell>
          <table:table-cell office:value-type="float" office:value="36.1">
            <text:p>36.1</text:p>
          </table:table-cell>
          <table:table-cell/>
          <table:table-cell table:formula="oooc:=(10^[.B849])*10000000/3.83E+033*10^-9.51" office:value-type="float" office:value="8.06865648175873E-037">
            <text:p>8.07E-37</text:p>
          </table:table-cell>
          <table:table-cell table:formula="oooc:=(10^[.C849])*10000000/3.83E+033*10^-9.33" office:value-type="float" office:value="1.53745079727308">
            <text:p>1.54E+00</text:p>
          </table:table-cell>
        </table:table-row>
        <table:table-row table:style-name="ro1">
          <table:table-cell office:value-type="string">
            <text:p>UGC 10153</text:p>
          </table:table-cell>
          <table:table-cell office:value-type="float" office:value="0">
            <text:p>0</text:p>
          </table:table-cell>
          <table:table-cell office:value-type="float" office:value="36.58">
            <text:p>36.58</text:p>
          </table:table-cell>
          <table:table-cell/>
          <table:table-cell table:formula="oooc:=(10^[.B850])*10000000/3.83E+033*10^-9.51" office:value-type="float" office:value="8.06865648175873E-037">
            <text:p>8.07E-37</text:p>
          </table:table-cell>
          <table:table-cell table:formula="oooc:=(10^[.C850])*10000000/3.83E+033*10^-9.33" office:value-type="float" office:value="4.64302718025827">
            <text:p>4.64E+00</text:p>
          </table:table-cell>
        </table:table-row>
        <table:table-row table:style-name="ro1">
          <table:table-cell office:value-type="string">
            <text:p>NGC 6036</text:p>
          </table:table-cell>
          <table:table-cell office:value-type="float" office:value="35.35">
            <text:p>35.35</text:p>
          </table:table-cell>
          <table:table-cell office:value-type="float" office:value="35.64">
            <text:p>35.64</text:p>
          </table:table-cell>
          <table:table-cell/>
          <table:table-cell table:formula="oooc:=(10^[.B851])*10000000/3.83E+033*10^-9.51" office:value-type="float" office:value="0.180634718255598">
            <text:p>1.81E-01</text:p>
          </table:table-cell>
          <table:table-cell table:formula="oooc:=(10^[.C851])*10000000/3.83E+033*10^-9.33" office:value-type="float" office:value="0.533090847172201">
            <text:p>5.33E-01</text:p>
          </table:table-cell>
        </table:table-row>
        <table:table-row table:style-name="ro1">
          <table:table-cell office:value-type="string">
            <text:p>NGC 6052</text:p>
          </table:table-cell>
          <table:table-cell office:value-type="float" office:value="0">
            <text:p>0</text:p>
          </table:table-cell>
          <table:table-cell office:value-type="float" office:value="36.74">
            <text:p>36.74</text:p>
          </table:table-cell>
          <table:table-cell/>
          <table:table-cell table:formula="oooc:=(10^[.B852])*10000000/3.83E+033*10^-9.51" office:value-type="float" office:value="8.06865648175873E-037">
            <text:p>8.07E-37</text:p>
          </table:table-cell>
          <table:table-cell table:formula="oooc:=(10^[.C852])*10000000/3.83E+033*10^-9.33" office:value-type="float" office:value="6.71121614299967">
            <text:p>6.71E+00</text:p>
          </table:table-cell>
        </table:table-row>
        <table:table-row table:style-name="ro1">
          <table:table-cell office:value-type="string">
            <text:p>UGC 10197</text:p>
          </table:table-cell>
          <table:table-cell office:value-type="float" office:value="0">
            <text:p>0</text:p>
          </table:table-cell>
          <table:table-cell office:value-type="float" office:value="35.69">
            <text:p>35.69</text:p>
          </table:table-cell>
          <table:table-cell/>
          <table:table-cell table:formula="oooc:=(10^[.B853])*10000000/3.83E+033*10^-9.51" office:value-type="float" office:value="8.06865648175873E-037">
            <text:p>8.07E-37</text:p>
          </table:table-cell>
          <table:table-cell table:formula="oooc:=(10^[.C853])*10000000/3.83E+033*10^-9.33" office:value-type="float" office:value="0.598137768346674">
            <text:p>5.98E-01</text:p>
          </table:table-cell>
        </table:table-row>
        <table:table-row table:style-name="ro1">
          <table:table-cell office:value-type="string">
            <text:p>UGC 10198</text:p>
          </table:table-cell>
          <table:table-cell office:value-type="float" office:value="0">
            <text:p>0</text:p>
          </table:table-cell>
          <table:table-cell office:value-type="float" office:value="35.92">
            <text:p>35.92</text:p>
          </table:table-cell>
          <table:table-cell/>
          <table:table-cell table:formula="oooc:=(10^[.B854])*10000000/3.83E+033*10^-9.51" office:value-type="float" office:value="8.06865648175873E-037">
            <text:p>8.07E-37</text:p>
          </table:table-cell>
          <table:table-cell table:formula="oooc:=(10^[.C854])*10000000/3.83E+033*10^-9.33" office:value-type="float" office:value="1.01578366839238">
            <text:p>1.02E+00</text:p>
          </table:table-cell>
        </table:table-row>
        <table:table-row table:style-name="ro1">
          <table:table-cell office:value-type="string">
            <text:p>UGC 10245</text:p>
          </table:table-cell>
          <table:table-cell office:value-type="float" office:value="35.84">
            <text:p>35.84</text:p>
          </table:table-cell>
          <table:table-cell office:value-type="float" office:value="36.01">
            <text:p>36.01</text:p>
          </table:table-cell>
          <table:table-cell/>
          <table:table-cell table:formula="oooc:=(10^[.B855])*10000000/3.83E+033*10^-9.51" office:value-type="float" office:value="0.558214644778655">
            <text:p>5.58E-01</text:p>
          </table:table-cell>
          <table:table-cell table:formula="oooc:=(10^[.C855])*10000000/3.83E+033*10^-9.33" office:value-type="float" office:value="1.24968692512438">
            <text:p>1.25E+00</text:p>
          </table:table-cell>
        </table:table-row>
        <table:table-row table:style-name="ro1">
          <table:table-cell office:value-type="string">
            <text:p>CGCG 023-019</text:p>
          </table:table-cell>
          <table:table-cell office:value-type="float" office:value="36.49">
            <text:p>36.49</text:p>
          </table:table-cell>
          <table:table-cell office:value-type="float" office:value="36.45">
            <text:p>36.45</text:p>
          </table:table-cell>
          <table:table-cell/>
          <table:table-cell table:formula="oooc:=(10^[.B856])*10000000/3.83E+033*10^-9.51" office:value-type="float" office:value="2.49345322721003">
            <text:p>2.49E+00</text:p>
          </table:table-cell>
          <table:table-cell table:formula="oooc:=(10^[.C856])*10000000/3.83E+033*10^-9.33" office:value-type="float" office:value="3.44192359936401">
            <text:p>3.44E+00</text:p>
          </table:table-cell>
        </table:table-row>
        <table:table-row table:style-name="ro1">
          <table:table-cell office:value-type="string">
            <text:p>UGC 10261</text:p>
          </table:table-cell>
          <table:table-cell office:value-type="float" office:value="0">
            <text:p>0</text:p>
          </table:table-cell>
          <table:table-cell office:value-type="float" office:value="35.88">
            <text:p>35.88</text:p>
          </table:table-cell>
          <table:table-cell/>
          <table:table-cell table:formula="oooc:=(10^[.B857])*10000000/3.83E+033*10^-9.51" office:value-type="float" office:value="8.06865648175873E-037">
            <text:p>8.07E-37</text:p>
          </table:table-cell>
          <table:table-cell table:formula="oooc:=(10^[.C857])*10000000/3.83E+033*10^-9.33" office:value-type="float" office:value="0.926405716014563">
            <text:p>9.26E-01</text:p>
          </table:table-cell>
        </table:table-row>
        <table:table-row table:style-name="ro1">
          <table:table-cell office:value-type="string">
            <text:p>NGC 6090</text:p>
          </table:table-cell>
          <table:table-cell office:value-type="float" office:value="36.83">
            <text:p>36.83</text:p>
          </table:table-cell>
          <table:table-cell office:value-type="float" office:value="36.9">
            <text:p>36.9</text:p>
          </table:table-cell>
          <table:table-cell/>
          <table:table-cell table:formula="oooc:=(10^[.B858])*10000000/3.83E+033*10^-9.51" office:value-type="float" office:value="5.45508128160322">
            <text:p>5.46E+00</text:p>
          </table:table-cell>
          <table:table-cell table:formula="oooc:=(10^[.C858])*10000000/3.83E+033*10^-9.33" office:value-type="float" office:value="9.70065872316374">
            <text:p>9.70E+00</text:p>
          </table:table-cell>
        </table:table-row>
        <table:table-row table:style-name="ro1">
          <table:table-cell office:value-type="string">
            <text:p>UGC 10278</text:p>
          </table:table-cell>
          <table:table-cell office:value-type="float" office:value="35.8">
            <text:p>35.8</text:p>
          </table:table-cell>
          <table:table-cell office:value-type="float" office:value="35.83">
            <text:p>35.83</text:p>
          </table:table-cell>
          <table:table-cell/>
          <table:table-cell table:formula="oooc:=(10^[.B859])*10000000/3.83E+033*10^-9.51" office:value-type="float" office:value="0.509097806725335">
            <text:p>5.09E-01</text:p>
          </table:table-cell>
          <table:table-cell table:formula="oooc:=(10^[.C859])*10000000/3.83E+033*10^-9.33" office:value-type="float" office:value="0.825659963490435">
            <text:p>8.26E-01</text:p>
          </table:table-cell>
        </table:table-row>
        <table:table-row table:style-name="ro1">
          <table:table-cell office:value-type="string">
            <text:p>NGC 6100</text:p>
          </table:table-cell>
          <table:table-cell office:value-type="float" office:value="36.13">
            <text:p>36.13</text:p>
          </table:table-cell>
          <table:table-cell office:value-type="float" office:value="36.09">
            <text:p>36.09</text:p>
          </table:table-cell>
          <table:table-cell/>
          <table:table-cell table:formula="oooc:=(10^[.B860])*10000000/3.83E+033*10^-9.51" office:value-type="float" office:value="1.08843181062751">
            <text:p>1.09E+00</text:p>
          </table:table-cell>
          <table:table-cell table:formula="oooc:=(10^[.C860])*10000000/3.83E+033*10^-9.33" office:value-type="float" office:value="1.50245414448345">
            <text:p>1.50E+00</text:p>
          </table:table-cell>
        </table:table-row>
        <table:table-row table:style-name="ro1">
          <table:table-cell office:value-type="string">
            <text:p>IC 4595</text:p>
          </table:table-cell>
          <table:table-cell office:value-type="float" office:value="0">
            <text:p>0</text:p>
          </table:table-cell>
          <table:table-cell office:value-type="float" office:value="35.63">
            <text:p>35.63</text:p>
          </table:table-cell>
          <table:table-cell/>
          <table:table-cell table:formula="oooc:=(10^[.B861])*10000000/3.83E+033*10^-9.51" office:value-type="float" office:value="8.06865648175873E-037">
            <text:p>8.07E-37</text:p>
          </table:table-cell>
          <table:table-cell table:formula="oooc:=(10^[.C861])*10000000/3.83E+033*10^-9.33" office:value-type="float" office:value="0.520956218007543">
            <text:p>5.21E-01</text:p>
          </table:table-cell>
        </table:table-row>
        <table:table-row table:style-name="ro1">
          <table:table-cell office:value-type="string">
            <text:p>NGC 6154</text:p>
          </table:table-cell>
          <table:table-cell office:value-type="float" office:value="36.18">
            <text:p>36.18</text:p>
          </table:table-cell>
          <table:table-cell office:value-type="float" office:value="36.13">
            <text:p>36.13</text:p>
          </table:table-cell>
          <table:table-cell/>
          <table:table-cell table:formula="oooc:=(10^[.B862])*10000000/3.83E+033*10^-9.51" office:value-type="float" office:value="1.22124057777336">
            <text:p>1.22E+00</text:p>
          </table:table-cell>
          <table:table-cell table:formula="oooc:=(10^[.C862])*10000000/3.83E+033*10^-9.33" office:value-type="float" office:value="1.64740821013106">
            <text:p>1.65E+00</text:p>
          </table:table-cell>
        </table:table-row>
        <table:table-row table:style-name="ro1">
          <table:table-cell office:value-type="string">
            <text:p>NGC 6155</text:p>
          </table:table-cell>
          <table:table-cell office:value-type="float" office:value="35.87">
            <text:p>35.87</text:p>
          </table:table-cell>
          <table:table-cell office:value-type="float" office:value="35.93">
            <text:p>35.93</text:p>
          </table:table-cell>
          <table:table-cell/>
          <table:table-cell table:formula="oooc:=(10^[.B863])*10000000/3.83E+033*10^-9.51" office:value-type="float" office:value="0.598137768346674">
            <text:p>5.98E-01</text:p>
          </table:table-cell>
          <table:table-cell table:formula="oooc:=(10^[.C863])*10000000/3.83E+033*10^-9.33" office:value-type="float" office:value="1.03944430953916">
            <text:p>1.04E+00</text:p>
          </table:table-cell>
        </table:table-row>
        <table:table-row table:style-name="ro1">
          <table:table-cell office:value-type="string">
            <text:p>UGC 10404</text:p>
          </table:table-cell>
          <table:table-cell office:value-type="float" office:value="35.58">
            <text:p>35.58</text:p>
          </table:table-cell>
          <table:table-cell office:value-type="float" office:value="35.81">
            <text:p>35.81</text:p>
          </table:table-cell>
          <table:table-cell/>
          <table:table-cell table:formula="oooc:=(10^[.B864])*10000000/3.83E+033*10^-9.51" office:value-type="float" office:value="0.306761763691782">
            <text:p>3.07E-01</text:p>
          </table:table-cell>
          <table:table-cell table:formula="oooc:=(10^[.C864])*10000000/3.83E+033*10^-9.33" office:value-type="float" office:value="0.788499143708102">
            <text:p>7.88E-01</text:p>
          </table:table-cell>
        </table:table-row>
        <table:table-row table:style-name="ro1">
          <table:table-cell office:value-type="string">
            <text:p>NGC 6166</text:p>
          </table:table-cell>
          <table:table-cell office:value-type="float" office:value="35.97">
            <text:p>35.97</text:p>
          </table:table-cell>
          <table:table-cell office:value-type="float" office:value="36.17">
            <text:p>36.17</text:p>
          </table:table-cell>
          <table:table-cell/>
          <table:table-cell table:formula="oooc:=(10^[.B865])*10000000/3.83E+033*10^-9.51" office:value-type="float" office:value="0.753010836325483">
            <text:p>7.53E-01</text:p>
          </table:table-cell>
          <table:table-cell table:formula="oooc:=(10^[.C865])*10000000/3.83E+033*10^-9.33" office:value-type="float" office:value="1.80634718255598">
            <text:p>1.81E+00</text:p>
          </table:table-cell>
        </table:table-row>
        <table:table-row table:style-name="ro1">
          <table:table-cell office:value-type="string">
            <text:p>UGC 10420</text:p>
          </table:table-cell>
          <table:table-cell office:value-type="float" office:value="36.8">
            <text:p>36.8</text:p>
          </table:table-cell>
          <table:table-cell office:value-type="float" office:value="36.69">
            <text:p>36.69</text:p>
          </table:table-cell>
          <table:table-cell/>
          <table:table-cell table:formula="oooc:=(10^[.B866])*10000000/3.83E+033*10^-9.51" office:value-type="float" office:value="5.09097806725335">
            <text:p>5.09E+00</text:p>
          </table:table-cell>
          <table:table-cell table:formula="oooc:=(10^[.C866])*10000000/3.83E+033*10^-9.33" office:value-type="float" office:value="5.98137768346674">
            <text:p>5.98E+00</text:p>
          </table:table-cell>
        </table:table-row>
        <table:table-row table:style-name="ro1">
          <table:table-cell office:value-type="string">
            <text:p>UGC 10445</text:p>
          </table:table-cell>
          <table:table-cell office:value-type="float" office:value="35.44">
            <text:p>35.44</text:p>
          </table:table-cell>
          <table:table-cell office:value-type="float" office:value="35.35">
            <text:p>35.35</text:p>
          </table:table-cell>
          <table:table-cell/>
          <table:table-cell table:formula="oooc:=(10^[.B867])*10000000/3.83E+033*10^-9.51" office:value-type="float" office:value="0.222229252794353">
            <text:p>2.22E-01</text:p>
          </table:table-cell>
          <table:table-cell table:formula="oooc:=(10^[.C867])*10000000/3.83E+033*10^-9.33" office:value-type="float" office:value="0.273401709673865">
            <text:p>2.73E-01</text:p>
          </table:table-cell>
        </table:table-row>
        <table:table-row table:style-name="ro1">
          <table:table-cell office:value-type="string">
            <text:p>IC 1221</text:p>
          </table:table-cell>
          <table:table-cell office:value-type="float" office:value="36.42">
            <text:p>36.42</text:p>
          </table:table-cell>
          <table:table-cell office:value-type="float" office:value="36.34">
            <text:p>36.34</text:p>
          </table:table-cell>
          <table:table-cell/>
          <table:table-cell table:formula="oooc:=(10^[.B868])*10000000/3.83E+033*10^-9.51" office:value-type="float" office:value="2.12227288815693">
            <text:p>2.12E+00</text:p>
          </table:table-cell>
          <table:table-cell table:formula="oooc:=(10^[.C868])*10000000/3.83E+033*10^-9.33" office:value-type="float" office:value="2.67178326966256">
            <text:p>2.67E+00</text:p>
          </table:table-cell>
        </table:table-row>
        <table:table-row table:style-name="ro1">
          <table:table-cell office:value-type="string">
            <text:p>IC 1222</text:p>
          </table:table-cell>
          <table:table-cell table:number-columns-repeated="2" office:value-type="float" office:value="36.73">
            <text:p>36.73</text:p>
          </table:table-cell>
          <table:table-cell/>
          <table:table-cell table:formula="oooc:=(10^[.B869])*10000000/3.83E+033*10^-9.51" office:value-type="float" office:value="4.33312508469334">
            <text:p>4.33E+00</text:p>
          </table:table-cell>
          <table:table-cell table:formula="oooc:=(10^[.C869])*10000000/3.83E+033*10^-9.33" office:value-type="float" office:value="6.5584502128187">
            <text:p>6.56E+00</text:p>
          </table:table-cell>
        </table:table-row>
        <table:table-row table:style-name="ro1">
          <table:table-cell office:value-type="string">
            <text:p>UGC 10468</text:p>
          </table:table-cell>
          <table:table-cell office:value-type="float" office:value="35.77">
            <text:p>35.77</text:p>
          </table:table-cell>
          <table:table-cell office:value-type="float" office:value="35.9">
            <text:p>35.9</text:p>
          </table:table-cell>
          <table:table-cell/>
          <table:table-cell table:formula="oooc:=(10^[.B870])*10000000/3.83E+033*10^-9.51" office:value-type="float" office:value="0.475117717652741">
            <text:p>4.75E-01</text:p>
          </table:table-cell>
          <table:table-cell table:formula="oooc:=(10^[.C870])*10000000/3.83E+033*10^-9.33" office:value-type="float" office:value="0.970065872316374">
            <text:p>9.70E-01</text:p>
          </table:table-cell>
        </table:table-row>
        <table:table-row table:style-name="ro1">
          <table:table-cell office:value-type="string">
            <text:p>UGC 10491</text:p>
          </table:table-cell>
          <table:table-cell office:value-type="float" office:value="36.07">
            <text:p>36.07</text:p>
          </table:table-cell>
          <table:table-cell office:value-type="float" office:value="36.15">
            <text:p>36.15</text:p>
          </table:table-cell>
          <table:table-cell/>
          <table:table-cell table:formula="oooc:=(10^[.B871])*10000000/3.83E+033*10^-9.51" office:value-type="float" office:value="0.947984477206532">
            <text:p>9.48E-01</text:p>
          </table:table-cell>
          <table:table-cell table:formula="oooc:=(10^[.C871])*10000000/3.83E+033*10^-9.33" office:value-type="float" office:value="1.72504816712165">
            <text:p>1.73E+00</text:p>
          </table:table-cell>
        </table:table-row>
        <table:table-row table:style-name="ro1">
          <table:table-cell office:value-type="string">
            <text:p>NGC 6239</text:p>
          </table:table-cell>
          <table:table-cell office:value-type="float" office:value="35.59">
            <text:p>35.59</text:p>
          </table:table-cell>
          <table:table-cell office:value-type="float" office:value="35.54">
            <text:p>35.54</text:p>
          </table:table-cell>
          <table:table-cell/>
          <table:table-cell table:formula="oooc:=(10^[.B872])*10000000/3.83E+033*10^-9.51" office:value-type="float" office:value="0.313907163085489">
            <text:p>3.14E-01</text:p>
          </table:table-cell>
          <table:table-cell table:formula="oooc:=(10^[.C872])*10000000/3.83E+033*10^-9.33" office:value-type="float" office:value="0.423449111581965">
            <text:p>4.23E-01</text:p>
          </table:table-cell>
        </table:table-row>
        <table:table-row table:style-name="ro2">
          <table:table-cell office:value-type="string">
            <text:p>Mrk 501</text:p>
          </table:table-cell>
          <table:table-cell table:number-columns-repeated="2" office:value-type="float" office:value="37.07">
            <text:p>37.07</text:p>
          </table:table-cell>
          <table:table-cell/>
          <table:table-cell table:formula="oooc:=(10^[.B873])*10000000/3.83E+033*10^-9.51" office:value-type="float" office:value="9.47984477206532">
            <text:p>9.48E+00</text:p>
          </table:table-cell>
          <table:table-cell table:formula="oooc:=(10^[.C873])*10000000/3.83E+033*10^-9.33" office:value-type="float" office:value="14.3483256881886">
            <text:p>1.43E+01</text:p>
          </table:table-cell>
        </table:table-row>
        <table:table-row table:style-name="ro1">
          <table:table-cell office:value-type="string">
            <text:p>UGC 10600</text:p>
          </table:table-cell>
          <table:table-cell office:value-type="float" office:value="35.7">
            <text:p>35.7</text:p>
          </table:table-cell>
          <table:table-cell office:value-type="float" office:value="35.85">
            <text:p>35.85</text:p>
          </table:table-cell>
          <table:table-cell/>
          <table:table-cell table:formula="oooc:=(10^[.B874])*10000000/3.83E+033*10^-9.51" office:value-type="float" office:value="0.404390762118144">
            <text:p>4.04E-01</text:p>
          </table:table-cell>
          <table:table-cell table:formula="oooc:=(10^[.C874])*10000000/3.83E+033*10^-9.33" office:value-type="float" office:value="0.864572118753504">
            <text:p>8.65E-01</text:p>
          </table:table-cell>
        </table:table-row>
        <table:table-row table:style-name="ro1">
          <table:table-cell office:value-type="string">
            <text:p>NGC 6255</text:p>
          </table:table-cell>
          <table:table-cell office:value-type="float" office:value="35.63">
            <text:p>35.63</text:p>
          </table:table-cell>
          <table:table-cell office:value-type="float" office:value="35.53">
            <text:p>35.53</text:p>
          </table:table-cell>
          <table:table-cell/>
          <table:table-cell table:formula="oooc:=(10^[.B875])*10000000/3.83E+033*10^-9.51" office:value-type="float" office:value="0.344192359936401">
            <text:p>3.44E-01</text:p>
          </table:table-cell>
          <table:table-cell table:formula="oooc:=(10^[.C875])*10000000/3.83E+033*10^-9.33" office:value-type="float" office:value="0.413810233018569">
            <text:p>4.14E-01</text:p>
          </table:table-cell>
        </table:table-row>
        <table:table-row table:style-name="ro1">
          <table:table-cell office:value-type="string">
            <text:p>UGC 10651</text:p>
          </table:table-cell>
          <table:table-cell office:value-type="float" office:value="36.46">
            <text:p>36.46</text:p>
          </table:table-cell>
          <table:table-cell office:value-type="float" office:value="36.44">
            <text:p>36.44</text:p>
          </table:table-cell>
          <table:table-cell/>
          <table:table-cell table:formula="oooc:=(10^[.B876])*10000000/3.83E+033*10^-9.51" office:value-type="float" office:value="2.32702594812989">
            <text:p>2.33E+00</text:p>
          </table:table-cell>
          <table:table-cell table:formula="oooc:=(10^[.C876])*10000000/3.83E+033*10^-9.33" office:value-type="float" office:value="3.36357585298467">
            <text:p>3.36E+00</text:p>
          </table:table-cell>
        </table:table-row>
        <table:table-row table:style-name="ro1">
          <table:table-cell office:value-type="string">
            <text:p>UGC 10687</text:p>
          </table:table-cell>
          <table:table-cell office:value-type="float" office:value="36.11">
            <text:p>36.11</text:p>
          </table:table-cell>
          <table:table-cell office:value-type="float" office:value="36.08">
            <text:p>36.08</text:p>
          </table:table-cell>
          <table:table-cell/>
          <table:table-cell table:formula="oooc:=(10^[.B877])*10000000/3.83E+033*10^-9.51" office:value-type="float" office:value="1.03944430953916">
            <text:p>1.04E+00</text:p>
          </table:table-cell>
          <table:table-cell table:formula="oooc:=(10^[.C877])*10000000/3.83E+033*10^-9.33" office:value-type="float" office:value="1.46825411276853">
            <text:p>1.47E+00</text:p>
          </table:table-cell>
        </table:table-row>
        <table:table-row table:style-name="ro1">
          <table:table-cell office:value-type="string">
            <text:p>UGC 10713</text:p>
          </table:table-cell>
          <table:table-cell office:value-type="float" office:value="34.78">
            <text:p>34.78</text:p>
          </table:table-cell>
          <table:table-cell office:value-type="float" office:value="34.96">
            <text:p>34.96</text:p>
          </table:table-cell>
          <table:table-cell/>
          <table:table-cell table:formula="oooc:=(10^[.B878])*10000000/3.83E+033*10^-9.51" office:value-type="float" office:value="0.0486184630982473">
            <text:p>4.86E-02</text:p>
          </table:table-cell>
          <table:table-cell table:formula="oooc:=(10^[.C878])*10000000/3.83E+033*10^-9.33" office:value-type="float" office:value="0.111378464439058">
            <text:p>1.11E-01</text:p>
          </table:table-cell>
        </table:table-row>
        <table:table-row table:style-name="ro1">
          <table:table-cell office:value-type="string">
            <text:p>NGC 6306</text:p>
          </table:table-cell>
          <table:table-cell office:value-type="float" office:value="35.68">
            <text:p>35.68</text:p>
          </table:table-cell>
          <table:table-cell office:value-type="float" office:value="35.7">
            <text:p>35.7</text:p>
          </table:table-cell>
          <table:table-cell/>
          <table:table-cell table:formula="oooc:=(10^[.B879])*10000000/3.83E+033*10^-9.51" office:value-type="float" office:value="0.386190179678383">
            <text:p>3.86E-01</text:p>
          </table:table-cell>
          <table:table-cell table:formula="oooc:=(10^[.C879])*10000000/3.83E+033*10^-9.33" office:value-type="float" office:value="0.612070186767608">
            <text:p>6.12E-01</text:p>
          </table:table-cell>
        </table:table-row>
        <table:table-row table:style-name="ro1">
          <table:table-cell office:value-type="string">
            <text:p>NGC 6307</text:p>
          </table:table-cell>
          <table:table-cell office:value-type="float" office:value="34.61">
            <text:p>34.61</text:p>
          </table:table-cell>
          <table:table-cell office:value-type="float" office:value="35.09">
            <text:p>35.09</text:p>
          </table:table-cell>
          <table:table-cell/>
          <table:table-cell table:formula="oooc:=(10^[.B880])*10000000/3.83E+033*10^-9.51" office:value-type="float" office:value="0.0328701151904482">
            <text:p>3.29E-02</text:p>
          </table:table-cell>
          <table:table-cell table:formula="oooc:=(10^[.C880])*10000000/3.83E+033*10^-9.33" office:value-type="float" office:value="0.150245414448345">
            <text:p>1.50E-01</text:p>
          </table:table-cell>
        </table:table-row>
        <table:table-row table:style-name="ro1">
          <table:table-cell office:value-type="string">
            <text:p>UGC 10729</text:p>
          </table:table-cell>
          <table:table-cell office:value-type="float" office:value="36.2">
            <text:p>36.2</text:p>
          </table:table-cell>
          <table:table-cell office:value-type="float" office:value="36.28">
            <text:p>36.28</text:p>
          </table:table-cell>
          <table:table-cell/>
          <table:table-cell table:formula="oooc:=(10^[.B881])*10000000/3.83E+033*10^-9.51" office:value-type="float" office:value="1.27879587302467">
            <text:p>1.28E+00</text:p>
          </table:table-cell>
          <table:table-cell table:formula="oooc:=(10^[.C881])*10000000/3.83E+033*10^-9.33" office:value-type="float" office:value="2.32702594812989">
            <text:p>2.33E+00</text:p>
          </table:table-cell>
        </table:table-row>
        <table:table-row table:style-name="ro1">
          <table:table-cell office:value-type="string">
            <text:p>IC 1251</text:p>
          </table:table-cell>
          <table:table-cell office:value-type="float" office:value="35.29">
            <text:p>35.29</text:p>
          </table:table-cell>
          <table:table-cell office:value-type="float" office:value="35.27">
            <text:p>35.27</text:p>
          </table:table-cell>
          <table:table-cell/>
          <table:table-cell table:formula="oooc:=(10^[.B882])*10000000/3.83E+033*10^-9.51" office:value-type="float" office:value="0.1573262626826">
            <text:p>1.57E-01</text:p>
          </table:table-cell>
          <table:table-cell table:formula="oooc:=(10^[.C882])*10000000/3.83E+033*10^-9.33" office:value-type="float" office:value="0.227405637064252">
            <text:p>2.27E-01</text:p>
          </table:table-cell>
        </table:table-row>
        <table:table-row table:style-name="ro1">
          <table:table-cell office:value-type="string">
            <text:p>NGC 6340</text:p>
          </table:table-cell>
          <table:table-cell office:value-type="float" office:value="34.64">
            <text:p>34.64</text:p>
          </table:table-cell>
          <table:table-cell office:value-type="float" office:value="35.09">
            <text:p>35.09</text:p>
          </table:table-cell>
          <table:table-cell/>
          <table:table-cell table:formula="oooc:=(10^[.B883])*10000000/3.83E+033*10^-9.51" office:value-type="float" office:value="0.0352209629919492">
            <text:p>3.52E-02</text:p>
          </table:table-cell>
          <table:table-cell table:formula="oooc:=(10^[.C883])*10000000/3.83E+033*10^-9.33" office:value-type="float" office:value="0.150245414448345">
            <text:p>1.50E-01</text:p>
          </table:table-cell>
        </table:table-row>
        <table:table-row table:style-name="ro1">
          <table:table-cell office:value-type="string">
            <text:p>IC 1254</text:p>
          </table:table-cell>
          <table:table-cell office:value-type="float" office:value="34.29">
            <text:p>34.29</text:p>
          </table:table-cell>
          <table:table-cell office:value-type="float" office:value="34.63">
            <text:p>34.63</text:p>
          </table:table-cell>
          <table:table-cell/>
          <table:table-cell table:formula="oooc:=(10^[.B884])*10000000/3.83E+033*10^-9.51" office:value-type="float" office:value="0.01573262626826">
            <text:p>1.57E-02</text:p>
          </table:table-cell>
          <table:table-cell table:formula="oooc:=(10^[.C884])*10000000/3.83E+033*10^-9.33" office:value-type="float" office:value="0.0520956218007543">
            <text:p>5.21E-02</text:p>
          </table:table-cell>
        </table:table-row>
        <table:table-row table:style-name="ro1">
          <table:table-cell office:value-type="string">
            <text:p>IC 1248</text:p>
          </table:table-cell>
          <table:table-cell office:value-type="float" office:value="36.25">
            <text:p>36.25</text:p>
          </table:table-cell>
          <table:table-cell office:value-type="float" office:value="36.2">
            <text:p>36.2</text:p>
          </table:table-cell>
          <table:table-cell/>
          <table:table-cell table:formula="oooc:=(10^[.B885])*10000000/3.83E+033*10^-9.51" office:value-type="float" office:value="1.43483256881886">
            <text:p>1.43E+00</text:p>
          </table:table-cell>
          <table:table-cell table:formula="oooc:=(10^[.C885])*10000000/3.83E+033*10^-9.33" office:value-type="float" office:value="1.93553587807029">
            <text:p>1.94E+00</text:p>
          </table:table-cell>
        </table:table-row>
        <table:table-row table:style-name="ro1">
          <table:table-cell office:value-type="string">
            <text:p>UGC 10770</text:p>
          </table:table-cell>
          <table:table-cell office:value-type="float" office:value="35.49">
            <text:p>35.49</text:p>
          </table:table-cell>
          <table:table-cell office:value-type="float" office:value="35.33">
            <text:p>35.33</text:p>
          </table:table-cell>
          <table:table-cell/>
          <table:table-cell table:formula="oooc:=(10^[.B886])*10000000/3.83E+033*10^-9.51" office:value-type="float" office:value="0.249345322721003">
            <text:p>2.49E-01</text:p>
          </table:table-cell>
          <table:table-cell table:formula="oooc:=(10^[.C886])*10000000/3.83E+033*10^-9.33" office:value-type="float" office:value="0.261096605744124">
            <text:p>2.61E-01</text:p>
          </table:table-cell>
        </table:table-row>
        <table:table-row table:style-name="ro1">
          <table:table-cell office:value-type="string">
            <text:p>UGC 10791</text:p>
          </table:table-cell>
          <table:table-cell office:value-type="float" office:value="34.87">
            <text:p>34.87</text:p>
          </table:table-cell>
          <table:table-cell office:value-type="float" office:value="34.88">
            <text:p>34.88</text:p>
          </table:table-cell>
          <table:table-cell/>
          <table:table-cell table:formula="oooc:=(10^[.B887])*10000000/3.83E+033*10^-9.51" office:value-type="float" office:value="0.0598137768346674">
            <text:p>5.98E-02</text:p>
          </table:table-cell>
          <table:table-cell table:formula="oooc:=(10^[.C887])*10000000/3.83E+033*10^-9.33" office:value-type="float" office:value="0.0926405716014563">
            <text:p>9.26E-02</text:p>
          </table:table-cell>
        </table:table-row>
        <table:table-row table:style-name="ro1">
          <table:table-cell office:value-type="string">
            <text:p>NGC 6330</text:p>
          </table:table-cell>
          <table:table-cell office:value-type="float" office:value="36.03">
            <text:p>36.03</text:p>
          </table:table-cell>
          <table:table-cell office:value-type="float" office:value="36.02">
            <text:p>36.02</text:p>
          </table:table-cell>
          <table:table-cell/>
          <table:table-cell table:formula="oooc:=(10^[.B888])*10000000/3.83E+033*10^-9.51" office:value-type="float" office:value="0.864572118753504">
            <text:p>8.65E-01</text:p>
          </table:table-cell>
          <table:table-cell table:formula="oooc:=(10^[.C888])*10000000/3.83E+033*10^-9.33" office:value-type="float" office:value="1.27879587302467">
            <text:p>1.28E+00</text:p>
          </table:table-cell>
        </table:table-row>
        <table:table-row table:style-name="ro1">
          <table:table-cell office:value-type="string">
            <text:p>UGC 10783</text:p>
          </table:table-cell>
          <table:table-cell office:value-type="float" office:value="36.14">
            <text:p>36.14</text:p>
          </table:table-cell>
          <table:table-cell office:value-type="float" office:value="36.16">
            <text:p>36.16</text:p>
          </table:table-cell>
          <table:table-cell/>
          <table:table-cell table:formula="oooc:=(10^[.B889])*10000000/3.83E+033*10^-9.51" office:value-type="float" office:value="1.11378464439058">
            <text:p>1.11E+00</text:p>
          </table:table-cell>
          <table:table-cell table:formula="oooc:=(10^[.C889])*10000000/3.83E+033*10^-9.33" office:value-type="float" office:value="1.76522970076234">
            <text:p>1.77E+00</text:p>
          </table:table-cell>
        </table:table-row>
        <table:table-row table:style-name="ro1">
          <table:table-cell office:value-type="string">
            <text:p>UGC 10796</text:p>
          </table:table-cell>
          <table:table-cell office:value-type="float" office:value="35.84">
            <text:p>35.84</text:p>
          </table:table-cell>
          <table:table-cell office:value-type="float" office:value="35.78">
            <text:p>35.78</text:p>
          </table:table-cell>
          <table:table-cell/>
          <table:table-cell table:formula="oooc:=(10^[.B890])*10000000/3.83E+033*10^-9.51" office:value-type="float" office:value="0.558214644778655">
            <text:p>5.58E-01</text:p>
          </table:table-cell>
          <table:table-cell table:formula="oooc:=(10^[.C890])*10000000/3.83E+033*10^-9.33" office:value-type="float" office:value="0.735870217040329">
            <text:p>7.36E-01</text:p>
          </table:table-cell>
        </table:table-row>
        <table:table-row table:style-name="ro1">
          <table:table-cell office:value-type="string">
            <text:p>NGC 6359</text:p>
          </table:table-cell>
          <table:table-cell office:value-type="float" office:value="34.66">
            <text:p>34.66</text:p>
          </table:table-cell>
          <table:table-cell office:value-type="float" office:value="35.07">
            <text:p>35.07</text:p>
          </table:table-cell>
          <table:table-cell/>
          <table:table-cell table:formula="oooc:=(10^[.B891])*10000000/3.83E+033*10^-9.51" office:value-type="float" office:value="0.0368808758387139">
            <text:p>3.69E-02</text:p>
          </table:table-cell>
          <table:table-cell table:formula="oooc:=(10^[.C891])*10000000/3.83E+033*10^-9.33" office:value-type="float" office:value="0.143483256881886">
            <text:p>1.43E-01</text:p>
          </table:table-cell>
        </table:table-row>
        <table:table-row table:style-name="ro1">
          <table:table-cell office:value-type="string">
            <text:p>UGC 10795</text:p>
          </table:table-cell>
          <table:table-cell office:value-type="float" office:value="35.75">
            <text:p>35.75</text:p>
          </table:table-cell>
          <table:table-cell office:value-type="float" office:value="35.67">
            <text:p>35.67</text:p>
          </table:table-cell>
          <table:table-cell/>
          <table:table-cell table:formula="oooc:=(10^[.B892])*10000000/3.83E+033*10^-9.51" office:value-type="float" office:value="0.45373389784579">
            <text:p>4.54E-01</text:p>
          </table:table-cell>
          <table:table-cell table:formula="oooc:=(10^[.C892])*10000000/3.83E+033*10^-9.33" office:value-type="float" office:value="0.571217134190486">
            <text:p>5.71E-01</text:p>
          </table:table-cell>
        </table:table-row>
        <table:table-row table:style-name="ro1">
          <table:table-cell office:value-type="string">
            <text:p>NGC 6361</text:p>
          </table:table-cell>
          <table:table-cell office:value-type="float" office:value="35.54">
            <text:p>35.54</text:p>
          </table:table-cell>
          <table:table-cell office:value-type="float" office:value="35.62">
            <text:p>35.62</text:p>
          </table:table-cell>
          <table:table-cell/>
          <table:table-cell table:formula="oooc:=(10^[.B893])*10000000/3.83E+033*10^-9.51" office:value-type="float" office:value="0.279770053586842">
            <text:p>2.80E-01</text:p>
          </table:table-cell>
          <table:table-cell table:formula="oooc:=(10^[.C893])*10000000/3.83E+033*10^-9.33" office:value-type="float" office:value="0.509097806725335">
            <text:p>5.09E-01</text:p>
          </table:table-cell>
        </table:table-row>
        <table:table-row table:style-name="ro1">
          <table:table-cell office:value-type="string">
            <text:p>UGC 10811</text:p>
          </table:table-cell>
          <table:table-cell office:value-type="float" office:value="36.11">
            <text:p>36.11</text:p>
          </table:table-cell>
          <table:table-cell office:value-type="float" office:value="36.1">
            <text:p>36.1</text:p>
          </table:table-cell>
          <table:table-cell/>
          <table:table-cell table:formula="oooc:=(10^[.B894])*10000000/3.83E+033*10^-9.51" office:value-type="float" office:value="1.03944430953916">
            <text:p>1.04E+00</text:p>
          </table:table-cell>
          <table:table-cell table:formula="oooc:=(10^[.C894])*10000000/3.83E+033*10^-9.33" office:value-type="float" office:value="1.53745079727308">
            <text:p>1.54E+00</text:p>
          </table:table-cell>
        </table:table-row>
        <table:table-row table:style-name="ro1">
          <table:table-cell office:value-type="string">
            <text:p>NGC 6373</text:p>
          </table:table-cell>
          <table:table-cell office:value-type="float" office:value="36.02">
            <text:p>36.02</text:p>
          </table:table-cell>
          <table:table-cell office:value-type="float" office:value="35.95">
            <text:p>35.95</text:p>
          </table:table-cell>
          <table:table-cell/>
          <table:table-cell table:formula="oooc:=(10^[.B895])*10000000/3.83E+033*10^-9.51" office:value-type="float" office:value="0.844892054646556">
            <text:p>8.45E-01</text:p>
          </table:table-cell>
          <table:table-cell table:formula="oooc:=(10^[.C895])*10000000/3.83E+033*10^-9.33" office:value-type="float" office:value="1.08843181062751">
            <text:p>1.09E+00</text:p>
          </table:table-cell>
        </table:table-row>
        <table:table-row table:style-name="ro1">
          <table:table-cell office:value-type="string">
            <text:p>NGC 6364</text:p>
          </table:table-cell>
          <table:table-cell office:value-type="float" office:value="35.07">
            <text:p>35.07</text:p>
          </table:table-cell>
          <table:table-cell office:value-type="float" office:value="35.54">
            <text:p>35.54</text:p>
          </table:table-cell>
          <table:table-cell/>
          <table:table-cell table:formula="oooc:=(10^[.B896])*10000000/3.83E+033*10^-9.51" office:value-type="float" office:value="0.0947984477206532">
            <text:p>9.48E-02</text:p>
          </table:table-cell>
          <table:table-cell table:formula="oooc:=(10^[.C896])*10000000/3.83E+033*10^-9.33" office:value-type="float" office:value="0.423449111581965">
            <text:p>4.23E-01</text:p>
          </table:table-cell>
        </table:table-row>
        <table:table-row table:style-name="ro1">
          <table:table-cell office:value-type="string">
            <text:p>UGC 10842</text:p>
          </table:table-cell>
          <table:table-cell office:value-type="float" office:value="36.42">
            <text:p>36.42</text:p>
          </table:table-cell>
          <table:table-cell office:value-type="float" office:value="36.45">
            <text:p>36.45</text:p>
          </table:table-cell>
          <table:table-cell/>
          <table:table-cell table:formula="oooc:=(10^[.B897])*10000000/3.83E+033*10^-9.51" office:value-type="float" office:value="2.12227288815693">
            <text:p>2.12E+00</text:p>
          </table:table-cell>
          <table:table-cell table:formula="oooc:=(10^[.C897])*10000000/3.83E+033*10^-9.33" office:value-type="float" office:value="3.44192359936401">
            <text:p>3.44E+00</text:p>
          </table:table-cell>
        </table:table-row>
        <table:table-row table:style-name="ro1">
          <table:table-cell office:value-type="string">
            <text:p>UGC 10872</text:p>
          </table:table-cell>
          <table:table-cell office:value-type="float" office:value="34.82">
            <text:p>34.82</text:p>
          </table:table-cell>
          <table:table-cell office:value-type="float" office:value="35.05">
            <text:p>35.05</text:p>
          </table:table-cell>
          <table:table-cell/>
          <table:table-cell table:formula="oooc:=(10^[.B898])*10000000/3.83E+033*10^-9.51" office:value-type="float" office:value="0.0533090847172201">
            <text:p>5.33E-02</text:p>
          </table:table-cell>
          <table:table-cell table:formula="oooc:=(10^[.C898])*10000000/3.83E+033*10^-9.33" office:value-type="float" office:value="0.13702544654041">
            <text:p>1.37E-01</text:p>
          </table:table-cell>
        </table:table-row>
        <table:table-row table:style-name="ro1">
          <table:table-cell office:value-type="string">
            <text:p>UGC 10888</text:p>
          </table:table-cell>
          <table:table-cell office:value-type="float" office:value="36.07">
            <text:p>36.07</text:p>
          </table:table-cell>
          <table:table-cell office:value-type="float" office:value="36.11">
            <text:p>36.11</text:p>
          </table:table-cell>
          <table:table-cell/>
          <table:table-cell table:formula="oooc:=(10^[.B899])*10000000/3.83E+033*10^-9.51" office:value-type="float" office:value="0.947984477206532">
            <text:p>9.48E-01</text:p>
          </table:table-cell>
          <table:table-cell table:formula="oooc:=(10^[.C899])*10000000/3.83E+033*10^-9.33" office:value-type="float" office:value="1.573262626826">
            <text:p>1.57E+00</text:p>
          </table:table-cell>
        </table:table-row>
        <table:table-row table:style-name="ro1">
          <table:table-cell office:value-type="string">
            <text:p>NGC 6394</text:p>
          </table:table-cell>
          <table:table-cell office:value-type="float" office:value="35.88">
            <text:p>35.88</text:p>
          </table:table-cell>
          <table:table-cell office:value-type="float" office:value="36">
            <text:p>36</text:p>
          </table:table-cell>
          <table:table-cell/>
          <table:table-cell table:formula="oooc:=(10^[.B900])*10000000/3.83E+033*10^-9.51" office:value-type="float" office:value="0.612070186767608">
            <text:p>6.12E-01</text:p>
          </table:table-cell>
          <table:table-cell table:formula="oooc:=(10^[.C900])*10000000/3.83E+033*10^-9.33" office:value-type="float" office:value="1.22124057777336">
            <text:p>1.22E+00</text:p>
          </table:table-cell>
        </table:table-row>
        <table:table-row table:style-name="ro1">
          <table:table-cell office:value-type="string">
            <text:p>UGC 10895</text:p>
          </table:table-cell>
          <table:table-cell office:value-type="float" office:value="35.87">
            <text:p>35.87</text:p>
          </table:table-cell>
          <table:table-cell office:value-type="float" office:value="35.98">
            <text:p>35.98</text:p>
          </table:table-cell>
          <table:table-cell/>
          <table:table-cell table:formula="oooc:=(10^[.B901])*10000000/3.83E+033*10^-9.51" office:value-type="float" office:value="0.598137768346674">
            <text:p>5.98E-01</text:p>
          </table:table-cell>
          <table:table-cell table:formula="oooc:=(10^[.C901])*10000000/3.83E+033*10^-9.33" office:value-type="float" office:value="1.16627569752209">
            <text:p>1.17E+00</text:p>
          </table:table-cell>
        </table:table-row>
        <table:table-row table:style-name="ro1">
          <table:table-cell office:value-type="string">
            <text:p>UGC 10935</text:p>
          </table:table-cell>
          <table:table-cell office:value-type="float" office:value="0">
            <text:p>0</text:p>
          </table:table-cell>
          <table:table-cell office:value-type="float" office:value="35.48">
            <text:p>35.48</text:p>
          </table:table-cell>
          <table:table-cell/>
          <table:table-cell table:formula="oooc:=(10^[.B902])*10000000/3.83E+033*10^-9.51" office:value-type="float" office:value="8.06865648175873E-037">
            <text:p>8.07E-37</text:p>
          </table:table-cell>
          <table:table-cell table:formula="oooc:=(10^[.C902])*10000000/3.83E+033*10^-9.33" office:value-type="float" office:value="0.368808758387139">
            <text:p>3.69E-01</text:p>
          </table:table-cell>
        </table:table-row>
        <table:table-row table:style-name="ro1">
          <table:table-cell office:value-type="string">
            <text:p>UGC 10971</text:p>
          </table:table-cell>
          <table:table-cell office:value-type="float" office:value="35.74">
            <text:p>35.74</text:p>
          </table:table-cell>
          <table:table-cell office:value-type="float" office:value="35.8">
            <text:p>35.8</text:p>
          </table:table-cell>
          <table:table-cell/>
          <table:table-cell table:formula="oooc:=(10^[.B903])*10000000/3.83E+033*10^-9.51" office:value-type="float" office:value="0.44340565338427">
            <text:p>4.43E-01</text:p>
          </table:table-cell>
          <table:table-cell table:formula="oooc:=(10^[.C903])*10000000/3.83E+033*10^-9.33" office:value-type="float" office:value="0.770550711923333">
            <text:p>7.71E-01</text:p>
          </table:table-cell>
        </table:table-row>
        <table:table-row table:style-name="ro1">
          <table:table-cell office:value-type="string">
            <text:p>NGC 6482</text:p>
          </table:table-cell>
          <table:table-cell office:value-type="float" office:value="35.09">
            <text:p>35.09</text:p>
          </table:table-cell>
          <table:table-cell office:value-type="float" office:value="35.82">
            <text:p>35.82</text:p>
          </table:table-cell>
          <table:table-cell/>
          <table:table-cell table:formula="oooc:=(10^[.B904])*10000000/3.83E+033*10^-9.51" office:value-type="float" office:value="0.0992661609192074">
            <text:p>9.93E-02</text:p>
          </table:table-cell>
          <table:table-cell table:formula="oooc:=(10^[.C904])*10000000/3.83E+033*10^-9.33" office:value-type="float" office:value="0.806865648175873">
            <text:p>8.07E-01</text:p>
          </table:table-cell>
        </table:table-row>
        <table:table-row table:style-name="ro1">
          <table:table-cell office:value-type="string">
            <text:p>IC 4836</text:p>
          </table:table-cell>
          <table:table-cell office:value-type="float" office:value="36.24">
            <text:p>36.24</text:p>
          </table:table-cell>
          <table:table-cell office:value-type="float" office:value="36.28">
            <text:p>36.28</text:p>
          </table:table-cell>
          <table:table-cell/>
          <table:table-cell table:formula="oooc:=(10^[.B905])*10000000/3.83E+033*10^-9.51" office:value-type="float" office:value="1.40217179208944">
            <text:p>1.40E+00</text:p>
          </table:table-cell>
          <table:table-cell table:formula="oooc:=(10^[.C905])*10000000/3.83E+033*10^-9.33" office:value-type="float" office:value="2.32702594812989">
            <text:p>2.33E+00</text:p>
          </table:table-cell>
        </table:table-row>
        <table:table-row table:style-name="ro1">
          <table:table-cell office:value-type="string">
            <text:p>NGC 6789</text:p>
          </table:table-cell>
          <table:table-cell office:value-type="float" office:value="33.56">
            <text:p>33.56</text:p>
          </table:table-cell>
          <table:table-cell office:value-type="float" office:value="33.63">
            <text:p>33.63</text:p>
          </table:table-cell>
          <table:table-cell/>
          <table:table-cell table:formula="oooc:=(10^[.B906])*10000000/3.83E+033*10^-9.51" office:value-type="float" office:value="0.00292955210000514">
            <text:p>2.93E-03</text:p>
          </table:table-cell>
          <table:table-cell table:formula="oooc:=(10^[.C906])*10000000/3.83E+033*10^-9.33" office:value-type="float" office:value="0.00520956218007543">
            <text:p>5.21E-03</text:p>
          </table:table-cell>
        </table:table-row>
        <table:table-row table:style-name="ro1">
          <table:table-cell office:value-type="string">
            <text:p>NGC 6769</text:p>
          </table:table-cell>
          <table:table-cell office:value-type="float" office:value="36.22">
            <text:p>36.22</text:p>
          </table:table-cell>
          <table:table-cell office:value-type="float" office:value="36.26">
            <text:p>36.26</text:p>
          </table:table-cell>
          <table:table-cell/>
          <table:table-cell table:formula="oooc:=(10^[.B907])*10000000/3.83E+033*10^-9.51" office:value-type="float" office:value="1.3390636657738">
            <text:p>1.34E+00</text:p>
          </table:table-cell>
          <table:table-cell table:formula="oooc:=(10^[.C907])*10000000/3.83E+033*10^-9.33" office:value-type="float" office:value="2.22229252794353">
            <text:p>2.22E+00</text:p>
          </table:table-cell>
        </table:table-row>
        <table:table-row table:style-name="ro1">
          <table:table-cell office:value-type="string">
            <text:p>NGC 6770</text:p>
          </table:table-cell>
          <table:table-cell office:value-type="float" office:value="36.17">
            <text:p>36.17</text:p>
          </table:table-cell>
          <table:table-cell office:value-type="float" office:value="36.18">
            <text:p>36.18</text:p>
          </table:table-cell>
          <table:table-cell/>
          <table:table-cell table:formula="oooc:=(10^[.B908])*10000000/3.83E+033*10^-9.51" office:value-type="float" office:value="1.19344174834172">
            <text:p>1.19E+00</text:p>
          </table:table-cell>
          <table:table-cell table:formula="oooc:=(10^[.C908])*10000000/3.83E+033*10^-9.33" office:value-type="float" office:value="1.84842241353561">
            <text:p>1.85E+00</text:p>
          </table:table-cell>
        </table:table-row>
        <table:table-row table:style-name="ro1">
          <table:table-cell office:value-type="string">
            <text:p>NGC 6771</text:p>
          </table:table-cell>
          <table:table-cell office:value-type="float" office:value="34.84">
            <text:p>34.84</text:p>
          </table:table-cell>
          <table:table-cell office:value-type="float" office:value="35.3">
            <text:p>35.3</text:p>
          </table:table-cell>
          <table:table-cell/>
          <table:table-cell table:formula="oooc:=(10^[.B909])*10000000/3.83E+033*10^-9.51" office:value-type="float" office:value="0.0558214644778655">
            <text:p>5.58E-02</text:p>
          </table:table-cell>
          <table:table-cell table:formula="oooc:=(10^[.C909])*10000000/3.83E+033*10^-9.33" office:value-type="float" office:value="0.2436695302342">
            <text:p>2.44E-01</text:p>
          </table:table-cell>
        </table:table-row>
        <table:table-row table:style-name="ro1">
          <table:table-cell office:value-type="string">
            <text:p>IC 4842</text:p>
          </table:table-cell>
          <table:table-cell office:value-type="float" office:value="34.64">
            <text:p>34.64</text:p>
          </table:table-cell>
          <table:table-cell office:value-type="float" office:value="35.26">
            <text:p>35.26</text:p>
          </table:table-cell>
          <table:table-cell/>
          <table:table-cell table:formula="oooc:=(10^[.B910])*10000000/3.83E+033*10^-9.51" office:value-type="float" office:value="0.0352209629919492">
            <text:p>3.52E-02</text:p>
          </table:table-cell>
          <table:table-cell table:formula="oooc:=(10^[.C910])*10000000/3.83E+033*10^-9.33" office:value-type="float" office:value="0.222229252794353">
            <text:p>2.22E-01</text:p>
          </table:table-cell>
        </table:table-row>
        <table:table-row table:style-name="ro1">
          <table:table-cell office:value-type="string">
            <text:p>IC 4845</text:p>
          </table:table-cell>
          <table:table-cell office:value-type="float" office:value="36.13">
            <text:p>36.13</text:p>
          </table:table-cell>
          <table:table-cell office:value-type="float" office:value="36.18">
            <text:p>36.18</text:p>
          </table:table-cell>
          <table:table-cell/>
          <table:table-cell table:formula="oooc:=(10^[.B911])*10000000/3.83E+033*10^-9.51" office:value-type="float" office:value="1.08843181062751">
            <text:p>1.09E+00</text:p>
          </table:table-cell>
          <table:table-cell table:formula="oooc:=(10^[.C911])*10000000/3.83E+033*10^-9.33" office:value-type="float" office:value="1.84842241353561">
            <text:p>1.85E+00</text:p>
          </table:table-cell>
        </table:table-row>
        <table:table-row table:style-name="ro1">
          <table:table-cell office:value-type="string">
            <text:p>NGC 6782</text:p>
          </table:table-cell>
          <table:table-cell office:value-type="float" office:value="36.11">
            <text:p>36.11</text:p>
          </table:table-cell>
          <table:table-cell office:value-type="float" office:value="36.18">
            <text:p>36.18</text:p>
          </table:table-cell>
          <table:table-cell/>
          <table:table-cell table:formula="oooc:=(10^[.B912])*10000000/3.83E+033*10^-9.51" office:value-type="float" office:value="1.03944430953916">
            <text:p>1.04E+00</text:p>
          </table:table-cell>
          <table:table-cell table:formula="oooc:=(10^[.C912])*10000000/3.83E+033*10^-9.33" office:value-type="float" office:value="1.84842241353561">
            <text:p>1.85E+00</text:p>
          </table:table-cell>
        </table:table-row>
        <table:table-row table:style-name="ro2">
          <table:table-cell office:value-type="string">
            <text:p>Superantena</text:p>
          </table:table-cell>
          <table:table-cell office:value-type="float" office:value="36.05">
            <text:p>36.05</text:p>
          </table:table-cell>
          <table:table-cell office:value-type="float" office:value="36.21">
            <text:p>36.21</text:p>
          </table:table-cell>
          <table:table-cell/>
          <table:table-cell table:formula="oooc:=(10^[.B913])*10000000/3.83E+033*10^-9.51" office:value-type="float" office:value="0.905318147395638">
            <text:p>9.05E-01</text:p>
          </table:table-cell>
          <table:table-cell table:formula="oooc:=(10^[.C913])*10000000/3.83E+033*10^-9.33" office:value-type="float" office:value="1.9806203003373">
            <text:p>1.98E+00</text:p>
          </table:table-cell>
        </table:table-row>
        <table:table-row table:style-name="ro1">
          <table:table-cell office:value-type="string">
            <text:p>NGC 6845A</text:p>
          </table:table-cell>
          <table:table-cell table:number-columns-repeated="2" office:value-type="float" office:value="36.66">
            <text:p>36.66</text:p>
          </table:table-cell>
          <table:table-cell/>
          <table:table-cell table:formula="oooc:=(10^[.B914])*10000000/3.83E+033*10^-9.51" office:value-type="float" office:value="3.6880875838714">
            <text:p>3.69E+00</text:p>
          </table:table-cell>
          <table:table-cell table:formula="oooc:=(10^[.C914])*10000000/3.83E+033*10^-9.33" office:value-type="float" office:value="5.58214644778646">
            <text:p>5.58E+00</text:p>
          </table:table-cell>
        </table:table-row>
        <table:table-row table:style-name="ro1">
          <table:table-cell office:value-type="string">
            <text:p>ESO 284-G009</text:p>
          </table:table-cell>
          <table:table-cell office:value-type="float" office:value="34.61">
            <text:p>34.61</text:p>
          </table:table-cell>
          <table:table-cell office:value-type="float" office:value="35.47">
            <text:p>35.47</text:p>
          </table:table-cell>
          <table:table-cell/>
          <table:table-cell table:formula="oooc:=(10^[.B915])*10000000/3.83E+033*10^-9.51" office:value-type="float" office:value="0.0328701151904482">
            <text:p>3.29E-02</text:p>
          </table:table-cell>
          <table:table-cell table:formula="oooc:=(10^[.C915])*10000000/3.83E+033*10^-9.33" office:value-type="float" office:value="0.360413646110413">
            <text:p>3.60E-01</text:p>
          </table:table-cell>
        </table:table-row>
        <table:table-row table:style-name="ro1">
          <table:table-cell office:value-type="string">
            <text:p>NGC 6902B</text:p>
          </table:table-cell>
          <table:table-cell office:value-type="float" office:value="35.97">
            <text:p>35.97</text:p>
          </table:table-cell>
          <table:table-cell office:value-type="float" office:value="35.93">
            <text:p>35.93</text:p>
          </table:table-cell>
          <table:table-cell/>
          <table:table-cell table:formula="oooc:=(10^[.B916])*10000000/3.83E+033*10^-9.51" office:value-type="float" office:value="0.753010836325483">
            <text:p>7.53E-01</text:p>
          </table:table-cell>
          <table:table-cell table:formula="oooc:=(10^[.C916])*10000000/3.83E+033*10^-9.33" office:value-type="float" office:value="1.03944430953916">
            <text:p>1.04E+00</text:p>
          </table:table-cell>
        </table:table-row>
        <table:table-row table:style-name="ro1">
          <table:table-cell office:value-type="string">
            <text:p>IC 4946</text:p>
          </table:table-cell>
          <table:table-cell office:value-type="float" office:value="34.6">
            <text:p>34.6</text:p>
          </table:table-cell>
          <table:table-cell office:value-type="float" office:value="35.38">
            <text:p>35.38</text:p>
          </table:table-cell>
          <table:table-cell/>
          <table:table-cell table:formula="oooc:=(10^[.B917])*10000000/3.83E+033*10^-9.51" office:value-type="float" office:value="0.0321219000212111">
            <text:p>3.21E-02</text:p>
          </table:table-cell>
          <table:table-cell table:formula="oooc:=(10^[.C917])*10000000/3.83E+033*10^-9.33" office:value-type="float" office:value="0.292955210000514">
            <text:p>2.93E-01</text:p>
          </table:table-cell>
        </table:table-row>
        <table:table-row table:style-name="ro1">
          <table:table-cell office:value-type="string">
            <text:p>NGC 6902</text:p>
          </table:table-cell>
          <table:table-cell office:value-type="float" office:value="36.47">
            <text:p>36.47</text:p>
          </table:table-cell>
          <table:table-cell office:value-type="float" office:value="36.45">
            <text:p>36.45</text:p>
          </table:table-cell>
          <table:table-cell/>
          <table:table-cell table:formula="oooc:=(10^[.B918])*10000000/3.83E+033*10^-9.51" office:value-type="float" office:value="2.38122934557678">
            <text:p>2.38E+00</text:p>
          </table:table-cell>
          <table:table-cell table:formula="oooc:=(10^[.C918])*10000000/3.83E+033*10^-9.33" office:value-type="float" office:value="3.44192359936401">
            <text:p>3.44E+00</text:p>
          </table:table-cell>
        </table:table-row>
        <table:table-row table:style-name="ro1">
          <table:table-cell office:value-type="string">
            <text:p>ESO 285-G009</text:p>
          </table:table-cell>
          <table:table-cell office:value-type="float" office:value="35.59">
            <text:p>35.59</text:p>
          </table:table-cell>
          <table:table-cell office:value-type="float" office:value="35.53">
            <text:p>35.53</text:p>
          </table:table-cell>
          <table:table-cell/>
          <table:table-cell table:formula="oooc:=(10^[.B919])*10000000/3.83E+033*10^-9.51" office:value-type="float" office:value="0.313907163085489">
            <text:p>3.14E-01</text:p>
          </table:table-cell>
          <table:table-cell table:formula="oooc:=(10^[.C919])*10000000/3.83E+033*10^-9.33" office:value-type="float" office:value="0.413810233018569">
            <text:p>4.14E-01</text:p>
          </table:table-cell>
        </table:table-row>
        <table:table-row table:style-name="ro1">
          <table:table-cell office:value-type="string">
            <text:p>PGC 65022</text:p>
          </table:table-cell>
          <table:table-cell office:value-type="float" office:value="0">
            <text:p>0</text:p>
          </table:table-cell>
          <table:table-cell office:value-type="float" office:value="35.49">
            <text:p>35.49</text:p>
          </table:table-cell>
          <table:table-cell/>
          <table:table-cell table:formula="oooc:=(10^[.B920])*10000000/3.83E+033*10^-9.51" office:value-type="float" office:value="8.06865648175873E-037">
            <text:p>8.07E-37</text:p>
          </table:table-cell>
          <table:table-cell table:formula="oooc:=(10^[.C920])*10000000/3.83E+033*10^-9.33" office:value-type="float" office:value="0.37739941794933">
            <text:p>3.77E-01</text:p>
          </table:table-cell>
        </table:table-row>
        <table:table-row table:style-name="ro1">
          <table:table-cell office:value-type="string">
            <text:p>NGC 6941</text:p>
          </table:table-cell>
          <table:table-cell office:value-type="float" office:value="36.5">
            <text:p>36.5</text:p>
          </table:table-cell>
          <table:table-cell office:value-type="float" office:value="36.46">
            <text:p>36.46</text:p>
          </table:table-cell>
          <table:table-cell/>
          <table:table-cell table:formula="oooc:=(10^[.B921])*10000000/3.83E+033*10^-9.51" office:value-type="float" office:value="2.55153321398384">
            <text:p>2.55E+00</text:p>
          </table:table-cell>
          <table:table-cell table:formula="oooc:=(10^[.C921])*10000000/3.83E+033*10^-9.33" office:value-type="float" office:value="3.52209629919492">
            <text:p>3.52E+00</text:p>
          </table:table-cell>
        </table:table-row>
        <table:table-row table:style-name="ro1">
          <table:table-cell office:value-type="string">
            <text:p>NGC 6951</text:p>
          </table:table-cell>
          <table:table-cell office:value-type="float" office:value="35.86">
            <text:p>35.86</text:p>
          </table:table-cell>
          <table:table-cell office:value-type="float" office:value="36.16">
            <text:p>36.16</text:p>
          </table:table-cell>
          <table:table-cell/>
          <table:table-cell table:formula="oooc:=(10^[.B922])*10000000/3.83E+033*10^-9.51" office:value-type="float" office:value="0.584522490487817">
            <text:p>5.85E-01</text:p>
          </table:table-cell>
          <table:table-cell table:formula="oooc:=(10^[.C922])*10000000/3.83E+033*10^-9.33" office:value-type="float" office:value="1.76522970076234">
            <text:p>1.77E+00</text:p>
          </table:table-cell>
        </table:table-row>
        <table:table-row table:style-name="ro1">
          <table:table-cell office:value-type="string">
            <text:p>NGC 6945</text:p>
          </table:table-cell>
          <table:table-cell office:value-type="float" office:value="34.79">
            <text:p>34.79</text:p>
          </table:table-cell>
          <table:table-cell office:value-type="float" office:value="35.24">
            <text:p>35.24</text:p>
          </table:table-cell>
          <table:table-cell/>
          <table:table-cell table:formula="oooc:=(10^[.B923])*10000000/3.83E+033*10^-9.51" office:value-type="float" office:value="0.0497509325838967">
            <text:p>4.98E-02</text:p>
          </table:table-cell>
          <table:table-cell table:formula="oooc:=(10^[.C923])*10000000/3.83E+033*10^-9.33" office:value-type="float" office:value="0.212227288815693">
            <text:p>2.12E-01</text:p>
          </table:table-cell>
        </table:table-row>
        <table:table-row table:style-name="ro1">
          <table:table-cell office:value-type="string">
            <text:p>PGC 65158</text:p>
          </table:table-cell>
          <table:table-cell office:value-type="float" office:value="35.63">
            <text:p>35.63</text:p>
          </table:table-cell>
          <table:table-cell office:value-type="float" office:value="35.62">
            <text:p>35.62</text:p>
          </table:table-cell>
          <table:table-cell/>
          <table:table-cell table:formula="oooc:=(10^[.B924])*10000000/3.83E+033*10^-9.51" office:value-type="float" office:value="0.344192359936401">
            <text:p>3.44E-01</text:p>
          </table:table-cell>
          <table:table-cell table:formula="oooc:=(10^[.C924])*10000000/3.83E+033*10^-9.33" office:value-type="float" office:value="0.509097806725335">
            <text:p>5.09E-01</text:p>
          </table:table-cell>
        </table:table-row>
        <table:table-row table:style-name="ro1">
          <table:table-cell office:value-type="string">
            <text:p>UGC 11612</text:p>
          </table:table-cell>
          <table:table-cell office:value-type="float" office:value="35.42">
            <text:p>35.42</text:p>
          </table:table-cell>
          <table:table-cell office:value-type="float" office:value="35.67">
            <text:p>35.67</text:p>
          </table:table-cell>
          <table:table-cell/>
          <table:table-cell table:formula="oooc:=(10^[.B925])*10000000/3.83E+033*10^-9.51" office:value-type="float" office:value="0.212227288815693">
            <text:p>2.12E-01</text:p>
          </table:table-cell>
          <table:table-cell table:formula="oooc:=(10^[.C925])*10000000/3.83E+033*10^-9.33" office:value-type="float" office:value="0.571217134190486">
            <text:p>5.71E-01</text:p>
          </table:table-cell>
        </table:table-row>
        <table:table-row table:style-name="ro1">
          <table:table-cell office:value-type="string">
            <text:p>PGC 65328</text:p>
          </table:table-cell>
          <table:table-cell office:value-type="float" office:value="36.42">
            <text:p>36.42</text:p>
          </table:table-cell>
          <table:table-cell office:value-type="float" office:value="36.39">
            <text:p>36.39</text:p>
          </table:table-cell>
          <table:table-cell/>
          <table:table-cell table:formula="oooc:=(10^[.B926])*10000000/3.83E+033*10^-9.51" office:value-type="float" office:value="2.12227288815693">
            <text:p>2.12E+00</text:p>
          </table:table-cell>
          <table:table-cell table:formula="oooc:=(10^[.C926])*10000000/3.83E+033*10^-9.33" office:value-type="float" office:value="2.99779013445662">
            <text:p>3.00E+00</text:p>
          </table:table-cell>
        </table:table-row>
        <table:table-row table:style-name="ro1">
          <table:table-cell office:value-type="string">
            <text:p>ESO 341-G013</text:p>
          </table:table-cell>
          <table:table-cell office:value-type="float" office:value="0">
            <text:p>0</text:p>
          </table:table-cell>
          <table:table-cell office:value-type="float" office:value="35.44">
            <text:p>35.44</text:p>
          </table:table-cell>
          <table:table-cell/>
          <table:table-cell table:formula="oooc:=(10^[.B927])*10000000/3.83E+033*10^-9.51" office:value-type="float" office:value="8.06865648175873E-037">
            <text:p>8.07E-37</text:p>
          </table:table-cell>
          <table:table-cell table:formula="oooc:=(10^[.C927])*10000000/3.83E+033*10^-9.33" office:value-type="float" office:value="0.336357585298467">
            <text:p>3.36E-01</text:p>
          </table:table-cell>
        </table:table-row>
        <table:table-row table:style-name="ro1">
          <table:table-cell office:value-type="string">
            <text:p>NGC 6962</text:p>
          </table:table-cell>
          <table:table-cell office:value-type="float" office:value="36.23">
            <text:p>36.23</text:p>
          </table:table-cell>
          <table:table-cell office:value-type="float" office:value="36.28">
            <text:p>36.28</text:p>
          </table:table-cell>
          <table:table-cell/>
          <table:table-cell table:formula="oooc:=(10^[.B928])*10000000/3.83E+033*10^-9.51" office:value-type="float" office:value="1.3702544654041">
            <text:p>1.37E+00</text:p>
          </table:table-cell>
          <table:table-cell table:formula="oooc:=(10^[.C928])*10000000/3.83E+033*10^-9.33" office:value-type="float" office:value="2.32702594812989">
            <text:p>2.33E+00</text:p>
          </table:table-cell>
        </table:table-row>
        <table:table-row table:style-name="ro1">
          <table:table-cell office:value-type="string">
            <text:p>NGC 6964</text:p>
          </table:table-cell>
          <table:table-cell office:value-type="float" office:value="34.8">
            <text:p>34.8</text:p>
          </table:table-cell>
          <table:table-cell office:value-type="float" office:value="35.23">
            <text:p>35.23</text:p>
          </table:table-cell>
          <table:table-cell/>
          <table:table-cell table:formula="oooc:=(10^[.B929])*10000000/3.83E+033*10^-9.51" office:value-type="float" office:value="0.0509097806725335">
            <text:p>5.09E-02</text:p>
          </table:table-cell>
          <table:table-cell table:formula="oooc:=(10^[.C929])*10000000/3.83E+033*10^-9.33" office:value-type="float" office:value="0.207396405933231">
            <text:p>2.07E-01</text:p>
          </table:table-cell>
        </table:table-row>
        <table:table-row table:style-name="ro1">
          <table:table-cell office:value-type="string">
            <text:p>PGC 65420</text:p>
          </table:table-cell>
          <table:table-cell office:value-type="float" office:value="36.28">
            <text:p>36.28</text:p>
          </table:table-cell>
          <table:table-cell office:value-type="float" office:value="36.15">
            <text:p>36.15</text:p>
          </table:table-cell>
          <table:table-cell/>
          <table:table-cell table:formula="oooc:=(10^[.B930])*10000000/3.83E+033*10^-9.51" office:value-type="float" office:value="1.53745079727308">
            <text:p>1.54E+00</text:p>
          </table:table-cell>
          <table:table-cell table:formula="oooc:=(10^[.C930])*10000000/3.83E+033*10^-9.33" office:value-type="float" office:value="1.72504816712165">
            <text:p>1.73E+00</text:p>
          </table:table-cell>
        </table:table-row>
        <table:table-row table:style-name="ro1">
          <table:table-cell office:value-type="string">
            <text:p>NGC 6958</text:p>
          </table:table-cell>
          <table:table-cell office:value-type="float" office:value="34.63">
            <text:p>34.63</text:p>
          </table:table-cell>
          <table:table-cell office:value-type="float" office:value="35.3">
            <text:p>35.3</text:p>
          </table:table-cell>
          <table:table-cell/>
          <table:table-cell table:formula="oooc:=(10^[.B931])*10000000/3.83E+033*10^-9.51" office:value-type="float" office:value="0.0344192359936401">
            <text:p>3.44E-02</text:p>
          </table:table-cell>
          <table:table-cell table:formula="oooc:=(10^[.C931])*10000000/3.83E+033*10^-9.33" office:value-type="float" office:value="0.2436695302342">
            <text:p>2.44E-01</text:p>
          </table:table-cell>
        </table:table-row>
        <table:table-row table:style-name="ro1">
          <table:table-cell office:value-type="string">
            <text:p>UGC 11646</text:p>
          </table:table-cell>
          <table:table-cell office:value-type="float" office:value="36.03">
            <text:p>36.03</text:p>
          </table:table-cell>
          <table:table-cell office:value-type="float" office:value="36.14">
            <text:p>36.14</text:p>
          </table:table-cell>
          <table:table-cell/>
          <table:table-cell table:formula="oooc:=(10^[.B932])*10000000/3.83E+033*10^-9.51" office:value-type="float" office:value="0.864572118753504">
            <text:p>8.65E-01</text:p>
          </table:table-cell>
          <table:table-cell table:formula="oooc:=(10^[.C932])*10000000/3.83E+033*10^-9.33" office:value-type="float" office:value="1.68578127685289">
            <text:p>1.69E+00</text:p>
          </table:table-cell>
        </table:table-row>
        <table:table-row table:style-name="ro1">
          <table:table-cell office:value-type="string">
            <text:p>PGC 66559</text:p>
          </table:table-cell>
          <table:table-cell office:value-type="float" office:value="35.9">
            <text:p>35.9</text:p>
          </table:table-cell>
          <table:table-cell office:value-type="float" office:value="35.89">
            <text:p>35.89</text:p>
          </table:table-cell>
          <table:table-cell/>
          <table:table-cell table:formula="oooc:=(10^[.B933])*10000000/3.83E+033*10^-9.51" office:value-type="float" office:value="0.640916165975202">
            <text:p>6.41E-01</text:p>
          </table:table-cell>
          <table:table-cell table:formula="oooc:=(10^[.C933])*10000000/3.83E+033*10^-9.33" office:value-type="float" office:value="0.947984477206532">
            <text:p>9.48E-01</text:p>
          </table:table-cell>
        </table:table-row>
        <table:table-row table:style-name="ro1">
          <table:table-cell office:value-type="string">
            <text:p>NGC 7080</text:p>
          </table:table-cell>
          <table:table-cell office:value-type="float" office:value="36.12">
            <text:p>36.12</text:p>
          </table:table-cell>
          <table:table-cell office:value-type="float" office:value="36.3">
            <text:p>36.3</text:p>
          </table:table-cell>
          <table:table-cell/>
          <table:table-cell table:formula="oooc:=(10^[.B934])*10000000/3.83E+033*10^-9.51" office:value-type="float" office:value="1.06365607781752">
            <text:p>1.06E+00</text:p>
          </table:table-cell>
          <table:table-cell table:formula="oooc:=(10^[.C934])*10000000/3.83E+033*10^-9.33" office:value-type="float" office:value="2.436695302342">
            <text:p>2.44E+00</text:p>
          </table:table-cell>
        </table:table-row>
        <table:table-row table:style-name="ro1">
          <table:table-cell office:value-type="string">
            <text:p>UGC 11776</text:p>
          </table:table-cell>
          <table:table-cell office:value-type="float" office:value="35.76">
            <text:p>35.76</text:p>
          </table:table-cell>
          <table:table-cell office:value-type="float" office:value="35.92">
            <text:p>35.92</text:p>
          </table:table-cell>
          <table:table-cell/>
          <table:table-cell table:formula="oooc:=(10^[.B935])*10000000/3.83E+033*10^-9.51" office:value-type="float" office:value="0.464302718025827">
            <text:p>4.64E-01</text:p>
          </table:table-cell>
          <table:table-cell table:formula="oooc:=(10^[.C935])*10000000/3.83E+033*10^-9.33" office:value-type="float" office:value="1.01578366839238">
            <text:p>1.02E+00</text:p>
          </table:table-cell>
        </table:table-row>
        <table:table-row table:style-name="ro1">
          <table:table-cell office:value-type="string">
            <text:p>PGC 67153</text:p>
          </table:table-cell>
          <table:table-cell office:value-type="float" office:value="35.29">
            <text:p>35.29</text:p>
          </table:table-cell>
          <table:table-cell office:value-type="float" office:value="35.45">
            <text:p>35.45</text:p>
          </table:table-cell>
          <table:table-cell/>
          <table:table-cell table:formula="oooc:=(10^[.B936])*10000000/3.83E+033*10^-9.51" office:value-type="float" office:value="0.1573262626826">
            <text:p>1.57E-01</text:p>
          </table:table-cell>
          <table:table-cell table:formula="oooc:=(10^[.C936])*10000000/3.83E+033*10^-9.33" office:value-type="float" office:value="0.344192359936401">
            <text:p>3.44E-01</text:p>
          </table:table-cell>
        </table:table-row>
        <table:table-row table:style-name="ro1">
          <table:table-cell office:value-type="string">
            <text:p>UGC 11789</text:p>
          </table:table-cell>
          <table:table-cell office:value-type="float" office:value="36.21">
            <text:p>36.21</text:p>
          </table:table-cell>
          <table:table-cell office:value-type="float" office:value="36.25">
            <text:p>36.25</text:p>
          </table:table-cell>
          <table:table-cell/>
          <table:table-cell table:formula="oooc:=(10^[.B937])*10000000/3.83E+033*10^-9.51" office:value-type="float" office:value="1.30858285542369">
            <text:p>1.31E+00</text:p>
          </table:table-cell>
          <table:table-cell table:formula="oooc:=(10^[.C937])*10000000/3.83E+033*10^-9.33" office:value-type="float" office:value="2.17170697415841">
            <text:p>2.17E+00</text:p>
          </table:table-cell>
        </table:table-row>
        <table:table-row table:style-name="ro2">
          <table:table-cell office:value-type="string">
            <text:p>Tol 2138-405</text:p>
          </table:table-cell>
          <table:table-cell office:value-type="float" office:value="36.46">
            <text:p>36.46</text:p>
          </table:table-cell>
          <table:table-cell office:value-type="float" office:value="36.29">
            <text:p>36.29</text:p>
          </table:table-cell>
          <table:table-cell/>
          <table:table-cell table:formula="oooc:=(10^[.B938])*10000000/3.83E+033*10^-9.51" office:value-type="float" office:value="2.32702594812989">
            <text:p>2.33E+00</text:p>
          </table:table-cell>
          <table:table-cell table:formula="oooc:=(10^[.C938])*10000000/3.83E+033*10^-9.33" office:value-type="float" office:value="2.38122934557678">
            <text:p>2.38E+00</text:p>
          </table:table-cell>
        </table:table-row>
        <table:table-row table:style-name="ro1">
          <table:table-cell office:value-type="string">
            <text:p>ESO 343-G018</text:p>
          </table:table-cell>
          <table:table-cell office:value-type="float" office:value="35.86">
            <text:p>35.86</text:p>
          </table:table-cell>
          <table:table-cell office:value-type="float" office:value="35.87">
            <text:p>35.87</text:p>
          </table:table-cell>
          <table:table-cell/>
          <table:table-cell table:formula="oooc:=(10^[.B939])*10000000/3.83E+033*10^-9.51" office:value-type="float" office:value="0.584522490487817">
            <text:p>5.85E-01</text:p>
          </table:table-cell>
          <table:table-cell table:formula="oooc:=(10^[.C939])*10000000/3.83E+033*10^-9.33" office:value-type="float" office:value="0.905318147395639">
            <text:p>9.05E-01</text:p>
          </table:table-cell>
        </table:table-row>
        <table:table-row table:style-name="ro1">
          <table:table-cell office:value-type="string">
            <text:p>UGC 11790</text:p>
          </table:table-cell>
          <table:table-cell office:value-type="float" office:value="35.83">
            <text:p>35.83</text:p>
          </table:table-cell>
          <table:table-cell office:value-type="float" office:value="35.89">
            <text:p>35.89</text:p>
          </table:table-cell>
          <table:table-cell/>
          <table:table-cell table:formula="oooc:=(10^[.B940])*10000000/3.83E+033*10^-9.51" office:value-type="float" office:value="0.545508128160322">
            <text:p>5.46E-01</text:p>
          </table:table-cell>
          <table:table-cell table:formula="oooc:=(10^[.C940])*10000000/3.83E+033*10^-9.33" office:value-type="float" office:value="0.947984477206532">
            <text:p>9.48E-01</text:p>
          </table:table-cell>
        </table:table-row>
        <table:table-row table:style-name="ro1">
          <table:table-cell office:value-type="string">
            <text:p>UGC 11794</text:p>
          </table:table-cell>
          <table:table-cell office:value-type="float" office:value="35.56">
            <text:p>35.56</text:p>
          </table:table-cell>
          <table:table-cell office:value-type="float" office:value="35.66">
            <text:p>35.66</text:p>
          </table:table-cell>
          <table:table-cell/>
          <table:table-cell table:formula="oooc:=(10^[.B941])*10000000/3.83E+033*10^-9.51" office:value-type="float" office:value="0.292955210000514">
            <text:p>2.93E-01</text:p>
          </table:table-cell>
          <table:table-cell table:formula="oooc:=(10^[.C941])*10000000/3.83E+033*10^-9.33" office:value-type="float" office:value="0.558214644778646">
            <text:p>5.58E-01</text:p>
          </table:table-cell>
        </table:table-row>
        <table:table-row table:style-name="ro1">
          <table:table-cell office:value-type="string">
            <text:p>ESO 466-G001</text:p>
          </table:table-cell>
          <table:table-cell office:value-type="float" office:value="35.1">
            <text:p>35.1</text:p>
          </table:table-cell>
          <table:table-cell office:value-type="float" office:value="35.41">
            <text:p>35.41</text:p>
          </table:table-cell>
          <table:table-cell/>
          <table:table-cell table:formula="oooc:=(10^[.B942])*10000000/3.83E+033*10^-9.51" office:value-type="float" office:value="0.101578366839238">
            <text:p>1.02E-01</text:p>
          </table:table-cell>
          <table:table-cell table:formula="oooc:=(10^[.C942])*10000000/3.83E+033*10^-9.33" office:value-type="float" office:value="0.313907163085484">
            <text:p>3.14E-01</text:p>
          </table:table-cell>
        </table:table-row>
        <table:table-row table:style-name="ro1">
          <table:table-cell office:value-type="string">
            <text:p>ESO 466-G005</text:p>
          </table:table-cell>
          <table:table-cell table:number-columns-repeated="2" office:value-type="float" office:value="35.98">
            <text:p>35.98</text:p>
          </table:table-cell>
          <table:table-cell/>
          <table:table-cell table:formula="oooc:=(10^[.B943])*10000000/3.83E+033*10^-9.51" office:value-type="float" office:value="0.770550711923333">
            <text:p>7.71E-01</text:p>
          </table:table-cell>
          <table:table-cell table:formula="oooc:=(10^[.C943])*10000000/3.83E+033*10^-9.33" office:value-type="float" office:value="1.16627569752209">
            <text:p>1.17E+00</text:p>
          </table:table-cell>
        </table:table-row>
        <table:table-row table:style-name="ro1">
          <table:table-cell office:value-type="string">
            <text:p>UGC 11816</text:p>
          </table:table-cell>
          <table:table-cell office:value-type="float" office:value="36.22">
            <text:p>36.22</text:p>
          </table:table-cell>
          <table:table-cell office:value-type="float" office:value="36.17">
            <text:p>36.17</text:p>
          </table:table-cell>
          <table:table-cell/>
          <table:table-cell table:formula="oooc:=(10^[.B944])*10000000/3.83E+033*10^-9.51" office:value-type="float" office:value="1.3390636657738">
            <text:p>1.34E+00</text:p>
          </table:table-cell>
          <table:table-cell table:formula="oooc:=(10^[.C944])*10000000/3.83E+033*10^-9.33" office:value-type="float" office:value="1.80634718255598">
            <text:p>1.81E+00</text:p>
          </table:table-cell>
        </table:table-row>
        <table:table-row table:style-name="ro1">
          <table:table-cell office:value-type="string">
            <text:p>NGC 7152</text:p>
          </table:table-cell>
          <table:table-cell office:value-type="float" office:value="36.14">
            <text:p>36.14</text:p>
          </table:table-cell>
          <table:table-cell office:value-type="float" office:value="36.15">
            <text:p>36.15</text:p>
          </table:table-cell>
          <table:table-cell/>
          <table:table-cell table:formula="oooc:=(10^[.B945])*10000000/3.83E+033*10^-9.51" office:value-type="float" office:value="1.11378464439058">
            <text:p>1.11E+00</text:p>
          </table:table-cell>
          <table:table-cell table:formula="oooc:=(10^[.C945])*10000000/3.83E+033*10^-9.33" office:value-type="float" office:value="1.72504816712165">
            <text:p>1.73E+00</text:p>
          </table:table-cell>
        </table:table-row>
        <table:table-row table:style-name="ro1">
          <table:table-cell office:value-type="string">
            <text:p>ESO 466-G014</text:p>
          </table:table-cell>
          <table:table-cell office:value-type="float" office:value="34.25">
            <text:p>34.25</text:p>
          </table:table-cell>
          <table:table-cell office:value-type="float" office:value="34.53">
            <text:p>34.53</text:p>
          </table:table-cell>
          <table:table-cell/>
          <table:table-cell table:formula="oooc:=(10^[.B946])*10000000/3.83E+033*10^-9.51" office:value-type="float" office:value="0.0143483256881886">
            <text:p>1.43E-02</text:p>
          </table:table-cell>
          <table:table-cell table:formula="oooc:=(10^[.C946])*10000000/3.83E+033*10^-9.33" office:value-type="float" office:value="0.0413810233018569">
            <text:p>4.14E-02</text:p>
          </table:table-cell>
        </table:table-row>
        <table:table-row table:style-name="ro1">
          <table:table-cell office:value-type="string">
            <text:p>UGC 11859</text:p>
          </table:table-cell>
          <table:table-cell office:value-type="float" office:value="35.13">
            <text:p>35.13</text:p>
          </table:table-cell>
          <table:table-cell office:value-type="float" office:value="35.2">
            <text:p>35.2</text:p>
          </table:table-cell>
          <table:table-cell/>
          <table:table-cell table:formula="oooc:=(10^[.B947])*10000000/3.83E+033*10^-9.51" office:value-type="float" office:value="0.108843181062751">
            <text:p>1.09E-01</text:p>
          </table:table-cell>
          <table:table-cell table:formula="oooc:=(10^[.C947])*10000000/3.83E+033*10^-9.33" office:value-type="float" office:value="0.193553587807029">
            <text:p>1.94E-01</text:p>
          </table:table-cell>
        </table:table-row>
        <table:table-row table:style-name="ro1">
          <table:table-cell office:value-type="string">
            <text:p>ESO 404-G015</text:p>
          </table:table-cell>
          <table:table-cell office:value-type="float" office:value="35.71">
            <text:p>35.71</text:p>
          </table:table-cell>
          <table:table-cell office:value-type="float" office:value="35.73">
            <text:p>35.73</text:p>
          </table:table-cell>
          <table:table-cell/>
          <table:table-cell table:formula="oooc:=(10^[.B948])*10000000/3.83E+033*10^-9.51" office:value-type="float" office:value="0.413810233018569">
            <text:p>4.14E-01</text:p>
          </table:table-cell>
          <table:table-cell table:formula="oooc:=(10^[.C948])*10000000/3.83E+033*10^-9.33" office:value-type="float" office:value="0.65584502128187">
            <text:p>6.56E-01</text:p>
          </table:table-cell>
        </table:table-row>
        <table:table-row table:style-name="ro1">
          <table:table-cell office:value-type="string">
            <text:p>NGC 7167</text:p>
          </table:table-cell>
          <table:table-cell office:value-type="float" office:value="36.1">
            <text:p>36.1</text:p>
          </table:table-cell>
          <table:table-cell office:value-type="float" office:value="36.04">
            <text:p>36.04</text:p>
          </table:table-cell>
          <table:table-cell/>
          <table:table-cell table:formula="oooc:=(10^[.B949])*10000000/3.83E+033*10^-9.51" office:value-type="float" office:value="1.01578366839238">
            <text:p>1.02E+00</text:p>
          </table:table-cell>
          <table:table-cell table:formula="oooc:=(10^[.C949])*10000000/3.83E+033*10^-9.33" office:value-type="float" office:value="1.3390636657738">
            <text:p>1.34E+00</text:p>
          </table:table-cell>
        </table:table-row>
        <table:table-row table:style-name="ro1">
          <table:table-cell office:value-type="string">
            <text:p>ESO 404-G023</text:p>
          </table:table-cell>
          <table:table-cell office:value-type="float" office:value="36.14">
            <text:p>36.14</text:p>
          </table:table-cell>
          <table:table-cell office:value-type="float" office:value="36.1">
            <text:p>36.1</text:p>
          </table:table-cell>
          <table:table-cell/>
          <table:table-cell table:formula="oooc:=(10^[.B950])*10000000/3.83E+033*10^-9.51" office:value-type="float" office:value="1.11378464439058">
            <text:p>1.11E+00</text:p>
          </table:table-cell>
          <table:table-cell table:formula="oooc:=(10^[.C950])*10000000/3.83E+033*10^-9.33" office:value-type="float" office:value="1.53745079727308">
            <text:p>1.54E+00</text:p>
          </table:table-cell>
        </table:table-row>
        <table:table-row table:style-name="ro1">
          <table:table-cell office:value-type="string">
            <text:p>IC 5156</text:p>
          </table:table-cell>
          <table:table-cell office:value-type="float" office:value="35.62">
            <text:p>35.62</text:p>
          </table:table-cell>
          <table:table-cell office:value-type="float" office:value="35.72">
            <text:p>35.72</text:p>
          </table:table-cell>
          <table:table-cell/>
          <table:table-cell table:formula="oooc:=(10^[.B951])*10000000/3.83E+033*10^-9.51" office:value-type="float" office:value="0.336357585298467">
            <text:p>3.36E-01</text:p>
          </table:table-cell>
          <table:table-cell table:formula="oooc:=(10^[.C951])*10000000/3.83E+033*10^-9.33" office:value-type="float" office:value="0.640916165975202">
            <text:p>6.41E-01</text:p>
          </table:table-cell>
        </table:table-row>
        <table:table-row table:style-name="ro1">
          <table:table-cell office:value-type="string">
            <text:p>NGC 7215</text:p>
          </table:table-cell>
          <table:table-cell office:value-type="float" office:value="35.07">
            <text:p>35.07</text:p>
          </table:table-cell>
          <table:table-cell office:value-type="float" office:value="35.24">
            <text:p>35.24</text:p>
          </table:table-cell>
          <table:table-cell/>
          <table:table-cell table:formula="oooc:=(10^[.B952])*10000000/3.83E+033*10^-9.51" office:value-type="float" office:value="0.0947984477206532">
            <text:p>9.48E-02</text:p>
          </table:table-cell>
          <table:table-cell table:formula="oooc:=(10^[.C952])*10000000/3.83E+033*10^-9.33" office:value-type="float" office:value="0.212227288815693">
            <text:p>2.12E-01</text:p>
          </table:table-cell>
        </table:table-row>
        <table:table-row table:style-name="ro1">
          <table:table-cell office:value-type="string">
            <text:p>NGC 7221</text:p>
          </table:table-cell>
          <table:table-cell office:value-type="float" office:value="36.39">
            <text:p>36.39</text:p>
          </table:table-cell>
          <table:table-cell office:value-type="float" office:value="36.33">
            <text:p>36.33</text:p>
          </table:table-cell>
          <table:table-cell/>
          <table:table-cell table:formula="oooc:=(10^[.B953])*10000000/3.83E+033*10^-9.51" office:value-type="float" office:value="1.9806203003373">
            <text:p>1.98E+00</text:p>
          </table:table-cell>
          <table:table-cell table:formula="oooc:=(10^[.C953])*10000000/3.83E+033*10^-9.33" office:value-type="float" office:value="2.61096605744124">
            <text:p>2.61E+00</text:p>
          </table:table-cell>
        </table:table-row>
        <table:table-row table:style-name="ro1">
          <table:table-cell office:value-type="string">
            <text:p>CGCG 377-039</text:p>
          </table:table-cell>
          <table:table-cell office:value-type="float" office:value="36.18">
            <text:p>36.18</text:p>
          </table:table-cell>
          <table:table-cell office:value-type="float" office:value="36.17">
            <text:p>36.17</text:p>
          </table:table-cell>
          <table:table-cell/>
          <table:table-cell table:formula="oooc:=(10^[.B954])*10000000/3.83E+033*10^-9.51" office:value-type="float" office:value="1.22124057777336">
            <text:p>1.22E+00</text:p>
          </table:table-cell>
          <table:table-cell table:formula="oooc:=(10^[.C954])*10000000/3.83E+033*10^-9.33" office:value-type="float" office:value="1.80634718255598">
            <text:p>1.81E+00</text:p>
          </table:table-cell>
        </table:table-row>
        <table:table-row table:style-name="ro1">
          <table:table-cell office:value-type="string">
            <text:p>NGC 7248</text:p>
          </table:table-cell>
          <table:table-cell office:value-type="float" office:value="34.91">
            <text:p>34.91</text:p>
          </table:table-cell>
          <table:table-cell office:value-type="float" office:value="35.48">
            <text:p>35.48</text:p>
          </table:table-cell>
          <table:table-cell/>
          <table:table-cell table:formula="oooc:=(10^[.B955])*10000000/3.83E+033*10^-9.51" office:value-type="float" office:value="0.065584502128187">
            <text:p>6.56E-02</text:p>
          </table:table-cell>
          <table:table-cell table:formula="oooc:=(10^[.C955])*10000000/3.83E+033*10^-9.33" office:value-type="float" office:value="0.368808758387139">
            <text:p>3.69E-01</text:p>
          </table:table-cell>
        </table:table-row>
        <table:table-row table:style-name="ro1">
          <table:table-cell office:value-type="string">
            <text:p>NGC 7250</text:p>
          </table:table-cell>
          <table:table-cell office:value-type="float" office:value="35.77">
            <text:p>35.77</text:p>
          </table:table-cell>
          <table:table-cell office:value-type="float" office:value="35.76">
            <text:p>35.76</text:p>
          </table:table-cell>
          <table:table-cell/>
          <table:table-cell table:formula="oooc:=(10^[.B956])*10000000/3.83E+033*10^-9.51" office:value-type="float" office:value="0.475117717652741">
            <text:p>4.75E-01</text:p>
          </table:table-cell>
          <table:table-cell table:formula="oooc:=(10^[.C956])*10000000/3.83E+033*10^-9.33" office:value-type="float" office:value="0.702750601547494">
            <text:p>7.03E-01</text:p>
          </table:table-cell>
        </table:table-row>
        <table:table-row table:style-name="ro1">
          <table:table-cell office:value-type="string">
            <text:p>NGC 7252</text:p>
          </table:table-cell>
          <table:table-cell office:value-type="float" office:value="36.01">
            <text:p>36.01</text:p>
          </table:table-cell>
          <table:table-cell office:value-type="float" office:value="36.34">
            <text:p>36.34</text:p>
          </table:table-cell>
          <table:table-cell/>
          <table:table-cell table:formula="oooc:=(10^[.B957])*10000000/3.83E+033*10^-9.51" office:value-type="float" office:value="0.825659963490435">
            <text:p>8.26E-01</text:p>
          </table:table-cell>
          <table:table-cell table:formula="oooc:=(10^[.C957])*10000000/3.83E+033*10^-9.33" office:value-type="float" office:value="2.67178326966256">
            <text:p>2.67E+00</text:p>
          </table:table-cell>
        </table:table-row>
        <table:table-row table:style-name="ro1">
          <table:table-cell office:value-type="string">
            <text:p>ESO 467-G058</text:p>
          </table:table-cell>
          <table:table-cell office:value-type="float" office:value="34.83">
            <text:p>34.83</text:p>
          </table:table-cell>
          <table:table-cell office:value-type="float" office:value="35.26">
            <text:p>35.26</text:p>
          </table:table-cell>
          <table:table-cell/>
          <table:table-cell table:formula="oooc:=(10^[.B958])*10000000/3.83E+033*10^-9.51" office:value-type="float" office:value="0.0545508128160322">
            <text:p>5.46E-02</text:p>
          </table:table-cell>
          <table:table-cell table:formula="oooc:=(10^[.C958])*10000000/3.83E+033*10^-9.33" office:value-type="float" office:value="0.222229252794353">
            <text:p>2.22E-01</text:p>
          </table:table-cell>
        </table:table-row>
        <table:table-row table:style-name="ro1">
          <table:table-cell office:value-type="string">
            <text:p>ESO 345-G011</text:p>
          </table:table-cell>
          <table:table-cell office:value-type="float" office:value="34.9">
            <text:p>34.9</text:p>
          </table:table-cell>
          <table:table-cell office:value-type="float" office:value="35.36">
            <text:p>35.36</text:p>
          </table:table-cell>
          <table:table-cell/>
          <table:table-cell table:formula="oooc:=(10^[.B959])*10000000/3.83E+033*10^-9.51" office:value-type="float" office:value="0.0640916165975202">
            <text:p>6.41E-02</text:p>
          </table:table-cell>
          <table:table-cell table:formula="oooc:=(10^[.C959])*10000000/3.83E+033*10^-9.33" office:value-type="float" office:value="0.279770053586842">
            <text:p>2.80E-01</text:p>
          </table:table-cell>
        </table:table-row>
        <table:table-row table:style-name="ro1">
          <table:table-cell office:value-type="string">
            <text:p>NGC 7279</text:p>
          </table:table-cell>
          <table:table-cell office:value-type="float" office:value="36.59">
            <text:p>36.59</text:p>
          </table:table-cell>
          <table:table-cell office:value-type="float" office:value="36.6">
            <text:p>36.6</text:p>
          </table:table-cell>
          <table:table-cell/>
          <table:table-cell table:formula="oooc:=(10^[.B960])*10000000/3.83E+033*10^-9.51" office:value-type="float" office:value="3.13907163085489">
            <text:p>3.14E+00</text:p>
          </table:table-cell>
          <table:table-cell table:formula="oooc:=(10^[.C960])*10000000/3.83E+033*10^-9.33" office:value-type="float" office:value="4.86184630982474">
            <text:p>4.86E+00</text:p>
          </table:table-cell>
        </table:table-row>
        <table:table-row table:style-name="ro1">
          <table:table-cell office:value-type="string">
            <text:p>PKS 2225-308</text:p>
          </table:table-cell>
          <table:table-cell office:value-type="float" office:value="36.27">
            <text:p>36.27</text:p>
          </table:table-cell>
          <table:table-cell office:value-type="float" office:value="36.44">
            <text:p>36.44</text:p>
          </table:table-cell>
          <table:table-cell/>
          <table:table-cell table:formula="oooc:=(10^[.B961])*10000000/3.83E+033*10^-9.51" office:value-type="float" office:value="1.50245414448345">
            <text:p>1.50E+00</text:p>
          </table:table-cell>
          <table:table-cell table:formula="oooc:=(10^[.C961])*10000000/3.83E+033*10^-9.33" office:value-type="float" office:value="3.36357585298467">
            <text:p>3.36E+00</text:p>
          </table:table-cell>
        </table:table-row>
        <table:table-row table:style-name="ro1">
          <table:table-cell office:value-type="string">
            <text:p>NGC 7289</text:p>
          </table:table-cell>
          <table:table-cell office:value-type="float" office:value="35.28">
            <text:p>35.28</text:p>
          </table:table-cell>
          <table:table-cell office:value-type="float" office:value="35.68">
            <text:p>35.68</text:p>
          </table:table-cell>
          <table:table-cell/>
          <table:table-cell table:formula="oooc:=(10^[.B962])*10000000/3.83E+033*10^-9.51" office:value-type="float" office:value="0.153745079727308">
            <text:p>1.54E-01</text:p>
          </table:table-cell>
          <table:table-cell table:formula="oooc:=(10^[.C962])*10000000/3.83E+033*10^-9.33" office:value-type="float" office:value="0.584522490487817">
            <text:p>5.85E-01</text:p>
          </table:table-cell>
        </table:table-row>
        <table:table-row table:style-name="ro1">
          <table:table-cell office:value-type="string">
            <text:p>ESO 468-G006</text:p>
          </table:table-cell>
          <table:table-cell office:value-type="float" office:value="35.53">
            <text:p>35.53</text:p>
          </table:table-cell>
          <table:table-cell office:value-type="float" office:value="35.46">
            <text:p>35.46</text:p>
          </table:table-cell>
          <table:table-cell/>
          <table:table-cell table:formula="oooc:=(10^[.B963])*10000000/3.83E+033*10^-9.51" office:value-type="float" office:value="0.273401709673865">
            <text:p>2.73E-01</text:p>
          </table:table-cell>
          <table:table-cell table:formula="oooc:=(10^[.C963])*10000000/3.83E+033*10^-9.33" office:value-type="float" office:value="0.352209629919492">
            <text:p>3.52E-01</text:p>
          </table:table-cell>
        </table:table-row>
        <table:table-row table:style-name="ro1">
          <table:table-cell office:value-type="string">
            <text:p>NGC 7317</text:p>
          </table:table-cell>
          <table:table-cell office:value-type="float" office:value="35.31">
            <text:p>35.31</text:p>
          </table:table-cell>
          <table:table-cell office:value-type="float" office:value="35.39">
            <text:p>35.39</text:p>
          </table:table-cell>
          <table:table-cell/>
          <table:table-cell table:formula="oooc:=(10^[.B964])*10000000/3.83E+033*10^-9.51" office:value-type="float" office:value="0.164740821013106">
            <text:p>1.65E-01</text:p>
          </table:table-cell>
          <table:table-cell table:formula="oooc:=(10^[.C964])*10000000/3.83E+033*10^-9.33" office:value-type="float" office:value="0.299779013445662">
            <text:p>3.00E-01</text:p>
          </table:table-cell>
        </table:table-row>
        <table:table-row table:style-name="ro1">
          <table:table-cell office:value-type="string">
            <text:p>NGC 7320</text:p>
          </table:table-cell>
          <table:table-cell office:value-type="float" office:value="35.18">
            <text:p>35.18</text:p>
          </table:table-cell>
          <table:table-cell office:value-type="float" office:value="35.15">
            <text:p>35.15</text:p>
          </table:table-cell>
          <table:table-cell/>
          <table:table-cell table:formula="oooc:=(10^[.B965])*10000000/3.83E+033*10^-9.51" office:value-type="float" office:value="0.122124057777336">
            <text:p>1.22E-01</text:p>
          </table:table-cell>
          <table:table-cell table:formula="oooc:=(10^[.C965])*10000000/3.83E+033*10^-9.33" office:value-type="float" office:value="0.172504816712165">
            <text:p>1.73E-01</text:p>
          </table:table-cell>
        </table:table-row>
        <table:table-row table:style-name="ro1">
          <table:table-cell office:value-type="string">
            <text:p>UGC 12110</text:p>
          </table:table-cell>
          <table:table-cell office:value-type="float" office:value="36.12">
            <text:p>36.12</text:p>
          </table:table-cell>
          <table:table-cell office:value-type="float" office:value="36.24">
            <text:p>36.24</text:p>
          </table:table-cell>
          <table:table-cell/>
          <table:table-cell table:formula="oooc:=(10^[.B966])*10000000/3.83E+033*10^-9.51" office:value-type="float" office:value="1.06365607781752">
            <text:p>1.06E+00</text:p>
          </table:table-cell>
          <table:table-cell table:formula="oooc:=(10^[.C966])*10000000/3.83E+033*10^-9.33" office:value-type="float" office:value="2.12227288815693">
            <text:p>2.12E+00</text:p>
          </table:table-cell>
        </table:table-row>
        <table:table-row table:style-name="ro1">
          <table:table-cell office:value-type="string">
            <text:p>NGC 7331</text:p>
          </table:table-cell>
          <table:table-cell office:value-type="float" office:value="35.91">
            <text:p>35.91</text:p>
          </table:table-cell>
          <table:table-cell office:value-type="float" office:value="36.01">
            <text:p>36.01</text:p>
          </table:table-cell>
          <table:table-cell/>
          <table:table-cell table:formula="oooc:=(10^[.B967])*10000000/3.83E+033*10^-9.51" office:value-type="float" office:value="0.65584502128187">
            <text:p>6.56E-01</text:p>
          </table:table-cell>
          <table:table-cell table:formula="oooc:=(10^[.C967])*10000000/3.83E+033*10^-9.33" office:value-type="float" office:value="1.24968692512438">
            <text:p>1.25E+00</text:p>
          </table:table-cell>
        </table:table-row>
        <table:table-row table:style-name="ro1">
          <table:table-cell office:value-type="string">
            <text:p>NGC 7335</text:p>
          </table:table-cell>
          <table:table-cell office:value-type="float" office:value="35.24">
            <text:p>35.24</text:p>
          </table:table-cell>
          <table:table-cell office:value-type="float" office:value="35.55">
            <text:p>35.55</text:p>
          </table:table-cell>
          <table:table-cell/>
          <table:table-cell table:formula="oooc:=(10^[.B968])*10000000/3.83E+033*10^-9.51" office:value-type="float" office:value="0.140217179208944">
            <text:p>1.40E-01</text:p>
          </table:table-cell>
          <table:table-cell table:formula="oooc:=(10^[.C968])*10000000/3.83E+033*10^-9.33" office:value-type="float" office:value="0.433312508469334">
            <text:p>4.33E-01</text:p>
          </table:table-cell>
        </table:table-row>
        <table:table-row table:style-name="ro1">
          <table:table-cell office:value-type="string">
            <text:p>NGC 7337</text:p>
          </table:table-cell>
          <table:table-cell office:value-type="float" office:value="35.65">
            <text:p>35.65</text:p>
          </table:table-cell>
          <table:table-cell office:value-type="float" office:value="35.81">
            <text:p>35.81</text:p>
          </table:table-cell>
          <table:table-cell/>
          <table:table-cell table:formula="oooc:=(10^[.B969])*10000000/3.83E+033*10^-9.51" office:value-type="float" office:value="0.360413646110413">
            <text:p>3.60E-01</text:p>
          </table:table-cell>
          <table:table-cell table:formula="oooc:=(10^[.C969])*10000000/3.83E+033*10^-9.33" office:value-type="float" office:value="0.788499143708102">
            <text:p>7.88E-01</text:p>
          </table:table-cell>
        </table:table-row>
        <table:table-row table:style-name="ro1">
          <table:table-cell office:value-type="string">
            <text:p>NGC 7343</text:p>
          </table:table-cell>
          <table:table-cell office:value-type="float" office:value="36.39">
            <text:p>36.39</text:p>
          </table:table-cell>
          <table:table-cell office:value-type="float" office:value="36.47">
            <text:p>36.47</text:p>
          </table:table-cell>
          <table:table-cell/>
          <table:table-cell table:formula="oooc:=(10^[.B970])*10000000/3.83E+033*10^-9.51" office:value-type="float" office:value="1.9806203003373">
            <text:p>1.98E+00</text:p>
          </table:table-cell>
          <table:table-cell table:formula="oooc:=(10^[.C970])*10000000/3.83E+033*10^-9.33" office:value-type="float" office:value="3.60413646110413">
            <text:p>3.60E+00</text:p>
          </table:table-cell>
        </table:table-row>
        <table:table-row table:style-name="ro1">
          <table:table-cell office:value-type="string">
            <text:p>UGC 12134</text:p>
          </table:table-cell>
          <table:table-cell office:value-type="float" office:value="36.42">
            <text:p>36.42</text:p>
          </table:table-cell>
          <table:table-cell office:value-type="float" office:value="36.41">
            <text:p>36.41</text:p>
          </table:table-cell>
          <table:table-cell/>
          <table:table-cell table:formula="oooc:=(10^[.B971])*10000000/3.83E+033*10^-9.51" office:value-type="float" office:value="2.12227288815693">
            <text:p>2.12E+00</text:p>
          </table:table-cell>
          <table:table-cell table:formula="oooc:=(10^[.C971])*10000000/3.83E+033*10^-9.33" office:value-type="float" office:value="3.13907163085484">
            <text:p>3.14E+00</text:p>
          </table:table-cell>
        </table:table-row>
        <table:table-row table:style-name="ro1">
          <table:table-cell office:value-type="string">
            <text:p>NGC 7348</text:p>
          </table:table-cell>
          <table:table-cell office:value-type="float" office:value="36.52">
            <text:p>36.52</text:p>
          </table:table-cell>
          <table:table-cell office:value-type="float" office:value="36.48">
            <text:p>36.48</text:p>
          </table:table-cell>
          <table:table-cell/>
          <table:table-cell table:formula="oooc:=(10^[.B972])*10000000/3.83E+033*10^-9.51" office:value-type="float" office:value="2.67178326966256">
            <text:p>2.67E+00</text:p>
          </table:table-cell>
          <table:table-cell table:formula="oooc:=(10^[.C972])*10000000/3.83E+033*10^-9.33" office:value-type="float" office:value="3.68808758387139">
            <text:p>3.69E+00</text:p>
          </table:table-cell>
        </table:table-row>
        <table:table-row table:style-name="ro1">
          <table:table-cell office:value-type="string">
            <text:p>IRAS 22491-1808</text:p>
          </table:table-cell>
          <table:table-cell office:value-type="float" office:value="36.78">
            <text:p>36.78</text:p>
          </table:table-cell>
          <table:table-cell office:value-type="float" office:value="36.75">
            <text:p>36.75</text:p>
          </table:table-cell>
          <table:table-cell/>
          <table:table-cell table:formula="oooc:=(10^[.B973])*10000000/3.83E+033*10^-9.51" office:value-type="float" office:value="4.86184630982473">
            <text:p>4.86E+00</text:p>
          </table:table-cell>
          <table:table-cell table:formula="oooc:=(10^[.C973])*10000000/3.83E+033*10^-9.33" office:value-type="float" office:value="6.86754044881301">
            <text:p>6.87E+00</text:p>
          </table:table-cell>
        </table:table-row>
        <table:table-row table:style-name="ro1">
          <table:table-cell office:value-type="string">
            <text:p>NGC 7396</text:p>
          </table:table-cell>
          <table:table-cell office:value-type="float" office:value="35.25">
            <text:p>35.25</text:p>
          </table:table-cell>
          <table:table-cell office:value-type="float" office:value="35.67">
            <text:p>35.67</text:p>
          </table:table-cell>
          <table:table-cell/>
          <table:table-cell table:formula="oooc:=(10^[.B974])*10000000/3.83E+033*10^-9.51" office:value-type="float" office:value="0.143483256881886">
            <text:p>1.43E-01</text:p>
          </table:table-cell>
          <table:table-cell table:formula="oooc:=(10^[.C974])*10000000/3.83E+033*10^-9.33" office:value-type="float" office:value="0.571217134190486">
            <text:p>5.71E-01</text:p>
          </table:table-cell>
        </table:table-row>
        <table:table-row table:style-name="ro1">
          <table:table-cell office:value-type="string">
            <text:p>ESO 346-G006</text:p>
          </table:table-cell>
          <table:table-cell office:value-type="float" office:value="36.51">
            <text:p>36.51</text:p>
          </table:table-cell>
          <table:table-cell office:value-type="float" office:value="36.45">
            <text:p>36.45</text:p>
          </table:table-cell>
          <table:table-cell/>
          <table:table-cell table:formula="oooc:=(10^[.B975])*10000000/3.83E+033*10^-9.51" office:value-type="float" office:value="2.61096605744124">
            <text:p>2.61E+00</text:p>
          </table:table-cell>
          <table:table-cell table:formula="oooc:=(10^[.C975])*10000000/3.83E+033*10^-9.33" office:value-type="float" office:value="3.44192359936401">
            <text:p>3.44E+00</text:p>
          </table:table-cell>
        </table:table-row>
        <table:table-row table:style-name="ro1">
          <table:table-cell office:value-type="string">
            <text:p>NGC 7398</text:p>
          </table:table-cell>
          <table:table-cell office:value-type="float" office:value="35.67">
            <text:p>35.67</text:p>
          </table:table-cell>
          <table:table-cell office:value-type="float" office:value="35.68">
            <text:p>35.68</text:p>
          </table:table-cell>
          <table:table-cell/>
          <table:table-cell table:formula="oooc:=(10^[.B976])*10000000/3.83E+033*10^-9.51" office:value-type="float" office:value="0.37739941794933">
            <text:p>3.77E-01</text:p>
          </table:table-cell>
          <table:table-cell table:formula="oooc:=(10^[.C976])*10000000/3.83E+033*10^-9.33" office:value-type="float" office:value="0.584522490487817">
            <text:p>5.85E-01</text:p>
          </table:table-cell>
        </table:table-row>
        <table:table-row table:style-name="ro1">
          <table:table-cell office:value-type="string">
            <text:p>UGC 12250</text:p>
          </table:table-cell>
          <table:table-cell office:value-type="float" office:value="36.31">
            <text:p>36.31</text:p>
          </table:table-cell>
          <table:table-cell office:value-type="float" office:value="36.32">
            <text:p>36.32</text:p>
          </table:table-cell>
          <table:table-cell/>
          <table:table-cell table:formula="oooc:=(10^[.B977])*10000000/3.83E+033*10^-9.51" office:value-type="float" office:value="1.64740821013106">
            <text:p>1.65E+00</text:p>
          </table:table-cell>
          <table:table-cell table:formula="oooc:=(10^[.C977])*10000000/3.83E+033*10^-9.33" office:value-type="float" office:value="2.55153321398384">
            <text:p>2.55E+00</text:p>
          </table:table-cell>
        </table:table-row>
        <table:table-row table:style-name="ro1">
          <table:table-cell office:value-type="string">
            <text:p>UGC 12253</text:p>
          </table:table-cell>
          <table:table-cell office:value-type="float" office:value="35.4">
            <text:p>35.4</text:p>
          </table:table-cell>
          <table:table-cell office:value-type="float" office:value="35.46">
            <text:p>35.46</text:p>
          </table:table-cell>
          <table:table-cell/>
          <table:table-cell table:formula="oooc:=(10^[.B978])*10000000/3.83E+033*10^-9.51" office:value-type="float" office:value="0.202675487370415">
            <text:p>2.03E-01</text:p>
          </table:table-cell>
          <table:table-cell table:formula="oooc:=(10^[.C978])*10000000/3.83E+033*10^-9.33" office:value-type="float" office:value="0.352209629919492">
            <text:p>3.52E-01</text:p>
          </table:table-cell>
        </table:table-row>
        <table:table-row table:style-name="ro1">
          <table:table-cell office:value-type="string">
            <text:p>NGC 7418</text:p>
          </table:table-cell>
          <table:table-cell office:value-type="float" office:value="35.95">
            <text:p>35.95</text:p>
          </table:table-cell>
          <table:table-cell office:value-type="float" office:value="35.91">
            <text:p>35.91</text:p>
          </table:table-cell>
          <table:table-cell/>
          <table:table-cell table:formula="oooc:=(10^[.B979])*10000000/3.83E+033*10^-9.51" office:value-type="float" office:value="0.719119765884644">
            <text:p>7.19E-01</text:p>
          </table:table-cell>
          <table:table-cell table:formula="oooc:=(10^[.C979])*10000000/3.83E+033*10^-9.33" office:value-type="float" office:value="0.992661609192058">
            <text:p>9.93E-01</text:p>
          </table:table-cell>
        </table:table-row>
        <table:table-row table:style-name="ro1">
          <table:table-cell office:value-type="string">
            <text:p>NGC 7418A</text:p>
          </table:table-cell>
          <table:table-cell office:value-type="float" office:value="36.01">
            <text:p>36.01</text:p>
          </table:table-cell>
          <table:table-cell office:value-type="float" office:value="35.89">
            <text:p>35.89</text:p>
          </table:table-cell>
          <table:table-cell/>
          <table:table-cell table:formula="oooc:=(10^[.B980])*10000000/3.83E+033*10^-9.51" office:value-type="float" office:value="0.825659963490435">
            <text:p>8.26E-01</text:p>
          </table:table-cell>
          <table:table-cell table:formula="oooc:=(10^[.C980])*10000000/3.83E+033*10^-9.33" office:value-type="float" office:value="0.947984477206532">
            <text:p>9.48E-01</text:p>
          </table:table-cell>
        </table:table-row>
        <table:table-row table:style-name="ro1">
          <table:table-cell office:value-type="string">
            <text:p>ESO 534-G032</text:p>
          </table:table-cell>
          <table:table-cell office:value-type="float" office:value="36.42">
            <text:p>36.42</text:p>
          </table:table-cell>
          <table:table-cell office:value-type="float" office:value="36.36">
            <text:p>36.36</text:p>
          </table:table-cell>
          <table:table-cell/>
          <table:table-cell table:formula="oooc:=(10^[.B981])*10000000/3.83E+033*10^-9.51" office:value-type="float" office:value="2.12227288815693">
            <text:p>2.12E+00</text:p>
          </table:table-cell>
          <table:table-cell table:formula="oooc:=(10^[.C981])*10000000/3.83E+033*10^-9.33" office:value-type="float" office:value="2.79770053586842">
            <text:p>2.80E+00</text:p>
          </table:table-cell>
        </table:table-row>
        <table:table-row table:style-name="ro1">
          <table:table-cell office:value-type="string">
            <text:p>IC 5264</text:p>
          </table:table-cell>
          <table:table-cell office:value-type="float" office:value="35.01">
            <text:p>35.01</text:p>
          </table:table-cell>
          <table:table-cell office:value-type="float" office:value="35.08">
            <text:p>35.08</text:p>
          </table:table-cell>
          <table:table-cell/>
          <table:table-cell table:formula="oooc:=(10^[.B982])*10000000/3.83E+033*10^-9.51" office:value-type="float" office:value="0.0825659963490435">
            <text:p>8.26E-02</text:p>
          </table:table-cell>
          <table:table-cell table:formula="oooc:=(10^[.C982])*10000000/3.83E+033*10^-9.33" office:value-type="float" office:value="0.146825411276853">
            <text:p>1.47E-01</text:p>
          </table:table-cell>
        </table:table-row>
        <table:table-row table:style-name="ro1">
          <table:table-cell office:value-type="string">
            <text:p>NGC 7421</text:p>
          </table:table-cell>
          <table:table-cell office:value-type="float" office:value="35.71">
            <text:p>35.71</text:p>
          </table:table-cell>
          <table:table-cell office:value-type="float" office:value="35.68">
            <text:p>35.68</text:p>
          </table:table-cell>
          <table:table-cell/>
          <table:table-cell table:formula="oooc:=(10^[.B983])*10000000/3.83E+033*10^-9.51" office:value-type="float" office:value="0.413810233018569">
            <text:p>4.14E-01</text:p>
          </table:table-cell>
          <table:table-cell table:formula="oooc:=(10^[.C983])*10000000/3.83E+033*10^-9.33" office:value-type="float" office:value="0.584522490487817">
            <text:p>5.85E-01</text:p>
          </table:table-cell>
        </table:table-row>
        <table:table-row table:style-name="ro1">
          <table:table-cell office:value-type="string">
            <text:p>NGC 7432</text:p>
          </table:table-cell>
          <table:table-cell office:value-type="float" office:value="35.24">
            <text:p>35.24</text:p>
          </table:table-cell>
          <table:table-cell office:value-type="float" office:value="35.71">
            <text:p>35.71</text:p>
          </table:table-cell>
          <table:table-cell/>
          <table:table-cell table:formula="oooc:=(10^[.B984])*10000000/3.83E+033*10^-9.51" office:value-type="float" office:value="0.140217179208944">
            <text:p>1.40E-01</text:p>
          </table:table-cell>
          <table:table-cell table:formula="oooc:=(10^[.C984])*10000000/3.83E+033*10^-9.33" office:value-type="float" office:value="0.626327132903262">
            <text:p>6.26E-01</text:p>
          </table:table-cell>
        </table:table-row>
        <table:table-row table:style-name="ro1">
          <table:table-cell office:value-type="string">
            <text:p>ARP 314 NED01</text:p>
          </table:table-cell>
          <table:table-cell office:value-type="float" office:value="36.15">
            <text:p>36.15</text:p>
          </table:table-cell>
          <table:table-cell office:value-type="float" office:value="36.19">
            <text:p>36.19</text:p>
          </table:table-cell>
          <table:table-cell/>
          <table:table-cell table:formula="oooc:=(10^[.B985])*10000000/3.83E+033*10^-9.51" office:value-type="float" office:value="1.13972802151479">
            <text:p>1.14E+00</text:p>
          </table:table-cell>
          <table:table-cell table:formula="oooc:=(10^[.C985])*10000000/3.83E+033*10^-9.33" office:value-type="float" office:value="1.89147770254566">
            <text:p>1.89E+00</text:p>
          </table:table-cell>
        </table:table-row>
        <table:table-row table:style-name="ro1">
          <table:table-cell office:value-type="string">
            <text:p>ARP 314 NED03</text:p>
          </table:table-cell>
          <table:table-cell office:value-type="float" office:value="35.79">
            <text:p>35.79</text:p>
          </table:table-cell>
          <table:table-cell office:value-type="float" office:value="35.71">
            <text:p>35.71</text:p>
          </table:table-cell>
          <table:table-cell/>
          <table:table-cell table:formula="oooc:=(10^[.B986])*10000000/3.83E+033*10^-9.51" office:value-type="float" office:value="0.497509325838967">
            <text:p>4.98E-01</text:p>
          </table:table-cell>
          <table:table-cell table:formula="oooc:=(10^[.C986])*10000000/3.83E+033*10^-9.33" office:value-type="float" office:value="0.626327132903262">
            <text:p>6.26E-01</text:p>
          </table:table-cell>
        </table:table-row>
        <table:table-row table:style-name="ro1">
          <table:table-cell office:value-type="string">
            <text:p>ARP 314 NED02</text:p>
          </table:table-cell>
          <table:table-cell office:value-type="float" office:value="36.25">
            <text:p>36.25</text:p>
          </table:table-cell>
          <table:table-cell office:value-type="float" office:value="36.23">
            <text:p>36.23</text:p>
          </table:table-cell>
          <table:table-cell/>
          <table:table-cell table:formula="oooc:=(10^[.B987])*10000000/3.83E+033*10^-9.51" office:value-type="float" office:value="1.43483256881886">
            <text:p>1.43E+00</text:p>
          </table:table-cell>
          <table:table-cell table:formula="oooc:=(10^[.C987])*10000000/3.83E+033*10^-9.33" office:value-type="float" office:value="2.07396405933231">
            <text:p>2.07E+00</text:p>
          </table:table-cell>
        </table:table-row>
        <table:table-row table:style-name="ro1">
          <table:table-cell office:value-type="string">
            <text:p>UGC 12285</text:p>
          </table:table-cell>
          <table:table-cell office:value-type="float" office:value="36.53">
            <text:p>36.53</text:p>
          </table:table-cell>
          <table:table-cell office:value-type="float" office:value="36.64">
            <text:p>36.64</text:p>
          </table:table-cell>
          <table:table-cell/>
          <table:table-cell table:formula="oooc:=(10^[.B988])*10000000/3.83E+033*10^-9.51" office:value-type="float" office:value="2.73401709673865">
            <text:p>2.73E+00</text:p>
          </table:table-cell>
          <table:table-cell table:formula="oooc:=(10^[.C988])*10000000/3.83E+033*10^-9.33" office:value-type="float" office:value="5.33090847172202">
            <text:p>5.33E+00</text:p>
          </table:table-cell>
        </table:table-row>
        <table:table-row table:style-name="ro1">
          <table:table-cell office:value-type="string">
            <text:p>ESO 406-G042</text:p>
          </table:table-cell>
          <table:table-cell office:value-type="float" office:value="35.22">
            <text:p>35.22</text:p>
          </table:table-cell>
          <table:table-cell office:value-type="float" office:value="35.11">
            <text:p>35.11</text:p>
          </table:table-cell>
          <table:table-cell/>
          <table:table-cell table:formula="oooc:=(10^[.B989])*10000000/3.83E+033*10^-9.51" office:value-type="float" office:value="0.13390636657738">
            <text:p>1.34E-01</text:p>
          </table:table-cell>
          <table:table-cell table:formula="oooc:=(10^[.C989])*10000000/3.83E+033*10^-9.33" office:value-type="float" office:value="0.1573262626826">
            <text:p>1.57E-01</text:p>
          </table:table-cell>
        </table:table-row>
        <table:table-row table:style-name="ro1">
          <table:table-cell office:value-type="string">
            <text:p>NGC 7469</text:p>
          </table:table-cell>
          <table:table-cell office:value-type="float" office:value="36.91">
            <text:p>36.91</text:p>
          </table:table-cell>
          <table:table-cell office:value-type="float" office:value="36.84">
            <text:p>36.84</text:p>
          </table:table-cell>
          <table:table-cell/>
          <table:table-cell table:formula="oooc:=(10^[.B990])*10000000/3.83E+033*10^-9.51" office:value-type="float" office:value="6.5584502128187">
            <text:p>6.56E+00</text:p>
          </table:table-cell>
          <table:table-cell table:formula="oooc:=(10^[.C990])*10000000/3.83E+033*10^-9.33" office:value-type="float" office:value="8.44892054646556">
            <text:p>8.45E+00</text:p>
          </table:table-cell>
        </table:table-row>
        <table:table-row table:style-name="ro1">
          <table:table-cell office:value-type="string">
            <text:p>NGC 7479</text:p>
          </table:table-cell>
          <table:table-cell office:value-type="float" office:value="36.45">
            <text:p>36.45</text:p>
          </table:table-cell>
          <table:table-cell office:value-type="float" office:value="36.46">
            <text:p>36.46</text:p>
          </table:table-cell>
          <table:table-cell/>
          <table:table-cell table:formula="oooc:=(10^[.B991])*10000000/3.83E+033*10^-9.51" office:value-type="float" office:value="2.27405637064252">
            <text:p>2.27E+00</text:p>
          </table:table-cell>
          <table:table-cell table:formula="oooc:=(10^[.C991])*10000000/3.83E+033*10^-9.33" office:value-type="float" office:value="3.52209629919492">
            <text:p>3.52E+00</text:p>
          </table:table-cell>
        </table:table-row>
        <table:table-row table:style-name="ro1">
          <table:table-cell office:value-type="string">
            <text:p>UGC 12346</text:p>
          </table:table-cell>
          <table:table-cell office:value-type="float" office:value="0">
            <text:p>0</text:p>
          </table:table-cell>
          <table:table-cell office:value-type="float" office:value="36.33">
            <text:p>36.33</text:p>
          </table:table-cell>
          <table:table-cell/>
          <table:table-cell table:formula="oooc:=(10^[.B992])*10000000/3.83E+033*10^-9.51" office:value-type="float" office:value="8.06865648175873E-037">
            <text:p>8.07E-37</text:p>
          </table:table-cell>
          <table:table-cell table:formula="oooc:=(10^[.C992])*10000000/3.83E+033*10^-9.33" office:value-type="float" office:value="2.61096605744124">
            <text:p>2.61E+00</text:p>
          </table:table-cell>
        </table:table-row>
        <table:table-row table:style-name="ro1">
          <table:table-cell office:value-type="string">
            <text:p>UGC 12354</text:p>
          </table:table-cell>
          <table:table-cell office:value-type="float" office:value="35.77">
            <text:p>35.77</text:p>
          </table:table-cell>
          <table:table-cell office:value-type="float" office:value="35.93">
            <text:p>35.93</text:p>
          </table:table-cell>
          <table:table-cell/>
          <table:table-cell table:formula="oooc:=(10^[.B993])*10000000/3.83E+033*10^-9.51" office:value-type="float" office:value="0.475117717652741">
            <text:p>4.75E-01</text:p>
          </table:table-cell>
          <table:table-cell table:formula="oooc:=(10^[.C993])*10000000/3.83E+033*10^-9.33" office:value-type="float" office:value="1.03944430953916">
            <text:p>1.04E+00</text:p>
          </table:table-cell>
        </table:table-row>
        <table:table-row table:style-name="ro1">
          <table:table-cell office:value-type="string">
            <text:p>ESO 469-G012</text:p>
          </table:table-cell>
          <table:table-cell office:value-type="float" office:value="36.42">
            <text:p>36.42</text:p>
          </table:table-cell>
          <table:table-cell office:value-type="float" office:value="36.4">
            <text:p>36.4</text:p>
          </table:table-cell>
          <table:table-cell/>
          <table:table-cell table:formula="oooc:=(10^[.B994])*10000000/3.83E+033*10^-9.51" office:value-type="float" office:value="2.12227288815693">
            <text:p>2.12E+00</text:p>
          </table:table-cell>
          <table:table-cell table:formula="oooc:=(10^[.C994])*10000000/3.83E+033*10^-9.33" office:value-type="float" office:value="3.06761763691782">
            <text:p>3.07E+00</text:p>
          </table:table-cell>
        </table:table-row>
        <table:table-row table:style-name="ro1">
          <table:table-cell office:value-type="string">
            <text:p>ESO 469-G015</text:p>
          </table:table-cell>
          <table:table-cell office:value-type="float" office:value="35.16">
            <text:p>35.16</text:p>
          </table:table-cell>
          <table:table-cell office:value-type="float" office:value="35.12">
            <text:p>35.12</text:p>
          </table:table-cell>
          <table:table-cell/>
          <table:table-cell table:formula="oooc:=(10^[.B995])*10000000/3.83E+033*10^-9.51" office:value-type="float" office:value="0.116627569752209">
            <text:p>1.17E-01</text:p>
          </table:table-cell>
          <table:table-cell table:formula="oooc:=(10^[.C995])*10000000/3.83E+033*10^-9.33" office:value-type="float" office:value="0.160990862104825">
            <text:p>1.61E-01</text:p>
          </table:table-cell>
        </table:table-row>
        <table:table-row table:style-name="ro1">
          <table:table-cell office:value-type="string">
            <text:p>IC 5287</text:p>
          </table:table-cell>
          <table:table-cell table:number-columns-repeated="2" office:value-type="float" office:value="36.21">
            <text:p>36.21</text:p>
          </table:table-cell>
          <table:table-cell/>
          <table:table-cell table:formula="oooc:=(10^[.B996])*10000000/3.83E+033*10^-9.51" office:value-type="float" office:value="1.30858285542369">
            <text:p>1.31E+00</text:p>
          </table:table-cell>
          <table:table-cell table:formula="oooc:=(10^[.C996])*10000000/3.83E+033*10^-9.33" office:value-type="float" office:value="1.9806203003373">
            <text:p>1.98E+00</text:p>
          </table:table-cell>
        </table:table-row>
        <table:table-row table:style-name="ro1">
          <table:table-cell office:value-type="string">
            <text:p>ESO 407-G007</text:p>
          </table:table-cell>
          <table:table-cell office:value-type="float" office:value="34.55">
            <text:p>34.55</text:p>
          </table:table-cell>
          <table:table-cell office:value-type="float" office:value="34.78">
            <text:p>34.78</text:p>
          </table:table-cell>
          <table:table-cell/>
          <table:table-cell table:formula="oooc:=(10^[.B997])*10000000/3.83E+033*10^-9.51" office:value-type="float" office:value="0.0286286735285425">
            <text:p>2.86E-02</text:p>
          </table:table-cell>
          <table:table-cell table:formula="oooc:=(10^[.C997])*10000000/3.83E+033*10^-9.33" office:value-type="float" office:value="0.0735870217040329">
            <text:p>7.36E-02</text:p>
          </table:table-cell>
        </table:table-row>
        <table:table-row table:style-name="ro1">
          <table:table-cell office:value-type="string">
            <text:p>NGC 7496</text:p>
          </table:table-cell>
          <table:table-cell office:value-type="float" office:value="35.97">
            <text:p>35.97</text:p>
          </table:table-cell>
          <table:table-cell office:value-type="float" office:value="35.94">
            <text:p>35.94</text:p>
          </table:table-cell>
          <table:table-cell/>
          <table:table-cell table:formula="oooc:=(10^[.B998])*10000000/3.83E+033*10^-9.51" office:value-type="float" office:value="0.753010836325483">
            <text:p>7.53E-01</text:p>
          </table:table-cell>
          <table:table-cell table:formula="oooc:=(10^[.C998])*10000000/3.83E+033*10^-9.33" office:value-type="float" office:value="1.06365607781752">
            <text:p>1.06E+00</text:p>
          </table:table-cell>
        </table:table-row>
        <table:table-row table:style-name="ro1">
          <table:table-cell office:value-type="string">
            <text:p>ESO 291-G005</text:p>
          </table:table-cell>
          <table:table-cell office:value-type="float" office:value="35.95">
            <text:p>35.95</text:p>
          </table:table-cell>
          <table:table-cell office:value-type="float" office:value="35.86">
            <text:p>35.86</text:p>
          </table:table-cell>
          <table:table-cell/>
          <table:table-cell table:formula="oooc:=(10^[.B999])*10000000/3.83E+033*10^-9.51" office:value-type="float" office:value="0.719119765884644">
            <text:p>7.19E-01</text:p>
          </table:table-cell>
          <table:table-cell table:formula="oooc:=(10^[.C999])*10000000/3.83E+033*10^-9.33" office:value-type="float" office:value="0.884710590441781">
            <text:p>8.85E-01</text:p>
          </table:table-cell>
        </table:table-row>
        <table:table-row table:style-name="ro1">
          <table:table-cell office:value-type="string">
            <text:p>ESO 291-G006</text:p>
          </table:table-cell>
          <table:table-cell office:value-type="float" office:value="35.5">
            <text:p>35.5</text:p>
          </table:table-cell>
          <table:table-cell office:value-type="float" office:value="35.66">
            <text:p>35.66</text:p>
          </table:table-cell>
          <table:table-cell/>
          <table:table-cell table:formula="oooc:=(10^[.B1000])*10000000/3.83E+033*10^-9.51" office:value-type="float" office:value="0.255153321398384">
            <text:p>2.55E-01</text:p>
          </table:table-cell>
          <table:table-cell table:formula="oooc:=(10^[.C1000])*10000000/3.83E+033*10^-9.33" office:value-type="float" office:value="0.558214644778646">
            <text:p>5.58E-01</text:p>
          </table:table-cell>
        </table:table-row>
        <table:table-row table:style-name="ro1">
          <table:table-cell office:value-type="string">
            <text:p>NGC 7496A</text:p>
          </table:table-cell>
          <table:table-cell office:value-type="float" office:value="35.21">
            <text:p>35.21</text:p>
          </table:table-cell>
          <table:table-cell office:value-type="float" office:value="35.12">
            <text:p>35.12</text:p>
          </table:table-cell>
          <table:table-cell/>
          <table:table-cell table:formula="oooc:=(10^[.B1001])*10000000/3.83E+033*10^-9.51" office:value-type="float" office:value="0.130858285542369">
            <text:p>1.31E-01</text:p>
          </table:table-cell>
          <table:table-cell table:formula="oooc:=(10^[.C1001])*10000000/3.83E+033*10^-9.33" office:value-type="float" office:value="0.160990862104825">
            <text:p>1.61E-01</text:p>
          </table:table-cell>
        </table:table-row>
        <table:table-row table:style-name="ro1">
          <table:table-cell office:value-type="string">
            <text:p>NGC 7511</text:p>
          </table:table-cell>
          <table:table-cell office:value-type="float" office:value="35.56">
            <text:p>35.56</text:p>
          </table:table-cell>
          <table:table-cell office:value-type="float" office:value="35.66">
            <text:p>35.66</text:p>
          </table:table-cell>
          <table:table-cell/>
          <table:table-cell table:formula="oooc:=(10^[.B1002])*10000000/3.83E+033*10^-9.51" office:value-type="float" office:value="0.292955210000514">
            <text:p>2.93E-01</text:p>
          </table:table-cell>
          <table:table-cell table:formula="oooc:=(10^[.C1002])*10000000/3.83E+033*10^-9.33" office:value-type="float" office:value="0.558214644778646">
            <text:p>5.58E-01</text:p>
          </table:table-cell>
        </table:table-row>
        <table:table-row table:style-name="ro1">
          <table:table-cell office:value-type="string">
            <text:p>ESO 407-G009</text:p>
          </table:table-cell>
          <table:table-cell office:value-type="float" office:value="34.99">
            <text:p>34.99</text:p>
          </table:table-cell>
          <table:table-cell office:value-type="float" office:value="34.96">
            <text:p>34.96</text:p>
          </table:table-cell>
          <table:table-cell/>
          <table:table-cell table:formula="oooc:=(10^[.B1003])*10000000/3.83E+033*10^-9.51" office:value-type="float" office:value="0.0788499143708102">
            <text:p>7.88E-02</text:p>
          </table:table-cell>
          <table:table-cell table:formula="oooc:=(10^[.C1003])*10000000/3.83E+033*10^-9.33" office:value-type="float" office:value="0.111378464439058">
            <text:p>1.11E-01</text:p>
          </table:table-cell>
        </table:table-row>
        <table:table-row table:style-name="ro1">
          <table:table-cell office:value-type="string">
            <text:p>ESO 291-G009</text:p>
          </table:table-cell>
          <table:table-cell office:value-type="float" office:value="36.17">
            <text:p>36.17</text:p>
          </table:table-cell>
          <table:table-cell office:value-type="float" office:value="36.21">
            <text:p>36.21</text:p>
          </table:table-cell>
          <table:table-cell/>
          <table:table-cell table:formula="oooc:=(10^[.B1004])*10000000/3.83E+033*10^-9.51" office:value-type="float" office:value="1.19344174834172">
            <text:p>1.19E+00</text:p>
          </table:table-cell>
          <table:table-cell table:formula="oooc:=(10^[.C1004])*10000000/3.83E+033*10^-9.33" office:value-type="float" office:value="1.9806203003373">
            <text:p>1.98E+00</text:p>
          </table:table-cell>
        </table:table-row>
        <table:table-row table:style-name="ro1">
          <table:table-cell office:value-type="string">
            <text:p>UGC 12434</text:p>
          </table:table-cell>
          <table:table-cell office:value-type="float" office:value="35.52">
            <text:p>35.52</text:p>
          </table:table-cell>
          <table:table-cell office:value-type="float" office:value="35.49">
            <text:p>35.49</text:p>
          </table:table-cell>
          <table:table-cell/>
          <table:table-cell table:formula="oooc:=(10^[.B1005])*10000000/3.83E+033*10^-9.51" office:value-type="float" office:value="0.267178326966256">
            <text:p>2.67E-01</text:p>
          </table:table-cell>
          <table:table-cell table:formula="oooc:=(10^[.C1005])*10000000/3.83E+033*10^-9.33" office:value-type="float" office:value="0.37739941794933">
            <text:p>3.77E-01</text:p>
          </table:table-cell>
        </table:table-row>
        <table:table-row table:style-name="ro1">
          <table:table-cell office:value-type="string">
            <text:p>NGC 7535</text:p>
          </table:table-cell>
          <table:table-cell office:value-type="float" office:value="36.17">
            <text:p>36.17</text:p>
          </table:table-cell>
          <table:table-cell office:value-type="float" office:value="36.13">
            <text:p>36.13</text:p>
          </table:table-cell>
          <table:table-cell/>
          <table:table-cell table:formula="oooc:=(10^[.B1006])*10000000/3.83E+033*10^-9.51" office:value-type="float" office:value="1.19344174834172">
            <text:p>1.19E+00</text:p>
          </table:table-cell>
          <table:table-cell table:formula="oooc:=(10^[.C1006])*10000000/3.83E+033*10^-9.33" office:value-type="float" office:value="1.64740821013106">
            <text:p>1.65E+00</text:p>
          </table:table-cell>
        </table:table-row>
        <table:table-row table:style-name="ro1">
          <table:table-cell office:value-type="string">
            <text:p>NGC 7536</text:p>
          </table:table-cell>
          <table:table-cell office:value-type="float" office:value="36.12">
            <text:p>36.12</text:p>
          </table:table-cell>
          <table:table-cell office:value-type="float" office:value="36.16">
            <text:p>36.16</text:p>
          </table:table-cell>
          <table:table-cell/>
          <table:table-cell table:formula="oooc:=(10^[.B1007])*10000000/3.83E+033*10^-9.51" office:value-type="float" office:value="1.06365607781752">
            <text:p>1.06E+00</text:p>
          </table:table-cell>
          <table:table-cell table:formula="oooc:=(10^[.C1007])*10000000/3.83E+033*10^-9.33" office:value-type="float" office:value="1.76522970076234">
            <text:p>1.77E+00</text:p>
          </table:table-cell>
        </table:table-row>
        <table:table-row table:style-name="ro1">
          <table:table-cell office:value-type="string">
            <text:p>NGC 7559B</text:p>
          </table:table-cell>
          <table:table-cell office:value-type="float" office:value="0">
            <text:p>0</text:p>
          </table:table-cell>
          <table:table-cell office:value-type="float" office:value="35.27">
            <text:p>35.27</text:p>
          </table:table-cell>
          <table:table-cell/>
          <table:table-cell table:formula="oooc:=(10^[.B1008])*10000000/3.83E+033*10^-9.51" office:value-type="float" office:value="8.06865648175873E-037">
            <text:p>8.07E-37</text:p>
          </table:table-cell>
          <table:table-cell table:formula="oooc:=(10^[.C1008])*10000000/3.83E+033*10^-9.33" office:value-type="float" office:value="0.227405637064252">
            <text:p>2.27E-01</text:p>
          </table:table-cell>
        </table:table-row>
        <table:table-row table:style-name="ro1">
          <table:table-cell office:value-type="string">
            <text:p>NGC 7563</text:p>
          </table:table-cell>
          <table:table-cell office:value-type="float" office:value="34.59">
            <text:p>34.59</text:p>
          </table:table-cell>
          <table:table-cell office:value-type="float" office:value="35.1">
            <text:p>35.1</text:p>
          </table:table-cell>
          <table:table-cell/>
          <table:table-cell table:formula="oooc:=(10^[.B1009])*10000000/3.83E+033*10^-9.51" office:value-type="float" office:value="0.0313907163085489">
            <text:p>3.14E-02</text:p>
          </table:table-cell>
          <table:table-cell table:formula="oooc:=(10^[.C1009])*10000000/3.83E+033*10^-9.33" office:value-type="float" office:value="0.153745079727308">
            <text:p>1.54E-01</text:p>
          </table:table-cell>
        </table:table-row>
        <table:table-row table:style-name="ro1">
          <table:table-cell office:value-type="string">
            <text:p>NGC 7552</text:p>
          </table:table-cell>
          <table:table-cell office:value-type="float" office:value="35.96">
            <text:p>35.96</text:p>
          </table:table-cell>
          <table:table-cell office:value-type="float" office:value="36.08">
            <text:p>36.08</text:p>
          </table:table-cell>
          <table:table-cell/>
          <table:table-cell table:formula="oooc:=(10^[.B1010])*10000000/3.83E+033*10^-9.51" office:value-type="float" office:value="0.735870217040329">
            <text:p>7.36E-01</text:p>
          </table:table-cell>
          <table:table-cell table:formula="oooc:=(10^[.C1010])*10000000/3.83E+033*10^-9.33" office:value-type="float" office:value="1.46825411276853">
            <text:p>1.47E+00</text:p>
          </table:table-cell>
        </table:table-row>
        <table:table-row table:style-name="ro1">
          <table:table-cell office:value-type="string">
            <text:p>NGC 7570</text:p>
          </table:table-cell>
          <table:table-cell office:value-type="float" office:value="36.17">
            <text:p>36.17</text:p>
          </table:table-cell>
          <table:table-cell office:value-type="float" office:value="36.2">
            <text:p>36.2</text:p>
          </table:table-cell>
          <table:table-cell/>
          <table:table-cell table:formula="oooc:=(10^[.B1011])*10000000/3.83E+033*10^-9.51" office:value-type="float" office:value="1.19344174834172">
            <text:p>1.19E+00</text:p>
          </table:table-cell>
          <table:table-cell table:formula="oooc:=(10^[.C1011])*10000000/3.83E+033*10^-9.33" office:value-type="float" office:value="1.93553587807029">
            <text:p>1.94E+00</text:p>
          </table:table-cell>
        </table:table-row>
        <table:table-row table:style-name="ro1">
          <table:table-cell office:value-type="string">
            <text:p>UGC 12479</text:p>
          </table:table-cell>
          <table:table-cell office:value-type="float" office:value="35.6">
            <text:p>35.6</text:p>
          </table:table-cell>
          <table:table-cell office:value-type="float" office:value="35.67">
            <text:p>35.67</text:p>
          </table:table-cell>
          <table:table-cell/>
          <table:table-cell table:formula="oooc:=(10^[.B1012])*10000000/3.83E+033*10^-9.51" office:value-type="float" office:value="0.321219000212111">
            <text:p>3.21E-01</text:p>
          </table:table-cell>
          <table:table-cell table:formula="oooc:=(10^[.C1012])*10000000/3.83E+033*10^-9.33" office:value-type="float" office:value="0.571217134190486">
            <text:p>5.71E-01</text:p>
          </table:table-cell>
        </table:table-row>
        <table:table-row table:style-name="ro1">
          <table:table-cell office:value-type="string">
            <text:p>ESO 407-G014</text:p>
          </table:table-cell>
          <table:table-cell office:value-type="float" office:value="36.04">
            <text:p>36.04</text:p>
          </table:table-cell>
          <table:table-cell office:value-type="float" office:value="35.98">
            <text:p>35.98</text:p>
          </table:table-cell>
          <table:table-cell/>
          <table:table-cell table:formula="oooc:=(10^[.B1013])*10000000/3.83E+033*10^-9.51" office:value-type="float" office:value="0.884710590441781">
            <text:p>8.85E-01</text:p>
          </table:table-cell>
          <table:table-cell table:formula="oooc:=(10^[.C1013])*10000000/3.83E+033*10^-9.33" office:value-type="float" office:value="1.16627569752209">
            <text:p>1.17E+00</text:p>
          </table:table-cell>
        </table:table-row>
        <table:table-row table:style-name="ro1">
          <table:table-cell office:value-type="string">
            <text:p>NGC 7589</text:p>
          </table:table-cell>
          <table:table-cell office:value-type="float" office:value="36.05">
            <text:p>36.05</text:p>
          </table:table-cell>
          <table:table-cell office:value-type="float" office:value="36.1">
            <text:p>36.1</text:p>
          </table:table-cell>
          <table:table-cell/>
          <table:table-cell table:formula="oooc:=(10^[.B1014])*10000000/3.83E+033*10^-9.51" office:value-type="float" office:value="0.905318147395638">
            <text:p>9.05E-01</text:p>
          </table:table-cell>
          <table:table-cell table:formula="oooc:=(10^[.C1014])*10000000/3.83E+033*10^-9.33" office:value-type="float" office:value="1.53745079727308">
            <text:p>1.54E+00</text:p>
          </table:table-cell>
        </table:table-row>
        <table:table-row table:style-name="ro1">
          <table:table-cell office:value-type="string">
            <text:p>NGC 7582</text:p>
          </table:table-cell>
          <table:table-cell office:value-type="float" office:value="35.58">
            <text:p>35.58</text:p>
          </table:table-cell>
          <table:table-cell office:value-type="float" office:value="35.75">
            <text:p>35.75</text:p>
          </table:table-cell>
          <table:table-cell/>
          <table:table-cell table:formula="oooc:=(10^[.B1015])*10000000/3.83E+033*10^-9.51" office:value-type="float" office:value="0.306761763691782">
            <text:p>3.07E-01</text:p>
          </table:table-cell>
          <table:table-cell table:formula="oooc:=(10^[.C1015])*10000000/3.83E+033*10^-9.33" office:value-type="float" office:value="0.686754044881301">
            <text:p>6.87E-01</text:p>
          </table:table-cell>
        </table:table-row>
        <table:table-row table:style-name="ro1">
          <table:table-cell office:value-type="string">
            <text:p>PGC 71025</text:p>
          </table:table-cell>
          <table:table-cell office:value-type="float" office:value="35.09">
            <text:p>35.09</text:p>
          </table:table-cell>
          <table:table-cell office:value-type="float" office:value="35.42">
            <text:p>35.42</text:p>
          </table:table-cell>
          <table:table-cell/>
          <table:table-cell table:formula="oooc:=(10^[.B1016])*10000000/3.83E+033*10^-9.51" office:value-type="float" office:value="0.0992661609192074">
            <text:p>9.93E-02</text:p>
          </table:table-cell>
          <table:table-cell table:formula="oooc:=(10^[.C1016])*10000000/3.83E+033*10^-9.33" office:value-type="float" office:value="0.321219000212111">
            <text:p>3.21E-01</text:p>
          </table:table-cell>
        </table:table-row>
        <table:table-row table:style-name="ro1">
          <table:table-cell office:value-type="string">
            <text:p>IC 5304</text:p>
          </table:table-cell>
          <table:table-cell office:value-type="float" office:value="35.29">
            <text:p>35.29</text:p>
          </table:table-cell>
          <table:table-cell office:value-type="float" office:value="35.74">
            <text:p>35.74</text:p>
          </table:table-cell>
          <table:table-cell/>
          <table:table-cell table:formula="oooc:=(10^[.B1017])*10000000/3.83E+033*10^-9.51" office:value-type="float" office:value="0.1573262626826">
            <text:p>1.57E-01</text:p>
          </table:table-cell>
          <table:table-cell table:formula="oooc:=(10^[.C1017])*10000000/3.83E+033*10^-9.33" office:value-type="float" office:value="0.671121614299967">
            <text:p>6.71E-01</text:p>
          </table:table-cell>
        </table:table-row>
        <table:table-row table:style-name="ro1">
          <table:table-cell office:value-type="string">
            <text:p>NGC 7645</text:p>
          </table:table-cell>
          <table:table-cell table:number-columns-repeated="2" office:value-type="float" office:value="36.6">
            <text:p>36.6</text:p>
          </table:table-cell>
          <table:table-cell/>
          <table:table-cell table:formula="oooc:=(10^[.B1018])*10000000/3.83E+033*10^-9.51" office:value-type="float" office:value="3.21219000212111">
            <text:p>3.21E+00</text:p>
          </table:table-cell>
          <table:table-cell table:formula="oooc:=(10^[.C1018])*10000000/3.83E+033*10^-9.33" office:value-type="float" office:value="4.86184630982474">
            <text:p>4.86E+00</text:p>
          </table:table-cell>
        </table:table-row>
        <table:table-row table:style-name="ro1">
          <table:table-cell office:value-type="string">
            <text:p>UGC 12578</text:p>
          </table:table-cell>
          <table:table-cell office:value-type="float" office:value="35.99">
            <text:p>35.99</text:p>
          </table:table-cell>
          <table:table-cell office:value-type="float" office:value="35.85">
            <text:p>35.85</text:p>
          </table:table-cell>
          <table:table-cell/>
          <table:table-cell table:formula="oooc:=(10^[.B1019])*10000000/3.83E+033*10^-9.51" office:value-type="float" office:value="0.788499143708102">
            <text:p>7.88E-01</text:p>
          </table:table-cell>
          <table:table-cell table:formula="oooc:=(10^[.C1019])*10000000/3.83E+033*10^-9.33" office:value-type="float" office:value="0.864572118753504">
            <text:p>8.65E-01</text:p>
          </table:table-cell>
        </table:table-row>
        <table:table-row table:style-name="ro1">
          <table:table-cell office:value-type="string">
            <text:p>UGC 12589</text:p>
          </table:table-cell>
          <table:table-cell office:value-type="float" office:value="36.29">
            <text:p>36.29</text:p>
          </table:table-cell>
          <table:table-cell office:value-type="float" office:value="36.27">
            <text:p>36.27</text:p>
          </table:table-cell>
          <table:table-cell/>
          <table:table-cell table:formula="oooc:=(10^[.B1020])*10000000/3.83E+033*10^-9.51" office:value-type="float" office:value="1.573262626826">
            <text:p>1.57E+00</text:p>
          </table:table-cell>
          <table:table-cell table:formula="oooc:=(10^[.C1020])*10000000/3.83E+033*10^-9.33" office:value-type="float" office:value="2.27405637064252">
            <text:p>2.27E+00</text:p>
          </table:table-cell>
        </table:table-row>
        <table:table-row table:style-name="ro1">
          <table:table-cell office:value-type="string">
            <text:p>CGCG 406-109</text:p>
          </table:table-cell>
          <table:table-cell office:value-type="float" office:value="35.67">
            <text:p>35.67</text:p>
          </table:table-cell>
          <table:table-cell office:value-type="float" office:value="35.63">
            <text:p>35.63</text:p>
          </table:table-cell>
          <table:table-cell/>
          <table:table-cell table:formula="oooc:=(10^[.B1021])*10000000/3.83E+033*10^-9.51" office:value-type="float" office:value="0.37739941794933">
            <text:p>3.77E-01</text:p>
          </table:table-cell>
          <table:table-cell table:formula="oooc:=(10^[.C1021])*10000000/3.83E+033*10^-9.33" office:value-type="float" office:value="0.520956218007543">
            <text:p>5.21E-01</text:p>
          </table:table-cell>
        </table:table-row>
        <table:table-row table:style-name="ro1">
          <table:table-cell office:value-type="string">
            <text:p>NGC 7673</text:p>
          </table:table-cell>
          <table:table-cell office:value-type="float" office:value="36.61">
            <text:p>36.61</text:p>
          </table:table-cell>
          <table:table-cell office:value-type="float" office:value="36.54">
            <text:p>36.54</text:p>
          </table:table-cell>
          <table:table-cell/>
          <table:table-cell table:formula="oooc:=(10^[.B1022])*10000000/3.83E+033*10^-9.51" office:value-type="float" office:value="3.28701151904482">
            <text:p>3.29E+00</text:p>
          </table:table-cell>
          <table:table-cell table:formula="oooc:=(10^[.C1022])*10000000/3.83E+033*10^-9.33" office:value-type="float" office:value="4.23449111581965">
            <text:p>4.23E+00</text:p>
          </table:table-cell>
        </table:table-row>
        <table:table-row table:style-name="ro1">
          <table:table-cell office:value-type="string">
            <text:p>NGC 7674</text:p>
          </table:table-cell>
          <table:table-cell office:value-type="float" office:value="36.83">
            <text:p>36.83</text:p>
          </table:table-cell>
          <table:table-cell office:value-type="float" office:value="36.8">
            <text:p>36.8</text:p>
          </table:table-cell>
          <table:table-cell/>
          <table:table-cell table:formula="oooc:=(10^[.B1023])*10000000/3.83E+033*10^-9.51" office:value-type="float" office:value="5.45508128160322">
            <text:p>5.46E+00</text:p>
          </table:table-cell>
          <table:table-cell table:formula="oooc:=(10^[.C1023])*10000000/3.83E+033*10^-9.33" office:value-type="float" office:value="7.70550711923333">
            <text:p>7.71E+00</text:p>
          </table:table-cell>
        </table:table-row>
        <table:table-row table:style-name="ro1">
          <table:table-cell office:value-type="string">
            <text:p>NGC 7677</text:p>
          </table:table-cell>
          <table:table-cell office:value-type="float" office:value="36.01">
            <text:p>36.01</text:p>
          </table:table-cell>
          <table:table-cell office:value-type="float" office:value="35.96">
            <text:p>35.96</text:p>
          </table:table-cell>
          <table:table-cell/>
          <table:table-cell table:formula="oooc:=(10^[.B1024])*10000000/3.83E+033*10^-9.51" office:value-type="float" office:value="0.825659963490435">
            <text:p>8.26E-01</text:p>
          </table:table-cell>
          <table:table-cell table:formula="oooc:=(10^[.C1024])*10000000/3.83E+033*10^-9.33" office:value-type="float" office:value="1.11378464439058">
            <text:p>1.11E+00</text:p>
          </table:table-cell>
        </table:table-row>
        <table:table-row table:style-name="ro1">
          <table:table-cell office:value-type="string">
            <text:p>IC 5325</text:p>
          </table:table-cell>
          <table:table-cell office:value-type="float" office:value="35.87">
            <text:p>35.87</text:p>
          </table:table-cell>
          <table:table-cell office:value-type="float" office:value="35.86">
            <text:p>35.86</text:p>
          </table:table-cell>
          <table:table-cell/>
          <table:table-cell table:formula="oooc:=(10^[.B1025])*10000000/3.83E+033*10^-9.51" office:value-type="float" office:value="0.598137768346674">
            <text:p>5.98E-01</text:p>
          </table:table-cell>
          <table:table-cell table:formula="oooc:=(10^[.C1025])*10000000/3.83E+033*10^-9.33" office:value-type="float" office:value="0.884710590441781">
            <text:p>8.85E-01</text:p>
          </table:table-cell>
        </table:table-row>
        <table:table-row table:style-name="ro1">
          <table:table-cell office:value-type="string">
            <text:p>UGC 12635</text:p>
          </table:table-cell>
          <table:table-cell office:value-type="float" office:value="35.77">
            <text:p>35.77</text:p>
          </table:table-cell>
          <table:table-cell office:value-type="float" office:value="35.73">
            <text:p>35.73</text:p>
          </table:table-cell>
          <table:table-cell/>
          <table:table-cell table:formula="oooc:=(10^[.B1026])*10000000/3.83E+033*10^-9.51" office:value-type="float" office:value="0.475117717652741">
            <text:p>4.75E-01</text:p>
          </table:table-cell>
          <table:table-cell table:formula="oooc:=(10^[.C1026])*10000000/3.83E+033*10^-9.33" office:value-type="float" office:value="0.65584502128187">
            <text:p>6.56E-01</text:p>
          </table:table-cell>
        </table:table-row>
        <table:table-row table:style-name="ro1">
          <table:table-cell office:value-type="string">
            <text:p>NGC 7684</text:p>
          </table:table-cell>
          <table:table-cell office:value-type="float" office:value="34.76">
            <text:p>34.76</text:p>
          </table:table-cell>
          <table:table-cell office:value-type="float" office:value="35.31">
            <text:p>35.31</text:p>
          </table:table-cell>
          <table:table-cell/>
          <table:table-cell table:formula="oooc:=(10^[.B1027])*10000000/3.83E+033*10^-9.51" office:value-type="float" office:value="0.0464302718025827">
            <text:p>4.64E-02</text:p>
          </table:table-cell>
          <table:table-cell table:formula="oooc:=(10^[.C1027])*10000000/3.83E+033*10^-9.33" office:value-type="float" office:value="0.249345322721003">
            <text:p>2.49E-01</text:p>
          </table:table-cell>
        </table:table-row>
        <table:table-row table:style-name="ro1">
          <table:table-cell office:value-type="string">
            <text:p>UGC 12685</text:p>
          </table:table-cell>
          <table:table-cell office:value-type="float" office:value="35.99">
            <text:p>35.99</text:p>
          </table:table-cell>
          <table:table-cell office:value-type="float" office:value="35.87">
            <text:p>35.87</text:p>
          </table:table-cell>
          <table:table-cell/>
          <table:table-cell table:formula="oooc:=(10^[.B1028])*10000000/3.83E+033*10^-9.51" office:value-type="float" office:value="0.788499143708102">
            <text:p>7.88E-01</text:p>
          </table:table-cell>
          <table:table-cell table:formula="oooc:=(10^[.C1028])*10000000/3.83E+033*10^-9.33" office:value-type="float" office:value="0.905318147395639">
            <text:p>9.05E-01</text:p>
          </table:table-cell>
        </table:table-row>
        <table:table-row table:style-name="ro1">
          <table:table-cell office:value-type="string">
            <text:p>IRAS 23365+3604</text:p>
          </table:table-cell>
          <table:table-cell office:value-type="float" office:value="36.28">
            <text:p>36.28</text:p>
          </table:table-cell>
          <table:table-cell office:value-type="float" office:value="36.46">
            <text:p>36.46</text:p>
          </table:table-cell>
          <table:table-cell/>
          <table:table-cell table:formula="oooc:=(10^[.B1029])*10000000/3.83E+033*10^-9.51" office:value-type="float" office:value="1.53745079727308">
            <text:p>1.54E+00</text:p>
          </table:table-cell>
          <table:table-cell table:formula="oooc:=(10^[.C1029])*10000000/3.83E+033*10^-9.33" office:value-type="float" office:value="3.52209629919492">
            <text:p>3.52E+00</text:p>
          </table:table-cell>
        </table:table-row>
        <table:table-row table:style-name="ro1">
          <table:table-cell office:value-type="string">
            <text:p>ARP 295A</text:p>
          </table:table-cell>
          <table:table-cell office:value-type="float" office:value="34.94">
            <text:p>34.94</text:p>
          </table:table-cell>
          <table:table-cell office:value-type="float" office:value="35.45">
            <text:p>35.45</text:p>
          </table:table-cell>
          <table:table-cell/>
          <table:table-cell table:formula="oooc:=(10^[.B1030])*10000000/3.83E+033*10^-9.51" office:value-type="float" office:value="0.0702750601547494">
            <text:p>7.03E-02</text:p>
          </table:table-cell>
          <table:table-cell table:formula="oooc:=(10^[.C1030])*10000000/3.83E+033*10^-9.33" office:value-type="float" office:value="0.344192359936401">
            <text:p>3.44E-01</text:p>
          </table:table-cell>
        </table:table-row>
        <table:table-row table:style-name="ro1">
          <table:table-cell office:value-type="string">
            <text:p>NGC 7735</text:p>
          </table:table-cell>
          <table:table-cell office:value-type="float" office:value="35.27">
            <text:p>35.27</text:p>
          </table:table-cell>
          <table:table-cell office:value-type="float" office:value="35.6">
            <text:p>35.6</text:p>
          </table:table-cell>
          <table:table-cell/>
          <table:table-cell table:formula="oooc:=(10^[.B1031])*10000000/3.83E+033*10^-9.51" office:value-type="float" office:value="0.150245414448345">
            <text:p>1.50E-01</text:p>
          </table:table-cell>
          <table:table-cell table:formula="oooc:=(10^[.C1031])*10000000/3.83E+033*10^-9.33" office:value-type="float" office:value="0.486184630982473">
            <text:p>4.86E-01</text:p>
          </table:table-cell>
        </table:table-row>
        <table:table-row table:style-name="ro1">
          <table:table-cell office:value-type="string">
            <text:p>NGC 7741</text:p>
          </table:table-cell>
          <table:table-cell office:value-type="float" office:value="35.74">
            <text:p>35.74</text:p>
          </table:table-cell>
          <table:table-cell office:value-type="float" office:value="35.68">
            <text:p>35.68</text:p>
          </table:table-cell>
          <table:table-cell/>
          <table:table-cell table:formula="oooc:=(10^[.B1032])*10000000/3.83E+033*10^-9.51" office:value-type="float" office:value="0.44340565338427">
            <text:p>4.43E-01</text:p>
          </table:table-cell>
          <table:table-cell table:formula="oooc:=(10^[.C1032])*10000000/3.83E+033*10^-9.33" office:value-type="float" office:value="0.584522490487817">
            <text:p>5.85E-01</text:p>
          </table:table-cell>
        </table:table-row>
        <table:table-row table:style-name="ro1">
          <table:table-cell office:value-type="string">
            <text:p>NGC 7769</text:p>
          </table:table-cell>
          <table:table-cell office:value-type="float" office:value="36.61">
            <text:p>36.61</text:p>
          </table:table-cell>
          <table:table-cell office:value-type="float" office:value="36.6">
            <text:p>36.6</text:p>
          </table:table-cell>
          <table:table-cell/>
          <table:table-cell table:formula="oooc:=(10^[.B1033])*10000000/3.83E+033*10^-9.51" office:value-type="float" office:value="3.28701151904482">
            <text:p>3.29E+00</text:p>
          </table:table-cell>
          <table:table-cell table:formula="oooc:=(10^[.C1033])*10000000/3.83E+033*10^-9.33" office:value-type="float" office:value="4.86184630982474">
            <text:p>4.86E+00</text:p>
          </table:table-cell>
        </table:table-row>
        <table:table-row table:style-name="ro1">
          <table:table-cell office:value-type="string">
            <text:p>NGC 7771</text:p>
          </table:table-cell>
          <table:table-cell office:value-type="float" office:value="36">
            <text:p>36</text:p>
          </table:table-cell>
          <table:table-cell office:value-type="float" office:value="36.15">
            <text:p>36.15</text:p>
          </table:table-cell>
          <table:table-cell/>
          <table:table-cell table:formula="oooc:=(10^[.B1034])*10000000/3.83E+033*10^-9.51" office:value-type="float" office:value="0.806865648175873">
            <text:p>8.07E-01</text:p>
          </table:table-cell>
          <table:table-cell table:formula="oooc:=(10^[.C1034])*10000000/3.83E+033*10^-9.33" office:value-type="float" office:value="1.72504816712165">
            <text:p>1.73E+00</text:p>
          </table:table-cell>
        </table:table-row>
        <table:table-row table:style-name="ro1">
          <table:table-cell office:value-type="string">
            <text:p>CGCG 432-040</text:p>
          </table:table-cell>
          <table:table-cell office:value-type="float" office:value="36">
            <text:p>36</text:p>
          </table:table-cell>
          <table:table-cell office:value-type="float" office:value="36.03">
            <text:p>36.03</text:p>
          </table:table-cell>
          <table:table-cell/>
          <table:table-cell table:formula="oooc:=(10^[.B1035])*10000000/3.83E+033*10^-9.51" office:value-type="float" office:value="0.806865648175873">
            <text:p>8.07E-01</text:p>
          </table:table-cell>
          <table:table-cell table:formula="oooc:=(10^[.C1035])*10000000/3.83E+033*10^-9.33" office:value-type="float" office:value="1.30858285542369">
            <text:p>1.31E+00</text:p>
          </table:table-cell>
        </table:table-row>
        <table:table-row table:style-name="ro1">
          <table:table-cell office:value-type="string">
            <text:p>NGC 7793</text:p>
          </table:table-cell>
          <table:table-cell office:value-type="float" office:value="35.07">
            <text:p>35.07</text:p>
          </table:table-cell>
          <table:table-cell office:value-type="float" office:value="34.96">
            <text:p>34.96</text:p>
          </table:table-cell>
          <table:table-cell/>
          <table:table-cell table:formula="oooc:=(10^[.B1036])*10000000/3.83E+033*10^-9.51" office:value-type="float" office:value="0.0947984477206532">
            <text:p>9.48E-02</text:p>
          </table:table-cell>
          <table:table-cell table:formula="oooc:=(10^[.C1036])*10000000/3.83E+033*10^-9.33" office:value-type="float" office:value="0.111378464439058">
            <text:p>1.11E-01</text:p>
          </table:table-cell>
        </table:table-row>
        <table:table-row table:style-name="ro1">
          <table:table-cell office:value-type="string">
            <text:p>ESO 349-G014</text:p>
          </table:table-cell>
          <table:table-cell office:value-type="float" office:value="36.01">
            <text:p>36.01</text:p>
          </table:table-cell>
          <table:table-cell office:value-type="float" office:value="36.14">
            <text:p>36.14</text:p>
          </table:table-cell>
          <table:table-cell/>
          <table:table-cell table:formula="oooc:=(10^[.B1037])*10000000/3.83E+033*10^-9.51" office:value-type="float" office:value="0.825659963490435">
            <text:p>8.26E-01</text:p>
          </table:table-cell>
          <table:table-cell table:formula="oooc:=(10^[.C1037])*10000000/3.83E+033*10^-9.33" office:value-type="float" office:value="1.68578127685289">
            <text:p>1.69E+00</text:p>
          </table:table-cell>
        </table:table-row>
        <table:table-row table:style-name="ro1">
          <table:table-cell office:value-type="string">
            <text:p>NGC 7798</text:p>
          </table:table-cell>
          <table:table-cell table:number-columns-repeated="2" office:value-type="float" office:value="36.09">
            <text:p>36.09</text:p>
          </table:table-cell>
          <table:table-cell/>
          <table:table-cell table:formula="oooc:=(10^[.B1038])*10000000/3.83E+033*10^-9.51" office:value-type="float" office:value="0.992661609192074">
            <text:p>9.93E-01</text:p>
          </table:table-cell>
          <table:table-cell table:formula="oooc:=(10^[.C1038])*10000000/3.83E+033*10^-9.33" office:value-type="float" office:value="1.50245414448345">
            <text:p>1.50E+00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1">10/21/2009</text:date>, <text:time>11:2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Cameron Sobie</meta:initial-creator>
    <meta:creation-date>2009-10-21T11:12:28</meta:creation-date>
    <dc:creator>Cameron Sobie</dc:creator>
    <dc:date>2009-10-21T11:25:08</dc:date>
    <meta:editing-cycles>1</meta:editing-cycles>
    <meta:editing-duration>PT2M18S</meta:editing-duration>
    <meta:user-defined meta:name="Info 1"/>
    <meta:user-defined meta:name="Info 2"/>
    <meta:user-defined meta:name="Info 3"/>
    <meta:user-defined meta:name="Info 4"/>
    <meta:document-statistic meta:table-count="3" meta:cell-count="21781"/>
  </office:meta>
</office:document-meta>
</file>